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18.27mm"/>
    </style:style>
    <style:style style:name="co5" style:family="table-column">
      <style:table-column-properties fo:break-before="auto" style:column-width="24.31mm"/>
    </style:style>
    <style:style style:name="co6" style:family="table-column">
      <style:table-column-properties fo:break-before="auto" style:column-width="17.3mm"/>
    </style:style>
    <style:style style:name="co7" style:family="table-column">
      <style:table-column-properties fo:break-before="auto" style:column-width="26.44mm"/>
    </style:style>
    <style:style style:name="co8" style:family="table-column">
      <style:table-column-properties fo:break-before="auto" style:column-width="18.86mm"/>
    </style:style>
    <style:style style:name="co9" style:family="table-column">
      <style:table-column-properties fo:break-before="auto" style:column-width="28.01mm"/>
    </style:style>
    <style:style style:name="co10" style:family="table-column">
      <style:table-column-properties fo:break-before="auto" style:column-width="22.75mm"/>
    </style:style>
    <style:style style:name="co11" style:family="table-column">
      <style:table-column-properties fo:break-before="auto" style:column-width="55.83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29.62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3">
      <style:table-cell-properties fo:border-bottom="non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242"/>
    <style:style style:name="ce6" style:family="table-cell" style:parent-style-name="Default" style:data-style-name="N242">
      <style:table-cell-properties fo:border-bottom="non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0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242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242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3"/>
    <style:style style:name="ce15" style:family="table-cell" style:parent-style-name="Default" style:data-style-name="N3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25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25"/>
    <style:style style:name="ce18" style:family="table-cell" style:parent-style-name="Default" style:data-style-name="N125">
      <style:table-cell-properties fo:border-bottom="non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25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"/>
    <style:style style:name="ce22" style:family="table-cell" style:parent-style-name="Default" style:data-style-name="N1">
      <style:table-cell-properties fo:border-bottom="non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1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transparen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2" table:default-cell-style-name="Default"/>
        <table:table-column table:style-name="co5" table:default-cell-style-name="Default"/>
        <table:table-column table:style-name="co6" table:default-cell-style-name="ce5"/>
        <table:table-column table:style-name="co2" table:default-cell-style-name="Default"/>
        <table:table-column table:style-name="co2" table:default-cell-style-name="ce5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HQ_Reads</text:p>
          </table:table-cell>
          <table:table-cell table:style-name="ce1" office:value-type="string" calcext:value-type="string">
            <text:p>Chimeric or singletons</text:p>
          </table:table-cell>
          <table:table-cell table:style-name="ce1" office:value-type="string" calcext:value-type="string">
            <text:p>Chim / sing.%</text:p>
          </table:table-cell>
          <table:table-cell table:style-name="ce1" office:value-type="string" calcext:value-type="string">
            <text:p>Reads in OTUs</text:p>
          </table:table-cell>
          <table:table-cell table:style-name="ce1" office:value-type="string" calcext:value-type="string">
            <text:p>Unclassified reads</text:p>
          </table:table-cell>
          <table:table-cell table:style-name="ce9" office:value-type="string" calcext:value-type="string">
            <text:p>Uncl. %</text:p>
          </table:table-cell>
          <table:table-cell table:style-name="ce1" office:value-type="string" calcext:value-type="string">
            <text:p>Eukaryotic</text:p>
          </table:table-cell>
          <table:table-cell table:style-name="ce9" office:value-type="string" calcext:value-type="string">
            <text:p>Euk %</text:p>
          </table:table-cell>
          <table:table-cell table:style-name="ce9" office:value-type="string" calcext:value-type="string">
            <text:p>Contaminant reads</text:p>
          </table:table-cell>
          <table:table-cell table:style-name="ce9" office:value-type="string" calcext:value-type="string">
            <text:p>Cont %</text:p>
          </table:table-cell>
          <table:table-cell table:style-name="ce9" office:value-type="string" calcext:value-type="string">
            <text:p>X-contaminant reads</text:p>
          </table:table-cell>
          <table:table-cell table:style-name="ce9" office:value-type="string" calcext:value-type="string">
            <text:p>Remaining</text:p>
          </table:table-cell>
          <table:table-cell table:style-name="ce1" office:value-type="string" calcext:value-type="string">
            <text:p>Included</text:p>
          </table:table-cell>
          <table:table-cell table:style-name="ce12" table:number-columns-repeated="1010"/>
        </table:table-row>
        <table:table-row table:style-name="ro2">
          <table:table-cell office:value-type="string" calcext:value-type="string">
            <text:p>C-Ext01</text:p>
          </table:table-cell>
          <table:table-cell office:value-type="float" office:value="876" calcext:value-type="float">
            <text:p>876</text:p>
          </table:table-cell>
          <table:table-cell table:formula="of:=[.B2]-[.E2]" office:value-type="float" office:value="46" calcext:value-type="float">
            <text:p>46</text:p>
          </table:table-cell>
          <table:table-cell table:formula="of:=[.C2]/[.B2]" office:value-type="percentage" office:value="0.0525114155251142" calcext:value-type="percentage">
            <text:p>5.3%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formula="of:=[.F2]/[.E2]" office:value-type="percentage" office:value="0" calcext:value-type="percentage">
            <text:p>0.0%</text:p>
          </table:table-cell>
          <table:table-cell office:value-type="float" office:value="3" calcext:value-type="float">
            <text:p>3</text:p>
          </table:table-cell>
          <table:table-cell table:formula="of:=[.H2]/[.E2]" office:value-type="percentage" office:value="0.0036144578313253" calcext:value-type="percentage">
            <text:p>0.4%</text:p>
          </table:table-cell>
          <table:table-cell office:value-type="float" office:value="660" calcext:value-type="float">
            <text:p>660</text:p>
          </table:table-cell>
          <table:table-cell table:formula="of:=[.J2]/[.E2]" office:value-type="percentage" office:value="0.795180722891566" calcext:value-type="percentage">
            <text:p>79.5%</text:p>
          </table:table-cell>
          <table:table-cell office:value-type="float" office:value="0" calcext:value-type="float">
            <text:p>0</text:p>
          </table:table-cell>
          <table:table-cell table:formula="of:=[.E2]-[.F2]-[.H2]-[.J2]-[.L2]" office:value-type="float" office:value="167" calcext:value-type="float">
            <text:p>167</text:p>
          </table:table-cell>
          <table:table-cell table:formula="of:=[.M2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-Ext02</text:p>
          </table:table-cell>
          <table:table-cell office:value-type="float" office:value="798" calcext:value-type="float">
            <text:p>798</text:p>
          </table:table-cell>
          <table:table-cell table:formula="of:=[.B3]-[.E3]" office:value-type="float" office:value="69" calcext:value-type="float">
            <text:p>69</text:p>
          </table:table-cell>
          <table:table-cell table:formula="of:=[.C3]/[.B3]" office:value-type="percentage" office:value="0.0864661654135338" calcext:value-type="percentage">
            <text:p>8.6%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[.F3]/[.E3]" office:value-type="percentage" office:value="0" calcext:value-type="percentage">
            <text:p>0.0%</text:p>
          </table:table-cell>
          <table:table-cell office:value-type="float" office:value="3" calcext:value-type="float">
            <text:p>3</text:p>
          </table:table-cell>
          <table:table-cell table:formula="of:=[.H3]/[.E3]" office:value-type="percentage" office:value="0.00411522633744856" calcext:value-type="percentage">
            <text:p>0.4%</text:p>
          </table:table-cell>
          <table:table-cell office:value-type="float" office:value="582" calcext:value-type="float">
            <text:p>582</text:p>
          </table:table-cell>
          <table:table-cell table:formula="of:=[.J3]/[.E3]" office:value-type="percentage" office:value="0.798353909465021" calcext:value-type="percentage">
            <text:p>79.8%</text:p>
          </table:table-cell>
          <table:table-cell office:value-type="float" office:value="0" calcext:value-type="float">
            <text:p>0</text:p>
          </table:table-cell>
          <table:table-cell table:formula="of:=[.E3]-[.F3]-[.H3]-[.J3]-[.L3]" office:value-type="float" office:value="144" calcext:value-type="float">
            <text:p>144</text:p>
          </table:table-cell>
          <table:table-cell table:formula="of:=[.M3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-PCR01</text:p>
          </table:table-cell>
          <table:table-cell office:value-type="float" office:value="822" calcext:value-type="float">
            <text:p>822</text:p>
          </table:table-cell>
          <table:table-cell table:formula="of:=[.B4]-[.E4]" office:value-type="float" office:value="92" calcext:value-type="float">
            <text:p>92</text:p>
          </table:table-cell>
          <table:table-cell table:formula="of:=[.C4]/[.B4]" office:value-type="percentage" office:value="0.111922141119221" calcext:value-type="percentage">
            <text:p>11.2%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formula="of:=[.F4]/[.E4]" office:value-type="percentage" office:value="0.00136986301369863" calcext:value-type="percentage">
            <text:p>0.1%</text:p>
          </table:table-cell>
          <table:table-cell office:value-type="float" office:value="8" calcext:value-type="float">
            <text:p>8</text:p>
          </table:table-cell>
          <table:table-cell table:formula="of:=[.H4]/[.E4]" office:value-type="percentage" office:value="0.010958904109589" calcext:value-type="percentage">
            <text:p>1.1%</text:p>
          </table:table-cell>
          <table:table-cell office:value-type="float" office:value="447" calcext:value-type="float">
            <text:p>447</text:p>
          </table:table-cell>
          <table:table-cell table:formula="of:=[.J4]/[.E4]" office:value-type="percentage" office:value="0.612328767123288" calcext:value-type="percentage">
            <text:p>61.2%</text:p>
          </table:table-cell>
          <table:table-cell office:value-type="float" office:value="0" calcext:value-type="float">
            <text:p>0</text:p>
          </table:table-cell>
          <table:table-cell table:formula="of:=[.E4]-[.F4]-[.H4]-[.J4]-[.L4]" office:value-type="float" office:value="274" calcext:value-type="float">
            <text:p>274</text:p>
          </table:table-cell>
          <table:table-cell table:formula="of:=[.M4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-PCR02</text:p>
          </table:table-cell>
          <table:table-cell office:value-type="float" office:value="193" calcext:value-type="float">
            <text:p>193</text:p>
          </table:table-cell>
          <table:table-cell table:formula="of:=[.B5]-[.E5]" office:value-type="float" office:value="83" calcext:value-type="float">
            <text:p>83</text:p>
          </table:table-cell>
          <table:table-cell table:formula="of:=[.C5]/[.B5]" office:value-type="percentage" office:value="0.430051813471503" calcext:value-type="percentage">
            <text:p>43.0%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F5]/[.E5]" office:value-type="percentage" office:value="0" calcext:value-type="percentage">
            <text:p>0.0%</text:p>
          </table:table-cell>
          <table:table-cell office:value-type="float" office:value="7" calcext:value-type="float">
            <text:p>7</text:p>
          </table:table-cell>
          <table:table-cell table:formula="of:=[.H5]/[.E5]" office:value-type="percentage" office:value="0.0636363636363636" calcext:value-type="percentage">
            <text:p>6.4%</text:p>
          </table:table-cell>
          <table:table-cell office:value-type="float" office:value="68" calcext:value-type="float">
            <text:p>68</text:p>
          </table:table-cell>
          <table:table-cell table:formula="of:=[.J5]/[.E5]" office:value-type="percentage" office:value="0.618181818181818" calcext:value-type="percentage">
            <text:p>61.8%</text:p>
          </table:table-cell>
          <table:table-cell office:value-type="float" office:value="0" calcext:value-type="float">
            <text:p>0</text:p>
          </table:table-cell>
          <table:table-cell table:formula="of:=[.E5]-[.F5]-[.H5]-[.J5]-[.L5]" office:value-type="float" office:value="35" calcext:value-type="float">
            <text:p>35</text:p>
          </table:table-cell>
          <table:table-cell table:formula="of:=[.M5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_PCR_RNA_201909</text:p>
          </table:table-cell>
          <table:table-cell office:value-type="float" office:value="2890" calcext:value-type="float">
            <text:p>2890</text:p>
          </table:table-cell>
          <table:table-cell table:formula="of:=[.B6]-[.E6]" office:value-type="float" office:value="312" calcext:value-type="float">
            <text:p>312</text:p>
          </table:table-cell>
          <table:table-cell table:formula="of:=[.C6]/[.B6]" office:value-type="percentage" office:value="0.107958477508651" calcext:value-type="percentage">
            <text:p>10.8%</text:p>
          </table:table-cell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  <table:table-cell table:formula="of:=[.F6]/[.E6]" office:value-type="percentage" office:value="0" calcext:value-type="percentage">
            <text:p>0.0%</text:p>
          </table:table-cell>
          <table:table-cell office:value-type="float" office:value="4" calcext:value-type="float">
            <text:p>4</text:p>
          </table:table-cell>
          <table:table-cell table:formula="of:=[.H6]/[.E6]" office:value-type="percentage" office:value="0.00155159038013964" calcext:value-type="percentage">
            <text:p>0.2%</text:p>
          </table:table-cell>
          <table:table-cell office:value-type="float" office:value="1702" calcext:value-type="float">
            <text:p>1702</text:p>
          </table:table-cell>
          <table:table-cell table:formula="of:=[.J6]/[.E6]" office:value-type="percentage" office:value="0.660201706749418" calcext:value-type="percentage">
            <text:p>66.0%</text:p>
          </table:table-cell>
          <table:table-cell office:value-type="float" office:value="0" calcext:value-type="float">
            <text:p>0</text:p>
          </table:table-cell>
          <table:table-cell table:formula="of:=[.E6]-[.F6]-[.H6]-[.J6]-[.L6]" office:value-type="float" office:value="872" calcext:value-type="float">
            <text:p>872</text:p>
          </table:table-cell>
          <table:table-cell table:formula="of:=[.M6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_PCR_S_201909</text:p>
          </table:table-cell>
          <table:table-cell office:value-type="float" office:value="20151" calcext:value-type="float">
            <text:p>20151</text:p>
          </table:table-cell>
          <table:table-cell table:formula="of:=[.B7]-[.E7]" office:value-type="float" office:value="869" calcext:value-type="float">
            <text:p>869</text:p>
          </table:table-cell>
          <table:table-cell table:formula="of:=[.C7]/[.B7]" office:value-type="percentage" office:value="0.0431244106992209" calcext:value-type="percentage">
            <text:p>4.3%</text:p>
          </table:table-cell>
          <table:table-cell office:value-type="float" office:value="19282" calcext:value-type="float">
            <text:p>19282</text:p>
          </table:table-cell>
          <table:table-cell office:value-type="float" office:value="79" calcext:value-type="float">
            <text:p>79</text:p>
          </table:table-cell>
          <table:table-cell table:formula="of:=[.F7]/[.E7]" office:value-type="percentage" office:value="0.00409708536458874" calcext:value-type="percentage">
            <text:p>0.4%</text:p>
          </table:table-cell>
          <table:table-cell office:value-type="float" office:value="169" calcext:value-type="float">
            <text:p>169</text:p>
          </table:table-cell>
          <table:table-cell table:formula="of:=[.H7]/[.E7]" office:value-type="percentage" office:value="0.00876465096981641" calcext:value-type="percentage">
            <text:p>0.9%</text:p>
          </table:table-cell>
          <table:table-cell office:value-type="float" office:value="9126" calcext:value-type="float">
            <text:p>9126</text:p>
          </table:table-cell>
          <table:table-cell table:formula="of:=[.J7]/[.E7]" office:value-type="percentage" office:value="0.473291152370086" calcext:value-type="percentage">
            <text:p>47.3%</text:p>
          </table:table-cell>
          <table:table-cell office:value-type="float" office:value="3" calcext:value-type="float">
            <text:p>3</text:p>
          </table:table-cell>
          <table:table-cell table:formula="of:=[.E7]-[.F7]-[.H7]-[.J7]-[.L7]" office:value-type="float" office:value="9905" calcext:value-type="float">
            <text:p>9905</text:p>
          </table:table-cell>
          <table:table-cell table:formula="of:=[.M7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_PCR_Taq_201909</text:p>
          </table:table-cell>
          <table:table-cell office:value-type="float" office:value="65" calcext:value-type="float">
            <text:p>65</text:p>
          </table:table-cell>
          <table:table-cell table:formula="of:=[.B8]-[.E8]" office:value-type="float" office:value="11" calcext:value-type="float">
            <text:p>11</text:p>
          </table:table-cell>
          <table:table-cell table:formula="of:=[.C8]/[.B8]" office:value-type="percentage" office:value="0.169230769230769" calcext:value-type="percentage">
            <text:p>16.9%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F8]/[.E8]" office:value-type="percentage" office:value="0.0185185185185185" calcext:value-type="percentage">
            <text:p>1.9%</text:p>
          </table:table-cell>
          <table:table-cell office:value-type="float" office:value="1" calcext:value-type="float">
            <text:p>1</text:p>
          </table:table-cell>
          <table:table-cell table:formula="of:=[.H8]/[.E8]" office:value-type="percentage" office:value="0.0185185185185185" calcext:value-type="percentage">
            <text:p>1.9%</text:p>
          </table:table-cell>
          <table:table-cell office:value-type="float" office:value="41" calcext:value-type="float">
            <text:p>41</text:p>
          </table:table-cell>
          <table:table-cell table:formula="of:=[.J8]/[.E8]" office:value-type="percentage" office:value="0.759259259259259" calcext:value-type="percentage">
            <text:p>75.9%</text:p>
          </table:table-cell>
          <table:table-cell office:value-type="float" office:value="0" calcext:value-type="float">
            <text:p>0</text:p>
          </table:table-cell>
          <table:table-cell table:formula="of:=[.E8]-[.F8]-[.H8]-[.J8]-[.L8]" office:value-type="float" office:value="11" calcext:value-type="float">
            <text:p>11</text:p>
          </table:table-cell>
          <table:table-cell table:formula="of:=[.M8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_PCR_W_201909</text:p>
          </table:table-cell>
          <table:table-cell office:value-type="float" office:value="902" calcext:value-type="float">
            <text:p>902</text:p>
          </table:table-cell>
          <table:table-cell table:formula="of:=[.B9]-[.E9]" office:value-type="float" office:value="87" calcext:value-type="float">
            <text:p>87</text:p>
          </table:table-cell>
          <table:table-cell table:formula="of:=[.C9]/[.B9]" office:value-type="percentage" office:value="0.0964523281596452" calcext:value-type="percentage">
            <text:p>9.6%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F9]/[.E9]" office:value-type="percentage" office:value="0.00245398773006135" calcext:value-type="percentage">
            <text:p>0.2%</text:p>
          </table:table-cell>
          <table:table-cell office:value-type="float" office:value="34" calcext:value-type="float">
            <text:p>34</text:p>
          </table:table-cell>
          <table:table-cell table:formula="of:=[.H9]/[.E9]" office:value-type="percentage" office:value="0.0417177914110429" calcext:value-type="percentage">
            <text:p>4.2%</text:p>
          </table:table-cell>
          <table:table-cell office:value-type="float" office:value="41" calcext:value-type="float">
            <text:p>41</text:p>
          </table:table-cell>
          <table:table-cell table:formula="of:=[.J9]/[.E9]" office:value-type="percentage" office:value="0.0503067484662577" calcext:value-type="percentage">
            <text:p>5.0%</text:p>
          </table:table-cell>
          <table:table-cell office:value-type="float" office:value="0" calcext:value-type="float">
            <text:p>0</text:p>
          </table:table-cell>
          <table:table-cell table:formula="of:=[.E9]-[.F9]-[.H9]-[.J9]-[.L9]" office:value-type="float" office:value="738" calcext:value-type="float">
            <text:p>738</text:p>
          </table:table-cell>
          <table:table-cell table:formula="of:=[.M9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Apr16</text:p>
          </table:table-cell>
          <table:table-cell office:value-type="float" office:value="5177" calcext:value-type="float">
            <text:p>5177</text:p>
          </table:table-cell>
          <table:table-cell table:formula="of:=[.B10]-[.E10]" office:value-type="float" office:value="1259" calcext:value-type="float">
            <text:p>1259</text:p>
          </table:table-cell>
          <table:table-cell table:formula="of:=[.C10]/[.B10]" office:value-type="percentage" office:value="0.243191037280278" calcext:value-type="percentage">
            <text:p>24.3%</text:p>
          </table:table-cell>
          <table:table-cell office:value-type="float" office:value="3918" calcext:value-type="float">
            <text:p>3918</text:p>
          </table:table-cell>
          <table:table-cell office:value-type="float" office:value="4" calcext:value-type="float">
            <text:p>4</text:p>
          </table:table-cell>
          <table:table-cell table:formula="of:=[.F10]/[.E10]" office:value-type="percentage" office:value="0.00102092904543134" calcext:value-type="percentage">
            <text:p>0.1%</text:p>
          </table:table-cell>
          <table:table-cell office:value-type="float" office:value="54" calcext:value-type="float">
            <text:p>54</text:p>
          </table:table-cell>
          <table:table-cell table:formula="of:=[.H10]/[.E10]" office:value-type="percentage" office:value="0.0137825421133231" calcext:value-type="percentage">
            <text:p>1.4%</text:p>
          </table:table-cell>
          <table:table-cell office:value-type="float" office:value="2" calcext:value-type="float">
            <text:p>2</text:p>
          </table:table-cell>
          <table:table-cell table:formula="of:=[.J10]/[.E10]" office:value-type="percentage" office:value="0.000510464522715671" calcext:value-type="percentage">
            <text:p>0.1%</text:p>
          </table:table-cell>
          <table:table-cell office:value-type="float" office:value="0" calcext:value-type="float">
            <text:p>0</text:p>
          </table:table-cell>
          <table:table-cell table:formula="of:=[.E10]-[.F10]-[.H10]-[.J10]-[.L10]" office:value-type="float" office:value="3858" calcext:value-type="float">
            <text:p>3858</text:p>
          </table:table-cell>
          <table:table-cell table:formula="of:=[.M10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Aug15</text:p>
          </table:table-cell>
          <table:table-cell office:value-type="float" office:value="70037" calcext:value-type="float">
            <text:p>70037</text:p>
          </table:table-cell>
          <table:table-cell table:formula="of:=[.B11]-[.E11]" office:value-type="float" office:value="10357" calcext:value-type="float">
            <text:p>10357</text:p>
          </table:table-cell>
          <table:table-cell table:formula="of:=[.C11]/[.B11]" office:value-type="percentage" office:value="0.147878978254351" calcext:value-type="percentage">
            <text:p>14.8%</text:p>
          </table:table-cell>
          <table:table-cell office:value-type="float" office:value="59680" calcext:value-type="float">
            <text:p>59680</text:p>
          </table:table-cell>
          <table:table-cell office:value-type="float" office:value="107" calcext:value-type="float">
            <text:p>107</text:p>
          </table:table-cell>
          <table:table-cell table:formula="of:=[.F11]/[.E11]" office:value-type="percentage" office:value="0.00179289544235925" calcext:value-type="percentage">
            <text:p>0.2%</text:p>
          </table:table-cell>
          <table:table-cell office:value-type="float" office:value="1754" calcext:value-type="float">
            <text:p>1754</text:p>
          </table:table-cell>
          <table:table-cell table:formula="of:=[.H11]/[.E11]" office:value-type="percentage" office:value="0.0293900804289544" calcext:value-type="percentage">
            <text:p>2.9%</text:p>
          </table:table-cell>
          <table:table-cell office:value-type="float" office:value="94" calcext:value-type="float">
            <text:p>94</text:p>
          </table:table-cell>
          <table:table-cell table:formula="of:=[.J11]/[.E11]" office:value-type="percentage" office:value="0.00157506702412869" calcext:value-type="percentage">
            <text:p>0.2%</text:p>
          </table:table-cell>
          <table:table-cell office:value-type="float" office:value="19" calcext:value-type="float">
            <text:p>19</text:p>
          </table:table-cell>
          <table:table-cell table:formula="of:=[.E11]-[.F11]-[.H11]-[.J11]-[.L11]" office:value-type="float" office:value="57706" calcext:value-type="float">
            <text:p>57706</text:p>
          </table:table-cell>
          <table:table-cell table:formula="of:=[.M1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Aug16</text:p>
          </table:table-cell>
          <table:table-cell office:value-type="float" office:value="21579" calcext:value-type="float">
            <text:p>21579</text:p>
          </table:table-cell>
          <table:table-cell table:formula="of:=[.B12]-[.E12]" office:value-type="float" office:value="7697" calcext:value-type="float">
            <text:p>7697</text:p>
          </table:table-cell>
          <table:table-cell table:formula="of:=[.C12]/[.B12]" office:value-type="percentage" office:value="0.356689373928356" calcext:value-type="percentage">
            <text:p>35.7%</text:p>
          </table:table-cell>
          <table:table-cell office:value-type="float" office:value="13882" calcext:value-type="float">
            <text:p>13882</text:p>
          </table:table-cell>
          <table:table-cell office:value-type="float" office:value="37" calcext:value-type="float">
            <text:p>37</text:p>
          </table:table-cell>
          <table:table-cell table:formula="of:=[.F12]/[.E12]" office:value-type="percentage" office:value="0.00266532199971186" calcext:value-type="percentage">
            <text:p>0.3%</text:p>
          </table:table-cell>
          <table:table-cell office:value-type="float" office:value="552" calcext:value-type="float">
            <text:p>552</text:p>
          </table:table-cell>
          <table:table-cell table:formula="of:=[.H12]/[.E12]" office:value-type="percentage" office:value="0.039763722806512" calcext:value-type="percentage">
            <text:p>4.0%</text:p>
          </table:table-cell>
          <table:table-cell office:value-type="float" office:value="32" calcext:value-type="float">
            <text:p>32</text:p>
          </table:table-cell>
          <table:table-cell table:formula="of:=[.J12]/[.E12]" office:value-type="percentage" office:value="0.00230514335110215" calcext:value-type="percentage">
            <text:p>0.2%</text:p>
          </table:table-cell>
          <table:table-cell office:value-type="float" office:value="0" calcext:value-type="float">
            <text:p>0</text:p>
          </table:table-cell>
          <table:table-cell table:formula="of:=[.E12]-[.F12]-[.H12]-[.J12]-[.L12]" office:value-type="float" office:value="13261" calcext:value-type="float">
            <text:p>13261</text:p>
          </table:table-cell>
          <table:table-cell table:formula="of:=[.M1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Dec15</text:p>
          </table:table-cell>
          <table:table-cell office:value-type="float" office:value="7869" calcext:value-type="float">
            <text:p>7869</text:p>
          </table:table-cell>
          <table:table-cell table:formula="of:=[.B13]-[.E13]" office:value-type="float" office:value="2320" calcext:value-type="float">
            <text:p>2320</text:p>
          </table:table-cell>
          <table:table-cell table:formula="of:=[.C13]/[.B13]" office:value-type="percentage" office:value="0.294827805311984" calcext:value-type="percentage">
            <text:p>29.5%</text:p>
          </table:table-cell>
          <table:table-cell office:value-type="float" office:value="5549" calcext:value-type="float">
            <text:p>5549</text:p>
          </table:table-cell>
          <table:table-cell office:value-type="float" office:value="11" calcext:value-type="float">
            <text:p>11</text:p>
          </table:table-cell>
          <table:table-cell table:formula="of:=[.F13]/[.E13]" office:value-type="percentage" office:value="0.00198233916020905" calcext:value-type="percentage">
            <text:p>0.2%</text:p>
          </table:table-cell>
          <table:table-cell office:value-type="float" office:value="108" calcext:value-type="float">
            <text:p>108</text:p>
          </table:table-cell>
          <table:table-cell table:formula="of:=[.H13]/[.E13]" office:value-type="percentage" office:value="0.0194629663002343" calcext:value-type="percentage">
            <text:p>1.9%</text:p>
          </table:table-cell>
          <table:table-cell office:value-type="float" office:value="2" calcext:value-type="float">
            <text:p>2</text:p>
          </table:table-cell>
          <table:table-cell table:formula="of:=[.J13]/[.E13]" office:value-type="percentage" office:value="0.00036042530185619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 table:formula="of:=[.E13]-[.F13]-[.H13]-[.J13]-[.L13]" office:value-type="float" office:value="5428" calcext:value-type="float">
            <text:p>5428</text:p>
          </table:table-cell>
          <table:table-cell table:formula="of:=[.M13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Feb16</text:p>
          </table:table-cell>
          <table:table-cell office:value-type="float" office:value="14877" calcext:value-type="float">
            <text:p>14877</text:p>
          </table:table-cell>
          <table:table-cell table:formula="of:=[.B14]-[.E14]" office:value-type="float" office:value="5251" calcext:value-type="float">
            <text:p>5251</text:p>
          </table:table-cell>
          <table:table-cell table:formula="of:=[.C14]/[.B14]" office:value-type="percentage" office:value="0.352960946427371" calcext:value-type="percentage">
            <text:p>35.3%</text:p>
          </table:table-cell>
          <table:table-cell office:value-type="float" office:value="9626" calcext:value-type="float">
            <text:p>9626</text:p>
          </table:table-cell>
          <table:table-cell office:value-type="float" office:value="5" calcext:value-type="float">
            <text:p>5</text:p>
          </table:table-cell>
          <table:table-cell table:formula="of:=[.F14]/[.E14]" office:value-type="percentage" office:value="0.000519426553085394" calcext:value-type="percentage">
            <text:p>0.1%</text:p>
          </table:table-cell>
          <table:table-cell office:value-type="float" office:value="205" calcext:value-type="float">
            <text:p>205</text:p>
          </table:table-cell>
          <table:table-cell table:formula="of:=[.H14]/[.E14]" office:value-type="percentage" office:value="0.0212964886765011" calcext:value-type="percentage">
            <text:p>2.1%</text:p>
          </table:table-cell>
          <table:table-cell office:value-type="float" office:value="16" calcext:value-type="float">
            <text:p>16</text:p>
          </table:table-cell>
          <table:table-cell table:formula="of:=[.J14]/[.E14]" office:value-type="percentage" office:value="0.00166216496987326" calcext:value-type="percentage">
            <text:p>0.2%</text:p>
          </table:table-cell>
          <table:table-cell office:value-type="float" office:value="0" calcext:value-type="float">
            <text:p>0</text:p>
          </table:table-cell>
          <table:table-cell table:formula="of:=[.E14]-[.F14]-[.H14]-[.J14]-[.L14]" office:value-type="float" office:value="9400" calcext:value-type="float">
            <text:p>9400</text:p>
          </table:table-cell>
          <table:table-cell table:formula="of:=[.M14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Jan16</text:p>
          </table:table-cell>
          <table:table-cell office:value-type="float" office:value="9370" calcext:value-type="float">
            <text:p>9370</text:p>
          </table:table-cell>
          <table:table-cell table:formula="of:=[.B15]-[.E15]" office:value-type="float" office:value="2460" calcext:value-type="float">
            <text:p>2460</text:p>
          </table:table-cell>
          <table:table-cell table:formula="of:=[.C15]/[.B15]" office:value-type="percentage" office:value="0.262540021344717" calcext:value-type="percentage">
            <text:p>26.3%</text:p>
          </table:table-cell>
          <table:table-cell office:value-type="float" office:value="6910" calcext:value-type="float">
            <text:p>6910</text:p>
          </table:table-cell>
          <table:table-cell office:value-type="float" office:value="17" calcext:value-type="float">
            <text:p>17</text:p>
          </table:table-cell>
          <table:table-cell table:formula="of:=[.F15]/[.E15]" office:value-type="percentage" office:value="0.0024602026049204" calcext:value-type="percentage">
            <text:p>0.2%</text:p>
          </table:table-cell>
          <table:table-cell office:value-type="float" office:value="358" calcext:value-type="float">
            <text:p>358</text:p>
          </table:table-cell>
          <table:table-cell table:formula="of:=[.H15]/[.E15]" office:value-type="percentage" office:value="0.0518089725036179" calcext:value-type="percentage">
            <text:p>5.2%</text:p>
          </table:table-cell>
          <table:table-cell office:value-type="float" office:value="16" calcext:value-type="float">
            <text:p>16</text:p>
          </table:table-cell>
          <table:table-cell table:formula="of:=[.J15]/[.E15]" office:value-type="percentage" office:value="0.00231548480463097" calcext:value-type="percentage">
            <text:p>0.2%</text:p>
          </table:table-cell>
          <table:table-cell office:value-type="float" office:value="0" calcext:value-type="float">
            <text:p>0</text:p>
          </table:table-cell>
          <table:table-cell table:formula="of:=[.E15]-[.F15]-[.H15]-[.J15]-[.L15]" office:value-type="float" office:value="6519" calcext:value-type="float">
            <text:p>6519</text:p>
          </table:table-cell>
          <table:table-cell table:formula="of:=[.M15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Jul15</text:p>
          </table:table-cell>
          <table:table-cell office:value-type="float" office:value="31128" calcext:value-type="float">
            <text:p>31128</text:p>
          </table:table-cell>
          <table:table-cell table:formula="of:=[.B16]-[.E16]" office:value-type="float" office:value="10813" calcext:value-type="float">
            <text:p>10813</text:p>
          </table:table-cell>
          <table:table-cell table:formula="of:=[.C16]/[.B16]" office:value-type="percentage" office:value="0.347372140837831" calcext:value-type="percentage">
            <text:p>34.7%</text:p>
          </table:table-cell>
          <table:table-cell office:value-type="float" office:value="20315" calcext:value-type="float">
            <text:p>20315</text:p>
          </table:table-cell>
          <table:table-cell office:value-type="float" office:value="4" calcext:value-type="float">
            <text:p>4</text:p>
          </table:table-cell>
          <table:table-cell table:formula="of:=[.F16]/[.E16]" office:value-type="percentage" office:value="0.000196898843219296" calcext:value-type="percentage">
            <text:p>0.0%</text:p>
          </table:table-cell>
          <table:table-cell office:value-type="float" office:value="103" calcext:value-type="float">
            <text:p>103</text:p>
          </table:table-cell>
          <table:table-cell table:formula="of:=[.H16]/[.E16]" office:value-type="percentage" office:value="0.00507014521289687" calcext:value-type="percentage">
            <text:p>0.5%</text:p>
          </table:table-cell>
          <table:table-cell office:value-type="float" office:value="3" calcext:value-type="float">
            <text:p>3</text:p>
          </table:table-cell>
          <table:table-cell table:formula="of:=[.J16]/[.E16]" office:value-type="percentage" office:value="0.000147674132414472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 table:formula="of:=[.E16]-[.F16]-[.H16]-[.J16]-[.L16]" office:value-type="float" office:value="20205" calcext:value-type="float">
            <text:p>20205</text:p>
          </table:table-cell>
          <table:table-cell table:formula="of:=[.M1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Jul16</text:p>
          </table:table-cell>
          <table:table-cell office:value-type="float" office:value="25597" calcext:value-type="float">
            <text:p>25597</text:p>
          </table:table-cell>
          <table:table-cell table:formula="of:=[.B17]-[.E17]" office:value-type="float" office:value="8488" calcext:value-type="float">
            <text:p>8488</text:p>
          </table:table-cell>
          <table:table-cell table:formula="of:=[.C17]/[.B17]" office:value-type="percentage" office:value="0.33160135953432" calcext:value-type="percentage">
            <text:p>33.2%</text:p>
          </table:table-cell>
          <table:table-cell office:value-type="float" office:value="17109" calcext:value-type="float">
            <text:p>17109</text:p>
          </table:table-cell>
          <table:table-cell office:value-type="float" office:value="21" calcext:value-type="float">
            <text:p>21</text:p>
          </table:table-cell>
          <table:table-cell table:formula="of:=[.F17]/[.E17]" office:value-type="percentage" office:value="0.00122742416272137" calcext:value-type="percentage">
            <text:p>0.1%</text:p>
          </table:table-cell>
          <table:table-cell office:value-type="float" office:value="540" calcext:value-type="float">
            <text:p>540</text:p>
          </table:table-cell>
          <table:table-cell table:formula="of:=[.H17]/[.E17]" office:value-type="percentage" office:value="0.0315623356128353" calcext:value-type="percentage">
            <text:p>3.2%</text:p>
          </table:table-cell>
          <table:table-cell office:value-type="float" office:value="94" calcext:value-type="float">
            <text:p>94</text:p>
          </table:table-cell>
          <table:table-cell table:formula="of:=[.J17]/[.E17]" office:value-type="percentage" office:value="0.00549418434741949" calcext:value-type="percentage">
            <text:p>0.5%</text:p>
          </table:table-cell>
          <table:table-cell office:value-type="float" office:value="3" calcext:value-type="float">
            <text:p>3</text:p>
          </table:table-cell>
          <table:table-cell table:formula="of:=[.E17]-[.F17]-[.H17]-[.J17]-[.L17]" office:value-type="float" office:value="16451" calcext:value-type="float">
            <text:p>16451</text:p>
          </table:table-cell>
          <table:table-cell table:formula="of:=[.M1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Jun15</text:p>
          </table:table-cell>
          <table:table-cell office:value-type="float" office:value="28910" calcext:value-type="float">
            <text:p>28910</text:p>
          </table:table-cell>
          <table:table-cell table:formula="of:=[.B18]-[.E18]" office:value-type="float" office:value="7007" calcext:value-type="float">
            <text:p>7007</text:p>
          </table:table-cell>
          <table:table-cell table:formula="of:=[.C18]/[.B18]" office:value-type="percentage" office:value="0.242372881355932" calcext:value-type="percentage">
            <text:p>24.2%</text:p>
          </table:table-cell>
          <table:table-cell office:value-type="float" office:value="21903" calcext:value-type="float">
            <text:p>21903</text:p>
          </table:table-cell>
          <table:table-cell office:value-type="float" office:value="14" calcext:value-type="float">
            <text:p>14</text:p>
          </table:table-cell>
          <table:table-cell table:formula="of:=[.F18]/[.E18]" office:value-type="percentage" office:value="0.000639181847235539" calcext:value-type="percentage">
            <text:p>0.1%</text:p>
          </table:table-cell>
          <table:table-cell office:value-type="float" office:value="893" calcext:value-type="float">
            <text:p>893</text:p>
          </table:table-cell>
          <table:table-cell table:formula="of:=[.H18]/[.E18]" office:value-type="percentage" office:value="0.0407706706843811" calcext:value-type="percentage">
            <text:p>4.1%</text:p>
          </table:table-cell>
          <table:table-cell office:value-type="float" office:value="6" calcext:value-type="float">
            <text:p>6</text:p>
          </table:table-cell>
          <table:table-cell table:formula="of:=[.J18]/[.E18]" office:value-type="percentage" office:value="0.000273935077386659" calcext:value-type="percentage">
            <text:p>0.0%</text:p>
          </table:table-cell>
          <table:table-cell office:value-type="float" office:value="2" calcext:value-type="float">
            <text:p>2</text:p>
          </table:table-cell>
          <table:table-cell table:formula="of:=[.E18]-[.F18]-[.H18]-[.J18]-[.L18]" office:value-type="float" office:value="20988" calcext:value-type="float">
            <text:p>20988</text:p>
          </table:table-cell>
          <table:table-cell table:formula="of:=[.M1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Jun16</text:p>
          </table:table-cell>
          <table:table-cell office:value-type="float" office:value="28630" calcext:value-type="float">
            <text:p>28630</text:p>
          </table:table-cell>
          <table:table-cell table:formula="of:=[.B19]-[.E19]" office:value-type="float" office:value="6279" calcext:value-type="float">
            <text:p>6279</text:p>
          </table:table-cell>
          <table:table-cell table:formula="of:=[.C19]/[.B19]" office:value-type="percentage" office:value="0.219315403422983" calcext:value-type="percentage">
            <text:p>21.9%</text:p>
          </table:table-cell>
          <table:table-cell office:value-type="float" office:value="22351" calcext:value-type="float">
            <text:p>22351</text:p>
          </table:table-cell>
          <table:table-cell office:value-type="float" office:value="74" calcext:value-type="float">
            <text:p>74</text:p>
          </table:table-cell>
          <table:table-cell table:formula="of:=[.F19]/[.E19]" office:value-type="percentage" office:value="0.00331081383383294" calcext:value-type="percentage">
            <text:p>0.3%</text:p>
          </table:table-cell>
          <table:table-cell office:value-type="float" office:value="4992" calcext:value-type="float">
            <text:p>4992</text:p>
          </table:table-cell>
          <table:table-cell table:formula="of:=[.H19]/[.E19]" office:value-type="percentage" office:value="0.223345711601271" calcext:value-type="percentage">
            <text:p>22.3%</text:p>
          </table:table-cell>
          <table:table-cell office:value-type="float" office:value="124" calcext:value-type="float">
            <text:p>124</text:p>
          </table:table-cell>
          <table:table-cell table:formula="of:=[.J19]/[.E19]" office:value-type="percentage" office:value="0.00554785020804438" calcext:value-type="percentage">
            <text:p>0.6%</text:p>
          </table:table-cell>
          <table:table-cell office:value-type="float" office:value="0" calcext:value-type="float">
            <text:p>0</text:p>
          </table:table-cell>
          <table:table-cell table:formula="of:=[.E19]-[.F19]-[.H19]-[.J19]-[.L19]" office:value-type="float" office:value="17161" calcext:value-type="float">
            <text:p>17161</text:p>
          </table:table-cell>
          <table:table-cell table:formula="of:=[.M1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Mar16</text:p>
          </table:table-cell>
          <table:table-cell office:value-type="float" office:value="7432" calcext:value-type="float">
            <text:p>7432</text:p>
          </table:table-cell>
          <table:table-cell table:formula="of:=[.B20]-[.E20]" office:value-type="float" office:value="2096" calcext:value-type="float">
            <text:p>2096</text:p>
          </table:table-cell>
          <table:table-cell table:formula="of:=[.C20]/[.B20]" office:value-type="percentage" office:value="0.282023681377826" calcext:value-type="percentage">
            <text:p>28.2%</text:p>
          </table:table-cell>
          <table:table-cell office:value-type="float" office:value="5336" calcext:value-type="float">
            <text:p>5336</text:p>
          </table:table-cell>
          <table:table-cell office:value-type="float" office:value="1" calcext:value-type="float">
            <text:p>1</text:p>
          </table:table-cell>
          <table:table-cell table:formula="of:=[.F20]/[.E20]" office:value-type="percentage" office:value="0.000187406296851574" calcext:value-type="percentage">
            <text:p>0.0%</text:p>
          </table:table-cell>
          <table:table-cell office:value-type="float" office:value="155" calcext:value-type="float">
            <text:p>155</text:p>
          </table:table-cell>
          <table:table-cell table:formula="of:=[.H20]/[.E20]" office:value-type="percentage" office:value="0.029047976011994" calcext:value-type="percentage">
            <text:p>2.9%</text:p>
          </table:table-cell>
          <table:table-cell office:value-type="float" office:value="0" calcext:value-type="float">
            <text:p>0</text:p>
          </table:table-cell>
          <table:table-cell table:formula="of:=[.J20]/[.E20]" office:value-type="percentage" office:value="0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 table:formula="of:=[.E20]-[.F20]-[.H20]-[.J20]-[.L20]" office:value-type="float" office:value="5180" calcext:value-type="float">
            <text:p>5180</text:p>
          </table:table-cell>
          <table:table-cell table:formula="of:=[.M20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May15</text:p>
          </table:table-cell>
          <table:table-cell office:value-type="float" office:value="9085" calcext:value-type="float">
            <text:p>9085</text:p>
          </table:table-cell>
          <table:table-cell table:formula="of:=[.B21]-[.E21]" office:value-type="float" office:value="2863" calcext:value-type="float">
            <text:p>2863</text:p>
          </table:table-cell>
          <table:table-cell table:formula="of:=[.C21]/[.B21]" office:value-type="percentage" office:value="0.315134837644469" calcext:value-type="percentage">
            <text:p>31.5%</text:p>
          </table:table-cell>
          <table:table-cell office:value-type="float" office:value="6222" calcext:value-type="float">
            <text:p>6222</text:p>
          </table:table-cell>
          <table:table-cell office:value-type="float" office:value="4" calcext:value-type="float">
            <text:p>4</text:p>
          </table:table-cell>
          <table:table-cell table:formula="of:=[.F21]/[.E21]" office:value-type="percentage" office:value="0.000642880102860816" calcext:value-type="percentage">
            <text:p>0.1%</text:p>
          </table:table-cell>
          <table:table-cell office:value-type="float" office:value="269" calcext:value-type="float">
            <text:p>269</text:p>
          </table:table-cell>
          <table:table-cell table:formula="of:=[.H21]/[.E21]" office:value-type="percentage" office:value="0.0432336869173899" calcext:value-type="percentage">
            <text:p>4.3%</text:p>
          </table:table-cell>
          <table:table-cell office:value-type="float" office:value="5" calcext:value-type="float">
            <text:p>5</text:p>
          </table:table-cell>
          <table:table-cell table:formula="of:=[.J21]/[.E21]" office:value-type="percentage" office:value="0.000803600128576021" calcext:value-type="percentage">
            <text:p>0.1%</text:p>
          </table:table-cell>
          <table:table-cell office:value-type="float" office:value="0" calcext:value-type="float">
            <text:p>0</text:p>
          </table:table-cell>
          <table:table-cell table:formula="of:=[.E21]-[.F21]-[.H21]-[.J21]-[.L21]" office:value-type="float" office:value="5944" calcext:value-type="float">
            <text:p>5944</text:p>
          </table:table-cell>
          <table:table-cell table:formula="of:=[.M21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May16</text:p>
          </table:table-cell>
          <table:table-cell office:value-type="float" office:value="10618" calcext:value-type="float">
            <text:p>10618</text:p>
          </table:table-cell>
          <table:table-cell table:formula="of:=[.B22]-[.E22]" office:value-type="float" office:value="3163" calcext:value-type="float">
            <text:p>3163</text:p>
          </table:table-cell>
          <table:table-cell table:formula="of:=[.C22]/[.B22]" office:value-type="percentage" office:value="0.297890374835186" calcext:value-type="percentage">
            <text:p>29.8%</text:p>
          </table:table-cell>
          <table:table-cell office:value-type="float" office:value="7455" calcext:value-type="float">
            <text:p>7455</text:p>
          </table:table-cell>
          <table:table-cell office:value-type="float" office:value="0" calcext:value-type="float">
            <text:p>0</text:p>
          </table:table-cell>
          <table:table-cell table:formula="of:=[.F22]/[.E22]" office:value-type="percentage" office:value="0" calcext:value-type="percentage">
            <text:p>0.0%</text:p>
          </table:table-cell>
          <table:table-cell office:value-type="float" office:value="289" calcext:value-type="float">
            <text:p>289</text:p>
          </table:table-cell>
          <table:table-cell table:formula="of:=[.H22]/[.E22]" office:value-type="percentage" office:value="0.038765928906774" calcext:value-type="percentage">
            <text:p>3.9%</text:p>
          </table:table-cell>
          <table:table-cell office:value-type="float" office:value="3" calcext:value-type="float">
            <text:p>3</text:p>
          </table:table-cell>
          <table:table-cell table:formula="of:=[.J22]/[.E22]" office:value-type="percentage" office:value="0.000402414486921529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 table:formula="of:=[.E22]-[.F22]-[.H22]-[.J22]-[.L22]" office:value-type="float" office:value="7163" calcext:value-type="float">
            <text:p>7163</text:p>
          </table:table-cell>
          <table:table-cell table:formula="of:=[.M22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Nov15</text:p>
          </table:table-cell>
          <table:table-cell office:value-type="float" office:value="13866" calcext:value-type="float">
            <text:p>13866</text:p>
          </table:table-cell>
          <table:table-cell table:formula="of:=[.B23]-[.E23]" office:value-type="float" office:value="3152" calcext:value-type="float">
            <text:p>3152</text:p>
          </table:table-cell>
          <table:table-cell table:formula="of:=[.C23]/[.B23]" office:value-type="percentage" office:value="0.227318621087552" calcext:value-type="percentage">
            <text:p>22.7%</text:p>
          </table:table-cell>
          <table:table-cell office:value-type="float" office:value="10714" calcext:value-type="float">
            <text:p>10714</text:p>
          </table:table-cell>
          <table:table-cell office:value-type="float" office:value="8" calcext:value-type="float">
            <text:p>8</text:p>
          </table:table-cell>
          <table:table-cell table:formula="of:=[.F23]/[.E23]" office:value-type="percentage" office:value="0.000746686578308755" calcext:value-type="percentage">
            <text:p>0.1%</text:p>
          </table:table-cell>
          <table:table-cell office:value-type="float" office:value="211" calcext:value-type="float">
            <text:p>211</text:p>
          </table:table-cell>
          <table:table-cell table:formula="of:=[.H23]/[.E23]" office:value-type="percentage" office:value="0.0196938585028934" calcext:value-type="percentage">
            <text:p>2.0%</text:p>
          </table:table-cell>
          <table:table-cell office:value-type="float" office:value="8" calcext:value-type="float">
            <text:p>8</text:p>
          </table:table-cell>
          <table:table-cell table:formula="of:=[.J23]/[.E23]" office:value-type="percentage" office:value="0.000746686578308755" calcext:value-type="percentage">
            <text:p>0.1%</text:p>
          </table:table-cell>
          <table:table-cell office:value-type="float" office:value="1" calcext:value-type="float">
            <text:p>1</text:p>
          </table:table-cell>
          <table:table-cell table:formula="of:=[.E23]-[.F23]-[.H23]-[.J23]-[.L23]" office:value-type="float" office:value="10486" calcext:value-type="float">
            <text:p>10486</text:p>
          </table:table-cell>
          <table:table-cell table:formula="of:=[.M2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Oct15</text:p>
          </table:table-cell>
          <table:table-cell office:value-type="float" office:value="8491" calcext:value-type="float">
            <text:p>8491</text:p>
          </table:table-cell>
          <table:table-cell table:formula="of:=[.B24]-[.E24]" office:value-type="float" office:value="2636" calcext:value-type="float">
            <text:p>2636</text:p>
          </table:table-cell>
          <table:table-cell table:formula="of:=[.C24]/[.B24]" office:value-type="percentage" office:value="0.31044635496408" calcext:value-type="percentage">
            <text:p>31.0%</text:p>
          </table:table-cell>
          <table:table-cell office:value-type="float" office:value="5855" calcext:value-type="float">
            <text:p>5855</text:p>
          </table:table-cell>
          <table:table-cell office:value-type="float" office:value="4" calcext:value-type="float">
            <text:p>4</text:p>
          </table:table-cell>
          <table:table-cell table:formula="of:=[.F24]/[.E24]" office:value-type="percentage" office:value="0.000683176771989752" calcext:value-type="percentage">
            <text:p>0.1%</text:p>
          </table:table-cell>
          <table:table-cell office:value-type="float" office:value="154" calcext:value-type="float">
            <text:p>154</text:p>
          </table:table-cell>
          <table:table-cell table:formula="of:=[.H24]/[.E24]" office:value-type="percentage" office:value="0.0263023057216055" calcext:value-type="percentage">
            <text:p>2.6%</text:p>
          </table:table-cell>
          <table:table-cell office:value-type="float" office:value="28" calcext:value-type="float">
            <text:p>28</text:p>
          </table:table-cell>
          <table:table-cell table:formula="of:=[.J24]/[.E24]" office:value-type="percentage" office:value="0.00478223740392827" calcext:value-type="percentage">
            <text:p>0.5%</text:p>
          </table:table-cell>
          <table:table-cell office:value-type="float" office:value="0" calcext:value-type="float">
            <text:p>0</text:p>
          </table:table-cell>
          <table:table-cell table:formula="of:=[.E24]-[.F24]-[.H24]-[.J24]-[.L24]" office:value-type="float" office:value="5669" calcext:value-type="float">
            <text:p>5669</text:p>
          </table:table-cell>
          <table:table-cell table:formula="of:=[.M24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1-Sep16</text:p>
          </table:table-cell>
          <table:table-cell office:value-type="float" office:value="5420" calcext:value-type="float">
            <text:p>5420</text:p>
          </table:table-cell>
          <table:table-cell table:formula="of:=[.B25]-[.E25]" office:value-type="float" office:value="2050" calcext:value-type="float">
            <text:p>2050</text:p>
          </table:table-cell>
          <table:table-cell table:formula="of:=[.C25]/[.B25]" office:value-type="percentage" office:value="0.378228782287823" calcext:value-type="percentage">
            <text:p>37.8%</text:p>
          </table:table-cell>
          <table:table-cell office:value-type="float" office:value="3370" calcext:value-type="float">
            <text:p>3370</text:p>
          </table:table-cell>
          <table:table-cell office:value-type="float" office:value="1" calcext:value-type="float">
            <text:p>1</text:p>
          </table:table-cell>
          <table:table-cell table:formula="of:=[.F25]/[.E25]" office:value-type="percentage" office:value="0.00029673590504451" calcext:value-type="percentage">
            <text:p>0.0%</text:p>
          </table:table-cell>
          <table:table-cell office:value-type="float" office:value="103" calcext:value-type="float">
            <text:p>103</text:p>
          </table:table-cell>
          <table:table-cell table:formula="of:=[.H25]/[.E25]" office:value-type="percentage" office:value="0.0305637982195846" calcext:value-type="percentage">
            <text:p>3.1%</text:p>
          </table:table-cell>
          <table:table-cell office:value-type="float" office:value="6" calcext:value-type="float">
            <text:p>6</text:p>
          </table:table-cell>
          <table:table-cell table:formula="of:=[.J25]/[.E25]" office:value-type="percentage" office:value="0.00178041543026706" calcext:value-type="percentage">
            <text:p>0.2%</text:p>
          </table:table-cell>
          <table:table-cell office:value-type="float" office:value="0" calcext:value-type="float">
            <text:p>0</text:p>
          </table:table-cell>
          <table:table-cell table:formula="of:=[.E25]-[.F25]-[.H25]-[.J25]-[.L25]" office:value-type="float" office:value="3260" calcext:value-type="float">
            <text:p>3260</text:p>
          </table:table-cell>
          <table:table-cell table:formula="of:=[.M25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Apr16</text:p>
          </table:table-cell>
          <table:table-cell office:value-type="float" office:value="18216" calcext:value-type="float">
            <text:p>18216</text:p>
          </table:table-cell>
          <table:table-cell table:formula="of:=[.B26]-[.E26]" office:value-type="float" office:value="4683" calcext:value-type="float">
            <text:p>4683</text:p>
          </table:table-cell>
          <table:table-cell table:formula="of:=[.C26]/[.B26]" office:value-type="percentage" office:value="0.257081686429512" calcext:value-type="percentage">
            <text:p>25.7%</text:p>
          </table:table-cell>
          <table:table-cell office:value-type="float" office:value="13533" calcext:value-type="float">
            <text:p>13533</text:p>
          </table:table-cell>
          <table:table-cell office:value-type="float" office:value="17" calcext:value-type="float">
            <text:p>17</text:p>
          </table:table-cell>
          <table:table-cell table:formula="of:=[.F26]/[.E26]" office:value-type="percentage" office:value="0.0012561885760733" calcext:value-type="percentage">
            <text:p>0.1%</text:p>
          </table:table-cell>
          <table:table-cell office:value-type="float" office:value="441" calcext:value-type="float">
            <text:p>441</text:p>
          </table:table-cell>
          <table:table-cell table:formula="of:=[.H26]/[.E26]" office:value-type="percentage" office:value="0.0325870095322545" calcext:value-type="percentage">
            <text:p>3.3%</text:p>
          </table:table-cell>
          <table:table-cell office:value-type="float" office:value="6" calcext:value-type="float">
            <text:p>6</text:p>
          </table:table-cell>
          <table:table-cell table:formula="of:=[.J26]/[.E26]" office:value-type="percentage" office:value="0.000443360673908224" calcext:value-type="percentage">
            <text:p>0.0%</text:p>
          </table:table-cell>
          <table:table-cell office:value-type="float" office:value="2" calcext:value-type="float">
            <text:p>2</text:p>
          </table:table-cell>
          <table:table-cell table:formula="of:=[.E26]-[.F26]-[.H26]-[.J26]-[.L26]" office:value-type="float" office:value="13067" calcext:value-type="float">
            <text:p>13067</text:p>
          </table:table-cell>
          <table:table-cell table:formula="of:=[.M2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Apr17</text:p>
          </table:table-cell>
          <table:table-cell office:value-type="float" office:value="42906" calcext:value-type="float">
            <text:p>42906</text:p>
          </table:table-cell>
          <table:table-cell table:formula="of:=[.B27]-[.E27]" office:value-type="float" office:value="5469" calcext:value-type="float">
            <text:p>5469</text:p>
          </table:table-cell>
          <table:table-cell table:formula="of:=[.C27]/[.B27]" office:value-type="percentage" office:value="0.127464690253111" calcext:value-type="percentage">
            <text:p>12.7%</text:p>
          </table:table-cell>
          <table:table-cell office:value-type="float" office:value="37437" calcext:value-type="float">
            <text:p>37437</text:p>
          </table:table-cell>
          <table:table-cell office:value-type="float" office:value="99" calcext:value-type="float">
            <text:p>99</text:p>
          </table:table-cell>
          <table:table-cell table:formula="of:=[.F27]/[.E27]" office:value-type="percentage" office:value="0.00264444266367497" calcext:value-type="percentage">
            <text:p>0.3%</text:p>
          </table:table-cell>
          <table:table-cell office:value-type="float" office:value="2435" calcext:value-type="float">
            <text:p>2435</text:p>
          </table:table-cell>
          <table:table-cell table:formula="of:=[.H27]/[.E27]" office:value-type="percentage" office:value="0.0650426049095814" calcext:value-type="percentage">
            <text:p>6.5%</text:p>
          </table:table-cell>
          <table:table-cell office:value-type="float" office:value="26" calcext:value-type="float">
            <text:p>26</text:p>
          </table:table-cell>
          <table:table-cell table:formula="of:=[.J27]/[.E27]" office:value-type="percentage" office:value="0.000694500093490397" calcext:value-type="percentage">
            <text:p>0.1%</text:p>
          </table:table-cell>
          <table:table-cell office:value-type="float" office:value="4" calcext:value-type="float">
            <text:p>4</text:p>
          </table:table-cell>
          <table:table-cell table:formula="of:=[.E27]-[.F27]-[.H27]-[.J27]-[.L27]" office:value-type="float" office:value="34873" calcext:value-type="float">
            <text:p>34873</text:p>
          </table:table-cell>
          <table:table-cell table:formula="of:=[.M2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Apr18</text:p>
          </table:table-cell>
          <table:table-cell office:value-type="float" office:value="60761" calcext:value-type="float">
            <text:p>60761</text:p>
          </table:table-cell>
          <table:table-cell table:formula="of:=[.B28]-[.E28]" office:value-type="float" office:value="1002" calcext:value-type="float">
            <text:p>1002</text:p>
          </table:table-cell>
          <table:table-cell table:formula="of:=[.C28]/[.B28]" office:value-type="percentage" office:value="0.0164908411645628" calcext:value-type="percentage">
            <text:p>1.6%</text:p>
          </table:table-cell>
          <table:table-cell office:value-type="float" office:value="59759" calcext:value-type="float">
            <text:p>59759</text:p>
          </table:table-cell>
          <table:table-cell office:value-type="float" office:value="142" calcext:value-type="float">
            <text:p>142</text:p>
          </table:table-cell>
          <table:table-cell table:formula="of:=[.F28]/[.E28]" office:value-type="percentage" office:value="0.00237621111464382" calcext:value-type="percentage">
            <text:p>0.2%</text:p>
          </table:table-cell>
          <table:table-cell office:value-type="float" office:value="5078" calcext:value-type="float">
            <text:p>5078</text:p>
          </table:table-cell>
          <table:table-cell table:formula="of:=[.H28]/[.E28]" office:value-type="percentage" office:value="0.0849746481701501" calcext:value-type="percentage">
            <text:p>8.5%</text:p>
          </table:table-cell>
          <table:table-cell office:value-type="float" office:value="539" calcext:value-type="float">
            <text:p>539</text:p>
          </table:table-cell>
          <table:table-cell table:formula="of:=[.J28]/[.E28]" office:value-type="percentage" office:value="0.00901956190699309" calcext:value-type="percentage">
            <text:p>0.9%</text:p>
          </table:table-cell>
          <table:table-cell office:value-type="float" office:value="13" calcext:value-type="float">
            <text:p>13</text:p>
          </table:table-cell>
          <table:table-cell table:formula="of:=[.E28]-[.F28]-[.H28]-[.J28]-[.L28]" office:value-type="float" office:value="53987" calcext:value-type="float">
            <text:p>53987</text:p>
          </table:table-cell>
          <table:table-cell table:formula="of:=[.M2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Apr19</text:p>
          </table:table-cell>
          <table:table-cell office:value-type="float" office:value="80135" calcext:value-type="float">
            <text:p>80135</text:p>
          </table:table-cell>
          <table:table-cell table:formula="of:=[.B29]-[.E29]" office:value-type="float" office:value="3420" calcext:value-type="float">
            <text:p>3420</text:p>
          </table:table-cell>
          <table:table-cell table:formula="of:=[.C29]/[.B29]" office:value-type="percentage" office:value="0.0426779809072191" calcext:value-type="percentage">
            <text:p>4.3%</text:p>
          </table:table-cell>
          <table:table-cell office:value-type="float" office:value="76715" calcext:value-type="float">
            <text:p>76715</text:p>
          </table:table-cell>
          <table:table-cell office:value-type="float" office:value="217" calcext:value-type="float">
            <text:p>217</text:p>
          </table:table-cell>
          <table:table-cell table:formula="of:=[.F29]/[.E29]" office:value-type="percentage" office:value="0.00282865150231376" calcext:value-type="percentage">
            <text:p>0.3%</text:p>
          </table:table-cell>
          <table:table-cell office:value-type="float" office:value="9144" calcext:value-type="float">
            <text:p>9144</text:p>
          </table:table-cell>
          <table:table-cell table:formula="of:=[.H29]/[.E29]" office:value-type="percentage" office:value="0.119194420908558" calcext:value-type="percentage">
            <text:p>11.9%</text:p>
          </table:table-cell>
          <table:table-cell office:value-type="float" office:value="103" calcext:value-type="float">
            <text:p>103</text:p>
          </table:table-cell>
          <table:table-cell table:formula="of:=[.J29]/[.E29]" office:value-type="percentage" office:value="0.00134263181907059" calcext:value-type="percentage">
            <text:p>0.1%</text:p>
          </table:table-cell>
          <table:table-cell office:value-type="float" office:value="11" calcext:value-type="float">
            <text:p>11</text:p>
          </table:table-cell>
          <table:table-cell table:formula="of:=[.E29]-[.F29]-[.H29]-[.J29]-[.L29]" office:value-type="float" office:value="67240" calcext:value-type="float">
            <text:p>67240</text:p>
          </table:table-cell>
          <table:table-cell table:formula="of:=[.M2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Aug15</text:p>
          </table:table-cell>
          <table:table-cell office:value-type="float" office:value="56246" calcext:value-type="float">
            <text:p>56246</text:p>
          </table:table-cell>
          <table:table-cell table:formula="of:=[.B30]-[.E30]" office:value-type="float" office:value="8656" calcext:value-type="float">
            <text:p>8656</text:p>
          </table:table-cell>
          <table:table-cell table:formula="of:=[.C30]/[.B30]" office:value-type="percentage" office:value="0.153895388116488" calcext:value-type="percentage">
            <text:p>15.4%</text:p>
          </table:table-cell>
          <table:table-cell office:value-type="float" office:value="47590" calcext:value-type="float">
            <text:p>47590</text:p>
          </table:table-cell>
          <table:table-cell office:value-type="float" office:value="94" calcext:value-type="float">
            <text:p>94</text:p>
          </table:table-cell>
          <table:table-cell table:formula="of:=[.F30]/[.E30]" office:value-type="percentage" office:value="0.00197520487497373" calcext:value-type="percentage">
            <text:p>0.2%</text:p>
          </table:table-cell>
          <table:table-cell office:value-type="float" office:value="1683" calcext:value-type="float">
            <text:p>1683</text:p>
          </table:table-cell>
          <table:table-cell table:formula="of:=[.H30]/[.E30]" office:value-type="percentage" office:value="0.0353645723891574" calcext:value-type="percentage">
            <text:p>3.5%</text:p>
          </table:table-cell>
          <table:table-cell office:value-type="float" office:value="172" calcext:value-type="float">
            <text:p>172</text:p>
          </table:table-cell>
          <table:table-cell table:formula="of:=[.J30]/[.E30]" office:value-type="percentage" office:value="0.00361420466484556" calcext:value-type="percentage">
            <text:p>0.4%</text:p>
          </table:table-cell>
          <table:table-cell office:value-type="float" office:value="8" calcext:value-type="float">
            <text:p>8</text:p>
          </table:table-cell>
          <table:table-cell table:formula="of:=[.E30]-[.F30]-[.H30]-[.J30]-[.L30]" office:value-type="float" office:value="45633" calcext:value-type="float">
            <text:p>45633</text:p>
          </table:table-cell>
          <table:table-cell table:formula="of:=[.M3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Aug16</text:p>
          </table:table-cell>
          <table:table-cell office:value-type="float" office:value="76831" calcext:value-type="float">
            <text:p>76831</text:p>
          </table:table-cell>
          <table:table-cell table:formula="of:=[.B31]-[.E31]" office:value-type="float" office:value="4910" calcext:value-type="float">
            <text:p>4910</text:p>
          </table:table-cell>
          <table:table-cell table:formula="of:=[.C31]/[.B31]" office:value-type="percentage" office:value="0.0639064960758027" calcext:value-type="percentage">
            <text:p>6.4%</text:p>
          </table:table-cell>
          <table:table-cell office:value-type="float" office:value="71921" calcext:value-type="float">
            <text:p>71921</text:p>
          </table:table-cell>
          <table:table-cell office:value-type="float" office:value="639" calcext:value-type="float">
            <text:p>639</text:p>
          </table:table-cell>
          <table:table-cell table:formula="of:=[.F31]/[.E31]" office:value-type="percentage" office:value="0.00888474854354083" calcext:value-type="percentage">
            <text:p>0.9%</text:p>
          </table:table-cell>
          <table:table-cell office:value-type="float" office:value="6317" calcext:value-type="float">
            <text:p>6317</text:p>
          </table:table-cell>
          <table:table-cell table:formula="of:=[.H31]/[.E31]" office:value-type="percentage" office:value="0.0878324828631415" calcext:value-type="percentage">
            <text:p>8.8%</text:p>
          </table:table-cell>
          <table:table-cell office:value-type="float" office:value="160" calcext:value-type="float">
            <text:p>160</text:p>
          </table:table-cell>
          <table:table-cell table:formula="of:=[.J31]/[.E31]" office:value-type="percentage" office:value="0.0022246631720916" calcext:value-type="percentage">
            <text:p>0.2%</text:p>
          </table:table-cell>
          <table:table-cell office:value-type="float" office:value="9" calcext:value-type="float">
            <text:p>9</text:p>
          </table:table-cell>
          <table:table-cell table:formula="of:=[.E31]-[.F31]-[.H31]-[.J31]-[.L31]" office:value-type="float" office:value="64796" calcext:value-type="float">
            <text:p>64796</text:p>
          </table:table-cell>
          <table:table-cell table:formula="of:=[.M3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Aug17</text:p>
          </table:table-cell>
          <table:table-cell office:value-type="float" office:value="76517" calcext:value-type="float">
            <text:p>76517</text:p>
          </table:table-cell>
          <table:table-cell table:formula="of:=[.B32]-[.E32]" office:value-type="float" office:value="711" calcext:value-type="float">
            <text:p>711</text:p>
          </table:table-cell>
          <table:table-cell table:formula="of:=[.C32]/[.B32]" office:value-type="percentage" office:value="0.0092920527464485" calcext:value-type="percentage">
            <text:p>0.9%</text:p>
          </table:table-cell>
          <table:table-cell office:value-type="float" office:value="75806" calcext:value-type="float">
            <text:p>75806</text:p>
          </table:table-cell>
          <table:table-cell office:value-type="float" office:value="200" calcext:value-type="float">
            <text:p>200</text:p>
          </table:table-cell>
          <table:table-cell table:formula="of:=[.F32]/[.E32]" office:value-type="percentage" office:value="0.0026383135899533" calcext:value-type="percentage">
            <text:p>0.3%</text:p>
          </table:table-cell>
          <table:table-cell office:value-type="float" office:value="10443" calcext:value-type="float">
            <text:p>10443</text:p>
          </table:table-cell>
          <table:table-cell table:formula="of:=[.H32]/[.E32]" office:value-type="percentage" office:value="0.137759544099412" calcext:value-type="percentage">
            <text:p>13.8%</text:p>
          </table:table-cell>
          <table:table-cell office:value-type="float" office:value="9" calcext:value-type="float">
            <text:p>9</text:p>
          </table:table-cell>
          <table:table-cell table:formula="of:=[.J32]/[.E32]" office:value-type="percentage" office:value="0.000118724111547899" calcext:value-type="percentage">
            <text:p>0.0%</text:p>
          </table:table-cell>
          <table:table-cell office:value-type="float" office:value="26" calcext:value-type="float">
            <text:p>26</text:p>
          </table:table-cell>
          <table:table-cell table:formula="of:=[.E32]-[.F32]-[.H32]-[.J32]-[.L32]" office:value-type="float" office:value="65128" calcext:value-type="float">
            <text:p>65128</text:p>
          </table:table-cell>
          <table:table-cell table:formula="of:=[.M3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Aug18</text:p>
          </table:table-cell>
          <table:table-cell office:value-type="float" office:value="79501" calcext:value-type="float">
            <text:p>79501</text:p>
          </table:table-cell>
          <table:table-cell table:formula="of:=[.B33]-[.E33]" office:value-type="float" office:value="2093" calcext:value-type="float">
            <text:p>2093</text:p>
          </table:table-cell>
          <table:table-cell table:formula="of:=[.C33]/[.B33]" office:value-type="percentage" office:value="0.0263267128715362" calcext:value-type="percentage">
            <text:p>2.6%</text:p>
          </table:table-cell>
          <table:table-cell office:value-type="float" office:value="77408" calcext:value-type="float">
            <text:p>77408</text:p>
          </table:table-cell>
          <table:table-cell office:value-type="float" office:value="206" calcext:value-type="float">
            <text:p>206</text:p>
          </table:table-cell>
          <table:table-cell table:formula="of:=[.F33]/[.E33]" office:value-type="percentage" office:value="0.00266122364613477" calcext:value-type="percentage">
            <text:p>0.3%</text:p>
          </table:table-cell>
          <table:table-cell office:value-type="float" office:value="3758" calcext:value-type="float">
            <text:p>3758</text:p>
          </table:table-cell>
          <table:table-cell table:formula="of:=[.H33]/[.E33]" office:value-type="percentage" office:value="0.048547953699876" calcext:value-type="percentage">
            <text:p>4.9%</text:p>
          </table:table-cell>
          <table:table-cell office:value-type="float" office:value="17" calcext:value-type="float">
            <text:p>17</text:p>
          </table:table-cell>
          <table:table-cell table:formula="of:=[.J33]/[.E33]" office:value-type="percentage" office:value="0.000219615543613063" calcext:value-type="percentage">
            <text:p>0.0%</text:p>
          </table:table-cell>
          <table:table-cell office:value-type="float" office:value="13" calcext:value-type="float">
            <text:p>13</text:p>
          </table:table-cell>
          <table:table-cell table:formula="of:=[.E33]-[.F33]-[.H33]-[.J33]-[.L33]" office:value-type="float" office:value="73414" calcext:value-type="float">
            <text:p>73414</text:p>
          </table:table-cell>
          <table:table-cell table:formula="of:=[.M3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Dec15</text:p>
          </table:table-cell>
          <table:table-cell office:value-type="float" office:value="72411" calcext:value-type="float">
            <text:p>72411</text:p>
          </table:table-cell>
          <table:table-cell table:formula="of:=[.B34]-[.E34]" office:value-type="float" office:value="3556" calcext:value-type="float">
            <text:p>3556</text:p>
          </table:table-cell>
          <table:table-cell table:formula="of:=[.C34]/[.B34]" office:value-type="percentage" office:value="0.0491085608540139" calcext:value-type="percentage">
            <text:p>4.9%</text:p>
          </table:table-cell>
          <table:table-cell office:value-type="float" office:value="68855" calcext:value-type="float">
            <text:p>68855</text:p>
          </table:table-cell>
          <table:table-cell office:value-type="float" office:value="472" calcext:value-type="float">
            <text:p>472</text:p>
          </table:table-cell>
          <table:table-cell table:formula="of:=[.F34]/[.E34]" office:value-type="percentage" office:value="0.00685498511364462" calcext:value-type="percentage">
            <text:p>0.7%</text:p>
          </table:table-cell>
          <table:table-cell office:value-type="float" office:value="3560" calcext:value-type="float">
            <text:p>3560</text:p>
          </table:table-cell>
          <table:table-cell table:formula="of:=[.H34]/[.E34]" office:value-type="percentage" office:value="0.0517028538232518" calcext:value-type="percentage">
            <text:p>5.2%</text:p>
          </table:table-cell>
          <table:table-cell office:value-type="float" office:value="182" calcext:value-type="float">
            <text:p>182</text:p>
          </table:table-cell>
          <table:table-cell table:formula="of:=[.J34]/[.E34]" office:value-type="percentage" office:value="0.00264323578534602" calcext:value-type="percentage">
            <text:p>0.3%</text:p>
          </table:table-cell>
          <table:table-cell office:value-type="float" office:value="5" calcext:value-type="float">
            <text:p>5</text:p>
          </table:table-cell>
          <table:table-cell table:formula="of:=[.E34]-[.F34]-[.H34]-[.J34]-[.L34]" office:value-type="float" office:value="64636" calcext:value-type="float">
            <text:p>64636</text:p>
          </table:table-cell>
          <table:table-cell table:formula="of:=[.M3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Dec16</text:p>
          </table:table-cell>
          <table:table-cell office:value-type="float" office:value="54077" calcext:value-type="float">
            <text:p>54077</text:p>
          </table:table-cell>
          <table:table-cell table:formula="of:=[.B35]-[.E35]" office:value-type="float" office:value="4480" calcext:value-type="float">
            <text:p>4480</text:p>
          </table:table-cell>
          <table:table-cell table:formula="of:=[.C35]/[.B35]" office:value-type="percentage" office:value="0.0828448323686595" calcext:value-type="percentage">
            <text:p>8.3%</text:p>
          </table:table-cell>
          <table:table-cell office:value-type="float" office:value="49597" calcext:value-type="float">
            <text:p>49597</text:p>
          </table:table-cell>
          <table:table-cell office:value-type="float" office:value="281" calcext:value-type="float">
            <text:p>281</text:p>
          </table:table-cell>
          <table:table-cell table:formula="of:=[.F35]/[.E35]" office:value-type="percentage" office:value="0.00566566526201182" calcext:value-type="percentage">
            <text:p>0.6%</text:p>
          </table:table-cell>
          <table:table-cell office:value-type="float" office:value="10449" calcext:value-type="float">
            <text:p>10449</text:p>
          </table:table-cell>
          <table:table-cell table:formula="of:=[.H35]/[.E35]" office:value-type="percentage" office:value="0.210678065205557" calcext:value-type="percentage">
            <text:p>21.1%</text:p>
          </table:table-cell>
          <table:table-cell office:value-type="float" office:value="78" calcext:value-type="float">
            <text:p>78</text:p>
          </table:table-cell>
          <table:table-cell table:formula="of:=[.J35]/[.E35]" office:value-type="percentage" office:value="0.00157267576667944" calcext:value-type="percentage">
            <text:p>0.2%</text:p>
          </table:table-cell>
          <table:table-cell office:value-type="float" office:value="11" calcext:value-type="float">
            <text:p>11</text:p>
          </table:table-cell>
          <table:table-cell table:formula="of:=[.E35]-[.F35]-[.H35]-[.J35]-[.L35]" office:value-type="float" office:value="38778" calcext:value-type="float">
            <text:p>38778</text:p>
          </table:table-cell>
          <table:table-cell table:formula="of:=[.M3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Feb16</text:p>
          </table:table-cell>
          <table:table-cell office:value-type="float" office:value="62169" calcext:value-type="float">
            <text:p>62169</text:p>
          </table:table-cell>
          <table:table-cell table:formula="of:=[.B36]-[.E36]" office:value-type="float" office:value="6942" calcext:value-type="float">
            <text:p>6942</text:p>
          </table:table-cell>
          <table:table-cell table:formula="of:=[.C36]/[.B36]" office:value-type="percentage" office:value="0.111663369203301" calcext:value-type="percentage">
            <text:p>11.2%</text:p>
          </table:table-cell>
          <table:table-cell office:value-type="float" office:value="55227" calcext:value-type="float">
            <text:p>55227</text:p>
          </table:table-cell>
          <table:table-cell office:value-type="float" office:value="141" calcext:value-type="float">
            <text:p>141</text:p>
          </table:table-cell>
          <table:table-cell table:formula="of:=[.F36]/[.E36]" office:value-type="percentage" office:value="0.00255309902764952" calcext:value-type="percentage">
            <text:p>0.3%</text:p>
          </table:table-cell>
          <table:table-cell office:value-type="float" office:value="3805" calcext:value-type="float">
            <text:p>3805</text:p>
          </table:table-cell>
          <table:table-cell table:formula="of:=[.H36]/[.E36]" office:value-type="percentage" office:value="0.0688974595759321" calcext:value-type="percentage">
            <text:p>6.9%</text:p>
          </table:table-cell>
          <table:table-cell office:value-type="float" office:value="82" calcext:value-type="float">
            <text:p>82</text:p>
          </table:table-cell>
          <table:table-cell table:formula="of:=[.J36]/[.E36]" office:value-type="percentage" office:value="0.00148478099480327" calcext:value-type="percentage">
            <text:p>0.1%</text:p>
          </table:table-cell>
          <table:table-cell office:value-type="float" office:value="4" calcext:value-type="float">
            <text:p>4</text:p>
          </table:table-cell>
          <table:table-cell table:formula="of:=[.E36]-[.F36]-[.H36]-[.J36]-[.L36]" office:value-type="float" office:value="51195" calcext:value-type="float">
            <text:p>51195</text:p>
          </table:table-cell>
          <table:table-cell table:formula="of:=[.M3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Feb17</text:p>
          </table:table-cell>
          <table:table-cell office:value-type="float" office:value="64039" calcext:value-type="float">
            <text:p>64039</text:p>
          </table:table-cell>
          <table:table-cell table:formula="of:=[.B37]-[.E37]" office:value-type="float" office:value="4986" calcext:value-type="float">
            <text:p>4986</text:p>
          </table:table-cell>
          <table:table-cell table:formula="of:=[.C37]/[.B37]" office:value-type="percentage" office:value="0.0778588047908306" calcext:value-type="percentage">
            <text:p>7.8%</text:p>
          </table:table-cell>
          <table:table-cell office:value-type="float" office:value="59053" calcext:value-type="float">
            <text:p>59053</text:p>
          </table:table-cell>
          <table:table-cell office:value-type="float" office:value="216" calcext:value-type="float">
            <text:p>216</text:p>
          </table:table-cell>
          <table:table-cell table:formula="of:=[.F37]/[.E37]" office:value-type="percentage" office:value="0.00365773119062537" calcext:value-type="percentage">
            <text:p>0.4%</text:p>
          </table:table-cell>
          <table:table-cell office:value-type="float" office:value="9301" calcext:value-type="float">
            <text:p>9301</text:p>
          </table:table-cell>
          <table:table-cell table:formula="of:=[.H37]/[.E37]" office:value-type="percentage" office:value="0.157502582425956" calcext:value-type="percentage">
            <text:p>15.8%</text:p>
          </table:table-cell>
          <table:table-cell office:value-type="float" office:value="25" calcext:value-type="float">
            <text:p>25</text:p>
          </table:table-cell>
          <table:table-cell table:formula="of:=[.J37]/[.E37]" office:value-type="percentage" office:value="0.000423348517433492" calcext:value-type="percentage">
            <text:p>0.0%</text:p>
          </table:table-cell>
          <table:table-cell office:value-type="float" office:value="13" calcext:value-type="float">
            <text:p>13</text:p>
          </table:table-cell>
          <table:table-cell table:formula="of:=[.E37]-[.F37]-[.H37]-[.J37]-[.L37]" office:value-type="float" office:value="49498" calcext:value-type="float">
            <text:p>49498</text:p>
          </table:table-cell>
          <table:table-cell table:formula="of:=[.M3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Feb18</text:p>
          </table:table-cell>
          <table:table-cell office:value-type="float" office:value="84235" calcext:value-type="float">
            <text:p>84235</text:p>
          </table:table-cell>
          <table:table-cell table:formula="of:=[.B38]-[.E38]" office:value-type="float" office:value="1934" calcext:value-type="float">
            <text:p>1934</text:p>
          </table:table-cell>
          <table:table-cell table:formula="of:=[.C38]/[.B38]" office:value-type="percentage" office:value="0.022959577372826" calcext:value-type="percentage">
            <text:p>2.3%</text:p>
          </table:table-cell>
          <table:table-cell office:value-type="float" office:value="82301" calcext:value-type="float">
            <text:p>82301</text:p>
          </table:table-cell>
          <table:table-cell office:value-type="float" office:value="864" calcext:value-type="float">
            <text:p>864</text:p>
          </table:table-cell>
          <table:table-cell table:formula="of:=[.F38]/[.E38]" office:value-type="percentage" office:value="0.0104980498414357" calcext:value-type="percentage">
            <text:p>1.0%</text:p>
          </table:table-cell>
          <table:table-cell office:value-type="float" office:value="6680" calcext:value-type="float">
            <text:p>6680</text:p>
          </table:table-cell>
          <table:table-cell table:formula="of:=[.H38]/[.E38]" office:value-type="percentage" office:value="0.0811654779407298" calcext:value-type="percentage">
            <text:p>8.1%</text:p>
          </table:table-cell>
          <table:table-cell office:value-type="float" office:value="976" calcext:value-type="float">
            <text:p>976</text:p>
          </table:table-cell>
          <table:table-cell table:formula="of:=[.J38]/[.E38]" office:value-type="percentage" office:value="0.0118589081542144" calcext:value-type="percentage">
            <text:p>1.2%</text:p>
          </table:table-cell>
          <table:table-cell office:value-type="float" office:value="5" calcext:value-type="float">
            <text:p>5</text:p>
          </table:table-cell>
          <table:table-cell table:formula="of:=[.E38]-[.F38]-[.H38]-[.J38]-[.L38]" office:value-type="float" office:value="73776" calcext:value-type="float">
            <text:p>73776</text:p>
          </table:table-cell>
          <table:table-cell table:formula="of:=[.M3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Feb19</text:p>
          </table:table-cell>
          <table:table-cell office:value-type="float" office:value="71694" calcext:value-type="float">
            <text:p>71694</text:p>
          </table:table-cell>
          <table:table-cell table:formula="of:=[.B39]-[.E39]" office:value-type="float" office:value="5519" calcext:value-type="float">
            <text:p>5519</text:p>
          </table:table-cell>
          <table:table-cell table:formula="of:=[.C39]/[.B39]" office:value-type="percentage" office:value="0.0769799425335453" calcext:value-type="percentage">
            <text:p>7.7%</text:p>
          </table:table-cell>
          <table:table-cell office:value-type="float" office:value="66175" calcext:value-type="float">
            <text:p>66175</text:p>
          </table:table-cell>
          <table:table-cell office:value-type="float" office:value="244" calcext:value-type="float">
            <text:p>244</text:p>
          </table:table-cell>
          <table:table-cell table:formula="of:=[.F39]/[.E39]" office:value-type="percentage" office:value="0.00368719304873442" calcext:value-type="percentage">
            <text:p>0.4%</text:p>
          </table:table-cell>
          <table:table-cell office:value-type="float" office:value="8163" calcext:value-type="float">
            <text:p>8163</text:p>
          </table:table-cell>
          <table:table-cell table:formula="of:=[.H39]/[.E39]" office:value-type="percentage" office:value="0.123354741216471" calcext:value-type="percentage">
            <text:p>12.3%</text:p>
          </table:table-cell>
          <table:table-cell office:value-type="float" office:value="259" calcext:value-type="float">
            <text:p>259</text:p>
          </table:table-cell>
          <table:table-cell table:formula="of:=[.J39]/[.E39]" office:value-type="percentage" office:value="0.00391386475255006" calcext:value-type="percentage">
            <text:p>0.4%</text:p>
          </table:table-cell>
          <table:table-cell office:value-type="float" office:value="11" calcext:value-type="float">
            <text:p>11</text:p>
          </table:table-cell>
          <table:table-cell table:formula="of:=[.E39]-[.F39]-[.H39]-[.J39]-[.L39]" office:value-type="float" office:value="57498" calcext:value-type="float">
            <text:p>57498</text:p>
          </table:table-cell>
          <table:table-cell table:formula="of:=[.M3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Jan16</text:p>
          </table:table-cell>
          <table:table-cell office:value-type="float" office:value="65300" calcext:value-type="float">
            <text:p>65300</text:p>
          </table:table-cell>
          <table:table-cell table:formula="of:=[.B40]-[.E40]" office:value-type="float" office:value="7813" calcext:value-type="float">
            <text:p>7813</text:p>
          </table:table-cell>
          <table:table-cell table:formula="of:=[.C40]/[.B40]" office:value-type="percentage" office:value="0.119647779479326" calcext:value-type="percentage">
            <text:p>12.0%</text:p>
          </table:table-cell>
          <table:table-cell office:value-type="float" office:value="57487" calcext:value-type="float">
            <text:p>57487</text:p>
          </table:table-cell>
          <table:table-cell office:value-type="float" office:value="157" calcext:value-type="float">
            <text:p>157</text:p>
          </table:table-cell>
          <table:table-cell table:formula="of:=[.F40]/[.E40]" office:value-type="percentage" office:value="0.00273105223789726" calcext:value-type="percentage">
            <text:p>0.3%</text:p>
          </table:table-cell>
          <table:table-cell office:value-type="float" office:value="3017" calcext:value-type="float">
            <text:p>3017</text:p>
          </table:table-cell>
          <table:table-cell table:formula="of:=[.H40]/[.E40]" office:value-type="percentage" office:value="0.052481430584306" calcext:value-type="percentage">
            <text:p>5.2%</text:p>
          </table:table-cell>
          <table:table-cell office:value-type="float" office:value="166" calcext:value-type="float">
            <text:p>166</text:p>
          </table:table-cell>
          <table:table-cell table:formula="of:=[.J40]/[.E40]" office:value-type="percentage" office:value="0.00288760937255379" calcext:value-type="percentage">
            <text:p>0.3%</text:p>
          </table:table-cell>
          <table:table-cell office:value-type="float" office:value="10" calcext:value-type="float">
            <text:p>10</text:p>
          </table:table-cell>
          <table:table-cell table:formula="of:=[.E40]-[.F40]-[.H40]-[.J40]-[.L40]" office:value-type="float" office:value="54137" calcext:value-type="float">
            <text:p>54137</text:p>
          </table:table-cell>
          <table:table-cell table:formula="of:=[.M4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Jan17</text:p>
          </table:table-cell>
          <table:table-cell office:value-type="float" office:value="61893" calcext:value-type="float">
            <text:p>61893</text:p>
          </table:table-cell>
          <table:table-cell table:formula="of:=[.B41]-[.E41]" office:value-type="float" office:value="4497" calcext:value-type="float">
            <text:p>4497</text:p>
          </table:table-cell>
          <table:table-cell table:formula="of:=[.C41]/[.B41]" office:value-type="percentage" office:value="0.0726576511075566" calcext:value-type="percentage">
            <text:p>7.3%</text:p>
          </table:table-cell>
          <table:table-cell office:value-type="float" office:value="57396" calcext:value-type="float">
            <text:p>57396</text:p>
          </table:table-cell>
          <table:table-cell office:value-type="float" office:value="258" calcext:value-type="float">
            <text:p>258</text:p>
          </table:table-cell>
          <table:table-cell table:formula="of:=[.F41]/[.E41]" office:value-type="percentage" office:value="0.00449508676562827" calcext:value-type="percentage">
            <text:p>0.4%</text:p>
          </table:table-cell>
          <table:table-cell office:value-type="float" office:value="1662" calcext:value-type="float">
            <text:p>1662</text:p>
          </table:table-cell>
          <table:table-cell table:formula="of:=[.H41]/[.E41]" office:value-type="percentage" office:value="0.0289567217227681" calcext:value-type="percentage">
            <text:p>2.9%</text:p>
          </table:table-cell>
          <table:table-cell office:value-type="float" office:value="175" calcext:value-type="float">
            <text:p>175</text:p>
          </table:table-cell>
          <table:table-cell table:formula="of:=[.J41]/[.E41]" office:value-type="percentage" office:value="0.00304899296118196" calcext:value-type="percentage">
            <text:p>0.3%</text:p>
          </table:table-cell>
          <table:table-cell office:value-type="float" office:value="8" calcext:value-type="float">
            <text:p>8</text:p>
          </table:table-cell>
          <table:table-cell table:formula="of:=[.E41]-[.F41]-[.H41]-[.J41]-[.L41]" office:value-type="float" office:value="55293" calcext:value-type="float">
            <text:p>55293</text:p>
          </table:table-cell>
          <table:table-cell table:formula="of:=[.M4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Jan18</text:p>
          </table:table-cell>
          <table:table-cell office:value-type="float" office:value="90771" calcext:value-type="float">
            <text:p>90771</text:p>
          </table:table-cell>
          <table:table-cell table:formula="of:=[.B42]-[.E42]" office:value-type="float" office:value="3003" calcext:value-type="float">
            <text:p>3003</text:p>
          </table:table-cell>
          <table:table-cell table:formula="of:=[.C42]/[.B42]" office:value-type="percentage" office:value="0.0330832534620088" calcext:value-type="percentage">
            <text:p>3.3%</text:p>
          </table:table-cell>
          <table:table-cell office:value-type="float" office:value="87768" calcext:value-type="float">
            <text:p>87768</text:p>
          </table:table-cell>
          <table:table-cell office:value-type="float" office:value="666" calcext:value-type="float">
            <text:p>666</text:p>
          </table:table-cell>
          <table:table-cell table:formula="of:=[.F42]/[.E42]" office:value-type="percentage" office:value="0.00758818703855619" calcext:value-type="percentage">
            <text:p>0.8%</text:p>
          </table:table-cell>
          <table:table-cell office:value-type="float" office:value="5893" calcext:value-type="float">
            <text:p>5893</text:p>
          </table:table-cell>
          <table:table-cell table:formula="of:=[.H42]/[.E42]" office:value-type="percentage" office:value="0.067142922249567" calcext:value-type="percentage">
            <text:p>6.7%</text:p>
          </table:table-cell>
          <table:table-cell office:value-type="float" office:value="193" calcext:value-type="float">
            <text:p>193</text:p>
          </table:table-cell>
          <table:table-cell table:formula="of:=[.J42]/[.E42]" office:value-type="percentage" office:value="0.00219897912678881" calcext:value-type="percentage">
            <text:p>0.2%</text:p>
          </table:table-cell>
          <table:table-cell office:value-type="float" office:value="28" calcext:value-type="float">
            <text:p>28</text:p>
          </table:table-cell>
          <table:table-cell table:formula="of:=[.E42]-[.F42]-[.H42]-[.J42]-[.L42]" office:value-type="float" office:value="80988" calcext:value-type="float">
            <text:p>80988</text:p>
          </table:table-cell>
          <table:table-cell table:formula="of:=[.M4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Jan19</text:p>
          </table:table-cell>
          <table:table-cell office:value-type="float" office:value="66018" calcext:value-type="float">
            <text:p>66018</text:p>
          </table:table-cell>
          <table:table-cell table:formula="of:=[.B43]-[.E43]" office:value-type="float" office:value="6132" calcext:value-type="float">
            <text:p>6132</text:p>
          </table:table-cell>
          <table:table-cell table:formula="of:=[.C43]/[.B43]" office:value-type="percentage" office:value="0.092883758974825" calcext:value-type="percentage">
            <text:p>9.3%</text:p>
          </table:table-cell>
          <table:table-cell office:value-type="float" office:value="59886" calcext:value-type="float">
            <text:p>59886</text:p>
          </table:table-cell>
          <table:table-cell office:value-type="float" office:value="89" calcext:value-type="float">
            <text:p>89</text:p>
          </table:table-cell>
          <table:table-cell table:formula="of:=[.F43]/[.E43]" office:value-type="percentage" office:value="0.00148615703169355" calcext:value-type="percentage">
            <text:p>0.1%</text:p>
          </table:table-cell>
          <table:table-cell office:value-type="float" office:value="1863" calcext:value-type="float">
            <text:p>1863</text:p>
          </table:table-cell>
          <table:table-cell table:formula="of:=[.H43]/[.E43]" office:value-type="percentage" office:value="0.0311091073038774" calcext:value-type="percentage">
            <text:p>3.1%</text:p>
          </table:table-cell>
          <table:table-cell office:value-type="float" office:value="1705" calcext:value-type="float">
            <text:p>1705</text:p>
          </table:table-cell>
          <table:table-cell table:formula="of:=[.J43]/[.E43]" office:value-type="percentage" office:value="0.028470761112781" calcext:value-type="percentage">
            <text:p>2.8%</text:p>
          </table:table-cell>
          <table:table-cell office:value-type="float" office:value="12" calcext:value-type="float">
            <text:p>12</text:p>
          </table:table-cell>
          <table:table-cell table:formula="of:=[.E43]-[.F43]-[.H43]-[.J43]-[.L43]" office:value-type="float" office:value="56217" calcext:value-type="float">
            <text:p>56217</text:p>
          </table:table-cell>
          <table:table-cell table:formula="of:=[.M4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Jul15</text:p>
          </table:table-cell>
          <table:table-cell office:value-type="float" office:value="67084" calcext:value-type="float">
            <text:p>67084</text:p>
          </table:table-cell>
          <table:table-cell table:formula="of:=[.B44]-[.E44]" office:value-type="float" office:value="5618" calcext:value-type="float">
            <text:p>5618</text:p>
          </table:table-cell>
          <table:table-cell table:formula="of:=[.C44]/[.B44]" office:value-type="percentage" office:value="0.0837457515950152" calcext:value-type="percentage">
            <text:p>8.4%</text:p>
          </table:table-cell>
          <table:table-cell office:value-type="float" office:value="61466" calcext:value-type="float">
            <text:p>61466</text:p>
          </table:table-cell>
          <table:table-cell office:value-type="float" office:value="193" calcext:value-type="float">
            <text:p>193</text:p>
          </table:table-cell>
          <table:table-cell table:formula="of:=[.F44]/[.E44]" office:value-type="percentage" office:value="0.00313994728793154" calcext:value-type="percentage">
            <text:p>0.3%</text:p>
          </table:table-cell>
          <table:table-cell office:value-type="float" office:value="2227" calcext:value-type="float">
            <text:p>2227</text:p>
          </table:table-cell>
          <table:table-cell table:formula="of:=[.H44]/[.E44]" office:value-type="percentage" office:value="0.0362314124882049" calcext:value-type="percentage">
            <text:p>3.6%</text:p>
          </table:table-cell>
          <table:table-cell office:value-type="float" office:value="10" calcext:value-type="float">
            <text:p>10</text:p>
          </table:table-cell>
          <table:table-cell table:formula="of:=[.J44]/[.E44]" office:value-type="percentage" office:value="0.000162691569322878" calcext:value-type="percentage">
            <text:p>0.0%</text:p>
          </table:table-cell>
          <table:table-cell office:value-type="float" office:value="14" calcext:value-type="float">
            <text:p>14</text:p>
          </table:table-cell>
          <table:table-cell table:formula="of:=[.E44]-[.F44]-[.H44]-[.J44]-[.L44]" office:value-type="float" office:value="59022" calcext:value-type="float">
            <text:p>59022</text:p>
          </table:table-cell>
          <table:table-cell table:formula="of:=[.M4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Jul16</text:p>
          </table:table-cell>
          <table:table-cell office:value-type="float" office:value="72670" calcext:value-type="float">
            <text:p>72670</text:p>
          </table:table-cell>
          <table:table-cell table:formula="of:=[.B45]-[.E45]" office:value-type="float" office:value="4757" calcext:value-type="float">
            <text:p>4757</text:p>
          </table:table-cell>
          <table:table-cell table:formula="of:=[.C45]/[.B45]" office:value-type="percentage" office:value="0.0654602999862392" calcext:value-type="percentage">
            <text:p>6.5%</text:p>
          </table:table-cell>
          <table:table-cell office:value-type="float" office:value="67913" calcext:value-type="float">
            <text:p>67913</text:p>
          </table:table-cell>
          <table:table-cell office:value-type="float" office:value="308" calcext:value-type="float">
            <text:p>308</text:p>
          </table:table-cell>
          <table:table-cell table:formula="of:=[.F45]/[.E45]" office:value-type="percentage" office:value="0.00453521417107181" calcext:value-type="percentage">
            <text:p>0.5%</text:p>
          </table:table-cell>
          <table:table-cell office:value-type="float" office:value="9100" calcext:value-type="float">
            <text:p>9100</text:p>
          </table:table-cell>
          <table:table-cell table:formula="of:=[.H45]/[.E45]" office:value-type="percentage" office:value="0.133994964145304" calcext:value-type="percentage">
            <text:p>13.4%</text:p>
          </table:table-cell>
          <table:table-cell office:value-type="float" office:value="201" calcext:value-type="float">
            <text:p>201</text:p>
          </table:table-cell>
          <table:table-cell table:formula="of:=[.J45]/[.E45]" office:value-type="percentage" office:value="0.0029596689882644" calcext:value-type="percentage">
            <text:p>0.3%</text:p>
          </table:table-cell>
          <table:table-cell office:value-type="float" office:value="6" calcext:value-type="float">
            <text:p>6</text:p>
          </table:table-cell>
          <table:table-cell table:formula="of:=[.E45]-[.F45]-[.H45]-[.J45]-[.L45]" office:value-type="float" office:value="58298" calcext:value-type="float">
            <text:p>58298</text:p>
          </table:table-cell>
          <table:table-cell table:formula="of:=[.M4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Jul17</text:p>
          </table:table-cell>
          <table:table-cell office:value-type="float" office:value="70876" calcext:value-type="float">
            <text:p>70876</text:p>
          </table:table-cell>
          <table:table-cell table:formula="of:=[.B46]-[.E46]" office:value-type="float" office:value="3880" calcext:value-type="float">
            <text:p>3880</text:p>
          </table:table-cell>
          <table:table-cell table:formula="of:=[.C46]/[.B46]" office:value-type="percentage" office:value="0.0547434956826006" calcext:value-type="percentage">
            <text:p>5.5%</text:p>
          </table:table-cell>
          <table:table-cell office:value-type="float" office:value="66996" calcext:value-type="float">
            <text:p>66996</text:p>
          </table:table-cell>
          <table:table-cell office:value-type="float" office:value="193" calcext:value-type="float">
            <text:p>193</text:p>
          </table:table-cell>
          <table:table-cell table:formula="of:=[.F46]/[.E46]" office:value-type="percentage" office:value="0.0028807690011344" calcext:value-type="percentage">
            <text:p>0.3%</text:p>
          </table:table-cell>
          <table:table-cell office:value-type="float" office:value="4187" calcext:value-type="float">
            <text:p>4187</text:p>
          </table:table-cell>
          <table:table-cell table:formula="of:=[.H46]/[.E46]" office:value-type="percentage" office:value="0.0624962684339364" calcext:value-type="percentage">
            <text:p>6.2%</text:p>
          </table:table-cell>
          <table:table-cell office:value-type="float" office:value="100" calcext:value-type="float">
            <text:p>100</text:p>
          </table:table-cell>
          <table:table-cell table:formula="of:=[.J46]/[.E46]" office:value-type="percentage" office:value="0.00149262642545824" calcext:value-type="percentage">
            <text:p>0.1%</text:p>
          </table:table-cell>
          <table:table-cell office:value-type="float" office:value="3" calcext:value-type="float">
            <text:p>3</text:p>
          </table:table-cell>
          <table:table-cell table:formula="of:=[.E46]-[.F46]-[.H46]-[.J46]-[.L46]" office:value-type="float" office:value="62513" calcext:value-type="float">
            <text:p>62513</text:p>
          </table:table-cell>
          <table:table-cell table:formula="of:=[.M4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Jun15</text:p>
          </table:table-cell>
          <table:table-cell office:value-type="float" office:value="16366" calcext:value-type="float">
            <text:p>16366</text:p>
          </table:table-cell>
          <table:table-cell table:formula="of:=[.B47]-[.E47]" office:value-type="float" office:value="4472" calcext:value-type="float">
            <text:p>4472</text:p>
          </table:table-cell>
          <table:table-cell table:formula="of:=[.C47]/[.B47]" office:value-type="percentage" office:value="0.27324941952829" calcext:value-type="percentage">
            <text:p>27.3%</text:p>
          </table:table-cell>
          <table:table-cell office:value-type="float" office:value="11894" calcext:value-type="float">
            <text:p>11894</text:p>
          </table:table-cell>
          <table:table-cell office:value-type="float" office:value="13" calcext:value-type="float">
            <text:p>13</text:p>
          </table:table-cell>
          <table:table-cell table:formula="of:=[.F47]/[.E47]" office:value-type="percentage" office:value="0.00109298806120733" calcext:value-type="percentage">
            <text:p>0.1%</text:p>
          </table:table-cell>
          <table:table-cell office:value-type="float" office:value="258" calcext:value-type="float">
            <text:p>258</text:p>
          </table:table-cell>
          <table:table-cell table:formula="of:=[.H47]/[.E47]" office:value-type="percentage" office:value="0.0216916092147301" calcext:value-type="percentage">
            <text:p>2.2%</text:p>
          </table:table-cell>
          <table:table-cell office:value-type="float" office:value="3" calcext:value-type="float">
            <text:p>3</text:p>
          </table:table-cell>
          <table:table-cell table:formula="of:=[.J47]/[.E47]" office:value-type="percentage" office:value="0.000252228014124769" calcext:value-type="percentage">
            <text:p>0.0%</text:p>
          </table:table-cell>
          <table:table-cell office:value-type="float" office:value="3" calcext:value-type="float">
            <text:p>3</text:p>
          </table:table-cell>
          <table:table-cell table:formula="of:=[.E47]-[.F47]-[.H47]-[.J47]-[.L47]" office:value-type="float" office:value="11617" calcext:value-type="float">
            <text:p>11617</text:p>
          </table:table-cell>
          <table:table-cell table:formula="of:=[.M4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Jun16</text:p>
          </table:table-cell>
          <table:table-cell office:value-type="float" office:value="73026" calcext:value-type="float">
            <text:p>73026</text:p>
          </table:table-cell>
          <table:table-cell table:formula="of:=[.B48]-[.E48]" office:value-type="float" office:value="2712" calcext:value-type="float">
            <text:p>2712</text:p>
          </table:table-cell>
          <table:table-cell table:formula="of:=[.C48]/[.B48]" office:value-type="percentage" office:value="0.0371374578917098" calcext:value-type="percentage">
            <text:p>3.7%</text:p>
          </table:table-cell>
          <table:table-cell office:value-type="float" office:value="70314" calcext:value-type="float">
            <text:p>70314</text:p>
          </table:table-cell>
          <table:table-cell office:value-type="float" office:value="600" calcext:value-type="float">
            <text:p>600</text:p>
          </table:table-cell>
          <table:table-cell table:formula="of:=[.F48]/[.E48]" office:value-type="percentage" office:value="0.00853315129277242" calcext:value-type="percentage">
            <text:p>0.9%</text:p>
          </table:table-cell>
          <table:table-cell office:value-type="float" office:value="18321" calcext:value-type="float">
            <text:p>18321</text:p>
          </table:table-cell>
          <table:table-cell table:formula="of:=[.H48]/[.E48]" office:value-type="percentage" office:value="0.260559774724806" calcext:value-type="percentage">
            <text:p>26.1%</text:p>
          </table:table-cell>
          <table:table-cell office:value-type="float" office:value="578" calcext:value-type="float">
            <text:p>578</text:p>
          </table:table-cell>
          <table:table-cell table:formula="of:=[.J48]/[.E48]" office:value-type="percentage" office:value="0.0082202690787041" calcext:value-type="percentage">
            <text:p>0.8%</text:p>
          </table:table-cell>
          <table:table-cell office:value-type="float" office:value="21" calcext:value-type="float">
            <text:p>21</text:p>
          </table:table-cell>
          <table:table-cell table:formula="of:=[.E48]-[.F48]-[.H48]-[.J48]-[.L48]" office:value-type="float" office:value="50794" calcext:value-type="float">
            <text:p>50794</text:p>
          </table:table-cell>
          <table:table-cell table:formula="of:=[.M4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Jun17</text:p>
          </table:table-cell>
          <table:table-cell office:value-type="float" office:value="58888" calcext:value-type="float">
            <text:p>58888</text:p>
          </table:table-cell>
          <table:table-cell table:formula="of:=[.B49]-[.E49]" office:value-type="float" office:value="4321" calcext:value-type="float">
            <text:p>4321</text:p>
          </table:table-cell>
          <table:table-cell table:formula="of:=[.C49]/[.B49]" office:value-type="percentage" office:value="0.073376579269121" calcext:value-type="percentage">
            <text:p>7.3%</text:p>
          </table:table-cell>
          <table:table-cell office:value-type="float" office:value="54567" calcext:value-type="float">
            <text:p>54567</text:p>
          </table:table-cell>
          <table:table-cell office:value-type="float" office:value="384" calcext:value-type="float">
            <text:p>384</text:p>
          </table:table-cell>
          <table:table-cell table:formula="of:=[.F49]/[.E49]" office:value-type="percentage" office:value="0.0070372202979823" calcext:value-type="percentage">
            <text:p>0.7%</text:p>
          </table:table-cell>
          <table:table-cell office:value-type="float" office:value="6483" calcext:value-type="float">
            <text:p>6483</text:p>
          </table:table-cell>
          <table:table-cell table:formula="of:=[.H49]/[.E49]" office:value-type="percentage" office:value="0.118808070812029" calcext:value-type="percentage">
            <text:p>11.9%</text:p>
          </table:table-cell>
          <table:table-cell office:value-type="float" office:value="5" calcext:value-type="float">
            <text:p>5</text:p>
          </table:table-cell>
          <table:table-cell table:formula="of:=[.J49]/[.E49]" office:value-type="percentage" office:value="0.0000916304726299778" calcext:value-type="percentage">
            <text:p>0.0%</text:p>
          </table:table-cell>
          <table:table-cell office:value-type="float" office:value="9" calcext:value-type="float">
            <text:p>9</text:p>
          </table:table-cell>
          <table:table-cell table:formula="of:=[.E49]-[.F49]-[.H49]-[.J49]-[.L49]" office:value-type="float" office:value="47686" calcext:value-type="float">
            <text:p>47686</text:p>
          </table:table-cell>
          <table:table-cell table:formula="of:=[.M4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Jun18</text:p>
          </table:table-cell>
          <table:table-cell office:value-type="float" office:value="93543" calcext:value-type="float">
            <text:p>93543</text:p>
          </table:table-cell>
          <table:table-cell table:formula="of:=[.B50]-[.E50]" office:value-type="float" office:value="2700" calcext:value-type="float">
            <text:p>2700</text:p>
          </table:table-cell>
          <table:table-cell table:formula="of:=[.C50]/[.B50]" office:value-type="percentage" office:value="0.0288637311183092" calcext:value-type="percentage">
            <text:p>2.9%</text:p>
          </table:table-cell>
          <table:table-cell office:value-type="float" office:value="90843" calcext:value-type="float">
            <text:p>90843</text:p>
          </table:table-cell>
          <table:table-cell office:value-type="float" office:value="94" calcext:value-type="float">
            <text:p>94</text:p>
          </table:table-cell>
          <table:table-cell table:formula="of:=[.F50]/[.E50]" office:value-type="percentage" office:value="0.00103475226489658" calcext:value-type="percentage">
            <text:p>0.1%</text:p>
          </table:table-cell>
          <table:table-cell office:value-type="float" office:value="8001" calcext:value-type="float">
            <text:p>8001</text:p>
          </table:table-cell>
          <table:table-cell table:formula="of:=[.H50]/[.E50]" office:value-type="percentage" office:value="0.0880750305472078" calcext:value-type="percentage">
            <text:p>8.8%</text:p>
          </table:table-cell>
          <table:table-cell office:value-type="float" office:value="168" calcext:value-type="float">
            <text:p>168</text:p>
          </table:table-cell>
          <table:table-cell table:formula="of:=[.J50]/[.E50]" office:value-type="percentage" office:value="0.00184934447343219" calcext:value-type="percentage">
            <text:p>0.2%</text:p>
          </table:table-cell>
          <table:table-cell office:value-type="float" office:value="9" calcext:value-type="float">
            <text:p>9</text:p>
          </table:table-cell>
          <table:table-cell table:formula="of:=[.E50]-[.F50]-[.H50]-[.J50]-[.L50]" office:value-type="float" office:value="82571" calcext:value-type="float">
            <text:p>82571</text:p>
          </table:table-cell>
          <table:table-cell table:formula="of:=[.M5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Jun19</text:p>
          </table:table-cell>
          <table:table-cell office:value-type="float" office:value="76793" calcext:value-type="float">
            <text:p>76793</text:p>
          </table:table-cell>
          <table:table-cell table:formula="of:=[.B51]-[.E51]" office:value-type="float" office:value="6407" calcext:value-type="float">
            <text:p>6407</text:p>
          </table:table-cell>
          <table:table-cell table:formula="of:=[.C51]/[.B51]" office:value-type="percentage" office:value="0.083432083653458" calcext:value-type="percentage">
            <text:p>8.3%</text:p>
          </table:table-cell>
          <table:table-cell office:value-type="float" office:value="70386" calcext:value-type="float">
            <text:p>70386</text:p>
          </table:table-cell>
          <table:table-cell office:value-type="float" office:value="338" calcext:value-type="float">
            <text:p>338</text:p>
          </table:table-cell>
          <table:table-cell table:formula="of:=[.F51]/[.E51]" office:value-type="percentage" office:value="0.0048020913249794" calcext:value-type="percentage">
            <text:p>0.5%</text:p>
          </table:table-cell>
          <table:table-cell office:value-type="float" office:value="8566" calcext:value-type="float">
            <text:p>8566</text:p>
          </table:table-cell>
          <table:table-cell table:formula="of:=[.H51]/[.E51]" office:value-type="percentage" office:value="0.121700338135425" calcext:value-type="percentage">
            <text:p>12.2%</text:p>
          </table:table-cell>
          <table:table-cell office:value-type="float" office:value="23" calcext:value-type="float">
            <text:p>23</text:p>
          </table:table-cell>
          <table:table-cell table:formula="of:=[.J51]/[.E51]" office:value-type="percentage" office:value="0.000326769528031143" calcext:value-type="percentage">
            <text:p>0.0%</text:p>
          </table:table-cell>
          <table:table-cell office:value-type="float" office:value="12" calcext:value-type="float">
            <text:p>12</text:p>
          </table:table-cell>
          <table:table-cell table:formula="of:=[.E51]-[.F51]-[.H51]-[.J51]-[.L51]" office:value-type="float" office:value="61447" calcext:value-type="float">
            <text:p>61447</text:p>
          </table:table-cell>
          <table:table-cell table:formula="of:=[.M5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Mar16</text:p>
          </table:table-cell>
          <table:table-cell office:value-type="float" office:value="63546" calcext:value-type="float">
            <text:p>63546</text:p>
          </table:table-cell>
          <table:table-cell table:formula="of:=[.B52]-[.E52]" office:value-type="float" office:value="6080" calcext:value-type="float">
            <text:p>6080</text:p>
          </table:table-cell>
          <table:table-cell table:formula="of:=[.C52]/[.B52]" office:value-type="percentage" office:value="0.0956787209265729" calcext:value-type="percentage">
            <text:p>9.6%</text:p>
          </table:table-cell>
          <table:table-cell office:value-type="float" office:value="57466" calcext:value-type="float">
            <text:p>57466</text:p>
          </table:table-cell>
          <table:table-cell office:value-type="float" office:value="115" calcext:value-type="float">
            <text:p>115</text:p>
          </table:table-cell>
          <table:table-cell table:formula="of:=[.F52]/[.E52]" office:value-type="percentage" office:value="0.00200118330839105" calcext:value-type="percentage">
            <text:p>0.2%</text:p>
          </table:table-cell>
          <table:table-cell office:value-type="float" office:value="2990" calcext:value-type="float">
            <text:p>2990</text:p>
          </table:table-cell>
          <table:table-cell table:formula="of:=[.H52]/[.E52]" office:value-type="percentage" office:value="0.0520307660181673" calcext:value-type="percentage">
            <text:p>5.2%</text:p>
          </table:table-cell>
          <table:table-cell office:value-type="float" office:value="210" calcext:value-type="float">
            <text:p>210</text:p>
          </table:table-cell>
          <table:table-cell table:formula="of:=[.J52]/[.E52]" office:value-type="percentage" office:value="0.00365433473706191" calcext:value-type="percentage">
            <text:p>0.4%</text:p>
          </table:table-cell>
          <table:table-cell office:value-type="float" office:value="10" calcext:value-type="float">
            <text:p>10</text:p>
          </table:table-cell>
          <table:table-cell table:formula="of:=[.E52]-[.F52]-[.H52]-[.J52]-[.L52]" office:value-type="float" office:value="54141" calcext:value-type="float">
            <text:p>54141</text:p>
          </table:table-cell>
          <table:table-cell table:formula="of:=[.M5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Mar17</text:p>
          </table:table-cell>
          <table:table-cell office:value-type="float" office:value="76431" calcext:value-type="float">
            <text:p>76431</text:p>
          </table:table-cell>
          <table:table-cell table:formula="of:=[.B53]-[.E53]" office:value-type="float" office:value="11229" calcext:value-type="float">
            <text:p>11229</text:p>
          </table:table-cell>
          <table:table-cell table:formula="of:=[.C53]/[.B53]" office:value-type="percentage" office:value="0.146916826941948" calcext:value-type="percentage">
            <text:p>14.7%</text:p>
          </table:table-cell>
          <table:table-cell office:value-type="float" office:value="65202" calcext:value-type="float">
            <text:p>65202</text:p>
          </table:table-cell>
          <table:table-cell office:value-type="float" office:value="33" calcext:value-type="float">
            <text:p>33</text:p>
          </table:table-cell>
          <table:table-cell table:formula="of:=[.F53]/[.E53]" office:value-type="percentage" office:value="0.000506119444188829" calcext:value-type="percentage">
            <text:p>0.1%</text:p>
          </table:table-cell>
          <table:table-cell office:value-type="float" office:value="1566" calcext:value-type="float">
            <text:p>1566</text:p>
          </table:table-cell>
          <table:table-cell table:formula="of:=[.H53]/[.E53]" office:value-type="percentage" office:value="0.024017668169688" calcext:value-type="percentage">
            <text:p>2.4%</text:p>
          </table:table-cell>
          <table:table-cell office:value-type="float" office:value="20" calcext:value-type="float">
            <text:p>20</text:p>
          </table:table-cell>
          <table:table-cell table:formula="of:=[.J53]/[.E53]" office:value-type="percentage" office:value="0.000306739057084138" calcext:value-type="percentage">
            <text:p>0.0%</text:p>
          </table:table-cell>
          <table:table-cell office:value-type="float" office:value="21" calcext:value-type="float">
            <text:p>21</text:p>
          </table:table-cell>
          <table:table-cell table:formula="of:=[.E53]-[.F53]-[.H53]-[.J53]-[.L53]" office:value-type="float" office:value="63562" calcext:value-type="float">
            <text:p>63562</text:p>
          </table:table-cell>
          <table:table-cell table:formula="of:=[.M5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Mar18</text:p>
          </table:table-cell>
          <table:table-cell office:value-type="float" office:value="60276" calcext:value-type="float">
            <text:p>60276</text:p>
          </table:table-cell>
          <table:table-cell table:formula="of:=[.B54]-[.E54]" office:value-type="float" office:value="2079" calcext:value-type="float">
            <text:p>2079</text:p>
          </table:table-cell>
          <table:table-cell table:formula="of:=[.C54]/[.B54]" office:value-type="percentage" office:value="0.0344913398367509" calcext:value-type="percentage">
            <text:p>3.4%</text:p>
          </table:table-cell>
          <table:table-cell office:value-type="float" office:value="58197" calcext:value-type="float">
            <text:p>58197</text:p>
          </table:table-cell>
          <table:table-cell office:value-type="float" office:value="317" calcext:value-type="float">
            <text:p>317</text:p>
          </table:table-cell>
          <table:table-cell table:formula="of:=[.F54]/[.E54]" office:value-type="percentage" office:value="0.00544701616921835" calcext:value-type="percentage">
            <text:p>0.5%</text:p>
          </table:table-cell>
          <table:table-cell office:value-type="float" office:value="5502" calcext:value-type="float">
            <text:p>5502</text:p>
          </table:table-cell>
          <table:table-cell table:formula="of:=[.H54]/[.E54]" office:value-type="percentage" office:value="0.094540955719367" calcext:value-type="percentage">
            <text:p>9.5%</text:p>
          </table:table-cell>
          <table:table-cell office:value-type="float" office:value="59" calcext:value-type="float">
            <text:p>59</text:p>
          </table:table-cell>
          <table:table-cell table:formula="of:=[.J54]/[.E54]" office:value-type="percentage" office:value="0.00101379796209427" calcext:value-type="percentage">
            <text:p>0.1%</text:p>
          </table:table-cell>
          <table:table-cell office:value-type="float" office:value="16" calcext:value-type="float">
            <text:p>16</text:p>
          </table:table-cell>
          <table:table-cell table:formula="of:=[.E54]-[.F54]-[.H54]-[.J54]-[.L54]" office:value-type="float" office:value="52303" calcext:value-type="float">
            <text:p>52303</text:p>
          </table:table-cell>
          <table:table-cell table:formula="of:=[.M5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May15</text:p>
          </table:table-cell>
          <table:table-cell office:value-type="float" office:value="44087" calcext:value-type="float">
            <text:p>44087</text:p>
          </table:table-cell>
          <table:table-cell table:formula="of:=[.B55]-[.E55]" office:value-type="float" office:value="4633" calcext:value-type="float">
            <text:p>4633</text:p>
          </table:table-cell>
          <table:table-cell table:formula="of:=[.C55]/[.B55]" office:value-type="percentage" office:value="0.105087667566403" calcext:value-type="percentage">
            <text:p>10.5%</text:p>
          </table:table-cell>
          <table:table-cell office:value-type="float" office:value="39454" calcext:value-type="float">
            <text:p>39454</text:p>
          </table:table-cell>
          <table:table-cell office:value-type="float" office:value="860" calcext:value-type="float">
            <text:p>860</text:p>
          </table:table-cell>
          <table:table-cell table:formula="of:=[.F55]/[.E55]" office:value-type="percentage" office:value="0.0217975363714706" calcext:value-type="percentage">
            <text:p>2.2%</text:p>
          </table:table-cell>
          <table:table-cell office:value-type="float" office:value="24528" calcext:value-type="float">
            <text:p>24528</text:p>
          </table:table-cell>
          <table:table-cell table:formula="of:=[.H55]/[.E55]" office:value-type="percentage" office:value="0.621686014092361" calcext:value-type="percentage">
            <text:p>62.2%</text:p>
          </table:table-cell>
          <table:table-cell office:value-type="float" office:value="146" calcext:value-type="float">
            <text:p>146</text:p>
          </table:table-cell>
          <table:table-cell table:formula="of:=[.J55]/[.E55]" office:value-type="percentage" office:value="0.003700511988645" calcext:value-type="percentage">
            <text:p>0.4%</text:p>
          </table:table-cell>
          <table:table-cell office:value-type="float" office:value="2" calcext:value-type="float">
            <text:p>2</text:p>
          </table:table-cell>
          <table:table-cell table:formula="of:=[.E55]-[.F55]-[.H55]-[.J55]-[.L55]" office:value-type="float" office:value="13918" calcext:value-type="float">
            <text:p>13918</text:p>
          </table:table-cell>
          <table:table-cell table:formula="of:=[.M5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May16</text:p>
          </table:table-cell>
          <table:table-cell office:value-type="float" office:value="84201" calcext:value-type="float">
            <text:p>84201</text:p>
          </table:table-cell>
          <table:table-cell table:formula="of:=[.B56]-[.E56]" office:value-type="float" office:value="3110" calcext:value-type="float">
            <text:p>3110</text:p>
          </table:table-cell>
          <table:table-cell table:formula="of:=[.C56]/[.B56]" office:value-type="percentage" office:value="0.0369354283203287" calcext:value-type="percentage">
            <text:p>3.7%</text:p>
          </table:table-cell>
          <table:table-cell office:value-type="float" office:value="81091" calcext:value-type="float">
            <text:p>81091</text:p>
          </table:table-cell>
          <table:table-cell office:value-type="float" office:value="132" calcext:value-type="float">
            <text:p>132</text:p>
          </table:table-cell>
          <table:table-cell table:formula="of:=[.F56]/[.E56]" office:value-type="percentage" office:value="0.0016278008656941" calcext:value-type="percentage">
            <text:p>0.2%</text:p>
          </table:table-cell>
          <table:table-cell office:value-type="float" office:value="10776" calcext:value-type="float">
            <text:p>10776</text:p>
          </table:table-cell>
          <table:table-cell table:formula="of:=[.H56]/[.E56]" office:value-type="percentage" office:value="0.132887743399391" calcext:value-type="percentage">
            <text:p>13.3%</text:p>
          </table:table-cell>
          <table:table-cell office:value-type="float" office:value="137" calcext:value-type="float">
            <text:p>137</text:p>
          </table:table-cell>
          <table:table-cell table:formula="of:=[.J56]/[.E56]" office:value-type="percentage" office:value="0.00168945998939463" calcext:value-type="percentage">
            <text:p>0.2%</text:p>
          </table:table-cell>
          <table:table-cell office:value-type="float" office:value="17" calcext:value-type="float">
            <text:p>17</text:p>
          </table:table-cell>
          <table:table-cell table:formula="of:=[.E56]-[.F56]-[.H56]-[.J56]-[.L56]" office:value-type="float" office:value="70029" calcext:value-type="float">
            <text:p>70029</text:p>
          </table:table-cell>
          <table:table-cell table:formula="of:=[.M5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May17</text:p>
          </table:table-cell>
          <table:table-cell office:value-type="float" office:value="80536" calcext:value-type="float">
            <text:p>80536</text:p>
          </table:table-cell>
          <table:table-cell table:formula="of:=[.B57]-[.E57]" office:value-type="float" office:value="6155" calcext:value-type="float">
            <text:p>6155</text:p>
          </table:table-cell>
          <table:table-cell table:formula="of:=[.C57]/[.B57]" office:value-type="percentage" office:value="0.0764254494884275" calcext:value-type="percentage">
            <text:p>7.6%</text:p>
          </table:table-cell>
          <table:table-cell office:value-type="float" office:value="74381" calcext:value-type="float">
            <text:p>74381</text:p>
          </table:table-cell>
          <table:table-cell office:value-type="float" office:value="438" calcext:value-type="float">
            <text:p>438</text:p>
          </table:table-cell>
          <table:table-cell table:formula="of:=[.F57]/[.E57]" office:value-type="percentage" office:value="0.00588860058348234" calcext:value-type="percentage">
            <text:p>0.6%</text:p>
          </table:table-cell>
          <table:table-cell office:value-type="float" office:value="7479" calcext:value-type="float">
            <text:p>7479</text:p>
          </table:table-cell>
          <table:table-cell table:formula="of:=[.H57]/[.E57]" office:value-type="percentage" office:value="0.100549871606996" calcext:value-type="percentage">
            <text:p>10.1%</text:p>
          </table:table-cell>
          <table:table-cell office:value-type="float" office:value="15" calcext:value-type="float">
            <text:p>15</text:p>
          </table:table-cell>
          <table:table-cell table:formula="of:=[.J57]/[.E57]" office:value-type="percentage" office:value="0.000201664403543916" calcext:value-type="percentage">
            <text:p>0.0%</text:p>
          </table:table-cell>
          <table:table-cell office:value-type="float" office:value="14" calcext:value-type="float">
            <text:p>14</text:p>
          </table:table-cell>
          <table:table-cell table:formula="of:=[.E57]-[.F57]-[.H57]-[.J57]-[.L57]" office:value-type="float" office:value="66435" calcext:value-type="float">
            <text:p>66435</text:p>
          </table:table-cell>
          <table:table-cell table:formula="of:=[.M5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May18</text:p>
          </table:table-cell>
          <table:table-cell office:value-type="float" office:value="99444" calcext:value-type="float">
            <text:p>99444</text:p>
          </table:table-cell>
          <table:table-cell table:formula="of:=[.B58]-[.E58]" office:value-type="float" office:value="4406" calcext:value-type="float">
            <text:p>4406</text:p>
          </table:table-cell>
          <table:table-cell table:formula="of:=[.C58]/[.B58]" office:value-type="percentage" office:value="0.0443063432685733" calcext:value-type="percentage">
            <text:p>4.4%</text:p>
          </table:table-cell>
          <table:table-cell office:value-type="float" office:value="95038" calcext:value-type="float">
            <text:p>95038</text:p>
          </table:table-cell>
          <table:table-cell office:value-type="float" office:value="451" calcext:value-type="float">
            <text:p>451</text:p>
          </table:table-cell>
          <table:table-cell table:formula="of:=[.F58]/[.E58]" office:value-type="percentage" office:value="0.00474547023295945" calcext:value-type="percentage">
            <text:p>0.5%</text:p>
          </table:table-cell>
          <table:table-cell office:value-type="float" office:value="10513" calcext:value-type="float">
            <text:p>10513</text:p>
          </table:table-cell>
          <table:table-cell table:formula="of:=[.H58]/[.E58]" office:value-type="percentage" office:value="0.110618910330605" calcext:value-type="percentage">
            <text:p>11.1%</text:p>
          </table:table-cell>
          <table:table-cell office:value-type="float" office:value="192" calcext:value-type="float">
            <text:p>192</text:p>
          </table:table-cell>
          <table:table-cell table:formula="of:=[.J58]/[.E58]" office:value-type="percentage" office:value="0.00202024453376544" calcext:value-type="percentage">
            <text:p>0.2%</text:p>
          </table:table-cell>
          <table:table-cell office:value-type="float" office:value="13" calcext:value-type="float">
            <text:p>13</text:p>
          </table:table-cell>
          <table:table-cell table:formula="of:=[.E58]-[.F58]-[.H58]-[.J58]-[.L58]" office:value-type="float" office:value="83869" calcext:value-type="float">
            <text:p>83869</text:p>
          </table:table-cell>
          <table:table-cell table:formula="of:=[.M5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May19</text:p>
          </table:table-cell>
          <table:table-cell office:value-type="float" office:value="68451" calcext:value-type="float">
            <text:p>68451</text:p>
          </table:table-cell>
          <table:table-cell table:formula="of:=[.B59]-[.E59]" office:value-type="float" office:value="5420" calcext:value-type="float">
            <text:p>5420</text:p>
          </table:table-cell>
          <table:table-cell table:formula="of:=[.C59]/[.B59]" office:value-type="percentage" office:value="0.0791807278199004" calcext:value-type="percentage">
            <text:p>7.9%</text:p>
          </table:table-cell>
          <table:table-cell office:value-type="float" office:value="63031" calcext:value-type="float">
            <text:p>63031</text:p>
          </table:table-cell>
          <table:table-cell office:value-type="float" office:value="524" calcext:value-type="float">
            <text:p>524</text:p>
          </table:table-cell>
          <table:table-cell table:formula="of:=[.F59]/[.E59]" office:value-type="percentage" office:value="0.00831336961177833" calcext:value-type="percentage">
            <text:p>0.8%</text:p>
          </table:table-cell>
          <table:table-cell office:value-type="float" office:value="10239" calcext:value-type="float">
            <text:p>10239</text:p>
          </table:table-cell>
          <table:table-cell table:formula="of:=[.H59]/[.E59]" office:value-type="percentage" office:value="0.162443876822516" calcext:value-type="percentage">
            <text:p>16.2%</text:p>
          </table:table-cell>
          <table:table-cell office:value-type="float" office:value="88" calcext:value-type="float">
            <text:p>88</text:p>
          </table:table-cell>
          <table:table-cell table:formula="of:=[.J59]/[.E59]" office:value-type="percentage" office:value="0.00139613840808491" calcext:value-type="percentage">
            <text:p>0.1%</text:p>
          </table:table-cell>
          <table:table-cell office:value-type="float" office:value="2" calcext:value-type="float">
            <text:p>2</text:p>
          </table:table-cell>
          <table:table-cell table:formula="of:=[.E59]-[.F59]-[.H59]-[.J59]-[.L59]" office:value-type="float" office:value="52178" calcext:value-type="float">
            <text:p>52178</text:p>
          </table:table-cell>
          <table:table-cell table:formula="of:=[.M5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Nov15</text:p>
          </table:table-cell>
          <table:table-cell office:value-type="float" office:value="69334" calcext:value-type="float">
            <text:p>69334</text:p>
          </table:table-cell>
          <table:table-cell table:formula="of:=[.B60]-[.E60]" office:value-type="float" office:value="5589" calcext:value-type="float">
            <text:p>5589</text:p>
          </table:table-cell>
          <table:table-cell table:formula="of:=[.C60]/[.B60]" office:value-type="percentage" office:value="0.0806098018288286" calcext:value-type="percentage">
            <text:p>8.1%</text:p>
          </table:table-cell>
          <table:table-cell office:value-type="float" office:value="63745" calcext:value-type="float">
            <text:p>63745</text:p>
          </table:table-cell>
          <table:table-cell office:value-type="float" office:value="181" calcext:value-type="float">
            <text:p>181</text:p>
          </table:table-cell>
          <table:table-cell table:formula="of:=[.F60]/[.E60]" office:value-type="percentage" office:value="0.0028394383873245" calcext:value-type="percentage">
            <text:p>0.3%</text:p>
          </table:table-cell>
          <table:table-cell office:value-type="float" office:value="2369" calcext:value-type="float">
            <text:p>2369</text:p>
          </table:table-cell>
          <table:table-cell table:formula="of:=[.H60]/[.E60]" office:value-type="percentage" office:value="0.037163699113656" calcext:value-type="percentage">
            <text:p>3.7%</text:p>
          </table:table-cell>
          <table:table-cell office:value-type="float" office:value="107" calcext:value-type="float">
            <text:p>107</text:p>
          </table:table-cell>
          <table:table-cell table:formula="of:=[.J60]/[.E60]" office:value-type="percentage" office:value="0.00167856302455095" calcext:value-type="percentage">
            <text:p>0.2%</text:p>
          </table:table-cell>
          <table:table-cell office:value-type="float" office:value="11" calcext:value-type="float">
            <text:p>11</text:p>
          </table:table-cell>
          <table:table-cell table:formula="of:=[.E60]-[.F60]-[.H60]-[.J60]-[.L60]" office:value-type="float" office:value="61077" calcext:value-type="float">
            <text:p>61077</text:p>
          </table:table-cell>
          <table:table-cell table:formula="of:=[.M6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Nov16</text:p>
          </table:table-cell>
          <table:table-cell office:value-type="float" office:value="75261" calcext:value-type="float">
            <text:p>75261</text:p>
          </table:table-cell>
          <table:table-cell table:formula="of:=[.B61]-[.E61]" office:value-type="float" office:value="8210" calcext:value-type="float">
            <text:p>8210</text:p>
          </table:table-cell>
          <table:table-cell table:formula="of:=[.C61]/[.B61]" office:value-type="percentage" office:value="0.109087043754401" calcext:value-type="percentage">
            <text:p>10.9%</text:p>
          </table:table-cell>
          <table:table-cell office:value-type="float" office:value="67051" calcext:value-type="float">
            <text:p>67051</text:p>
          </table:table-cell>
          <table:table-cell office:value-type="float" office:value="235" calcext:value-type="float">
            <text:p>235</text:p>
          </table:table-cell>
          <table:table-cell table:formula="of:=[.F61]/[.E61]" office:value-type="percentage" office:value="0.00350479485764567" calcext:value-type="percentage">
            <text:p>0.4%</text:p>
          </table:table-cell>
          <table:table-cell office:value-type="float" office:value="3471" calcext:value-type="float">
            <text:p>3471</text:p>
          </table:table-cell>
          <table:table-cell table:formula="of:=[.H61]/[.E61]" office:value-type="percentage" office:value="0.0517665657484601" calcext:value-type="percentage">
            <text:p>5.2%</text:p>
          </table:table-cell>
          <table:table-cell office:value-type="float" office:value="128" calcext:value-type="float">
            <text:p>128</text:p>
          </table:table-cell>
          <table:table-cell table:formula="of:=[.J61]/[.E61]" office:value-type="percentage" office:value="0.00190899464586658" calcext:value-type="percentage">
            <text:p>0.2%</text:p>
          </table:table-cell>
          <table:table-cell office:value-type="float" office:value="15" calcext:value-type="float">
            <text:p>15</text:p>
          </table:table-cell>
          <table:table-cell table:formula="of:=[.E61]-[.F61]-[.H61]-[.J61]-[.L61]" office:value-type="float" office:value="63202" calcext:value-type="float">
            <text:p>63202</text:p>
          </table:table-cell>
          <table:table-cell table:formula="of:=[.M6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Nov18</text:p>
          </table:table-cell>
          <table:table-cell office:value-type="float" office:value="70723" calcext:value-type="float">
            <text:p>70723</text:p>
          </table:table-cell>
          <table:table-cell table:formula="of:=[.B62]-[.E62]" office:value-type="float" office:value="6041" calcext:value-type="float">
            <text:p>6041</text:p>
          </table:table-cell>
          <table:table-cell table:formula="of:=[.C62]/[.B62]" office:value-type="percentage" office:value="0.0854177565996918" calcext:value-type="percentage">
            <text:p>8.5%</text:p>
          </table:table-cell>
          <table:table-cell office:value-type="float" office:value="64682" calcext:value-type="float">
            <text:p>64682</text:p>
          </table:table-cell>
          <table:table-cell office:value-type="float" office:value="46" calcext:value-type="float">
            <text:p>46</text:p>
          </table:table-cell>
          <table:table-cell table:formula="of:=[.F62]/[.E62]" office:value-type="percentage" office:value="0.000711171577873288" calcext:value-type="percentage">
            <text:p>0.1%</text:p>
          </table:table-cell>
          <table:table-cell office:value-type="float" office:value="1430" calcext:value-type="float">
            <text:p>1430</text:p>
          </table:table-cell>
          <table:table-cell table:formula="of:=[.H62]/[.E62]" office:value-type="percentage" office:value="0.0221081599208435" calcext:value-type="percentage">
            <text:p>2.2%</text:p>
          </table:table-cell>
          <table:table-cell office:value-type="float" office:value="124" calcext:value-type="float">
            <text:p>124</text:p>
          </table:table-cell>
          <table:table-cell table:formula="of:=[.J62]/[.E62]" office:value-type="percentage" office:value="0.0019170712099193" calcext:value-type="percentage">
            <text:p>0.2%</text:p>
          </table:table-cell>
          <table:table-cell office:value-type="float" office:value="18" calcext:value-type="float">
            <text:p>18</text:p>
          </table:table-cell>
          <table:table-cell table:formula="of:=[.E62]-[.F62]-[.H62]-[.J62]-[.L62]" office:value-type="float" office:value="63064" calcext:value-type="float">
            <text:p>63064</text:p>
          </table:table-cell>
          <table:table-cell table:formula="of:=[.M6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Oct15</text:p>
          </table:table-cell>
          <table:table-cell office:value-type="float" office:value="47284" calcext:value-type="float">
            <text:p>47284</text:p>
          </table:table-cell>
          <table:table-cell table:formula="of:=[.B63]-[.E63]" office:value-type="float" office:value="9726" calcext:value-type="float">
            <text:p>9726</text:p>
          </table:table-cell>
          <table:table-cell table:formula="of:=[.C63]/[.B63]" office:value-type="percentage" office:value="0.205693257761611" calcext:value-type="percentage">
            <text:p>20.6%</text:p>
          </table:table-cell>
          <table:table-cell office:value-type="float" office:value="37558" calcext:value-type="float">
            <text:p>37558</text:p>
          </table:table-cell>
          <table:table-cell office:value-type="float" office:value="34" calcext:value-type="float">
            <text:p>34</text:p>
          </table:table-cell>
          <table:table-cell table:formula="of:=[.F63]/[.E63]" office:value-type="percentage" office:value="0.00090526652111401" calcext:value-type="percentage">
            <text:p>0.1%</text:p>
          </table:table-cell>
          <table:table-cell office:value-type="float" office:value="1045" calcext:value-type="float">
            <text:p>1045</text:p>
          </table:table-cell>
          <table:table-cell table:formula="of:=[.H63]/[.E63]" office:value-type="percentage" office:value="0.0278236327812983" calcext:value-type="percentage">
            <text:p>2.8%</text:p>
          </table:table-cell>
          <table:table-cell office:value-type="float" office:value="138" calcext:value-type="float">
            <text:p>138</text:p>
          </table:table-cell>
          <table:table-cell table:formula="of:=[.J63]/[.E63]" office:value-type="percentage" office:value="0.00367431705628628" calcext:value-type="percentage">
            <text:p>0.4%</text:p>
          </table:table-cell>
          <table:table-cell office:value-type="float" office:value="17" calcext:value-type="float">
            <text:p>17</text:p>
          </table:table-cell>
          <table:table-cell table:formula="of:=[.E63]-[.F63]-[.H63]-[.J63]-[.L63]" office:value-type="float" office:value="36324" calcext:value-type="float">
            <text:p>36324</text:p>
          </table:table-cell>
          <table:table-cell table:formula="of:=[.M6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Oct16</text:p>
          </table:table-cell>
          <table:table-cell office:value-type="float" office:value="61148" calcext:value-type="float">
            <text:p>61148</text:p>
          </table:table-cell>
          <table:table-cell table:formula="of:=[.B64]-[.E64]" office:value-type="float" office:value="5533" calcext:value-type="float">
            <text:p>5533</text:p>
          </table:table-cell>
          <table:table-cell table:formula="of:=[.C64]/[.B64]" office:value-type="percentage" office:value="0.0904853797344149" calcext:value-type="percentage">
            <text:p>9.0%</text:p>
          </table:table-cell>
          <table:table-cell office:value-type="float" office:value="55615" calcext:value-type="float">
            <text:p>55615</text:p>
          </table:table-cell>
          <table:table-cell office:value-type="float" office:value="133" calcext:value-type="float">
            <text:p>133</text:p>
          </table:table-cell>
          <table:table-cell table:formula="of:=[.F64]/[.E64]" office:value-type="percentage" office:value="0.00239144115796098" calcext:value-type="percentage">
            <text:p>0.2%</text:p>
          </table:table-cell>
          <table:table-cell office:value-type="float" office:value="4703" calcext:value-type="float">
            <text:p>4703</text:p>
          </table:table-cell>
          <table:table-cell table:formula="of:=[.H64]/[.E64]" office:value-type="percentage" office:value="0.0845635170367707" calcext:value-type="percentage">
            <text:p>8.5%</text:p>
          </table:table-cell>
          <table:table-cell office:value-type="float" office:value="90" calcext:value-type="float">
            <text:p>90</text:p>
          </table:table-cell>
          <table:table-cell table:formula="of:=[.J64]/[.E64]" office:value-type="percentage" office:value="0.00161826845275555" calcext:value-type="percentage">
            <text:p>0.2%</text:p>
          </table:table-cell>
          <table:table-cell office:value-type="float" office:value="11" calcext:value-type="float">
            <text:p>11</text:p>
          </table:table-cell>
          <table:table-cell table:formula="of:=[.E64]-[.F64]-[.H64]-[.J64]-[.L64]" office:value-type="float" office:value="50678" calcext:value-type="float">
            <text:p>50678</text:p>
          </table:table-cell>
          <table:table-cell table:formula="of:=[.M6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Oct17</text:p>
          </table:table-cell>
          <table:table-cell office:value-type="float" office:value="1248" calcext:value-type="float">
            <text:p>1248</text:p>
          </table:table-cell>
          <table:table-cell table:formula="of:=[.B65]-[.E65]" office:value-type="float" office:value="35" calcext:value-type="float">
            <text:p>35</text:p>
          </table:table-cell>
          <table:table-cell table:formula="of:=[.C65]/[.B65]" office:value-type="percentage" office:value="0.0280448717948718" calcext:value-type="percentage">
            <text:p>2.8%</text:p>
          </table:table-cell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  <table:table-cell table:formula="of:=[.F65]/[.E65]" office:value-type="percentage" office:value="0.00164880461665293" calcext:value-type="percentage">
            <text:p>0.2%</text:p>
          </table:table-cell>
          <table:table-cell office:value-type="float" office:value="179" calcext:value-type="float">
            <text:p>179</text:p>
          </table:table-cell>
          <table:table-cell table:formula="of:=[.H65]/[.E65]" office:value-type="percentage" office:value="0.147568013190437" calcext:value-type="percentage">
            <text:p>14.8%</text:p>
          </table:table-cell>
          <table:table-cell office:value-type="float" office:value="7" calcext:value-type="float">
            <text:p>7</text:p>
          </table:table-cell>
          <table:table-cell table:formula="of:=[.J65]/[.E65]" office:value-type="percentage" office:value="0.00577081615828524" calcext:value-type="percentage">
            <text:p>0.6%</text:p>
          </table:table-cell>
          <table:table-cell office:value-type="float" office:value="0" calcext:value-type="float">
            <text:p>0</text:p>
          </table:table-cell>
          <table:table-cell table:formula="of:=[.E65]-[.F65]-[.H65]-[.J65]-[.L65]" office:value-type="float" office:value="1025" calcext:value-type="float">
            <text:p>1025</text:p>
          </table:table-cell>
          <table:table-cell table:formula="of:=[.M65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Oct18</text:p>
          </table:table-cell>
          <table:table-cell office:value-type="float" office:value="2315" calcext:value-type="float">
            <text:p>2315</text:p>
          </table:table-cell>
          <table:table-cell table:formula="of:=[.B66]-[.E66]" office:value-type="float" office:value="95" calcext:value-type="float">
            <text:p>95</text:p>
          </table:table-cell>
          <table:table-cell table:formula="of:=[.C66]/[.B66]" office:value-type="percentage" office:value="0.041036717062635" calcext:value-type="percentage">
            <text:p>4.1%</text:p>
          </table:table-cell>
          <table:table-cell office:value-type="float" office:value="2220" calcext:value-type="float">
            <text:p>2220</text:p>
          </table:table-cell>
          <table:table-cell office:value-type="float" office:value="13" calcext:value-type="float">
            <text:p>13</text:p>
          </table:table-cell>
          <table:table-cell table:formula="of:=[.F66]/[.E66]" office:value-type="percentage" office:value="0.00585585585585586" calcext:value-type="percentage">
            <text:p>0.6%</text:p>
          </table:table-cell>
          <table:table-cell office:value-type="float" office:value="62" calcext:value-type="float">
            <text:p>62</text:p>
          </table:table-cell>
          <table:table-cell table:formula="of:=[.H66]/[.E66]" office:value-type="percentage" office:value="0.0279279279279279" calcext:value-type="percentage">
            <text:p>2.8%</text:p>
          </table:table-cell>
          <table:table-cell office:value-type="float" office:value="2" calcext:value-type="float">
            <text:p>2</text:p>
          </table:table-cell>
          <table:table-cell table:formula="of:=[.J66]/[.E66]" office:value-type="percentage" office:value="0.000900900900900901" calcext:value-type="percentage">
            <text:p>0.1%</text:p>
          </table:table-cell>
          <table:table-cell office:value-type="float" office:value="0" calcext:value-type="float">
            <text:p>0</text:p>
          </table:table-cell>
          <table:table-cell table:formula="of:=[.E66]-[.F66]-[.H66]-[.J66]-[.L66]" office:value-type="float" office:value="2143" calcext:value-type="float">
            <text:p>2143</text:p>
          </table:table-cell>
          <table:table-cell table:formula="of:=[.M66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Sep16</text:p>
          </table:table-cell>
          <table:table-cell office:value-type="float" office:value="80009" calcext:value-type="float">
            <text:p>80009</text:p>
          </table:table-cell>
          <table:table-cell table:formula="of:=[.B67]-[.E67]" office:value-type="float" office:value="5677" calcext:value-type="float">
            <text:p>5677</text:p>
          </table:table-cell>
          <table:table-cell table:formula="of:=[.C67]/[.B67]" office:value-type="percentage" office:value="0.0709545176167681" calcext:value-type="percentage">
            <text:p>7.1%</text:p>
          </table:table-cell>
          <table:table-cell office:value-type="float" office:value="74332" calcext:value-type="float">
            <text:p>74332</text:p>
          </table:table-cell>
          <table:table-cell office:value-type="float" office:value="260" calcext:value-type="float">
            <text:p>260</text:p>
          </table:table-cell>
          <table:table-cell table:formula="of:=[.F67]/[.E67]" office:value-type="percentage" office:value="0.00349782058871011" calcext:value-type="percentage">
            <text:p>0.3%</text:p>
          </table:table-cell>
          <table:table-cell office:value-type="float" office:value="7415" calcext:value-type="float">
            <text:p>7415</text:p>
          </table:table-cell>
          <table:table-cell table:formula="of:=[.H67]/[.E67]" office:value-type="percentage" office:value="0.0997551525587903" calcext:value-type="percentage">
            <text:p>10.0%</text:p>
          </table:table-cell>
          <table:table-cell office:value-type="float" office:value="91" calcext:value-type="float">
            <text:p>91</text:p>
          </table:table-cell>
          <table:table-cell table:formula="of:=[.J67]/[.E67]" office:value-type="percentage" office:value="0.00122423720604854" calcext:value-type="percentage">
            <text:p>0.1%</text:p>
          </table:table-cell>
          <table:table-cell office:value-type="float" office:value="9" calcext:value-type="float">
            <text:p>9</text:p>
          </table:table-cell>
          <table:table-cell table:formula="of:=[.E67]-[.F67]-[.H67]-[.J67]-[.L67]" office:value-type="float" office:value="66557" calcext:value-type="float">
            <text:p>66557</text:p>
          </table:table-cell>
          <table:table-cell table:formula="of:=[.M6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Sep17</text:p>
          </table:table-cell>
          <table:table-cell office:value-type="float" office:value="74521" calcext:value-type="float">
            <text:p>74521</text:p>
          </table:table-cell>
          <table:table-cell table:formula="of:=[.B68]-[.E68]" office:value-type="float" office:value="2684" calcext:value-type="float">
            <text:p>2684</text:p>
          </table:table-cell>
          <table:table-cell table:formula="of:=[.C68]/[.B68]" office:value-type="percentage" office:value="0.0360166932810885" calcext:value-type="percentage">
            <text:p>3.6%</text:p>
          </table:table-cell>
          <table:table-cell office:value-type="float" office:value="71837" calcext:value-type="float">
            <text:p>71837</text:p>
          </table:table-cell>
          <table:table-cell office:value-type="float" office:value="107" calcext:value-type="float">
            <text:p>107</text:p>
          </table:table-cell>
          <table:table-cell table:formula="of:=[.F68]/[.E68]" office:value-type="percentage" office:value="0.0014894831354316" calcext:value-type="percentage">
            <text:p>0.1%</text:p>
          </table:table-cell>
          <table:table-cell office:value-type="float" office:value="2951" calcext:value-type="float">
            <text:p>2951</text:p>
          </table:table-cell>
          <table:table-cell table:formula="of:=[.H68]/[.E68]" office:value-type="percentage" office:value="0.0410791096510155" calcext:value-type="percentage">
            <text:p>4.1%</text:p>
          </table:table-cell>
          <table:table-cell office:value-type="float" office:value="31" calcext:value-type="float">
            <text:p>31</text:p>
          </table:table-cell>
          <table:table-cell table:formula="of:=[.J68]/[.E68]" office:value-type="percentage" office:value="0.000431532497181118" calcext:value-type="percentage">
            <text:p>0.0%</text:p>
          </table:table-cell>
          <table:table-cell office:value-type="float" office:value="22" calcext:value-type="float">
            <text:p>22</text:p>
          </table:table-cell>
          <table:table-cell table:formula="of:=[.E68]-[.F68]-[.H68]-[.J68]-[.L68]" office:value-type="float" office:value="68726" calcext:value-type="float">
            <text:p>68726</text:p>
          </table:table-cell>
          <table:table-cell table:formula="of:=[.M6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2-Sep18</text:p>
          </table:table-cell>
          <table:table-cell office:value-type="float" office:value="2013" calcext:value-type="float">
            <text:p>2013</text:p>
          </table:table-cell>
          <table:table-cell table:formula="of:=[.B69]-[.E69]" office:value-type="float" office:value="133" calcext:value-type="float">
            <text:p>133</text:p>
          </table:table-cell>
          <table:table-cell table:formula="of:=[.C69]/[.B69]" office:value-type="percentage" office:value="0.0660705414803775" calcext:value-type="percentage">
            <text:p>6.6%</text:p>
          </table:table-cell>
          <table:table-cell office:value-type="float" office:value="1880" calcext:value-type="float">
            <text:p>1880</text:p>
          </table:table-cell>
          <table:table-cell office:value-type="float" office:value="6" calcext:value-type="float">
            <text:p>6</text:p>
          </table:table-cell>
          <table:table-cell table:formula="of:=[.F69]/[.E69]" office:value-type="percentage" office:value="0.00319148936170213" calcext:value-type="percentage">
            <text:p>0.3%</text:p>
          </table:table-cell>
          <table:table-cell office:value-type="float" office:value="73" calcext:value-type="float">
            <text:p>73</text:p>
          </table:table-cell>
          <table:table-cell table:formula="of:=[.H69]/[.E69]" office:value-type="percentage" office:value="0.0388297872340426" calcext:value-type="percentage">
            <text:p>3.9%</text:p>
          </table:table-cell>
          <table:table-cell office:value-type="float" office:value="18" calcext:value-type="float">
            <text:p>18</text:p>
          </table:table-cell>
          <table:table-cell table:formula="of:=[.J69]/[.E69]" office:value-type="percentage" office:value="0.00957446808510638" calcext:value-type="percentage">
            <text:p>1.0%</text:p>
          </table:table-cell>
          <table:table-cell office:value-type="float" office:value="0" calcext:value-type="float">
            <text:p>0</text:p>
          </table:table-cell>
          <table:table-cell table:formula="of:=[.E69]-[.F69]-[.H69]-[.J69]-[.L69]" office:value-type="float" office:value="1783" calcext:value-type="float">
            <text:p>1783</text:p>
          </table:table-cell>
          <table:table-cell table:formula="of:=[.M69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05_S_Wi2013</text:p>
          </table:table-cell>
          <table:table-cell office:value-type="float" office:value="75503" calcext:value-type="float">
            <text:p>75503</text:p>
          </table:table-cell>
          <table:table-cell table:formula="of:=[.B70]-[.E70]" office:value-type="float" office:value="28784" calcext:value-type="float">
            <text:p>28784</text:p>
          </table:table-cell>
          <table:table-cell table:formula="of:=[.C70]/[.B70]" office:value-type="percentage" office:value="0.381229884905236" calcext:value-type="percentage">
            <text:p>38.1%</text:p>
          </table:table-cell>
          <table:table-cell office:value-type="float" office:value="46719" calcext:value-type="float">
            <text:p>46719</text:p>
          </table:table-cell>
          <table:table-cell office:value-type="float" office:value="8" calcext:value-type="float">
            <text:p>8</text:p>
          </table:table-cell>
          <table:table-cell table:formula="of:=[.F70]/[.E70]" office:value-type="percentage" office:value="0.000171236541878037" calcext:value-type="percentage">
            <text:p>0.0%</text:p>
          </table:table-cell>
          <table:table-cell office:value-type="float" office:value="221" calcext:value-type="float">
            <text:p>221</text:p>
          </table:table-cell>
          <table:table-cell table:formula="of:=[.H70]/[.E70]" office:value-type="percentage" office:value="0.00473040946938077" calcext:value-type="percentage">
            <text:p>0.5%</text:p>
          </table:table-cell>
          <table:table-cell office:value-type="float" office:value="2228" calcext:value-type="float">
            <text:p>2228</text:p>
          </table:table-cell>
          <table:table-cell table:formula="of:=[.J70]/[.E70]" office:value-type="percentage" office:value="0.0476893769130332" calcext:value-type="percentage">
            <text:p>4.8%</text:p>
          </table:table-cell>
          <table:table-cell office:value-type="float" office:value="9" calcext:value-type="float">
            <text:p>9</text:p>
          </table:table-cell>
          <table:table-cell table:formula="of:=[.E70]-[.F70]-[.H70]-[.J70]-[.L70]" office:value-type="float" office:value="44253" calcext:value-type="float">
            <text:p>44253</text:p>
          </table:table-cell>
          <table:table-cell table:formula="of:=[.M7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05_S_Wi2015</text:p>
          </table:table-cell>
          <table:table-cell office:value-type="float" office:value="55424" calcext:value-type="float">
            <text:p>55424</text:p>
          </table:table-cell>
          <table:table-cell table:formula="of:=[.B71]-[.E71]" office:value-type="float" office:value="22610" calcext:value-type="float">
            <text:p>22610</text:p>
          </table:table-cell>
          <table:table-cell table:formula="of:=[.C71]/[.B71]" office:value-type="percentage" office:value="0.407946016166282" calcext:value-type="percentage">
            <text:p>40.8%</text:p>
          </table:table-cell>
          <table:table-cell office:value-type="float" office:value="32814" calcext:value-type="float">
            <text:p>32814</text:p>
          </table:table-cell>
          <table:table-cell office:value-type="float" office:value="41" calcext:value-type="float">
            <text:p>41</text:p>
          </table:table-cell>
          <table:table-cell table:formula="of:=[.F71]/[.E71]" office:value-type="percentage" office:value="0.0012494666910465" calcext:value-type="percentage">
            <text:p>0.1%</text:p>
          </table:table-cell>
          <table:table-cell office:value-type="float" office:value="1005" calcext:value-type="float">
            <text:p>1005</text:p>
          </table:table-cell>
          <table:table-cell table:formula="of:=[.H71]/[.E71]" office:value-type="percentage" office:value="0.0306271713293107" calcext:value-type="percentage">
            <text:p>3.1%</text:p>
          </table:table-cell>
          <table:table-cell office:value-type="float" office:value="944" calcext:value-type="float">
            <text:p>944</text:p>
          </table:table-cell>
          <table:table-cell table:formula="of:=[.J71]/[.E71]" office:value-type="percentage" office:value="0.0287682086914122" calcext:value-type="percentage">
            <text:p>2.9%</text:p>
          </table:table-cell>
          <table:table-cell office:value-type="float" office:value="1" calcext:value-type="float">
            <text:p>1</text:p>
          </table:table-cell>
          <table:table-cell table:formula="of:=[.E71]-[.F71]-[.H71]-[.J71]-[.L71]" office:value-type="float" office:value="30823" calcext:value-type="float">
            <text:p>30823</text:p>
          </table:table-cell>
          <table:table-cell table:formula="of:=[.M7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05_S_Wi2016</text:p>
          </table:table-cell>
          <table:table-cell office:value-type="float" office:value="61468" calcext:value-type="float">
            <text:p>61468</text:p>
          </table:table-cell>
          <table:table-cell table:formula="of:=[.B72]-[.E72]" office:value-type="float" office:value="22116" calcext:value-type="float">
            <text:p>22116</text:p>
          </table:table-cell>
          <table:table-cell table:formula="of:=[.C72]/[.B72]" office:value-type="percentage" office:value="0.359796967527819" calcext:value-type="percentage">
            <text:p>36.0%</text:p>
          </table:table-cell>
          <table:table-cell office:value-type="float" office:value="39352" calcext:value-type="float">
            <text:p>39352</text:p>
          </table:table-cell>
          <table:table-cell office:value-type="float" office:value="8" calcext:value-type="float">
            <text:p>8</text:p>
          </table:table-cell>
          <table:table-cell table:formula="of:=[.F72]/[.E72]" office:value-type="percentage" office:value="0.00020329335230738" calcext:value-type="percentage">
            <text:p>0.0%</text:p>
          </table:table-cell>
          <table:table-cell office:value-type="float" office:value="723" calcext:value-type="float">
            <text:p>723</text:p>
          </table:table-cell>
          <table:table-cell table:formula="of:=[.H72]/[.E72]" office:value-type="percentage" office:value="0.0183726367147794" calcext:value-type="percentage">
            <text:p>1.8%</text:p>
          </table:table-cell>
          <table:table-cell office:value-type="float" office:value="3034" calcext:value-type="float">
            <text:p>3034</text:p>
          </table:table-cell>
          <table:table-cell table:formula="of:=[.J72]/[.E72]" office:value-type="percentage" office:value="0.0770990038625737" calcext:value-type="percentage">
            <text:p>7.7%</text:p>
          </table:table-cell>
          <table:table-cell office:value-type="float" office:value="4" calcext:value-type="float">
            <text:p>4</text:p>
          </table:table-cell>
          <table:table-cell table:formula="of:=[.E72]-[.F72]-[.H72]-[.J72]-[.L72]" office:value-type="float" office:value="35583" calcext:value-type="float">
            <text:p>35583</text:p>
          </table:table-cell>
          <table:table-cell table:formula="of:=[.M7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05_S_Wi2017</text:p>
          </table:table-cell>
          <table:table-cell office:value-type="float" office:value="36853" calcext:value-type="float">
            <text:p>36853</text:p>
          </table:table-cell>
          <table:table-cell table:formula="of:=[.B73]-[.E73]" office:value-type="float" office:value="11658" calcext:value-type="float">
            <text:p>11658</text:p>
          </table:table-cell>
          <table:table-cell table:formula="of:=[.C73]/[.B73]" office:value-type="percentage" office:value="0.31633788294033" calcext:value-type="percentage">
            <text:p>31.6%</text:p>
          </table:table-cell>
          <table:table-cell office:value-type="float" office:value="25195" calcext:value-type="float">
            <text:p>25195</text:p>
          </table:table-cell>
          <table:table-cell office:value-type="float" office:value="130" calcext:value-type="float">
            <text:p>130</text:p>
          </table:table-cell>
          <table:table-cell table:formula="of:=[.F73]/[.E73]" office:value-type="percentage" office:value="0.00515975391942846" calcext:value-type="percentage">
            <text:p>0.5%</text:p>
          </table:table-cell>
          <table:table-cell office:value-type="float" office:value="1548" calcext:value-type="float">
            <text:p>1548</text:p>
          </table:table-cell>
          <table:table-cell table:formula="of:=[.H73]/[.E73]" office:value-type="percentage" office:value="0.0614407620559635" calcext:value-type="percentage">
            <text:p>6.1%</text:p>
          </table:table-cell>
          <table:table-cell office:value-type="float" office:value="818" calcext:value-type="float">
            <text:p>818</text:p>
          </table:table-cell>
          <table:table-cell table:formula="of:=[.J73]/[.E73]" office:value-type="percentage" office:value="0.0324667592776344" calcext:value-type="percentage">
            <text:p>3.2%</text:p>
          </table:table-cell>
          <table:table-cell office:value-type="float" office:value="4" calcext:value-type="float">
            <text:p>4</text:p>
          </table:table-cell>
          <table:table-cell table:formula="of:=[.E73]-[.F73]-[.H73]-[.J73]-[.L73]" office:value-type="float" office:value="22695" calcext:value-type="float">
            <text:p>22695</text:p>
          </table:table-cell>
          <table:table-cell table:formula="of:=[.M7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05_S_Wi2017RNA</text:p>
          </table:table-cell>
          <table:table-cell office:value-type="float" office:value="36334" calcext:value-type="float">
            <text:p>36334</text:p>
          </table:table-cell>
          <table:table-cell table:formula="of:=[.B74]-[.E74]" office:value-type="float" office:value="10189" calcext:value-type="float">
            <text:p>10189</text:p>
          </table:table-cell>
          <table:table-cell table:formula="of:=[.C74]/[.B74]" office:value-type="percentage" office:value="0.280426047228491" calcext:value-type="percentage">
            <text:p>28.0%</text:p>
          </table:table-cell>
          <table:table-cell office:value-type="float" office:value="26145" calcext:value-type="float">
            <text:p>26145</text:p>
          </table:table-cell>
          <table:table-cell office:value-type="float" office:value="90" calcext:value-type="float">
            <text:p>90</text:p>
          </table:table-cell>
          <table:table-cell table:formula="of:=[.F74]/[.E74]" office:value-type="percentage" office:value="0.00344234079173838" calcext:value-type="percentage">
            <text:p>0.3%</text:p>
          </table:table-cell>
          <table:table-cell office:value-type="float" office:value="9152" calcext:value-type="float">
            <text:p>9152</text:p>
          </table:table-cell>
          <table:table-cell table:formula="of:=[.H74]/[.E74]" office:value-type="percentage" office:value="0.350047810288774" calcext:value-type="percentage">
            <text:p>35.0%</text:p>
          </table:table-cell>
          <table:table-cell office:value-type="float" office:value="440" calcext:value-type="float">
            <text:p>440</text:p>
          </table:table-cell>
          <table:table-cell table:formula="of:=[.J74]/[.E74]" office:value-type="percentage" office:value="0.0168292216484988" calcext:value-type="percentage">
            <text:p>1.7%</text:p>
          </table:table-cell>
          <table:table-cell office:value-type="float" office:value="2" calcext:value-type="float">
            <text:p>2</text:p>
          </table:table-cell>
          <table:table-cell table:formula="of:=[.E74]-[.F74]-[.H74]-[.J74]-[.L74]" office:value-type="float" office:value="16461" calcext:value-type="float">
            <text:p>16461</text:p>
          </table:table-cell>
          <table:table-cell table:formula="of:=[.M7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05_S_Wi2018</text:p>
          </table:table-cell>
          <table:table-cell office:value-type="float" office:value="27901" calcext:value-type="float">
            <text:p>27901</text:p>
          </table:table-cell>
          <table:table-cell table:formula="of:=[.B75]-[.E75]" office:value-type="float" office:value="9044" calcext:value-type="float">
            <text:p>9044</text:p>
          </table:table-cell>
          <table:table-cell table:formula="of:=[.C75]/[.B75]" office:value-type="percentage" office:value="0.324146087953837" calcext:value-type="percentage">
            <text:p>32.4%</text:p>
          </table:table-cell>
          <table:table-cell office:value-type="float" office:value="18857" calcext:value-type="float">
            <text:p>18857</text:p>
          </table:table-cell>
          <table:table-cell office:value-type="float" office:value="38" calcext:value-type="float">
            <text:p>38</text:p>
          </table:table-cell>
          <table:table-cell table:formula="of:=[.F75]/[.E75]" office:value-type="percentage" office:value="0.00201516678156653" calcext:value-type="percentage">
            <text:p>0.2%</text:p>
          </table:table-cell>
          <table:table-cell office:value-type="float" office:value="829" calcext:value-type="float">
            <text:p>829</text:p>
          </table:table-cell>
          <table:table-cell table:formula="of:=[.H75]/[.E75]" office:value-type="percentage" office:value="0.0439624542610171" calcext:value-type="percentage">
            <text:p>4.4%</text:p>
          </table:table-cell>
          <table:table-cell office:value-type="float" office:value="649" calcext:value-type="float">
            <text:p>649</text:p>
          </table:table-cell>
          <table:table-cell table:formula="of:=[.J75]/[.E75]" office:value-type="percentage" office:value="0.0344169274009652" calcext:value-type="percentage">
            <text:p>3.4%</text:p>
          </table:table-cell>
          <table:table-cell office:value-type="float" office:value="1" calcext:value-type="float">
            <text:p>1</text:p>
          </table:table-cell>
          <table:table-cell table:formula="of:=[.E75]-[.F75]-[.H75]-[.J75]-[.L75]" office:value-type="float" office:value="17340" calcext:value-type="float">
            <text:p>17340</text:p>
          </table:table-cell>
          <table:table-cell table:formula="of:=[.M7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05_S_Wi2019</text:p>
          </table:table-cell>
          <table:table-cell office:value-type="float" office:value="60028" calcext:value-type="float">
            <text:p>60028</text:p>
          </table:table-cell>
          <table:table-cell table:formula="of:=[.B76]-[.E76]" office:value-type="float" office:value="17022" calcext:value-type="float">
            <text:p>17022</text:p>
          </table:table-cell>
          <table:table-cell table:formula="of:=[.C76]/[.B76]" office:value-type="percentage" office:value="0.283567668421403" calcext:value-type="percentage">
            <text:p>28.4%</text:p>
          </table:table-cell>
          <table:table-cell office:value-type="float" office:value="43006" calcext:value-type="float">
            <text:p>43006</text:p>
          </table:table-cell>
          <table:table-cell office:value-type="float" office:value="141" calcext:value-type="float">
            <text:p>141</text:p>
          </table:table-cell>
          <table:table-cell table:formula="of:=[.F76]/[.E76]" office:value-type="percentage" office:value="0.00327861228665768" calcext:value-type="percentage">
            <text:p>0.3%</text:p>
          </table:table-cell>
          <table:table-cell office:value-type="float" office:value="4038" calcext:value-type="float">
            <text:p>4038</text:p>
          </table:table-cell>
          <table:table-cell table:formula="of:=[.H76]/[.E76]" office:value-type="percentage" office:value="0.0938938752732177" calcext:value-type="percentage">
            <text:p>9.4%</text:p>
          </table:table-cell>
          <table:table-cell office:value-type="float" office:value="2506" calcext:value-type="float">
            <text:p>2506</text:p>
          </table:table-cell>
          <table:table-cell table:formula="of:=[.J76]/[.E76]" office:value-type="percentage" office:value="0.0582709389387527" calcext:value-type="percentage">
            <text:p>5.8%</text:p>
          </table:table-cell>
          <table:table-cell office:value-type="float" office:value="7" calcext:value-type="float">
            <text:p>7</text:p>
          </table:table-cell>
          <table:table-cell table:formula="of:=[.E76]-[.F76]-[.H76]-[.J76]-[.L76]" office:value-type="float" office:value="36314" calcext:value-type="float">
            <text:p>36314</text:p>
          </table:table-cell>
          <table:table-cell table:formula="of:=[.M7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10_S_Wi2013</text:p>
          </table:table-cell>
          <table:table-cell office:value-type="float" office:value="91134" calcext:value-type="float">
            <text:p>91134</text:p>
          </table:table-cell>
          <table:table-cell table:formula="of:=[.B77]-[.E77]" office:value-type="float" office:value="32659" calcext:value-type="float">
            <text:p>32659</text:p>
          </table:table-cell>
          <table:table-cell table:formula="of:=[.C77]/[.B77]" office:value-type="percentage" office:value="0.358362411394211" calcext:value-type="percentage">
            <text:p>35.8%</text:p>
          </table:table-cell>
          <table:table-cell office:value-type="float" office:value="58475" calcext:value-type="float">
            <text:p>58475</text:p>
          </table:table-cell>
          <table:table-cell office:value-type="float" office:value="20" calcext:value-type="float">
            <text:p>20</text:p>
          </table:table-cell>
          <table:table-cell table:formula="of:=[.F77]/[.E77]" office:value-type="percentage" office:value="0.000342026507054297" calcext:value-type="percentage">
            <text:p>0.0%</text:p>
          </table:table-cell>
          <table:table-cell office:value-type="float" office:value="376" calcext:value-type="float">
            <text:p>376</text:p>
          </table:table-cell>
          <table:table-cell table:formula="of:=[.H77]/[.E77]" office:value-type="percentage" office:value="0.00643009833262078" calcext:value-type="percentage">
            <text:p>0.6%</text:p>
          </table:table-cell>
          <table:table-cell office:value-type="float" office:value="2438" calcext:value-type="float">
            <text:p>2438</text:p>
          </table:table-cell>
          <table:table-cell table:formula="of:=[.J77]/[.E77]" office:value-type="percentage" office:value="0.0416930312099188" calcext:value-type="percentage">
            <text:p>4.2%</text:p>
          </table:table-cell>
          <table:table-cell office:value-type="float" office:value="11" calcext:value-type="float">
            <text:p>11</text:p>
          </table:table-cell>
          <table:table-cell table:formula="of:=[.E77]-[.F77]-[.H77]-[.J77]-[.L77]" office:value-type="float" office:value="55630" calcext:value-type="float">
            <text:p>55630</text:p>
          </table:table-cell>
          <table:table-cell table:formula="of:=[.M7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10_S_Wi2015</text:p>
          </table:table-cell>
          <table:table-cell office:value-type="float" office:value="26157" calcext:value-type="float">
            <text:p>26157</text:p>
          </table:table-cell>
          <table:table-cell table:formula="of:=[.B78]-[.E78]" office:value-type="float" office:value="13322" calcext:value-type="float">
            <text:p>13322</text:p>
          </table:table-cell>
          <table:table-cell table:formula="of:=[.C78]/[.B78]" office:value-type="percentage" office:value="0.509309171541079" calcext:value-type="percentage">
            <text:p>50.9%</text:p>
          </table:table-cell>
          <table:table-cell office:value-type="float" office:value="12835" calcext:value-type="float">
            <text:p>12835</text:p>
          </table:table-cell>
          <table:table-cell office:value-type="float" office:value="2" calcext:value-type="float">
            <text:p>2</text:p>
          </table:table-cell>
          <table:table-cell table:formula="of:=[.F78]/[.E78]" office:value-type="percentage" office:value="0.000155823918971562" calcext:value-type="percentage">
            <text:p>0.0%</text:p>
          </table:table-cell>
          <table:table-cell office:value-type="float" office:value="137" calcext:value-type="float">
            <text:p>137</text:p>
          </table:table-cell>
          <table:table-cell table:formula="of:=[.H78]/[.E78]" office:value-type="percentage" office:value="0.010673938449552" calcext:value-type="percentage">
            <text:p>1.1%</text:p>
          </table:table-cell>
          <table:table-cell office:value-type="float" office:value="397" calcext:value-type="float">
            <text:p>397</text:p>
          </table:table-cell>
          <table:table-cell table:formula="of:=[.J78]/[.E78]" office:value-type="percentage" office:value="0.0309310479158551" calcext:value-type="percentage">
            <text:p>3.1%</text:p>
          </table:table-cell>
          <table:table-cell office:value-type="float" office:value="3" calcext:value-type="float">
            <text:p>3</text:p>
          </table:table-cell>
          <table:table-cell table:formula="of:=[.E78]-[.F78]-[.H78]-[.J78]-[.L78]" office:value-type="float" office:value="12296" calcext:value-type="float">
            <text:p>12296</text:p>
          </table:table-cell>
          <table:table-cell table:formula="of:=[.M7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10_S_Wi2016</text:p>
          </table:table-cell>
          <table:table-cell office:value-type="float" office:value="64021" calcext:value-type="float">
            <text:p>64021</text:p>
          </table:table-cell>
          <table:table-cell table:formula="of:=[.B79]-[.E79]" office:value-type="float" office:value="23384" calcext:value-type="float">
            <text:p>23384</text:p>
          </table:table-cell>
          <table:table-cell table:formula="of:=[.C79]/[.B79]" office:value-type="percentage" office:value="0.365255150653692" calcext:value-type="percentage">
            <text:p>36.5%</text:p>
          </table:table-cell>
          <table:table-cell office:value-type="float" office:value="40637" calcext:value-type="float">
            <text:p>40637</text:p>
          </table:table-cell>
          <table:table-cell office:value-type="float" office:value="32" calcext:value-type="float">
            <text:p>32</text:p>
          </table:table-cell>
          <table:table-cell table:formula="of:=[.F79]/[.E79]" office:value-type="percentage" office:value="0.000787459704210449" calcext:value-type="percentage">
            <text:p>0.1%</text:p>
          </table:table-cell>
          <table:table-cell office:value-type="float" office:value="630" calcext:value-type="float">
            <text:p>630</text:p>
          </table:table-cell>
          <table:table-cell table:formula="of:=[.H79]/[.E79]" office:value-type="percentage" office:value="0.0155031129266432" calcext:value-type="percentage">
            <text:p>1.6%</text:p>
          </table:table-cell>
          <table:table-cell office:value-type="float" office:value="848" calcext:value-type="float">
            <text:p>848</text:p>
          </table:table-cell>
          <table:table-cell table:formula="of:=[.J79]/[.E79]" office:value-type="percentage" office:value="0.0208676821615769" calcext:value-type="percentage">
            <text:p>2.1%</text:p>
          </table:table-cell>
          <table:table-cell office:value-type="float" office:value="6" calcext:value-type="float">
            <text:p>6</text:p>
          </table:table-cell>
          <table:table-cell table:formula="of:=[.E79]-[.F79]-[.H79]-[.J79]-[.L79]" office:value-type="float" office:value="39121" calcext:value-type="float">
            <text:p>39121</text:p>
          </table:table-cell>
          <table:table-cell table:formula="of:=[.M7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10_S_Wi2017</text:p>
          </table:table-cell>
          <table:table-cell office:value-type="float" office:value="32244" calcext:value-type="float">
            <text:p>32244</text:p>
          </table:table-cell>
          <table:table-cell table:formula="of:=[.B80]-[.E80]" office:value-type="float" office:value="11711" calcext:value-type="float">
            <text:p>11711</text:p>
          </table:table-cell>
          <table:table-cell table:formula="of:=[.C80]/[.B80]" office:value-type="percentage" office:value="0.363199354918745" calcext:value-type="percentage">
            <text:p>36.3%</text:p>
          </table:table-cell>
          <table:table-cell office:value-type="float" office:value="20533" calcext:value-type="float">
            <text:p>20533</text:p>
          </table:table-cell>
          <table:table-cell office:value-type="float" office:value="6" calcext:value-type="float">
            <text:p>6</text:p>
          </table:table-cell>
          <table:table-cell table:formula="of:=[.F80]/[.E80]" office:value-type="percentage" office:value="0.000292212535917791" calcext:value-type="percentage">
            <text:p>0.0%</text:p>
          </table:table-cell>
          <table:table-cell office:value-type="float" office:value="192" calcext:value-type="float">
            <text:p>192</text:p>
          </table:table-cell>
          <table:table-cell table:formula="of:=[.H80]/[.E80]" office:value-type="percentage" office:value="0.00935080114936931" calcext:value-type="percentage">
            <text:p>0.9%</text:p>
          </table:table-cell>
          <table:table-cell office:value-type="float" office:value="511" calcext:value-type="float">
            <text:p>511</text:p>
          </table:table-cell>
          <table:table-cell table:formula="of:=[.J80]/[.E80]" office:value-type="percentage" office:value="0.0248867676423319" calcext:value-type="percentage">
            <text:p>2.5%</text:p>
          </table:table-cell>
          <table:table-cell office:value-type="float" office:value="3" calcext:value-type="float">
            <text:p>3</text:p>
          </table:table-cell>
          <table:table-cell table:formula="of:=[.E80]-[.F80]-[.H80]-[.J80]-[.L80]" office:value-type="float" office:value="19821" calcext:value-type="float">
            <text:p>19821</text:p>
          </table:table-cell>
          <table:table-cell table:formula="of:=[.M8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10_S_Wi2017RNA</text:p>
          </table:table-cell>
          <table:table-cell office:value-type="float" office:value="43418" calcext:value-type="float">
            <text:p>43418</text:p>
          </table:table-cell>
          <table:table-cell table:formula="of:=[.B81]-[.E81]" office:value-type="float" office:value="20384" calcext:value-type="float">
            <text:p>20384</text:p>
          </table:table-cell>
          <table:table-cell table:formula="of:=[.C81]/[.B81]" office:value-type="percentage" office:value="0.469482703026395" calcext:value-type="percentage">
            <text:p>46.9%</text:p>
          </table:table-cell>
          <table:table-cell office:value-type="float" office:value="23034" calcext:value-type="float">
            <text:p>23034</text:p>
          </table:table-cell>
          <table:table-cell office:value-type="float" office:value="5" calcext:value-type="float">
            <text:p>5</text:p>
          </table:table-cell>
          <table:table-cell table:formula="of:=[.F81]/[.E81]" office:value-type="percentage" office:value="0.000217070417643484" calcext:value-type="percentage">
            <text:p>0.0%</text:p>
          </table:table-cell>
          <table:table-cell office:value-type="float" office:value="677" calcext:value-type="float">
            <text:p>677</text:p>
          </table:table-cell>
          <table:table-cell table:formula="of:=[.H81]/[.E81]" office:value-type="percentage" office:value="0.0293913345489277" calcext:value-type="percentage">
            <text:p>2.9%</text:p>
          </table:table-cell>
          <table:table-cell office:value-type="float" office:value="479" calcext:value-type="float">
            <text:p>479</text:p>
          </table:table-cell>
          <table:table-cell table:formula="of:=[.J81]/[.E81]" office:value-type="percentage" office:value="0.0207953460102457" calcext:value-type="percentage">
            <text:p>2.1%</text:p>
          </table:table-cell>
          <table:table-cell office:value-type="float" office:value="4" calcext:value-type="float">
            <text:p>4</text:p>
          </table:table-cell>
          <table:table-cell table:formula="of:=[.E81]-[.F81]-[.H81]-[.J81]-[.L81]" office:value-type="float" office:value="21869" calcext:value-type="float">
            <text:p>21869</text:p>
          </table:table-cell>
          <table:table-cell table:formula="of:=[.M8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10_S_Wi2018</text:p>
          </table:table-cell>
          <table:table-cell office:value-type="float" office:value="42504" calcext:value-type="float">
            <text:p>42504</text:p>
          </table:table-cell>
          <table:table-cell table:formula="of:=[.B82]-[.E82]" office:value-type="float" office:value="14547" calcext:value-type="float">
            <text:p>14547</text:p>
          </table:table-cell>
          <table:table-cell table:formula="of:=[.C82]/[.B82]" office:value-type="percentage" office:value="0.342250141163185" calcext:value-type="percentage">
            <text:p>34.2%</text:p>
          </table:table-cell>
          <table:table-cell office:value-type="float" office:value="27957" calcext:value-type="float">
            <text:p>27957</text:p>
          </table:table-cell>
          <table:table-cell office:value-type="float" office:value="1" calcext:value-type="float">
            <text:p>1</text:p>
          </table:table-cell>
          <table:table-cell table:formula="of:=[.F82]/[.E82]" office:value-type="percentage" office:value="0.0000357692170118396" calcext:value-type="percentage">
            <text:p>0.0%</text:p>
          </table:table-cell>
          <table:table-cell office:value-type="float" office:value="63" calcext:value-type="float">
            <text:p>63</text:p>
          </table:table-cell>
          <table:table-cell table:formula="of:=[.H82]/[.E82]" office:value-type="percentage" office:value="0.0022534606717459" calcext:value-type="percentage">
            <text:p>0.2%</text:p>
          </table:table-cell>
          <table:table-cell office:value-type="float" office:value="1412" calcext:value-type="float">
            <text:p>1412</text:p>
          </table:table-cell>
          <table:table-cell table:formula="of:=[.J82]/[.E82]" office:value-type="percentage" office:value="0.0505061344207175" calcext:value-type="percentage">
            <text:p>5.1%</text:p>
          </table:table-cell>
          <table:table-cell office:value-type="float" office:value="6" calcext:value-type="float">
            <text:p>6</text:p>
          </table:table-cell>
          <table:table-cell table:formula="of:=[.E82]-[.F82]-[.H82]-[.J82]-[.L82]" office:value-type="float" office:value="26475" calcext:value-type="float">
            <text:p>26475</text:p>
          </table:table-cell>
          <table:table-cell table:formula="of:=[.M8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10_S_Wi2019</text:p>
          </table:table-cell>
          <table:table-cell office:value-type="float" office:value="50346" calcext:value-type="float">
            <text:p>50346</text:p>
          </table:table-cell>
          <table:table-cell table:formula="of:=[.B83]-[.E83]" office:value-type="float" office:value="15196" calcext:value-type="float">
            <text:p>15196</text:p>
          </table:table-cell>
          <table:table-cell table:formula="of:=[.C83]/[.B83]" office:value-type="percentage" office:value="0.301831327215668" calcext:value-type="percentage">
            <text:p>30.2%</text:p>
          </table:table-cell>
          <table:table-cell office:value-type="float" office:value="35150" calcext:value-type="float">
            <text:p>35150</text:p>
          </table:table-cell>
          <table:table-cell office:value-type="float" office:value="10" calcext:value-type="float">
            <text:p>10</text:p>
          </table:table-cell>
          <table:table-cell table:formula="of:=[.F83]/[.E83]" office:value-type="percentage" office:value="0.000284495021337127" calcext:value-type="percentage">
            <text:p>0.0%</text:p>
          </table:table-cell>
          <table:table-cell office:value-type="float" office:value="98" calcext:value-type="float">
            <text:p>98</text:p>
          </table:table-cell>
          <table:table-cell table:formula="of:=[.H83]/[.E83]" office:value-type="percentage" office:value="0.00278805120910384" calcext:value-type="percentage">
            <text:p>0.3%</text:p>
          </table:table-cell>
          <table:table-cell office:value-type="float" office:value="1408" calcext:value-type="float">
            <text:p>1408</text:p>
          </table:table-cell>
          <table:table-cell table:formula="of:=[.J83]/[.E83]" office:value-type="percentage" office:value="0.0400568990042674" calcext:value-type="percentage">
            <text:p>4.0%</text:p>
          </table:table-cell>
          <table:table-cell office:value-type="float" office:value="4" calcext:value-type="float">
            <text:p>4</text:p>
          </table:table-cell>
          <table:table-cell table:formula="of:=[.E83]-[.F83]-[.H83]-[.J83]-[.L83]" office:value-type="float" office:value="33630" calcext:value-type="float">
            <text:p>33630</text:p>
          </table:table-cell>
          <table:table-cell table:formula="of:=[.M8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5_S_Wi2013</text:p>
          </table:table-cell>
          <table:table-cell office:value-type="float" office:value="29705" calcext:value-type="float">
            <text:p>29705</text:p>
          </table:table-cell>
          <table:table-cell table:formula="of:=[.B84]-[.E84]" office:value-type="float" office:value="13576" calcext:value-type="float">
            <text:p>13576</text:p>
          </table:table-cell>
          <table:table-cell table:formula="of:=[.C84]/[.B84]" office:value-type="percentage" office:value="0.457027436458509" calcext:value-type="percentage">
            <text:p>45.7%</text:p>
          </table:table-cell>
          <table:table-cell office:value-type="float" office:value="16129" calcext:value-type="float">
            <text:p>16129</text:p>
          </table:table-cell>
          <table:table-cell office:value-type="float" office:value="25" calcext:value-type="float">
            <text:p>25</text:p>
          </table:table-cell>
          <table:table-cell table:formula="of:=[.F84]/[.E84]" office:value-type="percentage" office:value="0.0015500031000062" calcext:value-type="percentage">
            <text:p>0.2%</text:p>
          </table:table-cell>
          <table:table-cell office:value-type="float" office:value="262" calcext:value-type="float">
            <text:p>262</text:p>
          </table:table-cell>
          <table:table-cell table:formula="of:=[.H84]/[.E84]" office:value-type="percentage" office:value="0.016244032488065" calcext:value-type="percentage">
            <text:p>1.6%</text:p>
          </table:table-cell>
          <table:table-cell office:value-type="float" office:value="227" calcext:value-type="float">
            <text:p>227</text:p>
          </table:table-cell>
          <table:table-cell table:formula="of:=[.J84]/[.E84]" office:value-type="percentage" office:value="0.0140740281480563" calcext:value-type="percentage">
            <text:p>1.4%</text:p>
          </table:table-cell>
          <table:table-cell office:value-type="float" office:value="4" calcext:value-type="float">
            <text:p>4</text:p>
          </table:table-cell>
          <table:table-cell table:formula="of:=[.E84]-[.F84]-[.H84]-[.J84]-[.L84]" office:value-type="float" office:value="15611" calcext:value-type="float">
            <text:p>15611</text:p>
          </table:table-cell>
          <table:table-cell table:formula="of:=[.M8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5_S_Wi2013RNA</text:p>
          </table:table-cell>
          <table:table-cell office:value-type="float" office:value="35800" calcext:value-type="float">
            <text:p>35800</text:p>
          </table:table-cell>
          <table:table-cell table:formula="of:=[.B85]-[.E85]" office:value-type="float" office:value="17616" calcext:value-type="float">
            <text:p>17616</text:p>
          </table:table-cell>
          <table:table-cell table:formula="of:=[.C85]/[.B85]" office:value-type="percentage" office:value="0.492067039106145" calcext:value-type="percentage">
            <text:p>49.2%</text:p>
          </table:table-cell>
          <table:table-cell office:value-type="float" office:value="18184" calcext:value-type="float">
            <text:p>18184</text:p>
          </table:table-cell>
          <table:table-cell office:value-type="float" office:value="1" calcext:value-type="float">
            <text:p>1</text:p>
          </table:table-cell>
          <table:table-cell table:formula="of:=[.F85]/[.E85]" office:value-type="percentage" office:value="0.000054993400791905" calcext:value-type="percentage">
            <text:p>0.0%</text:p>
          </table:table-cell>
          <table:table-cell office:value-type="float" office:value="227" calcext:value-type="float">
            <text:p>227</text:p>
          </table:table-cell>
          <table:table-cell table:formula="of:=[.H85]/[.E85]" office:value-type="percentage" office:value="0.0124835019797624" calcext:value-type="percentage">
            <text:p>1.2%</text:p>
          </table:table-cell>
          <table:table-cell office:value-type="float" office:value="536" calcext:value-type="float">
            <text:p>536</text:p>
          </table:table-cell>
          <table:table-cell table:formula="of:=[.J85]/[.E85]" office:value-type="percentage" office:value="0.0294764628244611" calcext:value-type="percentage">
            <text:p>2.9%</text:p>
          </table:table-cell>
          <table:table-cell office:value-type="float" office:value="1" calcext:value-type="float">
            <text:p>1</text:p>
          </table:table-cell>
          <table:table-cell table:formula="of:=[.E85]-[.F85]-[.H85]-[.J85]-[.L85]" office:value-type="float" office:value="17419" calcext:value-type="float">
            <text:p>17419</text:p>
          </table:table-cell>
          <table:table-cell table:formula="of:=[.M8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5_S_Wi2015</text:p>
          </table:table-cell>
          <table:table-cell office:value-type="float" office:value="29360" calcext:value-type="float">
            <text:p>29360</text:p>
          </table:table-cell>
          <table:table-cell table:formula="of:=[.B86]-[.E86]" office:value-type="float" office:value="12462" calcext:value-type="float">
            <text:p>12462</text:p>
          </table:table-cell>
          <table:table-cell table:formula="of:=[.C86]/[.B86]" office:value-type="percentage" office:value="0.424455040871935" calcext:value-type="percentage">
            <text:p>42.4%</text:p>
          </table:table-cell>
          <table:table-cell office:value-type="float" office:value="16898" calcext:value-type="float">
            <text:p>16898</text:p>
          </table:table-cell>
          <table:table-cell office:value-type="float" office:value="22" calcext:value-type="float">
            <text:p>22</text:p>
          </table:table-cell>
          <table:table-cell table:formula="of:=[.F86]/[.E86]" office:value-type="percentage" office:value="0.00130192922239318" calcext:value-type="percentage">
            <text:p>0.1%</text:p>
          </table:table-cell>
          <table:table-cell office:value-type="float" office:value="2454" calcext:value-type="float">
            <text:p>2454</text:p>
          </table:table-cell>
          <table:table-cell table:formula="of:=[.H86]/[.E86]" office:value-type="percentage" office:value="0.145224286897858" calcext:value-type="percentage">
            <text:p>14.5%</text:p>
          </table:table-cell>
          <table:table-cell office:value-type="float" office:value="322" calcext:value-type="float">
            <text:p>322</text:p>
          </table:table-cell>
          <table:table-cell table:formula="of:=[.J86]/[.E86]" office:value-type="percentage" office:value="0.0190555095277548" calcext:value-type="percentage">
            <text:p>1.9%</text:p>
          </table:table-cell>
          <table:table-cell office:value-type="float" office:value="1" calcext:value-type="float">
            <text:p>1</text:p>
          </table:table-cell>
          <table:table-cell table:formula="of:=[.E86]-[.F86]-[.H86]-[.J86]-[.L86]" office:value-type="float" office:value="14099" calcext:value-type="float">
            <text:p>14099</text:p>
          </table:table-cell>
          <table:table-cell table:formula="of:=[.M8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5_S_Wi2016</text:p>
          </table:table-cell>
          <table:table-cell office:value-type="float" office:value="50396" calcext:value-type="float">
            <text:p>50396</text:p>
          </table:table-cell>
          <table:table-cell table:formula="of:=[.B87]-[.E87]" office:value-type="float" office:value="16095" calcext:value-type="float">
            <text:p>16095</text:p>
          </table:table-cell>
          <table:table-cell table:formula="of:=[.C87]/[.B87]" office:value-type="percentage" office:value="0.319370584967061" calcext:value-type="percentage">
            <text:p>31.9%</text:p>
          </table:table-cell>
          <table:table-cell office:value-type="float" office:value="34301" calcext:value-type="float">
            <text:p>34301</text:p>
          </table:table-cell>
          <table:table-cell office:value-type="float" office:value="64" calcext:value-type="float">
            <text:p>64</text:p>
          </table:table-cell>
          <table:table-cell table:formula="of:=[.F87]/[.E87]" office:value-type="percentage" office:value="0.00186583481531151" calcext:value-type="percentage">
            <text:p>0.2%</text:p>
          </table:table-cell>
          <table:table-cell office:value-type="float" office:value="925" calcext:value-type="float">
            <text:p>925</text:p>
          </table:table-cell>
          <table:table-cell table:formula="of:=[.H87]/[.E87]" office:value-type="percentage" office:value="0.0269671438150491" calcext:value-type="percentage">
            <text:p>2.7%</text:p>
          </table:table-cell>
          <table:table-cell office:value-type="float" office:value="515" calcext:value-type="float">
            <text:p>515</text:p>
          </table:table-cell>
          <table:table-cell table:formula="of:=[.J87]/[.E87]" office:value-type="percentage" office:value="0.0150141395294598" calcext:value-type="percentage">
            <text:p>1.5%</text:p>
          </table:table-cell>
          <table:table-cell office:value-type="float" office:value="3" calcext:value-type="float">
            <text:p>3</text:p>
          </table:table-cell>
          <table:table-cell table:formula="of:=[.E87]-[.F87]-[.H87]-[.J87]-[.L87]" office:value-type="float" office:value="32794" calcext:value-type="float">
            <text:p>32794</text:p>
          </table:table-cell>
          <table:table-cell table:formula="of:=[.M8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5_S_Wi2017</text:p>
          </table:table-cell>
          <table:table-cell office:value-type="float" office:value="62760" calcext:value-type="float">
            <text:p>62760</text:p>
          </table:table-cell>
          <table:table-cell table:formula="of:=[.B88]-[.E88]" office:value-type="float" office:value="23118" calcext:value-type="float">
            <text:p>23118</text:p>
          </table:table-cell>
          <table:table-cell table:formula="of:=[.C88]/[.B88]" office:value-type="percentage" office:value="0.368355640535373" calcext:value-type="percentage">
            <text:p>36.8%</text:p>
          </table:table-cell>
          <table:table-cell office:value-type="float" office:value="39642" calcext:value-type="float">
            <text:p>39642</text:p>
          </table:table-cell>
          <table:table-cell office:value-type="float" office:value="60" calcext:value-type="float">
            <text:p>60</text:p>
          </table:table-cell>
          <table:table-cell table:formula="of:=[.F88]/[.E88]" office:value-type="percentage" office:value="0.0015135462388376" calcext:value-type="percentage">
            <text:p>0.2%</text:p>
          </table:table-cell>
          <table:table-cell office:value-type="float" office:value="5151" calcext:value-type="float">
            <text:p>5151</text:p>
          </table:table-cell>
          <table:table-cell table:formula="of:=[.H88]/[.E88]" office:value-type="percentage" office:value="0.129937944604208" calcext:value-type="percentage">
            <text:p>13.0%</text:p>
          </table:table-cell>
          <table:table-cell office:value-type="float" office:value="824" calcext:value-type="float">
            <text:p>824</text:p>
          </table:table-cell>
          <table:table-cell table:formula="of:=[.J88]/[.E88]" office:value-type="percentage" office:value="0.0207860350133697" calcext:value-type="percentage">
            <text:p>2.1%</text:p>
          </table:table-cell>
          <table:table-cell office:value-type="float" office:value="12" calcext:value-type="float">
            <text:p>12</text:p>
          </table:table-cell>
          <table:table-cell table:formula="of:=[.E88]-[.F88]-[.H88]-[.J88]-[.L88]" office:value-type="float" office:value="33595" calcext:value-type="float">
            <text:p>33595</text:p>
          </table:table-cell>
          <table:table-cell table:formula="of:=[.M8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5_S_Wi2017RNA</text:p>
          </table:table-cell>
          <table:table-cell office:value-type="float" office:value="39708" calcext:value-type="float">
            <text:p>39708</text:p>
          </table:table-cell>
          <table:table-cell table:formula="of:=[.B89]-[.E89]" office:value-type="float" office:value="15148" calcext:value-type="float">
            <text:p>15148</text:p>
          </table:table-cell>
          <table:table-cell table:formula="of:=[.C89]/[.B89]" office:value-type="percentage" office:value="0.381484839327088" calcext:value-type="percentage">
            <text:p>38.1%</text:p>
          </table:table-cell>
          <table:table-cell office:value-type="float" office:value="24560" calcext:value-type="float">
            <text:p>24560</text:p>
          </table:table-cell>
          <table:table-cell office:value-type="float" office:value="15" calcext:value-type="float">
            <text:p>15</text:p>
          </table:table-cell>
          <table:table-cell table:formula="of:=[.F89]/[.E89]" office:value-type="percentage" office:value="0.000610749185667752" calcext:value-type="percentage">
            <text:p>0.1%</text:p>
          </table:table-cell>
          <table:table-cell office:value-type="float" office:value="9635" calcext:value-type="float">
            <text:p>9635</text:p>
          </table:table-cell>
          <table:table-cell table:formula="of:=[.H89]/[.E89]" office:value-type="percentage" office:value="0.392304560260586" calcext:value-type="percentage">
            <text:p>39.2%</text:p>
          </table:table-cell>
          <table:table-cell office:value-type="float" office:value="552" calcext:value-type="float">
            <text:p>552</text:p>
          </table:table-cell>
          <table:table-cell table:formula="of:=[.J89]/[.E89]" office:value-type="percentage" office:value="0.0224755700325733" calcext:value-type="percentage">
            <text:p>2.2%</text:p>
          </table:table-cell>
          <table:table-cell office:value-type="float" office:value="1" calcext:value-type="float">
            <text:p>1</text:p>
          </table:table-cell>
          <table:table-cell table:formula="of:=[.E89]-[.F89]-[.H89]-[.J89]-[.L89]" office:value-type="float" office:value="14357" calcext:value-type="float">
            <text:p>14357</text:p>
          </table:table-cell>
          <table:table-cell table:formula="of:=[.M8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5_S_Wi2018</text:p>
          </table:table-cell>
          <table:table-cell office:value-type="float" office:value="40279" calcext:value-type="float">
            <text:p>40279</text:p>
          </table:table-cell>
          <table:table-cell table:formula="of:=[.B90]-[.E90]" office:value-type="float" office:value="14805" calcext:value-type="float">
            <text:p>14805</text:p>
          </table:table-cell>
          <table:table-cell table:formula="of:=[.C90]/[.B90]" office:value-type="percentage" office:value="0.367561260210035" calcext:value-type="percentage">
            <text:p>36.8%</text:p>
          </table:table-cell>
          <table:table-cell office:value-type="float" office:value="25474" calcext:value-type="float">
            <text:p>25474</text:p>
          </table:table-cell>
          <table:table-cell office:value-type="float" office:value="40" calcext:value-type="float">
            <text:p>40</text:p>
          </table:table-cell>
          <table:table-cell table:formula="of:=[.F90]/[.E90]" office:value-type="percentage" office:value="0.00157022846824213" calcext:value-type="percentage">
            <text:p>0.2%</text:p>
          </table:table-cell>
          <table:table-cell office:value-type="float" office:value="1651" calcext:value-type="float">
            <text:p>1651</text:p>
          </table:table-cell>
          <table:table-cell table:formula="of:=[.H90]/[.E90]" office:value-type="percentage" office:value="0.0648111800266939" calcext:value-type="percentage">
            <text:p>6.5%</text:p>
          </table:table-cell>
          <table:table-cell office:value-type="float" office:value="452" calcext:value-type="float">
            <text:p>452</text:p>
          </table:table-cell>
          <table:table-cell table:formula="of:=[.J90]/[.E90]" office:value-type="percentage" office:value="0.0177435816911361" calcext:value-type="percentage">
            <text:p>1.8%</text:p>
          </table:table-cell>
          <table:table-cell office:value-type="float" office:value="1" calcext:value-type="float">
            <text:p>1</text:p>
          </table:table-cell>
          <table:table-cell table:formula="of:=[.E90]-[.F90]-[.H90]-[.J90]-[.L90]" office:value-type="float" office:value="23330" calcext:value-type="float">
            <text:p>23330</text:p>
          </table:table-cell>
          <table:table-cell table:formula="of:=[.M9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5_S_Wi2018RNA</text:p>
          </table:table-cell>
          <table:table-cell office:value-type="float" office:value="47909" calcext:value-type="float">
            <text:p>47909</text:p>
          </table:table-cell>
          <table:table-cell table:formula="of:=[.B91]-[.E91]" office:value-type="float" office:value="19297" calcext:value-type="float">
            <text:p>19297</text:p>
          </table:table-cell>
          <table:table-cell table:formula="of:=[.C91]/[.B91]" office:value-type="percentage" office:value="0.402784445511282" calcext:value-type="percentage">
            <text:p>40.3%</text:p>
          </table:table-cell>
          <table:table-cell office:value-type="float" office:value="28612" calcext:value-type="float">
            <text:p>28612</text:p>
          </table:table-cell>
          <table:table-cell office:value-type="float" office:value="12" calcext:value-type="float">
            <text:p>12</text:p>
          </table:table-cell>
          <table:table-cell table:formula="of:=[.F91]/[.E91]" office:value-type="percentage" office:value="0.000419404445687124" calcext:value-type="percentage">
            <text:p>0.0%</text:p>
          </table:table-cell>
          <table:table-cell office:value-type="float" office:value="10592" calcext:value-type="float">
            <text:p>10592</text:p>
          </table:table-cell>
          <table:table-cell table:formula="of:=[.H91]/[.E91]" office:value-type="percentage" office:value="0.370194324059835" calcext:value-type="percentage">
            <text:p>37.0%</text:p>
          </table:table-cell>
          <table:table-cell office:value-type="float" office:value="407" calcext:value-type="float">
            <text:p>407</text:p>
          </table:table-cell>
          <table:table-cell table:formula="of:=[.J91]/[.E91]" office:value-type="percentage" office:value="0.0142248007828883" calcext:value-type="percentage">
            <text:p>1.4%</text:p>
          </table:table-cell>
          <table:table-cell office:value-type="float" office:value="4" calcext:value-type="float">
            <text:p>4</text:p>
          </table:table-cell>
          <table:table-cell table:formula="of:=[.E91]-[.F91]-[.H91]-[.J91]-[.L91]" office:value-type="float" office:value="17597" calcext:value-type="float">
            <text:p>17597</text:p>
          </table:table-cell>
          <table:table-cell table:formula="of:=[.M9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5_S_Wi2019</text:p>
          </table:table-cell>
          <table:table-cell office:value-type="float" office:value="63756" calcext:value-type="float">
            <text:p>63756</text:p>
          </table:table-cell>
          <table:table-cell table:formula="of:=[.B92]-[.E92]" office:value-type="float" office:value="19127" calcext:value-type="float">
            <text:p>19127</text:p>
          </table:table-cell>
          <table:table-cell table:formula="of:=[.C92]/[.B92]" office:value-type="percentage" office:value="0.300003136959659" calcext:value-type="percentage">
            <text:p>30.0%</text:p>
          </table:table-cell>
          <table:table-cell office:value-type="float" office:value="44629" calcext:value-type="float">
            <text:p>44629</text:p>
          </table:table-cell>
          <table:table-cell office:value-type="float" office:value="79" calcext:value-type="float">
            <text:p>79</text:p>
          </table:table-cell>
          <table:table-cell table:formula="of:=[.F92]/[.E92]" office:value-type="percentage" office:value="0.00177014945439064" calcext:value-type="percentage">
            <text:p>0.2%</text:p>
          </table:table-cell>
          <table:table-cell office:value-type="float" office:value="3840" calcext:value-type="float">
            <text:p>3840</text:p>
          </table:table-cell>
          <table:table-cell table:formula="of:=[.H92]/[.E92]" office:value-type="percentage" office:value="0.0860427076564566" calcext:value-type="percentage">
            <text:p>8.6%</text:p>
          </table:table-cell>
          <table:table-cell office:value-type="float" office:value="1085" calcext:value-type="float">
            <text:p>1085</text:p>
          </table:table-cell>
          <table:table-cell table:formula="of:=[.J92]/[.E92]" office:value-type="percentage" office:value="0.0243115463039727" calcext:value-type="percentage">
            <text:p>2.4%</text:p>
          </table:table-cell>
          <table:table-cell office:value-type="float" office:value="6" calcext:value-type="float">
            <text:p>6</text:p>
          </table:table-cell>
          <table:table-cell table:formula="of:=[.E92]-[.F92]-[.H92]-[.J92]-[.L92]" office:value-type="float" office:value="39619" calcext:value-type="float">
            <text:p>39619</text:p>
          </table:table-cell>
          <table:table-cell table:formula="of:=[.M9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7_S_Wi2013</text:p>
          </table:table-cell>
          <table:table-cell office:value-type="float" office:value="32715" calcext:value-type="float">
            <text:p>32715</text:p>
          </table:table-cell>
          <table:table-cell table:formula="of:=[.B93]-[.E93]" office:value-type="float" office:value="3417" calcext:value-type="float">
            <text:p>3417</text:p>
          </table:table-cell>
          <table:table-cell table:formula="of:=[.C93]/[.B93]" office:value-type="percentage" office:value="0.104447501146263" calcext:value-type="percentage">
            <text:p>10.4%</text:p>
          </table:table-cell>
          <table:table-cell office:value-type="float" office:value="29298" calcext:value-type="float">
            <text:p>29298</text:p>
          </table:table-cell>
          <table:table-cell office:value-type="float" office:value="318" calcext:value-type="float">
            <text:p>318</text:p>
          </table:table-cell>
          <table:table-cell table:formula="of:=[.F93]/[.E93]" office:value-type="percentage" office:value="0.0108539832070448" calcext:value-type="percentage">
            <text:p>1.1%</text:p>
          </table:table-cell>
          <table:table-cell office:value-type="float" office:value="4050" calcext:value-type="float">
            <text:p>4050</text:p>
          </table:table-cell>
          <table:table-cell table:formula="of:=[.H93]/[.E93]" office:value-type="percentage" office:value="0.138234691787835" calcext:value-type="percentage">
            <text:p>13.8%</text:p>
          </table:table-cell>
          <table:table-cell office:value-type="float" office:value="402" calcext:value-type="float">
            <text:p>402</text:p>
          </table:table-cell>
          <table:table-cell table:formula="of:=[.J93]/[.E93]" office:value-type="percentage" office:value="0.0137210731107925" calcext:value-type="percentage">
            <text:p>1.4%</text:p>
          </table:table-cell>
          <table:table-cell office:value-type="float" office:value="9" calcext:value-type="float">
            <text:p>9</text:p>
          </table:table-cell>
          <table:table-cell table:formula="of:=[.E93]-[.F93]-[.H93]-[.J93]-[.L93]" office:value-type="float" office:value="24519" calcext:value-type="float">
            <text:p>24519</text:p>
          </table:table-cell>
          <table:table-cell table:formula="of:=[.M9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7_S_Wi2015</text:p>
          </table:table-cell>
          <table:table-cell office:value-type="float" office:value="49573" calcext:value-type="float">
            <text:p>49573</text:p>
          </table:table-cell>
          <table:table-cell table:formula="of:=[.B94]-[.E94]" office:value-type="float" office:value="13764" calcext:value-type="float">
            <text:p>13764</text:p>
          </table:table-cell>
          <table:table-cell table:formula="of:=[.C94]/[.B94]" office:value-type="percentage" office:value="0.277651140741936" calcext:value-type="percentage">
            <text:p>27.8%</text:p>
          </table:table-cell>
          <table:table-cell office:value-type="float" office:value="35809" calcext:value-type="float">
            <text:p>35809</text:p>
          </table:table-cell>
          <table:table-cell office:value-type="float" office:value="130" calcext:value-type="float">
            <text:p>130</text:p>
          </table:table-cell>
          <table:table-cell table:formula="of:=[.F94]/[.E94]" office:value-type="percentage" office:value="0.00363037225278561" calcext:value-type="percentage">
            <text:p>0.4%</text:p>
          </table:table-cell>
          <table:table-cell office:value-type="float" office:value="10896" calcext:value-type="float">
            <text:p>10896</text:p>
          </table:table-cell>
          <table:table-cell table:formula="of:=[.H94]/[.E94]" office:value-type="percentage" office:value="0.304281046664246" calcext:value-type="percentage">
            <text:p>30.4%</text:p>
          </table:table-cell>
          <table:table-cell office:value-type="float" office:value="620" calcext:value-type="float">
            <text:p>620</text:p>
          </table:table-cell>
          <table:table-cell table:formula="of:=[.J94]/[.E94]" office:value-type="percentage" office:value="0.0173140830517468" calcext:value-type="percentage">
            <text:p>1.7%</text:p>
          </table:table-cell>
          <table:table-cell office:value-type="float" office:value="2" calcext:value-type="float">
            <text:p>2</text:p>
          </table:table-cell>
          <table:table-cell table:formula="of:=[.E94]-[.F94]-[.H94]-[.J94]-[.L94]" office:value-type="float" office:value="24161" calcext:value-type="float">
            <text:p>24161</text:p>
          </table:table-cell>
          <table:table-cell table:formula="of:=[.M9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7_S_Wi2016</text:p>
          </table:table-cell>
          <table:table-cell office:value-type="float" office:value="67002" calcext:value-type="float">
            <text:p>67002</text:p>
          </table:table-cell>
          <table:table-cell table:formula="of:=[.B95]-[.E95]" office:value-type="float" office:value="21108" calcext:value-type="float">
            <text:p>21108</text:p>
          </table:table-cell>
          <table:table-cell table:formula="of:=[.C95]/[.B95]" office:value-type="percentage" office:value="0.315035372078445" calcext:value-type="percentage">
            <text:p>31.5%</text:p>
          </table:table-cell>
          <table:table-cell office:value-type="float" office:value="45894" calcext:value-type="float">
            <text:p>45894</text:p>
          </table:table-cell>
          <table:table-cell office:value-type="float" office:value="215" calcext:value-type="float">
            <text:p>215</text:p>
          </table:table-cell>
          <table:table-cell table:formula="of:=[.F95]/[.E95]" office:value-type="percentage" office:value="0.00468470824072864" calcext:value-type="percentage">
            <text:p>0.5%</text:p>
          </table:table-cell>
          <table:table-cell office:value-type="float" office:value="177" calcext:value-type="float">
            <text:p>177</text:p>
          </table:table-cell>
          <table:table-cell table:formula="of:=[.H95]/[.E95]" office:value-type="percentage" office:value="0.00385671329585567" calcext:value-type="percentage">
            <text:p>0.4%</text:p>
          </table:table-cell>
          <table:table-cell office:value-type="float" office:value="422" calcext:value-type="float">
            <text:p>422</text:p>
          </table:table-cell>
          <table:table-cell table:formula="of:=[.J95]/[.E95]" office:value-type="percentage" office:value="0.00919510175622086" calcext:value-type="percentage">
            <text:p>0.9%</text:p>
          </table:table-cell>
          <table:table-cell office:value-type="float" office:value="11" calcext:value-type="float">
            <text:p>11</text:p>
          </table:table-cell>
          <table:table-cell table:formula="of:=[.E95]-[.F95]-[.H95]-[.J95]-[.L95]" office:value-type="float" office:value="45069" calcext:value-type="float">
            <text:p>45069</text:p>
          </table:table-cell>
          <table:table-cell table:formula="of:=[.M9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7_S_Wi2017</text:p>
          </table:table-cell>
          <table:table-cell office:value-type="float" office:value="50044" calcext:value-type="float">
            <text:p>50044</text:p>
          </table:table-cell>
          <table:table-cell table:formula="of:=[.B96]-[.E96]" office:value-type="float" office:value="15640" calcext:value-type="float">
            <text:p>15640</text:p>
          </table:table-cell>
          <table:table-cell table:formula="of:=[.C96]/[.B96]" office:value-type="percentage" office:value="0.312524978019343" calcext:value-type="percentage">
            <text:p>31.3%</text:p>
          </table:table-cell>
          <table:table-cell office:value-type="float" office:value="34404" calcext:value-type="float">
            <text:p>34404</text:p>
          </table:table-cell>
          <table:table-cell office:value-type="float" office:value="270" calcext:value-type="float">
            <text:p>270</text:p>
          </table:table-cell>
          <table:table-cell table:formula="of:=[.F96]/[.E96]" office:value-type="percentage" office:value="0.00784792465992326" calcext:value-type="percentage">
            <text:p>0.8%</text:p>
          </table:table-cell>
          <table:table-cell office:value-type="float" office:value="7602" calcext:value-type="float">
            <text:p>7602</text:p>
          </table:table-cell>
          <table:table-cell table:formula="of:=[.H96]/[.E96]" office:value-type="percentage" office:value="0.220962678758284" calcext:value-type="percentage">
            <text:p>22.1%</text:p>
          </table:table-cell>
          <table:table-cell office:value-type="float" office:value="675" calcext:value-type="float">
            <text:p>675</text:p>
          </table:table-cell>
          <table:table-cell table:formula="of:=[.J96]/[.E96]" office:value-type="percentage" office:value="0.0196198116498082" calcext:value-type="percentage">
            <text:p>2.0%</text:p>
          </table:table-cell>
          <table:table-cell office:value-type="float" office:value="3" calcext:value-type="float">
            <text:p>3</text:p>
          </table:table-cell>
          <table:table-cell table:formula="of:=[.E96]-[.F96]-[.H96]-[.J96]-[.L96]" office:value-type="float" office:value="25854" calcext:value-type="float">
            <text:p>25854</text:p>
          </table:table-cell>
          <table:table-cell table:formula="of:=[.M9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7_S_Wi2017RNA</text:p>
          </table:table-cell>
          <table:table-cell office:value-type="float" office:value="53646" calcext:value-type="float">
            <text:p>53646</text:p>
          </table:table-cell>
          <table:table-cell table:formula="of:=[.B97]-[.E97]" office:value-type="float" office:value="15939" calcext:value-type="float">
            <text:p>15939</text:p>
          </table:table-cell>
          <table:table-cell table:formula="of:=[.C97]/[.B97]" office:value-type="percentage" office:value="0.297114416731909" calcext:value-type="percentage">
            <text:p>29.7%</text:p>
          </table:table-cell>
          <table:table-cell office:value-type="float" office:value="37707" calcext:value-type="float">
            <text:p>37707</text:p>
          </table:table-cell>
          <table:table-cell office:value-type="float" office:value="25" calcext:value-type="float">
            <text:p>25</text:p>
          </table:table-cell>
          <table:table-cell table:formula="of:=[.F97]/[.E97]" office:value-type="percentage" office:value="0.00066300686875116" calcext:value-type="percentage">
            <text:p>0.1%</text:p>
          </table:table-cell>
          <table:table-cell office:value-type="float" office:value="12745" calcext:value-type="float">
            <text:p>12745</text:p>
          </table:table-cell>
          <table:table-cell table:formula="of:=[.H97]/[.E97]" office:value-type="percentage" office:value="0.338000901689341" calcext:value-type="percentage">
            <text:p>33.8%</text:p>
          </table:table-cell>
          <table:table-cell office:value-type="float" office:value="795" calcext:value-type="float">
            <text:p>795</text:p>
          </table:table-cell>
          <table:table-cell table:formula="of:=[.J97]/[.E97]" office:value-type="percentage" office:value="0.0210836184262869" calcext:value-type="percentage">
            <text:p>2.1%</text:p>
          </table:table-cell>
          <table:table-cell office:value-type="float" office:value="12" calcext:value-type="float">
            <text:p>12</text:p>
          </table:table-cell>
          <table:table-cell table:formula="of:=[.E97]-[.F97]-[.H97]-[.J97]-[.L97]" office:value-type="float" office:value="24130" calcext:value-type="float">
            <text:p>24130</text:p>
          </table:table-cell>
          <table:table-cell table:formula="of:=[.M9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7_S_Wi2018</text:p>
          </table:table-cell>
          <table:table-cell office:value-type="float" office:value="52871" calcext:value-type="float">
            <text:p>52871</text:p>
          </table:table-cell>
          <table:table-cell table:formula="of:=[.B98]-[.E98]" office:value-type="float" office:value="14585" calcext:value-type="float">
            <text:p>14585</text:p>
          </table:table-cell>
          <table:table-cell table:formula="of:=[.C98]/[.B98]" office:value-type="percentage" office:value="0.275860112348925" calcext:value-type="percentage">
            <text:p>27.6%</text:p>
          </table:table-cell>
          <table:table-cell office:value-type="float" office:value="38286" calcext:value-type="float">
            <text:p>38286</text:p>
          </table:table-cell>
          <table:table-cell office:value-type="float" office:value="229" calcext:value-type="float">
            <text:p>229</text:p>
          </table:table-cell>
          <table:table-cell table:formula="of:=[.F98]/[.E98]" office:value-type="percentage" office:value="0.00598129864702502" calcext:value-type="percentage">
            <text:p>0.6%</text:p>
          </table:table-cell>
          <table:table-cell office:value-type="float" office:value="7142" calcext:value-type="float">
            <text:p>7142</text:p>
          </table:table-cell>
          <table:table-cell table:formula="of:=[.H98]/[.E98]" office:value-type="percentage" office:value="0.186543384004597" calcext:value-type="percentage">
            <text:p>18.7%</text:p>
          </table:table-cell>
          <table:table-cell office:value-type="float" office:value="647" calcext:value-type="float">
            <text:p>647</text:p>
          </table:table-cell>
          <table:table-cell table:formula="of:=[.J98]/[.E98]" office:value-type="percentage" office:value="0.0168991276184506" calcext:value-type="percentage">
            <text:p>1.7%</text:p>
          </table:table-cell>
          <table:table-cell office:value-type="float" office:value="7" calcext:value-type="float">
            <text:p>7</text:p>
          </table:table-cell>
          <table:table-cell table:formula="of:=[.E98]-[.F98]-[.H98]-[.J98]-[.L98]" office:value-type="float" office:value="30261" calcext:value-type="float">
            <text:p>30261</text:p>
          </table:table-cell>
          <table:table-cell table:formula="of:=[.M9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07_S_Wi2019</text:p>
          </table:table-cell>
          <table:table-cell office:value-type="float" office:value="69690" calcext:value-type="float">
            <text:p>69690</text:p>
          </table:table-cell>
          <table:table-cell table:formula="of:=[.B99]-[.E99]" office:value-type="float" office:value="20149" calcext:value-type="float">
            <text:p>20149</text:p>
          </table:table-cell>
          <table:table-cell table:formula="of:=[.C99]/[.B99]" office:value-type="percentage" office:value="0.289123260152102" calcext:value-type="percentage">
            <text:p>28.9%</text:p>
          </table:table-cell>
          <table:table-cell office:value-type="float" office:value="49541" calcext:value-type="float">
            <text:p>49541</text:p>
          </table:table-cell>
          <table:table-cell office:value-type="float" office:value="196" calcext:value-type="float">
            <text:p>196</text:p>
          </table:table-cell>
          <table:table-cell table:formula="of:=[.F99]/[.E99]" office:value-type="percentage" office:value="0.00395631900849801" calcext:value-type="percentage">
            <text:p>0.4%</text:p>
          </table:table-cell>
          <table:table-cell office:value-type="float" office:value="6346" calcext:value-type="float">
            <text:p>6346</text:p>
          </table:table-cell>
          <table:table-cell table:formula="of:=[.H99]/[.E99]" office:value-type="percentage" office:value="0.128095920550655" calcext:value-type="percentage">
            <text:p>12.8%</text:p>
          </table:table-cell>
          <table:table-cell office:value-type="float" office:value="800" calcext:value-type="float">
            <text:p>800</text:p>
          </table:table-cell>
          <table:table-cell table:formula="of:=[.J99]/[.E99]" office:value-type="percentage" office:value="0.0161482408510123" calcext:value-type="percentage">
            <text:p>1.6%</text:p>
          </table:table-cell>
          <table:table-cell office:value-type="float" office:value="13" calcext:value-type="float">
            <text:p>13</text:p>
          </table:table-cell>
          <table:table-cell table:formula="of:=[.E99]-[.F99]-[.H99]-[.J99]-[.L99]" office:value-type="float" office:value="42186" calcext:value-type="float">
            <text:p>42186</text:p>
          </table:table-cell>
          <table:table-cell table:formula="of:=[.M9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10_S_Wi2013</text:p>
          </table:table-cell>
          <table:table-cell office:value-type="float" office:value="50406" calcext:value-type="float">
            <text:p>50406</text:p>
          </table:table-cell>
          <table:table-cell table:formula="of:=[.B100]-[.E100]" office:value-type="float" office:value="16162" calcext:value-type="float">
            <text:p>16162</text:p>
          </table:table-cell>
          <table:table-cell table:formula="of:=[.C100]/[.B100]" office:value-type="percentage" office:value="0.320636432170773" calcext:value-type="percentage">
            <text:p>32.1%</text:p>
          </table:table-cell>
          <table:table-cell office:value-type="float" office:value="34244" calcext:value-type="float">
            <text:p>34244</text:p>
          </table:table-cell>
          <table:table-cell office:value-type="float" office:value="80" calcext:value-type="float">
            <text:p>80</text:p>
          </table:table-cell>
          <table:table-cell table:formula="of:=[.F100]/[.E100]" office:value-type="percentage" office:value="0.00233617568041117" calcext:value-type="percentage">
            <text:p>0.2%</text:p>
          </table:table-cell>
          <table:table-cell office:value-type="float" office:value="4495" calcext:value-type="float">
            <text:p>4495</text:p>
          </table:table-cell>
          <table:table-cell table:formula="of:=[.H100]/[.E100]" office:value-type="percentage" office:value="0.131263871043102" calcext:value-type="percentage">
            <text:p>13.1%</text:p>
          </table:table-cell>
          <table:table-cell office:value-type="float" office:value="447" calcext:value-type="float">
            <text:p>447</text:p>
          </table:table-cell>
          <table:table-cell table:formula="of:=[.J100]/[.E100]" office:value-type="percentage" office:value="0.0130533816142974" calcext:value-type="percentage">
            <text:p>1.3%</text:p>
          </table:table-cell>
          <table:table-cell office:value-type="float" office:value="9" calcext:value-type="float">
            <text:p>9</text:p>
          </table:table-cell>
          <table:table-cell table:formula="of:=[.E100]-[.F100]-[.H100]-[.J100]-[.L100]" office:value-type="float" office:value="29213" calcext:value-type="float">
            <text:p>29213</text:p>
          </table:table-cell>
          <table:table-cell table:formula="of:=[.M10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10_S_Wi2015</text:p>
          </table:table-cell>
          <table:table-cell office:value-type="float" office:value="39592" calcext:value-type="float">
            <text:p>39592</text:p>
          </table:table-cell>
          <table:table-cell table:formula="of:=[.B101]-[.E101]" office:value-type="float" office:value="15186" calcext:value-type="float">
            <text:p>15186</text:p>
          </table:table-cell>
          <table:table-cell table:formula="of:=[.C101]/[.B101]" office:value-type="percentage" office:value="0.383562335825419" calcext:value-type="percentage">
            <text:p>38.4%</text:p>
          </table:table-cell>
          <table:table-cell office:value-type="float" office:value="24406" calcext:value-type="float">
            <text:p>24406</text:p>
          </table:table-cell>
          <table:table-cell office:value-type="float" office:value="31" calcext:value-type="float">
            <text:p>31</text:p>
          </table:table-cell>
          <table:table-cell table:formula="of:=[.F101]/[.E101]" office:value-type="percentage" office:value="0.00127017946406621" calcext:value-type="percentage">
            <text:p>0.1%</text:p>
          </table:table-cell>
          <table:table-cell office:value-type="float" office:value="2547" calcext:value-type="float">
            <text:p>2547</text:p>
          </table:table-cell>
          <table:table-cell table:formula="of:=[.H101]/[.E101]" office:value-type="percentage" office:value="0.104359583708924" calcext:value-type="percentage">
            <text:p>10.4%</text:p>
          </table:table-cell>
          <table:table-cell office:value-type="float" office:value="374" calcext:value-type="float">
            <text:p>374</text:p>
          </table:table-cell>
          <table:table-cell table:formula="of:=[.J101]/[.E101]" office:value-type="percentage" office:value="0.0153241006309924" calcext:value-type="percentage">
            <text:p>1.5%</text:p>
          </table:table-cell>
          <table:table-cell office:value-type="float" office:value="2" calcext:value-type="float">
            <text:p>2</text:p>
          </table:table-cell>
          <table:table-cell table:formula="of:=[.E101]-[.F101]-[.H101]-[.J101]-[.L101]" office:value-type="float" office:value="21452" calcext:value-type="float">
            <text:p>21452</text:p>
          </table:table-cell>
          <table:table-cell table:formula="of:=[.M10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10_S_Wi2015_Taq</text:p>
          </table:table-cell>
          <table:table-cell office:value-type="float" office:value="98993" calcext:value-type="float">
            <text:p>98993</text:p>
          </table:table-cell>
          <table:table-cell table:formula="of:=[.B102]-[.E102]" office:value-type="float" office:value="6507" calcext:value-type="float">
            <text:p>6507</text:p>
          </table:table-cell>
          <table:table-cell table:formula="of:=[.C102]/[.B102]" office:value-type="percentage" office:value="0.0657319204388189" calcext:value-type="percentage">
            <text:p>6.6%</text:p>
          </table:table-cell>
          <table:table-cell office:value-type="float" office:value="92486" calcext:value-type="float">
            <text:p>92486</text:p>
          </table:table-cell>
          <table:table-cell office:value-type="float" office:value="480" calcext:value-type="float">
            <text:p>480</text:p>
          </table:table-cell>
          <table:table-cell table:formula="of:=[.F102]/[.E102]" office:value-type="percentage" office:value="0.00518997469887334" calcext:value-type="percentage">
            <text:p>0.5%</text:p>
          </table:table-cell>
          <table:table-cell office:value-type="float" office:value="6965" calcext:value-type="float">
            <text:p>6965</text:p>
          </table:table-cell>
          <table:table-cell table:formula="of:=[.H102]/[.E102]" office:value-type="percentage" office:value="0.0753086953701101" calcext:value-type="percentage">
            <text:p>7.5%</text:p>
          </table:table-cell>
          <table:table-cell office:value-type="float" office:value="1462" calcext:value-type="float">
            <text:p>1462</text:p>
          </table:table-cell>
          <table:table-cell table:formula="of:=[.J102]/[.E102]" office:value-type="percentage" office:value="0.0158077979369851" calcext:value-type="percentage">
            <text:p>1.6%</text:p>
          </table:table-cell>
          <table:table-cell office:value-type="float" office:value="17" calcext:value-type="float">
            <text:p>17</text:p>
          </table:table-cell>
          <table:table-cell table:formula="of:=[.E102]-[.F102]-[.H102]-[.J102]-[.L102]" office:value-type="float" office:value="83562" calcext:value-type="float">
            <text:p>83562</text:p>
          </table:table-cell>
          <table:table-cell table:formula="of:=[.M10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10_S_Wi2016</text:p>
          </table:table-cell>
          <table:table-cell office:value-type="float" office:value="56986" calcext:value-type="float">
            <text:p>56986</text:p>
          </table:table-cell>
          <table:table-cell table:formula="of:=[.B103]-[.E103]" office:value-type="float" office:value="17427" calcext:value-type="float">
            <text:p>17427</text:p>
          </table:table-cell>
          <table:table-cell table:formula="of:=[.C103]/[.B103]" office:value-type="percentage" office:value="0.305811953813217" calcext:value-type="percentage">
            <text:p>30.6%</text:p>
          </table:table-cell>
          <table:table-cell office:value-type="float" office:value="39559" calcext:value-type="float">
            <text:p>39559</text:p>
          </table:table-cell>
          <table:table-cell office:value-type="float" office:value="142" calcext:value-type="float">
            <text:p>142</text:p>
          </table:table-cell>
          <table:table-cell table:formula="of:=[.F103]/[.E103]" office:value-type="percentage" office:value="0.00358957506509265" calcext:value-type="percentage">
            <text:p>0.4%</text:p>
          </table:table-cell>
          <table:table-cell office:value-type="float" office:value="4841" calcext:value-type="float">
            <text:p>4841</text:p>
          </table:table-cell>
          <table:table-cell table:formula="of:=[.H103]/[.E103]" office:value-type="percentage" office:value="0.122374175282489" calcext:value-type="percentage">
            <text:p>12.2%</text:p>
          </table:table-cell>
          <table:table-cell office:value-type="float" office:value="520" calcext:value-type="float">
            <text:p>520</text:p>
          </table:table-cell>
          <table:table-cell table:formula="of:=[.J103]/[.E103]" office:value-type="percentage" office:value="0.0131449227735787" calcext:value-type="percentage">
            <text:p>1.3%</text:p>
          </table:table-cell>
          <table:table-cell office:value-type="float" office:value="9" calcext:value-type="float">
            <text:p>9</text:p>
          </table:table-cell>
          <table:table-cell table:formula="of:=[.E103]-[.F103]-[.H103]-[.J103]-[.L103]" office:value-type="float" office:value="34047" calcext:value-type="float">
            <text:p>34047</text:p>
          </table:table-cell>
          <table:table-cell table:formula="of:=[.M10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10_S_Wi2017</text:p>
          </table:table-cell>
          <table:table-cell office:value-type="float" office:value="34188" calcext:value-type="float">
            <text:p>34188</text:p>
          </table:table-cell>
          <table:table-cell table:formula="of:=[.B104]-[.E104]" office:value-type="float" office:value="13632" calcext:value-type="float">
            <text:p>13632</text:p>
          </table:table-cell>
          <table:table-cell table:formula="of:=[.C104]/[.B104]" office:value-type="percentage" office:value="0.398736398736399" calcext:value-type="percentage">
            <text:p>39.9%</text:p>
          </table:table-cell>
          <table:table-cell office:value-type="float" office:value="20556" calcext:value-type="float">
            <text:p>20556</text:p>
          </table:table-cell>
          <table:table-cell office:value-type="float" office:value="23" calcext:value-type="float">
            <text:p>23</text:p>
          </table:table-cell>
          <table:table-cell table:formula="of:=[.F104]/[.E104]" office:value-type="percentage" office:value="0.00111889472660051" calcext:value-type="percentage">
            <text:p>0.1%</text:p>
          </table:table-cell>
          <table:table-cell office:value-type="float" office:value="913" calcext:value-type="float">
            <text:p>913</text:p>
          </table:table-cell>
          <table:table-cell table:formula="of:=[.H104]/[.E104]" office:value-type="percentage" office:value="0.0444152558863592" calcext:value-type="percentage">
            <text:p>4.4%</text:p>
          </table:table-cell>
          <table:table-cell office:value-type="float" office:value="557" calcext:value-type="float">
            <text:p>557</text:p>
          </table:table-cell>
          <table:table-cell table:formula="of:=[.J104]/[.E104]" office:value-type="percentage" office:value="0.0270967114224557" calcext:value-type="percentage">
            <text:p>2.7%</text:p>
          </table:table-cell>
          <table:table-cell office:value-type="float" office:value="2" calcext:value-type="float">
            <text:p>2</text:p>
          </table:table-cell>
          <table:table-cell table:formula="of:=[.E104]-[.F104]-[.H104]-[.J104]-[.L104]" office:value-type="float" office:value="19061" calcext:value-type="float">
            <text:p>19061</text:p>
          </table:table-cell>
          <table:table-cell table:formula="of:=[.M10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10_S_Wi2017RNA</text:p>
          </table:table-cell>
          <table:table-cell office:value-type="float" office:value="41334" calcext:value-type="float">
            <text:p>41334</text:p>
          </table:table-cell>
          <table:table-cell table:formula="of:=[.B105]-[.E105]" office:value-type="float" office:value="19365" calcext:value-type="float">
            <text:p>19365</text:p>
          </table:table-cell>
          <table:table-cell table:formula="of:=[.C105]/[.B105]" office:value-type="percentage" office:value="0.468500508056322" calcext:value-type="percentage">
            <text:p>46.9%</text:p>
          </table:table-cell>
          <table:table-cell office:value-type="float" office:value="21969" calcext:value-type="float">
            <text:p>21969</text:p>
          </table:table-cell>
          <table:table-cell office:value-type="float" office:value="5" calcext:value-type="float">
            <text:p>5</text:p>
          </table:table-cell>
          <table:table-cell table:formula="of:=[.F105]/[.E105]" office:value-type="percentage" office:value="0.000227593427101825" calcext:value-type="percentage">
            <text:p>0.0%</text:p>
          </table:table-cell>
          <table:table-cell office:value-type="float" office:value="3177" calcext:value-type="float">
            <text:p>3177</text:p>
          </table:table-cell>
          <table:table-cell table:formula="of:=[.H105]/[.E105]" office:value-type="percentage" office:value="0.1446128635805" calcext:value-type="percentage">
            <text:p>14.5%</text:p>
          </table:table-cell>
          <table:table-cell office:value-type="float" office:value="382" calcext:value-type="float">
            <text:p>382</text:p>
          </table:table-cell>
          <table:table-cell table:formula="of:=[.J105]/[.E105]" office:value-type="percentage" office:value="0.0173881378305795" calcext:value-type="percentage">
            <text:p>1.7%</text:p>
          </table:table-cell>
          <table:table-cell office:value-type="float" office:value="3" calcext:value-type="float">
            <text:p>3</text:p>
          </table:table-cell>
          <table:table-cell table:formula="of:=[.E105]-[.F105]-[.H105]-[.J105]-[.L105]" office:value-type="float" office:value="18402" calcext:value-type="float">
            <text:p>18402</text:p>
          </table:table-cell>
          <table:table-cell table:formula="of:=[.M10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10_S_Wi2018</text:p>
          </table:table-cell>
          <table:table-cell office:value-type="float" office:value="29163" calcext:value-type="float">
            <text:p>29163</text:p>
          </table:table-cell>
          <table:table-cell table:formula="of:=[.B106]-[.E106]" office:value-type="float" office:value="11259" calcext:value-type="float">
            <text:p>11259</text:p>
          </table:table-cell>
          <table:table-cell table:formula="of:=[.C106]/[.B106]" office:value-type="percentage" office:value="0.386071391832116" calcext:value-type="percentage">
            <text:p>38.6%</text:p>
          </table:table-cell>
          <table:table-cell office:value-type="float" office:value="17904" calcext:value-type="float">
            <text:p>17904</text:p>
          </table:table-cell>
          <table:table-cell office:value-type="float" office:value="8" calcext:value-type="float">
            <text:p>8</text:p>
          </table:table-cell>
          <table:table-cell table:formula="of:=[.F106]/[.E106]" office:value-type="percentage" office:value="0.000446827524575514" calcext:value-type="percentage">
            <text:p>0.0%</text:p>
          </table:table-cell>
          <table:table-cell office:value-type="float" office:value="83" calcext:value-type="float">
            <text:p>83</text:p>
          </table:table-cell>
          <table:table-cell table:formula="of:=[.H106]/[.E106]" office:value-type="percentage" office:value="0.00463583556747096" calcext:value-type="percentage">
            <text:p>0.5%</text:p>
          </table:table-cell>
          <table:table-cell office:value-type="float" office:value="544" calcext:value-type="float">
            <text:p>544</text:p>
          </table:table-cell>
          <table:table-cell table:formula="of:=[.J106]/[.E106]" office:value-type="percentage" office:value="0.0303842716711349" calcext:value-type="percentage">
            <text:p>3.0%</text:p>
          </table:table-cell>
          <table:table-cell office:value-type="float" office:value="2" calcext:value-type="float">
            <text:p>2</text:p>
          </table:table-cell>
          <table:table-cell table:formula="of:=[.E106]-[.F106]-[.H106]-[.J106]-[.L106]" office:value-type="float" office:value="17267" calcext:value-type="float">
            <text:p>17267</text:p>
          </table:table-cell>
          <table:table-cell table:formula="of:=[.M10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10_S_Wi2019</text:p>
          </table:table-cell>
          <table:table-cell office:value-type="float" office:value="82546" calcext:value-type="float">
            <text:p>82546</text:p>
          </table:table-cell>
          <table:table-cell table:formula="of:=[.B107]-[.E107]" office:value-type="float" office:value="24154" calcext:value-type="float">
            <text:p>24154</text:p>
          </table:table-cell>
          <table:table-cell table:formula="of:=[.C107]/[.B107]" office:value-type="percentage" office:value="0.292612603881472" calcext:value-type="percentage">
            <text:p>29.3%</text:p>
          </table:table-cell>
          <table:table-cell office:value-type="float" office:value="58392" calcext:value-type="float">
            <text:p>58392</text:p>
          </table:table-cell>
          <table:table-cell office:value-type="float" office:value="245" calcext:value-type="float">
            <text:p>245</text:p>
          </table:table-cell>
          <table:table-cell table:formula="of:=[.F107]/[.E107]" office:value-type="percentage" office:value="0.00419578024386902" calcext:value-type="percentage">
            <text:p>0.4%</text:p>
          </table:table-cell>
          <table:table-cell office:value-type="float" office:value="7346" calcext:value-type="float">
            <text:p>7346</text:p>
          </table:table-cell>
          <table:table-cell table:formula="of:=[.H107]/[.E107]" office:value-type="percentage" office:value="0.125804904781477" calcext:value-type="percentage">
            <text:p>12.6%</text:p>
          </table:table-cell>
          <table:table-cell office:value-type="float" office:value="1097" calcext:value-type="float">
            <text:p>1097</text:p>
          </table:table-cell>
          <table:table-cell table:formula="of:=[.J107]/[.E107]" office:value-type="percentage" office:value="0.0187868201123442" calcext:value-type="percentage">
            <text:p>1.9%</text:p>
          </table:table-cell>
          <table:table-cell office:value-type="float" office:value="25" calcext:value-type="float">
            <text:p>25</text:p>
          </table:table-cell>
          <table:table-cell table:formula="of:=[.E107]-[.F107]-[.H107]-[.J107]-[.L107]" office:value-type="float" office:value="49679" calcext:value-type="float">
            <text:p>49679</text:p>
          </table:table-cell>
          <table:table-cell table:formula="of:=[.M10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05_S_Wi2013</text:p>
          </table:table-cell>
          <table:table-cell office:value-type="float" office:value="36291" calcext:value-type="float">
            <text:p>36291</text:p>
          </table:table-cell>
          <table:table-cell table:formula="of:=[.B108]-[.E108]" office:value-type="float" office:value="14536" calcext:value-type="float">
            <text:p>14536</text:p>
          </table:table-cell>
          <table:table-cell table:formula="of:=[.C108]/[.B108]" office:value-type="percentage" office:value="0.400540078807418" calcext:value-type="percentage">
            <text:p>40.1%</text:p>
          </table:table-cell>
          <table:table-cell office:value-type="float" office:value="21755" calcext:value-type="float">
            <text:p>21755</text:p>
          </table:table-cell>
          <table:table-cell office:value-type="float" office:value="11" calcext:value-type="float">
            <text:p>11</text:p>
          </table:table-cell>
          <table:table-cell table:formula="of:=[.F108]/[.E108]" office:value-type="percentage" office:value="0.000505630889450701" calcext:value-type="percentage">
            <text:p>0.1%</text:p>
          </table:table-cell>
          <table:table-cell office:value-type="float" office:value="45" calcext:value-type="float">
            <text:p>45</text:p>
          </table:table-cell>
          <table:table-cell table:formula="of:=[.H108]/[.E108]" office:value-type="percentage" office:value="0.00206849000229832" calcext:value-type="percentage">
            <text:p>0.2%</text:p>
          </table:table-cell>
          <table:table-cell office:value-type="float" office:value="188" calcext:value-type="float">
            <text:p>188</text:p>
          </table:table-cell>
          <table:table-cell table:formula="of:=[.J108]/[.E108]" office:value-type="percentage" office:value="0.00864169156515744" calcext:value-type="percentage">
            <text:p>0.9%</text:p>
          </table:table-cell>
          <table:table-cell office:value-type="float" office:value="11" calcext:value-type="float">
            <text:p>11</text:p>
          </table:table-cell>
          <table:table-cell table:formula="of:=[.E108]-[.F108]-[.H108]-[.J108]-[.L108]" office:value-type="float" office:value="21500" calcext:value-type="float">
            <text:p>21500</text:p>
          </table:table-cell>
          <table:table-cell table:formula="of:=[.M10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05_S_Wi2015</text:p>
          </table:table-cell>
          <table:table-cell office:value-type="float" office:value="47488" calcext:value-type="float">
            <text:p>47488</text:p>
          </table:table-cell>
          <table:table-cell table:formula="of:=[.B109]-[.E109]" office:value-type="float" office:value="19165" calcext:value-type="float">
            <text:p>19165</text:p>
          </table:table-cell>
          <table:table-cell table:formula="of:=[.C109]/[.B109]" office:value-type="percentage" office:value="0.403575640161725" calcext:value-type="percentage">
            <text:p>40.4%</text:p>
          </table:table-cell>
          <table:table-cell office:value-type="float" office:value="28323" calcext:value-type="float">
            <text:p>28323</text:p>
          </table:table-cell>
          <table:table-cell office:value-type="float" office:value="12" calcext:value-type="float">
            <text:p>12</text:p>
          </table:table-cell>
          <table:table-cell table:formula="of:=[.F109]/[.E109]" office:value-type="percentage" office:value="0.000423683931786887" calcext:value-type="percentage">
            <text:p>0.0%</text:p>
          </table:table-cell>
          <table:table-cell office:value-type="float" office:value="575" calcext:value-type="float">
            <text:p>575</text:p>
          </table:table-cell>
          <table:table-cell table:formula="of:=[.H109]/[.E109]" office:value-type="percentage" office:value="0.020301521731455" calcext:value-type="percentage">
            <text:p>2.0%</text:p>
          </table:table-cell>
          <table:table-cell office:value-type="float" office:value="747" calcext:value-type="float">
            <text:p>747</text:p>
          </table:table-cell>
          <table:table-cell table:formula="of:=[.J109]/[.E109]" office:value-type="percentage" office:value="0.0263743247537337" calcext:value-type="percentage">
            <text:p>2.6%</text:p>
          </table:table-cell>
          <table:table-cell office:value-type="float" office:value="4" calcext:value-type="float">
            <text:p>4</text:p>
          </table:table-cell>
          <table:table-cell table:formula="of:=[.E109]-[.F109]-[.H109]-[.J109]-[.L109]" office:value-type="float" office:value="26985" calcext:value-type="float">
            <text:p>26985</text:p>
          </table:table-cell>
          <table:table-cell table:formula="of:=[.M10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05_S_Wi2016</text:p>
          </table:table-cell>
          <table:table-cell office:value-type="float" office:value="54893" calcext:value-type="float">
            <text:p>54893</text:p>
          </table:table-cell>
          <table:table-cell table:formula="of:=[.B110]-[.E110]" office:value-type="float" office:value="15160" calcext:value-type="float">
            <text:p>15160</text:p>
          </table:table-cell>
          <table:table-cell table:formula="of:=[.C110]/[.B110]" office:value-type="percentage" office:value="0.276173646913085" calcext:value-type="percentage">
            <text:p>27.6%</text:p>
          </table:table-cell>
          <table:table-cell office:value-type="float" office:value="39733" calcext:value-type="float">
            <text:p>39733</text:p>
          </table:table-cell>
          <table:table-cell office:value-type="float" office:value="60" calcext:value-type="float">
            <text:p>60</text:p>
          </table:table-cell>
          <table:table-cell table:formula="of:=[.F110]/[.E110]" office:value-type="percentage" office:value="0.00151007978254851" calcext:value-type="percentage">
            <text:p>0.2%</text:p>
          </table:table-cell>
          <table:table-cell office:value-type="float" office:value="2085" calcext:value-type="float">
            <text:p>2085</text:p>
          </table:table-cell>
          <table:table-cell table:formula="of:=[.H110]/[.E110]" office:value-type="percentage" office:value="0.0524752724435608" calcext:value-type="percentage">
            <text:p>5.2%</text:p>
          </table:table-cell>
          <table:table-cell office:value-type="float" office:value="1432" calcext:value-type="float">
            <text:p>1432</text:p>
          </table:table-cell>
          <table:table-cell table:formula="of:=[.J110]/[.E110]" office:value-type="percentage" office:value="0.0360405708101578" calcext:value-type="percentage">
            <text:p>3.6%</text:p>
          </table:table-cell>
          <table:table-cell office:value-type="float" office:value="7" calcext:value-type="float">
            <text:p>7</text:p>
          </table:table-cell>
          <table:table-cell table:formula="of:=[.E110]-[.F110]-[.H110]-[.J110]-[.L110]" office:value-type="float" office:value="36149" calcext:value-type="float">
            <text:p>36149</text:p>
          </table:table-cell>
          <table:table-cell table:formula="of:=[.M11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05_S_Wi2017</text:p>
          </table:table-cell>
          <table:table-cell office:value-type="float" office:value="42102" calcext:value-type="float">
            <text:p>42102</text:p>
          </table:table-cell>
          <table:table-cell table:formula="of:=[.B111]-[.E111]" office:value-type="float" office:value="16966" calcext:value-type="float">
            <text:p>16966</text:p>
          </table:table-cell>
          <table:table-cell table:formula="of:=[.C111]/[.B111]" office:value-type="percentage" office:value="0.402973730464111" calcext:value-type="percentage">
            <text:p>40.3%</text:p>
          </table:table-cell>
          <table:table-cell office:value-type="float" office:value="25136" calcext:value-type="float">
            <text:p>25136</text:p>
          </table:table-cell>
          <table:table-cell office:value-type="float" office:value="14" calcext:value-type="float">
            <text:p>14</text:p>
          </table:table-cell>
          <table:table-cell table:formula="of:=[.F111]/[.E111]" office:value-type="percentage" office:value="0.000556970082749841" calcext:value-type="percentage">
            <text:p>0.1%</text:p>
          </table:table-cell>
          <table:table-cell office:value-type="float" office:value="425" calcext:value-type="float">
            <text:p>425</text:p>
          </table:table-cell>
          <table:table-cell table:formula="of:=[.H111]/[.E111]" office:value-type="percentage" office:value="0.0169080203691916" calcext:value-type="percentage">
            <text:p>1.7%</text:p>
          </table:table-cell>
          <table:table-cell office:value-type="float" office:value="613" calcext:value-type="float">
            <text:p>613</text:p>
          </table:table-cell>
          <table:table-cell table:formula="of:=[.J111]/[.E111]" office:value-type="percentage" office:value="0.0243873329089752" calcext:value-type="percentage">
            <text:p>2.4%</text:p>
          </table:table-cell>
          <table:table-cell office:value-type="float" office:value="5" calcext:value-type="float">
            <text:p>5</text:p>
          </table:table-cell>
          <table:table-cell table:formula="of:=[.E111]-[.F111]-[.H111]-[.J111]-[.L111]" office:value-type="float" office:value="24079" calcext:value-type="float">
            <text:p>24079</text:p>
          </table:table-cell>
          <table:table-cell table:formula="of:=[.M11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05_S_Wi2018</text:p>
          </table:table-cell>
          <table:table-cell office:value-type="float" office:value="31404" calcext:value-type="float">
            <text:p>31404</text:p>
          </table:table-cell>
          <table:table-cell table:formula="of:=[.B112]-[.E112]" office:value-type="float" office:value="9374" calcext:value-type="float">
            <text:p>9374</text:p>
          </table:table-cell>
          <table:table-cell table:formula="of:=[.C112]/[.B112]" office:value-type="percentage" office:value="0.298497006750732" calcext:value-type="percentage">
            <text:p>29.8%</text:p>
          </table:table-cell>
          <table:table-cell office:value-type="float" office:value="22030" calcext:value-type="float">
            <text:p>22030</text:p>
          </table:table-cell>
          <table:table-cell office:value-type="float" office:value="29" calcext:value-type="float">
            <text:p>29</text:p>
          </table:table-cell>
          <table:table-cell table:formula="of:=[.F112]/[.E112]" office:value-type="percentage" office:value="0.00131638674534725" calcext:value-type="percentage">
            <text:p>0.1%</text:p>
          </table:table-cell>
          <table:table-cell office:value-type="float" office:value="510" calcext:value-type="float">
            <text:p>510</text:p>
          </table:table-cell>
          <table:table-cell table:formula="of:=[.H112]/[.E112]" office:value-type="percentage" office:value="0.0231502496595551" calcext:value-type="percentage">
            <text:p>2.3%</text:p>
          </table:table-cell>
          <table:table-cell office:value-type="float" office:value="706" calcext:value-type="float">
            <text:p>706</text:p>
          </table:table-cell>
          <table:table-cell table:formula="of:=[.J112]/[.E112]" office:value-type="percentage" office:value="0.0320472083522469" calcext:value-type="percentage">
            <text:p>3.2%</text:p>
          </table:table-cell>
          <table:table-cell office:value-type="float" office:value="2" calcext:value-type="float">
            <text:p>2</text:p>
          </table:table-cell>
          <table:table-cell table:formula="of:=[.E112]-[.F112]-[.H112]-[.J112]-[.L112]" office:value-type="float" office:value="20783" calcext:value-type="float">
            <text:p>20783</text:p>
          </table:table-cell>
          <table:table-cell table:formula="of:=[.M11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05_S_Wi2018RNA</text:p>
          </table:table-cell>
          <table:table-cell office:value-type="float" office:value="42859" calcext:value-type="float">
            <text:p>42859</text:p>
          </table:table-cell>
          <table:table-cell table:formula="of:=[.B113]-[.E113]" office:value-type="float" office:value="18044" calcext:value-type="float">
            <text:p>18044</text:p>
          </table:table-cell>
          <table:table-cell table:formula="of:=[.C113]/[.B113]" office:value-type="percentage" office:value="0.421008422968338" calcext:value-type="percentage">
            <text:p>42.1%</text:p>
          </table:table-cell>
          <table:table-cell office:value-type="float" office:value="24815" calcext:value-type="float">
            <text:p>24815</text:p>
          </table:table-cell>
          <table:table-cell office:value-type="float" office:value="29" calcext:value-type="float">
            <text:p>29</text:p>
          </table:table-cell>
          <table:table-cell table:formula="of:=[.F113]/[.E113]" office:value-type="percentage" office:value="0.00116864799516422" calcext:value-type="percentage">
            <text:p>0.1%</text:p>
          </table:table-cell>
          <table:table-cell office:value-type="float" office:value="7719" calcext:value-type="float">
            <text:p>7719</text:p>
          </table:table-cell>
          <table:table-cell table:formula="of:=[.H113]/[.E113]" office:value-type="percentage" office:value="0.31106185774733" calcext:value-type="percentage">
            <text:p>31.1%</text:p>
          </table:table-cell>
          <table:table-cell office:value-type="float" office:value="313" calcext:value-type="float">
            <text:p>313</text:p>
          </table:table-cell>
          <table:table-cell table:formula="of:=[.J113]/[.E113]" office:value-type="percentage" office:value="0.0126133387064276" calcext:value-type="percentage">
            <text:p>1.3%</text:p>
          </table:table-cell>
          <table:table-cell office:value-type="float" office:value="2" calcext:value-type="float">
            <text:p>2</text:p>
          </table:table-cell>
          <table:table-cell table:formula="of:=[.E113]-[.F113]-[.H113]-[.J113]-[.L113]" office:value-type="float" office:value="16752" calcext:value-type="float">
            <text:p>16752</text:p>
          </table:table-cell>
          <table:table-cell table:formula="of:=[.M11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05_S_Wi2019</text:p>
          </table:table-cell>
          <table:table-cell office:value-type="float" office:value="66743" calcext:value-type="float">
            <text:p>66743</text:p>
          </table:table-cell>
          <table:table-cell table:formula="of:=[.B114]-[.E114]" office:value-type="float" office:value="17884" calcext:value-type="float">
            <text:p>17884</text:p>
          </table:table-cell>
          <table:table-cell table:formula="of:=[.C114]/[.B114]" office:value-type="percentage" office:value="0.267953193593336" calcext:value-type="percentage">
            <text:p>26.8%</text:p>
          </table:table-cell>
          <table:table-cell office:value-type="float" office:value="48859" calcext:value-type="float">
            <text:p>48859</text:p>
          </table:table-cell>
          <table:table-cell office:value-type="float" office:value="120" calcext:value-type="float">
            <text:p>120</text:p>
          </table:table-cell>
          <table:table-cell table:formula="of:=[.F114]/[.E114]" office:value-type="percentage" office:value="0.00245604699236579" calcext:value-type="percentage">
            <text:p>0.2%</text:p>
          </table:table-cell>
          <table:table-cell office:value-type="float" office:value="5154" calcext:value-type="float">
            <text:p>5154</text:p>
          </table:table-cell>
          <table:table-cell table:formula="of:=[.H114]/[.E114]" office:value-type="percentage" office:value="0.105487218322111" calcext:value-type="percentage">
            <text:p>10.5%</text:p>
          </table:table-cell>
          <table:table-cell office:value-type="float" office:value="2028" calcext:value-type="float">
            <text:p>2028</text:p>
          </table:table-cell>
          <table:table-cell table:formula="of:=[.J114]/[.E114]" office:value-type="percentage" office:value="0.0415071941709818" calcext:value-type="percentage">
            <text:p>4.2%</text:p>
          </table:table-cell>
          <table:table-cell office:value-type="float" office:value="6" calcext:value-type="float">
            <text:p>6</text:p>
          </table:table-cell>
          <table:table-cell table:formula="of:=[.E114]-[.F114]-[.H114]-[.J114]-[.L114]" office:value-type="float" office:value="41551" calcext:value-type="float">
            <text:p>41551</text:p>
          </table:table-cell>
          <table:table-cell table:formula="of:=[.M11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10_S_Wi2013</text:p>
          </table:table-cell>
          <table:table-cell office:value-type="float" office:value="47993" calcext:value-type="float">
            <text:p>47993</text:p>
          </table:table-cell>
          <table:table-cell table:formula="of:=[.B115]-[.E115]" office:value-type="float" office:value="3246" calcext:value-type="float">
            <text:p>3246</text:p>
          </table:table-cell>
          <table:table-cell table:formula="of:=[.C115]/[.B115]" office:value-type="percentage" office:value="0.0676348634175817" calcext:value-type="percentage">
            <text:p>6.8%</text:p>
          </table:table-cell>
          <table:table-cell office:value-type="float" office:value="44747" calcext:value-type="float">
            <text:p>44747</text:p>
          </table:table-cell>
          <table:table-cell office:value-type="float" office:value="96" calcext:value-type="float">
            <text:p>96</text:p>
          </table:table-cell>
          <table:table-cell table:formula="of:=[.F115]/[.E115]" office:value-type="percentage" office:value="0.00214539522202606" calcext:value-type="percentage">
            <text:p>0.2%</text:p>
          </table:table-cell>
          <table:table-cell office:value-type="float" office:value="1831" calcext:value-type="float">
            <text:p>1831</text:p>
          </table:table-cell>
          <table:table-cell table:formula="of:=[.H115]/[.E115]" office:value-type="percentage" office:value="0.0409189442867678" calcext:value-type="percentage">
            <text:p>4.1%</text:p>
          </table:table-cell>
          <table:table-cell office:value-type="float" office:value="1546" calcext:value-type="float">
            <text:p>1546</text:p>
          </table:table-cell>
          <table:table-cell table:formula="of:=[.J115]/[.E115]" office:value-type="percentage" office:value="0.034549802221378" calcext:value-type="percentage">
            <text:p>3.5%</text:p>
          </table:table-cell>
          <table:table-cell office:value-type="float" office:value="20" calcext:value-type="float">
            <text:p>20</text:p>
          </table:table-cell>
          <table:table-cell table:formula="of:=[.E115]-[.F115]-[.H115]-[.J115]-[.L115]" office:value-type="float" office:value="41254" calcext:value-type="float">
            <text:p>41254</text:p>
          </table:table-cell>
          <table:table-cell table:formula="of:=[.M11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10_S_Wi2016</text:p>
          </table:table-cell>
          <table:table-cell office:value-type="float" office:value="58721" calcext:value-type="float">
            <text:p>58721</text:p>
          </table:table-cell>
          <table:table-cell table:formula="of:=[.B116]-[.E116]" office:value-type="float" office:value="19121" calcext:value-type="float">
            <text:p>19121</text:p>
          </table:table-cell>
          <table:table-cell table:formula="of:=[.C116]/[.B116]" office:value-type="percentage" office:value="0.32562456361438" calcext:value-type="percentage">
            <text:p>32.6%</text:p>
          </table:table-cell>
          <table:table-cell office:value-type="float" office:value="39600" calcext:value-type="float">
            <text:p>39600</text:p>
          </table:table-cell>
          <table:table-cell office:value-type="float" office:value="92" calcext:value-type="float">
            <text:p>92</text:p>
          </table:table-cell>
          <table:table-cell table:formula="of:=[.F116]/[.E116]" office:value-type="percentage" office:value="0.00232323232323232" calcext:value-type="percentage">
            <text:p>0.2%</text:p>
          </table:table-cell>
          <table:table-cell office:value-type="float" office:value="4228" calcext:value-type="float">
            <text:p>4228</text:p>
          </table:table-cell>
          <table:table-cell table:formula="of:=[.H116]/[.E116]" office:value-type="percentage" office:value="0.106767676767677" calcext:value-type="percentage">
            <text:p>10.7%</text:p>
          </table:table-cell>
          <table:table-cell office:value-type="float" office:value="1058" calcext:value-type="float">
            <text:p>1058</text:p>
          </table:table-cell>
          <table:table-cell table:formula="of:=[.J116]/[.E116]" office:value-type="percentage" office:value="0.0267171717171717" calcext:value-type="percentage">
            <text:p>2.7%</text:p>
          </table:table-cell>
          <table:table-cell office:value-type="float" office:value="10" calcext:value-type="float">
            <text:p>10</text:p>
          </table:table-cell>
          <table:table-cell table:formula="of:=[.E116]-[.F116]-[.H116]-[.J116]-[.L116]" office:value-type="float" office:value="34212" calcext:value-type="float">
            <text:p>34212</text:p>
          </table:table-cell>
          <table:table-cell table:formula="of:=[.M11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10_S_Wi2017</text:p>
          </table:table-cell>
          <table:table-cell office:value-type="float" office:value="33013" calcext:value-type="float">
            <text:p>33013</text:p>
          </table:table-cell>
          <table:table-cell table:formula="of:=[.B117]-[.E117]" office:value-type="float" office:value="12226" calcext:value-type="float">
            <text:p>12226</text:p>
          </table:table-cell>
          <table:table-cell table:formula="of:=[.C117]/[.B117]" office:value-type="percentage" office:value="0.370338957380426" calcext:value-type="percentage">
            <text:p>37.0%</text:p>
          </table:table-cell>
          <table:table-cell office:value-type="float" office:value="20787" calcext:value-type="float">
            <text:p>20787</text:p>
          </table:table-cell>
          <table:table-cell office:value-type="float" office:value="40" calcext:value-type="float">
            <text:p>40</text:p>
          </table:table-cell>
          <table:table-cell table:formula="of:=[.F117]/[.E117]" office:value-type="percentage" office:value="0.00192427959782556" calcext:value-type="percentage">
            <text:p>0.2%</text:p>
          </table:table-cell>
          <table:table-cell office:value-type="float" office:value="2759" calcext:value-type="float">
            <text:p>2759</text:p>
          </table:table-cell>
          <table:table-cell table:formula="of:=[.H117]/[.E117]" office:value-type="percentage" office:value="0.132727185260018" calcext:value-type="percentage">
            <text:p>13.3%</text:p>
          </table:table-cell>
          <table:table-cell office:value-type="float" office:value="587" calcext:value-type="float">
            <text:p>587</text:p>
          </table:table-cell>
          <table:table-cell table:formula="of:=[.J117]/[.E117]" office:value-type="percentage" office:value="0.0282388030980902" calcext:value-type="percentage">
            <text:p>2.8%</text:p>
          </table:table-cell>
          <table:table-cell office:value-type="float" office:value="7" calcext:value-type="float">
            <text:p>7</text:p>
          </table:table-cell>
          <table:table-cell table:formula="of:=[.E117]-[.F117]-[.H117]-[.J117]-[.L117]" office:value-type="float" office:value="17394" calcext:value-type="float">
            <text:p>17394</text:p>
          </table:table-cell>
          <table:table-cell table:formula="of:=[.M11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10_S_Wi2017RNA</text:p>
          </table:table-cell>
          <table:table-cell office:value-type="float" office:value="48593" calcext:value-type="float">
            <text:p>48593</text:p>
          </table:table-cell>
          <table:table-cell table:formula="of:=[.B118]-[.E118]" office:value-type="float" office:value="22017" calcext:value-type="float">
            <text:p>22017</text:p>
          </table:table-cell>
          <table:table-cell table:formula="of:=[.C118]/[.B118]" office:value-type="percentage" office:value="0.453089951227543" calcext:value-type="percentage">
            <text:p>45.3%</text:p>
          </table:table-cell>
          <table:table-cell office:value-type="float" office:value="26576" calcext:value-type="float">
            <text:p>26576</text:p>
          </table:table-cell>
          <table:table-cell office:value-type="float" office:value="18" calcext:value-type="float">
            <text:p>18</text:p>
          </table:table-cell>
          <table:table-cell table:formula="of:=[.F118]/[.E118]" office:value-type="percentage" office:value="0.00067730282962071" calcext:value-type="percentage">
            <text:p>0.1%</text:p>
          </table:table-cell>
          <table:table-cell office:value-type="float" office:value="167" calcext:value-type="float">
            <text:p>167</text:p>
          </table:table-cell>
          <table:table-cell table:formula="of:=[.H118]/[.E118]" office:value-type="percentage" office:value="0.00628386514148104" calcext:value-type="percentage">
            <text:p>0.6%</text:p>
          </table:table-cell>
          <table:table-cell office:value-type="float" office:value="356" calcext:value-type="float">
            <text:p>356</text:p>
          </table:table-cell>
          <table:table-cell table:formula="of:=[.J118]/[.E118]" office:value-type="percentage" office:value="0.0133955448524985" calcext:value-type="percentage">
            <text:p>1.3%</text:p>
          </table:table-cell>
          <table:table-cell office:value-type="float" office:value="1" calcext:value-type="float">
            <text:p>1</text:p>
          </table:table-cell>
          <table:table-cell table:formula="of:=[.E118]-[.F118]-[.H118]-[.J118]-[.L118]" office:value-type="float" office:value="26034" calcext:value-type="float">
            <text:p>26034</text:p>
          </table:table-cell>
          <table:table-cell table:formula="of:=[.M11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10_S_Wi2018</text:p>
          </table:table-cell>
          <table:table-cell office:value-type="float" office:value="32458" calcext:value-type="float">
            <text:p>32458</text:p>
          </table:table-cell>
          <table:table-cell table:formula="of:=[.B119]-[.E119]" office:value-type="float" office:value="11686" calcext:value-type="float">
            <text:p>11686</text:p>
          </table:table-cell>
          <table:table-cell table:formula="of:=[.C119]/[.B119]" office:value-type="percentage" office:value="0.360034506131" calcext:value-type="percentage">
            <text:p>36.0%</text:p>
          </table:table-cell>
          <table:table-cell office:value-type="float" office:value="20772" calcext:value-type="float">
            <text:p>20772</text:p>
          </table:table-cell>
          <table:table-cell office:value-type="float" office:value="13" calcext:value-type="float">
            <text:p>13</text:p>
          </table:table-cell>
          <table:table-cell table:formula="of:=[.F119]/[.E119]" office:value-type="percentage" office:value="0.000625842480261891" calcext:value-type="percentage">
            <text:p>0.1%</text:p>
          </table:table-cell>
          <table:table-cell office:value-type="float" office:value="751" calcext:value-type="float">
            <text:p>751</text:p>
          </table:table-cell>
          <table:table-cell table:formula="of:=[.H119]/[.E119]" office:value-type="percentage" office:value="0.0361544386674369" calcext:value-type="percentage">
            <text:p>3.6%</text:p>
          </table:table-cell>
          <table:table-cell office:value-type="float" office:value="418" calcext:value-type="float">
            <text:p>418</text:p>
          </table:table-cell>
          <table:table-cell table:formula="of:=[.J119]/[.E119]" office:value-type="percentage" office:value="0.0201232428268823" calcext:value-type="percentage">
            <text:p>2.0%</text:p>
          </table:table-cell>
          <table:table-cell office:value-type="float" office:value="2" calcext:value-type="float">
            <text:p>2</text:p>
          </table:table-cell>
          <table:table-cell table:formula="of:=[.E119]-[.F119]-[.H119]-[.J119]-[.L119]" office:value-type="float" office:value="19588" calcext:value-type="float">
            <text:p>19588</text:p>
          </table:table-cell>
          <table:table-cell table:formula="of:=[.M11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10_S_Wi2019</text:p>
          </table:table-cell>
          <table:table-cell office:value-type="float" office:value="66810" calcext:value-type="float">
            <text:p>66810</text:p>
          </table:table-cell>
          <table:table-cell table:formula="of:=[.B120]-[.E120]" office:value-type="float" office:value="19680" calcext:value-type="float">
            <text:p>19680</text:p>
          </table:table-cell>
          <table:table-cell table:formula="of:=[.C120]/[.B120]" office:value-type="percentage" office:value="0.294566681634486" calcext:value-type="percentage">
            <text:p>29.5%</text:p>
          </table:table-cell>
          <table:table-cell office:value-type="float" office:value="47130" calcext:value-type="float">
            <text:p>47130</text:p>
          </table:table-cell>
          <table:table-cell office:value-type="float" office:value="35" calcext:value-type="float">
            <text:p>35</text:p>
          </table:table-cell>
          <table:table-cell table:formula="of:=[.F120]/[.E120]" office:value-type="percentage" office:value="0.000742626776999788" calcext:value-type="percentage">
            <text:p>0.1%</text:p>
          </table:table-cell>
          <table:table-cell office:value-type="float" office:value="902" calcext:value-type="float">
            <text:p>902</text:p>
          </table:table-cell>
          <table:table-cell table:formula="of:=[.H120]/[.E120]" office:value-type="percentage" office:value="0.0191385529386802" calcext:value-type="percentage">
            <text:p>1.9%</text:p>
          </table:table-cell>
          <table:table-cell office:value-type="float" office:value="1092" calcext:value-type="float">
            <text:p>1092</text:p>
          </table:table-cell>
          <table:table-cell table:formula="of:=[.J120]/[.E120]" office:value-type="percentage" office:value="0.0231699554423934" calcext:value-type="percentage">
            <text:p>2.3%</text:p>
          </table:table-cell>
          <table:table-cell office:value-type="float" office:value="8" calcext:value-type="float">
            <text:p>8</text:p>
          </table:table-cell>
          <table:table-cell table:formula="of:=[.E120]-[.F120]-[.H120]-[.J120]-[.L120]" office:value-type="float" office:value="45093" calcext:value-type="float">
            <text:p>45093</text:p>
          </table:table-cell>
          <table:table-cell table:formula="of:=[.M12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20_S_Wi2013</text:p>
          </table:table-cell>
          <table:table-cell office:value-type="float" office:value="48026" calcext:value-type="float">
            <text:p>48026</text:p>
          </table:table-cell>
          <table:table-cell table:formula="of:=[.B121]-[.E121]" office:value-type="float" office:value="13528" calcext:value-type="float">
            <text:p>13528</text:p>
          </table:table-cell>
          <table:table-cell table:formula="of:=[.C121]/[.B121]" office:value-type="percentage" office:value="0.281680756257027" calcext:value-type="percentage">
            <text:p>28.2%</text:p>
          </table:table-cell>
          <table:table-cell office:value-type="float" office:value="34498" calcext:value-type="float">
            <text:p>34498</text:p>
          </table:table-cell>
          <table:table-cell office:value-type="float" office:value="42" calcext:value-type="float">
            <text:p>42</text:p>
          </table:table-cell>
          <table:table-cell table:formula="of:=[.F121]/[.E121]" office:value-type="percentage" office:value="0.00121746188184822" calcext:value-type="percentage">
            <text:p>0.1%</text:p>
          </table:table-cell>
          <table:table-cell office:value-type="float" office:value="125" calcext:value-type="float">
            <text:p>125</text:p>
          </table:table-cell>
          <table:table-cell table:formula="of:=[.H121]/[.E121]" office:value-type="percentage" office:value="0.00362339845788162" calcext:value-type="percentage">
            <text:p>0.4%</text:p>
          </table:table-cell>
          <table:table-cell office:value-type="float" office:value="417" calcext:value-type="float">
            <text:p>417</text:p>
          </table:table-cell>
          <table:table-cell table:formula="of:=[.J121]/[.E121]" office:value-type="percentage" office:value="0.0120876572554931" calcext:value-type="percentage">
            <text:p>1.2%</text:p>
          </table:table-cell>
          <table:table-cell office:value-type="float" office:value="12" calcext:value-type="float">
            <text:p>12</text:p>
          </table:table-cell>
          <table:table-cell table:formula="of:=[.E121]-[.F121]-[.H121]-[.J121]-[.L121]" office:value-type="float" office:value="33902" calcext:value-type="float">
            <text:p>33902</text:p>
          </table:table-cell>
          <table:table-cell table:formula="of:=[.M12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20_S_Wi2015</text:p>
          </table:table-cell>
          <table:table-cell office:value-type="float" office:value="74441" calcext:value-type="float">
            <text:p>74441</text:p>
          </table:table-cell>
          <table:table-cell table:formula="of:=[.B122]-[.E122]" office:value-type="float" office:value="13959" calcext:value-type="float">
            <text:p>13959</text:p>
          </table:table-cell>
          <table:table-cell table:formula="of:=[.C122]/[.B122]" office:value-type="percentage" office:value="0.187517631412797" calcext:value-type="percentage">
            <text:p>18.8%</text:p>
          </table:table-cell>
          <table:table-cell office:value-type="float" office:value="60482" calcext:value-type="float">
            <text:p>60482</text:p>
          </table:table-cell>
          <table:table-cell office:value-type="float" office:value="155" calcext:value-type="float">
            <text:p>155</text:p>
          </table:table-cell>
          <table:table-cell table:formula="of:=[.F122]/[.E122]" office:value-type="percentage" office:value="0.00256274594094111" calcext:value-type="percentage">
            <text:p>0.3%</text:p>
          </table:table-cell>
          <table:table-cell office:value-type="float" office:value="2782" calcext:value-type="float">
            <text:p>2782</text:p>
          </table:table-cell>
          <table:table-cell table:formula="of:=[.H122]/[.E122]" office:value-type="percentage" office:value="0.0459971561786978" calcext:value-type="percentage">
            <text:p>4.6%</text:p>
          </table:table-cell>
          <table:table-cell office:value-type="float" office:value="498" calcext:value-type="float">
            <text:p>498</text:p>
          </table:table-cell>
          <table:table-cell table:formula="of:=[.J122]/[.E122]" office:value-type="percentage" office:value="0.00823385470057207" calcext:value-type="percentage">
            <text:p>0.8%</text:p>
          </table:table-cell>
          <table:table-cell office:value-type="float" office:value="19" calcext:value-type="float">
            <text:p>19</text:p>
          </table:table-cell>
          <table:table-cell table:formula="of:=[.E122]-[.F122]-[.H122]-[.J122]-[.L122]" office:value-type="float" office:value="57028" calcext:value-type="float">
            <text:p>57028</text:p>
          </table:table-cell>
          <table:table-cell table:formula="of:=[.M12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20_S_Wi2017</text:p>
          </table:table-cell>
          <table:table-cell office:value-type="float" office:value="36112" calcext:value-type="float">
            <text:p>36112</text:p>
          </table:table-cell>
          <table:table-cell table:formula="of:=[.B123]-[.E123]" office:value-type="float" office:value="10334" calcext:value-type="float">
            <text:p>10334</text:p>
          </table:table-cell>
          <table:table-cell table:formula="of:=[.C123]/[.B123]" office:value-type="percentage" office:value="0.28616526362428" calcext:value-type="percentage">
            <text:p>28.6%</text:p>
          </table:table-cell>
          <table:table-cell office:value-type="float" office:value="25778" calcext:value-type="float">
            <text:p>25778</text:p>
          </table:table-cell>
          <table:table-cell office:value-type="float" office:value="23" calcext:value-type="float">
            <text:p>23</text:p>
          </table:table-cell>
          <table:table-cell table:formula="of:=[.F123]/[.E123]" office:value-type="percentage" office:value="0.000892233687640624" calcext:value-type="percentage">
            <text:p>0.1%</text:p>
          </table:table-cell>
          <table:table-cell office:value-type="float" office:value="1326" calcext:value-type="float">
            <text:p>1326</text:p>
          </table:table-cell>
          <table:table-cell table:formula="of:=[.H123]/[.E123]" office:value-type="percentage" office:value="0.0514392117309334" calcext:value-type="percentage">
            <text:p>5.1%</text:p>
          </table:table-cell>
          <table:table-cell office:value-type="float" office:value="309" calcext:value-type="float">
            <text:p>309</text:p>
          </table:table-cell>
          <table:table-cell table:formula="of:=[.J123]/[.E123]" office:value-type="percentage" office:value="0.0119869656296066" calcext:value-type="percentage">
            <text:p>1.2%</text:p>
          </table:table-cell>
          <table:table-cell office:value-type="float" office:value="5" calcext:value-type="float">
            <text:p>5</text:p>
          </table:table-cell>
          <table:table-cell table:formula="of:=[.E123]-[.F123]-[.H123]-[.J123]-[.L123]" office:value-type="float" office:value="24115" calcext:value-type="float">
            <text:p>24115</text:p>
          </table:table-cell>
          <table:table-cell table:formula="of:=[.M12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20_S_Wi2018</text:p>
          </table:table-cell>
          <table:table-cell office:value-type="float" office:value="31024" calcext:value-type="float">
            <text:p>31024</text:p>
          </table:table-cell>
          <table:table-cell table:formula="of:=[.B124]-[.E124]" office:value-type="float" office:value="12578" calcext:value-type="float">
            <text:p>12578</text:p>
          </table:table-cell>
          <table:table-cell table:formula="of:=[.C124]/[.B124]" office:value-type="percentage" office:value="0.405428055698814" calcext:value-type="percentage">
            <text:p>40.5%</text:p>
          </table:table-cell>
          <table:table-cell office:value-type="float" office:value="18446" calcext:value-type="float">
            <text:p>18446</text:p>
          </table:table-cell>
          <table:table-cell office:value-type="float" office:value="30" calcext:value-type="float">
            <text:p>30</text:p>
          </table:table-cell>
          <table:table-cell table:formula="of:=[.F124]/[.E124]" office:value-type="percentage" office:value="0.00162636886045755" calcext:value-type="percentage">
            <text:p>0.2%</text:p>
          </table:table-cell>
          <table:table-cell office:value-type="float" office:value="679" calcext:value-type="float">
            <text:p>679</text:p>
          </table:table-cell>
          <table:table-cell table:formula="of:=[.H124]/[.E124]" office:value-type="percentage" office:value="0.0368101485416893" calcext:value-type="percentage">
            <text:p>3.7%</text:p>
          </table:table-cell>
          <table:table-cell office:value-type="float" office:value="201" calcext:value-type="float">
            <text:p>201</text:p>
          </table:table-cell>
          <table:table-cell table:formula="of:=[.J124]/[.E124]" office:value-type="percentage" office:value="0.0108966713650656" calcext:value-type="percentage">
            <text:p>1.1%</text:p>
          </table:table-cell>
          <table:table-cell office:value-type="float" office:value="1" calcext:value-type="float">
            <text:p>1</text:p>
          </table:table-cell>
          <table:table-cell table:formula="of:=[.E124]-[.F124]-[.H124]-[.J124]-[.L124]" office:value-type="float" office:value="17535" calcext:value-type="float">
            <text:p>17535</text:p>
          </table:table-cell>
          <table:table-cell table:formula="of:=[.M12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20_S_Wi2018RNA</text:p>
          </table:table-cell>
          <table:table-cell office:value-type="float" office:value="53878" calcext:value-type="float">
            <text:p>53878</text:p>
          </table:table-cell>
          <table:table-cell table:formula="of:=[.B125]-[.E125]" office:value-type="float" office:value="14639" calcext:value-type="float">
            <text:p>14639</text:p>
          </table:table-cell>
          <table:table-cell table:formula="of:=[.C125]/[.B125]" office:value-type="percentage" office:value="0.271706447900813" calcext:value-type="percentage">
            <text:p>27.2%</text:p>
          </table:table-cell>
          <table:table-cell office:value-type="float" office:value="39239" calcext:value-type="float">
            <text:p>39239</text:p>
          </table:table-cell>
          <table:table-cell office:value-type="float" office:value="15" calcext:value-type="float">
            <text:p>15</text:p>
          </table:table-cell>
          <table:table-cell table:formula="of:=[.F125]/[.E125]" office:value-type="percentage" office:value="0.00038227273885675" calcext:value-type="percentage">
            <text:p>0.0%</text:p>
          </table:table-cell>
          <table:table-cell office:value-type="float" office:value="5004" calcext:value-type="float">
            <text:p>5004</text:p>
          </table:table-cell>
          <table:table-cell table:formula="of:=[.H125]/[.E125]" office:value-type="percentage" office:value="0.127526185682612" calcext:value-type="percentage">
            <text:p>12.8%</text:p>
          </table:table-cell>
          <table:table-cell office:value-type="float" office:value="605" calcext:value-type="float">
            <text:p>605</text:p>
          </table:table-cell>
          <table:table-cell table:formula="of:=[.J125]/[.E125]" office:value-type="percentage" office:value="0.0154183338005556" calcext:value-type="percentage">
            <text:p>1.5%</text:p>
          </table:table-cell>
          <table:table-cell office:value-type="float" office:value="8" calcext:value-type="float">
            <text:p>8</text:p>
          </table:table-cell>
          <table:table-cell table:formula="of:=[.E125]-[.F125]-[.H125]-[.J125]-[.L125]" office:value-type="float" office:value="33607" calcext:value-type="float">
            <text:p>33607</text:p>
          </table:table-cell>
          <table:table-cell table:formula="of:=[.M12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I20_S_Wi2019</text:p>
          </table:table-cell>
          <table:table-cell office:value-type="float" office:value="55511" calcext:value-type="float">
            <text:p>55511</text:p>
          </table:table-cell>
          <table:table-cell table:formula="of:=[.B126]-[.E126]" office:value-type="float" office:value="14712" calcext:value-type="float">
            <text:p>14712</text:p>
          </table:table-cell>
          <table:table-cell table:formula="of:=[.C126]/[.B126]" office:value-type="percentage" office:value="0.265028552899425" calcext:value-type="percentage">
            <text:p>26.5%</text:p>
          </table:table-cell>
          <table:table-cell office:value-type="float" office:value="40799" calcext:value-type="float">
            <text:p>40799</text:p>
          </table:table-cell>
          <table:table-cell office:value-type="float" office:value="137" calcext:value-type="float">
            <text:p>137</text:p>
          </table:table-cell>
          <table:table-cell table:formula="of:=[.F126]/[.E126]" office:value-type="percentage" office:value="0.003357925439349" calcext:value-type="percentage">
            <text:p>0.3%</text:p>
          </table:table-cell>
          <table:table-cell office:value-type="float" office:value="4356" calcext:value-type="float">
            <text:p>4356</text:p>
          </table:table-cell>
          <table:table-cell table:formula="of:=[.H126]/[.E126]" office:value-type="percentage" office:value="0.106767322728498" calcext:value-type="percentage">
            <text:p>10.7%</text:p>
          </table:table-cell>
          <table:table-cell office:value-type="float" office:value="507" calcext:value-type="float">
            <text:p>507</text:p>
          </table:table-cell>
          <table:table-cell table:formula="of:=[.J126]/[.E126]" office:value-type="percentage" office:value="0.012426775166058" calcext:value-type="percentage">
            <text:p>1.2%</text:p>
          </table:table-cell>
          <table:table-cell office:value-type="float" office:value="13" calcext:value-type="float">
            <text:p>13</text:p>
          </table:table-cell>
          <table:table-cell table:formula="of:=[.E126]-[.F126]-[.H126]-[.J126]-[.L126]" office:value-type="float" office:value="35786" calcext:value-type="float">
            <text:p>35786</text:p>
          </table:table-cell>
          <table:table-cell table:formula="of:=[.M12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S_Su2017</text:p>
          </table:table-cell>
          <table:table-cell office:value-type="float" office:value="59872" calcext:value-type="float">
            <text:p>59872</text:p>
          </table:table-cell>
          <table:table-cell table:formula="of:=[.B127]-[.E127]" office:value-type="float" office:value="21836" calcext:value-type="float">
            <text:p>21836</text:p>
          </table:table-cell>
          <table:table-cell table:formula="of:=[.C127]/[.B127]" office:value-type="percentage" office:value="0.364711384286478" calcext:value-type="percentage">
            <text:p>36.5%</text:p>
          </table:table-cell>
          <table:table-cell office:value-type="float" office:value="38036" calcext:value-type="float">
            <text:p>38036</text:p>
          </table:table-cell>
          <table:table-cell office:value-type="float" office:value="206" calcext:value-type="float">
            <text:p>206</text:p>
          </table:table-cell>
          <table:table-cell table:formula="of:=[.F127]/[.E127]" office:value-type="percentage" office:value="0.00541592175833421" calcext:value-type="percentage">
            <text:p>0.5%</text:p>
          </table:table-cell>
          <table:table-cell office:value-type="float" office:value="4693" calcext:value-type="float">
            <text:p>4693</text:p>
          </table:table-cell>
          <table:table-cell table:formula="of:=[.H127]/[.E127]" office:value-type="percentage" office:value="0.123383110737196" calcext:value-type="percentage">
            <text:p>12.3%</text:p>
          </table:table-cell>
          <table:table-cell office:value-type="float" office:value="625" calcext:value-type="float">
            <text:p>625</text:p>
          </table:table-cell>
          <table:table-cell table:formula="of:=[.J127]/[.E127]" office:value-type="percentage" office:value="0.0164318014512567" calcext:value-type="percentage">
            <text:p>1.6%</text:p>
          </table:table-cell>
          <table:table-cell office:value-type="float" office:value="11" calcext:value-type="float">
            <text:p>11</text:p>
          </table:table-cell>
          <table:table-cell table:formula="of:=[.E127]-[.F127]-[.H127]-[.J127]-[.L127]" office:value-type="float" office:value="32501" calcext:value-type="float">
            <text:p>32501</text:p>
          </table:table-cell>
          <table:table-cell table:formula="of:=[.M12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S_Su2017RNA</text:p>
          </table:table-cell>
          <table:table-cell office:value-type="float" office:value="38640" calcext:value-type="float">
            <text:p>38640</text:p>
          </table:table-cell>
          <table:table-cell table:formula="of:=[.B128]-[.E128]" office:value-type="float" office:value="18240" calcext:value-type="float">
            <text:p>18240</text:p>
          </table:table-cell>
          <table:table-cell table:formula="of:=[.C128]/[.B128]" office:value-type="percentage" office:value="0.472049689440994" calcext:value-type="percentage">
            <text:p>47.2%</text:p>
          </table:table-cell>
          <table:table-cell office:value-type="float" office:value="20400" calcext:value-type="float">
            <text:p>20400</text:p>
          </table:table-cell>
          <table:table-cell office:value-type="float" office:value="20" calcext:value-type="float">
            <text:p>20</text:p>
          </table:table-cell>
          <table:table-cell table:formula="of:=[.F128]/[.E128]" office:value-type="percentage" office:value="0.000980392156862745" calcext:value-type="percentage">
            <text:p>0.1%</text:p>
          </table:table-cell>
          <table:table-cell office:value-type="float" office:value="6111" calcext:value-type="float">
            <text:p>6111</text:p>
          </table:table-cell>
          <table:table-cell table:formula="of:=[.H128]/[.E128]" office:value-type="percentage" office:value="0.299558823529412" calcext:value-type="percentage">
            <text:p>30.0%</text:p>
          </table:table-cell>
          <table:table-cell office:value-type="float" office:value="149" calcext:value-type="float">
            <text:p>149</text:p>
          </table:table-cell>
          <table:table-cell table:formula="of:=[.J128]/[.E128]" office:value-type="percentage" office:value="0.00730392156862745" calcext:value-type="percentage">
            <text:p>0.7%</text:p>
          </table:table-cell>
          <table:table-cell office:value-type="float" office:value="3" calcext:value-type="float">
            <text:p>3</text:p>
          </table:table-cell>
          <table:table-cell table:formula="of:=[.E128]-[.F128]-[.H128]-[.J128]-[.L128]" office:value-type="float" office:value="14117" calcext:value-type="float">
            <text:p>14117</text:p>
          </table:table-cell>
          <table:table-cell table:formula="of:=[.M12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S_Su2018</text:p>
          </table:table-cell>
          <table:table-cell office:value-type="float" office:value="35476" calcext:value-type="float">
            <text:p>35476</text:p>
          </table:table-cell>
          <table:table-cell table:formula="of:=[.B129]-[.E129]" office:value-type="float" office:value="13380" calcext:value-type="float">
            <text:p>13380</text:p>
          </table:table-cell>
          <table:table-cell table:formula="of:=[.C129]/[.B129]" office:value-type="percentage" office:value="0.377156387416845" calcext:value-type="percentage">
            <text:p>37.7%</text:p>
          </table:table-cell>
          <table:table-cell office:value-type="float" office:value="22096" calcext:value-type="float">
            <text:p>22096</text:p>
          </table:table-cell>
          <table:table-cell office:value-type="float" office:value="11" calcext:value-type="float">
            <text:p>11</text:p>
          </table:table-cell>
          <table:table-cell table:formula="of:=[.F129]/[.E129]" office:value-type="percentage" office:value="0.000497827661115134" calcext:value-type="percentage">
            <text:p>0.0%</text:p>
          </table:table-cell>
          <table:table-cell office:value-type="float" office:value="2665" calcext:value-type="float">
            <text:p>2665</text:p>
          </table:table-cell>
          <table:table-cell table:formula="of:=[.H129]/[.E129]" office:value-type="percentage" office:value="0.120610065170167" calcext:value-type="percentage">
            <text:p>12.1%</text:p>
          </table:table-cell>
          <table:table-cell office:value-type="float" office:value="1092" calcext:value-type="float">
            <text:p>1092</text:p>
          </table:table-cell>
          <table:table-cell table:formula="of:=[.J129]/[.E129]" office:value-type="percentage" office:value="0.0494207096307024" calcext:value-type="percentage">
            <text:p>4.9%</text:p>
          </table:table-cell>
          <table:table-cell office:value-type="float" office:value="3" calcext:value-type="float">
            <text:p>3</text:p>
          </table:table-cell>
          <table:table-cell table:formula="of:=[.E129]-[.F129]-[.H129]-[.J129]-[.L129]" office:value-type="float" office:value="18325" calcext:value-type="float">
            <text:p>18325</text:p>
          </table:table-cell>
          <table:table-cell table:formula="of:=[.M12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S_Wi2013</text:p>
          </table:table-cell>
          <table:table-cell office:value-type="float" office:value="31764" calcext:value-type="float">
            <text:p>31764</text:p>
          </table:table-cell>
          <table:table-cell table:formula="of:=[.B130]-[.E130]" office:value-type="float" office:value="11128" calcext:value-type="float">
            <text:p>11128</text:p>
          </table:table-cell>
          <table:table-cell table:formula="of:=[.C130]/[.B130]" office:value-type="percentage" office:value="0.350333711119506" calcext:value-type="percentage">
            <text:p>35.0%</text:p>
          </table:table-cell>
          <table:table-cell office:value-type="float" office:value="20636" calcext:value-type="float">
            <text:p>20636</text:p>
          </table:table-cell>
          <table:table-cell office:value-type="float" office:value="15" calcext:value-type="float">
            <text:p>15</text:p>
          </table:table-cell>
          <table:table-cell table:formula="of:=[.F130]/[.E130]" office:value-type="percentage" office:value="0.000726885055243264" calcext:value-type="percentage">
            <text:p>0.1%</text:p>
          </table:table-cell>
          <table:table-cell office:value-type="float" office:value="247" calcext:value-type="float">
            <text:p>247</text:p>
          </table:table-cell>
          <table:table-cell table:formula="of:=[.H130]/[.E130]" office:value-type="percentage" office:value="0.0119693739096724" calcext:value-type="percentage">
            <text:p>1.2%</text:p>
          </table:table-cell>
          <table:table-cell office:value-type="float" office:value="465" calcext:value-type="float">
            <text:p>465</text:p>
          </table:table-cell>
          <table:table-cell table:formula="of:=[.J130]/[.E130]" office:value-type="percentage" office:value="0.0225334367125412" calcext:value-type="percentage">
            <text:p>2.3%</text:p>
          </table:table-cell>
          <table:table-cell office:value-type="float" office:value="1" calcext:value-type="float">
            <text:p>1</text:p>
          </table:table-cell>
          <table:table-cell table:formula="of:=[.E130]-[.F130]-[.H130]-[.J130]-[.L130]" office:value-type="float" office:value="19908" calcext:value-type="float">
            <text:p>19908</text:p>
          </table:table-cell>
          <table:table-cell table:formula="of:=[.M13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S_Wi2013RNA</text:p>
          </table:table-cell>
          <table:table-cell office:value-type="float" office:value="44682" calcext:value-type="float">
            <text:p>44682</text:p>
          </table:table-cell>
          <table:table-cell table:formula="of:=[.B131]-[.E131]" office:value-type="float" office:value="17332" calcext:value-type="float">
            <text:p>17332</text:p>
          </table:table-cell>
          <table:table-cell table:formula="of:=[.C131]/[.B131]" office:value-type="percentage" office:value="0.387896692180296" calcext:value-type="percentage">
            <text:p>38.8%</text:p>
          </table:table-cell>
          <table:table-cell office:value-type="float" office:value="27350" calcext:value-type="float">
            <text:p>27350</text:p>
          </table:table-cell>
          <table:table-cell office:value-type="float" office:value="4" calcext:value-type="float">
            <text:p>4</text:p>
          </table:table-cell>
          <table:table-cell table:formula="of:=[.F131]/[.E131]" office:value-type="percentage" office:value="0.000146252285191956" calcext:value-type="percentage">
            <text:p>0.0%</text:p>
          </table:table-cell>
          <table:table-cell office:value-type="float" office:value="1168" calcext:value-type="float">
            <text:p>1168</text:p>
          </table:table-cell>
          <table:table-cell table:formula="of:=[.H131]/[.E131]" office:value-type="percentage" office:value="0.0427056672760512" calcext:value-type="percentage">
            <text:p>4.3%</text:p>
          </table:table-cell>
          <table:table-cell office:value-type="float" office:value="626" calcext:value-type="float">
            <text:p>626</text:p>
          </table:table-cell>
          <table:table-cell table:formula="of:=[.J131]/[.E131]" office:value-type="percentage" office:value="0.0228884826325411" calcext:value-type="percentage">
            <text:p>2.3%</text:p>
          </table:table-cell>
          <table:table-cell office:value-type="float" office:value="2" calcext:value-type="float">
            <text:p>2</text:p>
          </table:table-cell>
          <table:table-cell table:formula="of:=[.E131]-[.F131]-[.H131]-[.J131]-[.L131]" office:value-type="float" office:value="25550" calcext:value-type="float">
            <text:p>25550</text:p>
          </table:table-cell>
          <table:table-cell table:formula="of:=[.M13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S_Wi2015</text:p>
          </table:table-cell>
          <table:table-cell office:value-type="float" office:value="42680" calcext:value-type="float">
            <text:p>42680</text:p>
          </table:table-cell>
          <table:table-cell table:formula="of:=[.B132]-[.E132]" office:value-type="float" office:value="19027" calcext:value-type="float">
            <text:p>19027</text:p>
          </table:table-cell>
          <table:table-cell table:formula="of:=[.C132]/[.B132]" office:value-type="percentage" office:value="0.445805998125586" calcext:value-type="percentage">
            <text:p>44.6%</text:p>
          </table:table-cell>
          <table:table-cell office:value-type="float" office:value="23653" calcext:value-type="float">
            <text:p>23653</text:p>
          </table:table-cell>
          <table:table-cell office:value-type="float" office:value="3" calcext:value-type="float">
            <text:p>3</text:p>
          </table:table-cell>
          <table:table-cell table:formula="of:=[.F132]/[.E132]" office:value-type="percentage" office:value="0.000126833805436942" calcext:value-type="percentage">
            <text:p>0.0%</text:p>
          </table:table-cell>
          <table:table-cell office:value-type="float" office:value="148" calcext:value-type="float">
            <text:p>148</text:p>
          </table:table-cell>
          <table:table-cell table:formula="of:=[.H132]/[.E132]" office:value-type="percentage" office:value="0.00625713440155583" calcext:value-type="percentage">
            <text:p>0.6%</text:p>
          </table:table-cell>
          <table:table-cell office:value-type="float" office:value="523" calcext:value-type="float">
            <text:p>523</text:p>
          </table:table-cell>
          <table:table-cell table:formula="of:=[.J132]/[.E132]" office:value-type="percentage" office:value="0.0221113600811736" calcext:value-type="percentage">
            <text:p>2.2%</text:p>
          </table:table-cell>
          <table:table-cell office:value-type="float" office:value="1" calcext:value-type="float">
            <text:p>1</text:p>
          </table:table-cell>
          <table:table-cell table:formula="of:=[.E132]-[.F132]-[.H132]-[.J132]-[.L132]" office:value-type="float" office:value="22978" calcext:value-type="float">
            <text:p>22978</text:p>
          </table:table-cell>
          <table:table-cell table:formula="of:=[.M13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S_Wi2016</text:p>
          </table:table-cell>
          <table:table-cell office:value-type="float" office:value="22404" calcext:value-type="float">
            <text:p>22404</text:p>
          </table:table-cell>
          <table:table-cell table:formula="of:=[.B133]-[.E133]" office:value-type="float" office:value="10680" calcext:value-type="float">
            <text:p>10680</text:p>
          </table:table-cell>
          <table:table-cell table:formula="of:=[.C133]/[.B133]" office:value-type="percentage" office:value="0.476700589180503" calcext:value-type="percentage">
            <text:p>47.7%</text:p>
          </table:table-cell>
          <table:table-cell office:value-type="float" office:value="11724" calcext:value-type="float">
            <text:p>11724</text:p>
          </table:table-cell>
          <table:table-cell office:value-type="float" office:value="4" calcext:value-type="float">
            <text:p>4</text:p>
          </table:table-cell>
          <table:table-cell table:formula="of:=[.F133]/[.E133]" office:value-type="percentage" office:value="0.000341180484476288" calcext:value-type="percentage">
            <text:p>0.0%</text:p>
          </table:table-cell>
          <table:table-cell office:value-type="float" office:value="176" calcext:value-type="float">
            <text:p>176</text:p>
          </table:table-cell>
          <table:table-cell table:formula="of:=[.H133]/[.E133]" office:value-type="percentage" office:value="0.0150119413169567" calcext:value-type="percentage">
            <text:p>1.5%</text:p>
          </table:table-cell>
          <table:table-cell office:value-type="float" office:value="478" calcext:value-type="float">
            <text:p>478</text:p>
          </table:table-cell>
          <table:table-cell table:formula="of:=[.J133]/[.E133]" office:value-type="percentage" office:value="0.0407710678949164" calcext:value-type="percentage">
            <text:p>4.1%</text:p>
          </table:table-cell>
          <table:table-cell office:value-type="float" office:value="2" calcext:value-type="float">
            <text:p>2</text:p>
          </table:table-cell>
          <table:table-cell table:formula="of:=[.E133]-[.F133]-[.H133]-[.J133]-[.L133]" office:value-type="float" office:value="11064" calcext:value-type="float">
            <text:p>11064</text:p>
          </table:table-cell>
          <table:table-cell table:formula="of:=[.M13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S_Wi2016RNA</text:p>
          </table:table-cell>
          <table:table-cell office:value-type="float" office:value="41431" calcext:value-type="float">
            <text:p>41431</text:p>
          </table:table-cell>
          <table:table-cell table:formula="of:=[.B134]-[.E134]" office:value-type="float" office:value="19184" calcext:value-type="float">
            <text:p>19184</text:p>
          </table:table-cell>
          <table:table-cell table:formula="of:=[.C134]/[.B134]" office:value-type="percentage" office:value="0.463034925538848" calcext:value-type="percentage">
            <text:p>46.3%</text:p>
          </table:table-cell>
          <table:table-cell office:value-type="float" office:value="22247" calcext:value-type="float">
            <text:p>22247</text:p>
          </table:table-cell>
          <table:table-cell office:value-type="float" office:value="4" calcext:value-type="float">
            <text:p>4</text:p>
          </table:table-cell>
          <table:table-cell table:formula="of:=[.F134]/[.E134]" office:value-type="percentage" office:value="0.000179799523531263" calcext:value-type="percentage">
            <text:p>0.0%</text:p>
          </table:table-cell>
          <table:table-cell office:value-type="float" office:value="1775" calcext:value-type="float">
            <text:p>1775</text:p>
          </table:table-cell>
          <table:table-cell table:formula="of:=[.H134]/[.E134]" office:value-type="percentage" office:value="0.0797860385669978" calcext:value-type="percentage">
            <text:p>8.0%</text:p>
          </table:table-cell>
          <table:table-cell office:value-type="float" office:value="687" calcext:value-type="float">
            <text:p>687</text:p>
          </table:table-cell>
          <table:table-cell table:formula="of:=[.J134]/[.E134]" office:value-type="percentage" office:value="0.0308805681664944" calcext:value-type="percentage">
            <text:p>3.1%</text:p>
          </table:table-cell>
          <table:table-cell office:value-type="float" office:value="2" calcext:value-type="float">
            <text:p>2</text:p>
          </table:table-cell>
          <table:table-cell table:formula="of:=[.E134]-[.F134]-[.H134]-[.J134]-[.L134]" office:value-type="float" office:value="19779" calcext:value-type="float">
            <text:p>19779</text:p>
          </table:table-cell>
          <table:table-cell table:formula="of:=[.M13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S_Wi2017</text:p>
          </table:table-cell>
          <table:table-cell office:value-type="float" office:value="30044" calcext:value-type="float">
            <text:p>30044</text:p>
          </table:table-cell>
          <table:table-cell table:formula="of:=[.B135]-[.E135]" office:value-type="float" office:value="9852" calcext:value-type="float">
            <text:p>9852</text:p>
          </table:table-cell>
          <table:table-cell table:formula="of:=[.C135]/[.B135]" office:value-type="percentage" office:value="0.327919052056983" calcext:value-type="percentage">
            <text:p>32.8%</text:p>
          </table:table-cell>
          <table:table-cell office:value-type="float" office:value="20192" calcext:value-type="float">
            <text:p>20192</text:p>
          </table:table-cell>
          <table:table-cell office:value-type="float" office:value="36" calcext:value-type="float">
            <text:p>36</text:p>
          </table:table-cell>
          <table:table-cell table:formula="of:=[.F135]/[.E135]" office:value-type="percentage" office:value="0.00178288431061807" calcext:value-type="percentage">
            <text:p>0.2%</text:p>
          </table:table-cell>
          <table:table-cell office:value-type="float" office:value="465" calcext:value-type="float">
            <text:p>465</text:p>
          </table:table-cell>
          <table:table-cell table:formula="of:=[.H135]/[.E135]" office:value-type="percentage" office:value="0.0230289223454834" calcext:value-type="percentage">
            <text:p>2.3%</text:p>
          </table:table-cell>
          <table:table-cell office:value-type="float" office:value="585" calcext:value-type="float">
            <text:p>585</text:p>
          </table:table-cell>
          <table:table-cell table:formula="of:=[.J135]/[.E135]" office:value-type="percentage" office:value="0.0289718700475436" calcext:value-type="percentage">
            <text:p>2.9%</text:p>
          </table:table-cell>
          <table:table-cell office:value-type="float" office:value="0" calcext:value-type="float">
            <text:p>0</text:p>
          </table:table-cell>
          <table:table-cell table:formula="of:=[.E135]-[.F135]-[.H135]-[.J135]-[.L135]" office:value-type="float" office:value="19106" calcext:value-type="float">
            <text:p>19106</text:p>
          </table:table-cell>
          <table:table-cell table:formula="of:=[.M13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S_Wi2017RNA</text:p>
          </table:table-cell>
          <table:table-cell office:value-type="float" office:value="41105" calcext:value-type="float">
            <text:p>41105</text:p>
          </table:table-cell>
          <table:table-cell table:formula="of:=[.B136]-[.E136]" office:value-type="float" office:value="18232" calcext:value-type="float">
            <text:p>18232</text:p>
          </table:table-cell>
          <table:table-cell table:formula="of:=[.C136]/[.B136]" office:value-type="percentage" office:value="0.443547013745286" calcext:value-type="percentage">
            <text:p>44.4%</text:p>
          </table:table-cell>
          <table:table-cell office:value-type="float" office:value="22873" calcext:value-type="float">
            <text:p>22873</text:p>
          </table:table-cell>
          <table:table-cell office:value-type="float" office:value="5" calcext:value-type="float">
            <text:p>5</text:p>
          </table:table-cell>
          <table:table-cell table:formula="of:=[.F136]/[.E136]" office:value-type="percentage" office:value="0.000218598347396494" calcext:value-type="percentage">
            <text:p>0.0%</text:p>
          </table:table-cell>
          <table:table-cell office:value-type="float" office:value="1650" calcext:value-type="float">
            <text:p>1650</text:p>
          </table:table-cell>
          <table:table-cell table:formula="of:=[.H136]/[.E136]" office:value-type="percentage" office:value="0.0721374546408429" calcext:value-type="percentage">
            <text:p>7.2%</text:p>
          </table:table-cell>
          <table:table-cell office:value-type="float" office:value="438" calcext:value-type="float">
            <text:p>438</text:p>
          </table:table-cell>
          <table:table-cell table:formula="of:=[.J136]/[.E136]" office:value-type="percentage" office:value="0.0191492152319328" calcext:value-type="percentage">
            <text:p>1.9%</text:p>
          </table:table-cell>
          <table:table-cell office:value-type="float" office:value="2" calcext:value-type="float">
            <text:p>2</text:p>
          </table:table-cell>
          <table:table-cell table:formula="of:=[.E136]-[.F136]-[.H136]-[.J136]-[.L136]" office:value-type="float" office:value="20778" calcext:value-type="float">
            <text:p>20778</text:p>
          </table:table-cell>
          <table:table-cell table:formula="of:=[.M13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S_Wi2018</text:p>
          </table:table-cell>
          <table:table-cell office:value-type="float" office:value="30018" calcext:value-type="float">
            <text:p>30018</text:p>
          </table:table-cell>
          <table:table-cell table:formula="of:=[.B137]-[.E137]" office:value-type="float" office:value="10897" calcext:value-type="float">
            <text:p>10897</text:p>
          </table:table-cell>
          <table:table-cell table:formula="of:=[.C137]/[.B137]" office:value-type="percentage" office:value="0.363015524018922" calcext:value-type="percentage">
            <text:p>36.3%</text:p>
          </table:table-cell>
          <table:table-cell office:value-type="float" office:value="19121" calcext:value-type="float">
            <text:p>19121</text:p>
          </table:table-cell>
          <table:table-cell office:value-type="float" office:value="8" calcext:value-type="float">
            <text:p>8</text:p>
          </table:table-cell>
          <table:table-cell table:formula="of:=[.F137]/[.E137]" office:value-type="percentage" office:value="0.000418388159615083" calcext:value-type="percentage">
            <text:p>0.0%</text:p>
          </table:table-cell>
          <table:table-cell office:value-type="float" office:value="335" calcext:value-type="float">
            <text:p>335</text:p>
          </table:table-cell>
          <table:table-cell table:formula="of:=[.H137]/[.E137]" office:value-type="percentage" office:value="0.0175200041838816" calcext:value-type="percentage">
            <text:p>1.8%</text:p>
          </table:table-cell>
          <table:table-cell office:value-type="float" office:value="810" calcext:value-type="float">
            <text:p>810</text:p>
          </table:table-cell>
          <table:table-cell table:formula="of:=[.J137]/[.E137]" office:value-type="percentage" office:value="0.0423618011610271" calcext:value-type="percentage">
            <text:p>4.2%</text:p>
          </table:table-cell>
          <table:table-cell office:value-type="float" office:value="1" calcext:value-type="float">
            <text:p>1</text:p>
          </table:table-cell>
          <table:table-cell table:formula="of:=[.E137]-[.F137]-[.H137]-[.J137]-[.L137]" office:value-type="float" office:value="17967" calcext:value-type="float">
            <text:p>17967</text:p>
          </table:table-cell>
          <table:table-cell table:formula="of:=[.M13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S_Wi2018RNA</text:p>
          </table:table-cell>
          <table:table-cell office:value-type="float" office:value="40838" calcext:value-type="float">
            <text:p>40838</text:p>
          </table:table-cell>
          <table:table-cell table:formula="of:=[.B138]-[.E138]" office:value-type="float" office:value="22045" calcext:value-type="float">
            <text:p>22045</text:p>
          </table:table-cell>
          <table:table-cell table:formula="of:=[.C138]/[.B138]" office:value-type="percentage" office:value="0.539815857779519" calcext:value-type="percentage">
            <text:p>54.0%</text:p>
          </table:table-cell>
          <table:table-cell office:value-type="float" office:value="18793" calcext:value-type="float">
            <text:p>18793</text:p>
          </table:table-cell>
          <table:table-cell office:value-type="float" office:value="1" calcext:value-type="float">
            <text:p>1</text:p>
          </table:table-cell>
          <table:table-cell table:formula="of:=[.F138]/[.E138]" office:value-type="percentage" office:value="0.0000532113020805619" calcext:value-type="percentage">
            <text:p>0.0%</text:p>
          </table:table-cell>
          <table:table-cell office:value-type="float" office:value="642" calcext:value-type="float">
            <text:p>642</text:p>
          </table:table-cell>
          <table:table-cell table:formula="of:=[.H138]/[.E138]" office:value-type="percentage" office:value="0.0341616559357207" calcext:value-type="percentage">
            <text:p>3.4%</text:p>
          </table:table-cell>
          <table:table-cell office:value-type="float" office:value="532" calcext:value-type="float">
            <text:p>532</text:p>
          </table:table-cell>
          <table:table-cell table:formula="of:=[.J138]/[.E138]" office:value-type="percentage" office:value="0.0283084127068589" calcext:value-type="percentage">
            <text:p>2.8%</text:p>
          </table:table-cell>
          <table:table-cell office:value-type="float" office:value="2" calcext:value-type="float">
            <text:p>2</text:p>
          </table:table-cell>
          <table:table-cell table:formula="of:=[.E138]-[.F138]-[.H138]-[.J138]-[.L138]" office:value-type="float" office:value="17616" calcext:value-type="float">
            <text:p>17616</text:p>
          </table:table-cell>
          <table:table-cell table:formula="of:=[.M13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S_Wi2019</text:p>
          </table:table-cell>
          <table:table-cell office:value-type="float" office:value="56471" calcext:value-type="float">
            <text:p>56471</text:p>
          </table:table-cell>
          <table:table-cell table:formula="of:=[.B139]-[.E139]" office:value-type="float" office:value="17407" calcext:value-type="float">
            <text:p>17407</text:p>
          </table:table-cell>
          <table:table-cell table:formula="of:=[.C139]/[.B139]" office:value-type="percentage" office:value="0.308246710701068" calcext:value-type="percentage">
            <text:p>30.8%</text:p>
          </table:table-cell>
          <table:table-cell office:value-type="float" office:value="39064" calcext:value-type="float">
            <text:p>39064</text:p>
          </table:table-cell>
          <table:table-cell office:value-type="float" office:value="66" calcext:value-type="float">
            <text:p>66</text:p>
          </table:table-cell>
          <table:table-cell table:formula="of:=[.F139]/[.E139]" office:value-type="percentage" office:value="0.00168953512185132" calcext:value-type="percentage">
            <text:p>0.2%</text:p>
          </table:table-cell>
          <table:table-cell office:value-type="float" office:value="1269" calcext:value-type="float">
            <text:p>1269</text:p>
          </table:table-cell>
          <table:table-cell table:formula="of:=[.H139]/[.E139]" office:value-type="percentage" office:value="0.0324851525701413" calcext:value-type="percentage">
            <text:p>3.2%</text:p>
          </table:table-cell>
          <table:table-cell office:value-type="float" office:value="1815" calcext:value-type="float">
            <text:p>1815</text:p>
          </table:table-cell>
          <table:table-cell table:formula="of:=[.J139]/[.E139]" office:value-type="percentage" office:value="0.0464622158509113" calcext:value-type="percentage">
            <text:p>4.6%</text:p>
          </table:table-cell>
          <table:table-cell office:value-type="float" office:value="6" calcext:value-type="float">
            <text:p>6</text:p>
          </table:table-cell>
          <table:table-cell table:formula="of:=[.E139]-[.F139]-[.H139]-[.J139]-[.L139]" office:value-type="float" office:value="35908" calcext:value-type="float">
            <text:p>35908</text:p>
          </table:table-cell>
          <table:table-cell table:formula="of:=[.M13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WBM_Su2017</text:p>
          </table:table-cell>
          <table:table-cell office:value-type="float" office:value="82856" calcext:value-type="float">
            <text:p>82856</text:p>
          </table:table-cell>
          <table:table-cell table:formula="of:=[.B140]-[.E140]" office:value-type="float" office:value="19306" calcext:value-type="float">
            <text:p>19306</text:p>
          </table:table-cell>
          <table:table-cell table:formula="of:=[.C140]/[.B140]" office:value-type="percentage" office:value="0.233006662160857" calcext:value-type="percentage">
            <text:p>23.3%</text:p>
          </table:table-cell>
          <table:table-cell office:value-type="float" office:value="63550" calcext:value-type="float">
            <text:p>63550</text:p>
          </table:table-cell>
          <table:table-cell office:value-type="float" office:value="24" calcext:value-type="float">
            <text:p>24</text:p>
          </table:table-cell>
          <table:table-cell table:formula="of:=[.F140]/[.E140]" office:value-type="percentage" office:value="0.00037765538945712" calcext:value-type="percentage">
            <text:p>0.0%</text:p>
          </table:table-cell>
          <table:table-cell office:value-type="float" office:value="1908" calcext:value-type="float">
            <text:p>1908</text:p>
          </table:table-cell>
          <table:table-cell table:formula="of:=[.H140]/[.E140]" office:value-type="percentage" office:value="0.0300236034618411" calcext:value-type="percentage">
            <text:p>3.0%</text:p>
          </table:table-cell>
          <table:table-cell office:value-type="float" office:value="157" calcext:value-type="float">
            <text:p>157</text:p>
          </table:table-cell>
          <table:table-cell table:formula="of:=[.J140]/[.E140]" office:value-type="percentage" office:value="0.00247049567269866" calcext:value-type="percentage">
            <text:p>0.2%</text:p>
          </table:table-cell>
          <table:table-cell office:value-type="float" office:value="11" calcext:value-type="float">
            <text:p>11</text:p>
          </table:table-cell>
          <table:table-cell table:formula="of:=[.E140]-[.F140]-[.H140]-[.J140]-[.L140]" office:value-type="float" office:value="61450" calcext:value-type="float">
            <text:p>61450</text:p>
          </table:table-cell>
          <table:table-cell table:formula="of:=[.M14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WBM_Su2018</text:p>
          </table:table-cell>
          <table:table-cell office:value-type="float" office:value="13966" calcext:value-type="float">
            <text:p>13966</text:p>
          </table:table-cell>
          <table:table-cell table:formula="of:=[.B141]-[.E141]" office:value-type="float" office:value="2918" calcext:value-type="float">
            <text:p>2918</text:p>
          </table:table-cell>
          <table:table-cell table:formula="of:=[.C141]/[.B141]" office:value-type="percentage" office:value="0.208935987397966" calcext:value-type="percentage">
            <text:p>20.9%</text:p>
          </table:table-cell>
          <table:table-cell office:value-type="float" office:value="11048" calcext:value-type="float">
            <text:p>11048</text:p>
          </table:table-cell>
          <table:table-cell office:value-type="float" office:value="164" calcext:value-type="float">
            <text:p>164</text:p>
          </table:table-cell>
          <table:table-cell table:formula="of:=[.F141]/[.E141]" office:value-type="percentage" office:value="0.0148443157132513" calcext:value-type="percentage">
            <text:p>1.5%</text:p>
          </table:table-cell>
          <table:table-cell office:value-type="float" office:value="719" calcext:value-type="float">
            <text:p>719</text:p>
          </table:table-cell>
          <table:table-cell table:formula="of:=[.H141]/[.E141]" office:value-type="percentage" office:value="0.0650796524257784" calcext:value-type="percentage">
            <text:p>6.5%</text:p>
          </table:table-cell>
          <table:table-cell office:value-type="float" office:value="49" calcext:value-type="float">
            <text:p>49</text:p>
          </table:table-cell>
          <table:table-cell table:formula="of:=[.J141]/[.E141]" office:value-type="percentage" office:value="0.00443519188993483" calcext:value-type="percentage">
            <text:p>0.4%</text:p>
          </table:table-cell>
          <table:table-cell office:value-type="float" office:value="0" calcext:value-type="float">
            <text:p>0</text:p>
          </table:table-cell>
          <table:table-cell table:formula="of:=[.E141]-[.F141]-[.H141]-[.J141]-[.L141]" office:value-type="float" office:value="10116" calcext:value-type="float">
            <text:p>10116</text:p>
          </table:table-cell>
          <table:table-cell table:formula="of:=[.M14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WPM_Au2017</text:p>
          </table:table-cell>
          <table:table-cell office:value-type="float" office:value="31284" calcext:value-type="float">
            <text:p>31284</text:p>
          </table:table-cell>
          <table:table-cell table:formula="of:=[.B142]-[.E142]" office:value-type="float" office:value="7183" calcext:value-type="float">
            <text:p>7183</text:p>
          </table:table-cell>
          <table:table-cell table:formula="of:=[.C142]/[.B142]" office:value-type="percentage" office:value="0.229606188466948" calcext:value-type="percentage">
            <text:p>23.0%</text:p>
          </table:table-cell>
          <table:table-cell office:value-type="float" office:value="24101" calcext:value-type="float">
            <text:p>24101</text:p>
          </table:table-cell>
          <table:table-cell office:value-type="float" office:value="7" calcext:value-type="float">
            <text:p>7</text:p>
          </table:table-cell>
          <table:table-cell table:formula="of:=[.F142]/[.E142]" office:value-type="percentage" office:value="0.000290444379901249" calcext:value-type="percentage">
            <text:p>0.0%</text:p>
          </table:table-cell>
          <table:table-cell office:value-type="float" office:value="19" calcext:value-type="float">
            <text:p>19</text:p>
          </table:table-cell>
          <table:table-cell table:formula="of:=[.H142]/[.E142]" office:value-type="percentage" office:value="0.000788349031160533" calcext:value-type="percentage">
            <text:p>0.1%</text:p>
          </table:table-cell>
          <table:table-cell office:value-type="float" office:value="248" calcext:value-type="float">
            <text:p>248</text:p>
          </table:table-cell>
          <table:table-cell table:formula="of:=[.J142]/[.E142]" office:value-type="percentage" office:value="0.0102900294593585" calcext:value-type="percentage">
            <text:p>1.0%</text:p>
          </table:table-cell>
          <table:table-cell office:value-type="float" office:value="10" calcext:value-type="float">
            <text:p>10</text:p>
          </table:table-cell>
          <table:table-cell table:formula="of:=[.E142]-[.F142]-[.H142]-[.J142]-[.L142]" office:value-type="float" office:value="23817" calcext:value-type="float">
            <text:p>23817</text:p>
          </table:table-cell>
          <table:table-cell table:formula="of:=[.M14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WPM_Au2018</text:p>
          </table:table-cell>
          <table:table-cell office:value-type="float" office:value="75565" calcext:value-type="float">
            <text:p>75565</text:p>
          </table:table-cell>
          <table:table-cell table:formula="of:=[.B143]-[.E143]" office:value-type="float" office:value="12117" calcext:value-type="float">
            <text:p>12117</text:p>
          </table:table-cell>
          <table:table-cell table:formula="of:=[.C143]/[.B143]" office:value-type="percentage" office:value="0.160352014821677" calcext:value-type="percentage">
            <text:p>16.0%</text:p>
          </table:table-cell>
          <table:table-cell office:value-type="float" office:value="63448" calcext:value-type="float">
            <text:p>63448</text:p>
          </table:table-cell>
          <table:table-cell office:value-type="float" office:value="25" calcext:value-type="float">
            <text:p>25</text:p>
          </table:table-cell>
          <table:table-cell table:formula="of:=[.F143]/[.E143]" office:value-type="percentage" office:value="0.000394023452275879" calcext:value-type="percentage">
            <text:p>0.0%</text:p>
          </table:table-cell>
          <table:table-cell office:value-type="float" office:value="9" calcext:value-type="float">
            <text:p>9</text:p>
          </table:table-cell>
          <table:table-cell table:formula="of:=[.H143]/[.E143]" office:value-type="percentage" office:value="0.000141848442819317" calcext:value-type="percentage">
            <text:p>0.0%</text:p>
          </table:table-cell>
          <table:table-cell office:value-type="float" office:value="403" calcext:value-type="float">
            <text:p>403</text:p>
          </table:table-cell>
          <table:table-cell table:formula="of:=[.J143]/[.E143]" office:value-type="percentage" office:value="0.00635165805068718" calcext:value-type="percentage">
            <text:p>0.6%</text:p>
          </table:table-cell>
          <table:table-cell office:value-type="float" office:value="17" calcext:value-type="float">
            <text:p>17</text:p>
          </table:table-cell>
          <table:table-cell table:formula="of:=[.E143]-[.F143]-[.H143]-[.J143]-[.L143]" office:value-type="float" office:value="62994" calcext:value-type="float">
            <text:p>62994</text:p>
          </table:table-cell>
          <table:table-cell table:formula="of:=[.M14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WPM_Sp2017</text:p>
          </table:table-cell>
          <table:table-cell office:value-type="float" office:value="26878" calcext:value-type="float">
            <text:p>26878</text:p>
          </table:table-cell>
          <table:table-cell table:formula="of:=[.B144]-[.E144]" office:value-type="float" office:value="6677" calcext:value-type="float">
            <text:p>6677</text:p>
          </table:table-cell>
          <table:table-cell table:formula="of:=[.C144]/[.B144]" office:value-type="percentage" office:value="0.248418781159312" calcext:value-type="percentage">
            <text:p>24.8%</text:p>
          </table:table-cell>
          <table:table-cell office:value-type="float" office:value="20201" calcext:value-type="float">
            <text:p>20201</text:p>
          </table:table-cell>
          <table:table-cell office:value-type="float" office:value="11" calcext:value-type="float">
            <text:p>11</text:p>
          </table:table-cell>
          <table:table-cell table:formula="of:=[.F144]/[.E144]" office:value-type="percentage" office:value="0.000544527498638681" calcext:value-type="percentage">
            <text:p>0.1%</text:p>
          </table:table-cell>
          <table:table-cell office:value-type="float" office:value="38" calcext:value-type="float">
            <text:p>38</text:p>
          </table:table-cell>
          <table:table-cell table:formula="of:=[.H144]/[.E144]" office:value-type="percentage" office:value="0.00188109499529726" calcext:value-type="percentage">
            <text:p>0.2%</text:p>
          </table:table-cell>
          <table:table-cell office:value-type="float" office:value="230" calcext:value-type="float">
            <text:p>230</text:p>
          </table:table-cell>
          <table:table-cell table:formula="of:=[.J144]/[.E144]" office:value-type="percentage" office:value="0.0113855749715361" calcext:value-type="percentage">
            <text:p>1.1%</text:p>
          </table:table-cell>
          <table:table-cell office:value-type="float" office:value="4" calcext:value-type="float">
            <text:p>4</text:p>
          </table:table-cell>
          <table:table-cell table:formula="of:=[.E144]-[.F144]-[.H144]-[.J144]-[.L144]" office:value-type="float" office:value="19918" calcext:value-type="float">
            <text:p>19918</text:p>
          </table:table-cell>
          <table:table-cell table:formula="of:=[.M14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WPM_Sp2018</text:p>
          </table:table-cell>
          <table:table-cell office:value-type="float" office:value="45556" calcext:value-type="float">
            <text:p>45556</text:p>
          </table:table-cell>
          <table:table-cell table:formula="of:=[.B145]-[.E145]" office:value-type="float" office:value="7103" calcext:value-type="float">
            <text:p>7103</text:p>
          </table:table-cell>
          <table:table-cell table:formula="of:=[.C145]/[.B145]" office:value-type="percentage" office:value="0.15591799104399" calcext:value-type="percentage">
            <text:p>15.6%</text:p>
          </table:table-cell>
          <table:table-cell office:value-type="float" office:value="38453" calcext:value-type="float">
            <text:p>38453</text:p>
          </table:table-cell>
          <table:table-cell office:value-type="float" office:value="174" calcext:value-type="float">
            <text:p>174</text:p>
          </table:table-cell>
          <table:table-cell table:formula="of:=[.F145]/[.E145]" office:value-type="percentage" office:value="0.00452500455101032" calcext:value-type="percentage">
            <text:p>0.5%</text:p>
          </table:table-cell>
          <table:table-cell office:value-type="float" office:value="69" calcext:value-type="float">
            <text:p>69</text:p>
          </table:table-cell>
          <table:table-cell table:formula="of:=[.H145]/[.E145]" office:value-type="percentage" office:value="0.00179439835643513" calcext:value-type="percentage">
            <text:p>0.2%</text:p>
          </table:table-cell>
          <table:table-cell office:value-type="float" office:value="208" calcext:value-type="float">
            <text:p>208</text:p>
          </table:table-cell>
          <table:table-cell table:formula="of:=[.J145]/[.E145]" office:value-type="percentage" office:value="0.00540920084258705" calcext:value-type="percentage">
            <text:p>0.5%</text:p>
          </table:table-cell>
          <table:table-cell office:value-type="float" office:value="6" calcext:value-type="float">
            <text:p>6</text:p>
          </table:table-cell>
          <table:table-cell table:formula="of:=[.E145]-[.F145]-[.H145]-[.J145]-[.L145]" office:value-type="float" office:value="37996" calcext:value-type="float">
            <text:p>37996</text:p>
          </table:table-cell>
          <table:table-cell table:formula="of:=[.M14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WPM_Su2017</text:p>
          </table:table-cell>
          <table:table-cell office:value-type="float" office:value="41025" calcext:value-type="float">
            <text:p>41025</text:p>
          </table:table-cell>
          <table:table-cell table:formula="of:=[.B146]-[.E146]" office:value-type="float" office:value="11292" calcext:value-type="float">
            <text:p>11292</text:p>
          </table:table-cell>
          <table:table-cell table:formula="of:=[.C146]/[.B146]" office:value-type="percentage" office:value="0.275246800731261" calcext:value-type="percentage">
            <text:p>27.5%</text:p>
          </table:table-cell>
          <table:table-cell office:value-type="float" office:value="29733" calcext:value-type="float">
            <text:p>29733</text:p>
          </table:table-cell>
          <table:table-cell office:value-type="float" office:value="11" calcext:value-type="float">
            <text:p>11</text:p>
          </table:table-cell>
          <table:table-cell table:formula="of:=[.F146]/[.E146]" office:value-type="percentage" office:value="0.000369959304476508" calcext:value-type="percentage">
            <text:p>0.0%</text:p>
          </table:table-cell>
          <table:table-cell office:value-type="float" office:value="71" calcext:value-type="float">
            <text:p>71</text:p>
          </table:table-cell>
          <table:table-cell table:formula="of:=[.H146]/[.E146]" office:value-type="percentage" office:value="0.00238791914707564" calcext:value-type="percentage">
            <text:p>0.2%</text:p>
          </table:table-cell>
          <table:table-cell office:value-type="float" office:value="95" calcext:value-type="float">
            <text:p>95</text:p>
          </table:table-cell>
          <table:table-cell table:formula="of:=[.J146]/[.E146]" office:value-type="percentage" office:value="0.00319510308411529" calcext:value-type="percentage">
            <text:p>0.3%</text:p>
          </table:table-cell>
          <table:table-cell office:value-type="float" office:value="1" calcext:value-type="float">
            <text:p>1</text:p>
          </table:table-cell>
          <table:table-cell table:formula="of:=[.E146]-[.F146]-[.H146]-[.J146]-[.L146]" office:value-type="float" office:value="29555" calcext:value-type="float">
            <text:p>29555</text:p>
          </table:table-cell>
          <table:table-cell table:formula="of:=[.M14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WPM_Su2018</text:p>
          </table:table-cell>
          <table:table-cell office:value-type="float" office:value="58320" calcext:value-type="float">
            <text:p>58320</text:p>
          </table:table-cell>
          <table:table-cell table:formula="of:=[.B147]-[.E147]" office:value-type="float" office:value="11314" calcext:value-type="float">
            <text:p>11314</text:p>
          </table:table-cell>
          <table:table-cell table:formula="of:=[.C147]/[.B147]" office:value-type="percentage" office:value="0.193998628257888" calcext:value-type="percentage">
            <text:p>19.4%</text:p>
          </table:table-cell>
          <table:table-cell office:value-type="float" office:value="47006" calcext:value-type="float">
            <text:p>47006</text:p>
          </table:table-cell>
          <table:table-cell office:value-type="float" office:value="656" calcext:value-type="float">
            <text:p>656</text:p>
          </table:table-cell>
          <table:table-cell table:formula="of:=[.F147]/[.E147]" office:value-type="percentage" office:value="0.0139556652342254" calcext:value-type="percentage">
            <text:p>1.4%</text:p>
          </table:table-cell>
          <table:table-cell office:value-type="float" office:value="630" calcext:value-type="float">
            <text:p>630</text:p>
          </table:table-cell>
          <table:table-cell table:formula="of:=[.H147]/[.E147]" office:value-type="percentage" office:value="0.0134025443560397" calcext:value-type="percentage">
            <text:p>1.3%</text:p>
          </table:table-cell>
          <table:table-cell office:value-type="float" office:value="122" calcext:value-type="float">
            <text:p>122</text:p>
          </table:table-cell>
          <table:table-cell table:formula="of:=[.J147]/[.E147]" office:value-type="percentage" office:value="0.00259541335148704" calcext:value-type="percentage">
            <text:p>0.3%</text:p>
          </table:table-cell>
          <table:table-cell office:value-type="float" office:value="15" calcext:value-type="float">
            <text:p>15</text:p>
          </table:table-cell>
          <table:table-cell table:formula="of:=[.E147]-[.F147]-[.H147]-[.J147]-[.L147]" office:value-type="float" office:value="45583" calcext:value-type="float">
            <text:p>45583</text:p>
          </table:table-cell>
          <table:table-cell table:formula="of:=[.M14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WPM_Wi2018</text:p>
          </table:table-cell>
          <table:table-cell office:value-type="float" office:value="55900" calcext:value-type="float">
            <text:p>55900</text:p>
          </table:table-cell>
          <table:table-cell table:formula="of:=[.B148]-[.E148]" office:value-type="float" office:value="12797" calcext:value-type="float">
            <text:p>12797</text:p>
          </table:table-cell>
          <table:table-cell table:formula="of:=[.C148]/[.B148]" office:value-type="percentage" office:value="0.228926654740608" calcext:value-type="percentage">
            <text:p>22.9%</text:p>
          </table:table-cell>
          <table:table-cell office:value-type="float" office:value="43103" calcext:value-type="float">
            <text:p>43103</text:p>
          </table:table-cell>
          <table:table-cell office:value-type="float" office:value="83" calcext:value-type="float">
            <text:p>83</text:p>
          </table:table-cell>
          <table:table-cell table:formula="of:=[.F148]/[.E148]" office:value-type="percentage" office:value="0.00192562002644828" calcext:value-type="percentage">
            <text:p>0.2%</text:p>
          </table:table-cell>
          <table:table-cell office:value-type="float" office:value="181" calcext:value-type="float">
            <text:p>181</text:p>
          </table:table-cell>
          <table:table-cell table:formula="of:=[.H148]/[.E148]" office:value-type="percentage" office:value="0.00419924367213419" calcext:value-type="percentage">
            <text:p>0.4%</text:p>
          </table:table-cell>
          <table:table-cell office:value-type="float" office:value="1043" calcext:value-type="float">
            <text:p>1043</text:p>
          </table:table-cell>
          <table:table-cell table:formula="of:=[.J148]/[.E148]" office:value-type="percentage" office:value="0.0241978516576572" calcext:value-type="percentage">
            <text:p>2.4%</text:p>
          </table:table-cell>
          <table:table-cell office:value-type="float" office:value="18" calcext:value-type="float">
            <text:p>18</text:p>
          </table:table-cell>
          <table:table-cell table:formula="of:=[.E148]-[.F148]-[.H148]-[.J148]-[.L148]" office:value-type="float" office:value="41778" calcext:value-type="float">
            <text:p>41778</text:p>
          </table:table-cell>
          <table:table-cell table:formula="of:=[.M14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05_WPM_Wi2019</text:p>
          </table:table-cell>
          <table:table-cell office:value-type="float" office:value="56708" calcext:value-type="float">
            <text:p>56708</text:p>
          </table:table-cell>
          <table:table-cell table:formula="of:=[.B149]-[.E149]" office:value-type="float" office:value="10853" calcext:value-type="float">
            <text:p>10853</text:p>
          </table:table-cell>
          <table:table-cell table:formula="of:=[.C149]/[.B149]" office:value-type="percentage" office:value="0.191383931720392" calcext:value-type="percentage">
            <text:p>19.1%</text:p>
          </table:table-cell>
          <table:table-cell office:value-type="float" office:value="45855" calcext:value-type="float">
            <text:p>45855</text:p>
          </table:table-cell>
          <table:table-cell office:value-type="float" office:value="2946" calcext:value-type="float">
            <text:p>2946</text:p>
          </table:table-cell>
          <table:table-cell table:formula="of:=[.F149]/[.E149]" office:value-type="percentage" office:value="0.064245992803402" calcext:value-type="percentage">
            <text:p>6.4%</text:p>
          </table:table-cell>
          <table:table-cell office:value-type="float" office:value="777" calcext:value-type="float">
            <text:p>777</text:p>
          </table:table-cell>
          <table:table-cell table:formula="of:=[.H149]/[.E149]" office:value-type="percentage" office:value="0.0169447170428525" calcext:value-type="percentage">
            <text:p>1.7%</text:p>
          </table:table-cell>
          <table:table-cell office:value-type="float" office:value="1244" calcext:value-type="float">
            <text:p>1244</text:p>
          </table:table-cell>
          <table:table-cell table:formula="of:=[.J149]/[.E149]" office:value-type="percentage" office:value="0.0271289935666776" calcext:value-type="percentage">
            <text:p>2.7%</text:p>
          </table:table-cell>
          <table:table-cell office:value-type="float" office:value="6" calcext:value-type="float">
            <text:p>6</text:p>
          </table:table-cell>
          <table:table-cell table:formula="of:=[.E149]-[.F149]-[.H149]-[.J149]-[.L149]" office:value-type="float" office:value="40882" calcext:value-type="float">
            <text:p>40882</text:p>
          </table:table-cell>
          <table:table-cell table:formula="of:=[.M14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S_Su2017</text:p>
          </table:table-cell>
          <table:table-cell office:value-type="float" office:value="42020" calcext:value-type="float">
            <text:p>42020</text:p>
          </table:table-cell>
          <table:table-cell table:formula="of:=[.B150]-[.E150]" office:value-type="float" office:value="14911" calcext:value-type="float">
            <text:p>14911</text:p>
          </table:table-cell>
          <table:table-cell table:formula="of:=[.C150]/[.B150]" office:value-type="percentage" office:value="0.354854831032841" calcext:value-type="percentage">
            <text:p>35.5%</text:p>
          </table:table-cell>
          <table:table-cell office:value-type="float" office:value="27109" calcext:value-type="float">
            <text:p>27109</text:p>
          </table:table-cell>
          <table:table-cell office:value-type="float" office:value="82" calcext:value-type="float">
            <text:p>82</text:p>
          </table:table-cell>
          <table:table-cell table:formula="of:=[.F150]/[.E150]" office:value-type="percentage" office:value="0.00302482570364086" calcext:value-type="percentage">
            <text:p>0.3%</text:p>
          </table:table-cell>
          <table:table-cell office:value-type="float" office:value="2592" calcext:value-type="float">
            <text:p>2592</text:p>
          </table:table-cell>
          <table:table-cell table:formula="of:=[.H150]/[.E150]" office:value-type="percentage" office:value="0.0956140027297208" calcext:value-type="percentage">
            <text:p>9.6%</text:p>
          </table:table-cell>
          <table:table-cell office:value-type="float" office:value="417" calcext:value-type="float">
            <text:p>417</text:p>
          </table:table-cell>
          <table:table-cell table:formula="of:=[.J150]/[.E150]" office:value-type="percentage" office:value="0.0153823453465639" calcext:value-type="percentage">
            <text:p>1.5%</text:p>
          </table:table-cell>
          <table:table-cell office:value-type="float" office:value="6" calcext:value-type="float">
            <text:p>6</text:p>
          </table:table-cell>
          <table:table-cell table:formula="of:=[.E150]-[.F150]-[.H150]-[.J150]-[.L150]" office:value-type="float" office:value="24012" calcext:value-type="float">
            <text:p>24012</text:p>
          </table:table-cell>
          <table:table-cell table:formula="of:=[.M15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S_Su2018</text:p>
          </table:table-cell>
          <table:table-cell office:value-type="float" office:value="28353" calcext:value-type="float">
            <text:p>28353</text:p>
          </table:table-cell>
          <table:table-cell table:formula="of:=[.B151]-[.E151]" office:value-type="float" office:value="10064" calcext:value-type="float">
            <text:p>10064</text:p>
          </table:table-cell>
          <table:table-cell table:formula="of:=[.C151]/[.B151]" office:value-type="percentage" office:value="0.354953620428173" calcext:value-type="percentage">
            <text:p>35.5%</text:p>
          </table:table-cell>
          <table:table-cell office:value-type="float" office:value="18289" calcext:value-type="float">
            <text:p>18289</text:p>
          </table:table-cell>
          <table:table-cell office:value-type="float" office:value="35" calcext:value-type="float">
            <text:p>35</text:p>
          </table:table-cell>
          <table:table-cell table:formula="of:=[.F151]/[.E151]" office:value-type="percentage" office:value="0.00191371862868391" calcext:value-type="percentage">
            <text:p>0.2%</text:p>
          </table:table-cell>
          <table:table-cell office:value-type="float" office:value="3034" calcext:value-type="float">
            <text:p>3034</text:p>
          </table:table-cell>
          <table:table-cell table:formula="of:=[.H151]/[.E151]" office:value-type="percentage" office:value="0.165892066269342" calcext:value-type="percentage">
            <text:p>16.6%</text:p>
          </table:table-cell>
          <table:table-cell office:value-type="float" office:value="285" calcext:value-type="float">
            <text:p>285</text:p>
          </table:table-cell>
          <table:table-cell table:formula="of:=[.J151]/[.E151]" office:value-type="percentage" office:value="0.0155831374049975" calcext:value-type="percentage">
            <text:p>1.6%</text:p>
          </table:table-cell>
          <table:table-cell office:value-type="float" office:value="0" calcext:value-type="float">
            <text:p>0</text:p>
          </table:table-cell>
          <table:table-cell table:formula="of:=[.E151]-[.F151]-[.H151]-[.J151]-[.L151]" office:value-type="float" office:value="14935" calcext:value-type="float">
            <text:p>14935</text:p>
          </table:table-cell>
          <table:table-cell table:formula="of:=[.M15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S_Wi2013</text:p>
          </table:table-cell>
          <table:table-cell office:value-type="float" office:value="39913" calcext:value-type="float">
            <text:p>39913</text:p>
          </table:table-cell>
          <table:table-cell table:formula="of:=[.B152]-[.E152]" office:value-type="float" office:value="15246" calcext:value-type="float">
            <text:p>15246</text:p>
          </table:table-cell>
          <table:table-cell table:formula="of:=[.C152]/[.B152]" office:value-type="percentage" office:value="0.381980808257961" calcext:value-type="percentage">
            <text:p>38.2%</text:p>
          </table:table-cell>
          <table:table-cell office:value-type="float" office:value="24667" calcext:value-type="float">
            <text:p>24667</text:p>
          </table:table-cell>
          <table:table-cell office:value-type="float" office:value="4" calcext:value-type="float">
            <text:p>4</text:p>
          </table:table-cell>
          <table:table-cell table:formula="of:=[.F152]/[.E152]" office:value-type="percentage" office:value="0.000162159970811205" calcext:value-type="percentage">
            <text:p>0.0%</text:p>
          </table:table-cell>
          <table:table-cell office:value-type="float" office:value="42" calcext:value-type="float">
            <text:p>42</text:p>
          </table:table-cell>
          <table:table-cell table:formula="of:=[.H152]/[.E152]" office:value-type="percentage" office:value="0.00170267969351766" calcext:value-type="percentage">
            <text:p>0.2%</text:p>
          </table:table-cell>
          <table:table-cell office:value-type="float" office:value="496" calcext:value-type="float">
            <text:p>496</text:p>
          </table:table-cell>
          <table:table-cell table:formula="of:=[.J152]/[.E152]" office:value-type="percentage" office:value="0.0201078363805895" calcext:value-type="percentage">
            <text:p>2.0%</text:p>
          </table:table-cell>
          <table:table-cell office:value-type="float" office:value="2" calcext:value-type="float">
            <text:p>2</text:p>
          </table:table-cell>
          <table:table-cell table:formula="of:=[.E152]-[.F152]-[.H152]-[.J152]-[.L152]" office:value-type="float" office:value="24123" calcext:value-type="float">
            <text:p>24123</text:p>
          </table:table-cell>
          <table:table-cell table:formula="of:=[.M15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S_Wi2015</text:p>
          </table:table-cell>
          <table:table-cell office:value-type="float" office:value="38066" calcext:value-type="float">
            <text:p>38066</text:p>
          </table:table-cell>
          <table:table-cell table:formula="of:=[.B153]-[.E153]" office:value-type="float" office:value="15128" calcext:value-type="float">
            <text:p>15128</text:p>
          </table:table-cell>
          <table:table-cell table:formula="of:=[.C153]/[.B153]" office:value-type="percentage" office:value="0.397415016024799" calcext:value-type="percentage">
            <text:p>39.7%</text:p>
          </table:table-cell>
          <table:table-cell office:value-type="float" office:value="22938" calcext:value-type="float">
            <text:p>22938</text:p>
          </table:table-cell>
          <table:table-cell office:value-type="float" office:value="11" calcext:value-type="float">
            <text:p>11</text:p>
          </table:table-cell>
          <table:table-cell table:formula="of:=[.F153]/[.E153]" office:value-type="percentage" office:value="0.000479553579213532" calcext:value-type="percentage">
            <text:p>0.0%</text:p>
          </table:table-cell>
          <table:table-cell office:value-type="float" office:value="160" calcext:value-type="float">
            <text:p>160</text:p>
          </table:table-cell>
          <table:table-cell table:formula="of:=[.H153]/[.E153]" office:value-type="percentage" office:value="0.00697532478856047" calcext:value-type="percentage">
            <text:p>0.7%</text:p>
          </table:table-cell>
          <table:table-cell office:value-type="float" office:value="456" calcext:value-type="float">
            <text:p>456</text:p>
          </table:table-cell>
          <table:table-cell table:formula="of:=[.J153]/[.E153]" office:value-type="percentage" office:value="0.0198796756473973" calcext:value-type="percentage">
            <text:p>2.0%</text:p>
          </table:table-cell>
          <table:table-cell office:value-type="float" office:value="0" calcext:value-type="float">
            <text:p>0</text:p>
          </table:table-cell>
          <table:table-cell table:formula="of:=[.E153]-[.F153]-[.H153]-[.J153]-[.L153]" office:value-type="float" office:value="22311" calcext:value-type="float">
            <text:p>22311</text:p>
          </table:table-cell>
          <table:table-cell table:formula="of:=[.M15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S_Wi2015_Taq</text:p>
          </table:table-cell>
          <table:table-cell office:value-type="float" office:value="95707" calcext:value-type="float">
            <text:p>95707</text:p>
          </table:table-cell>
          <table:table-cell table:formula="of:=[.B154]-[.E154]" office:value-type="float" office:value="5068" calcext:value-type="float">
            <text:p>5068</text:p>
          </table:table-cell>
          <table:table-cell table:formula="of:=[.C154]/[.B154]" office:value-type="percentage" office:value="0.0529532845037458" calcext:value-type="percentage">
            <text:p>5.3%</text:p>
          </table:table-cell>
          <table:table-cell office:value-type="float" office:value="90639" calcext:value-type="float">
            <text:p>90639</text:p>
          </table:table-cell>
          <table:table-cell office:value-type="float" office:value="69" calcext:value-type="float">
            <text:p>69</text:p>
          </table:table-cell>
          <table:table-cell table:formula="of:=[.F154]/[.E154]" office:value-type="percentage" office:value="0.000761261708536061" calcext:value-type="percentage">
            <text:p>0.1%</text:p>
          </table:table-cell>
          <table:table-cell office:value-type="float" office:value="577" calcext:value-type="float">
            <text:p>577</text:p>
          </table:table-cell>
          <table:table-cell table:formula="of:=[.H154]/[.E154]" office:value-type="percentage" office:value="0.006365913127903" calcext:value-type="percentage">
            <text:p>0.6%</text:p>
          </table:table-cell>
          <table:table-cell office:value-type="float" office:value="1964" calcext:value-type="float">
            <text:p>1964</text:p>
          </table:table-cell>
          <table:table-cell table:formula="of:=[.J154]/[.E154]" office:value-type="percentage" office:value="0.0216683767473163" calcext:value-type="percentage">
            <text:p>2.2%</text:p>
          </table:table-cell>
          <table:table-cell office:value-type="float" office:value="4" calcext:value-type="float">
            <text:p>4</text:p>
          </table:table-cell>
          <table:table-cell table:formula="of:=[.E154]-[.F154]-[.H154]-[.J154]-[.L154]" office:value-type="float" office:value="88025" calcext:value-type="float">
            <text:p>88025</text:p>
          </table:table-cell>
          <table:table-cell table:formula="of:=[.M15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S_Wi2016</text:p>
          </table:table-cell>
          <table:table-cell office:value-type="float" office:value="69439" calcext:value-type="float">
            <text:p>69439</text:p>
          </table:table-cell>
          <table:table-cell table:formula="of:=[.B155]-[.E155]" office:value-type="float" office:value="28037" calcext:value-type="float">
            <text:p>28037</text:p>
          </table:table-cell>
          <table:table-cell table:formula="of:=[.C155]/[.B155]" office:value-type="percentage" office:value="0.403764455133282" calcext:value-type="percentage">
            <text:p>40.4%</text:p>
          </table:table-cell>
          <table:table-cell office:value-type="float" office:value="41402" calcext:value-type="float">
            <text:p>41402</text:p>
          </table:table-cell>
          <table:table-cell office:value-type="float" office:value="25" calcext:value-type="float">
            <text:p>25</text:p>
          </table:table-cell>
          <table:table-cell table:formula="of:=[.F155]/[.E155]" office:value-type="percentage" office:value="0.000603835563499348" calcext:value-type="percentage">
            <text:p>0.1%</text:p>
          </table:table-cell>
          <table:table-cell office:value-type="float" office:value="468" calcext:value-type="float">
            <text:p>468</text:p>
          </table:table-cell>
          <table:table-cell table:formula="of:=[.H155]/[.E155]" office:value-type="percentage" office:value="0.0113038017487078" calcext:value-type="percentage">
            <text:p>1.1%</text:p>
          </table:table-cell>
          <table:table-cell office:value-type="float" office:value="655" calcext:value-type="float">
            <text:p>655</text:p>
          </table:table-cell>
          <table:table-cell table:formula="of:=[.J155]/[.E155]" office:value-type="percentage" office:value="0.0158204917636829" calcext:value-type="percentage">
            <text:p>1.6%</text:p>
          </table:table-cell>
          <table:table-cell office:value-type="float" office:value="8" calcext:value-type="float">
            <text:p>8</text:p>
          </table:table-cell>
          <table:table-cell table:formula="of:=[.E155]-[.F155]-[.H155]-[.J155]-[.L155]" office:value-type="float" office:value="40246" calcext:value-type="float">
            <text:p>40246</text:p>
          </table:table-cell>
          <table:table-cell table:formula="of:=[.M15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S_Wi2017</text:p>
          </table:table-cell>
          <table:table-cell office:value-type="float" office:value="43701" calcext:value-type="float">
            <text:p>43701</text:p>
          </table:table-cell>
          <table:table-cell table:formula="of:=[.B156]-[.E156]" office:value-type="float" office:value="17418" calcext:value-type="float">
            <text:p>17418</text:p>
          </table:table-cell>
          <table:table-cell table:formula="of:=[.C156]/[.B156]" office:value-type="percentage" office:value="0.398572115054575" calcext:value-type="percentage">
            <text:p>39.9%</text:p>
          </table:table-cell>
          <table:table-cell office:value-type="float" office:value="26283" calcext:value-type="float">
            <text:p>26283</text:p>
          </table:table-cell>
          <table:table-cell office:value-type="float" office:value="27" calcext:value-type="float">
            <text:p>27</text:p>
          </table:table-cell>
          <table:table-cell table:formula="of:=[.F156]/[.E156]" office:value-type="percentage" office:value="0.00102727999086862" calcext:value-type="percentage">
            <text:p>0.1%</text:p>
          </table:table-cell>
          <table:table-cell office:value-type="float" office:value="739" calcext:value-type="float">
            <text:p>739</text:p>
          </table:table-cell>
          <table:table-cell table:formula="of:=[.H156]/[.E156]" office:value-type="percentage" office:value="0.0281170338241449" calcext:value-type="percentage">
            <text:p>2.8%</text:p>
          </table:table-cell>
          <table:table-cell office:value-type="float" office:value="563" calcext:value-type="float">
            <text:p>563</text:p>
          </table:table-cell>
          <table:table-cell table:formula="of:=[.J156]/[.E156]" office:value-type="percentage" office:value="0.0214206901799642" calcext:value-type="percentage">
            <text:p>2.1%</text:p>
          </table:table-cell>
          <table:table-cell office:value-type="float" office:value="1" calcext:value-type="float">
            <text:p>1</text:p>
          </table:table-cell>
          <table:table-cell table:formula="of:=[.E156]-[.F156]-[.H156]-[.J156]-[.L156]" office:value-type="float" office:value="24953" calcext:value-type="float">
            <text:p>24953</text:p>
          </table:table-cell>
          <table:table-cell table:formula="of:=[.M15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S_Wi2017RNA</text:p>
          </table:table-cell>
          <table:table-cell office:value-type="float" office:value="48039" calcext:value-type="float">
            <text:p>48039</text:p>
          </table:table-cell>
          <table:table-cell table:formula="of:=[.B157]-[.E157]" office:value-type="float" office:value="18378" calcext:value-type="float">
            <text:p>18378</text:p>
          </table:table-cell>
          <table:table-cell table:formula="of:=[.C157]/[.B157]" office:value-type="percentage" office:value="0.382564166614626" calcext:value-type="percentage">
            <text:p>38.3%</text:p>
          </table:table-cell>
          <table:table-cell office:value-type="float" office:value="29661" calcext:value-type="float">
            <text:p>29661</text:p>
          </table:table-cell>
          <table:table-cell office:value-type="float" office:value="4" calcext:value-type="float">
            <text:p>4</text:p>
          </table:table-cell>
          <table:table-cell table:formula="of:=[.F157]/[.E157]" office:value-type="percentage" office:value="0.000134857219918411" calcext:value-type="percentage">
            <text:p>0.0%</text:p>
          </table:table-cell>
          <table:table-cell office:value-type="float" office:value="1893" calcext:value-type="float">
            <text:p>1893</text:p>
          </table:table-cell>
          <table:table-cell table:formula="of:=[.H157]/[.E157]" office:value-type="percentage" office:value="0.0638211793263882" calcext:value-type="percentage">
            <text:p>6.4%</text:p>
          </table:table-cell>
          <table:table-cell office:value-type="float" office:value="584" calcext:value-type="float">
            <text:p>584</text:p>
          </table:table-cell>
          <table:table-cell table:formula="of:=[.J157]/[.E157]" office:value-type="percentage" office:value="0.0196891541080881" calcext:value-type="percentage">
            <text:p>2.0%</text:p>
          </table:table-cell>
          <table:table-cell office:value-type="float" office:value="4" calcext:value-type="float">
            <text:p>4</text:p>
          </table:table-cell>
          <table:table-cell table:formula="of:=[.E157]-[.F157]-[.H157]-[.J157]-[.L157]" office:value-type="float" office:value="27176" calcext:value-type="float">
            <text:p>27176</text:p>
          </table:table-cell>
          <table:table-cell table:formula="of:=[.M15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S_Wi2018</text:p>
          </table:table-cell>
          <table:table-cell office:value-type="float" office:value="36450" calcext:value-type="float">
            <text:p>36450</text:p>
          </table:table-cell>
          <table:table-cell table:formula="of:=[.B158]-[.E158]" office:value-type="float" office:value="13023" calcext:value-type="float">
            <text:p>13023</text:p>
          </table:table-cell>
          <table:table-cell table:formula="of:=[.C158]/[.B158]" office:value-type="percentage" office:value="0.357283950617284" calcext:value-type="percentage">
            <text:p>35.7%</text:p>
          </table:table-cell>
          <table:table-cell office:value-type="float" office:value="23427" calcext:value-type="float">
            <text:p>23427</text:p>
          </table:table-cell>
          <table:table-cell office:value-type="float" office:value="15" calcext:value-type="float">
            <text:p>15</text:p>
          </table:table-cell>
          <table:table-cell table:formula="of:=[.F158]/[.E158]" office:value-type="percentage" office:value="0.000640286848508132" calcext:value-type="percentage">
            <text:p>0.1%</text:p>
          </table:table-cell>
          <table:table-cell office:value-type="float" office:value="368" calcext:value-type="float">
            <text:p>368</text:p>
          </table:table-cell>
          <table:table-cell table:formula="of:=[.H158]/[.E158]" office:value-type="percentage" office:value="0.0157083706833995" calcext:value-type="percentage">
            <text:p>1.6%</text:p>
          </table:table-cell>
          <table:table-cell office:value-type="float" office:value="387" calcext:value-type="float">
            <text:p>387</text:p>
          </table:table-cell>
          <table:table-cell table:formula="of:=[.J158]/[.E158]" office:value-type="percentage" office:value="0.0165194006915098" calcext:value-type="percentage">
            <text:p>1.7%</text:p>
          </table:table-cell>
          <table:table-cell office:value-type="float" office:value="2" calcext:value-type="float">
            <text:p>2</text:p>
          </table:table-cell>
          <table:table-cell table:formula="of:=[.E158]-[.F158]-[.H158]-[.J158]-[.L158]" office:value-type="float" office:value="22655" calcext:value-type="float">
            <text:p>22655</text:p>
          </table:table-cell>
          <table:table-cell table:formula="of:=[.M15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S_Wi2019</text:p>
          </table:table-cell>
          <table:table-cell office:value-type="float" office:value="58288" calcext:value-type="float">
            <text:p>58288</text:p>
          </table:table-cell>
          <table:table-cell table:formula="of:=[.B159]-[.E159]" office:value-type="float" office:value="16910" calcext:value-type="float">
            <text:p>16910</text:p>
          </table:table-cell>
          <table:table-cell table:formula="of:=[.C159]/[.B159]" office:value-type="percentage" office:value="0.290111172110898" calcext:value-type="percentage">
            <text:p>29.0%</text:p>
          </table:table-cell>
          <table:table-cell office:value-type="float" office:value="41378" calcext:value-type="float">
            <text:p>41378</text:p>
          </table:table-cell>
          <table:table-cell office:value-type="float" office:value="56" calcext:value-type="float">
            <text:p>56</text:p>
          </table:table-cell>
          <table:table-cell table:formula="of:=[.F159]/[.E159]" office:value-type="percentage" office:value="0.00135337619024602" calcext:value-type="percentage">
            <text:p>0.1%</text:p>
          </table:table-cell>
          <table:table-cell office:value-type="float" office:value="1552" calcext:value-type="float">
            <text:p>1552</text:p>
          </table:table-cell>
          <table:table-cell table:formula="of:=[.H159]/[.E159]" office:value-type="percentage" office:value="0.0375078544153898" calcext:value-type="percentage">
            <text:p>3.8%</text:p>
          </table:table-cell>
          <table:table-cell office:value-type="float" office:value="745" calcext:value-type="float">
            <text:p>745</text:p>
          </table:table-cell>
          <table:table-cell table:formula="of:=[.J159]/[.E159]" office:value-type="percentage" office:value="0.0180047368166659" calcext:value-type="percentage">
            <text:p>1.8%</text:p>
          </table:table-cell>
          <table:table-cell office:value-type="float" office:value="7" calcext:value-type="float">
            <text:p>7</text:p>
          </table:table-cell>
          <table:table-cell table:formula="of:=[.E159]-[.F159]-[.H159]-[.J159]-[.L159]" office:value-type="float" office:value="39018" calcext:value-type="float">
            <text:p>39018</text:p>
          </table:table-cell>
          <table:table-cell table:formula="of:=[.M15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WBM_Su2017</text:p>
          </table:table-cell>
          <table:table-cell office:value-type="float" office:value="61658" calcext:value-type="float">
            <text:p>61658</text:p>
          </table:table-cell>
          <table:table-cell table:formula="of:=[.B160]-[.E160]" office:value-type="float" office:value="11613" calcext:value-type="float">
            <text:p>11613</text:p>
          </table:table-cell>
          <table:table-cell table:formula="of:=[.C160]/[.B160]" office:value-type="percentage" office:value="0.188345389081709" calcext:value-type="percentage">
            <text:p>18.8%</text:p>
          </table:table-cell>
          <table:table-cell office:value-type="float" office:value="50045" calcext:value-type="float">
            <text:p>50045</text:p>
          </table:table-cell>
          <table:table-cell office:value-type="float" office:value="16" calcext:value-type="float">
            <text:p>16</text:p>
          </table:table-cell>
          <table:table-cell table:formula="of:=[.F160]/[.E160]" office:value-type="percentage" office:value="0.00031971225896693" calcext:value-type="percentage">
            <text:p>0.0%</text:p>
          </table:table-cell>
          <table:table-cell office:value-type="float" office:value="964" calcext:value-type="float">
            <text:p>964</text:p>
          </table:table-cell>
          <table:table-cell table:formula="of:=[.H160]/[.E160]" office:value-type="percentage" office:value="0.0192626636027575" calcext:value-type="percentage">
            <text:p>1.9%</text:p>
          </table:table-cell>
          <table:table-cell office:value-type="float" office:value="195" calcext:value-type="float">
            <text:p>195</text:p>
          </table:table-cell>
          <table:table-cell table:formula="of:=[.J160]/[.E160]" office:value-type="percentage" office:value="0.00389649315615946" calcext:value-type="percentage">
            <text:p>0.4%</text:p>
          </table:table-cell>
          <table:table-cell office:value-type="float" office:value="9" calcext:value-type="float">
            <text:p>9</text:p>
          </table:table-cell>
          <table:table-cell table:formula="of:=[.E160]-[.F160]-[.H160]-[.J160]-[.L160]" office:value-type="float" office:value="48861" calcext:value-type="float">
            <text:p>48861</text:p>
          </table:table-cell>
          <table:table-cell table:formula="of:=[.M16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WBM_Su2018</text:p>
          </table:table-cell>
          <table:table-cell office:value-type="float" office:value="53277" calcext:value-type="float">
            <text:p>53277</text:p>
          </table:table-cell>
          <table:table-cell table:formula="of:=[.B161]-[.E161]" office:value-type="float" office:value="15766" calcext:value-type="float">
            <text:p>15766</text:p>
          </table:table-cell>
          <table:table-cell table:formula="of:=[.C161]/[.B161]" office:value-type="percentage" office:value="0.295925070856092" calcext:value-type="percentage">
            <text:p>29.6%</text:p>
          </table:table-cell>
          <table:table-cell office:value-type="float" office:value="37511" calcext:value-type="float">
            <text:p>37511</text:p>
          </table:table-cell>
          <table:table-cell office:value-type="float" office:value="20" calcext:value-type="float">
            <text:p>20</text:p>
          </table:table-cell>
          <table:table-cell table:formula="of:=[.F161]/[.E161]" office:value-type="percentage" office:value="0.000533176934765802" calcext:value-type="percentage">
            <text:p>0.1%</text:p>
          </table:table-cell>
          <table:table-cell office:value-type="float" office:value="73" calcext:value-type="float">
            <text:p>73</text:p>
          </table:table-cell>
          <table:table-cell table:formula="of:=[.H161]/[.E161]" office:value-type="percentage" office:value="0.00194609581189518" calcext:value-type="percentage">
            <text:p>0.2%</text:p>
          </table:table-cell>
          <table:table-cell office:value-type="float" office:value="70" calcext:value-type="float">
            <text:p>70</text:p>
          </table:table-cell>
          <table:table-cell table:formula="of:=[.J161]/[.E161]" office:value-type="percentage" office:value="0.00186611927168031" calcext:value-type="percentage">
            <text:p>0.2%</text:p>
          </table:table-cell>
          <table:table-cell office:value-type="float" office:value="10" calcext:value-type="float">
            <text:p>10</text:p>
          </table:table-cell>
          <table:table-cell table:formula="of:=[.E161]-[.F161]-[.H161]-[.J161]-[.L161]" office:value-type="float" office:value="37338" calcext:value-type="float">
            <text:p>37338</text:p>
          </table:table-cell>
          <table:table-cell table:formula="of:=[.M16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WPM_Au2017</text:p>
          </table:table-cell>
          <table:table-cell office:value-type="float" office:value="82783" calcext:value-type="float">
            <text:p>82783</text:p>
          </table:table-cell>
          <table:table-cell table:formula="of:=[.B162]-[.E162]" office:value-type="float" office:value="22063" calcext:value-type="float">
            <text:p>22063</text:p>
          </table:table-cell>
          <table:table-cell table:formula="of:=[.C162]/[.B162]" office:value-type="percentage" office:value="0.266516072140415" calcext:value-type="percentage">
            <text:p>26.7%</text:p>
          </table:table-cell>
          <table:table-cell office:value-type="float" office:value="60720" calcext:value-type="float">
            <text:p>60720</text:p>
          </table:table-cell>
          <table:table-cell office:value-type="float" office:value="28" calcext:value-type="float">
            <text:p>28</text:p>
          </table:table-cell>
          <table:table-cell table:formula="of:=[.F162]/[.E162]" office:value-type="percentage" office:value="0.000461133069828722" calcext:value-type="percentage">
            <text:p>0.0%</text:p>
          </table:table-cell>
          <table:table-cell office:value-type="float" office:value="78" calcext:value-type="float">
            <text:p>78</text:p>
          </table:table-cell>
          <table:table-cell table:formula="of:=[.H162]/[.E162]" office:value-type="percentage" office:value="0.00128458498023715" calcext:value-type="percentage">
            <text:p>0.1%</text:p>
          </table:table-cell>
          <table:table-cell office:value-type="float" office:value="1005" calcext:value-type="float">
            <text:p>1005</text:p>
          </table:table-cell>
          <table:table-cell table:formula="of:=[.J162]/[.E162]" office:value-type="percentage" office:value="0.0165513833992095" calcext:value-type="percentage">
            <text:p>1.7%</text:p>
          </table:table-cell>
          <table:table-cell office:value-type="float" office:value="17" calcext:value-type="float">
            <text:p>17</text:p>
          </table:table-cell>
          <table:table-cell table:formula="of:=[.E162]-[.F162]-[.H162]-[.J162]-[.L162]" office:value-type="float" office:value="59592" calcext:value-type="float">
            <text:p>59592</text:p>
          </table:table-cell>
          <table:table-cell table:formula="of:=[.M16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WPM_Au2018A</text:p>
          </table:table-cell>
          <table:table-cell office:value-type="float" office:value="90211" calcext:value-type="float">
            <text:p>90211</text:p>
          </table:table-cell>
          <table:table-cell table:formula="of:=[.B163]-[.E163]" office:value-type="float" office:value="17543" calcext:value-type="float">
            <text:p>17543</text:p>
          </table:table-cell>
          <table:table-cell table:formula="of:=[.C163]/[.B163]" office:value-type="percentage" office:value="0.194466306769684" calcext:value-type="percentage">
            <text:p>19.4%</text:p>
          </table:table-cell>
          <table:table-cell office:value-type="float" office:value="72668" calcext:value-type="float">
            <text:p>72668</text:p>
          </table:table-cell>
          <table:table-cell office:value-type="float" office:value="71" calcext:value-type="float">
            <text:p>71</text:p>
          </table:table-cell>
          <table:table-cell table:formula="of:=[.F163]/[.E163]" office:value-type="percentage" office:value="0.000977046292728574" calcext:value-type="percentage">
            <text:p>0.1%</text:p>
          </table:table-cell>
          <table:table-cell office:value-type="float" office:value="66" calcext:value-type="float">
            <text:p>66</text:p>
          </table:table-cell>
          <table:table-cell table:formula="of:=[.H163]/[.E163]" office:value-type="percentage" office:value="0.000908240215775857" calcext:value-type="percentage">
            <text:p>0.1%</text:p>
          </table:table-cell>
          <table:table-cell office:value-type="float" office:value="593" calcext:value-type="float">
            <text:p>593</text:p>
          </table:table-cell>
          <table:table-cell table:formula="of:=[.J163]/[.E163]" office:value-type="percentage" office:value="0.00816040072659217" calcext:value-type="percentage">
            <text:p>0.8%</text:p>
          </table:table-cell>
          <table:table-cell office:value-type="float" office:value="17" calcext:value-type="float">
            <text:p>17</text:p>
          </table:table-cell>
          <table:table-cell table:formula="of:=[.E163]-[.F163]-[.H163]-[.J163]-[.L163]" office:value-type="float" office:value="71921" calcext:value-type="float">
            <text:p>71921</text:p>
          </table:table-cell>
          <table:table-cell table:formula="of:=[.M16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WPM_Au2018B</text:p>
          </table:table-cell>
          <table:table-cell office:value-type="float" office:value="50391" calcext:value-type="float">
            <text:p>50391</text:p>
          </table:table-cell>
          <table:table-cell table:formula="of:=[.B164]-[.E164]" office:value-type="float" office:value="7844" calcext:value-type="float">
            <text:p>7844</text:p>
          </table:table-cell>
          <table:table-cell table:formula="of:=[.C164]/[.B164]" office:value-type="percentage" office:value="0.155662717548769" calcext:value-type="percentage">
            <text:p>15.6%</text:p>
          </table:table-cell>
          <table:table-cell office:value-type="float" office:value="42547" calcext:value-type="float">
            <text:p>42547</text:p>
          </table:table-cell>
          <table:table-cell office:value-type="float" office:value="18" calcext:value-type="float">
            <text:p>18</text:p>
          </table:table-cell>
          <table:table-cell table:formula="of:=[.F164]/[.E164]" office:value-type="percentage" office:value="0.000423061555456319" calcext:value-type="percentage">
            <text:p>0.0%</text:p>
          </table:table-cell>
          <table:table-cell office:value-type="float" office:value="15" calcext:value-type="float">
            <text:p>15</text:p>
          </table:table-cell>
          <table:table-cell table:formula="of:=[.H164]/[.E164]" office:value-type="percentage" office:value="0.000352551296213599" calcext:value-type="percentage">
            <text:p>0.0%</text:p>
          </table:table-cell>
          <table:table-cell office:value-type="float" office:value="345" calcext:value-type="float">
            <text:p>345</text:p>
          </table:table-cell>
          <table:table-cell table:formula="of:=[.J164]/[.E164]" office:value-type="percentage" office:value="0.00810867981291278" calcext:value-type="percentage">
            <text:p>0.8%</text:p>
          </table:table-cell>
          <table:table-cell office:value-type="float" office:value="2" calcext:value-type="float">
            <text:p>2</text:p>
          </table:table-cell>
          <table:table-cell table:formula="of:=[.E164]-[.F164]-[.H164]-[.J164]-[.L164]" office:value-type="float" office:value="42167" calcext:value-type="float">
            <text:p>42167</text:p>
          </table:table-cell>
          <table:table-cell table:formula="of:=[.M16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WPM_Sp2017</text:p>
          </table:table-cell>
          <table:table-cell office:value-type="float" office:value="56807" calcext:value-type="float">
            <text:p>56807</text:p>
          </table:table-cell>
          <table:table-cell table:formula="of:=[.B165]-[.E165]" office:value-type="float" office:value="9932" calcext:value-type="float">
            <text:p>9932</text:p>
          </table:table-cell>
          <table:table-cell table:formula="of:=[.C165]/[.B165]" office:value-type="percentage" office:value="0.174837608041263" calcext:value-type="percentage">
            <text:p>17.5%</text:p>
          </table:table-cell>
          <table:table-cell office:value-type="float" office:value="46875" calcext:value-type="float">
            <text:p>46875</text:p>
          </table:table-cell>
          <table:table-cell office:value-type="float" office:value="10" calcext:value-type="float">
            <text:p>10</text:p>
          </table:table-cell>
          <table:table-cell table:formula="of:=[.F165]/[.E165]" office:value-type="percentage" office:value="0.000213333333333333" calcext:value-type="percentage">
            <text:p>0.0%</text:p>
          </table:table-cell>
          <table:table-cell office:value-type="float" office:value="69" calcext:value-type="float">
            <text:p>69</text:p>
          </table:table-cell>
          <table:table-cell table:formula="of:=[.H165]/[.E165]" office:value-type="percentage" office:value="0.001472" calcext:value-type="percentage">
            <text:p>0.1%</text:p>
          </table:table-cell>
          <table:table-cell office:value-type="float" office:value="124" calcext:value-type="float">
            <text:p>124</text:p>
          </table:table-cell>
          <table:table-cell table:formula="of:=[.J165]/[.E165]" office:value-type="percentage" office:value="0.00264533333333333" calcext:value-type="percentage">
            <text:p>0.3%</text:p>
          </table:table-cell>
          <table:table-cell office:value-type="float" office:value="13" calcext:value-type="float">
            <text:p>13</text:p>
          </table:table-cell>
          <table:table-cell table:formula="of:=[.E165]-[.F165]-[.H165]-[.J165]-[.L165]" office:value-type="float" office:value="46659" calcext:value-type="float">
            <text:p>46659</text:p>
          </table:table-cell>
          <table:table-cell table:formula="of:=[.M16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WPM_Sp2018</text:p>
          </table:table-cell>
          <table:table-cell office:value-type="float" office:value="46620" calcext:value-type="float">
            <text:p>46620</text:p>
          </table:table-cell>
          <table:table-cell table:formula="of:=[.B166]-[.E166]" office:value-type="float" office:value="5382" calcext:value-type="float">
            <text:p>5382</text:p>
          </table:table-cell>
          <table:table-cell table:formula="of:=[.C166]/[.B166]" office:value-type="percentage" office:value="0.115444015444015" calcext:value-type="percentage">
            <text:p>11.5%</text:p>
          </table:table-cell>
          <table:table-cell office:value-type="float" office:value="41238" calcext:value-type="float">
            <text:p>41238</text:p>
          </table:table-cell>
          <table:table-cell office:value-type="float" office:value="54" calcext:value-type="float">
            <text:p>54</text:p>
          </table:table-cell>
          <table:table-cell table:formula="of:=[.F166]/[.E166]" office:value-type="percentage" office:value="0.0013094718463553" calcext:value-type="percentage">
            <text:p>0.1%</text:p>
          </table:table-cell>
          <table:table-cell office:value-type="float" office:value="45" calcext:value-type="float">
            <text:p>45</text:p>
          </table:table-cell>
          <table:table-cell table:formula="of:=[.H166]/[.E166]" office:value-type="percentage" office:value="0.00109122653862942" calcext:value-type="percentage">
            <text:p>0.1%</text:p>
          </table:table-cell>
          <table:table-cell office:value-type="float" office:value="198" calcext:value-type="float">
            <text:p>198</text:p>
          </table:table-cell>
          <table:table-cell table:formula="of:=[.J166]/[.E166]" office:value-type="percentage" office:value="0.00480139676996945" calcext:value-type="percentage">
            <text:p>0.5%</text:p>
          </table:table-cell>
          <table:table-cell office:value-type="float" office:value="7" calcext:value-type="float">
            <text:p>7</text:p>
          </table:table-cell>
          <table:table-cell table:formula="of:=[.E166]-[.F166]-[.H166]-[.J166]-[.L166]" office:value-type="float" office:value="40934" calcext:value-type="float">
            <text:p>40934</text:p>
          </table:table-cell>
          <table:table-cell table:formula="of:=[.M16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WPM_Su2017</text:p>
          </table:table-cell>
          <table:table-cell office:value-type="float" office:value="94364" calcext:value-type="float">
            <text:p>94364</text:p>
          </table:table-cell>
          <table:table-cell table:formula="of:=[.B167]-[.E167]" office:value-type="float" office:value="24032" calcext:value-type="float">
            <text:p>24032</text:p>
          </table:table-cell>
          <table:table-cell table:formula="of:=[.C167]/[.B167]" office:value-type="percentage" office:value="0.254673392395405" calcext:value-type="percentage">
            <text:p>25.5%</text:p>
          </table:table-cell>
          <table:table-cell office:value-type="float" office:value="70332" calcext:value-type="float">
            <text:p>70332</text:p>
          </table:table-cell>
          <table:table-cell office:value-type="float" office:value="38" calcext:value-type="float">
            <text:p>38</text:p>
          </table:table-cell>
          <table:table-cell table:formula="of:=[.F167]/[.E167]" office:value-type="percentage" office:value="0.000540294602741284" calcext:value-type="percentage">
            <text:p>0.1%</text:p>
          </table:table-cell>
          <table:table-cell office:value-type="float" office:value="50" calcext:value-type="float">
            <text:p>50</text:p>
          </table:table-cell>
          <table:table-cell table:formula="of:=[.H167]/[.E167]" office:value-type="percentage" office:value="0.000710913950975374" calcext:value-type="percentage">
            <text:p>0.1%</text:p>
          </table:table-cell>
          <table:table-cell office:value-type="float" office:value="243" calcext:value-type="float">
            <text:p>243</text:p>
          </table:table-cell>
          <table:table-cell table:formula="of:=[.J167]/[.E167]" office:value-type="percentage" office:value="0.00345504180174032" calcext:value-type="percentage">
            <text:p>0.3%</text:p>
          </table:table-cell>
          <table:table-cell office:value-type="float" office:value="6" calcext:value-type="float">
            <text:p>6</text:p>
          </table:table-cell>
          <table:table-cell table:formula="of:=[.E167]-[.F167]-[.H167]-[.J167]-[.L167]" office:value-type="float" office:value="69995" calcext:value-type="float">
            <text:p>69995</text:p>
          </table:table-cell>
          <table:table-cell table:formula="of:=[.M16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WPM_Su2018</text:p>
          </table:table-cell>
          <table:table-cell office:value-type="float" office:value="97546" calcext:value-type="float">
            <text:p>97546</text:p>
          </table:table-cell>
          <table:table-cell table:formula="of:=[.B168]-[.E168]" office:value-type="float" office:value="26261" calcext:value-type="float">
            <text:p>26261</text:p>
          </table:table-cell>
          <table:table-cell table:formula="of:=[.C168]/[.B168]" office:value-type="percentage" office:value="0.269216574744223" calcext:value-type="percentage">
            <text:p>26.9%</text:p>
          </table:table-cell>
          <table:table-cell office:value-type="float" office:value="71285" calcext:value-type="float">
            <text:p>71285</text:p>
          </table:table-cell>
          <table:table-cell office:value-type="float" office:value="16" calcext:value-type="float">
            <text:p>16</text:p>
          </table:table-cell>
          <table:table-cell table:formula="of:=[.F168]/[.E168]" office:value-type="percentage" office:value="0.000224451146805078" calcext:value-type="percentage">
            <text:p>0.0%</text:p>
          </table:table-cell>
          <table:table-cell office:value-type="float" office:value="105" calcext:value-type="float">
            <text:p>105</text:p>
          </table:table-cell>
          <table:table-cell table:formula="of:=[.H168]/[.E168]" office:value-type="percentage" office:value="0.00147296065090833" calcext:value-type="percentage">
            <text:p>0.1%</text:p>
          </table:table-cell>
          <table:table-cell office:value-type="float" office:value="104" calcext:value-type="float">
            <text:p>104</text:p>
          </table:table-cell>
          <table:table-cell table:formula="of:=[.J168]/[.E168]" office:value-type="percentage" office:value="0.00145893245423301" calcext:value-type="percentage">
            <text:p>0.1%</text:p>
          </table:table-cell>
          <table:table-cell office:value-type="float" office:value="9" calcext:value-type="float">
            <text:p>9</text:p>
          </table:table-cell>
          <table:table-cell table:formula="of:=[.E168]-[.F168]-[.H168]-[.J168]-[.L168]" office:value-type="float" office:value="71051" calcext:value-type="float">
            <text:p>71051</text:p>
          </table:table-cell>
          <table:table-cell table:formula="of:=[.M16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WPM_Wi2018</text:p>
          </table:table-cell>
          <table:table-cell office:value-type="float" office:value="48106" calcext:value-type="float">
            <text:p>48106</text:p>
          </table:table-cell>
          <table:table-cell table:formula="of:=[.B169]-[.E169]" office:value-type="float" office:value="4786" calcext:value-type="float">
            <text:p>4786</text:p>
          </table:table-cell>
          <table:table-cell table:formula="of:=[.C169]/[.B169]" office:value-type="percentage" office:value="0.0994886292770133" calcext:value-type="percentage">
            <text:p>9.9%</text:p>
          </table:table-cell>
          <table:table-cell office:value-type="float" office:value="43320" calcext:value-type="float">
            <text:p>43320</text:p>
          </table:table-cell>
          <table:table-cell office:value-type="float" office:value="152" calcext:value-type="float">
            <text:p>152</text:p>
          </table:table-cell>
          <table:table-cell table:formula="of:=[.F169]/[.E169]" office:value-type="percentage" office:value="0.00350877192982456" calcext:value-type="percentage">
            <text:p>0.4%</text:p>
          </table:table-cell>
          <table:table-cell office:value-type="float" office:value="147" calcext:value-type="float">
            <text:p>147</text:p>
          </table:table-cell>
          <table:table-cell table:formula="of:=[.H169]/[.E169]" office:value-type="percentage" office:value="0.00339335180055402" calcext:value-type="percentage">
            <text:p>0.3%</text:p>
          </table:table-cell>
          <table:table-cell office:value-type="float" office:value="1176" calcext:value-type="float">
            <text:p>1176</text:p>
          </table:table-cell>
          <table:table-cell table:formula="of:=[.J169]/[.E169]" office:value-type="percentage" office:value="0.0271468144044321" calcext:value-type="percentage">
            <text:p>2.7%</text:p>
          </table:table-cell>
          <table:table-cell office:value-type="float" office:value="26" calcext:value-type="float">
            <text:p>26</text:p>
          </table:table-cell>
          <table:table-cell table:formula="of:=[.E169]-[.F169]-[.H169]-[.J169]-[.L169]" office:value-type="float" office:value="41819" calcext:value-type="float">
            <text:p>41819</text:p>
          </table:table-cell>
          <table:table-cell table:formula="of:=[.M16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10_WPM_Wi2019</text:p>
          </table:table-cell>
          <table:table-cell office:value-type="float" office:value="57779" calcext:value-type="float">
            <text:p>57779</text:p>
          </table:table-cell>
          <table:table-cell table:formula="of:=[.B170]-[.E170]" office:value-type="float" office:value="10657" calcext:value-type="float">
            <text:p>10657</text:p>
          </table:table-cell>
          <table:table-cell table:formula="of:=[.C170]/[.B170]" office:value-type="percentage" office:value="0.18444417521937" calcext:value-type="percentage">
            <text:p>18.4%</text:p>
          </table:table-cell>
          <table:table-cell office:value-type="float" office:value="47122" calcext:value-type="float">
            <text:p>47122</text:p>
          </table:table-cell>
          <table:table-cell office:value-type="float" office:value="408" calcext:value-type="float">
            <text:p>408</text:p>
          </table:table-cell>
          <table:table-cell table:formula="of:=[.F170]/[.E170]" office:value-type="percentage" office:value="0.00865837613004542" calcext:value-type="percentage">
            <text:p>0.9%</text:p>
          </table:table-cell>
          <table:table-cell office:value-type="float" office:value="831" calcext:value-type="float">
            <text:p>831</text:p>
          </table:table-cell>
          <table:table-cell table:formula="of:=[.H170]/[.E170]" office:value-type="percentage" office:value="0.0176350749119307" calcext:value-type="percentage">
            <text:p>1.8%</text:p>
          </table:table-cell>
          <table:table-cell office:value-type="float" office:value="898" calcext:value-type="float">
            <text:p>898</text:p>
          </table:table-cell>
          <table:table-cell table:formula="of:=[.J170]/[.E170]" office:value-type="percentage" office:value="0.019056916090149" calcext:value-type="percentage">
            <text:p>1.9%</text:p>
          </table:table-cell>
          <table:table-cell office:value-type="float" office:value="5" calcext:value-type="float">
            <text:p>5</text:p>
          </table:table-cell>
          <table:table-cell table:formula="of:=[.E170]-[.F170]-[.H170]-[.J170]-[.L170]" office:value-type="float" office:value="44980" calcext:value-type="float">
            <text:p>44980</text:p>
          </table:table-cell>
          <table:table-cell table:formula="of:=[.M17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05_S_Wi2013</text:p>
          </table:table-cell>
          <table:table-cell office:value-type="float" office:value="89883" calcext:value-type="float">
            <text:p>89883</text:p>
          </table:table-cell>
          <table:table-cell table:formula="of:=[.B171]-[.E171]" office:value-type="float" office:value="31403" calcext:value-type="float">
            <text:p>31403</text:p>
          </table:table-cell>
          <table:table-cell table:formula="of:=[.C171]/[.B171]" office:value-type="percentage" office:value="0.349376411557247" calcext:value-type="percentage">
            <text:p>34.9%</text:p>
          </table:table-cell>
          <table:table-cell office:value-type="float" office:value="58480" calcext:value-type="float">
            <text:p>58480</text:p>
          </table:table-cell>
          <table:table-cell office:value-type="float" office:value="169" calcext:value-type="float">
            <text:p>169</text:p>
          </table:table-cell>
          <table:table-cell table:formula="of:=[.F171]/[.E171]" office:value-type="percentage" office:value="0.00288987688098495" calcext:value-type="percentage">
            <text:p>0.3%</text:p>
          </table:table-cell>
          <table:table-cell office:value-type="float" office:value="1052" calcext:value-type="float">
            <text:p>1052</text:p>
          </table:table-cell>
          <table:table-cell table:formula="of:=[.H171]/[.E171]" office:value-type="percentage" office:value="0.0179890560875513" calcext:value-type="percentage">
            <text:p>1.8%</text:p>
          </table:table-cell>
          <table:table-cell office:value-type="float" office:value="883" calcext:value-type="float">
            <text:p>883</text:p>
          </table:table-cell>
          <table:table-cell table:formula="of:=[.J171]/[.E171]" office:value-type="percentage" office:value="0.0150991792065663" calcext:value-type="percentage">
            <text:p>1.5%</text:p>
          </table:table-cell>
          <table:table-cell office:value-type="float" office:value="26" calcext:value-type="float">
            <text:p>26</text:p>
          </table:table-cell>
          <table:table-cell table:formula="of:=[.E171]-[.F171]-[.H171]-[.J171]-[.L171]" office:value-type="float" office:value="56350" calcext:value-type="float">
            <text:p>56350</text:p>
          </table:table-cell>
          <table:table-cell table:formula="of:=[.M17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05_S_Wi2015</text:p>
          </table:table-cell>
          <table:table-cell office:value-type="float" office:value="36410" calcext:value-type="float">
            <text:p>36410</text:p>
          </table:table-cell>
          <table:table-cell table:formula="of:=[.B172]-[.E172]" office:value-type="float" office:value="19325" calcext:value-type="float">
            <text:p>19325</text:p>
          </table:table-cell>
          <table:table-cell table:formula="of:=[.C172]/[.B172]" office:value-type="percentage" office:value="0.530760780005493" calcext:value-type="percentage">
            <text:p>53.1%</text:p>
          </table:table-cell>
          <table:table-cell office:value-type="float" office:value="17085" calcext:value-type="float">
            <text:p>17085</text:p>
          </table:table-cell>
          <table:table-cell office:value-type="float" office:value="4" calcext:value-type="float">
            <text:p>4</text:p>
          </table:table-cell>
          <table:table-cell table:formula="of:=[.F172]/[.E172]" office:value-type="percentage" office:value="0.000234123500146327" calcext:value-type="percentage">
            <text:p>0.0%</text:p>
          </table:table-cell>
          <table:table-cell office:value-type="float" office:value="698" calcext:value-type="float">
            <text:p>698</text:p>
          </table:table-cell>
          <table:table-cell table:formula="of:=[.H172]/[.E172]" office:value-type="percentage" office:value="0.0408545507755341" calcext:value-type="percentage">
            <text:p>4.1%</text:p>
          </table:table-cell>
          <table:table-cell office:value-type="float" office:value="603" calcext:value-type="float">
            <text:p>603</text:p>
          </table:table-cell>
          <table:table-cell table:formula="of:=[.J172]/[.E172]" office:value-type="percentage" office:value="0.0352941176470588" calcext:value-type="percentage">
            <text:p>3.5%</text:p>
          </table:table-cell>
          <table:table-cell office:value-type="float" office:value="1" calcext:value-type="float">
            <text:p>1</text:p>
          </table:table-cell>
          <table:table-cell table:formula="of:=[.E172]-[.F172]-[.H172]-[.J172]-[.L172]" office:value-type="float" office:value="15779" calcext:value-type="float">
            <text:p>15779</text:p>
          </table:table-cell>
          <table:table-cell table:formula="of:=[.M17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05_S_Wi2016</text:p>
          </table:table-cell>
          <table:table-cell office:value-type="float" office:value="67819" calcext:value-type="float">
            <text:p>67819</text:p>
          </table:table-cell>
          <table:table-cell table:formula="of:=[.B173]-[.E173]" office:value-type="float" office:value="21815" calcext:value-type="float">
            <text:p>21815</text:p>
          </table:table-cell>
          <table:table-cell table:formula="of:=[.C173]/[.B173]" office:value-type="percentage" office:value="0.321665020127103" calcext:value-type="percentage">
            <text:p>32.2%</text:p>
          </table:table-cell>
          <table:table-cell office:value-type="float" office:value="46004" calcext:value-type="float">
            <text:p>46004</text:p>
          </table:table-cell>
          <table:table-cell office:value-type="float" office:value="313" calcext:value-type="float">
            <text:p>313</text:p>
          </table:table-cell>
          <table:table-cell table:formula="of:=[.F173]/[.E173]" office:value-type="percentage" office:value="0.00680375619511347" calcext:value-type="percentage">
            <text:p>0.7%</text:p>
          </table:table-cell>
          <table:table-cell office:value-type="float" office:value="545" calcext:value-type="float">
            <text:p>545</text:p>
          </table:table-cell>
          <table:table-cell table:formula="of:=[.H173]/[.E173]" office:value-type="percentage" office:value="0.0118467959307886" calcext:value-type="percentage">
            <text:p>1.2%</text:p>
          </table:table-cell>
          <table:table-cell office:value-type="float" office:value="417" calcext:value-type="float">
            <text:p>417</text:p>
          </table:table-cell>
          <table:table-cell table:formula="of:=[.J173]/[.E173]" office:value-type="percentage" office:value="0.0090644291800713" calcext:value-type="percentage">
            <text:p>0.9%</text:p>
          </table:table-cell>
          <table:table-cell office:value-type="float" office:value="9" calcext:value-type="float">
            <text:p>9</text:p>
          </table:table-cell>
          <table:table-cell table:formula="of:=[.E173]-[.F173]-[.H173]-[.J173]-[.L173]" office:value-type="float" office:value="44720" calcext:value-type="float">
            <text:p>44720</text:p>
          </table:table-cell>
          <table:table-cell table:formula="of:=[.M17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05_S_Wi2017A</text:p>
          </table:table-cell>
          <table:table-cell office:value-type="float" office:value="45614" calcext:value-type="float">
            <text:p>45614</text:p>
          </table:table-cell>
          <table:table-cell table:formula="of:=[.B174]-[.E174]" office:value-type="float" office:value="15911" calcext:value-type="float">
            <text:p>15911</text:p>
          </table:table-cell>
          <table:table-cell table:formula="of:=[.C174]/[.B174]" office:value-type="percentage" office:value="0.348818345244881" calcext:value-type="percentage">
            <text:p>34.9%</text:p>
          </table:table-cell>
          <table:table-cell office:value-type="float" office:value="29703" calcext:value-type="float">
            <text:p>29703</text:p>
          </table:table-cell>
          <table:table-cell office:value-type="float" office:value="99" calcext:value-type="float">
            <text:p>99</text:p>
          </table:table-cell>
          <table:table-cell table:formula="of:=[.F174]/[.E174]" office:value-type="percentage" office:value="0.00333299666700333" calcext:value-type="percentage">
            <text:p>0.3%</text:p>
          </table:table-cell>
          <table:table-cell office:value-type="float" office:value="5077" calcext:value-type="float">
            <text:p>5077</text:p>
          </table:table-cell>
          <table:table-cell table:formula="of:=[.H174]/[.E174]" office:value-type="percentage" office:value="0.170925495741171" calcext:value-type="percentage">
            <text:p>17.1%</text:p>
          </table:table-cell>
          <table:table-cell office:value-type="float" office:value="617" calcext:value-type="float">
            <text:p>617</text:p>
          </table:table-cell>
          <table:table-cell table:formula="of:=[.J174]/[.E174]" office:value-type="percentage" office:value="0.0207723125610208" calcext:value-type="percentage">
            <text:p>2.1%</text:p>
          </table:table-cell>
          <table:table-cell office:value-type="float" office:value="3" calcext:value-type="float">
            <text:p>3</text:p>
          </table:table-cell>
          <table:table-cell table:formula="of:=[.E174]-[.F174]-[.H174]-[.J174]-[.L174]" office:value-type="float" office:value="23907" calcext:value-type="float">
            <text:p>23907</text:p>
          </table:table-cell>
          <table:table-cell table:formula="of:=[.M17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05_S_Wi2017B</text:p>
          </table:table-cell>
          <table:table-cell office:value-type="float" office:value="52380" calcext:value-type="float">
            <text:p>52380</text:p>
          </table:table-cell>
          <table:table-cell table:formula="of:=[.B175]-[.E175]" office:value-type="float" office:value="12379" calcext:value-type="float">
            <text:p>12379</text:p>
          </table:table-cell>
          <table:table-cell table:formula="of:=[.C175]/[.B175]" office:value-type="percentage" office:value="0.236330660557465" calcext:value-type="percentage">
            <text:p>23.6%</text:p>
          </table:table-cell>
          <table:table-cell office:value-type="float" office:value="40001" calcext:value-type="float">
            <text:p>40001</text:p>
          </table:table-cell>
          <table:table-cell office:value-type="float" office:value="248" calcext:value-type="float">
            <text:p>248</text:p>
          </table:table-cell>
          <table:table-cell table:formula="of:=[.F175]/[.E175]" office:value-type="percentage" office:value="0.0061998450038749" calcext:value-type="percentage">
            <text:p>0.6%</text:p>
          </table:table-cell>
          <table:table-cell office:value-type="float" office:value="6601" calcext:value-type="float">
            <text:p>6601</text:p>
          </table:table-cell>
          <table:table-cell table:formula="of:=[.H175]/[.E175]" office:value-type="percentage" office:value="0.165020874478138" calcext:value-type="percentage">
            <text:p>16.5%</text:p>
          </table:table-cell>
          <table:table-cell office:value-type="float" office:value="765" calcext:value-type="float">
            <text:p>765</text:p>
          </table:table-cell>
          <table:table-cell table:formula="of:=[.J175]/[.E175]" office:value-type="percentage" office:value="0.0191245218869528" calcext:value-type="percentage">
            <text:p>1.9%</text:p>
          </table:table-cell>
          <table:table-cell office:value-type="float" office:value="8" calcext:value-type="float">
            <text:p>8</text:p>
          </table:table-cell>
          <table:table-cell table:formula="of:=[.E175]-[.F175]-[.H175]-[.J175]-[.L175]" office:value-type="float" office:value="32379" calcext:value-type="float">
            <text:p>32379</text:p>
          </table:table-cell>
          <table:table-cell table:formula="of:=[.M17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05_S_Wi2017RNA</text:p>
          </table:table-cell>
          <table:table-cell office:value-type="float" office:value="57121" calcext:value-type="float">
            <text:p>57121</text:p>
          </table:table-cell>
          <table:table-cell table:formula="of:=[.B176]-[.E176]" office:value-type="float" office:value="20650" calcext:value-type="float">
            <text:p>20650</text:p>
          </table:table-cell>
          <table:table-cell table:formula="of:=[.C176]/[.B176]" office:value-type="percentage" office:value="0.361513278829152" calcext:value-type="percentage">
            <text:p>36.2%</text:p>
          </table:table-cell>
          <table:table-cell office:value-type="float" office:value="36471" calcext:value-type="float">
            <text:p>36471</text:p>
          </table:table-cell>
          <table:table-cell office:value-type="float" office:value="49" calcext:value-type="float">
            <text:p>49</text:p>
          </table:table-cell>
          <table:table-cell table:formula="of:=[.F176]/[.E176]" office:value-type="percentage" office:value="0.00134353321817334" calcext:value-type="percentage">
            <text:p>0.1%</text:p>
          </table:table-cell>
          <table:table-cell office:value-type="float" office:value="15870" calcext:value-type="float">
            <text:p>15870</text:p>
          </table:table-cell>
          <table:table-cell table:formula="of:=[.H176]/[.E176]" office:value-type="percentage" office:value="0.43514024841655" calcext:value-type="percentage">
            <text:p>43.5%</text:p>
          </table:table-cell>
          <table:table-cell office:value-type="float" office:value="654" calcext:value-type="float">
            <text:p>654</text:p>
          </table:table-cell>
          <table:table-cell table:formula="of:=[.J176]/[.E176]" office:value-type="percentage" office:value="0.0179320556058238" calcext:value-type="percentage">
            <text:p>1.8%</text:p>
          </table:table-cell>
          <table:table-cell office:value-type="float" office:value="3" calcext:value-type="float">
            <text:p>3</text:p>
          </table:table-cell>
          <table:table-cell table:formula="of:=[.E176]-[.F176]-[.H176]-[.J176]-[.L176]" office:value-type="float" office:value="19895" calcext:value-type="float">
            <text:p>19895</text:p>
          </table:table-cell>
          <table:table-cell table:formula="of:=[.M17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05_S_Wi2018</text:p>
          </table:table-cell>
          <table:table-cell office:value-type="float" office:value="39001" calcext:value-type="float">
            <text:p>39001</text:p>
          </table:table-cell>
          <table:table-cell table:formula="of:=[.B177]-[.E177]" office:value-type="float" office:value="13867" calcext:value-type="float">
            <text:p>13867</text:p>
          </table:table-cell>
          <table:table-cell table:formula="of:=[.C177]/[.B177]" office:value-type="percentage" office:value="0.355554985769596" calcext:value-type="percentage">
            <text:p>35.6%</text:p>
          </table:table-cell>
          <table:table-cell office:value-type="float" office:value="25134" calcext:value-type="float">
            <text:p>25134</text:p>
          </table:table-cell>
          <table:table-cell office:value-type="float" office:value="40" calcext:value-type="float">
            <text:p>40</text:p>
          </table:table-cell>
          <table:table-cell table:formula="of:=[.F177]/[.E177]" office:value-type="percentage" office:value="0.00159146972228853" calcext:value-type="percentage">
            <text:p>0.2%</text:p>
          </table:table-cell>
          <table:table-cell office:value-type="float" office:value="1073" calcext:value-type="float">
            <text:p>1073</text:p>
          </table:table-cell>
          <table:table-cell table:formula="of:=[.H177]/[.E177]" office:value-type="percentage" office:value="0.0426911753003899" calcext:value-type="percentage">
            <text:p>4.3%</text:p>
          </table:table-cell>
          <table:table-cell office:value-type="float" office:value="630" calcext:value-type="float">
            <text:p>630</text:p>
          </table:table-cell>
          <table:table-cell table:formula="of:=[.J177]/[.E177]" office:value-type="percentage" office:value="0.0250656481260444" calcext:value-type="percentage">
            <text:p>2.5%</text:p>
          </table:table-cell>
          <table:table-cell office:value-type="float" office:value="4" calcext:value-type="float">
            <text:p>4</text:p>
          </table:table-cell>
          <table:table-cell table:formula="of:=[.E177]-[.F177]-[.H177]-[.J177]-[.L177]" office:value-type="float" office:value="23387" calcext:value-type="float">
            <text:p>23387</text:p>
          </table:table-cell>
          <table:table-cell table:formula="of:=[.M17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05_S_Wi2018RNA</text:p>
          </table:table-cell>
          <table:table-cell office:value-type="float" office:value="33531" calcext:value-type="float">
            <text:p>33531</text:p>
          </table:table-cell>
          <table:table-cell table:formula="of:=[.B178]-[.E178]" office:value-type="float" office:value="13732" calcext:value-type="float">
            <text:p>13732</text:p>
          </table:table-cell>
          <table:table-cell table:formula="of:=[.C178]/[.B178]" office:value-type="percentage" office:value="0.409531478333483" calcext:value-type="percentage">
            <text:p>41.0%</text:p>
          </table:table-cell>
          <table:table-cell office:value-type="float" office:value="19799" calcext:value-type="float">
            <text:p>19799</text:p>
          </table:table-cell>
          <table:table-cell office:value-type="float" office:value="12" calcext:value-type="float">
            <text:p>12</text:p>
          </table:table-cell>
          <table:table-cell table:formula="of:=[.F178]/[.E178]" office:value-type="percentage" office:value="0.000606091216728118" calcext:value-type="percentage">
            <text:p>0.1%</text:p>
          </table:table-cell>
          <table:table-cell office:value-type="float" office:value="9226" calcext:value-type="float">
            <text:p>9226</text:p>
          </table:table-cell>
          <table:table-cell table:formula="of:=[.H178]/[.E178]" office:value-type="percentage" office:value="0.465983130461134" calcext:value-type="percentage">
            <text:p>46.6%</text:p>
          </table:table-cell>
          <table:table-cell office:value-type="float" office:value="286" calcext:value-type="float">
            <text:p>286</text:p>
          </table:table-cell>
          <table:table-cell table:formula="of:=[.J178]/[.E178]" office:value-type="percentage" office:value="0.0144451739986868" calcext:value-type="percentage">
            <text:p>1.4%</text:p>
          </table:table-cell>
          <table:table-cell office:value-type="float" office:value="2" calcext:value-type="float">
            <text:p>2</text:p>
          </table:table-cell>
          <table:table-cell table:formula="of:=[.E178]-[.F178]-[.H178]-[.J178]-[.L178]" office:value-type="float" office:value="10273" calcext:value-type="float">
            <text:p>10273</text:p>
          </table:table-cell>
          <table:table-cell table:formula="of:=[.M17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05_S_Wi2019</text:p>
          </table:table-cell>
          <table:table-cell office:value-type="float" office:value="61444" calcext:value-type="float">
            <text:p>61444</text:p>
          </table:table-cell>
          <table:table-cell table:formula="of:=[.B179]-[.E179]" office:value-type="float" office:value="18179" calcext:value-type="float">
            <text:p>18179</text:p>
          </table:table-cell>
          <table:table-cell table:formula="of:=[.C179]/[.B179]" office:value-type="percentage" office:value="0.29586289955081" calcext:value-type="percentage">
            <text:p>29.6%</text:p>
          </table:table-cell>
          <table:table-cell office:value-type="float" office:value="43265" calcext:value-type="float">
            <text:p>43265</text:p>
          </table:table-cell>
          <table:table-cell office:value-type="float" office:value="102" calcext:value-type="float">
            <text:p>102</text:p>
          </table:table-cell>
          <table:table-cell table:formula="of:=[.F179]/[.E179]" office:value-type="percentage" office:value="0.00235756385068762" calcext:value-type="percentage">
            <text:p>0.2%</text:p>
          </table:table-cell>
          <table:table-cell office:value-type="float" office:value="2380" calcext:value-type="float">
            <text:p>2380</text:p>
          </table:table-cell>
          <table:table-cell table:formula="of:=[.H179]/[.E179]" office:value-type="percentage" office:value="0.0550098231827112" calcext:value-type="percentage">
            <text:p>5.5%</text:p>
          </table:table-cell>
          <table:table-cell office:value-type="float" office:value="1254" calcext:value-type="float">
            <text:p>1254</text:p>
          </table:table-cell>
          <table:table-cell table:formula="of:=[.J179]/[.E179]" office:value-type="percentage" office:value="0.0289841673408067" calcext:value-type="percentage">
            <text:p>2.9%</text:p>
          </table:table-cell>
          <table:table-cell office:value-type="float" office:value="6" calcext:value-type="float">
            <text:p>6</text:p>
          </table:table-cell>
          <table:table-cell table:formula="of:=[.E179]-[.F179]-[.H179]-[.J179]-[.L179]" office:value-type="float" office:value="39523" calcext:value-type="float">
            <text:p>39523</text:p>
          </table:table-cell>
          <table:table-cell table:formula="of:=[.M17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10_S_Wi2013</text:p>
          </table:table-cell>
          <table:table-cell office:value-type="float" office:value="61155" calcext:value-type="float">
            <text:p>61155</text:p>
          </table:table-cell>
          <table:table-cell table:formula="of:=[.B180]-[.E180]" office:value-type="float" office:value="6845" calcext:value-type="float">
            <text:p>6845</text:p>
          </table:table-cell>
          <table:table-cell table:formula="of:=[.C180]/[.B180]" office:value-type="percentage" office:value="0.11192870574769" calcext:value-type="percentage">
            <text:p>11.2%</text:p>
          </table:table-cell>
          <table:table-cell office:value-type="float" office:value="54310" calcext:value-type="float">
            <text:p>54310</text:p>
          </table:table-cell>
          <table:table-cell office:value-type="float" office:value="162" calcext:value-type="float">
            <text:p>162</text:p>
          </table:table-cell>
          <table:table-cell table:formula="of:=[.F180]/[.E180]" office:value-type="percentage" office:value="0.0029828760817529" calcext:value-type="percentage">
            <text:p>0.3%</text:p>
          </table:table-cell>
          <table:table-cell office:value-type="float" office:value="2273" calcext:value-type="float">
            <text:p>2273</text:p>
          </table:table-cell>
          <table:table-cell table:formula="of:=[.H180]/[.E180]" office:value-type="percentage" office:value="0.0418523292211379" calcext:value-type="percentage">
            <text:p>4.2%</text:p>
          </table:table-cell>
          <table:table-cell office:value-type="float" office:value="897" calcext:value-type="float">
            <text:p>897</text:p>
          </table:table-cell>
          <table:table-cell table:formula="of:=[.J180]/[.E180]" office:value-type="percentage" office:value="0.0165162953415577" calcext:value-type="percentage">
            <text:p>1.7%</text:p>
          </table:table-cell>
          <table:table-cell office:value-type="float" office:value="17" calcext:value-type="float">
            <text:p>17</text:p>
          </table:table-cell>
          <table:table-cell table:formula="of:=[.E180]-[.F180]-[.H180]-[.J180]-[.L180]" office:value-type="float" office:value="50961" calcext:value-type="float">
            <text:p>50961</text:p>
          </table:table-cell>
          <table:table-cell table:formula="of:=[.M18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10_S_Wi2015</text:p>
          </table:table-cell>
          <table:table-cell office:value-type="float" office:value="34331" calcext:value-type="float">
            <text:p>34331</text:p>
          </table:table-cell>
          <table:table-cell table:formula="of:=[.B181]-[.E181]" office:value-type="float" office:value="17505" calcext:value-type="float">
            <text:p>17505</text:p>
          </table:table-cell>
          <table:table-cell table:formula="of:=[.C181]/[.B181]" office:value-type="percentage" office:value="0.509889021583991" calcext:value-type="percentage">
            <text:p>51.0%</text:p>
          </table:table-cell>
          <table:table-cell office:value-type="float" office:value="16826" calcext:value-type="float">
            <text:p>16826</text:p>
          </table:table-cell>
          <table:table-cell office:value-type="float" office:value="7" calcext:value-type="float">
            <text:p>7</text:p>
          </table:table-cell>
          <table:table-cell table:formula="of:=[.F181]/[.E181]" office:value-type="percentage" office:value="0.000416022821823369" calcext:value-type="percentage">
            <text:p>0.0%</text:p>
          </table:table-cell>
          <table:table-cell office:value-type="float" office:value="582" calcext:value-type="float">
            <text:p>582</text:p>
          </table:table-cell>
          <table:table-cell table:formula="of:=[.H181]/[.E181]" office:value-type="percentage" office:value="0.0345893260430286" calcext:value-type="percentage">
            <text:p>3.5%</text:p>
          </table:table-cell>
          <table:table-cell office:value-type="float" office:value="396" calcext:value-type="float">
            <text:p>396</text:p>
          </table:table-cell>
          <table:table-cell table:formula="of:=[.J181]/[.E181]" office:value-type="percentage" office:value="0.0235350053488649" calcext:value-type="percentage">
            <text:p>2.4%</text:p>
          </table:table-cell>
          <table:table-cell office:value-type="float" office:value="1" calcext:value-type="float">
            <text:p>1</text:p>
          </table:table-cell>
          <table:table-cell table:formula="of:=[.E181]-[.F181]-[.H181]-[.J181]-[.L181]" office:value-type="float" office:value="15840" calcext:value-type="float">
            <text:p>15840</text:p>
          </table:table-cell>
          <table:table-cell table:formula="of:=[.M18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10_S_Wi2016</text:p>
          </table:table-cell>
          <table:table-cell office:value-type="float" office:value="50369" calcext:value-type="float">
            <text:p>50369</text:p>
          </table:table-cell>
          <table:table-cell table:formula="of:=[.B182]-[.E182]" office:value-type="float" office:value="16983" calcext:value-type="float">
            <text:p>16983</text:p>
          </table:table-cell>
          <table:table-cell table:formula="of:=[.C182]/[.B182]" office:value-type="percentage" office:value="0.33717167305287" calcext:value-type="percentage">
            <text:p>33.7%</text:p>
          </table:table-cell>
          <table:table-cell office:value-type="float" office:value="33386" calcext:value-type="float">
            <text:p>33386</text:p>
          </table:table-cell>
          <table:table-cell office:value-type="float" office:value="66" calcext:value-type="float">
            <text:p>66</text:p>
          </table:table-cell>
          <table:table-cell table:formula="of:=[.F182]/[.E182]" office:value-type="percentage" office:value="0.00197687653507458" calcext:value-type="percentage">
            <text:p>0.2%</text:p>
          </table:table-cell>
          <table:table-cell office:value-type="float" office:value="2083" calcext:value-type="float">
            <text:p>2083</text:p>
          </table:table-cell>
          <table:table-cell table:formula="of:=[.H182]/[.E182]" office:value-type="percentage" office:value="0.0623914215539448" calcext:value-type="percentage">
            <text:p>6.2%</text:p>
          </table:table-cell>
          <table:table-cell office:value-type="float" office:value="502" calcext:value-type="float">
            <text:p>502</text:p>
          </table:table-cell>
          <table:table-cell table:formula="of:=[.J182]/[.E182]" office:value-type="percentage" office:value="0.0150362427364764" calcext:value-type="percentage">
            <text:p>1.5%</text:p>
          </table:table-cell>
          <table:table-cell office:value-type="float" office:value="6" calcext:value-type="float">
            <text:p>6</text:p>
          </table:table-cell>
          <table:table-cell table:formula="of:=[.E182]-[.F182]-[.H182]-[.J182]-[.L182]" office:value-type="float" office:value="30729" calcext:value-type="float">
            <text:p>30729</text:p>
          </table:table-cell>
          <table:table-cell table:formula="of:=[.M18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10_S_Wi2017</text:p>
          </table:table-cell>
          <table:table-cell office:value-type="float" office:value="41937" calcext:value-type="float">
            <text:p>41937</text:p>
          </table:table-cell>
          <table:table-cell table:formula="of:=[.B183]-[.E183]" office:value-type="float" office:value="15208" calcext:value-type="float">
            <text:p>15208</text:p>
          </table:table-cell>
          <table:table-cell table:formula="of:=[.C183]/[.B183]" office:value-type="percentage" office:value="0.362639196890574" calcext:value-type="percentage">
            <text:p>36.3%</text:p>
          </table:table-cell>
          <table:table-cell office:value-type="float" office:value="26729" calcext:value-type="float">
            <text:p>26729</text:p>
          </table:table-cell>
          <table:table-cell office:value-type="float" office:value="21" calcext:value-type="float">
            <text:p>21</text:p>
          </table:table-cell>
          <table:table-cell table:formula="of:=[.F183]/[.E183]" office:value-type="percentage" office:value="0.000785663511541771" calcext:value-type="percentage">
            <text:p>0.1%</text:p>
          </table:table-cell>
          <table:table-cell office:value-type="float" office:value="1221" calcext:value-type="float">
            <text:p>1221</text:p>
          </table:table-cell>
          <table:table-cell table:formula="of:=[.H183]/[.E183]" office:value-type="percentage" office:value="0.0456807213139287" calcext:value-type="percentage">
            <text:p>4.6%</text:p>
          </table:table-cell>
          <table:table-cell office:value-type="float" office:value="414" calcext:value-type="float">
            <text:p>414</text:p>
          </table:table-cell>
          <table:table-cell table:formula="of:=[.J183]/[.E183]" office:value-type="percentage" office:value="0.0154887949418235" calcext:value-type="percentage">
            <text:p>1.5%</text:p>
          </table:table-cell>
          <table:table-cell office:value-type="float" office:value="1" calcext:value-type="float">
            <text:p>1</text:p>
          </table:table-cell>
          <table:table-cell table:formula="of:=[.E183]-[.F183]-[.H183]-[.J183]-[.L183]" office:value-type="float" office:value="25072" calcext:value-type="float">
            <text:p>25072</text:p>
          </table:table-cell>
          <table:table-cell table:formula="of:=[.M18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10_S_Wi2017RNA</text:p>
          </table:table-cell>
          <table:table-cell office:value-type="float" office:value="43962" calcext:value-type="float">
            <text:p>43962</text:p>
          </table:table-cell>
          <table:table-cell table:formula="of:=[.B184]-[.E184]" office:value-type="float" office:value="18642" calcext:value-type="float">
            <text:p>18642</text:p>
          </table:table-cell>
          <table:table-cell table:formula="of:=[.C184]/[.B184]" office:value-type="percentage" office:value="0.424048041490378" calcext:value-type="percentage">
            <text:p>42.4%</text:p>
          </table:table-cell>
          <table:table-cell office:value-type="float" office:value="25320" calcext:value-type="float">
            <text:p>25320</text:p>
          </table:table-cell>
          <table:table-cell office:value-type="float" office:value="7" calcext:value-type="float">
            <text:p>7</text:p>
          </table:table-cell>
          <table:table-cell table:formula="of:=[.F184]/[.E184]" office:value-type="percentage" office:value="0.000276461295418641" calcext:value-type="percentage">
            <text:p>0.0%</text:p>
          </table:table-cell>
          <table:table-cell office:value-type="float" office:value="2191" calcext:value-type="float">
            <text:p>2191</text:p>
          </table:table-cell>
          <table:table-cell table:formula="of:=[.H184]/[.E184]" office:value-type="percentage" office:value="0.0865323854660348" calcext:value-type="percentage">
            <text:p>8.7%</text:p>
          </table:table-cell>
          <table:table-cell office:value-type="float" office:value="417" calcext:value-type="float">
            <text:p>417</text:p>
          </table:table-cell>
          <table:table-cell table:formula="of:=[.J184]/[.E184]" office:value-type="percentage" office:value="0.0164691943127962" calcext:value-type="percentage">
            <text:p>1.6%</text:p>
          </table:table-cell>
          <table:table-cell office:value-type="float" office:value="3" calcext:value-type="float">
            <text:p>3</text:p>
          </table:table-cell>
          <table:table-cell table:formula="of:=[.E184]-[.F184]-[.H184]-[.J184]-[.L184]" office:value-type="float" office:value="22702" calcext:value-type="float">
            <text:p>22702</text:p>
          </table:table-cell>
          <table:table-cell table:formula="of:=[.M18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10_S_Wi2018</text:p>
          </table:table-cell>
          <table:table-cell office:value-type="float" office:value="44984" calcext:value-type="float">
            <text:p>44984</text:p>
          </table:table-cell>
          <table:table-cell table:formula="of:=[.B185]-[.E185]" office:value-type="float" office:value="16646" calcext:value-type="float">
            <text:p>16646</text:p>
          </table:table-cell>
          <table:table-cell table:formula="of:=[.C185]/[.B185]" office:value-type="percentage" office:value="0.370042681842433" calcext:value-type="percentage">
            <text:p>37.0%</text:p>
          </table:table-cell>
          <table:table-cell office:value-type="float" office:value="28338" calcext:value-type="float">
            <text:p>28338</text:p>
          </table:table-cell>
          <table:table-cell office:value-type="float" office:value="42" calcext:value-type="float">
            <text:p>42</text:p>
          </table:table-cell>
          <table:table-cell table:formula="of:=[.F185]/[.E185]" office:value-type="percentage" office:value="0.00148210882913402" calcext:value-type="percentage">
            <text:p>0.1%</text:p>
          </table:table-cell>
          <table:table-cell office:value-type="float" office:value="2548" calcext:value-type="float">
            <text:p>2548</text:p>
          </table:table-cell>
          <table:table-cell table:formula="of:=[.H185]/[.E185]" office:value-type="percentage" office:value="0.0899146023007975" calcext:value-type="percentage">
            <text:p>9.0%</text:p>
          </table:table-cell>
          <table:table-cell office:value-type="float" office:value="470" calcext:value-type="float">
            <text:p>470</text:p>
          </table:table-cell>
          <table:table-cell table:formula="of:=[.J185]/[.E185]" office:value-type="percentage" office:value="0.0165855035641189" calcext:value-type="percentage">
            <text:p>1.7%</text:p>
          </table:table-cell>
          <table:table-cell office:value-type="float" office:value="4" calcext:value-type="float">
            <text:p>4</text:p>
          </table:table-cell>
          <table:table-cell table:formula="of:=[.E185]-[.F185]-[.H185]-[.J185]-[.L185]" office:value-type="float" office:value="25274" calcext:value-type="float">
            <text:p>25274</text:p>
          </table:table-cell>
          <table:table-cell table:formula="of:=[.M18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10_S_Wi2019</text:p>
          </table:table-cell>
          <table:table-cell office:value-type="float" office:value="69455" calcext:value-type="float">
            <text:p>69455</text:p>
          </table:table-cell>
          <table:table-cell table:formula="of:=[.B186]-[.E186]" office:value-type="float" office:value="17649" calcext:value-type="float">
            <text:p>17649</text:p>
          </table:table-cell>
          <table:table-cell table:formula="of:=[.C186]/[.B186]" office:value-type="percentage" office:value="0.254106975739688" calcext:value-type="percentage">
            <text:p>25.4%</text:p>
          </table:table-cell>
          <table:table-cell office:value-type="float" office:value="51806" calcext:value-type="float">
            <text:p>51806</text:p>
          </table:table-cell>
          <table:table-cell office:value-type="float" office:value="318" calcext:value-type="float">
            <text:p>318</text:p>
          </table:table-cell>
          <table:table-cell table:formula="of:=[.F186]/[.E186]" office:value-type="percentage" office:value="0.00613828514071729" calcext:value-type="percentage">
            <text:p>0.6%</text:p>
          </table:table-cell>
          <table:table-cell office:value-type="float" office:value="14175" calcext:value-type="float">
            <text:p>14175</text:p>
          </table:table-cell>
          <table:table-cell table:formula="of:=[.H186]/[.E186]" office:value-type="percentage" office:value="0.273616955564992" calcext:value-type="percentage">
            <text:p>27.4%</text:p>
          </table:table-cell>
          <table:table-cell office:value-type="float" office:value="623" calcext:value-type="float">
            <text:p>623</text:p>
          </table:table-cell>
          <table:table-cell table:formula="of:=[.J186]/[.E186]" office:value-type="percentage" office:value="0.0120256340964367" calcext:value-type="percentage">
            <text:p>1.2%</text:p>
          </table:table-cell>
          <table:table-cell office:value-type="float" office:value="9" calcext:value-type="float">
            <text:p>9</text:p>
          </table:table-cell>
          <table:table-cell table:formula="of:=[.E186]-[.F186]-[.H186]-[.J186]-[.L186]" office:value-type="float" office:value="36681" calcext:value-type="float">
            <text:p>36681</text:p>
          </table:table-cell>
          <table:table-cell table:formula="of:=[.M18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05_S_Wi2013</text:p>
          </table:table-cell>
          <table:table-cell office:value-type="float" office:value="83328" calcext:value-type="float">
            <text:p>83328</text:p>
          </table:table-cell>
          <table:table-cell table:formula="of:=[.B187]-[.E187]" office:value-type="float" office:value="36440" calcext:value-type="float">
            <text:p>36440</text:p>
          </table:table-cell>
          <table:table-cell table:formula="of:=[.C187]/[.B187]" office:value-type="percentage" office:value="0.437307987711214" calcext:value-type="percentage">
            <text:p>43.7%</text:p>
          </table:table-cell>
          <table:table-cell office:value-type="float" office:value="46888" calcext:value-type="float">
            <text:p>46888</text:p>
          </table:table-cell>
          <table:table-cell office:value-type="float" office:value="56" calcext:value-type="float">
            <text:p>56</text:p>
          </table:table-cell>
          <table:table-cell table:formula="of:=[.F187]/[.E187]" office:value-type="percentage" office:value="0.00119433543763863" calcext:value-type="percentage">
            <text:p>0.1%</text:p>
          </table:table-cell>
          <table:table-cell office:value-type="float" office:value="80" calcext:value-type="float">
            <text:p>80</text:p>
          </table:table-cell>
          <table:table-cell table:formula="of:=[.H187]/[.E187]" office:value-type="percentage" office:value="0.0017061934823409" calcext:value-type="percentage">
            <text:p>0.2%</text:p>
          </table:table-cell>
          <table:table-cell office:value-type="float" office:value="2096" calcext:value-type="float">
            <text:p>2096</text:p>
          </table:table-cell>
          <table:table-cell table:formula="of:=[.J187]/[.E187]" office:value-type="percentage" office:value="0.0447022692373315" calcext:value-type="percentage">
            <text:p>4.5%</text:p>
          </table:table-cell>
          <table:table-cell office:value-type="float" office:value="16" calcext:value-type="float">
            <text:p>16</text:p>
          </table:table-cell>
          <table:table-cell table:formula="of:=[.E187]-[.F187]-[.H187]-[.J187]-[.L187]" office:value-type="float" office:value="44640" calcext:value-type="float">
            <text:p>44640</text:p>
          </table:table-cell>
          <table:table-cell table:formula="of:=[.M18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05_S_Wi2015</text:p>
          </table:table-cell>
          <table:table-cell office:value-type="float" office:value="43774" calcext:value-type="float">
            <text:p>43774</text:p>
          </table:table-cell>
          <table:table-cell table:formula="of:=[.B188]-[.E188]" office:value-type="float" office:value="21409" calcext:value-type="float">
            <text:p>21409</text:p>
          </table:table-cell>
          <table:table-cell table:formula="of:=[.C188]/[.B188]" office:value-type="percentage" office:value="0.4890802759629" calcext:value-type="percentage">
            <text:p>48.9%</text:p>
          </table:table-cell>
          <table:table-cell office:value-type="float" office:value="22365" calcext:value-type="float">
            <text:p>22365</text:p>
          </table:table-cell>
          <table:table-cell office:value-type="float" office:value="7" calcext:value-type="float">
            <text:p>7</text:p>
          </table:table-cell>
          <table:table-cell table:formula="of:=[.F188]/[.E188]" office:value-type="percentage" office:value="0.000312989045383412" calcext:value-type="percentage">
            <text:p>0.0%</text:p>
          </table:table-cell>
          <table:table-cell office:value-type="float" office:value="148" calcext:value-type="float">
            <text:p>148</text:p>
          </table:table-cell>
          <table:table-cell table:formula="of:=[.H188]/[.E188]" office:value-type="percentage" office:value="0.0066174826738207" calcext:value-type="percentage">
            <text:p>0.7%</text:p>
          </table:table-cell>
          <table:table-cell office:value-type="float" office:value="2918" calcext:value-type="float">
            <text:p>2918</text:p>
          </table:table-cell>
          <table:table-cell table:formula="of:=[.J188]/[.E188]" office:value-type="percentage" office:value="0.130471719204114" calcext:value-type="percentage">
            <text:p>13.0%</text:p>
          </table:table-cell>
          <table:table-cell office:value-type="float" office:value="2" calcext:value-type="float">
            <text:p>2</text:p>
          </table:table-cell>
          <table:table-cell table:formula="of:=[.E188]-[.F188]-[.H188]-[.J188]-[.L188]" office:value-type="float" office:value="19290" calcext:value-type="float">
            <text:p>19290</text:p>
          </table:table-cell>
          <table:table-cell table:formula="of:=[.M18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05_S_Wi2016</text:p>
          </table:table-cell>
          <table:table-cell office:value-type="float" office:value="76586" calcext:value-type="float">
            <text:p>76586</text:p>
          </table:table-cell>
          <table:table-cell table:formula="of:=[.B189]-[.E189]" office:value-type="float" office:value="21880" calcext:value-type="float">
            <text:p>21880</text:p>
          </table:table-cell>
          <table:table-cell table:formula="of:=[.C189]/[.B189]" office:value-type="percentage" office:value="0.285691901914188" calcext:value-type="percentage">
            <text:p>28.6%</text:p>
          </table:table-cell>
          <table:table-cell office:value-type="float" office:value="54706" calcext:value-type="float">
            <text:p>54706</text:p>
          </table:table-cell>
          <table:table-cell office:value-type="float" office:value="50" calcext:value-type="float">
            <text:p>50</text:p>
          </table:table-cell>
          <table:table-cell table:formula="of:=[.F189]/[.E189]" office:value-type="percentage" office:value="0.000913976529082733" calcext:value-type="percentage">
            <text:p>0.1%</text:p>
          </table:table-cell>
          <table:table-cell office:value-type="float" office:value="1115" calcext:value-type="float">
            <text:p>1115</text:p>
          </table:table-cell>
          <table:table-cell table:formula="of:=[.H189]/[.E189]" office:value-type="percentage" office:value="0.0203816765985449" calcext:value-type="percentage">
            <text:p>2.0%</text:p>
          </table:table-cell>
          <table:table-cell office:value-type="float" office:value="3549" calcext:value-type="float">
            <text:p>3549</text:p>
          </table:table-cell>
          <table:table-cell table:formula="of:=[.J189]/[.E189]" office:value-type="percentage" office:value="0.0648740540342924" calcext:value-type="percentage">
            <text:p>6.5%</text:p>
          </table:table-cell>
          <table:table-cell office:value-type="float" office:value="15" calcext:value-type="float">
            <text:p>15</text:p>
          </table:table-cell>
          <table:table-cell table:formula="of:=[.E189]-[.F189]-[.H189]-[.J189]-[.L189]" office:value-type="float" office:value="49977" calcext:value-type="float">
            <text:p>49977</text:p>
          </table:table-cell>
          <table:table-cell table:formula="of:=[.M18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05_S_Wi2017</text:p>
          </table:table-cell>
          <table:table-cell office:value-type="float" office:value="39854" calcext:value-type="float">
            <text:p>39854</text:p>
          </table:table-cell>
          <table:table-cell table:formula="of:=[.B190]-[.E190]" office:value-type="float" office:value="14162" calcext:value-type="float">
            <text:p>14162</text:p>
          </table:table-cell>
          <table:table-cell table:formula="of:=[.C190]/[.B190]" office:value-type="percentage" office:value="0.355347016610629" calcext:value-type="percentage">
            <text:p>35.5%</text:p>
          </table:table-cell>
          <table:table-cell office:value-type="float" office:value="25692" calcext:value-type="float">
            <text:p>25692</text:p>
          </table:table-cell>
          <table:table-cell office:value-type="float" office:value="138" calcext:value-type="float">
            <text:p>138</text:p>
          </table:table-cell>
          <table:table-cell table:formula="of:=[.F190]/[.E190]" office:value-type="percentage" office:value="0.00537132181223727" calcext:value-type="percentage">
            <text:p>0.5%</text:p>
          </table:table-cell>
          <table:table-cell office:value-type="float" office:value="3710" calcext:value-type="float">
            <text:p>3710</text:p>
          </table:table-cell>
          <table:table-cell table:formula="of:=[.H190]/[.E190]" office:value-type="percentage" office:value="0.144402926981161" calcext:value-type="percentage">
            <text:p>14.4%</text:p>
          </table:table-cell>
          <table:table-cell office:value-type="float" office:value="483" calcext:value-type="float">
            <text:p>483</text:p>
          </table:table-cell>
          <table:table-cell table:formula="of:=[.J190]/[.E190]" office:value-type="percentage" office:value="0.0187996263428305" calcext:value-type="percentage">
            <text:p>1.9%</text:p>
          </table:table-cell>
          <table:table-cell office:value-type="float" office:value="4" calcext:value-type="float">
            <text:p>4</text:p>
          </table:table-cell>
          <table:table-cell table:formula="of:=[.E190]-[.F190]-[.H190]-[.J190]-[.L190]" office:value-type="float" office:value="21357" calcext:value-type="float">
            <text:p>21357</text:p>
          </table:table-cell>
          <table:table-cell table:formula="of:=[.M19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05_S_Wi2017RNA</text:p>
          </table:table-cell>
          <table:table-cell office:value-type="float" office:value="57406" calcext:value-type="float">
            <text:p>57406</text:p>
          </table:table-cell>
          <table:table-cell table:formula="of:=[.B191]-[.E191]" office:value-type="float" office:value="19357" calcext:value-type="float">
            <text:p>19357</text:p>
          </table:table-cell>
          <table:table-cell table:formula="of:=[.C191]/[.B191]" office:value-type="percentage" office:value="0.337194718322127" calcext:value-type="percentage">
            <text:p>33.7%</text:p>
          </table:table-cell>
          <table:table-cell office:value-type="float" office:value="38049" calcext:value-type="float">
            <text:p>38049</text:p>
          </table:table-cell>
          <table:table-cell office:value-type="float" office:value="51" calcext:value-type="float">
            <text:p>51</text:p>
          </table:table-cell>
          <table:table-cell table:formula="of:=[.F191]/[.E191]" office:value-type="percentage" office:value="0.00134037688244106" calcext:value-type="percentage">
            <text:p>0.1%</text:p>
          </table:table-cell>
          <table:table-cell office:value-type="float" office:value="11787" calcext:value-type="float">
            <text:p>11787</text:p>
          </table:table-cell>
          <table:table-cell table:formula="of:=[.H191]/[.E191]" office:value-type="percentage" office:value="0.30978475124182" calcext:value-type="percentage">
            <text:p>31.0%</text:p>
          </table:table-cell>
          <table:table-cell office:value-type="float" office:value="464" calcext:value-type="float">
            <text:p>464</text:p>
          </table:table-cell>
          <table:table-cell table:formula="of:=[.J191]/[.E191]" office:value-type="percentage" office:value="0.0121948014402481" calcext:value-type="percentage">
            <text:p>1.2%</text:p>
          </table:table-cell>
          <table:table-cell office:value-type="float" office:value="7" calcext:value-type="float">
            <text:p>7</text:p>
          </table:table-cell>
          <table:table-cell table:formula="of:=[.E191]-[.F191]-[.H191]-[.J191]-[.L191]" office:value-type="float" office:value="25740" calcext:value-type="float">
            <text:p>25740</text:p>
          </table:table-cell>
          <table:table-cell table:formula="of:=[.M19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05_S_Wi2018</text:p>
          </table:table-cell>
          <table:table-cell office:value-type="float" office:value="39089" calcext:value-type="float">
            <text:p>39089</text:p>
          </table:table-cell>
          <table:table-cell table:formula="of:=[.B192]-[.E192]" office:value-type="float" office:value="13447" calcext:value-type="float">
            <text:p>13447</text:p>
          </table:table-cell>
          <table:table-cell table:formula="of:=[.C192]/[.B192]" office:value-type="percentage" office:value="0.344009823735578" calcext:value-type="percentage">
            <text:p>34.4%</text:p>
          </table:table-cell>
          <table:table-cell office:value-type="float" office:value="25642" calcext:value-type="float">
            <text:p>25642</text:p>
          </table:table-cell>
          <table:table-cell office:value-type="float" office:value="7" calcext:value-type="float">
            <text:p>7</text:p>
          </table:table-cell>
          <table:table-cell table:formula="of:=[.F192]/[.E192]" office:value-type="percentage" office:value="0.000272989626394197" calcext:value-type="percentage">
            <text:p>0.0%</text:p>
          </table:table-cell>
          <table:table-cell office:value-type="float" office:value="217" calcext:value-type="float">
            <text:p>217</text:p>
          </table:table-cell>
          <table:table-cell table:formula="of:=[.H192]/[.E192]" office:value-type="percentage" office:value="0.00846267841822011" calcext:value-type="percentage">
            <text:p>0.8%</text:p>
          </table:table-cell>
          <table:table-cell office:value-type="float" office:value="1165" calcext:value-type="float">
            <text:p>1165</text:p>
          </table:table-cell>
          <table:table-cell table:formula="of:=[.J192]/[.E192]" office:value-type="percentage" office:value="0.0454332735356056" calcext:value-type="percentage">
            <text:p>4.5%</text:p>
          </table:table-cell>
          <table:table-cell office:value-type="float" office:value="1" calcext:value-type="float">
            <text:p>1</text:p>
          </table:table-cell>
          <table:table-cell table:formula="of:=[.E192]-[.F192]-[.H192]-[.J192]-[.L192]" office:value-type="float" office:value="24252" calcext:value-type="float">
            <text:p>24252</text:p>
          </table:table-cell>
          <table:table-cell table:formula="of:=[.M19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05_S_Wi2019</text:p>
          </table:table-cell>
          <table:table-cell office:value-type="float" office:value="50709" calcext:value-type="float">
            <text:p>50709</text:p>
          </table:table-cell>
          <table:table-cell table:formula="of:=[.B193]-[.E193]" office:value-type="float" office:value="13935" calcext:value-type="float">
            <text:p>13935</text:p>
          </table:table-cell>
          <table:table-cell table:formula="of:=[.C193]/[.B193]" office:value-type="percentage" office:value="0.274803289356919" calcext:value-type="percentage">
            <text:p>27.5%</text:p>
          </table:table-cell>
          <table:table-cell office:value-type="float" office:value="36774" calcext:value-type="float">
            <text:p>36774</text:p>
          </table:table-cell>
          <table:table-cell office:value-type="float" office:value="400" calcext:value-type="float">
            <text:p>400</text:p>
          </table:table-cell>
          <table:table-cell table:formula="of:=[.F193]/[.E193]" office:value-type="percentage" office:value="0.0108772502311416" calcext:value-type="percentage">
            <text:p>1.1%</text:p>
          </table:table-cell>
          <table:table-cell office:value-type="float" office:value="5834" calcext:value-type="float">
            <text:p>5834</text:p>
          </table:table-cell>
          <table:table-cell table:formula="of:=[.H193]/[.E193]" office:value-type="percentage" office:value="0.1586446946212" calcext:value-type="percentage">
            <text:p>15.9%</text:p>
          </table:table-cell>
          <table:table-cell office:value-type="float" office:value="842" calcext:value-type="float">
            <text:p>842</text:p>
          </table:table-cell>
          <table:table-cell table:formula="of:=[.J193]/[.E193]" office:value-type="percentage" office:value="0.022896611736553" calcext:value-type="percentage">
            <text:p>2.3%</text:p>
          </table:table-cell>
          <table:table-cell office:value-type="float" office:value="10" calcext:value-type="float">
            <text:p>10</text:p>
          </table:table-cell>
          <table:table-cell table:formula="of:=[.E193]-[.F193]-[.H193]-[.J193]-[.L193]" office:value-type="float" office:value="29688" calcext:value-type="float">
            <text:p>29688</text:p>
          </table:table-cell>
          <table:table-cell table:formula="of:=[.M19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10_S_Wi2013</text:p>
          </table:table-cell>
          <table:table-cell office:value-type="float" office:value="74270" calcext:value-type="float">
            <text:p>74270</text:p>
          </table:table-cell>
          <table:table-cell table:formula="of:=[.B194]-[.E194]" office:value-type="float" office:value="24083" calcext:value-type="float">
            <text:p>24083</text:p>
          </table:table-cell>
          <table:table-cell table:formula="of:=[.C194]/[.B194]" office:value-type="percentage" office:value="0.324262824828329" calcext:value-type="percentage">
            <text:p>32.4%</text:p>
          </table:table-cell>
          <table:table-cell office:value-type="float" office:value="50187" calcext:value-type="float">
            <text:p>50187</text:p>
          </table:table-cell>
          <table:table-cell office:value-type="float" office:value="36" calcext:value-type="float">
            <text:p>36</text:p>
          </table:table-cell>
          <table:table-cell table:formula="of:=[.F194]/[.E194]" office:value-type="percentage" office:value="0.000717317233546536" calcext:value-type="percentage">
            <text:p>0.1%</text:p>
          </table:table-cell>
          <table:table-cell office:value-type="float" office:value="154" calcext:value-type="float">
            <text:p>154</text:p>
          </table:table-cell>
          <table:table-cell table:formula="of:=[.H194]/[.E194]" office:value-type="percentage" office:value="0.0030685237212824" calcext:value-type="percentage">
            <text:p>0.3%</text:p>
          </table:table-cell>
          <table:table-cell office:value-type="float" office:value="241" calcext:value-type="float">
            <text:p>241</text:p>
          </table:table-cell>
          <table:table-cell table:formula="of:=[.J194]/[.E194]" office:value-type="percentage" office:value="0.00480204036901987" calcext:value-type="percentage">
            <text:p>0.5%</text:p>
          </table:table-cell>
          <table:table-cell office:value-type="float" office:value="20" calcext:value-type="float">
            <text:p>20</text:p>
          </table:table-cell>
          <table:table-cell table:formula="of:=[.E194]-[.F194]-[.H194]-[.J194]-[.L194]" office:value-type="float" office:value="49736" calcext:value-type="float">
            <text:p>49736</text:p>
          </table:table-cell>
          <table:table-cell table:formula="of:=[.M19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10_S_Wi2015</text:p>
          </table:table-cell>
          <table:table-cell office:value-type="float" office:value="35543" calcext:value-type="float">
            <text:p>35543</text:p>
          </table:table-cell>
          <table:table-cell table:formula="of:=[.B195]-[.E195]" office:value-type="float" office:value="15469" calcext:value-type="float">
            <text:p>15469</text:p>
          </table:table-cell>
          <table:table-cell table:formula="of:=[.C195]/[.B195]" office:value-type="percentage" office:value="0.435219311819486" calcext:value-type="percentage">
            <text:p>43.5%</text:p>
          </table:table-cell>
          <table:table-cell office:value-type="float" office:value="20074" calcext:value-type="float">
            <text:p>20074</text:p>
          </table:table-cell>
          <table:table-cell office:value-type="float" office:value="3" calcext:value-type="float">
            <text:p>3</text:p>
          </table:table-cell>
          <table:table-cell table:formula="of:=[.F195]/[.E195]" office:value-type="percentage" office:value="0.000149447045930059" calcext:value-type="percentage">
            <text:p>0.0%</text:p>
          </table:table-cell>
          <table:table-cell office:value-type="float" office:value="41" calcext:value-type="float">
            <text:p>41</text:p>
          </table:table-cell>
          <table:table-cell table:formula="of:=[.H195]/[.E195]" office:value-type="percentage" office:value="0.00204244296104414" calcext:value-type="percentage">
            <text:p>0.2%</text:p>
          </table:table-cell>
          <table:table-cell office:value-type="float" office:value="77" calcext:value-type="float">
            <text:p>77</text:p>
          </table:table-cell>
          <table:table-cell table:formula="of:=[.J195]/[.E195]" office:value-type="percentage" office:value="0.00383580751220484" calcext:value-type="percentage">
            <text:p>0.4%</text:p>
          </table:table-cell>
          <table:table-cell office:value-type="float" office:value="3" calcext:value-type="float">
            <text:p>3</text:p>
          </table:table-cell>
          <table:table-cell table:formula="of:=[.E195]-[.F195]-[.H195]-[.J195]-[.L195]" office:value-type="float" office:value="19950" calcext:value-type="float">
            <text:p>19950</text:p>
          </table:table-cell>
          <table:table-cell table:formula="of:=[.M19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10_S_Wi2015RNA</text:p>
          </table:table-cell>
          <table:table-cell office:value-type="float" office:value="64370" calcext:value-type="float">
            <text:p>64370</text:p>
          </table:table-cell>
          <table:table-cell table:formula="of:=[.B196]-[.E196]" office:value-type="float" office:value="4314" calcext:value-type="float">
            <text:p>4314</text:p>
          </table:table-cell>
          <table:table-cell table:formula="of:=[.C196]/[.B196]" office:value-type="percentage" office:value="0.0670187975765108" calcext:value-type="percentage">
            <text:p>6.7%</text:p>
          </table:table-cell>
          <table:table-cell office:value-type="float" office:value="60056" calcext:value-type="float">
            <text:p>60056</text:p>
          </table:table-cell>
          <table:table-cell office:value-type="float" office:value="0" calcext:value-type="float">
            <text:p>0</text:p>
          </table:table-cell>
          <table:table-cell table:formula="of:=[.F196]/[.E196]" office:value-type="percentage" office:value="0" calcext:value-type="percentage">
            <text:p>0.0%</text:p>
          </table:table-cell>
          <table:table-cell office:value-type="float" office:value="4" calcext:value-type="float">
            <text:p>4</text:p>
          </table:table-cell>
          <table:table-cell table:formula="of:=[.H196]/[.E196]" office:value-type="percentage" office:value="0.0000666045024643666" calcext:value-type="percentage">
            <text:p>0.0%</text:p>
          </table:table-cell>
          <table:table-cell office:value-type="float" office:value="1493" calcext:value-type="float">
            <text:p>1493</text:p>
          </table:table-cell>
          <table:table-cell table:formula="of:=[.J196]/[.E196]" office:value-type="percentage" office:value="0.0248601305448248" calcext:value-type="percentage">
            <text:p>2.5%</text:p>
          </table:table-cell>
          <table:table-cell office:value-type="float" office:value="3" calcext:value-type="float">
            <text:p>3</text:p>
          </table:table-cell>
          <table:table-cell table:formula="of:=[.E196]-[.F196]-[.H196]-[.J196]-[.L196]" office:value-type="float" office:value="58556" calcext:value-type="float">
            <text:p>58556</text:p>
          </table:table-cell>
          <table:table-cell table:formula="of:=[.M19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10_S_Wi2016</text:p>
          </table:table-cell>
          <table:table-cell office:value-type="float" office:value="93949" calcext:value-type="float">
            <text:p>93949</text:p>
          </table:table-cell>
          <table:table-cell table:formula="of:=[.B197]-[.E197]" office:value-type="float" office:value="21647" calcext:value-type="float">
            <text:p>21647</text:p>
          </table:table-cell>
          <table:table-cell table:formula="of:=[.C197]/[.B197]" office:value-type="percentage" office:value="0.230412244941404" calcext:value-type="percentage">
            <text:p>23.0%</text:p>
          </table:table-cell>
          <table:table-cell office:value-type="float" office:value="72302" calcext:value-type="float">
            <text:p>72302</text:p>
          </table:table-cell>
          <table:table-cell office:value-type="float" office:value="48" calcext:value-type="float">
            <text:p>48</text:p>
          </table:table-cell>
          <table:table-cell table:formula="of:=[.F197]/[.E197]" office:value-type="percentage" office:value="0.000663882050289065" calcext:value-type="percentage">
            <text:p>0.1%</text:p>
          </table:table-cell>
          <table:table-cell office:value-type="float" office:value="96" calcext:value-type="float">
            <text:p>96</text:p>
          </table:table-cell>
          <table:table-cell table:formula="of:=[.H197]/[.E197]" office:value-type="percentage" office:value="0.00132776410057813" calcext:value-type="percentage">
            <text:p>0.1%</text:p>
          </table:table-cell>
          <table:table-cell office:value-type="float" office:value="196" calcext:value-type="float">
            <text:p>196</text:p>
          </table:table-cell>
          <table:table-cell table:formula="of:=[.J197]/[.E197]" office:value-type="percentage" office:value="0.00271085170534702" calcext:value-type="percentage">
            <text:p>0.3%</text:p>
          </table:table-cell>
          <table:table-cell office:value-type="float" office:value="31" calcext:value-type="float">
            <text:p>31</text:p>
          </table:table-cell>
          <table:table-cell table:formula="of:=[.E197]-[.F197]-[.H197]-[.J197]-[.L197]" office:value-type="float" office:value="71931" calcext:value-type="float">
            <text:p>71931</text:p>
          </table:table-cell>
          <table:table-cell table:formula="of:=[.M19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10_S_Wi2017</text:p>
          </table:table-cell>
          <table:table-cell office:value-type="float" office:value="30910" calcext:value-type="float">
            <text:p>30910</text:p>
          </table:table-cell>
          <table:table-cell table:formula="of:=[.B198]-[.E198]" office:value-type="float" office:value="2053" calcext:value-type="float">
            <text:p>2053</text:p>
          </table:table-cell>
          <table:table-cell table:formula="of:=[.C198]/[.B198]" office:value-type="percentage" office:value="0.0664186347460369" calcext:value-type="percentage">
            <text:p>6.6%</text:p>
          </table:table-cell>
          <table:table-cell office:value-type="float" office:value="28857" calcext:value-type="float">
            <text:p>28857</text:p>
          </table:table-cell>
          <table:table-cell office:value-type="float" office:value="94" calcext:value-type="float">
            <text:p>94</text:p>
          </table:table-cell>
          <table:table-cell table:formula="of:=[.F198]/[.E198]" office:value-type="percentage" office:value="0.0032574418685241" calcext:value-type="percentage">
            <text:p>0.3%</text:p>
          </table:table-cell>
          <table:table-cell office:value-type="float" office:value="955" calcext:value-type="float">
            <text:p>955</text:p>
          </table:table-cell>
          <table:table-cell table:formula="of:=[.H198]/[.E198]" office:value-type="percentage" office:value="0.0330942232387289" calcext:value-type="percentage">
            <text:p>3.3%</text:p>
          </table:table-cell>
          <table:table-cell office:value-type="float" office:value="129" calcext:value-type="float">
            <text:p>129</text:p>
          </table:table-cell>
          <table:table-cell table:formula="of:=[.J198]/[.E198]" office:value-type="percentage" office:value="0.00447031915999584" calcext:value-type="percentage">
            <text:p>0.4%</text:p>
          </table:table-cell>
          <table:table-cell office:value-type="float" office:value="6" calcext:value-type="float">
            <text:p>6</text:p>
          </table:table-cell>
          <table:table-cell table:formula="of:=[.E198]-[.F198]-[.H198]-[.J198]-[.L198]" office:value-type="float" office:value="27673" calcext:value-type="float">
            <text:p>27673</text:p>
          </table:table-cell>
          <table:table-cell table:formula="of:=[.M19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10_S_Wi2018</text:p>
          </table:table-cell>
          <table:table-cell office:value-type="float" office:value="43526" calcext:value-type="float">
            <text:p>43526</text:p>
          </table:table-cell>
          <table:table-cell table:formula="of:=[.B199]-[.E199]" office:value-type="float" office:value="18009" calcext:value-type="float">
            <text:p>18009</text:p>
          </table:table-cell>
          <table:table-cell table:formula="of:=[.C199]/[.B199]" office:value-type="percentage" office:value="0.41375269953591" calcext:value-type="percentage">
            <text:p>41.4%</text:p>
          </table:table-cell>
          <table:table-cell office:value-type="float" office:value="25517" calcext:value-type="float">
            <text:p>25517</text:p>
          </table:table-cell>
          <table:table-cell office:value-type="float" office:value="11" calcext:value-type="float">
            <text:p>11</text:p>
          </table:table-cell>
          <table:table-cell table:formula="of:=[.F199]/[.E199]" office:value-type="percentage" office:value="0.000431085158913665" calcext:value-type="percentage">
            <text:p>0.0%</text:p>
          </table:table-cell>
          <table:table-cell office:value-type="float" office:value="136" calcext:value-type="float">
            <text:p>136</text:p>
          </table:table-cell>
          <table:table-cell table:formula="of:=[.H199]/[.E199]" office:value-type="percentage" office:value="0.00532978014656895" calcext:value-type="percentage">
            <text:p>0.5%</text:p>
          </table:table-cell>
          <table:table-cell office:value-type="float" office:value="91" calcext:value-type="float">
            <text:p>91</text:p>
          </table:table-cell>
          <table:table-cell table:formula="of:=[.J199]/[.E199]" office:value-type="percentage" office:value="0.00356624995101305" calcext:value-type="percentage">
            <text:p>0.4%</text:p>
          </table:table-cell>
          <table:table-cell office:value-type="float" office:value="5" calcext:value-type="float">
            <text:p>5</text:p>
          </table:table-cell>
          <table:table-cell table:formula="of:=[.E199]-[.F199]-[.H199]-[.J199]-[.L199]" office:value-type="float" office:value="25274" calcext:value-type="float">
            <text:p>25274</text:p>
          </table:table-cell>
          <table:table-cell table:formula="of:=[.M19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_Mundaka_S_Su2019A</text:p>
          </table:table-cell>
          <table:table-cell office:value-type="float" office:value="87473" calcext:value-type="float">
            <text:p>87473</text:p>
          </table:table-cell>
          <table:table-cell table:formula="of:=[.B200]-[.E200]" office:value-type="float" office:value="19773" calcext:value-type="float">
            <text:p>19773</text:p>
          </table:table-cell>
          <table:table-cell table:formula="of:=[.C200]/[.B200]" office:value-type="percentage" office:value="0.226046894470294" calcext:value-type="percentage">
            <text:p>22.6%</text:p>
          </table:table-cell>
          <table:table-cell office:value-type="float" office:value="67700" calcext:value-type="float">
            <text:p>67700</text:p>
          </table:table-cell>
          <table:table-cell office:value-type="float" office:value="916" calcext:value-type="float">
            <text:p>916</text:p>
          </table:table-cell>
          <table:table-cell table:formula="of:=[.F200]/[.E200]" office:value-type="percentage" office:value="0.0135302806499261" calcext:value-type="percentage">
            <text:p>1.4%</text:p>
          </table:table-cell>
          <table:table-cell office:value-type="float" office:value="12548" calcext:value-type="float">
            <text:p>12548</text:p>
          </table:table-cell>
          <table:table-cell table:formula="of:=[.H200]/[.E200]" office:value-type="percentage" office:value="0.185347119645495" calcext:value-type="percentage">
            <text:p>18.5%</text:p>
          </table:table-cell>
          <table:table-cell office:value-type="float" office:value="548" calcext:value-type="float">
            <text:p>548</text:p>
          </table:table-cell>
          <table:table-cell table:formula="of:=[.J200]/[.E200]" office:value-type="percentage" office:value="0.00809453471196455" calcext:value-type="percentage">
            <text:p>0.8%</text:p>
          </table:table-cell>
          <table:table-cell office:value-type="float" office:value="27" calcext:value-type="float">
            <text:p>27</text:p>
          </table:table-cell>
          <table:table-cell table:formula="of:=[.E200]-[.F200]-[.H200]-[.J200]-[.L200]" office:value-type="float" office:value="53661" calcext:value-type="float">
            <text:p>53661</text:p>
          </table:table-cell>
          <table:table-cell table:formula="of:=[.M20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_Mundaka_S_Su2019B</text:p>
          </table:table-cell>
          <table:table-cell office:value-type="float" office:value="75652" calcext:value-type="float">
            <text:p>75652</text:p>
          </table:table-cell>
          <table:table-cell table:formula="of:=[.B201]-[.E201]" office:value-type="float" office:value="16254" calcext:value-type="float">
            <text:p>16254</text:p>
          </table:table-cell>
          <table:table-cell table:formula="of:=[.C201]/[.B201]" office:value-type="percentage" office:value="0.214852218051076" calcext:value-type="percentage">
            <text:p>21.5%</text:p>
          </table:table-cell>
          <table:table-cell office:value-type="float" office:value="59398" calcext:value-type="float">
            <text:p>59398</text:p>
          </table:table-cell>
          <table:table-cell office:value-type="float" office:value="95" calcext:value-type="float">
            <text:p>95</text:p>
          </table:table-cell>
          <table:table-cell table:formula="of:=[.F201]/[.E201]" office:value-type="percentage" office:value="0.00159938045052022" calcext:value-type="percentage">
            <text:p>0.2%</text:p>
          </table:table-cell>
          <table:table-cell office:value-type="float" office:value="1050" calcext:value-type="float">
            <text:p>1050</text:p>
          </table:table-cell>
          <table:table-cell table:formula="of:=[.H201]/[.E201]" office:value-type="percentage" office:value="0.0176773628741708" calcext:value-type="percentage">
            <text:p>1.8%</text:p>
          </table:table-cell>
          <table:table-cell office:value-type="float" office:value="188" calcext:value-type="float">
            <text:p>188</text:p>
          </table:table-cell>
          <table:table-cell table:formula="of:=[.J201]/[.E201]" office:value-type="percentage" office:value="0.00316508973366107" calcext:value-type="percentage">
            <text:p>0.3%</text:p>
          </table:table-cell>
          <table:table-cell office:value-type="float" office:value="19" calcext:value-type="float">
            <text:p>19</text:p>
          </table:table-cell>
          <table:table-cell table:formula="of:=[.E201]-[.F201]-[.H201]-[.J201]-[.L201]" office:value-type="float" office:value="58046" calcext:value-type="float">
            <text:p>58046</text:p>
          </table:table-cell>
          <table:table-cell table:formula="of:=[.M20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0_S_Wi2013_PS</text:p>
          </table:table-cell>
          <table:table-cell office:value-type="float" office:value="114678" calcext:value-type="float">
            <text:p>114678</text:p>
          </table:table-cell>
          <table:table-cell table:formula="of:=[.B202]-[.E202]" office:value-type="float" office:value="5195" calcext:value-type="float">
            <text:p>5195</text:p>
          </table:table-cell>
          <table:table-cell table:formula="of:=[.C202]/[.B202]" office:value-type="percentage" office:value="0.0453007551579204" calcext:value-type="percentage">
            <text:p>4.5%</text:p>
          </table:table-cell>
          <table:table-cell office:value-type="float" office:value="109483" calcext:value-type="float">
            <text:p>109483</text:p>
          </table:table-cell>
          <table:table-cell office:value-type="float" office:value="50" calcext:value-type="float">
            <text:p>50</text:p>
          </table:table-cell>
          <table:table-cell table:formula="of:=[.F202]/[.E202]" office:value-type="percentage" office:value="0.000456691906506033" calcext:value-type="percentage">
            <text:p>0.0%</text:p>
          </table:table-cell>
          <table:table-cell office:value-type="float" office:value="186" calcext:value-type="float">
            <text:p>186</text:p>
          </table:table-cell>
          <table:table-cell table:formula="of:=[.H202]/[.E202]" office:value-type="percentage" office:value="0.00169889389220244" calcext:value-type="percentage">
            <text:p>0.2%</text:p>
          </table:table-cell>
          <table:table-cell office:value-type="float" office:value="1125" calcext:value-type="float">
            <text:p>1125</text:p>
          </table:table-cell>
          <table:table-cell table:formula="of:=[.J202]/[.E202]" office:value-type="percentage" office:value="0.0102755678963857" calcext:value-type="percentage">
            <text:p>1.0%</text:p>
          </table:table-cell>
          <table:table-cell office:value-type="float" office:value="43" calcext:value-type="float">
            <text:p>43</text:p>
          </table:table-cell>
          <table:table-cell table:formula="of:=[.E202]-[.F202]-[.H202]-[.J202]-[.L202]" office:value-type="float" office:value="108079" calcext:value-type="float">
            <text:p>108079</text:p>
          </table:table-cell>
          <table:table-cell table:formula="of:=[.M20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0_S_Wi2015</text:p>
          </table:table-cell>
          <table:table-cell office:value-type="float" office:value="57531" calcext:value-type="float">
            <text:p>57531</text:p>
          </table:table-cell>
          <table:table-cell table:formula="of:=[.B203]-[.E203]" office:value-type="float" office:value="9846" calcext:value-type="float">
            <text:p>9846</text:p>
          </table:table-cell>
          <table:table-cell table:formula="of:=[.C203]/[.B203]" office:value-type="percentage" office:value="0.171142514470459" calcext:value-type="percentage">
            <text:p>17.1%</text:p>
          </table:table-cell>
          <table:table-cell office:value-type="float" office:value="47685" calcext:value-type="float">
            <text:p>47685</text:p>
          </table:table-cell>
          <table:table-cell office:value-type="float" office:value="86" calcext:value-type="float">
            <text:p>86</text:p>
          </table:table-cell>
          <table:table-cell table:formula="of:=[.F203]/[.E203]" office:value-type="percentage" office:value="0.00180350214952291" calcext:value-type="percentage">
            <text:p>0.2%</text:p>
          </table:table-cell>
          <table:table-cell office:value-type="float" office:value="49" calcext:value-type="float">
            <text:p>49</text:p>
          </table:table-cell>
          <table:table-cell table:formula="of:=[.H203]/[.E203]" office:value-type="percentage" office:value="0.00102757680612352" calcext:value-type="percentage">
            <text:p>0.1%</text:p>
          </table:table-cell>
          <table:table-cell office:value-type="float" office:value="301" calcext:value-type="float">
            <text:p>301</text:p>
          </table:table-cell>
          <table:table-cell table:formula="of:=[.J203]/[.E203]" office:value-type="percentage" office:value="0.00631225752333019" calcext:value-type="percentage">
            <text:p>0.6%</text:p>
          </table:table-cell>
          <table:table-cell office:value-type="float" office:value="9" calcext:value-type="float">
            <text:p>9</text:p>
          </table:table-cell>
          <table:table-cell table:formula="of:=[.E203]-[.F203]-[.H203]-[.J203]-[.L203]" office:value-type="float" office:value="47240" calcext:value-type="float">
            <text:p>47240</text:p>
          </table:table-cell>
          <table:table-cell table:formula="of:=[.M20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0_S_Wi2016</text:p>
          </table:table-cell>
          <table:table-cell office:value-type="float" office:value="66338" calcext:value-type="float">
            <text:p>66338</text:p>
          </table:table-cell>
          <table:table-cell table:formula="of:=[.B204]-[.E204]" office:value-type="float" office:value="24272" calcext:value-type="float">
            <text:p>24272</text:p>
          </table:table-cell>
          <table:table-cell table:formula="of:=[.C204]/[.B204]" office:value-type="percentage" office:value="0.365883807169345" calcext:value-type="percentage">
            <text:p>36.6%</text:p>
          </table:table-cell>
          <table:table-cell office:value-type="float" office:value="42066" calcext:value-type="float">
            <text:p>42066</text:p>
          </table:table-cell>
          <table:table-cell office:value-type="float" office:value="26" calcext:value-type="float">
            <text:p>26</text:p>
          </table:table-cell>
          <table:table-cell table:formula="of:=[.F204]/[.E204]" office:value-type="percentage" office:value="0.000618076356202159" calcext:value-type="percentage">
            <text:p>0.1%</text:p>
          </table:table-cell>
          <table:table-cell office:value-type="float" office:value="1204" calcext:value-type="float">
            <text:p>1204</text:p>
          </table:table-cell>
          <table:table-cell table:formula="of:=[.H204]/[.E204]" office:value-type="percentage" office:value="0.0286216897256692" calcext:value-type="percentage">
            <text:p>2.9%</text:p>
          </table:table-cell>
          <table:table-cell office:value-type="float" office:value="2291" calcext:value-type="float">
            <text:p>2291</text:p>
          </table:table-cell>
          <table:table-cell table:formula="of:=[.J204]/[.E204]" office:value-type="percentage" office:value="0.0544620358484287" calcext:value-type="percentage">
            <text:p>5.4%</text:p>
          </table:table-cell>
          <table:table-cell office:value-type="float" office:value="9" calcext:value-type="float">
            <text:p>9</text:p>
          </table:table-cell>
          <table:table-cell table:formula="of:=[.E204]-[.F204]-[.H204]-[.J204]-[.L204]" office:value-type="float" office:value="38536" calcext:value-type="float">
            <text:p>38536</text:p>
          </table:table-cell>
          <table:table-cell table:formula="of:=[.M20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0_S_Wi2017</text:p>
          </table:table-cell>
          <table:table-cell office:value-type="float" office:value="26093" calcext:value-type="float">
            <text:p>26093</text:p>
          </table:table-cell>
          <table:table-cell table:formula="of:=[.B205]-[.E205]" office:value-type="float" office:value="11003" calcext:value-type="float">
            <text:p>11003</text:p>
          </table:table-cell>
          <table:table-cell table:formula="of:=[.C205]/[.B205]" office:value-type="percentage" office:value="0.421683976545434" calcext:value-type="percentage">
            <text:p>42.2%</text:p>
          </table:table-cell>
          <table:table-cell office:value-type="float" office:value="15090" calcext:value-type="float">
            <text:p>15090</text:p>
          </table:table-cell>
          <table:table-cell office:value-type="float" office:value="8" calcext:value-type="float">
            <text:p>8</text:p>
          </table:table-cell>
          <table:table-cell table:formula="of:=[.F205]/[.E205]" office:value-type="percentage" office:value="0.000530152418820411" calcext:value-type="percentage">
            <text:p>0.1%</text:p>
          </table:table-cell>
          <table:table-cell office:value-type="float" office:value="200" calcext:value-type="float">
            <text:p>200</text:p>
          </table:table-cell>
          <table:table-cell table:formula="of:=[.H205]/[.E205]" office:value-type="percentage" office:value="0.0132538104705103" calcext:value-type="percentage">
            <text:p>1.3%</text:p>
          </table:table-cell>
          <table:table-cell office:value-type="float" office:value="383" calcext:value-type="float">
            <text:p>383</text:p>
          </table:table-cell>
          <table:table-cell table:formula="of:=[.J205]/[.E205]" office:value-type="percentage" office:value="0.0253810470510272" calcext:value-type="percentage">
            <text:p>2.5%</text:p>
          </table:table-cell>
          <table:table-cell office:value-type="float" office:value="4" calcext:value-type="float">
            <text:p>4</text:p>
          </table:table-cell>
          <table:table-cell table:formula="of:=[.E205]-[.F205]-[.H205]-[.J205]-[.L205]" office:value-type="float" office:value="14495" calcext:value-type="float">
            <text:p>14495</text:p>
          </table:table-cell>
          <table:table-cell table:formula="of:=[.M20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0_S_Wi2017RNA</text:p>
          </table:table-cell>
          <table:table-cell office:value-type="float" office:value="27944" calcext:value-type="float">
            <text:p>27944</text:p>
          </table:table-cell>
          <table:table-cell table:formula="of:=[.B206]-[.E206]" office:value-type="float" office:value="7540" calcext:value-type="float">
            <text:p>7540</text:p>
          </table:table-cell>
          <table:table-cell table:formula="of:=[.C206]/[.B206]" office:value-type="percentage" office:value="0.269825365015746" calcext:value-type="percentage">
            <text:p>27.0%</text:p>
          </table:table-cell>
          <table:table-cell office:value-type="float" office:value="20404" calcext:value-type="float">
            <text:p>20404</text:p>
          </table:table-cell>
          <table:table-cell office:value-type="float" office:value="9" calcext:value-type="float">
            <text:p>9</text:p>
          </table:table-cell>
          <table:table-cell table:formula="of:=[.F206]/[.E206]" office:value-type="percentage" office:value="0.000441089982356401" calcext:value-type="percentage">
            <text:p>0.0%</text:p>
          </table:table-cell>
          <table:table-cell office:value-type="float" office:value="185" calcext:value-type="float">
            <text:p>185</text:p>
          </table:table-cell>
          <table:table-cell table:formula="of:=[.H206]/[.E206]" office:value-type="percentage" office:value="0.00906684963732602" calcext:value-type="percentage">
            <text:p>0.9%</text:p>
          </table:table-cell>
          <table:table-cell office:value-type="float" office:value="447" calcext:value-type="float">
            <text:p>447</text:p>
          </table:table-cell>
          <table:table-cell table:formula="of:=[.J206]/[.E206]" office:value-type="percentage" office:value="0.0219074691237012" calcext:value-type="percentage">
            <text:p>2.2%</text:p>
          </table:table-cell>
          <table:table-cell office:value-type="float" office:value="1" calcext:value-type="float">
            <text:p>1</text:p>
          </table:table-cell>
          <table:table-cell table:formula="of:=[.E206]-[.F206]-[.H206]-[.J206]-[.L206]" office:value-type="float" office:value="19762" calcext:value-type="float">
            <text:p>19762</text:p>
          </table:table-cell>
          <table:table-cell table:formula="of:=[.M20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0_S_Wi2018</text:p>
          </table:table-cell>
          <table:table-cell office:value-type="float" office:value="77752" calcext:value-type="float">
            <text:p>77752</text:p>
          </table:table-cell>
          <table:table-cell table:formula="of:=[.B207]-[.E207]" office:value-type="float" office:value="31818" calcext:value-type="float">
            <text:p>31818</text:p>
          </table:table-cell>
          <table:table-cell table:formula="of:=[.C207]/[.B207]" office:value-type="percentage" office:value="0.409224200020578" calcext:value-type="percentage">
            <text:p>40.9%</text:p>
          </table:table-cell>
          <table:table-cell office:value-type="float" office:value="45934" calcext:value-type="float">
            <text:p>45934</text:p>
          </table:table-cell>
          <table:table-cell office:value-type="float" office:value="42" calcext:value-type="float">
            <text:p>42</text:p>
          </table:table-cell>
          <table:table-cell table:formula="of:=[.F207]/[.E207]" office:value-type="percentage" office:value="0.000914355379457482" calcext:value-type="percentage">
            <text:p>0.1%</text:p>
          </table:table-cell>
          <table:table-cell office:value-type="float" office:value="99" calcext:value-type="float">
            <text:p>99</text:p>
          </table:table-cell>
          <table:table-cell table:formula="of:=[.H207]/[.E207]" office:value-type="percentage" office:value="0.00215526625157835" calcext:value-type="percentage">
            <text:p>0.2%</text:p>
          </table:table-cell>
          <table:table-cell office:value-type="float" office:value="447" calcext:value-type="float">
            <text:p>447</text:p>
          </table:table-cell>
          <table:table-cell table:formula="of:=[.J207]/[.E207]" office:value-type="percentage" office:value="0.00973135368136892" calcext:value-type="percentage">
            <text:p>1.0%</text:p>
          </table:table-cell>
          <table:table-cell office:value-type="float" office:value="4" calcext:value-type="float">
            <text:p>4</text:p>
          </table:table-cell>
          <table:table-cell table:formula="of:=[.E207]-[.F207]-[.H207]-[.J207]-[.L207]" office:value-type="float" office:value="45342" calcext:value-type="float">
            <text:p>45342</text:p>
          </table:table-cell>
          <table:table-cell table:formula="of:=[.M20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S_Su2017</text:p>
          </table:table-cell>
          <table:table-cell office:value-type="float" office:value="38481" calcext:value-type="float">
            <text:p>38481</text:p>
          </table:table-cell>
          <table:table-cell table:formula="of:=[.B208]-[.E208]" office:value-type="float" office:value="13712" calcext:value-type="float">
            <text:p>13712</text:p>
          </table:table-cell>
          <table:table-cell table:formula="of:=[.C208]/[.B208]" office:value-type="percentage" office:value="0.356331696161742" calcext:value-type="percentage">
            <text:p>35.6%</text:p>
          </table:table-cell>
          <table:table-cell office:value-type="float" office:value="24769" calcext:value-type="float">
            <text:p>24769</text:p>
          </table:table-cell>
          <table:table-cell office:value-type="float" office:value="89" calcext:value-type="float">
            <text:p>89</text:p>
          </table:table-cell>
          <table:table-cell table:formula="of:=[.F208]/[.E208]" office:value-type="percentage" office:value="0.00359320117889297" calcext:value-type="percentage">
            <text:p>0.4%</text:p>
          </table:table-cell>
          <table:table-cell office:value-type="float" office:value="25" calcext:value-type="float">
            <text:p>25</text:p>
          </table:table-cell>
          <table:table-cell table:formula="of:=[.H208]/[.E208]" office:value-type="percentage" office:value="0.00100932617384634" calcext:value-type="percentage">
            <text:p>0.1%</text:p>
          </table:table-cell>
          <table:table-cell office:value-type="float" office:value="270" calcext:value-type="float">
            <text:p>270</text:p>
          </table:table-cell>
          <table:table-cell table:formula="of:=[.J208]/[.E208]" office:value-type="percentage" office:value="0.0109007226775405" calcext:value-type="percentage">
            <text:p>1.1%</text:p>
          </table:table-cell>
          <table:table-cell office:value-type="float" office:value="1" calcext:value-type="float">
            <text:p>1</text:p>
          </table:table-cell>
          <table:table-cell table:formula="of:=[.E208]-[.F208]-[.H208]-[.J208]-[.L208]" office:value-type="float" office:value="24384" calcext:value-type="float">
            <text:p>24384</text:p>
          </table:table-cell>
          <table:table-cell table:formula="of:=[.M20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S_Su2018</text:p>
          </table:table-cell>
          <table:table-cell office:value-type="float" office:value="32535" calcext:value-type="float">
            <text:p>32535</text:p>
          </table:table-cell>
          <table:table-cell table:formula="of:=[.B209]-[.E209]" office:value-type="float" office:value="13220" calcext:value-type="float">
            <text:p>13220</text:p>
          </table:table-cell>
          <table:table-cell table:formula="of:=[.C209]/[.B209]" office:value-type="percentage" office:value="0.406331642846166" calcext:value-type="percentage">
            <text:p>40.6%</text:p>
          </table:table-cell>
          <table:table-cell office:value-type="float" office:value="19315" calcext:value-type="float">
            <text:p>19315</text:p>
          </table:table-cell>
          <table:table-cell office:value-type="float" office:value="6" calcext:value-type="float">
            <text:p>6</text:p>
          </table:table-cell>
          <table:table-cell table:formula="of:=[.F209]/[.E209]" office:value-type="percentage" office:value="0.000310639399430494" calcext:value-type="percentage">
            <text:p>0.0%</text:p>
          </table:table-cell>
          <table:table-cell office:value-type="float" office:value="124" calcext:value-type="float">
            <text:p>124</text:p>
          </table:table-cell>
          <table:table-cell table:formula="of:=[.H209]/[.E209]" office:value-type="percentage" office:value="0.00641988092156355" calcext:value-type="percentage">
            <text:p>0.6%</text:p>
          </table:table-cell>
          <table:table-cell office:value-type="float" office:value="368" calcext:value-type="float">
            <text:p>368</text:p>
          </table:table-cell>
          <table:table-cell table:formula="of:=[.J209]/[.E209]" office:value-type="percentage" office:value="0.019052549831737" calcext:value-type="percentage">
            <text:p>1.9%</text:p>
          </table:table-cell>
          <table:table-cell office:value-type="float" office:value="4" calcext:value-type="float">
            <text:p>4</text:p>
          </table:table-cell>
          <table:table-cell table:formula="of:=[.E209]-[.F209]-[.H209]-[.J209]-[.L209]" office:value-type="float" office:value="18813" calcext:value-type="float">
            <text:p>18813</text:p>
          </table:table-cell>
          <table:table-cell table:formula="of:=[.M20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S_Wi2013</text:p>
          </table:table-cell>
          <table:table-cell office:value-type="float" office:value="13204" calcext:value-type="float">
            <text:p>13204</text:p>
          </table:table-cell>
          <table:table-cell table:formula="of:=[.B210]-[.E210]" office:value-type="float" office:value="595" calcext:value-type="float">
            <text:p>595</text:p>
          </table:table-cell>
          <table:table-cell table:formula="of:=[.C210]/[.B210]" office:value-type="percentage" office:value="0.0450621023932142" calcext:value-type="percentage">
            <text:p>4.5%</text:p>
          </table:table-cell>
          <table:table-cell office:value-type="float" office:value="12609" calcext:value-type="float">
            <text:p>12609</text:p>
          </table:table-cell>
          <table:table-cell office:value-type="float" office:value="25" calcext:value-type="float">
            <text:p>25</text:p>
          </table:table-cell>
          <table:table-cell table:formula="of:=[.F210]/[.E210]" office:value-type="percentage" office:value="0.00198271076215402" calcext:value-type="percentage">
            <text:p>0.2%</text:p>
          </table:table-cell>
          <table:table-cell office:value-type="float" office:value="122" calcext:value-type="float">
            <text:p>122</text:p>
          </table:table-cell>
          <table:table-cell table:formula="of:=[.H210]/[.E210]" office:value-type="percentage" office:value="0.0096756285193116" calcext:value-type="percentage">
            <text:p>1.0%</text:p>
          </table:table-cell>
          <table:table-cell office:value-type="float" office:value="342" calcext:value-type="float">
            <text:p>342</text:p>
          </table:table-cell>
          <table:table-cell table:formula="of:=[.J210]/[.E210]" office:value-type="percentage" office:value="0.027123483226267" calcext:value-type="percentage">
            <text:p>2.7%</text:p>
          </table:table-cell>
          <table:table-cell office:value-type="float" office:value="0" calcext:value-type="float">
            <text:p>0</text:p>
          </table:table-cell>
          <table:table-cell table:formula="of:=[.E210]-[.F210]-[.H210]-[.J210]-[.L210]" office:value-type="float" office:value="12120" calcext:value-type="float">
            <text:p>12120</text:p>
          </table:table-cell>
          <table:table-cell table:formula="of:=[.M21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S_Wi2015</text:p>
          </table:table-cell>
          <table:table-cell office:value-type="float" office:value="34142" calcext:value-type="float">
            <text:p>34142</text:p>
          </table:table-cell>
          <table:table-cell table:formula="of:=[.B211]-[.E211]" office:value-type="float" office:value="9640" calcext:value-type="float">
            <text:p>9640</text:p>
          </table:table-cell>
          <table:table-cell table:formula="of:=[.C211]/[.B211]" office:value-type="percentage" office:value="0.282350184523461" calcext:value-type="percentage">
            <text:p>28.2%</text:p>
          </table:table-cell>
          <table:table-cell office:value-type="float" office:value="24502" calcext:value-type="float">
            <text:p>24502</text:p>
          </table:table-cell>
          <table:table-cell office:value-type="float" office:value="129" calcext:value-type="float">
            <text:p>129</text:p>
          </table:table-cell>
          <table:table-cell table:formula="of:=[.F211]/[.E211]" office:value-type="percentage" office:value="0.00526487633662558" calcext:value-type="percentage">
            <text:p>0.5%</text:p>
          </table:table-cell>
          <table:table-cell office:value-type="float" office:value="65" calcext:value-type="float">
            <text:p>65</text:p>
          </table:table-cell>
          <table:table-cell table:formula="of:=[.H211]/[.E211]" office:value-type="percentage" office:value="0.00265284466574157" calcext:value-type="percentage">
            <text:p>0.3%</text:p>
          </table:table-cell>
          <table:table-cell office:value-type="float" office:value="229" calcext:value-type="float">
            <text:p>229</text:p>
          </table:table-cell>
          <table:table-cell table:formula="of:=[.J211]/[.E211]" office:value-type="percentage" office:value="0.00934617582238185" calcext:value-type="percentage">
            <text:p>0.9%</text:p>
          </table:table-cell>
          <table:table-cell office:value-type="float" office:value="0" calcext:value-type="float">
            <text:p>0</text:p>
          </table:table-cell>
          <table:table-cell table:formula="of:=[.E211]-[.F211]-[.H211]-[.J211]-[.L211]" office:value-type="float" office:value="24079" calcext:value-type="float">
            <text:p>24079</text:p>
          </table:table-cell>
          <table:table-cell table:formula="of:=[.M21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S_Wi2015_Taq</text:p>
          </table:table-cell>
          <table:table-cell office:value-type="float" office:value="6784" calcext:value-type="float">
            <text:p>6784</text:p>
          </table:table-cell>
          <table:table-cell table:formula="of:=[.B212]-[.E212]" office:value-type="float" office:value="380" calcext:value-type="float">
            <text:p>380</text:p>
          </table:table-cell>
          <table:table-cell table:formula="of:=[.C212]/[.B212]" office:value-type="percentage" office:value="0.0560141509433962" calcext:value-type="percentage">
            <text:p>5.6%</text:p>
          </table:table-cell>
          <table:table-cell office:value-type="float" office:value="6404" calcext:value-type="float">
            <text:p>6404</text:p>
          </table:table-cell>
          <table:table-cell office:value-type="float" office:value="29" calcext:value-type="float">
            <text:p>29</text:p>
          </table:table-cell>
          <table:table-cell table:formula="of:=[.F212]/[.E212]" office:value-type="percentage" office:value="0.00452841973766396" calcext:value-type="percentage">
            <text:p>0.5%</text:p>
          </table:table-cell>
          <table:table-cell office:value-type="float" office:value="25" calcext:value-type="float">
            <text:p>25</text:p>
          </table:table-cell>
          <table:table-cell table:formula="of:=[.H212]/[.E212]" office:value-type="percentage" office:value="0.00390381011867583" calcext:value-type="percentage">
            <text:p>0.4%</text:p>
          </table:table-cell>
          <table:table-cell office:value-type="float" office:value="79" calcext:value-type="float">
            <text:p>79</text:p>
          </table:table-cell>
          <table:table-cell table:formula="of:=[.J212]/[.E212]" office:value-type="percentage" office:value="0.0123360399750156" calcext:value-type="percentage">
            <text:p>1.2%</text:p>
          </table:table-cell>
          <table:table-cell office:value-type="float" office:value="1" calcext:value-type="float">
            <text:p>1</text:p>
          </table:table-cell>
          <table:table-cell table:formula="of:=[.E212]-[.F212]-[.H212]-[.J212]-[.L212]" office:value-type="float" office:value="6270" calcext:value-type="float">
            <text:p>6270</text:p>
          </table:table-cell>
          <table:table-cell table:formula="of:=[.M212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S_Wi2016</text:p>
          </table:table-cell>
          <table:table-cell office:value-type="float" office:value="59930" calcext:value-type="float">
            <text:p>59930</text:p>
          </table:table-cell>
          <table:table-cell table:formula="of:=[.B213]-[.E213]" office:value-type="float" office:value="25879" calcext:value-type="float">
            <text:p>25879</text:p>
          </table:table-cell>
          <table:table-cell table:formula="of:=[.C213]/[.B213]" office:value-type="percentage" office:value="0.431820457200067" calcext:value-type="percentage">
            <text:p>43.2%</text:p>
          </table:table-cell>
          <table:table-cell office:value-type="float" office:value="34051" calcext:value-type="float">
            <text:p>34051</text:p>
          </table:table-cell>
          <table:table-cell office:value-type="float" office:value="9" calcext:value-type="float">
            <text:p>9</text:p>
          </table:table-cell>
          <table:table-cell table:formula="of:=[.F213]/[.E213]" office:value-type="percentage" office:value="0.000264309418225603" calcext:value-type="percentage">
            <text:p>0.0%</text:p>
          </table:table-cell>
          <table:table-cell office:value-type="float" office:value="463" calcext:value-type="float">
            <text:p>463</text:p>
          </table:table-cell>
          <table:table-cell table:formula="of:=[.H213]/[.E213]" office:value-type="percentage" office:value="0.0135972511820505" calcext:value-type="percentage">
            <text:p>1.4%</text:p>
          </table:table-cell>
          <table:table-cell office:value-type="float" office:value="928" calcext:value-type="float">
            <text:p>928</text:p>
          </table:table-cell>
          <table:table-cell table:formula="of:=[.J213]/[.E213]" office:value-type="percentage" office:value="0.0272532377903733" calcext:value-type="percentage">
            <text:p>2.7%</text:p>
          </table:table-cell>
          <table:table-cell office:value-type="float" office:value="9" calcext:value-type="float">
            <text:p>9</text:p>
          </table:table-cell>
          <table:table-cell table:formula="of:=[.E213]-[.F213]-[.H213]-[.J213]-[.L213]" office:value-type="float" office:value="32642" calcext:value-type="float">
            <text:p>32642</text:p>
          </table:table-cell>
          <table:table-cell table:formula="of:=[.M21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S_Wi2017</text:p>
          </table:table-cell>
          <table:table-cell office:value-type="float" office:value="42757" calcext:value-type="float">
            <text:p>42757</text:p>
          </table:table-cell>
          <table:table-cell table:formula="of:=[.B214]-[.E214]" office:value-type="float" office:value="16620" calcext:value-type="float">
            <text:p>16620</text:p>
          </table:table-cell>
          <table:table-cell table:formula="of:=[.C214]/[.B214]" office:value-type="percentage" office:value="0.38870828168487" calcext:value-type="percentage">
            <text:p>38.9%</text:p>
          </table:table-cell>
          <table:table-cell office:value-type="float" office:value="26137" calcext:value-type="float">
            <text:p>26137</text:p>
          </table:table-cell>
          <table:table-cell office:value-type="float" office:value="11" calcext:value-type="float">
            <text:p>11</text:p>
          </table:table-cell>
          <table:table-cell table:formula="of:=[.F214]/[.E214]" office:value-type="percentage" office:value="0.000420859318207905" calcext:value-type="percentage">
            <text:p>0.0%</text:p>
          </table:table-cell>
          <table:table-cell office:value-type="float" office:value="222" calcext:value-type="float">
            <text:p>222</text:p>
          </table:table-cell>
          <table:table-cell table:formula="of:=[.H214]/[.E214]" office:value-type="percentage" office:value="0.00849370624019589" calcext:value-type="percentage">
            <text:p>0.8%</text:p>
          </table:table-cell>
          <table:table-cell office:value-type="float" office:value="995" calcext:value-type="float">
            <text:p>995</text:p>
          </table:table-cell>
          <table:table-cell table:formula="of:=[.J214]/[.E214]" office:value-type="percentage" office:value="0.0380686383288059" calcext:value-type="percentage">
            <text:p>3.8%</text:p>
          </table:table-cell>
          <table:table-cell office:value-type="float" office:value="2" calcext:value-type="float">
            <text:p>2</text:p>
          </table:table-cell>
          <table:table-cell table:formula="of:=[.E214]-[.F214]-[.H214]-[.J214]-[.L214]" office:value-type="float" office:value="24907" calcext:value-type="float">
            <text:p>24907</text:p>
          </table:table-cell>
          <table:table-cell table:formula="of:=[.M21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S_Wi2017RNA</text:p>
          </table:table-cell>
          <table:table-cell office:value-type="float" office:value="51791" calcext:value-type="float">
            <text:p>51791</text:p>
          </table:table-cell>
          <table:table-cell table:formula="of:=[.B215]-[.E215]" office:value-type="float" office:value="19381" calcext:value-type="float">
            <text:p>19381</text:p>
          </table:table-cell>
          <table:table-cell table:formula="of:=[.C215]/[.B215]" office:value-type="percentage" office:value="0.374215597304551" calcext:value-type="percentage">
            <text:p>37.4%</text:p>
          </table:table-cell>
          <table:table-cell office:value-type="float" office:value="32410" calcext:value-type="float">
            <text:p>32410</text:p>
          </table:table-cell>
          <table:table-cell office:value-type="float" office:value="0" calcext:value-type="float">
            <text:p>0</text:p>
          </table:table-cell>
          <table:table-cell table:formula="of:=[.F215]/[.E215]" office:value-type="percentage" office:value="0" calcext:value-type="percentage">
            <text:p>0.0%</text:p>
          </table:table-cell>
          <table:table-cell office:value-type="float" office:value="456" calcext:value-type="float">
            <text:p>456</text:p>
          </table:table-cell>
          <table:table-cell table:formula="of:=[.H215]/[.E215]" office:value-type="percentage" office:value="0.014069731564332" calcext:value-type="percentage">
            <text:p>1.4%</text:p>
          </table:table-cell>
          <table:table-cell office:value-type="float" office:value="739" calcext:value-type="float">
            <text:p>739</text:p>
          </table:table-cell>
          <table:table-cell table:formula="of:=[.J215]/[.E215]" office:value-type="percentage" office:value="0.0228016044430731" calcext:value-type="percentage">
            <text:p>2.3%</text:p>
          </table:table-cell>
          <table:table-cell office:value-type="float" office:value="5" calcext:value-type="float">
            <text:p>5</text:p>
          </table:table-cell>
          <table:table-cell table:formula="of:=[.E215]-[.F215]-[.H215]-[.J215]-[.L215]" office:value-type="float" office:value="31210" calcext:value-type="float">
            <text:p>31210</text:p>
          </table:table-cell>
          <table:table-cell table:formula="of:=[.M21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S_Wi2018</text:p>
          </table:table-cell>
          <table:table-cell office:value-type="float" office:value="39455" calcext:value-type="float">
            <text:p>39455</text:p>
          </table:table-cell>
          <table:table-cell table:formula="of:=[.B216]-[.E216]" office:value-type="float" office:value="15403" calcext:value-type="float">
            <text:p>15403</text:p>
          </table:table-cell>
          <table:table-cell table:formula="of:=[.C216]/[.B216]" office:value-type="percentage" office:value="0.390394119883411" calcext:value-type="percentage">
            <text:p>39.0%</text:p>
          </table:table-cell>
          <table:table-cell office:value-type="float" office:value="24052" calcext:value-type="float">
            <text:p>24052</text:p>
          </table:table-cell>
          <table:table-cell office:value-type="float" office:value="9" calcext:value-type="float">
            <text:p>9</text:p>
          </table:table-cell>
          <table:table-cell table:formula="of:=[.F216]/[.E216]" office:value-type="percentage" office:value="0.000374189256610677" calcext:value-type="percentage">
            <text:p>0.0%</text:p>
          </table:table-cell>
          <table:table-cell office:value-type="float" office:value="24" calcext:value-type="float">
            <text:p>24</text:p>
          </table:table-cell>
          <table:table-cell table:formula="of:=[.H216]/[.E216]" office:value-type="percentage" office:value="0.000997838017628472" calcext:value-type="percentage">
            <text:p>0.1%</text:p>
          </table:table-cell>
          <table:table-cell office:value-type="float" office:value="311" calcext:value-type="float">
            <text:p>311</text:p>
          </table:table-cell>
          <table:table-cell table:formula="of:=[.J216]/[.E216]" office:value-type="percentage" office:value="0.0129303176451023" calcext:value-type="percentage">
            <text:p>1.3%</text:p>
          </table:table-cell>
          <table:table-cell office:value-type="float" office:value="4" calcext:value-type="float">
            <text:p>4</text:p>
          </table:table-cell>
          <table:table-cell table:formula="of:=[.E216]-[.F216]-[.H216]-[.J216]-[.L216]" office:value-type="float" office:value="23704" calcext:value-type="float">
            <text:p>23704</text:p>
          </table:table-cell>
          <table:table-cell table:formula="of:=[.M21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S_Wi2018RNA</text:p>
          </table:table-cell>
          <table:table-cell office:value-type="float" office:value="53017" calcext:value-type="float">
            <text:p>53017</text:p>
          </table:table-cell>
          <table:table-cell table:formula="of:=[.B217]-[.E217]" office:value-type="float" office:value="24067" calcext:value-type="float">
            <text:p>24067</text:p>
          </table:table-cell>
          <table:table-cell table:formula="of:=[.C217]/[.B217]" office:value-type="percentage" office:value="0.453948733425128" calcext:value-type="percentage">
            <text:p>45.4%</text:p>
          </table:table-cell>
          <table:table-cell office:value-type="float" office:value="28950" calcext:value-type="float">
            <text:p>28950</text:p>
          </table:table-cell>
          <table:table-cell office:value-type="float" office:value="44" calcext:value-type="float">
            <text:p>44</text:p>
          </table:table-cell>
          <table:table-cell table:formula="of:=[.F217]/[.E217]" office:value-type="percentage" office:value="0.00151986183074266" calcext:value-type="percentage">
            <text:p>0.2%</text:p>
          </table:table-cell>
          <table:table-cell office:value-type="float" office:value="116" calcext:value-type="float">
            <text:p>116</text:p>
          </table:table-cell>
          <table:table-cell table:formula="of:=[.H217]/[.E217]" office:value-type="percentage" office:value="0.00400690846286701" calcext:value-type="percentage">
            <text:p>0.4%</text:p>
          </table:table-cell>
          <table:table-cell office:value-type="float" office:value="310" calcext:value-type="float">
            <text:p>310</text:p>
          </table:table-cell>
          <table:table-cell table:formula="of:=[.J217]/[.E217]" office:value-type="percentage" office:value="0.0107081174438687" calcext:value-type="percentage">
            <text:p>1.1%</text:p>
          </table:table-cell>
          <table:table-cell office:value-type="float" office:value="8" calcext:value-type="float">
            <text:p>8</text:p>
          </table:table-cell>
          <table:table-cell table:formula="of:=[.E217]-[.F217]-[.H217]-[.J217]-[.L217]" office:value-type="float" office:value="28472" calcext:value-type="float">
            <text:p>28472</text:p>
          </table:table-cell>
          <table:table-cell table:formula="of:=[.M21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S_Wi2019A</text:p>
          </table:table-cell>
          <table:table-cell office:value-type="float" office:value="73641" calcext:value-type="float">
            <text:p>73641</text:p>
          </table:table-cell>
          <table:table-cell table:formula="of:=[.B218]-[.E218]" office:value-type="float" office:value="21747" calcext:value-type="float">
            <text:p>21747</text:p>
          </table:table-cell>
          <table:table-cell table:formula="of:=[.C218]/[.B218]" office:value-type="percentage" office:value="0.295311035971809" calcext:value-type="percentage">
            <text:p>29.5%</text:p>
          </table:table-cell>
          <table:table-cell office:value-type="float" office:value="51894" calcext:value-type="float">
            <text:p>51894</text:p>
          </table:table-cell>
          <table:table-cell office:value-type="float" office:value="13" calcext:value-type="float">
            <text:p>13</text:p>
          </table:table-cell>
          <table:table-cell table:formula="of:=[.F218]/[.E218]" office:value-type="percentage" office:value="0.00025051065633792" calcext:value-type="percentage">
            <text:p>0.0%</text:p>
          </table:table-cell>
          <table:table-cell office:value-type="float" office:value="471" calcext:value-type="float">
            <text:p>471</text:p>
          </table:table-cell>
          <table:table-cell table:formula="of:=[.H218]/[.E218]" office:value-type="percentage" office:value="0.0090761937796277" calcext:value-type="percentage">
            <text:p>0.9%</text:p>
          </table:table-cell>
          <table:table-cell office:value-type="float" office:value="2326" calcext:value-type="float">
            <text:p>2326</text:p>
          </table:table-cell>
          <table:table-cell table:formula="of:=[.J218]/[.E218]" office:value-type="percentage" office:value="0.0448221374340001" calcext:value-type="percentage">
            <text:p>4.5%</text:p>
          </table:table-cell>
          <table:table-cell office:value-type="float" office:value="17" calcext:value-type="float">
            <text:p>17</text:p>
          </table:table-cell>
          <table:table-cell table:formula="of:=[.E218]-[.F218]-[.H218]-[.J218]-[.L218]" office:value-type="float" office:value="49067" calcext:value-type="float">
            <text:p>49067</text:p>
          </table:table-cell>
          <table:table-cell table:formula="of:=[.M21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S_Wi2019B</text:p>
          </table:table-cell>
          <table:table-cell office:value-type="float" office:value="95702" calcext:value-type="float">
            <text:p>95702</text:p>
          </table:table-cell>
          <table:table-cell table:formula="of:=[.B219]-[.E219]" office:value-type="float" office:value="27055" calcext:value-type="float">
            <text:p>27055</text:p>
          </table:table-cell>
          <table:table-cell table:formula="of:=[.C219]/[.B219]" office:value-type="percentage" office:value="0.282700466029968" calcext:value-type="percentage">
            <text:p>28.3%</text:p>
          </table:table-cell>
          <table:table-cell office:value-type="float" office:value="68647" calcext:value-type="float">
            <text:p>68647</text:p>
          </table:table-cell>
          <table:table-cell office:value-type="float" office:value="45" calcext:value-type="float">
            <text:p>45</text:p>
          </table:table-cell>
          <table:table-cell table:formula="of:=[.F219]/[.E219]" office:value-type="percentage" office:value="0.000655527554008187" calcext:value-type="percentage">
            <text:p>0.1%</text:p>
          </table:table-cell>
          <table:table-cell office:value-type="float" office:value="569" calcext:value-type="float">
            <text:p>569</text:p>
          </table:table-cell>
          <table:table-cell table:formula="of:=[.H219]/[.E219]" office:value-type="percentage" office:value="0.00828878173845907" calcext:value-type="percentage">
            <text:p>0.8%</text:p>
          </table:table-cell>
          <table:table-cell office:value-type="float" office:value="3025" calcext:value-type="float">
            <text:p>3025</text:p>
          </table:table-cell>
          <table:table-cell table:formula="of:=[.J219]/[.E219]" office:value-type="percentage" office:value="0.0440660189083281" calcext:value-type="percentage">
            <text:p>4.4%</text:p>
          </table:table-cell>
          <table:table-cell office:value-type="float" office:value="29" calcext:value-type="float">
            <text:p>29</text:p>
          </table:table-cell>
          <table:table-cell table:formula="of:=[.E219]-[.F219]-[.H219]-[.J219]-[.L219]" office:value-type="float" office:value="64979" calcext:value-type="float">
            <text:p>64979</text:p>
          </table:table-cell>
          <table:table-cell table:formula="of:=[.M21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WBM_Su2017</text:p>
          </table:table-cell>
          <table:table-cell office:value-type="float" office:value="25489" calcext:value-type="float">
            <text:p>25489</text:p>
          </table:table-cell>
          <table:table-cell table:formula="of:=[.B220]-[.E220]" office:value-type="float" office:value="8078" calcext:value-type="float">
            <text:p>8078</text:p>
          </table:table-cell>
          <table:table-cell table:formula="of:=[.C220]/[.B220]" office:value-type="percentage" office:value="0.316921024755777" calcext:value-type="percentage">
            <text:p>31.7%</text:p>
          </table:table-cell>
          <table:table-cell office:value-type="float" office:value="17411" calcext:value-type="float">
            <text:p>17411</text:p>
          </table:table-cell>
          <table:table-cell office:value-type="float" office:value="337" calcext:value-type="float">
            <text:p>337</text:p>
          </table:table-cell>
          <table:table-cell table:formula="of:=[.F220]/[.E220]" office:value-type="percentage" office:value="0.0193555798058699" calcext:value-type="percentage">
            <text:p>1.9%</text:p>
          </table:table-cell>
          <table:table-cell office:value-type="float" office:value="397" calcext:value-type="float">
            <text:p>397</text:p>
          </table:table-cell>
          <table:table-cell table:formula="of:=[.H220]/[.E220]" office:value-type="percentage" office:value="0.0228016771006835" calcext:value-type="percentage">
            <text:p>2.3%</text:p>
          </table:table-cell>
          <table:table-cell office:value-type="float" office:value="126" calcext:value-type="float">
            <text:p>126</text:p>
          </table:table-cell>
          <table:table-cell table:formula="of:=[.J220]/[.E220]" office:value-type="percentage" office:value="0.00723680431910861" calcext:value-type="percentage">
            <text:p>0.7%</text:p>
          </table:table-cell>
          <table:table-cell office:value-type="float" office:value="0" calcext:value-type="float">
            <text:p>0</text:p>
          </table:table-cell>
          <table:table-cell table:formula="of:=[.E220]-[.F220]-[.H220]-[.J220]-[.L220]" office:value-type="float" office:value="16551" calcext:value-type="float">
            <text:p>16551</text:p>
          </table:table-cell>
          <table:table-cell table:formula="of:=[.M22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WBM_Su2018</text:p>
          </table:table-cell>
          <table:table-cell office:value-type="float" office:value="50726" calcext:value-type="float">
            <text:p>50726</text:p>
          </table:table-cell>
          <table:table-cell table:formula="of:=[.B221]-[.E221]" office:value-type="float" office:value="18559" calcext:value-type="float">
            <text:p>18559</text:p>
          </table:table-cell>
          <table:table-cell table:formula="of:=[.C221]/[.B221]" office:value-type="percentage" office:value="0.365867602412964" calcext:value-type="percentage">
            <text:p>36.6%</text:p>
          </table:table-cell>
          <table:table-cell office:value-type="float" office:value="32167" calcext:value-type="float">
            <text:p>32167</text:p>
          </table:table-cell>
          <table:table-cell office:value-type="float" office:value="50" calcext:value-type="float">
            <text:p>50</text:p>
          </table:table-cell>
          <table:table-cell table:formula="of:=[.F221]/[.E221]" office:value-type="percentage" office:value="0.00155438803742966" calcext:value-type="percentage">
            <text:p>0.2%</text:p>
          </table:table-cell>
          <table:table-cell office:value-type="float" office:value="197" calcext:value-type="float">
            <text:p>197</text:p>
          </table:table-cell>
          <table:table-cell table:formula="of:=[.H221]/[.E221]" office:value-type="percentage" office:value="0.00612428886747288" calcext:value-type="percentage">
            <text:p>0.6%</text:p>
          </table:table-cell>
          <table:table-cell office:value-type="float" office:value="216" calcext:value-type="float">
            <text:p>216</text:p>
          </table:table-cell>
          <table:table-cell table:formula="of:=[.J221]/[.E221]" office:value-type="percentage" office:value="0.00671495632169615" calcext:value-type="percentage">
            <text:p>0.7%</text:p>
          </table:table-cell>
          <table:table-cell office:value-type="float" office:value="4" calcext:value-type="float">
            <text:p>4</text:p>
          </table:table-cell>
          <table:table-cell table:formula="of:=[.E221]-[.F221]-[.H221]-[.J221]-[.L221]" office:value-type="float" office:value="31700" calcext:value-type="float">
            <text:p>31700</text:p>
          </table:table-cell>
          <table:table-cell table:formula="of:=[.M22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WPM_Au2017</text:p>
          </table:table-cell>
          <table:table-cell office:value-type="float" office:value="35348" calcext:value-type="float">
            <text:p>35348</text:p>
          </table:table-cell>
          <table:table-cell table:formula="of:=[.B222]-[.E222]" office:value-type="float" office:value="5675" calcext:value-type="float">
            <text:p>5675</text:p>
          </table:table-cell>
          <table:table-cell table:formula="of:=[.C222]/[.B222]" office:value-type="percentage" office:value="0.160546565576553" calcext:value-type="percentage">
            <text:p>16.1%</text:p>
          </table:table-cell>
          <table:table-cell office:value-type="float" office:value="29673" calcext:value-type="float">
            <text:p>29673</text:p>
          </table:table-cell>
          <table:table-cell office:value-type="float" office:value="52" calcext:value-type="float">
            <text:p>52</text:p>
          </table:table-cell>
          <table:table-cell table:formula="of:=[.F222]/[.E222]" office:value-type="percentage" office:value="0.00175243487345398" calcext:value-type="percentage">
            <text:p>0.2%</text:p>
          </table:table-cell>
          <table:table-cell office:value-type="float" office:value="91" calcext:value-type="float">
            <text:p>91</text:p>
          </table:table-cell>
          <table:table-cell table:formula="of:=[.H222]/[.E222]" office:value-type="percentage" office:value="0.00306676102854447" calcext:value-type="percentage">
            <text:p>0.3%</text:p>
          </table:table-cell>
          <table:table-cell office:value-type="float" office:value="829" calcext:value-type="float">
            <text:p>829</text:p>
          </table:table-cell>
          <table:table-cell table:formula="of:=[.J222]/[.E222]" office:value-type="percentage" office:value="0.0279378559633337" calcext:value-type="percentage">
            <text:p>2.8%</text:p>
          </table:table-cell>
          <table:table-cell office:value-type="float" office:value="8" calcext:value-type="float">
            <text:p>8</text:p>
          </table:table-cell>
          <table:table-cell table:formula="of:=[.E222]-[.F222]-[.H222]-[.J222]-[.L222]" office:value-type="float" office:value="28693" calcext:value-type="float">
            <text:p>28693</text:p>
          </table:table-cell>
          <table:table-cell table:formula="of:=[.M22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WPM_Au2018</text:p>
          </table:table-cell>
          <table:table-cell office:value-type="float" office:value="58635" calcext:value-type="float">
            <text:p>58635</text:p>
          </table:table-cell>
          <table:table-cell table:formula="of:=[.B223]-[.E223]" office:value-type="float" office:value="9470" calcext:value-type="float">
            <text:p>9470</text:p>
          </table:table-cell>
          <table:table-cell table:formula="of:=[.C223]/[.B223]" office:value-type="percentage" office:value="0.161507631960433" calcext:value-type="percentage">
            <text:p>16.2%</text:p>
          </table:table-cell>
          <table:table-cell office:value-type="float" office:value="49165" calcext:value-type="float">
            <text:p>49165</text:p>
          </table:table-cell>
          <table:table-cell office:value-type="float" office:value="8" calcext:value-type="float">
            <text:p>8</text:p>
          </table:table-cell>
          <table:table-cell table:formula="of:=[.F223]/[.E223]" office:value-type="percentage" office:value="0.000162717380250178" calcext:value-type="percentage">
            <text:p>0.0%</text:p>
          </table:table-cell>
          <table:table-cell office:value-type="float" office:value="51" calcext:value-type="float">
            <text:p>51</text:p>
          </table:table-cell>
          <table:table-cell table:formula="of:=[.H223]/[.E223]" office:value-type="percentage" office:value="0.00103732329909488" calcext:value-type="percentage">
            <text:p>0.1%</text:p>
          </table:table-cell>
          <table:table-cell office:value-type="float" office:value="441" calcext:value-type="float">
            <text:p>441</text:p>
          </table:table-cell>
          <table:table-cell table:formula="of:=[.J223]/[.E223]" office:value-type="percentage" office:value="0.00896979558629106" calcext:value-type="percentage">
            <text:p>0.9%</text:p>
          </table:table-cell>
          <table:table-cell office:value-type="float" office:value="12" calcext:value-type="float">
            <text:p>12</text:p>
          </table:table-cell>
          <table:table-cell table:formula="of:=[.E223]-[.F223]-[.H223]-[.J223]-[.L223]" office:value-type="float" office:value="48653" calcext:value-type="float">
            <text:p>48653</text:p>
          </table:table-cell>
          <table:table-cell table:formula="of:=[.M22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WPM_Sp2018</text:p>
          </table:table-cell>
          <table:table-cell office:value-type="float" office:value="30338" calcext:value-type="float">
            <text:p>30338</text:p>
          </table:table-cell>
          <table:table-cell table:formula="of:=[.B224]-[.E224]" office:value-type="float" office:value="9061" calcext:value-type="float">
            <text:p>9061</text:p>
          </table:table-cell>
          <table:table-cell table:formula="of:=[.C224]/[.B224]" office:value-type="percentage" office:value="0.298668336739403" calcext:value-type="percentage">
            <text:p>29.9%</text:p>
          </table:table-cell>
          <table:table-cell office:value-type="float" office:value="21277" calcext:value-type="float">
            <text:p>21277</text:p>
          </table:table-cell>
          <table:table-cell office:value-type="float" office:value="1806" calcext:value-type="float">
            <text:p>1806</text:p>
          </table:table-cell>
          <table:table-cell table:formula="of:=[.F224]/[.E224]" office:value-type="percentage" office:value="0.0848803872726418" calcext:value-type="percentage">
            <text:p>8.5%</text:p>
          </table:table-cell>
          <table:table-cell office:value-type="float" office:value="1244" calcext:value-type="float">
            <text:p>1244</text:p>
          </table:table-cell>
          <table:table-cell table:formula="of:=[.H224]/[.E224]" office:value-type="percentage" office:value="0.0584668891291065" calcext:value-type="percentage">
            <text:p>5.8%</text:p>
          </table:table-cell>
          <table:table-cell office:value-type="float" office:value="125" calcext:value-type="float">
            <text:p>125</text:p>
          </table:table-cell>
          <table:table-cell table:formula="of:=[.J224]/[.E224]" office:value-type="percentage" office:value="0.00587488837712083" calcext:value-type="percentage">
            <text:p>0.6%</text:p>
          </table:table-cell>
          <table:table-cell office:value-type="float" office:value="0" calcext:value-type="float">
            <text:p>0</text:p>
          </table:table-cell>
          <table:table-cell table:formula="of:=[.E224]-[.F224]-[.H224]-[.J224]-[.L224]" office:value-type="float" office:value="18102" calcext:value-type="float">
            <text:p>18102</text:p>
          </table:table-cell>
          <table:table-cell table:formula="of:=[.M22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WPM_Su2017</text:p>
          </table:table-cell>
          <table:table-cell office:value-type="float" office:value="40258" calcext:value-type="float">
            <text:p>40258</text:p>
          </table:table-cell>
          <table:table-cell table:formula="of:=[.B225]-[.E225]" office:value-type="float" office:value="13356" calcext:value-type="float">
            <text:p>13356</text:p>
          </table:table-cell>
          <table:table-cell table:formula="of:=[.C225]/[.B225]" office:value-type="percentage" office:value="0.331760147051518" calcext:value-type="percentage">
            <text:p>33.2%</text:p>
          </table:table-cell>
          <table:table-cell office:value-type="float" office:value="26902" calcext:value-type="float">
            <text:p>26902</text:p>
          </table:table-cell>
          <table:table-cell office:value-type="float" office:value="604" calcext:value-type="float">
            <text:p>604</text:p>
          </table:table-cell>
          <table:table-cell table:formula="of:=[.F225]/[.E225]" office:value-type="percentage" office:value="0.0224518623150695" calcext:value-type="percentage">
            <text:p>2.2%</text:p>
          </table:table-cell>
          <table:table-cell office:value-type="float" office:value="1565" calcext:value-type="float">
            <text:p>1565</text:p>
          </table:table-cell>
          <table:table-cell table:formula="of:=[.H225]/[.E225]" office:value-type="percentage" office:value="0.0581741134488142" calcext:value-type="percentage">
            <text:p>5.8%</text:p>
          </table:table-cell>
          <table:table-cell office:value-type="float" office:value="108" calcext:value-type="float">
            <text:p>108</text:p>
          </table:table-cell>
          <table:table-cell table:formula="of:=[.J225]/[.E225]" office:value-type="percentage" office:value="0.00401457140733031" calcext:value-type="percentage">
            <text:p>0.4%</text:p>
          </table:table-cell>
          <table:table-cell office:value-type="float" office:value="1" calcext:value-type="float">
            <text:p>1</text:p>
          </table:table-cell>
          <table:table-cell table:formula="of:=[.E225]-[.F225]-[.H225]-[.J225]-[.L225]" office:value-type="float" office:value="24624" calcext:value-type="float">
            <text:p>24624</text:p>
          </table:table-cell>
          <table:table-cell table:formula="of:=[.M22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WPM_Su2018</text:p>
          </table:table-cell>
          <table:table-cell office:value-type="float" office:value="51747" calcext:value-type="float">
            <text:p>51747</text:p>
          </table:table-cell>
          <table:table-cell table:formula="of:=[.B226]-[.E226]" office:value-type="float" office:value="19409" calcext:value-type="float">
            <text:p>19409</text:p>
          </table:table-cell>
          <table:table-cell table:formula="of:=[.C226]/[.B226]" office:value-type="percentage" office:value="0.37507488356813" calcext:value-type="percentage">
            <text:p>37.5%</text:p>
          </table:table-cell>
          <table:table-cell office:value-type="float" office:value="32338" calcext:value-type="float">
            <text:p>32338</text:p>
          </table:table-cell>
          <table:table-cell office:value-type="float" office:value="41" calcext:value-type="float">
            <text:p>41</text:p>
          </table:table-cell>
          <table:table-cell table:formula="of:=[.F226]/[.E226]" office:value-type="percentage" office:value="0.00126785824726328" calcext:value-type="percentage">
            <text:p>0.1%</text:p>
          </table:table-cell>
          <table:table-cell office:value-type="float" office:value="161" calcext:value-type="float">
            <text:p>161</text:p>
          </table:table-cell>
          <table:table-cell table:formula="of:=[.H226]/[.E226]" office:value-type="percentage" office:value="0.00497866287339972" calcext:value-type="percentage">
            <text:p>0.5%</text:p>
          </table:table-cell>
          <table:table-cell office:value-type="float" office:value="214" calcext:value-type="float">
            <text:p>214</text:p>
          </table:table-cell>
          <table:table-cell table:formula="of:=[.J226]/[.E226]" office:value-type="percentage" office:value="0.00661760158327664" calcext:value-type="percentage">
            <text:p>0.7%</text:p>
          </table:table-cell>
          <table:table-cell office:value-type="float" office:value="5" calcext:value-type="float">
            <text:p>5</text:p>
          </table:table-cell>
          <table:table-cell table:formula="of:=[.E226]-[.F226]-[.H226]-[.J226]-[.L226]" office:value-type="float" office:value="31917" calcext:value-type="float">
            <text:p>31917</text:p>
          </table:table-cell>
          <table:table-cell table:formula="of:=[.M22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WPM_Wi2018</text:p>
          </table:table-cell>
          <table:table-cell office:value-type="float" office:value="68591" calcext:value-type="float">
            <text:p>68591</text:p>
          </table:table-cell>
          <table:table-cell table:formula="of:=[.B227]-[.E227]" office:value-type="float" office:value="11426" calcext:value-type="float">
            <text:p>11426</text:p>
          </table:table-cell>
          <table:table-cell table:formula="of:=[.C227]/[.B227]" office:value-type="percentage" office:value="0.166581621495531" calcext:value-type="percentage">
            <text:p>16.7%</text:p>
          </table:table-cell>
          <table:table-cell office:value-type="float" office:value="57165" calcext:value-type="float">
            <text:p>57165</text:p>
          </table:table-cell>
          <table:table-cell office:value-type="float" office:value="132" calcext:value-type="float">
            <text:p>132</text:p>
          </table:table-cell>
          <table:table-cell table:formula="of:=[.F227]/[.E227]" office:value-type="percentage" office:value="0.00230910522172658" calcext:value-type="percentage">
            <text:p>0.2%</text:p>
          </table:table-cell>
          <table:table-cell office:value-type="float" office:value="469" calcext:value-type="float">
            <text:p>469</text:p>
          </table:table-cell>
          <table:table-cell table:formula="of:=[.H227]/[.E227]" office:value-type="percentage" office:value="0.00820432082568005" calcext:value-type="percentage">
            <text:p>0.8%</text:p>
          </table:table-cell>
          <table:table-cell office:value-type="float" office:value="1578" calcext:value-type="float">
            <text:p>1578</text:p>
          </table:table-cell>
          <table:table-cell table:formula="of:=[.J227]/[.E227]" office:value-type="percentage" office:value="0.0276043033324587" calcext:value-type="percentage">
            <text:p>2.8%</text:p>
          </table:table-cell>
          <table:table-cell office:value-type="float" office:value="10" calcext:value-type="float">
            <text:p>10</text:p>
          </table:table-cell>
          <table:table-cell table:formula="of:=[.E227]-[.F227]-[.H227]-[.J227]-[.L227]" office:value-type="float" office:value="54976" calcext:value-type="float">
            <text:p>54976</text:p>
          </table:table-cell>
          <table:table-cell table:formula="of:=[.M22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5_WPM_Wi2019</text:p>
          </table:table-cell>
          <table:table-cell office:value-type="float" office:value="70485" calcext:value-type="float">
            <text:p>70485</text:p>
          </table:table-cell>
          <table:table-cell table:formula="of:=[.B228]-[.E228]" office:value-type="float" office:value="11999" calcext:value-type="float">
            <text:p>11999</text:p>
          </table:table-cell>
          <table:table-cell table:formula="of:=[.C228]/[.B228]" office:value-type="percentage" office:value="0.170234801730865" calcext:value-type="percentage">
            <text:p>17.0%</text:p>
          </table:table-cell>
          <table:table-cell office:value-type="float" office:value="58486" calcext:value-type="float">
            <text:p>58486</text:p>
          </table:table-cell>
          <table:table-cell office:value-type="float" office:value="121" calcext:value-type="float">
            <text:p>121</text:p>
          </table:table-cell>
          <table:table-cell table:formula="of:=[.F228]/[.E228]" office:value-type="percentage" office:value="0.00206887118284718" calcext:value-type="percentage">
            <text:p>0.2%</text:p>
          </table:table-cell>
          <table:table-cell office:value-type="float" office:value="489" calcext:value-type="float">
            <text:p>489</text:p>
          </table:table-cell>
          <table:table-cell table:formula="of:=[.H228]/[.E228]" office:value-type="percentage" office:value="0.00836097527613446" calcext:value-type="percentage">
            <text:p>0.8%</text:p>
          </table:table-cell>
          <table:table-cell office:value-type="float" office:value="588" calcext:value-type="float">
            <text:p>588</text:p>
          </table:table-cell>
          <table:table-cell table:formula="of:=[.J228]/[.E228]" office:value-type="percentage" office:value="0.0100536880621003" calcext:value-type="percentage">
            <text:p>1.0%</text:p>
          </table:table-cell>
          <table:table-cell office:value-type="float" office:value="17" calcext:value-type="float">
            <text:p>17</text:p>
          </table:table-cell>
          <table:table-cell table:formula="of:=[.E228]-[.F228]-[.H228]-[.J228]-[.L228]" office:value-type="float" office:value="57271" calcext:value-type="float">
            <text:p>57271</text:p>
          </table:table-cell>
          <table:table-cell table:formula="of:=[.M22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S_Su2017</text:p>
          </table:table-cell>
          <table:table-cell office:value-type="float" office:value="37017" calcext:value-type="float">
            <text:p>37017</text:p>
          </table:table-cell>
          <table:table-cell table:formula="of:=[.B229]-[.E229]" office:value-type="float" office:value="13477" calcext:value-type="float">
            <text:p>13477</text:p>
          </table:table-cell>
          <table:table-cell table:formula="of:=[.C229]/[.B229]" office:value-type="percentage" office:value="0.364075965097118" calcext:value-type="percentage">
            <text:p>36.4%</text:p>
          </table:table-cell>
          <table:table-cell office:value-type="float" office:value="23540" calcext:value-type="float">
            <text:p>23540</text:p>
          </table:table-cell>
          <table:table-cell office:value-type="float" office:value="18" calcext:value-type="float">
            <text:p>18</text:p>
          </table:table-cell>
          <table:table-cell table:formula="of:=[.F229]/[.E229]" office:value-type="percentage" office:value="0.000764655904842821" calcext:value-type="percentage">
            <text:p>0.1%</text:p>
          </table:table-cell>
          <table:table-cell office:value-type="float" office:value="122" calcext:value-type="float">
            <text:p>122</text:p>
          </table:table-cell>
          <table:table-cell table:formula="of:=[.H229]/[.E229]" office:value-type="percentage" office:value="0.00518266779949023" calcext:value-type="percentage">
            <text:p>0.5%</text:p>
          </table:table-cell>
          <table:table-cell office:value-type="float" office:value="256" calcext:value-type="float">
            <text:p>256</text:p>
          </table:table-cell>
          <table:table-cell table:formula="of:=[.J229]/[.E229]" office:value-type="percentage" office:value="0.010875106202209" calcext:value-type="percentage">
            <text:p>1.1%</text:p>
          </table:table-cell>
          <table:table-cell office:value-type="float" office:value="2" calcext:value-type="float">
            <text:p>2</text:p>
          </table:table-cell>
          <table:table-cell table:formula="of:=[.E229]-[.F229]-[.H229]-[.J229]-[.L229]" office:value-type="float" office:value="23142" calcext:value-type="float">
            <text:p>23142</text:p>
          </table:table-cell>
          <table:table-cell table:formula="of:=[.M22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S_Su2018</text:p>
          </table:table-cell>
          <table:table-cell office:value-type="float" office:value="38408" calcext:value-type="float">
            <text:p>38408</text:p>
          </table:table-cell>
          <table:table-cell table:formula="of:=[.B230]-[.E230]" office:value-type="float" office:value="16802" calcext:value-type="float">
            <text:p>16802</text:p>
          </table:table-cell>
          <table:table-cell table:formula="of:=[.C230]/[.B230]" office:value-type="percentage" office:value="0.437460945636326" calcext:value-type="percentage">
            <text:p>43.7%</text:p>
          </table:table-cell>
          <table:table-cell office:value-type="float" office:value="21606" calcext:value-type="float">
            <text:p>21606</text:p>
          </table:table-cell>
          <table:table-cell office:value-type="float" office:value="17" calcext:value-type="float">
            <text:p>17</text:p>
          </table:table-cell>
          <table:table-cell table:formula="of:=[.F230]/[.E230]" office:value-type="percentage" office:value="0.000786818476349162" calcext:value-type="percentage">
            <text:p>0.1%</text:p>
          </table:table-cell>
          <table:table-cell office:value-type="float" office:value="104" calcext:value-type="float">
            <text:p>104</text:p>
          </table:table-cell>
          <table:table-cell table:formula="of:=[.H230]/[.E230]" office:value-type="percentage" office:value="0.00481347773766546" calcext:value-type="percentage">
            <text:p>0.5%</text:p>
          </table:table-cell>
          <table:table-cell office:value-type="float" office:value="505" calcext:value-type="float">
            <text:p>505</text:p>
          </table:table-cell>
          <table:table-cell table:formula="of:=[.J230]/[.E230]" office:value-type="percentage" office:value="0.0233731370915486" calcext:value-type="percentage">
            <text:p>2.3%</text:p>
          </table:table-cell>
          <table:table-cell office:value-type="float" office:value="1" calcext:value-type="float">
            <text:p>1</text:p>
          </table:table-cell>
          <table:table-cell table:formula="of:=[.E230]-[.F230]-[.H230]-[.J230]-[.L230]" office:value-type="float" office:value="20979" calcext:value-type="float">
            <text:p>20979</text:p>
          </table:table-cell>
          <table:table-cell table:formula="of:=[.M23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S_Wi2013</text:p>
          </table:table-cell>
          <table:table-cell office:value-type="float" office:value="96925" calcext:value-type="float">
            <text:p>96925</text:p>
          </table:table-cell>
          <table:table-cell table:formula="of:=[.B231]-[.E231]" office:value-type="float" office:value="35733" calcext:value-type="float">
            <text:p>35733</text:p>
          </table:table-cell>
          <table:table-cell table:formula="of:=[.C231]/[.B231]" office:value-type="percentage" office:value="0.368666494712406" calcext:value-type="percentage">
            <text:p>36.9%</text:p>
          </table:table-cell>
          <table:table-cell office:value-type="float" office:value="61192" calcext:value-type="float">
            <text:p>61192</text:p>
          </table:table-cell>
          <table:table-cell office:value-type="float" office:value="71" calcext:value-type="float">
            <text:p>71</text:p>
          </table:table-cell>
          <table:table-cell table:formula="of:=[.F231]/[.E231]" office:value-type="percentage" office:value="0.00116028238985488" calcext:value-type="percentage">
            <text:p>0.1%</text:p>
          </table:table-cell>
          <table:table-cell office:value-type="float" office:value="294" calcext:value-type="float">
            <text:p>294</text:p>
          </table:table-cell>
          <table:table-cell table:formula="of:=[.H231]/[.E231]" office:value-type="percentage" office:value="0.00480454961432867" calcext:value-type="percentage">
            <text:p>0.5%</text:p>
          </table:table-cell>
          <table:table-cell office:value-type="float" office:value="1166" calcext:value-type="float">
            <text:p>1166</text:p>
          </table:table-cell>
          <table:table-cell table:formula="of:=[.J231]/[.E231]" office:value-type="percentage" office:value="0.0190547784024055" calcext:value-type="percentage">
            <text:p>1.9%</text:p>
          </table:table-cell>
          <table:table-cell office:value-type="float" office:value="25" calcext:value-type="float">
            <text:p>25</text:p>
          </table:table-cell>
          <table:table-cell table:formula="of:=[.E231]-[.F231]-[.H231]-[.J231]-[.L231]" office:value-type="float" office:value="59636" calcext:value-type="float">
            <text:p>59636</text:p>
          </table:table-cell>
          <table:table-cell table:formula="of:=[.M23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S_Wi2013RNA</text:p>
          </table:table-cell>
          <table:table-cell office:value-type="float" office:value="50589" calcext:value-type="float">
            <text:p>50589</text:p>
          </table:table-cell>
          <table:table-cell table:formula="of:=[.B232]-[.E232]" office:value-type="float" office:value="20709" calcext:value-type="float">
            <text:p>20709</text:p>
          </table:table-cell>
          <table:table-cell table:formula="of:=[.C232]/[.B232]" office:value-type="percentage" office:value="0.409357765522149" calcext:value-type="percentage">
            <text:p>40.9%</text:p>
          </table:table-cell>
          <table:table-cell office:value-type="float" office:value="29880" calcext:value-type="float">
            <text:p>29880</text:p>
          </table:table-cell>
          <table:table-cell office:value-type="float" office:value="8" calcext:value-type="float">
            <text:p>8</text:p>
          </table:table-cell>
          <table:table-cell table:formula="of:=[.F232]/[.E232]" office:value-type="percentage" office:value="0.000267737617135207" calcext:value-type="percentage">
            <text:p>0.0%</text:p>
          </table:table-cell>
          <table:table-cell office:value-type="float" office:value="91" calcext:value-type="float">
            <text:p>91</text:p>
          </table:table-cell>
          <table:table-cell table:formula="of:=[.H232]/[.E232]" office:value-type="percentage" office:value="0.00304551539491298" calcext:value-type="percentage">
            <text:p>0.3%</text:p>
          </table:table-cell>
          <table:table-cell office:value-type="float" office:value="455" calcext:value-type="float">
            <text:p>455</text:p>
          </table:table-cell>
          <table:table-cell table:formula="of:=[.J232]/[.E232]" office:value-type="percentage" office:value="0.0152275769745649" calcext:value-type="percentage">
            <text:p>1.5%</text:p>
          </table:table-cell>
          <table:table-cell office:value-type="float" office:value="8" calcext:value-type="float">
            <text:p>8</text:p>
          </table:table-cell>
          <table:table-cell table:formula="of:=[.E232]-[.F232]-[.H232]-[.J232]-[.L232]" office:value-type="float" office:value="29318" calcext:value-type="float">
            <text:p>29318</text:p>
          </table:table-cell>
          <table:table-cell table:formula="of:=[.M23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S_Wi2015</text:p>
          </table:table-cell>
          <table:table-cell office:value-type="float" office:value="28749" calcext:value-type="float">
            <text:p>28749</text:p>
          </table:table-cell>
          <table:table-cell table:formula="of:=[.B233]-[.E233]" office:value-type="float" office:value="13629" calcext:value-type="float">
            <text:p>13629</text:p>
          </table:table-cell>
          <table:table-cell table:formula="of:=[.C233]/[.B233]" office:value-type="percentage" office:value="0.474068663257852" calcext:value-type="percentage">
            <text:p>47.4%</text:p>
          </table:table-cell>
          <table:table-cell office:value-type="float" office:value="15120" calcext:value-type="float">
            <text:p>15120</text:p>
          </table:table-cell>
          <table:table-cell office:value-type="float" office:value="4" calcext:value-type="float">
            <text:p>4</text:p>
          </table:table-cell>
          <table:table-cell table:formula="of:=[.F233]/[.E233]" office:value-type="percentage" office:value="0.000264550264550265" calcext:value-type="percentage">
            <text:p>0.0%</text:p>
          </table:table-cell>
          <table:table-cell office:value-type="float" office:value="24" calcext:value-type="float">
            <text:p>24</text:p>
          </table:table-cell>
          <table:table-cell table:formula="of:=[.H233]/[.E233]" office:value-type="percentage" office:value="0.00158730158730159" calcext:value-type="percentage">
            <text:p>0.2%</text:p>
          </table:table-cell>
          <table:table-cell office:value-type="float" office:value="478" calcext:value-type="float">
            <text:p>478</text:p>
          </table:table-cell>
          <table:table-cell table:formula="of:=[.J233]/[.E233]" office:value-type="percentage" office:value="0.0316137566137566" calcext:value-type="percentage">
            <text:p>3.2%</text:p>
          </table:table-cell>
          <table:table-cell office:value-type="float" office:value="2" calcext:value-type="float">
            <text:p>2</text:p>
          </table:table-cell>
          <table:table-cell table:formula="of:=[.E233]-[.F233]-[.H233]-[.J233]-[.L233]" office:value-type="float" office:value="14612" calcext:value-type="float">
            <text:p>14612</text:p>
          </table:table-cell>
          <table:table-cell table:formula="of:=[.M23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S_Wi2016</text:p>
          </table:table-cell>
          <table:table-cell office:value-type="float" office:value="58864" calcext:value-type="float">
            <text:p>58864</text:p>
          </table:table-cell>
          <table:table-cell table:formula="of:=[.B234]-[.E234]" office:value-type="float" office:value="3756" calcext:value-type="float">
            <text:p>3756</text:p>
          </table:table-cell>
          <table:table-cell table:formula="of:=[.C234]/[.B234]" office:value-type="percentage" office:value="0.0638081000271813" calcext:value-type="percentage">
            <text:p>6.4%</text:p>
          </table:table-cell>
          <table:table-cell office:value-type="float" office:value="55108" calcext:value-type="float">
            <text:p>55108</text:p>
          </table:table-cell>
          <table:table-cell office:value-type="float" office:value="192" calcext:value-type="float">
            <text:p>192</text:p>
          </table:table-cell>
          <table:table-cell table:formula="of:=[.F234]/[.E234]" office:value-type="percentage" office:value="0.00348406764898018" calcext:value-type="percentage">
            <text:p>0.3%</text:p>
          </table:table-cell>
          <table:table-cell office:value-type="float" office:value="695" calcext:value-type="float">
            <text:p>695</text:p>
          </table:table-cell>
          <table:table-cell table:formula="of:=[.H234]/[.E234]" office:value-type="percentage" office:value="0.0126115990418814" calcext:value-type="percentage">
            <text:p>1.3%</text:p>
          </table:table-cell>
          <table:table-cell office:value-type="float" office:value="549" calcext:value-type="float">
            <text:p>549</text:p>
          </table:table-cell>
          <table:table-cell table:formula="of:=[.J234]/[.E234]" office:value-type="percentage" office:value="0.00996225593380272" calcext:value-type="percentage">
            <text:p>1.0%</text:p>
          </table:table-cell>
          <table:table-cell office:value-type="float" office:value="24" calcext:value-type="float">
            <text:p>24</text:p>
          </table:table-cell>
          <table:table-cell table:formula="of:=[.E234]-[.F234]-[.H234]-[.J234]-[.L234]" office:value-type="float" office:value="53648" calcext:value-type="float">
            <text:p>53648</text:p>
          </table:table-cell>
          <table:table-cell table:formula="of:=[.M23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S_Wi2017</text:p>
          </table:table-cell>
          <table:table-cell office:value-type="float" office:value="24192" calcext:value-type="float">
            <text:p>24192</text:p>
          </table:table-cell>
          <table:table-cell table:formula="of:=[.B235]-[.E235]" office:value-type="float" office:value="8869" calcext:value-type="float">
            <text:p>8869</text:p>
          </table:table-cell>
          <table:table-cell table:formula="of:=[.C235]/[.B235]" office:value-type="percentage" office:value="0.366608796296296" calcext:value-type="percentage">
            <text:p>36.7%</text:p>
          </table:table-cell>
          <table:table-cell office:value-type="float" office:value="15323" calcext:value-type="float">
            <text:p>15323</text:p>
          </table:table-cell>
          <table:table-cell office:value-type="float" office:value="9" calcext:value-type="float">
            <text:p>9</text:p>
          </table:table-cell>
          <table:table-cell table:formula="of:=[.F235]/[.E235]" office:value-type="percentage" office:value="0.000587352346146316" calcext:value-type="percentage">
            <text:p>0.1%</text:p>
          </table:table-cell>
          <table:table-cell office:value-type="float" office:value="194" calcext:value-type="float">
            <text:p>194</text:p>
          </table:table-cell>
          <table:table-cell table:formula="of:=[.H235]/[.E235]" office:value-type="percentage" office:value="0.0126607061280428" calcext:value-type="percentage">
            <text:p>1.3%</text:p>
          </table:table-cell>
          <table:table-cell office:value-type="float" office:value="542" calcext:value-type="float">
            <text:p>542</text:p>
          </table:table-cell>
          <table:table-cell table:formula="of:=[.J235]/[.E235]" office:value-type="percentage" office:value="0.035371663512367" calcext:value-type="percentage">
            <text:p>3.5%</text:p>
          </table:table-cell>
          <table:table-cell office:value-type="float" office:value="0" calcext:value-type="float">
            <text:p>0</text:p>
          </table:table-cell>
          <table:table-cell table:formula="of:=[.E235]-[.F235]-[.H235]-[.J235]-[.L235]" office:value-type="float" office:value="14578" calcext:value-type="float">
            <text:p>14578</text:p>
          </table:table-cell>
          <table:table-cell table:formula="of:=[.M23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S_Wi2017RNA</text:p>
          </table:table-cell>
          <table:table-cell office:value-type="float" office:value="45350" calcext:value-type="float">
            <text:p>45350</text:p>
          </table:table-cell>
          <table:table-cell table:formula="of:=[.B236]-[.E236]" office:value-type="float" office:value="23698" calcext:value-type="float">
            <text:p>23698</text:p>
          </table:table-cell>
          <table:table-cell table:formula="of:=[.C236]/[.B236]" office:value-type="percentage" office:value="0.522557883131202" calcext:value-type="percentage">
            <text:p>52.3%</text:p>
          </table:table-cell>
          <table:table-cell office:value-type="float" office:value="21652" calcext:value-type="float">
            <text:p>21652</text:p>
          </table:table-cell>
          <table:table-cell office:value-type="float" office:value="10" calcext:value-type="float">
            <text:p>10</text:p>
          </table:table-cell>
          <table:table-cell table:formula="of:=[.F236]/[.E236]" office:value-type="percentage" office:value="0.000461851099205616" calcext:value-type="percentage">
            <text:p>0.0%</text:p>
          </table:table-cell>
          <table:table-cell office:value-type="float" office:value="823" calcext:value-type="float">
            <text:p>823</text:p>
          </table:table-cell>
          <table:table-cell table:formula="of:=[.H236]/[.E236]" office:value-type="percentage" office:value="0.0380103454646222" calcext:value-type="percentage">
            <text:p>3.8%</text:p>
          </table:table-cell>
          <table:table-cell office:value-type="float" office:value="212" calcext:value-type="float">
            <text:p>212</text:p>
          </table:table-cell>
          <table:table-cell table:formula="of:=[.J236]/[.E236]" office:value-type="percentage" office:value="0.00979124330315906" calcext:value-type="percentage">
            <text:p>1.0%</text:p>
          </table:table-cell>
          <table:table-cell office:value-type="float" office:value="4" calcext:value-type="float">
            <text:p>4</text:p>
          </table:table-cell>
          <table:table-cell table:formula="of:=[.E236]-[.F236]-[.H236]-[.J236]-[.L236]" office:value-type="float" office:value="20603" calcext:value-type="float">
            <text:p>20603</text:p>
          </table:table-cell>
          <table:table-cell table:formula="of:=[.M23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S_Wi2018</text:p>
          </table:table-cell>
          <table:table-cell office:value-type="float" office:value="24429" calcext:value-type="float">
            <text:p>24429</text:p>
          </table:table-cell>
          <table:table-cell table:formula="of:=[.B237]-[.E237]" office:value-type="float" office:value="9110" calcext:value-type="float">
            <text:p>9110</text:p>
          </table:table-cell>
          <table:table-cell table:formula="of:=[.C237]/[.B237]" office:value-type="percentage" office:value="0.372917434197061" calcext:value-type="percentage">
            <text:p>37.3%</text:p>
          </table:table-cell>
          <table:table-cell office:value-type="float" office:value="15319" calcext:value-type="float">
            <text:p>15319</text:p>
          </table:table-cell>
          <table:table-cell office:value-type="float" office:value="44" calcext:value-type="float">
            <text:p>44</text:p>
          </table:table-cell>
          <table:table-cell table:formula="of:=[.F237]/[.E237]" office:value-type="percentage" office:value="0.00287225014687643" calcext:value-type="percentage">
            <text:p>0.3%</text:p>
          </table:table-cell>
          <table:table-cell office:value-type="float" office:value="22" calcext:value-type="float">
            <text:p>22</text:p>
          </table:table-cell>
          <table:table-cell table:formula="of:=[.H237]/[.E237]" office:value-type="percentage" office:value="0.00143612507343821" calcext:value-type="percentage">
            <text:p>0.1%</text:p>
          </table:table-cell>
          <table:table-cell office:value-type="float" office:value="216" calcext:value-type="float">
            <text:p>216</text:p>
          </table:table-cell>
          <table:table-cell table:formula="of:=[.J237]/[.E237]" office:value-type="percentage" office:value="0.0141001370846661" calcext:value-type="percentage">
            <text:p>1.4%</text:p>
          </table:table-cell>
          <table:table-cell office:value-type="float" office:value="3" calcext:value-type="float">
            <text:p>3</text:p>
          </table:table-cell>
          <table:table-cell table:formula="of:=[.E237]-[.F237]-[.H237]-[.J237]-[.L237]" office:value-type="float" office:value="15034" calcext:value-type="float">
            <text:p>15034</text:p>
          </table:table-cell>
          <table:table-cell table:formula="of:=[.M23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S_Wi2019</text:p>
          </table:table-cell>
          <table:table-cell office:value-type="float" office:value="52001" calcext:value-type="float">
            <text:p>52001</text:p>
          </table:table-cell>
          <table:table-cell table:formula="of:=[.B238]-[.E238]" office:value-type="float" office:value="15834" calcext:value-type="float">
            <text:p>15834</text:p>
          </table:table-cell>
          <table:table-cell table:formula="of:=[.C238]/[.B238]" office:value-type="percentage" office:value="0.304494144343378" calcext:value-type="percentage">
            <text:p>30.4%</text:p>
          </table:table-cell>
          <table:table-cell office:value-type="float" office:value="36167" calcext:value-type="float">
            <text:p>36167</text:p>
          </table:table-cell>
          <table:table-cell office:value-type="float" office:value="21" calcext:value-type="float">
            <text:p>21</text:p>
          </table:table-cell>
          <table:table-cell table:formula="of:=[.F238]/[.E238]" office:value-type="percentage" office:value="0.000580639809771338" calcext:value-type="percentage">
            <text:p>0.1%</text:p>
          </table:table-cell>
          <table:table-cell office:value-type="float" office:value="208" calcext:value-type="float">
            <text:p>208</text:p>
          </table:table-cell>
          <table:table-cell table:formula="of:=[.H238]/[.E238]" office:value-type="percentage" office:value="0.00575109906821135" calcext:value-type="percentage">
            <text:p>0.6%</text:p>
          </table:table-cell>
          <table:table-cell office:value-type="float" office:value="1177" calcext:value-type="float">
            <text:p>1177</text:p>
          </table:table-cell>
          <table:table-cell table:formula="of:=[.J238]/[.E238]" office:value-type="percentage" office:value="0.032543478861946" calcext:value-type="percentage">
            <text:p>3.3%</text:p>
          </table:table-cell>
          <table:table-cell office:value-type="float" office:value="15" calcext:value-type="float">
            <text:p>15</text:p>
          </table:table-cell>
          <table:table-cell table:formula="of:=[.E238]-[.F238]-[.H238]-[.J238]-[.L238]" office:value-type="float" office:value="34746" calcext:value-type="float">
            <text:p>34746</text:p>
          </table:table-cell>
          <table:table-cell table:formula="of:=[.M23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WBM_Su2017</text:p>
          </table:table-cell>
          <table:table-cell office:value-type="float" office:value="37356" calcext:value-type="float">
            <text:p>37356</text:p>
          </table:table-cell>
          <table:table-cell table:formula="of:=[.B239]-[.E239]" office:value-type="float" office:value="11199" calcext:value-type="float">
            <text:p>11199</text:p>
          </table:table-cell>
          <table:table-cell table:formula="of:=[.C239]/[.B239]" office:value-type="percentage" office:value="0.299791198201092" calcext:value-type="percentage">
            <text:p>30.0%</text:p>
          </table:table-cell>
          <table:table-cell office:value-type="float" office:value="26157" calcext:value-type="float">
            <text:p>26157</text:p>
          </table:table-cell>
          <table:table-cell office:value-type="float" office:value="503" calcext:value-type="float">
            <text:p>503</text:p>
          </table:table-cell>
          <table:table-cell table:formula="of:=[.F239]/[.E239]" office:value-type="percentage" office:value="0.0192300340253087" calcext:value-type="percentage">
            <text:p>1.9%</text:p>
          </table:table-cell>
          <table:table-cell office:value-type="float" office:value="2066" calcext:value-type="float">
            <text:p>2066</text:p>
          </table:table-cell>
          <table:table-cell table:formula="of:=[.H239]/[.E239]" office:value-type="percentage" office:value="0.0789845930343694" calcext:value-type="percentage">
            <text:p>7.9%</text:p>
          </table:table-cell>
          <table:table-cell office:value-type="float" office:value="92" calcext:value-type="float">
            <text:p>92</text:p>
          </table:table-cell>
          <table:table-cell table:formula="of:=[.J239]/[.E239]" office:value-type="percentage" office:value="0.00351722292311809" calcext:value-type="percentage">
            <text:p>0.4%</text:p>
          </table:table-cell>
          <table:table-cell office:value-type="float" office:value="3" calcext:value-type="float">
            <text:p>3</text:p>
          </table:table-cell>
          <table:table-cell table:formula="of:=[.E239]-[.F239]-[.H239]-[.J239]-[.L239]" office:value-type="float" office:value="23493" calcext:value-type="float">
            <text:p>23493</text:p>
          </table:table-cell>
          <table:table-cell table:formula="of:=[.M23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WBM_Su2018</text:p>
          </table:table-cell>
          <table:table-cell office:value-type="float" office:value="39289" calcext:value-type="float">
            <text:p>39289</text:p>
          </table:table-cell>
          <table:table-cell table:formula="of:=[.B240]-[.E240]" office:value-type="float" office:value="13265" calcext:value-type="float">
            <text:p>13265</text:p>
          </table:table-cell>
          <table:table-cell table:formula="of:=[.C240]/[.B240]" office:value-type="percentage" office:value="0.337626307617908" calcext:value-type="percentage">
            <text:p>33.8%</text:p>
          </table:table-cell>
          <table:table-cell office:value-type="float" office:value="26024" calcext:value-type="float">
            <text:p>26024</text:p>
          </table:table-cell>
          <table:table-cell office:value-type="float" office:value="83" calcext:value-type="float">
            <text:p>83</text:p>
          </table:table-cell>
          <table:table-cell table:formula="of:=[.F240]/[.E240]" office:value-type="percentage" office:value="0.00318936366430987" calcext:value-type="percentage">
            <text:p>0.3%</text:p>
          </table:table-cell>
          <table:table-cell office:value-type="float" office:value="446" calcext:value-type="float">
            <text:p>446</text:p>
          </table:table-cell>
          <table:table-cell table:formula="of:=[.H240]/[.E240]" office:value-type="percentage" office:value="0.017138026437135" calcext:value-type="percentage">
            <text:p>1.7%</text:p>
          </table:table-cell>
          <table:table-cell office:value-type="float" office:value="86" calcext:value-type="float">
            <text:p>86</text:p>
          </table:table-cell>
          <table:table-cell table:formula="of:=[.J240]/[.E240]" office:value-type="percentage" office:value="0.00330464186904396" calcext:value-type="percentage">
            <text:p>0.3%</text:p>
          </table:table-cell>
          <table:table-cell office:value-type="float" office:value="0" calcext:value-type="float">
            <text:p>0</text:p>
          </table:table-cell>
          <table:table-cell table:formula="of:=[.E240]-[.F240]-[.H240]-[.J240]-[.L240]" office:value-type="float" office:value="25409" calcext:value-type="float">
            <text:p>25409</text:p>
          </table:table-cell>
          <table:table-cell table:formula="of:=[.M24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WPM_Au2017</text:p>
          </table:table-cell>
          <table:table-cell office:value-type="float" office:value="35573" calcext:value-type="float">
            <text:p>35573</text:p>
          </table:table-cell>
          <table:table-cell table:formula="of:=[.B241]-[.E241]" office:value-type="float" office:value="6965" calcext:value-type="float">
            <text:p>6965</text:p>
          </table:table-cell>
          <table:table-cell table:formula="of:=[.C241]/[.B241]" office:value-type="percentage" office:value="0.195794563292385" calcext:value-type="percentage">
            <text:p>19.6%</text:p>
          </table:table-cell>
          <table:table-cell office:value-type="float" office:value="28608" calcext:value-type="float">
            <text:p>28608</text:p>
          </table:table-cell>
          <table:table-cell office:value-type="float" office:value="13" calcext:value-type="float">
            <text:p>13</text:p>
          </table:table-cell>
          <table:table-cell table:formula="of:=[.F241]/[.E241]" office:value-type="percentage" office:value="0.000454418344519016" calcext:value-type="percentage">
            <text:p>0.0%</text:p>
          </table:table-cell>
          <table:table-cell office:value-type="float" office:value="26" calcext:value-type="float">
            <text:p>26</text:p>
          </table:table-cell>
          <table:table-cell table:formula="of:=[.H241]/[.E241]" office:value-type="percentage" office:value="0.000908836689038031" calcext:value-type="percentage">
            <text:p>0.1%</text:p>
          </table:table-cell>
          <table:table-cell office:value-type="float" office:value="739" calcext:value-type="float">
            <text:p>739</text:p>
          </table:table-cell>
          <table:table-cell table:formula="of:=[.J241]/[.E241]" office:value-type="percentage" office:value="0.0258319351230425" calcext:value-type="percentage">
            <text:p>2.6%</text:p>
          </table:table-cell>
          <table:table-cell office:value-type="float" office:value="4" calcext:value-type="float">
            <text:p>4</text:p>
          </table:table-cell>
          <table:table-cell table:formula="of:=[.E241]-[.F241]-[.H241]-[.J241]-[.L241]" office:value-type="float" office:value="27826" calcext:value-type="float">
            <text:p>27826</text:p>
          </table:table-cell>
          <table:table-cell table:formula="of:=[.M24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WPM_Au2018</text:p>
          </table:table-cell>
          <table:table-cell office:value-type="float" office:value="64173" calcext:value-type="float">
            <text:p>64173</text:p>
          </table:table-cell>
          <table:table-cell table:formula="of:=[.B242]-[.E242]" office:value-type="float" office:value="17690" calcext:value-type="float">
            <text:p>17690</text:p>
          </table:table-cell>
          <table:table-cell table:formula="of:=[.C242]/[.B242]" office:value-type="percentage" office:value="0.275661103579387" calcext:value-type="percentage">
            <text:p>27.6%</text:p>
          </table:table-cell>
          <table:table-cell office:value-type="float" office:value="46483" calcext:value-type="float">
            <text:p>46483</text:p>
          </table:table-cell>
          <table:table-cell office:value-type="float" office:value="16" calcext:value-type="float">
            <text:p>16</text:p>
          </table:table-cell>
          <table:table-cell table:formula="of:=[.F242]/[.E242]" office:value-type="percentage" office:value="0.000344211862401308" calcext:value-type="percentage">
            <text:p>0.0%</text:p>
          </table:table-cell>
          <table:table-cell office:value-type="float" office:value="207" calcext:value-type="float">
            <text:p>207</text:p>
          </table:table-cell>
          <table:table-cell table:formula="of:=[.H242]/[.E242]" office:value-type="percentage" office:value="0.00445324096981692" calcext:value-type="percentage">
            <text:p>0.4%</text:p>
          </table:table-cell>
          <table:table-cell office:value-type="float" office:value="676" calcext:value-type="float">
            <text:p>676</text:p>
          </table:table-cell>
          <table:table-cell table:formula="of:=[.J242]/[.E242]" office:value-type="percentage" office:value="0.0145429511864553" calcext:value-type="percentage">
            <text:p>1.5%</text:p>
          </table:table-cell>
          <table:table-cell office:value-type="float" office:value="6" calcext:value-type="float">
            <text:p>6</text:p>
          </table:table-cell>
          <table:table-cell table:formula="of:=[.E242]-[.F242]-[.H242]-[.J242]-[.L242]" office:value-type="float" office:value="45578" calcext:value-type="float">
            <text:p>45578</text:p>
          </table:table-cell>
          <table:table-cell table:formula="of:=[.M24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WPM_Sp2017</text:p>
          </table:table-cell>
          <table:table-cell office:value-type="float" office:value="46141" calcext:value-type="float">
            <text:p>46141</text:p>
          </table:table-cell>
          <table:table-cell table:formula="of:=[.B243]-[.E243]" office:value-type="float" office:value="17425" calcext:value-type="float">
            <text:p>17425</text:p>
          </table:table-cell>
          <table:table-cell table:formula="of:=[.C243]/[.B243]" office:value-type="percentage" office:value="0.377646778353308" calcext:value-type="percentage">
            <text:p>37.8%</text:p>
          </table:table-cell>
          <table:table-cell office:value-type="float" office:value="28716" calcext:value-type="float">
            <text:p>28716</text:p>
          </table:table-cell>
          <table:table-cell office:value-type="float" office:value="113" calcext:value-type="float">
            <text:p>113</text:p>
          </table:table-cell>
          <table:table-cell table:formula="of:=[.F243]/[.E243]" office:value-type="percentage" office:value="0.0039350884524307" calcext:value-type="percentage">
            <text:p>0.4%</text:p>
          </table:table-cell>
          <table:table-cell office:value-type="float" office:value="191" calcext:value-type="float">
            <text:p>191</text:p>
          </table:table-cell>
          <table:table-cell table:formula="of:=[.H243]/[.E243]" office:value-type="percentage" office:value="0.00665134419835632" calcext:value-type="percentage">
            <text:p>0.7%</text:p>
          </table:table-cell>
          <table:table-cell office:value-type="float" office:value="144" calcext:value-type="float">
            <text:p>144</text:p>
          </table:table-cell>
          <table:table-cell table:formula="of:=[.J243]/[.E243]" office:value-type="percentage" office:value="0.00501462599247806" calcext:value-type="percentage">
            <text:p>0.5%</text:p>
          </table:table-cell>
          <table:table-cell office:value-type="float" office:value="2" calcext:value-type="float">
            <text:p>2</text:p>
          </table:table-cell>
          <table:table-cell table:formula="of:=[.E243]-[.F243]-[.H243]-[.J243]-[.L243]" office:value-type="float" office:value="28266" calcext:value-type="float">
            <text:p>28266</text:p>
          </table:table-cell>
          <table:table-cell table:formula="of:=[.M24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WPM_Sp2018</text:p>
          </table:table-cell>
          <table:table-cell office:value-type="float" office:value="23986" calcext:value-type="float">
            <text:p>23986</text:p>
          </table:table-cell>
          <table:table-cell table:formula="of:=[.B244]-[.E244]" office:value-type="float" office:value="5473" calcext:value-type="float">
            <text:p>5473</text:p>
          </table:table-cell>
          <table:table-cell table:formula="of:=[.C244]/[.B244]" office:value-type="percentage" office:value="0.228174768615025" calcext:value-type="percentage">
            <text:p>22.8%</text:p>
          </table:table-cell>
          <table:table-cell office:value-type="float" office:value="18513" calcext:value-type="float">
            <text:p>18513</text:p>
          </table:table-cell>
          <table:table-cell office:value-type="float" office:value="14" calcext:value-type="float">
            <text:p>14</text:p>
          </table:table-cell>
          <table:table-cell table:formula="of:=[.F244]/[.E244]" office:value-type="percentage" office:value="0.000756225355155836" calcext:value-type="percentage">
            <text:p>0.1%</text:p>
          </table:table-cell>
          <table:table-cell office:value-type="float" office:value="47" calcext:value-type="float">
            <text:p>47</text:p>
          </table:table-cell>
          <table:table-cell table:formula="of:=[.H244]/[.E244]" office:value-type="percentage" office:value="0.00253875654945174" calcext:value-type="percentage">
            <text:p>0.3%</text:p>
          </table:table-cell>
          <table:table-cell office:value-type="float" office:value="63" calcext:value-type="float">
            <text:p>63</text:p>
          </table:table-cell>
          <table:table-cell table:formula="of:=[.J244]/[.E244]" office:value-type="percentage" office:value="0.00340301409820126" calcext:value-type="percentage">
            <text:p>0.3%</text:p>
          </table:table-cell>
          <table:table-cell office:value-type="float" office:value="0" calcext:value-type="float">
            <text:p>0</text:p>
          </table:table-cell>
          <table:table-cell table:formula="of:=[.E244]-[.F244]-[.H244]-[.J244]-[.L244]" office:value-type="float" office:value="18389" calcext:value-type="float">
            <text:p>18389</text:p>
          </table:table-cell>
          <table:table-cell table:formula="of:=[.M24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WPM_Su2017</text:p>
          </table:table-cell>
          <table:table-cell office:value-type="float" office:value="47892" calcext:value-type="float">
            <text:p>47892</text:p>
          </table:table-cell>
          <table:table-cell table:formula="of:=[.B245]-[.E245]" office:value-type="float" office:value="14956" calcext:value-type="float">
            <text:p>14956</text:p>
          </table:table-cell>
          <table:table-cell table:formula="of:=[.C245]/[.B245]" office:value-type="percentage" office:value="0.312285976781091" calcext:value-type="percentage">
            <text:p>31.2%</text:p>
          </table:table-cell>
          <table:table-cell office:value-type="float" office:value="32936" calcext:value-type="float">
            <text:p>32936</text:p>
          </table:table-cell>
          <table:table-cell office:value-type="float" office:value="317" calcext:value-type="float">
            <text:p>317</text:p>
          </table:table-cell>
          <table:table-cell table:formula="of:=[.F245]/[.E245]" office:value-type="percentage" office:value="0.00962472674277386" calcext:value-type="percentage">
            <text:p>1.0%</text:p>
          </table:table-cell>
          <table:table-cell office:value-type="float" office:value="1049" calcext:value-type="float">
            <text:p>1049</text:p>
          </table:table-cell>
          <table:table-cell table:formula="of:=[.H245]/[.E245]" office:value-type="percentage" office:value="0.0318496478017974" calcext:value-type="percentage">
            <text:p>3.2%</text:p>
          </table:table-cell>
          <table:table-cell office:value-type="float" office:value="85" calcext:value-type="float">
            <text:p>85</text:p>
          </table:table-cell>
          <table:table-cell table:formula="of:=[.J245]/[.E245]" office:value-type="percentage" office:value="0.00258076269128006" calcext:value-type="percentage">
            <text:p>0.3%</text:p>
          </table:table-cell>
          <table:table-cell office:value-type="float" office:value="3" calcext:value-type="float">
            <text:p>3</text:p>
          </table:table-cell>
          <table:table-cell table:formula="of:=[.E245]-[.F245]-[.H245]-[.J245]-[.L245]" office:value-type="float" office:value="31482" calcext:value-type="float">
            <text:p>31482</text:p>
          </table:table-cell>
          <table:table-cell table:formula="of:=[.M24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WPM_Su2018</text:p>
          </table:table-cell>
          <table:table-cell office:value-type="float" office:value="35510" calcext:value-type="float">
            <text:p>35510</text:p>
          </table:table-cell>
          <table:table-cell table:formula="of:=[.B246]-[.E246]" office:value-type="float" office:value="12442" calcext:value-type="float">
            <text:p>12442</text:p>
          </table:table-cell>
          <table:table-cell table:formula="of:=[.C246]/[.B246]" office:value-type="percentage" office:value="0.350380174598705" calcext:value-type="percentage">
            <text:p>35.0%</text:p>
          </table:table-cell>
          <table:table-cell office:value-type="float" office:value="23068" calcext:value-type="float">
            <text:p>23068</text:p>
          </table:table-cell>
          <table:table-cell office:value-type="float" office:value="44" calcext:value-type="float">
            <text:p>44</text:p>
          </table:table-cell>
          <table:table-cell table:formula="of:=[.F246]/[.E246]" office:value-type="percentage" office:value="0.00190740419628923" calcext:value-type="percentage">
            <text:p>0.2%</text:p>
          </table:table-cell>
          <table:table-cell office:value-type="float" office:value="240" calcext:value-type="float">
            <text:p>240</text:p>
          </table:table-cell>
          <table:table-cell table:formula="of:=[.H246]/[.E246]" office:value-type="percentage" office:value="0.0104040228888504" calcext:value-type="percentage">
            <text:p>1.0%</text:p>
          </table:table-cell>
          <table:table-cell office:value-type="float" office:value="77" calcext:value-type="float">
            <text:p>77</text:p>
          </table:table-cell>
          <table:table-cell table:formula="of:=[.J246]/[.E246]" office:value-type="percentage" office:value="0.00333795734350616" calcext:value-type="percentage">
            <text:p>0.3%</text:p>
          </table:table-cell>
          <table:table-cell office:value-type="float" office:value="1" calcext:value-type="float">
            <text:p>1</text:p>
          </table:table-cell>
          <table:table-cell table:formula="of:=[.E246]-[.F246]-[.H246]-[.J246]-[.L246]" office:value-type="float" office:value="22706" calcext:value-type="float">
            <text:p>22706</text:p>
          </table:table-cell>
          <table:table-cell table:formula="of:=[.M24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WPM_Wi2018</text:p>
          </table:table-cell>
          <table:table-cell office:value-type="float" office:value="68955" calcext:value-type="float">
            <text:p>68955</text:p>
          </table:table-cell>
          <table:table-cell table:formula="of:=[.B247]-[.E247]" office:value-type="float" office:value="12362" calcext:value-type="float">
            <text:p>12362</text:p>
          </table:table-cell>
          <table:table-cell table:formula="of:=[.C247]/[.B247]" office:value-type="percentage" office:value="0.179276339641795" calcext:value-type="percentage">
            <text:p>17.9%</text:p>
          </table:table-cell>
          <table:table-cell office:value-type="float" office:value="56593" calcext:value-type="float">
            <text:p>56593</text:p>
          </table:table-cell>
          <table:table-cell office:value-type="float" office:value="51" calcext:value-type="float">
            <text:p>51</text:p>
          </table:table-cell>
          <table:table-cell table:formula="of:=[.F247]/[.E247]" office:value-type="percentage" office:value="0.000901171522979874" calcext:value-type="percentage">
            <text:p>0.1%</text:p>
          </table:table-cell>
          <table:table-cell office:value-type="float" office:value="173" calcext:value-type="float">
            <text:p>173</text:p>
          </table:table-cell>
          <table:table-cell table:formula="of:=[.H247]/[.E247]" office:value-type="percentage" office:value="0.00305691516618663" calcext:value-type="percentage">
            <text:p>0.3%</text:p>
          </table:table-cell>
          <table:table-cell office:value-type="float" office:value="1706" calcext:value-type="float">
            <text:p>1706</text:p>
          </table:table-cell>
          <table:table-cell table:formula="of:=[.J247]/[.E247]" office:value-type="percentage" office:value="0.0301450709451699" calcext:value-type="percentage">
            <text:p>3.0%</text:p>
          </table:table-cell>
          <table:table-cell office:value-type="float" office:value="6" calcext:value-type="float">
            <text:p>6</text:p>
          </table:table-cell>
          <table:table-cell table:formula="of:=[.E247]-[.F247]-[.H247]-[.J247]-[.L247]" office:value-type="float" office:value="54657" calcext:value-type="float">
            <text:p>54657</text:p>
          </table:table-cell>
          <table:table-cell table:formula="of:=[.M24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17_WPM_Wi2019</text:p>
          </table:table-cell>
          <table:table-cell office:value-type="float" office:value="56071" calcext:value-type="float">
            <text:p>56071</text:p>
          </table:table-cell>
          <table:table-cell table:formula="of:=[.B248]-[.E248]" office:value-type="float" office:value="9620" calcext:value-type="float">
            <text:p>9620</text:p>
          </table:table-cell>
          <table:table-cell table:formula="of:=[.C248]/[.B248]" office:value-type="percentage" office:value="0.171568190330117" calcext:value-type="percentage">
            <text:p>17.2%</text:p>
          </table:table-cell>
          <table:table-cell office:value-type="float" office:value="46451" calcext:value-type="float">
            <text:p>46451</text:p>
          </table:table-cell>
          <table:table-cell office:value-type="float" office:value="148" calcext:value-type="float">
            <text:p>148</text:p>
          </table:table-cell>
          <table:table-cell table:formula="of:=[.F248]/[.E248]" office:value-type="percentage" office:value="0.00318615315063185" calcext:value-type="percentage">
            <text:p>0.3%</text:p>
          </table:table-cell>
          <table:table-cell office:value-type="float" office:value="437" calcext:value-type="float">
            <text:p>437</text:p>
          </table:table-cell>
          <table:table-cell table:formula="of:=[.H248]/[.E248]" office:value-type="percentage" office:value="0.00940776301909539" calcext:value-type="percentage">
            <text:p>0.9%</text:p>
          </table:table-cell>
          <table:table-cell office:value-type="float" office:value="432" calcext:value-type="float">
            <text:p>432</text:p>
          </table:table-cell>
          <table:table-cell table:formula="of:=[.J248]/[.E248]" office:value-type="percentage" office:value="0.00930012270995242" calcext:value-type="percentage">
            <text:p>0.9%</text:p>
          </table:table-cell>
          <table:table-cell office:value-type="float" office:value="5" calcext:value-type="float">
            <text:p>5</text:p>
          </table:table-cell>
          <table:table-cell table:formula="of:=[.E248]-[.F248]-[.H248]-[.J248]-[.L248]" office:value-type="float" office:value="45429" calcext:value-type="float">
            <text:p>45429</text:p>
          </table:table-cell>
          <table:table-cell table:formula="of:=[.M24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S_Su2017</text:p>
          </table:table-cell>
          <table:table-cell office:value-type="float" office:value="35421" calcext:value-type="float">
            <text:p>35421</text:p>
          </table:table-cell>
          <table:table-cell table:formula="of:=[.B249]-[.E249]" office:value-type="float" office:value="13352" calcext:value-type="float">
            <text:p>13352</text:p>
          </table:table-cell>
          <table:table-cell table:formula="of:=[.C249]/[.B249]" office:value-type="percentage" office:value="0.376951525930945" calcext:value-type="percentage">
            <text:p>37.7%</text:p>
          </table:table-cell>
          <table:table-cell office:value-type="float" office:value="22069" calcext:value-type="float">
            <text:p>22069</text:p>
          </table:table-cell>
          <table:table-cell office:value-type="float" office:value="22" calcext:value-type="float">
            <text:p>22</text:p>
          </table:table-cell>
          <table:table-cell table:formula="of:=[.F249]/[.E249]" office:value-type="percentage" office:value="0.000996873442385246" calcext:value-type="percentage">
            <text:p>0.1%</text:p>
          </table:table-cell>
          <table:table-cell office:value-type="float" office:value="278" calcext:value-type="float">
            <text:p>278</text:p>
          </table:table-cell>
          <table:table-cell table:formula="of:=[.H249]/[.E249]" office:value-type="percentage" office:value="0.0125968553174136" calcext:value-type="percentage">
            <text:p>1.3%</text:p>
          </table:table-cell>
          <table:table-cell office:value-type="float" office:value="195" calcext:value-type="float">
            <text:p>195</text:p>
          </table:table-cell>
          <table:table-cell table:formula="of:=[.J249]/[.E249]" office:value-type="percentage" office:value="0.00883592369386923" calcext:value-type="percentage">
            <text:p>0.9%</text:p>
          </table:table-cell>
          <table:table-cell office:value-type="float" office:value="4" calcext:value-type="float">
            <text:p>4</text:p>
          </table:table-cell>
          <table:table-cell table:formula="of:=[.E249]-[.F249]-[.H249]-[.J249]-[.L249]" office:value-type="float" office:value="21570" calcext:value-type="float">
            <text:p>21570</text:p>
          </table:table-cell>
          <table:table-cell table:formula="of:=[.M24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S_Su2018</text:p>
          </table:table-cell>
          <table:table-cell office:value-type="float" office:value="31480" calcext:value-type="float">
            <text:p>31480</text:p>
          </table:table-cell>
          <table:table-cell table:formula="of:=[.B250]-[.E250]" office:value-type="float" office:value="13261" calcext:value-type="float">
            <text:p>13261</text:p>
          </table:table-cell>
          <table:table-cell table:formula="of:=[.C250]/[.B250]" office:value-type="percentage" office:value="0.421251588310038" calcext:value-type="percentage">
            <text:p>42.1%</text:p>
          </table:table-cell>
          <table:table-cell office:value-type="float" office:value="18219" calcext:value-type="float">
            <text:p>18219</text:p>
          </table:table-cell>
          <table:table-cell office:value-type="float" office:value="22" calcext:value-type="float">
            <text:p>22</text:p>
          </table:table-cell>
          <table:table-cell table:formula="of:=[.F250]/[.E250]" office:value-type="percentage" office:value="0.00120753059992316" calcext:value-type="percentage">
            <text:p>0.1%</text:p>
          </table:table-cell>
          <table:table-cell office:value-type="float" office:value="96" calcext:value-type="float">
            <text:p>96</text:p>
          </table:table-cell>
          <table:table-cell table:formula="of:=[.H250]/[.E250]" office:value-type="percentage" office:value="0.00526922443602832" calcext:value-type="percentage">
            <text:p>0.5%</text:p>
          </table:table-cell>
          <table:table-cell office:value-type="float" office:value="131" calcext:value-type="float">
            <text:p>131</text:p>
          </table:table-cell>
          <table:table-cell table:formula="of:=[.J250]/[.E250]" office:value-type="percentage" office:value="0.00719029584499698" calcext:value-type="percentage">
            <text:p>0.7%</text:p>
          </table:table-cell>
          <table:table-cell office:value-type="float" office:value="5" calcext:value-type="float">
            <text:p>5</text:p>
          </table:table-cell>
          <table:table-cell table:formula="of:=[.E250]-[.F250]-[.H250]-[.J250]-[.L250]" office:value-type="float" office:value="17965" calcext:value-type="float">
            <text:p>17965</text:p>
          </table:table-cell>
          <table:table-cell table:formula="of:=[.M25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S_Wi2013</text:p>
          </table:table-cell>
          <table:table-cell office:value-type="float" office:value="127754" calcext:value-type="float">
            <text:p>127754</text:p>
          </table:table-cell>
          <table:table-cell table:formula="of:=[.B251]-[.E251]" office:value-type="float" office:value="45310" calcext:value-type="float">
            <text:p>45310</text:p>
          </table:table-cell>
          <table:table-cell table:formula="of:=[.C251]/[.B251]" office:value-type="percentage" office:value="0.354665998716283" calcext:value-type="percentage">
            <text:p>35.5%</text:p>
          </table:table-cell>
          <table:table-cell office:value-type="float" office:value="82444" calcext:value-type="float">
            <text:p>82444</text:p>
          </table:table-cell>
          <table:table-cell office:value-type="float" office:value="35" calcext:value-type="float">
            <text:p>35</text:p>
          </table:table-cell>
          <table:table-cell table:formula="of:=[.F251]/[.E251]" office:value-type="percentage" office:value="0.000424530590461404" calcext:value-type="percentage">
            <text:p>0.0%</text:p>
          </table:table-cell>
          <table:table-cell office:value-type="float" office:value="205" calcext:value-type="float">
            <text:p>205</text:p>
          </table:table-cell>
          <table:table-cell table:formula="of:=[.H251]/[.E251]" office:value-type="percentage" office:value="0.00248653631555965" calcext:value-type="percentage">
            <text:p>0.2%</text:p>
          </table:table-cell>
          <table:table-cell office:value-type="float" office:value="3603" calcext:value-type="float">
            <text:p>3603</text:p>
          </table:table-cell>
          <table:table-cell table:formula="of:=[.J251]/[.E251]" office:value-type="percentage" office:value="0.0437023919266411" calcext:value-type="percentage">
            <text:p>4.4%</text:p>
          </table:table-cell>
          <table:table-cell office:value-type="float" office:value="21" calcext:value-type="float">
            <text:p>21</text:p>
          </table:table-cell>
          <table:table-cell table:formula="of:=[.E251]-[.F251]-[.H251]-[.J251]-[.L251]" office:value-type="float" office:value="78580" calcext:value-type="float">
            <text:p>78580</text:p>
          </table:table-cell>
          <table:table-cell table:formula="of:=[.M25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S_Wi2013RNA</text:p>
          </table:table-cell>
          <table:table-cell office:value-type="float" office:value="42686" calcext:value-type="float">
            <text:p>42686</text:p>
          </table:table-cell>
          <table:table-cell table:formula="of:=[.B252]-[.E252]" office:value-type="float" office:value="17329" calcext:value-type="float">
            <text:p>17329</text:p>
          </table:table-cell>
          <table:table-cell table:formula="of:=[.C252]/[.B252]" office:value-type="percentage" office:value="0.405964484842806" calcext:value-type="percentage">
            <text:p>40.6%</text:p>
          </table:table-cell>
          <table:table-cell office:value-type="float" office:value="25357" calcext:value-type="float">
            <text:p>25357</text:p>
          </table:table-cell>
          <table:table-cell office:value-type="float" office:value="5" calcext:value-type="float">
            <text:p>5</text:p>
          </table:table-cell>
          <table:table-cell table:formula="of:=[.F252]/[.E252]" office:value-type="percentage" office:value="0.000197184209488504" calcext:value-type="percentage">
            <text:p>0.0%</text:p>
          </table:table-cell>
          <table:table-cell office:value-type="float" office:value="62" calcext:value-type="float">
            <text:p>62</text:p>
          </table:table-cell>
          <table:table-cell table:formula="of:=[.H252]/[.E252]" office:value-type="percentage" office:value="0.00244508419765745" calcext:value-type="percentage">
            <text:p>0.2%</text:p>
          </table:table-cell>
          <table:table-cell office:value-type="float" office:value="719" calcext:value-type="float">
            <text:p>719</text:p>
          </table:table-cell>
          <table:table-cell table:formula="of:=[.J252]/[.E252]" office:value-type="percentage" office:value="0.0283550893244469" calcext:value-type="percentage">
            <text:p>2.8%</text:p>
          </table:table-cell>
          <table:table-cell office:value-type="float" office:value="2" calcext:value-type="float">
            <text:p>2</text:p>
          </table:table-cell>
          <table:table-cell table:formula="of:=[.E252]-[.F252]-[.H252]-[.J252]-[.L252]" office:value-type="float" office:value="24569" calcext:value-type="float">
            <text:p>24569</text:p>
          </table:table-cell>
          <table:table-cell table:formula="of:=[.M25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S_Wi2015</text:p>
          </table:table-cell>
          <table:table-cell office:value-type="float" office:value="44854" calcext:value-type="float">
            <text:p>44854</text:p>
          </table:table-cell>
          <table:table-cell table:formula="of:=[.B253]-[.E253]" office:value-type="float" office:value="20522" calcext:value-type="float">
            <text:p>20522</text:p>
          </table:table-cell>
          <table:table-cell table:formula="of:=[.C253]/[.B253]" office:value-type="percentage" office:value="0.457528871449592" calcext:value-type="percentage">
            <text:p>45.8%</text:p>
          </table:table-cell>
          <table:table-cell office:value-type="float" office:value="24332" calcext:value-type="float">
            <text:p>24332</text:p>
          </table:table-cell>
          <table:table-cell office:value-type="float" office:value="6" calcext:value-type="float">
            <text:p>6</text:p>
          </table:table-cell>
          <table:table-cell table:formula="of:=[.F253]/[.E253]" office:value-type="percentage" office:value="0.000246588854183791" calcext:value-type="percentage">
            <text:p>0.0%</text:p>
          </table:table-cell>
          <table:table-cell office:value-type="float" office:value="72" calcext:value-type="float">
            <text:p>72</text:p>
          </table:table-cell>
          <table:table-cell table:formula="of:=[.H253]/[.E253]" office:value-type="percentage" office:value="0.00295906625020549" calcext:value-type="percentage">
            <text:p>0.3%</text:p>
          </table:table-cell>
          <table:table-cell office:value-type="float" office:value="925" calcext:value-type="float">
            <text:p>925</text:p>
          </table:table-cell>
          <table:table-cell table:formula="of:=[.J253]/[.E253]" office:value-type="percentage" office:value="0.0380157816866678" calcext:value-type="percentage">
            <text:p>3.8%</text:p>
          </table:table-cell>
          <table:table-cell office:value-type="float" office:value="5" calcext:value-type="float">
            <text:p>5</text:p>
          </table:table-cell>
          <table:table-cell table:formula="of:=[.E253]-[.F253]-[.H253]-[.J253]-[.L253]" office:value-type="float" office:value="23324" calcext:value-type="float">
            <text:p>23324</text:p>
          </table:table-cell>
          <table:table-cell table:formula="of:=[.M25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S_Wi2016</text:p>
          </table:table-cell>
          <table:table-cell office:value-type="float" office:value="96084" calcext:value-type="float">
            <text:p>96084</text:p>
          </table:table-cell>
          <table:table-cell table:formula="of:=[.B254]-[.E254]" office:value-type="float" office:value="35882" calcext:value-type="float">
            <text:p>35882</text:p>
          </table:table-cell>
          <table:table-cell table:formula="of:=[.C254]/[.B254]" office:value-type="percentage" office:value="0.373444069772283" calcext:value-type="percentage">
            <text:p>37.3%</text:p>
          </table:table-cell>
          <table:table-cell office:value-type="float" office:value="60202" calcext:value-type="float">
            <text:p>60202</text:p>
          </table:table-cell>
          <table:table-cell office:value-type="float" office:value="55" calcext:value-type="float">
            <text:p>55</text:p>
          </table:table-cell>
          <table:table-cell table:formula="of:=[.F254]/[.E254]" office:value-type="percentage" office:value="0.000913590910600977" calcext:value-type="percentage">
            <text:p>0.1%</text:p>
          </table:table-cell>
          <table:table-cell office:value-type="float" office:value="259" calcext:value-type="float">
            <text:p>259</text:p>
          </table:table-cell>
          <table:table-cell table:formula="of:=[.H254]/[.E254]" office:value-type="percentage" office:value="0.00430218265173915" calcext:value-type="percentage">
            <text:p>0.4%</text:p>
          </table:table-cell>
          <table:table-cell office:value-type="float" office:value="838" calcext:value-type="float">
            <text:p>838</text:p>
          </table:table-cell>
          <table:table-cell table:formula="of:=[.J254]/[.E254]" office:value-type="percentage" office:value="0.0139198033287931" calcext:value-type="percentage">
            <text:p>1.4%</text:p>
          </table:table-cell>
          <table:table-cell office:value-type="float" office:value="42" calcext:value-type="float">
            <text:p>42</text:p>
          </table:table-cell>
          <table:table-cell table:formula="of:=[.E254]-[.F254]-[.H254]-[.J254]-[.L254]" office:value-type="float" office:value="59008" calcext:value-type="float">
            <text:p>59008</text:p>
          </table:table-cell>
          <table:table-cell table:formula="of:=[.M25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S_Wi2016RNA</text:p>
          </table:table-cell>
          <table:table-cell office:value-type="float" office:value="40050" calcext:value-type="float">
            <text:p>40050</text:p>
          </table:table-cell>
          <table:table-cell table:formula="of:=[.B255]-[.E255]" office:value-type="float" office:value="18227" calcext:value-type="float">
            <text:p>18227</text:p>
          </table:table-cell>
          <table:table-cell table:formula="of:=[.C255]/[.B255]" office:value-type="percentage" office:value="0.455106117353308" calcext:value-type="percentage">
            <text:p>45.5%</text:p>
          </table:table-cell>
          <table:table-cell office:value-type="float" office:value="21823" calcext:value-type="float">
            <text:p>21823</text:p>
          </table:table-cell>
          <table:table-cell office:value-type="float" office:value="15" calcext:value-type="float">
            <text:p>15</text:p>
          </table:table-cell>
          <table:table-cell table:formula="of:=[.F255]/[.E255]" office:value-type="percentage" office:value="0.000687348210603492" calcext:value-type="percentage">
            <text:p>0.1%</text:p>
          </table:table-cell>
          <table:table-cell office:value-type="float" office:value="301" calcext:value-type="float">
            <text:p>301</text:p>
          </table:table-cell>
          <table:table-cell table:formula="of:=[.H255]/[.E255]" office:value-type="percentage" office:value="0.0137927874261101" calcext:value-type="percentage">
            <text:p>1.4%</text:p>
          </table:table-cell>
          <table:table-cell office:value-type="float" office:value="260" calcext:value-type="float">
            <text:p>260</text:p>
          </table:table-cell>
          <table:table-cell table:formula="of:=[.J255]/[.E255]" office:value-type="percentage" office:value="0.0119140356504605" calcext:value-type="percentage">
            <text:p>1.2%</text:p>
          </table:table-cell>
          <table:table-cell office:value-type="float" office:value="1" calcext:value-type="float">
            <text:p>1</text:p>
          </table:table-cell>
          <table:table-cell table:formula="of:=[.E255]-[.F255]-[.H255]-[.J255]-[.L255]" office:value-type="float" office:value="21246" calcext:value-type="float">
            <text:p>21246</text:p>
          </table:table-cell>
          <table:table-cell table:formula="of:=[.M25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S_Wi2017</text:p>
          </table:table-cell>
          <table:table-cell office:value-type="float" office:value="39851" calcext:value-type="float">
            <text:p>39851</text:p>
          </table:table-cell>
          <table:table-cell table:formula="of:=[.B256]-[.E256]" office:value-type="float" office:value="15673" calcext:value-type="float">
            <text:p>15673</text:p>
          </table:table-cell>
          <table:table-cell table:formula="of:=[.C256]/[.B256]" office:value-type="percentage" office:value="0.393290005269629" calcext:value-type="percentage">
            <text:p>39.3%</text:p>
          </table:table-cell>
          <table:table-cell office:value-type="float" office:value="24178" calcext:value-type="float">
            <text:p>24178</text:p>
          </table:table-cell>
          <table:table-cell office:value-type="float" office:value="11" calcext:value-type="float">
            <text:p>11</text:p>
          </table:table-cell>
          <table:table-cell table:formula="of:=[.F256]/[.E256]" office:value-type="percentage" office:value="0.000454959053685168" calcext:value-type="percentage">
            <text:p>0.0%</text:p>
          </table:table-cell>
          <table:table-cell office:value-type="float" office:value="54" calcext:value-type="float">
            <text:p>54</text:p>
          </table:table-cell>
          <table:table-cell table:formula="of:=[.H256]/[.E256]" office:value-type="percentage" office:value="0.00223343535445446" calcext:value-type="percentage">
            <text:p>0.2%</text:p>
          </table:table-cell>
          <table:table-cell office:value-type="float" office:value="962" calcext:value-type="float">
            <text:p>962</text:p>
          </table:table-cell>
          <table:table-cell table:formula="of:=[.J256]/[.E256]" office:value-type="percentage" office:value="0.0397882372404665" calcext:value-type="percentage">
            <text:p>4.0%</text:p>
          </table:table-cell>
          <table:table-cell office:value-type="float" office:value="4" calcext:value-type="float">
            <text:p>4</text:p>
          </table:table-cell>
          <table:table-cell table:formula="of:=[.E256]-[.F256]-[.H256]-[.J256]-[.L256]" office:value-type="float" office:value="23147" calcext:value-type="float">
            <text:p>23147</text:p>
          </table:table-cell>
          <table:table-cell table:formula="of:=[.M25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S_Wi2017RNA</text:p>
          </table:table-cell>
          <table:table-cell office:value-type="float" office:value="54102" calcext:value-type="float">
            <text:p>54102</text:p>
          </table:table-cell>
          <table:table-cell table:formula="of:=[.B257]-[.E257]" office:value-type="float" office:value="24056" calcext:value-type="float">
            <text:p>24056</text:p>
          </table:table-cell>
          <table:table-cell table:formula="of:=[.C257]/[.B257]" office:value-type="percentage" office:value="0.444641602898229" calcext:value-type="percentage">
            <text:p>44.5%</text:p>
          </table:table-cell>
          <table:table-cell office:value-type="float" office:value="30046" calcext:value-type="float">
            <text:p>30046</text:p>
          </table:table-cell>
          <table:table-cell office:value-type="float" office:value="9" calcext:value-type="float">
            <text:p>9</text:p>
          </table:table-cell>
          <table:table-cell table:formula="of:=[.F257]/[.E257]" office:value-type="percentage" office:value="0.000299540704253478" calcext:value-type="percentage">
            <text:p>0.0%</text:p>
          </table:table-cell>
          <table:table-cell office:value-type="float" office:value="81" calcext:value-type="float">
            <text:p>81</text:p>
          </table:table-cell>
          <table:table-cell table:formula="of:=[.H257]/[.E257]" office:value-type="percentage" office:value="0.0026958663382813" calcext:value-type="percentage">
            <text:p>0.3%</text:p>
          </table:table-cell>
          <table:table-cell office:value-type="float" office:value="691" calcext:value-type="float">
            <text:p>691</text:p>
          </table:table-cell>
          <table:table-cell table:formula="of:=[.J257]/[.E257]" office:value-type="percentage" office:value="0.0229980696265726" calcext:value-type="percentage">
            <text:p>2.3%</text:p>
          </table:table-cell>
          <table:table-cell office:value-type="float" office:value="3" calcext:value-type="float">
            <text:p>3</text:p>
          </table:table-cell>
          <table:table-cell table:formula="of:=[.E257]-[.F257]-[.H257]-[.J257]-[.L257]" office:value-type="float" office:value="29262" calcext:value-type="float">
            <text:p>29262</text:p>
          </table:table-cell>
          <table:table-cell table:formula="of:=[.M25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S_Wi2018</text:p>
          </table:table-cell>
          <table:table-cell office:value-type="float" office:value="55668" calcext:value-type="float">
            <text:p>55668</text:p>
          </table:table-cell>
          <table:table-cell table:formula="of:=[.B258]-[.E258]" office:value-type="float" office:value="21628" calcext:value-type="float">
            <text:p>21628</text:p>
          </table:table-cell>
          <table:table-cell table:formula="of:=[.C258]/[.B258]" office:value-type="percentage" office:value="0.388517640296041" calcext:value-type="percentage">
            <text:p>38.9%</text:p>
          </table:table-cell>
          <table:table-cell office:value-type="float" office:value="34040" calcext:value-type="float">
            <text:p>34040</text:p>
          </table:table-cell>
          <table:table-cell office:value-type="float" office:value="3" calcext:value-type="float">
            <text:p>3</text:p>
          </table:table-cell>
          <table:table-cell table:formula="of:=[.F258]/[.E258]" office:value-type="percentage" office:value="0.0000881316098707403" calcext:value-type="percentage">
            <text:p>0.0%</text:p>
          </table:table-cell>
          <table:table-cell office:value-type="float" office:value="70" calcext:value-type="float">
            <text:p>70</text:p>
          </table:table-cell>
          <table:table-cell table:formula="of:=[.H258]/[.E258]" office:value-type="percentage" office:value="0.00205640423031727" calcext:value-type="percentage">
            <text:p>0.2%</text:p>
          </table:table-cell>
          <table:table-cell office:value-type="float" office:value="829" calcext:value-type="float">
            <text:p>829</text:p>
          </table:table-cell>
          <table:table-cell table:formula="of:=[.J258]/[.E258]" office:value-type="percentage" office:value="0.0243537015276146" calcext:value-type="percentage">
            <text:p>2.4%</text:p>
          </table:table-cell>
          <table:table-cell office:value-type="float" office:value="7" calcext:value-type="float">
            <text:p>7</text:p>
          </table:table-cell>
          <table:table-cell table:formula="of:=[.E258]-[.F258]-[.H258]-[.J258]-[.L258]" office:value-type="float" office:value="33131" calcext:value-type="float">
            <text:p>33131</text:p>
          </table:table-cell>
          <table:table-cell table:formula="of:=[.M25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S_Wi2018RNA</text:p>
          </table:table-cell>
          <table:table-cell office:value-type="float" office:value="43151" calcext:value-type="float">
            <text:p>43151</text:p>
          </table:table-cell>
          <table:table-cell table:formula="of:=[.B259]-[.E259]" office:value-type="float" office:value="22218" calcext:value-type="float">
            <text:p>22218</text:p>
          </table:table-cell>
          <table:table-cell table:formula="of:=[.C259]/[.B259]" office:value-type="percentage" office:value="0.514889573822159" calcext:value-type="percentage">
            <text:p>51.5%</text:p>
          </table:table-cell>
          <table:table-cell office:value-type="float" office:value="20933" calcext:value-type="float">
            <text:p>20933</text:p>
          </table:table-cell>
          <table:table-cell office:value-type="float" office:value="20" calcext:value-type="float">
            <text:p>20</text:p>
          </table:table-cell>
          <table:table-cell table:formula="of:=[.F259]/[.E259]" office:value-type="percentage" office:value="0.000955429226580041" calcext:value-type="percentage">
            <text:p>0.1%</text:p>
          </table:table-cell>
          <table:table-cell office:value-type="float" office:value="1082" calcext:value-type="float">
            <text:p>1082</text:p>
          </table:table-cell>
          <table:table-cell table:formula="of:=[.H259]/[.E259]" office:value-type="percentage" office:value="0.0516887211579802" calcext:value-type="percentage">
            <text:p>5.2%</text:p>
          </table:table-cell>
          <table:table-cell office:value-type="float" office:value="157" calcext:value-type="float">
            <text:p>157</text:p>
          </table:table-cell>
          <table:table-cell table:formula="of:=[.J259]/[.E259]" office:value-type="percentage" office:value="0.00750011942865332" calcext:value-type="percentage">
            <text:p>0.8%</text:p>
          </table:table-cell>
          <table:table-cell office:value-type="float" office:value="0" calcext:value-type="float">
            <text:p>0</text:p>
          </table:table-cell>
          <table:table-cell table:formula="of:=[.E259]-[.F259]-[.H259]-[.J259]-[.L259]" office:value-type="float" office:value="19674" calcext:value-type="float">
            <text:p>19674</text:p>
          </table:table-cell>
          <table:table-cell table:formula="of:=[.M25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S_Wi2019</text:p>
          </table:table-cell>
          <table:table-cell office:value-type="float" office:value="46360" calcext:value-type="float">
            <text:p>46360</text:p>
          </table:table-cell>
          <table:table-cell table:formula="of:=[.B260]-[.E260]" office:value-type="float" office:value="14761" calcext:value-type="float">
            <text:p>14761</text:p>
          </table:table-cell>
          <table:table-cell table:formula="of:=[.C260]/[.B260]" office:value-type="percentage" office:value="0.318399482312338" calcext:value-type="percentage">
            <text:p>31.8%</text:p>
          </table:table-cell>
          <table:table-cell office:value-type="float" office:value="31599" calcext:value-type="float">
            <text:p>31599</text:p>
          </table:table-cell>
          <table:table-cell office:value-type="float" office:value="11" calcext:value-type="float">
            <text:p>11</text:p>
          </table:table-cell>
          <table:table-cell table:formula="of:=[.F260]/[.E260]" office:value-type="percentage" office:value="0.000348112282034242" calcext:value-type="percentage">
            <text:p>0.0%</text:p>
          </table:table-cell>
          <table:table-cell office:value-type="float" office:value="101" calcext:value-type="float">
            <text:p>101</text:p>
          </table:table-cell>
          <table:table-cell table:formula="of:=[.H260]/[.E260]" office:value-type="percentage" office:value="0.00319630368049622" calcext:value-type="percentage">
            <text:p>0.3%</text:p>
          </table:table-cell>
          <table:table-cell office:value-type="float" office:value="1266" calcext:value-type="float">
            <text:p>1266</text:p>
          </table:table-cell>
          <table:table-cell table:formula="of:=[.J260]/[.E260]" office:value-type="percentage" office:value="0.0400645590050318" calcext:value-type="percentage">
            <text:p>4.0%</text:p>
          </table:table-cell>
          <table:table-cell office:value-type="float" office:value="11" calcext:value-type="float">
            <text:p>11</text:p>
          </table:table-cell>
          <table:table-cell table:formula="of:=[.E260]-[.F260]-[.H260]-[.J260]-[.L260]" office:value-type="float" office:value="30210" calcext:value-type="float">
            <text:p>30210</text:p>
          </table:table-cell>
          <table:table-cell table:formula="of:=[.M26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WBM_Su2017</text:p>
          </table:table-cell>
          <table:table-cell office:value-type="float" office:value="80572" calcext:value-type="float">
            <text:p>80572</text:p>
          </table:table-cell>
          <table:table-cell table:formula="of:=[.B261]-[.E261]" office:value-type="float" office:value="24650" calcext:value-type="float">
            <text:p>24650</text:p>
          </table:table-cell>
          <table:table-cell table:formula="of:=[.C261]/[.B261]" office:value-type="percentage" office:value="0.305937546542223" calcext:value-type="percentage">
            <text:p>30.6%</text:p>
          </table:table-cell>
          <table:table-cell office:value-type="float" office:value="55922" calcext:value-type="float">
            <text:p>55922</text:p>
          </table:table-cell>
          <table:table-cell office:value-type="float" office:value="1113" calcext:value-type="float">
            <text:p>1113</text:p>
          </table:table-cell>
          <table:table-cell table:formula="of:=[.F261]/[.E261]" office:value-type="percentage" office:value="0.0199027216480097" calcext:value-type="percentage">
            <text:p>2.0%</text:p>
          </table:table-cell>
          <table:table-cell office:value-type="float" office:value="1130" calcext:value-type="float">
            <text:p>1130</text:p>
          </table:table-cell>
          <table:table-cell table:formula="of:=[.H261]/[.E261]" office:value-type="percentage" office:value="0.0202067164979793" calcext:value-type="percentage">
            <text:p>2.0%</text:p>
          </table:table-cell>
          <table:table-cell office:value-type="float" office:value="156" calcext:value-type="float">
            <text:p>156</text:p>
          </table:table-cell>
          <table:table-cell table:formula="of:=[.J261]/[.E261]" office:value-type="percentage" office:value="0.00278959979972104" calcext:value-type="percentage">
            <text:p>0.3%</text:p>
          </table:table-cell>
          <table:table-cell office:value-type="float" office:value="6" calcext:value-type="float">
            <text:p>6</text:p>
          </table:table-cell>
          <table:table-cell table:formula="of:=[.E261]-[.F261]-[.H261]-[.J261]-[.L261]" office:value-type="float" office:value="53517" calcext:value-type="float">
            <text:p>53517</text:p>
          </table:table-cell>
          <table:table-cell table:formula="of:=[.M26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WBM_Su2018</text:p>
          </table:table-cell>
          <table:table-cell office:value-type="float" office:value="60055" calcext:value-type="float">
            <text:p>60055</text:p>
          </table:table-cell>
          <table:table-cell table:formula="of:=[.B262]-[.E262]" office:value-type="float" office:value="19192" calcext:value-type="float">
            <text:p>19192</text:p>
          </table:table-cell>
          <table:table-cell table:formula="of:=[.C262]/[.B262]" office:value-type="percentage" office:value="0.319573724086254" calcext:value-type="percentage">
            <text:p>32.0%</text:p>
          </table:table-cell>
          <table:table-cell office:value-type="float" office:value="40863" calcext:value-type="float">
            <text:p>40863</text:p>
          </table:table-cell>
          <table:table-cell office:value-type="float" office:value="289" calcext:value-type="float">
            <text:p>289</text:p>
          </table:table-cell>
          <table:table-cell table:formula="of:=[.F262]/[.E262]" office:value-type="percentage" office:value="0.00707241269608203" calcext:value-type="percentage">
            <text:p>0.7%</text:p>
          </table:table-cell>
          <table:table-cell office:value-type="float" office:value="981" calcext:value-type="float">
            <text:p>981</text:p>
          </table:table-cell>
          <table:table-cell table:formula="of:=[.H262]/[.E262]" office:value-type="percentage" office:value="0.0240070479406798" calcext:value-type="percentage">
            <text:p>2.4%</text:p>
          </table:table-cell>
          <table:table-cell office:value-type="float" office:value="268" calcext:value-type="float">
            <text:p>268</text:p>
          </table:table-cell>
          <table:table-cell table:formula="of:=[.J262]/[.E262]" office:value-type="percentage" office:value="0.00655850035484424" calcext:value-type="percentage">
            <text:p>0.7%</text:p>
          </table:table-cell>
          <table:table-cell office:value-type="float" office:value="5" calcext:value-type="float">
            <text:p>5</text:p>
          </table:table-cell>
          <table:table-cell table:formula="of:=[.E262]-[.F262]-[.H262]-[.J262]-[.L262]" office:value-type="float" office:value="39320" calcext:value-type="float">
            <text:p>39320</text:p>
          </table:table-cell>
          <table:table-cell table:formula="of:=[.M26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WPM_Au2017</text:p>
          </table:table-cell>
          <table:table-cell office:value-type="float" office:value="64166" calcext:value-type="float">
            <text:p>64166</text:p>
          </table:table-cell>
          <table:table-cell table:formula="of:=[.B263]-[.E263]" office:value-type="float" office:value="17036" calcext:value-type="float">
            <text:p>17036</text:p>
          </table:table-cell>
          <table:table-cell table:formula="of:=[.C263]/[.B263]" office:value-type="percentage" office:value="0.265498862325842" calcext:value-type="percentage">
            <text:p>26.5%</text:p>
          </table:table-cell>
          <table:table-cell office:value-type="float" office:value="47130" calcext:value-type="float">
            <text:p>47130</text:p>
          </table:table-cell>
          <table:table-cell office:value-type="float" office:value="28" calcext:value-type="float">
            <text:p>28</text:p>
          </table:table-cell>
          <table:table-cell table:formula="of:=[.F263]/[.E263]" office:value-type="percentage" office:value="0.00059410142159983" calcext:value-type="percentage">
            <text:p>0.1%</text:p>
          </table:table-cell>
          <table:table-cell office:value-type="float" office:value="70" calcext:value-type="float">
            <text:p>70</text:p>
          </table:table-cell>
          <table:table-cell table:formula="of:=[.H263]/[.E263]" office:value-type="percentage" office:value="0.00148525355399958" calcext:value-type="percentage">
            <text:p>0.1%</text:p>
          </table:table-cell>
          <table:table-cell office:value-type="float" office:value="1170" calcext:value-type="float">
            <text:p>1170</text:p>
          </table:table-cell>
          <table:table-cell table:formula="of:=[.J263]/[.E263]" office:value-type="percentage" office:value="0.0248249522597072" calcext:value-type="percentage">
            <text:p>2.5%</text:p>
          </table:table-cell>
          <table:table-cell office:value-type="float" office:value="5" calcext:value-type="float">
            <text:p>5</text:p>
          </table:table-cell>
          <table:table-cell table:formula="of:=[.E263]-[.F263]-[.H263]-[.J263]-[.L263]" office:value-type="float" office:value="45857" calcext:value-type="float">
            <text:p>45857</text:p>
          </table:table-cell>
          <table:table-cell table:formula="of:=[.M26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WPM_Au2018</text:p>
          </table:table-cell>
          <table:table-cell office:value-type="float" office:value="67685" calcext:value-type="float">
            <text:p>67685</text:p>
          </table:table-cell>
          <table:table-cell table:formula="of:=[.B264]-[.E264]" office:value-type="float" office:value="15064" calcext:value-type="float">
            <text:p>15064</text:p>
          </table:table-cell>
          <table:table-cell table:formula="of:=[.C264]/[.B264]" office:value-type="percentage" office:value="0.222560390042107" calcext:value-type="percentage">
            <text:p>22.3%</text:p>
          </table:table-cell>
          <table:table-cell office:value-type="float" office:value="52621" calcext:value-type="float">
            <text:p>52621</text:p>
          </table:table-cell>
          <table:table-cell office:value-type="float" office:value="10" calcext:value-type="float">
            <text:p>10</text:p>
          </table:table-cell>
          <table:table-cell table:formula="of:=[.F264]/[.E264]" office:value-type="percentage" office:value="0.000190038197677733" calcext:value-type="percentage">
            <text:p>0.0%</text:p>
          </table:table-cell>
          <table:table-cell office:value-type="float" office:value="39" calcext:value-type="float">
            <text:p>39</text:p>
          </table:table-cell>
          <table:table-cell table:formula="of:=[.H264]/[.E264]" office:value-type="percentage" office:value="0.00074114897094316" calcext:value-type="percentage">
            <text:p>0.1%</text:p>
          </table:table-cell>
          <table:table-cell office:value-type="float" office:value="402" calcext:value-type="float">
            <text:p>402</text:p>
          </table:table-cell>
          <table:table-cell table:formula="of:=[.J264]/[.E264]" office:value-type="percentage" office:value="0.00763953554664488" calcext:value-type="percentage">
            <text:p>0.8%</text:p>
          </table:table-cell>
          <table:table-cell office:value-type="float" office:value="9" calcext:value-type="float">
            <text:p>9</text:p>
          </table:table-cell>
          <table:table-cell table:formula="of:=[.E264]-[.F264]-[.H264]-[.J264]-[.L264]" office:value-type="float" office:value="52161" calcext:value-type="float">
            <text:p>52161</text:p>
          </table:table-cell>
          <table:table-cell table:formula="of:=[.M26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WPM_Sp2017</text:p>
          </table:table-cell>
          <table:table-cell office:value-type="float" office:value="76157" calcext:value-type="float">
            <text:p>76157</text:p>
          </table:table-cell>
          <table:table-cell table:formula="of:=[.B265]-[.E265]" office:value-type="float" office:value="21647" calcext:value-type="float">
            <text:p>21647</text:p>
          </table:table-cell>
          <table:table-cell table:formula="of:=[.C265]/[.B265]" office:value-type="percentage" office:value="0.284241763724937" calcext:value-type="percentage">
            <text:p>28.4%</text:p>
          </table:table-cell>
          <table:table-cell office:value-type="float" office:value="54510" calcext:value-type="float">
            <text:p>54510</text:p>
          </table:table-cell>
          <table:table-cell office:value-type="float" office:value="1244" calcext:value-type="float">
            <text:p>1244</text:p>
          </table:table-cell>
          <table:table-cell table:formula="of:=[.F265]/[.E265]" office:value-type="percentage" office:value="0.022821500642084" calcext:value-type="percentage">
            <text:p>2.3%</text:p>
          </table:table-cell>
          <table:table-cell office:value-type="float" office:value="1597" calcext:value-type="float">
            <text:p>1597</text:p>
          </table:table-cell>
          <table:table-cell table:formula="of:=[.H265]/[.E265]" office:value-type="percentage" office:value="0.0292973766281416" calcext:value-type="percentage">
            <text:p>2.9%</text:p>
          </table:table-cell>
          <table:table-cell office:value-type="float" office:value="49" calcext:value-type="float">
            <text:p>49</text:p>
          </table:table-cell>
          <table:table-cell table:formula="of:=[.J265]/[.E265]" office:value-type="percentage" office:value="0.000898917629792699" calcext:value-type="percentage">
            <text:p>0.1%</text:p>
          </table:table-cell>
          <table:table-cell office:value-type="float" office:value="13" calcext:value-type="float">
            <text:p>13</text:p>
          </table:table-cell>
          <table:table-cell table:formula="of:=[.E265]-[.F265]-[.H265]-[.J265]-[.L265]" office:value-type="float" office:value="51607" calcext:value-type="float">
            <text:p>51607</text:p>
          </table:table-cell>
          <table:table-cell table:formula="of:=[.M26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WPM_Sp2018</text:p>
          </table:table-cell>
          <table:table-cell office:value-type="float" office:value="67064" calcext:value-type="float">
            <text:p>67064</text:p>
          </table:table-cell>
          <table:table-cell table:formula="of:=[.B266]-[.E266]" office:value-type="float" office:value="7957" calcext:value-type="float">
            <text:p>7957</text:p>
          </table:table-cell>
          <table:table-cell table:formula="of:=[.C266]/[.B266]" office:value-type="percentage" office:value="0.11864785876178" calcext:value-type="percentage">
            <text:p>11.9%</text:p>
          </table:table-cell>
          <table:table-cell office:value-type="float" office:value="59107" calcext:value-type="float">
            <text:p>59107</text:p>
          </table:table-cell>
          <table:table-cell office:value-type="float" office:value="186" calcext:value-type="float">
            <text:p>186</text:p>
          </table:table-cell>
          <table:table-cell table:formula="of:=[.F266]/[.E266]" office:value-type="percentage" office:value="0.00314683540020641" calcext:value-type="percentage">
            <text:p>0.3%</text:p>
          </table:table-cell>
          <table:table-cell office:value-type="float" office:value="223" calcext:value-type="float">
            <text:p>223</text:p>
          </table:table-cell>
          <table:table-cell table:formula="of:=[.H266]/[.E266]" office:value-type="percentage" office:value="0.00377281878626897" calcext:value-type="percentage">
            <text:p>0.4%</text:p>
          </table:table-cell>
          <table:table-cell office:value-type="float" office:value="441" calcext:value-type="float">
            <text:p>441</text:p>
          </table:table-cell>
          <table:table-cell table:formula="of:=[.J266]/[.E266]" office:value-type="percentage" office:value="0.00746104522307003" calcext:value-type="percentage">
            <text:p>0.7%</text:p>
          </table:table-cell>
          <table:table-cell office:value-type="float" office:value="5" calcext:value-type="float">
            <text:p>5</text:p>
          </table:table-cell>
          <table:table-cell table:formula="of:=[.E266]-[.F266]-[.H266]-[.J266]-[.L266]" office:value-type="float" office:value="58252" calcext:value-type="float">
            <text:p>58252</text:p>
          </table:table-cell>
          <table:table-cell table:formula="of:=[.M26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WPM_Su2017</text:p>
          </table:table-cell>
          <table:table-cell office:value-type="float" office:value="48044" calcext:value-type="float">
            <text:p>48044</text:p>
          </table:table-cell>
          <table:table-cell table:formula="of:=[.B267]-[.E267]" office:value-type="float" office:value="12168" calcext:value-type="float">
            <text:p>12168</text:p>
          </table:table-cell>
          <table:table-cell table:formula="of:=[.C267]/[.B267]" office:value-type="percentage" office:value="0.253267837815336" calcext:value-type="percentage">
            <text:p>25.3%</text:p>
          </table:table-cell>
          <table:table-cell office:value-type="float" office:value="35876" calcext:value-type="float">
            <text:p>35876</text:p>
          </table:table-cell>
          <table:table-cell office:value-type="float" office:value="474" calcext:value-type="float">
            <text:p>474</text:p>
          </table:table-cell>
          <table:table-cell table:formula="of:=[.F267]/[.E267]" office:value-type="percentage" office:value="0.0132121752703757" calcext:value-type="percentage">
            <text:p>1.3%</text:p>
          </table:table-cell>
          <table:table-cell office:value-type="float" office:value="711" calcext:value-type="float">
            <text:p>711</text:p>
          </table:table-cell>
          <table:table-cell table:formula="of:=[.H267]/[.E267]" office:value-type="percentage" office:value="0.0198182629055636" calcext:value-type="percentage">
            <text:p>2.0%</text:p>
          </table:table-cell>
          <table:table-cell office:value-type="float" office:value="75" calcext:value-type="float">
            <text:p>75</text:p>
          </table:table-cell>
          <table:table-cell table:formula="of:=[.J267]/[.E267]" office:value-type="percentage" office:value="0.00209053406176831" calcext:value-type="percentage">
            <text:p>0.2%</text:p>
          </table:table-cell>
          <table:table-cell office:value-type="float" office:value="3" calcext:value-type="float">
            <text:p>3</text:p>
          </table:table-cell>
          <table:table-cell table:formula="of:=[.E267]-[.F267]-[.H267]-[.J267]-[.L267]" office:value-type="float" office:value="34613" calcext:value-type="float">
            <text:p>34613</text:p>
          </table:table-cell>
          <table:table-cell table:formula="of:=[.M26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WPM_Su2018</text:p>
          </table:table-cell>
          <table:table-cell office:value-type="float" office:value="75827" calcext:value-type="float">
            <text:p>75827</text:p>
          </table:table-cell>
          <table:table-cell table:formula="of:=[.B268]-[.E268]" office:value-type="float" office:value="21930" calcext:value-type="float">
            <text:p>21930</text:p>
          </table:table-cell>
          <table:table-cell table:formula="of:=[.C268]/[.B268]" office:value-type="percentage" office:value="0.289210967069777" calcext:value-type="percentage">
            <text:p>28.9%</text:p>
          </table:table-cell>
          <table:table-cell office:value-type="float" office:value="53897" calcext:value-type="float">
            <text:p>53897</text:p>
          </table:table-cell>
          <table:table-cell office:value-type="float" office:value="74" calcext:value-type="float">
            <text:p>74</text:p>
          </table:table-cell>
          <table:table-cell table:formula="of:=[.F268]/[.E268]" office:value-type="percentage" office:value="0.00137298922017923" calcext:value-type="percentage">
            <text:p>0.1%</text:p>
          </table:table-cell>
          <table:table-cell office:value-type="float" office:value="761" calcext:value-type="float">
            <text:p>761</text:p>
          </table:table-cell>
          <table:table-cell table:formula="of:=[.H268]/[.E268]" office:value-type="percentage" office:value="0.0141195242777891" calcext:value-type="percentage">
            <text:p>1.4%</text:p>
          </table:table-cell>
          <table:table-cell office:value-type="float" office:value="100" calcext:value-type="float">
            <text:p>100</text:p>
          </table:table-cell>
          <table:table-cell table:formula="of:=[.J268]/[.E268]" office:value-type="percentage" office:value="0.00185539083808004" calcext:value-type="percentage">
            <text:p>0.2%</text:p>
          </table:table-cell>
          <table:table-cell office:value-type="float" office:value="5" calcext:value-type="float">
            <text:p>5</text:p>
          </table:table-cell>
          <table:table-cell table:formula="of:=[.E268]-[.F268]-[.H268]-[.J268]-[.L268]" office:value-type="float" office:value="52957" calcext:value-type="float">
            <text:p>52957</text:p>
          </table:table-cell>
          <table:table-cell table:formula="of:=[.M26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WPM_Wi2018</text:p>
          </table:table-cell>
          <table:table-cell office:value-type="float" office:value="83368" calcext:value-type="float">
            <text:p>83368</text:p>
          </table:table-cell>
          <table:table-cell table:formula="of:=[.B269]-[.E269]" office:value-type="float" office:value="5344" calcext:value-type="float">
            <text:p>5344</text:p>
          </table:table-cell>
          <table:table-cell table:formula="of:=[.C269]/[.B269]" office:value-type="percentage" office:value="0.0641013338451204" calcext:value-type="percentage">
            <text:p>6.4%</text:p>
          </table:table-cell>
          <table:table-cell office:value-type="float" office:value="78024" calcext:value-type="float">
            <text:p>78024</text:p>
          </table:table-cell>
          <table:table-cell office:value-type="float" office:value="73" calcext:value-type="float">
            <text:p>73</text:p>
          </table:table-cell>
          <table:table-cell table:formula="of:=[.F269]/[.E269]" office:value-type="percentage" office:value="0.000935609556034041" calcext:value-type="percentage">
            <text:p>0.1%</text:p>
          </table:table-cell>
          <table:table-cell office:value-type="float" office:value="187" calcext:value-type="float">
            <text:p>187</text:p>
          </table:table-cell>
          <table:table-cell table:formula="of:=[.H269]/[.E269]" office:value-type="percentage" office:value="0.00239669845175843" calcext:value-type="percentage">
            <text:p>0.2%</text:p>
          </table:table-cell>
          <table:table-cell office:value-type="float" office:value="2436" calcext:value-type="float">
            <text:p>2436</text:p>
          </table:table-cell>
          <table:table-cell table:formula="of:=[.J269]/[.E269]" office:value-type="percentage" office:value="0.0312211627191633" calcext:value-type="percentage">
            <text:p>3.1%</text:p>
          </table:table-cell>
          <table:table-cell office:value-type="float" office:value="10" calcext:value-type="float">
            <text:p>10</text:p>
          </table:table-cell>
          <table:table-cell table:formula="of:=[.E269]-[.F269]-[.H269]-[.J269]-[.L269]" office:value-type="float" office:value="75318" calcext:value-type="float">
            <text:p>75318</text:p>
          </table:table-cell>
          <table:table-cell table:formula="of:=[.M26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20_WPM_Wi2019</text:p>
          </table:table-cell>
          <table:table-cell office:value-type="float" office:value="61316" calcext:value-type="float">
            <text:p>61316</text:p>
          </table:table-cell>
          <table:table-cell table:formula="of:=[.B270]-[.E270]" office:value-type="float" office:value="11720" calcext:value-type="float">
            <text:p>11720</text:p>
          </table:table-cell>
          <table:table-cell table:formula="of:=[.C270]/[.B270]" office:value-type="percentage" office:value="0.191140974623263" calcext:value-type="percentage">
            <text:p>19.1%</text:p>
          </table:table-cell>
          <table:table-cell office:value-type="float" office:value="49596" calcext:value-type="float">
            <text:p>49596</text:p>
          </table:table-cell>
          <table:table-cell office:value-type="float" office:value="323" calcext:value-type="float">
            <text:p>323</text:p>
          </table:table-cell>
          <table:table-cell table:formula="of:=[.F270]/[.E270]" office:value-type="percentage" office:value="0.006512621985644" calcext:value-type="percentage">
            <text:p>0.7%</text:p>
          </table:table-cell>
          <table:table-cell office:value-type="float" office:value="663" calcext:value-type="float">
            <text:p>663</text:p>
          </table:table-cell>
          <table:table-cell table:formula="of:=[.H270]/[.E270]" office:value-type="percentage" office:value="0.0133680135494798" calcext:value-type="percentage">
            <text:p>1.3%</text:p>
          </table:table-cell>
          <table:table-cell office:value-type="float" office:value="470" calcext:value-type="float">
            <text:p>470</text:p>
          </table:table-cell>
          <table:table-cell table:formula="of:=[.J270]/[.E270]" office:value-type="percentage" office:value="0.00947657069118477" calcext:value-type="percentage">
            <text:p>0.9%</text:p>
          </table:table-cell>
          <table:table-cell office:value-type="float" office:value="5" calcext:value-type="float">
            <text:p>5</text:p>
          </table:table-cell>
          <table:table-cell table:formula="of:=[.E270]-[.F270]-[.H270]-[.J270]-[.L270]" office:value-type="float" office:value="48135" calcext:value-type="float">
            <text:p>48135</text:p>
          </table:table-cell>
          <table:table-cell table:formula="of:=[.M27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S_Su2017</text:p>
          </table:table-cell>
          <table:table-cell office:value-type="float" office:value="39728" calcext:value-type="float">
            <text:p>39728</text:p>
          </table:table-cell>
          <table:table-cell table:formula="of:=[.B271]-[.E271]" office:value-type="float" office:value="12081" calcext:value-type="float">
            <text:p>12081</text:p>
          </table:table-cell>
          <table:table-cell table:formula="of:=[.C271]/[.B271]" office:value-type="percentage" office:value="0.304092831252517" calcext:value-type="percentage">
            <text:p>30.4%</text:p>
          </table:table-cell>
          <table:table-cell office:value-type="float" office:value="27647" calcext:value-type="float">
            <text:p>27647</text:p>
          </table:table-cell>
          <table:table-cell office:value-type="float" office:value="77" calcext:value-type="float">
            <text:p>77</text:p>
          </table:table-cell>
          <table:table-cell table:formula="of:=[.F271]/[.E271]" office:value-type="percentage" office:value="0.00278511230874959" calcext:value-type="percentage">
            <text:p>0.3%</text:p>
          </table:table-cell>
          <table:table-cell office:value-type="float" office:value="351" calcext:value-type="float">
            <text:p>351</text:p>
          </table:table-cell>
          <table:table-cell table:formula="of:=[.H271]/[.E271]" office:value-type="percentage" office:value="0.0126957716931313" calcext:value-type="percentage">
            <text:p>1.3%</text:p>
          </table:table-cell>
          <table:table-cell office:value-type="float" office:value="130" calcext:value-type="float">
            <text:p>130</text:p>
          </table:table-cell>
          <table:table-cell table:formula="of:=[.J271]/[.E271]" office:value-type="percentage" office:value="0.00470213766412269" calcext:value-type="percentage">
            <text:p>0.5%</text:p>
          </table:table-cell>
          <table:table-cell office:value-type="float" office:value="3" calcext:value-type="float">
            <text:p>3</text:p>
          </table:table-cell>
          <table:table-cell table:formula="of:=[.E271]-[.F271]-[.H271]-[.J271]-[.L271]" office:value-type="float" office:value="27086" calcext:value-type="float">
            <text:p>27086</text:p>
          </table:table-cell>
          <table:table-cell table:formula="of:=[.M27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S_Su2017RNA</text:p>
          </table:table-cell>
          <table:table-cell office:value-type="float" office:value="22639" calcext:value-type="float">
            <text:p>22639</text:p>
          </table:table-cell>
          <table:table-cell table:formula="of:=[.B272]-[.E272]" office:value-type="float" office:value="10524" calcext:value-type="float">
            <text:p>10524</text:p>
          </table:table-cell>
          <table:table-cell table:formula="of:=[.C272]/[.B272]" office:value-type="percentage" office:value="0.464861522152038" calcext:value-type="percentage">
            <text:p>46.5%</text:p>
          </table:table-cell>
          <table:table-cell office:value-type="float" office:value="12115" calcext:value-type="float">
            <text:p>12115</text:p>
          </table:table-cell>
          <table:table-cell office:value-type="float" office:value="5" calcext:value-type="float">
            <text:p>5</text:p>
          </table:table-cell>
          <table:table-cell table:formula="of:=[.F272]/[.E272]" office:value-type="percentage" office:value="0.000412711514651259" calcext:value-type="percentage">
            <text:p>0.0%</text:p>
          </table:table-cell>
          <table:table-cell office:value-type="float" office:value="273" calcext:value-type="float">
            <text:p>273</text:p>
          </table:table-cell>
          <table:table-cell table:formula="of:=[.H272]/[.E272]" office:value-type="percentage" office:value="0.0225340486999587" calcext:value-type="percentage">
            <text:p>2.3%</text:p>
          </table:table-cell>
          <table:table-cell office:value-type="float" office:value="57" calcext:value-type="float">
            <text:p>57</text:p>
          </table:table-cell>
          <table:table-cell table:formula="of:=[.J272]/[.E272]" office:value-type="percentage" office:value="0.00470491126702435" calcext:value-type="percentage">
            <text:p>0.5%</text:p>
          </table:table-cell>
          <table:table-cell office:value-type="float" office:value="0" calcext:value-type="float">
            <text:p>0</text:p>
          </table:table-cell>
          <table:table-cell table:formula="of:=[.E272]-[.F272]-[.H272]-[.J272]-[.L272]" office:value-type="float" office:value="11780" calcext:value-type="float">
            <text:p>11780</text:p>
          </table:table-cell>
          <table:table-cell table:formula="of:=[.M27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S_Su2018</text:p>
          </table:table-cell>
          <table:table-cell office:value-type="float" office:value="41975" calcext:value-type="float">
            <text:p>41975</text:p>
          </table:table-cell>
          <table:table-cell table:formula="of:=[.B273]-[.E273]" office:value-type="float" office:value="17807" calcext:value-type="float">
            <text:p>17807</text:p>
          </table:table-cell>
          <table:table-cell table:formula="of:=[.C273]/[.B273]" office:value-type="percentage" office:value="0.424228707564026" calcext:value-type="percentage">
            <text:p>42.4%</text:p>
          </table:table-cell>
          <table:table-cell office:value-type="float" office:value="24168" calcext:value-type="float">
            <text:p>24168</text:p>
          </table:table-cell>
          <table:table-cell office:value-type="float" office:value="36" calcext:value-type="float">
            <text:p>36</text:p>
          </table:table-cell>
          <table:table-cell table:formula="of:=[.F273]/[.E273]" office:value-type="percentage" office:value="0.00148957298907646" calcext:value-type="percentage">
            <text:p>0.1%</text:p>
          </table:table-cell>
          <table:table-cell office:value-type="float" office:value="236" calcext:value-type="float">
            <text:p>236</text:p>
          </table:table-cell>
          <table:table-cell table:formula="of:=[.H273]/[.E273]" office:value-type="percentage" office:value="0.00976497848394571" calcext:value-type="percentage">
            <text:p>1.0%</text:p>
          </table:table-cell>
          <table:table-cell office:value-type="float" office:value="54" calcext:value-type="float">
            <text:p>54</text:p>
          </table:table-cell>
          <table:table-cell table:formula="of:=[.J273]/[.E273]" office:value-type="percentage" office:value="0.0022343594836147" calcext:value-type="percentage">
            <text:p>0.2%</text:p>
          </table:table-cell>
          <table:table-cell office:value-type="float" office:value="4" calcext:value-type="float">
            <text:p>4</text:p>
          </table:table-cell>
          <table:table-cell table:formula="of:=[.E273]-[.F273]-[.H273]-[.J273]-[.L273]" office:value-type="float" office:value="23838" calcext:value-type="float">
            <text:p>23838</text:p>
          </table:table-cell>
          <table:table-cell table:formula="of:=[.M27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S_Wi2013</text:p>
          </table:table-cell>
          <table:table-cell office:value-type="float" office:value="37668" calcext:value-type="float">
            <text:p>37668</text:p>
          </table:table-cell>
          <table:table-cell table:formula="of:=[.B274]-[.E274]" office:value-type="float" office:value="15395" calcext:value-type="float">
            <text:p>15395</text:p>
          </table:table-cell>
          <table:table-cell table:formula="of:=[.C274]/[.B274]" office:value-type="percentage" office:value="0.408702346819582" calcext:value-type="percentage">
            <text:p>40.9%</text:p>
          </table:table-cell>
          <table:table-cell office:value-type="float" office:value="22273" calcext:value-type="float">
            <text:p>22273</text:p>
          </table:table-cell>
          <table:table-cell office:value-type="float" office:value="46" calcext:value-type="float">
            <text:p>46</text:p>
          </table:table-cell>
          <table:table-cell table:formula="of:=[.F274]/[.E274]" office:value-type="percentage" office:value="0.00206528083329592" calcext:value-type="percentage">
            <text:p>0.2%</text:p>
          </table:table-cell>
          <table:table-cell office:value-type="float" office:value="84" calcext:value-type="float">
            <text:p>84</text:p>
          </table:table-cell>
          <table:table-cell table:formula="of:=[.H274]/[.E274]" office:value-type="percentage" office:value="0.00377138239123603" calcext:value-type="percentage">
            <text:p>0.4%</text:p>
          </table:table-cell>
          <table:table-cell office:value-type="float" office:value="138" calcext:value-type="float">
            <text:p>138</text:p>
          </table:table-cell>
          <table:table-cell table:formula="of:=[.J274]/[.E274]" office:value-type="percentage" office:value="0.00619584249988776" calcext:value-type="percentage">
            <text:p>0.6%</text:p>
          </table:table-cell>
          <table:table-cell office:value-type="float" office:value="3" calcext:value-type="float">
            <text:p>3</text:p>
          </table:table-cell>
          <table:table-cell table:formula="of:=[.E274]-[.F274]-[.H274]-[.J274]-[.L274]" office:value-type="float" office:value="22002" calcext:value-type="float">
            <text:p>22002</text:p>
          </table:table-cell>
          <table:table-cell table:formula="of:=[.M27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S_Wi2016</text:p>
          </table:table-cell>
          <table:table-cell office:value-type="float" office:value="116297" calcext:value-type="float">
            <text:p>116297</text:p>
          </table:table-cell>
          <table:table-cell table:formula="of:=[.B275]-[.E275]" office:value-type="float" office:value="31475" calcext:value-type="float">
            <text:p>31475</text:p>
          </table:table-cell>
          <table:table-cell table:formula="of:=[.C275]/[.B275]" office:value-type="percentage" office:value="0.270643266808258" calcext:value-type="percentage">
            <text:p>27.1%</text:p>
          </table:table-cell>
          <table:table-cell office:value-type="float" office:value="84822" calcext:value-type="float">
            <text:p>84822</text:p>
          </table:table-cell>
          <table:table-cell office:value-type="float" office:value="337" calcext:value-type="float">
            <text:p>337</text:p>
          </table:table-cell>
          <table:table-cell table:formula="of:=[.F275]/[.E275]" office:value-type="percentage" office:value="0.00397302586593101" calcext:value-type="percentage">
            <text:p>0.4%</text:p>
          </table:table-cell>
          <table:table-cell office:value-type="float" office:value="156" calcext:value-type="float">
            <text:p>156</text:p>
          </table:table-cell>
          <table:table-cell table:formula="of:=[.H275]/[.E275]" office:value-type="percentage" office:value="0.00183914550470397" calcext:value-type="percentage">
            <text:p>0.2%</text:p>
          </table:table-cell>
          <table:table-cell office:value-type="float" office:value="216" calcext:value-type="float">
            <text:p>216</text:p>
          </table:table-cell>
          <table:table-cell table:formula="of:=[.J275]/[.E275]" office:value-type="percentage" office:value="0.00254650916035934" calcext:value-type="percentage">
            <text:p>0.3%</text:p>
          </table:table-cell>
          <table:table-cell office:value-type="float" office:value="52" calcext:value-type="float">
            <text:p>52</text:p>
          </table:table-cell>
          <table:table-cell table:formula="of:=[.E275]-[.F275]-[.H275]-[.J275]-[.L275]" office:value-type="float" office:value="84061" calcext:value-type="float">
            <text:p>84061</text:p>
          </table:table-cell>
          <table:table-cell table:formula="of:=[.M27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S_Wi2017</text:p>
          </table:table-cell>
          <table:table-cell office:value-type="float" office:value="93921" calcext:value-type="float">
            <text:p>93921</text:p>
          </table:table-cell>
          <table:table-cell table:formula="of:=[.B276]-[.E276]" office:value-type="float" office:value="37624" calcext:value-type="float">
            <text:p>37624</text:p>
          </table:table-cell>
          <table:table-cell table:formula="of:=[.C276]/[.B276]" office:value-type="percentage" office:value="0.400591986882593" calcext:value-type="percentage">
            <text:p>40.1%</text:p>
          </table:table-cell>
          <table:table-cell office:value-type="float" office:value="56297" calcext:value-type="float">
            <text:p>56297</text:p>
          </table:table-cell>
          <table:table-cell office:value-type="float" office:value="164" calcext:value-type="float">
            <text:p>164</text:p>
          </table:table-cell>
          <table:table-cell table:formula="of:=[.F276]/[.E276]" office:value-type="percentage" office:value="0.00291312148071833" calcext:value-type="percentage">
            <text:p>0.3%</text:p>
          </table:table-cell>
          <table:table-cell office:value-type="float" office:value="547" calcext:value-type="float">
            <text:p>547</text:p>
          </table:table-cell>
          <table:table-cell table:formula="of:=[.H276]/[.E276]" office:value-type="percentage" office:value="0.00971632591434712" calcext:value-type="percentage">
            <text:p>1.0%</text:p>
          </table:table-cell>
          <table:table-cell office:value-type="float" office:value="139" calcext:value-type="float">
            <text:p>139</text:p>
          </table:table-cell>
          <table:table-cell table:formula="of:=[.J276]/[.E276]" office:value-type="percentage" office:value="0.00246904808426737" calcext:value-type="percentage">
            <text:p>0.2%</text:p>
          </table:table-cell>
          <table:table-cell office:value-type="float" office:value="18" calcext:value-type="float">
            <text:p>18</text:p>
          </table:table-cell>
          <table:table-cell table:formula="of:=[.E276]-[.F276]-[.H276]-[.J276]-[.L276]" office:value-type="float" office:value="55429" calcext:value-type="float">
            <text:p>55429</text:p>
          </table:table-cell>
          <table:table-cell table:formula="of:=[.M27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S_Wi2018</text:p>
          </table:table-cell>
          <table:table-cell office:value-type="float" office:value="36932" calcext:value-type="float">
            <text:p>36932</text:p>
          </table:table-cell>
          <table:table-cell table:formula="of:=[.B277]-[.E277]" office:value-type="float" office:value="6744" calcext:value-type="float">
            <text:p>6744</text:p>
          </table:table-cell>
          <table:table-cell table:formula="of:=[.C277]/[.B277]" office:value-type="percentage" office:value="0.182605870248023" calcext:value-type="percentage">
            <text:p>18.3%</text:p>
          </table:table-cell>
          <table:table-cell office:value-type="float" office:value="30188" calcext:value-type="float">
            <text:p>30188</text:p>
          </table:table-cell>
          <table:table-cell office:value-type="float" office:value="105" calcext:value-type="float">
            <text:p>105</text:p>
          </table:table-cell>
          <table:table-cell table:formula="of:=[.F277]/[.E277]" office:value-type="percentage" office:value="0.00347820325957334" calcext:value-type="percentage">
            <text:p>0.3%</text:p>
          </table:table-cell>
          <table:table-cell office:value-type="float" office:value="453" calcext:value-type="float">
            <text:p>453</text:p>
          </table:table-cell>
          <table:table-cell table:formula="of:=[.H277]/[.E277]" office:value-type="percentage" office:value="0.0150059626341593" calcext:value-type="percentage">
            <text:p>1.5%</text:p>
          </table:table-cell>
          <table:table-cell office:value-type="float" office:value="127" calcext:value-type="float">
            <text:p>127</text:p>
          </table:table-cell>
          <table:table-cell table:formula="of:=[.J277]/[.E277]" office:value-type="percentage" office:value="0.00420696965681728" calcext:value-type="percentage">
            <text:p>0.4%</text:p>
          </table:table-cell>
          <table:table-cell office:value-type="float" office:value="17" calcext:value-type="float">
            <text:p>17</text:p>
          </table:table-cell>
          <table:table-cell table:formula="of:=[.E277]-[.F277]-[.H277]-[.J277]-[.L277]" office:value-type="float" office:value="29486" calcext:value-type="float">
            <text:p>29486</text:p>
          </table:table-cell>
          <table:table-cell table:formula="of:=[.M27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S_Wi2019</text:p>
          </table:table-cell>
          <table:table-cell office:value-type="float" office:value="69145" calcext:value-type="float">
            <text:p>69145</text:p>
          </table:table-cell>
          <table:table-cell table:formula="of:=[.B278]-[.E278]" office:value-type="float" office:value="20351" calcext:value-type="float">
            <text:p>20351</text:p>
          </table:table-cell>
          <table:table-cell table:formula="of:=[.C278]/[.B278]" office:value-type="percentage" office:value="0.294323523031311" calcext:value-type="percentage">
            <text:p>29.4%</text:p>
          </table:table-cell>
          <table:table-cell office:value-type="float" office:value="48794" calcext:value-type="float">
            <text:p>48794</text:p>
          </table:table-cell>
          <table:table-cell office:value-type="float" office:value="93" calcext:value-type="float">
            <text:p>93</text:p>
          </table:table-cell>
          <table:table-cell table:formula="of:=[.F278]/[.E278]" office:value-type="percentage" office:value="0.00190597204574333" calcext:value-type="percentage">
            <text:p>0.2%</text:p>
          </table:table-cell>
          <table:table-cell office:value-type="float" office:value="212" calcext:value-type="float">
            <text:p>212</text:p>
          </table:table-cell>
          <table:table-cell table:formula="of:=[.H278]/[.E278]" office:value-type="percentage" office:value="0.00434479649137189" calcext:value-type="percentage">
            <text:p>0.4%</text:p>
          </table:table-cell>
          <table:table-cell office:value-type="float" office:value="193" calcext:value-type="float">
            <text:p>193</text:p>
          </table:table-cell>
          <table:table-cell table:formula="of:=[.J278]/[.E278]" office:value-type="percentage" office:value="0.00395540435299422" calcext:value-type="percentage">
            <text:p>0.4%</text:p>
          </table:table-cell>
          <table:table-cell office:value-type="float" office:value="24" calcext:value-type="float">
            <text:p>24</text:p>
          </table:table-cell>
          <table:table-cell table:formula="of:=[.E278]-[.F278]-[.H278]-[.J278]-[.L278]" office:value-type="float" office:value="48272" calcext:value-type="float">
            <text:p>48272</text:p>
          </table:table-cell>
          <table:table-cell table:formula="of:=[.M27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WBM_Su2017</text:p>
          </table:table-cell>
          <table:table-cell office:value-type="float" office:value="50980" calcext:value-type="float">
            <text:p>50980</text:p>
          </table:table-cell>
          <table:table-cell table:formula="of:=[.B279]-[.E279]" office:value-type="float" office:value="13493" calcext:value-type="float">
            <text:p>13493</text:p>
          </table:table-cell>
          <table:table-cell table:formula="of:=[.C279]/[.B279]" office:value-type="percentage" office:value="0.264672420557081" calcext:value-type="percentage">
            <text:p>26.5%</text:p>
          </table:table-cell>
          <table:table-cell office:value-type="float" office:value="37487" calcext:value-type="float">
            <text:p>37487</text:p>
          </table:table-cell>
          <table:table-cell office:value-type="float" office:value="112" calcext:value-type="float">
            <text:p>112</text:p>
          </table:table-cell>
          <table:table-cell table:formula="of:=[.F279]/[.E279]" office:value-type="percentage" office:value="0.00298770240349988" calcext:value-type="percentage">
            <text:p>0.3%</text:p>
          </table:table-cell>
          <table:table-cell office:value-type="float" office:value="248" calcext:value-type="float">
            <text:p>248</text:p>
          </table:table-cell>
          <table:table-cell table:formula="of:=[.H279]/[.E279]" office:value-type="percentage" office:value="0.00661562675060688" calcext:value-type="percentage">
            <text:p>0.7%</text:p>
          </table:table-cell>
          <table:table-cell office:value-type="float" office:value="38" calcext:value-type="float">
            <text:p>38</text:p>
          </table:table-cell>
          <table:table-cell table:formula="of:=[.J279]/[.E279]" office:value-type="percentage" office:value="0.0010136847440446" calcext:value-type="percentage">
            <text:p>0.1%</text:p>
          </table:table-cell>
          <table:table-cell office:value-type="float" office:value="2" calcext:value-type="float">
            <text:p>2</text:p>
          </table:table-cell>
          <table:table-cell table:formula="of:=[.E279]-[.F279]-[.H279]-[.J279]-[.L279]" office:value-type="float" office:value="37087" calcext:value-type="float">
            <text:p>37087</text:p>
          </table:table-cell>
          <table:table-cell table:formula="of:=[.M27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WBM_Su2018</text:p>
          </table:table-cell>
          <table:table-cell office:value-type="float" office:value="14373" calcext:value-type="float">
            <text:p>14373</text:p>
          </table:table-cell>
          <table:table-cell table:formula="of:=[.B280]-[.E280]" office:value-type="float" office:value="5255" calcext:value-type="float">
            <text:p>5255</text:p>
          </table:table-cell>
          <table:table-cell table:formula="of:=[.C280]/[.B280]" office:value-type="percentage" office:value="0.365616085716274" calcext:value-type="percentage">
            <text:p>36.6%</text:p>
          </table:table-cell>
          <table:table-cell office:value-type="float" office:value="9118" calcext:value-type="float">
            <text:p>9118</text:p>
          </table:table-cell>
          <table:table-cell office:value-type="float" office:value="40" calcext:value-type="float">
            <text:p>40</text:p>
          </table:table-cell>
          <table:table-cell table:formula="of:=[.F280]/[.E280]" office:value-type="percentage" office:value="0.00438692695766616" calcext:value-type="percentage">
            <text:p>0.4%</text:p>
          </table:table-cell>
          <table:table-cell office:value-type="float" office:value="202" calcext:value-type="float">
            <text:p>202</text:p>
          </table:table-cell>
          <table:table-cell table:formula="of:=[.H280]/[.E280]" office:value-type="percentage" office:value="0.0221539811362141" calcext:value-type="percentage">
            <text:p>2.2%</text:p>
          </table:table-cell>
          <table:table-cell office:value-type="float" office:value="27" calcext:value-type="float">
            <text:p>27</text:p>
          </table:table-cell>
          <table:table-cell table:formula="of:=[.J280]/[.E280]" office:value-type="percentage" office:value="0.00296117569642465" calcext:value-type="percentage">
            <text:p>0.3%</text:p>
          </table:table-cell>
          <table:table-cell office:value-type="float" office:value="0" calcext:value-type="float">
            <text:p>0</text:p>
          </table:table-cell>
          <table:table-cell table:formula="of:=[.E280]-[.F280]-[.H280]-[.J280]-[.L280]" office:value-type="float" office:value="8849" calcext:value-type="float">
            <text:p>8849</text:p>
          </table:table-cell>
          <table:table-cell table:formula="of:=[.M280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WPM_Au2017</text:p>
          </table:table-cell>
          <table:table-cell office:value-type="float" office:value="47104" calcext:value-type="float">
            <text:p>47104</text:p>
          </table:table-cell>
          <table:table-cell table:formula="of:=[.B281]-[.E281]" office:value-type="float" office:value="17142" calcext:value-type="float">
            <text:p>17142</text:p>
          </table:table-cell>
          <table:table-cell table:formula="of:=[.C281]/[.B281]" office:value-type="percentage" office:value="0.363918138586957" calcext:value-type="percentage">
            <text:p>36.4%</text:p>
          </table:table-cell>
          <table:table-cell office:value-type="float" office:value="29962" calcext:value-type="float">
            <text:p>29962</text:p>
          </table:table-cell>
          <table:table-cell office:value-type="float" office:value="39" calcext:value-type="float">
            <text:p>39</text:p>
          </table:table-cell>
          <table:table-cell table:formula="of:=[.F281]/[.E281]" office:value-type="percentage" office:value="0.00130164875508978" calcext:value-type="percentage">
            <text:p>0.1%</text:p>
          </table:table-cell>
          <table:table-cell office:value-type="float" office:value="127" calcext:value-type="float">
            <text:p>127</text:p>
          </table:table-cell>
          <table:table-cell table:formula="of:=[.H281]/[.E281]" office:value-type="percentage" office:value="0.004238702356318" calcext:value-type="percentage">
            <text:p>0.4%</text:p>
          </table:table-cell>
          <table:table-cell office:value-type="float" office:value="71" calcext:value-type="float">
            <text:p>71</text:p>
          </table:table-cell>
          <table:table-cell table:formula="of:=[.J281]/[.E281]" office:value-type="percentage" office:value="0.0023696682464455" calcext:value-type="percentage">
            <text:p>0.2%</text:p>
          </table:table-cell>
          <table:table-cell office:value-type="float" office:value="1" calcext:value-type="float">
            <text:p>1</text:p>
          </table:table-cell>
          <table:table-cell table:formula="of:=[.E281]-[.F281]-[.H281]-[.J281]-[.L281]" office:value-type="float" office:value="29724" calcext:value-type="float">
            <text:p>29724</text:p>
          </table:table-cell>
          <table:table-cell table:formula="of:=[.M28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WPM_Au2018</text:p>
          </table:table-cell>
          <table:table-cell office:value-type="float" office:value="40191" calcext:value-type="float">
            <text:p>40191</text:p>
          </table:table-cell>
          <table:table-cell table:formula="of:=[.B282]-[.E282]" office:value-type="float" office:value="9339" calcext:value-type="float">
            <text:p>9339</text:p>
          </table:table-cell>
          <table:table-cell table:formula="of:=[.C282]/[.B282]" office:value-type="percentage" office:value="0.232365454952601" calcext:value-type="percentage">
            <text:p>23.2%</text:p>
          </table:table-cell>
          <table:table-cell office:value-type="float" office:value="30852" calcext:value-type="float">
            <text:p>30852</text:p>
          </table:table-cell>
          <table:table-cell office:value-type="float" office:value="56" calcext:value-type="float">
            <text:p>56</text:p>
          </table:table-cell>
          <table:table-cell table:formula="of:=[.F282]/[.E282]" office:value-type="percentage" office:value="0.00181511733437054" calcext:value-type="percentage">
            <text:p>0.2%</text:p>
          </table:table-cell>
          <table:table-cell office:value-type="float" office:value="187" calcext:value-type="float">
            <text:p>187</text:p>
          </table:table-cell>
          <table:table-cell table:formula="of:=[.H282]/[.E282]" office:value-type="percentage" office:value="0.00606119538441592" calcext:value-type="percentage">
            <text:p>0.6%</text:p>
          </table:table-cell>
          <table:table-cell office:value-type="float" office:value="307" calcext:value-type="float">
            <text:p>307</text:p>
          </table:table-cell>
          <table:table-cell table:formula="of:=[.J282]/[.E282]" office:value-type="percentage" office:value="0.00995073252949566" calcext:value-type="percentage">
            <text:p>1.0%</text:p>
          </table:table-cell>
          <table:table-cell office:value-type="float" office:value="2" calcext:value-type="float">
            <text:p>2</text:p>
          </table:table-cell>
          <table:table-cell table:formula="of:=[.E282]-[.F282]-[.H282]-[.J282]-[.L282]" office:value-type="float" office:value="30300" calcext:value-type="float">
            <text:p>30300</text:p>
          </table:table-cell>
          <table:table-cell table:formula="of:=[.M28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WPM_Sp2017</text:p>
          </table:table-cell>
          <table:table-cell office:value-type="float" office:value="39875" calcext:value-type="float">
            <text:p>39875</text:p>
          </table:table-cell>
          <table:table-cell table:formula="of:=[.B283]-[.E283]" office:value-type="float" office:value="15671" calcext:value-type="float">
            <text:p>15671</text:p>
          </table:table-cell>
          <table:table-cell table:formula="of:=[.C283]/[.B283]" office:value-type="percentage" office:value="0.393003134796238" calcext:value-type="percentage">
            <text:p>39.3%</text:p>
          </table:table-cell>
          <table:table-cell office:value-type="float" office:value="24204" calcext:value-type="float">
            <text:p>24204</text:p>
          </table:table-cell>
          <table:table-cell office:value-type="float" office:value="181" calcext:value-type="float">
            <text:p>181</text:p>
          </table:table-cell>
          <table:table-cell table:formula="of:=[.F283]/[.E283]" office:value-type="percentage" office:value="0.00747810279292679" calcext:value-type="percentage">
            <text:p>0.7%</text:p>
          </table:table-cell>
          <table:table-cell office:value-type="float" office:value="451" calcext:value-type="float">
            <text:p>451</text:p>
          </table:table-cell>
          <table:table-cell table:formula="of:=[.H283]/[.E283]" office:value-type="percentage" office:value="0.0186332837547513" calcext:value-type="percentage">
            <text:p>1.9%</text:p>
          </table:table-cell>
          <table:table-cell office:value-type="float" office:value="6" calcext:value-type="float">
            <text:p>6</text:p>
          </table:table-cell>
          <table:table-cell table:formula="of:=[.J283]/[.E283]" office:value-type="percentage" office:value="0.000247892910262766" calcext:value-type="percentage">
            <text:p>0.0%</text:p>
          </table:table-cell>
          <table:table-cell office:value-type="float" office:value="2" calcext:value-type="float">
            <text:p>2</text:p>
          </table:table-cell>
          <table:table-cell table:formula="of:=[.E283]-[.F283]-[.H283]-[.J283]-[.L283]" office:value-type="float" office:value="23564" calcext:value-type="float">
            <text:p>23564</text:p>
          </table:table-cell>
          <table:table-cell table:formula="of:=[.M28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WPM_Sp2018</text:p>
          </table:table-cell>
          <table:table-cell office:value-type="float" office:value="47386" calcext:value-type="float">
            <text:p>47386</text:p>
          </table:table-cell>
          <table:table-cell table:formula="of:=[.B284]-[.E284]" office:value-type="float" office:value="11174" calcext:value-type="float">
            <text:p>11174</text:p>
          </table:table-cell>
          <table:table-cell table:formula="of:=[.C284]/[.B284]" office:value-type="percentage" office:value="0.235808044570126" calcext:value-type="percentage">
            <text:p>23.6%</text:p>
          </table:table-cell>
          <table:table-cell office:value-type="float" office:value="36212" calcext:value-type="float">
            <text:p>36212</text:p>
          </table:table-cell>
          <table:table-cell office:value-type="float" office:value="32" calcext:value-type="float">
            <text:p>32</text:p>
          </table:table-cell>
          <table:table-cell table:formula="of:=[.F284]/[.E284]" office:value-type="percentage" office:value="0.000883684966309511" calcext:value-type="percentage">
            <text:p>0.1%</text:p>
          </table:table-cell>
          <table:table-cell office:value-type="float" office:value="48" calcext:value-type="float">
            <text:p>48</text:p>
          </table:table-cell>
          <table:table-cell table:formula="of:=[.H284]/[.E284]" office:value-type="percentage" office:value="0.00132552744946427" calcext:value-type="percentage">
            <text:p>0.1%</text:p>
          </table:table-cell>
          <table:table-cell office:value-type="float" office:value="321" calcext:value-type="float">
            <text:p>321</text:p>
          </table:table-cell>
          <table:table-cell table:formula="of:=[.J284]/[.E284]" office:value-type="percentage" office:value="0.00886446481829228" calcext:value-type="percentage">
            <text:p>0.9%</text:p>
          </table:table-cell>
          <table:table-cell office:value-type="float" office:value="2" calcext:value-type="float">
            <text:p>2</text:p>
          </table:table-cell>
          <table:table-cell table:formula="of:=[.E284]-[.F284]-[.H284]-[.J284]-[.L284]" office:value-type="float" office:value="35809" calcext:value-type="float">
            <text:p>35809</text:p>
          </table:table-cell>
          <table:table-cell table:formula="of:=[.M28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WPM_Su2017</text:p>
          </table:table-cell>
          <table:table-cell office:value-type="float" office:value="37729" calcext:value-type="float">
            <text:p>37729</text:p>
          </table:table-cell>
          <table:table-cell table:formula="of:=[.B285]-[.E285]" office:value-type="float" office:value="10989" calcext:value-type="float">
            <text:p>10989</text:p>
          </table:table-cell>
          <table:table-cell table:formula="of:=[.C285]/[.B285]" office:value-type="percentage" office:value="0.291261363937555" calcext:value-type="percentage">
            <text:p>29.1%</text:p>
          </table:table-cell>
          <table:table-cell office:value-type="float" office:value="26740" calcext:value-type="float">
            <text:p>26740</text:p>
          </table:table-cell>
          <table:table-cell office:value-type="float" office:value="119" calcext:value-type="float">
            <text:p>119</text:p>
          </table:table-cell>
          <table:table-cell table:formula="of:=[.F285]/[.E285]" office:value-type="percentage" office:value="0.00445026178010471" calcext:value-type="percentage">
            <text:p>0.4%</text:p>
          </table:table-cell>
          <table:table-cell office:value-type="float" office:value="117" calcext:value-type="float">
            <text:p>117</text:p>
          </table:table-cell>
          <table:table-cell table:formula="of:=[.H285]/[.E285]" office:value-type="percentage" office:value="0.0043754674644727" calcext:value-type="percentage">
            <text:p>0.4%</text:p>
          </table:table-cell>
          <table:table-cell office:value-type="float" office:value="66" calcext:value-type="float">
            <text:p>66</text:p>
          </table:table-cell>
          <table:table-cell table:formula="of:=[.J285]/[.E285]" office:value-type="percentage" office:value="0.00246821241585639" calcext:value-type="percentage">
            <text:p>0.2%</text:p>
          </table:table-cell>
          <table:table-cell office:value-type="float" office:value="3" calcext:value-type="float">
            <text:p>3</text:p>
          </table:table-cell>
          <table:table-cell table:formula="of:=[.E285]-[.F285]-[.H285]-[.J285]-[.L285]" office:value-type="float" office:value="26435" calcext:value-type="float">
            <text:p>26435</text:p>
          </table:table-cell>
          <table:table-cell table:formula="of:=[.M28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WPM_Su2018</text:p>
          </table:table-cell>
          <table:table-cell office:value-type="float" office:value="23783" calcext:value-type="float">
            <text:p>23783</text:p>
          </table:table-cell>
          <table:table-cell table:formula="of:=[.B286]-[.E286]" office:value-type="float" office:value="8378" calcext:value-type="float">
            <text:p>8378</text:p>
          </table:table-cell>
          <table:table-cell table:formula="of:=[.C286]/[.B286]" office:value-type="percentage" office:value="0.352268427027709" calcext:value-type="percentage">
            <text:p>35.2%</text:p>
          </table:table-cell>
          <table:table-cell office:value-type="float" office:value="15405" calcext:value-type="float">
            <text:p>15405</text:p>
          </table:table-cell>
          <table:table-cell office:value-type="float" office:value="51" calcext:value-type="float">
            <text:p>51</text:p>
          </table:table-cell>
          <table:table-cell table:formula="of:=[.F286]/[.E286]" office:value-type="percentage" office:value="0.00331061343719572" calcext:value-type="percentage">
            <text:p>0.3%</text:p>
          </table:table-cell>
          <table:table-cell office:value-type="float" office:value="396" calcext:value-type="float">
            <text:p>396</text:p>
          </table:table-cell>
          <table:table-cell table:formula="of:=[.H286]/[.E286]" office:value-type="percentage" office:value="0.0257059396299903" calcext:value-type="percentage">
            <text:p>2.6%</text:p>
          </table:table-cell>
          <table:table-cell office:value-type="float" office:value="46" calcext:value-type="float">
            <text:p>46</text:p>
          </table:table-cell>
          <table:table-cell table:formula="of:=[.J286]/[.E286]" office:value-type="percentage" office:value="0.00298604349237261" calcext:value-type="percentage">
            <text:p>0.3%</text:p>
          </table:table-cell>
          <table:table-cell office:value-type="float" office:value="1" calcext:value-type="float">
            <text:p>1</text:p>
          </table:table-cell>
          <table:table-cell table:formula="of:=[.E286]-[.F286]-[.H286]-[.J286]-[.L286]" office:value-type="float" office:value="14911" calcext:value-type="float">
            <text:p>14911</text:p>
          </table:table-cell>
          <table:table-cell table:formula="of:=[.M28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WPM_Wi2018</text:p>
          </table:table-cell>
          <table:table-cell office:value-type="float" office:value="40238" calcext:value-type="float">
            <text:p>40238</text:p>
          </table:table-cell>
          <table:table-cell table:formula="of:=[.B287]-[.E287]" office:value-type="float" office:value="12269" calcext:value-type="float">
            <text:p>12269</text:p>
          </table:table-cell>
          <table:table-cell table:formula="of:=[.C287]/[.B287]" office:value-type="percentage" office:value="0.304910780853919" calcext:value-type="percentage">
            <text:p>30.5%</text:p>
          </table:table-cell>
          <table:table-cell office:value-type="float" office:value="27969" calcext:value-type="float">
            <text:p>27969</text:p>
          </table:table-cell>
          <table:table-cell office:value-type="float" office:value="85" calcext:value-type="float">
            <text:p>85</text:p>
          </table:table-cell>
          <table:table-cell table:formula="of:=[.F287]/[.E287]" office:value-type="percentage" office:value="0.00303907898029962" calcext:value-type="percentage">
            <text:p>0.3%</text:p>
          </table:table-cell>
          <table:table-cell office:value-type="float" office:value="97" calcext:value-type="float">
            <text:p>97</text:p>
          </table:table-cell>
          <table:table-cell table:formula="of:=[.H287]/[.E287]" office:value-type="percentage" office:value="0.00346812542457721" calcext:value-type="percentage">
            <text:p>0.3%</text:p>
          </table:table-cell>
          <table:table-cell office:value-type="float" office:value="272" calcext:value-type="float">
            <text:p>272</text:p>
          </table:table-cell>
          <table:table-cell table:formula="of:=[.J287]/[.E287]" office:value-type="percentage" office:value="0.00972505273695878" calcext:value-type="percentage">
            <text:p>1.0%</text:p>
          </table:table-cell>
          <table:table-cell office:value-type="float" office:value="2" calcext:value-type="float">
            <text:p>2</text:p>
          </table:table-cell>
          <table:table-cell table:formula="of:=[.E287]-[.F287]-[.H287]-[.J287]-[.L287]" office:value-type="float" office:value="27513" calcext:value-type="float">
            <text:p>27513</text:p>
          </table:table-cell>
          <table:table-cell table:formula="of:=[.M28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30_WPM_Wi2019</text:p>
          </table:table-cell>
          <table:table-cell office:value-type="float" office:value="60219" calcext:value-type="float">
            <text:p>60219</text:p>
          </table:table-cell>
          <table:table-cell table:formula="of:=[.B288]-[.E288]" office:value-type="float" office:value="12712" calcext:value-type="float">
            <text:p>12712</text:p>
          </table:table-cell>
          <table:table-cell table:formula="of:=[.C288]/[.B288]" office:value-type="percentage" office:value="0.211096165662" calcext:value-type="percentage">
            <text:p>21.1%</text:p>
          </table:table-cell>
          <table:table-cell office:value-type="float" office:value="47507" calcext:value-type="float">
            <text:p>47507</text:p>
          </table:table-cell>
          <table:table-cell office:value-type="float" office:value="478" calcext:value-type="float">
            <text:p>478</text:p>
          </table:table-cell>
          <table:table-cell table:formula="of:=[.F288]/[.E288]" office:value-type="percentage" office:value="0.010061675121561" calcext:value-type="percentage">
            <text:p>1.0%</text:p>
          </table:table-cell>
          <table:table-cell office:value-type="float" office:value="2581" calcext:value-type="float">
            <text:p>2581</text:p>
          </table:table-cell>
          <table:table-cell table:formula="of:=[.H288]/[.E288]" office:value-type="percentage" office:value="0.054328835750521" calcext:value-type="percentage">
            <text:p>5.4%</text:p>
          </table:table-cell>
          <table:table-cell office:value-type="float" office:value="1330" calcext:value-type="float">
            <text:p>1330</text:p>
          </table:table-cell>
          <table:table-cell table:formula="of:=[.J288]/[.E288]" office:value-type="percentage" office:value="0.0279958742922096" calcext:value-type="percentage">
            <text:p>2.8%</text:p>
          </table:table-cell>
          <table:table-cell office:value-type="float" office:value="4" calcext:value-type="float">
            <text:p>4</text:p>
          </table:table-cell>
          <table:table-cell table:formula="of:=[.E288]-[.F288]-[.H288]-[.J288]-[.L288]" office:value-type="float" office:value="43114" calcext:value-type="float">
            <text:p>43114</text:p>
          </table:table-cell>
          <table:table-cell table:formula="of:=[.M28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_Asua_S_Wi2019</text:p>
          </table:table-cell>
          <table:table-cell office:value-type="float" office:value="76025" calcext:value-type="float">
            <text:p>76025</text:p>
          </table:table-cell>
          <table:table-cell table:formula="of:=[.B289]-[.E289]" office:value-type="float" office:value="23362" calcext:value-type="float">
            <text:p>23362</text:p>
          </table:table-cell>
          <table:table-cell table:formula="of:=[.C289]/[.B289]" office:value-type="percentage" office:value="0.307293653403486" calcext:value-type="percentage">
            <text:p>30.7%</text:p>
          </table:table-cell>
          <table:table-cell office:value-type="float" office:value="52663" calcext:value-type="float">
            <text:p>52663</text:p>
          </table:table-cell>
          <table:table-cell office:value-type="float" office:value="195" calcext:value-type="float">
            <text:p>195</text:p>
          </table:table-cell>
          <table:table-cell table:formula="of:=[.F289]/[.E289]" office:value-type="percentage" office:value="0.00370278943470748" calcext:value-type="percentage">
            <text:p>0.4%</text:p>
          </table:table-cell>
          <table:table-cell office:value-type="float" office:value="2592" calcext:value-type="float">
            <text:p>2592</text:p>
          </table:table-cell>
          <table:table-cell table:formula="of:=[.H289]/[.E289]" office:value-type="percentage" office:value="0.0492186164859579" calcext:value-type="percentage">
            <text:p>4.9%</text:p>
          </table:table-cell>
          <table:table-cell office:value-type="float" office:value="2058" calcext:value-type="float">
            <text:p>2058</text:p>
          </table:table-cell>
          <table:table-cell table:formula="of:=[.J289]/[.E289]" office:value-type="percentage" office:value="0.0390786700339897" calcext:value-type="percentage">
            <text:p>3.9%</text:p>
          </table:table-cell>
          <table:table-cell office:value-type="float" office:value="20" calcext:value-type="float">
            <text:p>20</text:p>
          </table:table-cell>
          <table:table-cell table:formula="of:=[.E289]-[.F289]-[.H289]-[.J289]-[.L289]" office:value-type="float" office:value="47798" calcext:value-type="float">
            <text:p>47798</text:p>
          </table:table-cell>
          <table:table-cell table:formula="of:=[.M28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_Asua_WBM_Wi2019</text:p>
          </table:table-cell>
          <table:table-cell office:value-type="float" office:value="73544" calcext:value-type="float">
            <text:p>73544</text:p>
          </table:table-cell>
          <table:table-cell table:formula="of:=[.B290]-[.E290]" office:value-type="float" office:value="19064" calcext:value-type="float">
            <text:p>19064</text:p>
          </table:table-cell>
          <table:table-cell table:formula="of:=[.C290]/[.B290]" office:value-type="percentage" office:value="0.259218970956162" calcext:value-type="percentage">
            <text:p>25.9%</text:p>
          </table:table-cell>
          <table:table-cell office:value-type="float" office:value="54480" calcext:value-type="float">
            <text:p>54480</text:p>
          </table:table-cell>
          <table:table-cell office:value-type="float" office:value="111" calcext:value-type="float">
            <text:p>111</text:p>
          </table:table-cell>
          <table:table-cell table:formula="of:=[.F290]/[.E290]" office:value-type="percentage" office:value="0.0020374449339207" calcext:value-type="percentage">
            <text:p>0.2%</text:p>
          </table:table-cell>
          <table:table-cell office:value-type="float" office:value="569" calcext:value-type="float">
            <text:p>569</text:p>
          </table:table-cell>
          <table:table-cell table:formula="of:=[.H290]/[.E290]" office:value-type="percentage" office:value="0.0104441997063142" calcext:value-type="percentage">
            <text:p>1.0%</text:p>
          </table:table-cell>
          <table:table-cell office:value-type="float" office:value="148" calcext:value-type="float">
            <text:p>148</text:p>
          </table:table-cell>
          <table:table-cell table:formula="of:=[.J290]/[.E290]" office:value-type="percentage" office:value="0.00271659324522761" calcext:value-type="percentage">
            <text:p>0.3%</text:p>
          </table:table-cell>
          <table:table-cell office:value-type="float" office:value="5" calcext:value-type="float">
            <text:p>5</text:p>
          </table:table-cell>
          <table:table-cell table:formula="of:=[.E290]-[.F290]-[.H290]-[.J290]-[.L290]" office:value-type="float" office:value="53647" calcext:value-type="float">
            <text:p>53647</text:p>
          </table:table-cell>
          <table:table-cell table:formula="of:=[.M29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_Axpe_S_Wi2019</text:p>
          </table:table-cell>
          <table:table-cell office:value-type="float" office:value="70409" calcext:value-type="float">
            <text:p>70409</text:p>
          </table:table-cell>
          <table:table-cell table:formula="of:=[.B291]-[.E291]" office:value-type="float" office:value="17042" calcext:value-type="float">
            <text:p>17042</text:p>
          </table:table-cell>
          <table:table-cell table:formula="of:=[.C291]/[.B291]" office:value-type="percentage" office:value="0.242042920649349" calcext:value-type="percentage">
            <text:p>24.2%</text:p>
          </table:table-cell>
          <table:table-cell office:value-type="float" office:value="53367" calcext:value-type="float">
            <text:p>53367</text:p>
          </table:table-cell>
          <table:table-cell office:value-type="float" office:value="102" calcext:value-type="float">
            <text:p>102</text:p>
          </table:table-cell>
          <table:table-cell table:formula="of:=[.F291]/[.E291]" office:value-type="percentage" office:value="0.00191129349598066" calcext:value-type="percentage">
            <text:p>0.2%</text:p>
          </table:table-cell>
          <table:table-cell office:value-type="float" office:value="134" calcext:value-type="float">
            <text:p>134</text:p>
          </table:table-cell>
          <table:table-cell table:formula="of:=[.H291]/[.E291]" office:value-type="percentage" office:value="0.00251091498491577" calcext:value-type="percentage">
            <text:p>0.3%</text:p>
          </table:table-cell>
          <table:table-cell office:value-type="float" office:value="283" calcext:value-type="float">
            <text:p>283</text:p>
          </table:table-cell>
          <table:table-cell table:formula="of:=[.J291]/[.E291]" office:value-type="percentage" office:value="0.00530290254276988" calcext:value-type="percentage">
            <text:p>0.5%</text:p>
          </table:table-cell>
          <table:table-cell office:value-type="float" office:value="31" calcext:value-type="float">
            <text:p>31</text:p>
          </table:table-cell>
          <table:table-cell table:formula="of:=[.E291]-[.F291]-[.H291]-[.J291]-[.L291]" office:value-type="float" office:value="52817" calcext:value-type="float">
            <text:p>52817</text:p>
          </table:table-cell>
          <table:table-cell table:formula="of:=[.M29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_Axpe_WBM_Wi2019</text:p>
          </table:table-cell>
          <table:table-cell office:value-type="float" office:value="88754" calcext:value-type="float">
            <text:p>88754</text:p>
          </table:table-cell>
          <table:table-cell table:formula="of:=[.B292]-[.E292]" office:value-type="float" office:value="22174" calcext:value-type="float">
            <text:p>22174</text:p>
          </table:table-cell>
          <table:table-cell table:formula="of:=[.C292]/[.B292]" office:value-type="percentage" office:value="0.249836627081596" calcext:value-type="percentage">
            <text:p>25.0%</text:p>
          </table:table-cell>
          <table:table-cell office:value-type="float" office:value="66580" calcext:value-type="float">
            <text:p>66580</text:p>
          </table:table-cell>
          <table:table-cell office:value-type="float" office:value="192" calcext:value-type="float">
            <text:p>192</text:p>
          </table:table-cell>
          <table:table-cell table:formula="of:=[.F292]/[.E292]" office:value-type="percentage" office:value="0.0028837488735356" calcext:value-type="percentage">
            <text:p>0.3%</text:p>
          </table:table-cell>
          <table:table-cell office:value-type="float" office:value="692" calcext:value-type="float">
            <text:p>692</text:p>
          </table:table-cell>
          <table:table-cell table:formula="of:=[.H292]/[.E292]" office:value-type="percentage" office:value="0.0103935115650345" calcext:value-type="percentage">
            <text:p>1.0%</text:p>
          </table:table-cell>
          <table:table-cell office:value-type="float" office:value="243" calcext:value-type="float">
            <text:p>243</text:p>
          </table:table-cell>
          <table:table-cell table:formula="of:=[.J292]/[.E292]" office:value-type="percentage" office:value="0.00364974466806849" calcext:value-type="percentage">
            <text:p>0.4%</text:p>
          </table:table-cell>
          <table:table-cell office:value-type="float" office:value="8" calcext:value-type="float">
            <text:p>8</text:p>
          </table:table-cell>
          <table:table-cell table:formula="of:=[.E292]-[.F292]-[.H292]-[.J292]-[.L292]" office:value-type="float" office:value="65445" calcext:value-type="float">
            <text:p>65445</text:p>
          </table:table-cell>
          <table:table-cell table:formula="of:=[.M29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_LasArenas_S_Wi2019</text:p>
          </table:table-cell>
          <table:table-cell office:value-type="float" office:value="55997" calcext:value-type="float">
            <text:p>55997</text:p>
          </table:table-cell>
          <table:table-cell table:formula="of:=[.B293]-[.E293]" office:value-type="float" office:value="18349" calcext:value-type="float">
            <text:p>18349</text:p>
          </table:table-cell>
          <table:table-cell table:formula="of:=[.C293]/[.B293]" office:value-type="percentage" office:value="0.327678268478668" calcext:value-type="percentage">
            <text:p>32.8%</text:p>
          </table:table-cell>
          <table:table-cell office:value-type="float" office:value="37648" calcext:value-type="float">
            <text:p>37648</text:p>
          </table:table-cell>
          <table:table-cell office:value-type="float" office:value="47" calcext:value-type="float">
            <text:p>47</text:p>
          </table:table-cell>
          <table:table-cell table:formula="of:=[.F293]/[.E293]" office:value-type="percentage" office:value="0.00124840628984275" calcext:value-type="percentage">
            <text:p>0.1%</text:p>
          </table:table-cell>
          <table:table-cell office:value-type="float" office:value="480" calcext:value-type="float">
            <text:p>480</text:p>
          </table:table-cell>
          <table:table-cell table:formula="of:=[.H293]/[.E293]" office:value-type="percentage" office:value="0.0127496812579686" calcext:value-type="percentage">
            <text:p>1.3%</text:p>
          </table:table-cell>
          <table:table-cell office:value-type="float" office:value="282" calcext:value-type="float">
            <text:p>282</text:p>
          </table:table-cell>
          <table:table-cell table:formula="of:=[.J293]/[.E293]" office:value-type="percentage" office:value="0.00749043773905652" calcext:value-type="percentage">
            <text:p>0.7%</text:p>
          </table:table-cell>
          <table:table-cell office:value-type="float" office:value="9" calcext:value-type="float">
            <text:p>9</text:p>
          </table:table-cell>
          <table:table-cell table:formula="of:=[.E293]-[.F293]-[.H293]-[.J293]-[.L293]" office:value-type="float" office:value="36830" calcext:value-type="float">
            <text:p>36830</text:p>
          </table:table-cell>
          <table:table-cell table:formula="of:=[.M29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_LasArenas_WBM_Wi2019</text:p>
          </table:table-cell>
          <table:table-cell office:value-type="float" office:value="64220" calcext:value-type="float">
            <text:p>64220</text:p>
          </table:table-cell>
          <table:table-cell table:formula="of:=[.B294]-[.E294]" office:value-type="float" office:value="18159" calcext:value-type="float">
            <text:p>18159</text:p>
          </table:table-cell>
          <table:table-cell table:formula="of:=[.C294]/[.B294]" office:value-type="percentage" office:value="0.282762379321084" calcext:value-type="percentage">
            <text:p>28.3%</text:p>
          </table:table-cell>
          <table:table-cell office:value-type="float" office:value="46061" calcext:value-type="float">
            <text:p>46061</text:p>
          </table:table-cell>
          <table:table-cell office:value-type="float" office:value="705" calcext:value-type="float">
            <text:p>705</text:p>
          </table:table-cell>
          <table:table-cell table:formula="of:=[.F294]/[.E294]" office:value-type="percentage" office:value="0.0153057901478474" calcext:value-type="percentage">
            <text:p>1.5%</text:p>
          </table:table-cell>
          <table:table-cell office:value-type="float" office:value="1007" calcext:value-type="float">
            <text:p>1007</text:p>
          </table:table-cell>
          <table:table-cell table:formula="of:=[.H294]/[.E294]" office:value-type="percentage" office:value="0.0218623130196913" calcext:value-type="percentage">
            <text:p>2.2%</text:p>
          </table:table-cell>
          <table:table-cell office:value-type="float" office:value="122" calcext:value-type="float">
            <text:p>122</text:p>
          </table:table-cell>
          <table:table-cell table:formula="of:=[.J294]/[.E294]" office:value-type="percentage" office:value="0.00264866155749984" calcext:value-type="percentage">
            <text:p>0.3%</text:p>
          </table:table-cell>
          <table:table-cell office:value-type="float" office:value="3" calcext:value-type="float">
            <text:p>3</text:p>
          </table:table-cell>
          <table:table-cell table:formula="of:=[.E294]-[.F294]-[.H294]-[.J294]-[.L294]" office:value-type="float" office:value="44224" calcext:value-type="float">
            <text:p>44224</text:p>
          </table:table-cell>
          <table:table-cell table:formula="of:=[.M29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_Sestao_S_Wi2019</text:p>
          </table:table-cell>
          <table:table-cell office:value-type="float" office:value="69528" calcext:value-type="float">
            <text:p>69528</text:p>
          </table:table-cell>
          <table:table-cell table:formula="of:=[.B295]-[.E295]" office:value-type="float" office:value="15995" calcext:value-type="float">
            <text:p>15995</text:p>
          </table:table-cell>
          <table:table-cell table:formula="of:=[.C295]/[.B295]" office:value-type="percentage" office:value="0.23005120239328" calcext:value-type="percentage">
            <text:p>23.0%</text:p>
          </table:table-cell>
          <table:table-cell office:value-type="float" office:value="53533" calcext:value-type="float">
            <text:p>53533</text:p>
          </table:table-cell>
          <table:table-cell office:value-type="float" office:value="43" calcext:value-type="float">
            <text:p>43</text:p>
          </table:table-cell>
          <table:table-cell table:formula="of:=[.F295]/[.E295]" office:value-type="percentage" office:value="0.00080324285954458" calcext:value-type="percentage">
            <text:p>0.1%</text:p>
          </table:table-cell>
          <table:table-cell office:value-type="float" office:value="143" calcext:value-type="float">
            <text:p>143</text:p>
          </table:table-cell>
          <table:table-cell table:formula="of:=[.H295]/[.E295]" office:value-type="percentage" office:value="0.00267124950964825" calcext:value-type="percentage">
            <text:p>0.3%</text:p>
          </table:table-cell>
          <table:table-cell office:value-type="float" office:value="155" calcext:value-type="float">
            <text:p>155</text:p>
          </table:table-cell>
          <table:table-cell table:formula="of:=[.J295]/[.E295]" office:value-type="percentage" office:value="0.0028954103076607" calcext:value-type="percentage">
            <text:p>0.3%</text:p>
          </table:table-cell>
          <table:table-cell office:value-type="float" office:value="17" calcext:value-type="float">
            <text:p>17</text:p>
          </table:table-cell>
          <table:table-cell table:formula="of:=[.E295]-[.F295]-[.H295]-[.J295]-[.L295]" office:value-type="float" office:value="53175" calcext:value-type="float">
            <text:p>53175</text:p>
          </table:table-cell>
          <table:table-cell table:formula="of:=[.M29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_Sestao_WBM_Wi2019</text:p>
          </table:table-cell>
          <table:table-cell office:value-type="float" office:value="85540" calcext:value-type="float">
            <text:p>85540</text:p>
          </table:table-cell>
          <table:table-cell table:formula="of:=[.B296]-[.E296]" office:value-type="float" office:value="20419" calcext:value-type="float">
            <text:p>20419</text:p>
          </table:table-cell>
          <table:table-cell table:formula="of:=[.C296]/[.B296]" office:value-type="percentage" office:value="0.238707037643208" calcext:value-type="percentage">
            <text:p>23.9%</text:p>
          </table:table-cell>
          <table:table-cell office:value-type="float" office:value="65121" calcext:value-type="float">
            <text:p>65121</text:p>
          </table:table-cell>
          <table:table-cell office:value-type="float" office:value="413" calcext:value-type="float">
            <text:p>413</text:p>
          </table:table-cell>
          <table:table-cell table:formula="of:=[.F296]/[.E296]" office:value-type="percentage" office:value="0.00634204020208535" calcext:value-type="percentage">
            <text:p>0.6%</text:p>
          </table:table-cell>
          <table:table-cell office:value-type="float" office:value="1184" calcext:value-type="float">
            <text:p>1184</text:p>
          </table:table-cell>
          <table:table-cell table:formula="of:=[.H296]/[.E296]" office:value-type="percentage" office:value="0.018181538981281" calcext:value-type="percentage">
            <text:p>1.8%</text:p>
          </table:table-cell>
          <table:table-cell office:value-type="float" office:value="168" calcext:value-type="float">
            <text:p>168</text:p>
          </table:table-cell>
          <table:table-cell table:formula="of:=[.J296]/[.E296]" office:value-type="percentage" office:value="0.00257981296356014" calcext:value-type="percentage">
            <text:p>0.3%</text:p>
          </table:table-cell>
          <table:table-cell office:value-type="float" office:value="8" calcext:value-type="float">
            <text:p>8</text:p>
          </table:table-cell>
          <table:table-cell table:formula="of:=[.E296]-[.F296]-[.H296]-[.J296]-[.L296]" office:value-type="float" office:value="63348" calcext:value-type="float">
            <text:p>63348</text:p>
          </table:table-cell>
          <table:table-cell table:formula="of:=[.M29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05_S_Wi2013</text:p>
          </table:table-cell>
          <table:table-cell office:value-type="float" office:value="40552" calcext:value-type="float">
            <text:p>40552</text:p>
          </table:table-cell>
          <table:table-cell table:formula="of:=[.B297]-[.E297]" office:value-type="float" office:value="16240" calcext:value-type="float">
            <text:p>16240</text:p>
          </table:table-cell>
          <table:table-cell table:formula="of:=[.C297]/[.B297]" office:value-type="percentage" office:value="0.400473466166897" calcext:value-type="percentage">
            <text:p>40.0%</text:p>
          </table:table-cell>
          <table:table-cell office:value-type="float" office:value="24312" calcext:value-type="float">
            <text:p>24312</text:p>
          </table:table-cell>
          <table:table-cell office:value-type="float" office:value="14" calcext:value-type="float">
            <text:p>14</text:p>
          </table:table-cell>
          <table:table-cell table:formula="of:=[.F297]/[.E297]" office:value-type="percentage" office:value="0.000575847318196775" calcext:value-type="percentage">
            <text:p>0.1%</text:p>
          </table:table-cell>
          <table:table-cell office:value-type="float" office:value="65" calcext:value-type="float">
            <text:p>65</text:p>
          </table:table-cell>
          <table:table-cell table:formula="of:=[.H297]/[.E297]" office:value-type="percentage" office:value="0.00267357683448503" calcext:value-type="percentage">
            <text:p>0.3%</text:p>
          </table:table-cell>
          <table:table-cell office:value-type="float" office:value="346" calcext:value-type="float">
            <text:p>346</text:p>
          </table:table-cell>
          <table:table-cell table:formula="of:=[.J297]/[.E297]" office:value-type="percentage" office:value="0.0142316551497203" calcext:value-type="percentage">
            <text:p>1.4%</text:p>
          </table:table-cell>
          <table:table-cell office:value-type="float" office:value="7" calcext:value-type="float">
            <text:p>7</text:p>
          </table:table-cell>
          <table:table-cell table:formula="of:=[.E297]-[.F297]-[.H297]-[.J297]-[.L297]" office:value-type="float" office:value="23880" calcext:value-type="float">
            <text:p>23880</text:p>
          </table:table-cell>
          <table:table-cell table:formula="of:=[.M29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05_S_Wi2013RNA</text:p>
          </table:table-cell>
          <table:table-cell office:value-type="float" office:value="43046" calcext:value-type="float">
            <text:p>43046</text:p>
          </table:table-cell>
          <table:table-cell table:formula="of:=[.B298]-[.E298]" office:value-type="float" office:value="20274" calcext:value-type="float">
            <text:p>20274</text:p>
          </table:table-cell>
          <table:table-cell table:formula="of:=[.C298]/[.B298]" office:value-type="percentage" office:value="0.470984528179157" calcext:value-type="percentage">
            <text:p>47.1%</text:p>
          </table:table-cell>
          <table:table-cell office:value-type="float" office:value="22772" calcext:value-type="float">
            <text:p>22772</text:p>
          </table:table-cell>
          <table:table-cell office:value-type="float" office:value="1" calcext:value-type="float">
            <text:p>1</text:p>
          </table:table-cell>
          <table:table-cell table:formula="of:=[.F298]/[.E298]" office:value-type="percentage" office:value="0.0000439135780783418" calcext:value-type="percentage">
            <text:p>0.0%</text:p>
          </table:table-cell>
          <table:table-cell office:value-type="float" office:value="4792" calcext:value-type="float">
            <text:p>4792</text:p>
          </table:table-cell>
          <table:table-cell table:formula="of:=[.H298]/[.E298]" office:value-type="percentage" office:value="0.210433866151414" calcext:value-type="percentage">
            <text:p>21.0%</text:p>
          </table:table-cell>
          <table:table-cell office:value-type="float" office:value="696" calcext:value-type="float">
            <text:p>696</text:p>
          </table:table-cell>
          <table:table-cell table:formula="of:=[.J298]/[.E298]" office:value-type="percentage" office:value="0.0305638503425259" calcext:value-type="percentage">
            <text:p>3.1%</text:p>
          </table:table-cell>
          <table:table-cell office:value-type="float" office:value="3" calcext:value-type="float">
            <text:p>3</text:p>
          </table:table-cell>
          <table:table-cell table:formula="of:=[.E298]-[.F298]-[.H298]-[.J298]-[.L298]" office:value-type="float" office:value="17280" calcext:value-type="float">
            <text:p>17280</text:p>
          </table:table-cell>
          <table:table-cell table:formula="of:=[.M29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05_S_Wi2015</text:p>
          </table:table-cell>
          <table:table-cell office:value-type="float" office:value="32895" calcext:value-type="float">
            <text:p>32895</text:p>
          </table:table-cell>
          <table:table-cell table:formula="of:=[.B299]-[.E299]" office:value-type="float" office:value="17163" calcext:value-type="float">
            <text:p>17163</text:p>
          </table:table-cell>
          <table:table-cell table:formula="of:=[.C299]/[.B299]" office:value-type="percentage" office:value="0.521751025991792" calcext:value-type="percentage">
            <text:p>52.2%</text:p>
          </table:table-cell>
          <table:table-cell office:value-type="float" office:value="15732" calcext:value-type="float">
            <text:p>15732</text:p>
          </table:table-cell>
          <table:table-cell office:value-type="float" office:value="17" calcext:value-type="float">
            <text:p>17</text:p>
          </table:table-cell>
          <table:table-cell table:formula="of:=[.F299]/[.E299]" office:value-type="percentage" office:value="0.00108060005085177" calcext:value-type="percentage">
            <text:p>0.1%</text:p>
          </table:table-cell>
          <table:table-cell office:value-type="float" office:value="76" calcext:value-type="float">
            <text:p>76</text:p>
          </table:table-cell>
          <table:table-cell table:formula="of:=[.H299]/[.E299]" office:value-type="percentage" office:value="0.00483091787439613" calcext:value-type="percentage">
            <text:p>0.5%</text:p>
          </table:table-cell>
          <table:table-cell office:value-type="float" office:value="301" calcext:value-type="float">
            <text:p>301</text:p>
          </table:table-cell>
          <table:table-cell table:formula="of:=[.J299]/[.E299]" office:value-type="percentage" office:value="0.0191329773709636" calcext:value-type="percentage">
            <text:p>1.9%</text:p>
          </table:table-cell>
          <table:table-cell office:value-type="float" office:value="1" calcext:value-type="float">
            <text:p>1</text:p>
          </table:table-cell>
          <table:table-cell table:formula="of:=[.E299]-[.F299]-[.H299]-[.J299]-[.L299]" office:value-type="float" office:value="15337" calcext:value-type="float">
            <text:p>15337</text:p>
          </table:table-cell>
          <table:table-cell table:formula="of:=[.M29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05_S_Wi2016</text:p>
          </table:table-cell>
          <table:table-cell office:value-type="float" office:value="73977" calcext:value-type="float">
            <text:p>73977</text:p>
          </table:table-cell>
          <table:table-cell table:formula="of:=[.B300]-[.E300]" office:value-type="float" office:value="24422" calcext:value-type="float">
            <text:p>24422</text:p>
          </table:table-cell>
          <table:table-cell table:formula="of:=[.C300]/[.B300]" office:value-type="percentage" office:value="0.330129634886519" calcext:value-type="percentage">
            <text:p>33.0%</text:p>
          </table:table-cell>
          <table:table-cell office:value-type="float" office:value="49555" calcext:value-type="float">
            <text:p>49555</text:p>
          </table:table-cell>
          <table:table-cell office:value-type="float" office:value="27" calcext:value-type="float">
            <text:p>27</text:p>
          </table:table-cell>
          <table:table-cell table:formula="of:=[.F300]/[.E300]" office:value-type="percentage" office:value="0.000544849157501766" calcext:value-type="percentage">
            <text:p>0.1%</text:p>
          </table:table-cell>
          <table:table-cell office:value-type="float" office:value="896" calcext:value-type="float">
            <text:p>896</text:p>
          </table:table-cell>
          <table:table-cell table:formula="of:=[.H300]/[.E300]" office:value-type="percentage" office:value="0.0180809201896882" calcext:value-type="percentage">
            <text:p>1.8%</text:p>
          </table:table-cell>
          <table:table-cell office:value-type="float" office:value="1691" calcext:value-type="float">
            <text:p>1691</text:p>
          </table:table-cell>
          <table:table-cell table:formula="of:=[.J300]/[.E300]" office:value-type="percentage" office:value="0.0341237009383513" calcext:value-type="percentage">
            <text:p>3.4%</text:p>
          </table:table-cell>
          <table:table-cell office:value-type="float" office:value="4" calcext:value-type="float">
            <text:p>4</text:p>
          </table:table-cell>
          <table:table-cell table:formula="of:=[.E300]-[.F300]-[.H300]-[.J300]-[.L300]" office:value-type="float" office:value="46937" calcext:value-type="float">
            <text:p>46937</text:p>
          </table:table-cell>
          <table:table-cell table:formula="of:=[.M30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05_S_Wi2017</text:p>
          </table:table-cell>
          <table:table-cell office:value-type="float" office:value="44501" calcext:value-type="float">
            <text:p>44501</text:p>
          </table:table-cell>
          <table:table-cell table:formula="of:=[.B301]-[.E301]" office:value-type="float" office:value="16102" calcext:value-type="float">
            <text:p>16102</text:p>
          </table:table-cell>
          <table:table-cell table:formula="of:=[.C301]/[.B301]" office:value-type="percentage" office:value="0.361834565515382" calcext:value-type="percentage">
            <text:p>36.2%</text:p>
          </table:table-cell>
          <table:table-cell office:value-type="float" office:value="28399" calcext:value-type="float">
            <text:p>28399</text:p>
          </table:table-cell>
          <table:table-cell office:value-type="float" office:value="18" calcext:value-type="float">
            <text:p>18</text:p>
          </table:table-cell>
          <table:table-cell table:formula="of:=[.F301]/[.E301]" office:value-type="percentage" office:value="0.000633825134687841" calcext:value-type="percentage">
            <text:p>0.1%</text:p>
          </table:table-cell>
          <table:table-cell office:value-type="float" office:value="506" calcext:value-type="float">
            <text:p>506</text:p>
          </table:table-cell>
          <table:table-cell table:formula="of:=[.H301]/[.E301]" office:value-type="percentage" office:value="0.0178175287862249" calcext:value-type="percentage">
            <text:p>1.8%</text:p>
          </table:table-cell>
          <table:table-cell office:value-type="float" office:value="830" calcext:value-type="float">
            <text:p>830</text:p>
          </table:table-cell>
          <table:table-cell table:formula="of:=[.J301]/[.E301]" office:value-type="percentage" office:value="0.029226381210606" calcext:value-type="percentage">
            <text:p>2.9%</text:p>
          </table:table-cell>
          <table:table-cell office:value-type="float" office:value="2" calcext:value-type="float">
            <text:p>2</text:p>
          </table:table-cell>
          <table:table-cell table:formula="of:=[.E301]-[.F301]-[.H301]-[.J301]-[.L301]" office:value-type="float" office:value="27043" calcext:value-type="float">
            <text:p>27043</text:p>
          </table:table-cell>
          <table:table-cell table:formula="of:=[.M30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05_S_Wi2017RNA</text:p>
          </table:table-cell>
          <table:table-cell office:value-type="float" office:value="50923" calcext:value-type="float">
            <text:p>50923</text:p>
          </table:table-cell>
          <table:table-cell table:formula="of:=[.B302]-[.E302]" office:value-type="float" office:value="20948" calcext:value-type="float">
            <text:p>20948</text:p>
          </table:table-cell>
          <table:table-cell table:formula="of:=[.C302]/[.B302]" office:value-type="percentage" office:value="0.411366180311451" calcext:value-type="percentage">
            <text:p>41.1%</text:p>
          </table:table-cell>
          <table:table-cell office:value-type="float" office:value="29975" calcext:value-type="float">
            <text:p>29975</text:p>
          </table:table-cell>
          <table:table-cell office:value-type="float" office:value="7" calcext:value-type="float">
            <text:p>7</text:p>
          </table:table-cell>
          <table:table-cell table:formula="of:=[.F302]/[.E302]" office:value-type="percentage" office:value="0.000233527939949958" calcext:value-type="percentage">
            <text:p>0.0%</text:p>
          </table:table-cell>
          <table:table-cell office:value-type="float" office:value="4456" calcext:value-type="float">
            <text:p>4456</text:p>
          </table:table-cell>
          <table:table-cell table:formula="of:=[.H302]/[.E302]" office:value-type="percentage" office:value="0.148657214345288" calcext:value-type="percentage">
            <text:p>14.9%</text:p>
          </table:table-cell>
          <table:table-cell office:value-type="float" office:value="732" calcext:value-type="float">
            <text:p>732</text:p>
          </table:table-cell>
          <table:table-cell table:formula="of:=[.J302]/[.E302]" office:value-type="percentage" office:value="0.0244203502919099" calcext:value-type="percentage">
            <text:p>2.4%</text:p>
          </table:table-cell>
          <table:table-cell office:value-type="float" office:value="4" calcext:value-type="float">
            <text:p>4</text:p>
          </table:table-cell>
          <table:table-cell table:formula="of:=[.E302]-[.F302]-[.H302]-[.J302]-[.L302]" office:value-type="float" office:value="24776" calcext:value-type="float">
            <text:p>24776</text:p>
          </table:table-cell>
          <table:table-cell table:formula="of:=[.M30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05_S_Wi2018</text:p>
          </table:table-cell>
          <table:table-cell office:value-type="float" office:value="26793" calcext:value-type="float">
            <text:p>26793</text:p>
          </table:table-cell>
          <table:table-cell table:formula="of:=[.B303]-[.E303]" office:value-type="float" office:value="9319" calcext:value-type="float">
            <text:p>9319</text:p>
          </table:table-cell>
          <table:table-cell table:formula="of:=[.C303]/[.B303]" office:value-type="percentage" office:value="0.347814727727391" calcext:value-type="percentage">
            <text:p>34.8%</text:p>
          </table:table-cell>
          <table:table-cell office:value-type="float" office:value="17474" calcext:value-type="float">
            <text:p>17474</text:p>
          </table:table-cell>
          <table:table-cell office:value-type="float" office:value="5" calcext:value-type="float">
            <text:p>5</text:p>
          </table:table-cell>
          <table:table-cell table:formula="of:=[.F303]/[.E303]" office:value-type="percentage" office:value="0.000286139407119148" calcext:value-type="percentage">
            <text:p>0.0%</text:p>
          </table:table-cell>
          <table:table-cell office:value-type="float" office:value="94" calcext:value-type="float">
            <text:p>94</text:p>
          </table:table-cell>
          <table:table-cell table:formula="of:=[.H303]/[.E303]" office:value-type="percentage" office:value="0.00537942085383999" calcext:value-type="percentage">
            <text:p>0.5%</text:p>
          </table:table-cell>
          <table:table-cell office:value-type="float" office:value="544" calcext:value-type="float">
            <text:p>544</text:p>
          </table:table-cell>
          <table:table-cell table:formula="of:=[.J303]/[.E303]" office:value-type="percentage" office:value="0.0311319674945633" calcext:value-type="percentage">
            <text:p>3.1%</text:p>
          </table:table-cell>
          <table:table-cell office:value-type="float" office:value="3" calcext:value-type="float">
            <text:p>3</text:p>
          </table:table-cell>
          <table:table-cell table:formula="of:=[.E303]-[.F303]-[.H303]-[.J303]-[.L303]" office:value-type="float" office:value="16828" calcext:value-type="float">
            <text:p>16828</text:p>
          </table:table-cell>
          <table:table-cell table:formula="of:=[.M30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05_S_Wi2019</text:p>
          </table:table-cell>
          <table:table-cell office:value-type="float" office:value="48107" calcext:value-type="float">
            <text:p>48107</text:p>
          </table:table-cell>
          <table:table-cell table:formula="of:=[.B304]-[.E304]" office:value-type="float" office:value="14667" calcext:value-type="float">
            <text:p>14667</text:p>
          </table:table-cell>
          <table:table-cell table:formula="of:=[.C304]/[.B304]" office:value-type="percentage" office:value="0.304882865279481" calcext:value-type="percentage">
            <text:p>30.5%</text:p>
          </table:table-cell>
          <table:table-cell office:value-type="float" office:value="33440" calcext:value-type="float">
            <text:p>33440</text:p>
          </table:table-cell>
          <table:table-cell office:value-type="float" office:value="157" calcext:value-type="float">
            <text:p>157</text:p>
          </table:table-cell>
          <table:table-cell table:formula="of:=[.F304]/[.E304]" office:value-type="percentage" office:value="0.00469497607655502" calcext:value-type="percentage">
            <text:p>0.5%</text:p>
          </table:table-cell>
          <table:table-cell office:value-type="float" office:value="3345" calcext:value-type="float">
            <text:p>3345</text:p>
          </table:table-cell>
          <table:table-cell table:formula="of:=[.H304]/[.E304]" office:value-type="percentage" office:value="0.10002990430622" calcext:value-type="percentage">
            <text:p>10.0%</text:p>
          </table:table-cell>
          <table:table-cell office:value-type="float" office:value="1141" calcext:value-type="float">
            <text:p>1141</text:p>
          </table:table-cell>
          <table:table-cell table:formula="of:=[.J304]/[.E304]" office:value-type="percentage" office:value="0.0341208133971292" calcext:value-type="percentage">
            <text:p>3.4%</text:p>
          </table:table-cell>
          <table:table-cell office:value-type="float" office:value="7" calcext:value-type="float">
            <text:p>7</text:p>
          </table:table-cell>
          <table:table-cell table:formula="of:=[.E304]-[.F304]-[.H304]-[.J304]-[.L304]" office:value-type="float" office:value="28790" calcext:value-type="float">
            <text:p>28790</text:p>
          </table:table-cell>
          <table:table-cell table:formula="of:=[.M30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10_S_Wi2013</text:p>
          </table:table-cell>
          <table:table-cell office:value-type="float" office:value="37664" calcext:value-type="float">
            <text:p>37664</text:p>
          </table:table-cell>
          <table:table-cell table:formula="of:=[.B305]-[.E305]" office:value-type="float" office:value="14556" calcext:value-type="float">
            <text:p>14556</text:p>
          </table:table-cell>
          <table:table-cell table:formula="of:=[.C305]/[.B305]" office:value-type="percentage" office:value="0.386469838572642" calcext:value-type="percentage">
            <text:p>38.6%</text:p>
          </table:table-cell>
          <table:table-cell office:value-type="float" office:value="23108" calcext:value-type="float">
            <text:p>23108</text:p>
          </table:table-cell>
          <table:table-cell office:value-type="float" office:value="12" calcext:value-type="float">
            <text:p>12</text:p>
          </table:table-cell>
          <table:table-cell table:formula="of:=[.F305]/[.E305]" office:value-type="percentage" office:value="0.000519300675090878" calcext:value-type="percentage">
            <text:p>0.1%</text:p>
          </table:table-cell>
          <table:table-cell office:value-type="float" office:value="135" calcext:value-type="float">
            <text:p>135</text:p>
          </table:table-cell>
          <table:table-cell table:formula="of:=[.H305]/[.E305]" office:value-type="percentage" office:value="0.00584213259477237" calcext:value-type="percentage">
            <text:p>0.6%</text:p>
          </table:table-cell>
          <table:table-cell office:value-type="float" office:value="500" calcext:value-type="float">
            <text:p>500</text:p>
          </table:table-cell>
          <table:table-cell table:formula="of:=[.J305]/[.E305]" office:value-type="percentage" office:value="0.0216375281287866" calcext:value-type="percentage">
            <text:p>2.2%</text:p>
          </table:table-cell>
          <table:table-cell office:value-type="float" office:value="1" calcext:value-type="float">
            <text:p>1</text:p>
          </table:table-cell>
          <table:table-cell table:formula="of:=[.E305]-[.F305]-[.H305]-[.J305]-[.L305]" office:value-type="float" office:value="22460" calcext:value-type="float">
            <text:p>22460</text:p>
          </table:table-cell>
          <table:table-cell table:formula="of:=[.M30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10_S_Wi2015</text:p>
          </table:table-cell>
          <table:table-cell office:value-type="float" office:value="44534" calcext:value-type="float">
            <text:p>44534</text:p>
          </table:table-cell>
          <table:table-cell table:formula="of:=[.B306]-[.E306]" office:value-type="float" office:value="18270" calcext:value-type="float">
            <text:p>18270</text:p>
          </table:table-cell>
          <table:table-cell table:formula="of:=[.C306]/[.B306]" office:value-type="percentage" office:value="0.410248349575605" calcext:value-type="percentage">
            <text:p>41.0%</text:p>
          </table:table-cell>
          <table:table-cell office:value-type="float" office:value="26264" calcext:value-type="float">
            <text:p>26264</text:p>
          </table:table-cell>
          <table:table-cell office:value-type="float" office:value="11" calcext:value-type="float">
            <text:p>11</text:p>
          </table:table-cell>
          <table:table-cell table:formula="of:=[.F306]/[.E306]" office:value-type="percentage" office:value="0.000418824246116357" calcext:value-type="percentage">
            <text:p>0.0%</text:p>
          </table:table-cell>
          <table:table-cell office:value-type="float" office:value="682" calcext:value-type="float">
            <text:p>682</text:p>
          </table:table-cell>
          <table:table-cell table:formula="of:=[.H306]/[.E306]" office:value-type="percentage" office:value="0.0259671032592141" calcext:value-type="percentage">
            <text:p>2.6%</text:p>
          </table:table-cell>
          <table:table-cell office:value-type="float" office:value="471" calcext:value-type="float">
            <text:p>471</text:p>
          </table:table-cell>
          <table:table-cell table:formula="of:=[.J306]/[.E306]" office:value-type="percentage" office:value="0.0179332927200731" calcext:value-type="percentage">
            <text:p>1.8%</text:p>
          </table:table-cell>
          <table:table-cell office:value-type="float" office:value="1" calcext:value-type="float">
            <text:p>1</text:p>
          </table:table-cell>
          <table:table-cell table:formula="of:=[.E306]-[.F306]-[.H306]-[.J306]-[.L306]" office:value-type="float" office:value="25099" calcext:value-type="float">
            <text:p>25099</text:p>
          </table:table-cell>
          <table:table-cell table:formula="of:=[.M30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10_S_Wi2016</text:p>
          </table:table-cell>
          <table:table-cell office:value-type="float" office:value="62477" calcext:value-type="float">
            <text:p>62477</text:p>
          </table:table-cell>
          <table:table-cell table:formula="of:=[.B307]-[.E307]" office:value-type="float" office:value="21975" calcext:value-type="float">
            <text:p>21975</text:p>
          </table:table-cell>
          <table:table-cell table:formula="of:=[.C307]/[.B307]" office:value-type="percentage" office:value="0.351729436432607" calcext:value-type="percentage">
            <text:p>35.2%</text:p>
          </table:table-cell>
          <table:table-cell office:value-type="float" office:value="40502" calcext:value-type="float">
            <text:p>40502</text:p>
          </table:table-cell>
          <table:table-cell office:value-type="float" office:value="63" calcext:value-type="float">
            <text:p>63</text:p>
          </table:table-cell>
          <table:table-cell table:formula="of:=[.F307]/[.E307]" office:value-type="percentage" office:value="0.00155547874179053" calcext:value-type="percentage">
            <text:p>0.2%</text:p>
          </table:table-cell>
          <table:table-cell office:value-type="float" office:value="954" calcext:value-type="float">
            <text:p>954</text:p>
          </table:table-cell>
          <table:table-cell table:formula="of:=[.H307]/[.E307]" office:value-type="percentage" office:value="0.0235543923756852" calcext:value-type="percentage">
            <text:p>2.4%</text:p>
          </table:table-cell>
          <table:table-cell office:value-type="float" office:value="742" calcext:value-type="float">
            <text:p>742</text:p>
          </table:table-cell>
          <table:table-cell table:formula="of:=[.J307]/[.E307]" office:value-type="percentage" office:value="0.0183200829588662" calcext:value-type="percentage">
            <text:p>1.8%</text:p>
          </table:table-cell>
          <table:table-cell office:value-type="float" office:value="7" calcext:value-type="float">
            <text:p>7</text:p>
          </table:table-cell>
          <table:table-cell table:formula="of:=[.E307]-[.F307]-[.H307]-[.J307]-[.L307]" office:value-type="float" office:value="38736" calcext:value-type="float">
            <text:p>38736</text:p>
          </table:table-cell>
          <table:table-cell table:formula="of:=[.M30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10_S_Wi2017A</text:p>
          </table:table-cell>
          <table:table-cell office:value-type="float" office:value="35890" calcext:value-type="float">
            <text:p>35890</text:p>
          </table:table-cell>
          <table:table-cell table:formula="of:=[.B308]-[.E308]" office:value-type="float" office:value="13299" calcext:value-type="float">
            <text:p>13299</text:p>
          </table:table-cell>
          <table:table-cell table:formula="of:=[.C308]/[.B308]" office:value-type="percentage" office:value="0.370548899414879" calcext:value-type="percentage">
            <text:p>37.1%</text:p>
          </table:table-cell>
          <table:table-cell office:value-type="float" office:value="22591" calcext:value-type="float">
            <text:p>22591</text:p>
          </table:table-cell>
          <table:table-cell office:value-type="float" office:value="25" calcext:value-type="float">
            <text:p>25</text:p>
          </table:table-cell>
          <table:table-cell table:formula="of:=[.F308]/[.E308]" office:value-type="percentage" office:value="0.0011066353857731" calcext:value-type="percentage">
            <text:p>0.1%</text:p>
          </table:table-cell>
          <table:table-cell office:value-type="float" office:value="1789" calcext:value-type="float">
            <text:p>1789</text:p>
          </table:table-cell>
          <table:table-cell table:formula="of:=[.H308]/[.E308]" office:value-type="percentage" office:value="0.0791908282059227" calcext:value-type="percentage">
            <text:p>7.9%</text:p>
          </table:table-cell>
          <table:table-cell office:value-type="float" office:value="299" calcext:value-type="float">
            <text:p>299</text:p>
          </table:table-cell>
          <table:table-cell table:formula="of:=[.J308]/[.E308]" office:value-type="percentage" office:value="0.0132353592138462" calcext:value-type="percentage">
            <text:p>1.3%</text:p>
          </table:table-cell>
          <table:table-cell office:value-type="float" office:value="0" calcext:value-type="float">
            <text:p>0</text:p>
          </table:table-cell>
          <table:table-cell table:formula="of:=[.E308]-[.F308]-[.H308]-[.J308]-[.L308]" office:value-type="float" office:value="20478" calcext:value-type="float">
            <text:p>20478</text:p>
          </table:table-cell>
          <table:table-cell table:formula="of:=[.M30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10_S_Wi2017B</text:p>
          </table:table-cell>
          <table:table-cell office:value-type="float" office:value="60127" calcext:value-type="float">
            <text:p>60127</text:p>
          </table:table-cell>
          <table:table-cell table:formula="of:=[.B309]-[.E309]" office:value-type="float" office:value="14057" calcext:value-type="float">
            <text:p>14057</text:p>
          </table:table-cell>
          <table:table-cell table:formula="of:=[.C309]/[.B309]" office:value-type="percentage" office:value="0.233788481048447" calcext:value-type="percentage">
            <text:p>23.4%</text:p>
          </table:table-cell>
          <table:table-cell office:value-type="float" office:value="46070" calcext:value-type="float">
            <text:p>46070</text:p>
          </table:table-cell>
          <table:table-cell office:value-type="float" office:value="129" calcext:value-type="float">
            <text:p>129</text:p>
          </table:table-cell>
          <table:table-cell table:formula="of:=[.F309]/[.E309]" office:value-type="percentage" office:value="0.00280008682439766" calcext:value-type="percentage">
            <text:p>0.3%</text:p>
          </table:table-cell>
          <table:table-cell office:value-type="float" office:value="3641" calcext:value-type="float">
            <text:p>3641</text:p>
          </table:table-cell>
          <table:table-cell table:formula="of:=[.H309]/[.E309]" office:value-type="percentage" office:value="0.0790319079661385" calcext:value-type="percentage">
            <text:p>7.9%</text:p>
          </table:table-cell>
          <table:table-cell office:value-type="float" office:value="629" calcext:value-type="float">
            <text:p>629</text:p>
          </table:table-cell>
          <table:table-cell table:formula="of:=[.J309]/[.E309]" office:value-type="percentage" office:value="0.0136531365313653" calcext:value-type="percentage">
            <text:p>1.4%</text:p>
          </table:table-cell>
          <table:table-cell office:value-type="float" office:value="9" calcext:value-type="float">
            <text:p>9</text:p>
          </table:table-cell>
          <table:table-cell table:formula="of:=[.E309]-[.F309]-[.H309]-[.J309]-[.L309]" office:value-type="float" office:value="41662" calcext:value-type="float">
            <text:p>41662</text:p>
          </table:table-cell>
          <table:table-cell table:formula="of:=[.M30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10_S_Wi2017RNA</text:p>
          </table:table-cell>
          <table:table-cell office:value-type="float" office:value="58729" calcext:value-type="float">
            <text:p>58729</text:p>
          </table:table-cell>
          <table:table-cell table:formula="of:=[.B310]-[.E310]" office:value-type="float" office:value="17922" calcext:value-type="float">
            <text:p>17922</text:p>
          </table:table-cell>
          <table:table-cell table:formula="of:=[.C310]/[.B310]" office:value-type="percentage" office:value="0.305164399189497" calcext:value-type="percentage">
            <text:p>30.5%</text:p>
          </table:table-cell>
          <table:table-cell office:value-type="float" office:value="40807" calcext:value-type="float">
            <text:p>40807</text:p>
          </table:table-cell>
          <table:table-cell office:value-type="float" office:value="8" calcext:value-type="float">
            <text:p>8</text:p>
          </table:table-cell>
          <table:table-cell table:formula="of:=[.F310]/[.E310]" office:value-type="percentage" office:value="0.00019604479623594" calcext:value-type="percentage">
            <text:p>0.0%</text:p>
          </table:table-cell>
          <table:table-cell office:value-type="float" office:value="136" calcext:value-type="float">
            <text:p>136</text:p>
          </table:table-cell>
          <table:table-cell table:formula="of:=[.H310]/[.E310]" office:value-type="percentage" office:value="0.00333276153601098" calcext:value-type="percentage">
            <text:p>0.3%</text:p>
          </table:table-cell>
          <table:table-cell office:value-type="float" office:value="408" calcext:value-type="float">
            <text:p>408</text:p>
          </table:table-cell>
          <table:table-cell table:formula="of:=[.J310]/[.E310]" office:value-type="percentage" office:value="0.00999828460803294" calcext:value-type="percentage">
            <text:p>1.0%</text:p>
          </table:table-cell>
          <table:table-cell office:value-type="float" office:value="8" calcext:value-type="float">
            <text:p>8</text:p>
          </table:table-cell>
          <table:table-cell table:formula="of:=[.E310]-[.F310]-[.H310]-[.J310]-[.L310]" office:value-type="float" office:value="40247" calcext:value-type="float">
            <text:p>40247</text:p>
          </table:table-cell>
          <table:table-cell table:formula="of:=[.M31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10_S_Wi2018</text:p>
          </table:table-cell>
          <table:table-cell office:value-type="float" office:value="38107" calcext:value-type="float">
            <text:p>38107</text:p>
          </table:table-cell>
          <table:table-cell table:formula="of:=[.B311]-[.E311]" office:value-type="float" office:value="14141" calcext:value-type="float">
            <text:p>14141</text:p>
          </table:table-cell>
          <table:table-cell table:formula="of:=[.C311]/[.B311]" office:value-type="percentage" office:value="0.37108667698848" calcext:value-type="percentage">
            <text:p>37.1%</text:p>
          </table:table-cell>
          <table:table-cell office:value-type="float" office:value="23966" calcext:value-type="float">
            <text:p>23966</text:p>
          </table:table-cell>
          <table:table-cell office:value-type="float" office:value="40" calcext:value-type="float">
            <text:p>40</text:p>
          </table:table-cell>
          <table:table-cell table:formula="of:=[.F311]/[.E311]" office:value-type="percentage" office:value="0.00166903112743053" calcext:value-type="percentage">
            <text:p>0.2%</text:p>
          </table:table-cell>
          <table:table-cell office:value-type="float" office:value="1542" calcext:value-type="float">
            <text:p>1542</text:p>
          </table:table-cell>
          <table:table-cell table:formula="of:=[.H311]/[.E311]" office:value-type="percentage" office:value="0.0643411499624468" calcext:value-type="percentage">
            <text:p>6.4%</text:p>
          </table:table-cell>
          <table:table-cell office:value-type="float" office:value="267" calcext:value-type="float">
            <text:p>267</text:p>
          </table:table-cell>
          <table:table-cell table:formula="of:=[.J311]/[.E311]" office:value-type="percentage" office:value="0.0111407827755988" calcext:value-type="percentage">
            <text:p>1.1%</text:p>
          </table:table-cell>
          <table:table-cell office:value-type="float" office:value="7" calcext:value-type="float">
            <text:p>7</text:p>
          </table:table-cell>
          <table:table-cell table:formula="of:=[.E311]-[.F311]-[.H311]-[.J311]-[.L311]" office:value-type="float" office:value="22110" calcext:value-type="float">
            <text:p>22110</text:p>
          </table:table-cell>
          <table:table-cell table:formula="of:=[.M31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10_S_Wi2019</text:p>
          </table:table-cell>
          <table:table-cell office:value-type="float" office:value="41429" calcext:value-type="float">
            <text:p>41429</text:p>
          </table:table-cell>
          <table:table-cell table:formula="of:=[.B312]-[.E312]" office:value-type="float" office:value="11264" calcext:value-type="float">
            <text:p>11264</text:p>
          </table:table-cell>
          <table:table-cell table:formula="of:=[.C312]/[.B312]" office:value-type="percentage" office:value="0.271886842549905" calcext:value-type="percentage">
            <text:p>27.2%</text:p>
          </table:table-cell>
          <table:table-cell office:value-type="float" office:value="30165" calcext:value-type="float">
            <text:p>30165</text:p>
          </table:table-cell>
          <table:table-cell office:value-type="float" office:value="268" calcext:value-type="float">
            <text:p>268</text:p>
          </table:table-cell>
          <table:table-cell table:formula="of:=[.F312]/[.E312]" office:value-type="percentage" office:value="0.00888446875517984" calcext:value-type="percentage">
            <text:p>0.9%</text:p>
          </table:table-cell>
          <table:table-cell office:value-type="float" office:value="4868" calcext:value-type="float">
            <text:p>4868</text:p>
          </table:table-cell>
          <table:table-cell table:formula="of:=[.H312]/[.E312]" office:value-type="percentage" office:value="0.161379081717222" calcext:value-type="percentage">
            <text:p>16.1%</text:p>
          </table:table-cell>
          <table:table-cell office:value-type="float" office:value="421" calcext:value-type="float">
            <text:p>421</text:p>
          </table:table-cell>
          <table:table-cell table:formula="of:=[.J312]/[.E312]" office:value-type="percentage" office:value="0.0139565721863086" calcext:value-type="percentage">
            <text:p>1.4%</text:p>
          </table:table-cell>
          <table:table-cell office:value-type="float" office:value="14" calcext:value-type="float">
            <text:p>14</text:p>
          </table:table-cell>
          <table:table-cell table:formula="of:=[.E312]-[.F312]-[.H312]-[.J312]-[.L312]" office:value-type="float" office:value="24594" calcext:value-type="float">
            <text:p>24594</text:p>
          </table:table-cell>
          <table:table-cell table:formula="of:=[.M31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S_Su2017</text:p>
          </table:table-cell>
          <table:table-cell office:value-type="float" office:value="39232" calcext:value-type="float">
            <text:p>39232</text:p>
          </table:table-cell>
          <table:table-cell table:formula="of:=[.B313]-[.E313]" office:value-type="float" office:value="13002" calcext:value-type="float">
            <text:p>13002</text:p>
          </table:table-cell>
          <table:table-cell table:formula="of:=[.C313]/[.B313]" office:value-type="percentage" office:value="0.331413132137031" calcext:value-type="percentage">
            <text:p>33.1%</text:p>
          </table:table-cell>
          <table:table-cell office:value-type="float" office:value="26230" calcext:value-type="float">
            <text:p>26230</text:p>
          </table:table-cell>
          <table:table-cell office:value-type="float" office:value="35" calcext:value-type="float">
            <text:p>35</text:p>
          </table:table-cell>
          <table:table-cell table:formula="of:=[.F313]/[.E313]" office:value-type="percentage" office:value="0.00133434998093786" calcext:value-type="percentage">
            <text:p>0.1%</text:p>
          </table:table-cell>
          <table:table-cell office:value-type="float" office:value="116" calcext:value-type="float">
            <text:p>116</text:p>
          </table:table-cell>
          <table:table-cell table:formula="of:=[.H313]/[.E313]" office:value-type="percentage" office:value="0.00442241707967976" calcext:value-type="percentage">
            <text:p>0.4%</text:p>
          </table:table-cell>
          <table:table-cell office:value-type="float" office:value="404" calcext:value-type="float">
            <text:p>404</text:p>
          </table:table-cell>
          <table:table-cell table:formula="of:=[.J313]/[.E313]" office:value-type="percentage" office:value="0.0154022112085398" calcext:value-type="percentage">
            <text:p>1.5%</text:p>
          </table:table-cell>
          <table:table-cell office:value-type="float" office:value="3" calcext:value-type="float">
            <text:p>3</text:p>
          </table:table-cell>
          <table:table-cell table:formula="of:=[.E313]-[.F313]-[.H313]-[.J313]-[.L313]" office:value-type="float" office:value="25672" calcext:value-type="float">
            <text:p>25672</text:p>
          </table:table-cell>
          <table:table-cell table:formula="of:=[.M31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S_Su2017RNA</text:p>
          </table:table-cell>
          <table:table-cell office:value-type="float" office:value="45196" calcext:value-type="float">
            <text:p>45196</text:p>
          </table:table-cell>
          <table:table-cell table:formula="of:=[.B314]-[.E314]" office:value-type="float" office:value="18836" calcext:value-type="float">
            <text:p>18836</text:p>
          </table:table-cell>
          <table:table-cell table:formula="of:=[.C314]/[.B314]" office:value-type="percentage" office:value="0.416762545357996" calcext:value-type="percentage">
            <text:p>41.7%</text:p>
          </table:table-cell>
          <table:table-cell office:value-type="float" office:value="26360" calcext:value-type="float">
            <text:p>26360</text:p>
          </table:table-cell>
          <table:table-cell office:value-type="float" office:value="84" calcext:value-type="float">
            <text:p>84</text:p>
          </table:table-cell>
          <table:table-cell table:formula="of:=[.F314]/[.E314]" office:value-type="percentage" office:value="0.0031866464339909" calcext:value-type="percentage">
            <text:p>0.3%</text:p>
          </table:table-cell>
          <table:table-cell office:value-type="float" office:value="698" calcext:value-type="float">
            <text:p>698</text:p>
          </table:table-cell>
          <table:table-cell table:formula="of:=[.H314]/[.E314]" office:value-type="percentage" office:value="0.0264795144157815" calcext:value-type="percentage">
            <text:p>2.6%</text:p>
          </table:table-cell>
          <table:table-cell office:value-type="float" office:value="397" calcext:value-type="float">
            <text:p>397</text:p>
          </table:table-cell>
          <table:table-cell table:formula="of:=[.J314]/[.E314]" office:value-type="percentage" office:value="0.0150606980273141" calcext:value-type="percentage">
            <text:p>1.5%</text:p>
          </table:table-cell>
          <table:table-cell office:value-type="float" office:value="5" calcext:value-type="float">
            <text:p>5</text:p>
          </table:table-cell>
          <table:table-cell table:formula="of:=[.E314]-[.F314]-[.H314]-[.J314]-[.L314]" office:value-type="float" office:value="25176" calcext:value-type="float">
            <text:p>25176</text:p>
          </table:table-cell>
          <table:table-cell table:formula="of:=[.M31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S_Su2018</text:p>
          </table:table-cell>
          <table:table-cell office:value-type="float" office:value="30306" calcext:value-type="float">
            <text:p>30306</text:p>
          </table:table-cell>
          <table:table-cell table:formula="of:=[.B315]-[.E315]" office:value-type="float" office:value="12862" calcext:value-type="float">
            <text:p>12862</text:p>
          </table:table-cell>
          <table:table-cell table:formula="of:=[.C315]/[.B315]" office:value-type="percentage" office:value="0.42440440836798" calcext:value-type="percentage">
            <text:p>42.4%</text:p>
          </table:table-cell>
          <table:table-cell office:value-type="float" office:value="17444" calcext:value-type="float">
            <text:p>17444</text:p>
          </table:table-cell>
          <table:table-cell office:value-type="float" office:value="9" calcext:value-type="float">
            <text:p>9</text:p>
          </table:table-cell>
          <table:table-cell table:formula="of:=[.F315]/[.E315]" office:value-type="percentage" office:value="0.000515936711763357" calcext:value-type="percentage">
            <text:p>0.1%</text:p>
          </table:table-cell>
          <table:table-cell office:value-type="float" office:value="51" calcext:value-type="float">
            <text:p>51</text:p>
          </table:table-cell>
          <table:table-cell table:formula="of:=[.H315]/[.E315]" office:value-type="percentage" office:value="0.00292364136665902" calcext:value-type="percentage">
            <text:p>0.3%</text:p>
          </table:table-cell>
          <table:table-cell office:value-type="float" office:value="247" calcext:value-type="float">
            <text:p>247</text:p>
          </table:table-cell>
          <table:table-cell table:formula="of:=[.J315]/[.E315]" office:value-type="percentage" office:value="0.0141595964228388" calcext:value-type="percentage">
            <text:p>1.4%</text:p>
          </table:table-cell>
          <table:table-cell office:value-type="float" office:value="2" calcext:value-type="float">
            <text:p>2</text:p>
          </table:table-cell>
          <table:table-cell table:formula="of:=[.E315]-[.F315]-[.H315]-[.J315]-[.L315]" office:value-type="float" office:value="17135" calcext:value-type="float">
            <text:p>17135</text:p>
          </table:table-cell>
          <table:table-cell table:formula="of:=[.M31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S_Wi2013</text:p>
          </table:table-cell>
          <table:table-cell office:value-type="float" office:value="42809" calcext:value-type="float">
            <text:p>42809</text:p>
          </table:table-cell>
          <table:table-cell table:formula="of:=[.B316]-[.E316]" office:value-type="float" office:value="15174" calcext:value-type="float">
            <text:p>15174</text:p>
          </table:table-cell>
          <table:table-cell table:formula="of:=[.C316]/[.B316]" office:value-type="percentage" office:value="0.354458174682894" calcext:value-type="percentage">
            <text:p>35.4%</text:p>
          </table:table-cell>
          <table:table-cell office:value-type="float" office:value="27635" calcext:value-type="float">
            <text:p>27635</text:p>
          </table:table-cell>
          <table:table-cell office:value-type="float" office:value="7" calcext:value-type="float">
            <text:p>7</text:p>
          </table:table-cell>
          <table:table-cell table:formula="of:=[.F316]/[.E316]" office:value-type="percentage" office:value="0.000253301972136783" calcext:value-type="percentage">
            <text:p>0.0%</text:p>
          </table:table-cell>
          <table:table-cell office:value-type="float" office:value="86" calcext:value-type="float">
            <text:p>86</text:p>
          </table:table-cell>
          <table:table-cell table:formula="of:=[.H316]/[.E316]" office:value-type="percentage" office:value="0.00311199565768048" calcext:value-type="percentage">
            <text:p>0.3%</text:p>
          </table:table-cell>
          <table:table-cell office:value-type="float" office:value="827" calcext:value-type="float">
            <text:p>827</text:p>
          </table:table-cell>
          <table:table-cell table:formula="of:=[.J316]/[.E316]" office:value-type="percentage" office:value="0.0299258187081599" calcext:value-type="percentage">
            <text:p>3.0%</text:p>
          </table:table-cell>
          <table:table-cell office:value-type="float" office:value="6" calcext:value-type="float">
            <text:p>6</text:p>
          </table:table-cell>
          <table:table-cell table:formula="of:=[.E316]-[.F316]-[.H316]-[.J316]-[.L316]" office:value-type="float" office:value="26709" calcext:value-type="float">
            <text:p>26709</text:p>
          </table:table-cell>
          <table:table-cell table:formula="of:=[.M31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S_Wi2015</text:p>
          </table:table-cell>
          <table:table-cell office:value-type="float" office:value="25863" calcext:value-type="float">
            <text:p>25863</text:p>
          </table:table-cell>
          <table:table-cell table:formula="of:=[.B317]-[.E317]" office:value-type="float" office:value="12253" calcext:value-type="float">
            <text:p>12253</text:p>
          </table:table-cell>
          <table:table-cell table:formula="of:=[.C317]/[.B317]" office:value-type="percentage" office:value="0.473765611104667" calcext:value-type="percentage">
            <text:p>47.4%</text:p>
          </table:table-cell>
          <table:table-cell office:value-type="float" office:value="13610" calcext:value-type="float">
            <text:p>13610</text:p>
          </table:table-cell>
          <table:table-cell office:value-type="float" office:value="6" calcext:value-type="float">
            <text:p>6</text:p>
          </table:table-cell>
          <table:table-cell table:formula="of:=[.F317]/[.E317]" office:value-type="percentage" office:value="0.000440852314474651" calcext:value-type="percentage">
            <text:p>0.0%</text:p>
          </table:table-cell>
          <table:table-cell office:value-type="float" office:value="30" calcext:value-type="float">
            <text:p>30</text:p>
          </table:table-cell>
          <table:table-cell table:formula="of:=[.H317]/[.E317]" office:value-type="percentage" office:value="0.00220426157237325" calcext:value-type="percentage">
            <text:p>0.2%</text:p>
          </table:table-cell>
          <table:table-cell office:value-type="float" office:value="331" calcext:value-type="float">
            <text:p>331</text:p>
          </table:table-cell>
          <table:table-cell table:formula="of:=[.J317]/[.E317]" office:value-type="percentage" office:value="0.0243203526818516" calcext:value-type="percentage">
            <text:p>2.4%</text:p>
          </table:table-cell>
          <table:table-cell office:value-type="float" office:value="1" calcext:value-type="float">
            <text:p>1</text:p>
          </table:table-cell>
          <table:table-cell table:formula="of:=[.E317]-[.F317]-[.H317]-[.J317]-[.L317]" office:value-type="float" office:value="13242" calcext:value-type="float">
            <text:p>13242</text:p>
          </table:table-cell>
          <table:table-cell table:formula="of:=[.M31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S_Wi2016</text:p>
          </table:table-cell>
          <table:table-cell office:value-type="float" office:value="70258" calcext:value-type="float">
            <text:p>70258</text:p>
          </table:table-cell>
          <table:table-cell table:formula="of:=[.B318]-[.E318]" office:value-type="float" office:value="23550" calcext:value-type="float">
            <text:p>23550</text:p>
          </table:table-cell>
          <table:table-cell table:formula="of:=[.C318]/[.B318]" office:value-type="percentage" office:value="0.335193145264596" calcext:value-type="percentage">
            <text:p>33.5%</text:p>
          </table:table-cell>
          <table:table-cell office:value-type="float" office:value="46708" calcext:value-type="float">
            <text:p>46708</text:p>
          </table:table-cell>
          <table:table-cell office:value-type="float" office:value="17" calcext:value-type="float">
            <text:p>17</text:p>
          </table:table-cell>
          <table:table-cell table:formula="of:=[.F318]/[.E318]" office:value-type="percentage" office:value="0.000363963346750021" calcext:value-type="percentage">
            <text:p>0.0%</text:p>
          </table:table-cell>
          <table:table-cell office:value-type="float" office:value="118" calcext:value-type="float">
            <text:p>118</text:p>
          </table:table-cell>
          <table:table-cell table:formula="of:=[.H318]/[.E318]" office:value-type="percentage" office:value="0.0025263338186178" calcext:value-type="percentage">
            <text:p>0.3%</text:p>
          </table:table-cell>
          <table:table-cell office:value-type="float" office:value="777" calcext:value-type="float">
            <text:p>777</text:p>
          </table:table-cell>
          <table:table-cell table:formula="of:=[.J318]/[.E318]" office:value-type="percentage" office:value="0.0166352659073392" calcext:value-type="percentage">
            <text:p>1.7%</text:p>
          </table:table-cell>
          <table:table-cell office:value-type="float" office:value="18" calcext:value-type="float">
            <text:p>18</text:p>
          </table:table-cell>
          <table:table-cell table:formula="of:=[.E318]-[.F318]-[.H318]-[.J318]-[.L318]" office:value-type="float" office:value="45778" calcext:value-type="float">
            <text:p>45778</text:p>
          </table:table-cell>
          <table:table-cell table:formula="of:=[.M31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S_Wi2017</text:p>
          </table:table-cell>
          <table:table-cell office:value-type="float" office:value="57685" calcext:value-type="float">
            <text:p>57685</text:p>
          </table:table-cell>
          <table:table-cell table:formula="of:=[.B319]-[.E319]" office:value-type="float" office:value="16015" calcext:value-type="float">
            <text:p>16015</text:p>
          </table:table-cell>
          <table:table-cell table:formula="of:=[.C319]/[.B319]" office:value-type="percentage" office:value="0.277628499609951" calcext:value-type="percentage">
            <text:p>27.8%</text:p>
          </table:table-cell>
          <table:table-cell office:value-type="float" office:value="41670" calcext:value-type="float">
            <text:p>41670</text:p>
          </table:table-cell>
          <table:table-cell office:value-type="float" office:value="10" calcext:value-type="float">
            <text:p>10</text:p>
          </table:table-cell>
          <table:table-cell table:formula="of:=[.F319]/[.E319]" office:value-type="percentage" office:value="0.000239980801535877" calcext:value-type="percentage">
            <text:p>0.0%</text:p>
          </table:table-cell>
          <table:table-cell office:value-type="float" office:value="225" calcext:value-type="float">
            <text:p>225</text:p>
          </table:table-cell>
          <table:table-cell table:formula="of:=[.H319]/[.E319]" office:value-type="percentage" office:value="0.00539956803455724" calcext:value-type="percentage">
            <text:p>0.5%</text:p>
          </table:table-cell>
          <table:table-cell office:value-type="float" office:value="1120" calcext:value-type="float">
            <text:p>1120</text:p>
          </table:table-cell>
          <table:table-cell table:formula="of:=[.J319]/[.E319]" office:value-type="percentage" office:value="0.0268778497720182" calcext:value-type="percentage">
            <text:p>2.7%</text:p>
          </table:table-cell>
          <table:table-cell office:value-type="float" office:value="9" calcext:value-type="float">
            <text:p>9</text:p>
          </table:table-cell>
          <table:table-cell table:formula="of:=[.E319]-[.F319]-[.H319]-[.J319]-[.L319]" office:value-type="float" office:value="40306" calcext:value-type="float">
            <text:p>40306</text:p>
          </table:table-cell>
          <table:table-cell table:formula="of:=[.M31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S_Wi2017RNA</text:p>
          </table:table-cell>
          <table:table-cell office:value-type="float" office:value="55419" calcext:value-type="float">
            <text:p>55419</text:p>
          </table:table-cell>
          <table:table-cell table:formula="of:=[.B320]-[.E320]" office:value-type="float" office:value="23978" calcext:value-type="float">
            <text:p>23978</text:p>
          </table:table-cell>
          <table:table-cell table:formula="of:=[.C320]/[.B320]" office:value-type="percentage" office:value="0.432667496706906" calcext:value-type="percentage">
            <text:p>43.3%</text:p>
          </table:table-cell>
          <table:table-cell office:value-type="float" office:value="31441" calcext:value-type="float">
            <text:p>31441</text:p>
          </table:table-cell>
          <table:table-cell office:value-type="float" office:value="9" calcext:value-type="float">
            <text:p>9</text:p>
          </table:table-cell>
          <table:table-cell table:formula="of:=[.F320]/[.E320]" office:value-type="percentage" office:value="0.000286250437327057" calcext:value-type="percentage">
            <text:p>0.0%</text:p>
          </table:table-cell>
          <table:table-cell office:value-type="float" office:value="208" calcext:value-type="float">
            <text:p>208</text:p>
          </table:table-cell>
          <table:table-cell table:formula="of:=[.H320]/[.E320]" office:value-type="percentage" office:value="0.00661556566266976" calcext:value-type="percentage">
            <text:p>0.7%</text:p>
          </table:table-cell>
          <table:table-cell office:value-type="float" office:value="633" calcext:value-type="float">
            <text:p>633</text:p>
          </table:table-cell>
          <table:table-cell table:formula="of:=[.J320]/[.E320]" office:value-type="percentage" office:value="0.0201329474253363" calcext:value-type="percentage">
            <text:p>2.0%</text:p>
          </table:table-cell>
          <table:table-cell office:value-type="float" office:value="6" calcext:value-type="float">
            <text:p>6</text:p>
          </table:table-cell>
          <table:table-cell table:formula="of:=[.E320]-[.F320]-[.H320]-[.J320]-[.L320]" office:value-type="float" office:value="30585" calcext:value-type="float">
            <text:p>30585</text:p>
          </table:table-cell>
          <table:table-cell table:formula="of:=[.M32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S_Wi2018</text:p>
          </table:table-cell>
          <table:table-cell office:value-type="float" office:value="35106" calcext:value-type="float">
            <text:p>35106</text:p>
          </table:table-cell>
          <table:table-cell table:formula="of:=[.B321]-[.E321]" office:value-type="float" office:value="10862" calcext:value-type="float">
            <text:p>10862</text:p>
          </table:table-cell>
          <table:table-cell table:formula="of:=[.C321]/[.B321]" office:value-type="percentage" office:value="0.30940579957842" calcext:value-type="percentage">
            <text:p>30.9%</text:p>
          </table:table-cell>
          <table:table-cell office:value-type="float" office:value="24244" calcext:value-type="float">
            <text:p>24244</text:p>
          </table:table-cell>
          <table:table-cell office:value-type="float" office:value="13" calcext:value-type="float">
            <text:p>13</text:p>
          </table:table-cell>
          <table:table-cell table:formula="of:=[.F321]/[.E321]" office:value-type="percentage" office:value="0.000536215146015509" calcext:value-type="percentage">
            <text:p>0.1%</text:p>
          </table:table-cell>
          <table:table-cell office:value-type="float" office:value="32" calcext:value-type="float">
            <text:p>32</text:p>
          </table:table-cell>
          <table:table-cell table:formula="of:=[.H321]/[.E321]" office:value-type="percentage" office:value="0.00131991420557664" calcext:value-type="percentage">
            <text:p>0.1%</text:p>
          </table:table-cell>
          <table:table-cell office:value-type="float" office:value="489" calcext:value-type="float">
            <text:p>489</text:p>
          </table:table-cell>
          <table:table-cell table:formula="of:=[.J321]/[.E321]" office:value-type="percentage" office:value="0.020169938953968" calcext:value-type="percentage">
            <text:p>2.0%</text:p>
          </table:table-cell>
          <table:table-cell office:value-type="float" office:value="3" calcext:value-type="float">
            <text:p>3</text:p>
          </table:table-cell>
          <table:table-cell table:formula="of:=[.E321]-[.F321]-[.H321]-[.J321]-[.L321]" office:value-type="float" office:value="23707" calcext:value-type="float">
            <text:p>23707</text:p>
          </table:table-cell>
          <table:table-cell table:formula="of:=[.M32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S_Wi2018RNA</text:p>
          </table:table-cell>
          <table:table-cell office:value-type="float" office:value="46887" calcext:value-type="float">
            <text:p>46887</text:p>
          </table:table-cell>
          <table:table-cell table:formula="of:=[.B322]-[.E322]" office:value-type="float" office:value="24069" calcext:value-type="float">
            <text:p>24069</text:p>
          </table:table-cell>
          <table:table-cell table:formula="of:=[.C322]/[.B322]" office:value-type="percentage" office:value="0.513340584810289" calcext:value-type="percentage">
            <text:p>51.3%</text:p>
          </table:table-cell>
          <table:table-cell office:value-type="float" office:value="22818" calcext:value-type="float">
            <text:p>22818</text:p>
          </table:table-cell>
          <table:table-cell office:value-type="float" office:value="19" calcext:value-type="float">
            <text:p>19</text:p>
          </table:table-cell>
          <table:table-cell table:formula="of:=[.F322]/[.E322]" office:value-type="percentage" office:value="0.000832675957577351" calcext:value-type="percentage">
            <text:p>0.1%</text:p>
          </table:table-cell>
          <table:table-cell office:value-type="float" office:value="49" calcext:value-type="float">
            <text:p>49</text:p>
          </table:table-cell>
          <table:table-cell table:formula="of:=[.H322]/[.E322]" office:value-type="percentage" office:value="0.00214742746954159" calcext:value-type="percentage">
            <text:p>0.2%</text:p>
          </table:table-cell>
          <table:table-cell office:value-type="float" office:value="285" calcext:value-type="float">
            <text:p>285</text:p>
          </table:table-cell>
          <table:table-cell table:formula="of:=[.J322]/[.E322]" office:value-type="percentage" office:value="0.0124901393636603" calcext:value-type="percentage">
            <text:p>1.2%</text:p>
          </table:table-cell>
          <table:table-cell office:value-type="float" office:value="4" calcext:value-type="float">
            <text:p>4</text:p>
          </table:table-cell>
          <table:table-cell table:formula="of:=[.E322]-[.F322]-[.H322]-[.J322]-[.L322]" office:value-type="float" office:value="22461" calcext:value-type="float">
            <text:p>22461</text:p>
          </table:table-cell>
          <table:table-cell table:formula="of:=[.M32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S_Wi2019</text:p>
          </table:table-cell>
          <table:table-cell office:value-type="float" office:value="67668" calcext:value-type="float">
            <text:p>67668</text:p>
          </table:table-cell>
          <table:table-cell table:formula="of:=[.B323]-[.E323]" office:value-type="float" office:value="7737" calcext:value-type="float">
            <text:p>7737</text:p>
          </table:table-cell>
          <table:table-cell table:formula="of:=[.C323]/[.B323]" office:value-type="percentage" office:value="0.114337648519241" calcext:value-type="percentage">
            <text:p>11.4%</text:p>
          </table:table-cell>
          <table:table-cell office:value-type="float" office:value="59931" calcext:value-type="float">
            <text:p>59931</text:p>
          </table:table-cell>
          <table:table-cell office:value-type="float" office:value="109" calcext:value-type="float">
            <text:p>109</text:p>
          </table:table-cell>
          <table:table-cell table:formula="of:=[.F323]/[.E323]" office:value-type="percentage" office:value="0.0018187582386411" calcext:value-type="percentage">
            <text:p>0.2%</text:p>
          </table:table-cell>
          <table:table-cell office:value-type="float" office:value="540" calcext:value-type="float">
            <text:p>540</text:p>
          </table:table-cell>
          <table:table-cell table:formula="of:=[.H323]/[.E323]" office:value-type="percentage" office:value="0.00901036191620363" calcext:value-type="percentage">
            <text:p>0.9%</text:p>
          </table:table-cell>
          <table:table-cell office:value-type="float" office:value="925" calcext:value-type="float">
            <text:p>925</text:p>
          </table:table-cell>
          <table:table-cell table:formula="of:=[.J323]/[.E323]" office:value-type="percentage" office:value="0.0154344162453488" calcext:value-type="percentage">
            <text:p>1.5%</text:p>
          </table:table-cell>
          <table:table-cell office:value-type="float" office:value="22" calcext:value-type="float">
            <text:p>22</text:p>
          </table:table-cell>
          <table:table-cell table:formula="of:=[.E323]-[.F323]-[.H323]-[.J323]-[.L323]" office:value-type="float" office:value="58335" calcext:value-type="float">
            <text:p>58335</text:p>
          </table:table-cell>
          <table:table-cell table:formula="of:=[.M32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WBM_Su2017</text:p>
          </table:table-cell>
          <table:table-cell office:value-type="float" office:value="42475" calcext:value-type="float">
            <text:p>42475</text:p>
          </table:table-cell>
          <table:table-cell table:formula="of:=[.B324]-[.E324]" office:value-type="float" office:value="13697" calcext:value-type="float">
            <text:p>13697</text:p>
          </table:table-cell>
          <table:table-cell table:formula="of:=[.C324]/[.B324]" office:value-type="percentage" office:value="0.322472042377869" calcext:value-type="percentage">
            <text:p>32.2%</text:p>
          </table:table-cell>
          <table:table-cell office:value-type="float" office:value="28778" calcext:value-type="float">
            <text:p>28778</text:p>
          </table:table-cell>
          <table:table-cell office:value-type="float" office:value="40" calcext:value-type="float">
            <text:p>40</text:p>
          </table:table-cell>
          <table:table-cell table:formula="of:=[.F324]/[.E324]" office:value-type="percentage" office:value="0.00138995065675169" calcext:value-type="percentage">
            <text:p>0.1%</text:p>
          </table:table-cell>
          <table:table-cell office:value-type="float" office:value="148" calcext:value-type="float">
            <text:p>148</text:p>
          </table:table-cell>
          <table:table-cell table:formula="of:=[.H324]/[.E324]" office:value-type="percentage" office:value="0.00514281742998124" calcext:value-type="percentage">
            <text:p>0.5%</text:p>
          </table:table-cell>
          <table:table-cell office:value-type="float" office:value="17" calcext:value-type="float">
            <text:p>17</text:p>
          </table:table-cell>
          <table:table-cell table:formula="of:=[.J324]/[.E324]" office:value-type="percentage" office:value="0.000590729029119466" calcext:value-type="percentage">
            <text:p>0.1%</text:p>
          </table:table-cell>
          <table:table-cell office:value-type="float" office:value="3" calcext:value-type="float">
            <text:p>3</text:p>
          </table:table-cell>
          <table:table-cell table:formula="of:=[.E324]-[.F324]-[.H324]-[.J324]-[.L324]" office:value-type="float" office:value="28570" calcext:value-type="float">
            <text:p>28570</text:p>
          </table:table-cell>
          <table:table-cell table:formula="of:=[.M32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WBM_Su2018</text:p>
          </table:table-cell>
          <table:table-cell office:value-type="float" office:value="46609" calcext:value-type="float">
            <text:p>46609</text:p>
          </table:table-cell>
          <table:table-cell table:formula="of:=[.B325]-[.E325]" office:value-type="float" office:value="14580" calcext:value-type="float">
            <text:p>14580</text:p>
          </table:table-cell>
          <table:table-cell table:formula="of:=[.C325]/[.B325]" office:value-type="percentage" office:value="0.31281512154305" calcext:value-type="percentage">
            <text:p>31.3%</text:p>
          </table:table-cell>
          <table:table-cell office:value-type="float" office:value="32029" calcext:value-type="float">
            <text:p>32029</text:p>
          </table:table-cell>
          <table:table-cell office:value-type="float" office:value="16" calcext:value-type="float">
            <text:p>16</text:p>
          </table:table-cell>
          <table:table-cell table:formula="of:=[.F325]/[.E325]" office:value-type="percentage" office:value="0.000499547285272722" calcext:value-type="percentage">
            <text:p>0.0%</text:p>
          </table:table-cell>
          <table:table-cell office:value-type="float" office:value="1411" calcext:value-type="float">
            <text:p>1411</text:p>
          </table:table-cell>
          <table:table-cell table:formula="of:=[.H325]/[.E325]" office:value-type="percentage" office:value="0.0440538262199881" calcext:value-type="percentage">
            <text:p>4.4%</text:p>
          </table:table-cell>
          <table:table-cell office:value-type="float" office:value="27" calcext:value-type="float">
            <text:p>27</text:p>
          </table:table-cell>
          <table:table-cell table:formula="of:=[.J325]/[.E325]" office:value-type="percentage" office:value="0.000842986043897718" calcext:value-type="percentage">
            <text:p>0.1%</text:p>
          </table:table-cell>
          <table:table-cell office:value-type="float" office:value="6" calcext:value-type="float">
            <text:p>6</text:p>
          </table:table-cell>
          <table:table-cell table:formula="of:=[.E325]-[.F325]-[.H325]-[.J325]-[.L325]" office:value-type="float" office:value="30569" calcext:value-type="float">
            <text:p>30569</text:p>
          </table:table-cell>
          <table:table-cell table:formula="of:=[.M32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WPM_Au2017</text:p>
          </table:table-cell>
          <table:table-cell office:value-type="float" office:value="27542" calcext:value-type="float">
            <text:p>27542</text:p>
          </table:table-cell>
          <table:table-cell table:formula="of:=[.B326]-[.E326]" office:value-type="float" office:value="9082" calcext:value-type="float">
            <text:p>9082</text:p>
          </table:table-cell>
          <table:table-cell table:formula="of:=[.C326]/[.B326]" office:value-type="percentage" office:value="0.329750925858688" calcext:value-type="percentage">
            <text:p>33.0%</text:p>
          </table:table-cell>
          <table:table-cell office:value-type="float" office:value="18460" calcext:value-type="float">
            <text:p>18460</text:p>
          </table:table-cell>
          <table:table-cell office:value-type="float" office:value="56" calcext:value-type="float">
            <text:p>56</text:p>
          </table:table-cell>
          <table:table-cell table:formula="of:=[.F326]/[.E326]" office:value-type="percentage" office:value="0.00303358613217768" calcext:value-type="percentage">
            <text:p>0.3%</text:p>
          </table:table-cell>
          <table:table-cell office:value-type="float" office:value="162" calcext:value-type="float">
            <text:p>162</text:p>
          </table:table-cell>
          <table:table-cell table:formula="of:=[.H326]/[.E326]" office:value-type="percentage" office:value="0.00877573131094258" calcext:value-type="percentage">
            <text:p>0.9%</text:p>
          </table:table-cell>
          <table:table-cell office:value-type="float" office:value="48" calcext:value-type="float">
            <text:p>48</text:p>
          </table:table-cell>
          <table:table-cell table:formula="of:=[.J326]/[.E326]" office:value-type="percentage" office:value="0.00260021668472373" calcext:value-type="percentage">
            <text:p>0.3%</text:p>
          </table:table-cell>
          <table:table-cell office:value-type="float" office:value="1" calcext:value-type="float">
            <text:p>1</text:p>
          </table:table-cell>
          <table:table-cell table:formula="of:=[.E326]-[.F326]-[.H326]-[.J326]-[.L326]" office:value-type="float" office:value="18193" calcext:value-type="float">
            <text:p>18193</text:p>
          </table:table-cell>
          <table:table-cell table:formula="of:=[.M32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WPM_Au2018</text:p>
          </table:table-cell>
          <table:table-cell office:value-type="float" office:value="68270" calcext:value-type="float">
            <text:p>68270</text:p>
          </table:table-cell>
          <table:table-cell table:formula="of:=[.B327]-[.E327]" office:value-type="float" office:value="16683" calcext:value-type="float">
            <text:p>16683</text:p>
          </table:table-cell>
          <table:table-cell table:formula="of:=[.C327]/[.B327]" office:value-type="percentage" office:value="0.244367950783653" calcext:value-type="percentage">
            <text:p>24.4%</text:p>
          </table:table-cell>
          <table:table-cell office:value-type="float" office:value="51587" calcext:value-type="float">
            <text:p>51587</text:p>
          </table:table-cell>
          <table:table-cell office:value-type="float" office:value="23" calcext:value-type="float">
            <text:p>23</text:p>
          </table:table-cell>
          <table:table-cell table:formula="of:=[.F327]/[.E327]" office:value-type="percentage" office:value="0.000445848760346599" calcext:value-type="percentage">
            <text:p>0.0%</text:p>
          </table:table-cell>
          <table:table-cell office:value-type="float" office:value="54" calcext:value-type="float">
            <text:p>54</text:p>
          </table:table-cell>
          <table:table-cell table:formula="of:=[.H327]/[.E327]" office:value-type="percentage" office:value="0.00104677535037897" calcext:value-type="percentage">
            <text:p>0.1%</text:p>
          </table:table-cell>
          <table:table-cell office:value-type="float" office:value="467" calcext:value-type="float">
            <text:p>467</text:p>
          </table:table-cell>
          <table:table-cell table:formula="of:=[.J327]/[.E327]" office:value-type="percentage" office:value="0.00905266830790703" calcext:value-type="percentage">
            <text:p>0.9%</text:p>
          </table:table-cell>
          <table:table-cell office:value-type="float" office:value="9" calcext:value-type="float">
            <text:p>9</text:p>
          </table:table-cell>
          <table:table-cell table:formula="of:=[.E327]-[.F327]-[.H327]-[.J327]-[.L327]" office:value-type="float" office:value="51034" calcext:value-type="float">
            <text:p>51034</text:p>
          </table:table-cell>
          <table:table-cell table:formula="of:=[.M32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WPM_Sp2017</text:p>
          </table:table-cell>
          <table:table-cell office:value-type="float" office:value="34209" calcext:value-type="float">
            <text:p>34209</text:p>
          </table:table-cell>
          <table:table-cell table:formula="of:=[.B328]-[.E328]" office:value-type="float" office:value="12804" calcext:value-type="float">
            <text:p>12804</text:p>
          </table:table-cell>
          <table:table-cell table:formula="of:=[.C328]/[.B328]" office:value-type="percentage" office:value="0.37428746821012" calcext:value-type="percentage">
            <text:p>37.4%</text:p>
          </table:table-cell>
          <table:table-cell office:value-type="float" office:value="21405" calcext:value-type="float">
            <text:p>21405</text:p>
          </table:table-cell>
          <table:table-cell office:value-type="float" office:value="4" calcext:value-type="float">
            <text:p>4</text:p>
          </table:table-cell>
          <table:table-cell table:formula="of:=[.F328]/[.E328]" office:value-type="percentage" office:value="0.000186872226115394" calcext:value-type="percentage">
            <text:p>0.0%</text:p>
          </table:table-cell>
          <table:table-cell office:value-type="float" office:value="113" calcext:value-type="float">
            <text:p>113</text:p>
          </table:table-cell>
          <table:table-cell table:formula="of:=[.H328]/[.E328]" office:value-type="percentage" office:value="0.00527914038775987" calcext:value-type="percentage">
            <text:p>0.5%</text:p>
          </table:table-cell>
          <table:table-cell office:value-type="float" office:value="49" calcext:value-type="float">
            <text:p>49</text:p>
          </table:table-cell>
          <table:table-cell table:formula="of:=[.J328]/[.E328]" office:value-type="percentage" office:value="0.00228918476991357" calcext:value-type="percentage">
            <text:p>0.2%</text:p>
          </table:table-cell>
          <table:table-cell office:value-type="float" office:value="0" calcext:value-type="float">
            <text:p>0</text:p>
          </table:table-cell>
          <table:table-cell table:formula="of:=[.E328]-[.F328]-[.H328]-[.J328]-[.L328]" office:value-type="float" office:value="21239" calcext:value-type="float">
            <text:p>21239</text:p>
          </table:table-cell>
          <table:table-cell table:formula="of:=[.M32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WPM_Sp2018</text:p>
          </table:table-cell>
          <table:table-cell office:value-type="float" office:value="43817" calcext:value-type="float">
            <text:p>43817</text:p>
          </table:table-cell>
          <table:table-cell table:formula="of:=[.B329]-[.E329]" office:value-type="float" office:value="10466" calcext:value-type="float">
            <text:p>10466</text:p>
          </table:table-cell>
          <table:table-cell table:formula="of:=[.C329]/[.B329]" office:value-type="percentage" office:value="0.238857064609626" calcext:value-type="percentage">
            <text:p>23.9%</text:p>
          </table:table-cell>
          <table:table-cell office:value-type="float" office:value="33351" calcext:value-type="float">
            <text:p>33351</text:p>
          </table:table-cell>
          <table:table-cell office:value-type="float" office:value="8" calcext:value-type="float">
            <text:p>8</text:p>
          </table:table-cell>
          <table:table-cell table:formula="of:=[.F329]/[.E329]" office:value-type="percentage" office:value="0.000239872867380288" calcext:value-type="percentage">
            <text:p>0.0%</text:p>
          </table:table-cell>
          <table:table-cell office:value-type="float" office:value="92" calcext:value-type="float">
            <text:p>92</text:p>
          </table:table-cell>
          <table:table-cell table:formula="of:=[.H329]/[.E329]" office:value-type="percentage" office:value="0.00275853797487332" calcext:value-type="percentage">
            <text:p>0.3%</text:p>
          </table:table-cell>
          <table:table-cell office:value-type="float" office:value="35" calcext:value-type="float">
            <text:p>35</text:p>
          </table:table-cell>
          <table:table-cell table:formula="of:=[.J329]/[.E329]" office:value-type="percentage" office:value="0.00104944379478876" calcext:value-type="percentage">
            <text:p>0.1%</text:p>
          </table:table-cell>
          <table:table-cell office:value-type="float" office:value="4" calcext:value-type="float">
            <text:p>4</text:p>
          </table:table-cell>
          <table:table-cell table:formula="of:=[.E329]-[.F329]-[.H329]-[.J329]-[.L329]" office:value-type="float" office:value="33212" calcext:value-type="float">
            <text:p>33212</text:p>
          </table:table-cell>
          <table:table-cell table:formula="of:=[.M32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WPM_Su2017</text:p>
          </table:table-cell>
          <table:table-cell office:value-type="float" office:value="49050" calcext:value-type="float">
            <text:p>49050</text:p>
          </table:table-cell>
          <table:table-cell table:formula="of:=[.B330]-[.E330]" office:value-type="float" office:value="15885" calcext:value-type="float">
            <text:p>15885</text:p>
          </table:table-cell>
          <table:table-cell table:formula="of:=[.C330]/[.B330]" office:value-type="percentage" office:value="0.323853211009174" calcext:value-type="percentage">
            <text:p>32.4%</text:p>
          </table:table-cell>
          <table:table-cell office:value-type="float" office:value="33165" calcext:value-type="float">
            <text:p>33165</text:p>
          </table:table-cell>
          <table:table-cell office:value-type="float" office:value="20" calcext:value-type="float">
            <text:p>20</text:p>
          </table:table-cell>
          <table:table-cell table:formula="of:=[.F330]/[.E330]" office:value-type="percentage" office:value="0.000603045379164782" calcext:value-type="percentage">
            <text:p>0.1%</text:p>
          </table:table-cell>
          <table:table-cell office:value-type="float" office:value="103" calcext:value-type="float">
            <text:p>103</text:p>
          </table:table-cell>
          <table:table-cell table:formula="of:=[.H330]/[.E330]" office:value-type="percentage" office:value="0.00310568370269863" calcext:value-type="percentage">
            <text:p>0.3%</text:p>
          </table:table-cell>
          <table:table-cell office:value-type="float" office:value="22" calcext:value-type="float">
            <text:p>22</text:p>
          </table:table-cell>
          <table:table-cell table:formula="of:=[.J330]/[.E330]" office:value-type="percentage" office:value="0.00066334991708126" calcext:value-type="percentage">
            <text:p>0.1%</text:p>
          </table:table-cell>
          <table:table-cell office:value-type="float" office:value="2" calcext:value-type="float">
            <text:p>2</text:p>
          </table:table-cell>
          <table:table-cell table:formula="of:=[.E330]-[.F330]-[.H330]-[.J330]-[.L330]" office:value-type="float" office:value="33018" calcext:value-type="float">
            <text:p>33018</text:p>
          </table:table-cell>
          <table:table-cell table:formula="of:=[.M33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WPM_Su2018</text:p>
          </table:table-cell>
          <table:table-cell office:value-type="float" office:value="39769" calcext:value-type="float">
            <text:p>39769</text:p>
          </table:table-cell>
          <table:table-cell table:formula="of:=[.B331]-[.E331]" office:value-type="float" office:value="9234" calcext:value-type="float">
            <text:p>9234</text:p>
          </table:table-cell>
          <table:table-cell table:formula="of:=[.C331]/[.B331]" office:value-type="percentage" office:value="0.232190902461716" calcext:value-type="percentage">
            <text:p>23.2%</text:p>
          </table:table-cell>
          <table:table-cell office:value-type="float" office:value="30535" calcext:value-type="float">
            <text:p>30535</text:p>
          </table:table-cell>
          <table:table-cell office:value-type="float" office:value="6" calcext:value-type="float">
            <text:p>6</text:p>
          </table:table-cell>
          <table:table-cell table:formula="of:=[.F331]/[.E331]" office:value-type="percentage" office:value="0.00019649582446373" calcext:value-type="percentage">
            <text:p>0.0%</text:p>
          </table:table-cell>
          <table:table-cell office:value-type="float" office:value="200" calcext:value-type="float">
            <text:p>200</text:p>
          </table:table-cell>
          <table:table-cell table:formula="of:=[.H331]/[.E331]" office:value-type="percentage" office:value="0.00654986081545767" calcext:value-type="percentage">
            <text:p>0.7%</text:p>
          </table:table-cell>
          <table:table-cell office:value-type="float" office:value="19" calcext:value-type="float">
            <text:p>19</text:p>
          </table:table-cell>
          <table:table-cell table:formula="of:=[.J331]/[.E331]" office:value-type="percentage" office:value="0.000622236777468479" calcext:value-type="percentage">
            <text:p>0.1%</text:p>
          </table:table-cell>
          <table:table-cell office:value-type="float" office:value="5" calcext:value-type="float">
            <text:p>5</text:p>
          </table:table-cell>
          <table:table-cell table:formula="of:=[.E331]-[.F331]-[.H331]-[.J331]-[.L331]" office:value-type="float" office:value="30305" calcext:value-type="float">
            <text:p>30305</text:p>
          </table:table-cell>
          <table:table-cell table:formula="of:=[.M33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WPM_Wi2018</text:p>
          </table:table-cell>
          <table:table-cell office:value-type="float" office:value="54021" calcext:value-type="float">
            <text:p>54021</text:p>
          </table:table-cell>
          <table:table-cell table:formula="of:=[.B332]-[.E332]" office:value-type="float" office:value="9455" calcext:value-type="float">
            <text:p>9455</text:p>
          </table:table-cell>
          <table:table-cell table:formula="of:=[.C332]/[.B332]" office:value-type="percentage" office:value="0.175024527498565" calcext:value-type="percentage">
            <text:p>17.5%</text:p>
          </table:table-cell>
          <table:table-cell office:value-type="float" office:value="44566" calcext:value-type="float">
            <text:p>44566</text:p>
          </table:table-cell>
          <table:table-cell office:value-type="float" office:value="121" calcext:value-type="float">
            <text:p>121</text:p>
          </table:table-cell>
          <table:table-cell table:formula="of:=[.F332]/[.E332]" office:value-type="percentage" office:value="0.00271507427186645" calcext:value-type="percentage">
            <text:p>0.3%</text:p>
          </table:table-cell>
          <table:table-cell office:value-type="float" office:value="199" calcext:value-type="float">
            <text:p>199</text:p>
          </table:table-cell>
          <table:table-cell table:formula="of:=[.H332]/[.E332]" office:value-type="percentage" office:value="0.00446528743885473" calcext:value-type="percentage">
            <text:p>0.4%</text:p>
          </table:table-cell>
          <table:table-cell office:value-type="float" office:value="366" calcext:value-type="float">
            <text:p>366</text:p>
          </table:table-cell>
          <table:table-cell table:formula="of:=[.J332]/[.E332]" office:value-type="percentage" office:value="0.00821253870663735" calcext:value-type="percentage">
            <text:p>0.8%</text:p>
          </table:table-cell>
          <table:table-cell office:value-type="float" office:value="4" calcext:value-type="float">
            <text:p>4</text:p>
          </table:table-cell>
          <table:table-cell table:formula="of:=[.E332]-[.F332]-[.H332]-[.J332]-[.L332]" office:value-type="float" office:value="43876" calcext:value-type="float">
            <text:p>43876</text:p>
          </table:table-cell>
          <table:table-cell table:formula="of:=[.M33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0_WPM_Wi2019</text:p>
          </table:table-cell>
          <table:table-cell office:value-type="float" office:value="89240" calcext:value-type="float">
            <text:p>89240</text:p>
          </table:table-cell>
          <table:table-cell table:formula="of:=[.B333]-[.E333]" office:value-type="float" office:value="27901" calcext:value-type="float">
            <text:p>27901</text:p>
          </table:table-cell>
          <table:table-cell table:formula="of:=[.C333]/[.B333]" office:value-type="percentage" office:value="0.312651277454056" calcext:value-type="percentage">
            <text:p>31.3%</text:p>
          </table:table-cell>
          <table:table-cell office:value-type="float" office:value="61339" calcext:value-type="float">
            <text:p>61339</text:p>
          </table:table-cell>
          <table:table-cell office:value-type="float" office:value="94" calcext:value-type="float">
            <text:p>94</text:p>
          </table:table-cell>
          <table:table-cell table:formula="of:=[.F333]/[.E333]" office:value-type="percentage" office:value="0.0015324671090171" calcext:value-type="percentage">
            <text:p>0.2%</text:p>
          </table:table-cell>
          <table:table-cell office:value-type="float" office:value="440" calcext:value-type="float">
            <text:p>440</text:p>
          </table:table-cell>
          <table:table-cell table:formula="of:=[.H333]/[.E333]" office:value-type="percentage" office:value="0.00717325029752686" calcext:value-type="percentage">
            <text:p>0.7%</text:p>
          </table:table-cell>
          <table:table-cell office:value-type="float" office:value="276" calcext:value-type="float">
            <text:p>276</text:p>
          </table:table-cell>
          <table:table-cell table:formula="of:=[.J333]/[.E333]" office:value-type="percentage" office:value="0.00449958427753958" calcext:value-type="percentage">
            <text:p>0.4%</text:p>
          </table:table-cell>
          <table:table-cell office:value-type="float" office:value="6" calcext:value-type="float">
            <text:p>6</text:p>
          </table:table-cell>
          <table:table-cell table:formula="of:=[.E333]-[.F333]-[.H333]-[.J333]-[.L333]" office:value-type="float" office:value="60523" calcext:value-type="float">
            <text:p>60523</text:p>
          </table:table-cell>
          <table:table-cell table:formula="of:=[.M33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S_Su2017</text:p>
          </table:table-cell>
          <table:table-cell office:value-type="float" office:value="31183" calcext:value-type="float">
            <text:p>31183</text:p>
          </table:table-cell>
          <table:table-cell table:formula="of:=[.B334]-[.E334]" office:value-type="float" office:value="7595" calcext:value-type="float">
            <text:p>7595</text:p>
          </table:table-cell>
          <table:table-cell table:formula="of:=[.C334]/[.B334]" office:value-type="percentage" office:value="0.243562197351121" calcext:value-type="percentage">
            <text:p>24.4%</text:p>
          </table:table-cell>
          <table:table-cell office:value-type="float" office:value="23588" calcext:value-type="float">
            <text:p>23588</text:p>
          </table:table-cell>
          <table:table-cell office:value-type="float" office:value="71" calcext:value-type="float">
            <text:p>71</text:p>
          </table:table-cell>
          <table:table-cell table:formula="of:=[.F334]/[.E334]" office:value-type="percentage" office:value="0.00301000508733254" calcext:value-type="percentage">
            <text:p>0.3%</text:p>
          </table:table-cell>
          <table:table-cell office:value-type="float" office:value="303" calcext:value-type="float">
            <text:p>303</text:p>
          </table:table-cell>
          <table:table-cell table:formula="of:=[.H334]/[.E334]" office:value-type="percentage" office:value="0.0128455146684755" calcext:value-type="percentage">
            <text:p>1.3%</text:p>
          </table:table-cell>
          <table:table-cell office:value-type="float" office:value="241" calcext:value-type="float">
            <text:p>241</text:p>
          </table:table-cell>
          <table:table-cell table:formula="of:=[.J334]/[.E334]" office:value-type="percentage" office:value="0.0102170595217907" calcext:value-type="percentage">
            <text:p>1.0%</text:p>
          </table:table-cell>
          <table:table-cell office:value-type="float" office:value="5" calcext:value-type="float">
            <text:p>5</text:p>
          </table:table-cell>
          <table:table-cell table:formula="of:=[.E334]-[.F334]-[.H334]-[.J334]-[.L334]" office:value-type="float" office:value="22968" calcext:value-type="float">
            <text:p>22968</text:p>
          </table:table-cell>
          <table:table-cell table:formula="of:=[.M33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S_Su2017RNA</text:p>
          </table:table-cell>
          <table:table-cell office:value-type="float" office:value="67709" calcext:value-type="float">
            <text:p>67709</text:p>
          </table:table-cell>
          <table:table-cell table:formula="of:=[.B335]-[.E335]" office:value-type="float" office:value="16451" calcext:value-type="float">
            <text:p>16451</text:p>
          </table:table-cell>
          <table:table-cell table:formula="of:=[.C335]/[.B335]" office:value-type="percentage" office:value="0.242966223101803" calcext:value-type="percentage">
            <text:p>24.3%</text:p>
          </table:table-cell>
          <table:table-cell office:value-type="float" office:value="51258" calcext:value-type="float">
            <text:p>51258</text:p>
          </table:table-cell>
          <table:table-cell office:value-type="float" office:value="29" calcext:value-type="float">
            <text:p>29</text:p>
          </table:table-cell>
          <table:table-cell table:formula="of:=[.F335]/[.E335]" office:value-type="percentage" office:value="0.000565765343946311" calcext:value-type="percentage">
            <text:p>0.1%</text:p>
          </table:table-cell>
          <table:table-cell office:value-type="float" office:value="1153" calcext:value-type="float">
            <text:p>1153</text:p>
          </table:table-cell>
          <table:table-cell table:formula="of:=[.H335]/[.E335]" office:value-type="percentage" office:value="0.0224940497093137" calcext:value-type="percentage">
            <text:p>2.2%</text:p>
          </table:table-cell>
          <table:table-cell office:value-type="float" office:value="339" calcext:value-type="float">
            <text:p>339</text:p>
          </table:table-cell>
          <table:table-cell table:formula="of:=[.J335]/[.E335]" office:value-type="percentage" office:value="0.00661360177923446" calcext:value-type="percentage">
            <text:p>0.7%</text:p>
          </table:table-cell>
          <table:table-cell office:value-type="float" office:value="21" calcext:value-type="float">
            <text:p>21</text:p>
          </table:table-cell>
          <table:table-cell table:formula="of:=[.E335]-[.F335]-[.H335]-[.J335]-[.L335]" office:value-type="float" office:value="49716" calcext:value-type="float">
            <text:p>49716</text:p>
          </table:table-cell>
          <table:table-cell table:formula="of:=[.M33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S_Su2018</text:p>
          </table:table-cell>
          <table:table-cell office:value-type="float" office:value="49527" calcext:value-type="float">
            <text:p>49527</text:p>
          </table:table-cell>
          <table:table-cell table:formula="of:=[.B336]-[.E336]" office:value-type="float" office:value="5525" calcext:value-type="float">
            <text:p>5525</text:p>
          </table:table-cell>
          <table:table-cell table:formula="of:=[.C336]/[.B336]" office:value-type="percentage" office:value="0.111555313263472" calcext:value-type="percentage">
            <text:p>11.2%</text:p>
          </table:table-cell>
          <table:table-cell office:value-type="float" office:value="44002" calcext:value-type="float">
            <text:p>44002</text:p>
          </table:table-cell>
          <table:table-cell office:value-type="float" office:value="98" calcext:value-type="float">
            <text:p>98</text:p>
          </table:table-cell>
          <table:table-cell table:formula="of:=[.F336]/[.E336]" office:value-type="percentage" office:value="0.0022271714922049" calcext:value-type="percentage">
            <text:p>0.2%</text:p>
          </table:table-cell>
          <table:table-cell office:value-type="float" office:value="172" calcext:value-type="float">
            <text:p>172</text:p>
          </table:table-cell>
          <table:table-cell table:formula="of:=[.H336]/[.E336]" office:value-type="percentage" office:value="0.00390891323121676" calcext:value-type="percentage">
            <text:p>0.4%</text:p>
          </table:table-cell>
          <table:table-cell office:value-type="float" office:value="554" calcext:value-type="float">
            <text:p>554</text:p>
          </table:table-cell>
          <table:table-cell table:formula="of:=[.J336]/[.E336]" office:value-type="percentage" office:value="0.0125903368028726" calcext:value-type="percentage">
            <text:p>1.3%</text:p>
          </table:table-cell>
          <table:table-cell office:value-type="float" office:value="23" calcext:value-type="float">
            <text:p>23</text:p>
          </table:table-cell>
          <table:table-cell table:formula="of:=[.E336]-[.F336]-[.H336]-[.J336]-[.L336]" office:value-type="float" office:value="43155" calcext:value-type="float">
            <text:p>43155</text:p>
          </table:table-cell>
          <table:table-cell table:formula="of:=[.M33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S_Wi2013</text:p>
          </table:table-cell>
          <table:table-cell office:value-type="float" office:value="40914" calcext:value-type="float">
            <text:p>40914</text:p>
          </table:table-cell>
          <table:table-cell table:formula="of:=[.B337]-[.E337]" office:value-type="float" office:value="15425" calcext:value-type="float">
            <text:p>15425</text:p>
          </table:table-cell>
          <table:table-cell table:formula="of:=[.C337]/[.B337]" office:value-type="percentage" office:value="0.377010314317837" calcext:value-type="percentage">
            <text:p>37.7%</text:p>
          </table:table-cell>
          <table:table-cell office:value-type="float" office:value="25489" calcext:value-type="float">
            <text:p>25489</text:p>
          </table:table-cell>
          <table:table-cell office:value-type="float" office:value="18" calcext:value-type="float">
            <text:p>18</text:p>
          </table:table-cell>
          <table:table-cell table:formula="of:=[.F337]/[.E337]" office:value-type="percentage" office:value="0.000706186982619954" calcext:value-type="percentage">
            <text:p>0.1%</text:p>
          </table:table-cell>
          <table:table-cell office:value-type="float" office:value="46" calcext:value-type="float">
            <text:p>46</text:p>
          </table:table-cell>
          <table:table-cell table:formula="of:=[.H337]/[.E337]" office:value-type="percentage" office:value="0.00180470006669544" calcext:value-type="percentage">
            <text:p>0.2%</text:p>
          </table:table-cell>
          <table:table-cell office:value-type="float" office:value="225" calcext:value-type="float">
            <text:p>225</text:p>
          </table:table-cell>
          <table:table-cell table:formula="of:=[.J337]/[.E337]" office:value-type="percentage" office:value="0.00882733728274942" calcext:value-type="percentage">
            <text:p>0.9%</text:p>
          </table:table-cell>
          <table:table-cell office:value-type="float" office:value="8" calcext:value-type="float">
            <text:p>8</text:p>
          </table:table-cell>
          <table:table-cell table:formula="of:=[.E337]-[.F337]-[.H337]-[.J337]-[.L337]" office:value-type="float" office:value="25192" calcext:value-type="float">
            <text:p>25192</text:p>
          </table:table-cell>
          <table:table-cell table:formula="of:=[.M33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S_Wi2015</text:p>
          </table:table-cell>
          <table:table-cell office:value-type="float" office:value="45502" calcext:value-type="float">
            <text:p>45502</text:p>
          </table:table-cell>
          <table:table-cell table:formula="of:=[.B338]-[.E338]" office:value-type="float" office:value="20314" calcext:value-type="float">
            <text:p>20314</text:p>
          </table:table-cell>
          <table:table-cell table:formula="of:=[.C338]/[.B338]" office:value-type="percentage" office:value="0.446441914641115" calcext:value-type="percentage">
            <text:p>44.6%</text:p>
          </table:table-cell>
          <table:table-cell office:value-type="float" office:value="25188" calcext:value-type="float">
            <text:p>25188</text:p>
          </table:table-cell>
          <table:table-cell office:value-type="float" office:value="14" calcext:value-type="float">
            <text:p>14</text:p>
          </table:table-cell>
          <table:table-cell table:formula="of:=[.F338]/[.E338]" office:value-type="percentage" office:value="0.00055582023185644" calcext:value-type="percentage">
            <text:p>0.1%</text:p>
          </table:table-cell>
          <table:table-cell office:value-type="float" office:value="17" calcext:value-type="float">
            <text:p>17</text:p>
          </table:table-cell>
          <table:table-cell table:formula="of:=[.H338]/[.E338]" office:value-type="percentage" office:value="0.000674924567254248" calcext:value-type="percentage">
            <text:p>0.1%</text:p>
          </table:table-cell>
          <table:table-cell office:value-type="float" office:value="361" calcext:value-type="float">
            <text:p>361</text:p>
          </table:table-cell>
          <table:table-cell table:formula="of:=[.J338]/[.E338]" office:value-type="percentage" office:value="0.0143322216928696" calcext:value-type="percentage">
            <text:p>1.4%</text:p>
          </table:table-cell>
          <table:table-cell office:value-type="float" office:value="3" calcext:value-type="float">
            <text:p>3</text:p>
          </table:table-cell>
          <table:table-cell table:formula="of:=[.E338]-[.F338]-[.H338]-[.J338]-[.L338]" office:value-type="float" office:value="24793" calcext:value-type="float">
            <text:p>24793</text:p>
          </table:table-cell>
          <table:table-cell table:formula="of:=[.M33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S_Wi2016</text:p>
          </table:table-cell>
          <table:table-cell office:value-type="float" office:value="88686" calcext:value-type="float">
            <text:p>88686</text:p>
          </table:table-cell>
          <table:table-cell table:formula="of:=[.B339]-[.E339]" office:value-type="float" office:value="26875" calcext:value-type="float">
            <text:p>26875</text:p>
          </table:table-cell>
          <table:table-cell table:formula="of:=[.C339]/[.B339]" office:value-type="percentage" office:value="0.303035428365244" calcext:value-type="percentage">
            <text:p>30.3%</text:p>
          </table:table-cell>
          <table:table-cell office:value-type="float" office:value="61811" calcext:value-type="float">
            <text:p>61811</text:p>
          </table:table-cell>
          <table:table-cell office:value-type="float" office:value="111" calcext:value-type="float">
            <text:p>111</text:p>
          </table:table-cell>
          <table:table-cell table:formula="of:=[.F339]/[.E339]" office:value-type="percentage" office:value="0.00179579686463574" calcext:value-type="percentage">
            <text:p>0.2%</text:p>
          </table:table-cell>
          <table:table-cell office:value-type="float" office:value="109" calcext:value-type="float">
            <text:p>109</text:p>
          </table:table-cell>
          <table:table-cell table:formula="of:=[.H339]/[.E339]" office:value-type="percentage" office:value="0.00176344016437204" calcext:value-type="percentage">
            <text:p>0.2%</text:p>
          </table:table-cell>
          <table:table-cell office:value-type="float" office:value="788" calcext:value-type="float">
            <text:p>788</text:p>
          </table:table-cell>
          <table:table-cell table:formula="of:=[.J339]/[.E339]" office:value-type="percentage" office:value="0.0127485399039006" calcext:value-type="percentage">
            <text:p>1.3%</text:p>
          </table:table-cell>
          <table:table-cell office:value-type="float" office:value="35" calcext:value-type="float">
            <text:p>35</text:p>
          </table:table-cell>
          <table:table-cell table:formula="of:=[.E339]-[.F339]-[.H339]-[.J339]-[.L339]" office:value-type="float" office:value="60768" calcext:value-type="float">
            <text:p>60768</text:p>
          </table:table-cell>
          <table:table-cell table:formula="of:=[.M33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S_Wi2017</text:p>
          </table:table-cell>
          <table:table-cell office:value-type="float" office:value="29947" calcext:value-type="float">
            <text:p>29947</text:p>
          </table:table-cell>
          <table:table-cell table:formula="of:=[.B340]-[.E340]" office:value-type="float" office:value="7864" calcext:value-type="float">
            <text:p>7864</text:p>
          </table:table-cell>
          <table:table-cell table:formula="of:=[.C340]/[.B340]" office:value-type="percentage" office:value="0.262597255150766" calcext:value-type="percentage">
            <text:p>26.3%</text:p>
          </table:table-cell>
          <table:table-cell office:value-type="float" office:value="22083" calcext:value-type="float">
            <text:p>22083</text:p>
          </table:table-cell>
          <table:table-cell office:value-type="float" office:value="10" calcext:value-type="float">
            <text:p>10</text:p>
          </table:table-cell>
          <table:table-cell table:formula="of:=[.F340]/[.E340]" office:value-type="percentage" office:value="0.000452837023955079" calcext:value-type="percentage">
            <text:p>0.0%</text:p>
          </table:table-cell>
          <table:table-cell office:value-type="float" office:value="113" calcext:value-type="float">
            <text:p>113</text:p>
          </table:table-cell>
          <table:table-cell table:formula="of:=[.H340]/[.E340]" office:value-type="percentage" office:value="0.00511705837069239" calcext:value-type="percentage">
            <text:p>0.5%</text:p>
          </table:table-cell>
          <table:table-cell office:value-type="float" office:value="422" calcext:value-type="float">
            <text:p>422</text:p>
          </table:table-cell>
          <table:table-cell table:formula="of:=[.J340]/[.E340]" office:value-type="percentage" office:value="0.0191097224109043" calcext:value-type="percentage">
            <text:p>1.9%</text:p>
          </table:table-cell>
          <table:table-cell office:value-type="float" office:value="2" calcext:value-type="float">
            <text:p>2</text:p>
          </table:table-cell>
          <table:table-cell table:formula="of:=[.E340]-[.F340]-[.H340]-[.J340]-[.L340]" office:value-type="float" office:value="21536" calcext:value-type="float">
            <text:p>21536</text:p>
          </table:table-cell>
          <table:table-cell table:formula="of:=[.M34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S_Wi2017RNA</text:p>
          </table:table-cell>
          <table:table-cell office:value-type="float" office:value="38257" calcext:value-type="float">
            <text:p>38257</text:p>
          </table:table-cell>
          <table:table-cell table:formula="of:=[.B341]-[.E341]" office:value-type="float" office:value="15051" calcext:value-type="float">
            <text:p>15051</text:p>
          </table:table-cell>
          <table:table-cell table:formula="of:=[.C341]/[.B341]" office:value-type="percentage" office:value="0.393418197976841" calcext:value-type="percentage">
            <text:p>39.3%</text:p>
          </table:table-cell>
          <table:table-cell office:value-type="float" office:value="23206" calcext:value-type="float">
            <text:p>23206</text:p>
          </table:table-cell>
          <table:table-cell office:value-type="float" office:value="13" calcext:value-type="float">
            <text:p>13</text:p>
          </table:table-cell>
          <table:table-cell table:formula="of:=[.F341]/[.E341]" office:value-type="percentage" office:value="0.000560199948289236" calcext:value-type="percentage">
            <text:p>0.1%</text:p>
          </table:table-cell>
          <table:table-cell office:value-type="float" office:value="602" calcext:value-type="float">
            <text:p>602</text:p>
          </table:table-cell>
          <table:table-cell table:formula="of:=[.H341]/[.E341]" office:value-type="percentage" office:value="0.0259415668361631" calcext:value-type="percentage">
            <text:p>2.6%</text:p>
          </table:table-cell>
          <table:table-cell office:value-type="float" office:value="291" calcext:value-type="float">
            <text:p>291</text:p>
          </table:table-cell>
          <table:table-cell table:formula="of:=[.J341]/[.E341]" office:value-type="percentage" office:value="0.012539860380936" calcext:value-type="percentage">
            <text:p>1.3%</text:p>
          </table:table-cell>
          <table:table-cell office:value-type="float" office:value="9" calcext:value-type="float">
            <text:p>9</text:p>
          </table:table-cell>
          <table:table-cell table:formula="of:=[.E341]-[.F341]-[.H341]-[.J341]-[.L341]" office:value-type="float" office:value="22291" calcext:value-type="float">
            <text:p>22291</text:p>
          </table:table-cell>
          <table:table-cell table:formula="of:=[.M34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S_Wi2018</text:p>
          </table:table-cell>
          <table:table-cell office:value-type="float" office:value="37356" calcext:value-type="float">
            <text:p>37356</text:p>
          </table:table-cell>
          <table:table-cell table:formula="of:=[.B342]-[.E342]" office:value-type="float" office:value="12016" calcext:value-type="float">
            <text:p>12016</text:p>
          </table:table-cell>
          <table:table-cell table:formula="of:=[.C342]/[.B342]" office:value-type="percentage" office:value="0.321661848163615" calcext:value-type="percentage">
            <text:p>32.2%</text:p>
          </table:table-cell>
          <table:table-cell office:value-type="float" office:value="25340" calcext:value-type="float">
            <text:p>25340</text:p>
          </table:table-cell>
          <table:table-cell office:value-type="float" office:value="16" calcext:value-type="float">
            <text:p>16</text:p>
          </table:table-cell>
          <table:table-cell table:formula="of:=[.F342]/[.E342]" office:value-type="percentage" office:value="0.000631412786108919" calcext:value-type="percentage">
            <text:p>0.1%</text:p>
          </table:table-cell>
          <table:table-cell office:value-type="float" office:value="10" calcext:value-type="float">
            <text:p>10</text:p>
          </table:table-cell>
          <table:table-cell table:formula="of:=[.H342]/[.E342]" office:value-type="percentage" office:value="0.000394632991318074" calcext:value-type="percentage">
            <text:p>0.0%</text:p>
          </table:table-cell>
          <table:table-cell office:value-type="float" office:value="286" calcext:value-type="float">
            <text:p>286</text:p>
          </table:table-cell>
          <table:table-cell table:formula="of:=[.J342]/[.E342]" office:value-type="percentage" office:value="0.0112865035516969" calcext:value-type="percentage">
            <text:p>1.1%</text:p>
          </table:table-cell>
          <table:table-cell office:value-type="float" office:value="3" calcext:value-type="float">
            <text:p>3</text:p>
          </table:table-cell>
          <table:table-cell table:formula="of:=[.E342]-[.F342]-[.H342]-[.J342]-[.L342]" office:value-type="float" office:value="25025" calcext:value-type="float">
            <text:p>25025</text:p>
          </table:table-cell>
          <table:table-cell table:formula="of:=[.M34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S_Wi2019</text:p>
          </table:table-cell>
          <table:table-cell office:value-type="float" office:value="75534" calcext:value-type="float">
            <text:p>75534</text:p>
          </table:table-cell>
          <table:table-cell table:formula="of:=[.B343]-[.E343]" office:value-type="float" office:value="15434" calcext:value-type="float">
            <text:p>15434</text:p>
          </table:table-cell>
          <table:table-cell table:formula="of:=[.C343]/[.B343]" office:value-type="percentage" office:value="0.204331824079223" calcext:value-type="percentage">
            <text:p>20.4%</text:p>
          </table:table-cell>
          <table:table-cell office:value-type="float" office:value="60100" calcext:value-type="float">
            <text:p>60100</text:p>
          </table:table-cell>
          <table:table-cell office:value-type="float" office:value="106" calcext:value-type="float">
            <text:p>106</text:p>
          </table:table-cell>
          <table:table-cell table:formula="of:=[.F343]/[.E343]" office:value-type="percentage" office:value="0.00176372712146423" calcext:value-type="percentage">
            <text:p>0.2%</text:p>
          </table:table-cell>
          <table:table-cell office:value-type="float" office:value="150" calcext:value-type="float">
            <text:p>150</text:p>
          </table:table-cell>
          <table:table-cell table:formula="of:=[.H343]/[.E343]" office:value-type="percentage" office:value="0.00249584026622296" calcext:value-type="percentage">
            <text:p>0.2%</text:p>
          </table:table-cell>
          <table:table-cell office:value-type="float" office:value="587" calcext:value-type="float">
            <text:p>587</text:p>
          </table:table-cell>
          <table:table-cell table:formula="of:=[.J343]/[.E343]" office:value-type="percentage" office:value="0.00976705490848586" calcext:value-type="percentage">
            <text:p>1.0%</text:p>
          </table:table-cell>
          <table:table-cell office:value-type="float" office:value="24" calcext:value-type="float">
            <text:p>24</text:p>
          </table:table-cell>
          <table:table-cell table:formula="of:=[.E343]-[.F343]-[.H343]-[.J343]-[.L343]" office:value-type="float" office:value="59233" calcext:value-type="float">
            <text:p>59233</text:p>
          </table:table-cell>
          <table:table-cell table:formula="of:=[.M34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WBM_Su2017</text:p>
          </table:table-cell>
          <table:table-cell office:value-type="float" office:value="54099" calcext:value-type="float">
            <text:p>54099</text:p>
          </table:table-cell>
          <table:table-cell table:formula="of:=[.B344]-[.E344]" office:value-type="float" office:value="17163" calcext:value-type="float">
            <text:p>17163</text:p>
          </table:table-cell>
          <table:table-cell table:formula="of:=[.C344]/[.B344]" office:value-type="percentage" office:value="0.31725170520712" calcext:value-type="percentage">
            <text:p>31.7%</text:p>
          </table:table-cell>
          <table:table-cell office:value-type="float" office:value="36936" calcext:value-type="float">
            <text:p>36936</text:p>
          </table:table-cell>
          <table:table-cell office:value-type="float" office:value="16" calcext:value-type="float">
            <text:p>16</text:p>
          </table:table-cell>
          <table:table-cell table:formula="of:=[.F344]/[.E344]" office:value-type="percentage" office:value="0.000433181719731427" calcext:value-type="percentage">
            <text:p>0.0%</text:p>
          </table:table-cell>
          <table:table-cell office:value-type="float" office:value="112" calcext:value-type="float">
            <text:p>112</text:p>
          </table:table-cell>
          <table:table-cell table:formula="of:=[.H344]/[.E344]" office:value-type="percentage" office:value="0.00303227203811999" calcext:value-type="percentage">
            <text:p>0.3%</text:p>
          </table:table-cell>
          <table:table-cell office:value-type="float" office:value="60" calcext:value-type="float">
            <text:p>60</text:p>
          </table:table-cell>
          <table:table-cell table:formula="of:=[.J344]/[.E344]" office:value-type="percentage" office:value="0.00162443144899285" calcext:value-type="percentage">
            <text:p>0.2%</text:p>
          </table:table-cell>
          <table:table-cell office:value-type="float" office:value="5" calcext:value-type="float">
            <text:p>5</text:p>
          </table:table-cell>
          <table:table-cell table:formula="of:=[.E344]-[.F344]-[.H344]-[.J344]-[.L344]" office:value-type="float" office:value="36743" calcext:value-type="float">
            <text:p>36743</text:p>
          </table:table-cell>
          <table:table-cell table:formula="of:=[.M34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WBM_Su2018</text:p>
          </table:table-cell>
          <table:table-cell office:value-type="float" office:value="18237" calcext:value-type="float">
            <text:p>18237</text:p>
          </table:table-cell>
          <table:table-cell table:formula="of:=[.B345]-[.E345]" office:value-type="float" office:value="6334" calcext:value-type="float">
            <text:p>6334</text:p>
          </table:table-cell>
          <table:table-cell table:formula="of:=[.C345]/[.B345]" office:value-type="percentage" office:value="0.347315896254866" calcext:value-type="percentage">
            <text:p>34.7%</text:p>
          </table:table-cell>
          <table:table-cell office:value-type="float" office:value="11903" calcext:value-type="float">
            <text:p>11903</text:p>
          </table:table-cell>
          <table:table-cell office:value-type="float" office:value="2" calcext:value-type="float">
            <text:p>2</text:p>
          </table:table-cell>
          <table:table-cell table:formula="of:=[.F345]/[.E345]" office:value-type="percentage" office:value="0.000168024867680417" calcext:value-type="percentage">
            <text:p>0.0%</text:p>
          </table:table-cell>
          <table:table-cell office:value-type="float" office:value="90" calcext:value-type="float">
            <text:p>90</text:p>
          </table:table-cell>
          <table:table-cell table:formula="of:=[.H345]/[.E345]" office:value-type="percentage" office:value="0.00756111904561875" calcext:value-type="percentage">
            <text:p>0.8%</text:p>
          </table:table-cell>
          <table:table-cell office:value-type="float" office:value="22" calcext:value-type="float">
            <text:p>22</text:p>
          </table:table-cell>
          <table:table-cell table:formula="of:=[.J345]/[.E345]" office:value-type="percentage" office:value="0.00184827354448458" calcext:value-type="percentage">
            <text:p>0.2%</text:p>
          </table:table-cell>
          <table:table-cell office:value-type="float" office:value="0" calcext:value-type="float">
            <text:p>0</text:p>
          </table:table-cell>
          <table:table-cell table:formula="of:=[.E345]-[.F345]-[.H345]-[.J345]-[.L345]" office:value-type="float" office:value="11789" calcext:value-type="float">
            <text:p>11789</text:p>
          </table:table-cell>
          <table:table-cell table:formula="of:=[.M34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WPM_Au2017</text:p>
          </table:table-cell>
          <table:table-cell office:value-type="float" office:value="46524" calcext:value-type="float">
            <text:p>46524</text:p>
          </table:table-cell>
          <table:table-cell table:formula="of:=[.B346]-[.E346]" office:value-type="float" office:value="13828" calcext:value-type="float">
            <text:p>13828</text:p>
          </table:table-cell>
          <table:table-cell table:formula="of:=[.C346]/[.B346]" office:value-type="percentage" office:value="0.297222938698306" calcext:value-type="percentage">
            <text:p>29.7%</text:p>
          </table:table-cell>
          <table:table-cell office:value-type="float" office:value="32696" calcext:value-type="float">
            <text:p>32696</text:p>
          </table:table-cell>
          <table:table-cell office:value-type="float" office:value="1" calcext:value-type="float">
            <text:p>1</text:p>
          </table:table-cell>
          <table:table-cell table:formula="of:=[.F346]/[.E346]" office:value-type="percentage" office:value="0.0000305847810129679" calcext:value-type="percentage">
            <text:p>0.0%</text:p>
          </table:table-cell>
          <table:table-cell office:value-type="float" office:value="28" calcext:value-type="float">
            <text:p>28</text:p>
          </table:table-cell>
          <table:table-cell table:formula="of:=[.H346]/[.E346]" office:value-type="percentage" office:value="0.000856373868363102" calcext:value-type="percentage">
            <text:p>0.1%</text:p>
          </table:table-cell>
          <table:table-cell office:value-type="float" office:value="71" calcext:value-type="float">
            <text:p>71</text:p>
          </table:table-cell>
          <table:table-cell table:formula="of:=[.J346]/[.E346]" office:value-type="percentage" office:value="0.00217151945192072" calcext:value-type="percentage">
            <text:p>0.2%</text:p>
          </table:table-cell>
          <table:table-cell office:value-type="float" office:value="4" calcext:value-type="float">
            <text:p>4</text:p>
          </table:table-cell>
          <table:table-cell table:formula="of:=[.E346]-[.F346]-[.H346]-[.J346]-[.L346]" office:value-type="float" office:value="32592" calcext:value-type="float">
            <text:p>32592</text:p>
          </table:table-cell>
          <table:table-cell table:formula="of:=[.M34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WPM_Au2017_Taq</text:p>
          </table:table-cell>
          <table:table-cell office:value-type="float" office:value="108655" calcext:value-type="float">
            <text:p>108655</text:p>
          </table:table-cell>
          <table:table-cell table:formula="of:=[.B347]-[.E347]" office:value-type="float" office:value="7855" calcext:value-type="float">
            <text:p>7855</text:p>
          </table:table-cell>
          <table:table-cell table:formula="of:=[.C347]/[.B347]" office:value-type="percentage" office:value="0.0722930375960609" calcext:value-type="percentage">
            <text:p>7.2%</text:p>
          </table:table-cell>
          <table:table-cell office:value-type="float" office:value="100800" calcext:value-type="float">
            <text:p>100800</text:p>
          </table:table-cell>
          <table:table-cell office:value-type="float" office:value="51" calcext:value-type="float">
            <text:p>51</text:p>
          </table:table-cell>
          <table:table-cell table:formula="of:=[.F347]/[.E347]" office:value-type="percentage" office:value="0.000505952380952381" calcext:value-type="percentage">
            <text:p>0.1%</text:p>
          </table:table-cell>
          <table:table-cell office:value-type="float" office:value="125" calcext:value-type="float">
            <text:p>125</text:p>
          </table:table-cell>
          <table:table-cell table:formula="of:=[.H347]/[.E347]" office:value-type="percentage" office:value="0.00124007936507936" calcext:value-type="percentage">
            <text:p>0.1%</text:p>
          </table:table-cell>
          <table:table-cell office:value-type="float" office:value="207" calcext:value-type="float">
            <text:p>207</text:p>
          </table:table-cell>
          <table:table-cell table:formula="of:=[.J347]/[.E347]" office:value-type="percentage" office:value="0.00205357142857143" calcext:value-type="percentage">
            <text:p>0.2%</text:p>
          </table:table-cell>
          <table:table-cell office:value-type="float" office:value="27" calcext:value-type="float">
            <text:p>27</text:p>
          </table:table-cell>
          <table:table-cell table:formula="of:=[.E347]-[.F347]-[.H347]-[.J347]-[.L347]" office:value-type="float" office:value="100390" calcext:value-type="float">
            <text:p>100390</text:p>
          </table:table-cell>
          <table:table-cell table:formula="of:=[.M34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WPM_Au2018</text:p>
          </table:table-cell>
          <table:table-cell office:value-type="float" office:value="83134" calcext:value-type="float">
            <text:p>83134</text:p>
          </table:table-cell>
          <table:table-cell table:formula="of:=[.B348]-[.E348]" office:value-type="float" office:value="23083" calcext:value-type="float">
            <text:p>23083</text:p>
          </table:table-cell>
          <table:table-cell table:formula="of:=[.C348]/[.B348]" office:value-type="percentage" office:value="0.277660163110159" calcext:value-type="percentage">
            <text:p>27.8%</text:p>
          </table:table-cell>
          <table:table-cell office:value-type="float" office:value="60051" calcext:value-type="float">
            <text:p>60051</text:p>
          </table:table-cell>
          <table:table-cell office:value-type="float" office:value="37" calcext:value-type="float">
            <text:p>37</text:p>
          </table:table-cell>
          <table:table-cell table:formula="of:=[.F348]/[.E348]" office:value-type="percentage" office:value="0.000616142945163278" calcext:value-type="percentage">
            <text:p>0.1%</text:p>
          </table:table-cell>
          <table:table-cell office:value-type="float" office:value="134" calcext:value-type="float">
            <text:p>134</text:p>
          </table:table-cell>
          <table:table-cell table:formula="of:=[.H348]/[.E348]" office:value-type="percentage" office:value="0.00223143661221295" calcext:value-type="percentage">
            <text:p>0.2%</text:p>
          </table:table-cell>
          <table:table-cell office:value-type="float" office:value="96" calcext:value-type="float">
            <text:p>96</text:p>
          </table:table-cell>
          <table:table-cell table:formula="of:=[.J348]/[.E348]" office:value-type="percentage" office:value="0.00159864115501823" calcext:value-type="percentage">
            <text:p>0.2%</text:p>
          </table:table-cell>
          <table:table-cell office:value-type="float" office:value="9" calcext:value-type="float">
            <text:p>9</text:p>
          </table:table-cell>
          <table:table-cell table:formula="of:=[.E348]-[.F348]-[.H348]-[.J348]-[.L348]" office:value-type="float" office:value="59775" calcext:value-type="float">
            <text:p>59775</text:p>
          </table:table-cell>
          <table:table-cell table:formula="of:=[.M34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WPM_Sp2017</text:p>
          </table:table-cell>
          <table:table-cell office:value-type="float" office:value="37349" calcext:value-type="float">
            <text:p>37349</text:p>
          </table:table-cell>
          <table:table-cell table:formula="of:=[.B349]-[.E349]" office:value-type="float" office:value="9303" calcext:value-type="float">
            <text:p>9303</text:p>
          </table:table-cell>
          <table:table-cell table:formula="of:=[.C349]/[.B349]" office:value-type="percentage" office:value="0.249082974109079" calcext:value-type="percentage">
            <text:p>24.9%</text:p>
          </table:table-cell>
          <table:table-cell office:value-type="float" office:value="28046" calcext:value-type="float">
            <text:p>28046</text:p>
          </table:table-cell>
          <table:table-cell office:value-type="float" office:value="24" calcext:value-type="float">
            <text:p>24</text:p>
          </table:table-cell>
          <table:table-cell table:formula="of:=[.F349]/[.E349]" office:value-type="percentage" office:value="0.000855737003494259" calcext:value-type="percentage">
            <text:p>0.1%</text:p>
          </table:table-cell>
          <table:table-cell office:value-type="float" office:value="84" calcext:value-type="float">
            <text:p>84</text:p>
          </table:table-cell>
          <table:table-cell table:formula="of:=[.H349]/[.E349]" office:value-type="percentage" office:value="0.00299507951222991" calcext:value-type="percentage">
            <text:p>0.3%</text:p>
          </table:table-cell>
          <table:table-cell office:value-type="float" office:value="76" calcext:value-type="float">
            <text:p>76</text:p>
          </table:table-cell>
          <table:table-cell table:formula="of:=[.J349]/[.E349]" office:value-type="percentage" office:value="0.00270983384439849" calcext:value-type="percentage">
            <text:p>0.3%</text:p>
          </table:table-cell>
          <table:table-cell office:value-type="float" office:value="2" calcext:value-type="float">
            <text:p>2</text:p>
          </table:table-cell>
          <table:table-cell table:formula="of:=[.E349]-[.F349]-[.H349]-[.J349]-[.L349]" office:value-type="float" office:value="27860" calcext:value-type="float">
            <text:p>27860</text:p>
          </table:table-cell>
          <table:table-cell table:formula="of:=[.M34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WPM_Sp2018</text:p>
          </table:table-cell>
          <table:table-cell office:value-type="float" office:value="41146" calcext:value-type="float">
            <text:p>41146</text:p>
          </table:table-cell>
          <table:table-cell table:formula="of:=[.B350]-[.E350]" office:value-type="float" office:value="12255" calcext:value-type="float">
            <text:p>12255</text:p>
          </table:table-cell>
          <table:table-cell table:formula="of:=[.C350]/[.B350]" office:value-type="percentage" office:value="0.297841831526758" calcext:value-type="percentage">
            <text:p>29.8%</text:p>
          </table:table-cell>
          <table:table-cell office:value-type="float" office:value="28891" calcext:value-type="float">
            <text:p>28891</text:p>
          </table:table-cell>
          <table:table-cell office:value-type="float" office:value="19" calcext:value-type="float">
            <text:p>19</text:p>
          </table:table-cell>
          <table:table-cell table:formula="of:=[.F350]/[.E350]" office:value-type="percentage" office:value="0.000657644249074106" calcext:value-type="percentage">
            <text:p>0.1%</text:p>
          </table:table-cell>
          <table:table-cell office:value-type="float" office:value="34" calcext:value-type="float">
            <text:p>34</text:p>
          </table:table-cell>
          <table:table-cell table:formula="of:=[.H350]/[.E350]" office:value-type="percentage" office:value="0.00117683707729051" calcext:value-type="percentage">
            <text:p>0.1%</text:p>
          </table:table-cell>
          <table:table-cell office:value-type="float" office:value="75" calcext:value-type="float">
            <text:p>75</text:p>
          </table:table-cell>
          <table:table-cell table:formula="of:=[.J350]/[.E350]" office:value-type="percentage" office:value="0.002595964141082" calcext:value-type="percentage">
            <text:p>0.3%</text:p>
          </table:table-cell>
          <table:table-cell office:value-type="float" office:value="0" calcext:value-type="float">
            <text:p>0</text:p>
          </table:table-cell>
          <table:table-cell table:formula="of:=[.E350]-[.F350]-[.H350]-[.J350]-[.L350]" office:value-type="float" office:value="28763" calcext:value-type="float">
            <text:p>28763</text:p>
          </table:table-cell>
          <table:table-cell table:formula="of:=[.M35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WPM_Su2017</text:p>
          </table:table-cell>
          <table:table-cell office:value-type="float" office:value="39813" calcext:value-type="float">
            <text:p>39813</text:p>
          </table:table-cell>
          <table:table-cell table:formula="of:=[.B351]-[.E351]" office:value-type="float" office:value="13407" calcext:value-type="float">
            <text:p>13407</text:p>
          </table:table-cell>
          <table:table-cell table:formula="of:=[.C351]/[.B351]" office:value-type="percentage" office:value="0.336749302991485" calcext:value-type="percentage">
            <text:p>33.7%</text:p>
          </table:table-cell>
          <table:table-cell office:value-type="float" office:value="26406" calcext:value-type="float">
            <text:p>26406</text:p>
          </table:table-cell>
          <table:table-cell office:value-type="float" office:value="19" calcext:value-type="float">
            <text:p>19</text:p>
          </table:table-cell>
          <table:table-cell table:formula="of:=[.F351]/[.E351]" office:value-type="percentage" office:value="0.00071953343936984" calcext:value-type="percentage">
            <text:p>0.1%</text:p>
          </table:table-cell>
          <table:table-cell office:value-type="float" office:value="170" calcext:value-type="float">
            <text:p>170</text:p>
          </table:table-cell>
          <table:table-cell table:formula="of:=[.H351]/[.E351]" office:value-type="percentage" office:value="0.0064379307733091" calcext:value-type="percentage">
            <text:p>0.6%</text:p>
          </table:table-cell>
          <table:table-cell office:value-type="float" office:value="29" calcext:value-type="float">
            <text:p>29</text:p>
          </table:table-cell>
          <table:table-cell table:formula="of:=[.J351]/[.E351]" office:value-type="percentage" office:value="0.00109823524956449" calcext:value-type="percentage">
            <text:p>0.1%</text:p>
          </table:table-cell>
          <table:table-cell office:value-type="float" office:value="1" calcext:value-type="float">
            <text:p>1</text:p>
          </table:table-cell>
          <table:table-cell table:formula="of:=[.E351]-[.F351]-[.H351]-[.J351]-[.L351]" office:value-type="float" office:value="26187" calcext:value-type="float">
            <text:p>26187</text:p>
          </table:table-cell>
          <table:table-cell table:formula="of:=[.M35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WPM_Su2018</text:p>
          </table:table-cell>
          <table:table-cell office:value-type="float" office:value="31220" calcext:value-type="float">
            <text:p>31220</text:p>
          </table:table-cell>
          <table:table-cell table:formula="of:=[.B352]-[.E352]" office:value-type="float" office:value="11419" calcext:value-type="float">
            <text:p>11419</text:p>
          </table:table-cell>
          <table:table-cell table:formula="of:=[.C352]/[.B352]" office:value-type="percentage" office:value="0.365759128763613" calcext:value-type="percentage">
            <text:p>36.6%</text:p>
          </table:table-cell>
          <table:table-cell office:value-type="float" office:value="19801" calcext:value-type="float">
            <text:p>19801</text:p>
          </table:table-cell>
          <table:table-cell office:value-type="float" office:value="34" calcext:value-type="float">
            <text:p>34</text:p>
          </table:table-cell>
          <table:table-cell table:formula="of:=[.F352]/[.E352]" office:value-type="percentage" office:value="0.00171708499570729" calcext:value-type="percentage">
            <text:p>0.2%</text:p>
          </table:table-cell>
          <table:table-cell office:value-type="float" office:value="2036" calcext:value-type="float">
            <text:p>2036</text:p>
          </table:table-cell>
          <table:table-cell table:formula="of:=[.H352]/[.E352]" office:value-type="percentage" office:value="0.102823089742942" calcext:value-type="percentage">
            <text:p>10.3%</text:p>
          </table:table-cell>
          <table:table-cell office:value-type="float" office:value="25" calcext:value-type="float">
            <text:p>25</text:p>
          </table:table-cell>
          <table:table-cell table:formula="of:=[.J352]/[.E352]" office:value-type="percentage" office:value="0.00126256249684359" calcext:value-type="percentage">
            <text:p>0.1%</text:p>
          </table:table-cell>
          <table:table-cell office:value-type="float" office:value="1" calcext:value-type="float">
            <text:p>1</text:p>
          </table:table-cell>
          <table:table-cell table:formula="of:=[.E352]-[.F352]-[.H352]-[.J352]-[.L352]" office:value-type="float" office:value="17705" calcext:value-type="float">
            <text:p>17705</text:p>
          </table:table-cell>
          <table:table-cell table:formula="of:=[.M35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WPM_Wi2018</text:p>
          </table:table-cell>
          <table:table-cell office:value-type="float" office:value="38114" calcext:value-type="float">
            <text:p>38114</text:p>
          </table:table-cell>
          <table:table-cell table:formula="of:=[.B353]-[.E353]" office:value-type="float" office:value="11477" calcext:value-type="float">
            <text:p>11477</text:p>
          </table:table-cell>
          <table:table-cell table:formula="of:=[.C353]/[.B353]" office:value-type="percentage" office:value="0.301122946948628" calcext:value-type="percentage">
            <text:p>30.1%</text:p>
          </table:table-cell>
          <table:table-cell office:value-type="float" office:value="26637" calcext:value-type="float">
            <text:p>26637</text:p>
          </table:table-cell>
          <table:table-cell office:value-type="float" office:value="1" calcext:value-type="float">
            <text:p>1</text:p>
          </table:table-cell>
          <table:table-cell table:formula="of:=[.F353]/[.E353]" office:value-type="percentage" office:value="0.0000375417652138003" calcext:value-type="percentage">
            <text:p>0.0%</text:p>
          </table:table-cell>
          <table:table-cell office:value-type="float" office:value="3" calcext:value-type="float">
            <text:p>3</text:p>
          </table:table-cell>
          <table:table-cell table:formula="of:=[.H353]/[.E353]" office:value-type="percentage" office:value="0.000112625295641401" calcext:value-type="percentage">
            <text:p>0.0%</text:p>
          </table:table-cell>
          <table:table-cell office:value-type="float" office:value="52" calcext:value-type="float">
            <text:p>52</text:p>
          </table:table-cell>
          <table:table-cell table:formula="of:=[.J353]/[.E353]" office:value-type="percentage" office:value="0.00195217179111762" calcext:value-type="percentage">
            <text:p>0.2%</text:p>
          </table:table-cell>
          <table:table-cell office:value-type="float" office:value="3" calcext:value-type="float">
            <text:p>3</text:p>
          </table:table-cell>
          <table:table-cell table:formula="of:=[.E353]-[.F353]-[.H353]-[.J353]-[.L353]" office:value-type="float" office:value="26578" calcext:value-type="float">
            <text:p>26578</text:p>
          </table:table-cell>
          <table:table-cell table:formula="of:=[.M35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15_WPM_Wi2019</text:p>
          </table:table-cell>
          <table:table-cell office:value-type="float" office:value="53882" calcext:value-type="float">
            <text:p>53882</text:p>
          </table:table-cell>
          <table:table-cell table:formula="of:=[.B354]-[.E354]" office:value-type="float" office:value="14294" calcext:value-type="float">
            <text:p>14294</text:p>
          </table:table-cell>
          <table:table-cell table:formula="of:=[.C354]/[.B354]" office:value-type="percentage" office:value="0.265283397052819" calcext:value-type="percentage">
            <text:p>26.5%</text:p>
          </table:table-cell>
          <table:table-cell office:value-type="float" office:value="39588" calcext:value-type="float">
            <text:p>39588</text:p>
          </table:table-cell>
          <table:table-cell office:value-type="float" office:value="39" calcext:value-type="float">
            <text:p>39</text:p>
          </table:table-cell>
          <table:table-cell table:formula="of:=[.F354]/[.E354]" office:value-type="percentage" office:value="0.000985147014246741" calcext:value-type="percentage">
            <text:p>0.1%</text:p>
          </table:table-cell>
          <table:table-cell office:value-type="float" office:value="368" calcext:value-type="float">
            <text:p>368</text:p>
          </table:table-cell>
          <table:table-cell table:formula="of:=[.H354]/[.E354]" office:value-type="percentage" office:value="0.00929574618571284" calcext:value-type="percentage">
            <text:p>0.9%</text:p>
          </table:table-cell>
          <table:table-cell office:value-type="float" office:value="57" calcext:value-type="float">
            <text:p>57</text:p>
          </table:table-cell>
          <table:table-cell table:formula="of:=[.J354]/[.E354]" office:value-type="percentage" office:value="0.00143983025159139" calcext:value-type="percentage">
            <text:p>0.1%</text:p>
          </table:table-cell>
          <table:table-cell office:value-type="float" office:value="5" calcext:value-type="float">
            <text:p>5</text:p>
          </table:table-cell>
          <table:table-cell table:formula="of:=[.E354]-[.F354]-[.H354]-[.J354]-[.L354]" office:value-type="float" office:value="39119" calcext:value-type="float">
            <text:p>39119</text:p>
          </table:table-cell>
          <table:table-cell table:formula="of:=[.M35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S_Su2017</text:p>
          </table:table-cell>
          <table:table-cell office:value-type="float" office:value="45519" calcext:value-type="float">
            <text:p>45519</text:p>
          </table:table-cell>
          <table:table-cell table:formula="of:=[.B355]-[.E355]" office:value-type="float" office:value="15909" calcext:value-type="float">
            <text:p>15909</text:p>
          </table:table-cell>
          <table:table-cell table:formula="of:=[.C355]/[.B355]" office:value-type="percentage" office:value="0.349502405588875" calcext:value-type="percentage">
            <text:p>35.0%</text:p>
          </table:table-cell>
          <table:table-cell office:value-type="float" office:value="29610" calcext:value-type="float">
            <text:p>29610</text:p>
          </table:table-cell>
          <table:table-cell office:value-type="float" office:value="39" calcext:value-type="float">
            <text:p>39</text:p>
          </table:table-cell>
          <table:table-cell table:formula="of:=[.F355]/[.E355]" office:value-type="percentage" office:value="0.00131712259371834" calcext:value-type="percentage">
            <text:p>0.1%</text:p>
          </table:table-cell>
          <table:table-cell office:value-type="float" office:value="356" calcext:value-type="float">
            <text:p>356</text:p>
          </table:table-cell>
          <table:table-cell table:formula="of:=[.H355]/[.E355]" office:value-type="percentage" office:value="0.0120229652144546" calcext:value-type="percentage">
            <text:p>1.2%</text:p>
          </table:table-cell>
          <table:table-cell office:value-type="float" office:value="223" calcext:value-type="float">
            <text:p>223</text:p>
          </table:table-cell>
          <table:table-cell table:formula="of:=[.J355]/[.E355]" office:value-type="percentage" office:value="0.00753123944613306" calcext:value-type="percentage">
            <text:p>0.8%</text:p>
          </table:table-cell>
          <table:table-cell office:value-type="float" office:value="3" calcext:value-type="float">
            <text:p>3</text:p>
          </table:table-cell>
          <table:table-cell table:formula="of:=[.E355]-[.F355]-[.H355]-[.J355]-[.L355]" office:value-type="float" office:value="28989" calcext:value-type="float">
            <text:p>28989</text:p>
          </table:table-cell>
          <table:table-cell table:formula="of:=[.M35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S_Su2017RNA</text:p>
          </table:table-cell>
          <table:table-cell office:value-type="float" office:value="38661" calcext:value-type="float">
            <text:p>38661</text:p>
          </table:table-cell>
          <table:table-cell table:formula="of:=[.B356]-[.E356]" office:value-type="float" office:value="20370" calcext:value-type="float">
            <text:p>20370</text:p>
          </table:table-cell>
          <table:table-cell table:formula="of:=[.C356]/[.B356]" office:value-type="percentage" office:value="0.526887561108093" calcext:value-type="percentage">
            <text:p>52.7%</text:p>
          </table:table-cell>
          <table:table-cell office:value-type="float" office:value="18291" calcext:value-type="float">
            <text:p>18291</text:p>
          </table:table-cell>
          <table:table-cell office:value-type="float" office:value="27" calcext:value-type="float">
            <text:p>27</text:p>
          </table:table-cell>
          <table:table-cell table:formula="of:=[.F356]/[.E356]" office:value-type="percentage" office:value="0.00147613580449401" calcext:value-type="percentage">
            <text:p>0.1%</text:p>
          </table:table-cell>
          <table:table-cell office:value-type="float" office:value="854" calcext:value-type="float">
            <text:p>854</text:p>
          </table:table-cell>
          <table:table-cell table:formula="of:=[.H356]/[.E356]" office:value-type="percentage" office:value="0.046689628779181" calcext:value-type="percentage">
            <text:p>4.7%</text:p>
          </table:table-cell>
          <table:table-cell office:value-type="float" office:value="160" calcext:value-type="float">
            <text:p>160</text:p>
          </table:table-cell>
          <table:table-cell table:formula="of:=[.J356]/[.E356]" office:value-type="percentage" office:value="0.0087474714340386" calcext:value-type="percentage">
            <text:p>0.9%</text:p>
          </table:table-cell>
          <table:table-cell office:value-type="float" office:value="1" calcext:value-type="float">
            <text:p>1</text:p>
          </table:table-cell>
          <table:table-cell table:formula="of:=[.E356]-[.F356]-[.H356]-[.J356]-[.L356]" office:value-type="float" office:value="17249" calcext:value-type="float">
            <text:p>17249</text:p>
          </table:table-cell>
          <table:table-cell table:formula="of:=[.M35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S_Su2018</text:p>
          </table:table-cell>
          <table:table-cell office:value-type="float" office:value="37251" calcext:value-type="float">
            <text:p>37251</text:p>
          </table:table-cell>
          <table:table-cell table:formula="of:=[.B357]-[.E357]" office:value-type="float" office:value="16438" calcext:value-type="float">
            <text:p>16438</text:p>
          </table:table-cell>
          <table:table-cell table:formula="of:=[.C357]/[.B357]" office:value-type="percentage" office:value="0.441276744248477" calcext:value-type="percentage">
            <text:p>44.1%</text:p>
          </table:table-cell>
          <table:table-cell office:value-type="float" office:value="20813" calcext:value-type="float">
            <text:p>20813</text:p>
          </table:table-cell>
          <table:table-cell office:value-type="float" office:value="32" calcext:value-type="float">
            <text:p>32</text:p>
          </table:table-cell>
          <table:table-cell table:formula="of:=[.F357]/[.E357]" office:value-type="percentage" office:value="0.00153750060058617" calcext:value-type="percentage">
            <text:p>0.2%</text:p>
          </table:table-cell>
          <table:table-cell office:value-type="float" office:value="340" calcext:value-type="float">
            <text:p>340</text:p>
          </table:table-cell>
          <table:table-cell table:formula="of:=[.H357]/[.E357]" office:value-type="percentage" office:value="0.0163359438812281" calcext:value-type="percentage">
            <text:p>1.6%</text:p>
          </table:table-cell>
          <table:table-cell office:value-type="float" office:value="220" calcext:value-type="float">
            <text:p>220</text:p>
          </table:table-cell>
          <table:table-cell table:formula="of:=[.J357]/[.E357]" office:value-type="percentage" office:value="0.0105703166290299" calcext:value-type="percentage">
            <text:p>1.1%</text:p>
          </table:table-cell>
          <table:table-cell office:value-type="float" office:value="3" calcext:value-type="float">
            <text:p>3</text:p>
          </table:table-cell>
          <table:table-cell table:formula="of:=[.E357]-[.F357]-[.H357]-[.J357]-[.L357]" office:value-type="float" office:value="20218" calcext:value-type="float">
            <text:p>20218</text:p>
          </table:table-cell>
          <table:table-cell table:formula="of:=[.M35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S_Su2018RNA</text:p>
          </table:table-cell>
          <table:table-cell office:value-type="float" office:value="33235" calcext:value-type="float">
            <text:p>33235</text:p>
          </table:table-cell>
          <table:table-cell table:formula="of:=[.B358]-[.E358]" office:value-type="float" office:value="17367" calcext:value-type="float">
            <text:p>17367</text:p>
          </table:table-cell>
          <table:table-cell table:formula="of:=[.C358]/[.B358]" office:value-type="percentage" office:value="0.522551527004664" calcext:value-type="percentage">
            <text:p>52.3%</text:p>
          </table:table-cell>
          <table:table-cell office:value-type="float" office:value="15868" calcext:value-type="float">
            <text:p>15868</text:p>
          </table:table-cell>
          <table:table-cell office:value-type="float" office:value="0" calcext:value-type="float">
            <text:p>0</text:p>
          </table:table-cell>
          <table:table-cell table:formula="of:=[.F358]/[.E358]" office:value-type="percentage" office:value="0" calcext:value-type="percentage">
            <text:p>0.0%</text:p>
          </table:table-cell>
          <table:table-cell office:value-type="float" office:value="185" calcext:value-type="float">
            <text:p>185</text:p>
          </table:table-cell>
          <table:table-cell table:formula="of:=[.H358]/[.E358]" office:value-type="percentage" office:value="0.0116586841441896" calcext:value-type="percentage">
            <text:p>1.2%</text:p>
          </table:table-cell>
          <table:table-cell office:value-type="float" office:value="444" calcext:value-type="float">
            <text:p>444</text:p>
          </table:table-cell>
          <table:table-cell table:formula="of:=[.J358]/[.E358]" office:value-type="percentage" office:value="0.0279808419460549" calcext:value-type="percentage">
            <text:p>2.8%</text:p>
          </table:table-cell>
          <table:table-cell office:value-type="float" office:value="0" calcext:value-type="float">
            <text:p>0</text:p>
          </table:table-cell>
          <table:table-cell table:formula="of:=[.E358]-[.F358]-[.H358]-[.J358]-[.L358]" office:value-type="float" office:value="15239" calcext:value-type="float">
            <text:p>15239</text:p>
          </table:table-cell>
          <table:table-cell table:formula="of:=[.M35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S_Wi2013</text:p>
          </table:table-cell>
          <table:table-cell office:value-type="float" office:value="69164" calcext:value-type="float">
            <text:p>69164</text:p>
          </table:table-cell>
          <table:table-cell table:formula="of:=[.B359]-[.E359]" office:value-type="float" office:value="20977" calcext:value-type="float">
            <text:p>20977</text:p>
          </table:table-cell>
          <table:table-cell table:formula="of:=[.C359]/[.B359]" office:value-type="percentage" office:value="0.30329362095888" calcext:value-type="percentage">
            <text:p>30.3%</text:p>
          </table:table-cell>
          <table:table-cell office:value-type="float" office:value="48187" calcext:value-type="float">
            <text:p>48187</text:p>
          </table:table-cell>
          <table:table-cell office:value-type="float" office:value="42" calcext:value-type="float">
            <text:p>42</text:p>
          </table:table-cell>
          <table:table-cell table:formula="of:=[.F359]/[.E359]" office:value-type="percentage" office:value="0.000871604374623861" calcext:value-type="percentage">
            <text:p>0.1%</text:p>
          </table:table-cell>
          <table:table-cell office:value-type="float" office:value="234" calcext:value-type="float">
            <text:p>234</text:p>
          </table:table-cell>
          <table:table-cell table:formula="of:=[.H359]/[.E359]" office:value-type="percentage" office:value="0.00485608151576151" calcext:value-type="percentage">
            <text:p>0.5%</text:p>
          </table:table-cell>
          <table:table-cell office:value-type="float" office:value="527" calcext:value-type="float">
            <text:p>527</text:p>
          </table:table-cell>
          <table:table-cell table:formula="of:=[.J359]/[.E359]" office:value-type="percentage" office:value="0.0109365596530184" calcext:value-type="percentage">
            <text:p>1.1%</text:p>
          </table:table-cell>
          <table:table-cell office:value-type="float" office:value="14" calcext:value-type="float">
            <text:p>14</text:p>
          </table:table-cell>
          <table:table-cell table:formula="of:=[.E359]-[.F359]-[.H359]-[.J359]-[.L359]" office:value-type="float" office:value="47370" calcext:value-type="float">
            <text:p>47370</text:p>
          </table:table-cell>
          <table:table-cell table:formula="of:=[.M35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S_Wi2013RNA</text:p>
          </table:table-cell>
          <table:table-cell office:value-type="float" office:value="51205" calcext:value-type="float">
            <text:p>51205</text:p>
          </table:table-cell>
          <table:table-cell table:formula="of:=[.B360]-[.E360]" office:value-type="float" office:value="22971" calcext:value-type="float">
            <text:p>22971</text:p>
          </table:table-cell>
          <table:table-cell table:formula="of:=[.C360]/[.B360]" office:value-type="percentage" office:value="0.44860853432282" calcext:value-type="percentage">
            <text:p>44.9%</text:p>
          </table:table-cell>
          <table:table-cell office:value-type="float" office:value="28234" calcext:value-type="float">
            <text:p>28234</text:p>
          </table:table-cell>
          <table:table-cell office:value-type="float" office:value="6" calcext:value-type="float">
            <text:p>6</text:p>
          </table:table-cell>
          <table:table-cell table:formula="of:=[.F360]/[.E360]" office:value-type="percentage" office:value="0.000212509740029751" calcext:value-type="percentage">
            <text:p>0.0%</text:p>
          </table:table-cell>
          <table:table-cell office:value-type="float" office:value="171" calcext:value-type="float">
            <text:p>171</text:p>
          </table:table-cell>
          <table:table-cell table:formula="of:=[.H360]/[.E360]" office:value-type="percentage" office:value="0.00605652759084791" calcext:value-type="percentage">
            <text:p>0.6%</text:p>
          </table:table-cell>
          <table:table-cell office:value-type="float" office:value="317" calcext:value-type="float">
            <text:p>317</text:p>
          </table:table-cell>
          <table:table-cell table:formula="of:=[.J360]/[.E360]" office:value-type="percentage" office:value="0.0112275979315719" calcext:value-type="percentage">
            <text:p>1.1%</text:p>
          </table:table-cell>
          <table:table-cell office:value-type="float" office:value="4" calcext:value-type="float">
            <text:p>4</text:p>
          </table:table-cell>
          <table:table-cell table:formula="of:=[.E360]-[.F360]-[.H360]-[.J360]-[.L360]" office:value-type="float" office:value="27736" calcext:value-type="float">
            <text:p>27736</text:p>
          </table:table-cell>
          <table:table-cell table:formula="of:=[.M36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S_Wi2015</text:p>
          </table:table-cell>
          <table:table-cell office:value-type="float" office:value="72810" calcext:value-type="float">
            <text:p>72810</text:p>
          </table:table-cell>
          <table:table-cell table:formula="of:=[.B361]-[.E361]" office:value-type="float" office:value="21666" calcext:value-type="float">
            <text:p>21666</text:p>
          </table:table-cell>
          <table:table-cell table:formula="of:=[.C361]/[.B361]" office:value-type="percentage" office:value="0.297569015245159" calcext:value-type="percentage">
            <text:p>29.8%</text:p>
          </table:table-cell>
          <table:table-cell office:value-type="float" office:value="51144" calcext:value-type="float">
            <text:p>51144</text:p>
          </table:table-cell>
          <table:table-cell office:value-type="float" office:value="118" calcext:value-type="float">
            <text:p>118</text:p>
          </table:table-cell>
          <table:table-cell table:formula="of:=[.F361]/[.E361]" office:value-type="percentage" office:value="0.00230721101204442" calcext:value-type="percentage">
            <text:p>0.2%</text:p>
          </table:table-cell>
          <table:table-cell office:value-type="float" office:value="359" calcext:value-type="float">
            <text:p>359</text:p>
          </table:table-cell>
          <table:table-cell table:formula="of:=[.H361]/[.E361]" office:value-type="percentage" office:value="0.00701939621460973" calcext:value-type="percentage">
            <text:p>0.7%</text:p>
          </table:table-cell>
          <table:table-cell office:value-type="float" office:value="592" calcext:value-type="float">
            <text:p>592</text:p>
          </table:table-cell>
          <table:table-cell table:formula="of:=[.J361]/[.E361]" office:value-type="percentage" office:value="0.0115751603316127" calcext:value-type="percentage">
            <text:p>1.2%</text:p>
          </table:table-cell>
          <table:table-cell office:value-type="float" office:value="11" calcext:value-type="float">
            <text:p>11</text:p>
          </table:table-cell>
          <table:table-cell table:formula="of:=[.E361]-[.F361]-[.H361]-[.J361]-[.L361]" office:value-type="float" office:value="50064" calcext:value-type="float">
            <text:p>50064</text:p>
          </table:table-cell>
          <table:table-cell table:formula="of:=[.M36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S_Wi2016</text:p>
          </table:table-cell>
          <table:table-cell office:value-type="float" office:value="67803" calcext:value-type="float">
            <text:p>67803</text:p>
          </table:table-cell>
          <table:table-cell table:formula="of:=[.B362]-[.E362]" office:value-type="float" office:value="26092" calcext:value-type="float">
            <text:p>26092</text:p>
          </table:table-cell>
          <table:table-cell table:formula="of:=[.C362]/[.B362]" office:value-type="percentage" office:value="0.384820730646137" calcext:value-type="percentage">
            <text:p>38.5%</text:p>
          </table:table-cell>
          <table:table-cell office:value-type="float" office:value="41711" calcext:value-type="float">
            <text:p>41711</text:p>
          </table:table-cell>
          <table:table-cell office:value-type="float" office:value="40" calcext:value-type="float">
            <text:p>40</text:p>
          </table:table-cell>
          <table:table-cell table:formula="of:=[.F362]/[.E362]" office:value-type="percentage" office:value="0.000958979645657021" calcext:value-type="percentage">
            <text:p>0.1%</text:p>
          </table:table-cell>
          <table:table-cell office:value-type="float" office:value="258" calcext:value-type="float">
            <text:p>258</text:p>
          </table:table-cell>
          <table:table-cell table:formula="of:=[.H362]/[.E362]" office:value-type="percentage" office:value="0.00618541871448779" calcext:value-type="percentage">
            <text:p>0.6%</text:p>
          </table:table-cell>
          <table:table-cell office:value-type="float" office:value="357" calcext:value-type="float">
            <text:p>357</text:p>
          </table:table-cell>
          <table:table-cell table:formula="of:=[.J362]/[.E362]" office:value-type="percentage" office:value="0.00855889333748891" calcext:value-type="percentage">
            <text:p>0.9%</text:p>
          </table:table-cell>
          <table:table-cell office:value-type="float" office:value="17" calcext:value-type="float">
            <text:p>17</text:p>
          </table:table-cell>
          <table:table-cell table:formula="of:=[.E362]-[.F362]-[.H362]-[.J362]-[.L362]" office:value-type="float" office:value="41039" calcext:value-type="float">
            <text:p>41039</text:p>
          </table:table-cell>
          <table:table-cell table:formula="of:=[.M36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S_Wi2017A</text:p>
          </table:table-cell>
          <table:table-cell office:value-type="float" office:value="40357" calcext:value-type="float">
            <text:p>40357</text:p>
          </table:table-cell>
          <table:table-cell table:formula="of:=[.B363]-[.E363]" office:value-type="float" office:value="14605" calcext:value-type="float">
            <text:p>14605</text:p>
          </table:table-cell>
          <table:table-cell table:formula="of:=[.C363]/[.B363]" office:value-type="percentage" office:value="0.361895086354288" calcext:value-type="percentage">
            <text:p>36.2%</text:p>
          </table:table-cell>
          <table:table-cell office:value-type="float" office:value="25752" calcext:value-type="float">
            <text:p>25752</text:p>
          </table:table-cell>
          <table:table-cell office:value-type="float" office:value="31" calcext:value-type="float">
            <text:p>31</text:p>
          </table:table-cell>
          <table:table-cell table:formula="of:=[.F363]/[.E363]" office:value-type="percentage" office:value="0.00120378999689345" calcext:value-type="percentage">
            <text:p>0.1%</text:p>
          </table:table-cell>
          <table:table-cell office:value-type="float" office:value="181" calcext:value-type="float">
            <text:p>181</text:p>
          </table:table-cell>
          <table:table-cell table:formula="of:=[.H363]/[.E363]" office:value-type="percentage" office:value="0.00702858030444237" calcext:value-type="percentage">
            <text:p>0.7%</text:p>
          </table:table-cell>
          <table:table-cell office:value-type="float" office:value="240" calcext:value-type="float">
            <text:p>240</text:p>
          </table:table-cell>
          <table:table-cell table:formula="of:=[.J363]/[.E363]" office:value-type="percentage" office:value="0.00931966449207828" calcext:value-type="percentage">
            <text:p>0.9%</text:p>
          </table:table-cell>
          <table:table-cell office:value-type="float" office:value="7" calcext:value-type="float">
            <text:p>7</text:p>
          </table:table-cell>
          <table:table-cell table:formula="of:=[.E363]-[.F363]-[.H363]-[.J363]-[.L363]" office:value-type="float" office:value="25293" calcext:value-type="float">
            <text:p>25293</text:p>
          </table:table-cell>
          <table:table-cell table:formula="of:=[.M36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S_Wi2017B</text:p>
          </table:table-cell>
          <table:table-cell office:value-type="float" office:value="5055" calcext:value-type="float">
            <text:p>5055</text:p>
          </table:table-cell>
          <table:table-cell table:formula="of:=[.B364]-[.E364]" office:value-type="float" office:value="1438" calcext:value-type="float">
            <text:p>1438</text:p>
          </table:table-cell>
          <table:table-cell table:formula="of:=[.C364]/[.B364]" office:value-type="percentage" office:value="0.284470820969337" calcext:value-type="percentage">
            <text:p>28.4%</text:p>
          </table:table-cell>
          <table:table-cell office:value-type="float" office:value="3617" calcext:value-type="float">
            <text:p>3617</text:p>
          </table:table-cell>
          <table:table-cell office:value-type="float" office:value="12" calcext:value-type="float">
            <text:p>12</text:p>
          </table:table-cell>
          <table:table-cell table:formula="of:=[.F364]/[.E364]" office:value-type="percentage" office:value="0.00331766657450926" calcext:value-type="percentage">
            <text:p>0.3%</text:p>
          </table:table-cell>
          <table:table-cell office:value-type="float" office:value="129" calcext:value-type="float">
            <text:p>129</text:p>
          </table:table-cell>
          <table:table-cell table:formula="of:=[.H364]/[.E364]" office:value-type="percentage" office:value="0.0356649156759746" calcext:value-type="percentage">
            <text:p>3.6%</text:p>
          </table:table-cell>
          <table:table-cell office:value-type="float" office:value="16" calcext:value-type="float">
            <text:p>16</text:p>
          </table:table-cell>
          <table:table-cell table:formula="of:=[.J364]/[.E364]" office:value-type="percentage" office:value="0.00442355543267902" calcext:value-type="percentage">
            <text:p>0.4%</text:p>
          </table:table-cell>
          <table:table-cell office:value-type="float" office:value="0" calcext:value-type="float">
            <text:p>0</text:p>
          </table:table-cell>
          <table:table-cell table:formula="of:=[.E364]-[.F364]-[.H364]-[.J364]-[.L364]" office:value-type="float" office:value="3460" calcext:value-type="float">
            <text:p>3460</text:p>
          </table:table-cell>
          <table:table-cell table:formula="of:=[.M364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S_Wi2018</text:p>
          </table:table-cell>
          <table:table-cell office:value-type="float" office:value="28407" calcext:value-type="float">
            <text:p>28407</text:p>
          </table:table-cell>
          <table:table-cell table:formula="of:=[.B365]-[.E365]" office:value-type="float" office:value="10485" calcext:value-type="float">
            <text:p>10485</text:p>
          </table:table-cell>
          <table:table-cell table:formula="of:=[.C365]/[.B365]" office:value-type="percentage" office:value="0.369099165698595" calcext:value-type="percentage">
            <text:p>36.9%</text:p>
          </table:table-cell>
          <table:table-cell office:value-type="float" office:value="17922" calcext:value-type="float">
            <text:p>17922</text:p>
          </table:table-cell>
          <table:table-cell office:value-type="float" office:value="15" calcext:value-type="float">
            <text:p>15</text:p>
          </table:table-cell>
          <table:table-cell table:formula="of:=[.F365]/[.E365]" office:value-type="percentage" office:value="0.000836960160696351" calcext:value-type="percentage">
            <text:p>0.1%</text:p>
          </table:table-cell>
          <table:table-cell office:value-type="float" office:value="164" calcext:value-type="float">
            <text:p>164</text:p>
          </table:table-cell>
          <table:table-cell table:formula="of:=[.H365]/[.E365]" office:value-type="percentage" office:value="0.00915076442361344" calcext:value-type="percentage">
            <text:p>0.9%</text:p>
          </table:table-cell>
          <table:table-cell office:value-type="float" office:value="175" calcext:value-type="float">
            <text:p>175</text:p>
          </table:table-cell>
          <table:table-cell table:formula="of:=[.J365]/[.E365]" office:value-type="percentage" office:value="0.00976453520812409" calcext:value-type="percentage">
            <text:p>1.0%</text:p>
          </table:table-cell>
          <table:table-cell office:value-type="float" office:value="1" calcext:value-type="float">
            <text:p>1</text:p>
          </table:table-cell>
          <table:table-cell table:formula="of:=[.E365]-[.F365]-[.H365]-[.J365]-[.L365]" office:value-type="float" office:value="17567" calcext:value-type="float">
            <text:p>17567</text:p>
          </table:table-cell>
          <table:table-cell table:formula="of:=[.M36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S_Wi2019</text:p>
          </table:table-cell>
          <table:table-cell office:value-type="float" office:value="74935" calcext:value-type="float">
            <text:p>74935</text:p>
          </table:table-cell>
          <table:table-cell table:formula="of:=[.B366]-[.E366]" office:value-type="float" office:value="8262" calcext:value-type="float">
            <text:p>8262</text:p>
          </table:table-cell>
          <table:table-cell table:formula="of:=[.C366]/[.B366]" office:value-type="percentage" office:value="0.110255554814172" calcext:value-type="percentage">
            <text:p>11.0%</text:p>
          </table:table-cell>
          <table:table-cell office:value-type="float" office:value="66673" calcext:value-type="float">
            <text:p>66673</text:p>
          </table:table-cell>
          <table:table-cell office:value-type="float" office:value="214" calcext:value-type="float">
            <text:p>214</text:p>
          </table:table-cell>
          <table:table-cell table:formula="of:=[.F366]/[.E366]" office:value-type="percentage" office:value="0.0032096950789675" calcext:value-type="percentage">
            <text:p>0.3%</text:p>
          </table:table-cell>
          <table:table-cell office:value-type="float" office:value="1064" calcext:value-type="float">
            <text:p>1064</text:p>
          </table:table-cell>
          <table:table-cell table:formula="of:=[.H366]/[.E366]" office:value-type="percentage" office:value="0.0159584839440253" calcext:value-type="percentage">
            <text:p>1.6%</text:p>
          </table:table-cell>
          <table:table-cell office:value-type="float" office:value="754" calcext:value-type="float">
            <text:p>754</text:p>
          </table:table-cell>
          <table:table-cell table:formula="of:=[.J366]/[.E366]" office:value-type="percentage" office:value="0.0113089256520631" calcext:value-type="percentage">
            <text:p>1.1%</text:p>
          </table:table-cell>
          <table:table-cell office:value-type="float" office:value="29" calcext:value-type="float">
            <text:p>29</text:p>
          </table:table-cell>
          <table:table-cell table:formula="of:=[.E366]-[.F366]-[.H366]-[.J366]-[.L366]" office:value-type="float" office:value="64612" calcext:value-type="float">
            <text:p>64612</text:p>
          </table:table-cell>
          <table:table-cell table:formula="of:=[.M36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WBM_Su2017</text:p>
          </table:table-cell>
          <table:table-cell office:value-type="float" office:value="30352" calcext:value-type="float">
            <text:p>30352</text:p>
          </table:table-cell>
          <table:table-cell table:formula="of:=[.B367]-[.E367]" office:value-type="float" office:value="10233" calcext:value-type="float">
            <text:p>10233</text:p>
          </table:table-cell>
          <table:table-cell table:formula="of:=[.C367]/[.B367]" office:value-type="percentage" office:value="0.337144175013179" calcext:value-type="percentage">
            <text:p>33.7%</text:p>
          </table:table-cell>
          <table:table-cell office:value-type="float" office:value="20119" calcext:value-type="float">
            <text:p>20119</text:p>
          </table:table-cell>
          <table:table-cell office:value-type="float" office:value="60" calcext:value-type="float">
            <text:p>60</text:p>
          </table:table-cell>
          <table:table-cell table:formula="of:=[.F367]/[.E367]" office:value-type="percentage" office:value="0.00298225557930315" calcext:value-type="percentage">
            <text:p>0.3%</text:p>
          </table:table-cell>
          <table:table-cell office:value-type="float" office:value="181" calcext:value-type="float">
            <text:p>181</text:p>
          </table:table-cell>
          <table:table-cell table:formula="of:=[.H367]/[.E367]" office:value-type="percentage" office:value="0.00899647099756449" calcext:value-type="percentage">
            <text:p>0.9%</text:p>
          </table:table-cell>
          <table:table-cell office:value-type="float" office:value="8" calcext:value-type="float">
            <text:p>8</text:p>
          </table:table-cell>
          <table:table-cell table:formula="of:=[.J367]/[.E367]" office:value-type="percentage" office:value="0.00039763407724042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table:formula="of:=[.E367]-[.F367]-[.H367]-[.J367]-[.L367]" office:value-type="float" office:value="19869" calcext:value-type="float">
            <text:p>19869</text:p>
          </table:table-cell>
          <table:table-cell table:formula="of:=[.M36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WBM_Su2018</text:p>
          </table:table-cell>
          <table:table-cell office:value-type="float" office:value="35372" calcext:value-type="float">
            <text:p>35372</text:p>
          </table:table-cell>
          <table:table-cell table:formula="of:=[.B368]-[.E368]" office:value-type="float" office:value="12889" calcext:value-type="float">
            <text:p>12889</text:p>
          </table:table-cell>
          <table:table-cell table:formula="of:=[.C368]/[.B368]" office:value-type="percentage" office:value="0.364384258735723" calcext:value-type="percentage">
            <text:p>36.4%</text:p>
          </table:table-cell>
          <table:table-cell office:value-type="float" office:value="22483" calcext:value-type="float">
            <text:p>22483</text:p>
          </table:table-cell>
          <table:table-cell office:value-type="float" office:value="57" calcext:value-type="float">
            <text:p>57</text:p>
          </table:table-cell>
          <table:table-cell table:formula="of:=[.F368]/[.E368]" office:value-type="percentage" office:value="0.00253524885469021" calcext:value-type="percentage">
            <text:p>0.3%</text:p>
          </table:table-cell>
          <table:table-cell office:value-type="float" office:value="803" calcext:value-type="float">
            <text:p>803</text:p>
          </table:table-cell>
          <table:table-cell table:formula="of:=[.H368]/[.E368]" office:value-type="percentage" office:value="0.0357158742160744" calcext:value-type="percentage">
            <text:p>3.6%</text:p>
          </table:table-cell>
          <table:table-cell office:value-type="float" office:value="14" calcext:value-type="float">
            <text:p>14</text:p>
          </table:table-cell>
          <table:table-cell table:formula="of:=[.J368]/[.E368]" office:value-type="percentage" office:value="0.000622692701151982" calcext:value-type="percentage">
            <text:p>0.1%</text:p>
          </table:table-cell>
          <table:table-cell office:value-type="float" office:value="1" calcext:value-type="float">
            <text:p>1</text:p>
          </table:table-cell>
          <table:table-cell table:formula="of:=[.E368]-[.F368]-[.H368]-[.J368]-[.L368]" office:value-type="float" office:value="21608" calcext:value-type="float">
            <text:p>21608</text:p>
          </table:table-cell>
          <table:table-cell table:formula="of:=[.M36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WPM_Au2017</text:p>
          </table:table-cell>
          <table:table-cell office:value-type="float" office:value="40357" calcext:value-type="float">
            <text:p>40357</text:p>
          </table:table-cell>
          <table:table-cell table:formula="of:=[.B369]-[.E369]" office:value-type="float" office:value="11668" calcext:value-type="float">
            <text:p>11668</text:p>
          </table:table-cell>
          <table:table-cell table:formula="of:=[.C369]/[.B369]" office:value-type="percentage" office:value="0.289119607503035" calcext:value-type="percentage">
            <text:p>28.9%</text:p>
          </table:table-cell>
          <table:table-cell office:value-type="float" office:value="28689" calcext:value-type="float">
            <text:p>28689</text:p>
          </table:table-cell>
          <table:table-cell office:value-type="float" office:value="21" calcext:value-type="float">
            <text:p>21</text:p>
          </table:table-cell>
          <table:table-cell table:formula="of:=[.F369]/[.E369]" office:value-type="percentage" office:value="0.000731987869915299" calcext:value-type="percentage">
            <text:p>0.1%</text:p>
          </table:table-cell>
          <table:table-cell office:value-type="float" office:value="103" calcext:value-type="float">
            <text:p>103</text:p>
          </table:table-cell>
          <table:table-cell table:formula="of:=[.H369]/[.E369]" office:value-type="percentage" office:value="0.00359022621910837" calcext:value-type="percentage">
            <text:p>0.4%</text:p>
          </table:table-cell>
          <table:table-cell office:value-type="float" office:value="45" calcext:value-type="float">
            <text:p>45</text:p>
          </table:table-cell>
          <table:table-cell table:formula="of:=[.J369]/[.E369]" office:value-type="percentage" office:value="0.00156854543553278" calcext:value-type="percentage">
            <text:p>0.2%</text:p>
          </table:table-cell>
          <table:table-cell office:value-type="float" office:value="1" calcext:value-type="float">
            <text:p>1</text:p>
          </table:table-cell>
          <table:table-cell table:formula="of:=[.E369]-[.F369]-[.H369]-[.J369]-[.L369]" office:value-type="float" office:value="28519" calcext:value-type="float">
            <text:p>28519</text:p>
          </table:table-cell>
          <table:table-cell table:formula="of:=[.M36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WPM_Au2018</text:p>
          </table:table-cell>
          <table:table-cell office:value-type="float" office:value="90219" calcext:value-type="float">
            <text:p>90219</text:p>
          </table:table-cell>
          <table:table-cell table:formula="of:=[.B370]-[.E370]" office:value-type="float" office:value="24433" calcext:value-type="float">
            <text:p>24433</text:p>
          </table:table-cell>
          <table:table-cell table:formula="of:=[.C370]/[.B370]" office:value-type="percentage" office:value="0.270818785399971" calcext:value-type="percentage">
            <text:p>27.1%</text:p>
          </table:table-cell>
          <table:table-cell office:value-type="float" office:value="65786" calcext:value-type="float">
            <text:p>65786</text:p>
          </table:table-cell>
          <table:table-cell office:value-type="float" office:value="140" calcext:value-type="float">
            <text:p>140</text:p>
          </table:table-cell>
          <table:table-cell table:formula="of:=[.F370]/[.E370]" office:value-type="percentage" office:value="0.00212811236433284" calcext:value-type="percentage">
            <text:p>0.2%</text:p>
          </table:table-cell>
          <table:table-cell office:value-type="float" office:value="540" calcext:value-type="float">
            <text:p>540</text:p>
          </table:table-cell>
          <table:table-cell table:formula="of:=[.H370]/[.E370]" office:value-type="percentage" office:value="0.0082084334052838" calcext:value-type="percentage">
            <text:p>0.8%</text:p>
          </table:table-cell>
          <table:table-cell office:value-type="float" office:value="228" calcext:value-type="float">
            <text:p>228</text:p>
          </table:table-cell>
          <table:table-cell table:formula="of:=[.J370]/[.E370]" office:value-type="percentage" office:value="0.00346578299334205" calcext:value-type="percentage">
            <text:p>0.3%</text:p>
          </table:table-cell>
          <table:table-cell office:value-type="float" office:value="13" calcext:value-type="float">
            <text:p>13</text:p>
          </table:table-cell>
          <table:table-cell table:formula="of:=[.E370]-[.F370]-[.H370]-[.J370]-[.L370]" office:value-type="float" office:value="64865" calcext:value-type="float">
            <text:p>64865</text:p>
          </table:table-cell>
          <table:table-cell table:formula="of:=[.M37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WPM_Sp2017</text:p>
          </table:table-cell>
          <table:table-cell office:value-type="float" office:value="54238" calcext:value-type="float">
            <text:p>54238</text:p>
          </table:table-cell>
          <table:table-cell table:formula="of:=[.B371]-[.E371]" office:value-type="float" office:value="13784" calcext:value-type="float">
            <text:p>13784</text:p>
          </table:table-cell>
          <table:table-cell table:formula="of:=[.C371]/[.B371]" office:value-type="percentage" office:value="0.254139164423467" calcext:value-type="percentage">
            <text:p>25.4%</text:p>
          </table:table-cell>
          <table:table-cell office:value-type="float" office:value="40454" calcext:value-type="float">
            <text:p>40454</text:p>
          </table:table-cell>
          <table:table-cell office:value-type="float" office:value="50" calcext:value-type="float">
            <text:p>50</text:p>
          </table:table-cell>
          <table:table-cell table:formula="of:=[.F371]/[.E371]" office:value-type="percentage" office:value="0.00123597172096702" calcext:value-type="percentage">
            <text:p>0.1%</text:p>
          </table:table-cell>
          <table:table-cell office:value-type="float" office:value="397" calcext:value-type="float">
            <text:p>397</text:p>
          </table:table-cell>
          <table:table-cell table:formula="of:=[.H371]/[.E371]" office:value-type="percentage" office:value="0.00981361546447817" calcext:value-type="percentage">
            <text:p>1.0%</text:p>
          </table:table-cell>
          <table:table-cell office:value-type="float" office:value="47" calcext:value-type="float">
            <text:p>47</text:p>
          </table:table-cell>
          <table:table-cell table:formula="of:=[.J371]/[.E371]" office:value-type="percentage" office:value="0.001161813417709" calcext:value-type="percentage">
            <text:p>0.1%</text:p>
          </table:table-cell>
          <table:table-cell office:value-type="float" office:value="2" calcext:value-type="float">
            <text:p>2</text:p>
          </table:table-cell>
          <table:table-cell table:formula="of:=[.E371]-[.F371]-[.H371]-[.J371]-[.L371]" office:value-type="float" office:value="39958" calcext:value-type="float">
            <text:p>39958</text:p>
          </table:table-cell>
          <table:table-cell table:formula="of:=[.M37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WPM_Sp2018</text:p>
          </table:table-cell>
          <table:table-cell office:value-type="float" office:value="35639" calcext:value-type="float">
            <text:p>35639</text:p>
          </table:table-cell>
          <table:table-cell table:formula="of:=[.B372]-[.E372]" office:value-type="float" office:value="10864" calcext:value-type="float">
            <text:p>10864</text:p>
          </table:table-cell>
          <table:table-cell table:formula="of:=[.C372]/[.B372]" office:value-type="percentage" office:value="0.304834591318499" calcext:value-type="percentage">
            <text:p>30.5%</text:p>
          </table:table-cell>
          <table:table-cell office:value-type="float" office:value="24775" calcext:value-type="float">
            <text:p>24775</text:p>
          </table:table-cell>
          <table:table-cell office:value-type="float" office:value="18" calcext:value-type="float">
            <text:p>18</text:p>
          </table:table-cell>
          <table:table-cell table:formula="of:=[.F372]/[.E372]" office:value-type="percentage" office:value="0.000726538849646821" calcext:value-type="percentage">
            <text:p>0.1%</text:p>
          </table:table-cell>
          <table:table-cell office:value-type="float" office:value="43" calcext:value-type="float">
            <text:p>43</text:p>
          </table:table-cell>
          <table:table-cell table:formula="of:=[.H372]/[.E372]" office:value-type="percentage" office:value="0.00173562058526741" calcext:value-type="percentage">
            <text:p>0.2%</text:p>
          </table:table-cell>
          <table:table-cell office:value-type="float" office:value="27" calcext:value-type="float">
            <text:p>27</text:p>
          </table:table-cell>
          <table:table-cell table:formula="of:=[.J372]/[.E372]" office:value-type="percentage" office:value="0.00108980827447023" calcext:value-type="percentage">
            <text:p>0.1%</text:p>
          </table:table-cell>
          <table:table-cell office:value-type="float" office:value="1" calcext:value-type="float">
            <text:p>1</text:p>
          </table:table-cell>
          <table:table-cell table:formula="of:=[.E372]-[.F372]-[.H372]-[.J372]-[.L372]" office:value-type="float" office:value="24686" calcext:value-type="float">
            <text:p>24686</text:p>
          </table:table-cell>
          <table:table-cell table:formula="of:=[.M37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WPM_Su2017</text:p>
          </table:table-cell>
          <table:table-cell office:value-type="float" office:value="43264" calcext:value-type="float">
            <text:p>43264</text:p>
          </table:table-cell>
          <table:table-cell table:formula="of:=[.B373]-[.E373]" office:value-type="float" office:value="8846" calcext:value-type="float">
            <text:p>8846</text:p>
          </table:table-cell>
          <table:table-cell table:formula="of:=[.C373]/[.B373]" office:value-type="percentage" office:value="0.204465606508876" calcext:value-type="percentage">
            <text:p>20.4%</text:p>
          </table:table-cell>
          <table:table-cell office:value-type="float" office:value="34418" calcext:value-type="float">
            <text:p>34418</text:p>
          </table:table-cell>
          <table:table-cell office:value-type="float" office:value="111" calcext:value-type="float">
            <text:p>111</text:p>
          </table:table-cell>
          <table:table-cell table:formula="of:=[.F373]/[.E373]" office:value-type="percentage" office:value="0.00322505665640072" calcext:value-type="percentage">
            <text:p>0.3%</text:p>
          </table:table-cell>
          <table:table-cell office:value-type="float" office:value="781" calcext:value-type="float">
            <text:p>781</text:p>
          </table:table-cell>
          <table:table-cell table:formula="of:=[.H373]/[.E373]" office:value-type="percentage" office:value="0.0226916148526934" calcext:value-type="percentage">
            <text:p>2.3%</text:p>
          </table:table-cell>
          <table:table-cell office:value-type="float" office:value="22" calcext:value-type="float">
            <text:p>22</text:p>
          </table:table-cell>
          <table:table-cell table:formula="of:=[.J373]/[.E373]" office:value-type="percentage" office:value="0.000639200418385728" calcext:value-type="percentage">
            <text:p>0.1%</text:p>
          </table:table-cell>
          <table:table-cell office:value-type="float" office:value="3" calcext:value-type="float">
            <text:p>3</text:p>
          </table:table-cell>
          <table:table-cell table:formula="of:=[.E373]-[.F373]-[.H373]-[.J373]-[.L373]" office:value-type="float" office:value="33501" calcext:value-type="float">
            <text:p>33501</text:p>
          </table:table-cell>
          <table:table-cell table:formula="of:=[.M37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WPM_Su2018</text:p>
          </table:table-cell>
          <table:table-cell office:value-type="float" office:value="45520" calcext:value-type="float">
            <text:p>45520</text:p>
          </table:table-cell>
          <table:table-cell table:formula="of:=[.B374]-[.E374]" office:value-type="float" office:value="16698" calcext:value-type="float">
            <text:p>16698</text:p>
          </table:table-cell>
          <table:table-cell table:formula="of:=[.C374]/[.B374]" office:value-type="percentage" office:value="0.36682776801406" calcext:value-type="percentage">
            <text:p>36.7%</text:p>
          </table:table-cell>
          <table:table-cell office:value-type="float" office:value="28822" calcext:value-type="float">
            <text:p>28822</text:p>
          </table:table-cell>
          <table:table-cell office:value-type="float" office:value="101" calcext:value-type="float">
            <text:p>101</text:p>
          </table:table-cell>
          <table:table-cell table:formula="of:=[.F374]/[.E374]" office:value-type="percentage" office:value="0.00350426757338144" calcext:value-type="percentage">
            <text:p>0.4%</text:p>
          </table:table-cell>
          <table:table-cell office:value-type="float" office:value="1791" calcext:value-type="float">
            <text:p>1791</text:p>
          </table:table-cell>
          <table:table-cell table:formula="of:=[.H374]/[.E374]" office:value-type="percentage" office:value="0.0621400319200611" calcext:value-type="percentage">
            <text:p>6.2%</text:p>
          </table:table-cell>
          <table:table-cell office:value-type="float" office:value="29" calcext:value-type="float">
            <text:p>29</text:p>
          </table:table-cell>
          <table:table-cell table:formula="of:=[.J374]/[.E374]" office:value-type="percentage" office:value="0.0010061758379016" calcext:value-type="percentage">
            <text:p>0.1%</text:p>
          </table:table-cell>
          <table:table-cell office:value-type="float" office:value="6" calcext:value-type="float">
            <text:p>6</text:p>
          </table:table-cell>
          <table:table-cell table:formula="of:=[.E374]-[.F374]-[.H374]-[.J374]-[.L374]" office:value-type="float" office:value="26895" calcext:value-type="float">
            <text:p>26895</text:p>
          </table:table-cell>
          <table:table-cell table:formula="of:=[.M37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WPM_Wi2018</text:p>
          </table:table-cell>
          <table:table-cell office:value-type="float" office:value="42716" calcext:value-type="float">
            <text:p>42716</text:p>
          </table:table-cell>
          <table:table-cell table:formula="of:=[.B375]-[.E375]" office:value-type="float" office:value="9670" calcext:value-type="float">
            <text:p>9670</text:p>
          </table:table-cell>
          <table:table-cell table:formula="of:=[.C375]/[.B375]" office:value-type="percentage" office:value="0.226378874426444" calcext:value-type="percentage">
            <text:p>22.6%</text:p>
          </table:table-cell>
          <table:table-cell office:value-type="float" office:value="33046" calcext:value-type="float">
            <text:p>33046</text:p>
          </table:table-cell>
          <table:table-cell office:value-type="float" office:value="1" calcext:value-type="float">
            <text:p>1</text:p>
          </table:table-cell>
          <table:table-cell table:formula="of:=[.F375]/[.E375]" office:value-type="percentage" office:value="0.0000302608485141923" calcext:value-type="percentage">
            <text:p>0.0%</text:p>
          </table:table-cell>
          <table:table-cell office:value-type="float" office:value="9" calcext:value-type="float">
            <text:p>9</text:p>
          </table:table-cell>
          <table:table-cell table:formula="of:=[.H375]/[.E375]" office:value-type="percentage" office:value="0.000272347636627731" calcext:value-type="percentage">
            <text:p>0.0%</text:p>
          </table:table-cell>
          <table:table-cell office:value-type="float" office:value="64" calcext:value-type="float">
            <text:p>64</text:p>
          </table:table-cell>
          <table:table-cell table:formula="of:=[.J375]/[.E375]" office:value-type="percentage" office:value="0.00193669430490831" calcext:value-type="percentage">
            <text:p>0.2%</text:p>
          </table:table-cell>
          <table:table-cell office:value-type="float" office:value="2" calcext:value-type="float">
            <text:p>2</text:p>
          </table:table-cell>
          <table:table-cell table:formula="of:=[.E375]-[.F375]-[.H375]-[.J375]-[.L375]" office:value-type="float" office:value="32970" calcext:value-type="float">
            <text:p>32970</text:p>
          </table:table-cell>
          <table:table-cell table:formula="of:=[.M37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I20_WPM_Wi2019</text:p>
          </table:table-cell>
          <table:table-cell office:value-type="float" office:value="56211" calcext:value-type="float">
            <text:p>56211</text:p>
          </table:table-cell>
          <table:table-cell table:formula="of:=[.B376]-[.E376]" office:value-type="float" office:value="16232" calcext:value-type="float">
            <text:p>16232</text:p>
          </table:table-cell>
          <table:table-cell table:formula="of:=[.C376]/[.B376]" office:value-type="percentage" office:value="0.288769102133034" calcext:value-type="percentage">
            <text:p>28.9%</text:p>
          </table:table-cell>
          <table:table-cell office:value-type="float" office:value="39979" calcext:value-type="float">
            <text:p>39979</text:p>
          </table:table-cell>
          <table:table-cell office:value-type="float" office:value="42" calcext:value-type="float">
            <text:p>42</text:p>
          </table:table-cell>
          <table:table-cell table:formula="of:=[.F376]/[.E376]" office:value-type="percentage" office:value="0.00105055153955827" calcext:value-type="percentage">
            <text:p>0.1%</text:p>
          </table:table-cell>
          <table:table-cell office:value-type="float" office:value="216" calcext:value-type="float">
            <text:p>216</text:p>
          </table:table-cell>
          <table:table-cell table:formula="of:=[.H376]/[.E376]" office:value-type="percentage" office:value="0.00540283648915681" calcext:value-type="percentage">
            <text:p>0.5%</text:p>
          </table:table-cell>
          <table:table-cell office:value-type="float" office:value="117" calcext:value-type="float">
            <text:p>117</text:p>
          </table:table-cell>
          <table:table-cell table:formula="of:=[.J376]/[.E376]" office:value-type="percentage" office:value="0.0029265364316266" calcext:value-type="percentage">
            <text:p>0.3%</text:p>
          </table:table-cell>
          <table:table-cell office:value-type="float" office:value="6" calcext:value-type="float">
            <text:p>6</text:p>
          </table:table-cell>
          <table:table-cell table:formula="of:=[.E376]-[.F376]-[.H376]-[.J376]-[.L376]" office:value-type="float" office:value="39598" calcext:value-type="float">
            <text:p>39598</text:p>
          </table:table-cell>
          <table:table-cell table:formula="of:=[.M37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S_Su2017</text:p>
          </table:table-cell>
          <table:table-cell office:value-type="float" office:value="34978" calcext:value-type="float">
            <text:p>34978</text:p>
          </table:table-cell>
          <table:table-cell table:formula="of:=[.B377]-[.E377]" office:value-type="float" office:value="12871" calcext:value-type="float">
            <text:p>12871</text:p>
          </table:table-cell>
          <table:table-cell table:formula="of:=[.C377]/[.B377]" office:value-type="percentage" office:value="0.367974155183258" calcext:value-type="percentage">
            <text:p>36.8%</text:p>
          </table:table-cell>
          <table:table-cell office:value-type="float" office:value="22107" calcext:value-type="float">
            <text:p>22107</text:p>
          </table:table-cell>
          <table:table-cell office:value-type="float" office:value="37" calcext:value-type="float">
            <text:p>37</text:p>
          </table:table-cell>
          <table:table-cell table:formula="of:=[.F377]/[.E377]" office:value-type="percentage" office:value="0.00167367802053648" calcext:value-type="percentage">
            <text:p>0.2%</text:p>
          </table:table-cell>
          <table:table-cell office:value-type="float" office:value="1630" calcext:value-type="float">
            <text:p>1630</text:p>
          </table:table-cell>
          <table:table-cell table:formula="of:=[.H377]/[.E377]" office:value-type="percentage" office:value="0.0737323019857964" calcext:value-type="percentage">
            <text:p>7.4%</text:p>
          </table:table-cell>
          <table:table-cell office:value-type="float" office:value="687" calcext:value-type="float">
            <text:p>687</text:p>
          </table:table-cell>
          <table:table-cell table:formula="of:=[.J377]/[.E377]" office:value-type="percentage" office:value="0.0310761297326639" calcext:value-type="percentage">
            <text:p>3.1%</text:p>
          </table:table-cell>
          <table:table-cell office:value-type="float" office:value="4" calcext:value-type="float">
            <text:p>4</text:p>
          </table:table-cell>
          <table:table-cell table:formula="of:=[.E377]-[.F377]-[.H377]-[.J377]-[.L377]" office:value-type="float" office:value="19749" calcext:value-type="float">
            <text:p>19749</text:p>
          </table:table-cell>
          <table:table-cell table:formula="of:=[.M37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S_Su2017RNA</text:p>
          </table:table-cell>
          <table:table-cell office:value-type="float" office:value="38566" calcext:value-type="float">
            <text:p>38566</text:p>
          </table:table-cell>
          <table:table-cell table:formula="of:=[.B378]-[.E378]" office:value-type="float" office:value="17568" calcext:value-type="float">
            <text:p>17568</text:p>
          </table:table-cell>
          <table:table-cell table:formula="of:=[.C378]/[.B378]" office:value-type="percentage" office:value="0.45553077840585" calcext:value-type="percentage">
            <text:p>45.6%</text:p>
          </table:table-cell>
          <table:table-cell office:value-type="float" office:value="20998" calcext:value-type="float">
            <text:p>20998</text:p>
          </table:table-cell>
          <table:table-cell office:value-type="float" office:value="2" calcext:value-type="float">
            <text:p>2</text:p>
          </table:table-cell>
          <table:table-cell table:formula="of:=[.F378]/[.E378]" office:value-type="percentage" office:value="0.0000952471663967997" calcext:value-type="percentage">
            <text:p>0.0%</text:p>
          </table:table-cell>
          <table:table-cell office:value-type="float" office:value="9321" calcext:value-type="float">
            <text:p>9321</text:p>
          </table:table-cell>
          <table:table-cell table:formula="of:=[.H378]/[.E378]" office:value-type="percentage" office:value="0.443899418992285" calcext:value-type="percentage">
            <text:p>44.4%</text:p>
          </table:table-cell>
          <table:table-cell office:value-type="float" office:value="252" calcext:value-type="float">
            <text:p>252</text:p>
          </table:table-cell>
          <table:table-cell table:formula="of:=[.J378]/[.E378]" office:value-type="percentage" office:value="0.0120011429659968" calcext:value-type="percentage">
            <text:p>1.2%</text:p>
          </table:table-cell>
          <table:table-cell office:value-type="float" office:value="2" calcext:value-type="float">
            <text:p>2</text:p>
          </table:table-cell>
          <table:table-cell table:formula="of:=[.E378]-[.F378]-[.H378]-[.J378]-[.L378]" office:value-type="float" office:value="11421" calcext:value-type="float">
            <text:p>11421</text:p>
          </table:table-cell>
          <table:table-cell table:formula="of:=[.M37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S_Su2018</text:p>
          </table:table-cell>
          <table:table-cell office:value-type="float" office:value="33939" calcext:value-type="float">
            <text:p>33939</text:p>
          </table:table-cell>
          <table:table-cell table:formula="of:=[.B379]-[.E379]" office:value-type="float" office:value="11810" calcext:value-type="float">
            <text:p>11810</text:p>
          </table:table-cell>
          <table:table-cell table:formula="of:=[.C379]/[.B379]" office:value-type="percentage" office:value="0.347977253307404" calcext:value-type="percentage">
            <text:p>34.8%</text:p>
          </table:table-cell>
          <table:table-cell office:value-type="float" office:value="22129" calcext:value-type="float">
            <text:p>22129</text:p>
          </table:table-cell>
          <table:table-cell office:value-type="float" office:value="5" calcext:value-type="float">
            <text:p>5</text:p>
          </table:table-cell>
          <table:table-cell table:formula="of:=[.F379]/[.E379]" office:value-type="percentage" office:value="0.000225947851235935" calcext:value-type="percentage">
            <text:p>0.0%</text:p>
          </table:table-cell>
          <table:table-cell office:value-type="float" office:value="584" calcext:value-type="float">
            <text:p>584</text:p>
          </table:table-cell>
          <table:table-cell table:formula="of:=[.H379]/[.E379]" office:value-type="percentage" office:value="0.0263907090243572" calcext:value-type="percentage">
            <text:p>2.6%</text:p>
          </table:table-cell>
          <table:table-cell office:value-type="float" office:value="543" calcext:value-type="float">
            <text:p>543</text:p>
          </table:table-cell>
          <table:table-cell table:formula="of:=[.J379]/[.E379]" office:value-type="percentage" office:value="0.0245379366442225" calcext:value-type="percentage">
            <text:p>2.5%</text:p>
          </table:table-cell>
          <table:table-cell office:value-type="float" office:value="2" calcext:value-type="float">
            <text:p>2</text:p>
          </table:table-cell>
          <table:table-cell table:formula="of:=[.E379]-[.F379]-[.H379]-[.J379]-[.L379]" office:value-type="float" office:value="20995" calcext:value-type="float">
            <text:p>20995</text:p>
          </table:table-cell>
          <table:table-cell table:formula="of:=[.M37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S_Wi2013</text:p>
          </table:table-cell>
          <table:table-cell office:value-type="float" office:value="35529" calcext:value-type="float">
            <text:p>35529</text:p>
          </table:table-cell>
          <table:table-cell table:formula="of:=[.B380]-[.E380]" office:value-type="float" office:value="13505" calcext:value-type="float">
            <text:p>13505</text:p>
          </table:table-cell>
          <table:table-cell table:formula="of:=[.C380]/[.B380]" office:value-type="percentage" office:value="0.380112021165808" calcext:value-type="percentage">
            <text:p>38.0%</text:p>
          </table:table-cell>
          <table:table-cell office:value-type="float" office:value="22024" calcext:value-type="float">
            <text:p>22024</text:p>
          </table:table-cell>
          <table:table-cell office:value-type="float" office:value="13" calcext:value-type="float">
            <text:p>13</text:p>
          </table:table-cell>
          <table:table-cell table:formula="of:=[.F380]/[.E380]" office:value-type="percentage" office:value="0.000590265165274246" calcext:value-type="percentage">
            <text:p>0.1%</text:p>
          </table:table-cell>
          <table:table-cell office:value-type="float" office:value="116" calcext:value-type="float">
            <text:p>116</text:p>
          </table:table-cell>
          <table:table-cell table:formula="of:=[.H380]/[.E380]" office:value-type="percentage" office:value="0.00526698147475481" calcext:value-type="percentage">
            <text:p>0.5%</text:p>
          </table:table-cell>
          <table:table-cell office:value-type="float" office:value="747" calcext:value-type="float">
            <text:p>747</text:p>
          </table:table-cell>
          <table:table-cell table:formula="of:=[.J380]/[.E380]" office:value-type="percentage" office:value="0.0339175444969125" calcext:value-type="percentage">
            <text:p>3.4%</text:p>
          </table:table-cell>
          <table:table-cell office:value-type="float" office:value="3" calcext:value-type="float">
            <text:p>3</text:p>
          </table:table-cell>
          <table:table-cell table:formula="of:=[.E380]-[.F380]-[.H380]-[.J380]-[.L380]" office:value-type="float" office:value="21145" calcext:value-type="float">
            <text:p>21145</text:p>
          </table:table-cell>
          <table:table-cell table:formula="of:=[.M38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S_Wi2015</text:p>
          </table:table-cell>
          <table:table-cell office:value-type="float" office:value="29971" calcext:value-type="float">
            <text:p>29971</text:p>
          </table:table-cell>
          <table:table-cell table:formula="of:=[.B381]-[.E381]" office:value-type="float" office:value="10633" calcext:value-type="float">
            <text:p>10633</text:p>
          </table:table-cell>
          <table:table-cell table:formula="of:=[.C381]/[.B381]" office:value-type="percentage" office:value="0.35477628374095" calcext:value-type="percentage">
            <text:p>35.5%</text:p>
          </table:table-cell>
          <table:table-cell office:value-type="float" office:value="19338" calcext:value-type="float">
            <text:p>19338</text:p>
          </table:table-cell>
          <table:table-cell office:value-type="float" office:value="22" calcext:value-type="float">
            <text:p>22</text:p>
          </table:table-cell>
          <table:table-cell table:formula="of:=[.F381]/[.E381]" office:value-type="percentage" office:value="0.00113765642775882" calcext:value-type="percentage">
            <text:p>0.1%</text:p>
          </table:table-cell>
          <table:table-cell office:value-type="float" office:value="84" calcext:value-type="float">
            <text:p>84</text:p>
          </table:table-cell>
          <table:table-cell table:formula="of:=[.H381]/[.E381]" office:value-type="percentage" office:value="0.00434377908780639" calcext:value-type="percentage">
            <text:p>0.4%</text:p>
          </table:table-cell>
          <table:table-cell office:value-type="float" office:value="477" calcext:value-type="float">
            <text:p>477</text:p>
          </table:table-cell>
          <table:table-cell table:formula="of:=[.J381]/[.E381]" office:value-type="percentage" office:value="0.0246664598200434" calcext:value-type="percentage">
            <text:p>2.5%</text:p>
          </table:table-cell>
          <table:table-cell office:value-type="float" office:value="1" calcext:value-type="float">
            <text:p>1</text:p>
          </table:table-cell>
          <table:table-cell table:formula="of:=[.E381]-[.F381]-[.H381]-[.J381]-[.L381]" office:value-type="float" office:value="18754" calcext:value-type="float">
            <text:p>18754</text:p>
          </table:table-cell>
          <table:table-cell table:formula="of:=[.M38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S_Wi2016</text:p>
          </table:table-cell>
          <table:table-cell office:value-type="float" office:value="94401" calcext:value-type="float">
            <text:p>94401</text:p>
          </table:table-cell>
          <table:table-cell table:formula="of:=[.B382]-[.E382]" office:value-type="float" office:value="31754" calcext:value-type="float">
            <text:p>31754</text:p>
          </table:table-cell>
          <table:table-cell table:formula="of:=[.C382]/[.B382]" office:value-type="percentage" office:value="0.33637355536488" calcext:value-type="percentage">
            <text:p>33.6%</text:p>
          </table:table-cell>
          <table:table-cell office:value-type="float" office:value="62647" calcext:value-type="float">
            <text:p>62647</text:p>
          </table:table-cell>
          <table:table-cell office:value-type="float" office:value="17" calcext:value-type="float">
            <text:p>17</text:p>
          </table:table-cell>
          <table:table-cell table:formula="of:=[.F382]/[.E382]" office:value-type="percentage" office:value="0.00027136175714719" calcext:value-type="percentage">
            <text:p>0.0%</text:p>
          </table:table-cell>
          <table:table-cell office:value-type="float" office:value="266" calcext:value-type="float">
            <text:p>266</text:p>
          </table:table-cell>
          <table:table-cell table:formula="of:=[.H382]/[.E382]" office:value-type="percentage" office:value="0.00424601337653838" calcext:value-type="percentage">
            <text:p>0.4%</text:p>
          </table:table-cell>
          <table:table-cell office:value-type="float" office:value="1200" calcext:value-type="float">
            <text:p>1200</text:p>
          </table:table-cell>
          <table:table-cell table:formula="of:=[.J382]/[.E382]" office:value-type="percentage" office:value="0.019154947563331" calcext:value-type="percentage">
            <text:p>1.9%</text:p>
          </table:table-cell>
          <table:table-cell office:value-type="float" office:value="27" calcext:value-type="float">
            <text:p>27</text:p>
          </table:table-cell>
          <table:table-cell table:formula="of:=[.E382]-[.F382]-[.H382]-[.J382]-[.L382]" office:value-type="float" office:value="61137" calcext:value-type="float">
            <text:p>61137</text:p>
          </table:table-cell>
          <table:table-cell table:formula="of:=[.M38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S_Wi2017</text:p>
          </table:table-cell>
          <table:table-cell office:value-type="float" office:value="95317" calcext:value-type="float">
            <text:p>95317</text:p>
          </table:table-cell>
          <table:table-cell table:formula="of:=[.B383]-[.E383]" office:value-type="float" office:value="31073" calcext:value-type="float">
            <text:p>31073</text:p>
          </table:table-cell>
          <table:table-cell table:formula="of:=[.C383]/[.B383]" office:value-type="percentage" office:value="0.325996411972681" calcext:value-type="percentage">
            <text:p>32.6%</text:p>
          </table:table-cell>
          <table:table-cell office:value-type="float" office:value="64244" calcext:value-type="float">
            <text:p>64244</text:p>
          </table:table-cell>
          <table:table-cell office:value-type="float" office:value="80" calcext:value-type="float">
            <text:p>80</text:p>
          </table:table-cell>
          <table:table-cell table:formula="of:=[.F383]/[.E383]" office:value-type="percentage" office:value="0.00124525247493929" calcext:value-type="percentage">
            <text:p>0.1%</text:p>
          </table:table-cell>
          <table:table-cell office:value-type="float" office:value="2502" calcext:value-type="float">
            <text:p>2502</text:p>
          </table:table-cell>
          <table:table-cell table:formula="of:=[.H383]/[.E383]" office:value-type="percentage" office:value="0.0389452711537264" calcext:value-type="percentage">
            <text:p>3.9%</text:p>
          </table:table-cell>
          <table:table-cell office:value-type="float" office:value="1826" calcext:value-type="float">
            <text:p>1826</text:p>
          </table:table-cell>
          <table:table-cell table:formula="of:=[.J383]/[.E383]" office:value-type="percentage" office:value="0.0284228877404894" calcext:value-type="percentage">
            <text:p>2.8%</text:p>
          </table:table-cell>
          <table:table-cell office:value-type="float" office:value="9" calcext:value-type="float">
            <text:p>9</text:p>
          </table:table-cell>
          <table:table-cell table:formula="of:=[.E383]-[.F383]-[.H383]-[.J383]-[.L383]" office:value-type="float" office:value="59827" calcext:value-type="float">
            <text:p>59827</text:p>
          </table:table-cell>
          <table:table-cell table:formula="of:=[.M38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S_Wi2017RNA</text:p>
          </table:table-cell>
          <table:table-cell office:value-type="float" office:value="52903" calcext:value-type="float">
            <text:p>52903</text:p>
          </table:table-cell>
          <table:table-cell table:formula="of:=[.B384]-[.E384]" office:value-type="float" office:value="18456" calcext:value-type="float">
            <text:p>18456</text:p>
          </table:table-cell>
          <table:table-cell table:formula="of:=[.C384]/[.B384]" office:value-type="percentage" office:value="0.348864903691662" calcext:value-type="percentage">
            <text:p>34.9%</text:p>
          </table:table-cell>
          <table:table-cell office:value-type="float" office:value="34447" calcext:value-type="float">
            <text:p>34447</text:p>
          </table:table-cell>
          <table:table-cell office:value-type="float" office:value="2" calcext:value-type="float">
            <text:p>2</text:p>
          </table:table-cell>
          <table:table-cell table:formula="of:=[.F384]/[.E384]" office:value-type="percentage" office:value="0.0000580602084361483" calcext:value-type="percentage">
            <text:p>0.0%</text:p>
          </table:table-cell>
          <table:table-cell office:value-type="float" office:value="2481" calcext:value-type="float">
            <text:p>2481</text:p>
          </table:table-cell>
          <table:table-cell table:formula="of:=[.H384]/[.E384]" office:value-type="percentage" office:value="0.0720236885650419" calcext:value-type="percentage">
            <text:p>7.2%</text:p>
          </table:table-cell>
          <table:table-cell office:value-type="float" office:value="681" calcext:value-type="float">
            <text:p>681</text:p>
          </table:table-cell>
          <table:table-cell table:formula="of:=[.J384]/[.E384]" office:value-type="percentage" office:value="0.0197695009725085" calcext:value-type="percentage">
            <text:p>2.0%</text:p>
          </table:table-cell>
          <table:table-cell office:value-type="float" office:value="2" calcext:value-type="float">
            <text:p>2</text:p>
          </table:table-cell>
          <table:table-cell table:formula="of:=[.E384]-[.F384]-[.H384]-[.J384]-[.L384]" office:value-type="float" office:value="31281" calcext:value-type="float">
            <text:p>31281</text:p>
          </table:table-cell>
          <table:table-cell table:formula="of:=[.M38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S_Wi2018</text:p>
          </table:table-cell>
          <table:table-cell office:value-type="float" office:value="38477" calcext:value-type="float">
            <text:p>38477</text:p>
          </table:table-cell>
          <table:table-cell table:formula="of:=[.B385]-[.E385]" office:value-type="float" office:value="12893" calcext:value-type="float">
            <text:p>12893</text:p>
          </table:table-cell>
          <table:table-cell table:formula="of:=[.C385]/[.B385]" office:value-type="percentage" office:value="0.335083296514801" calcext:value-type="percentage">
            <text:p>33.5%</text:p>
          </table:table-cell>
          <table:table-cell office:value-type="float" office:value="25584" calcext:value-type="float">
            <text:p>25584</text:p>
          </table:table-cell>
          <table:table-cell office:value-type="float" office:value="7" calcext:value-type="float">
            <text:p>7</text:p>
          </table:table-cell>
          <table:table-cell table:formula="of:=[.F385]/[.E385]" office:value-type="percentage" office:value="0.000273608505315822" calcext:value-type="percentage">
            <text:p>0.0%</text:p>
          </table:table-cell>
          <table:table-cell office:value-type="float" office:value="115" calcext:value-type="float">
            <text:p>115</text:p>
          </table:table-cell>
          <table:table-cell table:formula="of:=[.H385]/[.E385]" office:value-type="percentage" office:value="0.00449499687304565" calcext:value-type="percentage">
            <text:p>0.4%</text:p>
          </table:table-cell>
          <table:table-cell office:value-type="float" office:value="878" calcext:value-type="float">
            <text:p>878</text:p>
          </table:table-cell>
          <table:table-cell table:formula="of:=[.J385]/[.E385]" office:value-type="percentage" office:value="0.0343183239524703" calcext:value-type="percentage">
            <text:p>3.4%</text:p>
          </table:table-cell>
          <table:table-cell office:value-type="float" office:value="5" calcext:value-type="float">
            <text:p>5</text:p>
          </table:table-cell>
          <table:table-cell table:formula="of:=[.E385]-[.F385]-[.H385]-[.J385]-[.L385]" office:value-type="float" office:value="24579" calcext:value-type="float">
            <text:p>24579</text:p>
          </table:table-cell>
          <table:table-cell table:formula="of:=[.M38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S_Wi2018RNA</text:p>
          </table:table-cell>
          <table:table-cell office:value-type="float" office:value="53916" calcext:value-type="float">
            <text:p>53916</text:p>
          </table:table-cell>
          <table:table-cell table:formula="of:=[.B386]-[.E386]" office:value-type="float" office:value="23773" calcext:value-type="float">
            <text:p>23773</text:p>
          </table:table-cell>
          <table:table-cell table:formula="of:=[.C386]/[.B386]" office:value-type="percentage" office:value="0.440926626604348" calcext:value-type="percentage">
            <text:p>44.1%</text:p>
          </table:table-cell>
          <table:table-cell office:value-type="float" office:value="30143" calcext:value-type="float">
            <text:p>30143</text:p>
          </table:table-cell>
          <table:table-cell office:value-type="float" office:value="7" calcext:value-type="float">
            <text:p>7</text:p>
          </table:table-cell>
          <table:table-cell table:formula="of:=[.F386]/[.E386]" office:value-type="percentage" office:value="0.000232226387552666" calcext:value-type="percentage">
            <text:p>0.0%</text:p>
          </table:table-cell>
          <table:table-cell office:value-type="float" office:value="90" calcext:value-type="float">
            <text:p>90</text:p>
          </table:table-cell>
          <table:table-cell table:formula="of:=[.H386]/[.E386]" office:value-type="percentage" office:value="0.00298576783996284" calcext:value-type="percentage">
            <text:p>0.3%</text:p>
          </table:table-cell>
          <table:table-cell office:value-type="float" office:value="842" calcext:value-type="float">
            <text:p>842</text:p>
          </table:table-cell>
          <table:table-cell table:formula="of:=[.J386]/[.E386]" office:value-type="percentage" office:value="0.0279335169027635" calcext:value-type="percentage">
            <text:p>2.8%</text:p>
          </table:table-cell>
          <table:table-cell office:value-type="float" office:value="0" calcext:value-type="float">
            <text:p>0</text:p>
          </table:table-cell>
          <table:table-cell table:formula="of:=[.E386]-[.F386]-[.H386]-[.J386]-[.L386]" office:value-type="float" office:value="29204" calcext:value-type="float">
            <text:p>29204</text:p>
          </table:table-cell>
          <table:table-cell table:formula="of:=[.M38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S_Wi2019</text:p>
          </table:table-cell>
          <table:table-cell office:value-type="float" office:value="55252" calcext:value-type="float">
            <text:p>55252</text:p>
          </table:table-cell>
          <table:table-cell table:formula="of:=[.B387]-[.E387]" office:value-type="float" office:value="14565" calcext:value-type="float">
            <text:p>14565</text:p>
          </table:table-cell>
          <table:table-cell table:formula="of:=[.C387]/[.B387]" office:value-type="percentage" office:value="0.263610367045537" calcext:value-type="percentage">
            <text:p>26.4%</text:p>
          </table:table-cell>
          <table:table-cell office:value-type="float" office:value="40687" calcext:value-type="float">
            <text:p>40687</text:p>
          </table:table-cell>
          <table:table-cell office:value-type="float" office:value="65" calcext:value-type="float">
            <text:p>65</text:p>
          </table:table-cell>
          <table:table-cell table:formula="of:=[.F387]/[.E387]" office:value-type="percentage" office:value="0.00159756187480031" calcext:value-type="percentage">
            <text:p>0.2%</text:p>
          </table:table-cell>
          <table:table-cell office:value-type="float" office:value="2704" calcext:value-type="float">
            <text:p>2704</text:p>
          </table:table-cell>
          <table:table-cell table:formula="of:=[.H387]/[.E387]" office:value-type="percentage" office:value="0.0664585739916927" calcext:value-type="percentage">
            <text:p>6.6%</text:p>
          </table:table-cell>
          <table:table-cell office:value-type="float" office:value="616" calcext:value-type="float">
            <text:p>616</text:p>
          </table:table-cell>
          <table:table-cell table:formula="of:=[.J387]/[.E387]" office:value-type="percentage" office:value="0.0151399709981075" calcext:value-type="percentage">
            <text:p>1.5%</text:p>
          </table:table-cell>
          <table:table-cell office:value-type="float" office:value="6" calcext:value-type="float">
            <text:p>6</text:p>
          </table:table-cell>
          <table:table-cell table:formula="of:=[.E387]-[.F387]-[.H387]-[.J387]-[.L387]" office:value-type="float" office:value="37296" calcext:value-type="float">
            <text:p>37296</text:p>
          </table:table-cell>
          <table:table-cell table:formula="of:=[.M38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WBM_Su2017</text:p>
          </table:table-cell>
          <table:table-cell office:value-type="float" office:value="33748" calcext:value-type="float">
            <text:p>33748</text:p>
          </table:table-cell>
          <table:table-cell table:formula="of:=[.B388]-[.E388]" office:value-type="float" office:value="11668" calcext:value-type="float">
            <text:p>11668</text:p>
          </table:table-cell>
          <table:table-cell table:formula="of:=[.C388]/[.B388]" office:value-type="percentage" office:value="0.345739006755956" calcext:value-type="percentage">
            <text:p>34.6%</text:p>
          </table:table-cell>
          <table:table-cell office:value-type="float" office:value="22080" calcext:value-type="float">
            <text:p>22080</text:p>
          </table:table-cell>
          <table:table-cell office:value-type="float" office:value="2" calcext:value-type="float">
            <text:p>2</text:p>
          </table:table-cell>
          <table:table-cell table:formula="of:=[.F388]/[.E388]" office:value-type="percentage" office:value="0.0000905797101449275" calcext:value-type="percentage">
            <text:p>0.0%</text:p>
          </table:table-cell>
          <table:table-cell office:value-type="float" office:value="56" calcext:value-type="float">
            <text:p>56</text:p>
          </table:table-cell>
          <table:table-cell table:formula="of:=[.H388]/[.E388]" office:value-type="percentage" office:value="0.00253623188405797" calcext:value-type="percentage">
            <text:p>0.3%</text:p>
          </table:table-cell>
          <table:table-cell office:value-type="float" office:value="184" calcext:value-type="float">
            <text:p>184</text:p>
          </table:table-cell>
          <table:table-cell table:formula="of:=[.J388]/[.E388]" office:value-type="percentage" office:value="0.00833333333333333" calcext:value-type="percentage">
            <text:p>0.8%</text:p>
          </table:table-cell>
          <table:table-cell office:value-type="float" office:value="1" calcext:value-type="float">
            <text:p>1</text:p>
          </table:table-cell>
          <table:table-cell table:formula="of:=[.E388]-[.F388]-[.H388]-[.J388]-[.L388]" office:value-type="float" office:value="21837" calcext:value-type="float">
            <text:p>21837</text:p>
          </table:table-cell>
          <table:table-cell table:formula="of:=[.M38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WBM_Su2018</text:p>
          </table:table-cell>
          <table:table-cell office:value-type="float" office:value="21470" calcext:value-type="float">
            <text:p>21470</text:p>
          </table:table-cell>
          <table:table-cell table:formula="of:=[.B389]-[.E389]" office:value-type="float" office:value="1377" calcext:value-type="float">
            <text:p>1377</text:p>
          </table:table-cell>
          <table:table-cell table:formula="of:=[.C389]/[.B389]" office:value-type="percentage" office:value="0.0641360037261295" calcext:value-type="percentage">
            <text:p>6.4%</text:p>
          </table:table-cell>
          <table:table-cell office:value-type="float" office:value="20093" calcext:value-type="float">
            <text:p>20093</text:p>
          </table:table-cell>
          <table:table-cell office:value-type="float" office:value="0" calcext:value-type="float">
            <text:p>0</text:p>
          </table:table-cell>
          <table:table-cell table:formula="of:=[.F389]/[.E389]" office:value-type="percentage" office:value="0" calcext:value-type="percentage">
            <text:p>0.0%</text:p>
          </table:table-cell>
          <table:table-cell office:value-type="float" office:value="7" calcext:value-type="float">
            <text:p>7</text:p>
          </table:table-cell>
          <table:table-cell table:formula="of:=[.H389]/[.E389]" office:value-type="percentage" office:value="0.00034838003284726" calcext:value-type="percentage">
            <text:p>0.0%</text:p>
          </table:table-cell>
          <table:table-cell office:value-type="float" office:value="319" calcext:value-type="float">
            <text:p>319</text:p>
          </table:table-cell>
          <table:table-cell table:formula="of:=[.J389]/[.E389]" office:value-type="percentage" office:value="0.0158761757826109" calcext:value-type="percentage">
            <text:p>1.6%</text:p>
          </table:table-cell>
          <table:table-cell office:value-type="float" office:value="2" calcext:value-type="float">
            <text:p>2</text:p>
          </table:table-cell>
          <table:table-cell table:formula="of:=[.E389]-[.F389]-[.H389]-[.J389]-[.L389]" office:value-type="float" office:value="19765" calcext:value-type="float">
            <text:p>19765</text:p>
          </table:table-cell>
          <table:table-cell table:formula="of:=[.M38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WPM_Au2017</text:p>
          </table:table-cell>
          <table:table-cell office:value-type="float" office:value="28012" calcext:value-type="float">
            <text:p>28012</text:p>
          </table:table-cell>
          <table:table-cell table:formula="of:=[.B390]-[.E390]" office:value-type="float" office:value="5400" calcext:value-type="float">
            <text:p>5400</text:p>
          </table:table-cell>
          <table:table-cell table:formula="of:=[.C390]/[.B390]" office:value-type="percentage" office:value="0.192774525203484" calcext:value-type="percentage">
            <text:p>19.3%</text:p>
          </table:table-cell>
          <table:table-cell office:value-type="float" office:value="22612" calcext:value-type="float">
            <text:p>22612</text:p>
          </table:table-cell>
          <table:table-cell office:value-type="float" office:value="25" calcext:value-type="float">
            <text:p>25</text:p>
          </table:table-cell>
          <table:table-cell table:formula="of:=[.F390]/[.E390]" office:value-type="percentage" office:value="0.00110560764196002" calcext:value-type="percentage">
            <text:p>0.1%</text:p>
          </table:table-cell>
          <table:table-cell office:value-type="float" office:value="98" calcext:value-type="float">
            <text:p>98</text:p>
          </table:table-cell>
          <table:table-cell table:formula="of:=[.H390]/[.E390]" office:value-type="percentage" office:value="0.00433398195648328" calcext:value-type="percentage">
            <text:p>0.4%</text:p>
          </table:table-cell>
          <table:table-cell office:value-type="float" office:value="171" calcext:value-type="float">
            <text:p>171</text:p>
          </table:table-cell>
          <table:table-cell table:formula="of:=[.J390]/[.E390]" office:value-type="percentage" office:value="0.00756235627100655" calcext:value-type="percentage">
            <text:p>0.8%</text:p>
          </table:table-cell>
          <table:table-cell office:value-type="float" office:value="5" calcext:value-type="float">
            <text:p>5</text:p>
          </table:table-cell>
          <table:table-cell table:formula="of:=[.E390]-[.F390]-[.H390]-[.J390]-[.L390]" office:value-type="float" office:value="22313" calcext:value-type="float">
            <text:p>22313</text:p>
          </table:table-cell>
          <table:table-cell table:formula="of:=[.M39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WPM_Au2018</text:p>
          </table:table-cell>
          <table:table-cell office:value-type="float" office:value="58430" calcext:value-type="float">
            <text:p>58430</text:p>
          </table:table-cell>
          <table:table-cell table:formula="of:=[.B391]-[.E391]" office:value-type="float" office:value="12490" calcext:value-type="float">
            <text:p>12490</text:p>
          </table:table-cell>
          <table:table-cell table:formula="of:=[.C391]/[.B391]" office:value-type="percentage" office:value="0.213760054766387" calcext:value-type="percentage">
            <text:p>21.4%</text:p>
          </table:table-cell>
          <table:table-cell office:value-type="float" office:value="45940" calcext:value-type="float">
            <text:p>45940</text:p>
          </table:table-cell>
          <table:table-cell office:value-type="float" office:value="37" calcext:value-type="float">
            <text:p>37</text:p>
          </table:table-cell>
          <table:table-cell table:formula="of:=[.F391]/[.E391]" office:value-type="percentage" office:value="0.000805398345668263" calcext:value-type="percentage">
            <text:p>0.1%</text:p>
          </table:table-cell>
          <table:table-cell office:value-type="float" office:value="158" calcext:value-type="float">
            <text:p>158</text:p>
          </table:table-cell>
          <table:table-cell table:formula="of:=[.H391]/[.E391]" office:value-type="percentage" office:value="0.00343926861123204" calcext:value-type="percentage">
            <text:p>0.3%</text:p>
          </table:table-cell>
          <table:table-cell office:value-type="float" office:value="657" calcext:value-type="float">
            <text:p>657</text:p>
          </table:table-cell>
          <table:table-cell table:formula="of:=[.J391]/[.E391]" office:value-type="percentage" office:value="0.0143012625163256" calcext:value-type="percentage">
            <text:p>1.4%</text:p>
          </table:table-cell>
          <table:table-cell office:value-type="float" office:value="15" calcext:value-type="float">
            <text:p>15</text:p>
          </table:table-cell>
          <table:table-cell table:formula="of:=[.E391]-[.F391]-[.H391]-[.J391]-[.L391]" office:value-type="float" office:value="45073" calcext:value-type="float">
            <text:p>45073</text:p>
          </table:table-cell>
          <table:table-cell table:formula="of:=[.M39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WPM_Sp2017A</text:p>
          </table:table-cell>
          <table:table-cell office:value-type="float" office:value="59616" calcext:value-type="float">
            <text:p>59616</text:p>
          </table:table-cell>
          <table:table-cell table:formula="of:=[.B392]-[.E392]" office:value-type="float" office:value="19372" calcext:value-type="float">
            <text:p>19372</text:p>
          </table:table-cell>
          <table:table-cell table:formula="of:=[.C392]/[.B392]" office:value-type="percentage" office:value="0.324946323134729" calcext:value-type="percentage">
            <text:p>32.5%</text:p>
          </table:table-cell>
          <table:table-cell office:value-type="float" office:value="40244" calcext:value-type="float">
            <text:p>40244</text:p>
          </table:table-cell>
          <table:table-cell office:value-type="float" office:value="17" calcext:value-type="float">
            <text:p>17</text:p>
          </table:table-cell>
          <table:table-cell table:formula="of:=[.F392]/[.E392]" office:value-type="percentage" office:value="0.000422423218367955" calcext:value-type="percentage">
            <text:p>0.0%</text:p>
          </table:table-cell>
          <table:table-cell office:value-type="float" office:value="111" calcext:value-type="float">
            <text:p>111</text:p>
          </table:table-cell>
          <table:table-cell table:formula="of:=[.H392]/[.E392]" office:value-type="percentage" office:value="0.00275817513169665" calcext:value-type="percentage">
            <text:p>0.3%</text:p>
          </table:table-cell>
          <table:table-cell office:value-type="float" office:value="632" calcext:value-type="float">
            <text:p>632</text:p>
          </table:table-cell>
          <table:table-cell table:formula="of:=[.J392]/[.E392]" office:value-type="percentage" office:value="0.015704204353444" calcext:value-type="percentage">
            <text:p>1.6%</text:p>
          </table:table-cell>
          <table:table-cell office:value-type="float" office:value="11" calcext:value-type="float">
            <text:p>11</text:p>
          </table:table-cell>
          <table:table-cell table:formula="of:=[.E392]-[.F392]-[.H392]-[.J392]-[.L392]" office:value-type="float" office:value="39473" calcext:value-type="float">
            <text:p>39473</text:p>
          </table:table-cell>
          <table:table-cell table:formula="of:=[.M39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WPM_Sp2017B</text:p>
          </table:table-cell>
          <table:table-cell office:value-type="float" office:value="53186" calcext:value-type="float">
            <text:p>53186</text:p>
          </table:table-cell>
          <table:table-cell table:formula="of:=[.B393]-[.E393]" office:value-type="float" office:value="12144" calcext:value-type="float">
            <text:p>12144</text:p>
          </table:table-cell>
          <table:table-cell table:formula="of:=[.C393]/[.B393]" office:value-type="percentage" office:value="0.228330763734817" calcext:value-type="percentage">
            <text:p>22.8%</text:p>
          </table:table-cell>
          <table:table-cell office:value-type="float" office:value="41042" calcext:value-type="float">
            <text:p>41042</text:p>
          </table:table-cell>
          <table:table-cell office:value-type="float" office:value="59" calcext:value-type="float">
            <text:p>59</text:p>
          </table:table-cell>
          <table:table-cell table:formula="of:=[.F393]/[.E393]" office:value-type="percentage" office:value="0.00143755177622923" calcext:value-type="percentage">
            <text:p>0.1%</text:p>
          </table:table-cell>
          <table:table-cell office:value-type="float" office:value="221" calcext:value-type="float">
            <text:p>221</text:p>
          </table:table-cell>
          <table:table-cell table:formula="of:=[.H393]/[.E393]" office:value-type="percentage" office:value="0.00538472783977389" calcext:value-type="percentage">
            <text:p>0.5%</text:p>
          </table:table-cell>
          <table:table-cell office:value-type="float" office:value="758" calcext:value-type="float">
            <text:p>758</text:p>
          </table:table-cell>
          <table:table-cell table:formula="of:=[.J393]/[.E393]" office:value-type="percentage" office:value="0.0184688855318942" calcext:value-type="percentage">
            <text:p>1.8%</text:p>
          </table:table-cell>
          <table:table-cell office:value-type="float" office:value="3" calcext:value-type="float">
            <text:p>3</text:p>
          </table:table-cell>
          <table:table-cell table:formula="of:=[.E393]-[.F393]-[.H393]-[.J393]-[.L393]" office:value-type="float" office:value="40001" calcext:value-type="float">
            <text:p>40001</text:p>
          </table:table-cell>
          <table:table-cell table:formula="of:=[.M39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WPM_Sp2018A</text:p>
          </table:table-cell>
          <table:table-cell office:value-type="float" office:value="54457" calcext:value-type="float">
            <text:p>54457</text:p>
          </table:table-cell>
          <table:table-cell table:formula="of:=[.B394]-[.E394]" office:value-type="float" office:value="12885" calcext:value-type="float">
            <text:p>12885</text:p>
          </table:table-cell>
          <table:table-cell table:formula="of:=[.C394]/[.B394]" office:value-type="percentage" office:value="0.236608700442551" calcext:value-type="percentage">
            <text:p>23.7%</text:p>
          </table:table-cell>
          <table:table-cell office:value-type="float" office:value="41572" calcext:value-type="float">
            <text:p>41572</text:p>
          </table:table-cell>
          <table:table-cell office:value-type="float" office:value="3" calcext:value-type="float">
            <text:p>3</text:p>
          </table:table-cell>
          <table:table-cell table:formula="of:=[.F394]/[.E394]" office:value-type="percentage" office:value="0.0000721639565091889" calcext:value-type="percentage">
            <text:p>0.0%</text:p>
          </table:table-cell>
          <table:table-cell office:value-type="float" office:value="44" calcext:value-type="float">
            <text:p>44</text:p>
          </table:table-cell>
          <table:table-cell table:formula="of:=[.H394]/[.E394]" office:value-type="percentage" office:value="0.0010584046954681" calcext:value-type="percentage">
            <text:p>0.1%</text:p>
          </table:table-cell>
          <table:table-cell office:value-type="float" office:value="335" calcext:value-type="float">
            <text:p>335</text:p>
          </table:table-cell>
          <table:table-cell table:formula="of:=[.J394]/[.E394]" office:value-type="percentage" office:value="0.00805830847685943" calcext:value-type="percentage">
            <text:p>0.8%</text:p>
          </table:table-cell>
          <table:table-cell office:value-type="float" office:value="15" calcext:value-type="float">
            <text:p>15</text:p>
          </table:table-cell>
          <table:table-cell table:formula="of:=[.E394]-[.F394]-[.H394]-[.J394]-[.L394]" office:value-type="float" office:value="41175" calcext:value-type="float">
            <text:p>41175</text:p>
          </table:table-cell>
          <table:table-cell table:formula="of:=[.M39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WPM_Sp2018B</text:p>
          </table:table-cell>
          <table:table-cell office:value-type="float" office:value="51534" calcext:value-type="float">
            <text:p>51534</text:p>
          </table:table-cell>
          <table:table-cell table:formula="of:=[.B395]-[.E395]" office:value-type="float" office:value="10526" calcext:value-type="float">
            <text:p>10526</text:p>
          </table:table-cell>
          <table:table-cell table:formula="of:=[.C395]/[.B395]" office:value-type="percentage" office:value="0.204253502542011" calcext:value-type="percentage">
            <text:p>20.4%</text:p>
          </table:table-cell>
          <table:table-cell office:value-type="float" office:value="41008" calcext:value-type="float">
            <text:p>41008</text:p>
          </table:table-cell>
          <table:table-cell office:value-type="float" office:value="14" calcext:value-type="float">
            <text:p>14</text:p>
          </table:table-cell>
          <table:table-cell table:formula="of:=[.F395]/[.E395]" office:value-type="percentage" office:value="0.000341396800624268" calcext:value-type="percentage">
            <text:p>0.0%</text:p>
          </table:table-cell>
          <table:table-cell office:value-type="float" office:value="45" calcext:value-type="float">
            <text:p>45</text:p>
          </table:table-cell>
          <table:table-cell table:formula="of:=[.H395]/[.E395]" office:value-type="percentage" office:value="0.00109734685914943" calcext:value-type="percentage">
            <text:p>0.1%</text:p>
          </table:table-cell>
          <table:table-cell office:value-type="float" office:value="367" calcext:value-type="float">
            <text:p>367</text:p>
          </table:table-cell>
          <table:table-cell table:formula="of:=[.J395]/[.E395]" office:value-type="percentage" office:value="0.00894947327350761" calcext:value-type="percentage">
            <text:p>0.9%</text:p>
          </table:table-cell>
          <table:table-cell office:value-type="float" office:value="10" calcext:value-type="float">
            <text:p>10</text:p>
          </table:table-cell>
          <table:table-cell table:formula="of:=[.E395]-[.F395]-[.H395]-[.J395]-[.L395]" office:value-type="float" office:value="40572" calcext:value-type="float">
            <text:p>40572</text:p>
          </table:table-cell>
          <table:table-cell table:formula="of:=[.M39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WPM_Su2017</text:p>
          </table:table-cell>
          <table:table-cell office:value-type="float" office:value="32928" calcext:value-type="float">
            <text:p>32928</text:p>
          </table:table-cell>
          <table:table-cell table:formula="of:=[.B396]-[.E396]" office:value-type="float" office:value="7880" calcext:value-type="float">
            <text:p>7880</text:p>
          </table:table-cell>
          <table:table-cell table:formula="of:=[.C396]/[.B396]" office:value-type="percentage" office:value="0.239310009718173" calcext:value-type="percentage">
            <text:p>23.9%</text:p>
          </table:table-cell>
          <table:table-cell office:value-type="float" office:value="25048" calcext:value-type="float">
            <text:p>25048</text:p>
          </table:table-cell>
          <table:table-cell office:value-type="float" office:value="58" calcext:value-type="float">
            <text:p>58</text:p>
          </table:table-cell>
          <table:table-cell table:formula="of:=[.F396]/[.E396]" office:value-type="percentage" office:value="0.00231555413605877" calcext:value-type="percentage">
            <text:p>0.2%</text:p>
          </table:table-cell>
          <table:table-cell office:value-type="float" office:value="122" calcext:value-type="float">
            <text:p>122</text:p>
          </table:table-cell>
          <table:table-cell table:formula="of:=[.H396]/[.E396]" office:value-type="percentage" office:value="0.0048706483551581" calcext:value-type="percentage">
            <text:p>0.5%</text:p>
          </table:table-cell>
          <table:table-cell office:value-type="float" office:value="214" calcext:value-type="float">
            <text:p>214</text:p>
          </table:table-cell>
          <table:table-cell table:formula="of:=[.J396]/[.E396]" office:value-type="percentage" office:value="0.00854359629511338" calcext:value-type="percentage">
            <text:p>0.9%</text:p>
          </table:table-cell>
          <table:table-cell office:value-type="float" office:value="2" calcext:value-type="float">
            <text:p>2</text:p>
          </table:table-cell>
          <table:table-cell table:formula="of:=[.E396]-[.F396]-[.H396]-[.J396]-[.L396]" office:value-type="float" office:value="24652" calcext:value-type="float">
            <text:p>24652</text:p>
          </table:table-cell>
          <table:table-cell table:formula="of:=[.M39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WPM_Su2018</text:p>
          </table:table-cell>
          <table:table-cell office:value-type="float" office:value="40680" calcext:value-type="float">
            <text:p>40680</text:p>
          </table:table-cell>
          <table:table-cell table:formula="of:=[.B397]-[.E397]" office:value-type="float" office:value="9128" calcext:value-type="float">
            <text:p>9128</text:p>
          </table:table-cell>
          <table:table-cell table:formula="of:=[.C397]/[.B397]" office:value-type="percentage" office:value="0.224385447394297" calcext:value-type="percentage">
            <text:p>22.4%</text:p>
          </table:table-cell>
          <table:table-cell office:value-type="float" office:value="31552" calcext:value-type="float">
            <text:p>31552</text:p>
          </table:table-cell>
          <table:table-cell office:value-type="float" office:value="1" calcext:value-type="float">
            <text:p>1</text:p>
          </table:table-cell>
          <table:table-cell table:formula="of:=[.F397]/[.E397]" office:value-type="percentage" office:value="0.0000316937119675456" calcext:value-type="percentage">
            <text:p>0.0%</text:p>
          </table:table-cell>
          <table:table-cell office:value-type="float" office:value="22" calcext:value-type="float">
            <text:p>22</text:p>
          </table:table-cell>
          <table:table-cell table:formula="of:=[.H397]/[.E397]" office:value-type="percentage" office:value="0.000697261663286004" calcext:value-type="percentage">
            <text:p>0.1%</text:p>
          </table:table-cell>
          <table:table-cell office:value-type="float" office:value="583" calcext:value-type="float">
            <text:p>583</text:p>
          </table:table-cell>
          <table:table-cell table:formula="of:=[.J397]/[.E397]" office:value-type="percentage" office:value="0.0184774340770791" calcext:value-type="percentage">
            <text:p>1.8%</text:p>
          </table:table-cell>
          <table:table-cell office:value-type="float" office:value="12" calcext:value-type="float">
            <text:p>12</text:p>
          </table:table-cell>
          <table:table-cell table:formula="of:=[.E397]-[.F397]-[.H397]-[.J397]-[.L397]" office:value-type="float" office:value="30934" calcext:value-type="float">
            <text:p>30934</text:p>
          </table:table-cell>
          <table:table-cell table:formula="of:=[.M39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WPM_Wi2018</text:p>
          </table:table-cell>
          <table:table-cell office:value-type="float" office:value="77162" calcext:value-type="float">
            <text:p>77162</text:p>
          </table:table-cell>
          <table:table-cell table:formula="of:=[.B398]-[.E398]" office:value-type="float" office:value="16100" calcext:value-type="float">
            <text:p>16100</text:p>
          </table:table-cell>
          <table:table-cell table:formula="of:=[.C398]/[.B398]" office:value-type="percentage" office:value="0.208651927114383" calcext:value-type="percentage">
            <text:p>20.9%</text:p>
          </table:table-cell>
          <table:table-cell office:value-type="float" office:value="61062" calcext:value-type="float">
            <text:p>61062</text:p>
          </table:table-cell>
          <table:table-cell office:value-type="float" office:value="32" calcext:value-type="float">
            <text:p>32</text:p>
          </table:table-cell>
          <table:table-cell table:formula="of:=[.F398]/[.E398]" office:value-type="percentage" office:value="0.000524057515312305" calcext:value-type="percentage">
            <text:p>0.1%</text:p>
          </table:table-cell>
          <table:table-cell office:value-type="float" office:value="65" calcext:value-type="float">
            <text:p>65</text:p>
          </table:table-cell>
          <table:table-cell table:formula="of:=[.H398]/[.E398]" office:value-type="percentage" office:value="0.00106449182797812" calcext:value-type="percentage">
            <text:p>0.1%</text:p>
          </table:table-cell>
          <table:table-cell office:value-type="float" office:value="945" calcext:value-type="float">
            <text:p>945</text:p>
          </table:table-cell>
          <table:table-cell table:formula="of:=[.J398]/[.E398]" office:value-type="percentage" office:value="0.0154760734990665" calcext:value-type="percentage">
            <text:p>1.5%</text:p>
          </table:table-cell>
          <table:table-cell office:value-type="float" office:value="16" calcext:value-type="float">
            <text:p>16</text:p>
          </table:table-cell>
          <table:table-cell table:formula="of:=[.E398]-[.F398]-[.H398]-[.J398]-[.L398]" office:value-type="float" office:value="60004" calcext:value-type="float">
            <text:p>60004</text:p>
          </table:table-cell>
          <table:table-cell table:formula="of:=[.M39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05_WPM_Wi2019</text:p>
          </table:table-cell>
          <table:table-cell office:value-type="float" office:value="61065" calcext:value-type="float">
            <text:p>61065</text:p>
          </table:table-cell>
          <table:table-cell table:formula="of:=[.B399]-[.E399]" office:value-type="float" office:value="13472" calcext:value-type="float">
            <text:p>13472</text:p>
          </table:table-cell>
          <table:table-cell table:formula="of:=[.C399]/[.B399]" office:value-type="percentage" office:value="0.220617374928355" calcext:value-type="percentage">
            <text:p>22.1%</text:p>
          </table:table-cell>
          <table:table-cell office:value-type="float" office:value="47593" calcext:value-type="float">
            <text:p>47593</text:p>
          </table:table-cell>
          <table:table-cell office:value-type="float" office:value="18" calcext:value-type="float">
            <text:p>18</text:p>
          </table:table-cell>
          <table:table-cell table:formula="of:=[.F399]/[.E399]" office:value-type="percentage" office:value="0.000378206879162902" calcext:value-type="percentage">
            <text:p>0.0%</text:p>
          </table:table-cell>
          <table:table-cell office:value-type="float" office:value="442" calcext:value-type="float">
            <text:p>442</text:p>
          </table:table-cell>
          <table:table-cell table:formula="of:=[.H399]/[.E399]" office:value-type="percentage" office:value="0.00928708003277793" calcext:value-type="percentage">
            <text:p>0.9%</text:p>
          </table:table-cell>
          <table:table-cell office:value-type="float" office:value="3035" calcext:value-type="float">
            <text:p>3035</text:p>
          </table:table-cell>
          <table:table-cell table:formula="of:=[.J399]/[.E399]" office:value-type="percentage" office:value="0.0637698821255227" calcext:value-type="percentage">
            <text:p>6.4%</text:p>
          </table:table-cell>
          <table:table-cell office:value-type="float" office:value="6" calcext:value-type="float">
            <text:p>6</text:p>
          </table:table-cell>
          <table:table-cell table:formula="of:=[.E399]-[.F399]-[.H399]-[.J399]-[.L399]" office:value-type="float" office:value="44092" calcext:value-type="float">
            <text:p>44092</text:p>
          </table:table-cell>
          <table:table-cell table:formula="of:=[.M39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S_Su2017</text:p>
          </table:table-cell>
          <table:table-cell office:value-type="float" office:value="34658" calcext:value-type="float">
            <text:p>34658</text:p>
          </table:table-cell>
          <table:table-cell table:formula="of:=[.B400]-[.E400]" office:value-type="float" office:value="12325" calcext:value-type="float">
            <text:p>12325</text:p>
          </table:table-cell>
          <table:table-cell table:formula="of:=[.C400]/[.B400]" office:value-type="percentage" office:value="0.355617750591494" calcext:value-type="percentage">
            <text:p>35.6%</text:p>
          </table:table-cell>
          <table:table-cell office:value-type="float" office:value="22333" calcext:value-type="float">
            <text:p>22333</text:p>
          </table:table-cell>
          <table:table-cell office:value-type="float" office:value="34" calcext:value-type="float">
            <text:p>34</text:p>
          </table:table-cell>
          <table:table-cell table:formula="of:=[.F400]/[.E400]" office:value-type="percentage" office:value="0.00152241078225048" calcext:value-type="percentage">
            <text:p>0.2%</text:p>
          </table:table-cell>
          <table:table-cell office:value-type="float" office:value="1609" calcext:value-type="float">
            <text:p>1609</text:p>
          </table:table-cell>
          <table:table-cell table:formula="of:=[.H400]/[.E400]" office:value-type="percentage" office:value="0.0720458514306184" calcext:value-type="percentage">
            <text:p>7.2%</text:p>
          </table:table-cell>
          <table:table-cell office:value-type="float" office:value="395" calcext:value-type="float">
            <text:p>395</text:p>
          </table:table-cell>
          <table:table-cell table:formula="of:=[.J400]/[.E400]" office:value-type="percentage" office:value="0.0176868311467335" calcext:value-type="percentage">
            <text:p>1.8%</text:p>
          </table:table-cell>
          <table:table-cell office:value-type="float" office:value="5" calcext:value-type="float">
            <text:p>5</text:p>
          </table:table-cell>
          <table:table-cell table:formula="of:=[.E400]-[.F400]-[.H400]-[.J400]-[.L400]" office:value-type="float" office:value="20290" calcext:value-type="float">
            <text:p>20290</text:p>
          </table:table-cell>
          <table:table-cell table:formula="of:=[.M40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S_Su2018</text:p>
          </table:table-cell>
          <table:table-cell office:value-type="float" office:value="43002" calcext:value-type="float">
            <text:p>43002</text:p>
          </table:table-cell>
          <table:table-cell table:formula="of:=[.B401]-[.E401]" office:value-type="float" office:value="17733" calcext:value-type="float">
            <text:p>17733</text:p>
          </table:table-cell>
          <table:table-cell table:formula="of:=[.C401]/[.B401]" office:value-type="percentage" office:value="0.4123761685503" calcext:value-type="percentage">
            <text:p>41.2%</text:p>
          </table:table-cell>
          <table:table-cell office:value-type="float" office:value="25269" calcext:value-type="float">
            <text:p>25269</text:p>
          </table:table-cell>
          <table:table-cell office:value-type="float" office:value="32" calcext:value-type="float">
            <text:p>32</text:p>
          </table:table-cell>
          <table:table-cell table:formula="of:=[.F401]/[.E401]" office:value-type="percentage" office:value="0.00126637381772132" calcext:value-type="percentage">
            <text:p>0.1%</text:p>
          </table:table-cell>
          <table:table-cell office:value-type="float" office:value="490" calcext:value-type="float">
            <text:p>490</text:p>
          </table:table-cell>
          <table:table-cell table:formula="of:=[.H401]/[.E401]" office:value-type="percentage" office:value="0.0193913490838577" calcext:value-type="percentage">
            <text:p>1.9%</text:p>
          </table:table-cell>
          <table:table-cell office:value-type="float" office:value="452" calcext:value-type="float">
            <text:p>452</text:p>
          </table:table-cell>
          <table:table-cell table:formula="of:=[.J401]/[.E401]" office:value-type="percentage" office:value="0.0178875301753136" calcext:value-type="percentage">
            <text:p>1.8%</text:p>
          </table:table-cell>
          <table:table-cell office:value-type="float" office:value="4" calcext:value-type="float">
            <text:p>4</text:p>
          </table:table-cell>
          <table:table-cell table:formula="of:=[.E401]-[.F401]-[.H401]-[.J401]-[.L401]" office:value-type="float" office:value="24291" calcext:value-type="float">
            <text:p>24291</text:p>
          </table:table-cell>
          <table:table-cell table:formula="of:=[.M40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S_Wi2013</text:p>
          </table:table-cell>
          <table:table-cell office:value-type="float" office:value="84435" calcext:value-type="float">
            <text:p>84435</text:p>
          </table:table-cell>
          <table:table-cell table:formula="of:=[.B402]-[.E402]" office:value-type="float" office:value="27749" calcext:value-type="float">
            <text:p>27749</text:p>
          </table:table-cell>
          <table:table-cell table:formula="of:=[.C402]/[.B402]" office:value-type="percentage" office:value="0.328643335109848" calcext:value-type="percentage">
            <text:p>32.9%</text:p>
          </table:table-cell>
          <table:table-cell office:value-type="float" office:value="56686" calcext:value-type="float">
            <text:p>56686</text:p>
          </table:table-cell>
          <table:table-cell office:value-type="float" office:value="22" calcext:value-type="float">
            <text:p>22</text:p>
          </table:table-cell>
          <table:table-cell table:formula="of:=[.F402]/[.E402]" office:value-type="percentage" office:value="0.000388102882545955" calcext:value-type="percentage">
            <text:p>0.0%</text:p>
          </table:table-cell>
          <table:table-cell office:value-type="float" office:value="471" calcext:value-type="float">
            <text:p>471</text:p>
          </table:table-cell>
          <table:table-cell table:formula="of:=[.H402]/[.E402]" office:value-type="percentage" office:value="0.00830892989450658" calcext:value-type="percentage">
            <text:p>0.8%</text:p>
          </table:table-cell>
          <table:table-cell office:value-type="float" office:value="1676" calcext:value-type="float">
            <text:p>1676</text:p>
          </table:table-cell>
          <table:table-cell table:formula="of:=[.J402]/[.E402]" office:value-type="percentage" office:value="0.0295663832339555" calcext:value-type="percentage">
            <text:p>3.0%</text:p>
          </table:table-cell>
          <table:table-cell office:value-type="float" office:value="13" calcext:value-type="float">
            <text:p>13</text:p>
          </table:table-cell>
          <table:table-cell table:formula="of:=[.E402]-[.F402]-[.H402]-[.J402]-[.L402]" office:value-type="float" office:value="54504" calcext:value-type="float">
            <text:p>54504</text:p>
          </table:table-cell>
          <table:table-cell table:formula="of:=[.M40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S_Wi2013RNA</text:p>
          </table:table-cell>
          <table:table-cell office:value-type="float" office:value="59623" calcext:value-type="float">
            <text:p>59623</text:p>
          </table:table-cell>
          <table:table-cell table:formula="of:=[.B403]-[.E403]" office:value-type="float" office:value="25570" calcext:value-type="float">
            <text:p>25570</text:p>
          </table:table-cell>
          <table:table-cell table:formula="of:=[.C403]/[.B403]" office:value-type="percentage" office:value="0.428861345453936" calcext:value-type="percentage">
            <text:p>42.9%</text:p>
          </table:table-cell>
          <table:table-cell office:value-type="float" office:value="34053" calcext:value-type="float">
            <text:p>34053</text:p>
          </table:table-cell>
          <table:table-cell office:value-type="float" office:value="2" calcext:value-type="float">
            <text:p>2</text:p>
          </table:table-cell>
          <table:table-cell table:formula="of:=[.F403]/[.E403]" office:value-type="percentage" office:value="0.0000587319766246733" calcext:value-type="percentage">
            <text:p>0.0%</text:p>
          </table:table-cell>
          <table:table-cell office:value-type="float" office:value="427" calcext:value-type="float">
            <text:p>427</text:p>
          </table:table-cell>
          <table:table-cell table:formula="of:=[.H403]/[.E403]" office:value-type="percentage" office:value="0.0125392770093678" calcext:value-type="percentage">
            <text:p>1.3%</text:p>
          </table:table-cell>
          <table:table-cell office:value-type="float" office:value="851" calcext:value-type="float">
            <text:p>851</text:p>
          </table:table-cell>
          <table:table-cell table:formula="of:=[.J403]/[.E403]" office:value-type="percentage" office:value="0.0249904560537985" calcext:value-type="percentage">
            <text:p>2.5%</text:p>
          </table:table-cell>
          <table:table-cell office:value-type="float" office:value="9" calcext:value-type="float">
            <text:p>9</text:p>
          </table:table-cell>
          <table:table-cell table:formula="of:=[.E403]-[.F403]-[.H403]-[.J403]-[.L403]" office:value-type="float" office:value="32764" calcext:value-type="float">
            <text:p>32764</text:p>
          </table:table-cell>
          <table:table-cell table:formula="of:=[.M40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S_Wi2015</text:p>
          </table:table-cell>
          <table:table-cell office:value-type="float" office:value="42408" calcext:value-type="float">
            <text:p>42408</text:p>
          </table:table-cell>
          <table:table-cell table:formula="of:=[.B404]-[.E404]" office:value-type="float" office:value="17930" calcext:value-type="float">
            <text:p>17930</text:p>
          </table:table-cell>
          <table:table-cell table:formula="of:=[.C404]/[.B404]" office:value-type="percentage" office:value="0.422797585361253" calcext:value-type="percentage">
            <text:p>42.3%</text:p>
          </table:table-cell>
          <table:table-cell office:value-type="float" office:value="24478" calcext:value-type="float">
            <text:p>24478</text:p>
          </table:table-cell>
          <table:table-cell office:value-type="float" office:value="11" calcext:value-type="float">
            <text:p>11</text:p>
          </table:table-cell>
          <table:table-cell table:formula="of:=[.F404]/[.E404]" office:value-type="percentage" office:value="0.00044938311953591" calcext:value-type="percentage">
            <text:p>0.0%</text:p>
          </table:table-cell>
          <table:table-cell office:value-type="float" office:value="236" calcext:value-type="float">
            <text:p>236</text:p>
          </table:table-cell>
          <table:table-cell table:formula="of:=[.H404]/[.E404]" office:value-type="percentage" office:value="0.00964131056458861" calcext:value-type="percentage">
            <text:p>1.0%</text:p>
          </table:table-cell>
          <table:table-cell office:value-type="float" office:value="495" calcext:value-type="float">
            <text:p>495</text:p>
          </table:table-cell>
          <table:table-cell table:formula="of:=[.J404]/[.E404]" office:value-type="percentage" office:value="0.0202222403791159" calcext:value-type="percentage">
            <text:p>2.0%</text:p>
          </table:table-cell>
          <table:table-cell office:value-type="float" office:value="6" calcext:value-type="float">
            <text:p>6</text:p>
          </table:table-cell>
          <table:table-cell table:formula="of:=[.E404]-[.F404]-[.H404]-[.J404]-[.L404]" office:value-type="float" office:value="23730" calcext:value-type="float">
            <text:p>23730</text:p>
          </table:table-cell>
          <table:table-cell table:formula="of:=[.M40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S_Wi2016</text:p>
          </table:table-cell>
          <table:table-cell office:value-type="float" office:value="113029" calcext:value-type="float">
            <text:p>113029</text:p>
          </table:table-cell>
          <table:table-cell table:formula="of:=[.B405]-[.E405]" office:value-type="float" office:value="47183" calcext:value-type="float">
            <text:p>47183</text:p>
          </table:table-cell>
          <table:table-cell table:formula="of:=[.C405]/[.B405]" office:value-type="percentage" office:value="0.417441541551283" calcext:value-type="percentage">
            <text:p>41.7%</text:p>
          </table:table-cell>
          <table:table-cell office:value-type="float" office:value="65846" calcext:value-type="float">
            <text:p>65846</text:p>
          </table:table-cell>
          <table:table-cell office:value-type="float" office:value="56" calcext:value-type="float">
            <text:p>56</text:p>
          </table:table-cell>
          <table:table-cell table:formula="of:=[.F405]/[.E405]" office:value-type="percentage" office:value="0.000850469276797376" calcext:value-type="percentage">
            <text:p>0.1%</text:p>
          </table:table-cell>
          <table:table-cell office:value-type="float" office:value="198" calcext:value-type="float">
            <text:p>198</text:p>
          </table:table-cell>
          <table:table-cell table:formula="of:=[.H405]/[.E405]" office:value-type="percentage" office:value="0.00300701637153358" calcext:value-type="percentage">
            <text:p>0.3%</text:p>
          </table:table-cell>
          <table:table-cell office:value-type="float" office:value="833" calcext:value-type="float">
            <text:p>833</text:p>
          </table:table-cell>
          <table:table-cell table:formula="of:=[.J405]/[.E405]" office:value-type="percentage" office:value="0.012650730492361" calcext:value-type="percentage">
            <text:p>1.3%</text:p>
          </table:table-cell>
          <table:table-cell office:value-type="float" office:value="21" calcext:value-type="float">
            <text:p>21</text:p>
          </table:table-cell>
          <table:table-cell table:formula="of:=[.E405]-[.F405]-[.H405]-[.J405]-[.L405]" office:value-type="float" office:value="64738" calcext:value-type="float">
            <text:p>64738</text:p>
          </table:table-cell>
          <table:table-cell table:formula="of:=[.M40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S_Wi2017</text:p>
          </table:table-cell>
          <table:table-cell office:value-type="float" office:value="44443" calcext:value-type="float">
            <text:p>44443</text:p>
          </table:table-cell>
          <table:table-cell table:formula="of:=[.B406]-[.E406]" office:value-type="float" office:value="17042" calcext:value-type="float">
            <text:p>17042</text:p>
          </table:table-cell>
          <table:table-cell table:formula="of:=[.C406]/[.B406]" office:value-type="percentage" office:value="0.383457462367527" calcext:value-type="percentage">
            <text:p>38.3%</text:p>
          </table:table-cell>
          <table:table-cell office:value-type="float" office:value="27401" calcext:value-type="float">
            <text:p>27401</text:p>
          </table:table-cell>
          <table:table-cell office:value-type="float" office:value="17" calcext:value-type="float">
            <text:p>17</text:p>
          </table:table-cell>
          <table:table-cell table:formula="of:=[.F406]/[.E406]" office:value-type="percentage" office:value="0.000620415313309733" calcext:value-type="percentage">
            <text:p>0.1%</text:p>
          </table:table-cell>
          <table:table-cell office:value-type="float" office:value="612" calcext:value-type="float">
            <text:p>612</text:p>
          </table:table-cell>
          <table:table-cell table:formula="of:=[.H406]/[.E406]" office:value-type="percentage" office:value="0.0223349512791504" calcext:value-type="percentage">
            <text:p>2.2%</text:p>
          </table:table-cell>
          <table:table-cell office:value-type="float" office:value="675" calcext:value-type="float">
            <text:p>675</text:p>
          </table:table-cell>
          <table:table-cell table:formula="of:=[.J406]/[.E406]" office:value-type="percentage" office:value="0.0246341374402394" calcext:value-type="percentage">
            <text:p>2.5%</text:p>
          </table:table-cell>
          <table:table-cell office:value-type="float" office:value="3" calcext:value-type="float">
            <text:p>3</text:p>
          </table:table-cell>
          <table:table-cell table:formula="of:=[.E406]-[.F406]-[.H406]-[.J406]-[.L406]" office:value-type="float" office:value="26094" calcext:value-type="float">
            <text:p>26094</text:p>
          </table:table-cell>
          <table:table-cell table:formula="of:=[.M40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S_Wi2017RNA</text:p>
          </table:table-cell>
          <table:table-cell office:value-type="float" office:value="65103" calcext:value-type="float">
            <text:p>65103</text:p>
          </table:table-cell>
          <table:table-cell table:formula="of:=[.B407]-[.E407]" office:value-type="float" office:value="29236" calcext:value-type="float">
            <text:p>29236</text:p>
          </table:table-cell>
          <table:table-cell table:formula="of:=[.C407]/[.B407]" office:value-type="percentage" office:value="0.449073007388292" calcext:value-type="percentage">
            <text:p>44.9%</text:p>
          </table:table-cell>
          <table:table-cell office:value-type="float" office:value="35867" calcext:value-type="float">
            <text:p>35867</text:p>
          </table:table-cell>
          <table:table-cell office:value-type="float" office:value="12" calcext:value-type="float">
            <text:p>12</text:p>
          </table:table-cell>
          <table:table-cell table:formula="of:=[.F407]/[.E407]" office:value-type="percentage" office:value="0.000334569381325452" calcext:value-type="percentage">
            <text:p>0.0%</text:p>
          </table:table-cell>
          <table:table-cell office:value-type="float" office:value="5019" calcext:value-type="float">
            <text:p>5019</text:p>
          </table:table-cell>
          <table:table-cell table:formula="of:=[.H407]/[.E407]" office:value-type="percentage" office:value="0.13993364373937" calcext:value-type="percentage">
            <text:p>14.0%</text:p>
          </table:table-cell>
          <table:table-cell office:value-type="float" office:value="746" calcext:value-type="float">
            <text:p>746</text:p>
          </table:table-cell>
          <table:table-cell table:formula="of:=[.J407]/[.E407]" office:value-type="percentage" office:value="0.0207990632057323" calcext:value-type="percentage">
            <text:p>2.1%</text:p>
          </table:table-cell>
          <table:table-cell office:value-type="float" office:value="13" calcext:value-type="float">
            <text:p>13</text:p>
          </table:table-cell>
          <table:table-cell table:formula="of:=[.E407]-[.F407]-[.H407]-[.J407]-[.L407]" office:value-type="float" office:value="30077" calcext:value-type="float">
            <text:p>30077</text:p>
          </table:table-cell>
          <table:table-cell table:formula="of:=[.M40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S_Wi2018</text:p>
          </table:table-cell>
          <table:table-cell office:value-type="float" office:value="26735" calcext:value-type="float">
            <text:p>26735</text:p>
          </table:table-cell>
          <table:table-cell table:formula="of:=[.B408]-[.E408]" office:value-type="float" office:value="9616" calcext:value-type="float">
            <text:p>9616</text:p>
          </table:table-cell>
          <table:table-cell table:formula="of:=[.C408]/[.B408]" office:value-type="percentage" office:value="0.359678324293997" calcext:value-type="percentage">
            <text:p>36.0%</text:p>
          </table:table-cell>
          <table:table-cell office:value-type="float" office:value="17119" calcext:value-type="float">
            <text:p>17119</text:p>
          </table:table-cell>
          <table:table-cell office:value-type="float" office:value="11" calcext:value-type="float">
            <text:p>11</text:p>
          </table:table-cell>
          <table:table-cell table:formula="of:=[.F408]/[.E408]" office:value-type="percentage" office:value="0.000642560897248671" calcext:value-type="percentage">
            <text:p>0.1%</text:p>
          </table:table-cell>
          <table:table-cell office:value-type="float" office:value="95" calcext:value-type="float">
            <text:p>95</text:p>
          </table:table-cell>
          <table:table-cell table:formula="of:=[.H408]/[.E408]" office:value-type="percentage" office:value="0.00554938956714761" calcext:value-type="percentage">
            <text:p>0.6%</text:p>
          </table:table-cell>
          <table:table-cell office:value-type="float" office:value="450" calcext:value-type="float">
            <text:p>450</text:p>
          </table:table-cell>
          <table:table-cell table:formula="of:=[.J408]/[.E408]" office:value-type="percentage" office:value="0.0262865821601729" calcext:value-type="percentage">
            <text:p>2.6%</text:p>
          </table:table-cell>
          <table:table-cell office:value-type="float" office:value="2" calcext:value-type="float">
            <text:p>2</text:p>
          </table:table-cell>
          <table:table-cell table:formula="of:=[.E408]-[.F408]-[.H408]-[.J408]-[.L408]" office:value-type="float" office:value="16561" calcext:value-type="float">
            <text:p>16561</text:p>
          </table:table-cell>
          <table:table-cell table:formula="of:=[.M40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S_Wi2018RNA</text:p>
          </table:table-cell>
          <table:table-cell office:value-type="float" office:value="47691" calcext:value-type="float">
            <text:p>47691</text:p>
          </table:table-cell>
          <table:table-cell table:formula="of:=[.B409]-[.E409]" office:value-type="float" office:value="24236" calcext:value-type="float">
            <text:p>24236</text:p>
          </table:table-cell>
          <table:table-cell table:formula="of:=[.C409]/[.B409]" office:value-type="percentage" office:value="0.508188127738986" calcext:value-type="percentage">
            <text:p>50.8%</text:p>
          </table:table-cell>
          <table:table-cell office:value-type="float" office:value="23455" calcext:value-type="float">
            <text:p>23455</text:p>
          </table:table-cell>
          <table:table-cell office:value-type="float" office:value="2" calcext:value-type="float">
            <text:p>2</text:p>
          </table:table-cell>
          <table:table-cell table:formula="of:=[.F409]/[.E409]" office:value-type="percentage" office:value="0.0000852696653165636" calcext:value-type="percentage">
            <text:p>0.0%</text:p>
          </table:table-cell>
          <table:table-cell office:value-type="float" office:value="376" calcext:value-type="float">
            <text:p>376</text:p>
          </table:table-cell>
          <table:table-cell table:formula="of:=[.H409]/[.E409]" office:value-type="percentage" office:value="0.016030697079514" calcext:value-type="percentage">
            <text:p>1.6%</text:p>
          </table:table-cell>
          <table:table-cell office:value-type="float" office:value="541" calcext:value-type="float">
            <text:p>541</text:p>
          </table:table-cell>
          <table:table-cell table:formula="of:=[.J409]/[.E409]" office:value-type="percentage" office:value="0.0230654444681305" calcext:value-type="percentage">
            <text:p>2.3%</text:p>
          </table:table-cell>
          <table:table-cell office:value-type="float" office:value="1" calcext:value-type="float">
            <text:p>1</text:p>
          </table:table-cell>
          <table:table-cell table:formula="of:=[.E409]-[.F409]-[.H409]-[.J409]-[.L409]" office:value-type="float" office:value="22535" calcext:value-type="float">
            <text:p>22535</text:p>
          </table:table-cell>
          <table:table-cell table:formula="of:=[.M40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S_Wi2019</text:p>
          </table:table-cell>
          <table:table-cell office:value-type="float" office:value="68855" calcext:value-type="float">
            <text:p>68855</text:p>
          </table:table-cell>
          <table:table-cell table:formula="of:=[.B410]-[.E410]" office:value-type="float" office:value="19433" calcext:value-type="float">
            <text:p>19433</text:p>
          </table:table-cell>
          <table:table-cell table:formula="of:=[.C410]/[.B410]" office:value-type="percentage" office:value="0.282230774816644" calcext:value-type="percentage">
            <text:p>28.2%</text:p>
          </table:table-cell>
          <table:table-cell office:value-type="float" office:value="49422" calcext:value-type="float">
            <text:p>49422</text:p>
          </table:table-cell>
          <table:table-cell office:value-type="float" office:value="127" calcext:value-type="float">
            <text:p>127</text:p>
          </table:table-cell>
          <table:table-cell table:formula="of:=[.F410]/[.E410]" office:value-type="percentage" office:value="0.00256970579903687" calcext:value-type="percentage">
            <text:p>0.3%</text:p>
          </table:table-cell>
          <table:table-cell office:value-type="float" office:value="3428" calcext:value-type="float">
            <text:p>3428</text:p>
          </table:table-cell>
          <table:table-cell table:formula="of:=[.H410]/[.E410]" office:value-type="percentage" office:value="0.069361822670066" calcext:value-type="percentage">
            <text:p>6.9%</text:p>
          </table:table-cell>
          <table:table-cell office:value-type="float" office:value="975" calcext:value-type="float">
            <text:p>975</text:p>
          </table:table-cell>
          <table:table-cell table:formula="of:=[.J410]/[.E410]" office:value-type="percentage" office:value="0.0197280563311885" calcext:value-type="percentage">
            <text:p>2.0%</text:p>
          </table:table-cell>
          <table:table-cell office:value-type="float" office:value="22" calcext:value-type="float">
            <text:p>22</text:p>
          </table:table-cell>
          <table:table-cell table:formula="of:=[.E410]-[.F410]-[.H410]-[.J410]-[.L410]" office:value-type="float" office:value="44870" calcext:value-type="float">
            <text:p>44870</text:p>
          </table:table-cell>
          <table:table-cell table:formula="of:=[.M41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WBM_Su2017</text:p>
          </table:table-cell>
          <table:table-cell office:value-type="float" office:value="43365" calcext:value-type="float">
            <text:p>43365</text:p>
          </table:table-cell>
          <table:table-cell table:formula="of:=[.B411]-[.E411]" office:value-type="float" office:value="13913" calcext:value-type="float">
            <text:p>13913</text:p>
          </table:table-cell>
          <table:table-cell table:formula="of:=[.C411]/[.B411]" office:value-type="percentage" office:value="0.320834774587801" calcext:value-type="percentage">
            <text:p>32.1%</text:p>
          </table:table-cell>
          <table:table-cell office:value-type="float" office:value="29452" calcext:value-type="float">
            <text:p>29452</text:p>
          </table:table-cell>
          <table:table-cell office:value-type="float" office:value="443" calcext:value-type="float">
            <text:p>443</text:p>
          </table:table-cell>
          <table:table-cell table:formula="of:=[.F411]/[.E411]" office:value-type="percentage" office:value="0.0150414233328806" calcext:value-type="percentage">
            <text:p>1.5%</text:p>
          </table:table-cell>
          <table:table-cell office:value-type="float" office:value="436" calcext:value-type="float">
            <text:p>436</text:p>
          </table:table-cell>
          <table:table-cell table:formula="of:=[.H411]/[.E411]" office:value-type="percentage" office:value="0.0148037484720902" calcext:value-type="percentage">
            <text:p>1.5%</text:p>
          </table:table-cell>
          <table:table-cell office:value-type="float" office:value="227" calcext:value-type="float">
            <text:p>227</text:p>
          </table:table-cell>
          <table:table-cell table:formula="of:=[.J411]/[.E411]" office:value-type="percentage" office:value="0.00770745619991851" calcext:value-type="percentage">
            <text:p>0.8%</text:p>
          </table:table-cell>
          <table:table-cell office:value-type="float" office:value="5" calcext:value-type="float">
            <text:p>5</text:p>
          </table:table-cell>
          <table:table-cell table:formula="of:=[.E411]-[.F411]-[.H411]-[.J411]-[.L411]" office:value-type="float" office:value="28341" calcext:value-type="float">
            <text:p>28341</text:p>
          </table:table-cell>
          <table:table-cell table:formula="of:=[.M41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WBM_Su2018</text:p>
          </table:table-cell>
          <table:table-cell office:value-type="float" office:value="48349" calcext:value-type="float">
            <text:p>48349</text:p>
          </table:table-cell>
          <table:table-cell table:formula="of:=[.B412]-[.E412]" office:value-type="float" office:value="13091" calcext:value-type="float">
            <text:p>13091</text:p>
          </table:table-cell>
          <table:table-cell table:formula="of:=[.C412]/[.B412]" office:value-type="percentage" office:value="0.270760512109868" calcext:value-type="percentage">
            <text:p>27.1%</text:p>
          </table:table-cell>
          <table:table-cell office:value-type="float" office:value="35258" calcext:value-type="float">
            <text:p>35258</text:p>
          </table:table-cell>
          <table:table-cell office:value-type="float" office:value="11" calcext:value-type="float">
            <text:p>11</text:p>
          </table:table-cell>
          <table:table-cell table:formula="of:=[.F412]/[.E412]" office:value-type="percentage" office:value="0.00031198593227069" calcext:value-type="percentage">
            <text:p>0.0%</text:p>
          </table:table-cell>
          <table:table-cell office:value-type="float" office:value="218" calcext:value-type="float">
            <text:p>218</text:p>
          </table:table-cell>
          <table:table-cell table:formula="of:=[.H412]/[.E412]" office:value-type="percentage" office:value="0.0061829939304555" calcext:value-type="percentage">
            <text:p>0.6%</text:p>
          </table:table-cell>
          <table:table-cell office:value-type="float" office:value="283" calcext:value-type="float">
            <text:p>283</text:p>
          </table:table-cell>
          <table:table-cell table:formula="of:=[.J412]/[.E412]" office:value-type="percentage" office:value="0.00802654716660049" calcext:value-type="percentage">
            <text:p>0.8%</text:p>
          </table:table-cell>
          <table:table-cell office:value-type="float" office:value="3" calcext:value-type="float">
            <text:p>3</text:p>
          </table:table-cell>
          <table:table-cell table:formula="of:=[.E412]-[.F412]-[.H412]-[.J412]-[.L412]" office:value-type="float" office:value="34743" calcext:value-type="float">
            <text:p>34743</text:p>
          </table:table-cell>
          <table:table-cell table:formula="of:=[.M41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WPM_Au2017</text:p>
          </table:table-cell>
          <table:table-cell office:value-type="float" office:value="46064" calcext:value-type="float">
            <text:p>46064</text:p>
          </table:table-cell>
          <table:table-cell table:formula="of:=[.B413]-[.E413]" office:value-type="float" office:value="11050" calcext:value-type="float">
            <text:p>11050</text:p>
          </table:table-cell>
          <table:table-cell table:formula="of:=[.C413]/[.B413]" office:value-type="percentage" office:value="0.239883640152831" calcext:value-type="percentage">
            <text:p>24.0%</text:p>
          </table:table-cell>
          <table:table-cell office:value-type="float" office:value="35014" calcext:value-type="float">
            <text:p>35014</text:p>
          </table:table-cell>
          <table:table-cell office:value-type="float" office:value="64" calcext:value-type="float">
            <text:p>64</text:p>
          </table:table-cell>
          <table:table-cell table:formula="of:=[.F413]/[.E413]" office:value-type="percentage" office:value="0.00182784029245445" calcext:value-type="percentage">
            <text:p>0.2%</text:p>
          </table:table-cell>
          <table:table-cell office:value-type="float" office:value="52" calcext:value-type="float">
            <text:p>52</text:p>
          </table:table-cell>
          <table:table-cell table:formula="of:=[.H413]/[.E413]" office:value-type="percentage" office:value="0.00148512023761924" calcext:value-type="percentage">
            <text:p>0.1%</text:p>
          </table:table-cell>
          <table:table-cell office:value-type="float" office:value="135" calcext:value-type="float">
            <text:p>135</text:p>
          </table:table-cell>
          <table:table-cell table:formula="of:=[.J413]/[.E413]" office:value-type="percentage" office:value="0.0038556006168961" calcext:value-type="percentage">
            <text:p>0.4%</text:p>
          </table:table-cell>
          <table:table-cell office:value-type="float" office:value="2" calcext:value-type="float">
            <text:p>2</text:p>
          </table:table-cell>
          <table:table-cell table:formula="of:=[.E413]-[.F413]-[.H413]-[.J413]-[.L413]" office:value-type="float" office:value="34761" calcext:value-type="float">
            <text:p>34761</text:p>
          </table:table-cell>
          <table:table-cell table:formula="of:=[.M41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WPM_Au2018</text:p>
          </table:table-cell>
          <table:table-cell office:value-type="float" office:value="67956" calcext:value-type="float">
            <text:p>67956</text:p>
          </table:table-cell>
          <table:table-cell table:formula="of:=[.B414]-[.E414]" office:value-type="float" office:value="19899" calcext:value-type="float">
            <text:p>19899</text:p>
          </table:table-cell>
          <table:table-cell table:formula="of:=[.C414]/[.B414]" office:value-type="percentage" office:value="0.292821825887339" calcext:value-type="percentage">
            <text:p>29.3%</text:p>
          </table:table-cell>
          <table:table-cell office:value-type="float" office:value="48057" calcext:value-type="float">
            <text:p>48057</text:p>
          </table:table-cell>
          <table:table-cell office:value-type="float" office:value="295" calcext:value-type="float">
            <text:p>295</text:p>
          </table:table-cell>
          <table:table-cell table:formula="of:=[.F414]/[.E414]" office:value-type="percentage" office:value="0.00613854381255592" calcext:value-type="percentage">
            <text:p>0.6%</text:p>
          </table:table-cell>
          <table:table-cell office:value-type="float" office:value="305" calcext:value-type="float">
            <text:p>305</text:p>
          </table:table-cell>
          <table:table-cell table:formula="of:=[.H414]/[.E414]" office:value-type="percentage" office:value="0.00634663004349002" calcext:value-type="percentage">
            <text:p>0.6%</text:p>
          </table:table-cell>
          <table:table-cell office:value-type="float" office:value="322" calcext:value-type="float">
            <text:p>322</text:p>
          </table:table-cell>
          <table:table-cell table:formula="of:=[.J414]/[.E414]" office:value-type="percentage" office:value="0.00670037663607799" calcext:value-type="percentage">
            <text:p>0.7%</text:p>
          </table:table-cell>
          <table:table-cell office:value-type="float" office:value="9" calcext:value-type="float">
            <text:p>9</text:p>
          </table:table-cell>
          <table:table-cell table:formula="of:=[.E414]-[.F414]-[.H414]-[.J414]-[.L414]" office:value-type="float" office:value="47126" calcext:value-type="float">
            <text:p>47126</text:p>
          </table:table-cell>
          <table:table-cell table:formula="of:=[.M41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WPM_Sp2017</text:p>
          </table:table-cell>
          <table:table-cell office:value-type="float" office:value="38611" calcext:value-type="float">
            <text:p>38611</text:p>
          </table:table-cell>
          <table:table-cell table:formula="of:=[.B415]-[.E415]" office:value-type="float" office:value="13531" calcext:value-type="float">
            <text:p>13531</text:p>
          </table:table-cell>
          <table:table-cell table:formula="of:=[.C415]/[.B415]" office:value-type="percentage" office:value="0.350444173940069" calcext:value-type="percentage">
            <text:p>35.0%</text:p>
          </table:table-cell>
          <table:table-cell office:value-type="float" office:value="25080" calcext:value-type="float">
            <text:p>25080</text:p>
          </table:table-cell>
          <table:table-cell office:value-type="float" office:value="102" calcext:value-type="float">
            <text:p>102</text:p>
          </table:table-cell>
          <table:table-cell table:formula="of:=[.F415]/[.E415]" office:value-type="percentage" office:value="0.00406698564593301" calcext:value-type="percentage">
            <text:p>0.4%</text:p>
          </table:table-cell>
          <table:table-cell office:value-type="float" office:value="296" calcext:value-type="float">
            <text:p>296</text:p>
          </table:table-cell>
          <table:table-cell table:formula="of:=[.H415]/[.E415]" office:value-type="percentage" office:value="0.0118022328548644" calcext:value-type="percentage">
            <text:p>1.2%</text:p>
          </table:table-cell>
          <table:table-cell office:value-type="float" office:value="18" calcext:value-type="float">
            <text:p>18</text:p>
          </table:table-cell>
          <table:table-cell table:formula="of:=[.J415]/[.E415]" office:value-type="percentage" office:value="0.000717703349282297" calcext:value-type="percentage">
            <text:p>0.1%</text:p>
          </table:table-cell>
          <table:table-cell office:value-type="float" office:value="2" calcext:value-type="float">
            <text:p>2</text:p>
          </table:table-cell>
          <table:table-cell table:formula="of:=[.E415]-[.F415]-[.H415]-[.J415]-[.L415]" office:value-type="float" office:value="24662" calcext:value-type="float">
            <text:p>24662</text:p>
          </table:table-cell>
          <table:table-cell table:formula="of:=[.M41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WPM_Sp2018</text:p>
          </table:table-cell>
          <table:table-cell office:value-type="float" office:value="32872" calcext:value-type="float">
            <text:p>32872</text:p>
          </table:table-cell>
          <table:table-cell table:formula="of:=[.B416]-[.E416]" office:value-type="float" office:value="11584" calcext:value-type="float">
            <text:p>11584</text:p>
          </table:table-cell>
          <table:table-cell table:formula="of:=[.C416]/[.B416]" office:value-type="percentage" office:value="0.352397176928693" calcext:value-type="percentage">
            <text:p>35.2%</text:p>
          </table:table-cell>
          <table:table-cell office:value-type="float" office:value="21288" calcext:value-type="float">
            <text:p>21288</text:p>
          </table:table-cell>
          <table:table-cell office:value-type="float" office:value="114" calcext:value-type="float">
            <text:p>114</text:p>
          </table:table-cell>
          <table:table-cell table:formula="of:=[.F416]/[.E416]" office:value-type="percentage" office:value="0.00535512965050733" calcext:value-type="percentage">
            <text:p>0.5%</text:p>
          </table:table-cell>
          <table:table-cell office:value-type="float" office:value="394" calcext:value-type="float">
            <text:p>394</text:p>
          </table:table-cell>
          <table:table-cell table:formula="of:=[.H416]/[.E416]" office:value-type="percentage" office:value="0.0185080796692973" calcext:value-type="percentage">
            <text:p>1.9%</text:p>
          </table:table-cell>
          <table:table-cell office:value-type="float" office:value="355" calcext:value-type="float">
            <text:p>355</text:p>
          </table:table-cell>
          <table:table-cell table:formula="of:=[.J416]/[.E416]" office:value-type="percentage" office:value="0.0166760616309658" calcext:value-type="percentage">
            <text:p>1.7%</text:p>
          </table:table-cell>
          <table:table-cell office:value-type="float" office:value="1" calcext:value-type="float">
            <text:p>1</text:p>
          </table:table-cell>
          <table:table-cell table:formula="of:=[.E416]-[.F416]-[.H416]-[.J416]-[.L416]" office:value-type="float" office:value="20424" calcext:value-type="float">
            <text:p>20424</text:p>
          </table:table-cell>
          <table:table-cell table:formula="of:=[.M41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WPM_Su2017</text:p>
          </table:table-cell>
          <table:table-cell office:value-type="float" office:value="45817" calcext:value-type="float">
            <text:p>45817</text:p>
          </table:table-cell>
          <table:table-cell table:formula="of:=[.B417]-[.E417]" office:value-type="float" office:value="15661" calcext:value-type="float">
            <text:p>15661</text:p>
          </table:table-cell>
          <table:table-cell table:formula="of:=[.C417]/[.B417]" office:value-type="percentage" office:value="0.341816356374272" calcext:value-type="percentage">
            <text:p>34.2%</text:p>
          </table:table-cell>
          <table:table-cell office:value-type="float" office:value="30156" calcext:value-type="float">
            <text:p>30156</text:p>
          </table:table-cell>
          <table:table-cell office:value-type="float" office:value="220" calcext:value-type="float">
            <text:p>220</text:p>
          </table:table-cell>
          <table:table-cell table:formula="of:=[.F417]/[.E417]" office:value-type="percentage" office:value="0.00729539726754211" calcext:value-type="percentage">
            <text:p>0.7%</text:p>
          </table:table-cell>
          <table:table-cell office:value-type="float" office:value="106" calcext:value-type="float">
            <text:p>106</text:p>
          </table:table-cell>
          <table:table-cell table:formula="of:=[.H417]/[.E417]" office:value-type="percentage" office:value="0.00351505504708847" calcext:value-type="percentage">
            <text:p>0.4%</text:p>
          </table:table-cell>
          <table:table-cell office:value-type="float" office:value="143" calcext:value-type="float">
            <text:p>143</text:p>
          </table:table-cell>
          <table:table-cell table:formula="of:=[.J417]/[.E417]" office:value-type="percentage" office:value="0.00474200822390238" calcext:value-type="percentage">
            <text:p>0.5%</text:p>
          </table:table-cell>
          <table:table-cell office:value-type="float" office:value="1" calcext:value-type="float">
            <text:p>1</text:p>
          </table:table-cell>
          <table:table-cell table:formula="of:=[.E417]-[.F417]-[.H417]-[.J417]-[.L417]" office:value-type="float" office:value="29686" calcext:value-type="float">
            <text:p>29686</text:p>
          </table:table-cell>
          <table:table-cell table:formula="of:=[.M41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WPM_Su2017_Taq</text:p>
          </table:table-cell>
          <table:table-cell office:value-type="float" office:value="5393" calcext:value-type="float">
            <text:p>5393</text:p>
          </table:table-cell>
          <table:table-cell table:formula="of:=[.B418]-[.E418]" office:value-type="float" office:value="169" calcext:value-type="float">
            <text:p>169</text:p>
          </table:table-cell>
          <table:table-cell table:formula="of:=[.C418]/[.B418]" office:value-type="percentage" office:value="0.0313369182273317" calcext:value-type="percentage">
            <text:p>3.1%</text:p>
          </table:table-cell>
          <table:table-cell office:value-type="float" office:value="5224" calcext:value-type="float">
            <text:p>5224</text:p>
          </table:table-cell>
          <table:table-cell office:value-type="float" office:value="42" calcext:value-type="float">
            <text:p>42</text:p>
          </table:table-cell>
          <table:table-cell table:formula="of:=[.F418]/[.E418]" office:value-type="percentage" office:value="0.00803981623277182" calcext:value-type="percentage">
            <text:p>0.8%</text:p>
          </table:table-cell>
          <table:table-cell office:value-type="float" office:value="25" calcext:value-type="float">
            <text:p>25</text:p>
          </table:table-cell>
          <table:table-cell table:formula="of:=[.H418]/[.E418]" office:value-type="percentage" office:value="0.00478560490045942" calcext:value-type="percentage">
            <text:p>0.5%</text:p>
          </table:table-cell>
          <table:table-cell office:value-type="float" office:value="24" calcext:value-type="float">
            <text:p>24</text:p>
          </table:table-cell>
          <table:table-cell table:formula="of:=[.J418]/[.E418]" office:value-type="percentage" office:value="0.00459418070444104" calcext:value-type="percentage">
            <text:p>0.5%</text:p>
          </table:table-cell>
          <table:table-cell office:value-type="float" office:value="0" calcext:value-type="float">
            <text:p>0</text:p>
          </table:table-cell>
          <table:table-cell table:formula="of:=[.E418]-[.F418]-[.H418]-[.J418]-[.L418]" office:value-type="float" office:value="5133" calcext:value-type="float">
            <text:p>5133</text:p>
          </table:table-cell>
          <table:table-cell table:formula="of:=[.M418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WPM_Su2018</text:p>
          </table:table-cell>
          <table:table-cell office:value-type="float" office:value="57032" calcext:value-type="float">
            <text:p>57032</text:p>
          </table:table-cell>
          <table:table-cell table:formula="of:=[.B419]-[.E419]" office:value-type="float" office:value="19194" calcext:value-type="float">
            <text:p>19194</text:p>
          </table:table-cell>
          <table:table-cell table:formula="of:=[.C419]/[.B419]" office:value-type="percentage" office:value="0.336547902931687" calcext:value-type="percentage">
            <text:p>33.7%</text:p>
          </table:table-cell>
          <table:table-cell office:value-type="float" office:value="37838" calcext:value-type="float">
            <text:p>37838</text:p>
          </table:table-cell>
          <table:table-cell office:value-type="float" office:value="5" calcext:value-type="float">
            <text:p>5</text:p>
          </table:table-cell>
          <table:table-cell table:formula="of:=[.F419]/[.E419]" office:value-type="percentage" office:value="0.000132142290818754" calcext:value-type="percentage">
            <text:p>0.0%</text:p>
          </table:table-cell>
          <table:table-cell office:value-type="float" office:value="140" calcext:value-type="float">
            <text:p>140</text:p>
          </table:table-cell>
          <table:table-cell table:formula="of:=[.H419]/[.E419]" office:value-type="percentage" office:value="0.0036999841429251" calcext:value-type="percentage">
            <text:p>0.4%</text:p>
          </table:table-cell>
          <table:table-cell office:value-type="float" office:value="339" calcext:value-type="float">
            <text:p>339</text:p>
          </table:table-cell>
          <table:table-cell table:formula="of:=[.J419]/[.E419]" office:value-type="percentage" office:value="0.0089592473175115" calcext:value-type="percentage">
            <text:p>0.9%</text:p>
          </table:table-cell>
          <table:table-cell office:value-type="float" office:value="0" calcext:value-type="float">
            <text:p>0</text:p>
          </table:table-cell>
          <table:table-cell table:formula="of:=[.E419]-[.F419]-[.H419]-[.J419]-[.L419]" office:value-type="float" office:value="37354" calcext:value-type="float">
            <text:p>37354</text:p>
          </table:table-cell>
          <table:table-cell table:formula="of:=[.M41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WPM_Wi2018</text:p>
          </table:table-cell>
          <table:table-cell office:value-type="float" office:value="37271" calcext:value-type="float">
            <text:p>37271</text:p>
          </table:table-cell>
          <table:table-cell table:formula="of:=[.B420]-[.E420]" office:value-type="float" office:value="7045" calcext:value-type="float">
            <text:p>7045</text:p>
          </table:table-cell>
          <table:table-cell table:formula="of:=[.C420]/[.B420]" office:value-type="percentage" office:value="0.189020954629605" calcext:value-type="percentage">
            <text:p>18.9%</text:p>
          </table:table-cell>
          <table:table-cell office:value-type="float" office:value="30226" calcext:value-type="float">
            <text:p>30226</text:p>
          </table:table-cell>
          <table:table-cell office:value-type="float" office:value="15" calcext:value-type="float">
            <text:p>15</text:p>
          </table:table-cell>
          <table:table-cell table:formula="of:=[.F420]/[.E420]" office:value-type="percentage" office:value="0.000496261496724674" calcext:value-type="percentage">
            <text:p>0.0%</text:p>
          </table:table-cell>
          <table:table-cell office:value-type="float" office:value="74" calcext:value-type="float">
            <text:p>74</text:p>
          </table:table-cell>
          <table:table-cell table:formula="of:=[.H420]/[.E420]" office:value-type="percentage" office:value="0.00244822338384173" calcext:value-type="percentage">
            <text:p>0.2%</text:p>
          </table:table-cell>
          <table:table-cell office:value-type="float" office:value="159" calcext:value-type="float">
            <text:p>159</text:p>
          </table:table-cell>
          <table:table-cell table:formula="of:=[.J420]/[.E420]" office:value-type="percentage" office:value="0.00526037186528155" calcext:value-type="percentage">
            <text:p>0.5%</text:p>
          </table:table-cell>
          <table:table-cell office:value-type="float" office:value="4" calcext:value-type="float">
            <text:p>4</text:p>
          </table:table-cell>
          <table:table-cell table:formula="of:=[.E420]-[.F420]-[.H420]-[.J420]-[.L420]" office:value-type="float" office:value="29974" calcext:value-type="float">
            <text:p>29974</text:p>
          </table:table-cell>
          <table:table-cell table:formula="of:=[.M42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10_WPM_Wi2019</text:p>
          </table:table-cell>
          <table:table-cell office:value-type="float" office:value="49604" calcext:value-type="float">
            <text:p>49604</text:p>
          </table:table-cell>
          <table:table-cell table:formula="of:=[.B421]-[.E421]" office:value-type="float" office:value="11082" calcext:value-type="float">
            <text:p>11082</text:p>
          </table:table-cell>
          <table:table-cell table:formula="of:=[.C421]/[.B421]" office:value-type="percentage" office:value="0.223409402467543" calcext:value-type="percentage">
            <text:p>22.3%</text:p>
          </table:table-cell>
          <table:table-cell office:value-type="float" office:value="38522" calcext:value-type="float">
            <text:p>38522</text:p>
          </table:table-cell>
          <table:table-cell office:value-type="float" office:value="179" calcext:value-type="float">
            <text:p>179</text:p>
          </table:table-cell>
          <table:table-cell table:formula="of:=[.F421]/[.E421]" office:value-type="percentage" office:value="0.00464669539483931" calcext:value-type="percentage">
            <text:p>0.5%</text:p>
          </table:table-cell>
          <table:table-cell office:value-type="float" office:value="1180" calcext:value-type="float">
            <text:p>1180</text:p>
          </table:table-cell>
          <table:table-cell table:formula="of:=[.H421]/[.E421]" office:value-type="percentage" office:value="0.0306318467369295" calcext:value-type="percentage">
            <text:p>3.1%</text:p>
          </table:table-cell>
          <table:table-cell office:value-type="float" office:value="525" calcext:value-type="float">
            <text:p>525</text:p>
          </table:table-cell>
          <table:table-cell table:formula="of:=[.J421]/[.E421]" office:value-type="percentage" office:value="0.0136285758787187" calcext:value-type="percentage">
            <text:p>1.4%</text:p>
          </table:table-cell>
          <table:table-cell office:value-type="float" office:value="11" calcext:value-type="float">
            <text:p>11</text:p>
          </table:table-cell>
          <table:table-cell table:formula="of:=[.E421]-[.F421]-[.H421]-[.J421]-[.L421]" office:value-type="float" office:value="36627" calcext:value-type="float">
            <text:p>36627</text:p>
          </table:table-cell>
          <table:table-cell table:formula="of:=[.M42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S_Su2017</text:p>
          </table:table-cell>
          <table:table-cell office:value-type="float" office:value="46742" calcext:value-type="float">
            <text:p>46742</text:p>
          </table:table-cell>
          <table:table-cell table:formula="of:=[.B422]-[.E422]" office:value-type="float" office:value="12162" calcext:value-type="float">
            <text:p>12162</text:p>
          </table:table-cell>
          <table:table-cell table:formula="of:=[.C422]/[.B422]" office:value-type="percentage" office:value="0.260194257840914" calcext:value-type="percentage">
            <text:p>26.0%</text:p>
          </table:table-cell>
          <table:table-cell office:value-type="float" office:value="34580" calcext:value-type="float">
            <text:p>34580</text:p>
          </table:table-cell>
          <table:table-cell office:value-type="float" office:value="180" calcext:value-type="float">
            <text:p>180</text:p>
          </table:table-cell>
          <table:table-cell table:formula="of:=[.F422]/[.E422]" office:value-type="percentage" office:value="0.00520532099479468" calcext:value-type="percentage">
            <text:p>0.5%</text:p>
          </table:table-cell>
          <table:table-cell office:value-type="float" office:value="7121" calcext:value-type="float">
            <text:p>7121</text:p>
          </table:table-cell>
          <table:table-cell table:formula="of:=[.H422]/[.E422]" office:value-type="percentage" office:value="0.205928282244072" calcext:value-type="percentage">
            <text:p>20.6%</text:p>
          </table:table-cell>
          <table:table-cell office:value-type="float" office:value="660" calcext:value-type="float">
            <text:p>660</text:p>
          </table:table-cell>
          <table:table-cell table:formula="of:=[.J422]/[.E422]" office:value-type="percentage" office:value="0.0190861769809138" calcext:value-type="percentage">
            <text:p>1.9%</text:p>
          </table:table-cell>
          <table:table-cell office:value-type="float" office:value="19" calcext:value-type="float">
            <text:p>19</text:p>
          </table:table-cell>
          <table:table-cell table:formula="of:=[.E422]-[.F422]-[.H422]-[.J422]-[.L422]" office:value-type="float" office:value="26600" calcext:value-type="float">
            <text:p>26600</text:p>
          </table:table-cell>
          <table:table-cell table:formula="of:=[.M42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S_Su2018</text:p>
          </table:table-cell>
          <table:table-cell office:value-type="float" office:value="39813" calcext:value-type="float">
            <text:p>39813</text:p>
          </table:table-cell>
          <table:table-cell table:formula="of:=[.B423]-[.E423]" office:value-type="float" office:value="13359" calcext:value-type="float">
            <text:p>13359</text:p>
          </table:table-cell>
          <table:table-cell table:formula="of:=[.C423]/[.B423]" office:value-type="percentage" office:value="0.335543666641549" calcext:value-type="percentage">
            <text:p>33.6%</text:p>
          </table:table-cell>
          <table:table-cell office:value-type="float" office:value="26454" calcext:value-type="float">
            <text:p>26454</text:p>
          </table:table-cell>
          <table:table-cell office:value-type="float" office:value="104" calcext:value-type="float">
            <text:p>104</text:p>
          </table:table-cell>
          <table:table-cell table:formula="of:=[.F423]/[.E423]" office:value-type="percentage" office:value="0.00393135253647842" calcext:value-type="percentage">
            <text:p>0.4%</text:p>
          </table:table-cell>
          <table:table-cell office:value-type="float" office:value="4448" calcext:value-type="float">
            <text:p>4448</text:p>
          </table:table-cell>
          <table:table-cell table:formula="of:=[.H423]/[.E423]" office:value-type="percentage" office:value="0.168140923867846" calcext:value-type="percentage">
            <text:p>16.8%</text:p>
          </table:table-cell>
          <table:table-cell office:value-type="float" office:value="341" calcext:value-type="float">
            <text:p>341</text:p>
          </table:table-cell>
          <table:table-cell table:formula="of:=[.J423]/[.E423]" office:value-type="percentage" office:value="0.0128903001436456" calcext:value-type="percentage">
            <text:p>1.3%</text:p>
          </table:table-cell>
          <table:table-cell office:value-type="float" office:value="6" calcext:value-type="float">
            <text:p>6</text:p>
          </table:table-cell>
          <table:table-cell table:formula="of:=[.E423]-[.F423]-[.H423]-[.J423]-[.L423]" office:value-type="float" office:value="21555" calcext:value-type="float">
            <text:p>21555</text:p>
          </table:table-cell>
          <table:table-cell table:formula="of:=[.M42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S_Wi2013_PS</text:p>
          </table:table-cell>
          <table:table-cell office:value-type="float" office:value="9885" calcext:value-type="float">
            <text:p>9885</text:p>
          </table:table-cell>
          <table:table-cell table:formula="of:=[.B424]-[.E424]" office:value-type="float" office:value="341" calcext:value-type="float">
            <text:p>341</text:p>
          </table:table-cell>
          <table:table-cell table:formula="of:=[.C424]/[.B424]" office:value-type="percentage" office:value="0.0344967121901871" calcext:value-type="percentage">
            <text:p>3.4%</text:p>
          </table:table-cell>
          <table:table-cell office:value-type="float" office:value="9544" calcext:value-type="float">
            <text:p>9544</text:p>
          </table:table-cell>
          <table:table-cell office:value-type="float" office:value="124" calcext:value-type="float">
            <text:p>124</text:p>
          </table:table-cell>
          <table:table-cell table:formula="of:=[.F424]/[.E424]" office:value-type="percentage" office:value="0.0129924559932942" calcext:value-type="percentage">
            <text:p>1.3%</text:p>
          </table:table-cell>
          <table:table-cell office:value-type="float" office:value="1477" calcext:value-type="float">
            <text:p>1477</text:p>
          </table:table-cell>
          <table:table-cell table:formula="of:=[.H424]/[.E424]" office:value-type="percentage" office:value="0.15475691533948" calcext:value-type="percentage">
            <text:p>15.5%</text:p>
          </table:table-cell>
          <table:table-cell office:value-type="float" office:value="163" calcext:value-type="float">
            <text:p>163</text:p>
          </table:table-cell>
          <table:table-cell table:formula="of:=[.J424]/[.E424]" office:value-type="percentage" office:value="0.0170787929589271" calcext:value-type="percentage">
            <text:p>1.7%</text:p>
          </table:table-cell>
          <table:table-cell office:value-type="float" office:value="0" calcext:value-type="float">
            <text:p>0</text:p>
          </table:table-cell>
          <table:table-cell table:formula="of:=[.E424]-[.F424]-[.H424]-[.J424]-[.L424]" office:value-type="float" office:value="7780" calcext:value-type="float">
            <text:p>7780</text:p>
          </table:table-cell>
          <table:table-cell table:formula="of:=[.M424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S_Wi2015</text:p>
          </table:table-cell>
          <table:table-cell office:value-type="float" office:value="60792" calcext:value-type="float">
            <text:p>60792</text:p>
          </table:table-cell>
          <table:table-cell table:formula="of:=[.B425]-[.E425]" office:value-type="float" office:value="10374" calcext:value-type="float">
            <text:p>10374</text:p>
          </table:table-cell>
          <table:table-cell table:formula="of:=[.C425]/[.B425]" office:value-type="percentage" office:value="0.170647453612317" calcext:value-type="percentage">
            <text:p>17.1%</text:p>
          </table:table-cell>
          <table:table-cell office:value-type="float" office:value="50418" calcext:value-type="float">
            <text:p>50418</text:p>
          </table:table-cell>
          <table:table-cell office:value-type="float" office:value="701" calcext:value-type="float">
            <text:p>701</text:p>
          </table:table-cell>
          <table:table-cell table:formula="of:=[.F425]/[.E425]" office:value-type="percentage" office:value="0.0139037645285414" calcext:value-type="percentage">
            <text:p>1.4%</text:p>
          </table:table-cell>
          <table:table-cell office:value-type="float" office:value="17443" calcext:value-type="float">
            <text:p>17443</text:p>
          </table:table-cell>
          <table:table-cell table:formula="of:=[.H425]/[.E425]" office:value-type="percentage" office:value="0.345967709944861" calcext:value-type="percentage">
            <text:p>34.6%</text:p>
          </table:table-cell>
          <table:table-cell office:value-type="float" office:value="540" calcext:value-type="float">
            <text:p>540</text:p>
          </table:table-cell>
          <table:table-cell table:formula="of:=[.J425]/[.E425]" office:value-type="percentage" office:value="0.0107104605498036" calcext:value-type="percentage">
            <text:p>1.1%</text:p>
          </table:table-cell>
          <table:table-cell office:value-type="float" office:value="24" calcext:value-type="float">
            <text:p>24</text:p>
          </table:table-cell>
          <table:table-cell table:formula="of:=[.E425]-[.F425]-[.H425]-[.J425]-[.L425]" office:value-type="float" office:value="31710" calcext:value-type="float">
            <text:p>31710</text:p>
          </table:table-cell>
          <table:table-cell table:formula="of:=[.M42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S_Wi2016</text:p>
          </table:table-cell>
          <table:table-cell office:value-type="float" office:value="82845" calcext:value-type="float">
            <text:p>82845</text:p>
          </table:table-cell>
          <table:table-cell table:formula="of:=[.B426]-[.E426]" office:value-type="float" office:value="23303" calcext:value-type="float">
            <text:p>23303</text:p>
          </table:table-cell>
          <table:table-cell table:formula="of:=[.C426]/[.B426]" office:value-type="percentage" office:value="0.281284326151246" calcext:value-type="percentage">
            <text:p>28.1%</text:p>
          </table:table-cell>
          <table:table-cell office:value-type="float" office:value="59542" calcext:value-type="float">
            <text:p>59542</text:p>
          </table:table-cell>
          <table:table-cell office:value-type="float" office:value="211" calcext:value-type="float">
            <text:p>211</text:p>
          </table:table-cell>
          <table:table-cell table:formula="of:=[.F426]/[.E426]" office:value-type="percentage" office:value="0.00354371704007255" calcext:value-type="percentage">
            <text:p>0.4%</text:p>
          </table:table-cell>
          <table:table-cell office:value-type="float" office:value="10338" calcext:value-type="float">
            <text:p>10338</text:p>
          </table:table-cell>
          <table:table-cell table:formula="of:=[.H426]/[.E426]" office:value-type="percentage" office:value="0.173625340096067" calcext:value-type="percentage">
            <text:p>17.4%</text:p>
          </table:table-cell>
          <table:table-cell office:value-type="float" office:value="724" calcext:value-type="float">
            <text:p>724</text:p>
          </table:table-cell>
          <table:table-cell table:formula="of:=[.J426]/[.E426]" office:value-type="percentage" office:value="0.0121594840616708" calcext:value-type="percentage">
            <text:p>1.2%</text:p>
          </table:table-cell>
          <table:table-cell office:value-type="float" office:value="41" calcext:value-type="float">
            <text:p>41</text:p>
          </table:table-cell>
          <table:table-cell table:formula="of:=[.E426]-[.F426]-[.H426]-[.J426]-[.L426]" office:value-type="float" office:value="48228" calcext:value-type="float">
            <text:p>48228</text:p>
          </table:table-cell>
          <table:table-cell table:formula="of:=[.M42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S_Wi2017</text:p>
          </table:table-cell>
          <table:table-cell office:value-type="float" office:value="32304" calcext:value-type="float">
            <text:p>32304</text:p>
          </table:table-cell>
          <table:table-cell table:formula="of:=[.B427]-[.E427]" office:value-type="float" office:value="10536" calcext:value-type="float">
            <text:p>10536</text:p>
          </table:table-cell>
          <table:table-cell table:formula="of:=[.C427]/[.B427]" office:value-type="percentage" office:value="0.326151560178306" calcext:value-type="percentage">
            <text:p>32.6%</text:p>
          </table:table-cell>
          <table:table-cell office:value-type="float" office:value="21768" calcext:value-type="float">
            <text:p>21768</text:p>
          </table:table-cell>
          <table:table-cell office:value-type="float" office:value="117" calcext:value-type="float">
            <text:p>117</text:p>
          </table:table-cell>
          <table:table-cell table:formula="of:=[.F427]/[.E427]" office:value-type="percentage" office:value="0.00537486218302095" calcext:value-type="percentage">
            <text:p>0.5%</text:p>
          </table:table-cell>
          <table:table-cell office:value-type="float" office:value="5444" calcext:value-type="float">
            <text:p>5444</text:p>
          </table:table-cell>
          <table:table-cell table:formula="of:=[.H427]/[.E427]" office:value-type="percentage" office:value="0.250091877986035" calcext:value-type="percentage">
            <text:p>25.0%</text:p>
          </table:table-cell>
          <table:table-cell office:value-type="float" office:value="299" calcext:value-type="float">
            <text:p>299</text:p>
          </table:table-cell>
          <table:table-cell table:formula="of:=[.J427]/[.E427]" office:value-type="percentage" office:value="0.0137357589121646" calcext:value-type="percentage">
            <text:p>1.4%</text:p>
          </table:table-cell>
          <table:table-cell office:value-type="float" office:value="4" calcext:value-type="float">
            <text:p>4</text:p>
          </table:table-cell>
          <table:table-cell table:formula="of:=[.E427]-[.F427]-[.H427]-[.J427]-[.L427]" office:value-type="float" office:value="15904" calcext:value-type="float">
            <text:p>15904</text:p>
          </table:table-cell>
          <table:table-cell table:formula="of:=[.M42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S_Wi2018</text:p>
          </table:table-cell>
          <table:table-cell office:value-type="float" office:value="27598" calcext:value-type="float">
            <text:p>27598</text:p>
          </table:table-cell>
          <table:table-cell table:formula="of:=[.B428]-[.E428]" office:value-type="float" office:value="1753" calcext:value-type="float">
            <text:p>1753</text:p>
          </table:table-cell>
          <table:table-cell table:formula="of:=[.C428]/[.B428]" office:value-type="percentage" office:value="0.0635190955866367" calcext:value-type="percentage">
            <text:p>6.4%</text:p>
          </table:table-cell>
          <table:table-cell office:value-type="float" office:value="25845" calcext:value-type="float">
            <text:p>25845</text:p>
          </table:table-cell>
          <table:table-cell office:value-type="float" office:value="296" calcext:value-type="float">
            <text:p>296</text:p>
          </table:table-cell>
          <table:table-cell table:formula="of:=[.F428]/[.E428]" office:value-type="percentage" office:value="0.0114528922422132" calcext:value-type="percentage">
            <text:p>1.1%</text:p>
          </table:table-cell>
          <table:table-cell office:value-type="float" office:value="4701" calcext:value-type="float">
            <text:p>4701</text:p>
          </table:table-cell>
          <table:table-cell table:formula="of:=[.H428]/[.E428]" office:value-type="percentage" office:value="0.181892048752176" calcext:value-type="percentage">
            <text:p>18.2%</text:p>
          </table:table-cell>
          <table:table-cell office:value-type="float" office:value="334" calcext:value-type="float">
            <text:p>334</text:p>
          </table:table-cell>
          <table:table-cell table:formula="of:=[.J428]/[.E428]" office:value-type="percentage" office:value="0.0129231959760108" calcext:value-type="percentage">
            <text:p>1.3%</text:p>
          </table:table-cell>
          <table:table-cell office:value-type="float" office:value="11" calcext:value-type="float">
            <text:p>11</text:p>
          </table:table-cell>
          <table:table-cell table:formula="of:=[.E428]-[.F428]-[.H428]-[.J428]-[.L428]" office:value-type="float" office:value="20503" calcext:value-type="float">
            <text:p>20503</text:p>
          </table:table-cell>
          <table:table-cell table:formula="of:=[.M42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S_Wi2019</text:p>
          </table:table-cell>
          <table:table-cell office:value-type="float" office:value="48955" calcext:value-type="float">
            <text:p>48955</text:p>
          </table:table-cell>
          <table:table-cell table:formula="of:=[.B429]-[.E429]" office:value-type="float" office:value="12428" calcext:value-type="float">
            <text:p>12428</text:p>
          </table:table-cell>
          <table:table-cell table:formula="of:=[.C429]/[.B429]" office:value-type="percentage" office:value="0.253865795117965" calcext:value-type="percentage">
            <text:p>25.4%</text:p>
          </table:table-cell>
          <table:table-cell office:value-type="float" office:value="36527" calcext:value-type="float">
            <text:p>36527</text:p>
          </table:table-cell>
          <table:table-cell office:value-type="float" office:value="191" calcext:value-type="float">
            <text:p>191</text:p>
          </table:table-cell>
          <table:table-cell table:formula="of:=[.F429]/[.E429]" office:value-type="percentage" office:value="0.00522900867851179" calcext:value-type="percentage">
            <text:p>0.5%</text:p>
          </table:table-cell>
          <table:table-cell office:value-type="float" office:value="7739" calcext:value-type="float">
            <text:p>7739</text:p>
          </table:table-cell>
          <table:table-cell table:formula="of:=[.H429]/[.E429]" office:value-type="percentage" office:value="0.211870671010485" calcext:value-type="percentage">
            <text:p>21.2%</text:p>
          </table:table-cell>
          <table:table-cell office:value-type="float" office:value="825" calcext:value-type="float">
            <text:p>825</text:p>
          </table:table-cell>
          <table:table-cell table:formula="of:=[.J429]/[.E429]" office:value-type="percentage" office:value="0.0225860322501164" calcext:value-type="percentage">
            <text:p>2.3%</text:p>
          </table:table-cell>
          <table:table-cell office:value-type="float" office:value="9" calcext:value-type="float">
            <text:p>9</text:p>
          </table:table-cell>
          <table:table-cell table:formula="of:=[.E429]-[.F429]-[.H429]-[.J429]-[.L429]" office:value-type="float" office:value="27763" calcext:value-type="float">
            <text:p>27763</text:p>
          </table:table-cell>
          <table:table-cell table:formula="of:=[.M42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WBM_Su2017</text:p>
          </table:table-cell>
          <table:table-cell office:value-type="float" office:value="31913" calcext:value-type="float">
            <text:p>31913</text:p>
          </table:table-cell>
          <table:table-cell table:formula="of:=[.B430]-[.E430]" office:value-type="float" office:value="9795" calcext:value-type="float">
            <text:p>9795</text:p>
          </table:table-cell>
          <table:table-cell table:formula="of:=[.C430]/[.B430]" office:value-type="percentage" office:value="0.306928211073857" calcext:value-type="percentage">
            <text:p>30.7%</text:p>
          </table:table-cell>
          <table:table-cell office:value-type="float" office:value="22118" calcext:value-type="float">
            <text:p>22118</text:p>
          </table:table-cell>
          <table:table-cell office:value-type="float" office:value="198" calcext:value-type="float">
            <text:p>198</text:p>
          </table:table-cell>
          <table:table-cell table:formula="of:=[.F430]/[.E430]" office:value-type="percentage" office:value="0.00895198480875305" calcext:value-type="percentage">
            <text:p>0.9%</text:p>
          </table:table-cell>
          <table:table-cell office:value-type="float" office:value="45" calcext:value-type="float">
            <text:p>45</text:p>
          </table:table-cell>
          <table:table-cell table:formula="of:=[.H430]/[.E430]" office:value-type="percentage" office:value="0.00203454200198933" calcext:value-type="percentage">
            <text:p>0.2%</text:p>
          </table:table-cell>
          <table:table-cell office:value-type="float" office:value="80" calcext:value-type="float">
            <text:p>80</text:p>
          </table:table-cell>
          <table:table-cell table:formula="of:=[.J430]/[.E430]" office:value-type="percentage" office:value="0.00361696355909214" calcext:value-type="percentage">
            <text:p>0.4%</text:p>
          </table:table-cell>
          <table:table-cell office:value-type="float" office:value="1" calcext:value-type="float">
            <text:p>1</text:p>
          </table:table-cell>
          <table:table-cell table:formula="of:=[.E430]-[.F430]-[.H430]-[.J430]-[.L430]" office:value-type="float" office:value="21794" calcext:value-type="float">
            <text:p>21794</text:p>
          </table:table-cell>
          <table:table-cell table:formula="of:=[.M43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WBM_Su2018</text:p>
          </table:table-cell>
          <table:table-cell office:value-type="float" office:value="29403" calcext:value-type="float">
            <text:p>29403</text:p>
          </table:table-cell>
          <table:table-cell table:formula="of:=[.B431]-[.E431]" office:value-type="float" office:value="5954" calcext:value-type="float">
            <text:p>5954</text:p>
          </table:table-cell>
          <table:table-cell table:formula="of:=[.C431]/[.B431]" office:value-type="percentage" office:value="0.202496343910485" calcext:value-type="percentage">
            <text:p>20.2%</text:p>
          </table:table-cell>
          <table:table-cell office:value-type="float" office:value="23449" calcext:value-type="float">
            <text:p>23449</text:p>
          </table:table-cell>
          <table:table-cell office:value-type="float" office:value="22" calcext:value-type="float">
            <text:p>22</text:p>
          </table:table-cell>
          <table:table-cell table:formula="of:=[.F431]/[.E431]" office:value-type="percentage" office:value="0.000938206320098938" calcext:value-type="percentage">
            <text:p>0.1%</text:p>
          </table:table-cell>
          <table:table-cell office:value-type="float" office:value="331" calcext:value-type="float">
            <text:p>331</text:p>
          </table:table-cell>
          <table:table-cell table:formula="of:=[.H431]/[.E431]" office:value-type="percentage" office:value="0.0141157405433068" calcext:value-type="percentage">
            <text:p>1.4%</text:p>
          </table:table-cell>
          <table:table-cell office:value-type="float" office:value="335" calcext:value-type="float">
            <text:p>335</text:p>
          </table:table-cell>
          <table:table-cell table:formula="of:=[.J431]/[.E431]" office:value-type="percentage" office:value="0.0142863235105975" calcext:value-type="percentage">
            <text:p>1.4%</text:p>
          </table:table-cell>
          <table:table-cell office:value-type="float" office:value="2" calcext:value-type="float">
            <text:p>2</text:p>
          </table:table-cell>
          <table:table-cell table:formula="of:=[.E431]-[.F431]-[.H431]-[.J431]-[.L431]" office:value-type="float" office:value="22759" calcext:value-type="float">
            <text:p>22759</text:p>
          </table:table-cell>
          <table:table-cell table:formula="of:=[.M43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WPM_Au2017</text:p>
          </table:table-cell>
          <table:table-cell office:value-type="float" office:value="36923" calcext:value-type="float">
            <text:p>36923</text:p>
          </table:table-cell>
          <table:table-cell table:formula="of:=[.B432]-[.E432]" office:value-type="float" office:value="11380" calcext:value-type="float">
            <text:p>11380</text:p>
          </table:table-cell>
          <table:table-cell table:formula="of:=[.C432]/[.B432]" office:value-type="percentage" office:value="0.308208975435365" calcext:value-type="percentage">
            <text:p>30.8%</text:p>
          </table:table-cell>
          <table:table-cell office:value-type="float" office:value="25543" calcext:value-type="float">
            <text:p>25543</text:p>
          </table:table-cell>
          <table:table-cell office:value-type="float" office:value="4" calcext:value-type="float">
            <text:p>4</text:p>
          </table:table-cell>
          <table:table-cell table:formula="of:=[.F432]/[.E432]" office:value-type="percentage" office:value="0.000156598676741182" calcext:value-type="percentage">
            <text:p>0.0%</text:p>
          </table:table-cell>
          <table:table-cell office:value-type="float" office:value="4" calcext:value-type="float">
            <text:p>4</text:p>
          </table:table-cell>
          <table:table-cell table:formula="of:=[.H432]/[.E432]" office:value-type="percentage" office:value="0.000156598676741182" calcext:value-type="percentage">
            <text:p>0.0%</text:p>
          </table:table-cell>
          <table:table-cell office:value-type="float" office:value="75" calcext:value-type="float">
            <text:p>75</text:p>
          </table:table-cell>
          <table:table-cell table:formula="of:=[.J432]/[.E432]" office:value-type="percentage" office:value="0.00293622518889715" calcext:value-type="percentage">
            <text:p>0.3%</text:p>
          </table:table-cell>
          <table:table-cell office:value-type="float" office:value="4" calcext:value-type="float">
            <text:p>4</text:p>
          </table:table-cell>
          <table:table-cell table:formula="of:=[.E432]-[.F432]-[.H432]-[.J432]-[.L432]" office:value-type="float" office:value="25456" calcext:value-type="float">
            <text:p>25456</text:p>
          </table:table-cell>
          <table:table-cell table:formula="of:=[.M43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WPM_Au2018</text:p>
          </table:table-cell>
          <table:table-cell office:value-type="float" office:value="50187" calcext:value-type="float">
            <text:p>50187</text:p>
          </table:table-cell>
          <table:table-cell table:formula="of:=[.B433]-[.E433]" office:value-type="float" office:value="13224" calcext:value-type="float">
            <text:p>13224</text:p>
          </table:table-cell>
          <table:table-cell table:formula="of:=[.C433]/[.B433]" office:value-type="percentage" office:value="0.263494530456094" calcext:value-type="percentage">
            <text:p>26.3%</text:p>
          </table:table-cell>
          <table:table-cell office:value-type="float" office:value="36963" calcext:value-type="float">
            <text:p>36963</text:p>
          </table:table-cell>
          <table:table-cell office:value-type="float" office:value="534" calcext:value-type="float">
            <text:p>534</text:p>
          </table:table-cell>
          <table:table-cell table:formula="of:=[.F433]/[.E433]" office:value-type="percentage" office:value="0.0144468793117442" calcext:value-type="percentage">
            <text:p>1.4%</text:p>
          </table:table-cell>
          <table:table-cell office:value-type="float" office:value="824" calcext:value-type="float">
            <text:p>824</text:p>
          </table:table-cell>
          <table:table-cell table:formula="of:=[.H433]/[.E433]" office:value-type="percentage" office:value="0.0222925628331034" calcext:value-type="percentage">
            <text:p>2.2%</text:p>
          </table:table-cell>
          <table:table-cell office:value-type="float" office:value="100" calcext:value-type="float">
            <text:p>100</text:p>
          </table:table-cell>
          <table:table-cell table:formula="of:=[.J433]/[.E433]" office:value-type="percentage" office:value="0.00270540811081352" calcext:value-type="percentage">
            <text:p>0.3%</text:p>
          </table:table-cell>
          <table:table-cell office:value-type="float" office:value="7" calcext:value-type="float">
            <text:p>7</text:p>
          </table:table-cell>
          <table:table-cell table:formula="of:=[.E433]-[.F433]-[.H433]-[.J433]-[.L433]" office:value-type="float" office:value="35498" calcext:value-type="float">
            <text:p>35498</text:p>
          </table:table-cell>
          <table:table-cell table:formula="of:=[.M43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WPM_Sp2017</text:p>
          </table:table-cell>
          <table:table-cell office:value-type="float" office:value="36796" calcext:value-type="float">
            <text:p>36796</text:p>
          </table:table-cell>
          <table:table-cell table:formula="of:=[.B434]-[.E434]" office:value-type="float" office:value="12967" calcext:value-type="float">
            <text:p>12967</text:p>
          </table:table-cell>
          <table:table-cell table:formula="of:=[.C434]/[.B434]" office:value-type="percentage" office:value="0.352402435047288" calcext:value-type="percentage">
            <text:p>35.2%</text:p>
          </table:table-cell>
          <table:table-cell office:value-type="float" office:value="23829" calcext:value-type="float">
            <text:p>23829</text:p>
          </table:table-cell>
          <table:table-cell office:value-type="float" office:value="63" calcext:value-type="float">
            <text:p>63</text:p>
          </table:table-cell>
          <table:table-cell table:formula="of:=[.F434]/[.E434]" office:value-type="percentage" office:value="0.00264383734105502" calcext:value-type="percentage">
            <text:p>0.3%</text:p>
          </table:table-cell>
          <table:table-cell office:value-type="float" office:value="174" calcext:value-type="float">
            <text:p>174</text:p>
          </table:table-cell>
          <table:table-cell table:formula="of:=[.H434]/[.E434]" office:value-type="percentage" office:value="0.00730202694196148" calcext:value-type="percentage">
            <text:p>0.7%</text:p>
          </table:table-cell>
          <table:table-cell office:value-type="float" office:value="71" calcext:value-type="float">
            <text:p>71</text:p>
          </table:table-cell>
          <table:table-cell table:formula="of:=[.J434]/[.E434]" office:value-type="percentage" office:value="0.00297956271769692" calcext:value-type="percentage">
            <text:p>0.3%</text:p>
          </table:table-cell>
          <table:table-cell office:value-type="float" office:value="1" calcext:value-type="float">
            <text:p>1</text:p>
          </table:table-cell>
          <table:table-cell table:formula="of:=[.E434]-[.F434]-[.H434]-[.J434]-[.L434]" office:value-type="float" office:value="23520" calcext:value-type="float">
            <text:p>23520</text:p>
          </table:table-cell>
          <table:table-cell table:formula="of:=[.M43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WPM_Sp2018</text:p>
          </table:table-cell>
          <table:table-cell office:value-type="float" office:value="31693" calcext:value-type="float">
            <text:p>31693</text:p>
          </table:table-cell>
          <table:table-cell table:formula="of:=[.B435]-[.E435]" office:value-type="float" office:value="9665" calcext:value-type="float">
            <text:p>9665</text:p>
          </table:table-cell>
          <table:table-cell table:formula="of:=[.C435]/[.B435]" office:value-type="percentage" office:value="0.304956930552488" calcext:value-type="percentage">
            <text:p>30.5%</text:p>
          </table:table-cell>
          <table:table-cell office:value-type="float" office:value="22028" calcext:value-type="float">
            <text:p>22028</text:p>
          </table:table-cell>
          <table:table-cell office:value-type="float" office:value="327" calcext:value-type="float">
            <text:p>327</text:p>
          </table:table-cell>
          <table:table-cell table:formula="of:=[.F435]/[.E435]" office:value-type="percentage" office:value="0.0148447430542945" calcext:value-type="percentage">
            <text:p>1.5%</text:p>
          </table:table-cell>
          <table:table-cell office:value-type="float" office:value="369" calcext:value-type="float">
            <text:p>369</text:p>
          </table:table-cell>
          <table:table-cell table:formula="of:=[.H435]/[.E435]" office:value-type="percentage" office:value="0.0167514072998003" calcext:value-type="percentage">
            <text:p>1.7%</text:p>
          </table:table-cell>
          <table:table-cell office:value-type="float" office:value="52" calcext:value-type="float">
            <text:p>52</text:p>
          </table:table-cell>
          <table:table-cell table:formula="of:=[.J435]/[.E435]" office:value-type="percentage" office:value="0.00236063192300708" calcext:value-type="percentage">
            <text:p>0.2%</text:p>
          </table:table-cell>
          <table:table-cell office:value-type="float" office:value="1" calcext:value-type="float">
            <text:p>1</text:p>
          </table:table-cell>
          <table:table-cell table:formula="of:=[.E435]-[.F435]-[.H435]-[.J435]-[.L435]" office:value-type="float" office:value="21279" calcext:value-type="float">
            <text:p>21279</text:p>
          </table:table-cell>
          <table:table-cell table:formula="of:=[.M43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WPM_Su2017</text:p>
          </table:table-cell>
          <table:table-cell office:value-type="float" office:value="35713" calcext:value-type="float">
            <text:p>35713</text:p>
          </table:table-cell>
          <table:table-cell table:formula="of:=[.B436]-[.E436]" office:value-type="float" office:value="11615" calcext:value-type="float">
            <text:p>11615</text:p>
          </table:table-cell>
          <table:table-cell table:formula="of:=[.C436]/[.B436]" office:value-type="percentage" office:value="0.3252317083415" calcext:value-type="percentage">
            <text:p>32.5%</text:p>
          </table:table-cell>
          <table:table-cell office:value-type="float" office:value="24098" calcext:value-type="float">
            <text:p>24098</text:p>
          </table:table-cell>
          <table:table-cell office:value-type="float" office:value="185" calcext:value-type="float">
            <text:p>185</text:p>
          </table:table-cell>
          <table:table-cell table:formula="of:=[.F436]/[.E436]" office:value-type="percentage" office:value="0.00767698564196199" calcext:value-type="percentage">
            <text:p>0.8%</text:p>
          </table:table-cell>
          <table:table-cell office:value-type="float" office:value="83" calcext:value-type="float">
            <text:p>83</text:p>
          </table:table-cell>
          <table:table-cell table:formula="of:=[.H436]/[.E436]" office:value-type="percentage" office:value="0.00344426923396132" calcext:value-type="percentage">
            <text:p>0.3%</text:p>
          </table:table-cell>
          <table:table-cell office:value-type="float" office:value="98" calcext:value-type="float">
            <text:p>98</text:p>
          </table:table-cell>
          <table:table-cell table:formula="of:=[.J436]/[.E436]" office:value-type="percentage" office:value="0.00406672752925554" calcext:value-type="percentage">
            <text:p>0.4%</text:p>
          </table:table-cell>
          <table:table-cell office:value-type="float" office:value="0" calcext:value-type="float">
            <text:p>0</text:p>
          </table:table-cell>
          <table:table-cell table:formula="of:=[.E436]-[.F436]-[.H436]-[.J436]-[.L436]" office:value-type="float" office:value="23732" calcext:value-type="float">
            <text:p>23732</text:p>
          </table:table-cell>
          <table:table-cell table:formula="of:=[.M43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WPM_Su2018</text:p>
          </table:table-cell>
          <table:table-cell office:value-type="float" office:value="51677" calcext:value-type="float">
            <text:p>51677</text:p>
          </table:table-cell>
          <table:table-cell table:formula="of:=[.B437]-[.E437]" office:value-type="float" office:value="19011" calcext:value-type="float">
            <text:p>19011</text:p>
          </table:table-cell>
          <table:table-cell table:formula="of:=[.C437]/[.B437]" office:value-type="percentage" office:value="0.367881262457186" calcext:value-type="percentage">
            <text:p>36.8%</text:p>
          </table:table-cell>
          <table:table-cell office:value-type="float" office:value="32666" calcext:value-type="float">
            <text:p>32666</text:p>
          </table:table-cell>
          <table:table-cell office:value-type="float" office:value="8" calcext:value-type="float">
            <text:p>8</text:p>
          </table:table-cell>
          <table:table-cell table:formula="of:=[.F437]/[.E437]" office:value-type="percentage" office:value="0.000244902957203208" calcext:value-type="percentage">
            <text:p>0.0%</text:p>
          </table:table-cell>
          <table:table-cell office:value-type="float" office:value="109" calcext:value-type="float">
            <text:p>109</text:p>
          </table:table-cell>
          <table:table-cell table:formula="of:=[.H437]/[.E437]" office:value-type="percentage" office:value="0.00333680279189371" calcext:value-type="percentage">
            <text:p>0.3%</text:p>
          </table:table-cell>
          <table:table-cell office:value-type="float" office:value="32" calcext:value-type="float">
            <text:p>32</text:p>
          </table:table-cell>
          <table:table-cell table:formula="of:=[.J437]/[.E437]" office:value-type="percentage" office:value="0.000979611828812833" calcext:value-type="percentage">
            <text:p>0.1%</text:p>
          </table:table-cell>
          <table:table-cell office:value-type="float" office:value="3" calcext:value-type="float">
            <text:p>3</text:p>
          </table:table-cell>
          <table:table-cell table:formula="of:=[.E437]-[.F437]-[.H437]-[.J437]-[.L437]" office:value-type="float" office:value="32514" calcext:value-type="float">
            <text:p>32514</text:p>
          </table:table-cell>
          <table:table-cell table:formula="of:=[.M43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WPM_Wi2018</text:p>
          </table:table-cell>
          <table:table-cell office:value-type="float" office:value="37226" calcext:value-type="float">
            <text:p>37226</text:p>
          </table:table-cell>
          <table:table-cell table:formula="of:=[.B438]-[.E438]" office:value-type="float" office:value="10785" calcext:value-type="float">
            <text:p>10785</text:p>
          </table:table-cell>
          <table:table-cell table:formula="of:=[.C438]/[.B438]" office:value-type="percentage" office:value="0.28971686455703" calcext:value-type="percentage">
            <text:p>29.0%</text:p>
          </table:table-cell>
          <table:table-cell office:value-type="float" office:value="26441" calcext:value-type="float">
            <text:p>26441</text:p>
          </table:table-cell>
          <table:table-cell office:value-type="float" office:value="13" calcext:value-type="float">
            <text:p>13</text:p>
          </table:table-cell>
          <table:table-cell table:formula="of:=[.F438]/[.E438]" office:value-type="percentage" office:value="0.000491660678491736" calcext:value-type="percentage">
            <text:p>0.0%</text:p>
          </table:table-cell>
          <table:table-cell office:value-type="float" office:value="49" calcext:value-type="float">
            <text:p>49</text:p>
          </table:table-cell>
          <table:table-cell table:formula="of:=[.H438]/[.E438]" office:value-type="percentage" office:value="0.00185318255739193" calcext:value-type="percentage">
            <text:p>0.2%</text:p>
          </table:table-cell>
          <table:table-cell office:value-type="float" office:value="551" calcext:value-type="float">
            <text:p>551</text:p>
          </table:table-cell>
          <table:table-cell table:formula="of:=[.J438]/[.E438]" office:value-type="percentage" office:value="0.0208388487576113" calcext:value-type="percentage">
            <text:p>2.1%</text:p>
          </table:table-cell>
          <table:table-cell office:value-type="float" office:value="3" calcext:value-type="float">
            <text:p>3</text:p>
          </table:table-cell>
          <table:table-cell table:formula="of:=[.E438]-[.F438]-[.H438]-[.J438]-[.L438]" office:value-type="float" office:value="25825" calcext:value-type="float">
            <text:p>25825</text:p>
          </table:table-cell>
          <table:table-cell table:formula="of:=[.M43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K20_WPM_Wi2019</text:p>
          </table:table-cell>
          <table:table-cell office:value-type="float" office:value="56448" calcext:value-type="float">
            <text:p>56448</text:p>
          </table:table-cell>
          <table:table-cell table:formula="of:=[.B439]-[.E439]" office:value-type="float" office:value="13794" calcext:value-type="float">
            <text:p>13794</text:p>
          </table:table-cell>
          <table:table-cell table:formula="of:=[.C439]/[.B439]" office:value-type="percentage" office:value="0.244366496598639" calcext:value-type="percentage">
            <text:p>24.4%</text:p>
          </table:table-cell>
          <table:table-cell office:value-type="float" office:value="42654" calcext:value-type="float">
            <text:p>42654</text:p>
          </table:table-cell>
          <table:table-cell office:value-type="float" office:value="246" calcext:value-type="float">
            <text:p>246</text:p>
          </table:table-cell>
          <table:table-cell table:formula="of:=[.F439]/[.E439]" office:value-type="percentage" office:value="0.00576733717822479" calcext:value-type="percentage">
            <text:p>0.6%</text:p>
          </table:table-cell>
          <table:table-cell office:value-type="float" office:value="2352" calcext:value-type="float">
            <text:p>2352</text:p>
          </table:table-cell>
          <table:table-cell table:formula="of:=[.H439]/[.E439]" office:value-type="percentage" office:value="0.0551413700942467" calcext:value-type="percentage">
            <text:p>5.5%</text:p>
          </table:table-cell>
          <table:table-cell office:value-type="float" office:value="369" calcext:value-type="float">
            <text:p>369</text:p>
          </table:table-cell>
          <table:table-cell table:formula="of:=[.J439]/[.E439]" office:value-type="percentage" office:value="0.00865100576733718" calcext:value-type="percentage">
            <text:p>0.9%</text:p>
          </table:table-cell>
          <table:table-cell office:value-type="float" office:value="8" calcext:value-type="float">
            <text:p>8</text:p>
          </table:table-cell>
          <table:table-cell table:formula="of:=[.E439]-[.F439]-[.H439]-[.J439]-[.L439]" office:value-type="float" office:value="39679" calcext:value-type="float">
            <text:p>39679</text:p>
          </table:table-cell>
          <table:table-cell table:formula="of:=[.M43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_Sukarrieta_S_Su2019A</text:p>
          </table:table-cell>
          <table:table-cell office:value-type="float" office:value="75811" calcext:value-type="float">
            <text:p>75811</text:p>
          </table:table-cell>
          <table:table-cell table:formula="of:=[.B440]-[.E440]" office:value-type="float" office:value="25217" calcext:value-type="float">
            <text:p>25217</text:p>
          </table:table-cell>
          <table:table-cell table:formula="of:=[.C440]/[.B440]" office:value-type="percentage" office:value="0.332629829444276" calcext:value-type="percentage">
            <text:p>33.3%</text:p>
          </table:table-cell>
          <table:table-cell office:value-type="float" office:value="50594" calcext:value-type="float">
            <text:p>50594</text:p>
          </table:table-cell>
          <table:table-cell office:value-type="float" office:value="196" calcext:value-type="float">
            <text:p>196</text:p>
          </table:table-cell>
          <table:table-cell table:formula="of:=[.F440]/[.E440]" office:value-type="percentage" office:value="0.00387397715144088" calcext:value-type="percentage">
            <text:p>0.4%</text:p>
          </table:table-cell>
          <table:table-cell office:value-type="float" office:value="5782" calcext:value-type="float">
            <text:p>5782</text:p>
          </table:table-cell>
          <table:table-cell table:formula="of:=[.H440]/[.E440]" office:value-type="percentage" office:value="0.114282325967506" calcext:value-type="percentage">
            <text:p>11.4%</text:p>
          </table:table-cell>
          <table:table-cell office:value-type="float" office:value="442" calcext:value-type="float">
            <text:p>442</text:p>
          </table:table-cell>
          <table:table-cell table:formula="of:=[.J440]/[.E440]" office:value-type="percentage" office:value="0.00873621378029015" calcext:value-type="percentage">
            <text:p>0.9%</text:p>
          </table:table-cell>
          <table:table-cell office:value-type="float" office:value="23" calcext:value-type="float">
            <text:p>23</text:p>
          </table:table-cell>
          <table:table-cell table:formula="of:=[.E440]-[.F440]-[.H440]-[.J440]-[.L440]" office:value-type="float" office:value="44151" calcext:value-type="float">
            <text:p>44151</text:p>
          </table:table-cell>
          <table:table-cell table:formula="of:=[.M44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_Sukarrieta_S_Su2019B</text:p>
          </table:table-cell>
          <table:table-cell office:value-type="float" office:value="56411" calcext:value-type="float">
            <text:p>56411</text:p>
          </table:table-cell>
          <table:table-cell table:formula="of:=[.B441]-[.E441]" office:value-type="float" office:value="14975" calcext:value-type="float">
            <text:p>14975</text:p>
          </table:table-cell>
          <table:table-cell table:formula="of:=[.C441]/[.B441]" office:value-type="percentage" office:value="0.265462409813689" calcext:value-type="percentage">
            <text:p>26.5%</text:p>
          </table:table-cell>
          <table:table-cell office:value-type="float" office:value="41436" calcext:value-type="float">
            <text:p>41436</text:p>
          </table:table-cell>
          <table:table-cell office:value-type="float" office:value="153" calcext:value-type="float">
            <text:p>153</text:p>
          </table:table-cell>
          <table:table-cell table:formula="of:=[.F441]/[.E441]" office:value-type="percentage" office:value="0.00369244135534318" calcext:value-type="percentage">
            <text:p>0.4%</text:p>
          </table:table-cell>
          <table:table-cell office:value-type="float" office:value="7062" calcext:value-type="float">
            <text:p>7062</text:p>
          </table:table-cell>
          <table:table-cell table:formula="of:=[.H441]/[.E441]" office:value-type="percentage" office:value="0.170431508832899" calcext:value-type="percentage">
            <text:p>17.0%</text:p>
          </table:table-cell>
          <table:table-cell office:value-type="float" office:value="346" calcext:value-type="float">
            <text:p>346</text:p>
          </table:table-cell>
          <table:table-cell table:formula="of:=[.J441]/[.E441]" office:value-type="percentage" office:value="0.00835022685587412" calcext:value-type="percentage">
            <text:p>0.8%</text:p>
          </table:table-cell>
          <table:table-cell office:value-type="float" office:value="24" calcext:value-type="float">
            <text:p>24</text:p>
          </table:table-cell>
          <table:table-cell table:formula="of:=[.E441]-[.F441]-[.H441]-[.J441]-[.L441]" office:value-type="float" office:value="33851" calcext:value-type="float">
            <text:p>33851</text:p>
          </table:table-cell>
          <table:table-cell table:formula="of:=[.M44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SVB1_S_Su2018</text:p>
          </table:table-cell>
          <table:table-cell office:value-type="float" office:value="21452" calcext:value-type="float">
            <text:p>21452</text:p>
          </table:table-cell>
          <table:table-cell table:formula="of:=[.B442]-[.E442]" office:value-type="float" office:value="9434" calcext:value-type="float">
            <text:p>9434</text:p>
          </table:table-cell>
          <table:table-cell table:formula="of:=[.C442]/[.B442]" office:value-type="percentage" office:value="0.439772515383181" calcext:value-type="percentage">
            <text:p>44.0%</text:p>
          </table:table-cell>
          <table:table-cell office:value-type="float" office:value="12018" calcext:value-type="float">
            <text:p>12018</text:p>
          </table:table-cell>
          <table:table-cell office:value-type="float" office:value="21" calcext:value-type="float">
            <text:p>21</text:p>
          </table:table-cell>
          <table:table-cell table:formula="of:=[.F442]/[.E442]" office:value-type="percentage" office:value="0.0017473789316026" calcext:value-type="percentage">
            <text:p>0.2%</text:p>
          </table:table-cell>
          <table:table-cell office:value-type="float" office:value="826" calcext:value-type="float">
            <text:p>826</text:p>
          </table:table-cell>
          <table:table-cell table:formula="of:=[.H442]/[.E442]" office:value-type="percentage" office:value="0.0687302379763688" calcext:value-type="percentage">
            <text:p>6.9%</text:p>
          </table:table-cell>
          <table:table-cell office:value-type="float" office:value="455" calcext:value-type="float">
            <text:p>455</text:p>
          </table:table-cell>
          <table:table-cell table:formula="of:=[.J442]/[.E442]" office:value-type="percentage" office:value="0.0378598768513896" calcext:value-type="percentage">
            <text:p>3.8%</text:p>
          </table:table-cell>
          <table:table-cell office:value-type="float" office:value="1" calcext:value-type="float">
            <text:p>1</text:p>
          </table:table-cell>
          <table:table-cell table:formula="of:=[.E442]-[.F442]-[.H442]-[.J442]-[.L442]" office:value-type="float" office:value="10715" calcext:value-type="float">
            <text:p>10715</text:p>
          </table:table-cell>
          <table:table-cell table:formula="of:=[.M44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SVB1_WPM_Su2018</text:p>
          </table:table-cell>
          <table:table-cell office:value-type="float" office:value="20055" calcext:value-type="float">
            <text:p>20055</text:p>
          </table:table-cell>
          <table:table-cell table:formula="of:=[.B443]-[.E443]" office:value-type="float" office:value="1184" calcext:value-type="float">
            <text:p>1184</text:p>
          </table:table-cell>
          <table:table-cell table:formula="of:=[.C443]/[.B443]" office:value-type="percentage" office:value="0.0590376464722014" calcext:value-type="percentage">
            <text:p>5.9%</text:p>
          </table:table-cell>
          <table:table-cell office:value-type="float" office:value="18871" calcext:value-type="float">
            <text:p>18871</text:p>
          </table:table-cell>
          <table:table-cell office:value-type="float" office:value="60" calcext:value-type="float">
            <text:p>60</text:p>
          </table:table-cell>
          <table:table-cell table:formula="of:=[.F443]/[.E443]" office:value-type="percentage" office:value="0.00317948174447565" calcext:value-type="percentage">
            <text:p>0.3%</text:p>
          </table:table-cell>
          <table:table-cell office:value-type="float" office:value="251" calcext:value-type="float">
            <text:p>251</text:p>
          </table:table-cell>
          <table:table-cell table:formula="of:=[.H443]/[.E443]" office:value-type="percentage" office:value="0.0133008319643898" calcext:value-type="percentage">
            <text:p>1.3%</text:p>
          </table:table-cell>
          <table:table-cell office:value-type="float" office:value="434" calcext:value-type="float">
            <text:p>434</text:p>
          </table:table-cell>
          <table:table-cell table:formula="of:=[.J443]/[.E443]" office:value-type="percentage" office:value="0.0229982512850405" calcext:value-type="percentage">
            <text:p>2.3%</text:p>
          </table:table-cell>
          <table:table-cell office:value-type="float" office:value="1" calcext:value-type="float">
            <text:p>1</text:p>
          </table:table-cell>
          <table:table-cell table:formula="of:=[.E443]-[.F443]-[.H443]-[.J443]-[.L443]" office:value-type="float" office:value="18125" calcext:value-type="float">
            <text:p>18125</text:p>
          </table:table-cell>
          <table:table-cell table:formula="of:=[.M44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SVB2_S_Su2018</text:p>
          </table:table-cell>
          <table:table-cell office:value-type="float" office:value="36514" calcext:value-type="float">
            <text:p>36514</text:p>
          </table:table-cell>
          <table:table-cell table:formula="of:=[.B444]-[.E444]" office:value-type="float" office:value="15065" calcext:value-type="float">
            <text:p>15065</text:p>
          </table:table-cell>
          <table:table-cell table:formula="of:=[.C444]/[.B444]" office:value-type="percentage" office:value="0.412581475598401" calcext:value-type="percentage">
            <text:p>41.3%</text:p>
          </table:table-cell>
          <table:table-cell office:value-type="float" office:value="21449" calcext:value-type="float">
            <text:p>21449</text:p>
          </table:table-cell>
          <table:table-cell office:value-type="float" office:value="50" calcext:value-type="float">
            <text:p>50</text:p>
          </table:table-cell>
          <table:table-cell table:formula="of:=[.F444]/[.E444]" office:value-type="percentage" office:value="0.00233111100750618" calcext:value-type="percentage">
            <text:p>0.2%</text:p>
          </table:table-cell>
          <table:table-cell office:value-type="float" office:value="3917" calcext:value-type="float">
            <text:p>3917</text:p>
          </table:table-cell>
          <table:table-cell table:formula="of:=[.H444]/[.E444]" office:value-type="percentage" office:value="0.182619236328034" calcext:value-type="percentage">
            <text:p>18.3%</text:p>
          </table:table-cell>
          <table:table-cell office:value-type="float" office:value="530" calcext:value-type="float">
            <text:p>530</text:p>
          </table:table-cell>
          <table:table-cell table:formula="of:=[.J444]/[.E444]" office:value-type="percentage" office:value="0.0247097766795655" calcext:value-type="percentage">
            <text:p>2.5%</text:p>
          </table:table-cell>
          <table:table-cell office:value-type="float" office:value="0" calcext:value-type="float">
            <text:p>0</text:p>
          </table:table-cell>
          <table:table-cell table:formula="of:=[.E444]-[.F444]-[.H444]-[.J444]-[.L444]" office:value-type="float" office:value="16952" calcext:value-type="float">
            <text:p>16952</text:p>
          </table:table-cell>
          <table:table-cell table:formula="of:=[.M44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SVB2_WPM_Su2018</text:p>
          </table:table-cell>
          <table:table-cell office:value-type="float" office:value="19513" calcext:value-type="float">
            <text:p>19513</text:p>
          </table:table-cell>
          <table:table-cell table:formula="of:=[.B445]-[.E445]" office:value-type="float" office:value="6263" calcext:value-type="float">
            <text:p>6263</text:p>
          </table:table-cell>
          <table:table-cell table:formula="of:=[.C445]/[.B445]" office:value-type="percentage" office:value="0.320965510172705" calcext:value-type="percentage">
            <text:p>32.1%</text:p>
          </table:table-cell>
          <table:table-cell office:value-type="float" office:value="13250" calcext:value-type="float">
            <text:p>13250</text:p>
          </table:table-cell>
          <table:table-cell office:value-type="float" office:value="73" calcext:value-type="float">
            <text:p>73</text:p>
          </table:table-cell>
          <table:table-cell table:formula="of:=[.F445]/[.E445]" office:value-type="percentage" office:value="0.00550943396226415" calcext:value-type="percentage">
            <text:p>0.6%</text:p>
          </table:table-cell>
          <table:table-cell office:value-type="float" office:value="151" calcext:value-type="float">
            <text:p>151</text:p>
          </table:table-cell>
          <table:table-cell table:formula="of:=[.H445]/[.E445]" office:value-type="percentage" office:value="0.0113962264150943" calcext:value-type="percentage">
            <text:p>1.1%</text:p>
          </table:table-cell>
          <table:table-cell office:value-type="float" office:value="71" calcext:value-type="float">
            <text:p>71</text:p>
          </table:table-cell>
          <table:table-cell table:formula="of:=[.J445]/[.E445]" office:value-type="percentage" office:value="0.00535849056603774" calcext:value-type="percentage">
            <text:p>0.5%</text:p>
          </table:table-cell>
          <table:table-cell office:value-type="float" office:value="0" calcext:value-type="float">
            <text:p>0</text:p>
          </table:table-cell>
          <table:table-cell table:formula="of:=[.E445]-[.F445]-[.H445]-[.J445]-[.L445]" office:value-type="float" office:value="12955" calcext:value-type="float">
            <text:p>12955</text:p>
          </table:table-cell>
          <table:table-cell table:formula="of:=[.M44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SVB3_S_Su2018</text:p>
          </table:table-cell>
          <table:table-cell office:value-type="float" office:value="23702" calcext:value-type="float">
            <text:p>23702</text:p>
          </table:table-cell>
          <table:table-cell table:formula="of:=[.B446]-[.E446]" office:value-type="float" office:value="9891" calcext:value-type="float">
            <text:p>9891</text:p>
          </table:table-cell>
          <table:table-cell table:formula="of:=[.C446]/[.B446]" office:value-type="percentage" office:value="0.417306556408742" calcext:value-type="percentage">
            <text:p>41.7%</text:p>
          </table:table-cell>
          <table:table-cell office:value-type="float" office:value="13811" calcext:value-type="float">
            <text:p>13811</text:p>
          </table:table-cell>
          <table:table-cell office:value-type="float" office:value="43" calcext:value-type="float">
            <text:p>43</text:p>
          </table:table-cell>
          <table:table-cell table:formula="of:=[.F446]/[.E446]" office:value-type="percentage" office:value="0.00311346028527985" calcext:value-type="percentage">
            <text:p>0.3%</text:p>
          </table:table-cell>
          <table:table-cell office:value-type="float" office:value="3118" calcext:value-type="float">
            <text:p>3118</text:p>
          </table:table-cell>
          <table:table-cell table:formula="of:=[.H446]/[.E446]" office:value-type="percentage" office:value="0.225762073709362" calcext:value-type="percentage">
            <text:p>22.6%</text:p>
          </table:table-cell>
          <table:table-cell office:value-type="float" office:value="424" calcext:value-type="float">
            <text:p>424</text:p>
          </table:table-cell>
          <table:table-cell table:formula="of:=[.J446]/[.E446]" office:value-type="percentage" office:value="0.0307001665339222" calcext:value-type="percentage">
            <text:p>3.1%</text:p>
          </table:table-cell>
          <table:table-cell office:value-type="float" office:value="1" calcext:value-type="float">
            <text:p>1</text:p>
          </table:table-cell>
          <table:table-cell table:formula="of:=[.E446]-[.F446]-[.H446]-[.J446]-[.L446]" office:value-type="float" office:value="10225" calcext:value-type="float">
            <text:p>10225</text:p>
          </table:table-cell>
          <table:table-cell table:formula="of:=[.M44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SVB4_S_Su2018</text:p>
          </table:table-cell>
          <table:table-cell office:value-type="float" office:value="32490" calcext:value-type="float">
            <text:p>32490</text:p>
          </table:table-cell>
          <table:table-cell table:formula="of:=[.B447]-[.E447]" office:value-type="float" office:value="15563" calcext:value-type="float">
            <text:p>15563</text:p>
          </table:table-cell>
          <table:table-cell table:formula="of:=[.C447]/[.B447]" office:value-type="percentage" office:value="0.47900892582333" calcext:value-type="percentage">
            <text:p>47.9%</text:p>
          </table:table-cell>
          <table:table-cell office:value-type="float" office:value="16927" calcext:value-type="float">
            <text:p>16927</text:p>
          </table:table-cell>
          <table:table-cell office:value-type="float" office:value="2" calcext:value-type="float">
            <text:p>2</text:p>
          </table:table-cell>
          <table:table-cell table:formula="of:=[.F447]/[.E447]" office:value-type="percentage" office:value="0.000118154427837183" calcext:value-type="percentage">
            <text:p>0.0%</text:p>
          </table:table-cell>
          <table:table-cell office:value-type="float" office:value="465" calcext:value-type="float">
            <text:p>465</text:p>
          </table:table-cell>
          <table:table-cell table:formula="of:=[.H447]/[.E447]" office:value-type="percentage" office:value="0.0274709044721451" calcext:value-type="percentage">
            <text:p>2.7%</text:p>
          </table:table-cell>
          <table:table-cell office:value-type="float" office:value="297" calcext:value-type="float">
            <text:p>297</text:p>
          </table:table-cell>
          <table:table-cell table:formula="of:=[.J447]/[.E447]" office:value-type="percentage" office:value="0.0175459325338217" calcext:value-type="percentage">
            <text:p>1.8%</text:p>
          </table:table-cell>
          <table:table-cell office:value-type="float" office:value="1" calcext:value-type="float">
            <text:p>1</text:p>
          </table:table-cell>
          <table:table-cell table:formula="of:=[.E447]-[.F447]-[.H447]-[.J447]-[.L447]" office:value-type="float" office:value="16162" calcext:value-type="float">
            <text:p>16162</text:p>
          </table:table-cell>
          <table:table-cell table:formula="of:=[.M44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SVB5_S_Su2018</text:p>
          </table:table-cell>
          <table:table-cell office:value-type="float" office:value="55140" calcext:value-type="float">
            <text:p>55140</text:p>
          </table:table-cell>
          <table:table-cell table:formula="of:=[.B448]-[.E448]" office:value-type="float" office:value="22186" calcext:value-type="float">
            <text:p>22186</text:p>
          </table:table-cell>
          <table:table-cell table:formula="of:=[.C448]/[.B448]" office:value-type="percentage" office:value="0.402357635110628" calcext:value-type="percentage">
            <text:p>40.2%</text:p>
          </table:table-cell>
          <table:table-cell office:value-type="float" office:value="32954" calcext:value-type="float">
            <text:p>32954</text:p>
          </table:table-cell>
          <table:table-cell office:value-type="float" office:value="69" calcext:value-type="float">
            <text:p>69</text:p>
          </table:table-cell>
          <table:table-cell table:formula="of:=[.F448]/[.E448]" office:value-type="percentage" office:value="0.00209382775990775" calcext:value-type="percentage">
            <text:p>0.2%</text:p>
          </table:table-cell>
          <table:table-cell office:value-type="float" office:value="4374" calcext:value-type="float">
            <text:p>4374</text:p>
          </table:table-cell>
          <table:table-cell table:formula="of:=[.H448]/[.E448]" office:value-type="percentage" office:value="0.132730472780239" calcext:value-type="percentage">
            <text:p>13.3%</text:p>
          </table:table-cell>
          <table:table-cell office:value-type="float" office:value="336" calcext:value-type="float">
            <text:p>336</text:p>
          </table:table-cell>
          <table:table-cell table:formula="of:=[.J448]/[.E448]" office:value-type="percentage" office:value="0.0101960308308551" calcext:value-type="percentage">
            <text:p>1.0%</text:p>
          </table:table-cell>
          <table:table-cell office:value-type="float" office:value="7" calcext:value-type="float">
            <text:p>7</text:p>
          </table:table-cell>
          <table:table-cell table:formula="of:=[.E448]-[.F448]-[.H448]-[.J448]-[.L448]" office:value-type="float" office:value="28168" calcext:value-type="float">
            <text:p>28168</text:p>
          </table:table-cell>
          <table:table-cell table:formula="of:=[.M44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5_S_Wi2013</text:p>
          </table:table-cell>
          <table:table-cell office:value-type="float" office:value="33525" calcext:value-type="float">
            <text:p>33525</text:p>
          </table:table-cell>
          <table:table-cell table:formula="of:=[.B449]-[.E449]" office:value-type="float" office:value="11412" calcext:value-type="float">
            <text:p>11412</text:p>
          </table:table-cell>
          <table:table-cell table:formula="of:=[.C449]/[.B449]" office:value-type="percentage" office:value="0.340402684563758" calcext:value-type="percentage">
            <text:p>34.0%</text:p>
          </table:table-cell>
          <table:table-cell office:value-type="float" office:value="22113" calcext:value-type="float">
            <text:p>22113</text:p>
          </table:table-cell>
          <table:table-cell office:value-type="float" office:value="11" calcext:value-type="float">
            <text:p>11</text:p>
          </table:table-cell>
          <table:table-cell table:formula="of:=[.F449]/[.E449]" office:value-type="percentage" office:value="0.000497444941889386" calcext:value-type="percentage">
            <text:p>0.0%</text:p>
          </table:table-cell>
          <table:table-cell office:value-type="float" office:value="298" calcext:value-type="float">
            <text:p>298</text:p>
          </table:table-cell>
          <table:table-cell table:formula="of:=[.H449]/[.E449]" office:value-type="percentage" office:value="0.0134762356984579" calcext:value-type="percentage">
            <text:p>1.3%</text:p>
          </table:table-cell>
          <table:table-cell office:value-type="float" office:value="625" calcext:value-type="float">
            <text:p>625</text:p>
          </table:table-cell>
          <table:table-cell table:formula="of:=[.J449]/[.E449]" office:value-type="percentage" office:value="0.028263917152806" calcext:value-type="percentage">
            <text:p>2.8%</text:p>
          </table:table-cell>
          <table:table-cell office:value-type="float" office:value="0" calcext:value-type="float">
            <text:p>0</text:p>
          </table:table-cell>
          <table:table-cell table:formula="of:=[.E449]-[.F449]-[.H449]-[.J449]-[.L449]" office:value-type="float" office:value="21179" calcext:value-type="float">
            <text:p>21179</text:p>
          </table:table-cell>
          <table:table-cell table:formula="of:=[.M44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5_S_Wi2013RNA</text:p>
          </table:table-cell>
          <table:table-cell office:value-type="float" office:value="48355" calcext:value-type="float">
            <text:p>48355</text:p>
          </table:table-cell>
          <table:table-cell table:formula="of:=[.B450]-[.E450]" office:value-type="float" office:value="16036" calcext:value-type="float">
            <text:p>16036</text:p>
          </table:table-cell>
          <table:table-cell table:formula="of:=[.C450]/[.B450]" office:value-type="percentage" office:value="0.331630648330059" calcext:value-type="percentage">
            <text:p>33.2%</text:p>
          </table:table-cell>
          <table:table-cell office:value-type="float" office:value="32319" calcext:value-type="float">
            <text:p>32319</text:p>
          </table:table-cell>
          <table:table-cell office:value-type="float" office:value="2" calcext:value-type="float">
            <text:p>2</text:p>
          </table:table-cell>
          <table:table-cell table:formula="of:=[.F450]/[.E450]" office:value-type="percentage" office:value="0.0000618831028187753" calcext:value-type="percentage">
            <text:p>0.0%</text:p>
          </table:table-cell>
          <table:table-cell office:value-type="float" office:value="294" calcext:value-type="float">
            <text:p>294</text:p>
          </table:table-cell>
          <table:table-cell table:formula="of:=[.H450]/[.E450]" office:value-type="percentage" office:value="0.00909681611435997" calcext:value-type="percentage">
            <text:p>0.9%</text:p>
          </table:table-cell>
          <table:table-cell office:value-type="float" office:value="563" calcext:value-type="float">
            <text:p>563</text:p>
          </table:table-cell>
          <table:table-cell table:formula="of:=[.J450]/[.E450]" office:value-type="percentage" office:value="0.0174200934434853" calcext:value-type="percentage">
            <text:p>1.7%</text:p>
          </table:table-cell>
          <table:table-cell office:value-type="float" office:value="13" calcext:value-type="float">
            <text:p>13</text:p>
          </table:table-cell>
          <table:table-cell table:formula="of:=[.E450]-[.F450]-[.H450]-[.J450]-[.L450]" office:value-type="float" office:value="31447" calcext:value-type="float">
            <text:p>31447</text:p>
          </table:table-cell>
          <table:table-cell table:formula="of:=[.M45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5_S_Wi2015</text:p>
          </table:table-cell>
          <table:table-cell office:value-type="float" office:value="4561" calcext:value-type="float">
            <text:p>4561</text:p>
          </table:table-cell>
          <table:table-cell table:formula="of:=[.B451]-[.E451]" office:value-type="float" office:value="1708" calcext:value-type="float">
            <text:p>1708</text:p>
          </table:table-cell>
          <table:table-cell table:formula="of:=[.C451]/[.B451]" office:value-type="percentage" office:value="0.374479280859461" calcext:value-type="percentage">
            <text:p>37.4%</text:p>
          </table:table-cell>
          <table:table-cell office:value-type="float" office:value="2853" calcext:value-type="float">
            <text:p>2853</text:p>
          </table:table-cell>
          <table:table-cell office:value-type="float" office:value="2" calcext:value-type="float">
            <text:p>2</text:p>
          </table:table-cell>
          <table:table-cell table:formula="of:=[.F451]/[.E451]" office:value-type="percentage" office:value="0.000701016473887136" calcext:value-type="percentage">
            <text:p>0.1%</text:p>
          </table:table-cell>
          <table:table-cell office:value-type="float" office:value="44" calcext:value-type="float">
            <text:p>44</text:p>
          </table:table-cell>
          <table:table-cell table:formula="of:=[.H451]/[.E451]" office:value-type="percentage" office:value="0.015422362425517" calcext:value-type="percentage">
            <text:p>1.5%</text:p>
          </table:table-cell>
          <table:table-cell office:value-type="float" office:value="79" calcext:value-type="float">
            <text:p>79</text:p>
          </table:table-cell>
          <table:table-cell table:formula="of:=[.J451]/[.E451]" office:value-type="percentage" office:value="0.0276901507185419" calcext:value-type="percentage">
            <text:p>2.8%</text:p>
          </table:table-cell>
          <table:table-cell office:value-type="float" office:value="0" calcext:value-type="float">
            <text:p>0</text:p>
          </table:table-cell>
          <table:table-cell table:formula="of:=[.E451]-[.F451]-[.H451]-[.J451]-[.L451]" office:value-type="float" office:value="2728" calcext:value-type="float">
            <text:p>2728</text:p>
          </table:table-cell>
          <table:table-cell table:formula="of:=[.M451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5_S_Wi2016</text:p>
          </table:table-cell>
          <table:table-cell office:value-type="float" office:value="55738" calcext:value-type="float">
            <text:p>55738</text:p>
          </table:table-cell>
          <table:table-cell table:formula="of:=[.B452]-[.E452]" office:value-type="float" office:value="20255" calcext:value-type="float">
            <text:p>20255</text:p>
          </table:table-cell>
          <table:table-cell table:formula="of:=[.C452]/[.B452]" office:value-type="percentage" office:value="0.363396605547382" calcext:value-type="percentage">
            <text:p>36.3%</text:p>
          </table:table-cell>
          <table:table-cell office:value-type="float" office:value="35483" calcext:value-type="float">
            <text:p>35483</text:p>
          </table:table-cell>
          <table:table-cell office:value-type="float" office:value="148" calcext:value-type="float">
            <text:p>148</text:p>
          </table:table-cell>
          <table:table-cell table:formula="of:=[.F452]/[.E452]" office:value-type="percentage" office:value="0.00417101147028154" calcext:value-type="percentage">
            <text:p>0.4%</text:p>
          </table:table-cell>
          <table:table-cell office:value-type="float" office:value="4780" calcext:value-type="float">
            <text:p>4780</text:p>
          </table:table-cell>
          <table:table-cell table:formula="of:=[.H452]/[.E452]" office:value-type="percentage" office:value="0.13471239748612" calcext:value-type="percentage">
            <text:p>13.5%</text:p>
          </table:table-cell>
          <table:table-cell office:value-type="float" office:value="991" calcext:value-type="float">
            <text:p>991</text:p>
          </table:table-cell>
          <table:table-cell table:formula="of:=[.J452]/[.E452]" office:value-type="percentage" office:value="0.0279288673449257" calcext:value-type="percentage">
            <text:p>2.8%</text:p>
          </table:table-cell>
          <table:table-cell office:value-type="float" office:value="7" calcext:value-type="float">
            <text:p>7</text:p>
          </table:table-cell>
          <table:table-cell table:formula="of:=[.E452]-[.F452]-[.H452]-[.J452]-[.L452]" office:value-type="float" office:value="29557" calcext:value-type="float">
            <text:p>29557</text:p>
          </table:table-cell>
          <table:table-cell table:formula="of:=[.M45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5_S_Wi2017</text:p>
          </table:table-cell>
          <table:table-cell office:value-type="float" office:value="33275" calcext:value-type="float">
            <text:p>33275</text:p>
          </table:table-cell>
          <table:table-cell table:formula="of:=[.B453]-[.E453]" office:value-type="float" office:value="12823" calcext:value-type="float">
            <text:p>12823</text:p>
          </table:table-cell>
          <table:table-cell table:formula="of:=[.C453]/[.B453]" office:value-type="percentage" office:value="0.385364387678437" calcext:value-type="percentage">
            <text:p>38.5%</text:p>
          </table:table-cell>
          <table:table-cell office:value-type="float" office:value="20452" calcext:value-type="float">
            <text:p>20452</text:p>
          </table:table-cell>
          <table:table-cell office:value-type="float" office:value="11" calcext:value-type="float">
            <text:p>11</text:p>
          </table:table-cell>
          <table:table-cell table:formula="of:=[.F453]/[.E453]" office:value-type="percentage" office:value="0.000537844709563857" calcext:value-type="percentage">
            <text:p>0.1%</text:p>
          </table:table-cell>
          <table:table-cell office:value-type="float" office:value="635" calcext:value-type="float">
            <text:p>635</text:p>
          </table:table-cell>
          <table:table-cell table:formula="of:=[.H453]/[.E453]" office:value-type="percentage" office:value="0.0310483082339136" calcext:value-type="percentage">
            <text:p>3.1%</text:p>
          </table:table-cell>
          <table:table-cell office:value-type="float" office:value="937" calcext:value-type="float">
            <text:p>937</text:p>
          </table:table-cell>
          <table:table-cell table:formula="of:=[.J453]/[.E453]" office:value-type="percentage" office:value="0.0458145902601213" calcext:value-type="percentage">
            <text:p>4.6%</text:p>
          </table:table-cell>
          <table:table-cell office:value-type="float" office:value="2" calcext:value-type="float">
            <text:p>2</text:p>
          </table:table-cell>
          <table:table-cell table:formula="of:=[.E453]-[.F453]-[.H453]-[.J453]-[.L453]" office:value-type="float" office:value="18867" calcext:value-type="float">
            <text:p>18867</text:p>
          </table:table-cell>
          <table:table-cell table:formula="of:=[.M45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5_S_Wi2017RNA</text:p>
          </table:table-cell>
          <table:table-cell office:value-type="float" office:value="38962" calcext:value-type="float">
            <text:p>38962</text:p>
          </table:table-cell>
          <table:table-cell table:formula="of:=[.B454]-[.E454]" office:value-type="float" office:value="15108" calcext:value-type="float">
            <text:p>15108</text:p>
          </table:table-cell>
          <table:table-cell table:formula="of:=[.C454]/[.B454]" office:value-type="percentage" office:value="0.387762435193265" calcext:value-type="percentage">
            <text:p>38.8%</text:p>
          </table:table-cell>
          <table:table-cell office:value-type="float" office:value="23854" calcext:value-type="float">
            <text:p>23854</text:p>
          </table:table-cell>
          <table:table-cell office:value-type="float" office:value="5" calcext:value-type="float">
            <text:p>5</text:p>
          </table:table-cell>
          <table:table-cell table:formula="of:=[.F454]/[.E454]" office:value-type="percentage" office:value="0.000209608451412761" calcext:value-type="percentage">
            <text:p>0.0%</text:p>
          </table:table-cell>
          <table:table-cell office:value-type="float" office:value="4187" calcext:value-type="float">
            <text:p>4187</text:p>
          </table:table-cell>
          <table:table-cell table:formula="of:=[.H454]/[.E454]" office:value-type="percentage" office:value="0.175526117213046" calcext:value-type="percentage">
            <text:p>17.6%</text:p>
          </table:table-cell>
          <table:table-cell office:value-type="float" office:value="668" calcext:value-type="float">
            <text:p>668</text:p>
          </table:table-cell>
          <table:table-cell table:formula="of:=[.J454]/[.E454]" office:value-type="percentage" office:value="0.0280036891087449" calcext:value-type="percentage">
            <text:p>2.8%</text:p>
          </table:table-cell>
          <table:table-cell office:value-type="float" office:value="0" calcext:value-type="float">
            <text:p>0</text:p>
          </table:table-cell>
          <table:table-cell table:formula="of:=[.E454]-[.F454]-[.H454]-[.J454]-[.L454]" office:value-type="float" office:value="18994" calcext:value-type="float">
            <text:p>18994</text:p>
          </table:table-cell>
          <table:table-cell table:formula="of:=[.M45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5_S_Wi2018</text:p>
          </table:table-cell>
          <table:table-cell office:value-type="float" office:value="34808" calcext:value-type="float">
            <text:p>34808</text:p>
          </table:table-cell>
          <table:table-cell table:formula="of:=[.B455]-[.E455]" office:value-type="float" office:value="10609" calcext:value-type="float">
            <text:p>10609</text:p>
          </table:table-cell>
          <table:table-cell table:formula="of:=[.C455]/[.B455]" office:value-type="percentage" office:value="0.304786256033096" calcext:value-type="percentage">
            <text:p>30.5%</text:p>
          </table:table-cell>
          <table:table-cell office:value-type="float" office:value="24199" calcext:value-type="float">
            <text:p>24199</text:p>
          </table:table-cell>
          <table:table-cell office:value-type="float" office:value="30" calcext:value-type="float">
            <text:p>30</text:p>
          </table:table-cell>
          <table:table-cell table:formula="of:=[.F455]/[.E455]" office:value-type="percentage" office:value="0.00123972064961362" calcext:value-type="percentage">
            <text:p>0.1%</text:p>
          </table:table-cell>
          <table:table-cell office:value-type="float" office:value="917" calcext:value-type="float">
            <text:p>917</text:p>
          </table:table-cell>
          <table:table-cell table:formula="of:=[.H455]/[.E455]" office:value-type="percentage" office:value="0.037894127856523" calcext:value-type="percentage">
            <text:p>3.8%</text:p>
          </table:table-cell>
          <table:table-cell office:value-type="float" office:value="1188" calcext:value-type="float">
            <text:p>1188</text:p>
          </table:table-cell>
          <table:table-cell table:formula="of:=[.J455]/[.E455]" office:value-type="percentage" office:value="0.0490929377246994" calcext:value-type="percentage">
            <text:p>4.9%</text:p>
          </table:table-cell>
          <table:table-cell office:value-type="float" office:value="0" calcext:value-type="float">
            <text:p>0</text:p>
          </table:table-cell>
          <table:table-cell table:formula="of:=[.E455]-[.F455]-[.H455]-[.J455]-[.L455]" office:value-type="float" office:value="22064" calcext:value-type="float">
            <text:p>22064</text:p>
          </table:table-cell>
          <table:table-cell table:formula="of:=[.M45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5_S_Wi2018RNA</text:p>
          </table:table-cell>
          <table:table-cell office:value-type="float" office:value="33607" calcext:value-type="float">
            <text:p>33607</text:p>
          </table:table-cell>
          <table:table-cell table:formula="of:=[.B456]-[.E456]" office:value-type="float" office:value="14762" calcext:value-type="float">
            <text:p>14762</text:p>
          </table:table-cell>
          <table:table-cell table:formula="of:=[.C456]/[.B456]" office:value-type="percentage" office:value="0.439253726902134" calcext:value-type="percentage">
            <text:p>43.9%</text:p>
          </table:table-cell>
          <table:table-cell office:value-type="float" office:value="18845" calcext:value-type="float">
            <text:p>18845</text:p>
          </table:table-cell>
          <table:table-cell office:value-type="float" office:value="9" calcext:value-type="float">
            <text:p>9</text:p>
          </table:table-cell>
          <table:table-cell table:formula="of:=[.F456]/[.E456]" office:value-type="percentage" office:value="0.000477580260015919" calcext:value-type="percentage">
            <text:p>0.0%</text:p>
          </table:table-cell>
          <table:table-cell office:value-type="float" office:value="4668" calcext:value-type="float">
            <text:p>4668</text:p>
          </table:table-cell>
          <table:table-cell table:formula="of:=[.H456]/[.E456]" office:value-type="percentage" office:value="0.247704961528257" calcext:value-type="percentage">
            <text:p>24.8%</text:p>
          </table:table-cell>
          <table:table-cell office:value-type="float" office:value="446" calcext:value-type="float">
            <text:p>446</text:p>
          </table:table-cell>
          <table:table-cell table:formula="of:=[.J456]/[.E456]" office:value-type="percentage" office:value="0.0236667551074556" calcext:value-type="percentage">
            <text:p>2.4%</text:p>
          </table:table-cell>
          <table:table-cell office:value-type="float" office:value="0" calcext:value-type="float">
            <text:p>0</text:p>
          </table:table-cell>
          <table:table-cell table:formula="of:=[.E456]-[.F456]-[.H456]-[.J456]-[.L456]" office:value-type="float" office:value="13722" calcext:value-type="float">
            <text:p>13722</text:p>
          </table:table-cell>
          <table:table-cell table:formula="of:=[.M45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5_S_Wi2019</text:p>
          </table:table-cell>
          <table:table-cell office:value-type="float" office:value="69245" calcext:value-type="float">
            <text:p>69245</text:p>
          </table:table-cell>
          <table:table-cell table:formula="of:=[.B457]-[.E457]" office:value-type="float" office:value="19716" calcext:value-type="float">
            <text:p>19716</text:p>
          </table:table-cell>
          <table:table-cell table:formula="of:=[.C457]/[.B457]" office:value-type="percentage" office:value="0.284728139215828" calcext:value-type="percentage">
            <text:p>28.5%</text:p>
          </table:table-cell>
          <table:table-cell office:value-type="float" office:value="49529" calcext:value-type="float">
            <text:p>49529</text:p>
          </table:table-cell>
          <table:table-cell office:value-type="float" office:value="294" calcext:value-type="float">
            <text:p>294</text:p>
          </table:table-cell>
          <table:table-cell table:formula="of:=[.F457]/[.E457]" office:value-type="percentage" office:value="0.00593591633184599" calcext:value-type="percentage">
            <text:p>0.6%</text:p>
          </table:table-cell>
          <table:table-cell office:value-type="float" office:value="5507" calcext:value-type="float">
            <text:p>5507</text:p>
          </table:table-cell>
          <table:table-cell table:formula="of:=[.H457]/[.E457]" office:value-type="percentage" office:value="0.111187385168285" calcext:value-type="percentage">
            <text:p>11.1%</text:p>
          </table:table-cell>
          <table:table-cell office:value-type="float" office:value="1794" calcext:value-type="float">
            <text:p>1794</text:p>
          </table:table-cell>
          <table:table-cell table:formula="of:=[.J457]/[.E457]" office:value-type="percentage" office:value="0.0362212037392235" calcext:value-type="percentage">
            <text:p>3.6%</text:p>
          </table:table-cell>
          <table:table-cell office:value-type="float" office:value="32" calcext:value-type="float">
            <text:p>32</text:p>
          </table:table-cell>
          <table:table-cell table:formula="of:=[.E457]-[.F457]-[.H457]-[.J457]-[.L457]" office:value-type="float" office:value="41902" calcext:value-type="float">
            <text:p>41902</text:p>
          </table:table-cell>
          <table:table-cell table:formula="of:=[.M45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S_Su2017</text:p>
          </table:table-cell>
          <table:table-cell office:value-type="float" office:value="64315" calcext:value-type="float">
            <text:p>64315</text:p>
          </table:table-cell>
          <table:table-cell table:formula="of:=[.B458]-[.E458]" office:value-type="float" office:value="20221" calcext:value-type="float">
            <text:p>20221</text:p>
          </table:table-cell>
          <table:table-cell table:formula="of:=[.C458]/[.B458]" office:value-type="percentage" office:value="0.31440565964394" calcext:value-type="percentage">
            <text:p>31.4%</text:p>
          </table:table-cell>
          <table:table-cell office:value-type="float" office:value="44094" calcext:value-type="float">
            <text:p>44094</text:p>
          </table:table-cell>
          <table:table-cell office:value-type="float" office:value="201" calcext:value-type="float">
            <text:p>201</text:p>
          </table:table-cell>
          <table:table-cell table:formula="of:=[.F458]/[.E458]" office:value-type="percentage" office:value="0.00455844332562253" calcext:value-type="percentage">
            <text:p>0.5%</text:p>
          </table:table-cell>
          <table:table-cell office:value-type="float" office:value="3077" calcext:value-type="float">
            <text:p>3077</text:p>
          </table:table-cell>
          <table:table-cell table:formula="of:=[.H458]/[.E458]" office:value-type="percentage" office:value="0.0697827368803012" calcext:value-type="percentage">
            <text:p>7.0%</text:p>
          </table:table-cell>
          <table:table-cell office:value-type="float" office:value="914" calcext:value-type="float">
            <text:p>914</text:p>
          </table:table-cell>
          <table:table-cell table:formula="of:=[.J458]/[.E458]" office:value-type="percentage" office:value="0.020728443779199" calcext:value-type="percentage">
            <text:p>2.1%</text:p>
          </table:table-cell>
          <table:table-cell office:value-type="float" office:value="19" calcext:value-type="float">
            <text:p>19</text:p>
          </table:table-cell>
          <table:table-cell table:formula="of:=[.E458]-[.F458]-[.H458]-[.J458]-[.L458]" office:value-type="float" office:value="39883" calcext:value-type="float">
            <text:p>39883</text:p>
          </table:table-cell>
          <table:table-cell table:formula="of:=[.M45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S_Su2018</text:p>
          </table:table-cell>
          <table:table-cell office:value-type="float" office:value="44803" calcext:value-type="float">
            <text:p>44803</text:p>
          </table:table-cell>
          <table:table-cell table:formula="of:=[.B459]-[.E459]" office:value-type="float" office:value="18033" calcext:value-type="float">
            <text:p>18033</text:p>
          </table:table-cell>
          <table:table-cell table:formula="of:=[.C459]/[.B459]" office:value-type="percentage" office:value="0.402495368613709" calcext:value-type="percentage">
            <text:p>40.2%</text:p>
          </table:table-cell>
          <table:table-cell office:value-type="float" office:value="26770" calcext:value-type="float">
            <text:p>26770</text:p>
          </table:table-cell>
          <table:table-cell office:value-type="float" office:value="26" calcext:value-type="float">
            <text:p>26</text:p>
          </table:table-cell>
          <table:table-cell table:formula="of:=[.F459]/[.E459]" office:value-type="percentage" office:value="0.00097123645872245" calcext:value-type="percentage">
            <text:p>0.1%</text:p>
          </table:table-cell>
          <table:table-cell office:value-type="float" office:value="1548" calcext:value-type="float">
            <text:p>1548</text:p>
          </table:table-cell>
          <table:table-cell table:formula="of:=[.H459]/[.E459]" office:value-type="percentage" office:value="0.0578259245423982" calcext:value-type="percentage">
            <text:p>5.8%</text:p>
          </table:table-cell>
          <table:table-cell office:value-type="float" office:value="680" calcext:value-type="float">
            <text:p>680</text:p>
          </table:table-cell>
          <table:table-cell table:formula="of:=[.J459]/[.E459]" office:value-type="percentage" office:value="0.0254015689204333" calcext:value-type="percentage">
            <text:p>2.5%</text:p>
          </table:table-cell>
          <table:table-cell office:value-type="float" office:value="2" calcext:value-type="float">
            <text:p>2</text:p>
          </table:table-cell>
          <table:table-cell table:formula="of:=[.E459]-[.F459]-[.H459]-[.J459]-[.L459]" office:value-type="float" office:value="24514" calcext:value-type="float">
            <text:p>24514</text:p>
          </table:table-cell>
          <table:table-cell table:formula="of:=[.M45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S_Wi2013</text:p>
          </table:table-cell>
          <table:table-cell office:value-type="float" office:value="87975" calcext:value-type="float">
            <text:p>87975</text:p>
          </table:table-cell>
          <table:table-cell table:formula="of:=[.B460]-[.E460]" office:value-type="float" office:value="32629" calcext:value-type="float">
            <text:p>32629</text:p>
          </table:table-cell>
          <table:table-cell table:formula="of:=[.C460]/[.B460]" office:value-type="percentage" office:value="0.370889457232168" calcext:value-type="percentage">
            <text:p>37.1%</text:p>
          </table:table-cell>
          <table:table-cell office:value-type="float" office:value="55346" calcext:value-type="float">
            <text:p>55346</text:p>
          </table:table-cell>
          <table:table-cell office:value-type="float" office:value="46" calcext:value-type="float">
            <text:p>46</text:p>
          </table:table-cell>
          <table:table-cell table:formula="of:=[.F460]/[.E460]" office:value-type="percentage" office:value="0.000831135041376071" calcext:value-type="percentage">
            <text:p>0.1%</text:p>
          </table:table-cell>
          <table:table-cell office:value-type="float" office:value="1000" calcext:value-type="float">
            <text:p>1000</text:p>
          </table:table-cell>
          <table:table-cell table:formula="of:=[.H460]/[.E460]" office:value-type="percentage" office:value="0.0180681530733928" calcext:value-type="percentage">
            <text:p>1.8%</text:p>
          </table:table-cell>
          <table:table-cell office:value-type="float" office:value="1245" calcext:value-type="float">
            <text:p>1245</text:p>
          </table:table-cell>
          <table:table-cell table:formula="of:=[.J460]/[.E460]" office:value-type="percentage" office:value="0.0224948505763741" calcext:value-type="percentage">
            <text:p>2.2%</text:p>
          </table:table-cell>
          <table:table-cell office:value-type="float" office:value="16" calcext:value-type="float">
            <text:p>16</text:p>
          </table:table-cell>
          <table:table-cell table:formula="of:=[.E460]-[.F460]-[.H460]-[.J460]-[.L460]" office:value-type="float" office:value="53039" calcext:value-type="float">
            <text:p>53039</text:p>
          </table:table-cell>
          <table:table-cell table:formula="of:=[.M46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S_Wi2013RNA</text:p>
          </table:table-cell>
          <table:table-cell office:value-type="float" office:value="52633" calcext:value-type="float">
            <text:p>52633</text:p>
          </table:table-cell>
          <table:table-cell table:formula="of:=[.B461]-[.E461]" office:value-type="float" office:value="19422" calcext:value-type="float">
            <text:p>19422</text:p>
          </table:table-cell>
          <table:table-cell table:formula="of:=[.C461]/[.B461]" office:value-type="percentage" office:value="0.369008036783007" calcext:value-type="percentage">
            <text:p>36.9%</text:p>
          </table:table-cell>
          <table:table-cell office:value-type="float" office:value="33211" calcext:value-type="float">
            <text:p>33211</text:p>
          </table:table-cell>
          <table:table-cell office:value-type="float" office:value="3" calcext:value-type="float">
            <text:p>3</text:p>
          </table:table-cell>
          <table:table-cell table:formula="of:=[.F461]/[.E461]" office:value-type="percentage" office:value="0.0000903315166661648" calcext:value-type="percentage">
            <text:p>0.0%</text:p>
          </table:table-cell>
          <table:table-cell office:value-type="float" office:value="1148" calcext:value-type="float">
            <text:p>1148</text:p>
          </table:table-cell>
          <table:table-cell table:formula="of:=[.H461]/[.E461]" office:value-type="percentage" office:value="0.0345668603775857" calcext:value-type="percentage">
            <text:p>3.5%</text:p>
          </table:table-cell>
          <table:table-cell office:value-type="float" office:value="594" calcext:value-type="float">
            <text:p>594</text:p>
          </table:table-cell>
          <table:table-cell table:formula="of:=[.J461]/[.E461]" office:value-type="percentage" office:value="0.0178856402999006" calcext:value-type="percentage">
            <text:p>1.8%</text:p>
          </table:table-cell>
          <table:table-cell office:value-type="float" office:value="11" calcext:value-type="float">
            <text:p>11</text:p>
          </table:table-cell>
          <table:table-cell table:formula="of:=[.E461]-[.F461]-[.H461]-[.J461]-[.L461]" office:value-type="float" office:value="31455" calcext:value-type="float">
            <text:p>31455</text:p>
          </table:table-cell>
          <table:table-cell table:formula="of:=[.M46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S_Wi2015</text:p>
          </table:table-cell>
          <table:table-cell office:value-type="float" office:value="35254" calcext:value-type="float">
            <text:p>35254</text:p>
          </table:table-cell>
          <table:table-cell table:formula="of:=[.B462]-[.E462]" office:value-type="float" office:value="15279" calcext:value-type="float">
            <text:p>15279</text:p>
          </table:table-cell>
          <table:table-cell table:formula="of:=[.C462]/[.B462]" office:value-type="percentage" office:value="0.433397628637885" calcext:value-type="percentage">
            <text:p>43.3%</text:p>
          </table:table-cell>
          <table:table-cell office:value-type="float" office:value="19975" calcext:value-type="float">
            <text:p>19975</text:p>
          </table:table-cell>
          <table:table-cell office:value-type="float" office:value="35" calcext:value-type="float">
            <text:p>35</text:p>
          </table:table-cell>
          <table:table-cell table:formula="of:=[.F462]/[.E462]" office:value-type="percentage" office:value="0.00175219023779725" calcext:value-type="percentage">
            <text:p>0.2%</text:p>
          </table:table-cell>
          <table:table-cell office:value-type="float" office:value="62" calcext:value-type="float">
            <text:p>62</text:p>
          </table:table-cell>
          <table:table-cell table:formula="of:=[.H462]/[.E462]" office:value-type="percentage" office:value="0.00310387984981226" calcext:value-type="percentage">
            <text:p>0.3%</text:p>
          </table:table-cell>
          <table:table-cell office:value-type="float" office:value="243" calcext:value-type="float">
            <text:p>243</text:p>
          </table:table-cell>
          <table:table-cell table:formula="of:=[.J462]/[.E462]" office:value-type="percentage" office:value="0.0121652065081352" calcext:value-type="percentage">
            <text:p>1.2%</text:p>
          </table:table-cell>
          <table:table-cell office:value-type="float" office:value="3" calcext:value-type="float">
            <text:p>3</text:p>
          </table:table-cell>
          <table:table-cell table:formula="of:=[.E462]-[.F462]-[.H462]-[.J462]-[.L462]" office:value-type="float" office:value="19632" calcext:value-type="float">
            <text:p>19632</text:p>
          </table:table-cell>
          <table:table-cell table:formula="of:=[.M46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S_Wi2016</text:p>
          </table:table-cell>
          <table:table-cell office:value-type="float" office:value="70274" calcext:value-type="float">
            <text:p>70274</text:p>
          </table:table-cell>
          <table:table-cell table:formula="of:=[.B463]-[.E463]" office:value-type="float" office:value="27697" calcext:value-type="float">
            <text:p>27697</text:p>
          </table:table-cell>
          <table:table-cell table:formula="of:=[.C463]/[.B463]" office:value-type="percentage" office:value="0.394128696246122" calcext:value-type="percentage">
            <text:p>39.4%</text:p>
          </table:table-cell>
          <table:table-cell office:value-type="float" office:value="42577" calcext:value-type="float">
            <text:p>42577</text:p>
          </table:table-cell>
          <table:table-cell office:value-type="float" office:value="49" calcext:value-type="float">
            <text:p>49</text:p>
          </table:table-cell>
          <table:table-cell table:formula="of:=[.F463]/[.E463]" office:value-type="percentage" office:value="0.00115085609601428" calcext:value-type="percentage">
            <text:p>0.1%</text:p>
          </table:table-cell>
          <table:table-cell office:value-type="float" office:value="1262" calcext:value-type="float">
            <text:p>1262</text:p>
          </table:table-cell>
          <table:table-cell table:formula="of:=[.H463]/[.E463]" office:value-type="percentage" office:value="0.0296404161871433" calcext:value-type="percentage">
            <text:p>3.0%</text:p>
          </table:table-cell>
          <table:table-cell office:value-type="float" office:value="813" calcext:value-type="float">
            <text:p>813</text:p>
          </table:table-cell>
          <table:table-cell table:formula="of:=[.J463]/[.E463]" office:value-type="percentage" office:value="0.0190948164501961" calcext:value-type="percentage">
            <text:p>1.9%</text:p>
          </table:table-cell>
          <table:table-cell office:value-type="float" office:value="9" calcext:value-type="float">
            <text:p>9</text:p>
          </table:table-cell>
          <table:table-cell table:formula="of:=[.E463]-[.F463]-[.H463]-[.J463]-[.L463]" office:value-type="float" office:value="40444" calcext:value-type="float">
            <text:p>40444</text:p>
          </table:table-cell>
          <table:table-cell table:formula="of:=[.M46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S_Wi2017</text:p>
          </table:table-cell>
          <table:table-cell office:value-type="float" office:value="36918" calcext:value-type="float">
            <text:p>36918</text:p>
          </table:table-cell>
          <table:table-cell table:formula="of:=[.B464]-[.E464]" office:value-type="float" office:value="14027" calcext:value-type="float">
            <text:p>14027</text:p>
          </table:table-cell>
          <table:table-cell table:formula="of:=[.C464]/[.B464]" office:value-type="percentage" office:value="0.379950159813641" calcext:value-type="percentage">
            <text:p>38.0%</text:p>
          </table:table-cell>
          <table:table-cell office:value-type="float" office:value="22891" calcext:value-type="float">
            <text:p>22891</text:p>
          </table:table-cell>
          <table:table-cell office:value-type="float" office:value="13" calcext:value-type="float">
            <text:p>13</text:p>
          </table:table-cell>
          <table:table-cell table:formula="of:=[.F464]/[.E464]" office:value-type="percentage" office:value="0.000567908785112053" calcext:value-type="percentage">
            <text:p>0.1%</text:p>
          </table:table-cell>
          <table:table-cell office:value-type="float" office:value="298" calcext:value-type="float">
            <text:p>298</text:p>
          </table:table-cell>
          <table:table-cell table:formula="of:=[.H464]/[.E464]" office:value-type="percentage" office:value="0.0130182167664147" calcext:value-type="percentage">
            <text:p>1.3%</text:p>
          </table:table-cell>
          <table:table-cell office:value-type="float" office:value="549" calcext:value-type="float">
            <text:p>549</text:p>
          </table:table-cell>
          <table:table-cell table:formula="of:=[.J464]/[.E464]" office:value-type="percentage" office:value="0.0239832248481936" calcext:value-type="percentage">
            <text:p>2.4%</text:p>
          </table:table-cell>
          <table:table-cell office:value-type="float" office:value="1" calcext:value-type="float">
            <text:p>1</text:p>
          </table:table-cell>
          <table:table-cell table:formula="of:=[.E464]-[.F464]-[.H464]-[.J464]-[.L464]" office:value-type="float" office:value="22030" calcext:value-type="float">
            <text:p>22030</text:p>
          </table:table-cell>
          <table:table-cell table:formula="of:=[.M46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S_Wi2017RNA</text:p>
          </table:table-cell>
          <table:table-cell office:value-type="float" office:value="60994" calcext:value-type="float">
            <text:p>60994</text:p>
          </table:table-cell>
          <table:table-cell table:formula="of:=[.B465]-[.E465]" office:value-type="float" office:value="26018" calcext:value-type="float">
            <text:p>26018</text:p>
          </table:table-cell>
          <table:table-cell table:formula="of:=[.C465]/[.B465]" office:value-type="percentage" office:value="0.426566547529265" calcext:value-type="percentage">
            <text:p>42.7%</text:p>
          </table:table-cell>
          <table:table-cell office:value-type="float" office:value="34976" calcext:value-type="float">
            <text:p>34976</text:p>
          </table:table-cell>
          <table:table-cell office:value-type="float" office:value="7" calcext:value-type="float">
            <text:p>7</text:p>
          </table:table-cell>
          <table:table-cell table:formula="of:=[.F465]/[.E465]" office:value-type="percentage" office:value="0.000200137236962489" calcext:value-type="percentage">
            <text:p>0.0%</text:p>
          </table:table-cell>
          <table:table-cell office:value-type="float" office:value="1233" calcext:value-type="float">
            <text:p>1233</text:p>
          </table:table-cell>
          <table:table-cell table:formula="of:=[.H465]/[.E465]" office:value-type="percentage" office:value="0.0352527447392498" calcext:value-type="percentage">
            <text:p>3.5%</text:p>
          </table:table-cell>
          <table:table-cell office:value-type="float" office:value="731" calcext:value-type="float">
            <text:p>731</text:p>
          </table:table-cell>
          <table:table-cell table:formula="of:=[.J465]/[.E465]" office:value-type="percentage" office:value="0.0209000457456542" calcext:value-type="percentage">
            <text:p>2.1%</text:p>
          </table:table-cell>
          <table:table-cell office:value-type="float" office:value="8" calcext:value-type="float">
            <text:p>8</text:p>
          </table:table-cell>
          <table:table-cell table:formula="of:=[.E465]-[.F465]-[.H465]-[.J465]-[.L465]" office:value-type="float" office:value="32997" calcext:value-type="float">
            <text:p>32997</text:p>
          </table:table-cell>
          <table:table-cell table:formula="of:=[.M46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S_Wi2018</text:p>
          </table:table-cell>
          <table:table-cell office:value-type="float" office:value="39017" calcext:value-type="float">
            <text:p>39017</text:p>
          </table:table-cell>
          <table:table-cell table:formula="of:=[.B466]-[.E466]" office:value-type="float" office:value="13178" calcext:value-type="float">
            <text:p>13178</text:p>
          </table:table-cell>
          <table:table-cell table:formula="of:=[.C466]/[.B466]" office:value-type="percentage" office:value="0.337750211446293" calcext:value-type="percentage">
            <text:p>33.8%</text:p>
          </table:table-cell>
          <table:table-cell office:value-type="float" office:value="25839" calcext:value-type="float">
            <text:p>25839</text:p>
          </table:table-cell>
          <table:table-cell office:value-type="float" office:value="12" calcext:value-type="float">
            <text:p>12</text:p>
          </table:table-cell>
          <table:table-cell table:formula="of:=[.F466]/[.E466]" office:value-type="percentage" office:value="0.000464414257517706" calcext:value-type="percentage">
            <text:p>0.0%</text:p>
          </table:table-cell>
          <table:table-cell office:value-type="float" office:value="254" calcext:value-type="float">
            <text:p>254</text:p>
          </table:table-cell>
          <table:table-cell table:formula="of:=[.H466]/[.E466]" office:value-type="percentage" office:value="0.00983010178412477" calcext:value-type="percentage">
            <text:p>1.0%</text:p>
          </table:table-cell>
          <table:table-cell office:value-type="float" office:value="778" calcext:value-type="float">
            <text:p>778</text:p>
          </table:table-cell>
          <table:table-cell table:formula="of:=[.J466]/[.E466]" office:value-type="percentage" office:value="0.0301095243623979" calcext:value-type="percentage">
            <text:p>3.0%</text:p>
          </table:table-cell>
          <table:table-cell office:value-type="float" office:value="0" calcext:value-type="float">
            <text:p>0</text:p>
          </table:table-cell>
          <table:table-cell table:formula="of:=[.E466]-[.F466]-[.H466]-[.J466]-[.L466]" office:value-type="float" office:value="24795" calcext:value-type="float">
            <text:p>24795</text:p>
          </table:table-cell>
          <table:table-cell table:formula="of:=[.M46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S_Wi2018RNA</text:p>
          </table:table-cell>
          <table:table-cell office:value-type="float" office:value="57816" calcext:value-type="float">
            <text:p>57816</text:p>
          </table:table-cell>
          <table:table-cell table:formula="of:=[.B467]-[.E467]" office:value-type="float" office:value="23618" calcext:value-type="float">
            <text:p>23618</text:p>
          </table:table-cell>
          <table:table-cell table:formula="of:=[.C467]/[.B467]" office:value-type="percentage" office:value="0.408502836585028" calcext:value-type="percentage">
            <text:p>40.9%</text:p>
          </table:table-cell>
          <table:table-cell office:value-type="float" office:value="34198" calcext:value-type="float">
            <text:p>34198</text:p>
          </table:table-cell>
          <table:table-cell office:value-type="float" office:value="6" calcext:value-type="float">
            <text:p>6</text:p>
          </table:table-cell>
          <table:table-cell table:formula="of:=[.F467]/[.E467]" office:value-type="percentage" office:value="0.000175448856658284" calcext:value-type="percentage">
            <text:p>0.0%</text:p>
          </table:table-cell>
          <table:table-cell office:value-type="float" office:value="1193" calcext:value-type="float">
            <text:p>1193</text:p>
          </table:table-cell>
          <table:table-cell table:formula="of:=[.H467]/[.E467]" office:value-type="percentage" office:value="0.0348850809988888" calcext:value-type="percentage">
            <text:p>3.5%</text:p>
          </table:table-cell>
          <table:table-cell office:value-type="float" office:value="673" calcext:value-type="float">
            <text:p>673</text:p>
          </table:table-cell>
          <table:table-cell table:formula="of:=[.J467]/[.E467]" office:value-type="percentage" office:value="0.0196795134218375" calcext:value-type="percentage">
            <text:p>2.0%</text:p>
          </table:table-cell>
          <table:table-cell office:value-type="float" office:value="0" calcext:value-type="float">
            <text:p>0</text:p>
          </table:table-cell>
          <table:table-cell table:formula="of:=[.E467]-[.F467]-[.H467]-[.J467]-[.L467]" office:value-type="float" office:value="32326" calcext:value-type="float">
            <text:p>32326</text:p>
          </table:table-cell>
          <table:table-cell table:formula="of:=[.M46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S_Wi2019</text:p>
          </table:table-cell>
          <table:table-cell office:value-type="float" office:value="69239" calcext:value-type="float">
            <text:p>69239</text:p>
          </table:table-cell>
          <table:table-cell table:formula="of:=[.B468]-[.E468]" office:value-type="float" office:value="20922" calcext:value-type="float">
            <text:p>20922</text:p>
          </table:table-cell>
          <table:table-cell table:formula="of:=[.C468]/[.B468]" office:value-type="percentage" office:value="0.302170741922905" calcext:value-type="percentage">
            <text:p>30.2%</text:p>
          </table:table-cell>
          <table:table-cell office:value-type="float" office:value="48317" calcext:value-type="float">
            <text:p>48317</text:p>
          </table:table-cell>
          <table:table-cell office:value-type="float" office:value="67" calcext:value-type="float">
            <text:p>67</text:p>
          </table:table-cell>
          <table:table-cell table:formula="of:=[.F468]/[.E468]" office:value-type="percentage" office:value="0.001386675497237" calcext:value-type="percentage">
            <text:p>0.1%</text:p>
          </table:table-cell>
          <table:table-cell office:value-type="float" office:value="847" calcext:value-type="float">
            <text:p>847</text:p>
          </table:table-cell>
          <table:table-cell table:formula="of:=[.H468]/[.E468]" office:value-type="percentage" office:value="0.0175300618829811" calcext:value-type="percentage">
            <text:p>1.8%</text:p>
          </table:table-cell>
          <table:table-cell office:value-type="float" office:value="1007" calcext:value-type="float">
            <text:p>1007</text:p>
          </table:table-cell>
          <table:table-cell table:formula="of:=[.J468]/[.E468]" office:value-type="percentage" office:value="0.0208415257569799" calcext:value-type="percentage">
            <text:p>2.1%</text:p>
          </table:table-cell>
          <table:table-cell office:value-type="float" office:value="12" calcext:value-type="float">
            <text:p>12</text:p>
          </table:table-cell>
          <table:table-cell table:formula="of:=[.E468]-[.F468]-[.H468]-[.J468]-[.L468]" office:value-type="float" office:value="46384" calcext:value-type="float">
            <text:p>46384</text:p>
          </table:table-cell>
          <table:table-cell table:formula="of:=[.M46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WBM_Su2017</text:p>
          </table:table-cell>
          <table:table-cell office:value-type="float" office:value="43508" calcext:value-type="float">
            <text:p>43508</text:p>
          </table:table-cell>
          <table:table-cell table:formula="of:=[.B469]-[.E469]" office:value-type="float" office:value="16808" calcext:value-type="float">
            <text:p>16808</text:p>
          </table:table-cell>
          <table:table-cell table:formula="of:=[.C469]/[.B469]" office:value-type="percentage" office:value="0.386319757286016" calcext:value-type="percentage">
            <text:p>38.6%</text:p>
          </table:table-cell>
          <table:table-cell office:value-type="float" office:value="26700" calcext:value-type="float">
            <text:p>26700</text:p>
          </table:table-cell>
          <table:table-cell office:value-type="float" office:value="56" calcext:value-type="float">
            <text:p>56</text:p>
          </table:table-cell>
          <table:table-cell table:formula="of:=[.F469]/[.E469]" office:value-type="percentage" office:value="0.00209737827715356" calcext:value-type="percentage">
            <text:p>0.2%</text:p>
          </table:table-cell>
          <table:table-cell office:value-type="float" office:value="174" calcext:value-type="float">
            <text:p>174</text:p>
          </table:table-cell>
          <table:table-cell table:formula="of:=[.H469]/[.E469]" office:value-type="percentage" office:value="0.00651685393258427" calcext:value-type="percentage">
            <text:p>0.7%</text:p>
          </table:table-cell>
          <table:table-cell office:value-type="float" office:value="184" calcext:value-type="float">
            <text:p>184</text:p>
          </table:table-cell>
          <table:table-cell table:formula="of:=[.J469]/[.E469]" office:value-type="percentage" office:value="0.00689138576779026" calcext:value-type="percentage">
            <text:p>0.7%</text:p>
          </table:table-cell>
          <table:table-cell office:value-type="float" office:value="1" calcext:value-type="float">
            <text:p>1</text:p>
          </table:table-cell>
          <table:table-cell table:formula="of:=[.E469]-[.F469]-[.H469]-[.J469]-[.L469]" office:value-type="float" office:value="26285" calcext:value-type="float">
            <text:p>26285</text:p>
          </table:table-cell>
          <table:table-cell table:formula="of:=[.M46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WBM_Su2018</text:p>
          </table:table-cell>
          <table:table-cell office:value-type="float" office:value="68981" calcext:value-type="float">
            <text:p>68981</text:p>
          </table:table-cell>
          <table:table-cell table:formula="of:=[.B470]-[.E470]" office:value-type="float" office:value="18240" calcext:value-type="float">
            <text:p>18240</text:p>
          </table:table-cell>
          <table:table-cell table:formula="of:=[.C470]/[.B470]" office:value-type="percentage" office:value="0.264420637566866" calcext:value-type="percentage">
            <text:p>26.4%</text:p>
          </table:table-cell>
          <table:table-cell office:value-type="float" office:value="50741" calcext:value-type="float">
            <text:p>50741</text:p>
          </table:table-cell>
          <table:table-cell office:value-type="float" office:value="8" calcext:value-type="float">
            <text:p>8</text:p>
          </table:table-cell>
          <table:table-cell table:formula="of:=[.F470]/[.E470]" office:value-type="percentage" office:value="0.000157663427997083" calcext:value-type="percentage">
            <text:p>0.0%</text:p>
          </table:table-cell>
          <table:table-cell office:value-type="float" office:value="62" calcext:value-type="float">
            <text:p>62</text:p>
          </table:table-cell>
          <table:table-cell table:formula="of:=[.H470]/[.E470]" office:value-type="percentage" office:value="0.0012218915669774" calcext:value-type="percentage">
            <text:p>0.1%</text:p>
          </table:table-cell>
          <table:table-cell office:value-type="float" office:value="176" calcext:value-type="float">
            <text:p>176</text:p>
          </table:table-cell>
          <table:table-cell table:formula="of:=[.J470]/[.E470]" office:value-type="percentage" office:value="0.00346859541593583" calcext:value-type="percentage">
            <text:p>0.3%</text:p>
          </table:table-cell>
          <table:table-cell office:value-type="float" office:value="12" calcext:value-type="float">
            <text:p>12</text:p>
          </table:table-cell>
          <table:table-cell table:formula="of:=[.E470]-[.F470]-[.H470]-[.J470]-[.L470]" office:value-type="float" office:value="50483" calcext:value-type="float">
            <text:p>50483</text:p>
          </table:table-cell>
          <table:table-cell table:formula="of:=[.M47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WPM_Au2017</text:p>
          </table:table-cell>
          <table:table-cell office:value-type="float" office:value="41725" calcext:value-type="float">
            <text:p>41725</text:p>
          </table:table-cell>
          <table:table-cell table:formula="of:=[.B471]-[.E471]" office:value-type="float" office:value="9635" calcext:value-type="float">
            <text:p>9635</text:p>
          </table:table-cell>
          <table:table-cell table:formula="of:=[.C471]/[.B471]" office:value-type="percentage" office:value="0.230916716596764" calcext:value-type="percentage">
            <text:p>23.1%</text:p>
          </table:table-cell>
          <table:table-cell office:value-type="float" office:value="32090" calcext:value-type="float">
            <text:p>32090</text:p>
          </table:table-cell>
          <table:table-cell office:value-type="float" office:value="22" calcext:value-type="float">
            <text:p>22</text:p>
          </table:table-cell>
          <table:table-cell table:formula="of:=[.F471]/[.E471]" office:value-type="percentage" office:value="0.00068557182923029" calcext:value-type="percentage">
            <text:p>0.1%</text:p>
          </table:table-cell>
          <table:table-cell office:value-type="float" office:value="110" calcext:value-type="float">
            <text:p>110</text:p>
          </table:table-cell>
          <table:table-cell table:formula="of:=[.H471]/[.E471]" office:value-type="percentage" office:value="0.00342785914615145" calcext:value-type="percentage">
            <text:p>0.3%</text:p>
          </table:table-cell>
          <table:table-cell office:value-type="float" office:value="580" calcext:value-type="float">
            <text:p>580</text:p>
          </table:table-cell>
          <table:table-cell table:formula="of:=[.J471]/[.E471]" office:value-type="percentage" office:value="0.0180741664069804" calcext:value-type="percentage">
            <text:p>1.8%</text:p>
          </table:table-cell>
          <table:table-cell office:value-type="float" office:value="4" calcext:value-type="float">
            <text:p>4</text:p>
          </table:table-cell>
          <table:table-cell table:formula="of:=[.E471]-[.F471]-[.H471]-[.J471]-[.L471]" office:value-type="float" office:value="31374" calcext:value-type="float">
            <text:p>31374</text:p>
          </table:table-cell>
          <table:table-cell table:formula="of:=[.M47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WPM_Au2018</text:p>
          </table:table-cell>
          <table:table-cell office:value-type="float" office:value="34878" calcext:value-type="float">
            <text:p>34878</text:p>
          </table:table-cell>
          <table:table-cell table:formula="of:=[.B472]-[.E472]" office:value-type="float" office:value="6839" calcext:value-type="float">
            <text:p>6839</text:p>
          </table:table-cell>
          <table:table-cell table:formula="of:=[.C472]/[.B472]" office:value-type="percentage" office:value="0.196083491025862" calcext:value-type="percentage">
            <text:p>19.6%</text:p>
          </table:table-cell>
          <table:table-cell office:value-type="float" office:value="28039" calcext:value-type="float">
            <text:p>28039</text:p>
          </table:table-cell>
          <table:table-cell office:value-type="float" office:value="4" calcext:value-type="float">
            <text:p>4</text:p>
          </table:table-cell>
          <table:table-cell table:formula="of:=[.F472]/[.E472]" office:value-type="percentage" office:value="0.000142658440029958" calcext:value-type="percentage">
            <text:p>0.0%</text:p>
          </table:table-cell>
          <table:table-cell office:value-type="float" office:value="9" calcext:value-type="float">
            <text:p>9</text:p>
          </table:table-cell>
          <table:table-cell table:formula="of:=[.H472]/[.E472]" office:value-type="percentage" office:value="0.000320981490067406" calcext:value-type="percentage">
            <text:p>0.0%</text:p>
          </table:table-cell>
          <table:table-cell office:value-type="float" office:value="104" calcext:value-type="float">
            <text:p>104</text:p>
          </table:table-cell>
          <table:table-cell table:formula="of:=[.J472]/[.E472]" office:value-type="percentage" office:value="0.00370911944077891" calcext:value-type="percentage">
            <text:p>0.4%</text:p>
          </table:table-cell>
          <table:table-cell office:value-type="float" office:value="3" calcext:value-type="float">
            <text:p>3</text:p>
          </table:table-cell>
          <table:table-cell table:formula="of:=[.E472]-[.F472]-[.H472]-[.J472]-[.L472]" office:value-type="float" office:value="27919" calcext:value-type="float">
            <text:p>27919</text:p>
          </table:table-cell>
          <table:table-cell table:formula="of:=[.M47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WPM_Sp2017</text:p>
          </table:table-cell>
          <table:table-cell office:value-type="float" office:value="41833" calcext:value-type="float">
            <text:p>41833</text:p>
          </table:table-cell>
          <table:table-cell table:formula="of:=[.B473]-[.E473]" office:value-type="float" office:value="14971" calcext:value-type="float">
            <text:p>14971</text:p>
          </table:table-cell>
          <table:table-cell table:formula="of:=[.C473]/[.B473]" office:value-type="percentage" office:value="0.357875361556666" calcext:value-type="percentage">
            <text:p>35.8%</text:p>
          </table:table-cell>
          <table:table-cell office:value-type="float" office:value="26862" calcext:value-type="float">
            <text:p>26862</text:p>
          </table:table-cell>
          <table:table-cell office:value-type="float" office:value="15" calcext:value-type="float">
            <text:p>15</text:p>
          </table:table-cell>
          <table:table-cell table:formula="of:=[.F473]/[.E473]" office:value-type="percentage" office:value="0.00055840964931874" calcext:value-type="percentage">
            <text:p>0.1%</text:p>
          </table:table-cell>
          <table:table-cell office:value-type="float" office:value="76" calcext:value-type="float">
            <text:p>76</text:p>
          </table:table-cell>
          <table:table-cell table:formula="of:=[.H473]/[.E473]" office:value-type="percentage" office:value="0.00282927555654828" calcext:value-type="percentage">
            <text:p>0.3%</text:p>
          </table:table-cell>
          <table:table-cell office:value-type="float" office:value="85" calcext:value-type="float">
            <text:p>85</text:p>
          </table:table-cell>
          <table:table-cell table:formula="of:=[.J473]/[.E473]" office:value-type="percentage" office:value="0.00316432134613953" calcext:value-type="percentage">
            <text:p>0.3%</text:p>
          </table:table-cell>
          <table:table-cell office:value-type="float" office:value="3" calcext:value-type="float">
            <text:p>3</text:p>
          </table:table-cell>
          <table:table-cell table:formula="of:=[.E473]-[.F473]-[.H473]-[.J473]-[.L473]" office:value-type="float" office:value="26683" calcext:value-type="float">
            <text:p>26683</text:p>
          </table:table-cell>
          <table:table-cell table:formula="of:=[.M47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WPM_Sp2018</text:p>
          </table:table-cell>
          <table:table-cell office:value-type="float" office:value="68585" calcext:value-type="float">
            <text:p>68585</text:p>
          </table:table-cell>
          <table:table-cell table:formula="of:=[.B474]-[.E474]" office:value-type="float" office:value="13867" calcext:value-type="float">
            <text:p>13867</text:p>
          </table:table-cell>
          <table:table-cell table:formula="of:=[.C474]/[.B474]" office:value-type="percentage" office:value="0.202187067142961" calcext:value-type="percentage">
            <text:p>20.2%</text:p>
          </table:table-cell>
          <table:table-cell office:value-type="float" office:value="54718" calcext:value-type="float">
            <text:p>54718</text:p>
          </table:table-cell>
          <table:table-cell office:value-type="float" office:value="98" calcext:value-type="float">
            <text:p>98</text:p>
          </table:table-cell>
          <table:table-cell table:formula="of:=[.F474]/[.E474]" office:value-type="percentage" office:value="0.00179100113308235" calcext:value-type="percentage">
            <text:p>0.2%</text:p>
          </table:table-cell>
          <table:table-cell office:value-type="float" office:value="99" calcext:value-type="float">
            <text:p>99</text:p>
          </table:table-cell>
          <table:table-cell table:formula="of:=[.H474]/[.E474]" office:value-type="percentage" office:value="0.0018092766548485" calcext:value-type="percentage">
            <text:p>0.2%</text:p>
          </table:table-cell>
          <table:table-cell office:value-type="float" office:value="168" calcext:value-type="float">
            <text:p>168</text:p>
          </table:table-cell>
          <table:table-cell table:formula="of:=[.J474]/[.E474]" office:value-type="percentage" office:value="0.0030702876567126" calcext:value-type="percentage">
            <text:p>0.3%</text:p>
          </table:table-cell>
          <table:table-cell office:value-type="float" office:value="5" calcext:value-type="float">
            <text:p>5</text:p>
          </table:table-cell>
          <table:table-cell table:formula="of:=[.E474]-[.F474]-[.H474]-[.J474]-[.L474]" office:value-type="float" office:value="54348" calcext:value-type="float">
            <text:p>54348</text:p>
          </table:table-cell>
          <table:table-cell table:formula="of:=[.M47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WPM_Su2017</text:p>
          </table:table-cell>
          <table:table-cell office:value-type="float" office:value="50087" calcext:value-type="float">
            <text:p>50087</text:p>
          </table:table-cell>
          <table:table-cell table:formula="of:=[.B475]-[.E475]" office:value-type="float" office:value="20064" calcext:value-type="float">
            <text:p>20064</text:p>
          </table:table-cell>
          <table:table-cell table:formula="of:=[.C475]/[.B475]" office:value-type="percentage" office:value="0.400582985605047" calcext:value-type="percentage">
            <text:p>40.1%</text:p>
          </table:table-cell>
          <table:table-cell office:value-type="float" office:value="30023" calcext:value-type="float">
            <text:p>30023</text:p>
          </table:table-cell>
          <table:table-cell office:value-type="float" office:value="97" calcext:value-type="float">
            <text:p>97</text:p>
          </table:table-cell>
          <table:table-cell table:formula="of:=[.F475]/[.E475]" office:value-type="percentage" office:value="0.00323085634347001" calcext:value-type="percentage">
            <text:p>0.3%</text:p>
          </table:table-cell>
          <table:table-cell office:value-type="float" office:value="316" calcext:value-type="float">
            <text:p>316</text:p>
          </table:table-cell>
          <table:table-cell table:formula="of:=[.H475]/[.E475]" office:value-type="percentage" office:value="0.010525263964294" calcext:value-type="percentage">
            <text:p>1.1%</text:p>
          </table:table-cell>
          <table:table-cell office:value-type="float" office:value="67" calcext:value-type="float">
            <text:p>67</text:p>
          </table:table-cell>
          <table:table-cell table:formula="of:=[.J475]/[.E475]" office:value-type="percentage" office:value="0.00223162242280918" calcext:value-type="percentage">
            <text:p>0.2%</text:p>
          </table:table-cell>
          <table:table-cell office:value-type="float" office:value="1" calcext:value-type="float">
            <text:p>1</text:p>
          </table:table-cell>
          <table:table-cell table:formula="of:=[.E475]-[.F475]-[.H475]-[.J475]-[.L475]" office:value-type="float" office:value="29542" calcext:value-type="float">
            <text:p>29542</text:p>
          </table:table-cell>
          <table:table-cell table:formula="of:=[.M47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WPM_Su2018</text:p>
          </table:table-cell>
          <table:table-cell office:value-type="float" office:value="46314" calcext:value-type="float">
            <text:p>46314</text:p>
          </table:table-cell>
          <table:table-cell table:formula="of:=[.B476]-[.E476]" office:value-type="float" office:value="12752" calcext:value-type="float">
            <text:p>12752</text:p>
          </table:table-cell>
          <table:table-cell table:formula="of:=[.C476]/[.B476]" office:value-type="percentage" office:value="0.275337910782917" calcext:value-type="percentage">
            <text:p>27.5%</text:p>
          </table:table-cell>
          <table:table-cell office:value-type="float" office:value="33562" calcext:value-type="float">
            <text:p>33562</text:p>
          </table:table-cell>
          <table:table-cell office:value-type="float" office:value="8" calcext:value-type="float">
            <text:p>8</text:p>
          </table:table-cell>
          <table:table-cell table:formula="of:=[.F476]/[.E476]" office:value-type="percentage" office:value="0.000238364817352959" calcext:value-type="percentage">
            <text:p>0.0%</text:p>
          </table:table-cell>
          <table:table-cell office:value-type="float" office:value="19" calcext:value-type="float">
            <text:p>19</text:p>
          </table:table-cell>
          <table:table-cell table:formula="of:=[.H476]/[.E476]" office:value-type="percentage" office:value="0.000566116441213277" calcext:value-type="percentage">
            <text:p>0.1%</text:p>
          </table:table-cell>
          <table:table-cell office:value-type="float" office:value="209" calcext:value-type="float">
            <text:p>209</text:p>
          </table:table-cell>
          <table:table-cell table:formula="of:=[.J476]/[.E476]" office:value-type="percentage" office:value="0.00622728085334605" calcext:value-type="percentage">
            <text:p>0.6%</text:p>
          </table:table-cell>
          <table:table-cell office:value-type="float" office:value="5" calcext:value-type="float">
            <text:p>5</text:p>
          </table:table-cell>
          <table:table-cell table:formula="of:=[.E476]-[.F476]-[.H476]-[.J476]-[.L476]" office:value-type="float" office:value="33321" calcext:value-type="float">
            <text:p>33321</text:p>
          </table:table-cell>
          <table:table-cell table:formula="of:=[.M47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WPM_Wi2018</text:p>
          </table:table-cell>
          <table:table-cell office:value-type="float" office:value="62622" calcext:value-type="float">
            <text:p>62622</text:p>
          </table:table-cell>
          <table:table-cell table:formula="of:=[.B477]-[.E477]" office:value-type="float" office:value="14960" calcext:value-type="float">
            <text:p>14960</text:p>
          </table:table-cell>
          <table:table-cell table:formula="of:=[.C477]/[.B477]" office:value-type="percentage" office:value="0.238893679537543" calcext:value-type="percentage">
            <text:p>23.9%</text:p>
          </table:table-cell>
          <table:table-cell office:value-type="float" office:value="47662" calcext:value-type="float">
            <text:p>47662</text:p>
          </table:table-cell>
          <table:table-cell office:value-type="float" office:value="39" calcext:value-type="float">
            <text:p>39</text:p>
          </table:table-cell>
          <table:table-cell table:formula="of:=[.F477]/[.E477]" office:value-type="percentage" office:value="0.000818261927741177" calcext:value-type="percentage">
            <text:p>0.1%</text:p>
          </table:table-cell>
          <table:table-cell office:value-type="float" office:value="231" calcext:value-type="float">
            <text:p>231</text:p>
          </table:table-cell>
          <table:table-cell table:formula="of:=[.H477]/[.E477]" office:value-type="percentage" office:value="0.0048466283412362" calcext:value-type="percentage">
            <text:p>0.5%</text:p>
          </table:table-cell>
          <table:table-cell office:value-type="float" office:value="1426" calcext:value-type="float">
            <text:p>1426</text:p>
          </table:table-cell>
          <table:table-cell table:formula="of:=[.J477]/[.E477]" office:value-type="percentage" office:value="0.0299190130502287" calcext:value-type="percentage">
            <text:p>3.0%</text:p>
          </table:table-cell>
          <table:table-cell office:value-type="float" office:value="22" calcext:value-type="float">
            <text:p>22</text:p>
          </table:table-cell>
          <table:table-cell table:formula="of:=[.E477]-[.F477]-[.H477]-[.J477]-[.L477]" office:value-type="float" office:value="45944" calcext:value-type="float">
            <text:p>45944</text:p>
          </table:table-cell>
          <table:table-cell table:formula="of:=[.M47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08_WPM_Wi2019</text:p>
          </table:table-cell>
          <table:table-cell office:value-type="float" office:value="68499" calcext:value-type="float">
            <text:p>68499</text:p>
          </table:table-cell>
          <table:table-cell table:formula="of:=[.B478]-[.E478]" office:value-type="float" office:value="11639" calcext:value-type="float">
            <text:p>11639</text:p>
          </table:table-cell>
          <table:table-cell table:formula="of:=[.C478]/[.B478]" office:value-type="percentage" office:value="0.169914889268456" calcext:value-type="percentage">
            <text:p>17.0%</text:p>
          </table:table-cell>
          <table:table-cell office:value-type="float" office:value="56860" calcext:value-type="float">
            <text:p>56860</text:p>
          </table:table-cell>
          <table:table-cell office:value-type="float" office:value="799" calcext:value-type="float">
            <text:p>799</text:p>
          </table:table-cell>
          <table:table-cell table:formula="of:=[.F478]/[.E478]" office:value-type="percentage" office:value="0.0140520576855434" calcext:value-type="percentage">
            <text:p>1.4%</text:p>
          </table:table-cell>
          <table:table-cell office:value-type="float" office:value="1524" calcext:value-type="float">
            <text:p>1524</text:p>
          </table:table-cell>
          <table:table-cell table:formula="of:=[.H478]/[.E478]" office:value-type="percentage" office:value="0.0268026732325009" calcext:value-type="percentage">
            <text:p>2.7%</text:p>
          </table:table-cell>
          <table:table-cell office:value-type="float" office:value="142" calcext:value-type="float">
            <text:p>142</text:p>
          </table:table-cell>
          <table:table-cell table:formula="of:=[.J478]/[.E478]" office:value-type="percentage" office:value="0.00249736194161097" calcext:value-type="percentage">
            <text:p>0.2%</text:p>
          </table:table-cell>
          <table:table-cell office:value-type="float" office:value="8" calcext:value-type="float">
            <text:p>8</text:p>
          </table:table-cell>
          <table:table-cell table:formula="of:=[.E478]-[.F478]-[.H478]-[.J478]-[.L478]" office:value-type="float" office:value="54387" calcext:value-type="float">
            <text:p>54387</text:p>
          </table:table-cell>
          <table:table-cell table:formula="of:=[.M47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S_Su2017</text:p>
          </table:table-cell>
          <table:table-cell office:value-type="float" office:value="78524" calcext:value-type="float">
            <text:p>78524</text:p>
          </table:table-cell>
          <table:table-cell table:formula="of:=[.B479]-[.E479]" office:value-type="float" office:value="22982" calcext:value-type="float">
            <text:p>22982</text:p>
          </table:table-cell>
          <table:table-cell table:formula="of:=[.C479]/[.B479]" office:value-type="percentage" office:value="0.292674851000968" calcext:value-type="percentage">
            <text:p>29.3%</text:p>
          </table:table-cell>
          <table:table-cell office:value-type="float" office:value="55542" calcext:value-type="float">
            <text:p>55542</text:p>
          </table:table-cell>
          <table:table-cell office:value-type="float" office:value="89" calcext:value-type="float">
            <text:p>89</text:p>
          </table:table-cell>
          <table:table-cell table:formula="of:=[.F479]/[.E479]" office:value-type="percentage" office:value="0.00160239098339995" calcext:value-type="percentage">
            <text:p>0.2%</text:p>
          </table:table-cell>
          <table:table-cell office:value-type="float" office:value="1308" calcext:value-type="float">
            <text:p>1308</text:p>
          </table:table-cell>
          <table:table-cell table:formula="of:=[.H479]/[.E479]" office:value-type="percentage" office:value="0.0235497461380577" calcext:value-type="percentage">
            <text:p>2.4%</text:p>
          </table:table-cell>
          <table:table-cell office:value-type="float" office:value="829" calcext:value-type="float">
            <text:p>829</text:p>
          </table:table-cell>
          <table:table-cell table:formula="of:=[.J479]/[.E479]" office:value-type="percentage" office:value="0.014925641856613" calcext:value-type="percentage">
            <text:p>1.5%</text:p>
          </table:table-cell>
          <table:table-cell office:value-type="float" office:value="9" calcext:value-type="float">
            <text:p>9</text:p>
          </table:table-cell>
          <table:table-cell table:formula="of:=[.E479]-[.F479]-[.H479]-[.J479]-[.L479]" office:value-type="float" office:value="53307" calcext:value-type="float">
            <text:p>53307</text:p>
          </table:table-cell>
          <table:table-cell table:formula="of:=[.M47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S_Su2018A</text:p>
          </table:table-cell>
          <table:table-cell office:value-type="float" office:value="29581" calcext:value-type="float">
            <text:p>29581</text:p>
          </table:table-cell>
          <table:table-cell table:formula="of:=[.B480]-[.E480]" office:value-type="float" office:value="12754" calcext:value-type="float">
            <text:p>12754</text:p>
          </table:table-cell>
          <table:table-cell table:formula="of:=[.C480]/[.B480]" office:value-type="percentage" office:value="0.431155133362631" calcext:value-type="percentage">
            <text:p>43.1%</text:p>
          </table:table-cell>
          <table:table-cell office:value-type="float" office:value="16827" calcext:value-type="float">
            <text:p>16827</text:p>
          </table:table-cell>
          <table:table-cell office:value-type="float" office:value="15" calcext:value-type="float">
            <text:p>15</text:p>
          </table:table-cell>
          <table:table-cell table:formula="of:=[.F480]/[.E480]" office:value-type="percentage" office:value="0.00089142449634516" calcext:value-type="percentage">
            <text:p>0.1%</text:p>
          </table:table-cell>
          <table:table-cell office:value-type="float" office:value="142" calcext:value-type="float">
            <text:p>142</text:p>
          </table:table-cell>
          <table:table-cell table:formula="of:=[.H480]/[.E480]" office:value-type="percentage" office:value="0.00843881856540084" calcext:value-type="percentage">
            <text:p>0.8%</text:p>
          </table:table-cell>
          <table:table-cell office:value-type="float" office:value="269" calcext:value-type="float">
            <text:p>269</text:p>
          </table:table-cell>
          <table:table-cell table:formula="of:=[.J480]/[.E480]" office:value-type="percentage" office:value="0.0159862126344565" calcext:value-type="percentage">
            <text:p>1.6%</text:p>
          </table:table-cell>
          <table:table-cell office:value-type="float" office:value="6" calcext:value-type="float">
            <text:p>6</text:p>
          </table:table-cell>
          <table:table-cell table:formula="of:=[.E480]-[.F480]-[.H480]-[.J480]-[.L480]" office:value-type="float" office:value="16395" calcext:value-type="float">
            <text:p>16395</text:p>
          </table:table-cell>
          <table:table-cell table:formula="of:=[.M48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S_Wi2013</text:p>
          </table:table-cell>
          <table:table-cell office:value-type="float" office:value="28702" calcext:value-type="float">
            <text:p>28702</text:p>
          </table:table-cell>
          <table:table-cell table:formula="of:=[.B481]-[.E481]" office:value-type="float" office:value="3893" calcext:value-type="float">
            <text:p>3893</text:p>
          </table:table-cell>
          <table:table-cell table:formula="of:=[.C481]/[.B481]" office:value-type="percentage" office:value="0.135635147376489" calcext:value-type="percentage">
            <text:p>13.6%</text:p>
          </table:table-cell>
          <table:table-cell office:value-type="float" office:value="24809" calcext:value-type="float">
            <text:p>24809</text:p>
          </table:table-cell>
          <table:table-cell office:value-type="float" office:value="53" calcext:value-type="float">
            <text:p>53</text:p>
          </table:table-cell>
          <table:table-cell table:formula="of:=[.F481]/[.E481]" office:value-type="percentage" office:value="0.00213632149623121" calcext:value-type="percentage">
            <text:p>0.2%</text:p>
          </table:table-cell>
          <table:table-cell office:value-type="float" office:value="1001" calcext:value-type="float">
            <text:p>1001</text:p>
          </table:table-cell>
          <table:table-cell table:formula="of:=[.H481]/[.E481]" office:value-type="percentage" office:value="0.0403482607118384" calcext:value-type="percentage">
            <text:p>4.0%</text:p>
          </table:table-cell>
          <table:table-cell office:value-type="float" office:value="794" calcext:value-type="float">
            <text:p>794</text:p>
          </table:table-cell>
          <table:table-cell table:formula="of:=[.J481]/[.E481]" office:value-type="percentage" office:value="0.032004514490709" calcext:value-type="percentage">
            <text:p>3.2%</text:p>
          </table:table-cell>
          <table:table-cell office:value-type="float" office:value="3" calcext:value-type="float">
            <text:p>3</text:p>
          </table:table-cell>
          <table:table-cell table:formula="of:=[.E481]-[.F481]-[.H481]-[.J481]-[.L481]" office:value-type="float" office:value="22958" calcext:value-type="float">
            <text:p>22958</text:p>
          </table:table-cell>
          <table:table-cell table:formula="of:=[.M48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S_Wi2015</text:p>
          </table:table-cell>
          <table:table-cell office:value-type="float" office:value="42975" calcext:value-type="float">
            <text:p>42975</text:p>
          </table:table-cell>
          <table:table-cell table:formula="of:=[.B482]-[.E482]" office:value-type="float" office:value="18863" calcext:value-type="float">
            <text:p>18863</text:p>
          </table:table-cell>
          <table:table-cell table:formula="of:=[.C482]/[.B482]" office:value-type="percentage" office:value="0.438929610238511" calcext:value-type="percentage">
            <text:p>43.9%</text:p>
          </table:table-cell>
          <table:table-cell office:value-type="float" office:value="24112" calcext:value-type="float">
            <text:p>24112</text:p>
          </table:table-cell>
          <table:table-cell office:value-type="float" office:value="12" calcext:value-type="float">
            <text:p>12</text:p>
          </table:table-cell>
          <table:table-cell table:formula="of:=[.F482]/[.E482]" office:value-type="percentage" office:value="0.000497677504976775" calcext:value-type="percentage">
            <text:p>0.0%</text:p>
          </table:table-cell>
          <table:table-cell office:value-type="float" office:value="79" calcext:value-type="float">
            <text:p>79</text:p>
          </table:table-cell>
          <table:table-cell table:formula="of:=[.H482]/[.E482]" office:value-type="percentage" office:value="0.00327637690776377" calcext:value-type="percentage">
            <text:p>0.3%</text:p>
          </table:table-cell>
          <table:table-cell office:value-type="float" office:value="909" calcext:value-type="float">
            <text:p>909</text:p>
          </table:table-cell>
          <table:table-cell table:formula="of:=[.J482]/[.E482]" office:value-type="percentage" office:value="0.0376990710019907" calcext:value-type="percentage">
            <text:p>3.8%</text:p>
          </table:table-cell>
          <table:table-cell office:value-type="float" office:value="1" calcext:value-type="float">
            <text:p>1</text:p>
          </table:table-cell>
          <table:table-cell table:formula="of:=[.E482]-[.F482]-[.H482]-[.J482]-[.L482]" office:value-type="float" office:value="23111" calcext:value-type="float">
            <text:p>23111</text:p>
          </table:table-cell>
          <table:table-cell table:formula="of:=[.M48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S_Wi2016</text:p>
          </table:table-cell>
          <table:table-cell office:value-type="float" office:value="62224" calcext:value-type="float">
            <text:p>62224</text:p>
          </table:table-cell>
          <table:table-cell table:formula="of:=[.B483]-[.E483]" office:value-type="float" office:value="18268" calcext:value-type="float">
            <text:p>18268</text:p>
          </table:table-cell>
          <table:table-cell table:formula="of:=[.C483]/[.B483]" office:value-type="percentage" office:value="0.293584469015171" calcext:value-type="percentage">
            <text:p>29.4%</text:p>
          </table:table-cell>
          <table:table-cell office:value-type="float" office:value="43956" calcext:value-type="float">
            <text:p>43956</text:p>
          </table:table-cell>
          <table:table-cell office:value-type="float" office:value="119" calcext:value-type="float">
            <text:p>119</text:p>
          </table:table-cell>
          <table:table-cell table:formula="of:=[.F483]/[.E483]" office:value-type="percentage" office:value="0.00270725270725271" calcext:value-type="percentage">
            <text:p>0.3%</text:p>
          </table:table-cell>
          <table:table-cell office:value-type="float" office:value="669" calcext:value-type="float">
            <text:p>669</text:p>
          </table:table-cell>
          <table:table-cell table:formula="of:=[.H483]/[.E483]" office:value-type="percentage" office:value="0.0152197652197652" calcext:value-type="percentage">
            <text:p>1.5%</text:p>
          </table:table-cell>
          <table:table-cell office:value-type="float" office:value="487" calcext:value-type="float">
            <text:p>487</text:p>
          </table:table-cell>
          <table:table-cell table:formula="of:=[.J483]/[.E483]" office:value-type="percentage" office:value="0.0110792610792611" calcext:value-type="percentage">
            <text:p>1.1%</text:p>
          </table:table-cell>
          <table:table-cell office:value-type="float" office:value="17" calcext:value-type="float">
            <text:p>17</text:p>
          </table:table-cell>
          <table:table-cell table:formula="of:=[.E483]-[.F483]-[.H483]-[.J483]-[.L483]" office:value-type="float" office:value="42664" calcext:value-type="float">
            <text:p>42664</text:p>
          </table:table-cell>
          <table:table-cell table:formula="of:=[.M48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S_Wi2017</text:p>
          </table:table-cell>
          <table:table-cell office:value-type="float" office:value="46483" calcext:value-type="float">
            <text:p>46483</text:p>
          </table:table-cell>
          <table:table-cell table:formula="of:=[.B484]-[.E484]" office:value-type="float" office:value="16607" calcext:value-type="float">
            <text:p>16607</text:p>
          </table:table-cell>
          <table:table-cell table:formula="of:=[.C484]/[.B484]" office:value-type="percentage" office:value="0.357270399931158" calcext:value-type="percentage">
            <text:p>35.7%</text:p>
          </table:table-cell>
          <table:table-cell office:value-type="float" office:value="29876" calcext:value-type="float">
            <text:p>29876</text:p>
          </table:table-cell>
          <table:table-cell office:value-type="float" office:value="12" calcext:value-type="float">
            <text:p>12</text:p>
          </table:table-cell>
          <table:table-cell table:formula="of:=[.F484]/[.E484]" office:value-type="percentage" office:value="0.000401660195474628" calcext:value-type="percentage">
            <text:p>0.0%</text:p>
          </table:table-cell>
          <table:table-cell office:value-type="float" office:value="320" calcext:value-type="float">
            <text:p>320</text:p>
          </table:table-cell>
          <table:table-cell table:formula="of:=[.H484]/[.E484]" office:value-type="percentage" office:value="0.0107109385459901" calcext:value-type="percentage">
            <text:p>1.1%</text:p>
          </table:table-cell>
          <table:table-cell office:value-type="float" office:value="593" calcext:value-type="float">
            <text:p>593</text:p>
          </table:table-cell>
          <table:table-cell table:formula="of:=[.J484]/[.E484]" office:value-type="percentage" office:value="0.0198487079930379" calcext:value-type="percentage">
            <text:p>2.0%</text:p>
          </table:table-cell>
          <table:table-cell office:value-type="float" office:value="1" calcext:value-type="float">
            <text:p>1</text:p>
          </table:table-cell>
          <table:table-cell table:formula="of:=[.E484]-[.F484]-[.H484]-[.J484]-[.L484]" office:value-type="float" office:value="28950" calcext:value-type="float">
            <text:p>28950</text:p>
          </table:table-cell>
          <table:table-cell table:formula="of:=[.M48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S_Wi2018</text:p>
          </table:table-cell>
          <table:table-cell office:value-type="float" office:value="42312" calcext:value-type="float">
            <text:p>42312</text:p>
          </table:table-cell>
          <table:table-cell table:formula="of:=[.B485]-[.E485]" office:value-type="float" office:value="17001" calcext:value-type="float">
            <text:p>17001</text:p>
          </table:table-cell>
          <table:table-cell table:formula="of:=[.C485]/[.B485]" office:value-type="percentage" office:value="0.401800907543959" calcext:value-type="percentage">
            <text:p>40.2%</text:p>
          </table:table-cell>
          <table:table-cell office:value-type="float" office:value="25311" calcext:value-type="float">
            <text:p>25311</text:p>
          </table:table-cell>
          <table:table-cell office:value-type="float" office:value="23" calcext:value-type="float">
            <text:p>23</text:p>
          </table:table-cell>
          <table:table-cell table:formula="of:=[.F485]/[.E485]" office:value-type="percentage" office:value="0.000908695823950061" calcext:value-type="percentage">
            <text:p>0.1%</text:p>
          </table:table-cell>
          <table:table-cell office:value-type="float" office:value="104" calcext:value-type="float">
            <text:p>104</text:p>
          </table:table-cell>
          <table:table-cell table:formula="of:=[.H485]/[.E485]" office:value-type="percentage" office:value="0.00410888546481767" calcext:value-type="percentage">
            <text:p>0.4%</text:p>
          </table:table-cell>
          <table:table-cell office:value-type="float" office:value="410" calcext:value-type="float">
            <text:p>410</text:p>
          </table:table-cell>
          <table:table-cell table:formula="of:=[.J485]/[.E485]" office:value-type="percentage" office:value="0.016198490774762" calcext:value-type="percentage">
            <text:p>1.6%</text:p>
          </table:table-cell>
          <table:table-cell office:value-type="float" office:value="5" calcext:value-type="float">
            <text:p>5</text:p>
          </table:table-cell>
          <table:table-cell table:formula="of:=[.E485]-[.F485]-[.H485]-[.J485]-[.L485]" office:value-type="float" office:value="24769" calcext:value-type="float">
            <text:p>24769</text:p>
          </table:table-cell>
          <table:table-cell table:formula="of:=[.M48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S_Wi2019</text:p>
          </table:table-cell>
          <table:table-cell office:value-type="float" office:value="71794" calcext:value-type="float">
            <text:p>71794</text:p>
          </table:table-cell>
          <table:table-cell table:formula="of:=[.B486]-[.E486]" office:value-type="float" office:value="21633" calcext:value-type="float">
            <text:p>21633</text:p>
          </table:table-cell>
          <table:table-cell table:formula="of:=[.C486]/[.B486]" office:value-type="percentage" office:value="0.301320444605399" calcext:value-type="percentage">
            <text:p>30.1%</text:p>
          </table:table-cell>
          <table:table-cell office:value-type="float" office:value="50161" calcext:value-type="float">
            <text:p>50161</text:p>
          </table:table-cell>
          <table:table-cell office:value-type="float" office:value="22" calcext:value-type="float">
            <text:p>22</text:p>
          </table:table-cell>
          <table:table-cell table:formula="of:=[.F486]/[.E486]" office:value-type="percentage" office:value="0.000438587747453201" calcext:value-type="percentage">
            <text:p>0.0%</text:p>
          </table:table-cell>
          <table:table-cell office:value-type="float" office:value="310" calcext:value-type="float">
            <text:p>310</text:p>
          </table:table-cell>
          <table:table-cell table:formula="of:=[.H486]/[.E486]" office:value-type="percentage" office:value="0.00618010007774965" calcext:value-type="percentage">
            <text:p>0.6%</text:p>
          </table:table-cell>
          <table:table-cell office:value-type="float" office:value="1639" calcext:value-type="float">
            <text:p>1639</text:p>
          </table:table-cell>
          <table:table-cell table:formula="of:=[.J486]/[.E486]" office:value-type="percentage" office:value="0.0326747871852635" calcext:value-type="percentage">
            <text:p>3.3%</text:p>
          </table:table-cell>
          <table:table-cell office:value-type="float" office:value="11" calcext:value-type="float">
            <text:p>11</text:p>
          </table:table-cell>
          <table:table-cell table:formula="of:=[.E486]-[.F486]-[.H486]-[.J486]-[.L486]" office:value-type="float" office:value="48179" calcext:value-type="float">
            <text:p>48179</text:p>
          </table:table-cell>
          <table:table-cell table:formula="of:=[.M48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WBM_Su2017</text:p>
          </table:table-cell>
          <table:table-cell office:value-type="float" office:value="63525" calcext:value-type="float">
            <text:p>63525</text:p>
          </table:table-cell>
          <table:table-cell table:formula="of:=[.B487]-[.E487]" office:value-type="float" office:value="19369" calcext:value-type="float">
            <text:p>19369</text:p>
          </table:table-cell>
          <table:table-cell table:formula="of:=[.C487]/[.B487]" office:value-type="percentage" office:value="0.304903581267218" calcext:value-type="percentage">
            <text:p>30.5%</text:p>
          </table:table-cell>
          <table:table-cell office:value-type="float" office:value="44156" calcext:value-type="float">
            <text:p>44156</text:p>
          </table:table-cell>
          <table:table-cell office:value-type="float" office:value="163" calcext:value-type="float">
            <text:p>163</text:p>
          </table:table-cell>
          <table:table-cell table:formula="of:=[.F487]/[.E487]" office:value-type="percentage" office:value="0.00369145755956155" calcext:value-type="percentage">
            <text:p>0.4%</text:p>
          </table:table-cell>
          <table:table-cell office:value-type="float" office:value="239" calcext:value-type="float">
            <text:p>239</text:p>
          </table:table-cell>
          <table:table-cell table:formula="of:=[.H487]/[.E487]" office:value-type="percentage" office:value="0.00541262795543075" calcext:value-type="percentage">
            <text:p>0.5%</text:p>
          </table:table-cell>
          <table:table-cell office:value-type="float" office:value="332" calcext:value-type="float">
            <text:p>332</text:p>
          </table:table-cell>
          <table:table-cell table:formula="of:=[.J487]/[.E487]" office:value-type="percentage" office:value="0.0075187969924812" calcext:value-type="percentage">
            <text:p>0.8%</text:p>
          </table:table-cell>
          <table:table-cell office:value-type="float" office:value="4" calcext:value-type="float">
            <text:p>4</text:p>
          </table:table-cell>
          <table:table-cell table:formula="of:=[.E487]-[.F487]-[.H487]-[.J487]-[.L487]" office:value-type="float" office:value="43418" calcext:value-type="float">
            <text:p>43418</text:p>
          </table:table-cell>
          <table:table-cell table:formula="of:=[.M48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WBM_Su2018</text:p>
          </table:table-cell>
          <table:table-cell office:value-type="float" office:value="95562" calcext:value-type="float">
            <text:p>95562</text:p>
          </table:table-cell>
          <table:table-cell table:formula="of:=[.B488]-[.E488]" office:value-type="float" office:value="21309" calcext:value-type="float">
            <text:p>21309</text:p>
          </table:table-cell>
          <table:table-cell table:formula="of:=[.C488]/[.B488]" office:value-type="percentage" office:value="0.222986124191624" calcext:value-type="percentage">
            <text:p>22.3%</text:p>
          </table:table-cell>
          <table:table-cell office:value-type="float" office:value="74253" calcext:value-type="float">
            <text:p>74253</text:p>
          </table:table-cell>
          <table:table-cell office:value-type="float" office:value="22" calcext:value-type="float">
            <text:p>22</text:p>
          </table:table-cell>
          <table:table-cell table:formula="of:=[.F488]/[.E488]" office:value-type="percentage" office:value="0.000296284325212449" calcext:value-type="percentage">
            <text:p>0.0%</text:p>
          </table:table-cell>
          <table:table-cell office:value-type="float" office:value="794" calcext:value-type="float">
            <text:p>794</text:p>
          </table:table-cell>
          <table:table-cell table:formula="of:=[.H488]/[.E488]" office:value-type="percentage" office:value="0.0106931706463039" calcext:value-type="percentage">
            <text:p>1.1%</text:p>
          </table:table-cell>
          <table:table-cell office:value-type="float" office:value="497" calcext:value-type="float">
            <text:p>497</text:p>
          </table:table-cell>
          <table:table-cell table:formula="of:=[.J488]/[.E488]" office:value-type="percentage" office:value="0.00669333225593579" calcext:value-type="percentage">
            <text:p>0.7%</text:p>
          </table:table-cell>
          <table:table-cell office:value-type="float" office:value="22" calcext:value-type="float">
            <text:p>22</text:p>
          </table:table-cell>
          <table:table-cell table:formula="of:=[.E488]-[.F488]-[.H488]-[.J488]-[.L488]" office:value-type="float" office:value="72918" calcext:value-type="float">
            <text:p>72918</text:p>
          </table:table-cell>
          <table:table-cell table:formula="of:=[.M48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WPM_Au2017</text:p>
          </table:table-cell>
          <table:table-cell office:value-type="float" office:value="98626" calcext:value-type="float">
            <text:p>98626</text:p>
          </table:table-cell>
          <table:table-cell table:formula="of:=[.B489]-[.E489]" office:value-type="float" office:value="22331" calcext:value-type="float">
            <text:p>22331</text:p>
          </table:table-cell>
          <table:table-cell table:formula="of:=[.C489]/[.B489]" office:value-type="percentage" office:value="0.226421024881877" calcext:value-type="percentage">
            <text:p>22.6%</text:p>
          </table:table-cell>
          <table:table-cell office:value-type="float" office:value="76295" calcext:value-type="float">
            <text:p>76295</text:p>
          </table:table-cell>
          <table:table-cell office:value-type="float" office:value="29" calcext:value-type="float">
            <text:p>29</text:p>
          </table:table-cell>
          <table:table-cell table:formula="of:=[.F489]/[.E489]" office:value-type="percentage" office:value="0.000380103545448588" calcext:value-type="percentage">
            <text:p>0.0%</text:p>
          </table:table-cell>
          <table:table-cell office:value-type="float" office:value="103" calcext:value-type="float">
            <text:p>103</text:p>
          </table:table-cell>
          <table:table-cell table:formula="of:=[.H489]/[.E489]" office:value-type="percentage" office:value="0.00135002293728291" calcext:value-type="percentage">
            <text:p>0.1%</text:p>
          </table:table-cell>
          <table:table-cell office:value-type="float" office:value="1233" calcext:value-type="float">
            <text:p>1233</text:p>
          </table:table-cell>
          <table:table-cell table:formula="of:=[.J489]/[.E489]" office:value-type="percentage" office:value="0.0161609541909693" calcext:value-type="percentage">
            <text:p>1.6%</text:p>
          </table:table-cell>
          <table:table-cell office:value-type="float" office:value="7" calcext:value-type="float">
            <text:p>7</text:p>
          </table:table-cell>
          <table:table-cell table:formula="of:=[.E489]-[.F489]-[.H489]-[.J489]-[.L489]" office:value-type="float" office:value="74923" calcext:value-type="float">
            <text:p>74923</text:p>
          </table:table-cell>
          <table:table-cell table:formula="of:=[.M48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WPM_Au2018</text:p>
          </table:table-cell>
          <table:table-cell office:value-type="float" office:value="52329" calcext:value-type="float">
            <text:p>52329</text:p>
          </table:table-cell>
          <table:table-cell table:formula="of:=[.B490]-[.E490]" office:value-type="float" office:value="10402" calcext:value-type="float">
            <text:p>10402</text:p>
          </table:table-cell>
          <table:table-cell table:formula="of:=[.C490]/[.B490]" office:value-type="percentage" office:value="0.198780790766114" calcext:value-type="percentage">
            <text:p>19.9%</text:p>
          </table:table-cell>
          <table:table-cell office:value-type="float" office:value="41927" calcext:value-type="float">
            <text:p>41927</text:p>
          </table:table-cell>
          <table:table-cell office:value-type="float" office:value="19" calcext:value-type="float">
            <text:p>19</text:p>
          </table:table-cell>
          <table:table-cell table:formula="of:=[.F490]/[.E490]" office:value-type="percentage" office:value="0.000453168602571136" calcext:value-type="percentage">
            <text:p>0.0%</text:p>
          </table:table-cell>
          <table:table-cell office:value-type="float" office:value="41" calcext:value-type="float">
            <text:p>41</text:p>
          </table:table-cell>
          <table:table-cell table:formula="of:=[.H490]/[.E490]" office:value-type="percentage" office:value="0.000977890142390345" calcext:value-type="percentage">
            <text:p>0.1%</text:p>
          </table:table-cell>
          <table:table-cell office:value-type="float" office:value="110" calcext:value-type="float">
            <text:p>110</text:p>
          </table:table-cell>
          <table:table-cell table:formula="of:=[.J490]/[.E490]" office:value-type="percentage" office:value="0.00262360769909605" calcext:value-type="percentage">
            <text:p>0.3%</text:p>
          </table:table-cell>
          <table:table-cell office:value-type="float" office:value="8" calcext:value-type="float">
            <text:p>8</text:p>
          </table:table-cell>
          <table:table-cell table:formula="of:=[.E490]-[.F490]-[.H490]-[.J490]-[.L490]" office:value-type="float" office:value="41749" calcext:value-type="float">
            <text:p>41749</text:p>
          </table:table-cell>
          <table:table-cell table:formula="of:=[.M49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WPM_Sp2017</text:p>
          </table:table-cell>
          <table:table-cell office:value-type="float" office:value="65551" calcext:value-type="float">
            <text:p>65551</text:p>
          </table:table-cell>
          <table:table-cell table:formula="of:=[.B491]-[.E491]" office:value-type="float" office:value="15779" calcext:value-type="float">
            <text:p>15779</text:p>
          </table:table-cell>
          <table:table-cell table:formula="of:=[.C491]/[.B491]" office:value-type="percentage" office:value="0.240713337706519" calcext:value-type="percentage">
            <text:p>24.1%</text:p>
          </table:table-cell>
          <table:table-cell office:value-type="float" office:value="49772" calcext:value-type="float">
            <text:p>49772</text:p>
          </table:table-cell>
          <table:table-cell office:value-type="float" office:value="217" calcext:value-type="float">
            <text:p>217</text:p>
          </table:table-cell>
          <table:table-cell table:formula="of:=[.F491]/[.E491]" office:value-type="percentage" office:value="0.00435988105762276" calcext:value-type="percentage">
            <text:p>0.4%</text:p>
          </table:table-cell>
          <table:table-cell office:value-type="float" office:value="375" calcext:value-type="float">
            <text:p>375</text:p>
          </table:table-cell>
          <table:table-cell table:formula="of:=[.H491]/[.E491]" office:value-type="percentage" office:value="0.00753435666639878" calcext:value-type="percentage">
            <text:p>0.8%</text:p>
          </table:table-cell>
          <table:table-cell office:value-type="float" office:value="42" calcext:value-type="float">
            <text:p>42</text:p>
          </table:table-cell>
          <table:table-cell table:formula="of:=[.J491]/[.E491]" office:value-type="percentage" office:value="0.000843847946636663" calcext:value-type="percentage">
            <text:p>0.1%</text:p>
          </table:table-cell>
          <table:table-cell office:value-type="float" office:value="7" calcext:value-type="float">
            <text:p>7</text:p>
          </table:table-cell>
          <table:table-cell table:formula="of:=[.E491]-[.F491]-[.H491]-[.J491]-[.L491]" office:value-type="float" office:value="49131" calcext:value-type="float">
            <text:p>49131</text:p>
          </table:table-cell>
          <table:table-cell table:formula="of:=[.M49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WPM_Sp2018</text:p>
          </table:table-cell>
          <table:table-cell office:value-type="float" office:value="61387" calcext:value-type="float">
            <text:p>61387</text:p>
          </table:table-cell>
          <table:table-cell table:formula="of:=[.B492]-[.E492]" office:value-type="float" office:value="12726" calcext:value-type="float">
            <text:p>12726</text:p>
          </table:table-cell>
          <table:table-cell table:formula="of:=[.C492]/[.B492]" office:value-type="percentage" office:value="0.207307736165638" calcext:value-type="percentage">
            <text:p>20.7%</text:p>
          </table:table-cell>
          <table:table-cell office:value-type="float" office:value="48661" calcext:value-type="float">
            <text:p>48661</text:p>
          </table:table-cell>
          <table:table-cell office:value-type="float" office:value="375" calcext:value-type="float">
            <text:p>375</text:p>
          </table:table-cell>
          <table:table-cell table:formula="of:=[.F492]/[.E492]" office:value-type="percentage" office:value="0.00770637676989787" calcext:value-type="percentage">
            <text:p>0.8%</text:p>
          </table:table-cell>
          <table:table-cell office:value-type="float" office:value="316" calcext:value-type="float">
            <text:p>316</text:p>
          </table:table-cell>
          <table:table-cell table:formula="of:=[.H492]/[.E492]" office:value-type="percentage" office:value="0.00649390682476727" calcext:value-type="percentage">
            <text:p>0.6%</text:p>
          </table:table-cell>
          <table:table-cell office:value-type="float" office:value="245" calcext:value-type="float">
            <text:p>245</text:p>
          </table:table-cell>
          <table:table-cell table:formula="of:=[.J492]/[.E492]" office:value-type="percentage" office:value="0.00503483282299994" calcext:value-type="percentage">
            <text:p>0.5%</text:p>
          </table:table-cell>
          <table:table-cell office:value-type="float" office:value="10" calcext:value-type="float">
            <text:p>10</text:p>
          </table:table-cell>
          <table:table-cell table:formula="of:=[.E492]-[.F492]-[.H492]-[.J492]-[.L492]" office:value-type="float" office:value="47715" calcext:value-type="float">
            <text:p>47715</text:p>
          </table:table-cell>
          <table:table-cell table:formula="of:=[.M49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WPM_Su2017</text:p>
          </table:table-cell>
          <table:table-cell office:value-type="float" office:value="62818" calcext:value-type="float">
            <text:p>62818</text:p>
          </table:table-cell>
          <table:table-cell table:formula="of:=[.B493]-[.E493]" office:value-type="float" office:value="17330" calcext:value-type="float">
            <text:p>17330</text:p>
          </table:table-cell>
          <table:table-cell table:formula="of:=[.C493]/[.B493]" office:value-type="percentage" office:value="0.275876341176096" calcext:value-type="percentage">
            <text:p>27.6%</text:p>
          </table:table-cell>
          <table:table-cell office:value-type="float" office:value="45488" calcext:value-type="float">
            <text:p>45488</text:p>
          </table:table-cell>
          <table:table-cell office:value-type="float" office:value="208" calcext:value-type="float">
            <text:p>208</text:p>
          </table:table-cell>
          <table:table-cell table:formula="of:=[.F493]/[.E493]" office:value-type="percentage" office:value="0.00457263454097784" calcext:value-type="percentage">
            <text:p>0.5%</text:p>
          </table:table-cell>
          <table:table-cell office:value-type="float" office:value="424" calcext:value-type="float">
            <text:p>424</text:p>
          </table:table-cell>
          <table:table-cell table:formula="of:=[.H493]/[.E493]" office:value-type="percentage" office:value="0.00932113964122406" calcext:value-type="percentage">
            <text:p>0.9%</text:p>
          </table:table-cell>
          <table:table-cell office:value-type="float" office:value="215" calcext:value-type="float">
            <text:p>215</text:p>
          </table:table-cell>
          <table:table-cell table:formula="of:=[.J493]/[.E493]" office:value-type="percentage" office:value="0.00472652128033767" calcext:value-type="percentage">
            <text:p>0.5%</text:p>
          </table:table-cell>
          <table:table-cell office:value-type="float" office:value="7" calcext:value-type="float">
            <text:p>7</text:p>
          </table:table-cell>
          <table:table-cell table:formula="of:=[.E493]-[.F493]-[.H493]-[.J493]-[.L493]" office:value-type="float" office:value="44634" calcext:value-type="float">
            <text:p>44634</text:p>
          </table:table-cell>
          <table:table-cell table:formula="of:=[.M49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WPM_Su2018</text:p>
          </table:table-cell>
          <table:table-cell office:value-type="float" office:value="55596" calcext:value-type="float">
            <text:p>55596</text:p>
          </table:table-cell>
          <table:table-cell table:formula="of:=[.B494]-[.E494]" office:value-type="float" office:value="14051" calcext:value-type="float">
            <text:p>14051</text:p>
          </table:table-cell>
          <table:table-cell table:formula="of:=[.C494]/[.B494]" office:value-type="percentage" office:value="0.252734009640981" calcext:value-type="percentage">
            <text:p>25.3%</text:p>
          </table:table-cell>
          <table:table-cell office:value-type="float" office:value="41545" calcext:value-type="float">
            <text:p>41545</text:p>
          </table:table-cell>
          <table:table-cell office:value-type="float" office:value="24" calcext:value-type="float">
            <text:p>24</text:p>
          </table:table-cell>
          <table:table-cell table:formula="of:=[.F494]/[.E494]" office:value-type="percentage" office:value="0.00057768684558912" calcext:value-type="percentage">
            <text:p>0.1%</text:p>
          </table:table-cell>
          <table:table-cell office:value-type="float" office:value="130" calcext:value-type="float">
            <text:p>130</text:p>
          </table:table-cell>
          <table:table-cell table:formula="of:=[.H494]/[.E494]" office:value-type="percentage" office:value="0.0031291370802744" calcext:value-type="percentage">
            <text:p>0.3%</text:p>
          </table:table-cell>
          <table:table-cell office:value-type="float" office:value="259" calcext:value-type="float">
            <text:p>259</text:p>
          </table:table-cell>
          <table:table-cell table:formula="of:=[.J494]/[.E494]" office:value-type="percentage" office:value="0.00623420387531592" calcext:value-type="percentage">
            <text:p>0.6%</text:p>
          </table:table-cell>
          <table:table-cell office:value-type="float" office:value="10" calcext:value-type="float">
            <text:p>10</text:p>
          </table:table-cell>
          <table:table-cell table:formula="of:=[.E494]-[.F494]-[.H494]-[.J494]-[.L494]" office:value-type="float" office:value="41122" calcext:value-type="float">
            <text:p>41122</text:p>
          </table:table-cell>
          <table:table-cell table:formula="of:=[.M49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WPM_Wi2018</text:p>
          </table:table-cell>
          <table:table-cell office:value-type="float" office:value="60735" calcext:value-type="float">
            <text:p>60735</text:p>
          </table:table-cell>
          <table:table-cell table:formula="of:=[.B495]-[.E495]" office:value-type="float" office:value="14506" calcext:value-type="float">
            <text:p>14506</text:p>
          </table:table-cell>
          <table:table-cell table:formula="of:=[.C495]/[.B495]" office:value-type="percentage" office:value="0.238840866057463" calcext:value-type="percentage">
            <text:p>23.9%</text:p>
          </table:table-cell>
          <table:table-cell office:value-type="float" office:value="46229" calcext:value-type="float">
            <text:p>46229</text:p>
          </table:table-cell>
          <table:table-cell office:value-type="float" office:value="25" calcext:value-type="float">
            <text:p>25</text:p>
          </table:table-cell>
          <table:table-cell table:formula="of:=[.F495]/[.E495]" office:value-type="percentage" office:value="0.000540786086655563" calcext:value-type="percentage">
            <text:p>0.1%</text:p>
          </table:table-cell>
          <table:table-cell office:value-type="float" office:value="195" calcext:value-type="float">
            <text:p>195</text:p>
          </table:table-cell>
          <table:table-cell table:formula="of:=[.H495]/[.E495]" office:value-type="percentage" office:value="0.00421813147591339" calcext:value-type="percentage">
            <text:p>0.4%</text:p>
          </table:table-cell>
          <table:table-cell office:value-type="float" office:value="1884" calcext:value-type="float">
            <text:p>1884</text:p>
          </table:table-cell>
          <table:table-cell table:formula="of:=[.J495]/[.E495]" office:value-type="percentage" office:value="0.0407536394903632" calcext:value-type="percentage">
            <text:p>4.1%</text:p>
          </table:table-cell>
          <table:table-cell office:value-type="float" office:value="20" calcext:value-type="float">
            <text:p>20</text:p>
          </table:table-cell>
          <table:table-cell table:formula="of:=[.E495]-[.F495]-[.H495]-[.J495]-[.L495]" office:value-type="float" office:value="44105" calcext:value-type="float">
            <text:p>44105</text:p>
          </table:table-cell>
          <table:table-cell table:formula="of:=[.M49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WPM_Wi2019A</text:p>
          </table:table-cell>
          <table:table-cell office:value-type="float" office:value="64610" calcext:value-type="float">
            <text:p>64610</text:p>
          </table:table-cell>
          <table:table-cell table:formula="of:=[.B496]-[.E496]" office:value-type="float" office:value="13689" calcext:value-type="float">
            <text:p>13689</text:p>
          </table:table-cell>
          <table:table-cell table:formula="of:=[.C496]/[.B496]" office:value-type="percentage" office:value="0.211871227364185" calcext:value-type="percentage">
            <text:p>21.2%</text:p>
          </table:table-cell>
          <table:table-cell office:value-type="float" office:value="50921" calcext:value-type="float">
            <text:p>50921</text:p>
          </table:table-cell>
          <table:table-cell office:value-type="float" office:value="551" calcext:value-type="float">
            <text:p>551</text:p>
          </table:table-cell>
          <table:table-cell table:formula="of:=[.F496]/[.E496]" office:value-type="percentage" office:value="0.0108206830187938" calcext:value-type="percentage">
            <text:p>1.1%</text:p>
          </table:table-cell>
          <table:table-cell office:value-type="float" office:value="797" calcext:value-type="float">
            <text:p>797</text:p>
          </table:table-cell>
          <table:table-cell table:formula="of:=[.H496]/[.E496]" office:value-type="percentage" office:value="0.0156516957640266" calcext:value-type="percentage">
            <text:p>1.6%</text:p>
          </table:table-cell>
          <table:table-cell office:value-type="float" office:value="147" calcext:value-type="float">
            <text:p>147</text:p>
          </table:table-cell>
          <table:table-cell table:formula="of:=[.J496]/[.E496]" office:value-type="percentage" office:value="0.00288682468922448" calcext:value-type="percentage">
            <text:p>0.3%</text:p>
          </table:table-cell>
          <table:table-cell office:value-type="float" office:value="6" calcext:value-type="float">
            <text:p>6</text:p>
          </table:table-cell>
          <table:table-cell table:formula="of:=[.E496]-[.F496]-[.H496]-[.J496]-[.L496]" office:value-type="float" office:value="49420" calcext:value-type="float">
            <text:p>49420</text:p>
          </table:table-cell>
          <table:table-cell table:formula="of:=[.M49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10_WPM_Wi2019B</text:p>
          </table:table-cell>
          <table:table-cell office:value-type="float" office:value="66752" calcext:value-type="float">
            <text:p>66752</text:p>
          </table:table-cell>
          <table:table-cell table:formula="of:=[.B497]-[.E497]" office:value-type="float" office:value="12864" calcext:value-type="float">
            <text:p>12864</text:p>
          </table:table-cell>
          <table:table-cell table:formula="of:=[.C497]/[.B497]" office:value-type="percentage" office:value="0.192713326941515" calcext:value-type="percentage">
            <text:p>19.3%</text:p>
          </table:table-cell>
          <table:table-cell office:value-type="float" office:value="53888" calcext:value-type="float">
            <text:p>53888</text:p>
          </table:table-cell>
          <table:table-cell office:value-type="float" office:value="666" calcext:value-type="float">
            <text:p>666</text:p>
          </table:table-cell>
          <table:table-cell table:formula="of:=[.F497]/[.E497]" office:value-type="percentage" office:value="0.0123589667458432" calcext:value-type="percentage">
            <text:p>1.2%</text:p>
          </table:table-cell>
          <table:table-cell office:value-type="float" office:value="1123" calcext:value-type="float">
            <text:p>1123</text:p>
          </table:table-cell>
          <table:table-cell table:formula="of:=[.H497]/[.E497]" office:value-type="percentage" office:value="0.0208395190023753" calcext:value-type="percentage">
            <text:p>2.1%</text:p>
          </table:table-cell>
          <table:table-cell office:value-type="float" office:value="282" calcext:value-type="float">
            <text:p>282</text:p>
          </table:table-cell>
          <table:table-cell table:formula="of:=[.J497]/[.E497]" office:value-type="percentage" office:value="0.00523307600950119" calcext:value-type="percentage">
            <text:p>0.5%</text:p>
          </table:table-cell>
          <table:table-cell office:value-type="float" office:value="7" calcext:value-type="float">
            <text:p>7</text:p>
          </table:table-cell>
          <table:table-cell table:formula="of:=[.E497]-[.F497]-[.H497]-[.J497]-[.L497]" office:value-type="float" office:value="51810" calcext:value-type="float">
            <text:p>51810</text:p>
          </table:table-cell>
          <table:table-cell table:formula="of:=[.M49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05_S_Wi2013</text:p>
          </table:table-cell>
          <table:table-cell office:value-type="float" office:value="41760" calcext:value-type="float">
            <text:p>41760</text:p>
          </table:table-cell>
          <table:table-cell table:formula="of:=[.B498]-[.E498]" office:value-type="float" office:value="15840" calcext:value-type="float">
            <text:p>15840</text:p>
          </table:table-cell>
          <table:table-cell table:formula="of:=[.C498]/[.B498]" office:value-type="percentage" office:value="0.379310344827586" calcext:value-type="percentage">
            <text:p>37.9%</text:p>
          </table:table-cell>
          <table:table-cell office:value-type="float" office:value="25920" calcext:value-type="float">
            <text:p>25920</text:p>
          </table:table-cell>
          <table:table-cell office:value-type="float" office:value="11" calcext:value-type="float">
            <text:p>11</text:p>
          </table:table-cell>
          <table:table-cell table:formula="of:=[.F498]/[.E498]" office:value-type="percentage" office:value="0.000424382716049383" calcext:value-type="percentage">
            <text:p>0.0%</text:p>
          </table:table-cell>
          <table:table-cell office:value-type="float" office:value="157" calcext:value-type="float">
            <text:p>157</text:p>
          </table:table-cell>
          <table:table-cell table:formula="of:=[.H498]/[.E498]" office:value-type="percentage" office:value="0.0060570987654321" calcext:value-type="percentage">
            <text:p>0.6%</text:p>
          </table:table-cell>
          <table:table-cell office:value-type="float" office:value="849" calcext:value-type="float">
            <text:p>849</text:p>
          </table:table-cell>
          <table:table-cell table:formula="of:=[.J498]/[.E498]" office:value-type="percentage" office:value="0.0327546296296296" calcext:value-type="percentage">
            <text:p>3.3%</text:p>
          </table:table-cell>
          <table:table-cell office:value-type="float" office:value="5" calcext:value-type="float">
            <text:p>5</text:p>
          </table:table-cell>
          <table:table-cell table:formula="of:=[.E498]-[.F498]-[.H498]-[.J498]-[.L498]" office:value-type="float" office:value="24898" calcext:value-type="float">
            <text:p>24898</text:p>
          </table:table-cell>
          <table:table-cell table:formula="of:=[.M49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05_S_Wi2015</text:p>
          </table:table-cell>
          <table:table-cell office:value-type="float" office:value="61905" calcext:value-type="float">
            <text:p>61905</text:p>
          </table:table-cell>
          <table:table-cell table:formula="of:=[.B499]-[.E499]" office:value-type="float" office:value="23596" calcext:value-type="float">
            <text:p>23596</text:p>
          </table:table-cell>
          <table:table-cell table:formula="of:=[.C499]/[.B499]" office:value-type="percentage" office:value="0.381164687828124" calcext:value-type="percentage">
            <text:p>38.1%</text:p>
          </table:table-cell>
          <table:table-cell office:value-type="float" office:value="38309" calcext:value-type="float">
            <text:p>38309</text:p>
          </table:table-cell>
          <table:table-cell office:value-type="float" office:value="21" calcext:value-type="float">
            <text:p>21</text:p>
          </table:table-cell>
          <table:table-cell table:formula="of:=[.F499]/[.E499]" office:value-type="percentage" office:value="0.000548174058315278" calcext:value-type="percentage">
            <text:p>0.1%</text:p>
          </table:table-cell>
          <table:table-cell office:value-type="float" office:value="402" calcext:value-type="float">
            <text:p>402</text:p>
          </table:table-cell>
          <table:table-cell table:formula="of:=[.H499]/[.E499]" office:value-type="percentage" office:value="0.0104936176877496" calcext:value-type="percentage">
            <text:p>1.0%</text:p>
          </table:table-cell>
          <table:table-cell office:value-type="float" office:value="1273" calcext:value-type="float">
            <text:p>1273</text:p>
          </table:table-cell>
          <table:table-cell table:formula="of:=[.J499]/[.E499]" office:value-type="percentage" office:value="0.0332297893445404" calcext:value-type="percentage">
            <text:p>3.3%</text:p>
          </table:table-cell>
          <table:table-cell office:value-type="float" office:value="4" calcext:value-type="float">
            <text:p>4</text:p>
          </table:table-cell>
          <table:table-cell table:formula="of:=[.E499]-[.F499]-[.H499]-[.J499]-[.L499]" office:value-type="float" office:value="36609" calcext:value-type="float">
            <text:p>36609</text:p>
          </table:table-cell>
          <table:table-cell table:formula="of:=[.M49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05_S_Wi2015RNA</text:p>
          </table:table-cell>
          <table:table-cell office:value-type="float" office:value="42357" calcext:value-type="float">
            <text:p>42357</text:p>
          </table:table-cell>
          <table:table-cell table:formula="of:=[.B500]-[.E500]" office:value-type="float" office:value="17847" calcext:value-type="float">
            <text:p>17847</text:p>
          </table:table-cell>
          <table:table-cell table:formula="of:=[.C500]/[.B500]" office:value-type="percentage" office:value="0.421347120900914" calcext:value-type="percentage">
            <text:p>42.1%</text:p>
          </table:table-cell>
          <table:table-cell office:value-type="float" office:value="24510" calcext:value-type="float">
            <text:p>24510</text:p>
          </table:table-cell>
          <table:table-cell office:value-type="float" office:value="6" calcext:value-type="float">
            <text:p>6</text:p>
          </table:table-cell>
          <table:table-cell table:formula="of:=[.F500]/[.E500]" office:value-type="percentage" office:value="0.000244798041615667" calcext:value-type="percentage">
            <text:p>0.0%</text:p>
          </table:table-cell>
          <table:table-cell office:value-type="float" office:value="196" calcext:value-type="float">
            <text:p>196</text:p>
          </table:table-cell>
          <table:table-cell table:formula="of:=[.H500]/[.E500]" office:value-type="percentage" office:value="0.00799673602611179" calcext:value-type="percentage">
            <text:p>0.8%</text:p>
          </table:table-cell>
          <table:table-cell office:value-type="float" office:value="711" calcext:value-type="float">
            <text:p>711</text:p>
          </table:table-cell>
          <table:table-cell table:formula="of:=[.J500]/[.E500]" office:value-type="percentage" office:value="0.0290085679314566" calcext:value-type="percentage">
            <text:p>2.9%</text:p>
          </table:table-cell>
          <table:table-cell office:value-type="float" office:value="1" calcext:value-type="float">
            <text:p>1</text:p>
          </table:table-cell>
          <table:table-cell table:formula="of:=[.E500]-[.F500]-[.H500]-[.J500]-[.L500]" office:value-type="float" office:value="23596" calcext:value-type="float">
            <text:p>23596</text:p>
          </table:table-cell>
          <table:table-cell table:formula="of:=[.M50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05_S_Wi2016</text:p>
          </table:table-cell>
          <table:table-cell office:value-type="float" office:value="52215" calcext:value-type="float">
            <text:p>52215</text:p>
          </table:table-cell>
          <table:table-cell table:formula="of:=[.B501]-[.E501]" office:value-type="float" office:value="17129" calcext:value-type="float">
            <text:p>17129</text:p>
          </table:table-cell>
          <table:table-cell table:formula="of:=[.C501]/[.B501]" office:value-type="percentage" office:value="0.328047495930288" calcext:value-type="percentage">
            <text:p>32.8%</text:p>
          </table:table-cell>
          <table:table-cell office:value-type="float" office:value="35086" calcext:value-type="float">
            <text:p>35086</text:p>
          </table:table-cell>
          <table:table-cell office:value-type="float" office:value="89" calcext:value-type="float">
            <text:p>89</text:p>
          </table:table-cell>
          <table:table-cell table:formula="of:=[.F501]/[.E501]" office:value-type="percentage" office:value="0.00253662429459043" calcext:value-type="percentage">
            <text:p>0.3%</text:p>
          </table:table-cell>
          <table:table-cell office:value-type="float" office:value="2478" calcext:value-type="float">
            <text:p>2478</text:p>
          </table:table-cell>
          <table:table-cell table:formula="of:=[.H501]/[.E501]" office:value-type="percentage" office:value="0.0706264606965741" calcext:value-type="percentage">
            <text:p>7.1%</text:p>
          </table:table-cell>
          <table:table-cell office:value-type="float" office:value="1057" calcext:value-type="float">
            <text:p>1057</text:p>
          </table:table-cell>
          <table:table-cell table:formula="of:=[.J501]/[.E501]" office:value-type="percentage" office:value="0.0301259761728325" calcext:value-type="percentage">
            <text:p>3.0%</text:p>
          </table:table-cell>
          <table:table-cell office:value-type="float" office:value="9" calcext:value-type="float">
            <text:p>9</text:p>
          </table:table-cell>
          <table:table-cell table:formula="of:=[.E501]-[.F501]-[.H501]-[.J501]-[.L501]" office:value-type="float" office:value="31453" calcext:value-type="float">
            <text:p>31453</text:p>
          </table:table-cell>
          <table:table-cell table:formula="of:=[.M50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05_S_Wi2016RNA</text:p>
          </table:table-cell>
          <table:table-cell office:value-type="float" office:value="40621" calcext:value-type="float">
            <text:p>40621</text:p>
          </table:table-cell>
          <table:table-cell table:formula="of:=[.B502]-[.E502]" office:value-type="float" office:value="16750" calcext:value-type="float">
            <text:p>16750</text:p>
          </table:table-cell>
          <table:table-cell table:formula="of:=[.C502]/[.B502]" office:value-type="percentage" office:value="0.412348292754979" calcext:value-type="percentage">
            <text:p>41.2%</text:p>
          </table:table-cell>
          <table:table-cell office:value-type="float" office:value="23871" calcext:value-type="float">
            <text:p>23871</text:p>
          </table:table-cell>
          <table:table-cell office:value-type="float" office:value="8" calcext:value-type="float">
            <text:p>8</text:p>
          </table:table-cell>
          <table:table-cell table:formula="of:=[.F502]/[.E502]" office:value-type="percentage" office:value="0.000335134682250429" calcext:value-type="percentage">
            <text:p>0.0%</text:p>
          </table:table-cell>
          <table:table-cell office:value-type="float" office:value="3416" calcext:value-type="float">
            <text:p>3416</text:p>
          </table:table-cell>
          <table:table-cell table:formula="of:=[.H502]/[.E502]" office:value-type="percentage" office:value="0.143102509320933" calcext:value-type="percentage">
            <text:p>14.3%</text:p>
          </table:table-cell>
          <table:table-cell office:value-type="float" office:value="500" calcext:value-type="float">
            <text:p>500</text:p>
          </table:table-cell>
          <table:table-cell table:formula="of:=[.J502]/[.E502]" office:value-type="percentage" office:value="0.0209459176406518" calcext:value-type="percentage">
            <text:p>2.1%</text:p>
          </table:table-cell>
          <table:table-cell office:value-type="float" office:value="2" calcext:value-type="float">
            <text:p>2</text:p>
          </table:table-cell>
          <table:table-cell table:formula="of:=[.E502]-[.F502]-[.H502]-[.J502]-[.L502]" office:value-type="float" office:value="19945" calcext:value-type="float">
            <text:p>19945</text:p>
          </table:table-cell>
          <table:table-cell table:formula="of:=[.M50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05_S_Wi2017</text:p>
          </table:table-cell>
          <table:table-cell office:value-type="float" office:value="30740" calcext:value-type="float">
            <text:p>30740</text:p>
          </table:table-cell>
          <table:table-cell table:formula="of:=[.B503]-[.E503]" office:value-type="float" office:value="12893" calcext:value-type="float">
            <text:p>12893</text:p>
          </table:table-cell>
          <table:table-cell table:formula="of:=[.C503]/[.B503]" office:value-type="percentage" office:value="0.419420949902407" calcext:value-type="percentage">
            <text:p>41.9%</text:p>
          </table:table-cell>
          <table:table-cell office:value-type="float" office:value="17847" calcext:value-type="float">
            <text:p>17847</text:p>
          </table:table-cell>
          <table:table-cell office:value-type="float" office:value="8" calcext:value-type="float">
            <text:p>8</text:p>
          </table:table-cell>
          <table:table-cell table:formula="of:=[.F503]/[.E503]" office:value-type="percentage" office:value="0.000448254608617695" calcext:value-type="percentage">
            <text:p>0.0%</text:p>
          </table:table-cell>
          <table:table-cell office:value-type="float" office:value="124" calcext:value-type="float">
            <text:p>124</text:p>
          </table:table-cell>
          <table:table-cell table:formula="of:=[.H503]/[.E503]" office:value-type="percentage" office:value="0.00694794643357427" calcext:value-type="percentage">
            <text:p>0.7%</text:p>
          </table:table-cell>
          <table:table-cell office:value-type="float" office:value="810" calcext:value-type="float">
            <text:p>810</text:p>
          </table:table-cell>
          <table:table-cell table:formula="of:=[.J503]/[.E503]" office:value-type="percentage" office:value="0.0453857791225416" calcext:value-type="percentage">
            <text:p>4.5%</text:p>
          </table:table-cell>
          <table:table-cell office:value-type="float" office:value="1" calcext:value-type="float">
            <text:p>1</text:p>
          </table:table-cell>
          <table:table-cell table:formula="of:=[.E503]-[.F503]-[.H503]-[.J503]-[.L503]" office:value-type="float" office:value="16904" calcext:value-type="float">
            <text:p>16904</text:p>
          </table:table-cell>
          <table:table-cell table:formula="of:=[.M50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05_S_Wi2017RNA</text:p>
          </table:table-cell>
          <table:table-cell office:value-type="float" office:value="62748" calcext:value-type="float">
            <text:p>62748</text:p>
          </table:table-cell>
          <table:table-cell table:formula="of:=[.B504]-[.E504]" office:value-type="float" office:value="32051" calcext:value-type="float">
            <text:p>32051</text:p>
          </table:table-cell>
          <table:table-cell table:formula="of:=[.C504]/[.B504]" office:value-type="percentage" office:value="0.510789188500032" calcext:value-type="percentage">
            <text:p>51.1%</text:p>
          </table:table-cell>
          <table:table-cell office:value-type="float" office:value="30697" calcext:value-type="float">
            <text:p>30697</text:p>
          </table:table-cell>
          <table:table-cell office:value-type="float" office:value="9" calcext:value-type="float">
            <text:p>9</text:p>
          </table:table-cell>
          <table:table-cell table:formula="of:=[.F504]/[.E504]" office:value-type="percentage" office:value="0.000293188259439033" calcext:value-type="percentage">
            <text:p>0.0%</text:p>
          </table:table-cell>
          <table:table-cell office:value-type="float" office:value="238" calcext:value-type="float">
            <text:p>238</text:p>
          </table:table-cell>
          <table:table-cell table:formula="of:=[.H504]/[.E504]" office:value-type="percentage" office:value="0.00775320063849888" calcext:value-type="percentage">
            <text:p>0.8%</text:p>
          </table:table-cell>
          <table:table-cell office:value-type="float" office:value="910" calcext:value-type="float">
            <text:p>910</text:p>
          </table:table-cell>
          <table:table-cell table:formula="of:=[.J504]/[.E504]" office:value-type="percentage" office:value="0.0296445906766133" calcext:value-type="percentage">
            <text:p>3.0%</text:p>
          </table:table-cell>
          <table:table-cell office:value-type="float" office:value="2" calcext:value-type="float">
            <text:p>2</text:p>
          </table:table-cell>
          <table:table-cell table:formula="of:=[.E504]-[.F504]-[.H504]-[.J504]-[.L504]" office:value-type="float" office:value="29538" calcext:value-type="float">
            <text:p>29538</text:p>
          </table:table-cell>
          <table:table-cell table:formula="of:=[.M50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05_S_Wi2018</text:p>
          </table:table-cell>
          <table:table-cell office:value-type="float" office:value="38266" calcext:value-type="float">
            <text:p>38266</text:p>
          </table:table-cell>
          <table:table-cell table:formula="of:=[.B505]-[.E505]" office:value-type="float" office:value="14284" calcext:value-type="float">
            <text:p>14284</text:p>
          </table:table-cell>
          <table:table-cell table:formula="of:=[.C505]/[.B505]" office:value-type="percentage" office:value="0.373281764490671" calcext:value-type="percentage">
            <text:p>37.3%</text:p>
          </table:table-cell>
          <table:table-cell office:value-type="float" office:value="23982" calcext:value-type="float">
            <text:p>23982</text:p>
          </table:table-cell>
          <table:table-cell office:value-type="float" office:value="12" calcext:value-type="float">
            <text:p>12</text:p>
          </table:table-cell>
          <table:table-cell table:formula="of:=[.F505]/[.E505]" office:value-type="percentage" office:value="0.000500375281461096" calcext:value-type="percentage">
            <text:p>0.1%</text:p>
          </table:table-cell>
          <table:table-cell office:value-type="float" office:value="821" calcext:value-type="float">
            <text:p>821</text:p>
          </table:table-cell>
          <table:table-cell table:formula="of:=[.H505]/[.E505]" office:value-type="percentage" office:value="0.0342340088399633" calcext:value-type="percentage">
            <text:p>3.4%</text:p>
          </table:table-cell>
          <table:table-cell office:value-type="float" office:value="957" calcext:value-type="float">
            <text:p>957</text:p>
          </table:table-cell>
          <table:table-cell table:formula="of:=[.J505]/[.E505]" office:value-type="percentage" office:value="0.0399049286965224" calcext:value-type="percentage">
            <text:p>4.0%</text:p>
          </table:table-cell>
          <table:table-cell office:value-type="float" office:value="2" calcext:value-type="float">
            <text:p>2</text:p>
          </table:table-cell>
          <table:table-cell table:formula="of:=[.E505]-[.F505]-[.H505]-[.J505]-[.L505]" office:value-type="float" office:value="22190" calcext:value-type="float">
            <text:p>22190</text:p>
          </table:table-cell>
          <table:table-cell table:formula="of:=[.M50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05_S_Wi2018RNA</text:p>
          </table:table-cell>
          <table:table-cell office:value-type="float" office:value="39849" calcext:value-type="float">
            <text:p>39849</text:p>
          </table:table-cell>
          <table:table-cell table:formula="of:=[.B506]-[.E506]" office:value-type="float" office:value="20611" calcext:value-type="float">
            <text:p>20611</text:p>
          </table:table-cell>
          <table:table-cell table:formula="of:=[.C506]/[.B506]" office:value-type="percentage" office:value="0.517227533940626" calcext:value-type="percentage">
            <text:p>51.7%</text:p>
          </table:table-cell>
          <table:table-cell office:value-type="float" office:value="19238" calcext:value-type="float">
            <text:p>19238</text:p>
          </table:table-cell>
          <table:table-cell office:value-type="float" office:value="4" calcext:value-type="float">
            <text:p>4</text:p>
          </table:table-cell>
          <table:table-cell table:formula="of:=[.F506]/[.E506]" office:value-type="percentage" office:value="0.000207921821395155" calcext:value-type="percentage">
            <text:p>0.0%</text:p>
          </table:table-cell>
          <table:table-cell office:value-type="float" office:value="597" calcext:value-type="float">
            <text:p>597</text:p>
          </table:table-cell>
          <table:table-cell table:formula="of:=[.H506]/[.E506]" office:value-type="percentage" office:value="0.0310323318432269" calcext:value-type="percentage">
            <text:p>3.1%</text:p>
          </table:table-cell>
          <table:table-cell office:value-type="float" office:value="563" calcext:value-type="float">
            <text:p>563</text:p>
          </table:table-cell>
          <table:table-cell table:formula="of:=[.J506]/[.E506]" office:value-type="percentage" office:value="0.0292649963613681" calcext:value-type="percentage">
            <text:p>2.9%</text:p>
          </table:table-cell>
          <table:table-cell office:value-type="float" office:value="2" calcext:value-type="float">
            <text:p>2</text:p>
          </table:table-cell>
          <table:table-cell table:formula="of:=[.E506]-[.F506]-[.H506]-[.J506]-[.L506]" office:value-type="float" office:value="18072" calcext:value-type="float">
            <text:p>18072</text:p>
          </table:table-cell>
          <table:table-cell table:formula="of:=[.M50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05_S_Wi2019</text:p>
          </table:table-cell>
          <table:table-cell office:value-type="float" office:value="51951" calcext:value-type="float">
            <text:p>51951</text:p>
          </table:table-cell>
          <table:table-cell table:formula="of:=[.B507]-[.E507]" office:value-type="float" office:value="16518" calcext:value-type="float">
            <text:p>16518</text:p>
          </table:table-cell>
          <table:table-cell table:formula="of:=[.C507]/[.B507]" office:value-type="percentage" office:value="0.317953456141364" calcext:value-type="percentage">
            <text:p>31.8%</text:p>
          </table:table-cell>
          <table:table-cell office:value-type="float" office:value="35433" calcext:value-type="float">
            <text:p>35433</text:p>
          </table:table-cell>
          <table:table-cell office:value-type="float" office:value="46" calcext:value-type="float">
            <text:p>46</text:p>
          </table:table-cell>
          <table:table-cell table:formula="of:=[.F507]/[.E507]" office:value-type="percentage" office:value="0.00129822481867186" calcext:value-type="percentage">
            <text:p>0.1%</text:p>
          </table:table-cell>
          <table:table-cell office:value-type="float" office:value="1432" calcext:value-type="float">
            <text:p>1432</text:p>
          </table:table-cell>
          <table:table-cell table:formula="of:=[.H507]/[.E507]" office:value-type="percentage" office:value="0.0404143030508283" calcext:value-type="percentage">
            <text:p>4.0%</text:p>
          </table:table-cell>
          <table:table-cell office:value-type="float" office:value="1220" calcext:value-type="float">
            <text:p>1220</text:p>
          </table:table-cell>
          <table:table-cell table:formula="of:=[.J507]/[.E507]" office:value-type="percentage" office:value="0.0344311799734711" calcext:value-type="percentage">
            <text:p>3.4%</text:p>
          </table:table-cell>
          <table:table-cell office:value-type="float" office:value="8" calcext:value-type="float">
            <text:p>8</text:p>
          </table:table-cell>
          <table:table-cell table:formula="of:=[.E507]-[.F507]-[.H507]-[.J507]-[.L507]" office:value-type="float" office:value="32727" calcext:value-type="float">
            <text:p>32727</text:p>
          </table:table-cell>
          <table:table-cell table:formula="of:=[.M50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05_S_Wi2019RNA</text:p>
          </table:table-cell>
          <table:table-cell office:value-type="float" office:value="45155" calcext:value-type="float">
            <text:p>45155</text:p>
          </table:table-cell>
          <table:table-cell table:formula="of:=[.B508]-[.E508]" office:value-type="float" office:value="19167" calcext:value-type="float">
            <text:p>19167</text:p>
          </table:table-cell>
          <table:table-cell table:formula="of:=[.C508]/[.B508]" office:value-type="percentage" office:value="0.424471265640571" calcext:value-type="percentage">
            <text:p>42.4%</text:p>
          </table:table-cell>
          <table:table-cell office:value-type="float" office:value="25988" calcext:value-type="float">
            <text:p>25988</text:p>
          </table:table-cell>
          <table:table-cell office:value-type="float" office:value="3" calcext:value-type="float">
            <text:p>3</text:p>
          </table:table-cell>
          <table:table-cell table:formula="of:=[.F508]/[.E508]" office:value-type="percentage" office:value="0.000115437894412806" calcext:value-type="percentage">
            <text:p>0.0%</text:p>
          </table:table-cell>
          <table:table-cell office:value-type="float" office:value="1185" calcext:value-type="float">
            <text:p>1185</text:p>
          </table:table-cell>
          <table:table-cell table:formula="of:=[.H508]/[.E508]" office:value-type="percentage" office:value="0.0455979682930583" calcext:value-type="percentage">
            <text:p>4.6%</text:p>
          </table:table-cell>
          <table:table-cell office:value-type="float" office:value="556" calcext:value-type="float">
            <text:p>556</text:p>
          </table:table-cell>
          <table:table-cell table:formula="of:=[.J508]/[.E508]" office:value-type="percentage" office:value="0.0213944897645067" calcext:value-type="percentage">
            <text:p>2.1%</text:p>
          </table:table-cell>
          <table:table-cell office:value-type="float" office:value="5" calcext:value-type="float">
            <text:p>5</text:p>
          </table:table-cell>
          <table:table-cell table:formula="of:=[.E508]-[.F508]-[.H508]-[.J508]-[.L508]" office:value-type="float" office:value="24239" calcext:value-type="float">
            <text:p>24239</text:p>
          </table:table-cell>
          <table:table-cell table:formula="of:=[.M50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10_S_Wi2013</text:p>
          </table:table-cell>
          <table:table-cell office:value-type="float" office:value="24922" calcext:value-type="float">
            <text:p>24922</text:p>
          </table:table-cell>
          <table:table-cell table:formula="of:=[.B509]-[.E509]" office:value-type="float" office:value="11818" calcext:value-type="float">
            <text:p>11818</text:p>
          </table:table-cell>
          <table:table-cell table:formula="of:=[.C509]/[.B509]" office:value-type="percentage" office:value="0.474199502447637" calcext:value-type="percentage">
            <text:p>47.4%</text:p>
          </table:table-cell>
          <table:table-cell office:value-type="float" office:value="13104" calcext:value-type="float">
            <text:p>13104</text:p>
          </table:table-cell>
          <table:table-cell office:value-type="float" office:value="5" calcext:value-type="float">
            <text:p>5</text:p>
          </table:table-cell>
          <table:table-cell table:formula="of:=[.F509]/[.E509]" office:value-type="percentage" office:value="0.000381562881562882" calcext:value-type="percentage">
            <text:p>0.0%</text:p>
          </table:table-cell>
          <table:table-cell office:value-type="float" office:value="549" calcext:value-type="float">
            <text:p>549</text:p>
          </table:table-cell>
          <table:table-cell table:formula="of:=[.H509]/[.E509]" office:value-type="percentage" office:value="0.0418956043956044" calcext:value-type="percentage">
            <text:p>4.2%</text:p>
          </table:table-cell>
          <table:table-cell office:value-type="float" office:value="89" calcext:value-type="float">
            <text:p>89</text:p>
          </table:table-cell>
          <table:table-cell table:formula="of:=[.J509]/[.E509]" office:value-type="percentage" office:value="0.00679181929181929" calcext:value-type="percentage">
            <text:p>0.7%</text:p>
          </table:table-cell>
          <table:table-cell office:value-type="float" office:value="1" calcext:value-type="float">
            <text:p>1</text:p>
          </table:table-cell>
          <table:table-cell table:formula="of:=[.E509]-[.F509]-[.H509]-[.J509]-[.L509]" office:value-type="float" office:value="12460" calcext:value-type="float">
            <text:p>12460</text:p>
          </table:table-cell>
          <table:table-cell table:formula="of:=[.M50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10_S_Wi2015</text:p>
          </table:table-cell>
          <table:table-cell office:value-type="float" office:value="92381" calcext:value-type="float">
            <text:p>92381</text:p>
          </table:table-cell>
          <table:table-cell table:formula="of:=[.B510]-[.E510]" office:value-type="float" office:value="21594" calcext:value-type="float">
            <text:p>21594</text:p>
          </table:table-cell>
          <table:table-cell table:formula="of:=[.C510]/[.B510]" office:value-type="percentage" office:value="0.23374936404672" calcext:value-type="percentage">
            <text:p>23.4%</text:p>
          </table:table-cell>
          <table:table-cell office:value-type="float" office:value="70787" calcext:value-type="float">
            <text:p>70787</text:p>
          </table:table-cell>
          <table:table-cell office:value-type="float" office:value="72" calcext:value-type="float">
            <text:p>72</text:p>
          </table:table-cell>
          <table:table-cell table:formula="of:=[.F510]/[.E510]" office:value-type="percentage" office:value="0.00101713591478661" calcext:value-type="percentage">
            <text:p>0.1%</text:p>
          </table:table-cell>
          <table:table-cell office:value-type="float" office:value="960" calcext:value-type="float">
            <text:p>960</text:p>
          </table:table-cell>
          <table:table-cell table:formula="of:=[.H510]/[.E510]" office:value-type="percentage" office:value="0.0135618121971548" calcext:value-type="percentage">
            <text:p>1.4%</text:p>
          </table:table-cell>
          <table:table-cell office:value-type="float" office:value="517" calcext:value-type="float">
            <text:p>517</text:p>
          </table:table-cell>
          <table:table-cell table:formula="of:=[.J510]/[.E510]" office:value-type="percentage" office:value="0.0073036009436761" calcext:value-type="percentage">
            <text:p>0.7%</text:p>
          </table:table-cell>
          <table:table-cell office:value-type="float" office:value="16" calcext:value-type="float">
            <text:p>16</text:p>
          </table:table-cell>
          <table:table-cell table:formula="of:=[.E510]-[.F510]-[.H510]-[.J510]-[.L510]" office:value-type="float" office:value="69222" calcext:value-type="float">
            <text:p>69222</text:p>
          </table:table-cell>
          <table:table-cell table:formula="of:=[.M51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10_S_Wi2016</text:p>
          </table:table-cell>
          <table:table-cell office:value-type="float" office:value="52716" calcext:value-type="float">
            <text:p>52716</text:p>
          </table:table-cell>
          <table:table-cell table:formula="of:=[.B511]-[.E511]" office:value-type="float" office:value="17728" calcext:value-type="float">
            <text:p>17728</text:p>
          </table:table-cell>
          <table:table-cell table:formula="of:=[.C511]/[.B511]" office:value-type="percentage" office:value="0.336292586690948" calcext:value-type="percentage">
            <text:p>33.6%</text:p>
          </table:table-cell>
          <table:table-cell office:value-type="float" office:value="34988" calcext:value-type="float">
            <text:p>34988</text:p>
          </table:table-cell>
          <table:table-cell office:value-type="float" office:value="34" calcext:value-type="float">
            <text:p>34</text:p>
          </table:table-cell>
          <table:table-cell table:formula="of:=[.F511]/[.E511]" office:value-type="percentage" office:value="0.000971761746884646" calcext:value-type="percentage">
            <text:p>0.1%</text:p>
          </table:table-cell>
          <table:table-cell office:value-type="float" office:value="1014" calcext:value-type="float">
            <text:p>1014</text:p>
          </table:table-cell>
          <table:table-cell table:formula="of:=[.H511]/[.E511]" office:value-type="percentage" office:value="0.0289813650394421" calcext:value-type="percentage">
            <text:p>2.9%</text:p>
          </table:table-cell>
          <table:table-cell office:value-type="float" office:value="337" calcext:value-type="float">
            <text:p>337</text:p>
          </table:table-cell>
          <table:table-cell table:formula="of:=[.J511]/[.E511]" office:value-type="percentage" office:value="0.00963187378529782" calcext:value-type="percentage">
            <text:p>1.0%</text:p>
          </table:table-cell>
          <table:table-cell office:value-type="float" office:value="13" calcext:value-type="float">
            <text:p>13</text:p>
          </table:table-cell>
          <table:table-cell table:formula="of:=[.E511]-[.F511]-[.H511]-[.J511]-[.L511]" office:value-type="float" office:value="33590" calcext:value-type="float">
            <text:p>33590</text:p>
          </table:table-cell>
          <table:table-cell table:formula="of:=[.M51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10_S_Wi2017</text:p>
          </table:table-cell>
          <table:table-cell office:value-type="float" office:value="26572" calcext:value-type="float">
            <text:p>26572</text:p>
          </table:table-cell>
          <table:table-cell table:formula="of:=[.B512]-[.E512]" office:value-type="float" office:value="10440" calcext:value-type="float">
            <text:p>10440</text:p>
          </table:table-cell>
          <table:table-cell table:formula="of:=[.C512]/[.B512]" office:value-type="percentage" office:value="0.39289477645642" calcext:value-type="percentage">
            <text:p>39.3%</text:p>
          </table:table-cell>
          <table:table-cell office:value-type="float" office:value="16132" calcext:value-type="float">
            <text:p>16132</text:p>
          </table:table-cell>
          <table:table-cell office:value-type="float" office:value="12" calcext:value-type="float">
            <text:p>12</text:p>
          </table:table-cell>
          <table:table-cell table:formula="of:=[.F512]/[.E512]" office:value-type="percentage" office:value="0.00074386312918423" calcext:value-type="percentage">
            <text:p>0.1%</text:p>
          </table:table-cell>
          <table:table-cell office:value-type="float" office:value="388" calcext:value-type="float">
            <text:p>388</text:p>
          </table:table-cell>
          <table:table-cell table:formula="of:=[.H512]/[.E512]" office:value-type="percentage" office:value="0.0240515745102901" calcext:value-type="percentage">
            <text:p>2.4%</text:p>
          </table:table-cell>
          <table:table-cell office:value-type="float" office:value="125" calcext:value-type="float">
            <text:p>125</text:p>
          </table:table-cell>
          <table:table-cell table:formula="of:=[.J512]/[.E512]" office:value-type="percentage" office:value="0.00774857426233573" calcext:value-type="percentage">
            <text:p>0.8%</text:p>
          </table:table-cell>
          <table:table-cell office:value-type="float" office:value="1" calcext:value-type="float">
            <text:p>1</text:p>
          </table:table-cell>
          <table:table-cell table:formula="of:=[.E512]-[.F512]-[.H512]-[.J512]-[.L512]" office:value-type="float" office:value="15606" calcext:value-type="float">
            <text:p>15606</text:p>
          </table:table-cell>
          <table:table-cell table:formula="of:=[.M51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10_S_Wi2018</text:p>
          </table:table-cell>
          <table:table-cell office:value-type="float" office:value="33522" calcext:value-type="float">
            <text:p>33522</text:p>
          </table:table-cell>
          <table:table-cell table:formula="of:=[.B513]-[.E513]" office:value-type="float" office:value="12041" calcext:value-type="float">
            <text:p>12041</text:p>
          </table:table-cell>
          <table:table-cell table:formula="of:=[.C513]/[.B513]" office:value-type="percentage" office:value="0.35919694528966" calcext:value-type="percentage">
            <text:p>35.9%</text:p>
          </table:table-cell>
          <table:table-cell office:value-type="float" office:value="21481" calcext:value-type="float">
            <text:p>21481</text:p>
          </table:table-cell>
          <table:table-cell office:value-type="float" office:value="20" calcext:value-type="float">
            <text:p>20</text:p>
          </table:table-cell>
          <table:table-cell table:formula="of:=[.F513]/[.E513]" office:value-type="percentage" office:value="0.000931055351240631" calcext:value-type="percentage">
            <text:p>0.1%</text:p>
          </table:table-cell>
          <table:table-cell office:value-type="float" office:value="253" calcext:value-type="float">
            <text:p>253</text:p>
          </table:table-cell>
          <table:table-cell table:formula="of:=[.H513]/[.E513]" office:value-type="percentage" office:value="0.011777850193194" calcext:value-type="percentage">
            <text:p>1.2%</text:p>
          </table:table-cell>
          <table:table-cell office:value-type="float" office:value="240" calcext:value-type="float">
            <text:p>240</text:p>
          </table:table-cell>
          <table:table-cell table:formula="of:=[.J513]/[.E513]" office:value-type="percentage" office:value="0.0111726642148876" calcext:value-type="percentage">
            <text:p>1.1%</text:p>
          </table:table-cell>
          <table:table-cell office:value-type="float" office:value="4" calcext:value-type="float">
            <text:p>4</text:p>
          </table:table-cell>
          <table:table-cell table:formula="of:=[.E513]-[.F513]-[.H513]-[.J513]-[.L513]" office:value-type="float" office:value="20964" calcext:value-type="float">
            <text:p>20964</text:p>
          </table:table-cell>
          <table:table-cell table:formula="of:=[.M51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R10_S_Wi2019</text:p>
          </table:table-cell>
          <table:table-cell office:value-type="float" office:value="46076" calcext:value-type="float">
            <text:p>46076</text:p>
          </table:table-cell>
          <table:table-cell table:formula="of:=[.B514]-[.E514]" office:value-type="float" office:value="3989" calcext:value-type="float">
            <text:p>3989</text:p>
          </table:table-cell>
          <table:table-cell table:formula="of:=[.C514]/[.B514]" office:value-type="percentage" office:value="0.0865743554127963" calcext:value-type="percentage">
            <text:p>8.7%</text:p>
          </table:table-cell>
          <table:table-cell office:value-type="float" office:value="42087" calcext:value-type="float">
            <text:p>42087</text:p>
          </table:table-cell>
          <table:table-cell office:value-type="float" office:value="351" calcext:value-type="float">
            <text:p>351</text:p>
          </table:table-cell>
          <table:table-cell table:formula="of:=[.F514]/[.E514]" office:value-type="percentage" office:value="0.00833986741749234" calcext:value-type="percentage">
            <text:p>0.8%</text:p>
          </table:table-cell>
          <table:table-cell office:value-type="float" office:value="5459" calcext:value-type="float">
            <text:p>5459</text:p>
          </table:table-cell>
          <table:table-cell table:formula="of:=[.H514]/[.E514]" office:value-type="percentage" office:value="0.129707510632737" calcext:value-type="percentage">
            <text:p>13.0%</text:p>
          </table:table-cell>
          <table:table-cell office:value-type="float" office:value="393" calcext:value-type="float">
            <text:p>393</text:p>
          </table:table-cell>
          <table:table-cell table:formula="of:=[.J514]/[.E514]" office:value-type="percentage" office:value="0.00933780027086749" calcext:value-type="percentage">
            <text:p>0.9%</text:p>
          </table:table-cell>
          <table:table-cell office:value-type="float" office:value="11" calcext:value-type="float">
            <text:p>11</text:p>
          </table:table-cell>
          <table:table-cell table:formula="of:=[.E514]-[.F514]-[.H514]-[.J514]-[.L514]" office:value-type="float" office:value="35873" calcext:value-type="float">
            <text:p>35873</text:p>
          </table:table-cell>
          <table:table-cell table:formula="of:=[.M51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01</text:p>
          </table:table-cell>
          <table:table-cell office:value-type="float" office:value="57183" calcext:value-type="float">
            <text:p>57183</text:p>
          </table:table-cell>
          <table:table-cell table:formula="of:=[.B515]-[.E515]" office:value-type="float" office:value="3519" calcext:value-type="float">
            <text:p>3519</text:p>
          </table:table-cell>
          <table:table-cell table:formula="of:=[.C515]/[.B515]" office:value-type="percentage" office:value="0.0615392686637637" calcext:value-type="percentage">
            <text:p>6.2%</text:p>
          </table:table-cell>
          <table:table-cell office:value-type="float" office:value="53664" calcext:value-type="float">
            <text:p>53664</text:p>
          </table:table-cell>
          <table:table-cell office:value-type="float" office:value="71" calcext:value-type="float">
            <text:p>71</text:p>
          </table:table-cell>
          <table:table-cell table:formula="of:=[.F515]/[.E515]" office:value-type="percentage" office:value="0.00132304710793083" calcext:value-type="percentage">
            <text:p>0.1%</text:p>
          </table:table-cell>
          <table:table-cell office:value-type="float" office:value="124" calcext:value-type="float">
            <text:p>124</text:p>
          </table:table-cell>
          <table:table-cell table:formula="of:=[.H515]/[.E515]" office:value-type="percentage" office:value="0.00231067382230173" calcext:value-type="percentage">
            <text:p>0.2%</text:p>
          </table:table-cell>
          <table:table-cell office:value-type="float" office:value="119" calcext:value-type="float">
            <text:p>119</text:p>
          </table:table-cell>
          <table:table-cell table:formula="of:=[.J515]/[.E515]" office:value-type="percentage" office:value="0.0022175014907573" calcext:value-type="percentage">
            <text:p>0.2%</text:p>
          </table:table-cell>
          <table:table-cell office:value-type="float" office:value="1" calcext:value-type="float">
            <text:p>1</text:p>
          </table:table-cell>
          <table:table-cell table:formula="of:=[.E515]-[.F515]-[.H515]-[.J515]-[.L515]" office:value-type="float" office:value="53349" calcext:value-type="float">
            <text:p>53349</text:p>
          </table:table-cell>
          <table:table-cell table:formula="of:=[.M51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02</text:p>
          </table:table-cell>
          <table:table-cell office:value-type="float" office:value="78331" calcext:value-type="float">
            <text:p>78331</text:p>
          </table:table-cell>
          <table:table-cell table:formula="of:=[.B516]-[.E516]" office:value-type="float" office:value="4118" calcext:value-type="float">
            <text:p>4118</text:p>
          </table:table-cell>
          <table:table-cell table:formula="of:=[.C516]/[.B516]" office:value-type="percentage" office:value="0.0525717787338346" calcext:value-type="percentage">
            <text:p>5.3%</text:p>
          </table:table-cell>
          <table:table-cell office:value-type="float" office:value="74213" calcext:value-type="float">
            <text:p>74213</text:p>
          </table:table-cell>
          <table:table-cell office:value-type="float" office:value="149" calcext:value-type="float">
            <text:p>149</text:p>
          </table:table-cell>
          <table:table-cell table:formula="of:=[.F516]/[.E516]" office:value-type="percentage" office:value="0.00200773449395658" calcext:value-type="percentage">
            <text:p>0.2%</text:p>
          </table:table-cell>
          <table:table-cell office:value-type="float" office:value="71" calcext:value-type="float">
            <text:p>71</text:p>
          </table:table-cell>
          <table:table-cell table:formula="of:=[.H516]/[.E516]" office:value-type="percentage" office:value="0.000956705698462534" calcext:value-type="percentage">
            <text:p>0.1%</text:p>
          </table:table-cell>
          <table:table-cell office:value-type="float" office:value="205" calcext:value-type="float">
            <text:p>205</text:p>
          </table:table-cell>
          <table:table-cell table:formula="of:=[.J516]/[.E516]" office:value-type="percentage" office:value="0.00276231927020872" calcext:value-type="percentage">
            <text:p>0.3%</text:p>
          </table:table-cell>
          <table:table-cell office:value-type="float" office:value="5" calcext:value-type="float">
            <text:p>5</text:p>
          </table:table-cell>
          <table:table-cell table:formula="of:=[.E516]-[.F516]-[.H516]-[.J516]-[.L516]" office:value-type="float" office:value="73783" calcext:value-type="float">
            <text:p>73783</text:p>
          </table:table-cell>
          <table:table-cell table:formula="of:=[.M51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03</text:p>
          </table:table-cell>
          <table:table-cell office:value-type="float" office:value="87100" calcext:value-type="float">
            <text:p>87100</text:p>
          </table:table-cell>
          <table:table-cell table:formula="of:=[.B517]-[.E517]" office:value-type="float" office:value="4255" calcext:value-type="float">
            <text:p>4255</text:p>
          </table:table-cell>
          <table:table-cell table:formula="of:=[.C517]/[.B517]" office:value-type="percentage" office:value="0.0488518943742824" calcext:value-type="percentage">
            <text:p>4.9%</text:p>
          </table:table-cell>
          <table:table-cell office:value-type="float" office:value="82845" calcext:value-type="float">
            <text:p>82845</text:p>
          </table:table-cell>
          <table:table-cell office:value-type="float" office:value="110" calcext:value-type="float">
            <text:p>110</text:p>
          </table:table-cell>
          <table:table-cell table:formula="of:=[.F517]/[.E517]" office:value-type="percentage" office:value="0.0013277807954614" calcext:value-type="percentage">
            <text:p>0.1%</text:p>
          </table:table-cell>
          <table:table-cell office:value-type="float" office:value="312" calcext:value-type="float">
            <text:p>312</text:p>
          </table:table-cell>
          <table:table-cell table:formula="of:=[.H517]/[.E517]" office:value-type="percentage" office:value="0.00376606916530871" calcext:value-type="percentage">
            <text:p>0.4%</text:p>
          </table:table-cell>
          <table:table-cell office:value-type="float" office:value="151" calcext:value-type="float">
            <text:p>151</text:p>
          </table:table-cell>
          <table:table-cell table:formula="of:=[.J517]/[.E517]" office:value-type="percentage" office:value="0.00182268091013338" calcext:value-type="percentage">
            <text:p>0.2%</text:p>
          </table:table-cell>
          <table:table-cell office:value-type="float" office:value="10" calcext:value-type="float">
            <text:p>10</text:p>
          </table:table-cell>
          <table:table-cell table:formula="of:=[.E517]-[.F517]-[.H517]-[.J517]-[.L517]" office:value-type="float" office:value="82262" calcext:value-type="float">
            <text:p>82262</text:p>
          </table:table-cell>
          <table:table-cell table:formula="of:=[.M51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04-1</text:p>
          </table:table-cell>
          <table:table-cell office:value-type="float" office:value="87861" calcext:value-type="float">
            <text:p>87861</text:p>
          </table:table-cell>
          <table:table-cell table:formula="of:=[.B518]-[.E518]" office:value-type="float" office:value="5076" calcext:value-type="float">
            <text:p>5076</text:p>
          </table:table-cell>
          <table:table-cell table:formula="of:=[.C518]/[.B518]" office:value-type="percentage" office:value="0.0577730733772664" calcext:value-type="percentage">
            <text:p>5.8%</text:p>
          </table:table-cell>
          <table:table-cell office:value-type="float" office:value="82785" calcext:value-type="float">
            <text:p>82785</text:p>
          </table:table-cell>
          <table:table-cell office:value-type="float" office:value="213" calcext:value-type="float">
            <text:p>213</text:p>
          </table:table-cell>
          <table:table-cell table:formula="of:=[.F518]/[.E518]" office:value-type="percentage" office:value="0.0025729298786012" calcext:value-type="percentage">
            <text:p>0.3%</text:p>
          </table:table-cell>
          <table:table-cell office:value-type="float" office:value="295" calcext:value-type="float">
            <text:p>295</text:p>
          </table:table-cell>
          <table:table-cell table:formula="of:=[.H518]/[.E518]" office:value-type="percentage" office:value="0.00356344748444767" calcext:value-type="percentage">
            <text:p>0.4%</text:p>
          </table:table-cell>
          <table:table-cell office:value-type="float" office:value="261" calcext:value-type="float">
            <text:p>261</text:p>
          </table:table-cell>
          <table:table-cell table:formula="of:=[.J518]/[.E518]" office:value-type="percentage" office:value="0.00315274506251132" calcext:value-type="percentage">
            <text:p>0.3%</text:p>
          </table:table-cell>
          <table:table-cell office:value-type="float" office:value="9" calcext:value-type="float">
            <text:p>9</text:p>
          </table:table-cell>
          <table:table-cell table:formula="of:=[.E518]-[.F518]-[.H518]-[.J518]-[.L518]" office:value-type="float" office:value="82007" calcext:value-type="float">
            <text:p>82007</text:p>
          </table:table-cell>
          <table:table-cell table:formula="of:=[.M51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04-2</text:p>
          </table:table-cell>
          <table:table-cell office:value-type="float" office:value="56756" calcext:value-type="float">
            <text:p>56756</text:p>
          </table:table-cell>
          <table:table-cell table:formula="of:=[.B519]-[.E519]" office:value-type="float" office:value="2967" calcext:value-type="float">
            <text:p>2967</text:p>
          </table:table-cell>
          <table:table-cell table:formula="of:=[.C519]/[.B519]" office:value-type="percentage" office:value="0.0522764113045317" calcext:value-type="percentage">
            <text:p>5.2%</text:p>
          </table:table-cell>
          <table:table-cell office:value-type="float" office:value="53789" calcext:value-type="float">
            <text:p>53789</text:p>
          </table:table-cell>
          <table:table-cell office:value-type="float" office:value="115" calcext:value-type="float">
            <text:p>115</text:p>
          </table:table-cell>
          <table:table-cell table:formula="of:=[.F519]/[.E519]" office:value-type="percentage" office:value="0.00213798360259533" calcext:value-type="percentage">
            <text:p>0.2%</text:p>
          </table:table-cell>
          <table:table-cell office:value-type="float" office:value="204" calcext:value-type="float">
            <text:p>204</text:p>
          </table:table-cell>
          <table:table-cell table:formula="of:=[.H519]/[.E519]" office:value-type="percentage" office:value="0.00379259699938649" calcext:value-type="percentage">
            <text:p>0.4%</text:p>
          </table:table-cell>
          <table:table-cell office:value-type="float" office:value="161" calcext:value-type="float">
            <text:p>161</text:p>
          </table:table-cell>
          <table:table-cell table:formula="of:=[.J519]/[.E519]" office:value-type="percentage" office:value="0.00299317704363346" calcext:value-type="percentage">
            <text:p>0.3%</text:p>
          </table:table-cell>
          <table:table-cell office:value-type="float" office:value="9" calcext:value-type="float">
            <text:p>9</text:p>
          </table:table-cell>
          <table:table-cell table:formula="of:=[.E519]-[.F519]-[.H519]-[.J519]-[.L519]" office:value-type="float" office:value="53300" calcext:value-type="float">
            <text:p>53300</text:p>
          </table:table-cell>
          <table:table-cell table:formula="of:=[.M51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05</text:p>
          </table:table-cell>
          <table:table-cell office:value-type="float" office:value="112352" calcext:value-type="float">
            <text:p>112352</text:p>
          </table:table-cell>
          <table:table-cell table:formula="of:=[.B520]-[.E520]" office:value-type="float" office:value="6017" calcext:value-type="float">
            <text:p>6017</text:p>
          </table:table-cell>
          <table:table-cell table:formula="of:=[.C520]/[.B520]" office:value-type="percentage" office:value="0.0535548988892054" calcext:value-type="percentage">
            <text:p>5.4%</text:p>
          </table:table-cell>
          <table:table-cell office:value-type="float" office:value="106335" calcext:value-type="float">
            <text:p>106335</text:p>
          </table:table-cell>
          <table:table-cell office:value-type="float" office:value="322" calcext:value-type="float">
            <text:p>322</text:p>
          </table:table-cell>
          <table:table-cell table:formula="of:=[.F520]/[.E520]" office:value-type="percentage" office:value="0.00302816570273193" calcext:value-type="percentage">
            <text:p>0.3%</text:p>
          </table:table-cell>
          <table:table-cell office:value-type="float" office:value="1038" calcext:value-type="float">
            <text:p>1038</text:p>
          </table:table-cell>
          <table:table-cell table:formula="of:=[.H520]/[.E520]" office:value-type="percentage" office:value="0.00976160248271971" calcext:value-type="percentage">
            <text:p>1.0%</text:p>
          </table:table-cell>
          <table:table-cell office:value-type="float" office:value="354" calcext:value-type="float">
            <text:p>354</text:p>
          </table:table-cell>
          <table:table-cell table:formula="of:=[.J520]/[.E520]" office:value-type="percentage" office:value="0.00332910142474256" calcext:value-type="percentage">
            <text:p>0.3%</text:p>
          </table:table-cell>
          <table:table-cell office:value-type="float" office:value="21" calcext:value-type="float">
            <text:p>21</text:p>
          </table:table-cell>
          <table:table-cell table:formula="of:=[.E520]-[.F520]-[.H520]-[.J520]-[.L520]" office:value-type="float" office:value="104600" calcext:value-type="float">
            <text:p>104600</text:p>
          </table:table-cell>
          <table:table-cell table:formula="of:=[.M52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06</text:p>
          </table:table-cell>
          <table:table-cell office:value-type="float" office:value="43853" calcext:value-type="float">
            <text:p>43853</text:p>
          </table:table-cell>
          <table:table-cell table:formula="of:=[.B521]-[.E521]" office:value-type="float" office:value="1834" calcext:value-type="float">
            <text:p>1834</text:p>
          </table:table-cell>
          <table:table-cell table:formula="of:=[.C521]/[.B521]" office:value-type="percentage" office:value="0.0418215401454861" calcext:value-type="percentage">
            <text:p>4.2%</text:p>
          </table:table-cell>
          <table:table-cell office:value-type="float" office:value="42019" calcext:value-type="float">
            <text:p>42019</text:p>
          </table:table-cell>
          <table:table-cell office:value-type="float" office:value="68" calcext:value-type="float">
            <text:p>68</text:p>
          </table:table-cell>
          <table:table-cell table:formula="of:=[.F521]/[.E521]" office:value-type="percentage" office:value="0.00161831552392965" calcext:value-type="percentage">
            <text:p>0.2%</text:p>
          </table:table-cell>
          <table:table-cell office:value-type="float" office:value="56" calcext:value-type="float">
            <text:p>56</text:p>
          </table:table-cell>
          <table:table-cell table:formula="of:=[.H521]/[.E521]" office:value-type="percentage" office:value="0.00133273043147148" calcext:value-type="percentage">
            <text:p>0.1%</text:p>
          </table:table-cell>
          <table:table-cell office:value-type="float" office:value="100" calcext:value-type="float">
            <text:p>100</text:p>
          </table:table-cell>
          <table:table-cell table:formula="of:=[.J521]/[.E521]" office:value-type="percentage" office:value="0.00237987577048478" calcext:value-type="percentage">
            <text:p>0.2%</text:p>
          </table:table-cell>
          <table:table-cell office:value-type="float" office:value="0" calcext:value-type="float">
            <text:p>0</text:p>
          </table:table-cell>
          <table:table-cell table:formula="of:=[.E521]-[.F521]-[.H521]-[.J521]-[.L521]" office:value-type="float" office:value="41795" calcext:value-type="float">
            <text:p>41795</text:p>
          </table:table-cell>
          <table:table-cell table:formula="of:=[.M52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07</text:p>
          </table:table-cell>
          <table:table-cell office:value-type="float" office:value="61440" calcext:value-type="float">
            <text:p>61440</text:p>
          </table:table-cell>
          <table:table-cell table:formula="of:=[.B522]-[.E522]" office:value-type="float" office:value="2908" calcext:value-type="float">
            <text:p>2908</text:p>
          </table:table-cell>
          <table:table-cell table:formula="of:=[.C522]/[.B522]" office:value-type="percentage" office:value="0.0473307291666667" calcext:value-type="percentage">
            <text:p>4.7%</text:p>
          </table:table-cell>
          <table:table-cell office:value-type="float" office:value="58532" calcext:value-type="float">
            <text:p>58532</text:p>
          </table:table-cell>
          <table:table-cell office:value-type="float" office:value="144" calcext:value-type="float">
            <text:p>144</text:p>
          </table:table-cell>
          <table:table-cell table:formula="of:=[.F522]/[.E522]" office:value-type="percentage" office:value="0.00246019271509602" calcext:value-type="percentage">
            <text:p>0.2%</text:p>
          </table:table-cell>
          <table:table-cell office:value-type="float" office:value="306" calcext:value-type="float">
            <text:p>306</text:p>
          </table:table-cell>
          <table:table-cell table:formula="of:=[.H522]/[.E522]" office:value-type="percentage" office:value="0.00522790951957903" calcext:value-type="percentage">
            <text:p>0.5%</text:p>
          </table:table-cell>
          <table:table-cell office:value-type="float" office:value="252" calcext:value-type="float">
            <text:p>252</text:p>
          </table:table-cell>
          <table:table-cell table:formula="of:=[.J522]/[.E522]" office:value-type="percentage" office:value="0.00430533725141803" calcext:value-type="percentage">
            <text:p>0.4%</text:p>
          </table:table-cell>
          <table:table-cell office:value-type="float" office:value="16" calcext:value-type="float">
            <text:p>16</text:p>
          </table:table-cell>
          <table:table-cell table:formula="of:=[.E522]-[.F522]-[.H522]-[.J522]-[.L522]" office:value-type="float" office:value="57814" calcext:value-type="float">
            <text:p>57814</text:p>
          </table:table-cell>
          <table:table-cell table:formula="of:=[.M52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08</text:p>
          </table:table-cell>
          <table:table-cell office:value-type="float" office:value="110279" calcext:value-type="float">
            <text:p>110279</text:p>
          </table:table-cell>
          <table:table-cell table:formula="of:=[.B523]-[.E523]" office:value-type="float" office:value="5997" calcext:value-type="float">
            <text:p>5997</text:p>
          </table:table-cell>
          <table:table-cell table:formula="of:=[.C523]/[.B523]" office:value-type="percentage" office:value="0.0543802537201099" calcext:value-type="percentage">
            <text:p>5.4%</text:p>
          </table:table-cell>
          <table:table-cell office:value-type="float" office:value="104282" calcext:value-type="float">
            <text:p>104282</text:p>
          </table:table-cell>
          <table:table-cell office:value-type="float" office:value="213" calcext:value-type="float">
            <text:p>213</text:p>
          </table:table-cell>
          <table:table-cell table:formula="of:=[.F523]/[.E523]" office:value-type="percentage" office:value="0.00204253850137128" calcext:value-type="percentage">
            <text:p>0.2%</text:p>
          </table:table-cell>
          <table:table-cell office:value-type="float" office:value="495" calcext:value-type="float">
            <text:p>495</text:p>
          </table:table-cell>
          <table:table-cell table:formula="of:=[.H523]/[.E523]" office:value-type="percentage" office:value="0.00474674440459523" calcext:value-type="percentage">
            <text:p>0.5%</text:p>
          </table:table-cell>
          <table:table-cell office:value-type="float" office:value="332" calcext:value-type="float">
            <text:p>332</text:p>
          </table:table-cell>
          <table:table-cell table:formula="of:=[.J523]/[.E523]" office:value-type="percentage" office:value="0.00318367503500125" calcext:value-type="percentage">
            <text:p>0.3%</text:p>
          </table:table-cell>
          <table:table-cell office:value-type="float" office:value="22" calcext:value-type="float">
            <text:p>22</text:p>
          </table:table-cell>
          <table:table-cell table:formula="of:=[.E523]-[.F523]-[.H523]-[.J523]-[.L523]" office:value-type="float" office:value="103220" calcext:value-type="float">
            <text:p>103220</text:p>
          </table:table-cell>
          <table:table-cell table:formula="of:=[.M52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09</text:p>
          </table:table-cell>
          <table:table-cell office:value-type="float" office:value="147111" calcext:value-type="float">
            <text:p>147111</text:p>
          </table:table-cell>
          <table:table-cell table:formula="of:=[.B524]-[.E524]" office:value-type="float" office:value="7500" calcext:value-type="float">
            <text:p>7500</text:p>
          </table:table-cell>
          <table:table-cell table:formula="of:=[.C524]/[.B524]" office:value-type="percentage" office:value="0.050981911617758" calcext:value-type="percentage">
            <text:p>5.1%</text:p>
          </table:table-cell>
          <table:table-cell office:value-type="float" office:value="139611" calcext:value-type="float">
            <text:p>139611</text:p>
          </table:table-cell>
          <table:table-cell office:value-type="float" office:value="401" calcext:value-type="float">
            <text:p>401</text:p>
          </table:table-cell>
          <table:table-cell table:formula="of:=[.F524]/[.E524]" office:value-type="percentage" office:value="0.00287226651195106" calcext:value-type="percentage">
            <text:p>0.3%</text:p>
          </table:table-cell>
          <table:table-cell office:value-type="float" office:value="995" calcext:value-type="float">
            <text:p>995</text:p>
          </table:table-cell>
          <table:table-cell table:formula="of:=[.H524]/[.E524]" office:value-type="percentage" office:value="0.00712694558451698" calcext:value-type="percentage">
            <text:p>0.7%</text:p>
          </table:table-cell>
          <table:table-cell office:value-type="float" office:value="349" calcext:value-type="float">
            <text:p>349</text:p>
          </table:table-cell>
          <table:table-cell table:formula="of:=[.J524]/[.E524]" office:value-type="percentage" office:value="0.00249980302411701" calcext:value-type="percentage">
            <text:p>0.2%</text:p>
          </table:table-cell>
          <table:table-cell office:value-type="float" office:value="41" calcext:value-type="float">
            <text:p>41</text:p>
          </table:table-cell>
          <table:table-cell table:formula="of:=[.E524]-[.F524]-[.H524]-[.J524]-[.L524]" office:value-type="float" office:value="137825" calcext:value-type="float">
            <text:p>137825</text:p>
          </table:table-cell>
          <table:table-cell table:formula="of:=[.M52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10</text:p>
          </table:table-cell>
          <table:table-cell office:value-type="float" office:value="123010" calcext:value-type="float">
            <text:p>123010</text:p>
          </table:table-cell>
          <table:table-cell table:formula="of:=[.B525]-[.E525]" office:value-type="float" office:value="8513" calcext:value-type="float">
            <text:p>8513</text:p>
          </table:table-cell>
          <table:table-cell table:formula="of:=[.C525]/[.B525]" office:value-type="percentage" office:value="0.0692057556296236" calcext:value-type="percentage">
            <text:p>6.9%</text:p>
          </table:table-cell>
          <table:table-cell office:value-type="float" office:value="114497" calcext:value-type="float">
            <text:p>114497</text:p>
          </table:table-cell>
          <table:table-cell office:value-type="float" office:value="290" calcext:value-type="float">
            <text:p>290</text:p>
          </table:table-cell>
          <table:table-cell table:formula="of:=[.F525]/[.E525]" office:value-type="percentage" office:value="0.00253281745373241" calcext:value-type="percentage">
            <text:p>0.3%</text:p>
          </table:table-cell>
          <table:table-cell office:value-type="float" office:value="791" calcext:value-type="float">
            <text:p>791</text:p>
          </table:table-cell>
          <table:table-cell table:formula="of:=[.H525]/[.E525]" office:value-type="percentage" office:value="0.00690847795138737" calcext:value-type="percentage">
            <text:p>0.7%</text:p>
          </table:table-cell>
          <table:table-cell office:value-type="float" office:value="305" calcext:value-type="float">
            <text:p>305</text:p>
          </table:table-cell>
          <table:table-cell table:formula="of:=[.J525]/[.E525]" office:value-type="percentage" office:value="0.0026638252530634" calcext:value-type="percentage">
            <text:p>0.3%</text:p>
          </table:table-cell>
          <table:table-cell office:value-type="float" office:value="17" calcext:value-type="float">
            <text:p>17</text:p>
          </table:table-cell>
          <table:table-cell table:formula="of:=[.E525]-[.F525]-[.H525]-[.J525]-[.L525]" office:value-type="float" office:value="113094" calcext:value-type="float">
            <text:p>113094</text:p>
          </table:table-cell>
          <table:table-cell table:formula="of:=[.M52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11</text:p>
          </table:table-cell>
          <table:table-cell office:value-type="float" office:value="66362" calcext:value-type="float">
            <text:p>66362</text:p>
          </table:table-cell>
          <table:table-cell table:formula="of:=[.B526]-[.E526]" office:value-type="float" office:value="3483" calcext:value-type="float">
            <text:p>3483</text:p>
          </table:table-cell>
          <table:table-cell table:formula="of:=[.C526]/[.B526]" office:value-type="percentage" office:value="0.0524848557909647" calcext:value-type="percentage">
            <text:p>5.2%</text:p>
          </table:table-cell>
          <table:table-cell office:value-type="float" office:value="62879" calcext:value-type="float">
            <text:p>62879</text:p>
          </table:table-cell>
          <table:table-cell office:value-type="float" office:value="116" calcext:value-type="float">
            <text:p>116</text:p>
          </table:table-cell>
          <table:table-cell table:formula="of:=[.F526]/[.E526]" office:value-type="percentage" office:value="0.00184481305364271" calcext:value-type="percentage">
            <text:p>0.2%</text:p>
          </table:table-cell>
          <table:table-cell office:value-type="float" office:value="51" calcext:value-type="float">
            <text:p>51</text:p>
          </table:table-cell>
          <table:table-cell table:formula="of:=[.H526]/[.E526]" office:value-type="percentage" office:value="0.000811081601170502" calcext:value-type="percentage">
            <text:p>0.1%</text:p>
          </table:table-cell>
          <table:table-cell office:value-type="float" office:value="127" calcext:value-type="float">
            <text:p>127</text:p>
          </table:table-cell>
          <table:table-cell table:formula="of:=[.J526]/[.E526]" office:value-type="percentage" office:value="0.00201975222252262" calcext:value-type="percentage">
            <text:p>0.2%</text:p>
          </table:table-cell>
          <table:table-cell office:value-type="float" office:value="7" calcext:value-type="float">
            <text:p>7</text:p>
          </table:table-cell>
          <table:table-cell table:formula="of:=[.E526]-[.F526]-[.H526]-[.J526]-[.L526]" office:value-type="float" office:value="62578" calcext:value-type="float">
            <text:p>62578</text:p>
          </table:table-cell>
          <table:table-cell table:formula="of:=[.M52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BI10_S_Wi2013_PS</text:p>
          </table:table-cell>
          <table:table-cell office:value-type="float" office:value="20583" calcext:value-type="float">
            <text:p>20583</text:p>
          </table:table-cell>
          <table:table-cell table:formula="of:=[.B527]-[.E527]" office:value-type="float" office:value="979" calcext:value-type="float">
            <text:p>979</text:p>
          </table:table-cell>
          <table:table-cell table:formula="of:=[.C527]/[.B527]" office:value-type="percentage" office:value="0.0475635232959238" calcext:value-type="percentage">
            <text:p>4.8%</text:p>
          </table:table-cell>
          <table:table-cell office:value-type="float" office:value="19604" calcext:value-type="float">
            <text:p>19604</text:p>
          </table:table-cell>
          <table:table-cell office:value-type="float" office:value="21" calcext:value-type="float">
            <text:p>21</text:p>
          </table:table-cell>
          <table:table-cell table:formula="of:=[.F527]/[.E527]" office:value-type="percentage" office:value="0.0010712099571516" calcext:value-type="percentage">
            <text:p>0.1%</text:p>
          </table:table-cell>
          <table:table-cell office:value-type="float" office:value="179" calcext:value-type="float">
            <text:p>179</text:p>
          </table:table-cell>
          <table:table-cell table:formula="of:=[.H527]/[.E527]" office:value-type="percentage" office:value="0.00913078963476842" calcext:value-type="percentage">
            <text:p>0.9%</text:p>
          </table:table-cell>
          <table:table-cell office:value-type="float" office:value="74" calcext:value-type="float">
            <text:p>74</text:p>
          </table:table-cell>
          <table:table-cell table:formula="of:=[.J527]/[.E527]" office:value-type="percentage" office:value="0.00377473984901041" calcext:value-type="percentage">
            <text:p>0.4%</text:p>
          </table:table-cell>
          <table:table-cell office:value-type="float" office:value="0" calcext:value-type="float">
            <text:p>0</text:p>
          </table:table-cell>
          <table:table-cell table:formula="of:=[.E527]-[.F527]-[.H527]-[.J527]-[.L527]" office:value-type="float" office:value="19330" calcext:value-type="float">
            <text:p>19330</text:p>
          </table:table-cell>
          <table:table-cell table:formula="of:=[.M52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D10_S_Wi2013_PS_A</text:p>
          </table:table-cell>
          <table:table-cell office:value-type="float" office:value="42091" calcext:value-type="float">
            <text:p>42091</text:p>
          </table:table-cell>
          <table:table-cell table:formula="of:=[.B528]-[.E528]" office:value-type="float" office:value="2568" calcext:value-type="float">
            <text:p>2568</text:p>
          </table:table-cell>
          <table:table-cell table:formula="of:=[.C528]/[.B528]" office:value-type="percentage" office:value="0.0610106673635694" calcext:value-type="percentage">
            <text:p>6.1%</text:p>
          </table:table-cell>
          <table:table-cell office:value-type="float" office:value="39523" calcext:value-type="float">
            <text:p>39523</text:p>
          </table:table-cell>
          <table:table-cell office:value-type="float" office:value="44" calcext:value-type="float">
            <text:p>44</text:p>
          </table:table-cell>
          <table:table-cell table:formula="of:=[.F528]/[.E528]" office:value-type="percentage" office:value="0.00111327581408294" calcext:value-type="percentage">
            <text:p>0.1%</text:p>
          </table:table-cell>
          <table:table-cell office:value-type="float" office:value="591" calcext:value-type="float">
            <text:p>591</text:p>
          </table:table-cell>
          <table:table-cell table:formula="of:=[.H528]/[.E528]" office:value-type="percentage" office:value="0.0149533183209777" calcext:value-type="percentage">
            <text:p>1.5%</text:p>
          </table:table-cell>
          <table:table-cell office:value-type="float" office:value="116" calcext:value-type="float">
            <text:p>116</text:p>
          </table:table-cell>
          <table:table-cell table:formula="of:=[.J528]/[.E528]" office:value-type="percentage" office:value="0.00293499987349138" calcext:value-type="percentage">
            <text:p>0.3%</text:p>
          </table:table-cell>
          <table:table-cell office:value-type="float" office:value="1" calcext:value-type="float">
            <text:p>1</text:p>
          </table:table-cell>
          <table:table-cell table:formula="of:=[.E528]-[.F528]-[.H528]-[.J528]-[.L528]" office:value-type="float" office:value="38771" calcext:value-type="float">
            <text:p>38771</text:p>
          </table:table-cell>
          <table:table-cell table:formula="of:=[.M52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D10_S_Wi2013_PS_B</text:p>
          </table:table-cell>
          <table:table-cell office:value-type="float" office:value="39919" calcext:value-type="float">
            <text:p>39919</text:p>
          </table:table-cell>
          <table:table-cell table:formula="of:=[.B529]-[.E529]" office:value-type="float" office:value="2318" calcext:value-type="float">
            <text:p>2318</text:p>
          </table:table-cell>
          <table:table-cell table:formula="of:=[.C529]/[.B529]" office:value-type="percentage" office:value="0.0580675868633984" calcext:value-type="percentage">
            <text:p>5.8%</text:p>
          </table:table-cell>
          <table:table-cell office:value-type="float" office:value="37601" calcext:value-type="float">
            <text:p>37601</text:p>
          </table:table-cell>
          <table:table-cell office:value-type="float" office:value="53" calcext:value-type="float">
            <text:p>53</text:p>
          </table:table-cell>
          <table:table-cell table:formula="of:=[.F529]/[.E529]" office:value-type="percentage" office:value="0.00140953698039946" calcext:value-type="percentage">
            <text:p>0.1%</text:p>
          </table:table-cell>
          <table:table-cell office:value-type="float" office:value="516" calcext:value-type="float">
            <text:p>516</text:p>
          </table:table-cell>
          <table:table-cell table:formula="of:=[.H529]/[.E529]" office:value-type="percentage" office:value="0.0137230392808702" calcext:value-type="percentage">
            <text:p>1.4%</text:p>
          </table:table-cell>
          <table:table-cell office:value-type="float" office:value="95" calcext:value-type="float">
            <text:p>95</text:p>
          </table:table-cell>
          <table:table-cell table:formula="of:=[.J529]/[.E529]" office:value-type="percentage" office:value="0.00252652854977261" calcext:value-type="percentage">
            <text:p>0.3%</text:p>
          </table:table-cell>
          <table:table-cell office:value-type="float" office:value="7" calcext:value-type="float">
            <text:p>7</text:p>
          </table:table-cell>
          <table:table-cell table:formula="of:=[.E529]-[.F529]-[.H529]-[.J529]-[.L529]" office:value-type="float" office:value="36930" calcext:value-type="float">
            <text:p>36930</text:p>
          </table:table-cell>
          <table:table-cell table:formula="of:=[.M52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L10_S_Wi2013_PS</text:p>
          </table:table-cell>
          <table:table-cell office:value-type="float" office:value="62672" calcext:value-type="float">
            <text:p>62672</text:p>
          </table:table-cell>
          <table:table-cell table:formula="of:=[.B530]-[.E530]" office:value-type="float" office:value="4204" calcext:value-type="float">
            <text:p>4204</text:p>
          </table:table-cell>
          <table:table-cell table:formula="of:=[.C530]/[.B530]" office:value-type="percentage" office:value="0.0670793974980853" calcext:value-type="percentage">
            <text:p>6.7%</text:p>
          </table:table-cell>
          <table:table-cell office:value-type="float" office:value="58468" calcext:value-type="float">
            <text:p>58468</text:p>
          </table:table-cell>
          <table:table-cell office:value-type="float" office:value="81" calcext:value-type="float">
            <text:p>81</text:p>
          </table:table-cell>
          <table:table-cell table:formula="of:=[.F530]/[.E530]" office:value-type="percentage" office:value="0.00138537319559417" calcext:value-type="percentage">
            <text:p>0.1%</text:p>
          </table:table-cell>
          <table:table-cell office:value-type="float" office:value="387" calcext:value-type="float">
            <text:p>387</text:p>
          </table:table-cell>
          <table:table-cell table:formula="of:=[.H530]/[.E530]" office:value-type="percentage" office:value="0.00661900526783882" calcext:value-type="percentage">
            <text:p>0.7%</text:p>
          </table:table-cell>
          <table:table-cell office:value-type="float" office:value="175" calcext:value-type="float">
            <text:p>175</text:p>
          </table:table-cell>
          <table:table-cell table:formula="of:=[.J530]/[.E530]" office:value-type="percentage" office:value="0.00299309023739481" calcext:value-type="percentage">
            <text:p>0.3%</text:p>
          </table:table-cell>
          <table:table-cell office:value-type="float" office:value="8" calcext:value-type="float">
            <text:p>8</text:p>
          </table:table-cell>
          <table:table-cell table:formula="of:=[.E530]-[.F530]-[.H530]-[.J530]-[.L530]" office:value-type="float" office:value="57817" calcext:value-type="float">
            <text:p>57817</text:p>
          </table:table-cell>
          <table:table-cell table:formula="of:=[.M53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L20_S_Wi2013_PS</text:p>
          </table:table-cell>
          <table:table-cell office:value-type="float" office:value="9433" calcext:value-type="float">
            <text:p>9433</text:p>
          </table:table-cell>
          <table:table-cell table:formula="of:=[.B531]-[.E531]" office:value-type="float" office:value="479" calcext:value-type="float">
            <text:p>479</text:p>
          </table:table-cell>
          <table:table-cell table:formula="of:=[.C531]/[.B531]" office:value-type="percentage" office:value="0.0507791794763066" calcext:value-type="percentage">
            <text:p>5.1%</text:p>
          </table:table-cell>
          <table:table-cell office:value-type="float" office:value="8954" calcext:value-type="float">
            <text:p>8954</text:p>
          </table:table-cell>
          <table:table-cell office:value-type="float" office:value="17" calcext:value-type="float">
            <text:p>17</text:p>
          </table:table-cell>
          <table:table-cell table:formula="of:=[.F531]/[.E531]" office:value-type="percentage" office:value="0.00189859280768372" calcext:value-type="percentage">
            <text:p>0.2%</text:p>
          </table:table-cell>
          <table:table-cell office:value-type="float" office:value="258" calcext:value-type="float">
            <text:p>258</text:p>
          </table:table-cell>
          <table:table-cell table:formula="of:=[.H531]/[.E531]" office:value-type="percentage" office:value="0.028813937904847" calcext:value-type="percentage">
            <text:p>2.9%</text:p>
          </table:table-cell>
          <table:table-cell office:value-type="float" office:value="17" calcext:value-type="float">
            <text:p>17</text:p>
          </table:table-cell>
          <table:table-cell table:formula="of:=[.J531]/[.E531]" office:value-type="percentage" office:value="0.00189859280768372" calcext:value-type="percentage">
            <text:p>0.2%</text:p>
          </table:table-cell>
          <table:table-cell office:value-type="float" office:value="0" calcext:value-type="float">
            <text:p>0</text:p>
          </table:table-cell>
          <table:table-cell table:formula="of:=[.E531]-[.F531]-[.H531]-[.J531]-[.L531]" office:value-type="float" office:value="8662" calcext:value-type="float">
            <text:p>8662</text:p>
          </table:table-cell>
          <table:table-cell table:formula="of:=[.M531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N10_S_Wi2017</text:p>
          </table:table-cell>
          <table:table-cell office:value-type="float" office:value="57582" calcext:value-type="float">
            <text:p>57582</text:p>
          </table:table-cell>
          <table:table-cell table:formula="of:=[.B532]-[.E532]" office:value-type="float" office:value="11513" calcext:value-type="float">
            <text:p>11513</text:p>
          </table:table-cell>
          <table:table-cell table:formula="of:=[.C532]/[.B532]" office:value-type="percentage" office:value="0.199940953770275" calcext:value-type="percentage">
            <text:p>20.0%</text:p>
          </table:table-cell>
          <table:table-cell office:value-type="float" office:value="46069" calcext:value-type="float">
            <text:p>46069</text:p>
          </table:table-cell>
          <table:table-cell office:value-type="float" office:value="53" calcext:value-type="float">
            <text:p>53</text:p>
          </table:table-cell>
          <table:table-cell table:formula="of:=[.F532]/[.E532]" office:value-type="percentage" office:value="0.00115044824068245" calcext:value-type="percentage">
            <text:p>0.1%</text:p>
          </table:table-cell>
          <table:table-cell office:value-type="float" office:value="569" calcext:value-type="float">
            <text:p>569</text:p>
          </table:table-cell>
          <table:table-cell table:formula="of:=[.H532]/[.E532]" office:value-type="percentage" office:value="0.0123510386594022" calcext:value-type="percentage">
            <text:p>1.2%</text:p>
          </table:table-cell>
          <table:table-cell office:value-type="float" office:value="102" calcext:value-type="float">
            <text:p>102</text:p>
          </table:table-cell>
          <table:table-cell table:formula="of:=[.J532]/[.E532]" office:value-type="percentage" office:value="0.00221407019904925" calcext:value-type="percentage">
            <text:p>0.2%</text:p>
          </table:table-cell>
          <table:table-cell office:value-type="float" office:value="26" calcext:value-type="float">
            <text:p>26</text:p>
          </table:table-cell>
          <table:table-cell table:formula="of:=[.E532]-[.F532]-[.H532]-[.J532]-[.L532]" office:value-type="float" office:value="45319" calcext:value-type="float">
            <text:p>45319</text:p>
          </table:table-cell>
          <table:table-cell table:formula="of:=[.M53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N20_S_Wi2013_PS</text:p>
          </table:table-cell>
          <table:table-cell office:value-type="float" office:value="80052" calcext:value-type="float">
            <text:p>80052</text:p>
          </table:table-cell>
          <table:table-cell table:formula="of:=[.B533]-[.E533]" office:value-type="float" office:value="4922" calcext:value-type="float">
            <text:p>4922</text:p>
          </table:table-cell>
          <table:table-cell table:formula="of:=[.C533]/[.B533]" office:value-type="percentage" office:value="0.0614850347274272" calcext:value-type="percentage">
            <text:p>6.1%</text:p>
          </table:table-cell>
          <table:table-cell office:value-type="float" office:value="75130" calcext:value-type="float">
            <text:p>75130</text:p>
          </table:table-cell>
          <table:table-cell office:value-type="float" office:value="235" calcext:value-type="float">
            <text:p>235</text:p>
          </table:table-cell>
          <table:table-cell table:formula="of:=[.F533]/[.E533]" office:value-type="percentage" office:value="0.00312791161985891" calcext:value-type="percentage">
            <text:p>0.3%</text:p>
          </table:table-cell>
          <table:table-cell office:value-type="float" office:value="665" calcext:value-type="float">
            <text:p>665</text:p>
          </table:table-cell>
          <table:table-cell table:formula="of:=[.H533]/[.E533]" office:value-type="percentage" office:value="0.00885132437109011" calcext:value-type="percentage">
            <text:p>0.9%</text:p>
          </table:table-cell>
          <table:table-cell office:value-type="float" office:value="279" calcext:value-type="float">
            <text:p>279</text:p>
          </table:table-cell>
          <table:table-cell table:formula="of:=[.J533]/[.E533]" office:value-type="percentage" office:value="0.0037135631571942" calcext:value-type="percentage">
            <text:p>0.4%</text:p>
          </table:table-cell>
          <table:table-cell office:value-type="float" office:value="12" calcext:value-type="float">
            <text:p>12</text:p>
          </table:table-cell>
          <table:table-cell table:formula="of:=[.E533]-[.F533]-[.H533]-[.J533]-[.L533]" office:value-type="float" office:value="73939" calcext:value-type="float">
            <text:p>73939</text:p>
          </table:table-cell>
          <table:table-cell table:formula="of:=[.M53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N20_S_Wi2017</text:p>
          </table:table-cell>
          <table:table-cell office:value-type="float" office:value="59555" calcext:value-type="float">
            <text:p>59555</text:p>
          </table:table-cell>
          <table:table-cell table:formula="of:=[.B534]-[.E534]" office:value-type="float" office:value="17541" calcext:value-type="float">
            <text:p>17541</text:p>
          </table:table-cell>
          <table:table-cell table:formula="of:=[.C534]/[.B534]" office:value-type="percentage" office:value="0.294534463940895" calcext:value-type="percentage">
            <text:p>29.5%</text:p>
          </table:table-cell>
          <table:table-cell office:value-type="float" office:value="42014" calcext:value-type="float">
            <text:p>42014</text:p>
          </table:table-cell>
          <table:table-cell office:value-type="float" office:value="77" calcext:value-type="float">
            <text:p>77</text:p>
          </table:table-cell>
          <table:table-cell table:formula="of:=[.F534]/[.E534]" office:value-type="percentage" office:value="0.00183272242585805" calcext:value-type="percentage">
            <text:p>0.2%</text:p>
          </table:table-cell>
          <table:table-cell office:value-type="float" office:value="784" calcext:value-type="float">
            <text:p>784</text:p>
          </table:table-cell>
          <table:table-cell table:formula="of:=[.H534]/[.E534]" office:value-type="percentage" office:value="0.0186604465178274" calcext:value-type="percentage">
            <text:p>1.9%</text:p>
          </table:table-cell>
          <table:table-cell office:value-type="float" office:value="118" calcext:value-type="float">
            <text:p>118</text:p>
          </table:table-cell>
          <table:table-cell table:formula="of:=[.J534]/[.E534]" office:value-type="percentage" office:value="0.00280858761365259" calcext:value-type="percentage">
            <text:p>0.3%</text:p>
          </table:table-cell>
          <table:table-cell office:value-type="float" office:value="9" calcext:value-type="float">
            <text:p>9</text:p>
          </table:table-cell>
          <table:table-cell table:formula="of:=[.E534]-[.F534]-[.H534]-[.J534]-[.L534]" office:value-type="float" office:value="41026" calcext:value-type="float">
            <text:p>41026</text:p>
          </table:table-cell>
          <table:table-cell table:formula="of:=[.M53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N20_WPM_Su2017_Taq</text:p>
          </table:table-cell>
          <table:table-cell office:value-type="float" office:value="107604" calcext:value-type="float">
            <text:p>107604</text:p>
          </table:table-cell>
          <table:table-cell table:formula="of:=[.B535]-[.E535]" office:value-type="float" office:value="2025" calcext:value-type="float">
            <text:p>2025</text:p>
          </table:table-cell>
          <table:table-cell table:formula="of:=[.C535]/[.B535]" office:value-type="percentage" office:value="0.0188190030110405" calcext:value-type="percentage">
            <text:p>1.9%</text:p>
          </table:table-cell>
          <table:table-cell office:value-type="float" office:value="105579" calcext:value-type="float">
            <text:p>105579</text:p>
          </table:table-cell>
          <table:table-cell office:value-type="float" office:value="1615" calcext:value-type="float">
            <text:p>1615</text:p>
          </table:table-cell>
          <table:table-cell table:formula="of:=[.F535]/[.E535]" office:value-type="percentage" office:value="0.0152966025440665" calcext:value-type="percentage">
            <text:p>1.5%</text:p>
          </table:table-cell>
          <table:table-cell office:value-type="float" office:value="4714" calcext:value-type="float">
            <text:p>4714</text:p>
          </table:table-cell>
          <table:table-cell table:formula="of:=[.H535]/[.E535]" office:value-type="percentage" office:value="0.0446490305837335" calcext:value-type="percentage">
            <text:p>4.5%</text:p>
          </table:table-cell>
          <table:table-cell office:value-type="float" office:value="52" calcext:value-type="float">
            <text:p>52</text:p>
          </table:table-cell>
          <table:table-cell table:formula="of:=[.J535]/[.E535]" office:value-type="percentage" office:value="0.000492522187177374" calcext:value-type="percentage">
            <text:p>0.0%</text:p>
          </table:table-cell>
          <table:table-cell office:value-type="float" office:value="30" calcext:value-type="float">
            <text:p>30</text:p>
          </table:table-cell>
          <table:table-cell table:formula="of:=[.E535]-[.F535]-[.H535]-[.J535]-[.L535]" office:value-type="float" office:value="99168" calcext:value-type="float">
            <text:p>99168</text:p>
          </table:table-cell>
          <table:table-cell table:formula="of:=[.M53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O10_S_Wi2013_PS</text:p>
          </table:table-cell>
          <table:table-cell office:value-type="float" office:value="21290" calcext:value-type="float">
            <text:p>21290</text:p>
          </table:table-cell>
          <table:table-cell table:formula="of:=[.B536]-[.E536]" office:value-type="float" office:value="1115" calcext:value-type="float">
            <text:p>1115</text:p>
          </table:table-cell>
          <table:table-cell table:formula="of:=[.C536]/[.B536]" office:value-type="percentage" office:value="0.052372005636449" calcext:value-type="percentage">
            <text:p>5.2%</text:p>
          </table:table-cell>
          <table:table-cell office:value-type="float" office:value="20175" calcext:value-type="float">
            <text:p>20175</text:p>
          </table:table-cell>
          <table:table-cell office:value-type="float" office:value="44" calcext:value-type="float">
            <text:p>44</text:p>
          </table:table-cell>
          <table:table-cell table:formula="of:=[.F536]/[.E536]" office:value-type="percentage" office:value="0.00218091697645601" calcext:value-type="percentage">
            <text:p>0.2%</text:p>
          </table:table-cell>
          <table:table-cell office:value-type="float" office:value="289" calcext:value-type="float">
            <text:p>289</text:p>
          </table:table-cell>
          <table:table-cell table:formula="of:=[.H536]/[.E536]" office:value-type="percentage" office:value="0.0143246592317224" calcext:value-type="percentage">
            <text:p>1.4%</text:p>
          </table:table-cell>
          <table:table-cell office:value-type="float" office:value="47" calcext:value-type="float">
            <text:p>47</text:p>
          </table:table-cell>
          <table:table-cell table:formula="of:=[.J536]/[.E536]" office:value-type="percentage" office:value="0.00232961586121437" calcext:value-type="percentage">
            <text:p>0.2%</text:p>
          </table:table-cell>
          <table:table-cell office:value-type="float" office:value="0" calcext:value-type="float">
            <text:p>0</text:p>
          </table:table-cell>
          <table:table-cell table:formula="of:=[.E536]-[.F536]-[.H536]-[.J536]-[.L536]" office:value-type="float" office:value="19795" calcext:value-type="float">
            <text:p>19795</text:p>
          </table:table-cell>
          <table:table-cell table:formula="of:=[.M53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OI10_S_Wi2013_PS</text:p>
          </table:table-cell>
          <table:table-cell office:value-type="float" office:value="80652" calcext:value-type="float">
            <text:p>80652</text:p>
          </table:table-cell>
          <table:table-cell table:formula="of:=[.B537]-[.E537]" office:value-type="float" office:value="4369" calcext:value-type="float">
            <text:p>4369</text:p>
          </table:table-cell>
          <table:table-cell table:formula="of:=[.C537]/[.B537]" office:value-type="percentage" office:value="0.0541710062986659" calcext:value-type="percentage">
            <text:p>5.4%</text:p>
          </table:table-cell>
          <table:table-cell office:value-type="float" office:value="76283" calcext:value-type="float">
            <text:p>76283</text:p>
          </table:table-cell>
          <table:table-cell office:value-type="float" office:value="101" calcext:value-type="float">
            <text:p>101</text:p>
          </table:table-cell>
          <table:table-cell table:formula="of:=[.F537]/[.E537]" office:value-type="percentage" office:value="0.0013240171466775" calcext:value-type="percentage">
            <text:p>0.1%</text:p>
          </table:table-cell>
          <table:table-cell office:value-type="float" office:value="508" calcext:value-type="float">
            <text:p>508</text:p>
          </table:table-cell>
          <table:table-cell table:formula="of:=[.H537]/[.E537]" office:value-type="percentage" office:value="0.00665941297536804" calcext:value-type="percentage">
            <text:p>0.7%</text:p>
          </table:table-cell>
          <table:table-cell office:value-type="float" office:value="397" calcext:value-type="float">
            <text:p>397</text:p>
          </table:table-cell>
          <table:table-cell table:formula="of:=[.J537]/[.E537]" office:value-type="percentage" office:value="0.0052043050220888" calcext:value-type="percentage">
            <text:p>0.5%</text:p>
          </table:table-cell>
          <table:table-cell office:value-type="float" office:value="16" calcext:value-type="float">
            <text:p>16</text:p>
          </table:table-cell>
          <table:table-cell table:formula="of:=[.E537]-[.F537]-[.H537]-[.J537]-[.L537]" office:value-type="float" office:value="75261" calcext:value-type="float">
            <text:p>75261</text:p>
          </table:table-cell>
          <table:table-cell table:formula="of:=[.M53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OK10_S_Wi2013</text:p>
          </table:table-cell>
          <table:table-cell office:value-type="float" office:value="126568" calcext:value-type="float">
            <text:p>126568</text:p>
          </table:table-cell>
          <table:table-cell table:formula="of:=[.B538]-[.E538]" office:value-type="float" office:value="30991" calcext:value-type="float">
            <text:p>30991</text:p>
          </table:table-cell>
          <table:table-cell table:formula="of:=[.C538]/[.B538]" office:value-type="percentage" office:value="0.244856519815435" calcext:value-type="percentage">
            <text:p>24.5%</text:p>
          </table:table-cell>
          <table:table-cell office:value-type="float" office:value="95577" calcext:value-type="float">
            <text:p>95577</text:p>
          </table:table-cell>
          <table:table-cell office:value-type="float" office:value="152" calcext:value-type="float">
            <text:p>152</text:p>
          </table:table-cell>
          <table:table-cell table:formula="of:=[.F538]/[.E538]" office:value-type="percentage" office:value="0.00159034077236155" calcext:value-type="percentage">
            <text:p>0.2%</text:p>
          </table:table-cell>
          <table:table-cell office:value-type="float" office:value="804" calcext:value-type="float">
            <text:p>804</text:p>
          </table:table-cell>
          <table:table-cell table:formula="of:=[.H538]/[.E538]" office:value-type="percentage" office:value="0.00841206566433347" calcext:value-type="percentage">
            <text:p>0.8%</text:p>
          </table:table-cell>
          <table:table-cell office:value-type="float" office:value="227" calcext:value-type="float">
            <text:p>227</text:p>
          </table:table-cell>
          <table:table-cell table:formula="of:=[.J538]/[.E538]" office:value-type="percentage" office:value="0.00237504839030311" calcext:value-type="percentage">
            <text:p>0.2%</text:p>
          </table:table-cell>
          <table:table-cell office:value-type="float" office:value="27" calcext:value-type="float">
            <text:p>27</text:p>
          </table:table-cell>
          <table:table-cell table:formula="of:=[.E538]-[.F538]-[.H538]-[.J538]-[.L538]" office:value-type="float" office:value="94367" calcext:value-type="float">
            <text:p>94367</text:p>
          </table:table-cell>
          <table:table-cell table:formula="of:=[.M53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OK10_S_Wi2013RNA</text:p>
          </table:table-cell>
          <table:table-cell office:value-type="float" office:value="58542" calcext:value-type="float">
            <text:p>58542</text:p>
          </table:table-cell>
          <table:table-cell table:formula="of:=[.B539]-[.E539]" office:value-type="float" office:value="4813" calcext:value-type="float">
            <text:p>4813</text:p>
          </table:table-cell>
          <table:table-cell table:formula="of:=[.C539]/[.B539]" office:value-type="percentage" office:value="0.0822144784940726" calcext:value-type="percentage">
            <text:p>8.2%</text:p>
          </table:table-cell>
          <table:table-cell office:value-type="float" office:value="53729" calcext:value-type="float">
            <text:p>53729</text:p>
          </table:table-cell>
          <table:table-cell office:value-type="float" office:value="40" calcext:value-type="float">
            <text:p>40</text:p>
          </table:table-cell>
          <table:table-cell table:formula="of:=[.F539]/[.E539]" office:value-type="percentage" office:value="0.000744476911909769" calcext:value-type="percentage">
            <text:p>0.1%</text:p>
          </table:table-cell>
          <table:table-cell office:value-type="float" office:value="6282" calcext:value-type="float">
            <text:p>6282</text:p>
          </table:table-cell>
          <table:table-cell table:formula="of:=[.H539]/[.E539]" office:value-type="percentage" office:value="0.116920099015429" calcext:value-type="percentage">
            <text:p>11.7%</text:p>
          </table:table-cell>
          <table:table-cell office:value-type="float" office:value="154" calcext:value-type="float">
            <text:p>154</text:p>
          </table:table-cell>
          <table:table-cell table:formula="of:=[.J539]/[.E539]" office:value-type="percentage" office:value="0.00286623611085261" calcext:value-type="percentage">
            <text:p>0.3%</text:p>
          </table:table-cell>
          <table:table-cell office:value-type="float" office:value="19" calcext:value-type="float">
            <text:p>19</text:p>
          </table:table-cell>
          <table:table-cell table:formula="of:=[.E539]-[.F539]-[.H539]-[.J539]-[.L539]" office:value-type="float" office:value="47234" calcext:value-type="float">
            <text:p>47234</text:p>
          </table:table-cell>
          <table:table-cell table:formula="of:=[.M53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OK10_WPM_Su2017</text:p>
          </table:table-cell>
          <table:table-cell office:value-type="float" office:value="35583" calcext:value-type="float">
            <text:p>35583</text:p>
          </table:table-cell>
          <table:table-cell table:formula="of:=[.B540]-[.E540]" office:value-type="float" office:value="13405" calcext:value-type="float">
            <text:p>13405</text:p>
          </table:table-cell>
          <table:table-cell table:formula="of:=[.C540]/[.B540]" office:value-type="percentage" office:value="0.376724840513728" calcext:value-type="percentage">
            <text:p>37.7%</text:p>
          </table:table-cell>
          <table:table-cell office:value-type="float" office:value="22178" calcext:value-type="float">
            <text:p>22178</text:p>
          </table:table-cell>
          <table:table-cell office:value-type="float" office:value="90" calcext:value-type="float">
            <text:p>90</text:p>
          </table:table-cell>
          <table:table-cell table:formula="of:=[.F540]/[.E540]" office:value-type="percentage" office:value="0.00405807557038507" calcext:value-type="percentage">
            <text:p>0.4%</text:p>
          </table:table-cell>
          <table:table-cell office:value-type="float" office:value="598" calcext:value-type="float">
            <text:p>598</text:p>
          </table:table-cell>
          <table:table-cell table:formula="of:=[.H540]/[.E540]" office:value-type="percentage" office:value="0.0269636576787808" calcext:value-type="percentage">
            <text:p>2.7%</text:p>
          </table:table-cell>
          <table:table-cell office:value-type="float" office:value="1" calcext:value-type="float">
            <text:p>1</text:p>
          </table:table-cell>
          <table:table-cell table:formula="of:=[.J540]/[.E540]" office:value-type="percentage" office:value="0.0000450897285598341" calcext:value-type="percentage">
            <text:p>0.0%</text:p>
          </table:table-cell>
          <table:table-cell office:value-type="float" office:value="4" calcext:value-type="float">
            <text:p>4</text:p>
          </table:table-cell>
          <table:table-cell table:formula="of:=[.E540]-[.F540]-[.H540]-[.J540]-[.L540]" office:value-type="float" office:value="21485" calcext:value-type="float">
            <text:p>21485</text:p>
          </table:table-cell>
          <table:table-cell table:formula="of:=[.M54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RF10_S_Wi2013_PS</text:p>
          </table:table-cell>
          <table:table-cell office:value-type="float" office:value="29530" calcext:value-type="float">
            <text:p>29530</text:p>
          </table:table-cell>
          <table:table-cell table:formula="of:=[.B541]-[.E541]" office:value-type="float" office:value="1169" calcext:value-type="float">
            <text:p>1169</text:p>
          </table:table-cell>
          <table:table-cell table:formula="of:=[.C541]/[.B541]" office:value-type="percentage" office:value="0.0395868608195056" calcext:value-type="percentage">
            <text:p>4.0%</text:p>
          </table:table-cell>
          <table:table-cell office:value-type="float" office:value="28361" calcext:value-type="float">
            <text:p>28361</text:p>
          </table:table-cell>
          <table:table-cell office:value-type="float" office:value="279" calcext:value-type="float">
            <text:p>279</text:p>
          </table:table-cell>
          <table:table-cell table:formula="of:=[.F541]/[.E541]" office:value-type="percentage" office:value="0.00983745284016784" calcext:value-type="percentage">
            <text:p>1.0%</text:p>
          </table:table-cell>
          <table:table-cell office:value-type="float" office:value="1764" calcext:value-type="float">
            <text:p>1764</text:p>
          </table:table-cell>
          <table:table-cell table:formula="of:=[.H541]/[.E541]" office:value-type="percentage" office:value="0.0621980889249321" calcext:value-type="percentage">
            <text:p>6.2%</text:p>
          </table:table-cell>
          <table:table-cell office:value-type="float" office:value="186" calcext:value-type="float">
            <text:p>186</text:p>
          </table:table-cell>
          <table:table-cell table:formula="of:=[.J541]/[.E541]" office:value-type="percentage" office:value="0.00655830189344522" calcext:value-type="percentage">
            <text:p>0.7%</text:p>
          </table:table-cell>
          <table:table-cell office:value-type="float" office:value="0" calcext:value-type="float">
            <text:p>0</text:p>
          </table:table-cell>
          <table:table-cell table:formula="of:=[.E541]-[.F541]-[.H541]-[.J541]-[.L541]" office:value-type="float" office:value="26132" calcext:value-type="float">
            <text:p>26132</text:p>
          </table:table-cell>
          <table:table-cell table:formula="of:=[.M54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RF20_S_Wi2013_PS</text:p>
          </table:table-cell>
          <table:table-cell office:value-type="float" office:value="76295" calcext:value-type="float">
            <text:p>76295</text:p>
          </table:table-cell>
          <table:table-cell table:formula="of:=[.B542]-[.E542]" office:value-type="float" office:value="3573" calcext:value-type="float">
            <text:p>3573</text:p>
          </table:table-cell>
          <table:table-cell table:formula="of:=[.C542]/[.B542]" office:value-type="percentage" office:value="0.0468313782030277" calcext:value-type="percentage">
            <text:p>4.7%</text:p>
          </table:table-cell>
          <table:table-cell office:value-type="float" office:value="72722" calcext:value-type="float">
            <text:p>72722</text:p>
          </table:table-cell>
          <table:table-cell office:value-type="float" office:value="80" calcext:value-type="float">
            <text:p>80</text:p>
          </table:table-cell>
          <table:table-cell table:formula="of:=[.F542]/[.E542]" office:value-type="percentage" office:value="0.00110007975578229" calcext:value-type="percentage">
            <text:p>0.1%</text:p>
          </table:table-cell>
          <table:table-cell office:value-type="float" office:value="86" calcext:value-type="float">
            <text:p>86</text:p>
          </table:table-cell>
          <table:table-cell table:formula="of:=[.H542]/[.E542]" office:value-type="percentage" office:value="0.00118258573746597" calcext:value-type="percentage">
            <text:p>0.1%</text:p>
          </table:table-cell>
          <table:table-cell office:value-type="float" office:value="230" calcext:value-type="float">
            <text:p>230</text:p>
          </table:table-cell>
          <table:table-cell table:formula="of:=[.J542]/[.E542]" office:value-type="percentage" office:value="0.0031627292978741" calcext:value-type="percentage">
            <text:p>0.3%</text:p>
          </table:table-cell>
          <table:table-cell office:value-type="float" office:value="3" calcext:value-type="float">
            <text:p>3</text:p>
          </table:table-cell>
          <table:table-cell table:formula="of:=[.E542]-[.F542]-[.H542]-[.J542]-[.L542]" office:value-type="float" office:value="72323" calcext:value-type="float">
            <text:p>72323</text:p>
          </table:table-cell>
          <table:table-cell table:formula="of:=[.M54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10_S_Wi2013_PS</text:p>
          </table:table-cell>
          <table:table-cell office:value-type="float" office:value="48438" calcext:value-type="float">
            <text:p>48438</text:p>
          </table:table-cell>
          <table:table-cell table:formula="of:=[.B543]-[.E543]" office:value-type="float" office:value="2682" calcext:value-type="float">
            <text:p>2682</text:p>
          </table:table-cell>
          <table:table-cell table:formula="of:=[.C543]/[.B543]" office:value-type="percentage" office:value="0.0553697510219249" calcext:value-type="percentage">
            <text:p>5.5%</text:p>
          </table:table-cell>
          <table:table-cell office:value-type="float" office:value="45756" calcext:value-type="float">
            <text:p>45756</text:p>
          </table:table-cell>
          <table:table-cell office:value-type="float" office:value="124" calcext:value-type="float">
            <text:p>124</text:p>
          </table:table-cell>
          <table:table-cell table:formula="of:=[.F543]/[.E543]" office:value-type="percentage" office:value="0.002710027100271" calcext:value-type="percentage">
            <text:p>0.3%</text:p>
          </table:table-cell>
          <table:table-cell office:value-type="float" office:value="638" calcext:value-type="float">
            <text:p>638</text:p>
          </table:table-cell>
          <table:table-cell table:formula="of:=[.H543]/[.E543]" office:value-type="percentage" office:value="0.0139435265320395" calcext:value-type="percentage">
            <text:p>1.4%</text:p>
          </table:table-cell>
          <table:table-cell office:value-type="float" office:value="151" calcext:value-type="float">
            <text:p>151</text:p>
          </table:table-cell>
          <table:table-cell table:formula="of:=[.J543]/[.E543]" office:value-type="percentage" office:value="0.00330011364629775" calcext:value-type="percentage">
            <text:p>0.3%</text:p>
          </table:table-cell>
          <table:table-cell office:value-type="float" office:value="8" calcext:value-type="float">
            <text:p>8</text:p>
          </table:table-cell>
          <table:table-cell table:formula="of:=[.E543]-[.F543]-[.H543]-[.J543]-[.L543]" office:value-type="float" office:value="44835" calcext:value-type="float">
            <text:p>44835</text:p>
          </table:table-cell>
          <table:table-cell table:formula="of:=[.M54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Abr16</text:p>
          </table:table-cell>
          <table:table-cell office:value-type="float" office:value="17706" calcext:value-type="float">
            <text:p>17706</text:p>
          </table:table-cell>
          <table:table-cell table:formula="of:=[.B544]-[.E544]" office:value-type="float" office:value="5054" calcext:value-type="float">
            <text:p>5054</text:p>
          </table:table-cell>
          <table:table-cell table:formula="of:=[.C544]/[.B544]" office:value-type="percentage" office:value="0.285439963854061" calcext:value-type="percentage">
            <text:p>28.5%</text:p>
          </table:table-cell>
          <table:table-cell office:value-type="float" office:value="12652" calcext:value-type="float">
            <text:p>12652</text:p>
          </table:table-cell>
          <table:table-cell office:value-type="float" office:value="5" calcext:value-type="float">
            <text:p>5</text:p>
          </table:table-cell>
          <table:table-cell table:formula="of:=[.F544]/[.E544]" office:value-type="percentage" office:value="0.000395194435662346" calcext:value-type="percentage">
            <text:p>0.0%</text:p>
          </table:table-cell>
          <table:table-cell office:value-type="float" office:value="268" calcext:value-type="float">
            <text:p>268</text:p>
          </table:table-cell>
          <table:table-cell table:formula="of:=[.H544]/[.E544]" office:value-type="percentage" office:value="0.0211824217515017" calcext:value-type="percentage">
            <text:p>2.1%</text:p>
          </table:table-cell>
          <table:table-cell office:value-type="float" office:value="7" calcext:value-type="float">
            <text:p>7</text:p>
          </table:table-cell>
          <table:table-cell table:formula="of:=[.J544]/[.E544]" office:value-type="percentage" office:value="0.000553272209927284" calcext:value-type="percentage">
            <text:p>0.1%</text:p>
          </table:table-cell>
          <table:table-cell office:value-type="float" office:value="0" calcext:value-type="float">
            <text:p>0</text:p>
          </table:table-cell>
          <table:table-cell table:formula="of:=[.E544]-[.F544]-[.H544]-[.J544]-[.L544]" office:value-type="float" office:value="12372" calcext:value-type="float">
            <text:p>12372</text:p>
          </table:table-cell>
          <table:table-cell table:formula="of:=[.M54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Apr15</text:p>
          </table:table-cell>
          <table:table-cell office:value-type="float" office:value="74182" calcext:value-type="float">
            <text:p>74182</text:p>
          </table:table-cell>
          <table:table-cell table:formula="of:=[.B545]-[.E545]" office:value-type="float" office:value="6638" calcext:value-type="float">
            <text:p>6638</text:p>
          </table:table-cell>
          <table:table-cell table:formula="of:=[.C545]/[.B545]" office:value-type="percentage" office:value="0.0894826238170985" calcext:value-type="percentage">
            <text:p>8.9%</text:p>
          </table:table-cell>
          <table:table-cell office:value-type="float" office:value="67544" calcext:value-type="float">
            <text:p>67544</text:p>
          </table:table-cell>
          <table:table-cell office:value-type="float" office:value="277" calcext:value-type="float">
            <text:p>277</text:p>
          </table:table-cell>
          <table:table-cell table:formula="of:=[.F545]/[.E545]" office:value-type="percentage" office:value="0.00410103043941727" calcext:value-type="percentage">
            <text:p>0.4%</text:p>
          </table:table-cell>
          <table:table-cell office:value-type="float" office:value="10424" calcext:value-type="float">
            <text:p>10424</text:p>
          </table:table-cell>
          <table:table-cell table:formula="of:=[.H545]/[.E545]" office:value-type="percentage" office:value="0.154329029965652" calcext:value-type="percentage">
            <text:p>15.4%</text:p>
          </table:table-cell>
          <table:table-cell office:value-type="float" office:value="68" calcext:value-type="float">
            <text:p>68</text:p>
          </table:table-cell>
          <table:table-cell table:formula="of:=[.J545]/[.E545]" office:value-type="percentage" office:value="0.0010067511548028" calcext:value-type="percentage">
            <text:p>0.1%</text:p>
          </table:table-cell>
          <table:table-cell office:value-type="float" office:value="2" calcext:value-type="float">
            <text:p>2</text:p>
          </table:table-cell>
          <table:table-cell table:formula="of:=[.E545]-[.F545]-[.H545]-[.J545]-[.L545]" office:value-type="float" office:value="56773" calcext:value-type="float">
            <text:p>56773</text:p>
          </table:table-cell>
          <table:table-cell table:formula="of:=[.M54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Apr17</text:p>
          </table:table-cell>
          <table:table-cell office:value-type="float" office:value="69788" calcext:value-type="float">
            <text:p>69788</text:p>
          </table:table-cell>
          <table:table-cell table:formula="of:=[.B546]-[.E546]" office:value-type="float" office:value="2047" calcext:value-type="float">
            <text:p>2047</text:p>
          </table:table-cell>
          <table:table-cell table:formula="of:=[.C546]/[.B546]" office:value-type="percentage" office:value="0.0293316902619362" calcext:value-type="percentage">
            <text:p>2.9%</text:p>
          </table:table-cell>
          <table:table-cell office:value-type="float" office:value="67741" calcext:value-type="float">
            <text:p>67741</text:p>
          </table:table-cell>
          <table:table-cell office:value-type="float" office:value="582" calcext:value-type="float">
            <text:p>582</text:p>
          </table:table-cell>
          <table:table-cell table:formula="of:=[.F546]/[.E546]" office:value-type="percentage" office:value="0.00859154721660442" calcext:value-type="percentage">
            <text:p>0.9%</text:p>
          </table:table-cell>
          <table:table-cell office:value-type="float" office:value="2195" calcext:value-type="float">
            <text:p>2195</text:p>
          </table:table-cell>
          <table:table-cell table:formula="of:=[.H546]/[.E546]" office:value-type="percentage" office:value="0.0324028284200115" calcext:value-type="percentage">
            <text:p>3.2%</text:p>
          </table:table-cell>
          <table:table-cell office:value-type="float" office:value="330" calcext:value-type="float">
            <text:p>330</text:p>
          </table:table-cell>
          <table:table-cell table:formula="of:=[.J546]/[.E546]" office:value-type="percentage" office:value="0.00487149584446642" calcext:value-type="percentage">
            <text:p>0.5%</text:p>
          </table:table-cell>
          <table:table-cell office:value-type="float" office:value="2" calcext:value-type="float">
            <text:p>2</text:p>
          </table:table-cell>
          <table:table-cell table:formula="of:=[.E546]-[.F546]-[.H546]-[.J546]-[.L546]" office:value-type="float" office:value="64632" calcext:value-type="float">
            <text:p>64632</text:p>
          </table:table-cell>
          <table:table-cell table:formula="of:=[.M54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Apr18</text:p>
          </table:table-cell>
          <table:table-cell office:value-type="float" office:value="66150" calcext:value-type="float">
            <text:p>66150</text:p>
          </table:table-cell>
          <table:table-cell table:formula="of:=[.B547]-[.E547]" office:value-type="float" office:value="10094" calcext:value-type="float">
            <text:p>10094</text:p>
          </table:table-cell>
          <table:table-cell table:formula="of:=[.C547]/[.B547]" office:value-type="percentage" office:value="0.152592592592593" calcext:value-type="percentage">
            <text:p>15.3%</text:p>
          </table:table-cell>
          <table:table-cell office:value-type="float" office:value="56056" calcext:value-type="float">
            <text:p>56056</text:p>
          </table:table-cell>
          <table:table-cell office:value-type="float" office:value="38" calcext:value-type="float">
            <text:p>38</text:p>
          </table:table-cell>
          <table:table-cell table:formula="of:=[.F547]/[.E547]" office:value-type="percentage" office:value="0.000677893535036392" calcext:value-type="percentage">
            <text:p>0.1%</text:p>
          </table:table-cell>
          <table:table-cell office:value-type="float" office:value="936" calcext:value-type="float">
            <text:p>936</text:p>
          </table:table-cell>
          <table:table-cell table:formula="of:=[.H547]/[.E547]" office:value-type="percentage" office:value="0.0166975881261596" calcext:value-type="percentage">
            <text:p>1.7%</text:p>
          </table:table-cell>
          <table:table-cell office:value-type="float" office:value="551" calcext:value-type="float">
            <text:p>551</text:p>
          </table:table-cell>
          <table:table-cell table:formula="of:=[.J547]/[.E547]" office:value-type="percentage" office:value="0.00982945625802769" calcext:value-type="percentage">
            <text:p>1.0%</text:p>
          </table:table-cell>
          <table:table-cell office:value-type="float" office:value="10" calcext:value-type="float">
            <text:p>10</text:p>
          </table:table-cell>
          <table:table-cell table:formula="of:=[.E547]-[.F547]-[.H547]-[.J547]-[.L547]" office:value-type="float" office:value="54521" calcext:value-type="float">
            <text:p>54521</text:p>
          </table:table-cell>
          <table:table-cell table:formula="of:=[.M54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Apr19</text:p>
          </table:table-cell>
          <table:table-cell office:value-type="float" office:value="67613" calcext:value-type="float">
            <text:p>67613</text:p>
          </table:table-cell>
          <table:table-cell table:formula="of:=[.B548]-[.E548]" office:value-type="float" office:value="3493" calcext:value-type="float">
            <text:p>3493</text:p>
          </table:table-cell>
          <table:table-cell table:formula="of:=[.C548]/[.B548]" office:value-type="percentage" office:value="0.0516616626980019" calcext:value-type="percentage">
            <text:p>5.2%</text:p>
          </table:table-cell>
          <table:table-cell office:value-type="float" office:value="64120" calcext:value-type="float">
            <text:p>64120</text:p>
          </table:table-cell>
          <table:table-cell office:value-type="float" office:value="801" calcext:value-type="float">
            <text:p>801</text:p>
          </table:table-cell>
          <table:table-cell table:formula="of:=[.F548]/[.E548]" office:value-type="percentage" office:value="0.0124922021210231" calcext:value-type="percentage">
            <text:p>1.2%</text:p>
          </table:table-cell>
          <table:table-cell office:value-type="float" office:value="15214" calcext:value-type="float">
            <text:p>15214</text:p>
          </table:table-cell>
          <table:table-cell table:formula="of:=[.H548]/[.E548]" office:value-type="percentage" office:value="0.237273861509669" calcext:value-type="percentage">
            <text:p>23.7%</text:p>
          </table:table-cell>
          <table:table-cell office:value-type="float" office:value="421" calcext:value-type="float">
            <text:p>421</text:p>
          </table:table-cell>
          <table:table-cell table:formula="of:=[.J548]/[.E548]" office:value-type="percentage" office:value="0.00656581409856519" calcext:value-type="percentage">
            <text:p>0.7%</text:p>
          </table:table-cell>
          <table:table-cell office:value-type="float" office:value="10" calcext:value-type="float">
            <text:p>10</text:p>
          </table:table-cell>
          <table:table-cell table:formula="of:=[.E548]-[.F548]-[.H548]-[.J548]-[.L548]" office:value-type="float" office:value="47674" calcext:value-type="float">
            <text:p>47674</text:p>
          </table:table-cell>
          <table:table-cell table:formula="of:=[.M54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Aug15</text:p>
          </table:table-cell>
          <table:table-cell office:value-type="float" office:value="32672" calcext:value-type="float">
            <text:p>32672</text:p>
          </table:table-cell>
          <table:table-cell table:formula="of:=[.B549]-[.E549]" office:value-type="float" office:value="7512" calcext:value-type="float">
            <text:p>7512</text:p>
          </table:table-cell>
          <table:table-cell table:formula="of:=[.C549]/[.B549]" office:value-type="percentage" office:value="0.229921645445641" calcext:value-type="percentage">
            <text:p>23.0%</text:p>
          </table:table-cell>
          <table:table-cell office:value-type="float" office:value="25160" calcext:value-type="float">
            <text:p>25160</text:p>
          </table:table-cell>
          <table:table-cell office:value-type="float" office:value="13" calcext:value-type="float">
            <text:p>13</text:p>
          </table:table-cell>
          <table:table-cell table:formula="of:=[.F549]/[.E549]" office:value-type="percentage" office:value="0.000516693163751987" calcext:value-type="percentage">
            <text:p>0.1%</text:p>
          </table:table-cell>
          <table:table-cell office:value-type="float" office:value="729" calcext:value-type="float">
            <text:p>729</text:p>
          </table:table-cell>
          <table:table-cell table:formula="of:=[.H549]/[.E549]" office:value-type="percentage" office:value="0.0289745627980922" calcext:value-type="percentage">
            <text:p>2.9%</text:p>
          </table:table-cell>
          <table:table-cell office:value-type="float" office:value="11" calcext:value-type="float">
            <text:p>11</text:p>
          </table:table-cell>
          <table:table-cell table:formula="of:=[.J549]/[.E549]" office:value-type="percentage" office:value="0.000437201907790143" calcext:value-type="percentage">
            <text:p>0.0%</text:p>
          </table:table-cell>
          <table:table-cell office:value-type="float" office:value="3" calcext:value-type="float">
            <text:p>3</text:p>
          </table:table-cell>
          <table:table-cell table:formula="of:=[.E549]-[.F549]-[.H549]-[.J549]-[.L549]" office:value-type="float" office:value="24404" calcext:value-type="float">
            <text:p>24404</text:p>
          </table:table-cell>
          <table:table-cell table:formula="of:=[.M54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Aug16</text:p>
          </table:table-cell>
          <table:table-cell office:value-type="float" office:value="72662" calcext:value-type="float">
            <text:p>72662</text:p>
          </table:table-cell>
          <table:table-cell table:formula="of:=[.B550]-[.E550]" office:value-type="float" office:value="7762" calcext:value-type="float">
            <text:p>7762</text:p>
          </table:table-cell>
          <table:table-cell table:formula="of:=[.C550]/[.B550]" office:value-type="percentage" office:value="0.106823373978145" calcext:value-type="percentage">
            <text:p>10.7%</text:p>
          </table:table-cell>
          <table:table-cell office:value-type="float" office:value="64900" calcext:value-type="float">
            <text:p>64900</text:p>
          </table:table-cell>
          <table:table-cell office:value-type="float" office:value="91" calcext:value-type="float">
            <text:p>91</text:p>
          </table:table-cell>
          <table:table-cell table:formula="of:=[.F550]/[.E550]" office:value-type="percentage" office:value="0.00140215716486903" calcext:value-type="percentage">
            <text:p>0.1%</text:p>
          </table:table-cell>
          <table:table-cell office:value-type="float" office:value="2139" calcext:value-type="float">
            <text:p>2139</text:p>
          </table:table-cell>
          <table:table-cell table:formula="of:=[.H550]/[.E550]" office:value-type="percentage" office:value="0.0329583975346687" calcext:value-type="percentage">
            <text:p>3.3%</text:p>
          </table:table-cell>
          <table:table-cell office:value-type="float" office:value="133" calcext:value-type="float">
            <text:p>133</text:p>
          </table:table-cell>
          <table:table-cell table:formula="of:=[.J550]/[.E550]" office:value-type="percentage" office:value="0.00204930662557781" calcext:value-type="percentage">
            <text:p>0.2%</text:p>
          </table:table-cell>
          <table:table-cell office:value-type="float" office:value="15" calcext:value-type="float">
            <text:p>15</text:p>
          </table:table-cell>
          <table:table-cell table:formula="of:=[.E550]-[.F550]-[.H550]-[.J550]-[.L550]" office:value-type="float" office:value="62522" calcext:value-type="float">
            <text:p>62522</text:p>
          </table:table-cell>
          <table:table-cell table:formula="of:=[.M55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Aug17</text:p>
          </table:table-cell>
          <table:table-cell office:value-type="float" office:value="78835" calcext:value-type="float">
            <text:p>78835</text:p>
          </table:table-cell>
          <table:table-cell table:formula="of:=[.B551]-[.E551]" office:value-type="float" office:value="3918" calcext:value-type="float">
            <text:p>3918</text:p>
          </table:table-cell>
          <table:table-cell table:formula="of:=[.C551]/[.B551]" office:value-type="percentage" office:value="0.0496987378702353" calcext:value-type="percentage">
            <text:p>5.0%</text:p>
          </table:table-cell>
          <table:table-cell office:value-type="float" office:value="74917" calcext:value-type="float">
            <text:p>74917</text:p>
          </table:table-cell>
          <table:table-cell office:value-type="float" office:value="174" calcext:value-type="float">
            <text:p>174</text:p>
          </table:table-cell>
          <table:table-cell table:formula="of:=[.F551]/[.E551]" office:value-type="percentage" office:value="0.00232257031114433" calcext:value-type="percentage">
            <text:p>0.2%</text:p>
          </table:table-cell>
          <table:table-cell office:value-type="float" office:value="3680" calcext:value-type="float">
            <text:p>3680</text:p>
          </table:table-cell>
          <table:table-cell table:formula="of:=[.H551]/[.E551]" office:value-type="percentage" office:value="0.049121027270179" calcext:value-type="percentage">
            <text:p>4.9%</text:p>
          </table:table-cell>
          <table:table-cell office:value-type="float" office:value="139" calcext:value-type="float">
            <text:p>139</text:p>
          </table:table-cell>
          <table:table-cell table:formula="of:=[.J551]/[.E551]" office:value-type="percentage" office:value="0.00185538662786817" calcext:value-type="percentage">
            <text:p>0.2%</text:p>
          </table:table-cell>
          <table:table-cell office:value-type="float" office:value="17" calcext:value-type="float">
            <text:p>17</text:p>
          </table:table-cell>
          <table:table-cell table:formula="of:=[.E551]-[.F551]-[.H551]-[.J551]-[.L551]" office:value-type="float" office:value="70907" calcext:value-type="float">
            <text:p>70907</text:p>
          </table:table-cell>
          <table:table-cell table:formula="of:=[.M55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Aug18</text:p>
          </table:table-cell>
          <table:table-cell office:value-type="float" office:value="25088" calcext:value-type="float">
            <text:p>25088</text:p>
          </table:table-cell>
          <table:table-cell table:formula="of:=[.B552]-[.E552]" office:value-type="float" office:value="510" calcext:value-type="float">
            <text:p>510</text:p>
          </table:table-cell>
          <table:table-cell table:formula="of:=[.C552]/[.B552]" office:value-type="percentage" office:value="0.020328443877551" calcext:value-type="percentage">
            <text:p>2.0%</text:p>
          </table:table-cell>
          <table:table-cell office:value-type="float" office:value="24578" calcext:value-type="float">
            <text:p>24578</text:p>
          </table:table-cell>
          <table:table-cell office:value-type="float" office:value="29" calcext:value-type="float">
            <text:p>29</text:p>
          </table:table-cell>
          <table:table-cell table:formula="of:=[.F552]/[.E552]" office:value-type="percentage" office:value="0.00117991699894214" calcext:value-type="percentage">
            <text:p>0.1%</text:p>
          </table:table-cell>
          <table:table-cell office:value-type="float" office:value="840" calcext:value-type="float">
            <text:p>840</text:p>
          </table:table-cell>
          <table:table-cell table:formula="of:=[.H552]/[.E552]" office:value-type="percentage" office:value="0.0341769061762552" calcext:value-type="percentage">
            <text:p>3.4%</text:p>
          </table:table-cell>
          <table:table-cell office:value-type="float" office:value="75" calcext:value-type="float">
            <text:p>75</text:p>
          </table:table-cell>
          <table:table-cell table:formula="of:=[.J552]/[.E552]" office:value-type="percentage" office:value="0.00305150948002278" calcext:value-type="percentage">
            <text:p>0.3%</text:p>
          </table:table-cell>
          <table:table-cell office:value-type="float" office:value="1" calcext:value-type="float">
            <text:p>1</text:p>
          </table:table-cell>
          <table:table-cell table:formula="of:=[.E552]-[.F552]-[.H552]-[.J552]-[.L552]" office:value-type="float" office:value="23633" calcext:value-type="float">
            <text:p>23633</text:p>
          </table:table-cell>
          <table:table-cell table:formula="of:=[.M55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Dec15</text:p>
          </table:table-cell>
          <table:table-cell office:value-type="float" office:value="65919" calcext:value-type="float">
            <text:p>65919</text:p>
          </table:table-cell>
          <table:table-cell table:formula="of:=[.B553]-[.E553]" office:value-type="float" office:value="4476" calcext:value-type="float">
            <text:p>4476</text:p>
          </table:table-cell>
          <table:table-cell table:formula="of:=[.C553]/[.B553]" office:value-type="percentage" office:value="0.0679015154962909" calcext:value-type="percentage">
            <text:p>6.8%</text:p>
          </table:table-cell>
          <table:table-cell office:value-type="float" office:value="61443" calcext:value-type="float">
            <text:p>61443</text:p>
          </table:table-cell>
          <table:table-cell office:value-type="float" office:value="208" calcext:value-type="float">
            <text:p>208</text:p>
          </table:table-cell>
          <table:table-cell table:formula="of:=[.F553]/[.E553]" office:value-type="percentage" office:value="0.00338525137118956" calcext:value-type="percentage">
            <text:p>0.3%</text:p>
          </table:table-cell>
          <table:table-cell office:value-type="float" office:value="3605" calcext:value-type="float">
            <text:p>3605</text:p>
          </table:table-cell>
          <table:table-cell table:formula="of:=[.H553]/[.E553]" office:value-type="percentage" office:value="0.0586722653516267" calcext:value-type="percentage">
            <text:p>5.9%</text:p>
          </table:table-cell>
          <table:table-cell office:value-type="float" office:value="245" calcext:value-type="float">
            <text:p>245</text:p>
          </table:table-cell>
          <table:table-cell table:formula="of:=[.J553]/[.E553]" office:value-type="percentage" office:value="0.00398743550933385" calcext:value-type="percentage">
            <text:p>0.4%</text:p>
          </table:table-cell>
          <table:table-cell office:value-type="float" office:value="5" calcext:value-type="float">
            <text:p>5</text:p>
          </table:table-cell>
          <table:table-cell table:formula="of:=[.E553]-[.F553]-[.H553]-[.J553]-[.L553]" office:value-type="float" office:value="57380" calcext:value-type="float">
            <text:p>57380</text:p>
          </table:table-cell>
          <table:table-cell table:formula="of:=[.M55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Dec16</text:p>
          </table:table-cell>
          <table:table-cell office:value-type="float" office:value="69652" calcext:value-type="float">
            <text:p>69652</text:p>
          </table:table-cell>
          <table:table-cell table:formula="of:=[.B554]-[.E554]" office:value-type="float" office:value="2174" calcext:value-type="float">
            <text:p>2174</text:p>
          </table:table-cell>
          <table:table-cell table:formula="of:=[.C554]/[.B554]" office:value-type="percentage" office:value="0.0312123126399816" calcext:value-type="percentage">
            <text:p>3.1%</text:p>
          </table:table-cell>
          <table:table-cell office:value-type="float" office:value="67478" calcext:value-type="float">
            <text:p>67478</text:p>
          </table:table-cell>
          <table:table-cell office:value-type="float" office:value="339" calcext:value-type="float">
            <text:p>339</text:p>
          </table:table-cell>
          <table:table-cell table:formula="of:=[.F554]/[.E554]" office:value-type="percentage" office:value="0.00502385962832331" calcext:value-type="percentage">
            <text:p>0.5%</text:p>
          </table:table-cell>
          <table:table-cell office:value-type="float" office:value="6558" calcext:value-type="float">
            <text:p>6558</text:p>
          </table:table-cell>
          <table:table-cell table:formula="of:=[.H554]/[.E554]" office:value-type="percentage" office:value="0.0971872313939358" calcext:value-type="percentage">
            <text:p>9.7%</text:p>
          </table:table-cell>
          <table:table-cell office:value-type="float" office:value="370" calcext:value-type="float">
            <text:p>370</text:p>
          </table:table-cell>
          <table:table-cell table:formula="of:=[.J554]/[.E554]" office:value-type="percentage" office:value="0.00548326862088384" calcext:value-type="percentage">
            <text:p>0.5%</text:p>
          </table:table-cell>
          <table:table-cell office:value-type="float" office:value="13" calcext:value-type="float">
            <text:p>13</text:p>
          </table:table-cell>
          <table:table-cell table:formula="of:=[.E554]-[.F554]-[.H554]-[.J554]-[.L554]" office:value-type="float" office:value="60198" calcext:value-type="float">
            <text:p>60198</text:p>
          </table:table-cell>
          <table:table-cell table:formula="of:=[.M55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Feb15</text:p>
          </table:table-cell>
          <table:table-cell office:value-type="float" office:value="66294" calcext:value-type="float">
            <text:p>66294</text:p>
          </table:table-cell>
          <table:table-cell table:formula="of:=[.B555]-[.E555]" office:value-type="float" office:value="5317" calcext:value-type="float">
            <text:p>5317</text:p>
          </table:table-cell>
          <table:table-cell table:formula="of:=[.C555]/[.B555]" office:value-type="percentage" office:value="0.080203336651884" calcext:value-type="percentage">
            <text:p>8.0%</text:p>
          </table:table-cell>
          <table:table-cell office:value-type="float" office:value="60977" calcext:value-type="float">
            <text:p>60977</text:p>
          </table:table-cell>
          <table:table-cell office:value-type="float" office:value="609" calcext:value-type="float">
            <text:p>609</text:p>
          </table:table-cell>
          <table:table-cell table:formula="of:=[.F555]/[.E555]" office:value-type="percentage" office:value="0.00998737228791184" calcext:value-type="percentage">
            <text:p>1.0%</text:p>
          </table:table-cell>
          <table:table-cell office:value-type="float" office:value="6744" calcext:value-type="float">
            <text:p>6744</text:p>
          </table:table-cell>
          <table:table-cell table:formula="of:=[.H555]/[.E555]" office:value-type="percentage" office:value="0.110599078341014" calcext:value-type="percentage">
            <text:p>11.1%</text:p>
          </table:table-cell>
          <table:table-cell office:value-type="float" office:value="141" calcext:value-type="float">
            <text:p>141</text:p>
          </table:table-cell>
          <table:table-cell table:formula="of:=[.J555]/[.E555]" office:value-type="percentage" office:value="0.00231234727848205" calcext:value-type="percentage">
            <text:p>0.2%</text:p>
          </table:table-cell>
          <table:table-cell office:value-type="float" office:value="3" calcext:value-type="float">
            <text:p>3</text:p>
          </table:table-cell>
          <table:table-cell table:formula="of:=[.E555]-[.F555]-[.H555]-[.J555]-[.L555]" office:value-type="float" office:value="53480" calcext:value-type="float">
            <text:p>53480</text:p>
          </table:table-cell>
          <table:table-cell table:formula="of:=[.M55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Feb16</text:p>
          </table:table-cell>
          <table:table-cell office:value-type="float" office:value="82543" calcext:value-type="float">
            <text:p>82543</text:p>
          </table:table-cell>
          <table:table-cell table:formula="of:=[.B556]-[.E556]" office:value-type="float" office:value="4003" calcext:value-type="float">
            <text:p>4003</text:p>
          </table:table-cell>
          <table:table-cell table:formula="of:=[.C556]/[.B556]" office:value-type="percentage" office:value="0.0484959354518251" calcext:value-type="percentage">
            <text:p>4.8%</text:p>
          </table:table-cell>
          <table:table-cell office:value-type="float" office:value="78540" calcext:value-type="float">
            <text:p>78540</text:p>
          </table:table-cell>
          <table:table-cell office:value-type="float" office:value="151" calcext:value-type="float">
            <text:p>151</text:p>
          </table:table-cell>
          <table:table-cell table:formula="of:=[.F556]/[.E556]" office:value-type="percentage" office:value="0.00192258721670486" calcext:value-type="percentage">
            <text:p>0.2%</text:p>
          </table:table-cell>
          <table:table-cell office:value-type="float" office:value="6468" calcext:value-type="float">
            <text:p>6468</text:p>
          </table:table-cell>
          <table:table-cell table:formula="of:=[.H556]/[.E556]" office:value-type="percentage" office:value="0.0823529411764706" calcext:value-type="percentage">
            <text:p>8.2%</text:p>
          </table:table-cell>
          <table:table-cell office:value-type="float" office:value="213" calcext:value-type="float">
            <text:p>213</text:p>
          </table:table-cell>
          <table:table-cell table:formula="of:=[.J556]/[.E556]" office:value-type="percentage" office:value="0.00271199388846448" calcext:value-type="percentage">
            <text:p>0.3%</text:p>
          </table:table-cell>
          <table:table-cell office:value-type="float" office:value="10" calcext:value-type="float">
            <text:p>10</text:p>
          </table:table-cell>
          <table:table-cell table:formula="of:=[.E556]-[.F556]-[.H556]-[.J556]-[.L556]" office:value-type="float" office:value="71698" calcext:value-type="float">
            <text:p>71698</text:p>
          </table:table-cell>
          <table:table-cell table:formula="of:=[.M55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Feb17</text:p>
          </table:table-cell>
          <table:table-cell office:value-type="float" office:value="1358" calcext:value-type="float">
            <text:p>1358</text:p>
          </table:table-cell>
          <table:table-cell table:formula="of:=[.B557]-[.E557]" office:value-type="float" office:value="65" calcext:value-type="float">
            <text:p>65</text:p>
          </table:table-cell>
          <table:table-cell table:formula="of:=[.C557]/[.B557]" office:value-type="percentage" office:value="0.0478645066273932" calcext:value-type="percentage">
            <text:p>4.8%</text:p>
          </table:table-cell>
          <table:table-cell office:value-type="float" office:value="1293" calcext:value-type="float">
            <text:p>1293</text:p>
          </table:table-cell>
          <table:table-cell office:value-type="float" office:value="7" calcext:value-type="float">
            <text:p>7</text:p>
          </table:table-cell>
          <table:table-cell table:formula="of:=[.F557]/[.E557]" office:value-type="percentage" office:value="0.00541376643464811" calcext:value-type="percentage">
            <text:p>0.5%</text:p>
          </table:table-cell>
          <table:table-cell office:value-type="float" office:value="137" calcext:value-type="float">
            <text:p>137</text:p>
          </table:table-cell>
          <table:table-cell table:formula="of:=[.H557]/[.E557]" office:value-type="percentage" office:value="0.105955143078113" calcext:value-type="percentage">
            <text:p>10.6%</text:p>
          </table:table-cell>
          <table:table-cell office:value-type="float" office:value="30" calcext:value-type="float">
            <text:p>30</text:p>
          </table:table-cell>
          <table:table-cell table:formula="of:=[.J557]/[.E557]" office:value-type="percentage" office:value="0.0232018561484919" calcext:value-type="percentage">
            <text:p>2.3%</text:p>
          </table:table-cell>
          <table:table-cell office:value-type="float" office:value="0" calcext:value-type="float">
            <text:p>0</text:p>
          </table:table-cell>
          <table:table-cell table:formula="of:=[.E557]-[.F557]-[.H557]-[.J557]-[.L557]" office:value-type="float" office:value="1119" calcext:value-type="float">
            <text:p>1119</text:p>
          </table:table-cell>
          <table:table-cell table:formula="of:=[.M557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Feb18</text:p>
          </table:table-cell>
          <table:table-cell office:value-type="float" office:value="47649" calcext:value-type="float">
            <text:p>47649</text:p>
          </table:table-cell>
          <table:table-cell table:formula="of:=[.B558]-[.E558]" office:value-type="float" office:value="6559" calcext:value-type="float">
            <text:p>6559</text:p>
          </table:table-cell>
          <table:table-cell table:formula="of:=[.C558]/[.B558]" office:value-type="percentage" office:value="0.13765241662994" calcext:value-type="percentage">
            <text:p>13.8%</text:p>
          </table:table-cell>
          <table:table-cell office:value-type="float" office:value="41090" calcext:value-type="float">
            <text:p>41090</text:p>
          </table:table-cell>
          <table:table-cell office:value-type="float" office:value="201" calcext:value-type="float">
            <text:p>201</text:p>
          </table:table-cell>
          <table:table-cell table:formula="of:=[.F558]/[.E558]" office:value-type="percentage" office:value="0.00489170114383062" calcext:value-type="percentage">
            <text:p>0.5%</text:p>
          </table:table-cell>
          <table:table-cell office:value-type="float" office:value="3891" calcext:value-type="float">
            <text:p>3891</text:p>
          </table:table-cell>
          <table:table-cell table:formula="of:=[.H558]/[.E558]" office:value-type="percentage" office:value="0.0946945728887807" calcext:value-type="percentage">
            <text:p>9.5%</text:p>
          </table:table-cell>
          <table:table-cell office:value-type="float" office:value="144" calcext:value-type="float">
            <text:p>144</text:p>
          </table:table-cell>
          <table:table-cell table:formula="of:=[.J558]/[.E558]" office:value-type="percentage" office:value="0.00350450231199805" calcext:value-type="percentage">
            <text:p>0.4%</text:p>
          </table:table-cell>
          <table:table-cell office:value-type="float" office:value="3" calcext:value-type="float">
            <text:p>3</text:p>
          </table:table-cell>
          <table:table-cell table:formula="of:=[.E558]-[.F558]-[.H558]-[.J558]-[.L558]" office:value-type="float" office:value="36851" calcext:value-type="float">
            <text:p>36851</text:p>
          </table:table-cell>
          <table:table-cell table:formula="of:=[.M55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Feb19</text:p>
          </table:table-cell>
          <table:table-cell office:value-type="float" office:value="49819" calcext:value-type="float">
            <text:p>49819</text:p>
          </table:table-cell>
          <table:table-cell table:formula="of:=[.B559]-[.E559]" office:value-type="float" office:value="7716" calcext:value-type="float">
            <text:p>7716</text:p>
          </table:table-cell>
          <table:table-cell table:formula="of:=[.C559]/[.B559]" office:value-type="percentage" office:value="0.154880668018226" calcext:value-type="percentage">
            <text:p>15.5%</text:p>
          </table:table-cell>
          <table:table-cell office:value-type="float" office:value="42103" calcext:value-type="float">
            <text:p>42103</text:p>
          </table:table-cell>
          <table:table-cell office:value-type="float" office:value="186" calcext:value-type="float">
            <text:p>186</text:p>
          </table:table-cell>
          <table:table-cell table:formula="of:=[.F559]/[.E559]" office:value-type="percentage" office:value="0.00441773745338812" calcext:value-type="percentage">
            <text:p>0.4%</text:p>
          </table:table-cell>
          <table:table-cell office:value-type="float" office:value="4421" calcext:value-type="float">
            <text:p>4421</text:p>
          </table:table-cell>
          <table:table-cell table:formula="of:=[.H559]/[.E559]" office:value-type="percentage" office:value="0.105004393986177" calcext:value-type="percentage">
            <text:p>10.5%</text:p>
          </table:table-cell>
          <table:table-cell office:value-type="float" office:value="43" calcext:value-type="float">
            <text:p>43</text:p>
          </table:table-cell>
          <table:table-cell table:formula="of:=[.J559]/[.E559]" office:value-type="percentage" office:value="0.00102130489513811" calcext:value-type="percentage">
            <text:p>0.1%</text:p>
          </table:table-cell>
          <table:table-cell office:value-type="float" office:value="4" calcext:value-type="float">
            <text:p>4</text:p>
          </table:table-cell>
          <table:table-cell table:formula="of:=[.E559]-[.F559]-[.H559]-[.J559]-[.L559]" office:value-type="float" office:value="37449" calcext:value-type="float">
            <text:p>37449</text:p>
          </table:table-cell>
          <table:table-cell table:formula="of:=[.M55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Jan16</text:p>
          </table:table-cell>
          <table:table-cell office:value-type="float" office:value="80113" calcext:value-type="float">
            <text:p>80113</text:p>
          </table:table-cell>
          <table:table-cell table:formula="of:=[.B560]-[.E560]" office:value-type="float" office:value="5853" calcext:value-type="float">
            <text:p>5853</text:p>
          </table:table-cell>
          <table:table-cell table:formula="of:=[.C560]/[.B560]" office:value-type="percentage" office:value="0.0730593037334765" calcext:value-type="percentage">
            <text:p>7.3%</text:p>
          </table:table-cell>
          <table:table-cell office:value-type="float" office:value="74260" calcext:value-type="float">
            <text:p>74260</text:p>
          </table:table-cell>
          <table:table-cell office:value-type="float" office:value="141" calcext:value-type="float">
            <text:p>141</text:p>
          </table:table-cell>
          <table:table-cell table:formula="of:=[.F560]/[.E560]" office:value-type="percentage" office:value="0.00189873417721519" calcext:value-type="percentage">
            <text:p>0.2%</text:p>
          </table:table-cell>
          <table:table-cell office:value-type="float" office:value="3386" calcext:value-type="float">
            <text:p>3386</text:p>
          </table:table-cell>
          <table:table-cell table:formula="of:=[.H560]/[.E560]" office:value-type="percentage" office:value="0.0455965526528414" calcext:value-type="percentage">
            <text:p>4.6%</text:p>
          </table:table-cell>
          <table:table-cell office:value-type="float" office:value="808" calcext:value-type="float">
            <text:p>808</text:p>
          </table:table-cell>
          <table:table-cell table:formula="of:=[.J560]/[.E560]" office:value-type="percentage" office:value="0.0108806894694317" calcext:value-type="percentage">
            <text:p>1.1%</text:p>
          </table:table-cell>
          <table:table-cell office:value-type="float" office:value="5" calcext:value-type="float">
            <text:p>5</text:p>
          </table:table-cell>
          <table:table-cell table:formula="of:=[.E560]-[.F560]-[.H560]-[.J560]-[.L560]" office:value-type="float" office:value="69920" calcext:value-type="float">
            <text:p>69920</text:p>
          </table:table-cell>
          <table:table-cell table:formula="of:=[.M56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Jan17</text:p>
          </table:table-cell>
          <table:table-cell office:value-type="float" office:value="72307" calcext:value-type="float">
            <text:p>72307</text:p>
          </table:table-cell>
          <table:table-cell table:formula="of:=[.B561]-[.E561]" office:value-type="float" office:value="8014" calcext:value-type="float">
            <text:p>8014</text:p>
          </table:table-cell>
          <table:table-cell table:formula="of:=[.C561]/[.B561]" office:value-type="percentage" office:value="0.110832976060409" calcext:value-type="percentage">
            <text:p>11.1%</text:p>
          </table:table-cell>
          <table:table-cell office:value-type="float" office:value="64293" calcext:value-type="float">
            <text:p>64293</text:p>
          </table:table-cell>
          <table:table-cell office:value-type="float" office:value="173" calcext:value-type="float">
            <text:p>173</text:p>
          </table:table-cell>
          <table:table-cell table:formula="of:=[.F561]/[.E561]" office:value-type="percentage" office:value="0.00269080615308043" calcext:value-type="percentage">
            <text:p>0.3%</text:p>
          </table:table-cell>
          <table:table-cell office:value-type="float" office:value="3825" calcext:value-type="float">
            <text:p>3825</text:p>
          </table:table-cell>
          <table:table-cell table:formula="of:=[.H561]/[.E561]" office:value-type="percentage" office:value="0.0594932574308245" calcext:value-type="percentage">
            <text:p>5.9%</text:p>
          </table:table-cell>
          <table:table-cell office:value-type="float" office:value="378" calcext:value-type="float">
            <text:p>378</text:p>
          </table:table-cell>
          <table:table-cell table:formula="of:=[.J561]/[.E561]" office:value-type="percentage" office:value="0.00587933367551678" calcext:value-type="percentage">
            <text:p>0.6%</text:p>
          </table:table-cell>
          <table:table-cell office:value-type="float" office:value="2" calcext:value-type="float">
            <text:p>2</text:p>
          </table:table-cell>
          <table:table-cell table:formula="of:=[.E561]-[.F561]-[.H561]-[.J561]-[.L561]" office:value-type="float" office:value="59915" calcext:value-type="float">
            <text:p>59915</text:p>
          </table:table-cell>
          <table:table-cell table:formula="of:=[.M56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Jan18</text:p>
          </table:table-cell>
          <table:table-cell office:value-type="float" office:value="48211" calcext:value-type="float">
            <text:p>48211</text:p>
          </table:table-cell>
          <table:table-cell table:formula="of:=[.B562]-[.E562]" office:value-type="float" office:value="3368" calcext:value-type="float">
            <text:p>3368</text:p>
          </table:table-cell>
          <table:table-cell table:formula="of:=[.C562]/[.B562]" office:value-type="percentage" office:value="0.0698595756155234" calcext:value-type="percentage">
            <text:p>7.0%</text:p>
          </table:table-cell>
          <table:table-cell office:value-type="float" office:value="44843" calcext:value-type="float">
            <text:p>44843</text:p>
          </table:table-cell>
          <table:table-cell office:value-type="float" office:value="187" calcext:value-type="float">
            <text:p>187</text:p>
          </table:table-cell>
          <table:table-cell table:formula="of:=[.F562]/[.E562]" office:value-type="percentage" office:value="0.00417010458711505" calcext:value-type="percentage">
            <text:p>0.4%</text:p>
          </table:table-cell>
          <table:table-cell office:value-type="float" office:value="1485" calcext:value-type="float">
            <text:p>1485</text:p>
          </table:table-cell>
          <table:table-cell table:formula="of:=[.H562]/[.E562]" office:value-type="percentage" office:value="0.0331155364270901" calcext:value-type="percentage">
            <text:p>3.3%</text:p>
          </table:table-cell>
          <table:table-cell office:value-type="float" office:value="119" calcext:value-type="float">
            <text:p>119</text:p>
          </table:table-cell>
          <table:table-cell table:formula="of:=[.J562]/[.E562]" office:value-type="percentage" office:value="0.00265370291907321" calcext:value-type="percentage">
            <text:p>0.3%</text:p>
          </table:table-cell>
          <table:table-cell office:value-type="float" office:value="6" calcext:value-type="float">
            <text:p>6</text:p>
          </table:table-cell>
          <table:table-cell table:formula="of:=[.E562]-[.F562]-[.H562]-[.J562]-[.L562]" office:value-type="float" office:value="43046" calcext:value-type="float">
            <text:p>43046</text:p>
          </table:table-cell>
          <table:table-cell table:formula="of:=[.M56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Jan19</text:p>
          </table:table-cell>
          <table:table-cell office:value-type="float" office:value="65703" calcext:value-type="float">
            <text:p>65703</text:p>
          </table:table-cell>
          <table:table-cell table:formula="of:=[.B563]-[.E563]" office:value-type="float" office:value="4164" calcext:value-type="float">
            <text:p>4164</text:p>
          </table:table-cell>
          <table:table-cell table:formula="of:=[.C563]/[.B563]" office:value-type="percentage" office:value="0.0633761015478745" calcext:value-type="percentage">
            <text:p>6.3%</text:p>
          </table:table-cell>
          <table:table-cell office:value-type="float" office:value="61539" calcext:value-type="float">
            <text:p>61539</text:p>
          </table:table-cell>
          <table:table-cell office:value-type="float" office:value="339" calcext:value-type="float">
            <text:p>339</text:p>
          </table:table-cell>
          <table:table-cell table:formula="of:=[.F563]/[.E563]" office:value-type="percentage" office:value="0.00550870179885926" calcext:value-type="percentage">
            <text:p>0.6%</text:p>
          </table:table-cell>
          <table:table-cell office:value-type="float" office:value="4001" calcext:value-type="float">
            <text:p>4001</text:p>
          </table:table-cell>
          <table:table-cell table:formula="of:=[.H563]/[.E563]" office:value-type="percentage" office:value="0.0650156811127903" calcext:value-type="percentage">
            <text:p>6.5%</text:p>
          </table:table-cell>
          <table:table-cell office:value-type="float" office:value="268" calcext:value-type="float">
            <text:p>268</text:p>
          </table:table-cell>
          <table:table-cell table:formula="of:=[.J563]/[.E563]" office:value-type="percentage" office:value="0.00435496189408343" calcext:value-type="percentage">
            <text:p>0.4%</text:p>
          </table:table-cell>
          <table:table-cell office:value-type="float" office:value="13" calcext:value-type="float">
            <text:p>13</text:p>
          </table:table-cell>
          <table:table-cell table:formula="of:=[.E563]-[.F563]-[.H563]-[.J563]-[.L563]" office:value-type="float" office:value="56918" calcext:value-type="float">
            <text:p>56918</text:p>
          </table:table-cell>
          <table:table-cell table:formula="of:=[.M56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Jul15</text:p>
          </table:table-cell>
          <table:table-cell office:value-type="float" office:value="71211" calcext:value-type="float">
            <text:p>71211</text:p>
          </table:table-cell>
          <table:table-cell table:formula="of:=[.B564]-[.E564]" office:value-type="float" office:value="7649" calcext:value-type="float">
            <text:p>7649</text:p>
          </table:table-cell>
          <table:table-cell table:formula="of:=[.C564]/[.B564]" office:value-type="percentage" office:value="0.107413180547949" calcext:value-type="percentage">
            <text:p>10.7%</text:p>
          </table:table-cell>
          <table:table-cell office:value-type="float" office:value="63562" calcext:value-type="float">
            <text:p>63562</text:p>
          </table:table-cell>
          <table:table-cell office:value-type="float" office:value="132" calcext:value-type="float">
            <text:p>132</text:p>
          </table:table-cell>
          <table:table-cell table:formula="of:=[.F564]/[.E564]" office:value-type="percentage" office:value="0.00207671250117995" calcext:value-type="percentage">
            <text:p>0.2%</text:p>
          </table:table-cell>
          <table:table-cell office:value-type="float" office:value="1773" calcext:value-type="float">
            <text:p>1773</text:p>
          </table:table-cell>
          <table:table-cell table:formula="of:=[.H564]/[.E564]" office:value-type="percentage" office:value="0.027894024731758" calcext:value-type="percentage">
            <text:p>2.8%</text:p>
          </table:table-cell>
          <table:table-cell office:value-type="float" office:value="232" calcext:value-type="float">
            <text:p>232</text:p>
          </table:table-cell>
          <table:table-cell table:formula="of:=[.J564]/[.E564]" office:value-type="percentage" office:value="0.0036499795475284" calcext:value-type="percentage">
            <text:p>0.4%</text:p>
          </table:table-cell>
          <table:table-cell office:value-type="float" office:value="11" calcext:value-type="float">
            <text:p>11</text:p>
          </table:table-cell>
          <table:table-cell table:formula="of:=[.E564]-[.F564]-[.H564]-[.J564]-[.L564]" office:value-type="float" office:value="61414" calcext:value-type="float">
            <text:p>61414</text:p>
          </table:table-cell>
          <table:table-cell table:formula="of:=[.M56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Jul16</text:p>
          </table:table-cell>
          <table:table-cell office:value-type="float" office:value="70394" calcext:value-type="float">
            <text:p>70394</text:p>
          </table:table-cell>
          <table:table-cell table:formula="of:=[.B565]-[.E565]" office:value-type="float" office:value="10465" calcext:value-type="float">
            <text:p>10465</text:p>
          </table:table-cell>
          <table:table-cell table:formula="of:=[.C565]/[.B565]" office:value-type="percentage" office:value="0.148663238344177" calcext:value-type="percentage">
            <text:p>14.9%</text:p>
          </table:table-cell>
          <table:table-cell office:value-type="float" office:value="59929" calcext:value-type="float">
            <text:p>59929</text:p>
          </table:table-cell>
          <table:table-cell office:value-type="float" office:value="228" calcext:value-type="float">
            <text:p>228</text:p>
          </table:table-cell>
          <table:table-cell table:formula="of:=[.F565]/[.E565]" office:value-type="percentage" office:value="0.00380450199402626" calcext:value-type="percentage">
            <text:p>0.4%</text:p>
          </table:table-cell>
          <table:table-cell office:value-type="float" office:value="4990" calcext:value-type="float">
            <text:p>4990</text:p>
          </table:table-cell>
          <table:table-cell table:formula="of:=[.H565]/[.E565]" office:value-type="percentage" office:value="0.0832651971499608" calcext:value-type="percentage">
            <text:p>8.3%</text:p>
          </table:table-cell>
          <table:table-cell office:value-type="float" office:value="54" calcext:value-type="float">
            <text:p>54</text:p>
          </table:table-cell>
          <table:table-cell table:formula="of:=[.J565]/[.E565]" office:value-type="percentage" office:value="0.000901066261743063" calcext:value-type="percentage">
            <text:p>0.1%</text:p>
          </table:table-cell>
          <table:table-cell office:value-type="float" office:value="11" calcext:value-type="float">
            <text:p>11</text:p>
          </table:table-cell>
          <table:table-cell table:formula="of:=[.E565]-[.F565]-[.H565]-[.J565]-[.L565]" office:value-type="float" office:value="54646" calcext:value-type="float">
            <text:p>54646</text:p>
          </table:table-cell>
          <table:table-cell table:formula="of:=[.M56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Jul17</text:p>
          </table:table-cell>
          <table:table-cell office:value-type="float" office:value="85450" calcext:value-type="float">
            <text:p>85450</text:p>
          </table:table-cell>
          <table:table-cell table:formula="of:=[.B566]-[.E566]" office:value-type="float" office:value="1687" calcext:value-type="float">
            <text:p>1687</text:p>
          </table:table-cell>
          <table:table-cell table:formula="of:=[.C566]/[.B566]" office:value-type="percentage" office:value="0.0197425394967817" calcext:value-type="percentage">
            <text:p>2.0%</text:p>
          </table:table-cell>
          <table:table-cell office:value-type="float" office:value="83763" calcext:value-type="float">
            <text:p>83763</text:p>
          </table:table-cell>
          <table:table-cell office:value-type="float" office:value="216" calcext:value-type="float">
            <text:p>216</text:p>
          </table:table-cell>
          <table:table-cell table:formula="of:=[.F566]/[.E566]" office:value-type="percentage" office:value="0.00257870420113893" calcext:value-type="percentage">
            <text:p>0.3%</text:p>
          </table:table-cell>
          <table:table-cell office:value-type="float" office:value="10632" calcext:value-type="float">
            <text:p>10632</text:p>
          </table:table-cell>
          <table:table-cell table:formula="of:=[.H566]/[.E566]" office:value-type="percentage" office:value="0.126929551233838" calcext:value-type="percentage">
            <text:p>12.7%</text:p>
          </table:table-cell>
          <table:table-cell office:value-type="float" office:value="158" calcext:value-type="float">
            <text:p>158</text:p>
          </table:table-cell>
          <table:table-cell table:formula="of:=[.J566]/[.E566]" office:value-type="percentage" office:value="0.00188627436935162" calcext:value-type="percentage">
            <text:p>0.2%</text:p>
          </table:table-cell>
          <table:table-cell office:value-type="float" office:value="10" calcext:value-type="float">
            <text:p>10</text:p>
          </table:table-cell>
          <table:table-cell table:formula="of:=[.E566]-[.F566]-[.H566]-[.J566]-[.L566]" office:value-type="float" office:value="72747" calcext:value-type="float">
            <text:p>72747</text:p>
          </table:table-cell>
          <table:table-cell table:formula="of:=[.M56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Jul18</text:p>
          </table:table-cell>
          <table:table-cell office:value-type="float" office:value="5448" calcext:value-type="float">
            <text:p>5448</text:p>
          </table:table-cell>
          <table:table-cell table:formula="of:=[.B567]-[.E567]" office:value-type="float" office:value="149" calcext:value-type="float">
            <text:p>149</text:p>
          </table:table-cell>
          <table:table-cell table:formula="of:=[.C567]/[.B567]" office:value-type="percentage" office:value="0.0273494860499266" calcext:value-type="percentage">
            <text:p>2.7%</text:p>
          </table:table-cell>
          <table:table-cell office:value-type="float" office:value="5299" calcext:value-type="float">
            <text:p>5299</text:p>
          </table:table-cell>
          <table:table-cell office:value-type="float" office:value="154" calcext:value-type="float">
            <text:p>154</text:p>
          </table:table-cell>
          <table:table-cell table:formula="of:=[.F567]/[.E567]" office:value-type="percentage" office:value="0.0290620871862616" calcext:value-type="percentage">
            <text:p>2.9%</text:p>
          </table:table-cell>
          <table:table-cell office:value-type="float" office:value="995" calcext:value-type="float">
            <text:p>995</text:p>
          </table:table-cell>
          <table:table-cell table:formula="of:=[.H567]/[.E567]" office:value-type="percentage" office:value="0.187771277599547" calcext:value-type="percentage">
            <text:p>18.8%</text:p>
          </table:table-cell>
          <table:table-cell office:value-type="float" office:value="97" calcext:value-type="float">
            <text:p>97</text:p>
          </table:table-cell>
          <table:table-cell table:formula="of:=[.J567]/[.E567]" office:value-type="percentage" office:value="0.0183053406303076" calcext:value-type="percentage">
            <text:p>1.8%</text:p>
          </table:table-cell>
          <table:table-cell office:value-type="float" office:value="0" calcext:value-type="float">
            <text:p>0</text:p>
          </table:table-cell>
          <table:table-cell table:formula="of:=[.E567]-[.F567]-[.H567]-[.J567]-[.L567]" office:value-type="float" office:value="4053" calcext:value-type="float">
            <text:p>4053</text:p>
          </table:table-cell>
          <table:table-cell table:formula="of:=[.M567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Jun15</text:p>
          </table:table-cell>
          <table:table-cell office:value-type="float" office:value="19008" calcext:value-type="float">
            <text:p>19008</text:p>
          </table:table-cell>
          <table:table-cell table:formula="of:=[.B568]-[.E568]" office:value-type="float" office:value="5327" calcext:value-type="float">
            <text:p>5327</text:p>
          </table:table-cell>
          <table:table-cell table:formula="of:=[.C568]/[.B568]" office:value-type="percentage" office:value="0.280250420875421" calcext:value-type="percentage">
            <text:p>28.0%</text:p>
          </table:table-cell>
          <table:table-cell office:value-type="float" office:value="13681" calcext:value-type="float">
            <text:p>13681</text:p>
          </table:table-cell>
          <table:table-cell office:value-type="float" office:value="23" calcext:value-type="float">
            <text:p>23</text:p>
          </table:table-cell>
          <table:table-cell table:formula="of:=[.F568]/[.E568]" office:value-type="percentage" office:value="0.00168116365762737" calcext:value-type="percentage">
            <text:p>0.2%</text:p>
          </table:table-cell>
          <table:table-cell office:value-type="float" office:value="1422" calcext:value-type="float">
            <text:p>1422</text:p>
          </table:table-cell>
          <table:table-cell table:formula="of:=[.H568]/[.E568]" office:value-type="percentage" office:value="0.103939770484614" calcext:value-type="percentage">
            <text:p>10.4%</text:p>
          </table:table-cell>
          <table:table-cell office:value-type="float" office:value="10" calcext:value-type="float">
            <text:p>10</text:p>
          </table:table-cell>
          <table:table-cell table:formula="of:=[.J568]/[.E568]" office:value-type="percentage" office:value="0.000730940720707551" calcext:value-type="percentage">
            <text:p>0.1%</text:p>
          </table:table-cell>
          <table:table-cell office:value-type="float" office:value="0" calcext:value-type="float">
            <text:p>0</text:p>
          </table:table-cell>
          <table:table-cell table:formula="of:=[.E568]-[.F568]-[.H568]-[.J568]-[.L568]" office:value-type="float" office:value="12226" calcext:value-type="float">
            <text:p>12226</text:p>
          </table:table-cell>
          <table:table-cell table:formula="of:=[.M56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Jun16</text:p>
          </table:table-cell>
          <table:table-cell office:value-type="float" office:value="75199" calcext:value-type="float">
            <text:p>75199</text:p>
          </table:table-cell>
          <table:table-cell table:formula="of:=[.B569]-[.E569]" office:value-type="float" office:value="2751" calcext:value-type="float">
            <text:p>2751</text:p>
          </table:table-cell>
          <table:table-cell table:formula="of:=[.C569]/[.B569]" office:value-type="percentage" office:value="0.0365829332836873" calcext:value-type="percentage">
            <text:p>3.7%</text:p>
          </table:table-cell>
          <table:table-cell office:value-type="float" office:value="72448" calcext:value-type="float">
            <text:p>72448</text:p>
          </table:table-cell>
          <table:table-cell office:value-type="float" office:value="186" calcext:value-type="float">
            <text:p>186</text:p>
          </table:table-cell>
          <table:table-cell table:formula="of:=[.F569]/[.E569]" office:value-type="percentage" office:value="0.00256735865724382" calcext:value-type="percentage">
            <text:p>0.3%</text:p>
          </table:table-cell>
          <table:table-cell office:value-type="float" office:value="5418" calcext:value-type="float">
            <text:p>5418</text:p>
          </table:table-cell>
          <table:table-cell table:formula="of:=[.H569]/[.E569]" office:value-type="percentage" office:value="0.0747846731448763" calcext:value-type="percentage">
            <text:p>7.5%</text:p>
          </table:table-cell>
          <table:table-cell office:value-type="float" office:value="182" calcext:value-type="float">
            <text:p>182</text:p>
          </table:table-cell>
          <table:table-cell table:formula="of:=[.J569]/[.E569]" office:value-type="percentage" office:value="0.00251214664310954" calcext:value-type="percentage">
            <text:p>0.3%</text:p>
          </table:table-cell>
          <table:table-cell office:value-type="float" office:value="7" calcext:value-type="float">
            <text:p>7</text:p>
          </table:table-cell>
          <table:table-cell table:formula="of:=[.E569]-[.F569]-[.H569]-[.J569]-[.L569]" office:value-type="float" office:value="66655" calcext:value-type="float">
            <text:p>66655</text:p>
          </table:table-cell>
          <table:table-cell table:formula="of:=[.M56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Jun17</text:p>
          </table:table-cell>
          <table:table-cell office:value-type="float" office:value="65197" calcext:value-type="float">
            <text:p>65197</text:p>
          </table:table-cell>
          <table:table-cell table:formula="of:=[.B570]-[.E570]" office:value-type="float" office:value="3592" calcext:value-type="float">
            <text:p>3592</text:p>
          </table:table-cell>
          <table:table-cell table:formula="of:=[.C570]/[.B570]" office:value-type="percentage" office:value="0.0550945595656242" calcext:value-type="percentage">
            <text:p>5.5%</text:p>
          </table:table-cell>
          <table:table-cell office:value-type="float" office:value="61605" calcext:value-type="float">
            <text:p>61605</text:p>
          </table:table-cell>
          <table:table-cell office:value-type="float" office:value="291" calcext:value-type="float">
            <text:p>291</text:p>
          </table:table-cell>
          <table:table-cell table:formula="of:=[.F570]/[.E570]" office:value-type="percentage" office:value="0.0047236425614804" calcext:value-type="percentage">
            <text:p>0.5%</text:p>
          </table:table-cell>
          <table:table-cell office:value-type="float" office:value="5160" calcext:value-type="float">
            <text:p>5160</text:p>
          </table:table-cell>
          <table:table-cell table:formula="of:=[.H570]/[.E570]" office:value-type="percentage" office:value="0.0837594351107865" calcext:value-type="percentage">
            <text:p>8.4%</text:p>
          </table:table-cell>
          <table:table-cell office:value-type="float" office:value="101" calcext:value-type="float">
            <text:p>101</text:p>
          </table:table-cell>
          <table:table-cell table:formula="of:=[.J570]/[.E570]" office:value-type="percentage" office:value="0.00163947731515299" calcext:value-type="percentage">
            <text:p>0.2%</text:p>
          </table:table-cell>
          <table:table-cell office:value-type="float" office:value="6" calcext:value-type="float">
            <text:p>6</text:p>
          </table:table-cell>
          <table:table-cell table:formula="of:=[.E570]-[.F570]-[.H570]-[.J570]-[.L570]" office:value-type="float" office:value="56047" calcext:value-type="float">
            <text:p>56047</text:p>
          </table:table-cell>
          <table:table-cell table:formula="of:=[.M57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Jun18</text:p>
          </table:table-cell>
          <table:table-cell office:value-type="float" office:value="1776" calcext:value-type="float">
            <text:p>1776</text:p>
          </table:table-cell>
          <table:table-cell table:formula="of:=[.B571]-[.E571]" office:value-type="float" office:value="16" calcext:value-type="float">
            <text:p>16</text:p>
          </table:table-cell>
          <table:table-cell table:formula="of:=[.C571]/[.B571]" office:value-type="percentage" office:value="0.00900900900900901" calcext:value-type="percentage">
            <text:p>0.9%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table:formula="of:=[.F571]/[.E571]" office:value-type="percentage" office:value="0.00113636363636364" calcext:value-type="percentage">
            <text:p>0.1%</text:p>
          </table:table-cell>
          <table:table-cell office:value-type="float" office:value="43" calcext:value-type="float">
            <text:p>43</text:p>
          </table:table-cell>
          <table:table-cell table:formula="of:=[.H571]/[.E571]" office:value-type="percentage" office:value="0.0244318181818182" calcext:value-type="percentage">
            <text:p>2.4%</text:p>
          </table:table-cell>
          <table:table-cell office:value-type="float" office:value="3" calcext:value-type="float">
            <text:p>3</text:p>
          </table:table-cell>
          <table:table-cell table:formula="of:=[.J571]/[.E571]" office:value-type="percentage" office:value="0.00170454545454545" calcext:value-type="percentage">
            <text:p>0.2%</text:p>
          </table:table-cell>
          <table:table-cell office:value-type="float" office:value="0" calcext:value-type="float">
            <text:p>0</text:p>
          </table:table-cell>
          <table:table-cell table:formula="of:=[.E571]-[.F571]-[.H571]-[.J571]-[.L571]" office:value-type="float" office:value="1712" calcext:value-type="float">
            <text:p>1712</text:p>
          </table:table-cell>
          <table:table-cell table:formula="of:=[.M571]&gt;10000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Mar15</text:p>
          </table:table-cell>
          <table:table-cell office:value-type="float" office:value="57783" calcext:value-type="float">
            <text:p>57783</text:p>
          </table:table-cell>
          <table:table-cell table:formula="of:=[.B572]-[.E572]" office:value-type="float" office:value="7206" calcext:value-type="float">
            <text:p>7206</text:p>
          </table:table-cell>
          <table:table-cell table:formula="of:=[.C572]/[.B572]" office:value-type="percentage" office:value="0.124707959088313" calcext:value-type="percentage">
            <text:p>12.5%</text:p>
          </table:table-cell>
          <table:table-cell office:value-type="float" office:value="50577" calcext:value-type="float">
            <text:p>50577</text:p>
          </table:table-cell>
          <table:table-cell office:value-type="float" office:value="86" calcext:value-type="float">
            <text:p>86</text:p>
          </table:table-cell>
          <table:table-cell table:formula="of:=[.F572]/[.E572]" office:value-type="percentage" office:value="0.00170037764201119" calcext:value-type="percentage">
            <text:p>0.2%</text:p>
          </table:table-cell>
          <table:table-cell office:value-type="float" office:value="3451" calcext:value-type="float">
            <text:p>3451</text:p>
          </table:table-cell>
          <table:table-cell table:formula="of:=[.H572]/[.E572]" office:value-type="percentage" office:value="0.0682325958439607" calcext:value-type="percentage">
            <text:p>6.8%</text:p>
          </table:table-cell>
          <table:table-cell office:value-type="float" office:value="81" calcext:value-type="float">
            <text:p>81</text:p>
          </table:table-cell>
          <table:table-cell table:formula="of:=[.J572]/[.E572]" office:value-type="percentage" office:value="0.00160151847677798" calcext:value-type="percentage">
            <text:p>0.2%</text:p>
          </table:table-cell>
          <table:table-cell office:value-type="float" office:value="1" calcext:value-type="float">
            <text:p>1</text:p>
          </table:table-cell>
          <table:table-cell table:formula="of:=[.E572]-[.F572]-[.H572]-[.J572]-[.L572]" office:value-type="float" office:value="46958" calcext:value-type="float">
            <text:p>46958</text:p>
          </table:table-cell>
          <table:table-cell table:formula="of:=[.M57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Mar16</text:p>
          </table:table-cell>
          <table:table-cell office:value-type="float" office:value="20485" calcext:value-type="float">
            <text:p>20485</text:p>
          </table:table-cell>
          <table:table-cell table:formula="of:=[.B573]-[.E573]" office:value-type="float" office:value="6168" calcext:value-type="float">
            <text:p>6168</text:p>
          </table:table-cell>
          <table:table-cell table:formula="of:=[.C573]/[.B573]" office:value-type="percentage" office:value="0.301098364657066" calcext:value-type="percentage">
            <text:p>30.1%</text:p>
          </table:table-cell>
          <table:table-cell office:value-type="float" office:value="14317" calcext:value-type="float">
            <text:p>14317</text:p>
          </table:table-cell>
          <table:table-cell office:value-type="float" office:value="5" calcext:value-type="float">
            <text:p>5</text:p>
          </table:table-cell>
          <table:table-cell table:formula="of:=[.F573]/[.E573]" office:value-type="percentage" office:value="0.000349235174966823" calcext:value-type="percentage">
            <text:p>0.0%</text:p>
          </table:table-cell>
          <table:table-cell office:value-type="float" office:value="129" calcext:value-type="float">
            <text:p>129</text:p>
          </table:table-cell>
          <table:table-cell table:formula="of:=[.H573]/[.E573]" office:value-type="percentage" office:value="0.00901026751414402" calcext:value-type="percentage">
            <text:p>0.9%</text:p>
          </table:table-cell>
          <table:table-cell office:value-type="float" office:value="60" calcext:value-type="float">
            <text:p>60</text:p>
          </table:table-cell>
          <table:table-cell table:formula="of:=[.J573]/[.E573]" office:value-type="percentage" office:value="0.00419082209960187" calcext:value-type="percentage">
            <text:p>0.4%</text:p>
          </table:table-cell>
          <table:table-cell office:value-type="float" office:value="0" calcext:value-type="float">
            <text:p>0</text:p>
          </table:table-cell>
          <table:table-cell table:formula="of:=[.E573]-[.F573]-[.H573]-[.J573]-[.L573]" office:value-type="float" office:value="14123" calcext:value-type="float">
            <text:p>14123</text:p>
          </table:table-cell>
          <table:table-cell table:formula="of:=[.M57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Mar17</text:p>
          </table:table-cell>
          <table:table-cell office:value-type="float" office:value="69996" calcext:value-type="float">
            <text:p>69996</text:p>
          </table:table-cell>
          <table:table-cell table:formula="of:=[.B574]-[.E574]" office:value-type="float" office:value="6436" calcext:value-type="float">
            <text:p>6436</text:p>
          </table:table-cell>
          <table:table-cell table:formula="of:=[.C574]/[.B574]" office:value-type="percentage" office:value="0.0919481113206469" calcext:value-type="percentage">
            <text:p>9.2%</text:p>
          </table:table-cell>
          <table:table-cell office:value-type="float" office:value="63560" calcext:value-type="float">
            <text:p>63560</text:p>
          </table:table-cell>
          <table:table-cell office:value-type="float" office:value="18" calcext:value-type="float">
            <text:p>18</text:p>
          </table:table-cell>
          <table:table-cell table:formula="of:=[.F574]/[.E574]" office:value-type="percentage" office:value="0.000283196979232221" calcext:value-type="percentage">
            <text:p>0.0%</text:p>
          </table:table-cell>
          <table:table-cell office:value-type="float" office:value="979" calcext:value-type="float">
            <text:p>979</text:p>
          </table:table-cell>
          <table:table-cell table:formula="of:=[.H574]/[.E574]" office:value-type="percentage" office:value="0.0154027690371303" calcext:value-type="percentage">
            <text:p>1.5%</text:p>
          </table:table-cell>
          <table:table-cell office:value-type="float" office:value="73" calcext:value-type="float">
            <text:p>73</text:p>
          </table:table-cell>
          <table:table-cell table:formula="of:=[.J574]/[.E574]" office:value-type="percentage" office:value="0.00114852108244179" calcext:value-type="percentage">
            <text:p>0.1%</text:p>
          </table:table-cell>
          <table:table-cell office:value-type="float" office:value="11" calcext:value-type="float">
            <text:p>11</text:p>
          </table:table-cell>
          <table:table-cell table:formula="of:=[.E574]-[.F574]-[.H574]-[.J574]-[.L574]" office:value-type="float" office:value="62479" calcext:value-type="float">
            <text:p>62479</text:p>
          </table:table-cell>
          <table:table-cell table:formula="of:=[.M57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Mar18</text:p>
          </table:table-cell>
          <table:table-cell office:value-type="float" office:value="49255" calcext:value-type="float">
            <text:p>49255</text:p>
          </table:table-cell>
          <table:table-cell table:formula="of:=[.B575]-[.E575]" office:value-type="float" office:value="6388" calcext:value-type="float">
            <text:p>6388</text:p>
          </table:table-cell>
          <table:table-cell table:formula="of:=[.C575]/[.B575]" office:value-type="percentage" office:value="0.129692417013501" calcext:value-type="percentage">
            <text:p>13.0%</text:p>
          </table:table-cell>
          <table:table-cell office:value-type="float" office:value="42867" calcext:value-type="float">
            <text:p>42867</text:p>
          </table:table-cell>
          <table:table-cell office:value-type="float" office:value="263" calcext:value-type="float">
            <text:p>263</text:p>
          </table:table-cell>
          <table:table-cell table:formula="of:=[.F575]/[.E575]" office:value-type="percentage" office:value="0.00613525555788835" calcext:value-type="percentage">
            <text:p>0.6%</text:p>
          </table:table-cell>
          <table:table-cell office:value-type="float" office:value="8784" calcext:value-type="float">
            <text:p>8784</text:p>
          </table:table-cell>
          <table:table-cell table:formula="of:=[.H575]/[.E575]" office:value-type="percentage" office:value="0.204912870039891" calcext:value-type="percentage">
            <text:p>20.5%</text:p>
          </table:table-cell>
          <table:table-cell office:value-type="float" office:value="82" calcext:value-type="float">
            <text:p>82</text:p>
          </table:table-cell>
          <table:table-cell table:formula="of:=[.J575]/[.E575]" office:value-type="percentage" office:value="0.00191289336785873" calcext:value-type="percentage">
            <text:p>0.2%</text:p>
          </table:table-cell>
          <table:table-cell office:value-type="float" office:value="8" calcext:value-type="float">
            <text:p>8</text:p>
          </table:table-cell>
          <table:table-cell table:formula="of:=[.E575]-[.F575]-[.H575]-[.J575]-[.L575]" office:value-type="float" office:value="33730" calcext:value-type="float">
            <text:p>33730</text:p>
          </table:table-cell>
          <table:table-cell table:formula="of:=[.M57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Mar19</text:p>
          </table:table-cell>
          <table:table-cell office:value-type="float" office:value="64549" calcext:value-type="float">
            <text:p>64549</text:p>
          </table:table-cell>
          <table:table-cell table:formula="of:=[.B576]-[.E576]" office:value-type="float" office:value="9130" calcext:value-type="float">
            <text:p>9130</text:p>
          </table:table-cell>
          <table:table-cell table:formula="of:=[.C576]/[.B576]" office:value-type="percentage" office:value="0.141442934824707" calcext:value-type="percentage">
            <text:p>14.1%</text:p>
          </table:table-cell>
          <table:table-cell office:value-type="float" office:value="55419" calcext:value-type="float">
            <text:p>55419</text:p>
          </table:table-cell>
          <table:table-cell office:value-type="float" office:value="83" calcext:value-type="float">
            <text:p>83</text:p>
          </table:table-cell>
          <table:table-cell table:formula="of:=[.F576]/[.E576]" office:value-type="percentage" office:value="0.00149768130063697" calcext:value-type="percentage">
            <text:p>0.1%</text:p>
          </table:table-cell>
          <table:table-cell office:value-type="float" office:value="3507" calcext:value-type="float">
            <text:p>3507</text:p>
          </table:table-cell>
          <table:table-cell table:formula="of:=[.H576]/[.E576]" office:value-type="percentage" office:value="0.0632815460401667" calcext:value-type="percentage">
            <text:p>6.3%</text:p>
          </table:table-cell>
          <table:table-cell office:value-type="float" office:value="177" calcext:value-type="float">
            <text:p>177</text:p>
          </table:table-cell>
          <table:table-cell table:formula="of:=[.J576]/[.E576]" office:value-type="percentage" office:value="0.00319385048449088" calcext:value-type="percentage">
            <text:p>0.3%</text:p>
          </table:table-cell>
          <table:table-cell office:value-type="float" office:value="7" calcext:value-type="float">
            <text:p>7</text:p>
          </table:table-cell>
          <table:table-cell table:formula="of:=[.E576]-[.F576]-[.H576]-[.J576]-[.L576]" office:value-type="float" office:value="51645" calcext:value-type="float">
            <text:p>51645</text:p>
          </table:table-cell>
          <table:table-cell table:formula="of:=[.M57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May15</text:p>
          </table:table-cell>
          <table:table-cell office:value-type="float" office:value="52520" calcext:value-type="float">
            <text:p>52520</text:p>
          </table:table-cell>
          <table:table-cell table:formula="of:=[.B577]-[.E577]" office:value-type="float" office:value="400" calcext:value-type="float">
            <text:p>400</text:p>
          </table:table-cell>
          <table:table-cell table:formula="of:=[.C577]/[.B577]" office:value-type="percentage" office:value="0.00761614623000762" calcext:value-type="percentage">
            <text:p>0.8%</text:p>
          </table:table-cell>
          <table:table-cell office:value-type="float" office:value="52120" calcext:value-type="float">
            <text:p>52120</text:p>
          </table:table-cell>
          <table:table-cell office:value-type="float" office:value="491" calcext:value-type="float">
            <text:p>491</text:p>
          </table:table-cell>
          <table:table-cell table:formula="of:=[.F577]/[.E577]" office:value-type="percentage" office:value="0.00942056792018419" calcext:value-type="percentage">
            <text:p>0.9%</text:p>
          </table:table-cell>
          <table:table-cell office:value-type="float" office:value="14924" calcext:value-type="float">
            <text:p>14924</text:p>
          </table:table-cell>
          <table:table-cell table:formula="of:=[.H577]/[.E577]" office:value-type="percentage" office:value="0.286339217191097" calcext:value-type="percentage">
            <text:p>28.6%</text:p>
          </table:table-cell>
          <table:table-cell office:value-type="float" office:value="50" calcext:value-type="float">
            <text:p>50</text:p>
          </table:table-cell>
          <table:table-cell table:formula="of:=[.J577]/[.E577]" office:value-type="percentage" office:value="0.000959324635456638" calcext:value-type="percentage">
            <text:p>0.1%</text:p>
          </table:table-cell>
          <table:table-cell office:value-type="float" office:value="9" calcext:value-type="float">
            <text:p>9</text:p>
          </table:table-cell>
          <table:table-cell table:formula="of:=[.E577]-[.F577]-[.H577]-[.J577]-[.L577]" office:value-type="float" office:value="36646" calcext:value-type="float">
            <text:p>36646</text:p>
          </table:table-cell>
          <table:table-cell table:formula="of:=[.M57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May16</text:p>
          </table:table-cell>
          <table:table-cell office:value-type="float" office:value="78689" calcext:value-type="float">
            <text:p>78689</text:p>
          </table:table-cell>
          <table:table-cell table:formula="of:=[.B578]-[.E578]" office:value-type="float" office:value="3704" calcext:value-type="float">
            <text:p>3704</text:p>
          </table:table-cell>
          <table:table-cell table:formula="of:=[.C578]/[.B578]" office:value-type="percentage" office:value="0.0470713822770654" calcext:value-type="percentage">
            <text:p>4.7%</text:p>
          </table:table-cell>
          <table:table-cell office:value-type="float" office:value="74985" calcext:value-type="float">
            <text:p>74985</text:p>
          </table:table-cell>
          <table:table-cell office:value-type="float" office:value="121" calcext:value-type="float">
            <text:p>121</text:p>
          </table:table-cell>
          <table:table-cell table:formula="of:=[.F578]/[.E578]" office:value-type="percentage" office:value="0.00161365606454624" calcext:value-type="percentage">
            <text:p>0.2%</text:p>
          </table:table-cell>
          <table:table-cell office:value-type="float" office:value="7882" calcext:value-type="float">
            <text:p>7882</text:p>
          </table:table-cell>
          <table:table-cell table:formula="of:=[.H578]/[.E578]" office:value-type="percentage" office:value="0.105114356204574" calcext:value-type="percentage">
            <text:p>10.5%</text:p>
          </table:table-cell>
          <table:table-cell office:value-type="float" office:value="60" calcext:value-type="float">
            <text:p>60</text:p>
          </table:table-cell>
          <table:table-cell table:formula="of:=[.J578]/[.E578]" office:value-type="percentage" office:value="0.000800160032006401" calcext:value-type="percentage">
            <text:p>0.1%</text:p>
          </table:table-cell>
          <table:table-cell office:value-type="float" office:value="5" calcext:value-type="float">
            <text:p>5</text:p>
          </table:table-cell>
          <table:table-cell table:formula="of:=[.E578]-[.F578]-[.H578]-[.J578]-[.L578]" office:value-type="float" office:value="66917" calcext:value-type="float">
            <text:p>66917</text:p>
          </table:table-cell>
          <table:table-cell table:formula="of:=[.M57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May18</text:p>
          </table:table-cell>
          <table:table-cell office:value-type="float" office:value="82394" calcext:value-type="float">
            <text:p>82394</text:p>
          </table:table-cell>
          <table:table-cell table:formula="of:=[.B579]-[.E579]" office:value-type="float" office:value="1861" calcext:value-type="float">
            <text:p>1861</text:p>
          </table:table-cell>
          <table:table-cell table:formula="of:=[.C579]/[.B579]" office:value-type="percentage" office:value="0.0225865961113673" calcext:value-type="percentage">
            <text:p>2.3%</text:p>
          </table:table-cell>
          <table:table-cell office:value-type="float" office:value="80533" calcext:value-type="float">
            <text:p>80533</text:p>
          </table:table-cell>
          <table:table-cell office:value-type="float" office:value="1801" calcext:value-type="float">
            <text:p>1801</text:p>
          </table:table-cell>
          <table:table-cell table:formula="of:=[.F579]/[.E579]" office:value-type="percentage" office:value="0.0223635031601952" calcext:value-type="percentage">
            <text:p>2.2%</text:p>
          </table:table-cell>
          <table:table-cell office:value-type="float" office:value="8342" calcext:value-type="float">
            <text:p>8342</text:p>
          </table:table-cell>
          <table:table-cell table:formula="of:=[.H579]/[.E579]" office:value-type="percentage" office:value="0.103584865831398" calcext:value-type="percentage">
            <text:p>10.4%</text:p>
          </table:table-cell>
          <table:table-cell office:value-type="float" office:value="570" calcext:value-type="float">
            <text:p>570</text:p>
          </table:table-cell>
          <table:table-cell table:formula="of:=[.J579]/[.E579]" office:value-type="percentage" office:value="0.00707784386524779" calcext:value-type="percentage">
            <text:p>0.7%</text:p>
          </table:table-cell>
          <table:table-cell office:value-type="float" office:value="23" calcext:value-type="float">
            <text:p>23</text:p>
          </table:table-cell>
          <table:table-cell table:formula="of:=[.E579]-[.F579]-[.H579]-[.J579]-[.L579]" office:value-type="float" office:value="69797" calcext:value-type="float">
            <text:p>69797</text:p>
          </table:table-cell>
          <table:table-cell table:formula="of:=[.M57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May19</text:p>
          </table:table-cell>
          <table:table-cell office:value-type="float" office:value="52459" calcext:value-type="float">
            <text:p>52459</text:p>
          </table:table-cell>
          <table:table-cell table:formula="of:=[.B580]-[.E580]" office:value-type="float" office:value="2473" calcext:value-type="float">
            <text:p>2473</text:p>
          </table:table-cell>
          <table:table-cell table:formula="of:=[.C580]/[.B580]" office:value-type="percentage" office:value="0.0471415772317429" calcext:value-type="percentage">
            <text:p>4.7%</text:p>
          </table:table-cell>
          <table:table-cell office:value-type="float" office:value="49986" calcext:value-type="float">
            <text:p>49986</text:p>
          </table:table-cell>
          <table:table-cell office:value-type="float" office:value="939" calcext:value-type="float">
            <text:p>939</text:p>
          </table:table-cell>
          <table:table-cell table:formula="of:=[.F580]/[.E580]" office:value-type="percentage" office:value="0.0187852598727644" calcext:value-type="percentage">
            <text:p>1.9%</text:p>
          </table:table-cell>
          <table:table-cell office:value-type="float" office:value="9135" calcext:value-type="float">
            <text:p>9135</text:p>
          </table:table-cell>
          <table:table-cell table:formula="of:=[.H580]/[.E580]" office:value-type="percentage" office:value="0.182751170327692" calcext:value-type="percentage">
            <text:p>18.3%</text:p>
          </table:table-cell>
          <table:table-cell office:value-type="float" office:value="960" calcext:value-type="float">
            <text:p>960</text:p>
          </table:table-cell>
          <table:table-cell table:formula="of:=[.J580]/[.E580]" office:value-type="percentage" office:value="0.0192053775057016" calcext:value-type="percentage">
            <text:p>1.9%</text:p>
          </table:table-cell>
          <table:table-cell office:value-type="float" office:value="11" calcext:value-type="float">
            <text:p>11</text:p>
          </table:table-cell>
          <table:table-cell table:formula="of:=[.E580]-[.F580]-[.H580]-[.J580]-[.L580]" office:value-type="float" office:value="38941" calcext:value-type="float">
            <text:p>38941</text:p>
          </table:table-cell>
          <table:table-cell table:formula="of:=[.M58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Nov15</text:p>
          </table:table-cell>
          <table:table-cell office:value-type="float" office:value="16363" calcext:value-type="float">
            <text:p>16363</text:p>
          </table:table-cell>
          <table:table-cell table:formula="of:=[.B581]-[.E581]" office:value-type="float" office:value="4739" calcext:value-type="float">
            <text:p>4739</text:p>
          </table:table-cell>
          <table:table-cell table:formula="of:=[.C581]/[.B581]" office:value-type="percentage" office:value="0.289616818431828" calcext:value-type="percentage">
            <text:p>29.0%</text:p>
          </table:table-cell>
          <table:table-cell office:value-type="float" office:value="11624" calcext:value-type="float">
            <text:p>11624</text:p>
          </table:table-cell>
          <table:table-cell office:value-type="float" office:value="20" calcext:value-type="float">
            <text:p>20</text:p>
          </table:table-cell>
          <table:table-cell table:formula="of:=[.F581]/[.E581]" office:value-type="percentage" office:value="0.00172057811424639" calcext:value-type="percentage">
            <text:p>0.2%</text:p>
          </table:table-cell>
          <table:table-cell office:value-type="float" office:value="664" calcext:value-type="float">
            <text:p>664</text:p>
          </table:table-cell>
          <table:table-cell table:formula="of:=[.H581]/[.E581]" office:value-type="percentage" office:value="0.05712319339298" calcext:value-type="percentage">
            <text:p>5.7%</text:p>
          </table:table-cell>
          <table:table-cell office:value-type="float" office:value="9" calcext:value-type="float">
            <text:p>9</text:p>
          </table:table-cell>
          <table:table-cell table:formula="of:=[.J581]/[.E581]" office:value-type="percentage" office:value="0.000774260151410874" calcext:value-type="percentage">
            <text:p>0.1%</text:p>
          </table:table-cell>
          <table:table-cell office:value-type="float" office:value="0" calcext:value-type="float">
            <text:p>0</text:p>
          </table:table-cell>
          <table:table-cell table:formula="of:=[.E581]-[.F581]-[.H581]-[.J581]-[.L581]" office:value-type="float" office:value="10931" calcext:value-type="float">
            <text:p>10931</text:p>
          </table:table-cell>
          <table:table-cell table:formula="of:=[.M58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Nov16</text:p>
          </table:table-cell>
          <table:table-cell office:value-type="float" office:value="61020" calcext:value-type="float">
            <text:p>61020</text:p>
          </table:table-cell>
          <table:table-cell table:formula="of:=[.B582]-[.E582]" office:value-type="float" office:value="3149" calcext:value-type="float">
            <text:p>3149</text:p>
          </table:table-cell>
          <table:table-cell table:formula="of:=[.C582]/[.B582]" office:value-type="percentage" office:value="0.0516060308095706" calcext:value-type="percentage">
            <text:p>5.2%</text:p>
          </table:table-cell>
          <table:table-cell office:value-type="float" office:value="57871" calcext:value-type="float">
            <text:p>57871</text:p>
          </table:table-cell>
          <table:table-cell office:value-type="float" office:value="208" calcext:value-type="float">
            <text:p>208</text:p>
          </table:table-cell>
          <table:table-cell table:formula="of:=[.F582]/[.E582]" office:value-type="percentage" office:value="0.00359420089509426" calcext:value-type="percentage">
            <text:p>0.4%</text:p>
          </table:table-cell>
          <table:table-cell office:value-type="float" office:value="8753" calcext:value-type="float">
            <text:p>8753</text:p>
          </table:table-cell>
          <table:table-cell table:formula="of:=[.H582]/[.E582]" office:value-type="percentage" office:value="0.151250194397885" calcext:value-type="percentage">
            <text:p>15.1%</text:p>
          </table:table-cell>
          <table:table-cell office:value-type="float" office:value="95" calcext:value-type="float">
            <text:p>95</text:p>
          </table:table-cell>
          <table:table-cell table:formula="of:=[.J582]/[.E582]" office:value-type="percentage" office:value="0.00164158213958632" calcext:value-type="percentage">
            <text:p>0.2%</text:p>
          </table:table-cell>
          <table:table-cell office:value-type="float" office:value="7" calcext:value-type="float">
            <text:p>7</text:p>
          </table:table-cell>
          <table:table-cell table:formula="of:=[.E582]-[.F582]-[.H582]-[.J582]-[.L582]" office:value-type="float" office:value="48808" calcext:value-type="float">
            <text:p>48808</text:p>
          </table:table-cell>
          <table:table-cell table:formula="of:=[.M58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Nov17</text:p>
          </table:table-cell>
          <table:table-cell office:value-type="float" office:value="86669" calcext:value-type="float">
            <text:p>86669</text:p>
          </table:table-cell>
          <table:table-cell table:formula="of:=[.B583]-[.E583]" office:value-type="float" office:value="2270" calcext:value-type="float">
            <text:p>2270</text:p>
          </table:table-cell>
          <table:table-cell table:formula="of:=[.C583]/[.B583]" office:value-type="percentage" office:value="0.0261916025337779" calcext:value-type="percentage">
            <text:p>2.6%</text:p>
          </table:table-cell>
          <table:table-cell office:value-type="float" office:value="84399" calcext:value-type="float">
            <text:p>84399</text:p>
          </table:table-cell>
          <table:table-cell office:value-type="float" office:value="113" calcext:value-type="float">
            <text:p>113</text:p>
          </table:table-cell>
          <table:table-cell table:formula="of:=[.F583]/[.E583]" office:value-type="percentage" office:value="0.00133887842273013" calcext:value-type="percentage">
            <text:p>0.1%</text:p>
          </table:table-cell>
          <table:table-cell office:value-type="float" office:value="1795" calcext:value-type="float">
            <text:p>1795</text:p>
          </table:table-cell>
          <table:table-cell table:formula="of:=[.H583]/[.E583]" office:value-type="percentage" office:value="0.02126802450266" calcext:value-type="percentage">
            <text:p>2.1%</text:p>
          </table:table-cell>
          <table:table-cell office:value-type="float" office:value="422" calcext:value-type="float">
            <text:p>422</text:p>
          </table:table-cell>
          <table:table-cell table:formula="of:=[.J583]/[.E583]" office:value-type="percentage" office:value="0.00500005924240809" calcext:value-type="percentage">
            <text:p>0.5%</text:p>
          </table:table-cell>
          <table:table-cell office:value-type="float" office:value="12" calcext:value-type="float">
            <text:p>12</text:p>
          </table:table-cell>
          <table:table-cell table:formula="of:=[.E583]-[.F583]-[.H583]-[.J583]-[.L583]" office:value-type="float" office:value="82057" calcext:value-type="float">
            <text:p>82057</text:p>
          </table:table-cell>
          <table:table-cell table:formula="of:=[.M58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Nov18</text:p>
          </table:table-cell>
          <table:table-cell office:value-type="float" office:value="76943" calcext:value-type="float">
            <text:p>76943</text:p>
          </table:table-cell>
          <table:table-cell table:formula="of:=[.B584]-[.E584]" office:value-type="float" office:value="6699" calcext:value-type="float">
            <text:p>6699</text:p>
          </table:table-cell>
          <table:table-cell table:formula="of:=[.C584]/[.B584]" office:value-type="percentage" office:value="0.0870644503073704" calcext:value-type="percentage">
            <text:p>8.7%</text:p>
          </table:table-cell>
          <table:table-cell office:value-type="float" office:value="70244" calcext:value-type="float">
            <text:p>70244</text:p>
          </table:table-cell>
          <table:table-cell office:value-type="float" office:value="170" calcext:value-type="float">
            <text:p>170</text:p>
          </table:table-cell>
          <table:table-cell table:formula="of:=[.F584]/[.E584]" office:value-type="percentage" office:value="0.00242013552758954" calcext:value-type="percentage">
            <text:p>0.2%</text:p>
          </table:table-cell>
          <table:table-cell office:value-type="float" office:value="4012" calcext:value-type="float">
            <text:p>4012</text:p>
          </table:table-cell>
          <table:table-cell table:formula="of:=[.H584]/[.E584]" office:value-type="percentage" office:value="0.0571151984511133" calcext:value-type="percentage">
            <text:p>5.7%</text:p>
          </table:table-cell>
          <table:table-cell office:value-type="float" office:value="828" calcext:value-type="float">
            <text:p>828</text:p>
          </table:table-cell>
          <table:table-cell table:formula="of:=[.J584]/[.E584]" office:value-type="percentage" office:value="0.011787483628495" calcext:value-type="percentage">
            <text:p>1.2%</text:p>
          </table:table-cell>
          <table:table-cell office:value-type="float" office:value="7" calcext:value-type="float">
            <text:p>7</text:p>
          </table:table-cell>
          <table:table-cell table:formula="of:=[.E584]-[.F584]-[.H584]-[.J584]-[.L584]" office:value-type="float" office:value="65227" calcext:value-type="float">
            <text:p>65227</text:p>
          </table:table-cell>
          <table:table-cell table:formula="of:=[.M58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Oct15</text:p>
          </table:table-cell>
          <table:table-cell office:value-type="float" office:value="16310" calcext:value-type="float">
            <text:p>16310</text:p>
          </table:table-cell>
          <table:table-cell table:formula="of:=[.B585]-[.E585]" office:value-type="float" office:value="5025" calcext:value-type="float">
            <text:p>5025</text:p>
          </table:table-cell>
          <table:table-cell table:formula="of:=[.C585]/[.B585]" office:value-type="percentage" office:value="0.308093194359289" calcext:value-type="percentage">
            <text:p>30.8%</text:p>
          </table:table-cell>
          <table:table-cell office:value-type="float" office:value="11285" calcext:value-type="float">
            <text:p>11285</text:p>
          </table:table-cell>
          <table:table-cell office:value-type="float" office:value="7" calcext:value-type="float">
            <text:p>7</text:p>
          </table:table-cell>
          <table:table-cell table:formula="of:=[.F585]/[.E585]" office:value-type="percentage" office:value="0.000620292423571112" calcext:value-type="percentage">
            <text:p>0.1%</text:p>
          </table:table-cell>
          <table:table-cell office:value-type="float" office:value="641" calcext:value-type="float">
            <text:p>641</text:p>
          </table:table-cell>
          <table:table-cell table:formula="of:=[.H585]/[.E585]" office:value-type="percentage" office:value="0.0568010633584404" calcext:value-type="percentage">
            <text:p>5.7%</text:p>
          </table:table-cell>
          <table:table-cell office:value-type="float" office:value="11" calcext:value-type="float">
            <text:p>11</text:p>
          </table:table-cell>
          <table:table-cell table:formula="of:=[.J585]/[.E585]" office:value-type="percentage" office:value="0.000974745237040319" calcext:value-type="percentage">
            <text:p>0.1%</text:p>
          </table:table-cell>
          <table:table-cell office:value-type="float" office:value="0" calcext:value-type="float">
            <text:p>0</text:p>
          </table:table-cell>
          <table:table-cell table:formula="of:=[.E585]-[.F585]-[.H585]-[.J585]-[.L585]" office:value-type="float" office:value="10626" calcext:value-type="float">
            <text:p>10626</text:p>
          </table:table-cell>
          <table:table-cell table:formula="of:=[.M58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Oct17</text:p>
          </table:table-cell>
          <table:table-cell office:value-type="float" office:value="86971" calcext:value-type="float">
            <text:p>86971</text:p>
          </table:table-cell>
          <table:table-cell table:formula="of:=[.B586]-[.E586]" office:value-type="float" office:value="7908" calcext:value-type="float">
            <text:p>7908</text:p>
          </table:table-cell>
          <table:table-cell table:formula="of:=[.C586]/[.B586]" office:value-type="percentage" office:value="0.0909268606776972" calcext:value-type="percentage">
            <text:p>9.1%</text:p>
          </table:table-cell>
          <table:table-cell office:value-type="float" office:value="79063" calcext:value-type="float">
            <text:p>79063</text:p>
          </table:table-cell>
          <table:table-cell office:value-type="float" office:value="136" calcext:value-type="float">
            <text:p>136</text:p>
          </table:table-cell>
          <table:table-cell table:formula="of:=[.F586]/[.E586]" office:value-type="percentage" office:value="0.00172014722436538" calcext:value-type="percentage">
            <text:p>0.2%</text:p>
          </table:table-cell>
          <table:table-cell office:value-type="float" office:value="4678" calcext:value-type="float">
            <text:p>4678</text:p>
          </table:table-cell>
          <table:table-cell table:formula="of:=[.H586]/[.E586]" office:value-type="percentage" office:value="0.0591680052616268" calcext:value-type="percentage">
            <text:p>5.9%</text:p>
          </table:table-cell>
          <table:table-cell office:value-type="float" office:value="507" calcext:value-type="float">
            <text:p>507</text:p>
          </table:table-cell>
          <table:table-cell table:formula="of:=[.J586]/[.E586]" office:value-type="percentage" office:value="0.00641260766730329" calcext:value-type="percentage">
            <text:p>0.6%</text:p>
          </table:table-cell>
          <table:table-cell office:value-type="float" office:value="9" calcext:value-type="float">
            <text:p>9</text:p>
          </table:table-cell>
          <table:table-cell table:formula="of:=[.E586]-[.F586]-[.H586]-[.J586]-[.L586]" office:value-type="float" office:value="73733" calcext:value-type="float">
            <text:p>73733</text:p>
          </table:table-cell>
          <table:table-cell table:formula="of:=[.M58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Oct18</text:p>
          </table:table-cell>
          <table:table-cell office:value-type="float" office:value="87686" calcext:value-type="float">
            <text:p>87686</text:p>
          </table:table-cell>
          <table:table-cell table:formula="of:=[.B587]-[.E587]" office:value-type="float" office:value="5468" calcext:value-type="float">
            <text:p>5468</text:p>
          </table:table-cell>
          <table:table-cell table:formula="of:=[.C587]/[.B587]" office:value-type="percentage" office:value="0.0623588714275939" calcext:value-type="percentage">
            <text:p>6.2%</text:p>
          </table:table-cell>
          <table:table-cell office:value-type="float" office:value="82218" calcext:value-type="float">
            <text:p>82218</text:p>
          </table:table-cell>
          <table:table-cell office:value-type="float" office:value="144" calcext:value-type="float">
            <text:p>144</text:p>
          </table:table-cell>
          <table:table-cell table:formula="of:=[.F587]/[.E587]" office:value-type="percentage" office:value="0.00175144129022842" calcext:value-type="percentage">
            <text:p>0.2%</text:p>
          </table:table-cell>
          <table:table-cell office:value-type="float" office:value="3791" calcext:value-type="float">
            <text:p>3791</text:p>
          </table:table-cell>
          <table:table-cell table:formula="of:=[.H587]/[.E587]" office:value-type="percentage" office:value="0.0461091245226106" calcext:value-type="percentage">
            <text:p>4.6%</text:p>
          </table:table-cell>
          <table:table-cell office:value-type="float" office:value="215" calcext:value-type="float">
            <text:p>215</text:p>
          </table:table-cell>
          <table:table-cell table:formula="of:=[.J587]/[.E587]" office:value-type="percentage" office:value="0.00261499914860493" calcext:value-type="percentage">
            <text:p>0.3%</text:p>
          </table:table-cell>
          <table:table-cell office:value-type="float" office:value="12" calcext:value-type="float">
            <text:p>12</text:p>
          </table:table-cell>
          <table:table-cell table:formula="of:=[.E587]-[.F587]-[.H587]-[.J587]-[.L587]" office:value-type="float" office:value="78056" calcext:value-type="float">
            <text:p>78056</text:p>
          </table:table-cell>
          <table:table-cell table:formula="of:=[.M58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Sep15</text:p>
          </table:table-cell>
          <table:table-cell office:value-type="float" office:value="55510" calcext:value-type="float">
            <text:p>55510</text:p>
          </table:table-cell>
          <table:table-cell table:formula="of:=[.B588]-[.E588]" office:value-type="float" office:value="4269" calcext:value-type="float">
            <text:p>4269</text:p>
          </table:table-cell>
          <table:table-cell table:formula="of:=[.C588]/[.B588]" office:value-type="percentage" office:value="0.0769050621509638" calcext:value-type="percentage">
            <text:p>7.7%</text:p>
          </table:table-cell>
          <table:table-cell office:value-type="float" office:value="51241" calcext:value-type="float">
            <text:p>51241</text:p>
          </table:table-cell>
          <table:table-cell office:value-type="float" office:value="2683" calcext:value-type="float">
            <text:p>2683</text:p>
          </table:table-cell>
          <table:table-cell table:formula="of:=[.F588]/[.E588]" office:value-type="percentage" office:value="0.0523604145118167" calcext:value-type="percentage">
            <text:p>5.2%</text:p>
          </table:table-cell>
          <table:table-cell office:value-type="float" office:value="14302" calcext:value-type="float">
            <text:p>14302</text:p>
          </table:table-cell>
          <table:table-cell table:formula="of:=[.H588]/[.E588]" office:value-type="percentage" office:value="0.279112429499815" calcext:value-type="percentage">
            <text:p>27.9%</text:p>
          </table:table-cell>
          <table:table-cell office:value-type="float" office:value="153" calcext:value-type="float">
            <text:p>153</text:p>
          </table:table-cell>
          <table:table-cell table:formula="of:=[.J588]/[.E588]" office:value-type="percentage" office:value="0.00298589020510919" calcext:value-type="percentage">
            <text:p>0.3%</text:p>
          </table:table-cell>
          <table:table-cell office:value-type="float" office:value="22" calcext:value-type="float">
            <text:p>22</text:p>
          </table:table-cell>
          <table:table-cell table:formula="of:=[.E588]-[.F588]-[.H588]-[.J588]-[.L588]" office:value-type="float" office:value="34081" calcext:value-type="float">
            <text:p>34081</text:p>
          </table:table-cell>
          <table:table-cell table:formula="of:=[.M58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Sep16</text:p>
          </table:table-cell>
          <table:table-cell office:value-type="float" office:value="19168" calcext:value-type="float">
            <text:p>19168</text:p>
          </table:table-cell>
          <table:table-cell table:formula="of:=[.B589]-[.E589]" office:value-type="float" office:value="6305" calcext:value-type="float">
            <text:p>6305</text:p>
          </table:table-cell>
          <table:table-cell table:formula="of:=[.C589]/[.B589]" office:value-type="percentage" office:value="0.328933639398998" calcext:value-type="percentage">
            <text:p>32.9%</text:p>
          </table:table-cell>
          <table:table-cell office:value-type="float" office:value="12863" calcext:value-type="float">
            <text:p>12863</text:p>
          </table:table-cell>
          <table:table-cell office:value-type="float" office:value="7" calcext:value-type="float">
            <text:p>7</text:p>
          </table:table-cell>
          <table:table-cell table:formula="of:=[.F589]/[.E589]" office:value-type="percentage" office:value="0.000544196532690663" calcext:value-type="percentage">
            <text:p>0.1%</text:p>
          </table:table-cell>
          <table:table-cell office:value-type="float" office:value="590" calcext:value-type="float">
            <text:p>590</text:p>
          </table:table-cell>
          <table:table-cell table:formula="of:=[.H589]/[.E589]" office:value-type="percentage" office:value="0.0458679934696416" calcext:value-type="percentage">
            <text:p>4.6%</text:p>
          </table:table-cell>
          <table:table-cell office:value-type="float" office:value="21" calcext:value-type="float">
            <text:p>21</text:p>
          </table:table-cell>
          <table:table-cell table:formula="of:=[.J589]/[.E589]" office:value-type="percentage" office:value="0.00163258959807199" calcext:value-type="percentage">
            <text:p>0.2%</text:p>
          </table:table-cell>
          <table:table-cell office:value-type="float" office:value="0" calcext:value-type="float">
            <text:p>0</text:p>
          </table:table-cell>
          <table:table-cell table:formula="of:=[.E589]-[.F589]-[.H589]-[.J589]-[.L589]" office:value-type="float" office:value="12245" calcext:value-type="float">
            <text:p>12245</text:p>
          </table:table-cell>
          <table:table-cell table:formula="of:=[.M58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-Sep17</text:p>
          </table:table-cell>
          <table:table-cell office:value-type="float" office:value="69736" calcext:value-type="float">
            <text:p>69736</text:p>
          </table:table-cell>
          <table:table-cell table:formula="of:=[.B590]-[.E590]" office:value-type="float" office:value="6596" calcext:value-type="float">
            <text:p>6596</text:p>
          </table:table-cell>
          <table:table-cell table:formula="of:=[.C590]/[.B590]" office:value-type="percentage" office:value="0.0945852931054262" calcext:value-type="percentage">
            <text:p>9.5%</text:p>
          </table:table-cell>
          <table:table-cell office:value-type="float" office:value="63140" calcext:value-type="float">
            <text:p>63140</text:p>
          </table:table-cell>
          <table:table-cell office:value-type="float" office:value="117" calcext:value-type="float">
            <text:p>117</text:p>
          </table:table-cell>
          <table:table-cell table:formula="of:=[.F590]/[.E590]" office:value-type="percentage" office:value="0.00185302502375673" calcext:value-type="percentage">
            <text:p>0.2%</text:p>
          </table:table-cell>
          <table:table-cell office:value-type="float" office:value="3124" calcext:value-type="float">
            <text:p>3124</text:p>
          </table:table-cell>
          <table:table-cell table:formula="of:=[.H590]/[.E590]" office:value-type="percentage" office:value="0.0494773519163763" calcext:value-type="percentage">
            <text:p>4.9%</text:p>
          </table:table-cell>
          <table:table-cell office:value-type="float" office:value="277" calcext:value-type="float">
            <text:p>277</text:p>
          </table:table-cell>
          <table:table-cell table:formula="of:=[.J590]/[.E590]" office:value-type="percentage" office:value="0.00438707633829585" calcext:value-type="percentage">
            <text:p>0.4%</text:p>
          </table:table-cell>
          <table:table-cell office:value-type="float" office:value="10" calcext:value-type="float">
            <text:p>10</text:p>
          </table:table-cell>
          <table:table-cell table:formula="of:=[.E590]-[.F590]-[.H590]-[.J590]-[.L590]" office:value-type="float" office:value="59612" calcext:value-type="float">
            <text:p>59612</text:p>
          </table:table-cell>
          <table:table-cell table:formula="of:=[.M590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_S_Wi2013_PS</text:p>
          </table:table-cell>
          <table:table-cell office:value-type="float" office:value="50415" calcext:value-type="float">
            <text:p>50415</text:p>
          </table:table-cell>
          <table:table-cell table:formula="of:=[.B591]-[.E591]" office:value-type="float" office:value="2455" calcext:value-type="float">
            <text:p>2455</text:p>
          </table:table-cell>
          <table:table-cell table:formula="of:=[.C591]/[.B591]" office:value-type="percentage" office:value="0.0486958246553605" calcext:value-type="percentage">
            <text:p>4.9%</text:p>
          </table:table-cell>
          <table:table-cell office:value-type="float" office:value="47960" calcext:value-type="float">
            <text:p>47960</text:p>
          </table:table-cell>
          <table:table-cell office:value-type="float" office:value="263" calcext:value-type="float">
            <text:p>263</text:p>
          </table:table-cell>
          <table:table-cell table:formula="of:=[.F591]/[.E591]" office:value-type="percentage" office:value="0.0054837364470392" calcext:value-type="percentage">
            <text:p>0.5%</text:p>
          </table:table-cell>
          <table:table-cell office:value-type="float" office:value="4694" calcext:value-type="float">
            <text:p>4694</text:p>
          </table:table-cell>
          <table:table-cell table:formula="of:=[.H591]/[.E591]" office:value-type="percentage" office:value="0.0978732276897414" calcext:value-type="percentage">
            <text:p>9.8%</text:p>
          </table:table-cell>
          <table:table-cell office:value-type="float" office:value="212" calcext:value-type="float">
            <text:p>212</text:p>
          </table:table-cell>
          <table:table-cell table:formula="of:=[.J591]/[.E591]" office:value-type="percentage" office:value="0.00442035029190993" calcext:value-type="percentage">
            <text:p>0.4%</text:p>
          </table:table-cell>
          <table:table-cell office:value-type="float" office:value="6" calcext:value-type="float">
            <text:p>6</text:p>
          </table:table-cell>
          <table:table-cell table:formula="of:=[.E591]-[.F591]-[.H591]-[.J591]-[.L591]" office:value-type="float" office:value="42785" calcext:value-type="float">
            <text:p>42785</text:p>
          </table:table-cell>
          <table:table-cell table:formula="of:=[.M591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_S_Wi2017</text:p>
          </table:table-cell>
          <table:table-cell office:value-type="float" office:value="82544" calcext:value-type="float">
            <text:p>82544</text:p>
          </table:table-cell>
          <table:table-cell table:formula="of:=[.B592]-[.E592]" office:value-type="float" office:value="28163" calcext:value-type="float">
            <text:p>28163</text:p>
          </table:table-cell>
          <table:table-cell table:formula="of:=[.C592]/[.B592]" office:value-type="percentage" office:value="0.341187730180267" calcext:value-type="percentage">
            <text:p>34.1%</text:p>
          </table:table-cell>
          <table:table-cell office:value-type="float" office:value="54381" calcext:value-type="float">
            <text:p>54381</text:p>
          </table:table-cell>
          <table:table-cell office:value-type="float" office:value="36" calcext:value-type="float">
            <text:p>36</text:p>
          </table:table-cell>
          <table:table-cell table:formula="of:=[.F592]/[.E592]" office:value-type="percentage" office:value="0.000661995917691841" calcext:value-type="percentage">
            <text:p>0.1%</text:p>
          </table:table-cell>
          <table:table-cell office:value-type="float" office:value="528" calcext:value-type="float">
            <text:p>528</text:p>
          </table:table-cell>
          <table:table-cell table:formula="of:=[.H592]/[.E592]" office:value-type="percentage" office:value="0.00970927345948033" calcext:value-type="percentage">
            <text:p>1.0%</text:p>
          </table:table-cell>
          <table:table-cell office:value-type="float" office:value="226" calcext:value-type="float">
            <text:p>226</text:p>
          </table:table-cell>
          <table:table-cell table:formula="of:=[.J592]/[.E592]" office:value-type="percentage" office:value="0.00415586326106545" calcext:value-type="percentage">
            <text:p>0.4%</text:p>
          </table:table-cell>
          <table:table-cell office:value-type="float" office:value="11" calcext:value-type="float">
            <text:p>11</text:p>
          </table:table-cell>
          <table:table-cell table:formula="of:=[.E592]-[.F592]-[.H592]-[.J592]-[.L592]" office:value-type="float" office:value="53580" calcext:value-type="float">
            <text:p>53580</text:p>
          </table:table-cell>
          <table:table-cell table:formula="of:=[.M592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_W_TS2015-09-15_D</text:p>
          </table:table-cell>
          <table:table-cell office:value-type="float" office:value="64168" calcext:value-type="float">
            <text:p>64168</text:p>
          </table:table-cell>
          <table:table-cell table:formula="of:=[.B593]-[.E593]" office:value-type="float" office:value="6355" calcext:value-type="float">
            <text:p>6355</text:p>
          </table:table-cell>
          <table:table-cell table:formula="of:=[.C593]/[.B593]" office:value-type="percentage" office:value="0.0990369031292856" calcext:value-type="percentage">
            <text:p>9.9%</text:p>
          </table:table-cell>
          <table:table-cell office:value-type="float" office:value="57813" calcext:value-type="float">
            <text:p>57813</text:p>
          </table:table-cell>
          <table:table-cell office:value-type="float" office:value="1116" calcext:value-type="float">
            <text:p>1116</text:p>
          </table:table-cell>
          <table:table-cell table:formula="of:=[.F593]/[.E593]" office:value-type="percentage" office:value="0.0193036168335841" calcext:value-type="percentage">
            <text:p>1.9%</text:p>
          </table:table-cell>
          <table:table-cell office:value-type="float" office:value="15492" calcext:value-type="float">
            <text:p>15492</text:p>
          </table:table-cell>
          <table:table-cell table:formula="of:=[.H593]/[.E593]" office:value-type="percentage" office:value="0.267967412173733" calcext:value-type="percentage">
            <text:p>26.8%</text:p>
          </table:table-cell>
          <table:table-cell office:value-type="float" office:value="222" calcext:value-type="float">
            <text:p>222</text:p>
          </table:table-cell>
          <table:table-cell table:formula="of:=[.J593]/[.E593]" office:value-type="percentage" office:value="0.00383996678947642" calcext:value-type="percentage">
            <text:p>0.4%</text:p>
          </table:table-cell>
          <table:table-cell office:value-type="float" office:value="16" calcext:value-type="float">
            <text:p>16</text:p>
          </table:table-cell>
          <table:table-cell table:formula="of:=[.E593]-[.F593]-[.H593]-[.J593]-[.L593]" office:value-type="float" office:value="40967" calcext:value-type="float">
            <text:p>40967</text:p>
          </table:table-cell>
          <table:table-cell table:formula="of:=[.M593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_W_TS2015-11-15_D</text:p>
          </table:table-cell>
          <table:table-cell office:value-type="float" office:value="64633" calcext:value-type="float">
            <text:p>64633</text:p>
          </table:table-cell>
          <table:table-cell table:formula="of:=[.B594]-[.E594]" office:value-type="float" office:value="18627" calcext:value-type="float">
            <text:p>18627</text:p>
          </table:table-cell>
          <table:table-cell table:formula="of:=[.C594]/[.B594]" office:value-type="percentage" office:value="0.288196432163136" calcext:value-type="percentage">
            <text:p>28.8%</text:p>
          </table:table-cell>
          <table:table-cell office:value-type="float" office:value="46006" calcext:value-type="float">
            <text:p>46006</text:p>
          </table:table-cell>
          <table:table-cell office:value-type="float" office:value="223" calcext:value-type="float">
            <text:p>223</text:p>
          </table:table-cell>
          <table:table-cell table:formula="of:=[.F594]/[.E594]" office:value-type="percentage" office:value="0.00484719384428118" calcext:value-type="percentage">
            <text:p>0.5%</text:p>
          </table:table-cell>
          <table:table-cell office:value-type="float" office:value="3527" calcext:value-type="float">
            <text:p>3527</text:p>
          </table:table-cell>
          <table:table-cell table:formula="of:=[.H594]/[.E594]" office:value-type="percentage" office:value="0.0766639134025997" calcext:value-type="percentage">
            <text:p>7.7%</text:p>
          </table:table-cell>
          <table:table-cell office:value-type="float" office:value="47" calcext:value-type="float">
            <text:p>47</text:p>
          </table:table-cell>
          <table:table-cell table:formula="of:=[.J594]/[.E594]" office:value-type="percentage" office:value="0.00102160587749424" calcext:value-type="percentage">
            <text:p>0.1%</text:p>
          </table:table-cell>
          <table:table-cell office:value-type="float" office:value="11" calcext:value-type="float">
            <text:p>11</text:p>
          </table:table-cell>
          <table:table-cell table:formula="of:=[.E594]-[.F594]-[.H594]-[.J594]-[.L594]" office:value-type="float" office:value="42198" calcext:value-type="float">
            <text:p>42198</text:p>
          </table:table-cell>
          <table:table-cell table:formula="of:=[.M594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R20_W_TS2016-06-15_D</text:p>
          </table:table-cell>
          <table:table-cell office:value-type="float" office:value="69512" calcext:value-type="float">
            <text:p>69512</text:p>
          </table:table-cell>
          <table:table-cell table:formula="of:=[.B595]-[.E595]" office:value-type="float" office:value="20426" calcext:value-type="float">
            <text:p>20426</text:p>
          </table:table-cell>
          <table:table-cell table:formula="of:=[.C595]/[.B595]" office:value-type="percentage" office:value="0.293848544136264" calcext:value-type="percentage">
            <text:p>29.4%</text:p>
          </table:table-cell>
          <table:table-cell office:value-type="float" office:value="49086" calcext:value-type="float">
            <text:p>49086</text:p>
          </table:table-cell>
          <table:table-cell office:value-type="float" office:value="92" calcext:value-type="float">
            <text:p>92</text:p>
          </table:table-cell>
          <table:table-cell table:formula="of:=[.F595]/[.E595]" office:value-type="percentage" office:value="0.0018742615002241" calcext:value-type="percentage">
            <text:p>0.2%</text:p>
          </table:table-cell>
          <table:table-cell office:value-type="float" office:value="2229" calcext:value-type="float">
            <text:p>2229</text:p>
          </table:table-cell>
          <table:table-cell table:formula="of:=[.H595]/[.E595]" office:value-type="percentage" office:value="0.0454100965652121" calcext:value-type="percentage">
            <text:p>4.5%</text:p>
          </table:table-cell>
          <table:table-cell office:value-type="float" office:value="51" calcext:value-type="float">
            <text:p>51</text:p>
          </table:table-cell>
          <table:table-cell table:formula="of:=[.J595]/[.E595]" office:value-type="percentage" office:value="0.00103899278816771" calcext:value-type="percentage">
            <text:p>0.1%</text:p>
          </table:table-cell>
          <table:table-cell office:value-type="float" office:value="5" calcext:value-type="float">
            <text:p>5</text:p>
          </table:table-cell>
          <table:table-cell table:formula="of:=[.E595]-[.F595]-[.H595]-[.J595]-[.L595]" office:value-type="float" office:value="46709" calcext:value-type="float">
            <text:p>46709</text:p>
          </table:table-cell>
          <table:table-cell table:formula="of:=[.M595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B01_S_Su2017</text:p>
          </table:table-cell>
          <table:table-cell office:value-type="float" office:value="21530" calcext:value-type="float">
            <text:p>21530</text:p>
          </table:table-cell>
          <table:table-cell table:formula="of:=[.B596]-[.E596]" office:value-type="float" office:value="2700" calcext:value-type="float">
            <text:p>2700</text:p>
          </table:table-cell>
          <table:table-cell table:formula="of:=[.C596]/[.B596]" office:value-type="percentage" office:value="0.125406409660938" calcext:value-type="percentage">
            <text:p>12.5%</text:p>
          </table:table-cell>
          <table:table-cell office:value-type="float" office:value="18830" calcext:value-type="float">
            <text:p>18830</text:p>
          </table:table-cell>
          <table:table-cell office:value-type="float" office:value="52" calcext:value-type="float">
            <text:p>52</text:p>
          </table:table-cell>
          <table:table-cell table:formula="of:=[.F596]/[.E596]" office:value-type="percentage" office:value="0.00276155071694105" calcext:value-type="percentage">
            <text:p>0.3%</text:p>
          </table:table-cell>
          <table:table-cell office:value-type="float" office:value="281" calcext:value-type="float">
            <text:p>281</text:p>
          </table:table-cell>
          <table:table-cell table:formula="of:=[.H596]/[.E596]" office:value-type="percentage" office:value="0.014922995220393" calcext:value-type="percentage">
            <text:p>1.5%</text:p>
          </table:table-cell>
          <table:table-cell office:value-type="float" office:value="63" calcext:value-type="float">
            <text:p>63</text:p>
          </table:table-cell>
          <table:table-cell table:formula="of:=[.J596]/[.E596]" office:value-type="percentage" office:value="0.0033457249070632" calcext:value-type="percentage">
            <text:p>0.3%</text:p>
          </table:table-cell>
          <table:table-cell office:value-type="float" office:value="5" calcext:value-type="float">
            <text:p>5</text:p>
          </table:table-cell>
          <table:table-cell table:formula="of:=[.E596]-[.F596]-[.H596]-[.J596]-[.L596]" office:value-type="float" office:value="18429" calcext:value-type="float">
            <text:p>18429</text:p>
          </table:table-cell>
          <table:table-cell table:formula="of:=[.M596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B02_S_Su2017</text:p>
          </table:table-cell>
          <table:table-cell office:value-type="float" office:value="30613" calcext:value-type="float">
            <text:p>30613</text:p>
          </table:table-cell>
          <table:table-cell table:formula="of:=[.B597]-[.E597]" office:value-type="float" office:value="1551" calcext:value-type="float">
            <text:p>1551</text:p>
          </table:table-cell>
          <table:table-cell table:formula="of:=[.C597]/[.B597]" office:value-type="percentage" office:value="0.0506647502694934" calcext:value-type="percentage">
            <text:p>5.1%</text:p>
          </table:table-cell>
          <table:table-cell office:value-type="float" office:value="29062" calcext:value-type="float">
            <text:p>29062</text:p>
          </table:table-cell>
          <table:table-cell office:value-type="float" office:value="49" calcext:value-type="float">
            <text:p>49</text:p>
          </table:table-cell>
          <table:table-cell table:formula="of:=[.F597]/[.E597]" office:value-type="percentage" office:value="0.00168605051269699" calcext:value-type="percentage">
            <text:p>0.2%</text:p>
          </table:table-cell>
          <table:table-cell office:value-type="float" office:value="597" calcext:value-type="float">
            <text:p>597</text:p>
          </table:table-cell>
          <table:table-cell table:formula="of:=[.H597]/[.E597]" office:value-type="percentage" office:value="0.020542288899594" calcext:value-type="percentage">
            <text:p>2.1%</text:p>
          </table:table-cell>
          <table:table-cell office:value-type="float" office:value="90" calcext:value-type="float">
            <text:p>90</text:p>
          </table:table-cell>
          <table:table-cell table:formula="of:=[.J597]/[.E597]" office:value-type="percentage" office:value="0.0030968274723006" calcext:value-type="percentage">
            <text:p>0.3%</text:p>
          </table:table-cell>
          <table:table-cell office:value-type="float" office:value="16" calcext:value-type="float">
            <text:p>16</text:p>
          </table:table-cell>
          <table:table-cell table:formula="of:=[.E597]-[.F597]-[.H597]-[.J597]-[.L597]" office:value-type="float" office:value="28310" calcext:value-type="float">
            <text:p>28310</text:p>
          </table:table-cell>
          <table:table-cell table:formula="of:=[.M597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B03_S_Su2017</text:p>
          </table:table-cell>
          <table:table-cell office:value-type="float" office:value="33321" calcext:value-type="float">
            <text:p>33321</text:p>
          </table:table-cell>
          <table:table-cell table:formula="of:=[.B598]-[.E598]" office:value-type="float" office:value="7753" calcext:value-type="float">
            <text:p>7753</text:p>
          </table:table-cell>
          <table:table-cell table:formula="of:=[.C598]/[.B598]" office:value-type="percentage" office:value="0.232676090153357" calcext:value-type="percentage">
            <text:p>23.3%</text:p>
          </table:table-cell>
          <table:table-cell office:value-type="float" office:value="25568" calcext:value-type="float">
            <text:p>25568</text:p>
          </table:table-cell>
          <table:table-cell office:value-type="float" office:value="23" calcext:value-type="float">
            <text:p>23</text:p>
          </table:table-cell>
          <table:table-cell table:formula="of:=[.F598]/[.E598]" office:value-type="percentage" office:value="0.000899561952440551" calcext:value-type="percentage">
            <text:p>0.1%</text:p>
          </table:table-cell>
          <table:table-cell office:value-type="float" office:value="298" calcext:value-type="float">
            <text:p>298</text:p>
          </table:table-cell>
          <table:table-cell table:formula="of:=[.H598]/[.E598]" office:value-type="percentage" office:value="0.0116551939924906" calcext:value-type="percentage">
            <text:p>1.2%</text:p>
          </table:table-cell>
          <table:table-cell office:value-type="float" office:value="198" calcext:value-type="float">
            <text:p>198</text:p>
          </table:table-cell>
          <table:table-cell table:formula="of:=[.J598]/[.E598]" office:value-type="percentage" office:value="0.00774405506883605" calcext:value-type="percentage">
            <text:p>0.8%</text:p>
          </table:table-cell>
          <table:table-cell office:value-type="float" office:value="6" calcext:value-type="float">
            <text:p>6</text:p>
          </table:table-cell>
          <table:table-cell table:formula="of:=[.E598]-[.F598]-[.H598]-[.J598]-[.L598]" office:value-type="float" office:value="25043" calcext:value-type="float">
            <text:p>25043</text:p>
          </table:table-cell>
          <table:table-cell table:formula="of:=[.M598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B04_S_Su2017</text:p>
          </table:table-cell>
          <table:table-cell office:value-type="float" office:value="39006" calcext:value-type="float">
            <text:p>39006</text:p>
          </table:table-cell>
          <table:table-cell table:formula="of:=[.B599]-[.E599]" office:value-type="float" office:value="12429" calcext:value-type="float">
            <text:p>12429</text:p>
          </table:table-cell>
          <table:table-cell table:formula="of:=[.C599]/[.B599]" office:value-type="percentage" office:value="0.318643285648362" calcext:value-type="percentage">
            <text:p>31.9%</text:p>
          </table:table-cell>
          <table:table-cell office:value-type="float" office:value="26577" calcext:value-type="float">
            <text:p>26577</text:p>
          </table:table-cell>
          <table:table-cell office:value-type="float" office:value="19" calcext:value-type="float">
            <text:p>19</text:p>
          </table:table-cell>
          <table:table-cell table:formula="of:=[.F599]/[.E599]" office:value-type="percentage" office:value="0.000714903864243519" calcext:value-type="percentage">
            <text:p>0.1%</text:p>
          </table:table-cell>
          <table:table-cell office:value-type="float" office:value="112" calcext:value-type="float">
            <text:p>112</text:p>
          </table:table-cell>
          <table:table-cell table:formula="of:=[.H599]/[.E599]" office:value-type="percentage" office:value="0.00421417014711969" calcext:value-type="percentage">
            <text:p>0.4%</text:p>
          </table:table-cell>
          <table:table-cell office:value-type="float" office:value="308" calcext:value-type="float">
            <text:p>308</text:p>
          </table:table-cell>
          <table:table-cell table:formula="of:=[.J599]/[.E599]" office:value-type="percentage" office:value="0.0115889679045791" calcext:value-type="percentage">
            <text:p>1.2%</text:p>
          </table:table-cell>
          <table:table-cell office:value-type="float" office:value="8" calcext:value-type="float">
            <text:p>8</text:p>
          </table:table-cell>
          <table:table-cell table:formula="of:=[.E599]-[.F599]-[.H599]-[.J599]-[.L599]" office:value-type="float" office:value="26130" calcext:value-type="float">
            <text:p>26130</text:p>
          </table:table-cell>
          <table:table-cell table:formula="of:=[.M599]&gt;10000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3" table:formula="of:=SUM([.B2:.B599])" office:value-type="float" office:value="30628831" calcext:value-type="float">
            <text:p>30,628,831</text:p>
          </table:table-cell>
          <table:table-cell table:style-name="ce3" table:formula="of:=SUM([.C2:.C599])" office:value-type="float" office:value="7672382" calcext:value-type="float">
            <text:p>7,672,382</text:p>
          </table:table-cell>
          <table:table-cell table:style-name="ce6" table:formula="of:=[.C600]/[.B600]" office:value-type="percentage" office:value="0.250495423739809" calcext:value-type="percentage">
            <text:p>25.0%</text:p>
          </table:table-cell>
          <table:table-cell table:style-name="ce3" table:formula="of:=SUM([.E2:.E599])" office:value-type="float" office:value="22956449" calcext:value-type="float">
            <text:p>22,956,449</text:p>
          </table:table-cell>
          <table:table-cell table:style-name="ce3" table:formula="of:=SUM([.F2:.F599])" office:value-type="float" office:value="74016" calcext:value-type="float">
            <text:p>74,016</text:p>
          </table:table-cell>
          <table:table-cell table:style-name="ce6" table:formula="of:=[.F600]/[.E600]" office:value-type="percentage" office:value="0.00322419203422968" calcext:value-type="percentage">
            <text:p>0.3%</text:p>
          </table:table-cell>
          <table:table-cell table:style-name="ce3" table:formula="of:=SUM([.H2:.H599])" office:value-type="float" office:value="1120229" calcext:value-type="float">
            <text:p>1,120,229</text:p>
          </table:table-cell>
          <table:table-cell table:style-name="ce6" table:formula="of:=[.H600]/[.E600]" office:value-type="percentage" office:value="0.048798008786115" calcext:value-type="percentage">
            <text:p>4.9%</text:p>
          </table:table-cell>
          <table:table-cell table:style-name="ce3" table:formula="of:=SUM([.J2:.J599])" office:value-type="float" office:value="288738" calcext:value-type="float">
            <text:p>288,738</text:p>
          </table:table-cell>
          <table:table-cell table:style-name="ce6" table:formula="of:=[.J600]/[.E600]" office:value-type="percentage" office:value="0.0125776421257486" calcext:value-type="percentage">
            <text:p>1.3%</text:p>
          </table:table-cell>
          <table:table-cell table:style-name="ce3" table:formula="of:=SUM([.L2:.L599])" office:value-type="float" office:value="4340" calcext:value-type="float">
            <text:p>4,340</text:p>
          </table:table-cell>
          <table:table-cell table:style-name="ce3" table:formula="of:=SUM([.M2:.M599])" office:value-type="float" office:value="21469126" calcext:value-type="float">
            <text:p>21,469,126</text:p>
          </table:table-cell>
          <table:table-cell table:style-name="ce3" table:formula="of:=SUM([.N2:.N599])" office:value-type="float" office:value="568" calcext:value-type="float">
            <text:p>568</text:p>
          </table:table-cell>
          <table:table-cell/>
          <table:table-cell table:style-name="ce2" table:number-columns-repeated="1009"/>
        </table:table-row>
        <table:table-row table:style-name="ro2">
          <table:table-cell/>
          <table:table-cell table:style-name="ce4" table:number-columns-repeated="3"/>
          <table:table-cell table:style-name="ce7"/>
          <table:table-cell table:style-name="ce8"/>
          <table:table-cell table:style-name="ce10"/>
          <table:table-cell table:style-name="ce4"/>
          <table:table-cell table:style-name="ce10" table:number-columns-repeated="3"/>
          <table:table-cell table:style-name="ce8" table:formula="of:=[.L600]/[.E600]" office:value-type="percentage" office:value="0.000189053629330913" calcext:value-type="percentage">
            <text:p>0.02%</text:p>
          </table:table-cell>
          <table:table-cell table:style-name="ce7" table:formula="of:=[.M600]/[.E600]" office:value-type="percentage" office:value="0.935211103424576" calcext:value-type="percentage">
            <text:p>94%</text:p>
          </table:table-cell>
          <table:table-cell table:style-name="ce4"/>
          <table:table-cell table:number-columns-repeated="1010"/>
        </table:table-row>
      </table:table>
      <table:table table:name="Includ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10" table:default-cell-style-name="ce14"/>
        <table:table-column table:style-name="co2" table:default-cell-style-name="ce17"/>
        <table:table-column table:style-name="co5" table:default-cell-style-name="ce17"/>
        <table:table-column table:style-name="co6" table:default-cell-style-name="ce17"/>
        <table:table-column table:style-name="co2" table:default-cell-style-name="ce21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1" table:default-cell-style-name="Default"/>
        <table:table-row table:style-name="ro3">
          <table:table-cell table:style-name="ce1" office:value-type="string" calcext:value-type="string">
            <text:p>Sample</text:p>
          </table:table-cell>
          <table:table-cell table:style-name="ce13" office:value-type="string" calcext:value-type="string">
            <text:p>Final SSU Reads</text:p>
          </table:table-cell>
          <table:table-cell table:style-name="ce13" office:value-type="string" calcext:value-type="string">
            <text:p>Richness (S)</text:p>
          </table:table-cell>
          <table:table-cell table:style-name="ce13" office:value-type="string" calcext:value-type="string">
            <text:p>Rarefied S</text:p>
          </table:table-cell>
          <table:table-cell table:style-name="ce16" office:value-type="string" calcext:value-type="string">
            <text:p>Shannon div. (H’)</text:p>
          </table:table-cell>
          <table:table-cell table:style-name="ce16" office:value-type="string" calcext:value-type="string">
            <text:p>Pielou evenness</text:p>
          </table:table-cell>
          <table:table-cell table:style-name="ce16" office:value-type="string" calcext:value-type="string">
            <text:p>Simpson div (1-D)</text:p>
          </table:table-cell>
          <table:table-cell table:style-name="ce20" office:value-type="string" calcext:value-type="string">
            <text:p>Chao1</text:p>
          </table:table-cell>
          <table:table-cell table:style-name="ce9" table:number-columns-repeated="5"/>
          <table:table-cell table:style-name="ce12" table:number-columns-repeated="1010"/>
        </table:table-row>
        <table:table-row table:style-name="ro2">
          <table:table-cell office:value-type="string" calcext:value-type="string">
            <text:p>D1.Aug16</text:p>
          </table:table-cell>
          <table:table-cell office:value-type="float" office:value="13261" calcext:value-type="float">
            <text:p>13,261</text:p>
          </table:table-cell>
          <table:table-cell office:value-type="float" office:value="451" calcext:value-type="float">
            <text:p>451</text:p>
          </table:table-cell>
          <table:table-cell office:value-type="float" office:value="405.995511559025" calcext:value-type="float">
            <text:p>406</text:p>
          </table:table-cell>
          <table:table-cell office:value-type="float" office:value="4.10601619121875" calcext:value-type="float">
            <text:p>4.106</text:p>
          </table:table-cell>
          <table:table-cell office:value-type="float" office:value="0.671854394881357" calcext:value-type="float">
            <text:p>0.672</text:p>
          </table:table-cell>
          <table:table-cell office:value-type="float" office:value="0.955796765206316" calcext:value-type="float">
            <text:p>0.956</text:p>
          </table:table-cell>
          <table:table-cell office:value-type="float" office:value="726.146856047376" calcext:value-type="float">
            <text:p>72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1.Jul15</text:p>
          </table:table-cell>
          <table:table-cell office:value-type="float" office:value="20205" calcext:value-type="float">
            <text:p>20,205</text:p>
          </table:table-cell>
          <table:table-cell office:value-type="float" office:value="405" calcext:value-type="float">
            <text:p>405</text:p>
          </table:table-cell>
          <table:table-cell office:value-type="float" office:value="306.431072629619" calcext:value-type="float">
            <text:p>306</text:p>
          </table:table-cell>
          <table:table-cell office:value-type="float" office:value="3.15036434878564" calcext:value-type="float">
            <text:p>3.150</text:p>
          </table:table-cell>
          <table:table-cell office:value-type="float" office:value="0.524720787312194" calcext:value-type="float">
            <text:p>0.525</text:p>
          </table:table-cell>
          <table:table-cell office:value-type="float" office:value="0.811450780942996" calcext:value-type="float">
            <text:p>0.811</text:p>
          </table:table-cell>
          <table:table-cell office:value-type="float" office:value="684.636814404432" calcext:value-type="float">
            <text:p>68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1.Jul16</text:p>
          </table:table-cell>
          <table:table-cell office:value-type="float" office:value="16451" calcext:value-type="float">
            <text:p>16,451</text:p>
          </table:table-cell>
          <table:table-cell office:value-type="float" office:value="432" calcext:value-type="float">
            <text:p>432</text:p>
          </table:table-cell>
          <table:table-cell office:value-type="float" office:value="362.10163502322" calcext:value-type="float">
            <text:p>362</text:p>
          </table:table-cell>
          <table:table-cell office:value-type="float" office:value="4.10149067898725" calcext:value-type="float">
            <text:p>4.101</text:p>
          </table:table-cell>
          <table:table-cell office:value-type="float" office:value="0.675873934572544" calcext:value-type="float">
            <text:p>0.676</text:p>
          </table:table-cell>
          <table:table-cell office:value-type="float" office:value="0.959137226840475" calcext:value-type="float">
            <text:p>0.959</text:p>
          </table:table-cell>
          <table:table-cell office:value-type="float" office:value="663.867885412151" calcext:value-type="float">
            <text:p>66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1.Jun15</text:p>
          </table:table-cell>
          <table:table-cell office:value-type="float" office:value="20988" calcext:value-type="float">
            <text:p>20,988</text:p>
          </table:table-cell>
          <table:table-cell office:value-type="float" office:value="318" calcext:value-type="float">
            <text:p>318</text:p>
          </table:table-cell>
          <table:table-cell office:value-type="float" office:value="234.253005922951" calcext:value-type="float">
            <text:p>234</text:p>
          </table:table-cell>
          <table:table-cell office:value-type="float" office:value="2.83383395417989" calcext:value-type="float">
            <text:p>2.834</text:p>
          </table:table-cell>
          <table:table-cell office:value-type="float" office:value="0.491809906910717" calcext:value-type="float">
            <text:p>0.492</text:p>
          </table:table-cell>
          <table:table-cell office:value-type="float" office:value="0.854201447901891" calcext:value-type="float">
            <text:p>0.854</text:p>
          </table:table-cell>
          <table:table-cell office:value-type="float" office:value="501.847864561031" calcext:value-type="float">
            <text:p>50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1.Jun16</text:p>
          </table:table-cell>
          <table:table-cell office:value-type="float" office:value="17161" calcext:value-type="float">
            <text:p>17,161</text:p>
          </table:table-cell>
          <table:table-cell office:value-type="float" office:value="400" calcext:value-type="float">
            <text:p>400</text:p>
          </table:table-cell>
          <table:table-cell office:value-type="float" office:value="324.522367931505" calcext:value-type="float">
            <text:p>325</text:p>
          </table:table-cell>
          <table:table-cell office:value-type="float" office:value="3.79275756538417" calcext:value-type="float">
            <text:p>3.793</text:p>
          </table:table-cell>
          <table:table-cell office:value-type="float" office:value="0.633026789287252" calcext:value-type="float">
            <text:p>0.633</text:p>
          </table:table-cell>
          <table:table-cell office:value-type="float" office:value="0.947919045451968" calcext:value-type="float">
            <text:p>0.948</text:p>
          </table:table-cell>
          <table:table-cell office:value-type="float" office:value="640.998702998544" calcext:value-type="float">
            <text:p>64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1.Nov15</text:p>
          </table:table-cell>
          <table:table-cell office:value-type="float" office:value="10486" calcext:value-type="float">
            <text:p>10,486</text:p>
          </table:table-cell>
          <table:table-cell office:value-type="float" office:value="403" calcext:value-type="float">
            <text:p>403</text:p>
          </table:table-cell>
          <table:table-cell office:value-type="float" office:value="397.065450277333" calcext:value-type="float">
            <text:p>397</text:p>
          </table:table-cell>
          <table:table-cell office:value-type="float" office:value="3.36236844142111" calcext:value-type="float">
            <text:p>3.362</text:p>
          </table:table-cell>
          <table:table-cell office:value-type="float" office:value="0.5604940820261" calcext:value-type="float">
            <text:p>0.560</text:p>
          </table:table-cell>
          <table:table-cell office:value-type="float" office:value="0.910565276376058" calcext:value-type="float">
            <text:p>0.911</text:p>
          </table:table-cell>
          <table:table-cell office:value-type="float" office:value="634.600266164737" calcext:value-type="float">
            <text:p>63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Apr16</text:p>
          </table:table-cell>
          <table:table-cell office:value-type="float" office:value="13067" calcext:value-type="float">
            <text:p>13,067</text:p>
          </table:table-cell>
          <table:table-cell office:value-type="float" office:value="343" calcext:value-type="float">
            <text:p>343</text:p>
          </table:table-cell>
          <table:table-cell office:value-type="float" office:value="306.387054753737" calcext:value-type="float">
            <text:p>306</text:p>
          </table:table-cell>
          <table:table-cell office:value-type="float" office:value="3.25432138188397" calcext:value-type="float">
            <text:p>3.254</text:p>
          </table:table-cell>
          <table:table-cell office:value-type="float" office:value="0.557463454562869" calcext:value-type="float">
            <text:p>0.557</text:p>
          </table:table-cell>
          <table:table-cell office:value-type="float" office:value="0.900676358856199" calcext:value-type="float">
            <text:p>0.901</text:p>
          </table:table-cell>
          <table:table-cell office:value-type="float" office:value="581.063245124632" calcext:value-type="float">
            <text:p>58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Apr17</text:p>
          </table:table-cell>
          <table:table-cell office:value-type="float" office:value="34873" calcext:value-type="float">
            <text:p>34,873</text:p>
          </table:table-cell>
          <table:table-cell office:value-type="float" office:value="458" calcext:value-type="float">
            <text:p>458</text:p>
          </table:table-cell>
          <table:table-cell office:value-type="float" office:value="288.70246263054" calcext:value-type="float">
            <text:p>289</text:p>
          </table:table-cell>
          <table:table-cell office:value-type="float" office:value="3.92960984771839" calcext:value-type="float">
            <text:p>3.930</text:p>
          </table:table-cell>
          <table:table-cell office:value-type="float" office:value="0.641373224991832" calcext:value-type="float">
            <text:p>0.641</text:p>
          </table:table-cell>
          <table:table-cell office:value-type="float" office:value="0.957775977527739" calcext:value-type="float">
            <text:p>0.958</text:p>
          </table:table-cell>
          <table:table-cell office:value-type="float" office:value="673.496428170918" calcext:value-type="float">
            <text:p>67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Apr18</text:p>
          </table:table-cell>
          <table:table-cell office:value-type="float" office:value="53987" calcext:value-type="float">
            <text:p>53,987</text:p>
          </table:table-cell>
          <table:table-cell office:value-type="float" office:value="660" calcext:value-type="float">
            <text:p>660</text:p>
          </table:table-cell>
          <table:table-cell office:value-type="float" office:value="335.152817690118" calcext:value-type="float">
            <text:p>335</text:p>
          </table:table-cell>
          <table:table-cell office:value-type="float" office:value="3.84493461301451" calcext:value-type="float">
            <text:p>3.845</text:p>
          </table:table-cell>
          <table:table-cell office:value-type="float" office:value="0.592235455054225" calcext:value-type="float">
            <text:p>0.592</text:p>
          </table:table-cell>
          <table:table-cell office:value-type="float" office:value="0.949865388366947" calcext:value-type="float">
            <text:p>0.950</text:p>
          </table:table-cell>
          <table:table-cell office:value-type="float" office:value="1005.86235170869" calcext:value-type="float">
            <text:p>100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Apr19</text:p>
          </table:table-cell>
          <table:table-cell office:value-type="float" office:value="67240" calcext:value-type="float">
            <text:p>67,240</text:p>
          </table:table-cell>
          <table:table-cell office:value-type="float" office:value="796" calcext:value-type="float">
            <text:p>796</text:p>
          </table:table-cell>
          <table:table-cell office:value-type="float" office:value="361.493998940688" calcext:value-type="float">
            <text:p>361</text:p>
          </table:table-cell>
          <table:table-cell office:value-type="float" office:value="3.81137234553217" calcext:value-type="float">
            <text:p>3.811</text:p>
          </table:table-cell>
          <table:table-cell office:value-type="float" office:value="0.570598959531786" calcext:value-type="float">
            <text:p>0.571</text:p>
          </table:table-cell>
          <table:table-cell office:value-type="float" office:value="0.947627951815458" calcext:value-type="float">
            <text:p>0.948</text:p>
          </table:table-cell>
          <table:table-cell office:value-type="float" office:value="1231.67407556643" calcext:value-type="float">
            <text:p>123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Aug15</text:p>
          </table:table-cell>
          <table:table-cell office:value-type="float" office:value="45633" calcext:value-type="float">
            <text:p>45,633</text:p>
          </table:table-cell>
          <table:table-cell office:value-type="float" office:value="889" calcext:value-type="float">
            <text:p>889</text:p>
          </table:table-cell>
          <table:table-cell office:value-type="float" office:value="484.372560689284" calcext:value-type="float">
            <text:p>484</text:p>
          </table:table-cell>
          <table:table-cell office:value-type="float" office:value="4.42533177458299" calcext:value-type="float">
            <text:p>4.425</text:p>
          </table:table-cell>
          <table:table-cell office:value-type="float" office:value="0.651733196313803" calcext:value-type="float">
            <text:p>0.652</text:p>
          </table:table-cell>
          <table:table-cell office:value-type="float" office:value="0.974965662321614" calcext:value-type="float">
            <text:p>0.975</text:p>
          </table:table-cell>
          <table:table-cell office:value-type="float" office:value="1356.68096922436" calcext:value-type="float">
            <text:p>135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Aug16</text:p>
          </table:table-cell>
          <table:table-cell office:value-type="float" office:value="64796" calcext:value-type="float">
            <text:p>64,796</text:p>
          </table:table-cell>
          <table:table-cell office:value-type="float" office:value="636" calcext:value-type="float">
            <text:p>636</text:p>
          </table:table-cell>
          <table:table-cell office:value-type="float" office:value="369.221275362494" calcext:value-type="float">
            <text:p>369</text:p>
          </table:table-cell>
          <table:table-cell office:value-type="float" office:value="4.45331226208746" calcext:value-type="float">
            <text:p>4.453</text:p>
          </table:table-cell>
          <table:table-cell office:value-type="float" office:value="0.689879980978181" calcext:value-type="float">
            <text:p>0.690</text:p>
          </table:table-cell>
          <table:table-cell office:value-type="float" office:value="0.974161214369701" calcext:value-type="float">
            <text:p>0.974</text:p>
          </table:table-cell>
          <table:table-cell office:value-type="float" office:value="848.932769455814" calcext:value-type="float">
            <text:p>84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Aug17</text:p>
          </table:table-cell>
          <table:table-cell office:value-type="float" office:value="65128" calcext:value-type="float">
            <text:p>65,128</text:p>
          </table:table-cell>
          <table:table-cell office:value-type="float" office:value="573" calcext:value-type="float">
            <text:p>573</text:p>
          </table:table-cell>
          <table:table-cell office:value-type="float" office:value="336.418703676027" calcext:value-type="float">
            <text:p>336</text:p>
          </table:table-cell>
          <table:table-cell office:value-type="float" office:value="4.16187892620961" calcext:value-type="float">
            <text:p>4.162</text:p>
          </table:table-cell>
          <table:table-cell office:value-type="float" office:value="0.655322597800188" calcext:value-type="float">
            <text:p>0.655</text:p>
          </table:table-cell>
          <table:table-cell office:value-type="float" office:value="0.953234353270989" calcext:value-type="float">
            <text:p>0.953</text:p>
          </table:table-cell>
          <table:table-cell office:value-type="float" office:value="723.117552304327" calcext:value-type="float">
            <text:p>72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Aug18</text:p>
          </table:table-cell>
          <table:table-cell office:value-type="float" office:value="73414" calcext:value-type="float">
            <text:p>73,414</text:p>
          </table:table-cell>
          <table:table-cell office:value-type="float" office:value="466" calcext:value-type="float">
            <text:p>466</text:p>
          </table:table-cell>
          <table:table-cell office:value-type="float" office:value="264.159236417667" calcext:value-type="float">
            <text:p>264</text:p>
          </table:table-cell>
          <table:table-cell office:value-type="float" office:value="4.12252167296811" calcext:value-type="float">
            <text:p>4.123</text:p>
          </table:table-cell>
          <table:table-cell office:value-type="float" office:value="0.670963072806763" calcext:value-type="float">
            <text:p>0.671</text:p>
          </table:table-cell>
          <table:table-cell office:value-type="float" office:value="0.971625574597865" calcext:value-type="float">
            <text:p>0.972</text:p>
          </table:table-cell>
          <table:table-cell office:value-type="float" office:value="602.514664081262" calcext:value-type="float">
            <text:p>60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Dec15</text:p>
          </table:table-cell>
          <table:table-cell office:value-type="float" office:value="64636" calcext:value-type="float">
            <text:p>64,636</text:p>
          </table:table-cell>
          <table:table-cell office:value-type="float" office:value="1202" calcext:value-type="float">
            <text:p>1,202</text:p>
          </table:table-cell>
          <table:table-cell office:value-type="float" office:value="615.590892108548" calcext:value-type="float">
            <text:p>616</text:p>
          </table:table-cell>
          <table:table-cell office:value-type="float" office:value="4.81903021281349" calcext:value-type="float">
            <text:p>4.819</text:p>
          </table:table-cell>
          <table:table-cell office:value-type="float" office:value="0.679526995567976" calcext:value-type="float">
            <text:p>0.680</text:p>
          </table:table-cell>
          <table:table-cell office:value-type="float" office:value="0.979512015419086" calcext:value-type="float">
            <text:p>0.980</text:p>
          </table:table-cell>
          <table:table-cell office:value-type="float" office:value="1663.35047241951" calcext:value-type="float">
            <text:p>166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Dec16</text:p>
          </table:table-cell>
          <table:table-cell office:value-type="float" office:value="38778" calcext:value-type="float">
            <text:p>38,778</text:p>
          </table:table-cell>
          <table:table-cell office:value-type="float" office:value="1000" calcext:value-type="float">
            <text:p>1,000</text:p>
          </table:table-cell>
          <table:table-cell office:value-type="float" office:value="610.304110815212" calcext:value-type="float">
            <text:p>610</text:p>
          </table:table-cell>
          <table:table-cell office:value-type="float" office:value="4.8574050695778" calcext:value-type="float">
            <text:p>4.857</text:p>
          </table:table-cell>
          <table:table-cell office:value-type="float" office:value="0.703181406028839" calcext:value-type="float">
            <text:p>0.703</text:p>
          </table:table-cell>
          <table:table-cell office:value-type="float" office:value="0.981250266719507" calcext:value-type="float">
            <text:p>0.981</text:p>
          </table:table-cell>
          <table:table-cell office:value-type="float" office:value="1457.04706195481" calcext:value-type="float">
            <text:p>145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Feb16</text:p>
          </table:table-cell>
          <table:table-cell office:value-type="float" office:value="51195" calcext:value-type="float">
            <text:p>51,195</text:p>
          </table:table-cell>
          <table:table-cell office:value-type="float" office:value="1501" calcext:value-type="float">
            <text:p>1,501</text:p>
          </table:table-cell>
          <table:table-cell office:value-type="float" office:value="738.332710000951" calcext:value-type="float">
            <text:p>738</text:p>
          </table:table-cell>
          <table:table-cell office:value-type="float" office:value="4.7865691715637" calcext:value-type="float">
            <text:p>4.787</text:p>
          </table:table-cell>
          <table:table-cell office:value-type="float" office:value="0.654449444153442" calcext:value-type="float">
            <text:p>0.654</text:p>
          </table:table-cell>
          <table:table-cell office:value-type="float" office:value="0.973156365100869" calcext:value-type="float">
            <text:p>0.973</text:p>
          </table:table-cell>
          <table:table-cell office:value-type="float" office:value="2365.54397077461" calcext:value-type="float">
            <text:p>236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Feb17</text:p>
          </table:table-cell>
          <table:table-cell office:value-type="float" office:value="49498" calcext:value-type="float">
            <text:p>49,498</text:p>
          </table:table-cell>
          <table:table-cell office:value-type="float" office:value="707" calcext:value-type="float">
            <text:p>707</text:p>
          </table:table-cell>
          <table:table-cell office:value-type="float" office:value="378.094568816774" calcext:value-type="float">
            <text:p>378</text:p>
          </table:table-cell>
          <table:table-cell office:value-type="float" office:value="4.06695014285861" calcext:value-type="float">
            <text:p>4.067</text:p>
          </table:table-cell>
          <table:table-cell office:value-type="float" office:value="0.61986452281013" calcext:value-type="float">
            <text:p>0.620</text:p>
          </table:table-cell>
          <table:table-cell office:value-type="float" office:value="0.962641274613533" calcext:value-type="float">
            <text:p>0.963</text:p>
          </table:table-cell>
          <table:table-cell office:value-type="float" office:value="984.710809910728" calcext:value-type="float">
            <text:p>98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Feb18</text:p>
          </table:table-cell>
          <table:table-cell office:value-type="float" office:value="73776" calcext:value-type="float">
            <text:p>73,776</text:p>
          </table:table-cell>
          <table:table-cell office:value-type="float" office:value="2838" calcext:value-type="float">
            <text:p>2,838</text:p>
          </table:table-cell>
          <table:table-cell office:value-type="float" office:value="971.808815287535" calcext:value-type="float">
            <text:p>972</text:p>
          </table:table-cell>
          <table:table-cell office:value-type="float" office:value="4.73911509151326" calcext:value-type="float">
            <text:p>4.739</text:p>
          </table:table-cell>
          <table:table-cell office:value-type="float" office:value="0.596051012918662" calcext:value-type="float">
            <text:p>0.596</text:p>
          </table:table-cell>
          <table:table-cell office:value-type="float" office:value="0.974245862504263" calcext:value-type="float">
            <text:p>0.974</text:p>
          </table:table-cell>
          <table:table-cell office:value-type="float" office:value="4582.29597936698" calcext:value-type="float">
            <text:p>458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Feb19</text:p>
          </table:table-cell>
          <table:table-cell office:value-type="float" office:value="57498" calcext:value-type="float">
            <text:p>57,498</text:p>
          </table:table-cell>
          <table:table-cell office:value-type="float" office:value="2749" calcext:value-type="float">
            <text:p>2,749</text:p>
          </table:table-cell>
          <table:table-cell office:value-type="float" office:value="1026.92194000309" calcext:value-type="float">
            <text:p>1,027</text:p>
          </table:table-cell>
          <table:table-cell office:value-type="float" office:value="4.89199879628804" calcext:value-type="float">
            <text:p>4.892</text:p>
          </table:table-cell>
          <table:table-cell office:value-type="float" office:value="0.61775520100556" calcext:value-type="float">
            <text:p>0.618</text:p>
          </table:table-cell>
          <table:table-cell office:value-type="float" office:value="0.971615269149472" calcext:value-type="float">
            <text:p>0.972</text:p>
          </table:table-cell>
          <table:table-cell office:value-type="float" office:value="5351.57455209715" calcext:value-type="float">
            <text:p>535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Jan16</text:p>
          </table:table-cell>
          <table:table-cell office:value-type="float" office:value="54137" calcext:value-type="float">
            <text:p>54,137</text:p>
          </table:table-cell>
          <table:table-cell office:value-type="float" office:value="1345" calcext:value-type="float">
            <text:p>1,345</text:p>
          </table:table-cell>
          <table:table-cell office:value-type="float" office:value="712.181474948461" calcext:value-type="float">
            <text:p>712</text:p>
          </table:table-cell>
          <table:table-cell office:value-type="float" office:value="4.58272911154111" calcext:value-type="float">
            <text:p>4.583</text:p>
          </table:table-cell>
          <table:table-cell office:value-type="float" office:value="0.63612356237637" calcext:value-type="float">
            <text:p>0.636</text:p>
          </table:table-cell>
          <table:table-cell office:value-type="float" office:value="0.962929621431835" calcext:value-type="float">
            <text:p>0.963</text:p>
          </table:table-cell>
          <table:table-cell office:value-type="float" office:value="1775.02910463827" calcext:value-type="float">
            <text:p>177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Jan17</text:p>
          </table:table-cell>
          <table:table-cell office:value-type="float" office:value="55293" calcext:value-type="float">
            <text:p>55,293</text:p>
          </table:table-cell>
          <table:table-cell office:value-type="float" office:value="2374" calcext:value-type="float">
            <text:p>2,374</text:p>
          </table:table-cell>
          <table:table-cell office:value-type="float" office:value="953.935159119408" calcext:value-type="float">
            <text:p>954</text:p>
          </table:table-cell>
          <table:table-cell office:value-type="float" office:value="4.90602340277879" calcext:value-type="float">
            <text:p>4.906</text:p>
          </table:table-cell>
          <table:table-cell office:value-type="float" office:value="0.631216431688547" calcext:value-type="float">
            <text:p>0.631</text:p>
          </table:table-cell>
          <table:table-cell office:value-type="float" office:value="0.975928423939557" calcext:value-type="float">
            <text:p>0.976</text:p>
          </table:table-cell>
          <table:table-cell office:value-type="float" office:value="4165.74885615127" calcext:value-type="float">
            <text:p>416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Jan18</text:p>
          </table:table-cell>
          <table:table-cell office:value-type="float" office:value="80988" calcext:value-type="float">
            <text:p>80,988</text:p>
          </table:table-cell>
          <table:table-cell office:value-type="float" office:value="1364" calcext:value-type="float">
            <text:p>1,364</text:p>
          </table:table-cell>
          <table:table-cell office:value-type="float" office:value="634.076792924651" calcext:value-type="float">
            <text:p>634</text:p>
          </table:table-cell>
          <table:table-cell office:value-type="float" office:value="4.71899668793717" calcext:value-type="float">
            <text:p>4.719</text:p>
          </table:table-cell>
          <table:table-cell office:value-type="float" office:value="0.653765735251919" calcext:value-type="float">
            <text:p>0.654</text:p>
          </table:table-cell>
          <table:table-cell office:value-type="float" office:value="0.973340397740007" calcext:value-type="float">
            <text:p>0.973</text:p>
          </table:table-cell>
          <table:table-cell office:value-type="float" office:value="1850.46317828821" calcext:value-type="float">
            <text:p>185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Jan19</text:p>
          </table:table-cell>
          <table:table-cell office:value-type="float" office:value="56217" calcext:value-type="float">
            <text:p>56,217</text:p>
          </table:table-cell>
          <table:table-cell office:value-type="float" office:value="1068" calcext:value-type="float">
            <text:p>1,068</text:p>
          </table:table-cell>
          <table:table-cell office:value-type="float" office:value="543.998701630377" calcext:value-type="float">
            <text:p>544</text:p>
          </table:table-cell>
          <table:table-cell office:value-type="float" office:value="3.53617583732582" calcext:value-type="float">
            <text:p>3.536</text:p>
          </table:table-cell>
          <table:table-cell office:value-type="float" office:value="0.507084537576876" calcext:value-type="float">
            <text:p>0.507</text:p>
          </table:table-cell>
          <table:table-cell office:value-type="float" office:value="0.8839893351482" calcext:value-type="float">
            <text:p>0.884</text:p>
          </table:table-cell>
          <table:table-cell office:value-type="float" office:value="1454.47739636592" calcext:value-type="float">
            <text:p>145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Jul15</text:p>
          </table:table-cell>
          <table:table-cell office:value-type="float" office:value="59022" calcext:value-type="float">
            <text:p>59,022</text:p>
          </table:table-cell>
          <table:table-cell office:value-type="float" office:value="478" calcext:value-type="float">
            <text:p>478</text:p>
          </table:table-cell>
          <table:table-cell office:value-type="float" office:value="273.572296658589" calcext:value-type="float">
            <text:p>274</text:p>
          </table:table-cell>
          <table:table-cell office:value-type="float" office:value="4.08900115764163" calcext:value-type="float">
            <text:p>4.089</text:p>
          </table:table-cell>
          <table:table-cell office:value-type="float" office:value="0.662764854208295" calcext:value-type="float">
            <text:p>0.663</text:p>
          </table:table-cell>
          <table:table-cell office:value-type="float" office:value="0.96829330879529" calcext:value-type="float">
            <text:p>0.968</text:p>
          </table:table-cell>
          <table:table-cell office:value-type="float" office:value="624.939025526575" calcext:value-type="float">
            <text:p>62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Jul16</text:p>
          </table:table-cell>
          <table:table-cell office:value-type="float" office:value="58298" calcext:value-type="float">
            <text:p>58,298</text:p>
          </table:table-cell>
          <table:table-cell office:value-type="float" office:value="687" calcext:value-type="float">
            <text:p>687</text:p>
          </table:table-cell>
          <table:table-cell office:value-type="float" office:value="398.047699670967" calcext:value-type="float">
            <text:p>398</text:p>
          </table:table-cell>
          <table:table-cell office:value-type="float" office:value="4.36700161155342" calcext:value-type="float">
            <text:p>4.367</text:p>
          </table:table-cell>
          <table:table-cell office:value-type="float" office:value="0.668520840513772" calcext:value-type="float">
            <text:p>0.669</text:p>
          </table:table-cell>
          <table:table-cell office:value-type="float" office:value="0.972865296698548" calcext:value-type="float">
            <text:p>0.973</text:p>
          </table:table-cell>
          <table:table-cell office:value-type="float" office:value="903.807685832463" calcext:value-type="float">
            <text:p>90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Jul17</text:p>
          </table:table-cell>
          <table:table-cell office:value-type="float" office:value="62513" calcext:value-type="float">
            <text:p>62,513</text:p>
          </table:table-cell>
          <table:table-cell office:value-type="float" office:value="474" calcext:value-type="float">
            <text:p>474</text:p>
          </table:table-cell>
          <table:table-cell office:value-type="float" office:value="273.784105172868" calcext:value-type="float">
            <text:p>274</text:p>
          </table:table-cell>
          <table:table-cell office:value-type="float" office:value="3.92784588408002" calcext:value-type="float">
            <text:p>3.928</text:p>
          </table:table-cell>
          <table:table-cell office:value-type="float" office:value="0.637512370383828" calcext:value-type="float">
            <text:p>0.638</text:p>
          </table:table-cell>
          <table:table-cell office:value-type="float" office:value="0.955797613912984" calcext:value-type="float">
            <text:p>0.956</text:p>
          </table:table-cell>
          <table:table-cell office:value-type="float" office:value="583.506159881952" calcext:value-type="float">
            <text:p>58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Jun15</text:p>
          </table:table-cell>
          <table:table-cell office:value-type="float" office:value="11617" calcext:value-type="float">
            <text:p>11,617</text:p>
          </table:table-cell>
          <table:table-cell office:value-type="float" office:value="295" calcext:value-type="float">
            <text:p>295</text:p>
          </table:table-cell>
          <table:table-cell office:value-type="float" office:value="276.496845888373" calcext:value-type="float">
            <text:p>276</text:p>
          </table:table-cell>
          <table:table-cell office:value-type="float" office:value="2.9695555563588" calcext:value-type="float">
            <text:p>2.970</text:p>
          </table:table-cell>
          <table:table-cell office:value-type="float" office:value="0.522167825652409" calcext:value-type="float">
            <text:p>0.522</text:p>
          </table:table-cell>
          <table:table-cell office:value-type="float" office:value="0.86462654143125" calcext:value-type="float">
            <text:p>0.865</text:p>
          </table:table-cell>
          <table:table-cell office:value-type="float" office:value="538.08155125075" calcext:value-type="float">
            <text:p>53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Jun16</text:p>
          </table:table-cell>
          <table:table-cell office:value-type="float" office:value="50794" calcext:value-type="float">
            <text:p>50,794</text:p>
          </table:table-cell>
          <table:table-cell office:value-type="float" office:value="482" calcext:value-type="float">
            <text:p>482</text:p>
          </table:table-cell>
          <table:table-cell office:value-type="float" office:value="289.313931143178" calcext:value-type="float">
            <text:p>289</text:p>
          </table:table-cell>
          <table:table-cell office:value-type="float" office:value="3.82713025899445" calcext:value-type="float">
            <text:p>3.827</text:p>
          </table:table-cell>
          <table:table-cell office:value-type="float" office:value="0.619482822819705" calcext:value-type="float">
            <text:p>0.619</text:p>
          </table:table-cell>
          <table:table-cell office:value-type="float" office:value="0.95243001389151" calcext:value-type="float">
            <text:p>0.952</text:p>
          </table:table-cell>
          <table:table-cell office:value-type="float" office:value="617.469124327086" calcext:value-type="float">
            <text:p>61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Jun17</text:p>
          </table:table-cell>
          <table:table-cell office:value-type="float" office:value="47686" calcext:value-type="float">
            <text:p>47,686</text:p>
          </table:table-cell>
          <table:table-cell office:value-type="float" office:value="337" calcext:value-type="float">
            <text:p>337</text:p>
          </table:table-cell>
          <table:table-cell office:value-type="float" office:value="223.515959670652" calcext:value-type="float">
            <text:p>224</text:p>
          </table:table-cell>
          <table:table-cell office:value-type="float" office:value="3.75789845719387" calcext:value-type="float">
            <text:p>3.758</text:p>
          </table:table-cell>
          <table:table-cell office:value-type="float" office:value="0.645677819743087" calcext:value-type="float">
            <text:p>0.646</text:p>
          </table:table-cell>
          <table:table-cell office:value-type="float" office:value="0.956848503407849" calcext:value-type="float">
            <text:p>0.957</text:p>
          </table:table-cell>
          <table:table-cell office:value-type="float" office:value="428.68295101702" calcext:value-type="float">
            <text:p>42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Jun18</text:p>
          </table:table-cell>
          <table:table-cell office:value-type="float" office:value="82571" calcext:value-type="float">
            <text:p>82,571</text:p>
          </table:table-cell>
          <table:table-cell office:value-type="float" office:value="998" calcext:value-type="float">
            <text:p>998</text:p>
          </table:table-cell>
          <table:table-cell office:value-type="float" office:value="381.383100884197" calcext:value-type="float">
            <text:p>381</text:p>
          </table:table-cell>
          <table:table-cell office:value-type="float" office:value="4.22646956586395" calcext:value-type="float">
            <text:p>4.226</text:p>
          </table:table-cell>
          <table:table-cell office:value-type="float" office:value="0.612021512607732" calcext:value-type="float">
            <text:p>0.612</text:p>
          </table:table-cell>
          <table:table-cell office:value-type="float" office:value="0.973340009723284" calcext:value-type="float">
            <text:p>0.973</text:p>
          </table:table-cell>
          <table:table-cell office:value-type="float" office:value="1490.35529661056" calcext:value-type="float">
            <text:p>149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Jun19</text:p>
          </table:table-cell>
          <table:table-cell office:value-type="float" office:value="61447" calcext:value-type="float">
            <text:p>61,447</text:p>
          </table:table-cell>
          <table:table-cell office:value-type="float" office:value="763" calcext:value-type="float">
            <text:p>763</text:p>
          </table:table-cell>
          <table:table-cell office:value-type="float" office:value="414.082897900585" calcext:value-type="float">
            <text:p>414</text:p>
          </table:table-cell>
          <table:table-cell office:value-type="float" office:value="4.3031553797564" calcext:value-type="float">
            <text:p>4.303</text:p>
          </table:table-cell>
          <table:table-cell office:value-type="float" office:value="0.648333296592304" calcext:value-type="float">
            <text:p>0.648</text:p>
          </table:table-cell>
          <table:table-cell office:value-type="float" office:value="0.970471986999124" calcext:value-type="float">
            <text:p>0.970</text:p>
          </table:table-cell>
          <table:table-cell office:value-type="float" office:value="1049.70484570945" calcext:value-type="float">
            <text:p>105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Mar16</text:p>
          </table:table-cell>
          <table:table-cell office:value-type="float" office:value="54141" calcext:value-type="float">
            <text:p>54,141</text:p>
          </table:table-cell>
          <table:table-cell office:value-type="float" office:value="1102" calcext:value-type="float">
            <text:p>1,102</text:p>
          </table:table-cell>
          <table:table-cell office:value-type="float" office:value="554.670055348859" calcext:value-type="float">
            <text:p>555</text:p>
          </table:table-cell>
          <table:table-cell office:value-type="float" office:value="4.52821514509895" calcext:value-type="float">
            <text:p>4.528</text:p>
          </table:table-cell>
          <table:table-cell office:value-type="float" office:value="0.646437035163325" calcext:value-type="float">
            <text:p>0.646</text:p>
          </table:table-cell>
          <table:table-cell office:value-type="float" office:value="0.972554330351429" calcext:value-type="float">
            <text:p>0.973</text:p>
          </table:table-cell>
          <table:table-cell office:value-type="float" office:value="1693.49827756147" calcext:value-type="float">
            <text:p>169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Mar17</text:p>
          </table:table-cell>
          <table:table-cell office:value-type="float" office:value="63562" calcext:value-type="float">
            <text:p>63,562</text:p>
          </table:table-cell>
          <table:table-cell office:value-type="float" office:value="738" calcext:value-type="float">
            <text:p>738</text:p>
          </table:table-cell>
          <table:table-cell office:value-type="float" office:value="369.947133608668" calcext:value-type="float">
            <text:p>370</text:p>
          </table:table-cell>
          <table:table-cell office:value-type="float" office:value="3.94640816606682" calcext:value-type="float">
            <text:p>3.946</text:p>
          </table:table-cell>
          <table:table-cell office:value-type="float" office:value="0.597583545663424" calcext:value-type="float">
            <text:p>0.598</text:p>
          </table:table-cell>
          <table:table-cell office:value-type="float" office:value="0.925550561859893" calcext:value-type="float">
            <text:p>0.926</text:p>
          </table:table-cell>
          <table:table-cell office:value-type="float" office:value="1019.49457672449" calcext:value-type="float">
            <text:p>101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Mar18</text:p>
          </table:table-cell>
          <table:table-cell office:value-type="float" office:value="52303" calcext:value-type="float">
            <text:p>52,303</text:p>
          </table:table-cell>
          <table:table-cell office:value-type="float" office:value="821" calcext:value-type="float">
            <text:p>821</text:p>
          </table:table-cell>
          <table:table-cell office:value-type="float" office:value="426.10060694247" calcext:value-type="float">
            <text:p>426</text:p>
          </table:table-cell>
          <table:table-cell office:value-type="float" office:value="4.19242908090004" calcext:value-type="float">
            <text:p>4.192</text:p>
          </table:table-cell>
          <table:table-cell office:value-type="float" office:value="0.624754436057986" calcext:value-type="float">
            <text:p>0.625</text:p>
          </table:table-cell>
          <table:table-cell office:value-type="float" office:value="0.960555132053481" calcext:value-type="float">
            <text:p>0.961</text:p>
          </table:table-cell>
          <table:table-cell office:value-type="float" office:value="1279.17600889477" calcext:value-type="float">
            <text:p>127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May15</text:p>
          </table:table-cell>
          <table:table-cell office:value-type="float" office:value="13918" calcext:value-type="float">
            <text:p>13,918</text:p>
          </table:table-cell>
          <table:table-cell office:value-type="float" office:value="777" calcext:value-type="float">
            <text:p>777</text:p>
          </table:table-cell>
          <table:table-cell office:value-type="float" office:value="641.084482954097" calcext:value-type="float">
            <text:p>641</text:p>
          </table:table-cell>
          <table:table-cell office:value-type="float" office:value="3.86263982991002" calcext:value-type="float">
            <text:p>3.863</text:p>
          </table:table-cell>
          <table:table-cell office:value-type="float" office:value="0.580373292609655" calcext:value-type="float">
            <text:p>0.580</text:p>
          </table:table-cell>
          <table:table-cell office:value-type="float" office:value="0.935566396416958" calcext:value-type="float">
            <text:p>0.936</text:p>
          </table:table-cell>
          <table:table-cell office:value-type="float" office:value="1906.96571062989" calcext:value-type="float">
            <text:p>190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May16</text:p>
          </table:table-cell>
          <table:table-cell office:value-type="float" office:value="70029" calcext:value-type="float">
            <text:p>70,029</text:p>
          </table:table-cell>
          <table:table-cell office:value-type="float" office:value="700" calcext:value-type="float">
            <text:p>700</text:p>
          </table:table-cell>
          <table:table-cell office:value-type="float" office:value="344.959116637035" calcext:value-type="float">
            <text:p>345</text:p>
          </table:table-cell>
          <table:table-cell office:value-type="float" office:value="4.25863285041251" calcext:value-type="float">
            <text:p>4.259</text:p>
          </table:table-cell>
          <table:table-cell office:value-type="float" office:value="0.650065734598306" calcext:value-type="float">
            <text:p>0.650</text:p>
          </table:table-cell>
          <table:table-cell office:value-type="float" office:value="0.974963907059733" calcext:value-type="float">
            <text:p>0.975</text:p>
          </table:table-cell>
          <table:table-cell office:value-type="float" office:value="1039.66226488313" calcext:value-type="float">
            <text:p>104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May17</text:p>
          </table:table-cell>
          <table:table-cell office:value-type="float" office:value="66435" calcext:value-type="float">
            <text:p>66,435</text:p>
          </table:table-cell>
          <table:table-cell office:value-type="float" office:value="401" calcext:value-type="float">
            <text:p>401</text:p>
          </table:table-cell>
          <table:table-cell office:value-type="float" office:value="219.052545198513" calcext:value-type="float">
            <text:p>219</text:p>
          </table:table-cell>
          <table:table-cell office:value-type="float" office:value="3.61493983400906" calcext:value-type="float">
            <text:p>3.615</text:p>
          </table:table-cell>
          <table:table-cell office:value-type="float" office:value="0.603096946460242" calcext:value-type="float">
            <text:p>0.603</text:p>
          </table:table-cell>
          <table:table-cell office:value-type="float" office:value="0.950815403463817" calcext:value-type="float">
            <text:p>0.951</text:p>
          </table:table-cell>
          <table:table-cell office:value-type="float" office:value="519.447450301618" calcext:value-type="float">
            <text:p>51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May18</text:p>
          </table:table-cell>
          <table:table-cell office:value-type="float" office:value="83869" calcext:value-type="float">
            <text:p>83,869</text:p>
          </table:table-cell>
          <table:table-cell office:value-type="float" office:value="453" calcext:value-type="float">
            <text:p>453</text:p>
          </table:table-cell>
          <table:table-cell office:value-type="float" office:value="235.297552822553" calcext:value-type="float">
            <text:p>235</text:p>
          </table:table-cell>
          <table:table-cell office:value-type="float" office:value="3.71187171332279" calcext:value-type="float">
            <text:p>3.712</text:p>
          </table:table-cell>
          <table:table-cell office:value-type="float" office:value="0.606922365071902" calcext:value-type="float">
            <text:p>0.607</text:p>
          </table:table-cell>
          <table:table-cell office:value-type="float" office:value="0.949511137265919" calcext:value-type="float">
            <text:p>0.950</text:p>
          </table:table-cell>
          <table:table-cell office:value-type="float" office:value="538.735548144536" calcext:value-type="float">
            <text:p>53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May19</text:p>
          </table:table-cell>
          <table:table-cell office:value-type="float" office:value="52178" calcext:value-type="float">
            <text:p>52,178</text:p>
          </table:table-cell>
          <table:table-cell office:value-type="float" office:value="1013" calcext:value-type="float">
            <text:p>1,013</text:p>
          </table:table-cell>
          <table:table-cell office:value-type="float" office:value="471.968664500175" calcext:value-type="float">
            <text:p>472</text:p>
          </table:table-cell>
          <table:table-cell office:value-type="float" office:value="4.40314350269253" calcext:value-type="float">
            <text:p>4.403</text:p>
          </table:table-cell>
          <table:table-cell office:value-type="float" office:value="0.636230675013167" calcext:value-type="float">
            <text:p>0.636</text:p>
          </table:table-cell>
          <table:table-cell office:value-type="float" office:value="0.972236257421976" calcext:value-type="float">
            <text:p>0.972</text:p>
          </table:table-cell>
          <table:table-cell office:value-type="float" office:value="1774.90643274854" calcext:value-type="float">
            <text:p>177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Nov15</text:p>
          </table:table-cell>
          <table:table-cell office:value-type="float" office:value="61077" calcext:value-type="float">
            <text:p>61,077</text:p>
          </table:table-cell>
          <table:table-cell office:value-type="float" office:value="936" calcext:value-type="float">
            <text:p>936</text:p>
          </table:table-cell>
          <table:table-cell office:value-type="float" office:value="497.88595823181" calcext:value-type="float">
            <text:p>498</text:p>
          </table:table-cell>
          <table:table-cell office:value-type="float" office:value="4.21254874902056" calcext:value-type="float">
            <text:p>4.213</text:p>
          </table:table-cell>
          <table:table-cell office:value-type="float" office:value="0.615724277914168" calcext:value-type="float">
            <text:p>0.616</text:p>
          </table:table-cell>
          <table:table-cell office:value-type="float" office:value="0.955706210555206" calcext:value-type="float">
            <text:p>0.956</text:p>
          </table:table-cell>
          <table:table-cell office:value-type="float" office:value="1240.19643437528" calcext:value-type="float">
            <text:p>124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Nov16</text:p>
          </table:table-cell>
          <table:table-cell office:value-type="float" office:value="63202" calcext:value-type="float">
            <text:p>63,202</text:p>
          </table:table-cell>
          <table:table-cell office:value-type="float" office:value="1112" calcext:value-type="float">
            <text:p>1,112</text:p>
          </table:table-cell>
          <table:table-cell office:value-type="float" office:value="594.542198050869" calcext:value-type="float">
            <text:p>595</text:p>
          </table:table-cell>
          <table:table-cell office:value-type="float" office:value="4.80392311744529" calcext:value-type="float">
            <text:p>4.804</text:p>
          </table:table-cell>
          <table:table-cell office:value-type="float" office:value="0.684913175058623" calcext:value-type="float">
            <text:p>0.685</text:p>
          </table:table-cell>
          <table:table-cell office:value-type="float" office:value="0.978710883165231" calcext:value-type="float">
            <text:p>0.979</text:p>
          </table:table-cell>
          <table:table-cell office:value-type="float" office:value="1460.54241667937" calcext:value-type="float">
            <text:p>146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Nov18</text:p>
          </table:table-cell>
          <table:table-cell office:value-type="float" office:value="63064" calcext:value-type="float">
            <text:p>63,064</text:p>
          </table:table-cell>
          <table:table-cell office:value-type="float" office:value="760" calcext:value-type="float">
            <text:p>760</text:p>
          </table:table-cell>
          <table:table-cell office:value-type="float" office:value="421.155516700155" calcext:value-type="float">
            <text:p>421</text:p>
          </table:table-cell>
          <table:table-cell office:value-type="float" office:value="4.15442344134167" calcext:value-type="float">
            <text:p>4.154</text:p>
          </table:table-cell>
          <table:table-cell office:value-type="float" office:value="0.626296397968517" calcext:value-type="float">
            <text:p>0.626</text:p>
          </table:table-cell>
          <table:table-cell office:value-type="float" office:value="0.950754467544324" calcext:value-type="float">
            <text:p>0.951</text:p>
          </table:table-cell>
          <table:table-cell office:value-type="float" office:value="996.487463578134" calcext:value-type="float">
            <text:p>99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Oct15</text:p>
          </table:table-cell>
          <table:table-cell office:value-type="float" office:value="36324" calcext:value-type="float">
            <text:p>36,324</text:p>
          </table:table-cell>
          <table:table-cell office:value-type="float" office:value="702" calcext:value-type="float">
            <text:p>702</text:p>
          </table:table-cell>
          <table:table-cell office:value-type="float" office:value="440.66906804633" calcext:value-type="float">
            <text:p>441</text:p>
          </table:table-cell>
          <table:table-cell office:value-type="float" office:value="4.13466774418911" calcext:value-type="float">
            <text:p>4.135</text:p>
          </table:table-cell>
          <table:table-cell office:value-type="float" office:value="0.630868135103319" calcext:value-type="float">
            <text:p>0.631</text:p>
          </table:table-cell>
          <table:table-cell office:value-type="float" office:value="0.956247009851905" calcext:value-type="float">
            <text:p>0.956</text:p>
          </table:table-cell>
          <table:table-cell office:value-type="float" office:value="1075.7882662103" calcext:value-type="float">
            <text:p>107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Oct16</text:p>
          </table:table-cell>
          <table:table-cell office:value-type="float" office:value="50678" calcext:value-type="float">
            <text:p>50,678</text:p>
          </table:table-cell>
          <table:table-cell office:value-type="float" office:value="942" calcext:value-type="float">
            <text:p>942</text:p>
          </table:table-cell>
          <table:table-cell office:value-type="float" office:value="579.042359051936" calcext:value-type="float">
            <text:p>579</text:p>
          </table:table-cell>
          <table:table-cell office:value-type="float" office:value="4.92691312450893" calcext:value-type="float">
            <text:p>4.927</text:p>
          </table:table-cell>
          <table:table-cell office:value-type="float" office:value="0.719466899770126" calcext:value-type="float">
            <text:p>0.719</text:p>
          </table:table-cell>
          <table:table-cell office:value-type="float" office:value="0.983669644366072" calcext:value-type="float">
            <text:p>0.984</text:p>
          </table:table-cell>
          <table:table-cell office:value-type="float" office:value="1192.73001176215" calcext:value-type="float">
            <text:p>119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Sep16</text:p>
          </table:table-cell>
          <table:table-cell office:value-type="float" office:value="66557" calcext:value-type="float">
            <text:p>66,557</text:p>
          </table:table-cell>
          <table:table-cell office:value-type="float" office:value="736" calcext:value-type="float">
            <text:p>736</text:p>
          </table:table-cell>
          <table:table-cell office:value-type="float" office:value="420.389558938668" calcext:value-type="float">
            <text:p>420</text:p>
          </table:table-cell>
          <table:table-cell office:value-type="float" office:value="4.69219368084841" calcext:value-type="float">
            <text:p>4.692</text:p>
          </table:table-cell>
          <table:table-cell office:value-type="float" office:value="0.710805955322754" calcext:value-type="float">
            <text:p>0.711</text:p>
          </table:table-cell>
          <table:table-cell office:value-type="float" office:value="0.981400563459321" calcext:value-type="float">
            <text:p>0.981</text:p>
          </table:table-cell>
          <table:table-cell office:value-type="float" office:value="925.371945372822" calcext:value-type="float">
            <text:p>92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D2.Sep17</text:p>
          </table:table-cell>
          <table:table-cell office:value-type="float" office:value="68726" calcext:value-type="float">
            <text:p>68,726</text:p>
          </table:table-cell>
          <table:table-cell office:value-type="float" office:value="1386" calcext:value-type="float">
            <text:p>1,386</text:p>
          </table:table-cell>
          <table:table-cell office:value-type="float" office:value="516.820588071231" calcext:value-type="float">
            <text:p>517</text:p>
          </table:table-cell>
          <table:table-cell office:value-type="float" office:value="3.99965620741214" calcext:value-type="float">
            <text:p>4.000</text:p>
          </table:table-cell>
          <table:table-cell office:value-type="float" office:value="0.552883362963256" calcext:value-type="float">
            <text:p>0.553</text:p>
          </table:table-cell>
          <table:table-cell office:value-type="float" office:value="0.948707746297043" calcext:value-type="float">
            <text:p>0.949</text:p>
          </table:table-cell>
          <table:table-cell office:value-type="float" office:value="2413.61168152919" calcext:value-type="float">
            <text:p>241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05_S_Wi2013</text:p>
          </table:table-cell>
          <table:table-cell office:value-type="float" office:value="44253" calcext:value-type="float">
            <text:p>44,253</text:p>
          </table:table-cell>
          <table:table-cell office:value-type="float" office:value="9787" calcext:value-type="float">
            <text:p>9,787</text:p>
          </table:table-cell>
          <table:table-cell office:value-type="float" office:value="3989.94642501325" calcext:value-type="float">
            <text:p>3,990</text:p>
          </table:table-cell>
          <table:table-cell office:value-type="float" office:value="7.79070024420978" calcext:value-type="float">
            <text:p>7.791</text:p>
          </table:table-cell>
          <table:table-cell office:value-type="float" office:value="0.847846459916311" calcext:value-type="float">
            <text:p>0.848</text:p>
          </table:table-cell>
          <table:table-cell office:value-type="float" office:value="0.997806089184113" calcext:value-type="float">
            <text:p>0.998</text:p>
          </table:table-cell>
          <table:table-cell office:value-type="float" office:value="18448.5737212093" calcext:value-type="float">
            <text:p>1844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05_S_Wi2015</text:p>
          </table:table-cell>
          <table:table-cell office:value-type="float" office:value="30823" calcext:value-type="float">
            <text:p>30,823</text:p>
          </table:table-cell>
          <table:table-cell office:value-type="float" office:value="7140" calcext:value-type="float">
            <text:p>7,140</text:p>
          </table:table-cell>
          <table:table-cell office:value-type="float" office:value="3608.25953746873" calcext:value-type="float">
            <text:p>3,608</text:p>
          </table:table-cell>
          <table:table-cell office:value-type="float" office:value="7.29722954110636" calcext:value-type="float">
            <text:p>7.297</text:p>
          </table:table-cell>
          <table:table-cell office:value-type="float" office:value="0.822364998172295" calcext:value-type="float">
            <text:p>0.822</text:p>
          </table:table-cell>
          <table:table-cell office:value-type="float" office:value="0.994739621654979" calcext:value-type="float">
            <text:p>0.995</text:p>
          </table:table-cell>
          <table:table-cell office:value-type="float" office:value="13890.8674512934" calcext:value-type="float">
            <text:p>1389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05_S_Wi2016</text:p>
          </table:table-cell>
          <table:table-cell office:value-type="float" office:value="35583" calcext:value-type="float">
            <text:p>35,583</text:p>
          </table:table-cell>
          <table:table-cell office:value-type="float" office:value="8421" calcext:value-type="float">
            <text:p>8,421</text:p>
          </table:table-cell>
          <table:table-cell office:value-type="float" office:value="3887.47278195531" calcext:value-type="float">
            <text:p>3,887</text:p>
          </table:table-cell>
          <table:table-cell office:value-type="float" office:value="7.6802499652113" calcext:value-type="float">
            <text:p>7.680</text:p>
          </table:table-cell>
          <table:table-cell office:value-type="float" office:value="0.849727684410246" calcext:value-type="float">
            <text:p>0.850</text:p>
          </table:table-cell>
          <table:table-cell office:value-type="float" office:value="0.997638939097202" calcext:value-type="float">
            <text:p>0.998</text:p>
          </table:table-cell>
          <table:table-cell office:value-type="float" office:value="16455.4574204542" calcext:value-type="float">
            <text:p>1645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05_S_Wi2017</text:p>
          </table:table-cell>
          <table:table-cell office:value-type="float" office:value="22695" calcext:value-type="float">
            <text:p>22,695</text:p>
          </table:table-cell>
          <table:table-cell office:value-type="float" office:value="5861" calcext:value-type="float">
            <text:p>5,861</text:p>
          </table:table-cell>
          <table:table-cell office:value-type="float" office:value="3500.74941534553" calcext:value-type="float">
            <text:p>3,501</text:p>
          </table:table-cell>
          <table:table-cell office:value-type="float" office:value="7.36665021871752" calcext:value-type="float">
            <text:p>7.367</text:p>
          </table:table-cell>
          <table:table-cell office:value-type="float" office:value="0.849076313908031" calcext:value-type="float">
            <text:p>0.849</text:p>
          </table:table-cell>
          <table:table-cell office:value-type="float" office:value="0.997276855584809" calcext:value-type="float">
            <text:p>0.997</text:p>
          </table:table-cell>
          <table:table-cell office:value-type="float" office:value="14037.198147047" calcext:value-type="float">
            <text:p>1403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05_S_Wi2017RNA</text:p>
          </table:table-cell>
          <table:table-cell office:value-type="float" office:value="16461" calcext:value-type="float">
            <text:p>16,461</text:p>
          </table:table-cell>
          <table:table-cell office:value-type="float" office:value="3834" calcext:value-type="float">
            <text:p>3,834</text:p>
          </table:table-cell>
          <table:table-cell office:value-type="float" office:value="2862.83738614664" calcext:value-type="float">
            <text:p>2,863</text:p>
          </table:table-cell>
          <table:table-cell office:value-type="float" office:value="6.84684645965215" calcext:value-type="float">
            <text:p>6.847</text:p>
          </table:table-cell>
          <table:table-cell office:value-type="float" office:value="0.829753431918783" calcext:value-type="float">
            <text:p>0.830</text:p>
          </table:table-cell>
          <table:table-cell office:value-type="float" office:value="0.995450005796146" calcext:value-type="float">
            <text:p>0.995</text:p>
          </table:table-cell>
          <table:table-cell office:value-type="float" office:value="8449.68238207753" calcext:value-type="float">
            <text:p>845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05_S_Wi2018</text:p>
          </table:table-cell>
          <table:table-cell office:value-type="float" office:value="17340" calcext:value-type="float">
            <text:p>17,340</text:p>
          </table:table-cell>
          <table:table-cell office:value-type="float" office:value="6321" calcext:value-type="float">
            <text:p>6,321</text:p>
          </table:table-cell>
          <table:table-cell office:value-type="float" office:value="4404.61522281031" calcext:value-type="float">
            <text:p>4,405</text:p>
          </table:table-cell>
          <table:table-cell office:value-type="float" office:value="7.87896924528993" calcext:value-type="float">
            <text:p>7.879</text:p>
          </table:table-cell>
          <table:table-cell office:value-type="float" office:value="0.900285639622897" calcext:value-type="float">
            <text:p>0.900</text:p>
          </table:table-cell>
          <table:table-cell office:value-type="float" office:value="0.998745884268627" calcext:value-type="float">
            <text:p>0.999</text:p>
          </table:table-cell>
          <table:table-cell office:value-type="float" office:value="16808.6468130339" calcext:value-type="float">
            <text:p>1680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05_S_Wi2019</text:p>
          </table:table-cell>
          <table:table-cell office:value-type="float" office:value="36314" calcext:value-type="float">
            <text:p>36,314</text:p>
          </table:table-cell>
          <table:table-cell office:value-type="float" office:value="8879" calcext:value-type="float">
            <text:p>8,879</text:p>
          </table:table-cell>
          <table:table-cell office:value-type="float" office:value="4133.59393050845" calcext:value-type="float">
            <text:p>4,134</text:p>
          </table:table-cell>
          <table:table-cell office:value-type="float" office:value="7.94375345851255" calcext:value-type="float">
            <text:p>7.944</text:p>
          </table:table-cell>
          <table:table-cell office:value-type="float" office:value="0.87376144745302" calcext:value-type="float">
            <text:p>0.874</text:p>
          </table:table-cell>
          <table:table-cell office:value-type="float" office:value="0.998703864828473" calcext:value-type="float">
            <text:p>0.999</text:p>
          </table:table-cell>
          <table:table-cell office:value-type="float" office:value="16848.2406607193" calcext:value-type="float">
            <text:p>1684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10_S_Wi2013</text:p>
          </table:table-cell>
          <table:table-cell office:value-type="float" office:value="55630" calcext:value-type="float">
            <text:p>55,630</text:p>
          </table:table-cell>
          <table:table-cell office:value-type="float" office:value="10384" calcext:value-type="float">
            <text:p>10,384</text:p>
          </table:table-cell>
          <table:table-cell office:value-type="float" office:value="3594.08790832447" calcext:value-type="float">
            <text:p>3,594</text:p>
          </table:table-cell>
          <table:table-cell office:value-type="float" office:value="7.4339257702793" calcext:value-type="float">
            <text:p>7.434</text:p>
          </table:table-cell>
          <table:table-cell office:value-type="float" office:value="0.803839590917758" calcext:value-type="float">
            <text:p>0.804</text:p>
          </table:table-cell>
          <table:table-cell office:value-type="float" office:value="0.995037729219944" calcext:value-type="float">
            <text:p>0.995</text:p>
          </table:table-cell>
          <table:table-cell office:value-type="float" office:value="20485.7087127734" calcext:value-type="float">
            <text:p>2048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10_S_Wi2015</text:p>
          </table:table-cell>
          <table:table-cell office:value-type="float" office:value="12296" calcext:value-type="float">
            <text:p>12,296</text:p>
          </table:table-cell>
          <table:table-cell office:value-type="float" office:value="5307" calcext:value-type="float">
            <text:p>5,307</text:p>
          </table:table-cell>
          <table:table-cell office:value-type="float" office:value="4679.7340278471" calcext:value-type="float">
            <text:p>4,680</text:p>
          </table:table-cell>
          <table:table-cell office:value-type="float" office:value="7.95635048092862" calcext:value-type="float">
            <text:p>7.956</text:p>
          </table:table-cell>
          <table:table-cell office:value-type="float" office:value="0.927661504846284" calcext:value-type="float">
            <text:p>0.928</text:p>
          </table:table-cell>
          <table:table-cell office:value-type="float" office:value="0.999073824305178" calcext:value-type="float">
            <text:p>0.999</text:p>
          </table:table-cell>
          <table:table-cell office:value-type="float" office:value="12588.4492988452" calcext:value-type="float">
            <text:p>1258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10_S_Wi2016</text:p>
          </table:table-cell>
          <table:table-cell office:value-type="float" office:value="39121" calcext:value-type="float">
            <text:p>39,121</text:p>
          </table:table-cell>
          <table:table-cell office:value-type="float" office:value="7496" calcext:value-type="float">
            <text:p>7,496</text:p>
          </table:table-cell>
          <table:table-cell office:value-type="float" office:value="3250.67053175076" calcext:value-type="float">
            <text:p>3,251</text:p>
          </table:table-cell>
          <table:table-cell office:value-type="float" office:value="7.06803105131998" calcext:value-type="float">
            <text:p>7.068</text:p>
          </table:table-cell>
          <table:table-cell office:value-type="float" office:value="0.792191455601712" calcext:value-type="float">
            <text:p>0.792</text:p>
          </table:table-cell>
          <table:table-cell office:value-type="float" office:value="0.991842262435614" calcext:value-type="float">
            <text:p>0.992</text:p>
          </table:table-cell>
          <table:table-cell office:value-type="float" office:value="14776.056862014" calcext:value-type="float">
            <text:p>1477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10_S_Wi2017</text:p>
          </table:table-cell>
          <table:table-cell office:value-type="float" office:value="19821" calcext:value-type="float">
            <text:p>19,821</text:p>
          </table:table-cell>
          <table:table-cell office:value-type="float" office:value="5323" calcext:value-type="float">
            <text:p>5,323</text:p>
          </table:table-cell>
          <table:table-cell office:value-type="float" office:value="3368.63607359367" calcext:value-type="float">
            <text:p>3,369</text:p>
          </table:table-cell>
          <table:table-cell office:value-type="float" office:value="6.93742050102627" calcext:value-type="float">
            <text:p>6.937</text:p>
          </table:table-cell>
          <table:table-cell office:value-type="float" office:value="0.808576738413999" calcext:value-type="float">
            <text:p>0.809</text:p>
          </table:table-cell>
          <table:table-cell office:value-type="float" office:value="0.98929843673961" calcext:value-type="float">
            <text:p>0.989</text:p>
          </table:table-cell>
          <table:table-cell office:value-type="float" office:value="14845.5612987868" calcext:value-type="float">
            <text:p>1484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10_S_Wi2017RNA</text:p>
          </table:table-cell>
          <table:table-cell office:value-type="float" office:value="21869" calcext:value-type="float">
            <text:p>21,869</text:p>
          </table:table-cell>
          <table:table-cell office:value-type="float" office:value="5147" calcext:value-type="float">
            <text:p>5,147</text:p>
          </table:table-cell>
          <table:table-cell office:value-type="float" office:value="3178.73142105302" calcext:value-type="float">
            <text:p>3,179</text:p>
          </table:table-cell>
          <table:table-cell office:value-type="float" office:value="7.04207746917988" calcext:value-type="float">
            <text:p>7.042</text:p>
          </table:table-cell>
          <table:table-cell office:value-type="float" office:value="0.824003974443382" calcext:value-type="float">
            <text:p>0.824</text:p>
          </table:table-cell>
          <table:table-cell office:value-type="float" office:value="0.995028375776904" calcext:value-type="float">
            <text:p>0.995</text:p>
          </table:table-cell>
          <table:table-cell office:value-type="float" office:value="11284.7617711558" calcext:value-type="float">
            <text:p>1128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10_S_Wi2018</text:p>
          </table:table-cell>
          <table:table-cell office:value-type="float" office:value="26475" calcext:value-type="float">
            <text:p>26,475</text:p>
          </table:table-cell>
          <table:table-cell office:value-type="float" office:value="6588" calcext:value-type="float">
            <text:p>6,588</text:p>
          </table:table-cell>
          <table:table-cell office:value-type="float" office:value="3506.93216883383" calcext:value-type="float">
            <text:p>3,507</text:p>
          </table:table-cell>
          <table:table-cell office:value-type="float" office:value="7.18564036579574" calcext:value-type="float">
            <text:p>7.186</text:p>
          </table:table-cell>
          <table:table-cell office:value-type="float" office:value="0.817199613918954" calcext:value-type="float">
            <text:p>0.817</text:p>
          </table:table-cell>
          <table:table-cell office:value-type="float" office:value="0.994554099801958" calcext:value-type="float">
            <text:p>0.995</text:p>
          </table:table-cell>
          <table:table-cell office:value-type="float" office:value="16236.8865161378" calcext:value-type="float">
            <text:p>1623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A10_S_Wi2019</text:p>
          </table:table-cell>
          <table:table-cell office:value-type="float" office:value="33630" calcext:value-type="float">
            <text:p>33,630</text:p>
          </table:table-cell>
          <table:table-cell office:value-type="float" office:value="8021" calcext:value-type="float">
            <text:p>8,021</text:p>
          </table:table-cell>
          <table:table-cell office:value-type="float" office:value="3718.35404596437" calcext:value-type="float">
            <text:p>3,718</text:p>
          </table:table-cell>
          <table:table-cell office:value-type="float" office:value="7.46963762062356" calcext:value-type="float">
            <text:p>7.470</text:p>
          </table:table-cell>
          <table:table-cell office:value-type="float" office:value="0.830899724971728" calcext:value-type="float">
            <text:p>0.831</text:p>
          </table:table-cell>
          <table:table-cell office:value-type="float" office:value="0.995563941226386" calcext:value-type="float">
            <text:p>0.996</text:p>
          </table:table-cell>
          <table:table-cell office:value-type="float" office:value="17771.7694898887" calcext:value-type="float">
            <text:p>1777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5_S_Wi2013</text:p>
          </table:table-cell>
          <table:table-cell office:value-type="float" office:value="15611" calcext:value-type="float">
            <text:p>15,611</text:p>
          </table:table-cell>
          <table:table-cell office:value-type="float" office:value="4774" calcext:value-type="float">
            <text:p>4,774</text:p>
          </table:table-cell>
          <table:table-cell office:value-type="float" office:value="3606.75527361351" calcext:value-type="float">
            <text:p>3,607</text:p>
          </table:table-cell>
          <table:table-cell office:value-type="float" office:value="7.37297513618676" calcext:value-type="float">
            <text:p>7.373</text:p>
          </table:table-cell>
          <table:table-cell office:value-type="float" office:value="0.870384550505502" calcext:value-type="float">
            <text:p>0.870</text:p>
          </table:table-cell>
          <table:table-cell office:value-type="float" office:value="0.997695735135263" calcext:value-type="float">
            <text:p>0.998</text:p>
          </table:table-cell>
          <table:table-cell office:value-type="float" office:value="11935.4072326733" calcext:value-type="float">
            <text:p>1193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5_S_Wi2013RNA</text:p>
          </table:table-cell>
          <table:table-cell office:value-type="float" office:value="17419" calcext:value-type="float">
            <text:p>17,419</text:p>
          </table:table-cell>
          <table:table-cell office:value-type="float" office:value="4573" calcext:value-type="float">
            <text:p>4,573</text:p>
          </table:table-cell>
          <table:table-cell office:value-type="float" office:value="3285.93567834914" calcext:value-type="float">
            <text:p>3,286</text:p>
          </table:table-cell>
          <table:table-cell office:value-type="float" office:value="7.03636221547111" calcext:value-type="float">
            <text:p>7.036</text:p>
          </table:table-cell>
          <table:table-cell office:value-type="float" office:value="0.834886694671028" calcext:value-type="float">
            <text:p>0.835</text:p>
          </table:table-cell>
          <table:table-cell office:value-type="float" office:value="0.994800860575627" calcext:value-type="float">
            <text:p>0.995</text:p>
          </table:table-cell>
          <table:table-cell office:value-type="float" office:value="9654.05474937999" calcext:value-type="float">
            <text:p>965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5_S_Wi2015</text:p>
          </table:table-cell>
          <table:table-cell office:value-type="float" office:value="14099" calcext:value-type="float">
            <text:p>14,099</text:p>
          </table:table-cell>
          <table:table-cell office:value-type="float" office:value="4487" calcext:value-type="float">
            <text:p>4,487</text:p>
          </table:table-cell>
          <table:table-cell office:value-type="float" office:value="3632.89801571081" calcext:value-type="float">
            <text:p>3,633</text:p>
          </table:table-cell>
          <table:table-cell office:value-type="float" office:value="7.3103860125793" calcext:value-type="float">
            <text:p>7.310</text:p>
          </table:table-cell>
          <table:table-cell office:value-type="float" office:value="0.869358843698202" calcext:value-type="float">
            <text:p>0.869</text:p>
          </table:table-cell>
          <table:table-cell office:value-type="float" office:value="0.997470014873243" calcext:value-type="float">
            <text:p>0.997</text:p>
          </table:table-cell>
          <table:table-cell office:value-type="float" office:value="10332.965388199" calcext:value-type="float">
            <text:p>1033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5_S_Wi2016</text:p>
          </table:table-cell>
          <table:table-cell office:value-type="float" office:value="32794" calcext:value-type="float">
            <text:p>32,794</text:p>
          </table:table-cell>
          <table:table-cell office:value-type="float" office:value="7862" calcext:value-type="float">
            <text:p>7,862</text:p>
          </table:table-cell>
          <table:table-cell office:value-type="float" office:value="3793.05969682104" calcext:value-type="float">
            <text:p>3,793</text:p>
          </table:table-cell>
          <table:table-cell office:value-type="float" office:value="7.62637935091444" calcext:value-type="float">
            <text:p>7.626</text:p>
          </table:table-cell>
          <table:table-cell office:value-type="float" office:value="0.850228822457042" calcext:value-type="float">
            <text:p>0.850</text:p>
          </table:table-cell>
          <table:table-cell office:value-type="float" office:value="0.997851671712639" calcext:value-type="float">
            <text:p>0.998</text:p>
          </table:table-cell>
          <table:table-cell office:value-type="float" office:value="15756.4359884312" calcext:value-type="float">
            <text:p>1575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5_S_Wi2017</text:p>
          </table:table-cell>
          <table:table-cell office:value-type="float" office:value="33595" calcext:value-type="float">
            <text:p>33,595</text:p>
          </table:table-cell>
          <table:table-cell office:value-type="float" office:value="7420" calcext:value-type="float">
            <text:p>7,420</text:p>
          </table:table-cell>
          <table:table-cell office:value-type="float" office:value="3444.77393536683" calcext:value-type="float">
            <text:p>3,445</text:p>
          </table:table-cell>
          <table:table-cell office:value-type="float" office:value="7.44370979403489" calcext:value-type="float">
            <text:p>7.444</text:p>
          </table:table-cell>
          <table:table-cell office:value-type="float" office:value="0.835251867131807" calcext:value-type="float">
            <text:p>0.835</text:p>
          </table:table-cell>
          <table:table-cell office:value-type="float" office:value="0.997571886705141" calcext:value-type="float">
            <text:p>0.998</text:p>
          </table:table-cell>
          <table:table-cell office:value-type="float" office:value="17803.9148087765" calcext:value-type="float">
            <text:p>1780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5_S_Wi2017RNA</text:p>
          </table:table-cell>
          <table:table-cell office:value-type="float" office:value="14357" calcext:value-type="float">
            <text:p>14,357</text:p>
          </table:table-cell>
          <table:table-cell office:value-type="float" office:value="4396" calcext:value-type="float">
            <text:p>4,396</text:p>
          </table:table-cell>
          <table:table-cell office:value-type="float" office:value="3530.77487302146" calcext:value-type="float">
            <text:p>3,531</text:p>
          </table:table-cell>
          <table:table-cell office:value-type="float" office:value="7.35419160005902" calcext:value-type="float">
            <text:p>7.354</text:p>
          </table:table-cell>
          <table:table-cell office:value-type="float" office:value="0.876704435675025" calcext:value-type="float">
            <text:p>0.877</text:p>
          </table:table-cell>
          <table:table-cell office:value-type="float" office:value="0.997332913830682" calcext:value-type="float">
            <text:p>0.997</text:p>
          </table:table-cell>
          <table:table-cell office:value-type="float" office:value="10338.441744369" calcext:value-type="float">
            <text:p>1033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5_S_Wi2018</text:p>
          </table:table-cell>
          <table:table-cell office:value-type="float" office:value="23330" calcext:value-type="float">
            <text:p>23,330</text:p>
          </table:table-cell>
          <table:table-cell office:value-type="float" office:value="6447" calcext:value-type="float">
            <text:p>6,447</text:p>
          </table:table-cell>
          <table:table-cell office:value-type="float" office:value="3723.8452746664" calcext:value-type="float">
            <text:p>3,724</text:p>
          </table:table-cell>
          <table:table-cell office:value-type="float" office:value="7.51954613368283" calcext:value-type="float">
            <text:p>7.520</text:p>
          </table:table-cell>
          <table:table-cell office:value-type="float" office:value="0.857282952927444" calcext:value-type="float">
            <text:p>0.857</text:p>
          </table:table-cell>
          <table:table-cell office:value-type="float" office:value="0.997878424491111" calcext:value-type="float">
            <text:p>0.998</text:p>
          </table:table-cell>
          <table:table-cell office:value-type="float" office:value="16197.9296957859" calcext:value-type="float">
            <text:p>1619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5_S_Wi2018RNA</text:p>
          </table:table-cell>
          <table:table-cell office:value-type="float" office:value="17597" calcext:value-type="float">
            <text:p>17,597</text:p>
          </table:table-cell>
          <table:table-cell office:value-type="float" office:value="4714" calcext:value-type="float">
            <text:p>4,714</text:p>
          </table:table-cell>
          <table:table-cell office:value-type="float" office:value="3334.5813257639" calcext:value-type="float">
            <text:p>3,335</text:p>
          </table:table-cell>
          <table:table-cell office:value-type="float" office:value="6.98982972013672" calcext:value-type="float">
            <text:p>6.990</text:p>
          </table:table-cell>
          <table:table-cell office:value-type="float" office:value="0.826387839428643" calcext:value-type="float">
            <text:p>0.826</text:p>
          </table:table-cell>
          <table:table-cell office:value-type="float" office:value="0.990579565750669" calcext:value-type="float">
            <text:p>0.991</text:p>
          </table:table-cell>
          <table:table-cell office:value-type="float" office:value="10380.0597024758" calcext:value-type="float">
            <text:p>1038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5_S_Wi2019</text:p>
          </table:table-cell>
          <table:table-cell office:value-type="float" office:value="39619" calcext:value-type="float">
            <text:p>39,619</text:p>
          </table:table-cell>
          <table:table-cell office:value-type="float" office:value="8725" calcext:value-type="float">
            <text:p>8,725</text:p>
          </table:table-cell>
          <table:table-cell office:value-type="float" office:value="3723.56875182836" calcext:value-type="float">
            <text:p>3,724</text:p>
          </table:table-cell>
          <table:table-cell office:value-type="float" office:value="7.66434534592905" calcext:value-type="float">
            <text:p>7.664</text:p>
          </table:table-cell>
          <table:table-cell office:value-type="float" office:value="0.844653899225214" calcext:value-type="float">
            <text:p>0.845</text:p>
          </table:table-cell>
          <table:table-cell office:value-type="float" office:value="0.998127519758337" calcext:value-type="float">
            <text:p>0.998</text:p>
          </table:table-cell>
          <table:table-cell office:value-type="float" office:value="17917.2754051388" calcext:value-type="float">
            <text:p>1791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7_S_Wi2013</text:p>
          </table:table-cell>
          <table:table-cell office:value-type="float" office:value="24519" calcext:value-type="float">
            <text:p>24,519</text:p>
          </table:table-cell>
          <table:table-cell office:value-type="float" office:value="6352" calcext:value-type="float">
            <text:p>6,352</text:p>
          </table:table-cell>
          <table:table-cell office:value-type="float" office:value="3821.92402387885" calcext:value-type="float">
            <text:p>3,822</text:p>
          </table:table-cell>
          <table:table-cell office:value-type="float" office:value="7.70606912815652" calcext:value-type="float">
            <text:p>7.706</text:p>
          </table:table-cell>
          <table:table-cell office:value-type="float" office:value="0.880037357922312" calcext:value-type="float">
            <text:p>0.880</text:p>
          </table:table-cell>
          <table:table-cell office:value-type="float" office:value="0.99841746091659" calcext:value-type="float">
            <text:p>0.998</text:p>
          </table:table-cell>
          <table:table-cell office:value-type="float" office:value="11526.4331897225" calcext:value-type="float">
            <text:p>1152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7_S_Wi2015</text:p>
          </table:table-cell>
          <table:table-cell office:value-type="float" office:value="24161" calcext:value-type="float">
            <text:p>24,161</text:p>
          </table:table-cell>
          <table:table-cell office:value-type="float" office:value="5931" calcext:value-type="float">
            <text:p>5,931</text:p>
          </table:table-cell>
          <table:table-cell office:value-type="float" office:value="3589.21049754144" calcext:value-type="float">
            <text:p>3,589</text:p>
          </table:table-cell>
          <table:table-cell office:value-type="float" office:value="7.53184113739038" calcext:value-type="float">
            <text:p>7.532</text:p>
          </table:table-cell>
          <table:table-cell office:value-type="float" office:value="0.866929802115995" calcext:value-type="float">
            <text:p>0.867</text:p>
          </table:table-cell>
          <table:table-cell office:value-type="float" office:value="0.997845559653209" calcext:value-type="float">
            <text:p>0.998</text:p>
          </table:table-cell>
          <table:table-cell office:value-type="float" office:value="11224.2739643536" calcext:value-type="float">
            <text:p>1122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7_S_Wi2016</text:p>
          </table:table-cell>
          <table:table-cell office:value-type="float" office:value="45069" calcext:value-type="float">
            <text:p>45,069</text:p>
          </table:table-cell>
          <table:table-cell office:value-type="float" office:value="7993" calcext:value-type="float">
            <text:p>7,993</text:p>
          </table:table-cell>
          <table:table-cell office:value-type="float" office:value="3560.25822480749" calcext:value-type="float">
            <text:p>3,560</text:p>
          </table:table-cell>
          <table:table-cell office:value-type="float" office:value="7.64801865988841" calcext:value-type="float">
            <text:p>7.648</text:p>
          </table:table-cell>
          <table:table-cell office:value-type="float" office:value="0.85107334663836" calcext:value-type="float">
            <text:p>0.851</text:p>
          </table:table-cell>
          <table:table-cell office:value-type="float" office:value="0.998217356889324" calcext:value-type="float">
            <text:p>0.998</text:p>
          </table:table-cell>
          <table:table-cell office:value-type="float" office:value="12728.5845833877" calcext:value-type="float">
            <text:p>1272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7_S_Wi2017</text:p>
          </table:table-cell>
          <table:table-cell office:value-type="float" office:value="25854" calcext:value-type="float">
            <text:p>25,854</text:p>
          </table:table-cell>
          <table:table-cell office:value-type="float" office:value="7354" calcext:value-type="float">
            <text:p>7,354</text:p>
          </table:table-cell>
          <table:table-cell office:value-type="float" office:value="4095.62895182146" calcext:value-type="float">
            <text:p>4,096</text:p>
          </table:table-cell>
          <table:table-cell office:value-type="float" office:value="7.85711489559528" calcext:value-type="float">
            <text:p>7.857</text:p>
          </table:table-cell>
          <table:table-cell office:value-type="float" office:value="0.882524451759072" calcext:value-type="float">
            <text:p>0.883</text:p>
          </table:table-cell>
          <table:table-cell office:value-type="float" office:value="0.99858990325912" calcext:value-type="float">
            <text:p>0.999</text:p>
          </table:table-cell>
          <table:table-cell office:value-type="float" office:value="16018.8017373404" calcext:value-type="float">
            <text:p>1601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7_S_Wi2017RNA</text:p>
          </table:table-cell>
          <table:table-cell office:value-type="float" office:value="24130" calcext:value-type="float">
            <text:p>24,130</text:p>
          </table:table-cell>
          <table:table-cell office:value-type="float" office:value="6899" calcext:value-type="float">
            <text:p>6,899</text:p>
          </table:table-cell>
          <table:table-cell office:value-type="float" office:value="4094.02095138012" calcext:value-type="float">
            <text:p>4,094</text:p>
          </table:table-cell>
          <table:table-cell office:value-type="float" office:value="7.74554064197378" calcext:value-type="float">
            <text:p>7.746</text:p>
          </table:table-cell>
          <table:table-cell office:value-type="float" office:value="0.876278446663348" calcext:value-type="float">
            <text:p>0.876</text:p>
          </table:table-cell>
          <table:table-cell office:value-type="float" office:value="0.99700698437408" calcext:value-type="float">
            <text:p>0.997</text:p>
          </table:table-cell>
          <table:table-cell office:value-type="float" office:value="13333.7496415292" calcext:value-type="float">
            <text:p>1333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7_S_Wi2018</text:p>
          </table:table-cell>
          <table:table-cell office:value-type="float" office:value="30261" calcext:value-type="float">
            <text:p>30,261</text:p>
          </table:table-cell>
          <table:table-cell office:value-type="float" office:value="7809" calcext:value-type="float">
            <text:p>7,809</text:p>
          </table:table-cell>
          <table:table-cell office:value-type="float" office:value="3989.94680669503" calcext:value-type="float">
            <text:p>3,990</text:p>
          </table:table-cell>
          <table:table-cell office:value-type="float" office:value="7.85754172850101" calcext:value-type="float">
            <text:p>7.858</text:p>
          </table:table-cell>
          <table:table-cell office:value-type="float" office:value="0.876661107393622" calcext:value-type="float">
            <text:p>0.877</text:p>
          </table:table-cell>
          <table:table-cell office:value-type="float" office:value="0.998580868087156" calcext:value-type="float">
            <text:p>0.999</text:p>
          </table:table-cell>
          <table:table-cell office:value-type="float" office:value="16094.1848896381" calcext:value-type="float">
            <text:p>1609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07_S_Wi2019</text:p>
          </table:table-cell>
          <table:table-cell office:value-type="float" office:value="42186" calcext:value-type="float">
            <text:p>42,186</text:p>
          </table:table-cell>
          <table:table-cell office:value-type="float" office:value="9963" calcext:value-type="float">
            <text:p>9,963</text:p>
          </table:table-cell>
          <table:table-cell office:value-type="float" office:value="4134.37685743224" calcext:value-type="float">
            <text:p>4,134</text:p>
          </table:table-cell>
          <table:table-cell office:value-type="float" office:value="7.95163530185343" calcext:value-type="float">
            <text:p>7.952</text:p>
          </table:table-cell>
          <table:table-cell office:value-type="float" office:value="0.863685438676128" calcext:value-type="float">
            <text:p>0.864</text:p>
          </table:table-cell>
          <table:table-cell office:value-type="float" office:value="0.998547498938386" calcext:value-type="float">
            <text:p>0.999</text:p>
          </table:table-cell>
          <table:table-cell office:value-type="float" office:value="19588.1644130823" calcext:value-type="float">
            <text:p>1958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10_S_Wi2013</text:p>
          </table:table-cell>
          <table:table-cell office:value-type="float" office:value="29213" calcext:value-type="float">
            <text:p>29,213</text:p>
          </table:table-cell>
          <table:table-cell office:value-type="float" office:value="5983" calcext:value-type="float">
            <text:p>5,983</text:p>
          </table:table-cell>
          <table:table-cell office:value-type="float" office:value="3236.66807930015" calcext:value-type="float">
            <text:p>3,237</text:p>
          </table:table-cell>
          <table:table-cell office:value-type="float" office:value="7.44080488306688" calcext:value-type="float">
            <text:p>7.441</text:p>
          </table:table-cell>
          <table:table-cell office:value-type="float" office:value="0.855591687087567" calcext:value-type="float">
            <text:p>0.856</text:p>
          </table:table-cell>
          <table:table-cell office:value-type="float" office:value="0.998049713814588" calcext:value-type="float">
            <text:p>0.998</text:p>
          </table:table-cell>
          <table:table-cell office:value-type="float" office:value="12035.9037700677" calcext:value-type="float">
            <text:p>1203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10_S_Wi2015</text:p>
          </table:table-cell>
          <table:table-cell office:value-type="float" office:value="21452" calcext:value-type="float">
            <text:p>21,452</text:p>
          </table:table-cell>
          <table:table-cell office:value-type="float" office:value="5699" calcext:value-type="float">
            <text:p>5,699</text:p>
          </table:table-cell>
          <table:table-cell office:value-type="float" office:value="3668.51407201763" calcext:value-type="float">
            <text:p>3,669</text:p>
          </table:table-cell>
          <table:table-cell office:value-type="float" office:value="7.60120804207814" calcext:value-type="float">
            <text:p>7.601</text:p>
          </table:table-cell>
          <table:table-cell office:value-type="float" office:value="0.878950926281286" calcext:value-type="float">
            <text:p>0.879</text:p>
          </table:table-cell>
          <table:table-cell office:value-type="float" office:value="0.99823105891018" calcext:value-type="float">
            <text:p>0.998</text:p>
          </table:table-cell>
          <table:table-cell office:value-type="float" office:value="11137.709367768" calcext:value-type="float">
            <text:p>1113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10_S_Wi2015_Taq</text:p>
          </table:table-cell>
          <table:table-cell office:value-type="float" office:value="83562" calcext:value-type="float">
            <text:p>83,562</text:p>
          </table:table-cell>
          <table:table-cell office:value-type="float" office:value="10338" calcext:value-type="float">
            <text:p>10,338</text:p>
          </table:table-cell>
          <table:table-cell office:value-type="float" office:value="3564.99621984549" calcext:value-type="float">
            <text:p>3,565</text:p>
          </table:table-cell>
          <table:table-cell office:value-type="float" office:value="7.79267240819309" calcext:value-type="float">
            <text:p>7.793</text:p>
          </table:table-cell>
          <table:table-cell office:value-type="float" office:value="0.843036028268197" calcext:value-type="float">
            <text:p>0.843</text:p>
          </table:table-cell>
          <table:table-cell office:value-type="float" office:value="0.99847730758514" calcext:value-type="float">
            <text:p>0.998</text:p>
          </table:table-cell>
          <table:table-cell office:value-type="float" office:value="14409.4682772637" calcext:value-type="float">
            <text:p>1440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10_S_Wi2016</text:p>
          </table:table-cell>
          <table:table-cell office:value-type="float" office:value="34047" calcext:value-type="float">
            <text:p>34,047</text:p>
          </table:table-cell>
          <table:table-cell office:value-type="float" office:value="9267" calcext:value-type="float">
            <text:p>9,267</text:p>
          </table:table-cell>
          <table:table-cell office:value-type="float" office:value="4369.44978838748" calcext:value-type="float">
            <text:p>4,369</text:p>
          </table:table-cell>
          <table:table-cell office:value-type="float" office:value="8.04419258181438" calcext:value-type="float">
            <text:p>8.044</text:p>
          </table:table-cell>
          <table:table-cell office:value-type="float" office:value="0.880666001186786" calcext:value-type="float">
            <text:p>0.881</text:p>
          </table:table-cell>
          <table:table-cell office:value-type="float" office:value="0.998751272225266" calcext:value-type="float">
            <text:p>0.999</text:p>
          </table:table-cell>
          <table:table-cell office:value-type="float" office:value="18436.0068350671" calcext:value-type="float">
            <text:p>1843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10_S_Wi2017</text:p>
          </table:table-cell>
          <table:table-cell office:value-type="float" office:value="19061" calcext:value-type="float">
            <text:p>19,061</text:p>
          </table:table-cell>
          <table:table-cell office:value-type="float" office:value="5943" calcext:value-type="float">
            <text:p>5,943</text:p>
          </table:table-cell>
          <table:table-cell office:value-type="float" office:value="3919.90366605465" calcext:value-type="float">
            <text:p>3,920</text:p>
          </table:table-cell>
          <table:table-cell office:value-type="float" office:value="7.60042433331215" calcext:value-type="float">
            <text:p>7.600</text:p>
          </table:table-cell>
          <table:table-cell office:value-type="float" office:value="0.87462038587176" calcext:value-type="float">
            <text:p>0.875</text:p>
          </table:table-cell>
          <table:table-cell office:value-type="float" office:value="0.997831445370699" calcext:value-type="float">
            <text:p>0.998</text:p>
          </table:table-cell>
          <table:table-cell office:value-type="float" office:value="15136.3311772903" calcext:value-type="float">
            <text:p>1513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10_S_Wi2017RNA</text:p>
          </table:table-cell>
          <table:table-cell office:value-type="float" office:value="18402" calcext:value-type="float">
            <text:p>18,402</text:p>
          </table:table-cell>
          <table:table-cell office:value-type="float" office:value="5100" calcext:value-type="float">
            <text:p>5,100</text:p>
          </table:table-cell>
          <table:table-cell office:value-type="float" office:value="3533.78314135505" calcext:value-type="float">
            <text:p>3,534</text:p>
          </table:table-cell>
          <table:table-cell office:value-type="float" office:value="7.29598469176258" calcext:value-type="float">
            <text:p>7.296</text:p>
          </table:table-cell>
          <table:table-cell office:value-type="float" office:value="0.854631400400872" calcext:value-type="float">
            <text:p>0.855</text:p>
          </table:table-cell>
          <table:table-cell office:value-type="float" office:value="0.996704402673516" calcext:value-type="float">
            <text:p>0.997</text:p>
          </table:table-cell>
          <table:table-cell office:value-type="float" office:value="10709.0806306778" calcext:value-type="float">
            <text:p>1070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10_S_Wi2018</text:p>
          </table:table-cell>
          <table:table-cell office:value-type="float" office:value="17267" calcext:value-type="float">
            <text:p>17,267</text:p>
          </table:table-cell>
          <table:table-cell office:value-type="float" office:value="5790" calcext:value-type="float">
            <text:p>5,790</text:p>
          </table:table-cell>
          <table:table-cell office:value-type="float" office:value="4022.13160527047" calcext:value-type="float">
            <text:p>4,022</text:p>
          </table:table-cell>
          <table:table-cell office:value-type="float" office:value="7.46986239658041" calcext:value-type="float">
            <text:p>7.470</text:p>
          </table:table-cell>
          <table:table-cell office:value-type="float" office:value="0.862183671676099" calcext:value-type="float">
            <text:p>0.862</text:p>
          </table:table-cell>
          <table:table-cell office:value-type="float" office:value="0.994801761878426" calcext:value-type="float">
            <text:p>0.995</text:p>
          </table:table-cell>
          <table:table-cell office:value-type="float" office:value="16121.368566323" calcext:value-type="float">
            <text:p>1612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10_S_Wi2019</text:p>
          </table:table-cell>
          <table:table-cell office:value-type="float" office:value="49679" calcext:value-type="float">
            <text:p>49,679</text:p>
          </table:table-cell>
          <table:table-cell office:value-type="float" office:value="12075" calcext:value-type="float">
            <text:p>12,075</text:p>
          </table:table-cell>
          <table:table-cell office:value-type="float" office:value="4631.76230231522" calcext:value-type="float">
            <text:p>4,632</text:p>
          </table:table-cell>
          <table:table-cell office:value-type="float" office:value="8.30402783617855" calcext:value-type="float">
            <text:p>8.304</text:p>
          </table:table-cell>
          <table:table-cell office:value-type="float" office:value="0.883511313184579" calcext:value-type="float">
            <text:p>0.884</text:p>
          </table:table-cell>
          <table:table-cell office:value-type="float" office:value="0.999077157944231" calcext:value-type="float">
            <text:p>0.999</text:p>
          </table:table-cell>
          <table:table-cell office:value-type="float" office:value="21944.1337411613" calcext:value-type="float">
            <text:p>2194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05_S_Wi2013</text:p>
          </table:table-cell>
          <table:table-cell office:value-type="float" office:value="21500" calcext:value-type="float">
            <text:p>21,500</text:p>
          </table:table-cell>
          <table:table-cell office:value-type="float" office:value="4779" calcext:value-type="float">
            <text:p>4,779</text:p>
          </table:table-cell>
          <table:table-cell office:value-type="float" office:value="3189.06722403519" calcext:value-type="float">
            <text:p>3,189</text:p>
          </table:table-cell>
          <table:table-cell office:value-type="float" office:value="7.36598176965707" calcext:value-type="float">
            <text:p>7.366</text:p>
          </table:table-cell>
          <table:table-cell office:value-type="float" office:value="0.86945153700943" calcext:value-type="float">
            <text:p>0.869</text:p>
          </table:table-cell>
          <table:table-cell office:value-type="float" office:value="0.997691526230395" calcext:value-type="float">
            <text:p>0.998</text:p>
          </table:table-cell>
          <table:table-cell office:value-type="float" office:value="8645.13437034081" calcext:value-type="float">
            <text:p>864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05_S_Wi2015</text:p>
          </table:table-cell>
          <table:table-cell office:value-type="float" office:value="26985" calcext:value-type="float">
            <text:p>26,985</text:p>
          </table:table-cell>
          <table:table-cell office:value-type="float" office:value="7678" calcext:value-type="float">
            <text:p>7,678</text:p>
          </table:table-cell>
          <table:table-cell office:value-type="float" office:value="4205.69493157671" calcext:value-type="float">
            <text:p>4,206</text:p>
          </table:table-cell>
          <table:table-cell office:value-type="float" office:value="7.87978605786" calcext:value-type="float">
            <text:p>7.880</text:p>
          </table:table-cell>
          <table:table-cell office:value-type="float" office:value="0.880805423121599" calcext:value-type="float">
            <text:p>0.881</text:p>
          </table:table-cell>
          <table:table-cell office:value-type="float" office:value="0.998469772098355" calcext:value-type="float">
            <text:p>0.998</text:p>
          </table:table-cell>
          <table:table-cell office:value-type="float" office:value="15455.9496106265" calcext:value-type="float">
            <text:p>1545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05_S_Wi2016</text:p>
          </table:table-cell>
          <table:table-cell office:value-type="float" office:value="36149" calcext:value-type="float">
            <text:p>36,149</text:p>
          </table:table-cell>
          <table:table-cell office:value-type="float" office:value="5840" calcext:value-type="float">
            <text:p>5,840</text:p>
          </table:table-cell>
          <table:table-cell office:value-type="float" office:value="2813.2268149949" calcext:value-type="float">
            <text:p>2,813</text:p>
          </table:table-cell>
          <table:table-cell office:value-type="float" office:value="7.04144647691614" calcext:value-type="float">
            <text:p>7.041</text:p>
          </table:table-cell>
          <table:table-cell office:value-type="float" office:value="0.811929407018219" calcext:value-type="float">
            <text:p>0.812</text:p>
          </table:table-cell>
          <table:table-cell office:value-type="float" office:value="0.996337473683695" calcext:value-type="float">
            <text:p>0.996</text:p>
          </table:table-cell>
          <table:table-cell office:value-type="float" office:value="11385.826335485" calcext:value-type="float">
            <text:p>1138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05_S_Wi2017</text:p>
          </table:table-cell>
          <table:table-cell office:value-type="float" office:value="24079" calcext:value-type="float">
            <text:p>24,079</text:p>
          </table:table-cell>
          <table:table-cell office:value-type="float" office:value="7198" calcext:value-type="float">
            <text:p>7,198</text:p>
          </table:table-cell>
          <table:table-cell office:value-type="float" office:value="4135.26259597288" calcext:value-type="float">
            <text:p>4,135</text:p>
          </table:table-cell>
          <table:table-cell office:value-type="float" office:value="7.86195962688026" calcext:value-type="float">
            <text:p>7.862</text:p>
          </table:table-cell>
          <table:table-cell office:value-type="float" office:value="0.885200456309222" calcext:value-type="float">
            <text:p>0.885</text:p>
          </table:table-cell>
          <table:table-cell office:value-type="float" office:value="0.998696531057603" calcext:value-type="float">
            <text:p>0.999</text:p>
          </table:table-cell>
          <table:table-cell office:value-type="float" office:value="16581.8181599946" calcext:value-type="float">
            <text:p>1658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05_S_Wi2018</text:p>
          </table:table-cell>
          <table:table-cell office:value-type="float" office:value="20783" calcext:value-type="float">
            <text:p>20,783</text:p>
          </table:table-cell>
          <table:table-cell office:value-type="float" office:value="6316" calcext:value-type="float">
            <text:p>6,316</text:p>
          </table:table-cell>
          <table:table-cell office:value-type="float" office:value="3989.47588997325" calcext:value-type="float">
            <text:p>3,989</text:p>
          </table:table-cell>
          <table:table-cell office:value-type="float" office:value="7.64378435689427" calcext:value-type="float">
            <text:p>7.644</text:p>
          </table:table-cell>
          <table:table-cell office:value-type="float" office:value="0.873491362602404" calcext:value-type="float">
            <text:p>0.873</text:p>
          </table:table-cell>
          <table:table-cell office:value-type="float" office:value="0.997906608632153" calcext:value-type="float">
            <text:p>0.998</text:p>
          </table:table-cell>
          <table:table-cell office:value-type="float" office:value="14361.6091389277" calcext:value-type="float">
            <text:p>1436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05_S_Wi2018RNA</text:p>
          </table:table-cell>
          <table:table-cell office:value-type="float" office:value="16752" calcext:value-type="float">
            <text:p>16,752</text:p>
          </table:table-cell>
          <table:table-cell office:value-type="float" office:value="5271" calcext:value-type="float">
            <text:p>5,271</text:p>
          </table:table-cell>
          <table:table-cell office:value-type="float" office:value="3903.77438948772" calcext:value-type="float">
            <text:p>3,904</text:p>
          </table:table-cell>
          <table:table-cell office:value-type="float" office:value="7.6833902507951" calcext:value-type="float">
            <text:p>7.683</text:p>
          </table:table-cell>
          <table:table-cell office:value-type="float" office:value="0.896547529359946" calcext:value-type="float">
            <text:p>0.897</text:p>
          </table:table-cell>
          <table:table-cell office:value-type="float" office:value="0.998648189179709" calcext:value-type="float">
            <text:p>0.999</text:p>
          </table:table-cell>
          <table:table-cell office:value-type="float" office:value="10617.1897998617" calcext:value-type="float">
            <text:p>1061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05_S_Wi2019</text:p>
          </table:table-cell>
          <table:table-cell office:value-type="float" office:value="41551" calcext:value-type="float">
            <text:p>41,551</text:p>
          </table:table-cell>
          <table:table-cell office:value-type="float" office:value="8263" calcext:value-type="float">
            <text:p>8,263</text:p>
          </table:table-cell>
          <table:table-cell office:value-type="float" office:value="3734.56427309183" calcext:value-type="float">
            <text:p>3,735</text:p>
          </table:table-cell>
          <table:table-cell office:value-type="float" office:value="7.67839052406229" calcext:value-type="float">
            <text:p>7.678</text:p>
          </table:table-cell>
          <table:table-cell office:value-type="float" office:value="0.851305939432917" calcext:value-type="float">
            <text:p>0.851</text:p>
          </table:table-cell>
          <table:table-cell office:value-type="float" office:value="0.99741282000996" calcext:value-type="float">
            <text:p>0.997</text:p>
          </table:table-cell>
          <table:table-cell office:value-type="float" office:value="14130.616369745" calcext:value-type="float">
            <text:p>1413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10_S_Wi2013</text:p>
          </table:table-cell>
          <table:table-cell office:value-type="float" office:value="41254" calcext:value-type="float">
            <text:p>41,254</text:p>
          </table:table-cell>
          <table:table-cell office:value-type="float" office:value="5919" calcext:value-type="float">
            <text:p>5,919</text:p>
          </table:table-cell>
          <table:table-cell office:value-type="float" office:value="2939.52118483251" calcext:value-type="float">
            <text:p>2,940</text:p>
          </table:table-cell>
          <table:table-cell office:value-type="float" office:value="7.14685206736603" calcext:value-type="float">
            <text:p>7.147</text:p>
          </table:table-cell>
          <table:table-cell office:value-type="float" office:value="0.822808610702198" calcext:value-type="float">
            <text:p>0.823</text:p>
          </table:table-cell>
          <table:table-cell office:value-type="float" office:value="0.99680406726696" calcext:value-type="float">
            <text:p>0.997</text:p>
          </table:table-cell>
          <table:table-cell office:value-type="float" office:value="8378.33421896135" calcext:value-type="float">
            <text:p>837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10_S_Wi2016</text:p>
          </table:table-cell>
          <table:table-cell office:value-type="float" office:value="34212" calcext:value-type="float">
            <text:p>34,212</text:p>
          </table:table-cell>
          <table:table-cell office:value-type="float" office:value="4645" calcext:value-type="float">
            <text:p>4,645</text:p>
          </table:table-cell>
          <table:table-cell office:value-type="float" office:value="2329.99362029737" calcext:value-type="float">
            <text:p>2,330</text:p>
          </table:table-cell>
          <table:table-cell office:value-type="float" office:value="6.61176875465061" calcext:value-type="float">
            <text:p>6.612</text:p>
          </table:table-cell>
          <table:table-cell office:value-type="float" office:value="0.783055868314934" calcext:value-type="float">
            <text:p>0.783</text:p>
          </table:table-cell>
          <table:table-cell office:value-type="float" office:value="0.994985327763316" calcext:value-type="float">
            <text:p>0.995</text:p>
          </table:table-cell>
          <table:table-cell office:value-type="float" office:value="9293.17458578796" calcext:value-type="float">
            <text:p>929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10_S_Wi2017</text:p>
          </table:table-cell>
          <table:table-cell office:value-type="float" office:value="17394" calcext:value-type="float">
            <text:p>17,394</text:p>
          </table:table-cell>
          <table:table-cell office:value-type="float" office:value="4208" calcext:value-type="float">
            <text:p>4,208</text:p>
          </table:table-cell>
          <table:table-cell office:value-type="float" office:value="3000.89248003377" calcext:value-type="float">
            <text:p>3,001</text:p>
          </table:table-cell>
          <table:table-cell office:value-type="float" office:value="7.03712398282674" calcext:value-type="float">
            <text:p>7.037</text:p>
          </table:table-cell>
          <table:table-cell office:value-type="float" office:value="0.843300289766443" calcext:value-type="float">
            <text:p>0.843</text:p>
          </table:table-cell>
          <table:table-cell office:value-type="float" office:value="0.99683807604739" calcext:value-type="float">
            <text:p>0.997</text:p>
          </table:table-cell>
          <table:table-cell office:value-type="float" office:value="10198.6265181203" calcext:value-type="float">
            <text:p>1019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10_S_Wi2017RNA</text:p>
          </table:table-cell>
          <table:table-cell office:value-type="float" office:value="26034" calcext:value-type="float">
            <text:p>26,034</text:p>
          </table:table-cell>
          <table:table-cell office:value-type="float" office:value="4770" calcext:value-type="float">
            <text:p>4,770</text:p>
          </table:table-cell>
          <table:table-cell office:value-type="float" office:value="2695.30425580272" calcext:value-type="float">
            <text:p>2,695</text:p>
          </table:table-cell>
          <table:table-cell office:value-type="float" office:value="6.35744106806924" calcext:value-type="float">
            <text:p>6.357</text:p>
          </table:table-cell>
          <table:table-cell office:value-type="float" office:value="0.750574359127723" calcext:value-type="float">
            <text:p>0.751</text:p>
          </table:table-cell>
          <table:table-cell office:value-type="float" office:value="0.979749246659433" calcext:value-type="float">
            <text:p>0.980</text:p>
          </table:table-cell>
          <table:table-cell office:value-type="float" office:value="9562.85970162589" calcext:value-type="float">
            <text:p>956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10_S_Wi2018</text:p>
          </table:table-cell>
          <table:table-cell office:value-type="float" office:value="19588" calcext:value-type="float">
            <text:p>19,588</text:p>
          </table:table-cell>
          <table:table-cell office:value-type="float" office:value="5031" calcext:value-type="float">
            <text:p>5,031</text:p>
          </table:table-cell>
          <table:table-cell office:value-type="float" office:value="3291.91985982713" calcext:value-type="float">
            <text:p>3,292</text:p>
          </table:table-cell>
          <table:table-cell office:value-type="float" office:value="7.26474911940333" calcext:value-type="float">
            <text:p>7.265</text:p>
          </table:table-cell>
          <table:table-cell office:value-type="float" office:value="0.852332547693899" calcext:value-type="float">
            <text:p>0.852</text:p>
          </table:table-cell>
          <table:table-cell office:value-type="float" office:value="0.997354873264478" calcext:value-type="float">
            <text:p>0.997</text:p>
          </table:table-cell>
          <table:table-cell office:value-type="float" office:value="12605.5819940644" calcext:value-type="float">
            <text:p>1260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10_S_Wi2019</text:p>
          </table:table-cell>
          <table:table-cell office:value-type="float" office:value="45093" calcext:value-type="float">
            <text:p>45,093</text:p>
          </table:table-cell>
          <table:table-cell office:value-type="float" office:value="7709" calcext:value-type="float">
            <text:p>7,709</text:p>
          </table:table-cell>
          <table:table-cell office:value-type="float" office:value="3098.1236192602" calcext:value-type="float">
            <text:p>3,098</text:p>
          </table:table-cell>
          <table:table-cell office:value-type="float" office:value="7.01303966810583" calcext:value-type="float">
            <text:p>7.013</text:p>
          </table:table-cell>
          <table:table-cell office:value-type="float" office:value="0.783567265391079" calcext:value-type="float">
            <text:p>0.784</text:p>
          </table:table-cell>
          <table:table-cell office:value-type="float" office:value="0.991243713014909" calcext:value-type="float">
            <text:p>0.991</text:p>
          </table:table-cell>
          <table:table-cell office:value-type="float" office:value="15425.2215379369" calcext:value-type="float">
            <text:p>1542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20_S_Wi2013</text:p>
          </table:table-cell>
          <table:table-cell office:value-type="float" office:value="33902" calcext:value-type="float">
            <text:p>33,902</text:p>
          </table:table-cell>
          <table:table-cell office:value-type="float" office:value="5735" calcext:value-type="float">
            <text:p>5,735</text:p>
          </table:table-cell>
          <table:table-cell office:value-type="float" office:value="2642.83215664127" calcext:value-type="float">
            <text:p>2,643</text:p>
          </table:table-cell>
          <table:table-cell office:value-type="float" office:value="6.66594023681842" calcext:value-type="float">
            <text:p>6.666</text:p>
          </table:table-cell>
          <table:table-cell office:value-type="float" office:value="0.770242202562042" calcext:value-type="float">
            <text:p>0.770</text:p>
          </table:table-cell>
          <table:table-cell office:value-type="float" office:value="0.99271811892709" calcext:value-type="float">
            <text:p>0.993</text:p>
          </table:table-cell>
          <table:table-cell office:value-type="float" office:value="13940.343742707" calcext:value-type="float">
            <text:p>1394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20_S_Wi2015</text:p>
          </table:table-cell>
          <table:table-cell office:value-type="float" office:value="57028" calcext:value-type="float">
            <text:p>57,028</text:p>
          </table:table-cell>
          <table:table-cell office:value-type="float" office:value="7035" calcext:value-type="float">
            <text:p>7,035</text:p>
          </table:table-cell>
          <table:table-cell office:value-type="float" office:value="2998.70957483425" calcext:value-type="float">
            <text:p>2,999</text:p>
          </table:table-cell>
          <table:table-cell office:value-type="float" office:value="7.23805089079138" calcext:value-type="float">
            <text:p>7.238</text:p>
          </table:table-cell>
          <table:table-cell office:value-type="float" office:value="0.817059988202731" calcext:value-type="float">
            <text:p>0.817</text:p>
          </table:table-cell>
          <table:table-cell office:value-type="float" office:value="0.996241034645872" calcext:value-type="float">
            <text:p>0.996</text:p>
          </table:table-cell>
          <table:table-cell office:value-type="float" office:value="9949.67969610677" calcext:value-type="float">
            <text:p>995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20_S_Wi2017</text:p>
          </table:table-cell>
          <table:table-cell office:value-type="float" office:value="24115" calcext:value-type="float">
            <text:p>24,115</text:p>
          </table:table-cell>
          <table:table-cell office:value-type="float" office:value="5481" calcext:value-type="float">
            <text:p>5,481</text:p>
          </table:table-cell>
          <table:table-cell office:value-type="float" office:value="3265.46672232347" calcext:value-type="float">
            <text:p>3,265</text:p>
          </table:table-cell>
          <table:table-cell office:value-type="float" office:value="7.36869955720062" calcext:value-type="float">
            <text:p>7.369</text:p>
          </table:table-cell>
          <table:table-cell office:value-type="float" office:value="0.855925529681941" calcext:value-type="float">
            <text:p>0.856</text:p>
          </table:table-cell>
          <table:table-cell office:value-type="float" office:value="0.997446510472381" calcext:value-type="float">
            <text:p>0.997</text:p>
          </table:table-cell>
          <table:table-cell office:value-type="float" office:value="11876.0859061591" calcext:value-type="float">
            <text:p>1187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20_S_Wi2018</text:p>
          </table:table-cell>
          <table:table-cell office:value-type="float" office:value="17535" calcext:value-type="float">
            <text:p>17,535</text:p>
          </table:table-cell>
          <table:table-cell office:value-type="float" office:value="4297" calcext:value-type="float">
            <text:p>4,297</text:p>
          </table:table-cell>
          <table:table-cell office:value-type="float" office:value="3064.87645902665" calcext:value-type="float">
            <text:p>3,065</text:p>
          </table:table-cell>
          <table:table-cell office:value-type="float" office:value="7.145935676799" calcext:value-type="float">
            <text:p>7.146</text:p>
          </table:table-cell>
          <table:table-cell office:value-type="float" office:value="0.854197409243321" calcext:value-type="float">
            <text:p>0.854</text:p>
          </table:table-cell>
          <table:table-cell office:value-type="float" office:value="0.996748799033161" calcext:value-type="float">
            <text:p>0.997</text:p>
          </table:table-cell>
          <table:table-cell office:value-type="float" office:value="10003.8408372863" calcext:value-type="float">
            <text:p>1000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20_S_Wi2018RNA</text:p>
          </table:table-cell>
          <table:table-cell office:value-type="float" office:value="33607" calcext:value-type="float">
            <text:p>33,607</text:p>
          </table:table-cell>
          <table:table-cell office:value-type="float" office:value="6723" calcext:value-type="float">
            <text:p>6,723</text:p>
          </table:table-cell>
          <table:table-cell office:value-type="float" office:value="3486.50177174414" calcext:value-type="float">
            <text:p>3,487</text:p>
          </table:table-cell>
          <table:table-cell office:value-type="float" office:value="7.58842604738445" calcext:value-type="float">
            <text:p>7.588</text:p>
          </table:table-cell>
          <table:table-cell office:value-type="float" office:value="0.861020827852432" calcext:value-type="float">
            <text:p>0.861</text:p>
          </table:table-cell>
          <table:table-cell office:value-type="float" office:value="0.998062459709726" calcext:value-type="float">
            <text:p>0.998</text:p>
          </table:table-cell>
          <table:table-cell office:value-type="float" office:value="11542.0206709564" calcext:value-type="float">
            <text:p>1154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BI20_S_Wi2019</text:p>
          </table:table-cell>
          <table:table-cell office:value-type="float" office:value="35786" calcext:value-type="float">
            <text:p>35,786</text:p>
          </table:table-cell>
          <table:table-cell office:value-type="float" office:value="6939" calcext:value-type="float">
            <text:p>6,939</text:p>
          </table:table-cell>
          <table:table-cell office:value-type="float" office:value="3360.81326604564" calcext:value-type="float">
            <text:p>3,361</text:p>
          </table:table-cell>
          <table:table-cell office:value-type="float" office:value="7.45148400596251" calcext:value-type="float">
            <text:p>7.451</text:p>
          </table:table-cell>
          <table:table-cell office:value-type="float" office:value="0.842459846391668" calcext:value-type="float">
            <text:p>0.842</text:p>
          </table:table-cell>
          <table:table-cell office:value-type="float" office:value="0.997398816425374" calcext:value-type="float">
            <text:p>0.997</text:p>
          </table:table-cell>
          <table:table-cell office:value-type="float" office:value="12924.7782064034" calcext:value-type="float">
            <text:p>1292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S_Su2017</text:p>
          </table:table-cell>
          <table:table-cell office:value-type="float" office:value="32501" calcext:value-type="float">
            <text:p>32,501</text:p>
          </table:table-cell>
          <table:table-cell office:value-type="float" office:value="6812" calcext:value-type="float">
            <text:p>6,812</text:p>
          </table:table-cell>
          <table:table-cell office:value-type="float" office:value="3477.29940658664" calcext:value-type="float">
            <text:p>3,477</text:p>
          </table:table-cell>
          <table:table-cell office:value-type="float" office:value="7.57153902733468" calcext:value-type="float">
            <text:p>7.572</text:p>
          </table:table-cell>
          <table:table-cell office:value-type="float" office:value="0.857824687378814" calcext:value-type="float">
            <text:p>0.858</text:p>
          </table:table-cell>
          <table:table-cell office:value-type="float" office:value="0.998060238661706" calcext:value-type="float">
            <text:p>0.998</text:p>
          </table:table-cell>
          <table:table-cell office:value-type="float" office:value="13170.5679663677" calcext:value-type="float">
            <text:p>1317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S_Su2017RNA</text:p>
          </table:table-cell>
          <table:table-cell office:value-type="float" office:value="14117" calcext:value-type="float">
            <text:p>14,117</text:p>
          </table:table-cell>
          <table:table-cell office:value-type="float" office:value="3041" calcext:value-type="float">
            <text:p>3,041</text:p>
          </table:table-cell>
          <table:table-cell office:value-type="float" office:value="2515.13233379962" calcext:value-type="float">
            <text:p>2,515</text:p>
          </table:table-cell>
          <table:table-cell office:value-type="float" office:value="5.31704051625437" calcext:value-type="float">
            <text:p>5.317</text:p>
          </table:table-cell>
          <table:table-cell office:value-type="float" office:value="0.662977453367772" calcext:value-type="float">
            <text:p>0.663</text:p>
          </table:table-cell>
          <table:table-cell office:value-type="float" office:value="0.869767607495238" calcext:value-type="float">
            <text:p>0.870</text:p>
          </table:table-cell>
          <table:table-cell office:value-type="float" office:value="5832.66210340979" calcext:value-type="float">
            <text:p>583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S_Su2018</text:p>
          </table:table-cell>
          <table:table-cell office:value-type="float" office:value="18325" calcext:value-type="float">
            <text:p>18,325</text:p>
          </table:table-cell>
          <table:table-cell office:value-type="float" office:value="4425" calcext:value-type="float">
            <text:p>4,425</text:p>
          </table:table-cell>
          <table:table-cell office:value-type="float" office:value="3069.00423911392" calcext:value-type="float">
            <text:p>3,069</text:p>
          </table:table-cell>
          <table:table-cell office:value-type="float" office:value="7.12049019796427" calcext:value-type="float">
            <text:p>7.120</text:p>
          </table:table-cell>
          <table:table-cell office:value-type="float" office:value="0.848179692752942" calcext:value-type="float">
            <text:p>0.848</text:p>
          </table:table-cell>
          <table:table-cell office:value-type="float" office:value="0.997057622247989" calcext:value-type="float">
            <text:p>0.997</text:p>
          </table:table-cell>
          <table:table-cell office:value-type="float" office:value="10249.3213289648" calcext:value-type="float">
            <text:p>1024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S_Wi2013</text:p>
          </table:table-cell>
          <table:table-cell office:value-type="float" office:value="19908" calcext:value-type="float">
            <text:p>19,908</text:p>
          </table:table-cell>
          <table:table-cell office:value-type="float" office:value="3546" calcext:value-type="float">
            <text:p>3,546</text:p>
          </table:table-cell>
          <table:table-cell office:value-type="float" office:value="2271.09302012793" calcext:value-type="float">
            <text:p>2,271</text:p>
          </table:table-cell>
          <table:table-cell office:value-type="float" office:value="5.91950815635157" calcext:value-type="float">
            <text:p>5.920</text:p>
          </table:table-cell>
          <table:table-cell office:value-type="float" office:value="0.724225054999669" calcext:value-type="float">
            <text:p>0.724</text:p>
          </table:table-cell>
          <table:table-cell office:value-type="float" office:value="0.983678305780228" calcext:value-type="float">
            <text:p>0.984</text:p>
          </table:table-cell>
          <table:table-cell office:value-type="float" office:value="9152.1237662345" calcext:value-type="float">
            <text:p>915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S_Wi2013RNA</text:p>
          </table:table-cell>
          <table:table-cell office:value-type="float" office:value="25550" calcext:value-type="float">
            <text:p>25,550</text:p>
          </table:table-cell>
          <table:table-cell office:value-type="float" office:value="3416" calcext:value-type="float">
            <text:p>3,416</text:p>
          </table:table-cell>
          <table:table-cell office:value-type="float" office:value="1890.26934245336" calcext:value-type="float">
            <text:p>1,890</text:p>
          </table:table-cell>
          <table:table-cell office:value-type="float" office:value="5.55888201058767" calcext:value-type="float">
            <text:p>5.559</text:p>
          </table:table-cell>
          <table:table-cell office:value-type="float" office:value="0.683226143753362" calcext:value-type="float">
            <text:p>0.683</text:p>
          </table:table-cell>
          <table:table-cell office:value-type="float" office:value="0.980854684226853" calcext:value-type="float">
            <text:p>0.981</text:p>
          </table:table-cell>
          <table:table-cell office:value-type="float" office:value="7883.82398254994" calcext:value-type="float">
            <text:p>788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S_Wi2015</text:p>
          </table:table-cell>
          <table:table-cell office:value-type="float" office:value="22978" calcext:value-type="float">
            <text:p>22,978</text:p>
          </table:table-cell>
          <table:table-cell office:value-type="float" office:value="6150" calcext:value-type="float">
            <text:p>6,150</text:p>
          </table:table-cell>
          <table:table-cell office:value-type="float" office:value="3654.25907275494" calcext:value-type="float">
            <text:p>3,654</text:p>
          </table:table-cell>
          <table:table-cell office:value-type="float" office:value="7.30724313721713" calcext:value-type="float">
            <text:p>7.307</text:p>
          </table:table-cell>
          <table:table-cell office:value-type="float" office:value="0.837582468528876" calcext:value-type="float">
            <text:p>0.838</text:p>
          </table:table-cell>
          <table:table-cell office:value-type="float" office:value="0.995729664437151" calcext:value-type="float">
            <text:p>0.996</text:p>
          </table:table-cell>
          <table:table-cell office:value-type="float" office:value="13262.5430436458" calcext:value-type="float">
            <text:p>1326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S_Wi2016</text:p>
          </table:table-cell>
          <table:table-cell office:value-type="float" office:value="11064" calcext:value-type="float">
            <text:p>11,064</text:p>
          </table:table-cell>
          <table:table-cell office:value-type="float" office:value="3973" calcext:value-type="float">
            <text:p>3,973</text:p>
          </table:table-cell>
          <table:table-cell office:value-type="float" office:value="3744.21602587292" calcext:value-type="float">
            <text:p>3,744</text:p>
          </table:table-cell>
          <table:table-cell office:value-type="float" office:value="7.34623599760517" calcext:value-type="float">
            <text:p>7.346</text:p>
          </table:table-cell>
          <table:table-cell office:value-type="float" office:value="0.88644752842975" calcext:value-type="float">
            <text:p>0.886</text:p>
          </table:table-cell>
          <table:table-cell office:value-type="float" office:value="0.997522859178884" calcext:value-type="float">
            <text:p>0.998</text:p>
          </table:table-cell>
          <table:table-cell office:value-type="float" office:value="10540.5882075643" calcext:value-type="float">
            <text:p>1054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S_Wi2016RNA</text:p>
          </table:table-cell>
          <table:table-cell office:value-type="float" office:value="19779" calcext:value-type="float">
            <text:p>19,779</text:p>
          </table:table-cell>
          <table:table-cell office:value-type="float" office:value="5093" calcext:value-type="float">
            <text:p>5,093</text:p>
          </table:table-cell>
          <table:table-cell office:value-type="float" office:value="3401.86741709697" calcext:value-type="float">
            <text:p>3,402</text:p>
          </table:table-cell>
          <table:table-cell office:value-type="float" office:value="7.20200168637408" calcext:value-type="float">
            <text:p>7.202</text:p>
          </table:table-cell>
          <table:table-cell office:value-type="float" office:value="0.843758241703124" calcext:value-type="float">
            <text:p>0.844</text:p>
          </table:table-cell>
          <table:table-cell office:value-type="float" office:value="0.99565606698546" calcext:value-type="float">
            <text:p>0.996</text:p>
          </table:table-cell>
          <table:table-cell office:value-type="float" office:value="10388.3516876376" calcext:value-type="float">
            <text:p>1038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S_Wi2017</text:p>
          </table:table-cell>
          <table:table-cell office:value-type="float" office:value="19106" calcext:value-type="float">
            <text:p>19,106</text:p>
          </table:table-cell>
          <table:table-cell office:value-type="float" office:value="4093" calcext:value-type="float">
            <text:p>4,093</text:p>
          </table:table-cell>
          <table:table-cell office:value-type="float" office:value="2696.55717681366" calcext:value-type="float">
            <text:p>2,697</text:p>
          </table:table-cell>
          <table:table-cell office:value-type="float" office:value="6.44311563701803" calcext:value-type="float">
            <text:p>6.443</text:p>
          </table:table-cell>
          <table:table-cell office:value-type="float" office:value="0.774689155121127" calcext:value-type="float">
            <text:p>0.775</text:p>
          </table:table-cell>
          <table:table-cell office:value-type="float" office:value="0.989040789029046" calcext:value-type="float">
            <text:p>0.989</text:p>
          </table:table-cell>
          <table:table-cell office:value-type="float" office:value="10781.0558043332" calcext:value-type="float">
            <text:p>1078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S_Wi2017RNA</text:p>
          </table:table-cell>
          <table:table-cell office:value-type="float" office:value="20778" calcext:value-type="float">
            <text:p>20,778</text:p>
          </table:table-cell>
          <table:table-cell office:value-type="float" office:value="3331" calcext:value-type="float">
            <text:p>3,331</text:p>
          </table:table-cell>
          <table:table-cell office:value-type="float" office:value="2134.72801680329" calcext:value-type="float">
            <text:p>2,135</text:p>
          </table:table-cell>
          <table:table-cell office:value-type="float" office:value="5.91049140315829" calcext:value-type="float">
            <text:p>5.910</text:p>
          </table:table-cell>
          <table:table-cell office:value-type="float" office:value="0.728698202134953" calcext:value-type="float">
            <text:p>0.729</text:p>
          </table:table-cell>
          <table:table-cell office:value-type="float" office:value="0.982604701928924" calcext:value-type="float">
            <text:p>0.983</text:p>
          </table:table-cell>
          <table:table-cell office:value-type="float" office:value="7514.60689762902" calcext:value-type="float">
            <text:p>751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S_Wi2018</text:p>
          </table:table-cell>
          <table:table-cell office:value-type="float" office:value="17967" calcext:value-type="float">
            <text:p>17,967</text:p>
          </table:table-cell>
          <table:table-cell office:value-type="float" office:value="4990" calcext:value-type="float">
            <text:p>4,990</text:p>
          </table:table-cell>
          <table:table-cell office:value-type="float" office:value="3444.18669480828" calcext:value-type="float">
            <text:p>3,444</text:p>
          </table:table-cell>
          <table:table-cell office:value-type="float" office:value="7.17345901061824" calcext:value-type="float">
            <text:p>7.173</text:p>
          </table:table-cell>
          <table:table-cell office:value-type="float" office:value="0.842430763046087" calcext:value-type="float">
            <text:p>0.842</text:p>
          </table:table-cell>
          <table:table-cell office:value-type="float" office:value="0.995853306307539" calcext:value-type="float">
            <text:p>0.996</text:p>
          </table:table-cell>
          <table:table-cell office:value-type="float" office:value="12067.0173032855" calcext:value-type="float">
            <text:p>1206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S_Wi2018RNA</text:p>
          </table:table-cell>
          <table:table-cell office:value-type="float" office:value="17616" calcext:value-type="float">
            <text:p>17,616</text:p>
          </table:table-cell>
          <table:table-cell office:value-type="float" office:value="3601" calcext:value-type="float">
            <text:p>3,601</text:p>
          </table:table-cell>
          <table:table-cell office:value-type="float" office:value="2599.81916943966" calcext:value-type="float">
            <text:p>2,600</text:p>
          </table:table-cell>
          <table:table-cell office:value-type="float" office:value="6.45658443020709" calcext:value-type="float">
            <text:p>6.457</text:p>
          </table:table-cell>
          <table:table-cell office:value-type="float" office:value="0.788449207050538" calcext:value-type="float">
            <text:p>0.788</text:p>
          </table:table-cell>
          <table:table-cell office:value-type="float" office:value="0.991288096507922" calcext:value-type="float">
            <text:p>0.991</text:p>
          </table:table-cell>
          <table:table-cell office:value-type="float" office:value="7166.94350547989" calcext:value-type="float">
            <text:p>716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S_Wi2019</text:p>
          </table:table-cell>
          <table:table-cell office:value-type="float" office:value="35908" calcext:value-type="float">
            <text:p>35,908</text:p>
          </table:table-cell>
          <table:table-cell office:value-type="float" office:value="7926" calcext:value-type="float">
            <text:p>7,926</text:p>
          </table:table-cell>
          <table:table-cell office:value-type="float" office:value="3724.88631635928" calcext:value-type="float">
            <text:p>3,725</text:p>
          </table:table-cell>
          <table:table-cell office:value-type="float" office:value="7.66929771182909" calcext:value-type="float">
            <text:p>7.669</text:p>
          </table:table-cell>
          <table:table-cell office:value-type="float" office:value="0.854241469400975" calcext:value-type="float">
            <text:p>0.854</text:p>
          </table:table-cell>
          <table:table-cell office:value-type="float" office:value="0.998182999667351" calcext:value-type="float">
            <text:p>0.998</text:p>
          </table:table-cell>
          <table:table-cell office:value-type="float" office:value="15022.6839910031" calcext:value-type="float">
            <text:p>1502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WBM_Su2017</text:p>
          </table:table-cell>
          <table:table-cell office:value-type="float" office:value="61450" calcext:value-type="float">
            <text:p>61,450</text:p>
          </table:table-cell>
          <table:table-cell office:value-type="float" office:value="2605" calcext:value-type="float">
            <text:p>2,605</text:p>
          </table:table-cell>
          <table:table-cell office:value-type="float" office:value="853.984062533183" calcext:value-type="float">
            <text:p>854</text:p>
          </table:table-cell>
          <table:table-cell office:value-type="float" office:value="4.22766701268408" calcext:value-type="float">
            <text:p>4.228</text:p>
          </table:table-cell>
          <table:table-cell office:value-type="float" office:value="0.537516336203161" calcext:value-type="float">
            <text:p>0.538</text:p>
          </table:table-cell>
          <table:table-cell office:value-type="float" office:value="0.94944142803327" calcext:value-type="float">
            <text:p>0.949</text:p>
          </table:table-cell>
          <table:table-cell office:value-type="float" office:value="5676.89714551416" calcext:value-type="float">
            <text:p>567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WBM_Su2018</text:p>
          </table:table-cell>
          <table:table-cell office:value-type="float" office:value="10116" calcext:value-type="float">
            <text:p>10,116</text:p>
          </table:table-cell>
          <table:table-cell table:number-columns-repeated="2" office:value-type="float" office:value="857" calcext:value-type="float">
            <text:p>857</text:p>
          </table:table-cell>
          <table:table-cell office:value-type="float" office:value="3.91454316389922" calcext:value-type="float">
            <text:p>3.915</text:p>
          </table:table-cell>
          <table:table-cell office:value-type="float" office:value="0.579637099072052" calcext:value-type="float">
            <text:p>0.580</text:p>
          </table:table-cell>
          <table:table-cell office:value-type="float" office:value="0.939080020907336" calcext:value-type="float">
            <text:p>0.939</text:p>
          </table:table-cell>
          <table:table-cell office:value-type="float" office:value="2873.24365993924" calcext:value-type="float">
            <text:p>287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WPM_Au2017</text:p>
          </table:table-cell>
          <table:table-cell office:value-type="float" office:value="23817" calcext:value-type="float">
            <text:p>23,817</text:p>
          </table:table-cell>
          <table:table-cell office:value-type="float" office:value="2550" calcext:value-type="float">
            <text:p>2,550</text:p>
          </table:table-cell>
          <table:table-cell office:value-type="float" office:value="1418.42853076441" calcext:value-type="float">
            <text:p>1,418</text:p>
          </table:table-cell>
          <table:table-cell office:value-type="float" office:value="4.63604793387944" calcext:value-type="float">
            <text:p>4.636</text:p>
          </table:table-cell>
          <table:table-cell office:value-type="float" office:value="0.591042503208146" calcext:value-type="float">
            <text:p>0.591</text:p>
          </table:table-cell>
          <table:table-cell office:value-type="float" office:value="0.946696024260323" calcext:value-type="float">
            <text:p>0.947</text:p>
          </table:table-cell>
          <table:table-cell office:value-type="float" office:value="7472.3276943722" calcext:value-type="float">
            <text:p>747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WPM_Au2018</text:p>
          </table:table-cell>
          <table:table-cell office:value-type="float" office:value="62994" calcext:value-type="float">
            <text:p>62,994</text:p>
          </table:table-cell>
          <table:table-cell office:value-type="float" office:value="1941" calcext:value-type="float">
            <text:p>1,941</text:p>
          </table:table-cell>
          <table:table-cell office:value-type="float" office:value="618.711932279694" calcext:value-type="float">
            <text:p>619</text:p>
          </table:table-cell>
          <table:table-cell office:value-type="float" office:value="2.94166414984861" calcext:value-type="float">
            <text:p>2.942</text:p>
          </table:table-cell>
          <table:table-cell office:value-type="float" office:value="0.388545798729928" calcext:value-type="float">
            <text:p>0.389</text:p>
          </table:table-cell>
          <table:table-cell office:value-type="float" office:value="0.808025249181021" calcext:value-type="float">
            <text:p>0.808</text:p>
          </table:table-cell>
          <table:table-cell office:value-type="float" office:value="4229.08134530196" calcext:value-type="float">
            <text:p>422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WPM_Sp2017</text:p>
          </table:table-cell>
          <table:table-cell office:value-type="float" office:value="19918" calcext:value-type="float">
            <text:p>19,918</text:p>
          </table:table-cell>
          <table:table-cell office:value-type="float" office:value="1051" calcext:value-type="float">
            <text:p>1,051</text:p>
          </table:table-cell>
          <table:table-cell office:value-type="float" office:value="684.164806582608" calcext:value-type="float">
            <text:p>684</text:p>
          </table:table-cell>
          <table:table-cell office:value-type="float" office:value="3.98788103426728" calcext:value-type="float">
            <text:p>3.988</text:p>
          </table:table-cell>
          <table:table-cell office:value-type="float" office:value="0.573177512212933" calcext:value-type="float">
            <text:p>0.573</text:p>
          </table:table-cell>
          <table:table-cell office:value-type="float" office:value="0.959415479154865" calcext:value-type="float">
            <text:p>0.959</text:p>
          </table:table-cell>
          <table:table-cell office:value-type="float" office:value="2814.26575999481" calcext:value-type="float">
            <text:p>281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WPM_Sp2018</text:p>
          </table:table-cell>
          <table:table-cell office:value-type="float" office:value="37996" calcext:value-type="float">
            <text:p>37,996</text:p>
          </table:table-cell>
          <table:table-cell office:value-type="float" office:value="1999" calcext:value-type="float">
            <text:p>1,999</text:p>
          </table:table-cell>
          <table:table-cell office:value-type="float" office:value="872.17933557858" calcext:value-type="float">
            <text:p>872</text:p>
          </table:table-cell>
          <table:table-cell office:value-type="float" office:value="3.53237224315582" calcext:value-type="float">
            <text:p>3.532</text:p>
          </table:table-cell>
          <table:table-cell office:value-type="float" office:value="0.464761217589939" calcext:value-type="float">
            <text:p>0.465</text:p>
          </table:table-cell>
          <table:table-cell office:value-type="float" office:value="0.894281302775307" calcext:value-type="float">
            <text:p>0.894</text:p>
          </table:table-cell>
          <table:table-cell office:value-type="float" office:value="4251.20251695633" calcext:value-type="float">
            <text:p>425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WPM_Su2017</text:p>
          </table:table-cell>
          <table:table-cell office:value-type="float" office:value="29555" calcext:value-type="float">
            <text:p>29,555</text:p>
          </table:table-cell>
          <table:table-cell office:value-type="float" office:value="1670" calcext:value-type="float">
            <text:p>1,670</text:p>
          </table:table-cell>
          <table:table-cell office:value-type="float" office:value="826.572962430787" calcext:value-type="float">
            <text:p>827</text:p>
          </table:table-cell>
          <table:table-cell office:value-type="float" office:value="4.18664836823584" calcext:value-type="float">
            <text:p>4.187</text:p>
          </table:table-cell>
          <table:table-cell office:value-type="float" office:value="0.564194306347594" calcext:value-type="float">
            <text:p>0.564</text:p>
          </table:table-cell>
          <table:table-cell office:value-type="float" office:value="0.949268985467941" calcext:value-type="float">
            <text:p>0.949</text:p>
          </table:table-cell>
          <table:table-cell office:value-type="float" office:value="4914.90317843428" calcext:value-type="float">
            <text:p>491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WPM_Su2018</text:p>
          </table:table-cell>
          <table:table-cell office:value-type="float" office:value="45583" calcext:value-type="float">
            <text:p>45,583</text:p>
          </table:table-cell>
          <table:table-cell office:value-type="float" office:value="1599" calcext:value-type="float">
            <text:p>1,599</text:p>
          </table:table-cell>
          <table:table-cell office:value-type="float" office:value="592.648162122916" calcext:value-type="float">
            <text:p>593</text:p>
          </table:table-cell>
          <table:table-cell office:value-type="float" office:value="3.43558263642393" calcext:value-type="float">
            <text:p>3.436</text:p>
          </table:table-cell>
          <table:table-cell office:value-type="float" office:value="0.465706976470694" calcext:value-type="float">
            <text:p>0.466</text:p>
          </table:table-cell>
          <table:table-cell office:value-type="float" office:value="0.903591311187566" calcext:value-type="float">
            <text:p>0.904</text:p>
          </table:table-cell>
          <table:table-cell office:value-type="float" office:value="4045.02887465113" calcext:value-type="float">
            <text:p>404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WPM_Wi2018</text:p>
          </table:table-cell>
          <table:table-cell office:value-type="float" office:value="41778" calcext:value-type="float">
            <text:p>41,778</text:p>
          </table:table-cell>
          <table:table-cell office:value-type="float" office:value="6142" calcext:value-type="float">
            <text:p>6,142</text:p>
          </table:table-cell>
          <table:table-cell office:value-type="float" office:value="2399.2931056331" calcext:value-type="float">
            <text:p>2,399</text:p>
          </table:table-cell>
          <table:table-cell office:value-type="float" office:value="6.06924480382293" calcext:value-type="float">
            <text:p>6.069</text:p>
          </table:table-cell>
          <table:table-cell office:value-type="float" office:value="0.6957824619297" calcext:value-type="float">
            <text:p>0.696</text:p>
          </table:table-cell>
          <table:table-cell office:value-type="float" office:value="0.985246286778829" calcext:value-type="float">
            <text:p>0.985</text:p>
          </table:table-cell>
          <table:table-cell office:value-type="float" office:value="13503.399500653" calcext:value-type="float">
            <text:p>1350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05_WPM_Wi2019</text:p>
          </table:table-cell>
          <table:table-cell office:value-type="float" office:value="40882" calcext:value-type="float">
            <text:p>40,882</text:p>
          </table:table-cell>
          <table:table-cell office:value-type="float" office:value="3066" calcext:value-type="float">
            <text:p>3,066</text:p>
          </table:table-cell>
          <table:table-cell office:value-type="float" office:value="1311.2339163023" calcext:value-type="float">
            <text:p>1,311</text:p>
          </table:table-cell>
          <table:table-cell office:value-type="float" office:value="4.41111815809091" calcext:value-type="float">
            <text:p>4.411</text:p>
          </table:table-cell>
          <table:table-cell office:value-type="float" office:value="0.549457803360617" calcext:value-type="float">
            <text:p>0.549</text:p>
          </table:table-cell>
          <table:table-cell office:value-type="float" office:value="0.911205194432003" calcext:value-type="float">
            <text:p>0.911</text:p>
          </table:table-cell>
          <table:table-cell office:value-type="float" office:value="6170.56893551514" calcext:value-type="float">
            <text:p>617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S_Su2017</text:p>
          </table:table-cell>
          <table:table-cell office:value-type="float" office:value="24012" calcext:value-type="float">
            <text:p>24,012</text:p>
          </table:table-cell>
          <table:table-cell office:value-type="float" office:value="5378" calcext:value-type="float">
            <text:p>5,378</text:p>
          </table:table-cell>
          <table:table-cell office:value-type="float" office:value="3238.86927968597" calcext:value-type="float">
            <text:p>3,239</text:p>
          </table:table-cell>
          <table:table-cell office:value-type="float" office:value="7.39782708493084" calcext:value-type="float">
            <text:p>7.398</text:p>
          </table:table-cell>
          <table:table-cell office:value-type="float" office:value="0.861206661068145" calcext:value-type="float">
            <text:p>0.861</text:p>
          </table:table-cell>
          <table:table-cell office:value-type="float" office:value="0.997903156395593" calcext:value-type="float">
            <text:p>0.998</text:p>
          </table:table-cell>
          <table:table-cell office:value-type="float" office:value="11188.3494126034" calcext:value-type="float">
            <text:p>1118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S_Su2018</text:p>
          </table:table-cell>
          <table:table-cell office:value-type="float" office:value="14935" calcext:value-type="float">
            <text:p>14,935</text:p>
          </table:table-cell>
          <table:table-cell office:value-type="float" office:value="3978" calcext:value-type="float">
            <text:p>3,978</text:p>
          </table:table-cell>
          <table:table-cell office:value-type="float" office:value="3171.06174797318" calcext:value-type="float">
            <text:p>3,171</text:p>
          </table:table-cell>
          <table:table-cell office:value-type="float" office:value="7.21873604174537" calcext:value-type="float">
            <text:p>7.219</text:p>
          </table:table-cell>
          <table:table-cell office:value-type="float" office:value="0.870930328768375" calcext:value-type="float">
            <text:p>0.871</text:p>
          </table:table-cell>
          <table:table-cell office:value-type="float" office:value="0.996701550934532" calcext:value-type="float">
            <text:p>0.997</text:p>
          </table:table-cell>
          <table:table-cell office:value-type="float" office:value="8256.79665311108" calcext:value-type="float">
            <text:p>825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S_Wi2013</text:p>
          </table:table-cell>
          <table:table-cell office:value-type="float" office:value="24123" calcext:value-type="float">
            <text:p>24,123</text:p>
          </table:table-cell>
          <table:table-cell office:value-type="float" office:value="4687" calcext:value-type="float">
            <text:p>4,687</text:p>
          </table:table-cell>
          <table:table-cell office:value-type="float" office:value="2708.40376837343" calcext:value-type="float">
            <text:p>2,708</text:p>
          </table:table-cell>
          <table:table-cell office:value-type="float" office:value="6.57268629191427" calcext:value-type="float">
            <text:p>6.573</text:p>
          </table:table-cell>
          <table:table-cell office:value-type="float" office:value="0.777598221687658" calcext:value-type="float">
            <text:p>0.778</text:p>
          </table:table-cell>
          <table:table-cell office:value-type="float" office:value="0.991848838157029" calcext:value-type="float">
            <text:p>0.992</text:p>
          </table:table-cell>
          <table:table-cell office:value-type="float" office:value="11099.6924620373" calcext:value-type="float">
            <text:p>1110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S_Wi2015</text:p>
          </table:table-cell>
          <table:table-cell office:value-type="float" office:value="22311" calcext:value-type="float">
            <text:p>22,311</text:p>
          </table:table-cell>
          <table:table-cell office:value-type="float" office:value="6144" calcext:value-type="float">
            <text:p>6,144</text:p>
          </table:table-cell>
          <table:table-cell office:value-type="float" office:value="3628.29696152448" calcext:value-type="float">
            <text:p>3,628</text:p>
          </table:table-cell>
          <table:table-cell office:value-type="float" office:value="6.96925303834082" calcext:value-type="float">
            <text:p>6.969</text:p>
          </table:table-cell>
          <table:table-cell office:value-type="float" office:value="0.798930215051375" calcext:value-type="float">
            <text:p>0.799</text:p>
          </table:table-cell>
          <table:table-cell office:value-type="float" office:value="0.988735917717472" calcext:value-type="float">
            <text:p>0.989</text:p>
          </table:table-cell>
          <table:table-cell office:value-type="float" office:value="14487.6355649267" calcext:value-type="float">
            <text:p>1448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S_Wi2015_Taq</text:p>
          </table:table-cell>
          <table:table-cell office:value-type="float" office:value="88025" calcext:value-type="float">
            <text:p>88,025</text:p>
          </table:table-cell>
          <table:table-cell office:value-type="float" office:value="13847" calcext:value-type="float">
            <text:p>13,847</text:p>
          </table:table-cell>
          <table:table-cell office:value-type="float" office:value="3755.41649315685" calcext:value-type="float">
            <text:p>3,755</text:p>
          </table:table-cell>
          <table:table-cell office:value-type="float" office:value="7.34020130963404" calcext:value-type="float">
            <text:p>7.340</text:p>
          </table:table-cell>
          <table:table-cell office:value-type="float" office:value="0.7697500919407" calcext:value-type="float">
            <text:p>0.770</text:p>
          </table:table-cell>
          <table:table-cell office:value-type="float" office:value="0.989886893980782" calcext:value-type="float">
            <text:p>0.990</text:p>
          </table:table-cell>
          <table:table-cell office:value-type="float" office:value="22469.5717351748" calcext:value-type="float">
            <text:p>2247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S_Wi2016</text:p>
          </table:table-cell>
          <table:table-cell office:value-type="float" office:value="40246" calcext:value-type="float">
            <text:p>40,246</text:p>
          </table:table-cell>
          <table:table-cell office:value-type="float" office:value="6501" calcext:value-type="float">
            <text:p>6,501</text:p>
          </table:table-cell>
          <table:table-cell office:value-type="float" office:value="3011.48903744732" calcext:value-type="float">
            <text:p>3,011</text:p>
          </table:table-cell>
          <table:table-cell office:value-type="float" office:value="7.26723012567516" calcext:value-type="float">
            <text:p>7.267</text:p>
          </table:table-cell>
          <table:table-cell office:value-type="float" office:value="0.827729965765869" calcext:value-type="float">
            <text:p>0.828</text:p>
          </table:table-cell>
          <table:table-cell office:value-type="float" office:value="0.997309627093381" calcext:value-type="float">
            <text:p>0.997</text:p>
          </table:table-cell>
          <table:table-cell office:value-type="float" office:value="11602.0320013298" calcext:value-type="float">
            <text:p>1160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S_Wi2017</text:p>
          </table:table-cell>
          <table:table-cell office:value-type="float" office:value="24953" calcext:value-type="float">
            <text:p>24,953</text:p>
          </table:table-cell>
          <table:table-cell office:value-type="float" office:value="5512" calcext:value-type="float">
            <text:p>5,512</text:p>
          </table:table-cell>
          <table:table-cell office:value-type="float" office:value="3138.46974859729" calcext:value-type="float">
            <text:p>3,138</text:p>
          </table:table-cell>
          <table:table-cell office:value-type="float" office:value="7.2507640860825" calcext:value-type="float">
            <text:p>7.251</text:p>
          </table:table-cell>
          <table:table-cell office:value-type="float" office:value="0.841675107921409" calcext:value-type="float">
            <text:p>0.842</text:p>
          </table:table-cell>
          <table:table-cell office:value-type="float" office:value="0.997528522379337" calcext:value-type="float">
            <text:p>0.998</text:p>
          </table:table-cell>
          <table:table-cell office:value-type="float" office:value="12992.8467072308" calcext:value-type="float">
            <text:p>1299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S_Wi2017RNA</text:p>
          </table:table-cell>
          <table:table-cell office:value-type="float" office:value="27176" calcext:value-type="float">
            <text:p>27,176</text:p>
          </table:table-cell>
          <table:table-cell office:value-type="float" office:value="5266" calcext:value-type="float">
            <text:p>5,266</text:p>
          </table:table-cell>
          <table:table-cell office:value-type="float" office:value="2940.16233247205" calcext:value-type="float">
            <text:p>2,940</text:p>
          </table:table-cell>
          <table:table-cell office:value-type="float" office:value="7.11496297303028" calcext:value-type="float">
            <text:p>7.115</text:p>
          </table:table-cell>
          <table:table-cell office:value-type="float" office:value="0.830311716953314" calcext:value-type="float">
            <text:p>0.830</text:p>
          </table:table-cell>
          <table:table-cell office:value-type="float" office:value="0.996998306008462" calcext:value-type="float">
            <text:p>0.997</text:p>
          </table:table-cell>
          <table:table-cell office:value-type="float" office:value="10878.0965809139" calcext:value-type="float">
            <text:p>1087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S_Wi2018</text:p>
          </table:table-cell>
          <table:table-cell office:value-type="float" office:value="22655" calcext:value-type="float">
            <text:p>22,655</text:p>
          </table:table-cell>
          <table:table-cell office:value-type="float" office:value="4238" calcext:value-type="float">
            <text:p>4,238</text:p>
          </table:table-cell>
          <table:table-cell office:value-type="float" office:value="2603.16809809277" calcext:value-type="float">
            <text:p>2,603</text:p>
          </table:table-cell>
          <table:table-cell office:value-type="float" office:value="6.82953666744181" calcext:value-type="float">
            <text:p>6.830</text:p>
          </table:table-cell>
          <table:table-cell office:value-type="float" office:value="0.817727729089051" calcext:value-type="float">
            <text:p>0.818</text:p>
          </table:table-cell>
          <table:table-cell office:value-type="float" office:value="0.996114406646949" calcext:value-type="float">
            <text:p>0.996</text:p>
          </table:table-cell>
          <table:table-cell office:value-type="float" office:value="9757.68472966317" calcext:value-type="float">
            <text:p>975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S_Wi2019</text:p>
          </table:table-cell>
          <table:table-cell office:value-type="float" office:value="39018" calcext:value-type="float">
            <text:p>39,018</text:p>
          </table:table-cell>
          <table:table-cell office:value-type="float" office:value="7547" calcext:value-type="float">
            <text:p>7,547</text:p>
          </table:table-cell>
          <table:table-cell office:value-type="float" office:value="3352.18585762763" calcext:value-type="float">
            <text:p>3,352</text:p>
          </table:table-cell>
          <table:table-cell office:value-type="float" office:value="7.42366120543379" calcext:value-type="float">
            <text:p>7.424</text:p>
          </table:table-cell>
          <table:table-cell office:value-type="float" office:value="0.83141895480491" calcext:value-type="float">
            <text:p>0.831</text:p>
          </table:table-cell>
          <table:table-cell office:value-type="float" office:value="0.99758816633524" calcext:value-type="float">
            <text:p>0.998</text:p>
          </table:table-cell>
          <table:table-cell office:value-type="float" office:value="15161.2800162146" calcext:value-type="float">
            <text:p>1516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WBM_Su2017</text:p>
          </table:table-cell>
          <table:table-cell office:value-type="float" office:value="48861" calcext:value-type="float">
            <text:p>48,861</text:p>
          </table:table-cell>
          <table:table-cell office:value-type="float" office:value="1816" calcext:value-type="float">
            <text:p>1,816</text:p>
          </table:table-cell>
          <table:table-cell office:value-type="float" office:value="700.349966189949" calcext:value-type="float">
            <text:p>700</text:p>
          </table:table-cell>
          <table:table-cell office:value-type="float" office:value="3.94098784834725" calcext:value-type="float">
            <text:p>3.941</text:p>
          </table:table-cell>
          <table:table-cell office:value-type="float" office:value="0.525157545055888" calcext:value-type="float">
            <text:p>0.525</text:p>
          </table:table-cell>
          <table:table-cell office:value-type="float" office:value="0.925610657498095" calcext:value-type="float">
            <text:p>0.926</text:p>
          </table:table-cell>
          <table:table-cell office:value-type="float" office:value="4120.15917435984" calcext:value-type="float">
            <text:p>412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WBM_Su2018</text:p>
          </table:table-cell>
          <table:table-cell office:value-type="float" office:value="37338" calcext:value-type="float">
            <text:p>37,338</text:p>
          </table:table-cell>
          <table:table-cell office:value-type="float" office:value="1539" calcext:value-type="float">
            <text:p>1,539</text:p>
          </table:table-cell>
          <table:table-cell office:value-type="float" office:value="689.28689303425" calcext:value-type="float">
            <text:p>689</text:p>
          </table:table-cell>
          <table:table-cell office:value-type="float" office:value="4.07552192001553" calcext:value-type="float">
            <text:p>4.076</text:p>
          </table:table-cell>
          <table:table-cell office:value-type="float" office:value="0.555332339952656" calcext:value-type="float">
            <text:p>0.555</text:p>
          </table:table-cell>
          <table:table-cell office:value-type="float" office:value="0.946328685567733" calcext:value-type="float">
            <text:p>0.946</text:p>
          </table:table-cell>
          <table:table-cell office:value-type="float" office:value="3496.93701142153" calcext:value-type="float">
            <text:p>349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WPM_Au2017</text:p>
          </table:table-cell>
          <table:table-cell office:value-type="float" office:value="59592" calcext:value-type="float">
            <text:p>59,592</text:p>
          </table:table-cell>
          <table:table-cell office:value-type="float" office:value="5742" calcext:value-type="float">
            <text:p>5,742</text:p>
          </table:table-cell>
          <table:table-cell office:value-type="float" office:value="1836.7031062459" calcext:value-type="float">
            <text:p>1,837</text:p>
          </table:table-cell>
          <table:table-cell office:value-type="float" office:value="5.66208361569566" calcext:value-type="float">
            <text:p>5.662</text:p>
          </table:table-cell>
          <table:table-cell office:value-type="float" office:value="0.654155449718514" calcext:value-type="float">
            <text:p>0.654</text:p>
          </table:table-cell>
          <table:table-cell office:value-type="float" office:value="0.983222820581124" calcext:value-type="float">
            <text:p>0.983</text:p>
          </table:table-cell>
          <table:table-cell office:value-type="float" office:value="12042.1883930254" calcext:value-type="float">
            <text:p>1204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WPM_Au2018A</text:p>
          </table:table-cell>
          <table:table-cell office:value-type="float" office:value="71921" calcext:value-type="float">
            <text:p>71,921</text:p>
          </table:table-cell>
          <table:table-cell office:value-type="float" office:value="3521" calcext:value-type="float">
            <text:p>3,521</text:p>
          </table:table-cell>
          <table:table-cell office:value-type="float" office:value="1041.51320939781" calcext:value-type="float">
            <text:p>1,042</text:p>
          </table:table-cell>
          <table:table-cell office:value-type="float" office:value="3.97292727163389" calcext:value-type="float">
            <text:p>3.973</text:p>
          </table:table-cell>
          <table:table-cell office:value-type="float" office:value="0.486490799775656" calcext:value-type="float">
            <text:p>0.486</text:p>
          </table:table-cell>
          <table:table-cell office:value-type="float" office:value="0.906565913184901" calcext:value-type="float">
            <text:p>0.907</text:p>
          </table:table-cell>
          <table:table-cell office:value-type="float" office:value="7734.54861326429" calcext:value-type="float">
            <text:p>773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WPM_Au2018B</text:p>
          </table:table-cell>
          <table:table-cell office:value-type="float" office:value="42167" calcext:value-type="float">
            <text:p>42,167</text:p>
          </table:table-cell>
          <table:table-cell office:value-type="float" office:value="2194" calcext:value-type="float">
            <text:p>2,194</text:p>
          </table:table-cell>
          <table:table-cell office:value-type="float" office:value="897.465667796861" calcext:value-type="float">
            <text:p>897</text:p>
          </table:table-cell>
          <table:table-cell office:value-type="float" office:value="3.69739481323292" calcext:value-type="float">
            <text:p>3.697</text:p>
          </table:table-cell>
          <table:table-cell office:value-type="float" office:value="0.480587981598348" calcext:value-type="float">
            <text:p>0.481</text:p>
          </table:table-cell>
          <table:table-cell office:value-type="float" office:value="0.899365005280776" calcext:value-type="float">
            <text:p>0.899</text:p>
          </table:table-cell>
          <table:table-cell office:value-type="float" office:value="5108.99907570062" calcext:value-type="float">
            <text:p>510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WPM_Sp2017</text:p>
          </table:table-cell>
          <table:table-cell office:value-type="float" office:value="46659" calcext:value-type="float">
            <text:p>46,659</text:p>
          </table:table-cell>
          <table:table-cell office:value-type="float" office:value="1163" calcext:value-type="float">
            <text:p>1,163</text:p>
          </table:table-cell>
          <table:table-cell office:value-type="float" office:value="479.984644942215" calcext:value-type="float">
            <text:p>480</text:p>
          </table:table-cell>
          <table:table-cell office:value-type="float" office:value="3.20027818757179" calcext:value-type="float">
            <text:p>3.200</text:p>
          </table:table-cell>
          <table:table-cell office:value-type="float" office:value="0.453376942292589" calcext:value-type="float">
            <text:p>0.453</text:p>
          </table:table-cell>
          <table:table-cell office:value-type="float" office:value="0.876419783049835" calcext:value-type="float">
            <text:p>0.876</text:p>
          </table:table-cell>
          <table:table-cell office:value-type="float" office:value="2608.26448594658" calcext:value-type="float">
            <text:p>260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WPM_Sp2018</text:p>
          </table:table-cell>
          <table:table-cell office:value-type="float" office:value="40934" calcext:value-type="float">
            <text:p>40,934</text:p>
          </table:table-cell>
          <table:table-cell office:value-type="float" office:value="1495" calcext:value-type="float">
            <text:p>1,495</text:p>
          </table:table-cell>
          <table:table-cell office:value-type="float" office:value="603.05863611287" calcext:value-type="float">
            <text:p>603</text:p>
          </table:table-cell>
          <table:table-cell office:value-type="float" office:value="2.84118414198675" calcext:value-type="float">
            <text:p>2.841</text:p>
          </table:table-cell>
          <table:table-cell office:value-type="float" office:value="0.38867718272811" calcext:value-type="float">
            <text:p>0.389</text:p>
          </table:table-cell>
          <table:table-cell office:value-type="float" office:value="0.828686518548429" calcext:value-type="float">
            <text:p>0.829</text:p>
          </table:table-cell>
          <table:table-cell office:value-type="float" office:value="3962.69200165943" calcext:value-type="float">
            <text:p>396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WPM_Su2017</text:p>
          </table:table-cell>
          <table:table-cell office:value-type="float" office:value="69995" calcext:value-type="float">
            <text:p>69,995</text:p>
          </table:table-cell>
          <table:table-cell office:value-type="float" office:value="2296" calcext:value-type="float">
            <text:p>2,296</text:p>
          </table:table-cell>
          <table:table-cell office:value-type="float" office:value="705.83523936665" calcext:value-type="float">
            <text:p>706</text:p>
          </table:table-cell>
          <table:table-cell office:value-type="float" office:value="4.11728494764642" calcext:value-type="float">
            <text:p>4.117</text:p>
          </table:table-cell>
          <table:table-cell office:value-type="float" office:value="0.532022937128493" calcext:value-type="float">
            <text:p>0.532</text:p>
          </table:table-cell>
          <table:table-cell office:value-type="float" office:value="0.947567060663936" calcext:value-type="float">
            <text:p>0.948</text:p>
          </table:table-cell>
          <table:table-cell office:value-type="float" office:value="4817.31136488976" calcext:value-type="float">
            <text:p>481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WPM_Su2018</text:p>
          </table:table-cell>
          <table:table-cell office:value-type="float" office:value="71051" calcext:value-type="float">
            <text:p>71,051</text:p>
          </table:table-cell>
          <table:table-cell office:value-type="float" office:value="1974" calcext:value-type="float">
            <text:p>1,974</text:p>
          </table:table-cell>
          <table:table-cell office:value-type="float" office:value="580.289155562023" calcext:value-type="float">
            <text:p>580</text:p>
          </table:table-cell>
          <table:table-cell office:value-type="float" office:value="3.86784026491652" calcext:value-type="float">
            <text:p>3.868</text:p>
          </table:table-cell>
          <table:table-cell office:value-type="float" office:value="0.509743468085262" calcext:value-type="float">
            <text:p>0.510</text:p>
          </table:table-cell>
          <table:table-cell office:value-type="float" office:value="0.936490520103465" calcext:value-type="float">
            <text:p>0.936</text:p>
          </table:table-cell>
          <table:table-cell office:value-type="float" office:value="4820.67829172179" calcext:value-type="float">
            <text:p>482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WPM_Wi2018</text:p>
          </table:table-cell>
          <table:table-cell office:value-type="float" office:value="41819" calcext:value-type="float">
            <text:p>41,819</text:p>
          </table:table-cell>
          <table:table-cell office:value-type="float" office:value="5039" calcext:value-type="float">
            <text:p>5,039</text:p>
          </table:table-cell>
          <table:table-cell office:value-type="float" office:value="2126.4288296326" calcext:value-type="float">
            <text:p>2,126</text:p>
          </table:table-cell>
          <table:table-cell office:value-type="float" office:value="5.71109216314088" calcext:value-type="float">
            <text:p>5.711</text:p>
          </table:table-cell>
          <table:table-cell office:value-type="float" office:value="0.669925747586187" calcext:value-type="float">
            <text:p>0.670</text:p>
          </table:table-cell>
          <table:table-cell office:value-type="float" office:value="0.97920013450648" calcext:value-type="float">
            <text:p>0.979</text:p>
          </table:table-cell>
          <table:table-cell office:value-type="float" office:value="8713.32294587753" calcext:value-type="float">
            <text:p>871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D10_WPM_Wi2019</text:p>
          </table:table-cell>
          <table:table-cell office:value-type="float" office:value="44980" calcext:value-type="float">
            <text:p>44,980</text:p>
          </table:table-cell>
          <table:table-cell office:value-type="float" office:value="3620" calcext:value-type="float">
            <text:p>3,620</text:p>
          </table:table-cell>
          <table:table-cell office:value-type="float" office:value="1497.2841860654" calcext:value-type="float">
            <text:p>1,497</text:p>
          </table:table-cell>
          <table:table-cell office:value-type="float" office:value="5.16810156533144" calcext:value-type="float">
            <text:p>5.168</text:p>
          </table:table-cell>
          <table:table-cell office:value-type="float" office:value="0.630700139461753" calcext:value-type="float">
            <text:p>0.631</text:p>
          </table:table-cell>
          <table:table-cell office:value-type="float" office:value="0.958440392755952" calcext:value-type="float">
            <text:p>0.958</text:p>
          </table:table-cell>
          <table:table-cell office:value-type="float" office:value="7207.47177695504" calcext:value-type="float">
            <text:p>720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05_S_Wi2013</text:p>
          </table:table-cell>
          <table:table-cell office:value-type="float" office:value="56350" calcext:value-type="float">
            <text:p>56,350</text:p>
          </table:table-cell>
          <table:table-cell office:value-type="float" office:value="10277" calcext:value-type="float">
            <text:p>10,277</text:p>
          </table:table-cell>
          <table:table-cell office:value-type="float" office:value="3742.92236686963" calcext:value-type="float">
            <text:p>3,743</text:p>
          </table:table-cell>
          <table:table-cell office:value-type="float" office:value="7.68084060360321" calcext:value-type="float">
            <text:p>7.681</text:p>
          </table:table-cell>
          <table:table-cell office:value-type="float" office:value="0.831470042638811" calcext:value-type="float">
            <text:p>0.831</text:p>
          </table:table-cell>
          <table:table-cell office:value-type="float" office:value="0.997675620665302" calcext:value-type="float">
            <text:p>0.998</text:p>
          </table:table-cell>
          <table:table-cell office:value-type="float" office:value="18178.9357546577" calcext:value-type="float">
            <text:p>1817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05_S_Wi2015</text:p>
          </table:table-cell>
          <table:table-cell office:value-type="float" office:value="15779" calcext:value-type="float">
            <text:p>15,779</text:p>
          </table:table-cell>
          <table:table-cell office:value-type="float" office:value="5744" calcext:value-type="float">
            <text:p>5,744</text:p>
          </table:table-cell>
          <table:table-cell office:value-type="float" office:value="4335.71174746874" calcext:value-type="float">
            <text:p>4,336</text:p>
          </table:table-cell>
          <table:table-cell office:value-type="float" office:value="7.75818247575441" calcext:value-type="float">
            <text:p>7.758</text:p>
          </table:table-cell>
          <table:table-cell office:value-type="float" office:value="0.896287216505607" calcext:value-type="float">
            <text:p>0.896</text:p>
          </table:table-cell>
          <table:table-cell office:value-type="float" office:value="0.998205604191114" calcext:value-type="float">
            <text:p>0.998</text:p>
          </table:table-cell>
          <table:table-cell office:value-type="float" office:value="12588.1216089243" calcext:value-type="float">
            <text:p>1258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05_S_Wi2016</text:p>
          </table:table-cell>
          <table:table-cell office:value-type="float" office:value="44720" calcext:value-type="float">
            <text:p>44,720</text:p>
          </table:table-cell>
          <table:table-cell office:value-type="float" office:value="8002" calcext:value-type="float">
            <text:p>8,002</text:p>
          </table:table-cell>
          <table:table-cell office:value-type="float" office:value="3462.86394475056" calcext:value-type="float">
            <text:p>3,463</text:p>
          </table:table-cell>
          <table:table-cell office:value-type="float" office:value="7.32757151551359" calcext:value-type="float">
            <text:p>7.328</text:p>
          </table:table-cell>
          <table:table-cell office:value-type="float" office:value="0.815311810707118" calcext:value-type="float">
            <text:p>0.815</text:p>
          </table:table-cell>
          <table:table-cell office:value-type="float" office:value="0.993638507221239" calcext:value-type="float">
            <text:p>0.994</text:p>
          </table:table-cell>
          <table:table-cell office:value-type="float" office:value="13461.1452827879" calcext:value-type="float">
            <text:p>1346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05_S_Wi2017A</text:p>
          </table:table-cell>
          <table:table-cell office:value-type="float" office:value="23907" calcext:value-type="float">
            <text:p>23,907</text:p>
          </table:table-cell>
          <table:table-cell office:value-type="float" office:value="6446" calcext:value-type="float">
            <text:p>6,446</text:p>
          </table:table-cell>
          <table:table-cell office:value-type="float" office:value="3715.37357786748" calcext:value-type="float">
            <text:p>3,715</text:p>
          </table:table-cell>
          <table:table-cell office:value-type="float" office:value="7.64236626805972" calcext:value-type="float">
            <text:p>7.642</text:p>
          </table:table-cell>
          <table:table-cell office:value-type="float" office:value="0.87130075066134" calcext:value-type="float">
            <text:p>0.871</text:p>
          </table:table-cell>
          <table:table-cell office:value-type="float" office:value="0.998403223612369" calcext:value-type="float">
            <text:p>0.998</text:p>
          </table:table-cell>
          <table:table-cell office:value-type="float" office:value="15821.4348101573" calcext:value-type="float">
            <text:p>1582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05_S_Wi2017B</text:p>
          </table:table-cell>
          <table:table-cell office:value-type="float" office:value="32379" calcext:value-type="float">
            <text:p>32,379</text:p>
          </table:table-cell>
          <table:table-cell office:value-type="float" office:value="8018" calcext:value-type="float">
            <text:p>8,018</text:p>
          </table:table-cell>
          <table:table-cell office:value-type="float" office:value="3907.41265017539" calcext:value-type="float">
            <text:p>3,907</text:p>
          </table:table-cell>
          <table:table-cell office:value-type="float" office:value="7.84465584735275" calcext:value-type="float">
            <text:p>7.845</text:p>
          </table:table-cell>
          <table:table-cell office:value-type="float" office:value="0.872651922798459" calcext:value-type="float">
            <text:p>0.873</text:p>
          </table:table-cell>
          <table:table-cell office:value-type="float" office:value="0.998732797162413" calcext:value-type="float">
            <text:p>0.999</text:p>
          </table:table-cell>
          <table:table-cell office:value-type="float" office:value="17045.9324992022" calcext:value-type="float">
            <text:p>1704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05_S_Wi2017RNA</text:p>
          </table:table-cell>
          <table:table-cell office:value-type="float" office:value="19895" calcext:value-type="float">
            <text:p>19,895</text:p>
          </table:table-cell>
          <table:table-cell office:value-type="float" office:value="5295" calcext:value-type="float">
            <text:p>5,295</text:p>
          </table:table-cell>
          <table:table-cell office:value-type="float" office:value="3570.30943697793" calcext:value-type="float">
            <text:p>3,570</text:p>
          </table:table-cell>
          <table:table-cell office:value-type="float" office:value="7.53367713627609" calcext:value-type="float">
            <text:p>7.534</text:p>
          </table:table-cell>
          <table:table-cell office:value-type="float" office:value="0.878612291625363" calcext:value-type="float">
            <text:p>0.879</text:p>
          </table:table-cell>
          <table:table-cell office:value-type="float" office:value="0.998140347404421" calcext:value-type="float">
            <text:p>0.998</text:p>
          </table:table-cell>
          <table:table-cell office:value-type="float" office:value="10460.3328504439" calcext:value-type="float">
            <text:p>1046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05_S_Wi2018</text:p>
          </table:table-cell>
          <table:table-cell office:value-type="float" office:value="23387" calcext:value-type="float">
            <text:p>23,387</text:p>
          </table:table-cell>
          <table:table-cell office:value-type="float" office:value="6804" calcext:value-type="float">
            <text:p>6,804</text:p>
          </table:table-cell>
          <table:table-cell office:value-type="float" office:value="3936.41837556214" calcext:value-type="float">
            <text:p>3,936</text:p>
          </table:table-cell>
          <table:table-cell office:value-type="float" office:value="7.66908216956997" calcext:value-type="float">
            <text:p>7.669</text:p>
          </table:table-cell>
          <table:table-cell office:value-type="float" office:value="0.868991621324999" calcext:value-type="float">
            <text:p>0.869</text:p>
          </table:table-cell>
          <table:table-cell office:value-type="float" office:value="0.998108910038099" calcext:value-type="float">
            <text:p>0.998</text:p>
          </table:table-cell>
          <table:table-cell office:value-type="float" office:value="16582.7509264763" calcext:value-type="float">
            <text:p>1658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05_S_Wi2018RNA</text:p>
          </table:table-cell>
          <table:table-cell office:value-type="float" office:value="10273" calcext:value-type="float">
            <text:p>10,273</text:p>
          </table:table-cell>
          <table:table-cell office:value-type="float" office:value="3860" calcext:value-type="float">
            <text:p>3,860</text:p>
          </table:table-cell>
          <table:table-cell office:value-type="float" office:value="3822.9595011975" calcext:value-type="float">
            <text:p>3,823</text:p>
          </table:table-cell>
          <table:table-cell office:value-type="float" office:value="7.36273471362759" calcext:value-type="float">
            <text:p>7.363</text:p>
          </table:table-cell>
          <table:table-cell office:value-type="float" office:value="0.89154251276162" calcext:value-type="float">
            <text:p>0.892</text:p>
          </table:table-cell>
          <table:table-cell office:value-type="float" office:value="0.996970744996645" calcext:value-type="float">
            <text:p>0.997</text:p>
          </table:table-cell>
          <table:table-cell office:value-type="float" office:value="9093.76127969836" calcext:value-type="float">
            <text:p>909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05_S_Wi2019</text:p>
          </table:table-cell>
          <table:table-cell office:value-type="float" office:value="39523" calcext:value-type="float">
            <text:p>39,523</text:p>
          </table:table-cell>
          <table:table-cell office:value-type="float" office:value="9430" calcext:value-type="float">
            <text:p>9,430</text:p>
          </table:table-cell>
          <table:table-cell office:value-type="float" office:value="4109.3422669294" calcext:value-type="float">
            <text:p>4,109</text:p>
          </table:table-cell>
          <table:table-cell office:value-type="float" office:value="7.9736922082942" calcext:value-type="float">
            <text:p>7.974</text:p>
          </table:table-cell>
          <table:table-cell office:value-type="float" office:value="0.871284523526495" calcext:value-type="float">
            <text:p>0.871</text:p>
          </table:table-cell>
          <table:table-cell office:value-type="float" office:value="0.998828656913974" calcext:value-type="float">
            <text:p>0.999</text:p>
          </table:table-cell>
          <table:table-cell office:value-type="float" office:value="18940.1064542985" calcext:value-type="float">
            <text:p>1894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10_S_Wi2013</text:p>
          </table:table-cell>
          <table:table-cell office:value-type="float" office:value="50961" calcext:value-type="float">
            <text:p>50,961</text:p>
          </table:table-cell>
          <table:table-cell office:value-type="float" office:value="10741" calcext:value-type="float">
            <text:p>10,741</text:p>
          </table:table-cell>
          <table:table-cell office:value-type="float" office:value="4428.68483422728" calcext:value-type="float">
            <text:p>4,429</text:p>
          </table:table-cell>
          <table:table-cell office:value-type="float" office:value="8.14338127936258" calcext:value-type="float">
            <text:p>8.143</text:p>
          </table:table-cell>
          <table:table-cell office:value-type="float" office:value="0.877347140087964" calcext:value-type="float">
            <text:p>0.877</text:p>
          </table:table-cell>
          <table:table-cell office:value-type="float" office:value="0.998615278232592" calcext:value-type="float">
            <text:p>0.999</text:p>
          </table:table-cell>
          <table:table-cell office:value-type="float" office:value="15946.5938275305" calcext:value-type="float">
            <text:p>1594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10_S_Wi2015</text:p>
          </table:table-cell>
          <table:table-cell office:value-type="float" office:value="15840" calcext:value-type="float">
            <text:p>15,840</text:p>
          </table:table-cell>
          <table:table-cell office:value-type="float" office:value="6500" calcext:value-type="float">
            <text:p>6,500</text:p>
          </table:table-cell>
          <table:table-cell office:value-type="float" office:value="4800.05384050544" calcext:value-type="float">
            <text:p>4,800</text:p>
          </table:table-cell>
          <table:table-cell office:value-type="float" office:value="7.91125950621473" calcext:value-type="float">
            <text:p>7.911</text:p>
          </table:table-cell>
          <table:table-cell office:value-type="float" office:value="0.90110003220184" calcext:value-type="float">
            <text:p>0.901</text:p>
          </table:table-cell>
          <table:table-cell office:value-type="float" office:value="0.997847557009489" calcext:value-type="float">
            <text:p>0.998</text:p>
          </table:table-cell>
          <table:table-cell office:value-type="float" office:value="16296.2104245657" calcext:value-type="float">
            <text:p>1629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10_S_Wi2016</text:p>
          </table:table-cell>
          <table:table-cell office:value-type="float" office:value="30729" calcext:value-type="float">
            <text:p>30,729</text:p>
          </table:table-cell>
          <table:table-cell office:value-type="float" office:value="7876" calcext:value-type="float">
            <text:p>7,876</text:p>
          </table:table-cell>
          <table:table-cell office:value-type="float" office:value="3995.17734452487" calcext:value-type="float">
            <text:p>3,995</text:p>
          </table:table-cell>
          <table:table-cell office:value-type="float" office:value="7.77122356099193" calcext:value-type="float">
            <text:p>7.771</text:p>
          </table:table-cell>
          <table:table-cell office:value-type="float" office:value="0.866205006375187" calcext:value-type="float">
            <text:p>0.866</text:p>
          </table:table-cell>
          <table:table-cell office:value-type="float" office:value="0.997929151602924" calcext:value-type="float">
            <text:p>0.998</text:p>
          </table:table-cell>
          <table:table-cell office:value-type="float" office:value="15471.8442152067" calcext:value-type="float">
            <text:p>1547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10_S_Wi2017</text:p>
          </table:table-cell>
          <table:table-cell office:value-type="float" office:value="25072" calcext:value-type="float">
            <text:p>25,072</text:p>
          </table:table-cell>
          <table:table-cell office:value-type="float" office:value="6351" calcext:value-type="float">
            <text:p>6,351</text:p>
          </table:table-cell>
          <table:table-cell office:value-type="float" office:value="3544.41514320184" calcext:value-type="float">
            <text:p>3,544</text:p>
          </table:table-cell>
          <table:table-cell office:value-type="float" office:value="7.4253681433596" calcext:value-type="float">
            <text:p>7.425</text:p>
          </table:table-cell>
          <table:table-cell office:value-type="float" office:value="0.847996397210019" calcext:value-type="float">
            <text:p>0.848</text:p>
          </table:table-cell>
          <table:table-cell office:value-type="float" office:value="0.997367657725203" calcext:value-type="float">
            <text:p>0.997</text:p>
          </table:table-cell>
          <table:table-cell office:value-type="float" office:value="15197.180710244" calcext:value-type="float">
            <text:p>1519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10_S_Wi2017RNA</text:p>
          </table:table-cell>
          <table:table-cell office:value-type="float" office:value="22702" calcext:value-type="float">
            <text:p>22,702</text:p>
          </table:table-cell>
          <table:table-cell office:value-type="float" office:value="5585" calcext:value-type="float">
            <text:p>5,585</text:p>
          </table:table-cell>
          <table:table-cell office:value-type="float" office:value="3430.2763258909" calcext:value-type="float">
            <text:p>3,430</text:p>
          </table:table-cell>
          <table:table-cell office:value-type="float" office:value="7.35432313297884" calcext:value-type="float">
            <text:p>7.354</text:p>
          </table:table-cell>
          <table:table-cell office:value-type="float" office:value="0.852394501855834" calcext:value-type="float">
            <text:p>0.852</text:p>
          </table:table-cell>
          <table:table-cell office:value-type="float" office:value="0.997182227221641" calcext:value-type="float">
            <text:p>0.997</text:p>
          </table:table-cell>
          <table:table-cell office:value-type="float" office:value="11796.8954614842" calcext:value-type="float">
            <text:p>1179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10_S_Wi2018</text:p>
          </table:table-cell>
          <table:table-cell office:value-type="float" office:value="25274" calcext:value-type="float">
            <text:p>25,274</text:p>
          </table:table-cell>
          <table:table-cell office:value-type="float" office:value="6949" calcext:value-type="float">
            <text:p>6,949</text:p>
          </table:table-cell>
          <table:table-cell office:value-type="float" office:value="3841.59771273992" calcext:value-type="float">
            <text:p>3,842</text:p>
          </table:table-cell>
          <table:table-cell office:value-type="float" office:value="7.62576071746595" calcext:value-type="float">
            <text:p>7.626</text:p>
          </table:table-cell>
          <table:table-cell office:value-type="float" office:value="0.862023104903004" calcext:value-type="float">
            <text:p>0.862</text:p>
          </table:table-cell>
          <table:table-cell office:value-type="float" office:value="0.997406699067889" calcext:value-type="float">
            <text:p>0.997</text:p>
          </table:table-cell>
          <table:table-cell office:value-type="float" office:value="16978.033549276" calcext:value-type="float">
            <text:p>1697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L10_S_Wi2019</text:p>
          </table:table-cell>
          <table:table-cell office:value-type="float" office:value="36681" calcext:value-type="float">
            <text:p>36,681</text:p>
          </table:table-cell>
          <table:table-cell office:value-type="float" office:value="9527" calcext:value-type="float">
            <text:p>9,527</text:p>
          </table:table-cell>
          <table:table-cell office:value-type="float" office:value="4408.51169326746" calcext:value-type="float">
            <text:p>4,409</text:p>
          </table:table-cell>
          <table:table-cell office:value-type="float" office:value="8.10578131880972" calcext:value-type="float">
            <text:p>8.106</text:p>
          </table:table-cell>
          <table:table-cell office:value-type="float" office:value="0.88472854489992" calcext:value-type="float">
            <text:p>0.885</text:p>
          </table:table-cell>
          <table:table-cell office:value-type="float" office:value="0.998657570649901" calcext:value-type="float">
            <text:p>0.999</text:p>
          </table:table-cell>
          <table:table-cell office:value-type="float" office:value="17639.6084218049" calcext:value-type="float">
            <text:p>1764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M05_S_Wi2013</text:p>
          </table:table-cell>
          <table:table-cell office:value-type="float" office:value="44640" calcext:value-type="float">
            <text:p>44,640</text:p>
          </table:table-cell>
          <table:table-cell office:value-type="float" office:value="7738" calcext:value-type="float">
            <text:p>7,738</text:p>
          </table:table-cell>
          <table:table-cell office:value-type="float" office:value="3286.06496366384" calcext:value-type="float">
            <text:p>3,286</text:p>
          </table:table-cell>
          <table:table-cell office:value-type="float" office:value="7.32969163430918" calcext:value-type="float">
            <text:p>7.330</text:p>
          </table:table-cell>
          <table:table-cell office:value-type="float" office:value="0.818603383257566" calcext:value-type="float">
            <text:p>0.819</text:p>
          </table:table-cell>
          <table:table-cell office:value-type="float" office:value="0.996828917480826" calcext:value-type="float">
            <text:p>0.997</text:p>
          </table:table-cell>
          <table:table-cell office:value-type="float" office:value="13752.0747867322" calcext:value-type="float">
            <text:p>1375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M05_S_Wi2015</text:p>
          </table:table-cell>
          <table:table-cell office:value-type="float" office:value="19290" calcext:value-type="float">
            <text:p>19,290</text:p>
          </table:table-cell>
          <table:table-cell office:value-type="float" office:value="4531" calcext:value-type="float">
            <text:p>4,531</text:p>
          </table:table-cell>
          <table:table-cell office:value-type="float" office:value="3071.24969645599" calcext:value-type="float">
            <text:p>3,071</text:p>
          </table:table-cell>
          <table:table-cell office:value-type="float" office:value="6.88646924042345" calcext:value-type="float">
            <text:p>6.886</text:p>
          </table:table-cell>
          <table:table-cell office:value-type="float" office:value="0.8179969498473" calcext:value-type="float">
            <text:p>0.818</text:p>
          </table:table-cell>
          <table:table-cell office:value-type="float" office:value="0.992595104434485" calcext:value-type="float">
            <text:p>0.993</text:p>
          </table:table-cell>
          <table:table-cell office:value-type="float" office:value="9436.53011951303" calcext:value-type="float">
            <text:p>943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M05_S_Wi2016</text:p>
          </table:table-cell>
          <table:table-cell office:value-type="float" office:value="49977" calcext:value-type="float">
            <text:p>49,977</text:p>
          </table:table-cell>
          <table:table-cell office:value-type="float" office:value="10278" calcext:value-type="float">
            <text:p>10,278</text:p>
          </table:table-cell>
          <table:table-cell office:value-type="float" office:value="3868.91790661698" calcext:value-type="float">
            <text:p>3,869</text:p>
          </table:table-cell>
          <table:table-cell office:value-type="float" office:value="7.72351681160827" calcext:value-type="float">
            <text:p>7.724</text:p>
          </table:table-cell>
          <table:table-cell office:value-type="float" office:value="0.836081041578937" calcext:value-type="float">
            <text:p>0.836</text:p>
          </table:table-cell>
          <table:table-cell office:value-type="float" office:value="0.99723203045372" calcext:value-type="float">
            <text:p>0.997</text:p>
          </table:table-cell>
          <table:table-cell office:value-type="float" office:value="20157.264369384" calcext:value-type="float">
            <text:p>2015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M05_S_Wi2017</text:p>
          </table:table-cell>
          <table:table-cell office:value-type="float" office:value="21357" calcext:value-type="float">
            <text:p>21,357</text:p>
          </table:table-cell>
          <table:table-cell office:value-type="float" office:value="5836" calcext:value-type="float">
            <text:p>5,836</text:p>
          </table:table-cell>
          <table:table-cell office:value-type="float" office:value="3669.56767373248" calcext:value-type="float">
            <text:p>3,670</text:p>
          </table:table-cell>
          <table:table-cell office:value-type="float" office:value="7.5690096618341" calcext:value-type="float">
            <text:p>7.569</text:p>
          </table:table-cell>
          <table:table-cell office:value-type="float" office:value="0.872830193024575" calcext:value-type="float">
            <text:p>0.873</text:p>
          </table:table-cell>
          <table:table-cell office:value-type="float" office:value="0.998138550594668" calcext:value-type="float">
            <text:p>0.998</text:p>
          </table:table-cell>
          <table:table-cell office:value-type="float" office:value="13195.4540049836" calcext:value-type="float">
            <text:p>1319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M05_S_Wi2017RNA</text:p>
          </table:table-cell>
          <table:table-cell office:value-type="float" office:value="25740" calcext:value-type="float">
            <text:p>25,740</text:p>
          </table:table-cell>
          <table:table-cell office:value-type="float" office:value="6087" calcext:value-type="float">
            <text:p>6,087</text:p>
          </table:table-cell>
          <table:table-cell office:value-type="float" office:value="3594.63421687489" calcext:value-type="float">
            <text:p>3,595</text:p>
          </table:table-cell>
          <table:table-cell office:value-type="float" office:value="7.57453832890605" calcext:value-type="float">
            <text:p>7.575</text:p>
          </table:table-cell>
          <table:table-cell office:value-type="float" office:value="0.869246731098871" calcext:value-type="float">
            <text:p>0.869</text:p>
          </table:table-cell>
          <table:table-cell office:value-type="float" office:value="0.99796886140709" calcext:value-type="float">
            <text:p>0.998</text:p>
          </table:table-cell>
          <table:table-cell office:value-type="float" office:value="10862.2742156086" calcext:value-type="float">
            <text:p>1086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M05_S_Wi2018</text:p>
          </table:table-cell>
          <table:table-cell office:value-type="float" office:value="24252" calcext:value-type="float">
            <text:p>24,252</text:p>
          </table:table-cell>
          <table:table-cell office:value-type="float" office:value="7818" calcext:value-type="float">
            <text:p>7,818</text:p>
          </table:table-cell>
          <table:table-cell office:value-type="float" office:value="4375.54285384364" calcext:value-type="float">
            <text:p>4,376</text:p>
          </table:table-cell>
          <table:table-cell office:value-type="float" office:value="7.9361363628976" calcext:value-type="float">
            <text:p>7.936</text:p>
          </table:table-cell>
          <table:table-cell office:value-type="float" office:value="0.885316089212429" calcext:value-type="float">
            <text:p>0.885</text:p>
          </table:table-cell>
          <table:table-cell office:value-type="float" office:value="0.998652028923093" calcext:value-type="float">
            <text:p>0.999</text:p>
          </table:table-cell>
          <table:table-cell office:value-type="float" office:value="19686.7824457307" calcext:value-type="float">
            <text:p>1968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M05_S_Wi2019</text:p>
          </table:table-cell>
          <table:table-cell office:value-type="float" office:value="29688" calcext:value-type="float">
            <text:p>29,688</text:p>
          </table:table-cell>
          <table:table-cell office:value-type="float" office:value="7092" calcext:value-type="float">
            <text:p>7,092</text:p>
          </table:table-cell>
          <table:table-cell office:value-type="float" office:value="3579.68655094548" calcext:value-type="float">
            <text:p>3,580</text:p>
          </table:table-cell>
          <table:table-cell office:value-type="float" office:value="7.4840984447111" calcext:value-type="float">
            <text:p>7.484</text:p>
          </table:table-cell>
          <table:table-cell office:value-type="float" office:value="0.844065922170031" calcext:value-type="float">
            <text:p>0.844</text:p>
          </table:table-cell>
          <table:table-cell office:value-type="float" office:value="0.997588923728904" calcext:value-type="float">
            <text:p>0.998</text:p>
          </table:table-cell>
          <table:table-cell office:value-type="float" office:value="16166.8473861594" calcext:value-type="float">
            <text:p>1616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M10_S_Wi2013</text:p>
          </table:table-cell>
          <table:table-cell office:value-type="float" office:value="49736" calcext:value-type="float">
            <text:p>49,736</text:p>
          </table:table-cell>
          <table:table-cell office:value-type="float" office:value="7954" calcext:value-type="float">
            <text:p>7,954</text:p>
          </table:table-cell>
          <table:table-cell office:value-type="float" office:value="3163.32990524799" calcext:value-type="float">
            <text:p>3,163</text:p>
          </table:table-cell>
          <table:table-cell office:value-type="float" office:value="7.20785139005681" calcext:value-type="float">
            <text:p>7.208</text:p>
          </table:table-cell>
          <table:table-cell office:value-type="float" office:value="0.802528239809463" calcext:value-type="float">
            <text:p>0.803</text:p>
          </table:table-cell>
          <table:table-cell office:value-type="float" office:value="0.994491937212946" calcext:value-type="float">
            <text:p>0.994</text:p>
          </table:table-cell>
          <table:table-cell office:value-type="float" office:value="14689.7183713072" calcext:value-type="float">
            <text:p>1469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M10_S_Wi2015</text:p>
          </table:table-cell>
          <table:table-cell office:value-type="float" office:value="19950" calcext:value-type="float">
            <text:p>19,950</text:p>
          </table:table-cell>
          <table:table-cell office:value-type="float" office:value="3970" calcext:value-type="float">
            <text:p>3,970</text:p>
          </table:table-cell>
          <table:table-cell office:value-type="float" office:value="2716.37308069948" calcext:value-type="float">
            <text:p>2,716</text:p>
          </table:table-cell>
          <table:table-cell office:value-type="float" office:value="6.82146649940974" calcext:value-type="float">
            <text:p>6.821</text:p>
          </table:table-cell>
          <table:table-cell office:value-type="float" office:value="0.823200253978147" calcext:value-type="float">
            <text:p>0.823</text:p>
          </table:table-cell>
          <table:table-cell office:value-type="float" office:value="0.994512094773274" calcext:value-type="float">
            <text:p>0.995</text:p>
          </table:table-cell>
          <table:table-cell office:value-type="float" office:value="7396.48753693576" calcext:value-type="float">
            <text:p>739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M10_S_Wi2015RNA</text:p>
          </table:table-cell>
          <table:table-cell office:value-type="float" office:value="58556" calcext:value-type="float">
            <text:p>58,556</text:p>
          </table:table-cell>
          <table:table-cell office:value-type="float" office:value="2827" calcext:value-type="float">
            <text:p>2,827</text:p>
          </table:table-cell>
          <table:table-cell office:value-type="float" office:value="1983.89548200421" calcext:value-type="float">
            <text:p>1,984</text:p>
          </table:table-cell>
          <table:table-cell office:value-type="float" office:value="6.90270394739683" calcext:value-type="float">
            <text:p>6.903</text:p>
          </table:table-cell>
          <table:table-cell office:value-type="float" office:value="0.868595548757604" calcext:value-type="float">
            <text:p>0.869</text:p>
          </table:table-cell>
          <table:table-cell office:value-type="float" office:value="0.997279829669504" calcext:value-type="float">
            <text:p>0.997</text:p>
          </table:table-cell>
          <table:table-cell office:value-type="float" office:value="2977.10195232619" calcext:value-type="float">
            <text:p>297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M10_S_Wi2016</text:p>
          </table:table-cell>
          <table:table-cell office:value-type="float" office:value="71931" calcext:value-type="float">
            <text:p>71,931</text:p>
          </table:table-cell>
          <table:table-cell office:value-type="float" office:value="7878" calcext:value-type="float">
            <text:p>7,878</text:p>
          </table:table-cell>
          <table:table-cell office:value-type="float" office:value="2947.87229058231" calcext:value-type="float">
            <text:p>2,948</text:p>
          </table:table-cell>
          <table:table-cell office:value-type="float" office:value="7.1734708870244" calcext:value-type="float">
            <text:p>7.173</text:p>
          </table:table-cell>
          <table:table-cell office:value-type="float" office:value="0.799554986207673" calcext:value-type="float">
            <text:p>0.800</text:p>
          </table:table-cell>
          <table:table-cell office:value-type="float" office:value="0.994712846260143" calcext:value-type="float">
            <text:p>0.995</text:p>
          </table:table-cell>
          <table:table-cell office:value-type="float" office:value="11749.9762376039" calcext:value-type="float">
            <text:p>1175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M10_S_Wi2017</text:p>
          </table:table-cell>
          <table:table-cell office:value-type="float" office:value="27673" calcext:value-type="float">
            <text:p>27,673</text:p>
          </table:table-cell>
          <table:table-cell office:value-type="float" office:value="4501" calcext:value-type="float">
            <text:p>4,501</text:p>
          </table:table-cell>
          <table:table-cell office:value-type="float" office:value="2764.37832567806" calcext:value-type="float">
            <text:p>2,764</text:p>
          </table:table-cell>
          <table:table-cell office:value-type="float" office:value="6.97047978249394" calcext:value-type="float">
            <text:p>6.970</text:p>
          </table:table-cell>
          <table:table-cell office:value-type="float" office:value="0.828629851741007" calcext:value-type="float">
            <text:p>0.829</text:p>
          </table:table-cell>
          <table:table-cell office:value-type="float" office:value="0.994508951625612" calcext:value-type="float">
            <text:p>0.995</text:p>
          </table:table-cell>
          <table:table-cell office:value-type="float" office:value="6763.50792986482" calcext:value-type="float">
            <text:p>676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M10_S_Wi2018</text:p>
          </table:table-cell>
          <table:table-cell office:value-type="float" office:value="25274" calcext:value-type="float">
            <text:p>25,274</text:p>
          </table:table-cell>
          <table:table-cell office:value-type="float" office:value="5091" calcext:value-type="float">
            <text:p>5,091</text:p>
          </table:table-cell>
          <table:table-cell office:value-type="float" office:value="3024.67443639275" calcext:value-type="float">
            <text:p>3,025</text:p>
          </table:table-cell>
          <table:table-cell office:value-type="float" office:value="7.13548537237252" calcext:value-type="float">
            <text:p>7.135</text:p>
          </table:table-cell>
          <table:table-cell office:value-type="float" office:value="0.836003920844771" calcext:value-type="float">
            <text:p>0.836</text:p>
          </table:table-cell>
          <table:table-cell office:value-type="float" office:value="0.994707100938923" calcext:value-type="float">
            <text:p>0.995</text:p>
          </table:table-cell>
          <table:table-cell office:value-type="float" office:value="10060.4732361251" calcext:value-type="float">
            <text:p>1006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_Mundaka_S_Su2019A</text:p>
          </table:table-cell>
          <table:table-cell office:value-type="float" office:value="53661" calcext:value-type="float">
            <text:p>53,661</text:p>
          </table:table-cell>
          <table:table-cell office:value-type="float" office:value="7417" calcext:value-type="float">
            <text:p>7,417</text:p>
          </table:table-cell>
          <table:table-cell office:value-type="float" office:value="3169.81606143102" calcext:value-type="float">
            <text:p>3,170</text:p>
          </table:table-cell>
          <table:table-cell office:value-type="float" office:value="7.35885891621101" calcext:value-type="float">
            <text:p>7.359</text:p>
          </table:table-cell>
          <table:table-cell office:value-type="float" office:value="0.825768298409264" calcext:value-type="float">
            <text:p>0.826</text:p>
          </table:table-cell>
          <table:table-cell office:value-type="float" office:value="0.996545962524481" calcext:value-type="float">
            <text:p>0.997</text:p>
          </table:table-cell>
          <table:table-cell office:value-type="float" office:value="11048.8482663742" calcext:value-type="float">
            <text:p>1104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_Mundaka_S_Su2019B</text:p>
          </table:table-cell>
          <table:table-cell office:value-type="float" office:value="58046" calcext:value-type="float">
            <text:p>58,046</text:p>
          </table:table-cell>
          <table:table-cell office:value-type="float" office:value="3825" calcext:value-type="float">
            <text:p>3,825</text:p>
          </table:table-cell>
          <table:table-cell office:value-type="float" office:value="1676.16845355016" calcext:value-type="float">
            <text:p>1,676</text:p>
          </table:table-cell>
          <table:table-cell office:value-type="float" office:value="5.79415477216107" calcext:value-type="float">
            <text:p>5.794</text:p>
          </table:table-cell>
          <table:table-cell office:value-type="float" office:value="0.70238021614677" calcext:value-type="float">
            <text:p>0.702</text:p>
          </table:table-cell>
          <table:table-cell office:value-type="float" office:value="0.974896643468833" calcext:value-type="float">
            <text:p>0.975</text:p>
          </table:table-cell>
          <table:table-cell office:value-type="float" office:value="5570.32466448963" calcext:value-type="float">
            <text:p>557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0_S_Wi2013_PS</text:p>
          </table:table-cell>
          <table:table-cell office:value-type="float" office:value="108079" calcext:value-type="float">
            <text:p>108,079</text:p>
          </table:table-cell>
          <table:table-cell office:value-type="float" office:value="7460" calcext:value-type="float">
            <text:p>7,460</text:p>
          </table:table-cell>
          <table:table-cell office:value-type="float" office:value="2373.79586889688" calcext:value-type="float">
            <text:p>2,374</text:p>
          </table:table-cell>
          <table:table-cell office:value-type="float" office:value="6.22812280923389" calcext:value-type="float">
            <text:p>6.228</text:p>
          </table:table-cell>
          <table:table-cell office:value-type="float" office:value="0.698430616977914" calcext:value-type="float">
            <text:p>0.698</text:p>
          </table:table-cell>
          <table:table-cell office:value-type="float" office:value="0.985722727835791" calcext:value-type="float">
            <text:p>0.986</text:p>
          </table:table-cell>
          <table:table-cell office:value-type="float" office:value="8606.12762852786" calcext:value-type="float">
            <text:p>860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0_S_Wi2015</text:p>
          </table:table-cell>
          <table:table-cell office:value-type="float" office:value="47240" calcext:value-type="float">
            <text:p>47,240</text:p>
          </table:table-cell>
          <table:table-cell office:value-type="float" office:value="3904" calcext:value-type="float">
            <text:p>3,904</text:p>
          </table:table-cell>
          <table:table-cell office:value-type="float" office:value="1591.08614275199" calcext:value-type="float">
            <text:p>1,591</text:p>
          </table:table-cell>
          <table:table-cell office:value-type="float" office:value="5.10281244251878" calcext:value-type="float">
            <text:p>5.103</text:p>
          </table:table-cell>
          <table:table-cell office:value-type="float" office:value="0.617045032265554" calcext:value-type="float">
            <text:p>0.617</text:p>
          </table:table-cell>
          <table:table-cell office:value-type="float" office:value="0.959089713219684" calcext:value-type="float">
            <text:p>0.959</text:p>
          </table:table-cell>
          <table:table-cell office:value-type="float" office:value="6777.21189754296" calcext:value-type="float">
            <text:p>677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0_S_Wi2016</text:p>
          </table:table-cell>
          <table:table-cell office:value-type="float" office:value="38536" calcext:value-type="float">
            <text:p>38,536</text:p>
          </table:table-cell>
          <table:table-cell office:value-type="float" office:value="7635" calcext:value-type="float">
            <text:p>7,635</text:p>
          </table:table-cell>
          <table:table-cell office:value-type="float" office:value="3464.08191857652" calcext:value-type="float">
            <text:p>3,464</text:p>
          </table:table-cell>
          <table:table-cell office:value-type="float" office:value="7.39752112204463" calcext:value-type="float">
            <text:p>7.398</text:p>
          </table:table-cell>
          <table:table-cell office:value-type="float" office:value="0.827417101592667" calcext:value-type="float">
            <text:p>0.827</text:p>
          </table:table-cell>
          <table:table-cell office:value-type="float" office:value="0.996431134774602" calcext:value-type="float">
            <text:p>0.996</text:p>
          </table:table-cell>
          <table:table-cell office:value-type="float" office:value="14055.4940337539" calcext:value-type="float">
            <text:p>1405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0_S_Wi2017</text:p>
          </table:table-cell>
          <table:table-cell office:value-type="float" office:value="14495" calcext:value-type="float">
            <text:p>14,495</text:p>
          </table:table-cell>
          <table:table-cell office:value-type="float" office:value="3574" calcext:value-type="float">
            <text:p>3,574</text:p>
          </table:table-cell>
          <table:table-cell office:value-type="float" office:value="2825.80005209729" calcext:value-type="float">
            <text:p>2,826</text:p>
          </table:table-cell>
          <table:table-cell office:value-type="float" office:value="6.85349560668191" calcext:value-type="float">
            <text:p>6.853</text:p>
          </table:table-cell>
          <table:table-cell office:value-type="float" office:value="0.837688111614344" calcext:value-type="float">
            <text:p>0.838</text:p>
          </table:table-cell>
          <table:table-cell office:value-type="float" office:value="0.996627558051027" calcext:value-type="float">
            <text:p>0.997</text:p>
          </table:table-cell>
          <table:table-cell office:value-type="float" office:value="9755.36665080865" calcext:value-type="float">
            <text:p>975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0_S_Wi2017RNA</text:p>
          </table:table-cell>
          <table:table-cell office:value-type="float" office:value="19762" calcext:value-type="float">
            <text:p>19,762</text:p>
          </table:table-cell>
          <table:table-cell office:value-type="float" office:value="3833" calcext:value-type="float">
            <text:p>3,833</text:p>
          </table:table-cell>
          <table:table-cell office:value-type="float" office:value="2557.86602121233" calcext:value-type="float">
            <text:p>2,558</text:p>
          </table:table-cell>
          <table:table-cell office:value-type="float" office:value="6.62060844235054" calcext:value-type="float">
            <text:p>6.621</text:p>
          </table:table-cell>
          <table:table-cell office:value-type="float" office:value="0.802361536564351" calcext:value-type="float">
            <text:p>0.802</text:p>
          </table:table-cell>
          <table:table-cell office:value-type="float" office:value="0.994473594134741" calcext:value-type="float">
            <text:p>0.994</text:p>
          </table:table-cell>
          <table:table-cell office:value-type="float" office:value="8167.24887665187" calcext:value-type="float">
            <text:p>816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0_S_Wi2018</text:p>
          </table:table-cell>
          <table:table-cell office:value-type="float" office:value="45342" calcext:value-type="float">
            <text:p>45,342</text:p>
          </table:table-cell>
          <table:table-cell office:value-type="float" office:value="5303" calcext:value-type="float">
            <text:p>5,303</text:p>
          </table:table-cell>
          <table:table-cell office:value-type="float" office:value="2193.68408445249" calcext:value-type="float">
            <text:p>2,194</text:p>
          </table:table-cell>
          <table:table-cell office:value-type="float" office:value="6.02096375075554" calcext:value-type="float">
            <text:p>6.021</text:p>
          </table:table-cell>
          <table:table-cell office:value-type="float" office:value="0.702069042545903" calcext:value-type="float">
            <text:p>0.702</text:p>
          </table:table-cell>
          <table:table-cell office:value-type="float" office:value="0.981276027605438" calcext:value-type="float">
            <text:p>0.981</text:p>
          </table:table-cell>
          <table:table-cell office:value-type="float" office:value="9716.69833661699" calcext:value-type="float">
            <text:p>971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S_Su2017</text:p>
          </table:table-cell>
          <table:table-cell office:value-type="float" office:value="24384" calcext:value-type="float">
            <text:p>24,384</text:p>
          </table:table-cell>
          <table:table-cell office:value-type="float" office:value="5083" calcext:value-type="float">
            <text:p>5,083</text:p>
          </table:table-cell>
          <table:table-cell office:value-type="float" office:value="2981.45764323286" calcext:value-type="float">
            <text:p>2,981</text:p>
          </table:table-cell>
          <table:table-cell office:value-type="float" office:value="7.03616702675008" calcext:value-type="float">
            <text:p>7.036</text:p>
          </table:table-cell>
          <table:table-cell office:value-type="float" office:value="0.824519557654676" calcext:value-type="float">
            <text:p>0.825</text:p>
          </table:table-cell>
          <table:table-cell office:value-type="float" office:value="0.995714624892791" calcext:value-type="float">
            <text:p>0.996</text:p>
          </table:table-cell>
          <table:table-cell office:value-type="float" office:value="11291.3326127058" calcext:value-type="float">
            <text:p>1129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S_Su2018</text:p>
          </table:table-cell>
          <table:table-cell office:value-type="float" office:value="18813" calcext:value-type="float">
            <text:p>18,813</text:p>
          </table:table-cell>
          <table:table-cell office:value-type="float" office:value="4416" calcext:value-type="float">
            <text:p>4,416</text:p>
          </table:table-cell>
          <table:table-cell office:value-type="float" office:value="2960.4944518579" calcext:value-type="float">
            <text:p>2,960</text:p>
          </table:table-cell>
          <table:table-cell office:value-type="float" office:value="6.87757256223968" calcext:value-type="float">
            <text:p>6.878</text:p>
          </table:table-cell>
          <table:table-cell office:value-type="float" office:value="0.819442522853631" calcext:value-type="float">
            <text:p>0.819</text:p>
          </table:table-cell>
          <table:table-cell office:value-type="float" office:value="0.994733957479474" calcext:value-type="float">
            <text:p>0.995</text:p>
          </table:table-cell>
          <table:table-cell office:value-type="float" office:value="11184.6811024311" calcext:value-type="float">
            <text:p>1118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S_Wi2013</text:p>
          </table:table-cell>
          <table:table-cell office:value-type="float" office:value="12120" calcext:value-type="float">
            <text:p>12,120</text:p>
          </table:table-cell>
          <table:table-cell office:value-type="float" office:value="1609" calcext:value-type="float">
            <text:p>1,609</text:p>
          </table:table-cell>
          <table:table-cell office:value-type="float" office:value="1513.65366416391" calcext:value-type="float">
            <text:p>1,514</text:p>
          </table:table-cell>
          <table:table-cell office:value-type="float" office:value="6.0676627092906" calcext:value-type="float">
            <text:p>6.068</text:p>
          </table:table-cell>
          <table:table-cell office:value-type="float" office:value="0.821801458154604" calcext:value-type="float">
            <text:p>0.822</text:p>
          </table:table-cell>
          <table:table-cell office:value-type="float" office:value="0.991805909551351" calcext:value-type="float">
            <text:p>0.992</text:p>
          </table:table-cell>
          <table:table-cell office:value-type="float" office:value="2074.91117379078" calcext:value-type="float">
            <text:p>207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S_Wi2015</text:p>
          </table:table-cell>
          <table:table-cell office:value-type="float" office:value="24079" calcext:value-type="float">
            <text:p>24,079</text:p>
          </table:table-cell>
          <table:table-cell office:value-type="float" office:value="4999" calcext:value-type="float">
            <text:p>4,999</text:p>
          </table:table-cell>
          <table:table-cell office:value-type="float" office:value="2956.66214349561" calcext:value-type="float">
            <text:p>2,957</text:p>
          </table:table-cell>
          <table:table-cell office:value-type="float" office:value="6.44490131849157" calcext:value-type="float">
            <text:p>6.445</text:p>
          </table:table-cell>
          <table:table-cell office:value-type="float" office:value="0.756710870700617" calcext:value-type="float">
            <text:p>0.757</text:p>
          </table:table-cell>
          <table:table-cell office:value-type="float" office:value="0.972023938927404" calcext:value-type="float">
            <text:p>0.972</text:p>
          </table:table-cell>
          <table:table-cell office:value-type="float" office:value="9950.54143766038" calcext:value-type="float">
            <text:p>995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S_Wi2016</text:p>
          </table:table-cell>
          <table:table-cell office:value-type="float" office:value="32642" calcext:value-type="float">
            <text:p>32,642</text:p>
          </table:table-cell>
          <table:table-cell office:value-type="float" office:value="7368" calcext:value-type="float">
            <text:p>7,368</text:p>
          </table:table-cell>
          <table:table-cell office:value-type="float" office:value="3521.12773311184" calcext:value-type="float">
            <text:p>3,521</text:p>
          </table:table-cell>
          <table:table-cell office:value-type="float" office:value="7.42537195590095" calcext:value-type="float">
            <text:p>7.425</text:p>
          </table:table-cell>
          <table:table-cell office:value-type="float" office:value="0.833852220702785" calcext:value-type="float">
            <text:p>0.834</text:p>
          </table:table-cell>
          <table:table-cell office:value-type="float" office:value="0.996796708142036" calcext:value-type="float">
            <text:p>0.997</text:p>
          </table:table-cell>
          <table:table-cell office:value-type="float" office:value="16425.0108204878" calcext:value-type="float">
            <text:p>1642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S_Wi2017</text:p>
          </table:table-cell>
          <table:table-cell office:value-type="float" office:value="24907" calcext:value-type="float">
            <text:p>24,907</text:p>
          </table:table-cell>
          <table:table-cell office:value-type="float" office:value="5786" calcext:value-type="float">
            <text:p>5,786</text:p>
          </table:table-cell>
          <table:table-cell office:value-type="float" office:value="3297.50482188183" calcext:value-type="float">
            <text:p>3,298</text:p>
          </table:table-cell>
          <table:table-cell office:value-type="float" office:value="7.30373357328501" calcext:value-type="float">
            <text:p>7.304</text:p>
          </table:table-cell>
          <table:table-cell office:value-type="float" office:value="0.843076061529852" calcext:value-type="float">
            <text:p>0.843</text:p>
          </table:table-cell>
          <table:table-cell office:value-type="float" office:value="0.99719504998793" calcext:value-type="float">
            <text:p>0.997</text:p>
          </table:table-cell>
          <table:table-cell office:value-type="float" office:value="13372.6129523586" calcext:value-type="float">
            <text:p>1337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S_Wi2017RNA</text:p>
          </table:table-cell>
          <table:table-cell office:value-type="float" office:value="31210" calcext:value-type="float">
            <text:p>31,210</text:p>
          </table:table-cell>
          <table:table-cell office:value-type="float" office:value="5736" calcext:value-type="float">
            <text:p>5,736</text:p>
          </table:table-cell>
          <table:table-cell office:value-type="float" office:value="3009.75722767562" calcext:value-type="float">
            <text:p>3,010</text:p>
          </table:table-cell>
          <table:table-cell office:value-type="float" office:value="7.19700581633034" calcext:value-type="float">
            <text:p>7.197</text:p>
          </table:table-cell>
          <table:table-cell office:value-type="float" office:value="0.831589503889213" calcext:value-type="float">
            <text:p>0.832</text:p>
          </table:table-cell>
          <table:table-cell office:value-type="float" office:value="0.997345868716443" calcext:value-type="float">
            <text:p>0.997</text:p>
          </table:table-cell>
          <table:table-cell office:value-type="float" office:value="10720.4071493692" calcext:value-type="float">
            <text:p>1072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S_Wi2018</text:p>
          </table:table-cell>
          <table:table-cell office:value-type="float" office:value="23704" calcext:value-type="float">
            <text:p>23,704</text:p>
          </table:table-cell>
          <table:table-cell office:value-type="float" office:value="4614" calcext:value-type="float">
            <text:p>4,614</text:p>
          </table:table-cell>
          <table:table-cell office:value-type="float" office:value="2689.00643436119" calcext:value-type="float">
            <text:p>2,689</text:p>
          </table:table-cell>
          <table:table-cell office:value-type="float" office:value="6.66971006891663" calcext:value-type="float">
            <text:p>6.670</text:p>
          </table:table-cell>
          <table:table-cell office:value-type="float" office:value="0.790545016454944" calcext:value-type="float">
            <text:p>0.791</text:p>
          </table:table-cell>
          <table:table-cell office:value-type="float" office:value="0.992678356924057" calcext:value-type="float">
            <text:p>0.993</text:p>
          </table:table-cell>
          <table:table-cell office:value-type="float" office:value="11057.2401537764" calcext:value-type="float">
            <text:p>1105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S_Wi2018RNA</text:p>
          </table:table-cell>
          <table:table-cell office:value-type="float" office:value="28472" calcext:value-type="float">
            <text:p>28,472</text:p>
          </table:table-cell>
          <table:table-cell office:value-type="float" office:value="5675" calcext:value-type="float">
            <text:p>5,675</text:p>
          </table:table-cell>
          <table:table-cell office:value-type="float" office:value="3113.57023938502" calcext:value-type="float">
            <text:p>3,114</text:p>
          </table:table-cell>
          <table:table-cell office:value-type="float" office:value="6.84807153589082" calcext:value-type="float">
            <text:p>6.848</text:p>
          </table:table-cell>
          <table:table-cell office:value-type="float" office:value="0.792250059266505" calcext:value-type="float">
            <text:p>0.792</text:p>
          </table:table-cell>
          <table:table-cell office:value-type="float" office:value="0.981954895858605" calcext:value-type="float">
            <text:p>0.982</text:p>
          </table:table-cell>
          <table:table-cell office:value-type="float" office:value="10522.4524908173" calcext:value-type="float">
            <text:p>1052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S_Wi2019A</text:p>
          </table:table-cell>
          <table:table-cell office:value-type="float" office:value="49067" calcext:value-type="float">
            <text:p>49,067</text:p>
          </table:table-cell>
          <table:table-cell office:value-type="float" office:value="10170" calcext:value-type="float">
            <text:p>10,170</text:p>
          </table:table-cell>
          <table:table-cell office:value-type="float" office:value="3861.3073867707" calcext:value-type="float">
            <text:p>3,861</text:p>
          </table:table-cell>
          <table:table-cell office:value-type="float" office:value="7.75909632190139" calcext:value-type="float">
            <text:p>7.759</text:p>
          </table:table-cell>
          <table:table-cell office:value-type="float" office:value="0.840894142681502" calcext:value-type="float">
            <text:p>0.841</text:p>
          </table:table-cell>
          <table:table-cell office:value-type="float" office:value="0.99797482191185" calcext:value-type="float">
            <text:p>0.998</text:p>
          </table:table-cell>
          <table:table-cell office:value-type="float" office:value="19993.092795076" calcext:value-type="float">
            <text:p>1999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S_Wi2019B</text:p>
          </table:table-cell>
          <table:table-cell office:value-type="float" office:value="64979" calcext:value-type="float">
            <text:p>64,979</text:p>
          </table:table-cell>
          <table:table-cell office:value-type="float" office:value="11871" calcext:value-type="float">
            <text:p>11,871</text:p>
          </table:table-cell>
          <table:table-cell office:value-type="float" office:value="3892.77423949626" calcext:value-type="float">
            <text:p>3,893</text:p>
          </table:table-cell>
          <table:table-cell office:value-type="float" office:value="7.82526039156401" calcext:value-type="float">
            <text:p>7.825</text:p>
          </table:table-cell>
          <table:table-cell office:value-type="float" office:value="0.834084672040539" calcext:value-type="float">
            <text:p>0.834</text:p>
          </table:table-cell>
          <table:table-cell office:value-type="float" office:value="0.998039165156356" calcext:value-type="float">
            <text:p>0.998</text:p>
          </table:table-cell>
          <table:table-cell office:value-type="float" office:value="21269.6087087166" calcext:value-type="float">
            <text:p>2127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WBM_Su2017</text:p>
          </table:table-cell>
          <table:table-cell office:value-type="float" office:value="16551" calcext:value-type="float">
            <text:p>16,551</text:p>
          </table:table-cell>
          <table:table-cell office:value-type="float" office:value="754" calcext:value-type="float">
            <text:p>754</text:p>
          </table:table-cell>
          <table:table-cell office:value-type="float" office:value="587.200930982248" calcext:value-type="float">
            <text:p>587</text:p>
          </table:table-cell>
          <table:table-cell office:value-type="float" office:value="4.5697579008664" calcext:value-type="float">
            <text:p>4.570</text:p>
          </table:table-cell>
          <table:table-cell office:value-type="float" office:value="0.689733927749306" calcext:value-type="float">
            <text:p>0.690</text:p>
          </table:table-cell>
          <table:table-cell office:value-type="float" office:value="0.978214138731095" calcext:value-type="float">
            <text:p>0.978</text:p>
          </table:table-cell>
          <table:table-cell office:value-type="float" office:value="1580.54269776956" calcext:value-type="float">
            <text:p>158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WBM_Su2018</text:p>
          </table:table-cell>
          <table:table-cell office:value-type="float" office:value="31700" calcext:value-type="float">
            <text:p>31,700</text:p>
          </table:table-cell>
          <table:table-cell office:value-type="float" office:value="840" calcext:value-type="float">
            <text:p>840</text:p>
          </table:table-cell>
          <table:table-cell office:value-type="float" office:value="479.952695306593" calcext:value-type="float">
            <text:p>480</text:p>
          </table:table-cell>
          <table:table-cell office:value-type="float" office:value="3.78318111127596" calcext:value-type="float">
            <text:p>3.783</text:p>
          </table:table-cell>
          <table:table-cell office:value-type="float" office:value="0.561852860121443" calcext:value-type="float">
            <text:p>0.562</text:p>
          </table:table-cell>
          <table:table-cell office:value-type="float" office:value="0.904875628178209" calcext:value-type="float">
            <text:p>0.905</text:p>
          </table:table-cell>
          <table:table-cell office:value-type="float" office:value="1677.5484330035" calcext:value-type="float">
            <text:p>167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WPM_Au2017</text:p>
          </table:table-cell>
          <table:table-cell office:value-type="float" office:value="28693" calcext:value-type="float">
            <text:p>28,693</text:p>
          </table:table-cell>
          <table:table-cell office:value-type="float" office:value="5522" calcext:value-type="float">
            <text:p>5,522</text:p>
          </table:table-cell>
          <table:table-cell office:value-type="float" office:value="2993.05353834538" calcext:value-type="float">
            <text:p>2,993</text:p>
          </table:table-cell>
          <table:table-cell office:value-type="float" office:value="6.55740601632881" calcext:value-type="float">
            <text:p>6.557</text:p>
          </table:table-cell>
          <table:table-cell office:value-type="float" office:value="0.761029364913728" calcext:value-type="float">
            <text:p>0.761</text:p>
          </table:table-cell>
          <table:table-cell office:value-type="float" office:value="0.985881045898421" calcext:value-type="float">
            <text:p>0.986</text:p>
          </table:table-cell>
          <table:table-cell office:value-type="float" office:value="9071.25521682183" calcext:value-type="float">
            <text:p>907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WPM_Au2018</text:p>
          </table:table-cell>
          <table:table-cell office:value-type="float" office:value="48653" calcext:value-type="float">
            <text:p>48,653</text:p>
          </table:table-cell>
          <table:table-cell office:value-type="float" office:value="2821" calcext:value-type="float">
            <text:p>2,821</text:p>
          </table:table-cell>
          <table:table-cell office:value-type="float" office:value="966.790492251307" calcext:value-type="float">
            <text:p>967</text:p>
          </table:table-cell>
          <table:table-cell office:value-type="float" office:value="3.78012073858927" calcext:value-type="float">
            <text:p>3.780</text:p>
          </table:table-cell>
          <table:table-cell office:value-type="float" office:value="0.475795301796644" calcext:value-type="float">
            <text:p>0.476</text:p>
          </table:table-cell>
          <table:table-cell office:value-type="float" office:value="0.886760174336804" calcext:value-type="float">
            <text:p>0.887</text:p>
          </table:table-cell>
          <table:table-cell office:value-type="float" office:value="7961.26950944072" calcext:value-type="float">
            <text:p>796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WPM_Sp2018</text:p>
          </table:table-cell>
          <table:table-cell office:value-type="float" office:value="18102" calcext:value-type="float">
            <text:p>18,102</text:p>
          </table:table-cell>
          <table:table-cell office:value-type="float" office:value="487" calcext:value-type="float">
            <text:p>487</text:p>
          </table:table-cell>
          <table:table-cell office:value-type="float" office:value="363.357319127483" calcext:value-type="float">
            <text:p>363</text:p>
          </table:table-cell>
          <table:table-cell office:value-type="float" office:value="3.93067196236438" calcext:value-type="float">
            <text:p>3.931</text:p>
          </table:table-cell>
          <table:table-cell office:value-type="float" office:value="0.635181673597728" calcext:value-type="float">
            <text:p>0.635</text:p>
          </table:table-cell>
          <table:table-cell office:value-type="float" office:value="0.962338704033678" calcext:value-type="float">
            <text:p>0.962</text:p>
          </table:table-cell>
          <table:table-cell office:value-type="float" office:value="1096.30367692586" calcext:value-type="float">
            <text:p>109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WPM_Su2017</text:p>
          </table:table-cell>
          <table:table-cell office:value-type="float" office:value="24624" calcext:value-type="float">
            <text:p>24,624</text:p>
          </table:table-cell>
          <table:table-cell office:value-type="float" office:value="820" calcext:value-type="float">
            <text:p>820</text:p>
          </table:table-cell>
          <table:table-cell office:value-type="float" office:value="522.502194772233" calcext:value-type="float">
            <text:p>523</text:p>
          </table:table-cell>
          <table:table-cell office:value-type="float" office:value="4.30648483670374" calcext:value-type="float">
            <text:p>4.306</text:p>
          </table:table-cell>
          <table:table-cell office:value-type="float" office:value="0.641867564549612" calcext:value-type="float">
            <text:p>0.642</text:p>
          </table:table-cell>
          <table:table-cell office:value-type="float" office:value="0.967652763317277" calcext:value-type="float">
            <text:p>0.968</text:p>
          </table:table-cell>
          <table:table-cell office:value-type="float" office:value="1655.92206210082" calcext:value-type="float">
            <text:p>165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WPM_Su2018</text:p>
          </table:table-cell>
          <table:table-cell office:value-type="float" office:value="31917" calcext:value-type="float">
            <text:p>31,917</text:p>
          </table:table-cell>
          <table:table-cell office:value-type="float" office:value="1065" calcext:value-type="float">
            <text:p>1,065</text:p>
          </table:table-cell>
          <table:table-cell office:value-type="float" office:value="593.466286114758" calcext:value-type="float">
            <text:p>593</text:p>
          </table:table-cell>
          <table:table-cell office:value-type="float" office:value="4.15813043158868" calcext:value-type="float">
            <text:p>4.158</text:p>
          </table:table-cell>
          <table:table-cell office:value-type="float" office:value="0.596512902518826" calcext:value-type="float">
            <text:p>0.597</text:p>
          </table:table-cell>
          <table:table-cell office:value-type="float" office:value="0.938196944266793" calcext:value-type="float">
            <text:p>0.938</text:p>
          </table:table-cell>
          <table:table-cell office:value-type="float" office:value="2107.8550373126" calcext:value-type="float">
            <text:p>210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WPM_Wi2018</text:p>
          </table:table-cell>
          <table:table-cell office:value-type="float" office:value="54976" calcext:value-type="float">
            <text:p>54,976</text:p>
          </table:table-cell>
          <table:table-cell office:value-type="float" office:value="10191" calcext:value-type="float">
            <text:p>10,191</text:p>
          </table:table-cell>
          <table:table-cell office:value-type="float" office:value="3616.79962416678" calcext:value-type="float">
            <text:p>3,617</text:p>
          </table:table-cell>
          <table:table-cell office:value-type="float" office:value="7.41669127467025" calcext:value-type="float">
            <text:p>7.417</text:p>
          </table:table-cell>
          <table:table-cell office:value-type="float" office:value="0.803606255353203" calcext:value-type="float">
            <text:p>0.804</text:p>
          </table:table-cell>
          <table:table-cell office:value-type="float" office:value="0.99631860073601" calcext:value-type="float">
            <text:p>0.996</text:p>
          </table:table-cell>
          <table:table-cell office:value-type="float" office:value="17488.2114597909" calcext:value-type="float">
            <text:p>1748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5_WPM_Wi2019</text:p>
          </table:table-cell>
          <table:table-cell office:value-type="float" office:value="57271" calcext:value-type="float">
            <text:p>57,271</text:p>
          </table:table-cell>
          <table:table-cell office:value-type="float" office:value="4964" calcext:value-type="float">
            <text:p>4,964</text:p>
          </table:table-cell>
          <table:table-cell office:value-type="float" office:value="1733.71145368387" calcext:value-type="float">
            <text:p>1,734</text:p>
          </table:table-cell>
          <table:table-cell office:value-type="float" office:value="5.93418787676473" calcext:value-type="float">
            <text:p>5.934</text:p>
          </table:table-cell>
          <table:table-cell office:value-type="float" office:value="0.697322066552013" calcext:value-type="float">
            <text:p>0.697</text:p>
          </table:table-cell>
          <table:table-cell office:value-type="float" office:value="0.990632367072939" calcext:value-type="float">
            <text:p>0.991</text:p>
          </table:table-cell>
          <table:table-cell office:value-type="float" office:value="9999.9272283232" calcext:value-type="float">
            <text:p>1000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S_Su2017</text:p>
          </table:table-cell>
          <table:table-cell office:value-type="float" office:value="23142" calcext:value-type="float">
            <text:p>23,142</text:p>
          </table:table-cell>
          <table:table-cell office:value-type="float" office:value="5255" calcext:value-type="float">
            <text:p>5,255</text:p>
          </table:table-cell>
          <table:table-cell office:value-type="float" office:value="3171.60519573849" calcext:value-type="float">
            <text:p>3,172</text:p>
          </table:table-cell>
          <table:table-cell office:value-type="float" office:value="7.21365101530431" calcext:value-type="float">
            <text:p>7.214</text:p>
          </table:table-cell>
          <table:table-cell office:value-type="float" office:value="0.842034026959089" calcext:value-type="float">
            <text:p>0.842</text:p>
          </table:table-cell>
          <table:table-cell office:value-type="float" office:value="0.996749157006487" calcext:value-type="float">
            <text:p>0.997</text:p>
          </table:table-cell>
          <table:table-cell office:value-type="float" office:value="11647.2967104525" calcext:value-type="float">
            <text:p>1164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S_Su2018</text:p>
          </table:table-cell>
          <table:table-cell office:value-type="float" office:value="20979" calcext:value-type="float">
            <text:p>20,979</text:p>
          </table:table-cell>
          <table:table-cell office:value-type="float" office:value="5766" calcext:value-type="float">
            <text:p>5,766</text:p>
          </table:table-cell>
          <table:table-cell office:value-type="float" office:value="3597.54535465242" calcext:value-type="float">
            <text:p>3,598</text:p>
          </table:table-cell>
          <table:table-cell office:value-type="float" office:value="7.32056116153071" calcext:value-type="float">
            <text:p>7.321</text:p>
          </table:table-cell>
          <table:table-cell office:value-type="float" office:value="0.845356365968806" calcext:value-type="float">
            <text:p>0.845</text:p>
          </table:table-cell>
          <table:table-cell office:value-type="float" office:value="0.996364530883177" calcext:value-type="float">
            <text:p>0.996</text:p>
          </table:table-cell>
          <table:table-cell office:value-type="float" office:value="13951.5809474463" calcext:value-type="float">
            <text:p>1395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S_Wi2013</text:p>
          </table:table-cell>
          <table:table-cell office:value-type="float" office:value="59636" calcext:value-type="float">
            <text:p>59,636</text:p>
          </table:table-cell>
          <table:table-cell office:value-type="float" office:value="10191" calcext:value-type="float">
            <text:p>10,191</text:p>
          </table:table-cell>
          <table:table-cell office:value-type="float" office:value="3305.79815132189" calcext:value-type="float">
            <text:p>3,306</text:p>
          </table:table-cell>
          <table:table-cell office:value-type="float" office:value="7.09986479229718" calcext:value-type="float">
            <text:p>7.100</text:p>
          </table:table-cell>
          <table:table-cell office:value-type="float" office:value="0.769277774677989" calcext:value-type="float">
            <text:p>0.769</text:p>
          </table:table-cell>
          <table:table-cell office:value-type="float" office:value="0.991120361080172" calcext:value-type="float">
            <text:p>0.991</text:p>
          </table:table-cell>
          <table:table-cell office:value-type="float" office:value="21832.6007289348" calcext:value-type="float">
            <text:p>2183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S_Wi2013RNA</text:p>
          </table:table-cell>
          <table:table-cell office:value-type="float" office:value="29318" calcext:value-type="float">
            <text:p>29,318</text:p>
          </table:table-cell>
          <table:table-cell office:value-type="float" office:value="4977" calcext:value-type="float">
            <text:p>4,977</text:p>
          </table:table-cell>
          <table:table-cell office:value-type="float" office:value="2583.99044577375" calcext:value-type="float">
            <text:p>2,584</text:p>
          </table:table-cell>
          <table:table-cell office:value-type="float" office:value="6.57271055436759" calcext:value-type="float">
            <text:p>6.573</text:p>
          </table:table-cell>
          <table:table-cell office:value-type="float" office:value="0.772117097658619" calcext:value-type="float">
            <text:p>0.772</text:p>
          </table:table-cell>
          <table:table-cell office:value-type="float" office:value="0.99182381726826" calcext:value-type="float">
            <text:p>0.992</text:p>
          </table:table-cell>
          <table:table-cell office:value-type="float" office:value="10625.2885799747" calcext:value-type="float">
            <text:p>1062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S_Wi2015</text:p>
          </table:table-cell>
          <table:table-cell office:value-type="float" office:value="14612" calcext:value-type="float">
            <text:p>14,612</text:p>
          </table:table-cell>
          <table:table-cell office:value-type="float" office:value="3737" calcext:value-type="float">
            <text:p>3,737</text:p>
          </table:table-cell>
          <table:table-cell office:value-type="float" office:value="2941.54775776453" calcext:value-type="float">
            <text:p>2,942</text:p>
          </table:table-cell>
          <table:table-cell office:value-type="float" office:value="6.70692112177123" calcext:value-type="float">
            <text:p>6.707</text:p>
          </table:table-cell>
          <table:table-cell office:value-type="float" office:value="0.815328201936291" calcext:value-type="float">
            <text:p>0.815</text:p>
          </table:table-cell>
          <table:table-cell office:value-type="float" office:value="0.99371872707139" calcext:value-type="float">
            <text:p>0.994</text:p>
          </table:table-cell>
          <table:table-cell office:value-type="float" office:value="9505.13143145762" calcext:value-type="float">
            <text:p>950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S_Wi2016</text:p>
          </table:table-cell>
          <table:table-cell office:value-type="float" office:value="53648" calcext:value-type="float">
            <text:p>53,648</text:p>
          </table:table-cell>
          <table:table-cell office:value-type="float" office:value="7010" calcext:value-type="float">
            <text:p>7,010</text:p>
          </table:table-cell>
          <table:table-cell office:value-type="float" office:value="3313.1076674984" calcext:value-type="float">
            <text:p>3,313</text:p>
          </table:table-cell>
          <table:table-cell office:value-type="float" office:value="7.52391732364683" calcext:value-type="float">
            <text:p>7.524</text:p>
          </table:table-cell>
          <table:table-cell office:value-type="float" office:value="0.849671182517894" calcext:value-type="float">
            <text:p>0.850</text:p>
          </table:table-cell>
          <table:table-cell office:value-type="float" office:value="0.997439439991198" calcext:value-type="float">
            <text:p>0.997</text:p>
          </table:table-cell>
          <table:table-cell office:value-type="float" office:value="8995.50792117542" calcext:value-type="float">
            <text:p>899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S_Wi2017</text:p>
          </table:table-cell>
          <table:table-cell office:value-type="float" office:value="14578" calcext:value-type="float">
            <text:p>14,578</text:p>
          </table:table-cell>
          <table:table-cell office:value-type="float" office:value="4640" calcext:value-type="float">
            <text:p>4,640</text:p>
          </table:table-cell>
          <table:table-cell office:value-type="float" office:value="3636.05683624492" calcext:value-type="float">
            <text:p>3,636</text:p>
          </table:table-cell>
          <table:table-cell office:value-type="float" office:value="7.31351225501366" calcext:value-type="float">
            <text:p>7.314</text:p>
          </table:table-cell>
          <table:table-cell office:value-type="float" office:value="0.866276405169452" calcext:value-type="float">
            <text:p>0.866</text:p>
          </table:table-cell>
          <table:table-cell office:value-type="float" office:value="0.997155592650647" calcext:value-type="float">
            <text:p>0.997</text:p>
          </table:table-cell>
          <table:table-cell office:value-type="float" office:value="12654.7868955149" calcext:value-type="float">
            <text:p>1265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S_Wi2017RNA</text:p>
          </table:table-cell>
          <table:table-cell office:value-type="float" office:value="20603" calcext:value-type="float">
            <text:p>20,603</text:p>
          </table:table-cell>
          <table:table-cell office:value-type="float" office:value="5682" calcext:value-type="float">
            <text:p>5,682</text:p>
          </table:table-cell>
          <table:table-cell office:value-type="float" office:value="3702.49385898762" calcext:value-type="float">
            <text:p>3,702</text:p>
          </table:table-cell>
          <table:table-cell office:value-type="float" office:value="7.43792225800595" calcext:value-type="float">
            <text:p>7.438</text:p>
          </table:table-cell>
          <table:table-cell office:value-type="float" office:value="0.860366902584511" calcext:value-type="float">
            <text:p>0.860</text:p>
          </table:table-cell>
          <table:table-cell office:value-type="float" office:value="0.99715335298141" calcext:value-type="float">
            <text:p>0.997</text:p>
          </table:table-cell>
          <table:table-cell office:value-type="float" office:value="11201.2344181147" calcext:value-type="float">
            <text:p>1120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S_Wi2018</text:p>
          </table:table-cell>
          <table:table-cell office:value-type="float" office:value="15034" calcext:value-type="float">
            <text:p>15,034</text:p>
          </table:table-cell>
          <table:table-cell office:value-type="float" office:value="4455" calcext:value-type="float">
            <text:p>4,455</text:p>
          </table:table-cell>
          <table:table-cell office:value-type="float" office:value="3463.39375391318" calcext:value-type="float">
            <text:p>3,463</text:p>
          </table:table-cell>
          <table:table-cell office:value-type="float" office:value="7.27511653904551" calcext:value-type="float">
            <text:p>7.275</text:p>
          </table:table-cell>
          <table:table-cell office:value-type="float" office:value="0.865901572395156" calcext:value-type="float">
            <text:p>0.866</text:p>
          </table:table-cell>
          <table:table-cell office:value-type="float" office:value="0.997281564208972" calcext:value-type="float">
            <text:p>0.997</text:p>
          </table:table-cell>
          <table:table-cell office:value-type="float" office:value="10768.3722435441" calcext:value-type="float">
            <text:p>1076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S_Wi2019</text:p>
          </table:table-cell>
          <table:table-cell office:value-type="float" office:value="34746" calcext:value-type="float">
            <text:p>34,746</text:p>
          </table:table-cell>
          <table:table-cell office:value-type="float" office:value="8003" calcext:value-type="float">
            <text:p>8,003</text:p>
          </table:table-cell>
          <table:table-cell office:value-type="float" office:value="3605.80339732835" calcext:value-type="float">
            <text:p>3,606</text:p>
          </table:table-cell>
          <table:table-cell office:value-type="float" office:value="7.41317824031269" calcext:value-type="float">
            <text:p>7.413</text:p>
          </table:table-cell>
          <table:table-cell office:value-type="float" office:value="0.82482548637344" calcext:value-type="float">
            <text:p>0.825</text:p>
          </table:table-cell>
          <table:table-cell office:value-type="float" office:value="0.996055990168932" calcext:value-type="float">
            <text:p>0.996</text:p>
          </table:table-cell>
          <table:table-cell office:value-type="float" office:value="18432.1926460523" calcext:value-type="float">
            <text:p>1843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WBM_Su2017</text:p>
          </table:table-cell>
          <table:table-cell office:value-type="float" office:value="23493" calcext:value-type="float">
            <text:p>23,493</text:p>
          </table:table-cell>
          <table:table-cell office:value-type="float" office:value="976" calcext:value-type="float">
            <text:p>976</text:p>
          </table:table-cell>
          <table:table-cell office:value-type="float" office:value="628.853709222981" calcext:value-type="float">
            <text:p>629</text:p>
          </table:table-cell>
          <table:table-cell office:value-type="float" office:value="4.55269775167838" calcext:value-type="float">
            <text:p>4.553</text:p>
          </table:table-cell>
          <table:table-cell office:value-type="float" office:value="0.661396454840143" calcext:value-type="float">
            <text:p>0.661</text:p>
          </table:table-cell>
          <table:table-cell office:value-type="float" office:value="0.976705644723472" calcext:value-type="float">
            <text:p>0.977</text:p>
          </table:table-cell>
          <table:table-cell office:value-type="float" office:value="2022.14194139194" calcext:value-type="float">
            <text:p>202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WBM_Su2018</text:p>
          </table:table-cell>
          <table:table-cell office:value-type="float" office:value="25409" calcext:value-type="float">
            <text:p>25,409</text:p>
          </table:table-cell>
          <table:table-cell office:value-type="float" office:value="1095" calcext:value-type="float">
            <text:p>1,095</text:p>
          </table:table-cell>
          <table:table-cell office:value-type="float" office:value="669.858805360681" calcext:value-type="float">
            <text:p>670</text:p>
          </table:table-cell>
          <table:table-cell office:value-type="float" office:value="4.23933341457781" calcext:value-type="float">
            <text:p>4.239</text:p>
          </table:table-cell>
          <table:table-cell office:value-type="float" office:value="0.605748027977927" calcext:value-type="float">
            <text:p>0.606</text:p>
          </table:table-cell>
          <table:table-cell office:value-type="float" office:value="0.939549367483551" calcext:value-type="float">
            <text:p>0.940</text:p>
          </table:table-cell>
          <table:table-cell office:value-type="float" office:value="2338.19779981191" calcext:value-type="float">
            <text:p>233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WPM_Au2017</text:p>
          </table:table-cell>
          <table:table-cell office:value-type="float" office:value="27826" calcext:value-type="float">
            <text:p>27,826</text:p>
          </table:table-cell>
          <table:table-cell office:value-type="float" office:value="2713" calcext:value-type="float">
            <text:p>2,713</text:p>
          </table:table-cell>
          <table:table-cell office:value-type="float" office:value="1359.27584797112" calcext:value-type="float">
            <text:p>1,359</text:p>
          </table:table-cell>
          <table:table-cell office:value-type="float" office:value="4.63106079709153" calcext:value-type="float">
            <text:p>4.631</text:p>
          </table:table-cell>
          <table:table-cell office:value-type="float" office:value="0.585779396917251" calcext:value-type="float">
            <text:p>0.586</text:p>
          </table:table-cell>
          <table:table-cell office:value-type="float" office:value="0.928925332004722" calcext:value-type="float">
            <text:p>0.929</text:p>
          </table:table-cell>
          <table:table-cell office:value-type="float" office:value="8125.68201072704" calcext:value-type="float">
            <text:p>812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WPM_Au2018</text:p>
          </table:table-cell>
          <table:table-cell office:value-type="float" office:value="45578" calcext:value-type="float">
            <text:p>45,578</text:p>
          </table:table-cell>
          <table:table-cell office:value-type="float" office:value="2851" calcext:value-type="float">
            <text:p>2,851</text:p>
          </table:table-cell>
          <table:table-cell office:value-type="float" office:value="1086.68556678899" calcext:value-type="float">
            <text:p>1,087</text:p>
          </table:table-cell>
          <table:table-cell office:value-type="float" office:value="4.51532478372914" calcext:value-type="float">
            <text:p>4.515</text:p>
          </table:table-cell>
          <table:table-cell office:value-type="float" office:value="0.567578065692815" calcext:value-type="float">
            <text:p>0.568</text:p>
          </table:table-cell>
          <table:table-cell office:value-type="float" office:value="0.956615304682935" calcext:value-type="float">
            <text:p>0.957</text:p>
          </table:table-cell>
          <table:table-cell office:value-type="float" office:value="6634.53472130335" calcext:value-type="float">
            <text:p>663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WPM_Sp2017</text:p>
          </table:table-cell>
          <table:table-cell office:value-type="float" office:value="28266" calcext:value-type="float">
            <text:p>28,266</text:p>
          </table:table-cell>
          <table:table-cell office:value-type="float" office:value="1062" calcext:value-type="float">
            <text:p>1,062</text:p>
          </table:table-cell>
          <table:table-cell office:value-type="float" office:value="585.983741437267" calcext:value-type="float">
            <text:p>586</text:p>
          </table:table-cell>
          <table:table-cell office:value-type="float" office:value="4.06762890398812" calcext:value-type="float">
            <text:p>4.068</text:p>
          </table:table-cell>
          <table:table-cell office:value-type="float" office:value="0.583766060403921" calcext:value-type="float">
            <text:p>0.584</text:p>
          </table:table-cell>
          <table:table-cell office:value-type="float" office:value="0.959365773661802" calcext:value-type="float">
            <text:p>0.959</text:p>
          </table:table-cell>
          <table:table-cell office:value-type="float" office:value="2617.81830047879" calcext:value-type="float">
            <text:p>261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WPM_Sp2018</text:p>
          </table:table-cell>
          <table:table-cell office:value-type="float" office:value="18389" calcext:value-type="float">
            <text:p>18,389</text:p>
          </table:table-cell>
          <table:table-cell office:value-type="float" office:value="883" calcext:value-type="float">
            <text:p>883</text:p>
          </table:table-cell>
          <table:table-cell office:value-type="float" office:value="620.633380212959" calcext:value-type="float">
            <text:p>621</text:p>
          </table:table-cell>
          <table:table-cell office:value-type="float" office:value="3.66135683516667" calcext:value-type="float">
            <text:p>3.661</text:p>
          </table:table-cell>
          <table:table-cell office:value-type="float" office:value="0.539758411529596" calcext:value-type="float">
            <text:p>0.540</text:p>
          </table:table-cell>
          <table:table-cell office:value-type="float" office:value="0.93996077027574" calcext:value-type="float">
            <text:p>0.940</text:p>
          </table:table-cell>
          <table:table-cell office:value-type="float" office:value="2076.97306855111" calcext:value-type="float">
            <text:p>207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WPM_Su2017</text:p>
          </table:table-cell>
          <table:table-cell office:value-type="float" office:value="31482" calcext:value-type="float">
            <text:p>31,482</text:p>
          </table:table-cell>
          <table:table-cell office:value-type="float" office:value="910" calcext:value-type="float">
            <text:p>910</text:p>
          </table:table-cell>
          <table:table-cell office:value-type="float" office:value="513.141511681938" calcext:value-type="float">
            <text:p>513</text:p>
          </table:table-cell>
          <table:table-cell office:value-type="float" office:value="4.45588158786321" calcext:value-type="float">
            <text:p>4.456</text:p>
          </table:table-cell>
          <table:table-cell office:value-type="float" office:value="0.65398368223073" calcext:value-type="float">
            <text:p>0.654</text:p>
          </table:table-cell>
          <table:table-cell office:value-type="float" office:value="0.976513846622912" calcext:value-type="float">
            <text:p>0.977</text:p>
          </table:table-cell>
          <table:table-cell office:value-type="float" office:value="1952.31696648208" calcext:value-type="float">
            <text:p>195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WPM_Su2018</text:p>
          </table:table-cell>
          <table:table-cell office:value-type="float" office:value="22706" calcext:value-type="float">
            <text:p>22,706</text:p>
          </table:table-cell>
          <table:table-cell office:value-type="float" office:value="876" calcext:value-type="float">
            <text:p>876</text:p>
          </table:table-cell>
          <table:table-cell office:value-type="float" office:value="580.999088122969" calcext:value-type="float">
            <text:p>581</text:p>
          </table:table-cell>
          <table:table-cell office:value-type="float" office:value="4.21429983471524" calcext:value-type="float">
            <text:p>4.214</text:p>
          </table:table-cell>
          <table:table-cell office:value-type="float" office:value="0.62200326567635" calcext:value-type="float">
            <text:p>0.622</text:p>
          </table:table-cell>
          <table:table-cell office:value-type="float" office:value="0.950512205276336" calcext:value-type="float">
            <text:p>0.951</text:p>
          </table:table-cell>
          <table:table-cell office:value-type="float" office:value="1717.67134212522" calcext:value-type="float">
            <text:p>171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WPM_Wi2018</text:p>
          </table:table-cell>
          <table:table-cell office:value-type="float" office:value="54657" calcext:value-type="float">
            <text:p>54,657</text:p>
          </table:table-cell>
          <table:table-cell office:value-type="float" office:value="8003" calcext:value-type="float">
            <text:p>8,003</text:p>
          </table:table-cell>
          <table:table-cell office:value-type="float" office:value="2701.29852653403" calcext:value-type="float">
            <text:p>2,701</text:p>
          </table:table-cell>
          <table:table-cell office:value-type="float" office:value="6.41798611109177" calcext:value-type="float">
            <text:p>6.418</text:p>
          </table:table-cell>
          <table:table-cell office:value-type="float" office:value="0.714095674488458" calcext:value-type="float">
            <text:p>0.714</text:p>
          </table:table-cell>
          <table:table-cell office:value-type="float" office:value="0.985088415621283" calcext:value-type="float">
            <text:p>0.985</text:p>
          </table:table-cell>
          <table:table-cell office:value-type="float" office:value="15912.4701174496" calcext:value-type="float">
            <text:p>1591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17_WPM_Wi2019</text:p>
          </table:table-cell>
          <table:table-cell office:value-type="float" office:value="45429" calcext:value-type="float">
            <text:p>45,429</text:p>
          </table:table-cell>
          <table:table-cell office:value-type="float" office:value="4025" calcext:value-type="float">
            <text:p>4,025</text:p>
          </table:table-cell>
          <table:table-cell office:value-type="float" office:value="1611.57345130416" calcext:value-type="float">
            <text:p>1,612</text:p>
          </table:table-cell>
          <table:table-cell office:value-type="float" office:value="5.77878110196827" calcext:value-type="float">
            <text:p>5.779</text:p>
          </table:table-cell>
          <table:table-cell office:value-type="float" office:value="0.69621518428173" calcext:value-type="float">
            <text:p>0.696</text:p>
          </table:table-cell>
          <table:table-cell office:value-type="float" office:value="0.989069748942065" calcext:value-type="float">
            <text:p>0.989</text:p>
          </table:table-cell>
          <table:table-cell office:value-type="float" office:value="8821.07426345641" calcext:value-type="float">
            <text:p>882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S_Su2017</text:p>
          </table:table-cell>
          <table:table-cell office:value-type="float" office:value="21570" calcext:value-type="float">
            <text:p>21,570</text:p>
          </table:table-cell>
          <table:table-cell office:value-type="float" office:value="4667" calcext:value-type="float">
            <text:p>4,667</text:p>
          </table:table-cell>
          <table:table-cell office:value-type="float" office:value="2905.55202293164" calcext:value-type="float">
            <text:p>2,906</text:p>
          </table:table-cell>
          <table:table-cell office:value-type="float" office:value="6.89642358734419" calcext:value-type="float">
            <text:p>6.896</text:p>
          </table:table-cell>
          <table:table-cell office:value-type="float" office:value="0.816311761118527" calcext:value-type="float">
            <text:p>0.816</text:p>
          </table:table-cell>
          <table:table-cell office:value-type="float" office:value="0.99505341580678" calcext:value-type="float">
            <text:p>0.995</text:p>
          </table:table-cell>
          <table:table-cell office:value-type="float" office:value="10951.5335433782" calcext:value-type="float">
            <text:p>1095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S_Su2018</text:p>
          </table:table-cell>
          <table:table-cell office:value-type="float" office:value="17965" calcext:value-type="float">
            <text:p>17,965</text:p>
          </table:table-cell>
          <table:table-cell office:value-type="float" office:value="3899" calcext:value-type="float">
            <text:p>3,899</text:p>
          </table:table-cell>
          <table:table-cell office:value-type="float" office:value="2707.93623873736" calcext:value-type="float">
            <text:p>2,708</text:p>
          </table:table-cell>
          <table:table-cell office:value-type="float" office:value="6.71412661765123" calcext:value-type="float">
            <text:p>6.714</text:p>
          </table:table-cell>
          <table:table-cell office:value-type="float" office:value="0.812015069500906" calcext:value-type="float">
            <text:p>0.812</text:p>
          </table:table-cell>
          <table:table-cell office:value-type="float" office:value="0.994036246841413" calcext:value-type="float">
            <text:p>0.994</text:p>
          </table:table-cell>
          <table:table-cell office:value-type="float" office:value="9578.02452882084" calcext:value-type="float">
            <text:p>957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S_Wi2013</text:p>
          </table:table-cell>
          <table:table-cell office:value-type="float" office:value="78580" calcext:value-type="float">
            <text:p>78,580</text:p>
          </table:table-cell>
          <table:table-cell office:value-type="float" office:value="13384" calcext:value-type="float">
            <text:p>13,384</text:p>
          </table:table-cell>
          <table:table-cell office:value-type="float" office:value="3719.41645059914" calcext:value-type="float">
            <text:p>3,719</text:p>
          </table:table-cell>
          <table:table-cell office:value-type="float" office:value="7.66309040615597" calcext:value-type="float">
            <text:p>7.663</text:p>
          </table:table-cell>
          <table:table-cell office:value-type="float" office:value="0.80648699332164" calcext:value-type="float">
            <text:p>0.806</text:p>
          </table:table-cell>
          <table:table-cell office:value-type="float" office:value="0.997111070379356" calcext:value-type="float">
            <text:p>0.997</text:p>
          </table:table-cell>
          <table:table-cell office:value-type="float" office:value="27349.1640747268" calcext:value-type="float">
            <text:p>2734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S_Wi2013RNA</text:p>
          </table:table-cell>
          <table:table-cell office:value-type="float" office:value="24569" calcext:value-type="float">
            <text:p>24,569</text:p>
          </table:table-cell>
          <table:table-cell office:value-type="float" office:value="5593" calcext:value-type="float">
            <text:p>5,593</text:p>
          </table:table-cell>
          <table:table-cell office:value-type="float" office:value="3206.71541921607" calcext:value-type="float">
            <text:p>3,207</text:p>
          </table:table-cell>
          <table:table-cell office:value-type="float" office:value="7.15051164098914" calcext:value-type="float">
            <text:p>7.151</text:p>
          </table:table-cell>
          <table:table-cell office:value-type="float" office:value="0.828634488639504" calcext:value-type="float">
            <text:p>0.829</text:p>
          </table:table-cell>
          <table:table-cell office:value-type="float" office:value="0.996691228172613" calcext:value-type="float">
            <text:p>0.997</text:p>
          </table:table-cell>
          <table:table-cell office:value-type="float" office:value="12743.5494731132" calcext:value-type="float">
            <text:p>1274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S_Wi2015</text:p>
          </table:table-cell>
          <table:table-cell office:value-type="float" office:value="23324" calcext:value-type="float">
            <text:p>23,324</text:p>
          </table:table-cell>
          <table:table-cell office:value-type="float" office:value="5315" calcext:value-type="float">
            <text:p>5,315</text:p>
          </table:table-cell>
          <table:table-cell office:value-type="float" office:value="3171.83333935344" calcext:value-type="float">
            <text:p>3,172</text:p>
          </table:table-cell>
          <table:table-cell office:value-type="float" office:value="7.11815357654554" calcext:value-type="float">
            <text:p>7.118</text:p>
          </table:table-cell>
          <table:table-cell office:value-type="float" office:value="0.82978717143366" calcext:value-type="float">
            <text:p>0.830</text:p>
          </table:table-cell>
          <table:table-cell office:value-type="float" office:value="0.996647011206668" calcext:value-type="float">
            <text:p>0.997</text:p>
          </table:table-cell>
          <table:table-cell office:value-type="float" office:value="11261.2100053889" calcext:value-type="float">
            <text:p>1126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S_Wi2016</text:p>
          </table:table-cell>
          <table:table-cell office:value-type="float" office:value="59008" calcext:value-type="float">
            <text:p>59,008</text:p>
          </table:table-cell>
          <table:table-cell office:value-type="float" office:value="8566" calcext:value-type="float">
            <text:p>8,566</text:p>
          </table:table-cell>
          <table:table-cell office:value-type="float" office:value="3032.4548128901" calcext:value-type="float">
            <text:p>3,032</text:p>
          </table:table-cell>
          <table:table-cell office:value-type="float" office:value="7.08773505552683" calcext:value-type="float">
            <text:p>7.088</text:p>
          </table:table-cell>
          <table:table-cell office:value-type="float" office:value="0.782694616622532" calcext:value-type="float">
            <text:p>0.783</text:p>
          </table:table-cell>
          <table:table-cell office:value-type="float" office:value="0.994579803221101" calcext:value-type="float">
            <text:p>0.995</text:p>
          </table:table-cell>
          <table:table-cell office:value-type="float" office:value="15782.2854638474" calcext:value-type="float">
            <text:p>1578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S_Wi2016RNA</text:p>
          </table:table-cell>
          <table:table-cell office:value-type="float" office:value="21246" calcext:value-type="float">
            <text:p>21,246</text:p>
          </table:table-cell>
          <table:table-cell office:value-type="float" office:value="4529" calcext:value-type="float">
            <text:p>4,529</text:p>
          </table:table-cell>
          <table:table-cell office:value-type="float" office:value="2964.75977237277" calcext:value-type="float">
            <text:p>2,965</text:p>
          </table:table-cell>
          <table:table-cell office:value-type="float" office:value="7.03424735445537" calcext:value-type="float">
            <text:p>7.034</text:p>
          </table:table-cell>
          <table:table-cell office:value-type="float" office:value="0.835594330205961" calcext:value-type="float">
            <text:p>0.836</text:p>
          </table:table-cell>
          <table:table-cell office:value-type="float" office:value="0.996135957203154" calcext:value-type="float">
            <text:p>0.996</text:p>
          </table:table-cell>
          <table:table-cell office:value-type="float" office:value="8532.88926121806" calcext:value-type="float">
            <text:p>853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S_Wi2017</text:p>
          </table:table-cell>
          <table:table-cell office:value-type="float" office:value="23147" calcext:value-type="float">
            <text:p>23,147</text:p>
          </table:table-cell>
          <table:table-cell office:value-type="float" office:value="5438" calcext:value-type="float">
            <text:p>5,438</text:p>
          </table:table-cell>
          <table:table-cell office:value-type="float" office:value="3192.61990184687" calcext:value-type="float">
            <text:p>3,193</text:p>
          </table:table-cell>
          <table:table-cell office:value-type="float" office:value="7.11214665453081" calcext:value-type="float">
            <text:p>7.112</text:p>
          </table:table-cell>
          <table:table-cell office:value-type="float" office:value="0.826881627162025" calcext:value-type="float">
            <text:p>0.827</text:p>
          </table:table-cell>
          <table:table-cell office:value-type="float" office:value="0.996016886362046" calcext:value-type="float">
            <text:p>0.996</text:p>
          </table:table-cell>
          <table:table-cell office:value-type="float" office:value="13474.0001999375" calcext:value-type="float">
            <text:p>1347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S_Wi2017RNA</text:p>
          </table:table-cell>
          <table:table-cell office:value-type="float" office:value="29262" calcext:value-type="float">
            <text:p>29,262</text:p>
          </table:table-cell>
          <table:table-cell office:value-type="float" office:value="5397" calcext:value-type="float">
            <text:p>5,397</text:p>
          </table:table-cell>
          <table:table-cell office:value-type="float" office:value="2921.08941780806" calcext:value-type="float">
            <text:p>2,921</text:p>
          </table:table-cell>
          <table:table-cell office:value-type="float" office:value="6.96574485908455" calcext:value-type="float">
            <text:p>6.966</text:p>
          </table:table-cell>
          <table:table-cell office:value-type="float" office:value="0.810573689328222" calcext:value-type="float">
            <text:p>0.811</text:p>
          </table:table-cell>
          <table:table-cell office:value-type="float" office:value="0.995147500216066" calcext:value-type="float">
            <text:p>0.995</text:p>
          </table:table-cell>
          <table:table-cell office:value-type="float" office:value="10110.2016199226" calcext:value-type="float">
            <text:p>1011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S_Wi2018</text:p>
          </table:table-cell>
          <table:table-cell office:value-type="float" office:value="33131" calcext:value-type="float">
            <text:p>33,131</text:p>
          </table:table-cell>
          <table:table-cell office:value-type="float" office:value="7163" calcext:value-type="float">
            <text:p>7,163</text:p>
          </table:table-cell>
          <table:table-cell office:value-type="float" office:value="3314.91087412894" calcext:value-type="float">
            <text:p>3,315</text:p>
          </table:table-cell>
          <table:table-cell office:value-type="float" office:value="7.22110311342209" calcext:value-type="float">
            <text:p>7.221</text:p>
          </table:table-cell>
          <table:table-cell office:value-type="float" office:value="0.813491048896493" calcext:value-type="float">
            <text:p>0.813</text:p>
          </table:table-cell>
          <table:table-cell office:value-type="float" office:value="0.995716340707184" calcext:value-type="float">
            <text:p>0.996</text:p>
          </table:table-cell>
          <table:table-cell office:value-type="float" office:value="17668.2439142369" calcext:value-type="float">
            <text:p>1766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S_Wi2018RNA</text:p>
          </table:table-cell>
          <table:table-cell office:value-type="float" office:value="19674" calcext:value-type="float">
            <text:p>19,674</text:p>
          </table:table-cell>
          <table:table-cell office:value-type="float" office:value="4471" calcext:value-type="float">
            <text:p>4,471</text:p>
          </table:table-cell>
          <table:table-cell office:value-type="float" office:value="3054.34251947563" calcext:value-type="float">
            <text:p>3,054</text:p>
          </table:table-cell>
          <table:table-cell office:value-type="float" office:value="7.09732416721648" calcext:value-type="float">
            <text:p>7.097</text:p>
          </table:table-cell>
          <table:table-cell office:value-type="float" office:value="0.844380007384809" calcext:value-type="float">
            <text:p>0.844</text:p>
          </table:table-cell>
          <table:table-cell office:value-type="float" office:value="0.996678227787533" calcext:value-type="float">
            <text:p>0.997</text:p>
          </table:table-cell>
          <table:table-cell office:value-type="float" office:value="8541.73125260701" calcext:value-type="float">
            <text:p>854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S_Wi2019</text:p>
          </table:table-cell>
          <table:table-cell office:value-type="float" office:value="30210" calcext:value-type="float">
            <text:p>30,210</text:p>
          </table:table-cell>
          <table:table-cell office:value-type="float" office:value="7390" calcext:value-type="float">
            <text:p>7,390</text:p>
          </table:table-cell>
          <table:table-cell office:value-type="float" office:value="3609.46315924804" calcext:value-type="float">
            <text:p>3,609</text:p>
          </table:table-cell>
          <table:table-cell office:value-type="float" office:value="7.35532389742471" calcext:value-type="float">
            <text:p>7.355</text:p>
          </table:table-cell>
          <table:table-cell office:value-type="float" office:value="0.825709530077176" calcext:value-type="float">
            <text:p>0.826</text:p>
          </table:table-cell>
          <table:table-cell office:value-type="float" office:value="0.996008689477092" calcext:value-type="float">
            <text:p>0.996</text:p>
          </table:table-cell>
          <table:table-cell office:value-type="float" office:value="17632.3144205217" calcext:value-type="float">
            <text:p>1763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WBM_Su2017</text:p>
          </table:table-cell>
          <table:table-cell office:value-type="float" office:value="53517" calcext:value-type="float">
            <text:p>53,517</text:p>
          </table:table-cell>
          <table:table-cell office:value-type="float" office:value="1288" calcext:value-type="float">
            <text:p>1,288</text:p>
          </table:table-cell>
          <table:table-cell office:value-type="float" office:value="562.822413487165" calcext:value-type="float">
            <text:p>563</text:p>
          </table:table-cell>
          <table:table-cell office:value-type="float" office:value="4.59454420733013" calcext:value-type="float">
            <text:p>4.595</text:p>
          </table:table-cell>
          <table:table-cell office:value-type="float" office:value="0.641620315143798" calcext:value-type="float">
            <text:p>0.642</text:p>
          </table:table-cell>
          <table:table-cell office:value-type="float" office:value="0.979949646741944" calcext:value-type="float">
            <text:p>0.980</text:p>
          </table:table-cell>
          <table:table-cell office:value-type="float" office:value="2540.92353879392" calcext:value-type="float">
            <text:p>254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WBM_Su2018</text:p>
          </table:table-cell>
          <table:table-cell office:value-type="float" office:value="39320" calcext:value-type="float">
            <text:p>39,320</text:p>
          </table:table-cell>
          <table:table-cell office:value-type="float" office:value="1236" calcext:value-type="float">
            <text:p>1,236</text:p>
          </table:table-cell>
          <table:table-cell office:value-type="float" office:value="661.163040363316" calcext:value-type="float">
            <text:p>661</text:p>
          </table:table-cell>
          <table:table-cell office:value-type="float" office:value="4.57707939380186" calcext:value-type="float">
            <text:p>4.577</text:p>
          </table:table-cell>
          <table:table-cell office:value-type="float" office:value="0.642881128545545" calcext:value-type="float">
            <text:p>0.643</text:p>
          </table:table-cell>
          <table:table-cell office:value-type="float" office:value="0.968496133144432" calcext:value-type="float">
            <text:p>0.968</text:p>
          </table:table-cell>
          <table:table-cell office:value-type="float" office:value="2038.19416087367" calcext:value-type="float">
            <text:p>203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WPM_Au2017</text:p>
          </table:table-cell>
          <table:table-cell office:value-type="float" office:value="45857" calcext:value-type="float">
            <text:p>45,857</text:p>
          </table:table-cell>
          <table:table-cell office:value-type="float" office:value="2456" calcext:value-type="float">
            <text:p>2,456</text:p>
          </table:table-cell>
          <table:table-cell office:value-type="float" office:value="937.20799756466" calcext:value-type="float">
            <text:p>937</text:p>
          </table:table-cell>
          <table:table-cell office:value-type="float" office:value="3.9479241761899" calcext:value-type="float">
            <text:p>3.948</text:p>
          </table:table-cell>
          <table:table-cell office:value-type="float" office:value="0.505736340263222" calcext:value-type="float">
            <text:p>0.506</text:p>
          </table:table-cell>
          <table:table-cell office:value-type="float" office:value="0.91794398013526" calcext:value-type="float">
            <text:p>0.918</text:p>
          </table:table-cell>
          <table:table-cell office:value-type="float" office:value="5463.87766445107" calcext:value-type="float">
            <text:p>546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WPM_Au2018</text:p>
          </table:table-cell>
          <table:table-cell office:value-type="float" office:value="52161" calcext:value-type="float">
            <text:p>52,161</text:p>
          </table:table-cell>
          <table:table-cell office:value-type="float" office:value="1985" calcext:value-type="float">
            <text:p>1,985</text:p>
          </table:table-cell>
          <table:table-cell office:value-type="float" office:value="741.752749789152" calcext:value-type="float">
            <text:p>742</text:p>
          </table:table-cell>
          <table:table-cell office:value-type="float" office:value="3.91379988564213" calcext:value-type="float">
            <text:p>3.914</text:p>
          </table:table-cell>
          <table:table-cell office:value-type="float" office:value="0.515423023560142" calcext:value-type="float">
            <text:p>0.515</text:p>
          </table:table-cell>
          <table:table-cell office:value-type="float" office:value="0.945773010109663" calcext:value-type="float">
            <text:p>0.946</text:p>
          </table:table-cell>
          <table:table-cell office:value-type="float" office:value="4202.21773501024" calcext:value-type="float">
            <text:p>420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WPM_Sp2017</text:p>
          </table:table-cell>
          <table:table-cell office:value-type="float" office:value="51607" calcext:value-type="float">
            <text:p>51,607</text:p>
          </table:table-cell>
          <table:table-cell office:value-type="float" office:value="1027" calcext:value-type="float">
            <text:p>1,027</text:p>
          </table:table-cell>
          <table:table-cell office:value-type="float" office:value="430.637409346414" calcext:value-type="float">
            <text:p>431</text:p>
          </table:table-cell>
          <table:table-cell office:value-type="float" office:value="4.27102280566447" calcext:value-type="float">
            <text:p>4.271</text:p>
          </table:table-cell>
          <table:table-cell office:value-type="float" office:value="0.615918395841139" calcext:value-type="float">
            <text:p>0.616</text:p>
          </table:table-cell>
          <table:table-cell office:value-type="float" office:value="0.974363462266033" calcext:value-type="float">
            <text:p>0.974</text:p>
          </table:table-cell>
          <table:table-cell office:value-type="float" office:value="2192.86356470319" calcext:value-type="float">
            <text:p>219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WPM_Sp2018</text:p>
          </table:table-cell>
          <table:table-cell office:value-type="float" office:value="58252" calcext:value-type="float">
            <text:p>58,252</text:p>
          </table:table-cell>
          <table:table-cell office:value-type="float" office:value="2569" calcext:value-type="float">
            <text:p>2,569</text:p>
          </table:table-cell>
          <table:table-cell office:value-type="float" office:value="937.771541924291" calcext:value-type="float">
            <text:p>938</text:p>
          </table:table-cell>
          <table:table-cell office:value-type="float" office:value="4.47775127670577" calcext:value-type="float">
            <text:p>4.478</text:p>
          </table:table-cell>
          <table:table-cell office:value-type="float" office:value="0.57032176166538" calcext:value-type="float">
            <text:p>0.570</text:p>
          </table:table-cell>
          <table:table-cell office:value-type="float" office:value="0.962790309935825" calcext:value-type="float">
            <text:p>0.963</text:p>
          </table:table-cell>
          <table:table-cell office:value-type="float" office:value="5068.90084423337" calcext:value-type="float">
            <text:p>506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WPM_Su2017</text:p>
          </table:table-cell>
          <table:table-cell office:value-type="float" office:value="34613" calcext:value-type="float">
            <text:p>34,613</text:p>
          </table:table-cell>
          <table:table-cell office:value-type="float" office:value="838" calcext:value-type="float">
            <text:p>838</text:p>
          </table:table-cell>
          <table:table-cell office:value-type="float" office:value="483.058824205078" calcext:value-type="float">
            <text:p>483</text:p>
          </table:table-cell>
          <table:table-cell office:value-type="float" office:value="4.45516340483133" calcext:value-type="float">
            <text:p>4.455</text:p>
          </table:table-cell>
          <table:table-cell office:value-type="float" office:value="0.661885518405046" calcext:value-type="float">
            <text:p>0.662</text:p>
          </table:table-cell>
          <table:table-cell office:value-type="float" office:value="0.976629906349856" calcext:value-type="float">
            <text:p>0.977</text:p>
          </table:table-cell>
          <table:table-cell office:value-type="float" office:value="1491.62045219562" calcext:value-type="float">
            <text:p>149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WPM_Su2018</text:p>
          </table:table-cell>
          <table:table-cell office:value-type="float" office:value="52957" calcext:value-type="float">
            <text:p>52,957</text:p>
          </table:table-cell>
          <table:table-cell office:value-type="float" office:value="1059" calcext:value-type="float">
            <text:p>1,059</text:p>
          </table:table-cell>
          <table:table-cell office:value-type="float" office:value="503.928895394065" calcext:value-type="float">
            <text:p>504</text:p>
          </table:table-cell>
          <table:table-cell office:value-type="float" office:value="4.3979774035351" calcext:value-type="float">
            <text:p>4.398</text:p>
          </table:table-cell>
          <table:table-cell office:value-type="float" office:value="0.631432400677548" calcext:value-type="float">
            <text:p>0.631</text:p>
          </table:table-cell>
          <table:table-cell office:value-type="float" office:value="0.968872903256335" calcext:value-type="float">
            <text:p>0.969</text:p>
          </table:table-cell>
          <table:table-cell office:value-type="float" office:value="1822.48669170536" calcext:value-type="float">
            <text:p>182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WPM_Wi2018</text:p>
          </table:table-cell>
          <table:table-cell office:value-type="float" office:value="75318" calcext:value-type="float">
            <text:p>75,318</text:p>
          </table:table-cell>
          <table:table-cell office:value-type="float" office:value="6282" calcext:value-type="float">
            <text:p>6,282</text:p>
          </table:table-cell>
          <table:table-cell office:value-type="float" office:value="2199.05505766943" calcext:value-type="float">
            <text:p>2,199</text:p>
          </table:table-cell>
          <table:table-cell office:value-type="float" office:value="5.78825132842554" calcext:value-type="float">
            <text:p>5.788</text:p>
          </table:table-cell>
          <table:table-cell office:value-type="float" office:value="0.661859082301046" calcext:value-type="float">
            <text:p>0.662</text:p>
          </table:table-cell>
          <table:table-cell office:value-type="float" office:value="0.968498153188562" calcext:value-type="float">
            <text:p>0.968</text:p>
          </table:table-cell>
          <table:table-cell office:value-type="float" office:value="8174.06758040128" calcext:value-type="float">
            <text:p>817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20_WPM_Wi2019</text:p>
          </table:table-cell>
          <table:table-cell office:value-type="float" office:value="48135" calcext:value-type="float">
            <text:p>48,135</text:p>
          </table:table-cell>
          <table:table-cell office:value-type="float" office:value="4235" calcext:value-type="float">
            <text:p>4,235</text:p>
          </table:table-cell>
          <table:table-cell office:value-type="float" office:value="1712.76188029647" calcext:value-type="float">
            <text:p>1,713</text:p>
          </table:table-cell>
          <table:table-cell office:value-type="float" office:value="5.8070246346427" calcext:value-type="float">
            <text:p>5.807</text:p>
          </table:table-cell>
          <table:table-cell office:value-type="float" office:value="0.695357233050268" calcext:value-type="float">
            <text:p>0.695</text:p>
          </table:table-cell>
          <table:table-cell office:value-type="float" office:value="0.985544239199745" calcext:value-type="float">
            <text:p>0.986</text:p>
          </table:table-cell>
          <table:table-cell office:value-type="float" office:value="8323.1850527258" calcext:value-type="float">
            <text:p>832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S_Su2017</text:p>
          </table:table-cell>
          <table:table-cell office:value-type="float" office:value="27086" calcext:value-type="float">
            <text:p>27,086</text:p>
          </table:table-cell>
          <table:table-cell office:value-type="float" office:value="6646" calcext:value-type="float">
            <text:p>6,646</text:p>
          </table:table-cell>
          <table:table-cell office:value-type="float" office:value="3637.38679205343" calcext:value-type="float">
            <text:p>3,637</text:p>
          </table:table-cell>
          <table:table-cell office:value-type="float" office:value="7.56015694620604" calcext:value-type="float">
            <text:p>7.560</text:p>
          </table:table-cell>
          <table:table-cell office:value-type="float" office:value="0.858935936819209" calcext:value-type="float">
            <text:p>0.859</text:p>
          </table:table-cell>
          <table:table-cell office:value-type="float" office:value="0.997760290501785" calcext:value-type="float">
            <text:p>0.998</text:p>
          </table:table-cell>
          <table:table-cell office:value-type="float" office:value="14404.1836151663" calcext:value-type="float">
            <text:p>1440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S_Su2017RNA</text:p>
          </table:table-cell>
          <table:table-cell office:value-type="float" office:value="11780" calcext:value-type="float">
            <text:p>11,780</text:p>
          </table:table-cell>
          <table:table-cell office:value-type="float" office:value="4546" calcext:value-type="float">
            <text:p>4,546</text:p>
          </table:table-cell>
          <table:table-cell office:value-type="float" office:value="4133.28531010849" calcext:value-type="float">
            <text:p>4,133</text:p>
          </table:table-cell>
          <table:table-cell office:value-type="float" office:value="7.66131924004095" calcext:value-type="float">
            <text:p>7.661</text:p>
          </table:table-cell>
          <table:table-cell office:value-type="float" office:value="0.909678996317978" calcext:value-type="float">
            <text:p>0.910</text:p>
          </table:table-cell>
          <table:table-cell office:value-type="float" office:value="0.998506979975268" calcext:value-type="float">
            <text:p>0.999</text:p>
          </table:table-cell>
          <table:table-cell office:value-type="float" office:value="10418.386180703" calcext:value-type="float">
            <text:p>1041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S_Su2018</text:p>
          </table:table-cell>
          <table:table-cell office:value-type="float" office:value="23838" calcext:value-type="float">
            <text:p>23,838</text:p>
          </table:table-cell>
          <table:table-cell office:value-type="float" office:value="4912" calcext:value-type="float">
            <text:p>4,912</text:p>
          </table:table-cell>
          <table:table-cell office:value-type="float" office:value="2956.17226345041" calcext:value-type="float">
            <text:p>2,956</text:p>
          </table:table-cell>
          <table:table-cell office:value-type="float" office:value="7.00553719230847" calcext:value-type="float">
            <text:p>7.006</text:p>
          </table:table-cell>
          <table:table-cell office:value-type="float" office:value="0.824235491044394" calcext:value-type="float">
            <text:p>0.824</text:p>
          </table:table-cell>
          <table:table-cell office:value-type="float" office:value="0.995590731325757" calcext:value-type="float">
            <text:p>0.996</text:p>
          </table:table-cell>
          <table:table-cell office:value-type="float" office:value="10132.2482953453" calcext:value-type="float">
            <text:p>1013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S_Wi2013</text:p>
          </table:table-cell>
          <table:table-cell office:value-type="float" office:value="22002" calcext:value-type="float">
            <text:p>22,002</text:p>
          </table:table-cell>
          <table:table-cell office:value-type="float" office:value="5336" calcext:value-type="float">
            <text:p>5,336</text:p>
          </table:table-cell>
          <table:table-cell office:value-type="float" office:value="3272.44554514329" calcext:value-type="float">
            <text:p>3,272</text:p>
          </table:table-cell>
          <table:table-cell office:value-type="float" office:value="7.1505613378893" calcext:value-type="float">
            <text:p>7.151</text:p>
          </table:table-cell>
          <table:table-cell office:value-type="float" office:value="0.833182053514443" calcext:value-type="float">
            <text:p>0.833</text:p>
          </table:table-cell>
          <table:table-cell office:value-type="float" office:value="0.996079031117656" calcext:value-type="float">
            <text:p>0.996</text:p>
          </table:table-cell>
          <table:table-cell office:value-type="float" office:value="12396.5335118763" calcext:value-type="float">
            <text:p>1239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S_Wi2016</text:p>
          </table:table-cell>
          <table:table-cell office:value-type="float" office:value="84061" calcext:value-type="float">
            <text:p>84,061</text:p>
          </table:table-cell>
          <table:table-cell office:value-type="float" office:value="8242" calcext:value-type="float">
            <text:p>8,242</text:p>
          </table:table-cell>
          <table:table-cell office:value-type="float" office:value="2797.06644560726" calcext:value-type="float">
            <text:p>2,797</text:p>
          </table:table-cell>
          <table:table-cell office:value-type="float" office:value="7.0503792208929" calcext:value-type="float">
            <text:p>7.050</text:p>
          </table:table-cell>
          <table:table-cell office:value-type="float" office:value="0.781898695887441" calcext:value-type="float">
            <text:p>0.782</text:p>
          </table:table-cell>
          <table:table-cell office:value-type="float" office:value="0.995417238406076" calcext:value-type="float">
            <text:p>0.995</text:p>
          </table:table-cell>
          <table:table-cell office:value-type="float" office:value="12369.2681806245" calcext:value-type="float">
            <text:p>1236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S_Wi2017</text:p>
          </table:table-cell>
          <table:table-cell office:value-type="float" office:value="55429" calcext:value-type="float">
            <text:p>55,429</text:p>
          </table:table-cell>
          <table:table-cell office:value-type="float" office:value="7491" calcext:value-type="float">
            <text:p>7,491</text:p>
          </table:table-cell>
          <table:table-cell office:value-type="float" office:value="2973.19883194984" calcext:value-type="float">
            <text:p>2,973</text:p>
          </table:table-cell>
          <table:table-cell office:value-type="float" office:value="7.10711940861742" calcext:value-type="float">
            <text:p>7.107</text:p>
          </table:table-cell>
          <table:table-cell office:value-type="float" office:value="0.79663209130627" calcext:value-type="float">
            <text:p>0.797</text:p>
          </table:table-cell>
          <table:table-cell office:value-type="float" office:value="0.995506054661396" calcext:value-type="float">
            <text:p>0.996</text:p>
          </table:table-cell>
          <table:table-cell office:value-type="float" office:value="12189.0879364449" calcext:value-type="float">
            <text:p>1218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S_Wi2018</text:p>
          </table:table-cell>
          <table:table-cell office:value-type="float" office:value="29486" calcext:value-type="float">
            <text:p>29,486</text:p>
          </table:table-cell>
          <table:table-cell office:value-type="float" office:value="5225" calcext:value-type="float">
            <text:p>5,225</text:p>
          </table:table-cell>
          <table:table-cell office:value-type="float" office:value="2870.50341571796" calcext:value-type="float">
            <text:p>2,871</text:p>
          </table:table-cell>
          <table:table-cell office:value-type="float" office:value="7.02693712225689" calcext:value-type="float">
            <text:p>7.027</text:p>
          </table:table-cell>
          <table:table-cell office:value-type="float" office:value="0.820787839475178" calcext:value-type="float">
            <text:p>0.821</text:p>
          </table:table-cell>
          <table:table-cell office:value-type="float" office:value="0.99599148492067" calcext:value-type="float">
            <text:p>0.996</text:p>
          </table:table-cell>
          <table:table-cell office:value-type="float" office:value="9843.33487843621" calcext:value-type="float">
            <text:p>984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S_Wi2019</text:p>
          </table:table-cell>
          <table:table-cell office:value-type="float" office:value="48272" calcext:value-type="float">
            <text:p>48,272</text:p>
          </table:table-cell>
          <table:table-cell office:value-type="float" office:value="8402" calcext:value-type="float">
            <text:p>8,402</text:p>
          </table:table-cell>
          <table:table-cell office:value-type="float" office:value="3384.45291830738" calcext:value-type="float">
            <text:p>3,384</text:p>
          </table:table-cell>
          <table:table-cell office:value-type="float" office:value="7.39462555466467" calcext:value-type="float">
            <text:p>7.395</text:p>
          </table:table-cell>
          <table:table-cell office:value-type="float" office:value="0.818331273549845" calcext:value-type="float">
            <text:p>0.818</text:p>
          </table:table-cell>
          <table:table-cell office:value-type="float" office:value="0.996744790307691" calcext:value-type="float">
            <text:p>0.997</text:p>
          </table:table-cell>
          <table:table-cell office:value-type="float" office:value="15312.451546985" calcext:value-type="float">
            <text:p>1531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WBM_Su2017</text:p>
          </table:table-cell>
          <table:table-cell office:value-type="float" office:value="37087" calcext:value-type="float">
            <text:p>37,087</text:p>
          </table:table-cell>
          <table:table-cell office:value-type="float" office:value="673" calcext:value-type="float">
            <text:p>673</text:p>
          </table:table-cell>
          <table:table-cell office:value-type="float" office:value="407.497960333547" calcext:value-type="float">
            <text:p>407</text:p>
          </table:table-cell>
          <table:table-cell office:value-type="float" office:value="4.25257173305821" calcext:value-type="float">
            <text:p>4.253</text:p>
          </table:table-cell>
          <table:table-cell office:value-type="float" office:value="0.653061739638124" calcext:value-type="float">
            <text:p>0.653</text:p>
          </table:table-cell>
          <table:table-cell office:value-type="float" office:value="0.969632761963553" calcext:value-type="float">
            <text:p>0.970</text:p>
          </table:table-cell>
          <table:table-cell office:value-type="float" office:value="1181.71455870855" calcext:value-type="float">
            <text:p>118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WPM_Au2017</text:p>
          </table:table-cell>
          <table:table-cell office:value-type="float" office:value="29724" calcext:value-type="float">
            <text:p>29,724</text:p>
          </table:table-cell>
          <table:table-cell office:value-type="float" office:value="1432" calcext:value-type="float">
            <text:p>1,432</text:p>
          </table:table-cell>
          <table:table-cell office:value-type="float" office:value="720.540034155531" calcext:value-type="float">
            <text:p>721</text:p>
          </table:table-cell>
          <table:table-cell office:value-type="float" office:value="3.86074015109825" calcext:value-type="float">
            <text:p>3.861</text:p>
          </table:table-cell>
          <table:table-cell office:value-type="float" office:value="0.531282768458166" calcext:value-type="float">
            <text:p>0.531</text:p>
          </table:table-cell>
          <table:table-cell office:value-type="float" office:value="0.94456141344038" calcext:value-type="float">
            <text:p>0.945</text:p>
          </table:table-cell>
          <table:table-cell office:value-type="float" office:value="3916.51198053169" calcext:value-type="float">
            <text:p>391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WPM_Au2018</text:p>
          </table:table-cell>
          <table:table-cell office:value-type="float" office:value="30300" calcext:value-type="float">
            <text:p>30,300</text:p>
          </table:table-cell>
          <table:table-cell office:value-type="float" office:value="1226" calcext:value-type="float">
            <text:p>1,226</text:p>
          </table:table-cell>
          <table:table-cell office:value-type="float" office:value="654.434595551163" calcext:value-type="float">
            <text:p>654</text:p>
          </table:table-cell>
          <table:table-cell office:value-type="float" office:value="3.67740944066658" calcext:value-type="float">
            <text:p>3.677</text:p>
          </table:table-cell>
          <table:table-cell office:value-type="float" office:value="0.517106542241039" calcext:value-type="float">
            <text:p>0.517</text:p>
          </table:table-cell>
          <table:table-cell office:value-type="float" office:value="0.92540137677134" calcext:value-type="float">
            <text:p>0.925</text:p>
          </table:table-cell>
          <table:table-cell office:value-type="float" office:value="2525.83560469289" calcext:value-type="float">
            <text:p>252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WPM_Sp2017</text:p>
          </table:table-cell>
          <table:table-cell office:value-type="float" office:value="23564" calcext:value-type="float">
            <text:p>23,564</text:p>
          </table:table-cell>
          <table:table-cell office:value-type="float" office:value="437" calcext:value-type="float">
            <text:p>437</text:p>
          </table:table-cell>
          <table:table-cell office:value-type="float" office:value="302.520233984352" calcext:value-type="float">
            <text:p>303</text:p>
          </table:table-cell>
          <table:table-cell office:value-type="float" office:value="4.04329068775125" calcext:value-type="float">
            <text:p>4.043</text:p>
          </table:table-cell>
          <table:table-cell office:value-type="float" office:value="0.665022222779156" calcext:value-type="float">
            <text:p>0.665</text:p>
          </table:table-cell>
          <table:table-cell office:value-type="float" office:value="0.966673990295207" calcext:value-type="float">
            <text:p>0.967</text:p>
          </table:table-cell>
          <table:table-cell office:value-type="float" office:value="842.46570768328" calcext:value-type="float">
            <text:p>84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WPM_Sp2018</text:p>
          </table:table-cell>
          <table:table-cell office:value-type="float" office:value="35809" calcext:value-type="float">
            <text:p>35,809</text:p>
          </table:table-cell>
          <table:table-cell office:value-type="float" office:value="2619" calcext:value-type="float">
            <text:p>2,619</text:p>
          </table:table-cell>
          <table:table-cell office:value-type="float" office:value="1175.66120030275" calcext:value-type="float">
            <text:p>1,176</text:p>
          </table:table-cell>
          <table:table-cell office:value-type="float" office:value="4.71047808629937" calcext:value-type="float">
            <text:p>4.710</text:p>
          </table:table-cell>
          <table:table-cell office:value-type="float" office:value="0.598494308066049" calcext:value-type="float">
            <text:p>0.598</text:p>
          </table:table-cell>
          <table:table-cell office:value-type="float" office:value="0.947959526931216" calcext:value-type="float">
            <text:p>0.948</text:p>
          </table:table-cell>
          <table:table-cell office:value-type="float" office:value="6715.64378840504" calcext:value-type="float">
            <text:p>671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WPM_Su2017</text:p>
          </table:table-cell>
          <table:table-cell office:value-type="float" office:value="26435" calcext:value-type="float">
            <text:p>26,435</text:p>
          </table:table-cell>
          <table:table-cell office:value-type="float" office:value="597" calcext:value-type="float">
            <text:p>597</text:p>
          </table:table-cell>
          <table:table-cell office:value-type="float" office:value="402.923812421851" calcext:value-type="float">
            <text:p>403</text:p>
          </table:table-cell>
          <table:table-cell office:value-type="float" office:value="4.13218896066697" calcext:value-type="float">
            <text:p>4.132</text:p>
          </table:table-cell>
          <table:table-cell office:value-type="float" office:value="0.646470986303787" calcext:value-type="float">
            <text:p>0.646</text:p>
          </table:table-cell>
          <table:table-cell office:value-type="float" office:value="0.965540605163019" calcext:value-type="float">
            <text:p>0.966</text:p>
          </table:table-cell>
          <table:table-cell office:value-type="float" office:value="973.728020662909" calcext:value-type="float">
            <text:p>97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WPM_Su2018</text:p>
          </table:table-cell>
          <table:table-cell office:value-type="float" office:value="14911" calcext:value-type="float">
            <text:p>14,911</text:p>
          </table:table-cell>
          <table:table-cell office:value-type="float" office:value="515" calcext:value-type="float">
            <text:p>515</text:p>
          </table:table-cell>
          <table:table-cell office:value-type="float" office:value="437.832373315814" calcext:value-type="float">
            <text:p>438</text:p>
          </table:table-cell>
          <table:table-cell office:value-type="float" office:value="4.21644010811" calcext:value-type="float">
            <text:p>4.216</text:p>
          </table:table-cell>
          <table:table-cell office:value-type="float" office:value="0.67526063527575" calcext:value-type="float">
            <text:p>0.675</text:p>
          </table:table-cell>
          <table:table-cell office:value-type="float" office:value="0.956892189344525" calcext:value-type="float">
            <text:p>0.957</text:p>
          </table:table-cell>
          <table:table-cell office:value-type="float" office:value="914.639358948705" calcext:value-type="float">
            <text:p>91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WPM_Wi2018</text:p>
          </table:table-cell>
          <table:table-cell office:value-type="float" office:value="27513" calcext:value-type="float">
            <text:p>27,513</text:p>
          </table:table-cell>
          <table:table-cell office:value-type="float" office:value="2134" calcext:value-type="float">
            <text:p>2,134</text:p>
          </table:table-cell>
          <table:table-cell office:value-type="float" office:value="1062.6571307359" calcext:value-type="float">
            <text:p>1,063</text:p>
          </table:table-cell>
          <table:table-cell office:value-type="float" office:value="4.17148694251345" calcext:value-type="float">
            <text:p>4.171</text:p>
          </table:table-cell>
          <table:table-cell office:value-type="float" office:value="0.544171812932988" calcext:value-type="float">
            <text:p>0.544</text:p>
          </table:table-cell>
          <table:table-cell office:value-type="float" office:value="0.937833154117029" calcext:value-type="float">
            <text:p>0.938</text:p>
          </table:table-cell>
          <table:table-cell office:value-type="float" office:value="6956.52273396445" calcext:value-type="float">
            <text:p>695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30_WPM_Wi2019</text:p>
          </table:table-cell>
          <table:table-cell office:value-type="float" office:value="43114" calcext:value-type="float">
            <text:p>43,114</text:p>
          </table:table-cell>
          <table:table-cell office:value-type="float" office:value="1689" calcext:value-type="float">
            <text:p>1,689</text:p>
          </table:table-cell>
          <table:table-cell office:value-type="float" office:value="749.132074403702" calcext:value-type="float">
            <text:p>749</text:p>
          </table:table-cell>
          <table:table-cell office:value-type="float" office:value="4.08895480231491" calcext:value-type="float">
            <text:p>4.089</text:p>
          </table:table-cell>
          <table:table-cell office:value-type="float" office:value="0.550190294488463" calcext:value-type="float">
            <text:p>0.550</text:p>
          </table:table-cell>
          <table:table-cell office:value-type="float" office:value="0.939528891632751" calcext:value-type="float">
            <text:p>0.940</text:p>
          </table:table-cell>
          <table:table-cell office:value-type="float" office:value="3659.00158763853" calcext:value-type="float">
            <text:p>365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_Asua_S_Wi2019</text:p>
          </table:table-cell>
          <table:table-cell office:value-type="float" office:value="47798" calcext:value-type="float">
            <text:p>47,798</text:p>
          </table:table-cell>
          <table:table-cell office:value-type="float" office:value="9439" calcext:value-type="float">
            <text:p>9,439</text:p>
          </table:table-cell>
          <table:table-cell office:value-type="float" office:value="3660.10396649037" calcext:value-type="float">
            <text:p>3,660</text:p>
          </table:table-cell>
          <table:table-cell office:value-type="float" office:value="7.7014445126455" calcext:value-type="float">
            <text:p>7.701</text:p>
          </table:table-cell>
          <table:table-cell office:value-type="float" office:value="0.84144833544845" calcext:value-type="float">
            <text:p>0.841</text:p>
          </table:table-cell>
          <table:table-cell office:value-type="float" office:value="0.998288323354927" calcext:value-type="float">
            <text:p>0.998</text:p>
          </table:table-cell>
          <table:table-cell office:value-type="float" office:value="18859.1599203501" calcext:value-type="float">
            <text:p>1885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_Asua_WBM_Wi2019</text:p>
          </table:table-cell>
          <table:table-cell office:value-type="float" office:value="53647" calcext:value-type="float">
            <text:p>53,647</text:p>
          </table:table-cell>
          <table:table-cell office:value-type="float" office:value="2115" calcext:value-type="float">
            <text:p>2,115</text:p>
          </table:table-cell>
          <table:table-cell office:value-type="float" office:value="717.920788533377" calcext:value-type="float">
            <text:p>718</text:p>
          </table:table-cell>
          <table:table-cell office:value-type="float" office:value="3.80037223168889" calcext:value-type="float">
            <text:p>3.800</text:p>
          </table:table-cell>
          <table:table-cell office:value-type="float" office:value="0.49633883905747" calcext:value-type="float">
            <text:p>0.496</text:p>
          </table:table-cell>
          <table:table-cell office:value-type="float" office:value="0.936322821327103" calcext:value-type="float">
            <text:p>0.936</text:p>
          </table:table-cell>
          <table:table-cell office:value-type="float" office:value="5165.62785639722" calcext:value-type="float">
            <text:p>516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_Axpe_S_Wi2019</text:p>
          </table:table-cell>
          <table:table-cell office:value-type="float" office:value="52817" calcext:value-type="float">
            <text:p>52,817</text:p>
          </table:table-cell>
          <table:table-cell office:value-type="float" office:value="7277" calcext:value-type="float">
            <text:p>7,277</text:p>
          </table:table-cell>
          <table:table-cell office:value-type="float" office:value="2948.41326621307" calcext:value-type="float">
            <text:p>2,948</text:p>
          </table:table-cell>
          <table:table-cell office:value-type="float" office:value="6.73459770508114" calcext:value-type="float">
            <text:p>6.735</text:p>
          </table:table-cell>
          <table:table-cell office:value-type="float" office:value="0.757336791656974" calcext:value-type="float">
            <text:p>0.757</text:p>
          </table:table-cell>
          <table:table-cell office:value-type="float" office:value="0.980433763043513" calcext:value-type="float">
            <text:p>0.980</text:p>
          </table:table-cell>
          <table:table-cell office:value-type="float" office:value="11969.5343707291" calcext:value-type="float">
            <text:p>1197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_Axpe_WBM_Wi2019</text:p>
          </table:table-cell>
          <table:table-cell office:value-type="float" office:value="65445" calcext:value-type="float">
            <text:p>65,445</text:p>
          </table:table-cell>
          <table:table-cell office:value-type="float" office:value="1830" calcext:value-type="float">
            <text:p>1,830</text:p>
          </table:table-cell>
          <table:table-cell office:value-type="float" office:value="592.910271506681" calcext:value-type="float">
            <text:p>593</text:p>
          </table:table-cell>
          <table:table-cell office:value-type="float" office:value="3.90127650697576" calcext:value-type="float">
            <text:p>3.901</text:p>
          </table:table-cell>
          <table:table-cell office:value-type="float" office:value="0.519334332610136" calcext:value-type="float">
            <text:p>0.519</text:p>
          </table:table-cell>
          <table:table-cell office:value-type="float" office:value="0.949023471199579" calcext:value-type="float">
            <text:p>0.949</text:p>
          </table:table-cell>
          <table:table-cell office:value-type="float" office:value="4009.14514510819" calcext:value-type="float">
            <text:p>400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_LasArenas_S_Wi2019</text:p>
          </table:table-cell>
          <table:table-cell office:value-type="float" office:value="36830" calcext:value-type="float">
            <text:p>36,830</text:p>
          </table:table-cell>
          <table:table-cell office:value-type="float" office:value="5293" calcext:value-type="float">
            <text:p>5,293</text:p>
          </table:table-cell>
          <table:table-cell office:value-type="float" office:value="2574.43606675158" calcext:value-type="float">
            <text:p>2,574</text:p>
          </table:table-cell>
          <table:table-cell office:value-type="float" office:value="6.77031718037353" calcext:value-type="float">
            <text:p>6.770</text:p>
          </table:table-cell>
          <table:table-cell office:value-type="float" office:value="0.789620510953261" calcext:value-type="float">
            <text:p>0.790</text:p>
          </table:table-cell>
          <table:table-cell office:value-type="float" office:value="0.994441879823118" calcext:value-type="float">
            <text:p>0.994</text:p>
          </table:table-cell>
          <table:table-cell office:value-type="float" office:value="9493.91221459893" calcext:value-type="float">
            <text:p>949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_LasArenas_WBM_Wi2019</text:p>
          </table:table-cell>
          <table:table-cell office:value-type="float" office:value="44224" calcext:value-type="float">
            <text:p>44,224</text:p>
          </table:table-cell>
          <table:table-cell office:value-type="float" office:value="1469" calcext:value-type="float">
            <text:p>1,469</text:p>
          </table:table-cell>
          <table:table-cell office:value-type="float" office:value="611.286095949344" calcext:value-type="float">
            <text:p>611</text:p>
          </table:table-cell>
          <table:table-cell office:value-type="float" office:value="4.22231013517916" calcext:value-type="float">
            <text:p>4.222</text:p>
          </table:table-cell>
          <table:table-cell office:value-type="float" office:value="0.579006432803826" calcext:value-type="float">
            <text:p>0.579</text:p>
          </table:table-cell>
          <table:table-cell office:value-type="float" office:value="0.962821467307076" calcext:value-type="float">
            <text:p>0.963</text:p>
          </table:table-cell>
          <table:table-cell office:value-type="float" office:value="3172.15612520507" calcext:value-type="float">
            <text:p>317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_Sestao_S_Wi2019</text:p>
          </table:table-cell>
          <table:table-cell office:value-type="float" office:value="53175" calcext:value-type="float">
            <text:p>53,175</text:p>
          </table:table-cell>
          <table:table-cell office:value-type="float" office:value="2872" calcext:value-type="float">
            <text:p>2,872</text:p>
          </table:table-cell>
          <table:table-cell office:value-type="float" office:value="1139.01519298172" calcext:value-type="float">
            <text:p>1,139</text:p>
          </table:table-cell>
          <table:table-cell office:value-type="float" office:value="5.06733720993625" calcext:value-type="float">
            <text:p>5.067</text:p>
          </table:table-cell>
          <table:table-cell office:value-type="float" office:value="0.636379183707542" calcext:value-type="float">
            <text:p>0.636</text:p>
          </table:table-cell>
          <table:table-cell office:value-type="float" office:value="0.979196505846761" calcext:value-type="float">
            <text:p>0.979</text:p>
          </table:table-cell>
          <table:table-cell office:value-type="float" office:value="5345.85796256512" calcext:value-type="float">
            <text:p>534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N_Sestao_WBM_Wi2019</text:p>
          </table:table-cell>
          <table:table-cell office:value-type="float" office:value="63348" calcext:value-type="float">
            <text:p>63,348</text:p>
          </table:table-cell>
          <table:table-cell office:value-type="float" office:value="2164" calcext:value-type="float">
            <text:p>2,164</text:p>
          </table:table-cell>
          <table:table-cell office:value-type="float" office:value="696.681611871534" calcext:value-type="float">
            <text:p>697</text:p>
          </table:table-cell>
          <table:table-cell office:value-type="float" office:value="3.95211205238644" calcext:value-type="float">
            <text:p>3.952</text:p>
          </table:table-cell>
          <table:table-cell office:value-type="float" office:value="0.514617111739566" calcext:value-type="float">
            <text:p>0.515</text:p>
          </table:table-cell>
          <table:table-cell office:value-type="float" office:value="0.944057081382404" calcext:value-type="float">
            <text:p>0.944</text:p>
          </table:table-cell>
          <table:table-cell office:value-type="float" office:value="5014.78638240332" calcext:value-type="float">
            <text:p>501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05_S_Wi2013</text:p>
          </table:table-cell>
          <table:table-cell office:value-type="float" office:value="23880" calcext:value-type="float">
            <text:p>23,880</text:p>
          </table:table-cell>
          <table:table-cell office:value-type="float" office:value="4405" calcext:value-type="float">
            <text:p>4,405</text:p>
          </table:table-cell>
          <table:table-cell office:value-type="float" office:value="2532.03549709153" calcext:value-type="float">
            <text:p>2,532</text:p>
          </table:table-cell>
          <table:table-cell office:value-type="float" office:value="6.17899112150535" calcext:value-type="float">
            <text:p>6.179</text:p>
          </table:table-cell>
          <table:table-cell office:value-type="float" office:value="0.73642743664524" calcext:value-type="float">
            <text:p>0.736</text:p>
          </table:table-cell>
          <table:table-cell office:value-type="float" office:value="0.977579708284583" calcext:value-type="float">
            <text:p>0.978</text:p>
          </table:table-cell>
          <table:table-cell office:value-type="float" office:value="10650.3650044798" calcext:value-type="float">
            <text:p>1065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05_S_Wi2013RNA</text:p>
          </table:table-cell>
          <table:table-cell office:value-type="float" office:value="17280" calcext:value-type="float">
            <text:p>17,280</text:p>
          </table:table-cell>
          <table:table-cell office:value-type="float" office:value="4030" calcext:value-type="float">
            <text:p>4,030</text:p>
          </table:table-cell>
          <table:table-cell office:value-type="float" office:value="2948.45987120381" calcext:value-type="float">
            <text:p>2,948</text:p>
          </table:table-cell>
          <table:table-cell office:value-type="float" office:value="7.01582730763273" calcext:value-type="float">
            <text:p>7.016</text:p>
          </table:table-cell>
          <table:table-cell office:value-type="float" office:value="0.845125460036257" calcext:value-type="float">
            <text:p>0.845</text:p>
          </table:table-cell>
          <table:table-cell office:value-type="float" office:value="0.99655531978738" calcext:value-type="float">
            <text:p>0.997</text:p>
          </table:table-cell>
          <table:table-cell office:value-type="float" office:value="8339.34672522446" calcext:value-type="float">
            <text:p>833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05_S_Wi2015</text:p>
          </table:table-cell>
          <table:table-cell office:value-type="float" office:value="15337" calcext:value-type="float">
            <text:p>15,337</text:p>
          </table:table-cell>
          <table:table-cell office:value-type="float" office:value="4538" calcext:value-type="float">
            <text:p>4,538</text:p>
          </table:table-cell>
          <table:table-cell office:value-type="float" office:value="3502.67555191329" calcext:value-type="float">
            <text:p>3,503</text:p>
          </table:table-cell>
          <table:table-cell office:value-type="float" office:value="7.30650280637925" calcext:value-type="float">
            <text:p>7.307</text:p>
          </table:table-cell>
          <table:table-cell office:value-type="float" office:value="0.867730772675443" calcext:value-type="float">
            <text:p>0.868</text:p>
          </table:table-cell>
          <table:table-cell office:value-type="float" office:value="0.997632749973282" calcext:value-type="float">
            <text:p>0.998</text:p>
          </table:table-cell>
          <table:table-cell office:value-type="float" office:value="10196.6182274277" calcext:value-type="float">
            <text:p>1019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05_S_Wi2016</text:p>
          </table:table-cell>
          <table:table-cell office:value-type="float" office:value="46937" calcext:value-type="float">
            <text:p>46,937</text:p>
          </table:table-cell>
          <table:table-cell office:value-type="float" office:value="7338" calcext:value-type="float">
            <text:p>7,338</text:p>
          </table:table-cell>
          <table:table-cell office:value-type="float" office:value="2977.22519011697" calcext:value-type="float">
            <text:p>2,977</text:p>
          </table:table-cell>
          <table:table-cell office:value-type="float" office:value="7.20495583987061" calcext:value-type="float">
            <text:p>7.205</text:p>
          </table:table-cell>
          <table:table-cell office:value-type="float" office:value="0.809470873553053" calcext:value-type="float">
            <text:p>0.809</text:p>
          </table:table-cell>
          <table:table-cell office:value-type="float" office:value="0.997070818475751" calcext:value-type="float">
            <text:p>0.997</text:p>
          </table:table-cell>
          <table:table-cell office:value-type="float" office:value="14204.127443392" calcext:value-type="float">
            <text:p>1420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05_S_Wi2017</text:p>
          </table:table-cell>
          <table:table-cell office:value-type="float" office:value="27043" calcext:value-type="float">
            <text:p>27,043</text:p>
          </table:table-cell>
          <table:table-cell office:value-type="float" office:value="7106" calcext:value-type="float">
            <text:p>7,106</text:p>
          </table:table-cell>
          <table:table-cell office:value-type="float" office:value="3727.02744876595" calcext:value-type="float">
            <text:p>3,727</text:p>
          </table:table-cell>
          <table:table-cell office:value-type="float" office:value="7.59367223121555" calcext:value-type="float">
            <text:p>7.594</text:p>
          </table:table-cell>
          <table:table-cell office:value-type="float" office:value="0.856233349158401" calcext:value-type="float">
            <text:p>0.856</text:p>
          </table:table-cell>
          <table:table-cell office:value-type="float" office:value="0.998163146187784" calcext:value-type="float">
            <text:p>0.998</text:p>
          </table:table-cell>
          <table:table-cell office:value-type="float" office:value="17882.8128815769" calcext:value-type="float">
            <text:p>1788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05_S_Wi2017RNA</text:p>
          </table:table-cell>
          <table:table-cell office:value-type="float" office:value="24776" calcext:value-type="float">
            <text:p>24,776</text:p>
          </table:table-cell>
          <table:table-cell office:value-type="float" office:value="5779" calcext:value-type="float">
            <text:p>5,779</text:p>
          </table:table-cell>
          <table:table-cell office:value-type="float" office:value="3372.02133619612" calcext:value-type="float">
            <text:p>3,372</text:p>
          </table:table-cell>
          <table:table-cell office:value-type="float" office:value="7.38338304128064" calcext:value-type="float">
            <text:p>7.383</text:p>
          </table:table-cell>
          <table:table-cell office:value-type="float" office:value="0.852389174441367" calcext:value-type="float">
            <text:p>0.852</text:p>
          </table:table-cell>
          <table:table-cell office:value-type="float" office:value="0.997831881374259" calcext:value-type="float">
            <text:p>0.998</text:p>
          </table:table-cell>
          <table:table-cell office:value-type="float" office:value="11912.3036077973" calcext:value-type="float">
            <text:p>1191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05_S_Wi2018</text:p>
          </table:table-cell>
          <table:table-cell office:value-type="float" office:value="16828" calcext:value-type="float">
            <text:p>16,828</text:p>
          </table:table-cell>
          <table:table-cell office:value-type="float" office:value="4143" calcext:value-type="float">
            <text:p>4,143</text:p>
          </table:table-cell>
          <table:table-cell office:value-type="float" office:value="2970.03377194529" calcext:value-type="float">
            <text:p>2,970</text:p>
          </table:table-cell>
          <table:table-cell office:value-type="float" office:value="6.7590107882334" calcext:value-type="float">
            <text:p>6.759</text:p>
          </table:table-cell>
          <table:table-cell office:value-type="float" office:value="0.811486183144633" calcext:value-type="float">
            <text:p>0.811</text:p>
          </table:table-cell>
          <table:table-cell office:value-type="float" office:value="0.993922224829422" calcext:value-type="float">
            <text:p>0.994</text:p>
          </table:table-cell>
          <table:table-cell office:value-type="float" office:value="10745.0914003868" calcext:value-type="float">
            <text:p>1074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05_S_Wi2019</text:p>
          </table:table-cell>
          <table:table-cell office:value-type="float" office:value="28790" calcext:value-type="float">
            <text:p>28,790</text:p>
          </table:table-cell>
          <table:table-cell office:value-type="float" office:value="6584" calcext:value-type="float">
            <text:p>6,584</text:p>
          </table:table-cell>
          <table:table-cell office:value-type="float" office:value="3444.90784404528" calcext:value-type="float">
            <text:p>3,445</text:p>
          </table:table-cell>
          <table:table-cell office:value-type="float" office:value="7.47616222174565" calcext:value-type="float">
            <text:p>7.476</text:p>
          </table:table-cell>
          <table:table-cell office:value-type="float" office:value="0.85029845564534" calcext:value-type="float">
            <text:p>0.850</text:p>
          </table:table-cell>
          <table:table-cell office:value-type="float" office:value="0.998097948746966" calcext:value-type="float">
            <text:p>0.998</text:p>
          </table:table-cell>
          <table:table-cell office:value-type="float" office:value="14286.4957959259" calcext:value-type="float">
            <text:p>1428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10_S_Wi2013</text:p>
          </table:table-cell>
          <table:table-cell office:value-type="float" office:value="22460" calcext:value-type="float">
            <text:p>22,460</text:p>
          </table:table-cell>
          <table:table-cell office:value-type="float" office:value="7271" calcext:value-type="float">
            <text:p>7,271</text:p>
          </table:table-cell>
          <table:table-cell office:value-type="float" office:value="4180.15332322884" calcext:value-type="float">
            <text:p>4,180</text:p>
          </table:table-cell>
          <table:table-cell office:value-type="float" office:value="7.65949400917928" calcext:value-type="float">
            <text:p>7.659</text:p>
          </table:table-cell>
          <table:table-cell office:value-type="float" office:value="0.861425581704771" calcext:value-type="float">
            <text:p>0.861</text:p>
          </table:table-cell>
          <table:table-cell office:value-type="float" office:value="0.99756044782096" calcext:value-type="float">
            <text:p>0.998</text:p>
          </table:table-cell>
          <table:table-cell office:value-type="float" office:value="20441.435900338" calcext:value-type="float">
            <text:p>2044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10_S_Wi2015</text:p>
          </table:table-cell>
          <table:table-cell office:value-type="float" office:value="25099" calcext:value-type="float">
            <text:p>25,099</text:p>
          </table:table-cell>
          <table:table-cell office:value-type="float" office:value="6761" calcext:value-type="float">
            <text:p>6,761</text:p>
          </table:table-cell>
          <table:table-cell office:value-type="float" office:value="3781.72358724884" calcext:value-type="float">
            <text:p>3,782</text:p>
          </table:table-cell>
          <table:table-cell office:value-type="float" office:value="7.30025278688101" calcext:value-type="float">
            <text:p>7.300</text:p>
          </table:table-cell>
          <table:table-cell office:value-type="float" office:value="0.827793850950544" calcext:value-type="float">
            <text:p>0.828</text:p>
          </table:table-cell>
          <table:table-cell office:value-type="float" office:value="0.99204248113603" calcext:value-type="float">
            <text:p>0.992</text:p>
          </table:table-cell>
          <table:table-cell office:value-type="float" office:value="14733.8202865904" calcext:value-type="float">
            <text:p>1473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10_S_Wi2016</text:p>
          </table:table-cell>
          <table:table-cell office:value-type="float" office:value="38736" calcext:value-type="float">
            <text:p>38,736</text:p>
          </table:table-cell>
          <table:table-cell office:value-type="float" office:value="8723" calcext:value-type="float">
            <text:p>8,723</text:p>
          </table:table-cell>
          <table:table-cell office:value-type="float" office:value="3759.97298250313" calcext:value-type="float">
            <text:p>3,760</text:p>
          </table:table-cell>
          <table:table-cell office:value-type="float" office:value="7.71119972490659" calcext:value-type="float">
            <text:p>7.711</text:p>
          </table:table-cell>
          <table:table-cell office:value-type="float" office:value="0.849838986038355" calcext:value-type="float">
            <text:p>0.850</text:p>
          </table:table-cell>
          <table:table-cell office:value-type="float" office:value="0.99823840367168" calcext:value-type="float">
            <text:p>0.998</text:p>
          </table:table-cell>
          <table:table-cell office:value-type="float" office:value="19021.057398139" calcext:value-type="float">
            <text:p>1902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10_S_Wi2017A</text:p>
          </table:table-cell>
          <table:table-cell office:value-type="float" office:value="20478" calcext:value-type="float">
            <text:p>20,478</text:p>
          </table:table-cell>
          <table:table-cell office:value-type="float" office:value="5708" calcext:value-type="float">
            <text:p>5,708</text:p>
          </table:table-cell>
          <table:table-cell office:value-type="float" office:value="3687.17988199852" calcext:value-type="float">
            <text:p>3,687</text:p>
          </table:table-cell>
          <table:table-cell office:value-type="float" office:value="7.57276301109188" calcext:value-type="float">
            <text:p>7.573</text:p>
          </table:table-cell>
          <table:table-cell office:value-type="float" office:value="0.875501990587161" calcext:value-type="float">
            <text:p>0.876</text:p>
          </table:table-cell>
          <table:table-cell office:value-type="float" office:value="0.998113583260265" calcext:value-type="float">
            <text:p>0.998</text:p>
          </table:table-cell>
          <table:table-cell office:value-type="float" office:value="12971.4004221796" calcext:value-type="float">
            <text:p>1297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10_S_Wi2017B</text:p>
          </table:table-cell>
          <table:table-cell office:value-type="float" office:value="41662" calcext:value-type="float">
            <text:p>41,662</text:p>
          </table:table-cell>
          <table:table-cell office:value-type="float" office:value="8648" calcext:value-type="float">
            <text:p>8,648</text:p>
          </table:table-cell>
          <table:table-cell office:value-type="float" office:value="3797.45094775037" calcext:value-type="float">
            <text:p>3,797</text:p>
          </table:table-cell>
          <table:table-cell office:value-type="float" office:value="7.80196797180831" calcext:value-type="float">
            <text:p>7.802</text:p>
          </table:table-cell>
          <table:table-cell office:value-type="float" office:value="0.860661470232126" calcext:value-type="float">
            <text:p>0.861</text:p>
          </table:table-cell>
          <table:table-cell office:value-type="float" office:value="0.998446171897996" calcext:value-type="float">
            <text:p>0.998</text:p>
          </table:table-cell>
          <table:table-cell office:value-type="float" office:value="16134.5506870996" calcext:value-type="float">
            <text:p>1613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10_S_Wi2017RNA</text:p>
          </table:table-cell>
          <table:table-cell office:value-type="float" office:value="40247" calcext:value-type="float">
            <text:p>40,247</text:p>
          </table:table-cell>
          <table:table-cell office:value-type="float" office:value="7473" calcext:value-type="float">
            <text:p>7,473</text:p>
          </table:table-cell>
          <table:table-cell office:value-type="float" office:value="3541.8201663603" calcext:value-type="float">
            <text:p>3,542</text:p>
          </table:table-cell>
          <table:table-cell office:value-type="float" office:value="7.70069218049487" calcext:value-type="float">
            <text:p>7.701</text:p>
          </table:table-cell>
          <table:table-cell office:value-type="float" office:value="0.863398077484141" calcext:value-type="float">
            <text:p>0.863</text:p>
          </table:table-cell>
          <table:table-cell office:value-type="float" office:value="0.998474854328797" calcext:value-type="float">
            <text:p>0.998</text:p>
          </table:table-cell>
          <table:table-cell office:value-type="float" office:value="12699.1225040683" calcext:value-type="float">
            <text:p>1269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10_S_Wi2018</text:p>
          </table:table-cell>
          <table:table-cell office:value-type="float" office:value="22110" calcext:value-type="float">
            <text:p>22,110</text:p>
          </table:table-cell>
          <table:table-cell office:value-type="float" office:value="4894" calcext:value-type="float">
            <text:p>4,894</text:p>
          </table:table-cell>
          <table:table-cell office:value-type="float" office:value="3064.00299476406" calcext:value-type="float">
            <text:p>3,064</text:p>
          </table:table-cell>
          <table:table-cell office:value-type="float" office:value="7.14285029967497" calcext:value-type="float">
            <text:p>7.143</text:p>
          </table:table-cell>
          <table:table-cell office:value-type="float" office:value="0.840754198654123" calcext:value-type="float">
            <text:p>0.841</text:p>
          </table:table-cell>
          <table:table-cell office:value-type="float" office:value="0.996368386266521" calcext:value-type="float">
            <text:p>0.996</text:p>
          </table:table-cell>
          <table:table-cell office:value-type="float" office:value="10579.7522838653" calcext:value-type="float">
            <text:p>1058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10_S_Wi2019</text:p>
          </table:table-cell>
          <table:table-cell office:value-type="float" office:value="24594" calcext:value-type="float">
            <text:p>24,594</text:p>
          </table:table-cell>
          <table:table-cell office:value-type="float" office:value="7708" calcext:value-type="float">
            <text:p>7,708</text:p>
          </table:table-cell>
          <table:table-cell office:value-type="float" office:value="4411.94080285792" calcext:value-type="float">
            <text:p>4,412</text:p>
          </table:table-cell>
          <table:table-cell office:value-type="float" office:value="8.02237429830151" calcext:value-type="float">
            <text:p>8.022</text:p>
          </table:table-cell>
          <table:table-cell office:value-type="float" office:value="0.896353265126555" calcext:value-type="float">
            <text:p>0.896</text:p>
          </table:table-cell>
          <table:table-cell office:value-type="float" office:value="0.998821624340549" calcext:value-type="float">
            <text:p>0.999</text:p>
          </table:table-cell>
          <table:table-cell office:value-type="float" office:value="16572.6559064774" calcext:value-type="float">
            <text:p>1657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S_Su2017</text:p>
          </table:table-cell>
          <table:table-cell office:value-type="float" office:value="25672" calcext:value-type="float">
            <text:p>25,672</text:p>
          </table:table-cell>
          <table:table-cell office:value-type="float" office:value="4948" calcext:value-type="float">
            <text:p>4,948</text:p>
          </table:table-cell>
          <table:table-cell office:value-type="float" office:value="2862.10696641064" calcext:value-type="float">
            <text:p>2,862</text:p>
          </table:table-cell>
          <table:table-cell office:value-type="float" office:value="6.8119011912511" calcext:value-type="float">
            <text:p>6.812</text:p>
          </table:table-cell>
          <table:table-cell office:value-type="float" office:value="0.800765299681246" calcext:value-type="float">
            <text:p>0.801</text:p>
          </table:table-cell>
          <table:table-cell office:value-type="float" office:value="0.991083902773838" calcext:value-type="float">
            <text:p>0.991</text:p>
          </table:table-cell>
          <table:table-cell office:value-type="float" office:value="10115.6291057384" calcext:value-type="float">
            <text:p>1011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S_Su2017RNA</text:p>
          </table:table-cell>
          <table:table-cell office:value-type="float" office:value="25176" calcext:value-type="float">
            <text:p>25,176</text:p>
          </table:table-cell>
          <table:table-cell office:value-type="float" office:value="4546" calcext:value-type="float">
            <text:p>4,546</text:p>
          </table:table-cell>
          <table:table-cell office:value-type="float" office:value="2747.42428083892" calcext:value-type="float">
            <text:p>2,747</text:p>
          </table:table-cell>
          <table:table-cell office:value-type="float" office:value="6.86715612822117" calcext:value-type="float">
            <text:p>6.867</text:p>
          </table:table-cell>
          <table:table-cell office:value-type="float" office:value="0.815382768757421" calcext:value-type="float">
            <text:p>0.815</text:p>
          </table:table-cell>
          <table:table-cell office:value-type="float" office:value="0.993367622979663" calcext:value-type="float">
            <text:p>0.993</text:p>
          </table:table-cell>
          <table:table-cell office:value-type="float" office:value="8281.83859918713" calcext:value-type="float">
            <text:p>828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S_Su2018</text:p>
          </table:table-cell>
          <table:table-cell office:value-type="float" office:value="17135" calcext:value-type="float">
            <text:p>17,135</text:p>
          </table:table-cell>
          <table:table-cell office:value-type="float" office:value="4340" calcext:value-type="float">
            <text:p>4,340</text:p>
          </table:table-cell>
          <table:table-cell office:value-type="float" office:value="3076.06143969994" calcext:value-type="float">
            <text:p>3,076</text:p>
          </table:table-cell>
          <table:table-cell office:value-type="float" office:value="6.83401003703719" calcext:value-type="float">
            <text:p>6.834</text:p>
          </table:table-cell>
          <table:table-cell office:value-type="float" office:value="0.81593985662042" calcext:value-type="float">
            <text:p>0.816</text:p>
          </table:table-cell>
          <table:table-cell office:value-type="float" office:value="0.99158525276327" calcext:value-type="float">
            <text:p>0.992</text:p>
          </table:table-cell>
          <table:table-cell office:value-type="float" office:value="11389.9225668505" calcext:value-type="float">
            <text:p>1139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S_Wi2013</text:p>
          </table:table-cell>
          <table:table-cell office:value-type="float" office:value="26709" calcext:value-type="float">
            <text:p>26,709</text:p>
          </table:table-cell>
          <table:table-cell office:value-type="float" office:value="6265" calcext:value-type="float">
            <text:p>6,265</text:p>
          </table:table-cell>
          <table:table-cell office:value-type="float" office:value="3273.49565923062" calcext:value-type="float">
            <text:p>3,273</text:p>
          </table:table-cell>
          <table:table-cell office:value-type="float" office:value="6.74925245345377" calcext:value-type="float">
            <text:p>6.749</text:p>
          </table:table-cell>
          <table:table-cell office:value-type="float" office:value="0.771984204926375" calcext:value-type="float">
            <text:p>0.772</text:p>
          </table:table-cell>
          <table:table-cell office:value-type="float" office:value="0.980961010367063" calcext:value-type="float">
            <text:p>0.981</text:p>
          </table:table-cell>
          <table:table-cell office:value-type="float" office:value="16263.4750803395" calcext:value-type="float">
            <text:p>1626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S_Wi2015</text:p>
          </table:table-cell>
          <table:table-cell office:value-type="float" office:value="13242" calcext:value-type="float">
            <text:p>13,242</text:p>
          </table:table-cell>
          <table:table-cell office:value-type="float" office:value="4546" calcext:value-type="float">
            <text:p>4,546</text:p>
          </table:table-cell>
          <table:table-cell office:value-type="float" office:value="3811.50340457589" calcext:value-type="float">
            <text:p>3,812</text:p>
          </table:table-cell>
          <table:table-cell office:value-type="float" office:value="7.14407006281232" calcext:value-type="float">
            <text:p>7.144</text:p>
          </table:table-cell>
          <table:table-cell office:value-type="float" office:value="0.848262587779816" calcext:value-type="float">
            <text:p>0.848</text:p>
          </table:table-cell>
          <table:table-cell office:value-type="float" office:value="0.990292064301544" calcext:value-type="float">
            <text:p>0.990</text:p>
          </table:table-cell>
          <table:table-cell office:value-type="float" office:value="11235.493887104" calcext:value-type="float">
            <text:p>1123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S_Wi2016</text:p>
          </table:table-cell>
          <table:table-cell office:value-type="float" office:value="45778" calcext:value-type="float">
            <text:p>45,778</text:p>
          </table:table-cell>
          <table:table-cell office:value-type="float" office:value="7994" calcext:value-type="float">
            <text:p>7,994</text:p>
          </table:table-cell>
          <table:table-cell office:value-type="float" office:value="3180.01226434297" calcext:value-type="float">
            <text:p>3,180</text:p>
          </table:table-cell>
          <table:table-cell office:value-type="float" office:value="7.10516432713919" calcext:value-type="float">
            <text:p>7.105</text:p>
          </table:table-cell>
          <table:table-cell office:value-type="float" office:value="0.790653379630005" calcext:value-type="float">
            <text:p>0.791</text:p>
          </table:table-cell>
          <table:table-cell office:value-type="float" office:value="0.992358996561906" calcext:value-type="float">
            <text:p>0.992</text:p>
          </table:table-cell>
          <table:table-cell office:value-type="float" office:value="16090.0626103364" calcext:value-type="float">
            <text:p>1609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S_Wi2017</text:p>
          </table:table-cell>
          <table:table-cell office:value-type="float" office:value="40306" calcext:value-type="float">
            <text:p>40,306</text:p>
          </table:table-cell>
          <table:table-cell office:value-type="float" office:value="7988" calcext:value-type="float">
            <text:p>7,988</text:p>
          </table:table-cell>
          <table:table-cell office:value-type="float" office:value="3369.58094505816" calcext:value-type="float">
            <text:p>3,370</text:p>
          </table:table-cell>
          <table:table-cell office:value-type="float" office:value="7.03649214604556" calcext:value-type="float">
            <text:p>7.036</text:p>
          </table:table-cell>
          <table:table-cell office:value-type="float" office:value="0.783077057720141" calcext:value-type="float">
            <text:p>0.783</text:p>
          </table:table-cell>
          <table:table-cell office:value-type="float" office:value="0.987458624497831" calcext:value-type="float">
            <text:p>0.987</text:p>
          </table:table-cell>
          <table:table-cell office:value-type="float" office:value="16570.9820513625" calcext:value-type="float">
            <text:p>1657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S_Wi2017RNA</text:p>
          </table:table-cell>
          <table:table-cell office:value-type="float" office:value="30585" calcext:value-type="float">
            <text:p>30,585</text:p>
          </table:table-cell>
          <table:table-cell office:value-type="float" office:value="5960" calcext:value-type="float">
            <text:p>5,960</text:p>
          </table:table-cell>
          <table:table-cell office:value-type="float" office:value="3055.83262656138" calcext:value-type="float">
            <text:p>3,056</text:p>
          </table:table-cell>
          <table:table-cell office:value-type="float" office:value="7.00579015749478" calcext:value-type="float">
            <text:p>7.006</text:p>
          </table:table-cell>
          <table:table-cell office:value-type="float" office:value="0.80592782495239" calcext:value-type="float">
            <text:p>0.806</text:p>
          </table:table-cell>
          <table:table-cell office:value-type="float" office:value="0.994063905977732" calcext:value-type="float">
            <text:p>0.994</text:p>
          </table:table-cell>
          <table:table-cell office:value-type="float" office:value="12208.3764427781" calcext:value-type="float">
            <text:p>1220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S_Wi2018</text:p>
          </table:table-cell>
          <table:table-cell office:value-type="float" office:value="23707" calcext:value-type="float">
            <text:p>23,707</text:p>
          </table:table-cell>
          <table:table-cell office:value-type="float" office:value="5412" calcext:value-type="float">
            <text:p>5,412</text:p>
          </table:table-cell>
          <table:table-cell office:value-type="float" office:value="3096.67955569155" calcext:value-type="float">
            <text:p>3,097</text:p>
          </table:table-cell>
          <table:table-cell office:value-type="float" office:value="6.81254276130303" calcext:value-type="float">
            <text:p>6.813</text:p>
          </table:table-cell>
          <table:table-cell office:value-type="float" office:value="0.792490272036799" calcext:value-type="float">
            <text:p>0.792</text:p>
          </table:table-cell>
          <table:table-cell office:value-type="float" office:value="0.989715490580509" calcext:value-type="float">
            <text:p>0.990</text:p>
          </table:table-cell>
          <table:table-cell office:value-type="float" office:value="13583.8401910121" calcext:value-type="float">
            <text:p>1358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S_Wi2018RNA</text:p>
          </table:table-cell>
          <table:table-cell office:value-type="float" office:value="22461" calcext:value-type="float">
            <text:p>22,461</text:p>
          </table:table-cell>
          <table:table-cell office:value-type="float" office:value="5687" calcext:value-type="float">
            <text:p>5,687</text:p>
          </table:table-cell>
          <table:table-cell office:value-type="float" office:value="3519.44392175596" calcext:value-type="float">
            <text:p>3,519</text:p>
          </table:table-cell>
          <table:table-cell office:value-type="float" office:value="7.45441448692269" calcext:value-type="float">
            <text:p>7.454</text:p>
          </table:table-cell>
          <table:table-cell office:value-type="float" office:value="0.862186885901413" calcext:value-type="float">
            <text:p>0.862</text:p>
          </table:table-cell>
          <table:table-cell office:value-type="float" office:value="0.997688219935217" calcext:value-type="float">
            <text:p>0.998</text:p>
          </table:table-cell>
          <table:table-cell office:value-type="float" office:value="11684.7703686781" calcext:value-type="float">
            <text:p>1168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S_Wi2019</text:p>
          </table:table-cell>
          <table:table-cell office:value-type="float" office:value="58335" calcext:value-type="float">
            <text:p>58,335</text:p>
          </table:table-cell>
          <table:table-cell office:value-type="float" office:value="10408" calcext:value-type="float">
            <text:p>10,408</text:p>
          </table:table-cell>
          <table:table-cell office:value-type="float" office:value="3704.4520565105" calcext:value-type="float">
            <text:p>3,704</text:p>
          </table:table-cell>
          <table:table-cell office:value-type="float" office:value="7.66335838206592" calcext:value-type="float">
            <text:p>7.663</text:p>
          </table:table-cell>
          <table:table-cell office:value-type="float" office:value="0.828441619416576" calcext:value-type="float">
            <text:p>0.828</text:p>
          </table:table-cell>
          <table:table-cell office:value-type="float" office:value="0.997172989268227" calcext:value-type="float">
            <text:p>0.997</text:p>
          </table:table-cell>
          <table:table-cell office:value-type="float" office:value="18267.4354748098" calcext:value-type="float">
            <text:p>1826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WBM_Su2017</text:p>
          </table:table-cell>
          <table:table-cell office:value-type="float" office:value="28570" calcext:value-type="float">
            <text:p>28,570</text:p>
          </table:table-cell>
          <table:table-cell office:value-type="float" office:value="775" calcext:value-type="float">
            <text:p>775</text:p>
          </table:table-cell>
          <table:table-cell office:value-type="float" office:value="434.835849978755" calcext:value-type="float">
            <text:p>435</text:p>
          </table:table-cell>
          <table:table-cell office:value-type="float" office:value="3.56826008819551" calcext:value-type="float">
            <text:p>3.568</text:p>
          </table:table-cell>
          <table:table-cell office:value-type="float" office:value="0.536349549427346" calcext:value-type="float">
            <text:p>0.536</text:p>
          </table:table-cell>
          <table:table-cell office:value-type="float" office:value="0.914233500264443" calcext:value-type="float">
            <text:p>0.914</text:p>
          </table:table-cell>
          <table:table-cell office:value-type="float" office:value="1851.59753332562" calcext:value-type="float">
            <text:p>185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WBM_Su2018</text:p>
          </table:table-cell>
          <table:table-cell office:value-type="float" office:value="30569" calcext:value-type="float">
            <text:p>30,569</text:p>
          </table:table-cell>
          <table:table-cell office:value-type="float" office:value="1006" calcext:value-type="float">
            <text:p>1,006</text:p>
          </table:table-cell>
          <table:table-cell office:value-type="float" office:value="532.66272169289" calcext:value-type="float">
            <text:p>533</text:p>
          </table:table-cell>
          <table:table-cell office:value-type="float" office:value="3.5852556682453" calcext:value-type="float">
            <text:p>3.585</text:p>
          </table:table-cell>
          <table:table-cell office:value-type="float" office:value="0.518569839495451" calcext:value-type="float">
            <text:p>0.519</text:p>
          </table:table-cell>
          <table:table-cell office:value-type="float" office:value="0.91302905003718" calcext:value-type="float">
            <text:p>0.913</text:p>
          </table:table-cell>
          <table:table-cell office:value-type="float" office:value="2275.70768743938" calcext:value-type="float">
            <text:p>227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WPM_Au2017</text:p>
          </table:table-cell>
          <table:table-cell office:value-type="float" office:value="18193" calcext:value-type="float">
            <text:p>18,193</text:p>
          </table:table-cell>
          <table:table-cell office:value-type="float" office:value="1113" calcext:value-type="float">
            <text:p>1,113</text:p>
          </table:table-cell>
          <table:table-cell office:value-type="float" office:value="772.762439872474" calcext:value-type="float">
            <text:p>773</text:p>
          </table:table-cell>
          <table:table-cell office:value-type="float" office:value="3.39509589191957" calcext:value-type="float">
            <text:p>3.395</text:p>
          </table:table-cell>
          <table:table-cell office:value-type="float" office:value="0.48398941467385" calcext:value-type="float">
            <text:p>0.484</text:p>
          </table:table-cell>
          <table:table-cell office:value-type="float" office:value="0.837401028708684" calcext:value-type="float">
            <text:p>0.837</text:p>
          </table:table-cell>
          <table:table-cell office:value-type="float" office:value="2853.89670585566" calcext:value-type="float">
            <text:p>285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WPM_Au2018</text:p>
          </table:table-cell>
          <table:table-cell office:value-type="float" office:value="51034" calcext:value-type="float">
            <text:p>51,034</text:p>
          </table:table-cell>
          <table:table-cell office:value-type="float" office:value="4283" calcext:value-type="float">
            <text:p>4,283</text:p>
          </table:table-cell>
          <table:table-cell office:value-type="float" office:value="1485.62280153195" calcext:value-type="float">
            <text:p>1,486</text:p>
          </table:table-cell>
          <table:table-cell office:value-type="float" office:value="4.69568021112017" calcext:value-type="float">
            <text:p>4.696</text:p>
          </table:table-cell>
          <table:table-cell office:value-type="float" office:value="0.561522430162127" calcext:value-type="float">
            <text:p>0.562</text:p>
          </table:table-cell>
          <table:table-cell office:value-type="float" office:value="0.950003113033603" calcext:value-type="float">
            <text:p>0.950</text:p>
          </table:table-cell>
          <table:table-cell office:value-type="float" office:value="10057.6404322371" calcext:value-type="float">
            <text:p>1005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WPM_Sp2017</text:p>
          </table:table-cell>
          <table:table-cell office:value-type="float" office:value="21239" calcext:value-type="float">
            <text:p>21,239</text:p>
          </table:table-cell>
          <table:table-cell office:value-type="float" office:value="1103" calcext:value-type="float">
            <text:p>1,103</text:p>
          </table:table-cell>
          <table:table-cell office:value-type="float" office:value="685.410518952977" calcext:value-type="float">
            <text:p>685</text:p>
          </table:table-cell>
          <table:table-cell office:value-type="float" office:value="3.41035240831426" calcext:value-type="float">
            <text:p>3.410</text:p>
          </table:table-cell>
          <table:table-cell office:value-type="float" office:value="0.486790624002783" calcext:value-type="float">
            <text:p>0.487</text:p>
          </table:table-cell>
          <table:table-cell office:value-type="float" office:value="0.88149906635767" calcext:value-type="float">
            <text:p>0.881</text:p>
          </table:table-cell>
          <table:table-cell office:value-type="float" office:value="3038.38431307479" calcext:value-type="float">
            <text:p>303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WPM_Sp2018</text:p>
          </table:table-cell>
          <table:table-cell office:value-type="float" office:value="33212" calcext:value-type="float">
            <text:p>33,212</text:p>
          </table:table-cell>
          <table:table-cell office:value-type="float" office:value="1078" calcext:value-type="float">
            <text:p>1,078</text:p>
          </table:table-cell>
          <table:table-cell office:value-type="float" office:value="495.214942749959" calcext:value-type="float">
            <text:p>495</text:p>
          </table:table-cell>
          <table:table-cell office:value-type="float" office:value="2.70106996063724" calcext:value-type="float">
            <text:p>2.701</text:p>
          </table:table-cell>
          <table:table-cell office:value-type="float" office:value="0.38681412721008" calcext:value-type="float">
            <text:p>0.387</text:p>
          </table:table-cell>
          <table:table-cell office:value-type="float" office:value="0.78118571339529" calcext:value-type="float">
            <text:p>0.781</text:p>
          </table:table-cell>
          <table:table-cell office:value-type="float" office:value="2960.73621646017" calcext:value-type="float">
            <text:p>296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WPM_Su2017</text:p>
          </table:table-cell>
          <table:table-cell office:value-type="float" office:value="33018" calcext:value-type="float">
            <text:p>33,018</text:p>
          </table:table-cell>
          <table:table-cell office:value-type="float" office:value="942" calcext:value-type="float">
            <text:p>942</text:p>
          </table:table-cell>
          <table:table-cell office:value-type="float" office:value="478.216103257676" calcext:value-type="float">
            <text:p>478</text:p>
          </table:table-cell>
          <table:table-cell office:value-type="float" office:value="3.43821343270391" calcext:value-type="float">
            <text:p>3.438</text:p>
          </table:table-cell>
          <table:table-cell office:value-type="float" office:value="0.50207517296584" calcext:value-type="float">
            <text:p>0.502</text:p>
          </table:table-cell>
          <table:table-cell office:value-type="float" office:value="0.892707324574135" calcext:value-type="float">
            <text:p>0.893</text:p>
          </table:table-cell>
          <table:table-cell office:value-type="float" office:value="2246.06901654896" calcext:value-type="float">
            <text:p>224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WPM_Su2018</text:p>
          </table:table-cell>
          <table:table-cell office:value-type="float" office:value="30305" calcext:value-type="float">
            <text:p>30,305</text:p>
          </table:table-cell>
          <table:table-cell office:value-type="float" office:value="810" calcext:value-type="float">
            <text:p>810</text:p>
          </table:table-cell>
          <table:table-cell office:value-type="float" office:value="447.613221738434" calcext:value-type="float">
            <text:p>448</text:p>
          </table:table-cell>
          <table:table-cell office:value-type="float" office:value="3.75245494565877" calcext:value-type="float">
            <text:p>3.752</text:p>
          </table:table-cell>
          <table:table-cell office:value-type="float" office:value="0.56031592595876" calcext:value-type="float">
            <text:p>0.560</text:p>
          </table:table-cell>
          <table:table-cell office:value-type="float" office:value="0.935470697852915" calcext:value-type="float">
            <text:p>0.935</text:p>
          </table:table-cell>
          <table:table-cell office:value-type="float" office:value="1862.33723929167" calcext:value-type="float">
            <text:p>186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WPM_Wi2018</text:p>
          </table:table-cell>
          <table:table-cell office:value-type="float" office:value="43876" calcext:value-type="float">
            <text:p>43,876</text:p>
          </table:table-cell>
          <table:table-cell office:value-type="float" office:value="4290" calcext:value-type="float">
            <text:p>4,290</text:p>
          </table:table-cell>
          <table:table-cell office:value-type="float" office:value="1630.08842890327" calcext:value-type="float">
            <text:p>1,630</text:p>
          </table:table-cell>
          <table:table-cell office:value-type="float" office:value="5.26794800129743" calcext:value-type="float">
            <text:p>5.268</text:p>
          </table:table-cell>
          <table:table-cell office:value-type="float" office:value="0.629832800192601" calcext:value-type="float">
            <text:p>0.630</text:p>
          </table:table-cell>
          <table:table-cell office:value-type="float" office:value="0.967720861760101" calcext:value-type="float">
            <text:p>0.968</text:p>
          </table:table-cell>
          <table:table-cell office:value-type="float" office:value="10654.1082075008" calcext:value-type="float">
            <text:p>1065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0_WPM_Wi2019</text:p>
          </table:table-cell>
          <table:table-cell office:value-type="float" office:value="60523" calcext:value-type="float">
            <text:p>60,523</text:p>
          </table:table-cell>
          <table:table-cell office:value-type="float" office:value="4991" calcext:value-type="float">
            <text:p>4,991</text:p>
          </table:table-cell>
          <table:table-cell office:value-type="float" office:value="1573.48677145261" calcext:value-type="float">
            <text:p>1,573</text:p>
          </table:table-cell>
          <table:table-cell office:value-type="float" office:value="5.06466382457003" calcext:value-type="float">
            <text:p>5.065</text:p>
          </table:table-cell>
          <table:table-cell office:value-type="float" office:value="0.5947658170798" calcext:value-type="float">
            <text:p>0.595</text:p>
          </table:table-cell>
          <table:table-cell office:value-type="float" office:value="0.958276101545343" calcext:value-type="float">
            <text:p>0.958</text:p>
          </table:table-cell>
          <table:table-cell office:value-type="float" office:value="10839.57453113" calcext:value-type="float">
            <text:p>1084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S_Su2017</text:p>
          </table:table-cell>
          <table:table-cell office:value-type="float" office:value="22968" calcext:value-type="float">
            <text:p>22,968</text:p>
          </table:table-cell>
          <table:table-cell office:value-type="float" office:value="5214" calcext:value-type="float">
            <text:p>5,214</text:p>
          </table:table-cell>
          <table:table-cell office:value-type="float" office:value="3221.53013316811" calcext:value-type="float">
            <text:p>3,222</text:p>
          </table:table-cell>
          <table:table-cell office:value-type="float" office:value="7.23214460595208" calcext:value-type="float">
            <text:p>7.232</text:p>
          </table:table-cell>
          <table:table-cell office:value-type="float" office:value="0.844965290006562" calcext:value-type="float">
            <text:p>0.845</text:p>
          </table:table-cell>
          <table:table-cell office:value-type="float" office:value="0.996089981960879" calcext:value-type="float">
            <text:p>0.996</text:p>
          </table:table-cell>
          <table:table-cell office:value-type="float" office:value="10374.5121505068" calcext:value-type="float">
            <text:p>1037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S_Su2017RNA</text:p>
          </table:table-cell>
          <table:table-cell office:value-type="float" office:value="49716" calcext:value-type="float">
            <text:p>49,716</text:p>
          </table:table-cell>
          <table:table-cell office:value-type="float" office:value="6862" calcext:value-type="float">
            <text:p>6,862</text:p>
          </table:table-cell>
          <table:table-cell office:value-type="float" office:value="2946.59646953391" calcext:value-type="float">
            <text:p>2,947</text:p>
          </table:table-cell>
          <table:table-cell office:value-type="float" office:value="7.06865675074365" calcext:value-type="float">
            <text:p>7.069</text:p>
          </table:table-cell>
          <table:table-cell office:value-type="float" office:value="0.800187165271652" calcext:value-type="float">
            <text:p>0.800</text:p>
          </table:table-cell>
          <table:table-cell office:value-type="float" office:value="0.994609700097115" calcext:value-type="float">
            <text:p>0.995</text:p>
          </table:table-cell>
          <table:table-cell office:value-type="float" office:value="10967.8255018438" calcext:value-type="float">
            <text:p>1096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S_Su2018</text:p>
          </table:table-cell>
          <table:table-cell office:value-type="float" office:value="43155" calcext:value-type="float">
            <text:p>43,155</text:p>
          </table:table-cell>
          <table:table-cell office:value-type="float" office:value="6511" calcext:value-type="float">
            <text:p>6,511</text:p>
          </table:table-cell>
          <table:table-cell office:value-type="float" office:value="2939.05292419473" calcext:value-type="float">
            <text:p>2,939</text:p>
          </table:table-cell>
          <table:table-cell office:value-type="float" office:value="7.05352267516717" calcext:value-type="float">
            <text:p>7.054</text:p>
          </table:table-cell>
          <table:table-cell office:value-type="float" office:value="0.803248286290881" calcext:value-type="float">
            <text:p>0.803</text:p>
          </table:table-cell>
          <table:table-cell office:value-type="float" office:value="0.995266671705988" calcext:value-type="float">
            <text:p>0.995</text:p>
          </table:table-cell>
          <table:table-cell office:value-type="float" office:value="11092.8800466707" calcext:value-type="float">
            <text:p>1109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S_Wi2013</text:p>
          </table:table-cell>
          <table:table-cell office:value-type="float" office:value="25192" calcext:value-type="float">
            <text:p>25,192</text:p>
          </table:table-cell>
          <table:table-cell office:value-type="float" office:value="4375" calcext:value-type="float">
            <text:p>4,375</text:p>
          </table:table-cell>
          <table:table-cell office:value-type="float" office:value="2433.96502810719" calcext:value-type="float">
            <text:p>2,434</text:p>
          </table:table-cell>
          <table:table-cell office:value-type="float" office:value="5.93417711804769" calcext:value-type="float">
            <text:p>5.934</text:p>
          </table:table-cell>
          <table:table-cell office:value-type="float" office:value="0.707826396205885" calcext:value-type="float">
            <text:p>0.708</text:p>
          </table:table-cell>
          <table:table-cell office:value-type="float" office:value="0.961104616828562" calcext:value-type="float">
            <text:p>0.961</text:p>
          </table:table-cell>
          <table:table-cell office:value-type="float" office:value="10832.6805221531" calcext:value-type="float">
            <text:p>1083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S_Wi2015</text:p>
          </table:table-cell>
          <table:table-cell office:value-type="float" office:value="24793" calcext:value-type="float">
            <text:p>24,793</text:p>
          </table:table-cell>
          <table:table-cell office:value-type="float" office:value="5622" calcext:value-type="float">
            <text:p>5,622</text:p>
          </table:table-cell>
          <table:table-cell office:value-type="float" office:value="3323.80377731317" calcext:value-type="float">
            <text:p>3,324</text:p>
          </table:table-cell>
          <table:table-cell office:value-type="float" office:value="7.22471807968416" calcext:value-type="float">
            <text:p>7.225</text:p>
          </table:table-cell>
          <table:table-cell office:value-type="float" office:value="0.836732408522497" calcext:value-type="float">
            <text:p>0.837</text:p>
          </table:table-cell>
          <table:table-cell office:value-type="float" office:value="0.994535145470677" calcext:value-type="float">
            <text:p>0.995</text:p>
          </table:table-cell>
          <table:table-cell office:value-type="float" office:value="11022.6665719149" calcext:value-type="float">
            <text:p>1102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S_Wi2016</text:p>
          </table:table-cell>
          <table:table-cell office:value-type="float" office:value="60768" calcext:value-type="float">
            <text:p>60,768</text:p>
          </table:table-cell>
          <table:table-cell office:value-type="float" office:value="6998" calcext:value-type="float">
            <text:p>6,998</text:p>
          </table:table-cell>
          <table:table-cell office:value-type="float" office:value="2676.11742053192" calcext:value-type="float">
            <text:p>2,676</text:p>
          </table:table-cell>
          <table:table-cell office:value-type="float" office:value="6.7402261814109" calcext:value-type="float">
            <text:p>6.740</text:p>
          </table:table-cell>
          <table:table-cell office:value-type="float" office:value="0.761316743482893" calcext:value-type="float">
            <text:p>0.761</text:p>
          </table:table-cell>
          <table:table-cell office:value-type="float" office:value="0.989249255462154" calcext:value-type="float">
            <text:p>0.989</text:p>
          </table:table-cell>
          <table:table-cell office:value-type="float" office:value="11244.0204089197" calcext:value-type="float">
            <text:p>1124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S_Wi2017</text:p>
          </table:table-cell>
          <table:table-cell office:value-type="float" office:value="21536" calcext:value-type="float">
            <text:p>21,536</text:p>
          </table:table-cell>
          <table:table-cell office:value-type="float" office:value="5392" calcext:value-type="float">
            <text:p>5,392</text:p>
          </table:table-cell>
          <table:table-cell office:value-type="float" office:value="3375.88965414155" calcext:value-type="float">
            <text:p>3,376</text:p>
          </table:table-cell>
          <table:table-cell office:value-type="float" office:value="7.2925780954624" calcext:value-type="float">
            <text:p>7.293</text:p>
          </table:table-cell>
          <table:table-cell office:value-type="float" office:value="0.848697400564871" calcext:value-type="float">
            <text:p>0.849</text:p>
          </table:table-cell>
          <table:table-cell office:value-type="float" office:value="0.996629831020701" calcext:value-type="float">
            <text:p>0.997</text:p>
          </table:table-cell>
          <table:table-cell office:value-type="float" office:value="12541.7626648748" calcext:value-type="float">
            <text:p>1254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S_Wi2017RNA</text:p>
          </table:table-cell>
          <table:table-cell office:value-type="float" office:value="22291" calcext:value-type="float">
            <text:p>22,291</text:p>
          </table:table-cell>
          <table:table-cell office:value-type="float" office:value="4370" calcext:value-type="float">
            <text:p>4,370</text:p>
          </table:table-cell>
          <table:table-cell office:value-type="float" office:value="2814.48997751959" calcext:value-type="float">
            <text:p>2,814</text:p>
          </table:table-cell>
          <table:table-cell office:value-type="float" office:value="6.90184553352446" calcext:value-type="float">
            <text:p>6.902</text:p>
          </table:table-cell>
          <table:table-cell office:value-type="float" office:value="0.823361822345321" calcext:value-type="float">
            <text:p>0.823</text:p>
          </table:table-cell>
          <table:table-cell office:value-type="float" office:value="0.994433837787502" calcext:value-type="float">
            <text:p>0.994</text:p>
          </table:table-cell>
          <table:table-cell office:value-type="float" office:value="8150.83362345004" calcext:value-type="float">
            <text:p>815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S_Wi2018</text:p>
          </table:table-cell>
          <table:table-cell office:value-type="float" office:value="25025" calcext:value-type="float">
            <text:p>25,025</text:p>
          </table:table-cell>
          <table:table-cell office:value-type="float" office:value="4568" calcext:value-type="float">
            <text:p>4,568</text:p>
          </table:table-cell>
          <table:table-cell office:value-type="float" office:value="2612.0871219242" calcext:value-type="float">
            <text:p>2,612</text:p>
          </table:table-cell>
          <table:table-cell office:value-type="float" office:value="6.34891497441119" calcext:value-type="float">
            <text:p>6.349</text:p>
          </table:table-cell>
          <table:table-cell office:value-type="float" office:value="0.753416695049291" calcext:value-type="float">
            <text:p>0.753</text:p>
          </table:table-cell>
          <table:table-cell office:value-type="float" office:value="0.976948872506115" calcext:value-type="float">
            <text:p>0.977</text:p>
          </table:table-cell>
          <table:table-cell office:value-type="float" office:value="10383.047481174" calcext:value-type="float">
            <text:p>1038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S_Wi2019</text:p>
          </table:table-cell>
          <table:table-cell office:value-type="float" office:value="59233" calcext:value-type="float">
            <text:p>59,233</text:p>
          </table:table-cell>
          <table:table-cell office:value-type="float" office:value="7400" calcext:value-type="float">
            <text:p>7,400</text:p>
          </table:table-cell>
          <table:table-cell office:value-type="float" office:value="2650.99334748661" calcext:value-type="float">
            <text:p>2,651</text:p>
          </table:table-cell>
          <table:table-cell office:value-type="float" office:value="6.40046038247314" calcext:value-type="float">
            <text:p>6.400</text:p>
          </table:table-cell>
          <table:table-cell office:value-type="float" office:value="0.71840738086933" calcext:value-type="float">
            <text:p>0.718</text:p>
          </table:table-cell>
          <table:table-cell office:value-type="float" office:value="0.972120600618018" calcext:value-type="float">
            <text:p>0.972</text:p>
          </table:table-cell>
          <table:table-cell office:value-type="float" office:value="13435.7786862912" calcext:value-type="float">
            <text:p>1343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WBM_Su2017</text:p>
          </table:table-cell>
          <table:table-cell office:value-type="float" office:value="36743" calcext:value-type="float">
            <text:p>36,743</text:p>
          </table:table-cell>
          <table:table-cell office:value-type="float" office:value="852" calcext:value-type="float">
            <text:p>852</text:p>
          </table:table-cell>
          <table:table-cell office:value-type="float" office:value="429.076142875635" calcext:value-type="float">
            <text:p>429</text:p>
          </table:table-cell>
          <table:table-cell office:value-type="float" office:value="3.68342226258583" calcext:value-type="float">
            <text:p>3.683</text:p>
          </table:table-cell>
          <table:table-cell office:value-type="float" office:value="0.545887369941836" calcext:value-type="float">
            <text:p>0.546</text:p>
          </table:table-cell>
          <table:table-cell office:value-type="float" office:value="0.925797404711482" calcext:value-type="float">
            <text:p>0.926</text:p>
          </table:table-cell>
          <table:table-cell office:value-type="float" office:value="1907.42565654056" calcext:value-type="float">
            <text:p>190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WBM_Su2018</text:p>
          </table:table-cell>
          <table:table-cell office:value-type="float" office:value="11789" calcext:value-type="float">
            <text:p>11,789</text:p>
          </table:table-cell>
          <table:table-cell office:value-type="float" office:value="446" calcext:value-type="float">
            <text:p>446</text:p>
          </table:table-cell>
          <table:table-cell office:value-type="float" office:value="411.59275641974" calcext:value-type="float">
            <text:p>412</text:p>
          </table:table-cell>
          <table:table-cell office:value-type="float" office:value="3.54566245276005" calcext:value-type="float">
            <text:p>3.546</text:p>
          </table:table-cell>
          <table:table-cell office:value-type="float" office:value="0.581225749120205" calcext:value-type="float">
            <text:p>0.581</text:p>
          </table:table-cell>
          <table:table-cell office:value-type="float" office:value="0.931588477783876" calcext:value-type="float">
            <text:p>0.932</text:p>
          </table:table-cell>
          <table:table-cell office:value-type="float" office:value="981.971875189208" calcext:value-type="float">
            <text:p>98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WPM_Au2017</text:p>
          </table:table-cell>
          <table:table-cell office:value-type="float" office:value="32592" calcext:value-type="float">
            <text:p>32,592</text:p>
          </table:table-cell>
          <table:table-cell office:value-type="float" office:value="1039" calcext:value-type="float">
            <text:p>1,039</text:p>
          </table:table-cell>
          <table:table-cell office:value-type="float" office:value="528.735401993344" calcext:value-type="float">
            <text:p>529</text:p>
          </table:table-cell>
          <table:table-cell office:value-type="float" office:value="3.5961006280362" calcext:value-type="float">
            <text:p>3.596</text:p>
          </table:table-cell>
          <table:table-cell office:value-type="float" office:value="0.517721477763264" calcext:value-type="float">
            <text:p>0.518</text:p>
          </table:table-cell>
          <table:table-cell office:value-type="float" office:value="0.932155177540248" calcext:value-type="float">
            <text:p>0.932</text:p>
          </table:table-cell>
          <table:table-cell office:value-type="float" office:value="2229.55473631576" calcext:value-type="float">
            <text:p>223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WPM_Au2017_Taq</text:p>
          </table:table-cell>
          <table:table-cell office:value-type="float" office:value="100390" calcext:value-type="float">
            <text:p>100,390</text:p>
          </table:table-cell>
          <table:table-cell office:value-type="float" office:value="1605" calcext:value-type="float">
            <text:p>1,605</text:p>
          </table:table-cell>
          <table:table-cell office:value-type="float" office:value="477.571765090126" calcext:value-type="float">
            <text:p>478</text:p>
          </table:table-cell>
          <table:table-cell office:value-type="float" office:value="3.50432329908425" calcext:value-type="float">
            <text:p>3.504</text:p>
          </table:table-cell>
          <table:table-cell office:value-type="float" office:value="0.474784003666633" calcext:value-type="float">
            <text:p>0.475</text:p>
          </table:table-cell>
          <table:table-cell office:value-type="float" office:value="0.927781383057317" calcext:value-type="float">
            <text:p>0.928</text:p>
          </table:table-cell>
          <table:table-cell office:value-type="float" office:value="2759.79151163357" calcext:value-type="float">
            <text:p>276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WPM_Au2018</text:p>
          </table:table-cell>
          <table:table-cell office:value-type="float" office:value="59775" calcext:value-type="float">
            <text:p>59,775</text:p>
          </table:table-cell>
          <table:table-cell office:value-type="float" office:value="1576" calcext:value-type="float">
            <text:p>1,576</text:p>
          </table:table-cell>
          <table:table-cell office:value-type="float" office:value="515.299224765318" calcext:value-type="float">
            <text:p>515</text:p>
          </table:table-cell>
          <table:table-cell office:value-type="float" office:value="3.22872941176624" calcext:value-type="float">
            <text:p>3.229</text:p>
          </table:table-cell>
          <table:table-cell office:value-type="float" office:value="0.438528449107668" calcext:value-type="float">
            <text:p>0.439</text:p>
          </table:table-cell>
          <table:table-cell office:value-type="float" office:value="0.906969842891605" calcext:value-type="float">
            <text:p>0.907</text:p>
          </table:table-cell>
          <table:table-cell office:value-type="float" office:value="3579.23782787269" calcext:value-type="float">
            <text:p>357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WPM_Sp2017</text:p>
          </table:table-cell>
          <table:table-cell office:value-type="float" office:value="27860" calcext:value-type="float">
            <text:p>27,860</text:p>
          </table:table-cell>
          <table:table-cell office:value-type="float" office:value="878" calcext:value-type="float">
            <text:p>878</text:p>
          </table:table-cell>
          <table:table-cell office:value-type="float" office:value="490.600151851046" calcext:value-type="float">
            <text:p>491</text:p>
          </table:table-cell>
          <table:table-cell office:value-type="float" office:value="3.71265839554881" calcext:value-type="float">
            <text:p>3.713</text:p>
          </table:table-cell>
          <table:table-cell office:value-type="float" office:value="0.547779873774382" calcext:value-type="float">
            <text:p>0.548</text:p>
          </table:table-cell>
          <table:table-cell office:value-type="float" office:value="0.941623286672311" calcext:value-type="float">
            <text:p>0.942</text:p>
          </table:table-cell>
          <table:table-cell office:value-type="float" office:value="2050.10064360891" calcext:value-type="float">
            <text:p>205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WPM_Sp2018</text:p>
          </table:table-cell>
          <table:table-cell office:value-type="float" office:value="28763" calcext:value-type="float">
            <text:p>28,763</text:p>
          </table:table-cell>
          <table:table-cell office:value-type="float" office:value="1020" calcext:value-type="float">
            <text:p>1,020</text:p>
          </table:table-cell>
          <table:table-cell office:value-type="float" office:value="531.155888756097" calcext:value-type="float">
            <text:p>531</text:p>
          </table:table-cell>
          <table:table-cell office:value-type="float" office:value="3.50708815627235" calcext:value-type="float">
            <text:p>3.507</text:p>
          </table:table-cell>
          <table:table-cell office:value-type="float" office:value="0.506251727335825" calcext:value-type="float">
            <text:p>0.506</text:p>
          </table:table-cell>
          <table:table-cell office:value-type="float" office:value="0.929975255749576" calcext:value-type="float">
            <text:p>0.930</text:p>
          </table:table-cell>
          <table:table-cell office:value-type="float" office:value="2594.70019493325" calcext:value-type="float">
            <text:p>259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WPM_Su2017</text:p>
          </table:table-cell>
          <table:table-cell office:value-type="float" office:value="26187" calcext:value-type="float">
            <text:p>26,187</text:p>
          </table:table-cell>
          <table:table-cell office:value-type="float" office:value="678" calcext:value-type="float">
            <text:p>678</text:p>
          </table:table-cell>
          <table:table-cell office:value-type="float" office:value="417.225689433684" calcext:value-type="float">
            <text:p>417</text:p>
          </table:table-cell>
          <table:table-cell office:value-type="float" office:value="3.94628233760762" calcext:value-type="float">
            <text:p>3.946</text:p>
          </table:table-cell>
          <table:table-cell office:value-type="float" office:value="0.605337195695479" calcext:value-type="float">
            <text:p>0.605</text:p>
          </table:table-cell>
          <table:table-cell office:value-type="float" office:value="0.949201394987515" calcext:value-type="float">
            <text:p>0.949</text:p>
          </table:table-cell>
          <table:table-cell office:value-type="float" office:value="1520.03110855114" calcext:value-type="float">
            <text:p>152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WPM_Su2018</text:p>
          </table:table-cell>
          <table:table-cell office:value-type="float" office:value="17705" calcext:value-type="float">
            <text:p>17,705</text:p>
          </table:table-cell>
          <table:table-cell office:value-type="float" office:value="676" calcext:value-type="float">
            <text:p>676</text:p>
          </table:table-cell>
          <table:table-cell office:value-type="float" office:value="497.094651755573" calcext:value-type="float">
            <text:p>497</text:p>
          </table:table-cell>
          <table:table-cell office:value-type="float" office:value="4.00274827437697" calcext:value-type="float">
            <text:p>4.003</text:p>
          </table:table-cell>
          <table:table-cell office:value-type="float" office:value="0.614277113594627" calcext:value-type="float">
            <text:p>0.614</text:p>
          </table:table-cell>
          <table:table-cell office:value-type="float" office:value="0.957505785496896" calcext:value-type="float">
            <text:p>0.958</text:p>
          </table:table-cell>
          <table:table-cell office:value-type="float" office:value="1500.58204422503" calcext:value-type="float">
            <text:p>150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WPM_Wi2018</text:p>
          </table:table-cell>
          <table:table-cell office:value-type="float" office:value="26578" calcext:value-type="float">
            <text:p>26,578</text:p>
          </table:table-cell>
          <table:table-cell office:value-type="float" office:value="942" calcext:value-type="float">
            <text:p>942</text:p>
          </table:table-cell>
          <table:table-cell office:value-type="float" office:value="546.355383235157" calcext:value-type="float">
            <text:p>546</text:p>
          </table:table-cell>
          <table:table-cell office:value-type="float" office:value="3.45458722551504" calcext:value-type="float">
            <text:p>3.455</text:p>
          </table:table-cell>
          <table:table-cell office:value-type="float" office:value="0.50446620395291" calcext:value-type="float">
            <text:p>0.504</text:p>
          </table:table-cell>
          <table:table-cell office:value-type="float" office:value="0.923239021571543" calcext:value-type="float">
            <text:p>0.923</text:p>
          </table:table-cell>
          <table:table-cell office:value-type="float" office:value="1993.40446662908" calcext:value-type="float">
            <text:p>199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15_WPM_Wi2019</text:p>
          </table:table-cell>
          <table:table-cell office:value-type="float" office:value="39119" calcext:value-type="float">
            <text:p>39,119</text:p>
          </table:table-cell>
          <table:table-cell office:value-type="float" office:value="1688" calcext:value-type="float">
            <text:p>1,688</text:p>
          </table:table-cell>
          <table:table-cell office:value-type="float" office:value="718.243253084959" calcext:value-type="float">
            <text:p>718</text:p>
          </table:table-cell>
          <table:table-cell office:value-type="float" office:value="3.49062492243779" calcext:value-type="float">
            <text:p>3.491</text:p>
          </table:table-cell>
          <table:table-cell office:value-type="float" office:value="0.469719305508233" calcext:value-type="float">
            <text:p>0.470</text:p>
          </table:table-cell>
          <table:table-cell office:value-type="float" office:value="0.906816159751184" calcext:value-type="float">
            <text:p>0.907</text:p>
          </table:table-cell>
          <table:table-cell office:value-type="float" office:value="3825.95603581557" calcext:value-type="float">
            <text:p>382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S_Su2017</text:p>
          </table:table-cell>
          <table:table-cell office:value-type="float" office:value="28989" calcext:value-type="float">
            <text:p>28,989</text:p>
          </table:table-cell>
          <table:table-cell office:value-type="float" office:value="6496" calcext:value-type="float">
            <text:p>6,496</text:p>
          </table:table-cell>
          <table:table-cell office:value-type="float" office:value="3399.10825712686" calcext:value-type="float">
            <text:p>3,399</text:p>
          </table:table-cell>
          <table:table-cell office:value-type="float" office:value="7.37232489809309" calcext:value-type="float">
            <text:p>7.372</text:p>
          </table:table-cell>
          <table:table-cell office:value-type="float" office:value="0.839773744640241" calcext:value-type="float">
            <text:p>0.840</text:p>
          </table:table-cell>
          <table:table-cell office:value-type="float" office:value="0.997320075543957" calcext:value-type="float">
            <text:p>0.997</text:p>
          </table:table-cell>
          <table:table-cell office:value-type="float" office:value="13722.9798987896" calcext:value-type="float">
            <text:p>1372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S_Su2017RNA</text:p>
          </table:table-cell>
          <table:table-cell office:value-type="float" office:value="17249" calcext:value-type="float">
            <text:p>17,249</text:p>
          </table:table-cell>
          <table:table-cell office:value-type="float" office:value="4915" calcext:value-type="float">
            <text:p>4,915</text:p>
          </table:table-cell>
          <table:table-cell office:value-type="float" office:value="3578.33348953092" calcext:value-type="float">
            <text:p>3,578</text:p>
          </table:table-cell>
          <table:table-cell office:value-type="float" office:value="7.31435513342626" calcext:value-type="float">
            <text:p>7.314</text:p>
          </table:table-cell>
          <table:table-cell office:value-type="float" office:value="0.860507607239093" calcext:value-type="float">
            <text:p>0.861</text:p>
          </table:table-cell>
          <table:table-cell office:value-type="float" office:value="0.996648607873381" calcext:value-type="float">
            <text:p>0.997</text:p>
          </table:table-cell>
          <table:table-cell office:value-type="float" office:value="9572.3206137983" calcext:value-type="float">
            <text:p>957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S_Su2018</text:p>
          </table:table-cell>
          <table:table-cell office:value-type="float" office:value="20218" calcext:value-type="float">
            <text:p>20,218</text:p>
          </table:table-cell>
          <table:table-cell office:value-type="float" office:value="5809" calcext:value-type="float">
            <text:p>5,809</text:p>
          </table:table-cell>
          <table:table-cell office:value-type="float" office:value="3746.98640517161" calcext:value-type="float">
            <text:p>3,747</text:p>
          </table:table-cell>
          <table:table-cell office:value-type="float" office:value="7.52132379443784" calcext:value-type="float">
            <text:p>7.521</text:p>
          </table:table-cell>
          <table:table-cell office:value-type="float" office:value="0.867795283343269" calcext:value-type="float">
            <text:p>0.868</text:p>
          </table:table-cell>
          <table:table-cell office:value-type="float" office:value="0.997904882482787" calcext:value-type="float">
            <text:p>0.998</text:p>
          </table:table-cell>
          <table:table-cell office:value-type="float" office:value="13245.5701403841" calcext:value-type="float">
            <text:p>1324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S_Su2018RNA</text:p>
          </table:table-cell>
          <table:table-cell office:value-type="float" office:value="15239" calcext:value-type="float">
            <text:p>15,239</text:p>
          </table:table-cell>
          <table:table-cell office:value-type="float" office:value="3780" calcext:value-type="float">
            <text:p>3,780</text:p>
          </table:table-cell>
          <table:table-cell office:value-type="float" office:value="2931.34355869" calcext:value-type="float">
            <text:p>2,931</text:p>
          </table:table-cell>
          <table:table-cell office:value-type="float" office:value="6.77706439569168" calcext:value-type="float">
            <text:p>6.777</text:p>
          </table:table-cell>
          <table:table-cell office:value-type="float" office:value="0.822710948124552" calcext:value-type="float">
            <text:p>0.823</text:p>
          </table:table-cell>
          <table:table-cell office:value-type="float" office:value="0.994632793126691" calcext:value-type="float">
            <text:p>0.995</text:p>
          </table:table-cell>
          <table:table-cell office:value-type="float" office:value="8405.60094351537" calcext:value-type="float">
            <text:p>840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S_Wi2013</text:p>
          </table:table-cell>
          <table:table-cell office:value-type="float" office:value="47370" calcext:value-type="float">
            <text:p>47,370</text:p>
          </table:table-cell>
          <table:table-cell office:value-type="float" office:value="9730" calcext:value-type="float">
            <text:p>9,730</text:p>
          </table:table-cell>
          <table:table-cell office:value-type="float" office:value="3702.03269796196" calcext:value-type="float">
            <text:p>3,702</text:p>
          </table:table-cell>
          <table:table-cell office:value-type="float" office:value="7.59665922588419" calcext:value-type="float">
            <text:p>7.597</text:p>
          </table:table-cell>
          <table:table-cell office:value-type="float" office:value="0.827255224423122" calcext:value-type="float">
            <text:p>0.827</text:p>
          </table:table-cell>
          <table:table-cell office:value-type="float" office:value="0.997369876754349" calcext:value-type="float">
            <text:p>0.997</text:p>
          </table:table-cell>
          <table:table-cell office:value-type="float" office:value="20108.4828194487" calcext:value-type="float">
            <text:p>2010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S_Wi2013RNA</text:p>
          </table:table-cell>
          <table:table-cell office:value-type="float" office:value="27736" calcext:value-type="float">
            <text:p>27,736</text:p>
          </table:table-cell>
          <table:table-cell office:value-type="float" office:value="7161" calcext:value-type="float">
            <text:p>7,161</text:p>
          </table:table-cell>
          <table:table-cell office:value-type="float" office:value="3863.75497371978" calcext:value-type="float">
            <text:p>3,864</text:p>
          </table:table-cell>
          <table:table-cell office:value-type="float" office:value="7.70550836367117" calcext:value-type="float">
            <text:p>7.706</text:p>
          </table:table-cell>
          <table:table-cell office:value-type="float" office:value="0.868088875783912" calcext:value-type="float">
            <text:p>0.868</text:p>
          </table:table-cell>
          <table:table-cell office:value-type="float" office:value="0.998330635800617" calcext:value-type="float">
            <text:p>0.998</text:p>
          </table:table-cell>
          <table:table-cell office:value-type="float" office:value="14417.0627427759" calcext:value-type="float">
            <text:p>1441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S_Wi2015</text:p>
          </table:table-cell>
          <table:table-cell office:value-type="float" office:value="50064" calcext:value-type="float">
            <text:p>50,064</text:p>
          </table:table-cell>
          <table:table-cell office:value-type="float" office:value="10307" calcext:value-type="float">
            <text:p>10,307</text:p>
          </table:table-cell>
          <table:table-cell office:value-type="float" office:value="4048.7523307441" calcext:value-type="float">
            <text:p>4,049</text:p>
          </table:table-cell>
          <table:table-cell office:value-type="float" office:value="7.84283630579962" calcext:value-type="float">
            <text:p>7.843</text:p>
          </table:table-cell>
          <table:table-cell office:value-type="float" office:value="0.848738664910186" calcext:value-type="float">
            <text:p>0.849</text:p>
          </table:table-cell>
          <table:table-cell office:value-type="float" office:value="0.998035069441572" calcext:value-type="float">
            <text:p>0.998</text:p>
          </table:table-cell>
          <table:table-cell office:value-type="float" office:value="17115.1788143103" calcext:value-type="float">
            <text:p>1711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S_Wi2016</text:p>
          </table:table-cell>
          <table:table-cell office:value-type="float" office:value="41039" calcext:value-type="float">
            <text:p>41,039</text:p>
          </table:table-cell>
          <table:table-cell office:value-type="float" office:value="9297" calcext:value-type="float">
            <text:p>9,297</text:p>
          </table:table-cell>
          <table:table-cell office:value-type="float" office:value="3928.11268664157" calcext:value-type="float">
            <text:p>3,928</text:p>
          </table:table-cell>
          <table:table-cell office:value-type="float" office:value="7.78111230437676" calcext:value-type="float">
            <text:p>7.781</text:p>
          </table:table-cell>
          <table:table-cell office:value-type="float" office:value="0.851563053095319" calcext:value-type="float">
            <text:p>0.852</text:p>
          </table:table-cell>
          <table:table-cell office:value-type="float" office:value="0.998194252544263" calcext:value-type="float">
            <text:p>0.998</text:p>
          </table:table-cell>
          <table:table-cell office:value-type="float" office:value="18417.36106136" calcext:value-type="float">
            <text:p>1841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S_Wi2017A</text:p>
          </table:table-cell>
          <table:table-cell office:value-type="float" office:value="25293" calcext:value-type="float">
            <text:p>25,293</text:p>
          </table:table-cell>
          <table:table-cell office:value-type="float" office:value="6484" calcext:value-type="float">
            <text:p>6,484</text:p>
          </table:table-cell>
          <table:table-cell office:value-type="float" office:value="3637.84290117022" calcext:value-type="float">
            <text:p>3,638</text:p>
          </table:table-cell>
          <table:table-cell office:value-type="float" office:value="7.4908284593815" calcext:value-type="float">
            <text:p>7.491</text:p>
          </table:table-cell>
          <table:table-cell office:value-type="float" office:value="0.853452112146774" calcext:value-type="float">
            <text:p>0.853</text:p>
          </table:table-cell>
          <table:table-cell office:value-type="float" office:value="0.997636025865419" calcext:value-type="float">
            <text:p>0.998</text:p>
          </table:table-cell>
          <table:table-cell office:value-type="float" office:value="14580.8886376963" calcext:value-type="float">
            <text:p>1458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S_Wi2018</text:p>
          </table:table-cell>
          <table:table-cell office:value-type="float" office:value="17567" calcext:value-type="float">
            <text:p>17,567</text:p>
          </table:table-cell>
          <table:table-cell office:value-type="float" office:value="5549" calcext:value-type="float">
            <text:p>5,549</text:p>
          </table:table-cell>
          <table:table-cell office:value-type="float" office:value="3853.08414069406" calcext:value-type="float">
            <text:p>3,853</text:p>
          </table:table-cell>
          <table:table-cell office:value-type="float" office:value="7.53204931161976" calcext:value-type="float">
            <text:p>7.532</text:p>
          </table:table-cell>
          <table:table-cell office:value-type="float" office:value="0.873648466734771" calcext:value-type="float">
            <text:p>0.874</text:p>
          </table:table-cell>
          <table:table-cell office:value-type="float" office:value="0.998008366760452" calcext:value-type="float">
            <text:p>0.998</text:p>
          </table:table-cell>
          <table:table-cell office:value-type="float" office:value="14252.6949313003" calcext:value-type="float">
            <text:p>1425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S_Wi2019</text:p>
          </table:table-cell>
          <table:table-cell office:value-type="float" office:value="64612" calcext:value-type="float">
            <text:p>64,612</text:p>
          </table:table-cell>
          <table:table-cell office:value-type="float" office:value="10839" calcext:value-type="float">
            <text:p>10,839</text:p>
          </table:table-cell>
          <table:table-cell office:value-type="float" office:value="3880.72508796274" calcext:value-type="float">
            <text:p>3,881</text:p>
          </table:table-cell>
          <table:table-cell office:value-type="float" office:value="7.80636662245215" calcext:value-type="float">
            <text:p>7.806</text:p>
          </table:table-cell>
          <table:table-cell office:value-type="float" office:value="0.840215863318674" calcext:value-type="float">
            <text:p>0.840</text:p>
          </table:table-cell>
          <table:table-cell office:value-type="float" office:value="0.998043208046665" calcext:value-type="float">
            <text:p>0.998</text:p>
          </table:table-cell>
          <table:table-cell office:value-type="float" office:value="16306.4740681871" calcext:value-type="float">
            <text:p>1630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WBM_Su2017</text:p>
          </table:table-cell>
          <table:table-cell office:value-type="float" office:value="19869" calcext:value-type="float">
            <text:p>19,869</text:p>
          </table:table-cell>
          <table:table-cell office:value-type="float" office:value="542" calcext:value-type="float">
            <text:p>542</text:p>
          </table:table-cell>
          <table:table-cell office:value-type="float" office:value="397.557435132326" calcext:value-type="float">
            <text:p>398</text:p>
          </table:table-cell>
          <table:table-cell office:value-type="float" office:value="3.99077010002041" calcext:value-type="float">
            <text:p>3.991</text:p>
          </table:table-cell>
          <table:table-cell office:value-type="float" office:value="0.633931925848371" calcext:value-type="float">
            <text:p>0.634</text:p>
          </table:table-cell>
          <table:table-cell office:value-type="float" office:value="0.953356524087269" calcext:value-type="float">
            <text:p>0.953</text:p>
          </table:table-cell>
          <table:table-cell office:value-type="float" office:value="1055.40776814052" calcext:value-type="float">
            <text:p>105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WBM_Su2018</text:p>
          </table:table-cell>
          <table:table-cell office:value-type="float" office:value="21608" calcext:value-type="float">
            <text:p>21,608</text:p>
          </table:table-cell>
          <table:table-cell office:value-type="float" office:value="646" calcext:value-type="float">
            <text:p>646</text:p>
          </table:table-cell>
          <table:table-cell office:value-type="float" office:value="456.23237840312" calcext:value-type="float">
            <text:p>456</text:p>
          </table:table-cell>
          <table:table-cell office:value-type="float" office:value="4.45258436501819" calcext:value-type="float">
            <text:p>4.453</text:p>
          </table:table-cell>
          <table:table-cell office:value-type="float" office:value="0.688104207589088" calcext:value-type="float">
            <text:p>0.688</text:p>
          </table:table-cell>
          <table:table-cell office:value-type="float" office:value="0.976881831101539" calcext:value-type="float">
            <text:p>0.977</text:p>
          </table:table-cell>
          <table:table-cell office:value-type="float" office:value="1255.0057336837" calcext:value-type="float">
            <text:p>125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WPM_Au2017</text:p>
          </table:table-cell>
          <table:table-cell office:value-type="float" office:value="28519" calcext:value-type="float">
            <text:p>28,519</text:p>
          </table:table-cell>
          <table:table-cell office:value-type="float" office:value="1052" calcext:value-type="float">
            <text:p>1,052</text:p>
          </table:table-cell>
          <table:table-cell office:value-type="float" office:value="565.27309077873" calcext:value-type="float">
            <text:p>565</text:p>
          </table:table-cell>
          <table:table-cell office:value-type="float" office:value="3.11563177671698" calcext:value-type="float">
            <text:p>3.116</text:p>
          </table:table-cell>
          <table:table-cell office:value-type="float" office:value="0.447748061150808" calcext:value-type="float">
            <text:p>0.448</text:p>
          </table:table-cell>
          <table:table-cell office:value-type="float" office:value="0.854026812752367" calcext:value-type="float">
            <text:p>0.854</text:p>
          </table:table-cell>
          <table:table-cell office:value-type="float" office:value="2513.72023449907" calcext:value-type="float">
            <text:p>251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WPM_Au2018</text:p>
          </table:table-cell>
          <table:table-cell office:value-type="float" office:value="64865" calcext:value-type="float">
            <text:p>64,865</text:p>
          </table:table-cell>
          <table:table-cell office:value-type="float" office:value="2456" calcext:value-type="float">
            <text:p>2,456</text:p>
          </table:table-cell>
          <table:table-cell office:value-type="float" office:value="714.469548496082" calcext:value-type="float">
            <text:p>714</text:p>
          </table:table-cell>
          <table:table-cell office:value-type="float" office:value="3.56928187904282" calcext:value-type="float">
            <text:p>3.569</text:p>
          </table:table-cell>
          <table:table-cell office:value-type="float" office:value="0.457231566341037" calcext:value-type="float">
            <text:p>0.457</text:p>
          </table:table-cell>
          <table:table-cell office:value-type="float" office:value="0.924269127665248" calcext:value-type="float">
            <text:p>0.924</text:p>
          </table:table-cell>
          <table:table-cell office:value-type="float" office:value="5663.73673184928" calcext:value-type="float">
            <text:p>566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WPM_Sp2017</text:p>
          </table:table-cell>
          <table:table-cell office:value-type="float" office:value="39958" calcext:value-type="float">
            <text:p>39,958</text:p>
          </table:table-cell>
          <table:table-cell office:value-type="float" office:value="865" calcext:value-type="float">
            <text:p>865</text:p>
          </table:table-cell>
          <table:table-cell office:value-type="float" office:value="381.128748293748" calcext:value-type="float">
            <text:p>381</text:p>
          </table:table-cell>
          <table:table-cell office:value-type="float" office:value="3.46398098934957" calcext:value-type="float">
            <text:p>3.464</text:p>
          </table:table-cell>
          <table:table-cell office:value-type="float" office:value="0.512216404012455" calcext:value-type="float">
            <text:p>0.512</text:p>
          </table:table-cell>
          <table:table-cell office:value-type="float" office:value="0.916000358362165" calcext:value-type="float">
            <text:p>0.916</text:p>
          </table:table-cell>
          <table:table-cell office:value-type="float" office:value="2339.1215090198" calcext:value-type="float">
            <text:p>233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WPM_Sp2018</text:p>
          </table:table-cell>
          <table:table-cell office:value-type="float" office:value="24686" calcext:value-type="float">
            <text:p>24,686</text:p>
          </table:table-cell>
          <table:table-cell office:value-type="float" office:value="840" calcext:value-type="float">
            <text:p>840</text:p>
          </table:table-cell>
          <table:table-cell office:value-type="float" office:value="481.283009937425" calcext:value-type="float">
            <text:p>481</text:p>
          </table:table-cell>
          <table:table-cell office:value-type="float" office:value="3.21585695640996" calcext:value-type="float">
            <text:p>3.216</text:p>
          </table:table-cell>
          <table:table-cell office:value-type="float" office:value="0.477597655400373" calcext:value-type="float">
            <text:p>0.478</text:p>
          </table:table-cell>
          <table:table-cell office:value-type="float" office:value="0.888554331359175" calcext:value-type="float">
            <text:p>0.889</text:p>
          </table:table-cell>
          <table:table-cell office:value-type="float" office:value="2130.87356239343" calcext:value-type="float">
            <text:p>213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WPM_Su2017</text:p>
          </table:table-cell>
          <table:table-cell office:value-type="float" office:value="33501" calcext:value-type="float">
            <text:p>33,501</text:p>
          </table:table-cell>
          <table:table-cell office:value-type="float" office:value="847" calcext:value-type="float">
            <text:p>847</text:p>
          </table:table-cell>
          <table:table-cell office:value-type="float" office:value="456.548319096495" calcext:value-type="float">
            <text:p>457</text:p>
          </table:table-cell>
          <table:table-cell office:value-type="float" office:value="3.99491446357752" calcext:value-type="float">
            <text:p>3.995</text:p>
          </table:table-cell>
          <table:table-cell office:value-type="float" office:value="0.592567757679682" calcext:value-type="float">
            <text:p>0.593</text:p>
          </table:table-cell>
          <table:table-cell office:value-type="float" office:value="0.951695122722283" calcext:value-type="float">
            <text:p>0.952</text:p>
          </table:table-cell>
          <table:table-cell office:value-type="float" office:value="1828.73255416422" calcext:value-type="float">
            <text:p>182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WPM_Su2018</text:p>
          </table:table-cell>
          <table:table-cell office:value-type="float" office:value="26895" calcext:value-type="float">
            <text:p>26,895</text:p>
          </table:table-cell>
          <table:table-cell office:value-type="float" office:value="797" calcext:value-type="float">
            <text:p>797</text:p>
          </table:table-cell>
          <table:table-cell office:value-type="float" office:value="487.975961769096" calcext:value-type="float">
            <text:p>488</text:p>
          </table:table-cell>
          <table:table-cell office:value-type="float" office:value="4.34078463637734" calcext:value-type="float">
            <text:p>4.341</text:p>
          </table:table-cell>
          <table:table-cell office:value-type="float" office:value="0.649734928400415" calcext:value-type="float">
            <text:p>0.650</text:p>
          </table:table-cell>
          <table:table-cell office:value-type="float" office:value="0.971413028868368" calcext:value-type="float">
            <text:p>0.971</text:p>
          </table:table-cell>
          <table:table-cell office:value-type="float" office:value="1681.88235872862" calcext:value-type="float">
            <text:p>168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WPM_Wi2018</text:p>
          </table:table-cell>
          <table:table-cell office:value-type="float" office:value="32970" calcext:value-type="float">
            <text:p>32,970</text:p>
          </table:table-cell>
          <table:table-cell office:value-type="float" office:value="1169" calcext:value-type="float">
            <text:p>1,169</text:p>
          </table:table-cell>
          <table:table-cell office:value-type="float" office:value="527.574935675911" calcext:value-type="float">
            <text:p>528</text:p>
          </table:table-cell>
          <table:table-cell office:value-type="float" office:value="2.98707833886512" calcext:value-type="float">
            <text:p>2.987</text:p>
          </table:table-cell>
          <table:table-cell office:value-type="float" office:value="0.422865083551141" calcext:value-type="float">
            <text:p>0.423</text:p>
          </table:table-cell>
          <table:table-cell office:value-type="float" office:value="0.881617919213881" calcext:value-type="float">
            <text:p>0.882</text:p>
          </table:table-cell>
          <table:table-cell office:value-type="float" office:value="3505.19509117365" calcext:value-type="float">
            <text:p>350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I20_WPM_Wi2019</text:p>
          </table:table-cell>
          <table:table-cell office:value-type="float" office:value="39598" calcext:value-type="float">
            <text:p>39,598</text:p>
          </table:table-cell>
          <table:table-cell office:value-type="float" office:value="2551" calcext:value-type="float">
            <text:p>2,551</text:p>
          </table:table-cell>
          <table:table-cell office:value-type="float" office:value="1053.81391887572" calcext:value-type="float">
            <text:p>1,054</text:p>
          </table:table-cell>
          <table:table-cell office:value-type="float" office:value="3.9559184780786" calcext:value-type="float">
            <text:p>3.956</text:p>
          </table:table-cell>
          <table:table-cell office:value-type="float" office:value="0.504308653982217" calcext:value-type="float">
            <text:p>0.504</text:p>
          </table:table-cell>
          <table:table-cell office:value-type="float" office:value="0.911041025950379" calcext:value-type="float">
            <text:p>0.911</text:p>
          </table:table-cell>
          <table:table-cell office:value-type="float" office:value="5925.30307424669" calcext:value-type="float">
            <text:p>592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S_Su2017</text:p>
          </table:table-cell>
          <table:table-cell office:value-type="float" office:value="19749" calcext:value-type="float">
            <text:p>19,749</text:p>
          </table:table-cell>
          <table:table-cell office:value-type="float" office:value="4086" calcext:value-type="float">
            <text:p>4,086</text:p>
          </table:table-cell>
          <table:table-cell office:value-type="float" office:value="2726.64936865178" calcext:value-type="float">
            <text:p>2,727</text:p>
          </table:table-cell>
          <table:table-cell office:value-type="float" office:value="6.765732178271" calcext:value-type="float">
            <text:p>6.766</text:p>
          </table:table-cell>
          <table:table-cell office:value-type="float" office:value="0.813646466250404" calcext:value-type="float">
            <text:p>0.814</text:p>
          </table:table-cell>
          <table:table-cell office:value-type="float" office:value="0.992089320393696" calcext:value-type="float">
            <text:p>0.992</text:p>
          </table:table-cell>
          <table:table-cell office:value-type="float" office:value="9108.64305564247" calcext:value-type="float">
            <text:p>910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S_Su2017RNA</text:p>
          </table:table-cell>
          <table:table-cell office:value-type="float" office:value="11421" calcext:value-type="float">
            <text:p>11,421</text:p>
          </table:table-cell>
          <table:table-cell office:value-type="float" office:value="2472" calcext:value-type="float">
            <text:p>2,472</text:p>
          </table:table-cell>
          <table:table-cell office:value-type="float" office:value="2317.0733599001" calcext:value-type="float">
            <text:p>2,317</text:p>
          </table:table-cell>
          <table:table-cell office:value-type="float" office:value="6.12080401092886" calcext:value-type="float">
            <text:p>6.121</text:p>
          </table:table-cell>
          <table:table-cell office:value-type="float" office:value="0.783434552458637" calcext:value-type="float">
            <text:p>0.783</text:p>
          </table:table-cell>
          <table:table-cell office:value-type="float" office:value="0.967079147600989" calcext:value-type="float">
            <text:p>0.967</text:p>
          </table:table-cell>
          <table:table-cell office:value-type="float" office:value="4734.3539013381" calcext:value-type="float">
            <text:p>473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S_Su2018</text:p>
          </table:table-cell>
          <table:table-cell office:value-type="float" office:value="20995" calcext:value-type="float">
            <text:p>20,995</text:p>
          </table:table-cell>
          <table:table-cell office:value-type="float" office:value="2658" calcext:value-type="float">
            <text:p>2,658</text:p>
          </table:table-cell>
          <table:table-cell office:value-type="float" office:value="1700.81014512978" calcext:value-type="float">
            <text:p>1,701</text:p>
          </table:table-cell>
          <table:table-cell office:value-type="float" office:value="5.06368290001587" calcext:value-type="float">
            <text:p>5.064</text:p>
          </table:table-cell>
          <table:table-cell office:value-type="float" office:value="0.642165056951078" calcext:value-type="float">
            <text:p>0.642</text:p>
          </table:table-cell>
          <table:table-cell office:value-type="float" office:value="0.927587079585115" calcext:value-type="float">
            <text:p>0.928</text:p>
          </table:table-cell>
          <table:table-cell office:value-type="float" office:value="6139.30892370811" calcext:value-type="float">
            <text:p>613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S_Wi2013</text:p>
          </table:table-cell>
          <table:table-cell office:value-type="float" office:value="21145" calcext:value-type="float">
            <text:p>21,145</text:p>
          </table:table-cell>
          <table:table-cell office:value-type="float" office:value="3298" calcext:value-type="float">
            <text:p>3,298</text:p>
          </table:table-cell>
          <table:table-cell office:value-type="float" office:value="2070.01506702319" calcext:value-type="float">
            <text:p>2,070</text:p>
          </table:table-cell>
          <table:table-cell office:value-type="float" office:value="5.70561464743251" calcext:value-type="float">
            <text:p>5.706</text:p>
          </table:table-cell>
          <table:table-cell office:value-type="float" office:value="0.704303701706053" calcext:value-type="float">
            <text:p>0.704</text:p>
          </table:table-cell>
          <table:table-cell office:value-type="float" office:value="0.975128130647192" calcext:value-type="float">
            <text:p>0.975</text:p>
          </table:table-cell>
          <table:table-cell office:value-type="float" office:value="7886.79407995041" calcext:value-type="float">
            <text:p>788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S_Wi2015</text:p>
          </table:table-cell>
          <table:table-cell office:value-type="float" office:value="18754" calcext:value-type="float">
            <text:p>18,754</text:p>
          </table:table-cell>
          <table:table-cell office:value-type="float" office:value="2475" calcext:value-type="float">
            <text:p>2,475</text:p>
          </table:table-cell>
          <table:table-cell office:value-type="float" office:value="1695.78279505687" calcext:value-type="float">
            <text:p>1,696</text:p>
          </table:table-cell>
          <table:table-cell office:value-type="float" office:value="4.75694978490594" calcext:value-type="float">
            <text:p>4.757</text:p>
          </table:table-cell>
          <table:table-cell office:value-type="float" office:value="0.608773025063678" calcext:value-type="float">
            <text:p>0.609</text:p>
          </table:table-cell>
          <table:table-cell office:value-type="float" office:value="0.914596516661921" calcext:value-type="float">
            <text:p>0.915</text:p>
          </table:table-cell>
          <table:table-cell office:value-type="float" office:value="5466.12289994628" calcext:value-type="float">
            <text:p>546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S_Wi2016</text:p>
          </table:table-cell>
          <table:table-cell office:value-type="float" office:value="61137" calcext:value-type="float">
            <text:p>61,137</text:p>
          </table:table-cell>
          <table:table-cell office:value-type="float" office:value="6619" calcext:value-type="float">
            <text:p>6,619</text:p>
          </table:table-cell>
          <table:table-cell office:value-type="float" office:value="2501.53054390426" calcext:value-type="float">
            <text:p>2,502</text:p>
          </table:table-cell>
          <table:table-cell office:value-type="float" office:value="6.81825136786123" calcext:value-type="float">
            <text:p>6.818</text:p>
          </table:table-cell>
          <table:table-cell office:value-type="float" office:value="0.775003886614762" calcext:value-type="float">
            <text:p>0.775</text:p>
          </table:table-cell>
          <table:table-cell office:value-type="float" office:value="0.99405783388684" calcext:value-type="float">
            <text:p>0.994</text:p>
          </table:table-cell>
          <table:table-cell office:value-type="float" office:value="11255.216097078" calcext:value-type="float">
            <text:p>1125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S_Wi2017</text:p>
          </table:table-cell>
          <table:table-cell office:value-type="float" office:value="59827" calcext:value-type="float">
            <text:p>59,827</text:p>
          </table:table-cell>
          <table:table-cell office:value-type="float" office:value="7948" calcext:value-type="float">
            <text:p>7,948</text:p>
          </table:table-cell>
          <table:table-cell office:value-type="float" office:value="2736.65260606797" calcext:value-type="float">
            <text:p>2,737</text:p>
          </table:table-cell>
          <table:table-cell office:value-type="float" office:value="6.82298548598799" calcext:value-type="float">
            <text:p>6.823</text:p>
          </table:table-cell>
          <table:table-cell office:value-type="float" office:value="0.759740779769223" calcext:value-type="float">
            <text:p>0.760</text:p>
          </table:table-cell>
          <table:table-cell office:value-type="float" office:value="0.991174447407819" calcext:value-type="float">
            <text:p>0.991</text:p>
          </table:table-cell>
          <table:table-cell office:value-type="float" office:value="15064.9237996373" calcext:value-type="float">
            <text:p>1506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S_Wi2017RNA</text:p>
          </table:table-cell>
          <table:table-cell office:value-type="float" office:value="31281" calcext:value-type="float">
            <text:p>31,281</text:p>
          </table:table-cell>
          <table:table-cell office:value-type="float" office:value="4556" calcext:value-type="float">
            <text:p>4,556</text:p>
          </table:table-cell>
          <table:table-cell office:value-type="float" office:value="2346.02815014285" calcext:value-type="float">
            <text:p>2,346</text:p>
          </table:table-cell>
          <table:table-cell office:value-type="float" office:value="6.22116216898845" calcext:value-type="float">
            <text:p>6.221</text:p>
          </table:table-cell>
          <table:table-cell office:value-type="float" office:value="0.738486969599475" calcext:value-type="float">
            <text:p>0.738</text:p>
          </table:table-cell>
          <table:table-cell office:value-type="float" office:value="0.978496171349187" calcext:value-type="float">
            <text:p>0.978</text:p>
          </table:table-cell>
          <table:table-cell office:value-type="float" office:value="8904.70767673136" calcext:value-type="float">
            <text:p>890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S_Wi2018</text:p>
          </table:table-cell>
          <table:table-cell office:value-type="float" office:value="24579" calcext:value-type="float">
            <text:p>24,579</text:p>
          </table:table-cell>
          <table:table-cell office:value-type="float" office:value="5148" calcext:value-type="float">
            <text:p>5,148</text:p>
          </table:table-cell>
          <table:table-cell office:value-type="float" office:value="2862.28196256676" calcext:value-type="float">
            <text:p>2,862</text:p>
          </table:table-cell>
          <table:table-cell office:value-type="float" office:value="6.7263564685983" calcext:value-type="float">
            <text:p>6.726</text:p>
          </table:table-cell>
          <table:table-cell office:value-type="float" office:value="0.787043099034558" calcext:value-type="float">
            <text:p>0.787</text:p>
          </table:table-cell>
          <table:table-cell office:value-type="float" office:value="0.993585833021557" calcext:value-type="float">
            <text:p>0.994</text:p>
          </table:table-cell>
          <table:table-cell office:value-type="float" office:value="13145.1084806665" calcext:value-type="float">
            <text:p>1314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S_Wi2018RNA</text:p>
          </table:table-cell>
          <table:table-cell office:value-type="float" office:value="29204" calcext:value-type="float">
            <text:p>29,204</text:p>
          </table:table-cell>
          <table:table-cell office:value-type="float" office:value="4370" calcext:value-type="float">
            <text:p>4,370</text:p>
          </table:table-cell>
          <table:table-cell office:value-type="float" office:value="2295.48586557644" calcext:value-type="float">
            <text:p>2,295</text:p>
          </table:table-cell>
          <table:table-cell office:value-type="float" office:value="6.21398901099554" calcext:value-type="float">
            <text:p>6.214</text:p>
          </table:table-cell>
          <table:table-cell office:value-type="float" office:value="0.741303364625489" calcext:value-type="float">
            <text:p>0.741</text:p>
          </table:table-cell>
          <table:table-cell office:value-type="float" office:value="0.98778188959711" calcext:value-type="float">
            <text:p>0.988</text:p>
          </table:table-cell>
          <table:table-cell office:value-type="float" office:value="9007.88738717706" calcext:value-type="float">
            <text:p>900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S_Wi2019</text:p>
          </table:table-cell>
          <table:table-cell office:value-type="float" office:value="37296" calcext:value-type="float">
            <text:p>37,296</text:p>
          </table:table-cell>
          <table:table-cell office:value-type="float" office:value="2992" calcext:value-type="float">
            <text:p>2,992</text:p>
          </table:table-cell>
          <table:table-cell office:value-type="float" office:value="1418.45569483812" calcext:value-type="float">
            <text:p>1,418</text:p>
          </table:table-cell>
          <table:table-cell office:value-type="float" office:value="4.98337464727784" calcext:value-type="float">
            <text:p>4.983</text:p>
          </table:table-cell>
          <table:table-cell office:value-type="float" office:value="0.622634069748784" calcext:value-type="float">
            <text:p>0.623</text:p>
          </table:table-cell>
          <table:table-cell office:value-type="float" office:value="0.949075992130207" calcext:value-type="float">
            <text:p>0.949</text:p>
          </table:table-cell>
          <table:table-cell office:value-type="float" office:value="6102.75200744223" calcext:value-type="float">
            <text:p>610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WBM_Su2017</text:p>
          </table:table-cell>
          <table:table-cell office:value-type="float" office:value="21837" calcext:value-type="float">
            <text:p>21,837</text:p>
          </table:table-cell>
          <table:table-cell office:value-type="float" office:value="1096" calcext:value-type="float">
            <text:p>1,096</text:p>
          </table:table-cell>
          <table:table-cell office:value-type="float" office:value="745.346986261921" calcext:value-type="float">
            <text:p>745</text:p>
          </table:table-cell>
          <table:table-cell office:value-type="float" office:value="4.03909686706905" calcext:value-type="float">
            <text:p>4.039</text:p>
          </table:table-cell>
          <table:table-cell office:value-type="float" office:value="0.577061448400773" calcext:value-type="float">
            <text:p>0.577</text:p>
          </table:table-cell>
          <table:table-cell office:value-type="float" office:value="0.896267444592735" calcext:value-type="float">
            <text:p>0.896</text:p>
          </table:table-cell>
          <table:table-cell office:value-type="float" office:value="2068.78751123086" calcext:value-type="float">
            <text:p>206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WBM_Su2018</text:p>
          </table:table-cell>
          <table:table-cell office:value-type="float" office:value="19765" calcext:value-type="float">
            <text:p>19,765</text:p>
          </table:table-cell>
          <table:table-cell office:value-type="float" office:value="1423" calcext:value-type="float">
            <text:p>1,423</text:p>
          </table:table-cell>
          <table:table-cell office:value-type="float" office:value="1015.93209802648" calcext:value-type="float">
            <text:p>1,016</text:p>
          </table:table-cell>
          <table:table-cell office:value-type="float" office:value="5.20648903309945" calcext:value-type="float">
            <text:p>5.206</text:p>
          </table:table-cell>
          <table:table-cell office:value-type="float" office:value="0.717095630894284" calcext:value-type="float">
            <text:p>0.717</text:p>
          </table:table-cell>
          <table:table-cell office:value-type="float" office:value="0.984856178488333" calcext:value-type="float">
            <text:p>0.985</text:p>
          </table:table-cell>
          <table:table-cell office:value-type="float" office:value="2733.6766383867" calcext:value-type="float">
            <text:p>273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WPM_Au2017</text:p>
          </table:table-cell>
          <table:table-cell office:value-type="float" office:value="22313" calcext:value-type="float">
            <text:p>22,313</text:p>
          </table:table-cell>
          <table:table-cell office:value-type="float" office:value="2149" calcext:value-type="float">
            <text:p>2,149</text:p>
          </table:table-cell>
          <table:table-cell office:value-type="float" office:value="1315.17735633525" calcext:value-type="float">
            <text:p>1,315</text:p>
          </table:table-cell>
          <table:table-cell office:value-type="float" office:value="5.09463313164231" calcext:value-type="float">
            <text:p>5.095</text:p>
          </table:table-cell>
          <table:table-cell office:value-type="float" office:value="0.663989819602108" calcext:value-type="float">
            <text:p>0.664</text:p>
          </table:table-cell>
          <table:table-cell office:value-type="float" office:value="0.972886617308705" calcext:value-type="float">
            <text:p>0.973</text:p>
          </table:table-cell>
          <table:table-cell office:value-type="float" office:value="5629.04373453165" calcext:value-type="float">
            <text:p>562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WPM_Au2018</text:p>
          </table:table-cell>
          <table:table-cell office:value-type="float" office:value="45073" calcext:value-type="float">
            <text:p>45,073</text:p>
          </table:table-cell>
          <table:table-cell office:value-type="float" office:value="2220" calcext:value-type="float">
            <text:p>2,220</text:p>
          </table:table-cell>
          <table:table-cell office:value-type="float" office:value="1002.14407457263" calcext:value-type="float">
            <text:p>1,002</text:p>
          </table:table-cell>
          <table:table-cell office:value-type="float" office:value="4.66532593518195" calcext:value-type="float">
            <text:p>4.665</text:p>
          </table:table-cell>
          <table:table-cell office:value-type="float" office:value="0.605472681871605" calcext:value-type="float">
            <text:p>0.605</text:p>
          </table:table-cell>
          <table:table-cell office:value-type="float" office:value="0.950617212382972" calcext:value-type="float">
            <text:p>0.951</text:p>
          </table:table-cell>
          <table:table-cell office:value-type="float" office:value="4241.7165948289" calcext:value-type="float">
            <text:p>424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WPM_Sp2017A</text:p>
          </table:table-cell>
          <table:table-cell office:value-type="float" office:value="39473" calcext:value-type="float">
            <text:p>39,473</text:p>
          </table:table-cell>
          <table:table-cell office:value-type="float" office:value="1560" calcext:value-type="float">
            <text:p>1,560</text:p>
          </table:table-cell>
          <table:table-cell office:value-type="float" office:value="776.134476182429" calcext:value-type="float">
            <text:p>776</text:p>
          </table:table-cell>
          <table:table-cell office:value-type="float" office:value="4.48981277173154" calcext:value-type="float">
            <text:p>4.490</text:p>
          </table:table-cell>
          <table:table-cell office:value-type="float" office:value="0.6106560678987" calcext:value-type="float">
            <text:p>0.611</text:p>
          </table:table-cell>
          <table:table-cell office:value-type="float" office:value="0.958614124080736" calcext:value-type="float">
            <text:p>0.959</text:p>
          </table:table-cell>
          <table:table-cell office:value-type="float" office:value="3069.67385086014" calcext:value-type="float">
            <text:p>307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WPM_Sp2017B</text:p>
          </table:table-cell>
          <table:table-cell office:value-type="float" office:value="40001" calcext:value-type="float">
            <text:p>40,001</text:p>
          </table:table-cell>
          <table:table-cell office:value-type="float" office:value="1700" calcext:value-type="float">
            <text:p>1,700</text:p>
          </table:table-cell>
          <table:table-cell office:value-type="float" office:value="852.768626543754" calcext:value-type="float">
            <text:p>853</text:p>
          </table:table-cell>
          <table:table-cell office:value-type="float" office:value="4.79774677006745" calcext:value-type="float">
            <text:p>4.798</text:p>
          </table:table-cell>
          <table:table-cell office:value-type="float" office:value="0.644998574043529" calcext:value-type="float">
            <text:p>0.645</text:p>
          </table:table-cell>
          <table:table-cell office:value-type="float" office:value="0.969158118988327" calcext:value-type="float">
            <text:p>0.969</text:p>
          </table:table-cell>
          <table:table-cell office:value-type="float" office:value="3093.91172388258" calcext:value-type="float">
            <text:p>309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WPM_Sp2018A</text:p>
          </table:table-cell>
          <table:table-cell office:value-type="float" office:value="41175" calcext:value-type="float">
            <text:p>41,175</text:p>
          </table:table-cell>
          <table:table-cell office:value-type="float" office:value="1745" calcext:value-type="float">
            <text:p>1,745</text:p>
          </table:table-cell>
          <table:table-cell office:value-type="float" office:value="835.819142878189" calcext:value-type="float">
            <text:p>836</text:p>
          </table:table-cell>
          <table:table-cell office:value-type="float" office:value="4.18565296886855" calcext:value-type="float">
            <text:p>4.186</text:p>
          </table:table-cell>
          <table:table-cell office:value-type="float" office:value="0.560740498920162" calcext:value-type="float">
            <text:p>0.561</text:p>
          </table:table-cell>
          <table:table-cell office:value-type="float" office:value="0.926991481927547" calcext:value-type="float">
            <text:p>0.927</text:p>
          </table:table-cell>
          <table:table-cell office:value-type="float" office:value="3312.40935383137" calcext:value-type="float">
            <text:p>331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WPM_Sp2018B</text:p>
          </table:table-cell>
          <table:table-cell office:value-type="float" office:value="40572" calcext:value-type="float">
            <text:p>40,572</text:p>
          </table:table-cell>
          <table:table-cell office:value-type="float" office:value="1680" calcext:value-type="float">
            <text:p>1,680</text:p>
          </table:table-cell>
          <table:table-cell office:value-type="float" office:value="812.582819592565" calcext:value-type="float">
            <text:p>813</text:p>
          </table:table-cell>
          <table:table-cell office:value-type="float" office:value="4.18449659102322" calcext:value-type="float">
            <text:p>4.184</text:p>
          </table:table-cell>
          <table:table-cell office:value-type="float" office:value="0.563451012069117" calcext:value-type="float">
            <text:p>0.563</text:p>
          </table:table-cell>
          <table:table-cell office:value-type="float" office:value="0.930576923804055" calcext:value-type="float">
            <text:p>0.931</text:p>
          </table:table-cell>
          <table:table-cell office:value-type="float" office:value="3210.76090892332" calcext:value-type="float">
            <text:p>321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WPM_Su2017</text:p>
          </table:table-cell>
          <table:table-cell office:value-type="float" office:value="24652" calcext:value-type="float">
            <text:p>24,652</text:p>
          </table:table-cell>
          <table:table-cell office:value-type="float" office:value="1374" calcext:value-type="float">
            <text:p>1,374</text:p>
          </table:table-cell>
          <table:table-cell office:value-type="float" office:value="871.967175782314" calcext:value-type="float">
            <text:p>872</text:p>
          </table:table-cell>
          <table:table-cell office:value-type="float" office:value="4.97771519671895" calcext:value-type="float">
            <text:p>4.978</text:p>
          </table:table-cell>
          <table:table-cell office:value-type="float" office:value="0.688911211726101" calcext:value-type="float">
            <text:p>0.689</text:p>
          </table:table-cell>
          <table:table-cell office:value-type="float" office:value="0.979470132075584" calcext:value-type="float">
            <text:p>0.979</text:p>
          </table:table-cell>
          <table:table-cell office:value-type="float" office:value="2852.51813083482" calcext:value-type="float">
            <text:p>285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WPM_Su2018</text:p>
          </table:table-cell>
          <table:table-cell office:value-type="float" office:value="30934" calcext:value-type="float">
            <text:p>30,934</text:p>
          </table:table-cell>
          <table:table-cell office:value-type="float" office:value="1668" calcext:value-type="float">
            <text:p>1,668</text:p>
          </table:table-cell>
          <table:table-cell office:value-type="float" office:value="921.525499010232" calcext:value-type="float">
            <text:p>922</text:p>
          </table:table-cell>
          <table:table-cell office:value-type="float" office:value="4.60694600589633" calcext:value-type="float">
            <text:p>4.607</text:p>
          </table:table-cell>
          <table:table-cell office:value-type="float" office:value="0.620934046233279" calcext:value-type="float">
            <text:p>0.621</text:p>
          </table:table-cell>
          <table:table-cell office:value-type="float" office:value="0.959725438010751" calcext:value-type="float">
            <text:p>0.960</text:p>
          </table:table-cell>
          <table:table-cell office:value-type="float" office:value="3468.41811882015" calcext:value-type="float">
            <text:p>346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WPM_Wi2018</text:p>
          </table:table-cell>
          <table:table-cell office:value-type="float" office:value="60004" calcext:value-type="float">
            <text:p>60,004</text:p>
          </table:table-cell>
          <table:table-cell office:value-type="float" office:value="5177" calcext:value-type="float">
            <text:p>5,177</text:p>
          </table:table-cell>
          <table:table-cell office:value-type="float" office:value="1642.248500983" calcext:value-type="float">
            <text:p>1,642</text:p>
          </table:table-cell>
          <table:table-cell office:value-type="float" office:value="5.48489275528337" calcext:value-type="float">
            <text:p>5.485</text:p>
          </table:table-cell>
          <table:table-cell office:value-type="float" office:value="0.641359322996997" calcext:value-type="float">
            <text:p>0.641</text:p>
          </table:table-cell>
          <table:table-cell office:value-type="float" office:value="0.98310924828641" calcext:value-type="float">
            <text:p>0.983</text:p>
          </table:table-cell>
          <table:table-cell office:value-type="float" office:value="11374.9523556162" calcext:value-type="float">
            <text:p>1137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05_WPM_Wi2019</text:p>
          </table:table-cell>
          <table:table-cell office:value-type="float" office:value="44092" calcext:value-type="float">
            <text:p>44,092</text:p>
          </table:table-cell>
          <table:table-cell office:value-type="float" office:value="1664" calcext:value-type="float">
            <text:p>1,664</text:p>
          </table:table-cell>
          <table:table-cell office:value-type="float" office:value="806.509378615813" calcext:value-type="float">
            <text:p>807</text:p>
          </table:table-cell>
          <table:table-cell office:value-type="float" office:value="4.4642811591768" calcext:value-type="float">
            <text:p>4.464</text:p>
          </table:table-cell>
          <table:table-cell office:value-type="float" office:value="0.601900151688091" calcext:value-type="float">
            <text:p>0.602</text:p>
          </table:table-cell>
          <table:table-cell office:value-type="float" office:value="0.949279659696311" calcext:value-type="float">
            <text:p>0.949</text:p>
          </table:table-cell>
          <table:table-cell office:value-type="float" office:value="2817.51953416758" calcext:value-type="float">
            <text:p>281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S_Su2017</text:p>
          </table:table-cell>
          <table:table-cell office:value-type="float" office:value="20290" calcext:value-type="float">
            <text:p>20,290</text:p>
          </table:table-cell>
          <table:table-cell office:value-type="float" office:value="4812" calcext:value-type="float">
            <text:p>4,812</text:p>
          </table:table-cell>
          <table:table-cell office:value-type="float" office:value="3074.36096453467" calcext:value-type="float">
            <text:p>3,074</text:p>
          </table:table-cell>
          <table:table-cell office:value-type="float" office:value="7.00495553234882" calcext:value-type="float">
            <text:p>7.005</text:p>
          </table:table-cell>
          <table:table-cell office:value-type="float" office:value="0.826166354831315" calcext:value-type="float">
            <text:p>0.826</text:p>
          </table:table-cell>
          <table:table-cell office:value-type="float" office:value="0.996362385625289" calcext:value-type="float">
            <text:p>0.996</text:p>
          </table:table-cell>
          <table:table-cell office:value-type="float" office:value="11695.9288849913" calcext:value-type="float">
            <text:p>1169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S_Su2018</text:p>
          </table:table-cell>
          <table:table-cell office:value-type="float" office:value="24291" calcext:value-type="float">
            <text:p>24,291</text:p>
          </table:table-cell>
          <table:table-cell office:value-type="float" office:value="5022" calcext:value-type="float">
            <text:p>5,022</text:p>
          </table:table-cell>
          <table:table-cell office:value-type="float" office:value="2882.9042796726" calcext:value-type="float">
            <text:p>2,883</text:p>
          </table:table-cell>
          <table:table-cell office:value-type="float" office:value="6.93912357466403" calcext:value-type="float">
            <text:p>6.939</text:p>
          </table:table-cell>
          <table:table-cell office:value-type="float" office:value="0.814299776833971" calcext:value-type="float">
            <text:p>0.814</text:p>
          </table:table-cell>
          <table:table-cell office:value-type="float" office:value="0.996378447096658" calcext:value-type="float">
            <text:p>0.996</text:p>
          </table:table-cell>
          <table:table-cell office:value-type="float" office:value="12012.3114393302" calcext:value-type="float">
            <text:p>1201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S_Wi2013</text:p>
          </table:table-cell>
          <table:table-cell office:value-type="float" office:value="54504" calcext:value-type="float">
            <text:p>54,504</text:p>
          </table:table-cell>
          <table:table-cell office:value-type="float" office:value="12785" calcext:value-type="float">
            <text:p>12,785</text:p>
          </table:table-cell>
          <table:table-cell office:value-type="float" office:value="4182.52352965651" calcext:value-type="float">
            <text:p>4,183</text:p>
          </table:table-cell>
          <table:table-cell office:value-type="float" office:value="7.90164124211644" calcext:value-type="float">
            <text:p>7.902</text:p>
          </table:table-cell>
          <table:table-cell office:value-type="float" office:value="0.835619494351685" calcext:value-type="float">
            <text:p>0.836</text:p>
          </table:table-cell>
          <table:table-cell office:value-type="float" office:value="0.9975579431953" calcext:value-type="float">
            <text:p>0.998</text:p>
          </table:table-cell>
          <table:table-cell office:value-type="float" office:value="29431.4977035137" calcext:value-type="float">
            <text:p>2943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S_Wi2013RNA</text:p>
          </table:table-cell>
          <table:table-cell office:value-type="float" office:value="32764" calcext:value-type="float">
            <text:p>32,764</text:p>
          </table:table-cell>
          <table:table-cell office:value-type="float" office:value="7366" calcext:value-type="float">
            <text:p>7,366</text:p>
          </table:table-cell>
          <table:table-cell office:value-type="float" office:value="3510.20909079201" calcext:value-type="float">
            <text:p>3,510</text:p>
          </table:table-cell>
          <table:table-cell office:value-type="float" office:value="7.31301980554842" calcext:value-type="float">
            <text:p>7.313</text:p>
          </table:table-cell>
          <table:table-cell office:value-type="float" office:value="0.82126036970453" calcext:value-type="float">
            <text:p>0.821</text:p>
          </table:table-cell>
          <table:table-cell office:value-type="float" office:value="0.994648750207941" calcext:value-type="float">
            <text:p>0.995</text:p>
          </table:table-cell>
          <table:table-cell office:value-type="float" office:value="15590.07986334" calcext:value-type="float">
            <text:p>1559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S_Wi2015</text:p>
          </table:table-cell>
          <table:table-cell office:value-type="float" office:value="23730" calcext:value-type="float">
            <text:p>23,730</text:p>
          </table:table-cell>
          <table:table-cell office:value-type="float" office:value="5755" calcext:value-type="float">
            <text:p>5,755</text:p>
          </table:table-cell>
          <table:table-cell office:value-type="float" office:value="3300.23571405328" calcext:value-type="float">
            <text:p>3,300</text:p>
          </table:table-cell>
          <table:table-cell office:value-type="float" office:value="6.90103544274232" calcext:value-type="float">
            <text:p>6.901</text:p>
          </table:table-cell>
          <table:table-cell office:value-type="float" office:value="0.797086564332238" calcext:value-type="float">
            <text:p>0.797</text:p>
          </table:table-cell>
          <table:table-cell office:value-type="float" office:value="0.989179533979776" calcext:value-type="float">
            <text:p>0.989</text:p>
          </table:table-cell>
          <table:table-cell office:value-type="float" office:value="13297.7525643659" calcext:value-type="float">
            <text:p>1329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S_Wi2016</text:p>
          </table:table-cell>
          <table:table-cell office:value-type="float" office:value="64738" calcext:value-type="float">
            <text:p>64,738</text:p>
          </table:table-cell>
          <table:table-cell office:value-type="float" office:value="9621" calcext:value-type="float">
            <text:p>9,621</text:p>
          </table:table-cell>
          <table:table-cell office:value-type="float" office:value="3237.63805955978" calcext:value-type="float">
            <text:p>3,238</text:p>
          </table:table-cell>
          <table:table-cell office:value-type="float" office:value="7.30651480871512" calcext:value-type="float">
            <text:p>7.307</text:p>
          </table:table-cell>
          <table:table-cell office:value-type="float" office:value="0.796636613687628" calcext:value-type="float">
            <text:p>0.797</text:p>
          </table:table-cell>
          <table:table-cell office:value-type="float" office:value="0.996867189472683" calcext:value-type="float">
            <text:p>0.997</text:p>
          </table:table-cell>
          <table:table-cell office:value-type="float" office:value="16664.1902976152" calcext:value-type="float">
            <text:p>1666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S_Wi2017</text:p>
          </table:table-cell>
          <table:table-cell office:value-type="float" office:value="26094" calcext:value-type="float">
            <text:p>26,094</text:p>
          </table:table-cell>
          <table:table-cell office:value-type="float" office:value="6003" calcext:value-type="float">
            <text:p>6,003</text:p>
          </table:table-cell>
          <table:table-cell office:value-type="float" office:value="3186.68524208756" calcext:value-type="float">
            <text:p>3,187</text:p>
          </table:table-cell>
          <table:table-cell office:value-type="float" office:value="7.10939308901532" calcext:value-type="float">
            <text:p>7.109</text:p>
          </table:table-cell>
          <table:table-cell office:value-type="float" office:value="0.817170245899887" calcext:value-type="float">
            <text:p>0.817</text:p>
          </table:table-cell>
          <table:table-cell office:value-type="float" office:value="0.995705087987808" calcext:value-type="float">
            <text:p>0.996</text:p>
          </table:table-cell>
          <table:table-cell office:value-type="float" office:value="16644.943416496" calcext:value-type="float">
            <text:p>1664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S_Wi2017RNA</text:p>
          </table:table-cell>
          <table:table-cell office:value-type="float" office:value="30077" calcext:value-type="float">
            <text:p>30,077</text:p>
          </table:table-cell>
          <table:table-cell office:value-type="float" office:value="5803" calcext:value-type="float">
            <text:p>5,803</text:p>
          </table:table-cell>
          <table:table-cell office:value-type="float" office:value="3039.94107088426" calcext:value-type="float">
            <text:p>3,040</text:p>
          </table:table-cell>
          <table:table-cell office:value-type="float" office:value="7.11493008607714" calcext:value-type="float">
            <text:p>7.115</text:p>
          </table:table-cell>
          <table:table-cell office:value-type="float" office:value="0.821004281765373" calcext:value-type="float">
            <text:p>0.821</text:p>
          </table:table-cell>
          <table:table-cell office:value-type="float" office:value="0.99514968468254" calcext:value-type="float">
            <text:p>0.995</text:p>
          </table:table-cell>
          <table:table-cell office:value-type="float" office:value="11190.7200115102" calcext:value-type="float">
            <text:p>1119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S_Wi2018</text:p>
          </table:table-cell>
          <table:table-cell office:value-type="float" office:value="16561" calcext:value-type="float">
            <text:p>16,561</text:p>
          </table:table-cell>
          <table:table-cell office:value-type="float" office:value="5036" calcext:value-type="float">
            <text:p>5,036</text:p>
          </table:table-cell>
          <table:table-cell office:value-type="float" office:value="3581.77415205427" calcext:value-type="float">
            <text:p>3,582</text:p>
          </table:table-cell>
          <table:table-cell office:value-type="float" office:value="7.26635292940957" calcext:value-type="float">
            <text:p>7.266</text:p>
          </table:table-cell>
          <table:table-cell office:value-type="float" office:value="0.852421369535489" calcext:value-type="float">
            <text:p>0.852</text:p>
          </table:table-cell>
          <table:table-cell office:value-type="float" office:value="0.996849377143354" calcext:value-type="float">
            <text:p>0.997</text:p>
          </table:table-cell>
          <table:table-cell office:value-type="float" office:value="15219.2551526875" calcext:value-type="float">
            <text:p>1521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S_Wi2018RNA</text:p>
          </table:table-cell>
          <table:table-cell office:value-type="float" office:value="22535" calcext:value-type="float">
            <text:p>22,535</text:p>
          </table:table-cell>
          <table:table-cell office:value-type="float" office:value="5013" calcext:value-type="float">
            <text:p>5,013</text:p>
          </table:table-cell>
          <table:table-cell office:value-type="float" office:value="3036.20586966385" calcext:value-type="float">
            <text:p>3,036</text:p>
          </table:table-cell>
          <table:table-cell office:value-type="float" office:value="6.94436157883736" calcext:value-type="float">
            <text:p>6.944</text:p>
          </table:table-cell>
          <table:table-cell office:value-type="float" office:value="0.815086020639397" calcext:value-type="float">
            <text:p>0.815</text:p>
          </table:table-cell>
          <table:table-cell office:value-type="float" office:value="0.994908177497135" calcext:value-type="float">
            <text:p>0.995</text:p>
          </table:table-cell>
          <table:table-cell office:value-type="float" office:value="11181.5741900259" calcext:value-type="float">
            <text:p>1118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S_Wi2019</text:p>
          </table:table-cell>
          <table:table-cell office:value-type="float" office:value="44870" calcext:value-type="float">
            <text:p>44,870</text:p>
          </table:table-cell>
          <table:table-cell office:value-type="float" office:value="8977" calcext:value-type="float">
            <text:p>8,977</text:p>
          </table:table-cell>
          <table:table-cell office:value-type="float" office:value="3531.17677291714" calcext:value-type="float">
            <text:p>3,531</text:p>
          </table:table-cell>
          <table:table-cell office:value-type="float" office:value="7.48280143491025" calcext:value-type="float">
            <text:p>7.483</text:p>
          </table:table-cell>
          <table:table-cell office:value-type="float" office:value="0.822067163279776" calcext:value-type="float">
            <text:p>0.822</text:p>
          </table:table-cell>
          <table:table-cell office:value-type="float" office:value="0.997104309808357" calcext:value-type="float">
            <text:p>0.997</text:p>
          </table:table-cell>
          <table:table-cell office:value-type="float" office:value="18495.8248008523" calcext:value-type="float">
            <text:p>1849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WBM_Su2017</text:p>
          </table:table-cell>
          <table:table-cell office:value-type="float" office:value="28341" calcext:value-type="float">
            <text:p>28,341</text:p>
          </table:table-cell>
          <table:table-cell office:value-type="float" office:value="1073" calcext:value-type="float">
            <text:p>1,073</text:p>
          </table:table-cell>
          <table:table-cell office:value-type="float" office:value="603.676174056901" calcext:value-type="float">
            <text:p>604</text:p>
          </table:table-cell>
          <table:table-cell office:value-type="float" office:value="4.47985664463105" calcext:value-type="float">
            <text:p>4.480</text:p>
          </table:table-cell>
          <table:table-cell office:value-type="float" office:value="0.641977561859864" calcext:value-type="float">
            <text:p>0.642</text:p>
          </table:table-cell>
          <table:table-cell office:value-type="float" office:value="0.97542111162018" calcext:value-type="float">
            <text:p>0.975</text:p>
          </table:table-cell>
          <table:table-cell office:value-type="float" office:value="2607.87756815108" calcext:value-type="float">
            <text:p>260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WBM_Su2018</text:p>
          </table:table-cell>
          <table:table-cell office:value-type="float" office:value="34743" calcext:value-type="float">
            <text:p>34,743</text:p>
          </table:table-cell>
          <table:table-cell office:value-type="float" office:value="723" calcext:value-type="float">
            <text:p>723</text:p>
          </table:table-cell>
          <table:table-cell office:value-type="float" office:value="383.804176398217" calcext:value-type="float">
            <text:p>384</text:p>
          </table:table-cell>
          <table:table-cell office:value-type="float" office:value="3.93782187070205" calcext:value-type="float">
            <text:p>3.938</text:p>
          </table:table-cell>
          <table:table-cell office:value-type="float" office:value="0.598143262528469" calcext:value-type="float">
            <text:p>0.598</text:p>
          </table:table-cell>
          <table:table-cell office:value-type="float" office:value="0.957337214136042" calcext:value-type="float">
            <text:p>0.957</text:p>
          </table:table-cell>
          <table:table-cell office:value-type="float" office:value="1673.83668065946" calcext:value-type="float">
            <text:p>167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WPM_Au2017</text:p>
          </table:table-cell>
          <table:table-cell office:value-type="float" office:value="34761" calcext:value-type="float">
            <text:p>34,761</text:p>
          </table:table-cell>
          <table:table-cell office:value-type="float" office:value="2322" calcext:value-type="float">
            <text:p>2,322</text:p>
          </table:table-cell>
          <table:table-cell office:value-type="float" office:value="1014.30132781168" calcext:value-type="float">
            <text:p>1,014</text:p>
          </table:table-cell>
          <table:table-cell office:value-type="float" office:value="4.14705598386876" calcext:value-type="float">
            <text:p>4.147</text:p>
          </table:table-cell>
          <table:table-cell office:value-type="float" office:value="0.535091282612905" calcext:value-type="float">
            <text:p>0.535</text:p>
          </table:table-cell>
          <table:table-cell office:value-type="float" office:value="0.938986557763442" calcext:value-type="float">
            <text:p>0.939</text:p>
          </table:table-cell>
          <table:table-cell office:value-type="float" office:value="6859.96146540475" calcext:value-type="float">
            <text:p>686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WPM_Au2018</text:p>
          </table:table-cell>
          <table:table-cell office:value-type="float" office:value="47126" calcext:value-type="float">
            <text:p>47,126</text:p>
          </table:table-cell>
          <table:table-cell office:value-type="float" office:value="2062" calcext:value-type="float">
            <text:p>2,062</text:p>
          </table:table-cell>
          <table:table-cell office:value-type="float" office:value="832.020329382433" calcext:value-type="float">
            <text:p>832</text:p>
          </table:table-cell>
          <table:table-cell office:value-type="float" office:value="4.43329318071202" calcext:value-type="float">
            <text:p>4.433</text:p>
          </table:table-cell>
          <table:table-cell office:value-type="float" office:value="0.580925490205226" calcext:value-type="float">
            <text:p>0.581</text:p>
          </table:table-cell>
          <table:table-cell office:value-type="float" office:value="0.96597968795038" calcext:value-type="float">
            <text:p>0.966</text:p>
          </table:table-cell>
          <table:table-cell office:value-type="float" office:value="4702.08232004892" calcext:value-type="float">
            <text:p>470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WPM_Sp2017</text:p>
          </table:table-cell>
          <table:table-cell office:value-type="float" office:value="24662" calcext:value-type="float">
            <text:p>24,662</text:p>
          </table:table-cell>
          <table:table-cell office:value-type="float" office:value="818" calcext:value-type="float">
            <text:p>818</text:p>
          </table:table-cell>
          <table:table-cell office:value-type="float" office:value="505.613947267124" calcext:value-type="float">
            <text:p>506</text:p>
          </table:table-cell>
          <table:table-cell office:value-type="float" office:value="4.33062063715186" calcext:value-type="float">
            <text:p>4.331</text:p>
          </table:table-cell>
          <table:table-cell office:value-type="float" office:value="0.645699944296974" calcext:value-type="float">
            <text:p>0.646</text:p>
          </table:table-cell>
          <table:table-cell office:value-type="float" office:value="0.967791412001196" calcext:value-type="float">
            <text:p>0.968</text:p>
          </table:table-cell>
          <table:table-cell office:value-type="float" office:value="2103.23104911764" calcext:value-type="float">
            <text:p>210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WPM_Sp2018</text:p>
          </table:table-cell>
          <table:table-cell office:value-type="float" office:value="20424" calcext:value-type="float">
            <text:p>20,424</text:p>
          </table:table-cell>
          <table:table-cell office:value-type="float" office:value="771" calcext:value-type="float">
            <text:p>771</text:p>
          </table:table-cell>
          <table:table-cell office:value-type="float" office:value="500.554935887514" calcext:value-type="float">
            <text:p>501</text:p>
          </table:table-cell>
          <table:table-cell office:value-type="float" office:value="3.63235884854329" calcext:value-type="float">
            <text:p>3.632</text:p>
          </table:table-cell>
          <table:table-cell office:value-type="float" office:value="0.546409314700811" calcext:value-type="float">
            <text:p>0.546</text:p>
          </table:table-cell>
          <table:table-cell office:value-type="float" office:value="0.935210963914407" calcext:value-type="float">
            <text:p>0.935</text:p>
          </table:table-cell>
          <table:table-cell office:value-type="float" office:value="2089.97485104324" calcext:value-type="float">
            <text:p>209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WPM_Su2017</text:p>
          </table:table-cell>
          <table:table-cell office:value-type="float" office:value="29686" calcext:value-type="float">
            <text:p>29,686</text:p>
          </table:table-cell>
          <table:table-cell office:value-type="float" office:value="1163" calcext:value-type="float">
            <text:p>1,163</text:p>
          </table:table-cell>
          <table:table-cell office:value-type="float" office:value="642.502654665075" calcext:value-type="float">
            <text:p>643</text:p>
          </table:table-cell>
          <table:table-cell office:value-type="float" office:value="4.47548386992792" calcext:value-type="float">
            <text:p>4.475</text:p>
          </table:table-cell>
          <table:table-cell office:value-type="float" office:value="0.634032753811094" calcext:value-type="float">
            <text:p>0.634</text:p>
          </table:table-cell>
          <table:table-cell office:value-type="float" office:value="0.968322573956487" calcext:value-type="float">
            <text:p>0.968</text:p>
          </table:table-cell>
          <table:table-cell office:value-type="float" office:value="2835.89131597146" calcext:value-type="float">
            <text:p>283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WPM_Su2018</text:p>
          </table:table-cell>
          <table:table-cell office:value-type="float" office:value="37354" calcext:value-type="float">
            <text:p>37,354</text:p>
          </table:table-cell>
          <table:table-cell office:value-type="float" office:value="995" calcext:value-type="float">
            <text:p>995</text:p>
          </table:table-cell>
          <table:table-cell office:value-type="float" office:value="502.471579734566" calcext:value-type="float">
            <text:p>502</text:p>
          </table:table-cell>
          <table:table-cell office:value-type="float" office:value="3.96943756387763" calcext:value-type="float">
            <text:p>3.969</text:p>
          </table:table-cell>
          <table:table-cell office:value-type="float" office:value="0.575052224170184" calcext:value-type="float">
            <text:p>0.575</text:p>
          </table:table-cell>
          <table:table-cell office:value-type="float" office:value="0.950339765324706" calcext:value-type="float">
            <text:p>0.950</text:p>
          </table:table-cell>
          <table:table-cell office:value-type="float" office:value="2009.96075935785" calcext:value-type="float">
            <text:p>201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WPM_Wi2018</text:p>
          </table:table-cell>
          <table:table-cell office:value-type="float" office:value="29974" calcext:value-type="float">
            <text:p>29,974</text:p>
          </table:table-cell>
          <table:table-cell office:value-type="float" office:value="1964" calcext:value-type="float">
            <text:p>1,964</text:p>
          </table:table-cell>
          <table:table-cell office:value-type="float" office:value="955.462817944515" calcext:value-type="float">
            <text:p>955</text:p>
          </table:table-cell>
          <table:table-cell office:value-type="float" office:value="4.01907325868249" calcext:value-type="float">
            <text:p>4.019</text:p>
          </table:table-cell>
          <table:table-cell office:value-type="float" office:value="0.530029258500498" calcext:value-type="float">
            <text:p>0.530</text:p>
          </table:table-cell>
          <table:table-cell office:value-type="float" office:value="0.925135860611903" calcext:value-type="float">
            <text:p>0.925</text:p>
          </table:table-cell>
          <table:table-cell office:value-type="float" office:value="5396.89711820541" calcext:value-type="float">
            <text:p>539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10_WPM_Wi2019</text:p>
          </table:table-cell>
          <table:table-cell office:value-type="float" office:value="36627" calcext:value-type="float">
            <text:p>36,627</text:p>
          </table:table-cell>
          <table:table-cell office:value-type="float" office:value="928" calcext:value-type="float">
            <text:p>928</text:p>
          </table:table-cell>
          <table:table-cell office:value-type="float" office:value="433.131423310132" calcext:value-type="float">
            <text:p>433</text:p>
          </table:table-cell>
          <table:table-cell office:value-type="float" office:value="3.74820383181335" calcext:value-type="float">
            <text:p>3.748</text:p>
          </table:table-cell>
          <table:table-cell office:value-type="float" office:value="0.548541844731782" calcext:value-type="float">
            <text:p>0.549</text:p>
          </table:table-cell>
          <table:table-cell office:value-type="float" office:value="0.950166475787492" calcext:value-type="float">
            <text:p>0.950</text:p>
          </table:table-cell>
          <table:table-cell office:value-type="float" office:value="2436.6845900335" calcext:value-type="float">
            <text:p>243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S_Su2017</text:p>
          </table:table-cell>
          <table:table-cell office:value-type="float" office:value="26600" calcext:value-type="float">
            <text:p>26,600</text:p>
          </table:table-cell>
          <table:table-cell office:value-type="float" office:value="5680" calcext:value-type="float">
            <text:p>5,680</text:p>
          </table:table-cell>
          <table:table-cell office:value-type="float" office:value="3333.99648554656" calcext:value-type="float">
            <text:p>3,334</text:p>
          </table:table-cell>
          <table:table-cell office:value-type="float" office:value="7.43783233013478" calcext:value-type="float">
            <text:p>7.438</text:p>
          </table:table-cell>
          <table:table-cell office:value-type="float" office:value="0.860391537879871" calcext:value-type="float">
            <text:p>0.860</text:p>
          </table:table-cell>
          <table:table-cell office:value-type="float" office:value="0.99690061620216" calcext:value-type="float">
            <text:p>0.997</text:p>
          </table:table-cell>
          <table:table-cell office:value-type="float" office:value="10436.9922555059" calcext:value-type="float">
            <text:p>1043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S_Su2018</text:p>
          </table:table-cell>
          <table:table-cell office:value-type="float" office:value="21555" calcext:value-type="float">
            <text:p>21,555</text:p>
          </table:table-cell>
          <table:table-cell office:value-type="float" office:value="5277" calcext:value-type="float">
            <text:p>5,277</text:p>
          </table:table-cell>
          <table:table-cell office:value-type="float" office:value="3405.23151786839" calcext:value-type="float">
            <text:p>3,405</text:p>
          </table:table-cell>
          <table:table-cell office:value-type="float" office:value="7.40566838394462" calcext:value-type="float">
            <text:p>7.406</text:p>
          </table:table-cell>
          <table:table-cell office:value-type="float" office:value="0.864026452000019" calcext:value-type="float">
            <text:p>0.864</text:p>
          </table:table-cell>
          <table:table-cell office:value-type="float" office:value="0.99693285468208" calcext:value-type="float">
            <text:p>0.997</text:p>
          </table:table-cell>
          <table:table-cell office:value-type="float" office:value="10414.8245495008" calcext:value-type="float">
            <text:p>1041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S_Wi2015</text:p>
          </table:table-cell>
          <table:table-cell office:value-type="float" office:value="31710" calcext:value-type="float">
            <text:p>31,710</text:p>
          </table:table-cell>
          <table:table-cell office:value-type="float" office:value="6186" calcext:value-type="float">
            <text:p>6,186</text:p>
          </table:table-cell>
          <table:table-cell office:value-type="float" office:value="3518.68809694821" calcext:value-type="float">
            <text:p>3,519</text:p>
          </table:table-cell>
          <table:table-cell office:value-type="float" office:value="7.48220521267292" calcext:value-type="float">
            <text:p>7.482</text:p>
          </table:table-cell>
          <table:table-cell office:value-type="float" office:value="0.85706386505554" calcext:value-type="float">
            <text:p>0.857</text:p>
          </table:table-cell>
          <table:table-cell office:value-type="float" office:value="0.996440966457194" calcext:value-type="float">
            <text:p>0.996</text:p>
          </table:table-cell>
          <table:table-cell office:value-type="float" office:value="8814.94466886833" calcext:value-type="float">
            <text:p>881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S_Wi2016</text:p>
          </table:table-cell>
          <table:table-cell office:value-type="float" office:value="48228" calcext:value-type="float">
            <text:p>48,228</text:p>
          </table:table-cell>
          <table:table-cell office:value-type="float" office:value="7710" calcext:value-type="float">
            <text:p>7,710</text:p>
          </table:table-cell>
          <table:table-cell office:value-type="float" office:value="3294.43013940748" calcext:value-type="float">
            <text:p>3,294</text:p>
          </table:table-cell>
          <table:table-cell office:value-type="float" office:value="7.41544069860688" calcext:value-type="float">
            <text:p>7.415</text:p>
          </table:table-cell>
          <table:table-cell office:value-type="float" office:value="0.828515544951181" calcext:value-type="float">
            <text:p>0.829</text:p>
          </table:table-cell>
          <table:table-cell office:value-type="float" office:value="0.996058249970735" calcext:value-type="float">
            <text:p>0.996</text:p>
          </table:table-cell>
          <table:table-cell office:value-type="float" office:value="13118.7475216271" calcext:value-type="float">
            <text:p>1311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S_Wi2017</text:p>
          </table:table-cell>
          <table:table-cell office:value-type="float" office:value="15904" calcext:value-type="float">
            <text:p>15,904</text:p>
          </table:table-cell>
          <table:table-cell office:value-type="float" office:value="5137" calcext:value-type="float">
            <text:p>5,137</text:p>
          </table:table-cell>
          <table:table-cell office:value-type="float" office:value="3856.17840432547" calcext:value-type="float">
            <text:p>3,856</text:p>
          </table:table-cell>
          <table:table-cell office:value-type="float" office:value="7.53978373007268" calcext:value-type="float">
            <text:p>7.540</text:p>
          </table:table-cell>
          <table:table-cell office:value-type="float" office:value="0.882442134237821" calcext:value-type="float">
            <text:p>0.882</text:p>
          </table:table-cell>
          <table:table-cell office:value-type="float" office:value="0.997087206020327" calcext:value-type="float">
            <text:p>0.997</text:p>
          </table:table-cell>
          <table:table-cell office:value-type="float" office:value="12119.2131540954" calcext:value-type="float">
            <text:p>1211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S_Wi2018</text:p>
          </table:table-cell>
          <table:table-cell office:value-type="float" office:value="20503" calcext:value-type="float">
            <text:p>20,503</text:p>
          </table:table-cell>
          <table:table-cell office:value-type="float" office:value="5200" calcext:value-type="float">
            <text:p>5,200</text:p>
          </table:table-cell>
          <table:table-cell office:value-type="float" office:value="3537.91473386931" calcext:value-type="float">
            <text:p>3,538</text:p>
          </table:table-cell>
          <table:table-cell office:value-type="float" office:value="7.49183973022617" calcext:value-type="float">
            <text:p>7.492</text:p>
          </table:table-cell>
          <table:table-cell office:value-type="float" office:value="0.875581734799573" calcext:value-type="float">
            <text:p>0.876</text:p>
          </table:table-cell>
          <table:table-cell office:value-type="float" office:value="0.997441236765989" calcext:value-type="float">
            <text:p>0.997</text:p>
          </table:table-cell>
          <table:table-cell office:value-type="float" office:value="8932.66443522803" calcext:value-type="float">
            <text:p>893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S_Wi2019</text:p>
          </table:table-cell>
          <table:table-cell office:value-type="float" office:value="27763" calcext:value-type="float">
            <text:p>27,763</text:p>
          </table:table-cell>
          <table:table-cell office:value-type="float" office:value="7128" calcext:value-type="float">
            <text:p>7,128</text:p>
          </table:table-cell>
          <table:table-cell office:value-type="float" office:value="3956.77016914278" calcext:value-type="float">
            <text:p>3,957</text:p>
          </table:table-cell>
          <table:table-cell office:value-type="float" office:value="7.7819933408878" calcext:value-type="float">
            <text:p>7.782</text:p>
          </table:table-cell>
          <table:table-cell office:value-type="float" office:value="0.877161979329492" calcext:value-type="float">
            <text:p>0.877</text:p>
          </table:table-cell>
          <table:table-cell office:value-type="float" office:value="0.997917784167671" calcext:value-type="float">
            <text:p>0.998</text:p>
          </table:table-cell>
          <table:table-cell office:value-type="float" office:value="13452.9366834712" calcext:value-type="float">
            <text:p>1345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WBM_Su2017</text:p>
          </table:table-cell>
          <table:table-cell office:value-type="float" office:value="21794" calcext:value-type="float">
            <text:p>21,794</text:p>
          </table:table-cell>
          <table:table-cell office:value-type="float" office:value="1009" calcext:value-type="float">
            <text:p>1,009</text:p>
          </table:table-cell>
          <table:table-cell office:value-type="float" office:value="653.053374164577" calcext:value-type="float">
            <text:p>653</text:p>
          </table:table-cell>
          <table:table-cell office:value-type="float" office:value="3.90734673747173" calcext:value-type="float">
            <text:p>3.907</text:p>
          </table:table-cell>
          <table:table-cell office:value-type="float" office:value="0.564913651346585" calcext:value-type="float">
            <text:p>0.565</text:p>
          </table:table-cell>
          <table:table-cell office:value-type="float" office:value="0.927803880342896" calcext:value-type="float">
            <text:p>0.928</text:p>
          </table:table-cell>
          <table:table-cell office:value-type="float" office:value="2441.37476646944" calcext:value-type="float">
            <text:p>244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WBM_Su2018</text:p>
          </table:table-cell>
          <table:table-cell office:value-type="float" office:value="22759" calcext:value-type="float">
            <text:p>22,759</text:p>
          </table:table-cell>
          <table:table-cell office:value-type="float" office:value="859" calcext:value-type="float">
            <text:p>859</text:p>
          </table:table-cell>
          <table:table-cell office:value-type="float" office:value="569.122986381173" calcext:value-type="float">
            <text:p>569</text:p>
          </table:table-cell>
          <table:table-cell office:value-type="float" office:value="4.37905563397389" calcext:value-type="float">
            <text:p>4.379</text:p>
          </table:table-cell>
          <table:table-cell office:value-type="float" office:value="0.648194999643018" calcext:value-type="float">
            <text:p>0.648</text:p>
          </table:table-cell>
          <table:table-cell office:value-type="float" office:value="0.968131322892672" calcext:value-type="float">
            <text:p>0.968</text:p>
          </table:table-cell>
          <table:table-cell office:value-type="float" office:value="1770.35990546406" calcext:value-type="float">
            <text:p>177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WPM_Au2017</text:p>
          </table:table-cell>
          <table:table-cell office:value-type="float" office:value="25456" calcext:value-type="float">
            <text:p>25,456</text:p>
          </table:table-cell>
          <table:table-cell office:value-type="float" office:value="717" calcext:value-type="float">
            <text:p>717</text:p>
          </table:table-cell>
          <table:table-cell office:value-type="float" office:value="420.951905708761" calcext:value-type="float">
            <text:p>421</text:p>
          </table:table-cell>
          <table:table-cell office:value-type="float" office:value="2.67297160665379" calcext:value-type="float">
            <text:p>2.673</text:p>
          </table:table-cell>
          <table:table-cell office:value-type="float" office:value="0.406530916365829" calcext:value-type="float">
            <text:p>0.407</text:p>
          </table:table-cell>
          <table:table-cell office:value-type="float" office:value="0.82087399003706" calcext:value-type="float">
            <text:p>0.821</text:p>
          </table:table-cell>
          <table:table-cell office:value-type="float" office:value="1593.8946647151" calcext:value-type="float">
            <text:p>159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WPM_Au2018</text:p>
          </table:table-cell>
          <table:table-cell office:value-type="float" office:value="35498" calcext:value-type="float">
            <text:p>35,498</text:p>
          </table:table-cell>
          <table:table-cell office:value-type="float" office:value="1538" calcext:value-type="float">
            <text:p>1,538</text:p>
          </table:table-cell>
          <table:table-cell office:value-type="float" office:value="766.937291087529" calcext:value-type="float">
            <text:p>767</text:p>
          </table:table-cell>
          <table:table-cell office:value-type="float" office:value="4.70974902453346" calcext:value-type="float">
            <text:p>4.710</text:p>
          </table:table-cell>
          <table:table-cell office:value-type="float" office:value="0.641809236525169" calcext:value-type="float">
            <text:p>0.642</text:p>
          </table:table-cell>
          <table:table-cell office:value-type="float" office:value="0.975591022434296" calcext:value-type="float">
            <text:p>0.976</text:p>
          </table:table-cell>
          <table:table-cell office:value-type="float" office:value="3470.29535969984" calcext:value-type="float">
            <text:p>347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WPM_Sp2017</text:p>
          </table:table-cell>
          <table:table-cell office:value-type="float" office:value="23520" calcext:value-type="float">
            <text:p>23,520</text:p>
          </table:table-cell>
          <table:table-cell office:value-type="float" office:value="749" calcext:value-type="float">
            <text:p>749</text:p>
          </table:table-cell>
          <table:table-cell office:value-type="float" office:value="485.292104676982" calcext:value-type="float">
            <text:p>485</text:p>
          </table:table-cell>
          <table:table-cell office:value-type="float" office:value="4.29665982551214" calcext:value-type="float">
            <text:p>4.297</text:p>
          </table:table-cell>
          <table:table-cell office:value-type="float" office:value="0.64916592665343" calcext:value-type="float">
            <text:p>0.649</text:p>
          </table:table-cell>
          <table:table-cell office:value-type="float" office:value="0.965803810044426" calcext:value-type="float">
            <text:p>0.966</text:p>
          </table:table-cell>
          <table:table-cell office:value-type="float" office:value="1704.63664516435" calcext:value-type="float">
            <text:p>170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WPM_Sp2018</text:p>
          </table:table-cell>
          <table:table-cell office:value-type="float" office:value="21279" calcext:value-type="float">
            <text:p>21,279</text:p>
          </table:table-cell>
          <table:table-cell office:value-type="float" office:value="697" calcext:value-type="float">
            <text:p>697</text:p>
          </table:table-cell>
          <table:table-cell office:value-type="float" office:value="434.006248830626" calcext:value-type="float">
            <text:p>434</text:p>
          </table:table-cell>
          <table:table-cell office:value-type="float" office:value="3.43982041330593" calcext:value-type="float">
            <text:p>3.440</text:p>
          </table:table-cell>
          <table:table-cell office:value-type="float" office:value="0.525421286552652" calcext:value-type="float">
            <text:p>0.525</text:p>
          </table:table-cell>
          <table:table-cell office:value-type="float" office:value="0.923731514574578" calcext:value-type="float">
            <text:p>0.924</text:p>
          </table:table-cell>
          <table:table-cell office:value-type="float" office:value="2238.64025570184" calcext:value-type="float">
            <text:p>223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WPM_Su2017</text:p>
          </table:table-cell>
          <table:table-cell office:value-type="float" office:value="23732" calcext:value-type="float">
            <text:p>23,732</text:p>
          </table:table-cell>
          <table:table-cell office:value-type="float" office:value="805" calcext:value-type="float">
            <text:p>805</text:p>
          </table:table-cell>
          <table:table-cell office:value-type="float" office:value="529.973362913455" calcext:value-type="float">
            <text:p>530</text:p>
          </table:table-cell>
          <table:table-cell office:value-type="float" office:value="4.28520942400834" calcext:value-type="float">
            <text:p>4.285</text:p>
          </table:table-cell>
          <table:table-cell office:value-type="float" office:value="0.640458890873997" calcext:value-type="float">
            <text:p>0.640</text:p>
          </table:table-cell>
          <table:table-cell office:value-type="float" office:value="0.961826840672583" calcext:value-type="float">
            <text:p>0.962</text:p>
          </table:table-cell>
          <table:table-cell office:value-type="float" office:value="1718.19353371955" calcext:value-type="float">
            <text:p>171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WPM_Su2018</text:p>
          </table:table-cell>
          <table:table-cell office:value-type="float" office:value="32514" calcext:value-type="float">
            <text:p>32,514</text:p>
          </table:table-cell>
          <table:table-cell office:value-type="float" office:value="603" calcext:value-type="float">
            <text:p>603</text:p>
          </table:table-cell>
          <table:table-cell office:value-type="float" office:value="349.467058943098" calcext:value-type="float">
            <text:p>349</text:p>
          </table:table-cell>
          <table:table-cell office:value-type="float" office:value="2.76355172162094" calcext:value-type="float">
            <text:p>2.764</text:p>
          </table:table-cell>
          <table:table-cell office:value-type="float" office:value="0.431675642889248" calcext:value-type="float">
            <text:p>0.432</text:p>
          </table:table-cell>
          <table:table-cell office:value-type="float" office:value="0.794517299438694" calcext:value-type="float">
            <text:p>0.795</text:p>
          </table:table-cell>
          <table:table-cell office:value-type="float" office:value="1143.51040327932" calcext:value-type="float">
            <text:p>114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WPM_Wi2018</text:p>
          </table:table-cell>
          <table:table-cell office:value-type="float" office:value="25825" calcext:value-type="float">
            <text:p>25,825</text:p>
          </table:table-cell>
          <table:table-cell office:value-type="float" office:value="1000" calcext:value-type="float">
            <text:p>1,000</text:p>
          </table:table-cell>
          <table:table-cell office:value-type="float" office:value="567.720290651795" calcext:value-type="float">
            <text:p>568</text:p>
          </table:table-cell>
          <table:table-cell office:value-type="float" office:value="3.37159958843259" calcext:value-type="float">
            <text:p>3.372</text:p>
          </table:table-cell>
          <table:table-cell office:value-type="float" office:value="0.48808903214785" calcext:value-type="float">
            <text:p>0.488</text:p>
          </table:table-cell>
          <table:table-cell office:value-type="float" office:value="0.901789183845021" calcext:value-type="float">
            <text:p>0.902</text:p>
          </table:table-cell>
          <table:table-cell office:value-type="float" office:value="2499.00977217053" calcext:value-type="float">
            <text:p>249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OK20_WPM_Wi2019</text:p>
          </table:table-cell>
          <table:table-cell office:value-type="float" office:value="39679" calcext:value-type="float">
            <text:p>39,679</text:p>
          </table:table-cell>
          <table:table-cell office:value-type="float" office:value="1148" calcext:value-type="float">
            <text:p>1,148</text:p>
          </table:table-cell>
          <table:table-cell office:value-type="float" office:value="530.092090444958" calcext:value-type="float">
            <text:p>530</text:p>
          </table:table-cell>
          <table:table-cell office:value-type="float" office:value="4.1626295652258" calcext:value-type="float">
            <text:p>4.163</text:p>
          </table:table-cell>
          <table:table-cell office:value-type="float" office:value="0.5907978375138" calcext:value-type="float">
            <text:p>0.591</text:p>
          </table:table-cell>
          <table:table-cell office:value-type="float" office:value="0.964639475191725" calcext:value-type="float">
            <text:p>0.965</text:p>
          </table:table-cell>
          <table:table-cell office:value-type="float" office:value="2526.90871967196" calcext:value-type="float">
            <text:p>252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_Sukarrieta_S_Su2019A</text:p>
          </table:table-cell>
          <table:table-cell office:value-type="float" office:value="44151" calcext:value-type="float">
            <text:p>44,151</text:p>
          </table:table-cell>
          <table:table-cell office:value-type="float" office:value="8305" calcext:value-type="float">
            <text:p>8,305</text:p>
          </table:table-cell>
          <table:table-cell office:value-type="float" office:value="3645.18632958939" calcext:value-type="float">
            <text:p>3,645</text:p>
          </table:table-cell>
          <table:table-cell office:value-type="float" office:value="7.63079613176047" calcext:value-type="float">
            <text:p>7.631</text:p>
          </table:table-cell>
          <table:table-cell office:value-type="float" office:value="0.845553832958622" calcext:value-type="float">
            <text:p>0.846</text:p>
          </table:table-cell>
          <table:table-cell office:value-type="float" office:value="0.997761316975332" calcext:value-type="float">
            <text:p>0.998</text:p>
          </table:table-cell>
          <table:table-cell office:value-type="float" office:value="13842.1018880399" calcext:value-type="float">
            <text:p>1384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_Sukarrieta_S_Su2019B</text:p>
          </table:table-cell>
          <table:table-cell office:value-type="float" office:value="33851" calcext:value-type="float">
            <text:p>33,851</text:p>
          </table:table-cell>
          <table:table-cell office:value-type="float" office:value="6994" calcext:value-type="float">
            <text:p>6,994</text:p>
          </table:table-cell>
          <table:table-cell office:value-type="float" office:value="3474.65774229425" calcext:value-type="float">
            <text:p>3,475</text:p>
          </table:table-cell>
          <table:table-cell office:value-type="float" office:value="7.3063658909549" calcext:value-type="float">
            <text:p>7.306</text:p>
          </table:table-cell>
          <table:table-cell office:value-type="float" office:value="0.825316211414696" calcext:value-type="float">
            <text:p>0.825</text:p>
          </table:table-cell>
          <table:table-cell office:value-type="float" office:value="0.994145019309752" calcext:value-type="float">
            <text:p>0.994</text:p>
          </table:table-cell>
          <table:table-cell office:value-type="float" office:value="12798.4536743403" calcext:value-type="float">
            <text:p>1279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SVB1_S_Su2018</text:p>
          </table:table-cell>
          <table:table-cell office:value-type="float" office:value="10715" calcext:value-type="float">
            <text:p>10,715</text:p>
          </table:table-cell>
          <table:table-cell office:value-type="float" office:value="4393" calcext:value-type="float">
            <text:p>4,393</text:p>
          </table:table-cell>
          <table:table-cell office:value-type="float" office:value="4223.17701391686" calcext:value-type="float">
            <text:p>4,223</text:p>
          </table:table-cell>
          <table:table-cell office:value-type="float" office:value="7.55289976864192" calcext:value-type="float">
            <text:p>7.553</text:p>
          </table:table-cell>
          <table:table-cell office:value-type="float" office:value="0.900466022573542" calcext:value-type="float">
            <text:p>0.900</text:p>
          </table:table-cell>
          <table:table-cell office:value-type="float" office:value="0.997995396356062" calcext:value-type="float">
            <text:p>0.998</text:p>
          </table:table-cell>
          <table:table-cell office:value-type="float" office:value="12661.6943210089" calcext:value-type="float">
            <text:p>1266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SVB1_WPM_Su2018</text:p>
          </table:table-cell>
          <table:table-cell office:value-type="float" office:value="18125" calcext:value-type="float">
            <text:p>18,125</text:p>
          </table:table-cell>
          <table:table-cell office:value-type="float" office:value="2557" calcext:value-type="float">
            <text:p>2,557</text:p>
          </table:table-cell>
          <table:table-cell office:value-type="float" office:value="2164.46107642051" calcext:value-type="float">
            <text:p>2,164</text:p>
          </table:table-cell>
          <table:table-cell office:value-type="float" office:value="6.6542540333235" calcext:value-type="float">
            <text:p>6.654</text:p>
          </table:table-cell>
          <table:table-cell office:value-type="float" office:value="0.84804406172333" calcext:value-type="float">
            <text:p>0.848</text:p>
          </table:table-cell>
          <table:table-cell office:value-type="float" office:value="0.994142333412604" calcext:value-type="float">
            <text:p>0.994</text:p>
          </table:table-cell>
          <table:table-cell office:value-type="float" office:value="2905.65569528958" calcext:value-type="float">
            <text:p>290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SVB2_S_Su2018</text:p>
          </table:table-cell>
          <table:table-cell office:value-type="float" office:value="16952" calcext:value-type="float">
            <text:p>16,952</text:p>
          </table:table-cell>
          <table:table-cell office:value-type="float" office:value="4927" calcext:value-type="float">
            <text:p>4,927</text:p>
          </table:table-cell>
          <table:table-cell office:value-type="float" office:value="3600.39741456607" calcext:value-type="float">
            <text:p>3,600</text:p>
          </table:table-cell>
          <table:table-cell office:value-type="float" office:value="7.51875812902892" calcext:value-type="float">
            <text:p>7.519</text:p>
          </table:table-cell>
          <table:table-cell office:value-type="float" office:value="0.884301193306501" calcext:value-type="float">
            <text:p>0.884</text:p>
          </table:table-cell>
          <table:table-cell office:value-type="float" office:value="0.997944338744201" calcext:value-type="float">
            <text:p>0.998</text:p>
          </table:table-cell>
          <table:table-cell office:value-type="float" office:value="11033.5254606707" calcext:value-type="float">
            <text:p>1103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SVB2_WPM_Su2018</text:p>
          </table:table-cell>
          <table:table-cell office:value-type="float" office:value="12955" calcext:value-type="float">
            <text:p>12,955</text:p>
          </table:table-cell>
          <table:table-cell office:value-type="float" office:value="959" calcext:value-type="float">
            <text:p>959</text:p>
          </table:table-cell>
          <table:table-cell office:value-type="float" office:value="814.260038435013" calcext:value-type="float">
            <text:p>814</text:p>
          </table:table-cell>
          <table:table-cell office:value-type="float" office:value="4.04838496306737" calcext:value-type="float">
            <text:p>4.048</text:p>
          </table:table-cell>
          <table:table-cell office:value-type="float" office:value="0.589637225367153" calcext:value-type="float">
            <text:p>0.590</text:p>
          </table:table-cell>
          <table:table-cell office:value-type="float" office:value="0.934248347417604" calcext:value-type="float">
            <text:p>0.934</text:p>
          </table:table-cell>
          <table:table-cell office:value-type="float" office:value="3163.14105598107" calcext:value-type="float">
            <text:p>316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SVB3_S_Su2018</text:p>
          </table:table-cell>
          <table:table-cell office:value-type="float" office:value="10225" calcext:value-type="float">
            <text:p>10,225</text:p>
          </table:table-cell>
          <table:table-cell office:value-type="float" office:value="3459" calcext:value-type="float">
            <text:p>3,459</text:p>
          </table:table-cell>
          <table:table-cell office:value-type="float" office:value="3435.76917862365" calcext:value-type="float">
            <text:p>3,436</text:p>
          </table:table-cell>
          <table:table-cell office:value-type="float" office:value="7.29018003221976" calcext:value-type="float">
            <text:p>7.290</text:p>
          </table:table-cell>
          <table:table-cell office:value-type="float" office:value="0.894639499646524" calcext:value-type="float">
            <text:p>0.895</text:p>
          </table:table-cell>
          <table:table-cell office:value-type="float" office:value="0.997465275793425" calcext:value-type="float">
            <text:p>0.997</text:p>
          </table:table-cell>
          <table:table-cell office:value-type="float" office:value="8561.39919095376" calcext:value-type="float">
            <text:p>856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SVB4_S_Su2018</text:p>
          </table:table-cell>
          <table:table-cell office:value-type="float" office:value="16162" calcext:value-type="float">
            <text:p>16,162</text:p>
          </table:table-cell>
          <table:table-cell office:value-type="float" office:value="3646" calcext:value-type="float">
            <text:p>3,646</text:p>
          </table:table-cell>
          <table:table-cell office:value-type="float" office:value="2748.05896443082" calcext:value-type="float">
            <text:p>2,748</text:p>
          </table:table-cell>
          <table:table-cell office:value-type="float" office:value="6.89326349795692" calcext:value-type="float">
            <text:p>6.893</text:p>
          </table:table-cell>
          <table:table-cell office:value-type="float" office:value="0.840499829611588" calcext:value-type="float">
            <text:p>0.840</text:p>
          </table:table-cell>
          <table:table-cell office:value-type="float" office:value="0.996656501725867" calcext:value-type="float">
            <text:p>0.997</text:p>
          </table:table-cell>
          <table:table-cell office:value-type="float" office:value="8181.03930305469" calcext:value-type="float">
            <text:p>818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SVB5_S_Su2018</text:p>
          </table:table-cell>
          <table:table-cell office:value-type="float" office:value="28168" calcext:value-type="float">
            <text:p>28,168</text:p>
          </table:table-cell>
          <table:table-cell office:value-type="float" office:value="3366" calcext:value-type="float">
            <text:p>3,366</text:p>
          </table:table-cell>
          <table:table-cell office:value-type="float" office:value="1992.23024222797" calcext:value-type="float">
            <text:p>1,992</text:p>
          </table:table-cell>
          <table:table-cell office:value-type="float" office:value="6.35486899298741" calcext:value-type="float">
            <text:p>6.355</text:p>
          </table:table-cell>
          <table:table-cell office:value-type="float" office:value="0.782476679097121" calcext:value-type="float">
            <text:p>0.782</text:p>
          </table:table-cell>
          <table:table-cell office:value-type="float" office:value="0.993361871010316" calcext:value-type="float">
            <text:p>0.993</text:p>
          </table:table-cell>
          <table:table-cell office:value-type="float" office:value="5644.58711798646" calcext:value-type="float">
            <text:p>564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5_S_Wi2013</text:p>
          </table:table-cell>
          <table:table-cell office:value-type="float" office:value="21179" calcext:value-type="float">
            <text:p>21,179</text:p>
          </table:table-cell>
          <table:table-cell office:value-type="float" office:value="4395" calcext:value-type="float">
            <text:p>4,395</text:p>
          </table:table-cell>
          <table:table-cell office:value-type="float" office:value="2665.91558317605" calcext:value-type="float">
            <text:p>2,666</text:p>
          </table:table-cell>
          <table:table-cell office:value-type="float" office:value="6.22046398311628" calcext:value-type="float">
            <text:p>6.220</text:p>
          </table:table-cell>
          <table:table-cell office:value-type="float" office:value="0.741571143724523" calcext:value-type="float">
            <text:p>0.742</text:p>
          </table:table-cell>
          <table:table-cell office:value-type="float" office:value="0.986612461373067" calcext:value-type="float">
            <text:p>0.987</text:p>
          </table:table-cell>
          <table:table-cell office:value-type="float" office:value="11598.413232504" calcext:value-type="float">
            <text:p>1159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5_S_Wi2013RNA</text:p>
          </table:table-cell>
          <table:table-cell office:value-type="float" office:value="31447" calcext:value-type="float">
            <text:p>31,447</text:p>
          </table:table-cell>
          <table:table-cell office:value-type="float" office:value="3396" calcext:value-type="float">
            <text:p>3,396</text:p>
          </table:table-cell>
          <table:table-cell office:value-type="float" office:value="1698.30734031528" calcext:value-type="float">
            <text:p>1,698</text:p>
          </table:table-cell>
          <table:table-cell office:value-type="float" office:value="5.38021307655443" calcext:value-type="float">
            <text:p>5.380</text:p>
          </table:table-cell>
          <table:table-cell office:value-type="float" office:value="0.661744049033919" calcext:value-type="float">
            <text:p>0.662</text:p>
          </table:table-cell>
          <table:table-cell office:value-type="float" office:value="0.976795750255319" calcext:value-type="float">
            <text:p>0.977</text:p>
          </table:table-cell>
          <table:table-cell office:value-type="float" office:value="7212.68399487136" calcext:value-type="float">
            <text:p>721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5_S_Wi2016</text:p>
          </table:table-cell>
          <table:table-cell office:value-type="float" office:value="29557" calcext:value-type="float">
            <text:p>29,557</text:p>
          </table:table-cell>
          <table:table-cell office:value-type="float" office:value="6386" calcext:value-type="float">
            <text:p>6,386</text:p>
          </table:table-cell>
          <table:table-cell office:value-type="float" office:value="3400.60192975807" calcext:value-type="float">
            <text:p>3,401</text:p>
          </table:table-cell>
          <table:table-cell office:value-type="float" office:value="7.51618974943672" calcext:value-type="float">
            <text:p>7.516</text:p>
          </table:table-cell>
          <table:table-cell office:value-type="float" office:value="0.857830056145644" calcext:value-type="float">
            <text:p>0.858</text:p>
          </table:table-cell>
          <table:table-cell office:value-type="float" office:value="0.998137888344153" calcext:value-type="float">
            <text:p>0.998</text:p>
          </table:table-cell>
          <table:table-cell office:value-type="float" office:value="12824.0155001557" calcext:value-type="float">
            <text:p>1282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5_S_Wi2017</text:p>
          </table:table-cell>
          <table:table-cell office:value-type="float" office:value="18867" calcext:value-type="float">
            <text:p>18,867</text:p>
          </table:table-cell>
          <table:table-cell office:value-type="float" office:value="5294" calcext:value-type="float">
            <text:p>5,294</text:p>
          </table:table-cell>
          <table:table-cell office:value-type="float" office:value="3515.8928097506" calcext:value-type="float">
            <text:p>3,516</text:p>
          </table:table-cell>
          <table:table-cell office:value-type="float" office:value="7.284827790449" calcext:value-type="float">
            <text:p>7.285</text:p>
          </table:table-cell>
          <table:table-cell office:value-type="float" office:value="0.849609044069764" calcext:value-type="float">
            <text:p>0.850</text:p>
          </table:table-cell>
          <table:table-cell office:value-type="float" office:value="0.996840596289022" calcext:value-type="float">
            <text:p>0.997</text:p>
          </table:table-cell>
          <table:table-cell office:value-type="float" office:value="13738.5014283002" calcext:value-type="float">
            <text:p>1373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5_S_Wi2017RNA</text:p>
          </table:table-cell>
          <table:table-cell office:value-type="float" office:value="18994" calcext:value-type="float">
            <text:p>18,994</text:p>
          </table:table-cell>
          <table:table-cell office:value-type="float" office:value="4329" calcext:value-type="float">
            <text:p>4,329</text:p>
          </table:table-cell>
          <table:table-cell office:value-type="float" office:value="2913.38827746402" calcext:value-type="float">
            <text:p>2,913</text:p>
          </table:table-cell>
          <table:table-cell office:value-type="float" office:value="6.67660476353325" calcext:value-type="float">
            <text:p>6.677</text:p>
          </table:table-cell>
          <table:table-cell office:value-type="float" office:value="0.797388215151729" calcext:value-type="float">
            <text:p>0.797</text:p>
          </table:table-cell>
          <table:table-cell office:value-type="float" office:value="0.992613867666839" calcext:value-type="float">
            <text:p>0.993</text:p>
          </table:table-cell>
          <table:table-cell office:value-type="float" office:value="9721.25957000748" calcext:value-type="float">
            <text:p>972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5_S_Wi2018</text:p>
          </table:table-cell>
          <table:table-cell office:value-type="float" office:value="22064" calcext:value-type="float">
            <text:p>22,064</text:p>
          </table:table-cell>
          <table:table-cell office:value-type="float" office:value="5785" calcext:value-type="float">
            <text:p>5,785</text:p>
          </table:table-cell>
          <table:table-cell office:value-type="float" office:value="3518.93770675678" calcext:value-type="float">
            <text:p>3,519</text:p>
          </table:table-cell>
          <table:table-cell office:value-type="float" office:value="7.3819102305772" calcext:value-type="float">
            <text:p>7.382</text:p>
          </table:table-cell>
          <table:table-cell office:value-type="float" office:value="0.85211705954601" calcext:value-type="float">
            <text:p>0.852</text:p>
          </table:table-cell>
          <table:table-cell office:value-type="float" office:value="0.997385703650163" calcext:value-type="float">
            <text:p>0.997</text:p>
          </table:table-cell>
          <table:table-cell office:value-type="float" office:value="13815.4950839366" calcext:value-type="float">
            <text:p>1381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5_S_Wi2018RNA</text:p>
          </table:table-cell>
          <table:table-cell office:value-type="float" office:value="13722" calcext:value-type="float">
            <text:p>13,722</text:p>
          </table:table-cell>
          <table:table-cell office:value-type="float" office:value="3224" calcext:value-type="float">
            <text:p>3,224</text:p>
          </table:table-cell>
          <table:table-cell office:value-type="float" office:value="2677.99911533556" calcext:value-type="float">
            <text:p>2,678</text:p>
          </table:table-cell>
          <table:table-cell office:value-type="float" office:value="6.28319162775169" calcext:value-type="float">
            <text:p>6.283</text:p>
          </table:table-cell>
          <table:table-cell office:value-type="float" office:value="0.777778849560292" calcext:value-type="float">
            <text:p>0.778</text:p>
          </table:table-cell>
          <table:table-cell office:value-type="float" office:value="0.982803656449053" calcext:value-type="float">
            <text:p>0.983</text:p>
          </table:table-cell>
          <table:table-cell office:value-type="float" office:value="7023.81093367573" calcext:value-type="float">
            <text:p>702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5_S_Wi2019</text:p>
          </table:table-cell>
          <table:table-cell office:value-type="float" office:value="41902" calcext:value-type="float">
            <text:p>41,902</text:p>
          </table:table-cell>
          <table:table-cell office:value-type="float" office:value="8388" calcext:value-type="float">
            <text:p>8,388</text:p>
          </table:table-cell>
          <table:table-cell office:value-type="float" office:value="3618.4773067101" calcext:value-type="float">
            <text:p>3,618</text:p>
          </table:table-cell>
          <table:table-cell office:value-type="float" office:value="7.6732786319301" calcext:value-type="float">
            <text:p>7.673</text:p>
          </table:table-cell>
          <table:table-cell office:value-type="float" office:value="0.84932535142299" calcext:value-type="float">
            <text:p>0.849</text:p>
          </table:table-cell>
          <table:table-cell office:value-type="float" office:value="0.998256802004407" calcext:value-type="float">
            <text:p>0.998</text:p>
          </table:table-cell>
          <table:table-cell office:value-type="float" office:value="15716.9977524312" calcext:value-type="float">
            <text:p>1571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S_Su2017</text:p>
          </table:table-cell>
          <table:table-cell office:value-type="float" office:value="39883" calcext:value-type="float">
            <text:p>39,883</text:p>
          </table:table-cell>
          <table:table-cell office:value-type="float" office:value="7106" calcext:value-type="float">
            <text:p>7,106</text:p>
          </table:table-cell>
          <table:table-cell office:value-type="float" office:value="3120.1331648199" calcext:value-type="float">
            <text:p>3,120</text:p>
          </table:table-cell>
          <table:table-cell office:value-type="float" office:value="7.23907055904127" calcext:value-type="float">
            <text:p>7.239</text:p>
          </table:table-cell>
          <table:table-cell office:value-type="float" office:value="0.816249824963765" calcext:value-type="float">
            <text:p>0.816</text:p>
          </table:table-cell>
          <table:table-cell office:value-type="float" office:value="0.996932877952166" calcext:value-type="float">
            <text:p>0.997</text:p>
          </table:table-cell>
          <table:table-cell office:value-type="float" office:value="14026.4728973873" calcext:value-type="float">
            <text:p>1402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S_Su2018</text:p>
          </table:table-cell>
          <table:table-cell office:value-type="float" office:value="24514" calcext:value-type="float">
            <text:p>24,514</text:p>
          </table:table-cell>
          <table:table-cell office:value-type="float" office:value="5051" calcext:value-type="float">
            <text:p>5,051</text:p>
          </table:table-cell>
          <table:table-cell office:value-type="float" office:value="2931.53056517371" calcext:value-type="float">
            <text:p>2,932</text:p>
          </table:table-cell>
          <table:table-cell office:value-type="float" office:value="6.997935871596" calcext:value-type="float">
            <text:p>6.998</text:p>
          </table:table-cell>
          <table:table-cell office:value-type="float" office:value="0.820646839716418" calcext:value-type="float">
            <text:p>0.821</text:p>
          </table:table-cell>
          <table:table-cell office:value-type="float" office:value="0.99614972435443" calcext:value-type="float">
            <text:p>0.996</text:p>
          </table:table-cell>
          <table:table-cell office:value-type="float" office:value="11300.2821611788" calcext:value-type="float">
            <text:p>1130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S_Wi2013</text:p>
          </table:table-cell>
          <table:table-cell office:value-type="float" office:value="53039" calcext:value-type="float">
            <text:p>53,039</text:p>
          </table:table-cell>
          <table:table-cell office:value-type="float" office:value="9914" calcext:value-type="float">
            <text:p>9,914</text:p>
          </table:table-cell>
          <table:table-cell office:value-type="float" office:value="3495.78228630917" calcext:value-type="float">
            <text:p>3,496</text:p>
          </table:table-cell>
          <table:table-cell office:value-type="float" office:value="7.43806456273045" calcext:value-type="float">
            <text:p>7.438</text:p>
          </table:table-cell>
          <table:table-cell office:value-type="float" office:value="0.808335632912456" calcext:value-type="float">
            <text:p>0.808</text:p>
          </table:table-cell>
          <table:table-cell office:value-type="float" office:value="0.99636532228054" calcext:value-type="float">
            <text:p>0.996</text:p>
          </table:table-cell>
          <table:table-cell office:value-type="float" office:value="21142.8468686475" calcext:value-type="float">
            <text:p>2114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S_Wi2013RNA</text:p>
          </table:table-cell>
          <table:table-cell office:value-type="float" office:value="31455" calcext:value-type="float">
            <text:p>31,455</text:p>
          </table:table-cell>
          <table:table-cell office:value-type="float" office:value="5108" calcext:value-type="float">
            <text:p>5,108</text:p>
          </table:table-cell>
          <table:table-cell office:value-type="float" office:value="2539.07758490366" calcext:value-type="float">
            <text:p>2,539</text:p>
          </table:table-cell>
          <table:table-cell office:value-type="float" office:value="6.49518143961065" calcext:value-type="float">
            <text:p>6.495</text:p>
          </table:table-cell>
          <table:table-cell office:value-type="float" office:value="0.760687866848957" calcext:value-type="float">
            <text:p>0.761</text:p>
          </table:table-cell>
          <table:table-cell office:value-type="float" office:value="0.991323950585952" calcext:value-type="float">
            <text:p>0.991</text:p>
          </table:table-cell>
          <table:table-cell office:value-type="float" office:value="10649.7922877709" calcext:value-type="float">
            <text:p>1065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S_Wi2015</text:p>
          </table:table-cell>
          <table:table-cell office:value-type="float" office:value="19632" calcext:value-type="float">
            <text:p>19,632</text:p>
          </table:table-cell>
          <table:table-cell office:value-type="float" office:value="5358" calcext:value-type="float">
            <text:p>5,358</text:p>
          </table:table-cell>
          <table:table-cell office:value-type="float" office:value="3551.65234404017" calcext:value-type="float">
            <text:p>3,552</text:p>
          </table:table-cell>
          <table:table-cell office:value-type="float" office:value="7.39224027999602" calcext:value-type="float">
            <text:p>7.392</text:p>
          </table:table-cell>
          <table:table-cell office:value-type="float" office:value="0.860929694291323" calcext:value-type="float">
            <text:p>0.861</text:p>
          </table:table-cell>
          <table:table-cell office:value-type="float" office:value="0.997542080723785" calcext:value-type="float">
            <text:p>0.998</text:p>
          </table:table-cell>
          <table:table-cell office:value-type="float" office:value="11600.7325740415" calcext:value-type="float">
            <text:p>1160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S_Wi2016</text:p>
          </table:table-cell>
          <table:table-cell office:value-type="float" office:value="40444" calcext:value-type="float">
            <text:p>40,444</text:p>
          </table:table-cell>
          <table:table-cell office:value-type="float" office:value="7740" calcext:value-type="float">
            <text:p>7,740</text:p>
          </table:table-cell>
          <table:table-cell office:value-type="float" office:value="3364.86312533822" calcext:value-type="float">
            <text:p>3,365</text:p>
          </table:table-cell>
          <table:table-cell office:value-type="float" office:value="7.41657530486969" calcext:value-type="float">
            <text:p>7.417</text:p>
          </table:table-cell>
          <table:table-cell office:value-type="float" office:value="0.828282922953862" calcext:value-type="float">
            <text:p>0.828</text:p>
          </table:table-cell>
          <table:table-cell office:value-type="float" office:value="0.997466657340197" calcext:value-type="float">
            <text:p>0.997</text:p>
          </table:table-cell>
          <table:table-cell office:value-type="float" office:value="14662.5165308248" calcext:value-type="float">
            <text:p>1466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S_Wi2017</text:p>
          </table:table-cell>
          <table:table-cell office:value-type="float" office:value="22030" calcext:value-type="float">
            <text:p>22,030</text:p>
          </table:table-cell>
          <table:table-cell office:value-type="float" office:value="5111" calcext:value-type="float">
            <text:p>5,111</text:p>
          </table:table-cell>
          <table:table-cell office:value-type="float" office:value="3087.75661744961" calcext:value-type="float">
            <text:p>3,088</text:p>
          </table:table-cell>
          <table:table-cell office:value-type="float" office:value="6.95571310301644" calcext:value-type="float">
            <text:p>6.956</text:p>
          </table:table-cell>
          <table:table-cell office:value-type="float" office:value="0.814567352813279" calcext:value-type="float">
            <text:p>0.815</text:p>
          </table:table-cell>
          <table:table-cell office:value-type="float" office:value="0.994570190568756" calcext:value-type="float">
            <text:p>0.995</text:p>
          </table:table-cell>
          <table:table-cell office:value-type="float" office:value="12694.1195430309" calcext:value-type="float">
            <text:p>1269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S_Wi2017RNA</text:p>
          </table:table-cell>
          <table:table-cell office:value-type="float" office:value="32997" calcext:value-type="float">
            <text:p>32,997</text:p>
          </table:table-cell>
          <table:table-cell office:value-type="float" office:value="5052" calcext:value-type="float">
            <text:p>5,052</text:p>
          </table:table-cell>
          <table:table-cell office:value-type="float" office:value="2515.76725057061" calcext:value-type="float">
            <text:p>2,516</text:p>
          </table:table-cell>
          <table:table-cell office:value-type="float" office:value="6.44746288909254" calcext:value-type="float">
            <text:p>6.447</text:p>
          </table:table-cell>
          <table:table-cell office:value-type="float" office:value="0.756075407400948" calcext:value-type="float">
            <text:p>0.756</text:p>
          </table:table-cell>
          <table:table-cell office:value-type="float" office:value="0.989678432894956" calcext:value-type="float">
            <text:p>0.990</text:p>
          </table:table-cell>
          <table:table-cell office:value-type="float" office:value="9699.23227864247" calcext:value-type="float">
            <text:p>969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S_Wi2018</text:p>
          </table:table-cell>
          <table:table-cell office:value-type="float" office:value="24795" calcext:value-type="float">
            <text:p>24,795</text:p>
          </table:table-cell>
          <table:table-cell office:value-type="float" office:value="5947" calcext:value-type="float">
            <text:p>5,947</text:p>
          </table:table-cell>
          <table:table-cell office:value-type="float" office:value="3352.64061011474" calcext:value-type="float">
            <text:p>3,353</text:p>
          </table:table-cell>
          <table:table-cell office:value-type="float" office:value="7.25900636946444" calcext:value-type="float">
            <text:p>7.259</text:p>
          </table:table-cell>
          <table:table-cell office:value-type="float" office:value="0.835266971958358" calcext:value-type="float">
            <text:p>0.835</text:p>
          </table:table-cell>
          <table:table-cell office:value-type="float" office:value="0.99647955257715" calcext:value-type="float">
            <text:p>0.996</text:p>
          </table:table-cell>
          <table:table-cell office:value-type="float" office:value="14406.4475008762" calcext:value-type="float">
            <text:p>1440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S_Wi2018RNA</text:p>
          </table:table-cell>
          <table:table-cell office:value-type="float" office:value="32326" calcext:value-type="float">
            <text:p>32,326</text:p>
          </table:table-cell>
          <table:table-cell office:value-type="float" office:value="5095" calcext:value-type="float">
            <text:p>5,095</text:p>
          </table:table-cell>
          <table:table-cell office:value-type="float" office:value="2549.96281479402" calcext:value-type="float">
            <text:p>2,550</text:p>
          </table:table-cell>
          <table:table-cell office:value-type="float" office:value="6.43045221884143" calcext:value-type="float">
            <text:p>6.430</text:p>
          </table:table-cell>
          <table:table-cell office:value-type="float" office:value="0.753331883763076" calcext:value-type="float">
            <text:p>0.753</text:p>
          </table:table-cell>
          <table:table-cell office:value-type="float" office:value="0.98876970927353" calcext:value-type="float">
            <text:p>0.989</text:p>
          </table:table-cell>
          <table:table-cell office:value-type="float" office:value="9846.34813023532" calcext:value-type="float">
            <text:p>984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S_Wi2019</text:p>
          </table:table-cell>
          <table:table-cell office:value-type="float" office:value="46384" calcext:value-type="float">
            <text:p>46,384</text:p>
          </table:table-cell>
          <table:table-cell office:value-type="float" office:value="8976" calcext:value-type="float">
            <text:p>8,976</text:p>
          </table:table-cell>
          <table:table-cell office:value-type="float" office:value="3537.03245748028" calcext:value-type="float">
            <text:p>3,537</text:p>
          </table:table-cell>
          <table:table-cell office:value-type="float" office:value="7.54476502396321" calcext:value-type="float">
            <text:p>7.545</text:p>
          </table:table-cell>
          <table:table-cell office:value-type="float" office:value="0.828884682295504" calcext:value-type="float">
            <text:p>0.829</text:p>
          </table:table-cell>
          <table:table-cell office:value-type="float" office:value="0.997626795143881" calcext:value-type="float">
            <text:p>0.998</text:p>
          </table:table-cell>
          <table:table-cell office:value-type="float" office:value="17678.0765741247" calcext:value-type="float">
            <text:p>1767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WBM_Su2017</text:p>
          </table:table-cell>
          <table:table-cell office:value-type="float" office:value="26285" calcext:value-type="float">
            <text:p>26,285</text:p>
          </table:table-cell>
          <table:table-cell office:value-type="float" office:value="1275" calcext:value-type="float">
            <text:p>1,275</text:p>
          </table:table-cell>
          <table:table-cell office:value-type="float" office:value="698.250203915129" calcext:value-type="float">
            <text:p>698</text:p>
          </table:table-cell>
          <table:table-cell office:value-type="float" office:value="4.45702687343497" calcext:value-type="float">
            <text:p>4.457</text:p>
          </table:table-cell>
          <table:table-cell office:value-type="float" office:value="0.623299252509353" calcext:value-type="float">
            <text:p>0.623</text:p>
          </table:table-cell>
          <table:table-cell office:value-type="float" office:value="0.969397389619623" calcext:value-type="float">
            <text:p>0.969</text:p>
          </table:table-cell>
          <table:table-cell office:value-type="float" office:value="3665.50416009131" calcext:value-type="float">
            <text:p>366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WBM_Su2018</text:p>
          </table:table-cell>
          <table:table-cell office:value-type="float" office:value="50483" calcext:value-type="float">
            <text:p>50,483</text:p>
          </table:table-cell>
          <table:table-cell office:value-type="float" office:value="1577" calcext:value-type="float">
            <text:p>1,577</text:p>
          </table:table-cell>
          <table:table-cell office:value-type="float" office:value="581.128470583633" calcext:value-type="float">
            <text:p>581</text:p>
          </table:table-cell>
          <table:table-cell office:value-type="float" office:value="3.96562652160678" calcext:value-type="float">
            <text:p>3.966</text:p>
          </table:table-cell>
          <table:table-cell office:value-type="float" office:value="0.538567967543711" calcext:value-type="float">
            <text:p>0.539</text:p>
          </table:table-cell>
          <table:table-cell office:value-type="float" office:value="0.956629250448845" calcext:value-type="float">
            <text:p>0.957</text:p>
          </table:table-cell>
          <table:table-cell office:value-type="float" office:value="3633.23348378954" calcext:value-type="float">
            <text:p>363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WPM_Au2017</text:p>
          </table:table-cell>
          <table:table-cell office:value-type="float" office:value="31374" calcext:value-type="float">
            <text:p>31,374</text:p>
          </table:table-cell>
          <table:table-cell office:value-type="float" office:value="5268" calcext:value-type="float">
            <text:p>5,268</text:p>
          </table:table-cell>
          <table:table-cell office:value-type="float" office:value="2382.72649608758" calcext:value-type="float">
            <text:p>2,383</text:p>
          </table:table-cell>
          <table:table-cell office:value-type="float" office:value="6.02238260901197" calcext:value-type="float">
            <text:p>6.022</text:p>
          </table:table-cell>
          <table:table-cell office:value-type="float" office:value="0.702777131207597" calcext:value-type="float">
            <text:p>0.703</text:p>
          </table:table-cell>
          <table:table-cell office:value-type="float" office:value="0.987146248411236" calcext:value-type="float">
            <text:p>0.987</text:p>
          </table:table-cell>
          <table:table-cell office:value-type="float" office:value="14946.1285607938" calcext:value-type="float">
            <text:p>1494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WPM_Au2018</text:p>
          </table:table-cell>
          <table:table-cell office:value-type="float" office:value="27919" calcext:value-type="float">
            <text:p>27,919</text:p>
          </table:table-cell>
          <table:table-cell office:value-type="float" office:value="1094" calcext:value-type="float">
            <text:p>1,094</text:p>
          </table:table-cell>
          <table:table-cell office:value-type="float" office:value="574.802440059615" calcext:value-type="float">
            <text:p>575</text:p>
          </table:table-cell>
          <table:table-cell office:value-type="float" office:value="3.01574283616872" calcext:value-type="float">
            <text:p>3.016</text:p>
          </table:table-cell>
          <table:table-cell office:value-type="float" office:value="0.430968413081146" calcext:value-type="float">
            <text:p>0.431</text:p>
          </table:table-cell>
          <table:table-cell office:value-type="float" office:value="0.849733574479409" calcext:value-type="float">
            <text:p>0.850</text:p>
          </table:table-cell>
          <table:table-cell office:value-type="float" office:value="2877.28391585953" calcext:value-type="float">
            <text:p>287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WPM_Sp2017</text:p>
          </table:table-cell>
          <table:table-cell office:value-type="float" office:value="26683" calcext:value-type="float">
            <text:p>26,683</text:p>
          </table:table-cell>
          <table:table-cell office:value-type="float" office:value="1549" calcext:value-type="float">
            <text:p>1,549</text:p>
          </table:table-cell>
          <table:table-cell office:value-type="float" office:value="819.394117740503" calcext:value-type="float">
            <text:p>819</text:p>
          </table:table-cell>
          <table:table-cell office:value-type="float" office:value="4.20773021283441" calcext:value-type="float">
            <text:p>4.208</text:p>
          </table:table-cell>
          <table:table-cell office:value-type="float" office:value="0.572841554402028" calcext:value-type="float">
            <text:p>0.573</text:p>
          </table:table-cell>
          <table:table-cell office:value-type="float" office:value="0.950731699807297" calcext:value-type="float">
            <text:p>0.951</text:p>
          </table:table-cell>
          <table:table-cell office:value-type="float" office:value="4695.94791407994" calcext:value-type="float">
            <text:p>469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WPM_Sp2018</text:p>
          </table:table-cell>
          <table:table-cell office:value-type="float" office:value="54348" calcext:value-type="float">
            <text:p>54,348</text:p>
          </table:table-cell>
          <table:table-cell office:value-type="float" office:value="1787" calcext:value-type="float">
            <text:p>1,787</text:p>
          </table:table-cell>
          <table:table-cell office:value-type="float" office:value="627.904285722735" calcext:value-type="float">
            <text:p>628</text:p>
          </table:table-cell>
          <table:table-cell office:value-type="float" office:value="3.35276567769935" calcext:value-type="float">
            <text:p>3.353</text:p>
          </table:table-cell>
          <table:table-cell office:value-type="float" office:value="0.447734276295655" calcext:value-type="float">
            <text:p>0.448</text:p>
          </table:table-cell>
          <table:table-cell office:value-type="float" office:value="0.897894036343853" calcext:value-type="float">
            <text:p>0.898</text:p>
          </table:table-cell>
          <table:table-cell office:value-type="float" office:value="4026.21945219008" calcext:value-type="float">
            <text:p>402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WPM_Su2017</text:p>
          </table:table-cell>
          <table:table-cell office:value-type="float" office:value="29542" calcext:value-type="float">
            <text:p>29,542</text:p>
          </table:table-cell>
          <table:table-cell office:value-type="float" office:value="1148" calcext:value-type="float">
            <text:p>1,148</text:p>
          </table:table-cell>
          <table:table-cell office:value-type="float" office:value="624.204494261458" calcext:value-type="float">
            <text:p>624</text:p>
          </table:table-cell>
          <table:table-cell office:value-type="float" office:value="4.52332717828448" calcext:value-type="float">
            <text:p>4.523</text:p>
          </table:table-cell>
          <table:table-cell office:value-type="float" office:value="0.641991287820228" calcext:value-type="float">
            <text:p>0.642</text:p>
          </table:table-cell>
          <table:table-cell office:value-type="float" office:value="0.969927259178478" calcext:value-type="float">
            <text:p>0.970</text:p>
          </table:table-cell>
          <table:table-cell office:value-type="float" office:value="2804.90868233237" calcext:value-type="float">
            <text:p>280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WPM_Su2018</text:p>
          </table:table-cell>
          <table:table-cell office:value-type="float" office:value="33321" calcext:value-type="float">
            <text:p>33,321</text:p>
          </table:table-cell>
          <table:table-cell office:value-type="float" office:value="1047" calcext:value-type="float">
            <text:p>1,047</text:p>
          </table:table-cell>
          <table:table-cell office:value-type="float" office:value="491.063545541368" calcext:value-type="float">
            <text:p>491</text:p>
          </table:table-cell>
          <table:table-cell office:value-type="float" office:value="3.75539495135632" calcext:value-type="float">
            <text:p>3.755</text:p>
          </table:table-cell>
          <table:table-cell office:value-type="float" office:value="0.540058311173463" calcext:value-type="float">
            <text:p>0.540</text:p>
          </table:table-cell>
          <table:table-cell office:value-type="float" office:value="0.946641075600781" calcext:value-type="float">
            <text:p>0.947</text:p>
          </table:table-cell>
          <table:table-cell office:value-type="float" office:value="2858.35354289184" calcext:value-type="float">
            <text:p>285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WPM_Wi2018</text:p>
          </table:table-cell>
          <table:table-cell office:value-type="float" office:value="45944" calcext:value-type="float">
            <text:p>45,944</text:p>
          </table:table-cell>
          <table:table-cell office:value-type="float" office:value="5832" calcext:value-type="float">
            <text:p>5,832</text:p>
          </table:table-cell>
          <table:table-cell office:value-type="float" office:value="2238.3066791274" calcext:value-type="float">
            <text:p>2,238</text:p>
          </table:table-cell>
          <table:table-cell office:value-type="float" office:value="6.06375018052382" calcext:value-type="float">
            <text:p>6.064</text:p>
          </table:table-cell>
          <table:table-cell office:value-type="float" office:value="0.699304528786923" calcext:value-type="float">
            <text:p>0.699</text:p>
          </table:table-cell>
          <table:table-cell office:value-type="float" office:value="0.984557451994568" calcext:value-type="float">
            <text:p>0.985</text:p>
          </table:table-cell>
          <table:table-cell office:value-type="float" office:value="12718.6407777324" calcext:value-type="float">
            <text:p>1271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08_WPM_Wi2019</text:p>
          </table:table-cell>
          <table:table-cell office:value-type="float" office:value="54387" calcext:value-type="float">
            <text:p>54,387</text:p>
          </table:table-cell>
          <table:table-cell office:value-type="float" office:value="2100" calcext:value-type="float">
            <text:p>2,100</text:p>
          </table:table-cell>
          <table:table-cell office:value-type="float" office:value="750.349533481171" calcext:value-type="float">
            <text:p>750</text:p>
          </table:table-cell>
          <table:table-cell office:value-type="float" office:value="3.70961915680788" calcext:value-type="float">
            <text:p>3.710</text:p>
          </table:table-cell>
          <table:table-cell office:value-type="float" office:value="0.484937021562055" calcext:value-type="float">
            <text:p>0.485</text:p>
          </table:table-cell>
          <table:table-cell office:value-type="float" office:value="0.888786784244793" calcext:value-type="float">
            <text:p>0.889</text:p>
          </table:table-cell>
          <table:table-cell office:value-type="float" office:value="4853.85106415128" calcext:value-type="float">
            <text:p>485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S_Su2017</text:p>
          </table:table-cell>
          <table:table-cell office:value-type="float" office:value="53307" calcext:value-type="float">
            <text:p>53,307</text:p>
          </table:table-cell>
          <table:table-cell office:value-type="float" office:value="9471" calcext:value-type="float">
            <text:p>9,471</text:p>
          </table:table-cell>
          <table:table-cell office:value-type="float" office:value="3467.19747828829" calcext:value-type="float">
            <text:p>3,467</text:p>
          </table:table-cell>
          <table:table-cell office:value-type="float" office:value="7.43064127605551" calcext:value-type="float">
            <text:p>7.431</text:p>
          </table:table-cell>
          <table:table-cell office:value-type="float" office:value="0.811560678512105" calcext:value-type="float">
            <text:p>0.812</text:p>
          </table:table-cell>
          <table:table-cell office:value-type="float" office:value="0.996632395506861" calcext:value-type="float">
            <text:p>0.997</text:p>
          </table:table-cell>
          <table:table-cell office:value-type="float" office:value="17464.6152174063" calcext:value-type="float">
            <text:p>1746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S_Su2018A</text:p>
          </table:table-cell>
          <table:table-cell office:value-type="float" office:value="16395" calcext:value-type="float">
            <text:p>16,395</text:p>
          </table:table-cell>
          <table:table-cell office:value-type="float" office:value="4360" calcext:value-type="float">
            <text:p>4,360</text:p>
          </table:table-cell>
          <table:table-cell office:value-type="float" office:value="3155.57645368365" calcext:value-type="float">
            <text:p>3,156</text:p>
          </table:table-cell>
          <table:table-cell office:value-type="float" office:value="6.82715585581482" calcext:value-type="float">
            <text:p>6.827</text:p>
          </table:table-cell>
          <table:table-cell office:value-type="float" office:value="0.814674301997399" calcext:value-type="float">
            <text:p>0.815</text:p>
          </table:table-cell>
          <table:table-cell office:value-type="float" office:value="0.992018948196872" calcext:value-type="float">
            <text:p>0.992</text:p>
          </table:table-cell>
          <table:table-cell office:value-type="float" office:value="11771.4207951928" calcext:value-type="float">
            <text:p>1177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S_Wi2013</text:p>
          </table:table-cell>
          <table:table-cell office:value-type="float" office:value="22958" calcext:value-type="float">
            <text:p>22,958</text:p>
          </table:table-cell>
          <table:table-cell office:value-type="float" office:value="6669" calcext:value-type="float">
            <text:p>6,669</text:p>
          </table:table-cell>
          <table:table-cell office:value-type="float" office:value="4011.42609599327" calcext:value-type="float">
            <text:p>4,011</text:p>
          </table:table-cell>
          <table:table-cell office:value-type="float" office:value="7.7014056518812" calcext:value-type="float">
            <text:p>7.701</text:p>
          </table:table-cell>
          <table:table-cell office:value-type="float" office:value="0.874640395293794" calcext:value-type="float">
            <text:p>0.875</text:p>
          </table:table-cell>
          <table:table-cell office:value-type="float" office:value="0.997774985248442" calcext:value-type="float">
            <text:p>0.998</text:p>
          </table:table-cell>
          <table:table-cell office:value-type="float" office:value="14112.0155401554" calcext:value-type="float">
            <text:p>1411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S_Wi2015</text:p>
          </table:table-cell>
          <table:table-cell office:value-type="float" office:value="23111" calcext:value-type="float">
            <text:p>23,111</text:p>
          </table:table-cell>
          <table:table-cell office:value-type="float" office:value="6892" calcext:value-type="float">
            <text:p>6,892</text:p>
          </table:table-cell>
          <table:table-cell office:value-type="float" office:value="4042.44799798408" calcext:value-type="float">
            <text:p>4,042</text:p>
          </table:table-cell>
          <table:table-cell office:value-type="float" office:value="7.64916918139685" calcext:value-type="float">
            <text:p>7.649</text:p>
          </table:table-cell>
          <table:table-cell office:value-type="float" office:value="0.865475024784421" calcext:value-type="float">
            <text:p>0.865</text:p>
          </table:table-cell>
          <table:table-cell office:value-type="float" office:value="0.997569282031799" calcext:value-type="float">
            <text:p>0.998</text:p>
          </table:table-cell>
          <table:table-cell office:value-type="float" office:value="15884.6296398405" calcext:value-type="float">
            <text:p>1588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S_Wi2016</text:p>
          </table:table-cell>
          <table:table-cell office:value-type="float" office:value="42664" calcext:value-type="float">
            <text:p>42,664</text:p>
          </table:table-cell>
          <table:table-cell office:value-type="float" office:value="9051" calcext:value-type="float">
            <text:p>9,051</text:p>
          </table:table-cell>
          <table:table-cell office:value-type="float" office:value="3752.48287452443" calcext:value-type="float">
            <text:p>3,752</text:p>
          </table:table-cell>
          <table:table-cell office:value-type="float" office:value="7.57280059911372" calcext:value-type="float">
            <text:p>7.573</text:p>
          </table:table-cell>
          <table:table-cell office:value-type="float" office:value="0.831204884885151" calcext:value-type="float">
            <text:p>0.831</text:p>
          </table:table-cell>
          <table:table-cell office:value-type="float" office:value="0.996815034508942" calcext:value-type="float">
            <text:p>0.997</text:p>
          </table:table-cell>
          <table:table-cell office:value-type="float" office:value="17053.7042671258" calcext:value-type="float">
            <text:p>1705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S_Wi2017</text:p>
          </table:table-cell>
          <table:table-cell office:value-type="float" office:value="28950" calcext:value-type="float">
            <text:p>28,950</text:p>
          </table:table-cell>
          <table:table-cell office:value-type="float" office:value="7523" calcext:value-type="float">
            <text:p>7,523</text:p>
          </table:table-cell>
          <table:table-cell office:value-type="float" office:value="3763.1730348751" calcext:value-type="float">
            <text:p>3,763</text:p>
          </table:table-cell>
          <table:table-cell office:value-type="float" office:value="7.59013210853179" calcext:value-type="float">
            <text:p>7.590</text:p>
          </table:table-cell>
          <table:table-cell office:value-type="float" office:value="0.850366343096734" calcext:value-type="float">
            <text:p>0.850</text:p>
          </table:table-cell>
          <table:table-cell office:value-type="float" office:value="0.997803841415579" calcext:value-type="float">
            <text:p>0.998</text:p>
          </table:table-cell>
          <table:table-cell office:value-type="float" office:value="18959.0349024611" calcext:value-type="float">
            <text:p>1895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S_Wi2018</text:p>
          </table:table-cell>
          <table:table-cell office:value-type="float" office:value="24769" calcext:value-type="float">
            <text:p>24,769</text:p>
          </table:table-cell>
          <table:table-cell office:value-type="float" office:value="6566" calcext:value-type="float">
            <text:p>6,566</text:p>
          </table:table-cell>
          <table:table-cell office:value-type="float" office:value="3640.32736801031" calcext:value-type="float">
            <text:p>3,640</text:p>
          </table:table-cell>
          <table:table-cell office:value-type="float" office:value="7.42284897853901" calcext:value-type="float">
            <text:p>7.423</text:p>
          </table:table-cell>
          <table:table-cell office:value-type="float" office:value="0.844497841296052" calcext:value-type="float">
            <text:p>0.844</text:p>
          </table:table-cell>
          <table:table-cell office:value-type="float" office:value="0.997111730574529" calcext:value-type="float">
            <text:p>0.997</text:p>
          </table:table-cell>
          <table:table-cell office:value-type="float" office:value="16517.4248009222" calcext:value-type="float">
            <text:p>1651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S_Wi2019</text:p>
          </table:table-cell>
          <table:table-cell office:value-type="float" office:value="48179" calcext:value-type="float">
            <text:p>48,179</text:p>
          </table:table-cell>
          <table:table-cell office:value-type="float" office:value="11435" calcext:value-type="float">
            <text:p>11,435</text:p>
          </table:table-cell>
          <table:table-cell office:value-type="float" office:value="4278.16538171236" calcext:value-type="float">
            <text:p>4,278</text:p>
          </table:table-cell>
          <table:table-cell office:value-type="float" office:value="8.06689650918379" calcext:value-type="float">
            <text:p>8.067</text:p>
          </table:table-cell>
          <table:table-cell office:value-type="float" office:value="0.863283577933272" calcext:value-type="float">
            <text:p>0.863</text:p>
          </table:table-cell>
          <table:table-cell office:value-type="float" office:value="0.998743490933854" calcext:value-type="float">
            <text:p>0.999</text:p>
          </table:table-cell>
          <table:table-cell office:value-type="float" office:value="23977.731982926" calcext:value-type="float">
            <text:p>2397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WBM_Su2017</text:p>
          </table:table-cell>
          <table:table-cell office:value-type="float" office:value="43418" calcext:value-type="float">
            <text:p>43,418</text:p>
          </table:table-cell>
          <table:table-cell office:value-type="float" office:value="1594" calcext:value-type="float">
            <text:p>1,594</text:p>
          </table:table-cell>
          <table:table-cell office:value-type="float" office:value="648.234955555957" calcext:value-type="float">
            <text:p>648</text:p>
          </table:table-cell>
          <table:table-cell office:value-type="float" office:value="4.43987356615644" calcext:value-type="float">
            <text:p>4.440</text:p>
          </table:table-cell>
          <table:table-cell office:value-type="float" office:value="0.602098243374691" calcext:value-type="float">
            <text:p>0.602</text:p>
          </table:table-cell>
          <table:table-cell office:value-type="float" office:value="0.969926171236372" calcext:value-type="float">
            <text:p>0.970</text:p>
          </table:table-cell>
          <table:table-cell office:value-type="float" office:value="4365.6762606637" calcext:value-type="float">
            <text:p>436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WBM_Su2018</text:p>
          </table:table-cell>
          <table:table-cell office:value-type="float" office:value="72918" calcext:value-type="float">
            <text:p>72,918</text:p>
          </table:table-cell>
          <table:table-cell office:value-type="float" office:value="2433" calcext:value-type="float">
            <text:p>2,433</text:p>
          </table:table-cell>
          <table:table-cell office:value-type="float" office:value="700.849599386402" calcext:value-type="float">
            <text:p>701</text:p>
          </table:table-cell>
          <table:table-cell office:value-type="float" office:value="4.17687695954888" calcext:value-type="float">
            <text:p>4.177</text:p>
          </table:table-cell>
          <table:table-cell office:value-type="float" office:value="0.535711307076148" calcext:value-type="float">
            <text:p>0.536</text:p>
          </table:table-cell>
          <table:table-cell office:value-type="float" office:value="0.962343967569695" calcext:value-type="float">
            <text:p>0.962</text:p>
          </table:table-cell>
          <table:table-cell office:value-type="float" office:value="5572.33668378715" calcext:value-type="float">
            <text:p>557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WPM_Au2017</text:p>
          </table:table-cell>
          <table:table-cell office:value-type="float" office:value="74923" calcext:value-type="float">
            <text:p>74,923</text:p>
          </table:table-cell>
          <table:table-cell office:value-type="float" office:value="5915" calcext:value-type="float">
            <text:p>5,915</text:p>
          </table:table-cell>
          <table:table-cell office:value-type="float" office:value="1515.66134886217" calcext:value-type="float">
            <text:p>1,516</text:p>
          </table:table-cell>
          <table:table-cell office:value-type="float" office:value="4.8365380745952" calcext:value-type="float">
            <text:p>4.837</text:p>
          </table:table-cell>
          <table:table-cell office:value-type="float" office:value="0.556868238646982" calcext:value-type="float">
            <text:p>0.557</text:p>
          </table:table-cell>
          <table:table-cell office:value-type="float" office:value="0.958674612941813" calcext:value-type="float">
            <text:p>0.959</text:p>
          </table:table-cell>
          <table:table-cell office:value-type="float" office:value="12781.9774582632" calcext:value-type="float">
            <text:p>1278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WPM_Au2018</text:p>
          </table:table-cell>
          <table:table-cell office:value-type="float" office:value="41749" calcext:value-type="float">
            <text:p>41,749</text:p>
          </table:table-cell>
          <table:table-cell office:value-type="float" office:value="2004" calcext:value-type="float">
            <text:p>2,004</text:p>
          </table:table-cell>
          <table:table-cell office:value-type="float" office:value="792.523020158863" calcext:value-type="float">
            <text:p>793</text:p>
          </table:table-cell>
          <table:table-cell office:value-type="float" office:value="3.31476104345664" calcext:value-type="float">
            <text:p>3.315</text:p>
          </table:table-cell>
          <table:table-cell office:value-type="float" office:value="0.435986379137127" calcext:value-type="float">
            <text:p>0.436</text:p>
          </table:table-cell>
          <table:table-cell office:value-type="float" office:value="0.860300598653053" calcext:value-type="float">
            <text:p>0.860</text:p>
          </table:table-cell>
          <table:table-cell office:value-type="float" office:value="5079.92943793949" calcext:value-type="float">
            <text:p>508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WPM_Sp2017</text:p>
          </table:table-cell>
          <table:table-cell office:value-type="float" office:value="49131" calcext:value-type="float">
            <text:p>49,131</text:p>
          </table:table-cell>
          <table:table-cell office:value-type="float" office:value="1406" calcext:value-type="float">
            <text:p>1,406</text:p>
          </table:table-cell>
          <table:table-cell office:value-type="float" office:value="555.084041672103" calcext:value-type="float">
            <text:p>555</text:p>
          </table:table-cell>
          <table:table-cell office:value-type="float" office:value="3.75585556765367" calcext:value-type="float">
            <text:p>3.756</text:p>
          </table:table-cell>
          <table:table-cell office:value-type="float" office:value="0.518155957443688" calcext:value-type="float">
            <text:p>0.518</text:p>
          </table:table-cell>
          <table:table-cell office:value-type="float" office:value="0.938295737289268" calcext:value-type="float">
            <text:p>0.938</text:p>
          </table:table-cell>
          <table:table-cell office:value-type="float" office:value="3235.0174850115" calcext:value-type="float">
            <text:p>323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WPM_Sp2018</text:p>
          </table:table-cell>
          <table:table-cell office:value-type="float" office:value="47715" calcext:value-type="float">
            <text:p>47,715</text:p>
          </table:table-cell>
          <table:table-cell office:value-type="float" office:value="1465" calcext:value-type="float">
            <text:p>1,465</text:p>
          </table:table-cell>
          <table:table-cell office:value-type="float" office:value="543.435018663573" calcext:value-type="float">
            <text:p>543</text:p>
          </table:table-cell>
          <table:table-cell office:value-type="float" office:value="3.34392953593592" calcext:value-type="float">
            <text:p>3.344</text:p>
          </table:table-cell>
          <table:table-cell office:value-type="float" office:value="0.458725404614654" calcext:value-type="float">
            <text:p>0.459</text:p>
          </table:table-cell>
          <table:table-cell office:value-type="float" office:value="0.903344375857874" calcext:value-type="float">
            <text:p>0.903</text:p>
          </table:table-cell>
          <table:table-cell office:value-type="float" office:value="3536.92472143374" calcext:value-type="float">
            <text:p>353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WPM_Su2017</text:p>
          </table:table-cell>
          <table:table-cell office:value-type="float" office:value="44634" calcext:value-type="float">
            <text:p>44,634</text:p>
          </table:table-cell>
          <table:table-cell office:value-type="float" office:value="1116" calcext:value-type="float">
            <text:p>1,116</text:p>
          </table:table-cell>
          <table:table-cell office:value-type="float" office:value="515.851387821926" calcext:value-type="float">
            <text:p>516</text:p>
          </table:table-cell>
          <table:table-cell office:value-type="float" office:value="4.48535643305933" calcext:value-type="float">
            <text:p>4.485</text:p>
          </table:table-cell>
          <table:table-cell office:value-type="float" office:value="0.639166726996177" calcext:value-type="float">
            <text:p>0.639</text:p>
          </table:table-cell>
          <table:table-cell office:value-type="float" office:value="0.973458301165532" calcext:value-type="float">
            <text:p>0.973</text:p>
          </table:table-cell>
          <table:table-cell office:value-type="float" office:value="2341.42681088217" calcext:value-type="float">
            <text:p>234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WPM_Su2018</text:p>
          </table:table-cell>
          <table:table-cell office:value-type="float" office:value="41122" calcext:value-type="float">
            <text:p>41,122</text:p>
          </table:table-cell>
          <table:table-cell office:value-type="float" office:value="952" calcext:value-type="float">
            <text:p>952</text:p>
          </table:table-cell>
          <table:table-cell office:value-type="float" office:value="428.774460255854" calcext:value-type="float">
            <text:p>429</text:p>
          </table:table-cell>
          <table:table-cell office:value-type="float" office:value="3.59986596559536" calcext:value-type="float">
            <text:p>3.600</text:p>
          </table:table-cell>
          <table:table-cell office:value-type="float" office:value="0.524871594471199" calcext:value-type="float">
            <text:p>0.525</text:p>
          </table:table-cell>
          <table:table-cell office:value-type="float" office:value="0.932667844766658" calcext:value-type="float">
            <text:p>0.933</text:p>
          </table:table-cell>
          <table:table-cell office:value-type="float" office:value="2338.28886148763" calcext:value-type="float">
            <text:p>233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WPM_Wi2018</text:p>
          </table:table-cell>
          <table:table-cell office:value-type="float" office:value="44105" calcext:value-type="float">
            <text:p>44,105</text:p>
          </table:table-cell>
          <table:table-cell office:value-type="float" office:value="5589" calcext:value-type="float">
            <text:p>5,589</text:p>
          </table:table-cell>
          <table:table-cell office:value-type="float" office:value="2179.08814790473" calcext:value-type="float">
            <text:p>2,179</text:p>
          </table:table-cell>
          <table:table-cell office:value-type="float" office:value="6.01143052978416" calcext:value-type="float">
            <text:p>6.011</text:p>
          </table:table-cell>
          <table:table-cell office:value-type="float" office:value="0.696690241932444" calcext:value-type="float">
            <text:p>0.697</text:p>
          </table:table-cell>
          <table:table-cell office:value-type="float" office:value="0.985011425967505" calcext:value-type="float">
            <text:p>0.985</text:p>
          </table:table-cell>
          <table:table-cell office:value-type="float" office:value="12331.718959212" calcext:value-type="float">
            <text:p>1233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WPM_Wi2019A</text:p>
          </table:table-cell>
          <table:table-cell office:value-type="float" office:value="49420" calcext:value-type="float">
            <text:p>49,420</text:p>
          </table:table-cell>
          <table:table-cell office:value-type="float" office:value="1758" calcext:value-type="float">
            <text:p>1,758</text:p>
          </table:table-cell>
          <table:table-cell office:value-type="float" office:value="662.304588776934" calcext:value-type="float">
            <text:p>662</text:p>
          </table:table-cell>
          <table:table-cell office:value-type="float" office:value="3.50062446481224" calcext:value-type="float">
            <text:p>3.501</text:p>
          </table:table-cell>
          <table:table-cell office:value-type="float" office:value="0.468503250317876" calcext:value-type="float">
            <text:p>0.469</text:p>
          </table:table-cell>
          <table:table-cell office:value-type="float" office:value="0.88258725538382" calcext:value-type="float">
            <text:p>0.883</text:p>
          </table:table-cell>
          <table:table-cell office:value-type="float" office:value="4461.175562553" calcext:value-type="float">
            <text:p>446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10_WPM_Wi2019B</text:p>
          </table:table-cell>
          <table:table-cell office:value-type="float" office:value="51810" calcext:value-type="float">
            <text:p>51,810</text:p>
          </table:table-cell>
          <table:table-cell office:value-type="float" office:value="2044" calcext:value-type="float">
            <text:p>2,044</text:p>
          </table:table-cell>
          <table:table-cell office:value-type="float" office:value="751.057494052797" calcext:value-type="float">
            <text:p>751</text:p>
          </table:table-cell>
          <table:table-cell office:value-type="float" office:value="3.75423480944791" calcext:value-type="float">
            <text:p>3.754</text:p>
          </table:table-cell>
          <table:table-cell office:value-type="float" office:value="0.492509552227607" calcext:value-type="float">
            <text:p>0.493</text:p>
          </table:table-cell>
          <table:table-cell office:value-type="float" office:value="0.907510108963828" calcext:value-type="float">
            <text:p>0.908</text:p>
          </table:table-cell>
          <table:table-cell office:value-type="float" office:value="4762.27145763862" calcext:value-type="float">
            <text:p>476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05_S_Wi2013</text:p>
          </table:table-cell>
          <table:table-cell office:value-type="float" office:value="24898" calcext:value-type="float">
            <text:p>24,898</text:p>
          </table:table-cell>
          <table:table-cell office:value-type="float" office:value="6658" calcext:value-type="float">
            <text:p>6,658</text:p>
          </table:table-cell>
          <table:table-cell office:value-type="float" office:value="3733.55614664745" calcext:value-type="float">
            <text:p>3,734</text:p>
          </table:table-cell>
          <table:table-cell office:value-type="float" office:value="7.47835118245294" calcext:value-type="float">
            <text:p>7.478</text:p>
          </table:table-cell>
          <table:table-cell office:value-type="float" office:value="0.849467594327126" calcext:value-type="float">
            <text:p>0.849</text:p>
          </table:table-cell>
          <table:table-cell office:value-type="float" office:value="0.997230409444782" calcext:value-type="float">
            <text:p>0.997</text:p>
          </table:table-cell>
          <table:table-cell office:value-type="float" office:value="15568.8848974358" calcext:value-type="float">
            <text:p>1556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05_S_Wi2015</text:p>
          </table:table-cell>
          <table:table-cell office:value-type="float" office:value="36609" calcext:value-type="float">
            <text:p>36,609</text:p>
          </table:table-cell>
          <table:table-cell office:value-type="float" office:value="8925" calcext:value-type="float">
            <text:p>8,925</text:p>
          </table:table-cell>
          <table:table-cell office:value-type="float" office:value="4056.01046718842" calcext:value-type="float">
            <text:p>4,056</text:p>
          </table:table-cell>
          <table:table-cell office:value-type="float" office:value="7.76593164241496" calcext:value-type="float">
            <text:p>7.766</text:p>
          </table:table-cell>
          <table:table-cell office:value-type="float" office:value="0.853716963879121" calcext:value-type="float">
            <text:p>0.854</text:p>
          </table:table-cell>
          <table:table-cell office:value-type="float" office:value="0.9977786889573" calcext:value-type="float">
            <text:p>0.998</text:p>
          </table:table-cell>
          <table:table-cell office:value-type="float" office:value="16821.218304845" calcext:value-type="float">
            <text:p>1682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05_S_Wi2015RNA</text:p>
          </table:table-cell>
          <table:table-cell office:value-type="float" office:value="23596" calcext:value-type="float">
            <text:p>23,596</text:p>
          </table:table-cell>
          <table:table-cell office:value-type="float" office:value="5733" calcext:value-type="float">
            <text:p>5,733</text:p>
          </table:table-cell>
          <table:table-cell office:value-type="float" office:value="3433.32414280382" calcext:value-type="float">
            <text:p>3,433</text:p>
          </table:table-cell>
          <table:table-cell office:value-type="float" office:value="7.22214249933698" calcext:value-type="float">
            <text:p>7.222</text:p>
          </table:table-cell>
          <table:table-cell office:value-type="float" office:value="0.834544408623879" calcext:value-type="float">
            <text:p>0.835</text:p>
          </table:table-cell>
          <table:table-cell office:value-type="float" office:value="0.996203284330704" calcext:value-type="float">
            <text:p>0.996</text:p>
          </table:table-cell>
          <table:table-cell office:value-type="float" office:value="11363.6904578635" calcext:value-type="float">
            <text:p>1136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05_S_Wi2016</text:p>
          </table:table-cell>
          <table:table-cell office:value-type="float" office:value="31453" calcext:value-type="float">
            <text:p>31,453</text:p>
          </table:table-cell>
          <table:table-cell office:value-type="float" office:value="7315" calcext:value-type="float">
            <text:p>7,315</text:p>
          </table:table-cell>
          <table:table-cell office:value-type="float" office:value="3622.81543603464" calcext:value-type="float">
            <text:p>3,623</text:p>
          </table:table-cell>
          <table:table-cell office:value-type="float" office:value="7.57399537124036" calcext:value-type="float">
            <text:p>7.574</text:p>
          </table:table-cell>
          <table:table-cell office:value-type="float" office:value="0.851232388887125" calcext:value-type="float">
            <text:p>0.851</text:p>
          </table:table-cell>
          <table:table-cell office:value-type="float" office:value="0.997933521513785" calcext:value-type="float">
            <text:p>0.998</text:p>
          </table:table-cell>
          <table:table-cell office:value-type="float" office:value="15708.7246864974" calcext:value-type="float">
            <text:p>1570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05_S_Wi2016RNA</text:p>
          </table:table-cell>
          <table:table-cell office:value-type="float" office:value="19945" calcext:value-type="float">
            <text:p>19,945</text:p>
          </table:table-cell>
          <table:table-cell office:value-type="float" office:value="4849" calcext:value-type="float">
            <text:p>4,849</text:p>
          </table:table-cell>
          <table:table-cell office:value-type="float" office:value="3223.18760264158" calcext:value-type="float">
            <text:p>3,223</text:p>
          </table:table-cell>
          <table:table-cell office:value-type="float" office:value="7.11817446212212" calcext:value-type="float">
            <text:p>7.118</text:p>
          </table:table-cell>
          <table:table-cell office:value-type="float" office:value="0.83876169961115" calcext:value-type="float">
            <text:p>0.839</text:p>
          </table:table-cell>
          <table:table-cell office:value-type="float" office:value="0.995980214077055" calcext:value-type="float">
            <text:p>0.996</text:p>
          </table:table-cell>
          <table:table-cell office:value-type="float" office:value="10097.77595729" calcext:value-type="float">
            <text:p>1009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05_S_Wi2017</text:p>
          </table:table-cell>
          <table:table-cell office:value-type="float" office:value="16904" calcext:value-type="float">
            <text:p>16,904</text:p>
          </table:table-cell>
          <table:table-cell office:value-type="float" office:value="5465" calcext:value-type="float">
            <text:p>5,465</text:p>
          </table:table-cell>
          <table:table-cell office:value-type="float" office:value="3863.96665075763" calcext:value-type="float">
            <text:p>3,864</text:p>
          </table:table-cell>
          <table:table-cell office:value-type="float" office:value="7.43707322578927" calcext:value-type="float">
            <text:p>7.437</text:p>
          </table:table-cell>
          <table:table-cell office:value-type="float" office:value="0.864161055592788" calcext:value-type="float">
            <text:p>0.864</text:p>
          </table:table-cell>
          <table:table-cell office:value-type="float" office:value="0.997227523137255" calcext:value-type="float">
            <text:p>0.997</text:p>
          </table:table-cell>
          <table:table-cell office:value-type="float" office:value="14763.3282665567" calcext:value-type="float">
            <text:p>1476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05_S_Wi2017RNA</text:p>
          </table:table-cell>
          <table:table-cell office:value-type="float" office:value="29538" calcext:value-type="float">
            <text:p>29,538</text:p>
          </table:table-cell>
          <table:table-cell office:value-type="float" office:value="6577" calcext:value-type="float">
            <text:p>6,577</text:p>
          </table:table-cell>
          <table:table-cell office:value-type="float" office:value="3445.30067183006" calcext:value-type="float">
            <text:p>3,445</text:p>
          </table:table-cell>
          <table:table-cell office:value-type="float" office:value="7.24298400454316" calcext:value-type="float">
            <text:p>7.243</text:p>
          </table:table-cell>
          <table:table-cell office:value-type="float" office:value="0.823877697066455" calcext:value-type="float">
            <text:p>0.824</text:p>
          </table:table-cell>
          <table:table-cell office:value-type="float" office:value="0.99496868654981" calcext:value-type="float">
            <text:p>0.995</text:p>
          </table:table-cell>
          <table:table-cell office:value-type="float" office:value="12595.7176332531" calcext:value-type="float">
            <text:p>1259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05_S_Wi2018</text:p>
          </table:table-cell>
          <table:table-cell office:value-type="float" office:value="22190" calcext:value-type="float">
            <text:p>22,190</text:p>
          </table:table-cell>
          <table:table-cell office:value-type="float" office:value="5480" calcext:value-type="float">
            <text:p>5,480</text:p>
          </table:table-cell>
          <table:table-cell office:value-type="float" office:value="3338.06739676824" calcext:value-type="float">
            <text:p>3,338</text:p>
          </table:table-cell>
          <table:table-cell office:value-type="float" office:value="7.27582463711695" calcext:value-type="float">
            <text:p>7.276</text:p>
          </table:table-cell>
          <table:table-cell office:value-type="float" office:value="0.845155376670881" calcext:value-type="float">
            <text:p>0.845</text:p>
          </table:table-cell>
          <table:table-cell office:value-type="float" office:value="0.997194128873076" calcext:value-type="float">
            <text:p>0.997</text:p>
          </table:table-cell>
          <table:table-cell office:value-type="float" office:value="12566.1461849256" calcext:value-type="float">
            <text:p>1256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05_S_Wi2018RNA</text:p>
          </table:table-cell>
          <table:table-cell office:value-type="float" office:value="18072" calcext:value-type="float">
            <text:p>18,072</text:p>
          </table:table-cell>
          <table:table-cell office:value-type="float" office:value="4004" calcext:value-type="float">
            <text:p>4,004</text:p>
          </table:table-cell>
          <table:table-cell office:value-type="float" office:value="2847.70715072917" calcext:value-type="float">
            <text:p>2,848</text:p>
          </table:table-cell>
          <table:table-cell office:value-type="float" office:value="6.65070558540182" calcext:value-type="float">
            <text:p>6.651</text:p>
          </table:table-cell>
          <table:table-cell office:value-type="float" office:value="0.801768075487611" calcext:value-type="float">
            <text:p>0.802</text:p>
          </table:table-cell>
          <table:table-cell office:value-type="float" office:value="0.991663057327524" calcext:value-type="float">
            <text:p>0.992</text:p>
          </table:table-cell>
          <table:table-cell office:value-type="float" office:value="7886.88304819734" calcext:value-type="float">
            <text:p>788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05_S_Wi2019</text:p>
          </table:table-cell>
          <table:table-cell office:value-type="float" office:value="32727" calcext:value-type="float">
            <text:p>32,727</text:p>
          </table:table-cell>
          <table:table-cell office:value-type="float" office:value="8020" calcext:value-type="float">
            <text:p>8,020</text:p>
          </table:table-cell>
          <table:table-cell office:value-type="float" office:value="3903.38913863" calcext:value-type="float">
            <text:p>3,903</text:p>
          </table:table-cell>
          <table:table-cell office:value-type="float" office:value="7.77707196544605" calcext:value-type="float">
            <text:p>7.777</text:p>
          </table:table-cell>
          <table:table-cell office:value-type="float" office:value="0.865109782850729" calcext:value-type="float">
            <text:p>0.865</text:p>
          </table:table-cell>
          <table:table-cell office:value-type="float" office:value="0.998414855841843" calcext:value-type="float">
            <text:p>0.998</text:p>
          </table:table-cell>
          <table:table-cell office:value-type="float" office:value="16605.0193105976" calcext:value-type="float">
            <text:p>1660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05_S_Wi2019RNA</text:p>
          </table:table-cell>
          <table:table-cell office:value-type="float" office:value="24239" calcext:value-type="float">
            <text:p>24,239</text:p>
          </table:table-cell>
          <table:table-cell office:value-type="float" office:value="5266" calcext:value-type="float">
            <text:p>5,266</text:p>
          </table:table-cell>
          <table:table-cell office:value-type="float" office:value="3166.24149298983" calcext:value-type="float">
            <text:p>3,166</text:p>
          </table:table-cell>
          <table:table-cell office:value-type="float" office:value="7.13496382183473" calcext:value-type="float">
            <text:p>7.135</text:p>
          </table:table-cell>
          <table:table-cell office:value-type="float" office:value="0.832645803465682" calcext:value-type="float">
            <text:p>0.833</text:p>
          </table:table-cell>
          <table:table-cell office:value-type="float" office:value="0.996232821623832" calcext:value-type="float">
            <text:p>0.996</text:p>
          </table:table-cell>
          <table:table-cell office:value-type="float" office:value="10121.3107511754" calcext:value-type="float">
            <text:p>1012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10_S_Wi2013</text:p>
          </table:table-cell>
          <table:table-cell office:value-type="float" office:value="12460" calcext:value-type="float">
            <text:p>12,460</text:p>
          </table:table-cell>
          <table:table-cell office:value-type="float" office:value="2974" calcext:value-type="float">
            <text:p>2,974</text:p>
          </table:table-cell>
          <table:table-cell office:value-type="float" office:value="2598.23328739552" calcext:value-type="float">
            <text:p>2,598</text:p>
          </table:table-cell>
          <table:table-cell office:value-type="float" office:value="6.37681058615003" calcext:value-type="float">
            <text:p>6.377</text:p>
          </table:table-cell>
          <table:table-cell office:value-type="float" office:value="0.797334231871555" calcext:value-type="float">
            <text:p>0.797</text:p>
          </table:table-cell>
          <table:table-cell office:value-type="float" office:value="0.988787258875271" calcext:value-type="float">
            <text:p>0.989</text:p>
          </table:table-cell>
          <table:table-cell office:value-type="float" office:value="7948.40720937885" calcext:value-type="float">
            <text:p>794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10_S_Wi2015</text:p>
          </table:table-cell>
          <table:table-cell office:value-type="float" office:value="69222" calcext:value-type="float">
            <text:p>69,222</text:p>
          </table:table-cell>
          <table:table-cell office:value-type="float" office:value="7178" calcext:value-type="float">
            <text:p>7,178</text:p>
          </table:table-cell>
          <table:table-cell office:value-type="float" office:value="2734.22570203432" calcext:value-type="float">
            <text:p>2,734</text:p>
          </table:table-cell>
          <table:table-cell office:value-type="float" office:value="7.09326224602195" calcext:value-type="float">
            <text:p>7.093</text:p>
          </table:table-cell>
          <table:table-cell office:value-type="float" office:value="0.798900905793177" calcext:value-type="float">
            <text:p>0.799</text:p>
          </table:table-cell>
          <table:table-cell office:value-type="float" office:value="0.995864802710194" calcext:value-type="float">
            <text:p>0.996</text:p>
          </table:table-cell>
          <table:table-cell office:value-type="float" office:value="10406.6816480117" calcext:value-type="float">
            <text:p>1040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10_S_Wi2016</text:p>
          </table:table-cell>
          <table:table-cell office:value-type="float" office:value="33590" calcext:value-type="float">
            <text:p>33,590</text:p>
          </table:table-cell>
          <table:table-cell office:value-type="float" office:value="5944" calcext:value-type="float">
            <text:p>5,944</text:p>
          </table:table-cell>
          <table:table-cell office:value-type="float" office:value="3000.18346994617" calcext:value-type="float">
            <text:p>3,000</text:p>
          </table:table-cell>
          <table:table-cell office:value-type="float" office:value="7.19916621433205" calcext:value-type="float">
            <text:p>7.199</text:p>
          </table:table-cell>
          <table:table-cell office:value-type="float" office:value="0.828429486041819" calcext:value-type="float">
            <text:p>0.828</text:p>
          </table:table-cell>
          <table:table-cell office:value-type="float" office:value="0.996106497976891" calcext:value-type="float">
            <text:p>0.996</text:p>
          </table:table-cell>
          <table:table-cell office:value-type="float" office:value="11425.721098385" calcext:value-type="float">
            <text:p>1142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10_S_Wi2017</text:p>
          </table:table-cell>
          <table:table-cell office:value-type="float" office:value="15606" calcext:value-type="float">
            <text:p>15,606</text:p>
          </table:table-cell>
          <table:table-cell office:value-type="float" office:value="4437" calcext:value-type="float">
            <text:p>4,437</text:p>
          </table:table-cell>
          <table:table-cell office:value-type="float" office:value="3371.07479138278" calcext:value-type="float">
            <text:p>3,371</text:p>
          </table:table-cell>
          <table:table-cell office:value-type="float" office:value="7.22695184493676" calcext:value-type="float">
            <text:p>7.227</text:p>
          </table:table-cell>
          <table:table-cell office:value-type="float" office:value="0.860583588250829" calcext:value-type="float">
            <text:p>0.861</text:p>
          </table:table-cell>
          <table:table-cell office:value-type="float" office:value="0.996178006306752" calcext:value-type="float">
            <text:p>0.996</text:p>
          </table:table-cell>
          <table:table-cell office:value-type="float" office:value="10873.7248110019" calcext:value-type="float">
            <text:p>1087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10_S_Wi2018</text:p>
          </table:table-cell>
          <table:table-cell office:value-type="float" office:value="20964" calcext:value-type="float">
            <text:p>20,964</text:p>
          </table:table-cell>
          <table:table-cell office:value-type="float" office:value="5916" calcext:value-type="float">
            <text:p>5,916</text:p>
          </table:table-cell>
          <table:table-cell office:value-type="float" office:value="3687.36465552231" calcext:value-type="float">
            <text:p>3,687</text:p>
          </table:table-cell>
          <table:table-cell office:value-type="float" office:value="7.40898498264942" calcext:value-type="float">
            <text:p>7.409</text:p>
          </table:table-cell>
          <table:table-cell office:value-type="float" office:value="0.853037451853594" calcext:value-type="float">
            <text:p>0.853</text:p>
          </table:table-cell>
          <table:table-cell office:value-type="float" office:value="0.99576294117525" calcext:value-type="float">
            <text:p>0.996</text:p>
          </table:table-cell>
          <table:table-cell office:value-type="float" office:value="14791.7040308918" calcext:value-type="float">
            <text:p>1479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EUR10_S_Wi2019</text:p>
          </table:table-cell>
          <table:table-cell office:value-type="float" office:value="35873" calcext:value-type="float">
            <text:p>35,873</text:p>
          </table:table-cell>
          <table:table-cell office:value-type="float" office:value="6605" calcext:value-type="float">
            <text:p>6,605</text:p>
          </table:table-cell>
          <table:table-cell office:value-type="float" office:value="3491.53419936091" calcext:value-type="float">
            <text:p>3,492</text:p>
          </table:table-cell>
          <table:table-cell office:value-type="float" office:value="7.50665807134684" calcext:value-type="float">
            <text:p>7.507</text:p>
          </table:table-cell>
          <table:table-cell office:value-type="float" office:value="0.853457779847165" calcext:value-type="float">
            <text:p>0.853</text:p>
          </table:table-cell>
          <table:table-cell office:value-type="float" office:value="0.996899660106012" calcext:value-type="float">
            <text:p>0.997</text:p>
          </table:table-cell>
          <table:table-cell office:value-type="float" office:value="9507.08716157819" calcext:value-type="float">
            <text:p>950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I01</text:p>
          </table:table-cell>
          <table:table-cell office:value-type="float" office:value="53349" calcext:value-type="float">
            <text:p>53,349</text:p>
          </table:table-cell>
          <table:table-cell office:value-type="float" office:value="6604" calcext:value-type="float">
            <text:p>6,604</text:p>
          </table:table-cell>
          <table:table-cell office:value-type="float" office:value="3117.05313056217" calcext:value-type="float">
            <text:p>3,117</text:p>
          </table:table-cell>
          <table:table-cell office:value-type="float" office:value="7.29034921676073" calcext:value-type="float">
            <text:p>7.290</text:p>
          </table:table-cell>
          <table:table-cell office:value-type="float" office:value="0.828879150818077" calcext:value-type="float">
            <text:p>0.829</text:p>
          </table:table-cell>
          <table:table-cell office:value-type="float" office:value="0.996594533154064" calcext:value-type="float">
            <text:p>0.997</text:p>
          </table:table-cell>
          <table:table-cell office:value-type="float" office:value="8134.78093034141" calcext:value-type="float">
            <text:p>813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I02</text:p>
          </table:table-cell>
          <table:table-cell office:value-type="float" office:value="73783" calcext:value-type="float">
            <text:p>73,783</text:p>
          </table:table-cell>
          <table:table-cell office:value-type="float" office:value="7823" calcext:value-type="float">
            <text:p>7,823</text:p>
          </table:table-cell>
          <table:table-cell office:value-type="float" office:value="3656.41685197481" calcext:value-type="float">
            <text:p>3,656</text:p>
          </table:table-cell>
          <table:table-cell office:value-type="float" office:value="7.71516718404374" calcext:value-type="float">
            <text:p>7.715</text:p>
          </table:table-cell>
          <table:table-cell office:value-type="float" office:value="0.860604481199217" calcext:value-type="float">
            <text:p>0.861</text:p>
          </table:table-cell>
          <table:table-cell office:value-type="float" office:value="0.99798106279813" calcext:value-type="float">
            <text:p>0.998</text:p>
          </table:table-cell>
          <table:table-cell office:value-type="float" office:value="8201.79071736215" calcext:value-type="float">
            <text:p>820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I03</text:p>
          </table:table-cell>
          <table:table-cell office:value-type="float" office:value="82262" calcext:value-type="float">
            <text:p>82,262</text:p>
          </table:table-cell>
          <table:table-cell office:value-type="float" office:value="5835" calcext:value-type="float">
            <text:p>5,835</text:p>
          </table:table-cell>
          <table:table-cell office:value-type="float" office:value="2814.80050211858" calcext:value-type="float">
            <text:p>2,815</text:p>
          </table:table-cell>
          <table:table-cell office:value-type="float" office:value="7.14840943873877" calcext:value-type="float">
            <text:p>7.148</text:p>
          </table:table-cell>
          <table:table-cell office:value-type="float" office:value="0.824344421296314" calcext:value-type="float">
            <text:p>0.824</text:p>
          </table:table-cell>
          <table:table-cell office:value-type="float" office:value="0.99634446075862" calcext:value-type="float">
            <text:p>0.996</text:p>
          </table:table-cell>
          <table:table-cell office:value-type="float" office:value="6050.91117957036" calcext:value-type="float">
            <text:p>605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I04.1</text:p>
          </table:table-cell>
          <table:table-cell office:value-type="float" office:value="82007" calcext:value-type="float">
            <text:p>82,007</text:p>
          </table:table-cell>
          <table:table-cell office:value-type="float" office:value="7719" calcext:value-type="float">
            <text:p>7,719</text:p>
          </table:table-cell>
          <table:table-cell office:value-type="float" office:value="3707.88144628296" calcext:value-type="float">
            <text:p>3,708</text:p>
          </table:table-cell>
          <table:table-cell office:value-type="float" office:value="7.79714617854983" calcext:value-type="float">
            <text:p>7.797</text:p>
          </table:table-cell>
          <table:table-cell office:value-type="float" office:value="0.871049360842225" calcext:value-type="float">
            <text:p>0.871</text:p>
          </table:table-cell>
          <table:table-cell office:value-type="float" office:value="0.998246111919907" calcext:value-type="float">
            <text:p>0.998</text:p>
          </table:table-cell>
          <table:table-cell office:value-type="float" office:value="7920.05495407342" calcext:value-type="float">
            <text:p>792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I04.2</text:p>
          </table:table-cell>
          <table:table-cell office:value-type="float" office:value="53300" calcext:value-type="float">
            <text:p>53,300</text:p>
          </table:table-cell>
          <table:table-cell office:value-type="float" office:value="5787" calcext:value-type="float">
            <text:p>5,787</text:p>
          </table:table-cell>
          <table:table-cell office:value-type="float" office:value="3444.53127294423" calcext:value-type="float">
            <text:p>3,445</text:p>
          </table:table-cell>
          <table:table-cell office:value-type="float" office:value="7.64135122862394" calcext:value-type="float">
            <text:p>7.641</text:p>
          </table:table-cell>
          <table:table-cell office:value-type="float" office:value="0.882029954239139" calcext:value-type="float">
            <text:p>0.882</text:p>
          </table:table-cell>
          <table:table-cell office:value-type="float" office:value="0.99817801041223" calcext:value-type="float">
            <text:p>0.998</text:p>
          </table:table-cell>
          <table:table-cell office:value-type="float" office:value="5946.91932812284" calcext:value-type="float">
            <text:p>594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I05</text:p>
          </table:table-cell>
          <table:table-cell office:value-type="float" office:value="104600" calcext:value-type="float">
            <text:p>104,600</text:p>
          </table:table-cell>
          <table:table-cell office:value-type="float" office:value="9203" calcext:value-type="float">
            <text:p>9,203</text:p>
          </table:table-cell>
          <table:table-cell office:value-type="float" office:value="3884.21384206143" calcext:value-type="float">
            <text:p>3,884</text:p>
          </table:table-cell>
          <table:table-cell office:value-type="float" office:value="7.85467339220305" calcext:value-type="float">
            <text:p>7.855</text:p>
          </table:table-cell>
          <table:table-cell office:value-type="float" office:value="0.86057064801171" calcext:value-type="float">
            <text:p>0.861</text:p>
          </table:table-cell>
          <table:table-cell office:value-type="float" office:value="0.998047965298012" calcext:value-type="float">
            <text:p>0.998</text:p>
          </table:table-cell>
          <table:table-cell office:value-type="float" office:value="9427.87759876196" calcext:value-type="float">
            <text:p>942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I06</text:p>
          </table:table-cell>
          <table:table-cell office:value-type="float" office:value="41795" calcext:value-type="float">
            <text:p>41,795</text:p>
          </table:table-cell>
          <table:table-cell office:value-type="float" office:value="4160" calcext:value-type="float">
            <text:p>4,160</text:p>
          </table:table-cell>
          <table:table-cell office:value-type="float" office:value="2777.38288467931" calcext:value-type="float">
            <text:p>2,777</text:p>
          </table:table-cell>
          <table:table-cell office:value-type="float" office:value="7.08499219475477" calcext:value-type="float">
            <text:p>7.085</text:p>
          </table:table-cell>
          <table:table-cell office:value-type="float" office:value="0.850205488891536" calcext:value-type="float">
            <text:p>0.850</text:p>
          </table:table-cell>
          <table:table-cell office:value-type="float" office:value="0.995643894517531" calcext:value-type="float">
            <text:p>0.996</text:p>
          </table:table-cell>
          <table:table-cell office:value-type="float" office:value="4276.82220357281" calcext:value-type="float">
            <text:p>427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I07</text:p>
          </table:table-cell>
          <table:table-cell office:value-type="float" office:value="57814" calcext:value-type="float">
            <text:p>57,814</text:p>
          </table:table-cell>
          <table:table-cell office:value-type="float" office:value="6622" calcext:value-type="float">
            <text:p>6,622</text:p>
          </table:table-cell>
          <table:table-cell office:value-type="float" office:value="3651.80432777298" calcext:value-type="float">
            <text:p>3,652</text:p>
          </table:table-cell>
          <table:table-cell office:value-type="float" office:value="7.71292500999707" calcext:value-type="float">
            <text:p>7.713</text:p>
          </table:table-cell>
          <table:table-cell office:value-type="float" office:value="0.876652776681558" calcext:value-type="float">
            <text:p>0.877</text:p>
          </table:table-cell>
          <table:table-cell office:value-type="float" office:value="0.998101541180617" calcext:value-type="float">
            <text:p>0.998</text:p>
          </table:table-cell>
          <table:table-cell office:value-type="float" office:value="6848.70223726301" calcext:value-type="float">
            <text:p>684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I08</text:p>
          </table:table-cell>
          <table:table-cell office:value-type="float" office:value="103220" calcext:value-type="float">
            <text:p>103,220</text:p>
          </table:table-cell>
          <table:table-cell office:value-type="float" office:value="9442" calcext:value-type="float">
            <text:p>9,442</text:p>
          </table:table-cell>
          <table:table-cell office:value-type="float" office:value="3854.64715385153" calcext:value-type="float">
            <text:p>3,855</text:p>
          </table:table-cell>
          <table:table-cell office:value-type="float" office:value="7.8277230408159" calcext:value-type="float">
            <text:p>7.828</text:p>
          </table:table-cell>
          <table:table-cell office:value-type="float" office:value="0.855215645794056" calcext:value-type="float">
            <text:p>0.855</text:p>
          </table:table-cell>
          <table:table-cell office:value-type="float" office:value="0.997946668711024" calcext:value-type="float">
            <text:p>0.998</text:p>
          </table:table-cell>
          <table:table-cell office:value-type="float" office:value="9733.27168523101" calcext:value-type="float">
            <text:p>973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I09</text:p>
          </table:table-cell>
          <table:table-cell office:value-type="float" office:value="137825" calcext:value-type="float">
            <text:p>137,825</text:p>
          </table:table-cell>
          <table:table-cell office:value-type="float" office:value="10114" calcext:value-type="float">
            <text:p>10,114</text:p>
          </table:table-cell>
          <table:table-cell office:value-type="float" office:value="3739.25388570905" calcext:value-type="float">
            <text:p>3,739</text:p>
          </table:table-cell>
          <table:table-cell office:value-type="float" office:value="7.77708788918354" calcext:value-type="float">
            <text:p>7.777</text:p>
          </table:table-cell>
          <table:table-cell office:value-type="float" office:value="0.843348648228624" calcext:value-type="float">
            <text:p>0.843</text:p>
          </table:table-cell>
          <table:table-cell office:value-type="float" office:value="0.997846910139578" calcext:value-type="float">
            <text:p>0.998</text:p>
          </table:table-cell>
          <table:table-cell office:value-type="float" office:value="10372.8523779131" calcext:value-type="float">
            <text:p>1037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I10</text:p>
          </table:table-cell>
          <table:table-cell office:value-type="float" office:value="113094" calcext:value-type="float">
            <text:p>113,094</text:p>
          </table:table-cell>
          <table:table-cell office:value-type="float" office:value="9711" calcext:value-type="float">
            <text:p>9,711</text:p>
          </table:table-cell>
          <table:table-cell office:value-type="float" office:value="3752.39593252072" calcext:value-type="float">
            <text:p>3,752</text:p>
          </table:table-cell>
          <table:table-cell office:value-type="float" office:value="7.78538395296755" calcext:value-type="float">
            <text:p>7.785</text:p>
          </table:table-cell>
          <table:table-cell office:value-type="float" office:value="0.847987323933328" calcext:value-type="float">
            <text:p>0.848</text:p>
          </table:table-cell>
          <table:table-cell office:value-type="float" office:value="0.997754127743343" calcext:value-type="float">
            <text:p>0.998</text:p>
          </table:table-cell>
          <table:table-cell office:value-type="float" office:value="10071.2811397612" calcext:value-type="float">
            <text:p>1007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I11</text:p>
          </table:table-cell>
          <table:table-cell office:value-type="float" office:value="62578" calcext:value-type="float">
            <text:p>62,578</text:p>
          </table:table-cell>
          <table:table-cell office:value-type="float" office:value="6066" calcext:value-type="float">
            <text:p>6,066</text:p>
          </table:table-cell>
          <table:table-cell office:value-type="float" office:value="3291.70774264608" calcext:value-type="float">
            <text:p>3,292</text:p>
          </table:table-cell>
          <table:table-cell office:value-type="float" office:value="7.50142271140762" calcext:value-type="float">
            <text:p>7.501</text:p>
          </table:table-cell>
          <table:table-cell office:value-type="float" office:value="0.861197604474994" calcext:value-type="float">
            <text:p>0.861</text:p>
          </table:table-cell>
          <table:table-cell office:value-type="float" office:value="0.997519252577341" calcext:value-type="float">
            <text:p>0.998</text:p>
          </table:table-cell>
          <table:table-cell office:value-type="float" office:value="6252.89275935819" calcext:value-type="float">
            <text:p>625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BI10_S_Wi2013_PS</text:p>
          </table:table-cell>
          <table:table-cell office:value-type="float" office:value="19330" calcext:value-type="float">
            <text:p>19,330</text:p>
          </table:table-cell>
          <table:table-cell office:value-type="float" office:value="2532" calcext:value-type="float">
            <text:p>2,532</text:p>
          </table:table-cell>
          <table:table-cell office:value-type="float" office:value="2245.12478354457" calcext:value-type="float">
            <text:p>2,245</text:p>
          </table:table-cell>
          <table:table-cell office:value-type="float" office:value="6.96151612816056" calcext:value-type="float">
            <text:p>6.962</text:p>
          </table:table-cell>
          <table:table-cell office:value-type="float" office:value="0.888315053557221" calcext:value-type="float">
            <text:p>0.888</text:p>
          </table:table-cell>
          <table:table-cell office:value-type="float" office:value="0.996185006833956" calcext:value-type="float">
            <text:p>0.996</text:p>
          </table:table-cell>
          <table:table-cell office:value-type="float" office:value="2614.60560755249" calcext:value-type="float">
            <text:p>261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D10_S_Wi2013_PS_A</text:p>
          </table:table-cell>
          <table:table-cell office:value-type="float" office:value="38771" calcext:value-type="float">
            <text:p>38,771</text:p>
          </table:table-cell>
          <table:table-cell office:value-type="float" office:value="4887" calcext:value-type="float">
            <text:p>4,887</text:p>
          </table:table-cell>
          <table:table-cell office:value-type="float" office:value="2972.00393596624" calcext:value-type="float">
            <text:p>2,972</text:p>
          </table:table-cell>
          <table:table-cell office:value-type="float" office:value="7.18986893343856" calcext:value-type="float">
            <text:p>7.190</text:p>
          </table:table-cell>
          <table:table-cell office:value-type="float" office:value="0.846431164631895" calcext:value-type="float">
            <text:p>0.846</text:p>
          </table:table-cell>
          <table:table-cell office:value-type="float" office:value="0.995170186822656" calcext:value-type="float">
            <text:p>0.995</text:p>
          </table:table-cell>
          <table:table-cell office:value-type="float" office:value="5412.78450083012" calcext:value-type="float">
            <text:p>541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D10_S_Wi2013_PS_B</text:p>
          </table:table-cell>
          <table:table-cell office:value-type="float" office:value="36930" calcext:value-type="float">
            <text:p>36,930</text:p>
          </table:table-cell>
          <table:table-cell office:value-type="float" office:value="3995" calcext:value-type="float">
            <text:p>3,995</text:p>
          </table:table-cell>
          <table:table-cell office:value-type="float" office:value="2772.31758553696" calcext:value-type="float">
            <text:p>2,772</text:p>
          </table:table-cell>
          <table:table-cell office:value-type="float" office:value="7.10066656674125" calcext:value-type="float">
            <text:p>7.101</text:p>
          </table:table-cell>
          <table:table-cell office:value-type="float" office:value="0.856244880426555" calcext:value-type="float">
            <text:p>0.856</text:p>
          </table:table-cell>
          <table:table-cell office:value-type="float" office:value="0.994858119982998" calcext:value-type="float">
            <text:p>0.995</text:p>
          </table:table-cell>
          <table:table-cell office:value-type="float" office:value="4134.27389742802" calcext:value-type="float">
            <text:p>413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L10_S_Wi2013_PS</text:p>
          </table:table-cell>
          <table:table-cell office:value-type="float" office:value="57817" calcext:value-type="float">
            <text:p>57,817</text:p>
          </table:table-cell>
          <table:table-cell office:value-type="float" office:value="5653" calcext:value-type="float">
            <text:p>5,653</text:p>
          </table:table-cell>
          <table:table-cell office:value-type="float" office:value="3023.85646686467" calcext:value-type="float">
            <text:p>3,024</text:p>
          </table:table-cell>
          <table:table-cell office:value-type="float" office:value="7.26024662145255" calcext:value-type="float">
            <text:p>7.260</text:p>
          </table:table-cell>
          <table:table-cell office:value-type="float" office:value="0.840311996301876" calcext:value-type="float">
            <text:p>0.840</text:p>
          </table:table-cell>
          <table:table-cell office:value-type="float" office:value="0.995493348611047" calcext:value-type="float">
            <text:p>0.995</text:p>
          </table:table-cell>
          <table:table-cell office:value-type="float" office:value="6049.61534292485" calcext:value-type="float">
            <text:p>605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N10_S_Wi2017</text:p>
          </table:table-cell>
          <table:table-cell office:value-type="float" office:value="45319" calcext:value-type="float">
            <text:p>45,319</text:p>
          </table:table-cell>
          <table:table-cell office:value-type="float" office:value="6400" calcext:value-type="float">
            <text:p>6,400</text:p>
          </table:table-cell>
          <table:table-cell office:value-type="float" office:value="2932.77673407784" calcext:value-type="float">
            <text:p>2,933</text:p>
          </table:table-cell>
          <table:table-cell office:value-type="float" office:value="7.10658490360111" calcext:value-type="float">
            <text:p>7.107</text:p>
          </table:table-cell>
          <table:table-cell office:value-type="float" office:value="0.81087878920777" calcext:value-type="float">
            <text:p>0.811</text:p>
          </table:table-cell>
          <table:table-cell office:value-type="float" office:value="0.995748730645233" calcext:value-type="float">
            <text:p>0.996</text:p>
          </table:table-cell>
          <table:table-cell office:value-type="float" office:value="10043.1280938764" calcext:value-type="float">
            <text:p>1004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N20_S_Wi2013_PS</text:p>
          </table:table-cell>
          <table:table-cell office:value-type="float" office:value="73939" calcext:value-type="float">
            <text:p>73,939</text:p>
          </table:table-cell>
          <table:table-cell office:value-type="float" office:value="6143" calcext:value-type="float">
            <text:p>6,143</text:p>
          </table:table-cell>
          <table:table-cell office:value-type="float" office:value="2958.38346366728" calcext:value-type="float">
            <text:p>2,958</text:p>
          </table:table-cell>
          <table:table-cell office:value-type="float" office:value="7.18779178887953" calcext:value-type="float">
            <text:p>7.188</text:p>
          </table:table-cell>
          <table:table-cell office:value-type="float" office:value="0.823998090571047" calcext:value-type="float">
            <text:p>0.824</text:p>
          </table:table-cell>
          <table:table-cell office:value-type="float" office:value="0.995241867839274" calcext:value-type="float">
            <text:p>0.995</text:p>
          </table:table-cell>
          <table:table-cell office:value-type="float" office:value="6488.36198994058" calcext:value-type="float">
            <text:p>648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N20_S_Wi2017</text:p>
          </table:table-cell>
          <table:table-cell office:value-type="float" office:value="41026" calcext:value-type="float">
            <text:p>41,026</text:p>
          </table:table-cell>
          <table:table-cell office:value-type="float" office:value="7113" calcext:value-type="float">
            <text:p>7,113</text:p>
          </table:table-cell>
          <table:table-cell office:value-type="float" office:value="3264.74433508549" calcext:value-type="float">
            <text:p>3,265</text:p>
          </table:table-cell>
          <table:table-cell office:value-type="float" office:value="7.33662979162792" calcext:value-type="float">
            <text:p>7.337</text:p>
          </table:table-cell>
          <table:table-cell office:value-type="float" office:value="0.827158399042845" calcext:value-type="float">
            <text:p>0.827</text:p>
          </table:table-cell>
          <table:table-cell office:value-type="float" office:value="0.996530069148274" calcext:value-type="float">
            <text:p>0.997</text:p>
          </table:table-cell>
          <table:table-cell office:value-type="float" office:value="12356.018129142" calcext:value-type="float">
            <text:p>1235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N20_WPM_Sp2017_Taq</text:p>
          </table:table-cell>
          <table:table-cell office:value-type="float" office:value="99168" calcext:value-type="float">
            <text:p>99,168</text:p>
          </table:table-cell>
          <table:table-cell office:value-type="float" office:value="1017" calcext:value-type="float">
            <text:p>1,017</text:p>
          </table:table-cell>
          <table:table-cell office:value-type="float" office:value="322.074690715106" calcext:value-type="float">
            <text:p>322</text:p>
          </table:table-cell>
          <table:table-cell office:value-type="float" office:value="4.01828648197551" calcext:value-type="float">
            <text:p>4.018</text:p>
          </table:table-cell>
          <table:table-cell office:value-type="float" office:value="0.580290455573874" calcext:value-type="float">
            <text:p>0.580</text:p>
          </table:table-cell>
          <table:table-cell office:value-type="float" office:value="0.963625973496392" calcext:value-type="float">
            <text:p>0.964</text:p>
          </table:table-cell>
          <table:table-cell office:value-type="float" office:value="1959.66359211502" calcext:value-type="float">
            <text:p>196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O10_S_Wi2013_PS</text:p>
          </table:table-cell>
          <table:table-cell office:value-type="float" office:value="19795" calcext:value-type="float">
            <text:p>19,795</text:p>
          </table:table-cell>
          <table:table-cell office:value-type="float" office:value="2746" calcext:value-type="float">
            <text:p>2,746</text:p>
          </table:table-cell>
          <table:table-cell office:value-type="float" office:value="2294.66441858772" calcext:value-type="float">
            <text:p>2,295</text:p>
          </table:table-cell>
          <table:table-cell office:value-type="float" office:value="6.76515330425572" calcext:value-type="float">
            <text:p>6.765</text:p>
          </table:table-cell>
          <table:table-cell office:value-type="float" office:value="0.854412508782609" calcext:value-type="float">
            <text:p>0.854</text:p>
          </table:table-cell>
          <table:table-cell office:value-type="float" office:value="0.995029683199499" calcext:value-type="float">
            <text:p>0.995</text:p>
          </table:table-cell>
          <table:table-cell office:value-type="float" office:value="2952.96930633491" calcext:value-type="float">
            <text:p>295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OI10_S_Wi2013_PS</text:p>
          </table:table-cell>
          <table:table-cell office:value-type="float" office:value="75261" calcext:value-type="float">
            <text:p>75,261</text:p>
          </table:table-cell>
          <table:table-cell office:value-type="float" office:value="6145" calcext:value-type="float">
            <text:p>6,145</text:p>
          </table:table-cell>
          <table:table-cell office:value-type="float" office:value="2678.048729052" calcext:value-type="float">
            <text:p>2,678</text:p>
          </table:table-cell>
          <table:table-cell office:value-type="float" office:value="6.83483905588961" calcext:value-type="float">
            <text:p>6.835</text:p>
          </table:table-cell>
          <table:table-cell office:value-type="float" office:value="0.783506859675529" calcext:value-type="float">
            <text:p>0.784</text:p>
          </table:table-cell>
          <table:table-cell office:value-type="float" office:value="0.992907248248253" calcext:value-type="float">
            <text:p>0.993</text:p>
          </table:table-cell>
          <table:table-cell office:value-type="float" office:value="6751.06713884112" calcext:value-type="float">
            <text:p>675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OK10_S_Wi2013</text:p>
          </table:table-cell>
          <table:table-cell office:value-type="float" office:value="94367" calcext:value-type="float">
            <text:p>94,367</text:p>
          </table:table-cell>
          <table:table-cell office:value-type="float" office:value="8973" calcext:value-type="float">
            <text:p>8,973</text:p>
          </table:table-cell>
          <table:table-cell office:value-type="float" office:value="2893.54955577351" calcext:value-type="float">
            <text:p>2,894</text:p>
          </table:table-cell>
          <table:table-cell office:value-type="float" office:value="7.12365901168186" calcext:value-type="float">
            <text:p>7.124</text:p>
          </table:table-cell>
          <table:table-cell office:value-type="float" office:value="0.782649780939754" calcext:value-type="float">
            <text:p>0.783</text:p>
          </table:table-cell>
          <table:table-cell office:value-type="float" office:value="0.995146728272794" calcext:value-type="float">
            <text:p>0.995</text:p>
          </table:table-cell>
          <table:table-cell office:value-type="float" office:value="13138.1569131153" calcext:value-type="float">
            <text:p>1313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OK10_S_Wi2013RNA</text:p>
          </table:table-cell>
          <table:table-cell office:value-type="float" office:value="47234" calcext:value-type="float">
            <text:p>47,234</text:p>
          </table:table-cell>
          <table:table-cell office:value-type="float" office:value="7041" calcext:value-type="float">
            <text:p>7,041</text:p>
          </table:table-cell>
          <table:table-cell office:value-type="float" office:value="3168.06326333553" calcext:value-type="float">
            <text:p>3,168</text:p>
          </table:table-cell>
          <table:table-cell office:value-type="float" office:value="7.31596365120233" calcext:value-type="float">
            <text:p>7.316</text:p>
          </table:table-cell>
          <table:table-cell office:value-type="float" office:value="0.825775621899671" calcext:value-type="float">
            <text:p>0.826</text:p>
          </table:table-cell>
          <table:table-cell office:value-type="float" office:value="0.996464628167339" calcext:value-type="float">
            <text:p>0.996</text:p>
          </table:table-cell>
          <table:table-cell office:value-type="float" office:value="10838.3040638263" calcext:value-type="float">
            <text:p>1083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OK10_WPM_Su2017</text:p>
          </table:table-cell>
          <table:table-cell office:value-type="float" office:value="21485" calcext:value-type="float">
            <text:p>21,485</text:p>
          </table:table-cell>
          <table:table-cell office:value-type="float" office:value="401" calcext:value-type="float">
            <text:p>401</text:p>
          </table:table-cell>
          <table:table-cell office:value-type="float" office:value="320.875978907199" calcext:value-type="float">
            <text:p>321</text:p>
          </table:table-cell>
          <table:table-cell office:value-type="float" office:value="4.26874587488001" calcext:value-type="float">
            <text:p>4.269</text:p>
          </table:table-cell>
          <table:table-cell office:value-type="float" office:value="0.712174398626085" calcext:value-type="float">
            <text:p>0.712</text:p>
          </table:table-cell>
          <table:table-cell office:value-type="float" office:value="0.970915470031779" calcext:value-type="float">
            <text:p>0.971</text:p>
          </table:table-cell>
          <table:table-cell office:value-type="float" office:value="540.597791339418" calcext:value-type="float">
            <text:p>54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RF10_S_Wi2013_PS</text:p>
          </table:table-cell>
          <table:table-cell office:value-type="float" office:value="26132" calcext:value-type="float">
            <text:p>26,132</text:p>
          </table:table-cell>
          <table:table-cell office:value-type="float" office:value="3070" calcext:value-type="float">
            <text:p>3,070</text:p>
          </table:table-cell>
          <table:table-cell office:value-type="float" office:value="2483.74511711102" calcext:value-type="float">
            <text:p>2,484</text:p>
          </table:table-cell>
          <table:table-cell office:value-type="float" office:value="7.08832890892534" calcext:value-type="float">
            <text:p>7.088</text:p>
          </table:table-cell>
          <table:table-cell office:value-type="float" office:value="0.882793224584991" calcext:value-type="float">
            <text:p>0.883</text:p>
          </table:table-cell>
          <table:table-cell office:value-type="float" office:value="0.996858142681005" calcext:value-type="float">
            <text:p>0.997</text:p>
          </table:table-cell>
          <table:table-cell office:value-type="float" office:value="3175.34545068948" calcext:value-type="float">
            <text:p>317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RF20_S_Wi2013_PS</text:p>
          </table:table-cell>
          <table:table-cell office:value-type="float" office:value="72323" calcext:value-type="float">
            <text:p>72,323</text:p>
          </table:table-cell>
          <table:table-cell office:value-type="float" office:value="6588" calcext:value-type="float">
            <text:p>6,588</text:p>
          </table:table-cell>
          <table:table-cell office:value-type="float" office:value="2894.57093276719" calcext:value-type="float">
            <text:p>2,895</text:p>
          </table:table-cell>
          <table:table-cell office:value-type="float" office:value="7.00998484887488" calcext:value-type="float">
            <text:p>7.010</text:p>
          </table:table-cell>
          <table:table-cell office:value-type="float" office:value="0.797222880697827" calcext:value-type="float">
            <text:p>0.797</text:p>
          </table:table-cell>
          <table:table-cell office:value-type="float" office:value="0.993146740509095" calcext:value-type="float">
            <text:p>0.993</text:p>
          </table:table-cell>
          <table:table-cell office:value-type="float" office:value="7179.63257178201" calcext:value-type="float">
            <text:p>718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10_S_Wi2013_PS</text:p>
          </table:table-cell>
          <table:table-cell office:value-type="float" office:value="44835" calcext:value-type="float">
            <text:p>44,835</text:p>
          </table:table-cell>
          <table:table-cell office:value-type="float" office:value="6028" calcext:value-type="float">
            <text:p>6,028</text:p>
          </table:table-cell>
          <table:table-cell office:value-type="float" office:value="3381.7416462194" calcext:value-type="float">
            <text:p>3,382</text:p>
          </table:table-cell>
          <table:table-cell office:value-type="float" office:value="7.42388130739413" calcext:value-type="float">
            <text:p>7.424</text:p>
          </table:table-cell>
          <table:table-cell office:value-type="float" office:value="0.852910826647501" calcext:value-type="float">
            <text:p>0.853</text:p>
          </table:table-cell>
          <table:table-cell office:value-type="float" office:value="0.996065385229902" calcext:value-type="float">
            <text:p>0.996</text:p>
          </table:table-cell>
          <table:table-cell office:value-type="float" office:value="6601.48493250008" calcext:value-type="float">
            <text:p>660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Abr16</text:p>
          </table:table-cell>
          <table:table-cell office:value-type="float" office:value="12372" calcext:value-type="float">
            <text:p>12,372</text:p>
          </table:table-cell>
          <table:table-cell office:value-type="float" office:value="490" calcext:value-type="float">
            <text:p>490</text:p>
          </table:table-cell>
          <table:table-cell office:value-type="float" office:value="438.390947972266" calcext:value-type="float">
            <text:p>438</text:p>
          </table:table-cell>
          <table:table-cell office:value-type="float" office:value="3.42253421642999" calcext:value-type="float">
            <text:p>3.423</text:p>
          </table:table-cell>
          <table:table-cell office:value-type="float" office:value="0.55252021789611" calcext:value-type="float">
            <text:p>0.553</text:p>
          </table:table-cell>
          <table:table-cell office:value-type="float" office:value="0.911656631282281" calcext:value-type="float">
            <text:p>0.912</text:p>
          </table:table-cell>
          <table:table-cell office:value-type="float" office:value="1121.61494850198" calcext:value-type="float">
            <text:p>112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Apr15</text:p>
          </table:table-cell>
          <table:table-cell office:value-type="float" office:value="56773" calcext:value-type="float">
            <text:p>56,773</text:p>
          </table:table-cell>
          <table:table-cell office:value-type="float" office:value="871" calcext:value-type="float">
            <text:p>871</text:p>
          </table:table-cell>
          <table:table-cell office:value-type="float" office:value="379.804544969172" calcext:value-type="float">
            <text:p>380</text:p>
          </table:table-cell>
          <table:table-cell office:value-type="float" office:value="3.79340606850578" calcext:value-type="float">
            <text:p>3.793</text:p>
          </table:table-cell>
          <table:table-cell office:value-type="float" office:value="0.560355493167379" calcext:value-type="float">
            <text:p>0.560</text:p>
          </table:table-cell>
          <table:table-cell office:value-type="float" office:value="0.951484703013022" calcext:value-type="float">
            <text:p>0.951</text:p>
          </table:table-cell>
          <table:table-cell office:value-type="float" office:value="1510.37546187836" calcext:value-type="float">
            <text:p>151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Apr17</text:p>
          </table:table-cell>
          <table:table-cell office:value-type="float" office:value="64632" calcext:value-type="float">
            <text:p>64,632</text:p>
          </table:table-cell>
          <table:table-cell office:value-type="float" office:value="1367" calcext:value-type="float">
            <text:p>1,367</text:p>
          </table:table-cell>
          <table:table-cell office:value-type="float" office:value="620.213390963512" calcext:value-type="float">
            <text:p>620</text:p>
          </table:table-cell>
          <table:table-cell office:value-type="float" office:value="4.2725644275002" calcext:value-type="float">
            <text:p>4.273</text:p>
          </table:table-cell>
          <table:table-cell office:value-type="float" office:value="0.59173728730904" calcext:value-type="float">
            <text:p>0.592</text:p>
          </table:table-cell>
          <table:table-cell office:value-type="float" office:value="0.965256569318474" calcext:value-type="float">
            <text:p>0.965</text:p>
          </table:table-cell>
          <table:table-cell office:value-type="float" office:value="1738.41850704443" calcext:value-type="float">
            <text:p>173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Apr18</text:p>
          </table:table-cell>
          <table:table-cell office:value-type="float" office:value="54521" calcext:value-type="float">
            <text:p>54,521</text:p>
          </table:table-cell>
          <table:table-cell office:value-type="float" office:value="2138" calcext:value-type="float">
            <text:p>2,138</text:p>
          </table:table-cell>
          <table:table-cell office:value-type="float" office:value="740.237887256304" calcext:value-type="float">
            <text:p>740</text:p>
          </table:table-cell>
          <table:table-cell office:value-type="float" office:value="4.26324889587719" calcext:value-type="float">
            <text:p>4.263</text:p>
          </table:table-cell>
          <table:table-cell office:value-type="float" office:value="0.556006362980582" calcext:value-type="float">
            <text:p>0.556</text:p>
          </table:table-cell>
          <table:table-cell office:value-type="float" office:value="0.958186024620691" calcext:value-type="float">
            <text:p>0.958</text:p>
          </table:table-cell>
          <table:table-cell office:value-type="float" office:value="4776.79745858226" calcext:value-type="float">
            <text:p>477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Apr19</text:p>
          </table:table-cell>
          <table:table-cell office:value-type="float" office:value="47674" calcext:value-type="float">
            <text:p>47,674</text:p>
          </table:table-cell>
          <table:table-cell office:value-type="float" office:value="2559" calcext:value-type="float">
            <text:p>2,559</text:p>
          </table:table-cell>
          <table:table-cell office:value-type="float" office:value="1197.30208735973" calcext:value-type="float">
            <text:p>1,197</text:p>
          </table:table-cell>
          <table:table-cell office:value-type="float" office:value="4.51917694530085" calcext:value-type="float">
            <text:p>4.519</text:p>
          </table:table-cell>
          <table:table-cell office:value-type="float" office:value="0.575884135434618" calcext:value-type="float">
            <text:p>0.576</text:p>
          </table:table-cell>
          <table:table-cell office:value-type="float" office:value="0.913530981413074" calcext:value-type="float">
            <text:p>0.914</text:p>
          </table:table-cell>
          <table:table-cell office:value-type="float" office:value="3632.23825889265" calcext:value-type="float">
            <text:p>363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Aug15</text:p>
          </table:table-cell>
          <table:table-cell office:value-type="float" office:value="24404" calcext:value-type="float">
            <text:p>24,404</text:p>
          </table:table-cell>
          <table:table-cell office:value-type="float" office:value="573" calcext:value-type="float">
            <text:p>573</text:p>
          </table:table-cell>
          <table:table-cell office:value-type="float" office:value="406.985701285654" calcext:value-type="float">
            <text:p>407</text:p>
          </table:table-cell>
          <table:table-cell office:value-type="float" office:value="4.33532950178368" calcext:value-type="float">
            <text:p>4.335</text:p>
          </table:table-cell>
          <table:table-cell office:value-type="float" office:value="0.682633839619195" calcext:value-type="float">
            <text:p>0.683</text:p>
          </table:table-cell>
          <table:table-cell office:value-type="float" office:value="0.973558669999122" calcext:value-type="float">
            <text:p>0.974</text:p>
          </table:table-cell>
          <table:table-cell office:value-type="float" office:value="928.369935908136" calcext:value-type="float">
            <text:p>92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Aug16</text:p>
          </table:table-cell>
          <table:table-cell office:value-type="float" office:value="62522" calcext:value-type="float">
            <text:p>62,522</text:p>
          </table:table-cell>
          <table:table-cell office:value-type="float" office:value="685" calcext:value-type="float">
            <text:p>685</text:p>
          </table:table-cell>
          <table:table-cell office:value-type="float" office:value="375.687085272379" calcext:value-type="float">
            <text:p>376</text:p>
          </table:table-cell>
          <table:table-cell office:value-type="float" office:value="4.24655154570422" calcext:value-type="float">
            <text:p>4.247</text:p>
          </table:table-cell>
          <table:table-cell office:value-type="float" office:value="0.650372054679588" calcext:value-type="float">
            <text:p>0.650</text:p>
          </table:table-cell>
          <table:table-cell office:value-type="float" office:value="0.964503689224921" calcext:value-type="float">
            <text:p>0.965</text:p>
          </table:table-cell>
          <table:table-cell office:value-type="float" office:value="997.529081421676" calcext:value-type="float">
            <text:p>99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Aug17</text:p>
          </table:table-cell>
          <table:table-cell office:value-type="float" office:value="70907" calcext:value-type="float">
            <text:p>70,907</text:p>
          </table:table-cell>
          <table:table-cell office:value-type="float" office:value="786" calcext:value-type="float">
            <text:p>786</text:p>
          </table:table-cell>
          <table:table-cell office:value-type="float" office:value="351.866242797503" calcext:value-type="float">
            <text:p>352</text:p>
          </table:table-cell>
          <table:table-cell office:value-type="float" office:value="3.06212071970228" calcext:value-type="float">
            <text:p>3.062</text:p>
          </table:table-cell>
          <table:table-cell office:value-type="float" office:value="0.459298119822755" calcext:value-type="float">
            <text:p>0.459</text:p>
          </table:table-cell>
          <table:table-cell office:value-type="float" office:value="0.810132558168355" calcext:value-type="float">
            <text:p>0.810</text:p>
          </table:table-cell>
          <table:table-cell office:value-type="float" office:value="1171.34497426049" calcext:value-type="float">
            <text:p>1171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Aug18</text:p>
          </table:table-cell>
          <table:table-cell office:value-type="float" office:value="23633" calcext:value-type="float">
            <text:p>23,633</text:p>
          </table:table-cell>
          <table:table-cell office:value-type="float" office:value="382" calcext:value-type="float">
            <text:p>382</text:p>
          </table:table-cell>
          <table:table-cell office:value-type="float" office:value="307.951360679253" calcext:value-type="float">
            <text:p>308</text:p>
          </table:table-cell>
          <table:table-cell office:value-type="float" office:value="3.87194461480638" calcext:value-type="float">
            <text:p>3.872</text:p>
          </table:table-cell>
          <table:table-cell office:value-type="float" office:value="0.651248224423578" calcext:value-type="float">
            <text:p>0.651</text:p>
          </table:table-cell>
          <table:table-cell office:value-type="float" office:value="0.946880658455459" calcext:value-type="float">
            <text:p>0.947</text:p>
          </table:table-cell>
          <table:table-cell office:value-type="float" office:value="453.716396336101" calcext:value-type="float">
            <text:p>45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Dec15</text:p>
          </table:table-cell>
          <table:table-cell office:value-type="float" office:value="57380" calcext:value-type="float">
            <text:p>57,380</text:p>
          </table:table-cell>
          <table:table-cell office:value-type="float" office:value="1428" calcext:value-type="float">
            <text:p>1,428</text:p>
          </table:table-cell>
          <table:table-cell office:value-type="float" office:value="730.584260914912" calcext:value-type="float">
            <text:p>731</text:p>
          </table:table-cell>
          <table:table-cell office:value-type="float" office:value="4.8870198567926" calcext:value-type="float">
            <text:p>4.887</text:p>
          </table:table-cell>
          <table:table-cell office:value-type="float" office:value="0.672769765633418" calcext:value-type="float">
            <text:p>0.673</text:p>
          </table:table-cell>
          <table:table-cell office:value-type="float" office:value="0.977108590149069" calcext:value-type="float">
            <text:p>0.977</text:p>
          </table:table-cell>
          <table:table-cell office:value-type="float" office:value="1994.33505926407" calcext:value-type="float">
            <text:p>199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Dec16</text:p>
          </table:table-cell>
          <table:table-cell office:value-type="float" office:value="60198" calcext:value-type="float">
            <text:p>60,198</text:p>
          </table:table-cell>
          <table:table-cell office:value-type="float" office:value="1931" calcext:value-type="float">
            <text:p>1,931</text:p>
          </table:table-cell>
          <table:table-cell office:value-type="float" office:value="912.467043744349" calcext:value-type="float">
            <text:p>912</text:p>
          </table:table-cell>
          <table:table-cell office:value-type="float" office:value="5.25129908795219" calcext:value-type="float">
            <text:p>5.251</text:p>
          </table:table-cell>
          <table:table-cell office:value-type="float" office:value="0.694084399602654" calcext:value-type="float">
            <text:p>0.694</text:p>
          </table:table-cell>
          <table:table-cell office:value-type="float" office:value="0.984895710573703" calcext:value-type="float">
            <text:p>0.985</text:p>
          </table:table-cell>
          <table:table-cell office:value-type="float" office:value="2803.1679155093" calcext:value-type="float">
            <text:p>280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Feb15</text:p>
          </table:table-cell>
          <table:table-cell office:value-type="float" office:value="53480" calcext:value-type="float">
            <text:p>53,480</text:p>
          </table:table-cell>
          <table:table-cell office:value-type="float" office:value="1473" calcext:value-type="float">
            <text:p>1,473</text:p>
          </table:table-cell>
          <table:table-cell office:value-type="float" office:value="688.27967374845" calcext:value-type="float">
            <text:p>688</text:p>
          </table:table-cell>
          <table:table-cell office:value-type="float" office:value="4.61161528703096" calcext:value-type="float">
            <text:p>4.612</text:p>
          </table:table-cell>
          <table:table-cell office:value-type="float" office:value="0.632156219741359" calcext:value-type="float">
            <text:p>0.632</text:p>
          </table:table-cell>
          <table:table-cell office:value-type="float" office:value="0.973726208610689" calcext:value-type="float">
            <text:p>0.974</text:p>
          </table:table-cell>
          <table:table-cell office:value-type="float" office:value="2248.16687745137" calcext:value-type="float">
            <text:p>224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Feb16</text:p>
          </table:table-cell>
          <table:table-cell office:value-type="float" office:value="71698" calcext:value-type="float">
            <text:p>71,698</text:p>
          </table:table-cell>
          <table:table-cell office:value-type="float" office:value="2345" calcext:value-type="float">
            <text:p>2,345</text:p>
          </table:table-cell>
          <table:table-cell office:value-type="float" office:value="872.081361687172" calcext:value-type="float">
            <text:p>872</text:p>
          </table:table-cell>
          <table:table-cell office:value-type="float" office:value="4.85878947896397" calcext:value-type="float">
            <text:p>4.859</text:p>
          </table:table-cell>
          <table:table-cell office:value-type="float" office:value="0.626129382405858" calcext:value-type="float">
            <text:p>0.626</text:p>
          </table:table-cell>
          <table:table-cell office:value-type="float" office:value="0.974112655126455" calcext:value-type="float">
            <text:p>0.974</text:p>
          </table:table-cell>
          <table:table-cell office:value-type="float" office:value="3895.4485031629" calcext:value-type="float">
            <text:p>389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Feb18</text:p>
          </table:table-cell>
          <table:table-cell office:value-type="float" office:value="36851" calcext:value-type="float">
            <text:p>36,851</text:p>
          </table:table-cell>
          <table:table-cell office:value-type="float" office:value="1432" calcext:value-type="float">
            <text:p>1,432</text:p>
          </table:table-cell>
          <table:table-cell office:value-type="float" office:value="748.847023884603" calcext:value-type="float">
            <text:p>749</text:p>
          </table:table-cell>
          <table:table-cell office:value-type="float" office:value="4.40173686362074" calcext:value-type="float">
            <text:p>4.402</text:p>
          </table:table-cell>
          <table:table-cell office:value-type="float" office:value="0.605730211152271" calcext:value-type="float">
            <text:p>0.606</text:p>
          </table:table-cell>
          <table:table-cell office:value-type="float" office:value="0.963106845981523" calcext:value-type="float">
            <text:p>0.963</text:p>
          </table:table-cell>
          <table:table-cell office:value-type="float" office:value="2388.22226016575" calcext:value-type="float">
            <text:p>238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Feb19</text:p>
          </table:table-cell>
          <table:table-cell office:value-type="float" office:value="37449" calcext:value-type="float">
            <text:p>37,449</text:p>
          </table:table-cell>
          <table:table-cell office:value-type="float" office:value="1033" calcext:value-type="float">
            <text:p>1,033</text:p>
          </table:table-cell>
          <table:table-cell office:value-type="float" office:value="585.363054385476" calcext:value-type="float">
            <text:p>585</text:p>
          </table:table-cell>
          <table:table-cell office:value-type="float" office:value="4.49315709466788" calcext:value-type="float">
            <text:p>4.493</text:p>
          </table:table-cell>
          <table:table-cell office:value-type="float" office:value="0.647408222814194" calcext:value-type="float">
            <text:p>0.647</text:p>
          </table:table-cell>
          <table:table-cell office:value-type="float" office:value="0.971839525283273" calcext:value-type="float">
            <text:p>0.972</text:p>
          </table:table-cell>
          <table:table-cell office:value-type="float" office:value="1627.85875378463" calcext:value-type="float">
            <text:p>162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Jan16</text:p>
          </table:table-cell>
          <table:table-cell office:value-type="float" office:value="69920" calcext:value-type="float">
            <text:p>69,920</text:p>
          </table:table-cell>
          <table:table-cell office:value-type="float" office:value="2263" calcext:value-type="float">
            <text:p>2,263</text:p>
          </table:table-cell>
          <table:table-cell office:value-type="float" office:value="957.774528701048" calcext:value-type="float">
            <text:p>958</text:p>
          </table:table-cell>
          <table:table-cell office:value-type="float" office:value="5.09715636001185" calcext:value-type="float">
            <text:p>5.097</text:p>
          </table:table-cell>
          <table:table-cell office:value-type="float" office:value="0.659873333825558" calcext:value-type="float">
            <text:p>0.660</text:p>
          </table:table-cell>
          <table:table-cell office:value-type="float" office:value="0.978077418651718" calcext:value-type="float">
            <text:p>0.978</text:p>
          </table:table-cell>
          <table:table-cell office:value-type="float" office:value="3392.72752552328" calcext:value-type="float">
            <text:p>339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Jan17</text:p>
          </table:table-cell>
          <table:table-cell office:value-type="float" office:value="59915" calcext:value-type="float">
            <text:p>59,915</text:p>
          </table:table-cell>
          <table:table-cell office:value-type="float" office:value="2720" calcext:value-type="float">
            <text:p>2,720</text:p>
          </table:table-cell>
          <table:table-cell office:value-type="float" office:value="1150.92339489039" calcext:value-type="float">
            <text:p>1,151</text:p>
          </table:table-cell>
          <table:table-cell office:value-type="float" office:value="5.41442297036698" calcext:value-type="float">
            <text:p>5.414</text:p>
          </table:table-cell>
          <table:table-cell office:value-type="float" office:value="0.684643134094241" calcext:value-type="float">
            <text:p>0.685</text:p>
          </table:table-cell>
          <table:table-cell office:value-type="float" office:value="0.984817668586647" calcext:value-type="float">
            <text:p>0.985</text:p>
          </table:table-cell>
          <table:table-cell office:value-type="float" office:value="4468.42898581541" calcext:value-type="float">
            <text:p>446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Jan18</text:p>
          </table:table-cell>
          <table:table-cell office:value-type="float" office:value="43046" calcext:value-type="float">
            <text:p>43,046</text:p>
          </table:table-cell>
          <table:table-cell office:value-type="float" office:value="1225" calcext:value-type="float">
            <text:p>1,225</text:p>
          </table:table-cell>
          <table:table-cell office:value-type="float" office:value="679.928863007368" calcext:value-type="float">
            <text:p>680</text:p>
          </table:table-cell>
          <table:table-cell office:value-type="float" office:value="4.72183152547555" calcext:value-type="float">
            <text:p>4.722</text:p>
          </table:table-cell>
          <table:table-cell office:value-type="float" office:value="0.664046310489426" calcext:value-type="float">
            <text:p>0.664</text:p>
          </table:table-cell>
          <table:table-cell office:value-type="float" office:value="0.973281038803578" calcext:value-type="float">
            <text:p>0.973</text:p>
          </table:table-cell>
          <table:table-cell office:value-type="float" office:value="1810.17570044724" calcext:value-type="float">
            <text:p>181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Jan19</text:p>
          </table:table-cell>
          <table:table-cell office:value-type="float" office:value="56918" calcext:value-type="float">
            <text:p>56,918</text:p>
          </table:table-cell>
          <table:table-cell office:value-type="float" office:value="1690" calcext:value-type="float">
            <text:p>1,690</text:p>
          </table:table-cell>
          <table:table-cell office:value-type="float" office:value="811.286440305554" calcext:value-type="float">
            <text:p>811</text:p>
          </table:table-cell>
          <table:table-cell office:value-type="float" office:value="5.01400180623029" calcext:value-type="float">
            <text:p>5.014</text:p>
          </table:table-cell>
          <table:table-cell office:value-type="float" office:value="0.674606489002956" calcext:value-type="float">
            <text:p>0.675</text:p>
          </table:table-cell>
          <table:table-cell office:value-type="float" office:value="0.981960660989673" calcext:value-type="float">
            <text:p>0.982</text:p>
          </table:table-cell>
          <table:table-cell office:value-type="float" office:value="2475.28237884133" calcext:value-type="float">
            <text:p>247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Jul15</text:p>
          </table:table-cell>
          <table:table-cell office:value-type="float" office:value="61414" calcext:value-type="float">
            <text:p>61,414</text:p>
          </table:table-cell>
          <table:table-cell office:value-type="float" office:value="644" calcext:value-type="float">
            <text:p>644</text:p>
          </table:table-cell>
          <table:table-cell office:value-type="float" office:value="362.214281349611" calcext:value-type="float">
            <text:p>362</text:p>
          </table:table-cell>
          <table:table-cell office:value-type="float" office:value="4.0947416771699" calcext:value-type="float">
            <text:p>4.095</text:p>
          </table:table-cell>
          <table:table-cell office:value-type="float" office:value="0.633106434077251" calcext:value-type="float">
            <text:p>0.633</text:p>
          </table:table-cell>
          <table:table-cell office:value-type="float" office:value="0.956067052206046" calcext:value-type="float">
            <text:p>0.956</text:p>
          </table:table-cell>
          <table:table-cell office:value-type="float" office:value="817.128909987691" calcext:value-type="float">
            <text:p>81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Jul16</text:p>
          </table:table-cell>
          <table:table-cell office:value-type="float" office:value="54646" calcext:value-type="float">
            <text:p>54,646</text:p>
          </table:table-cell>
          <table:table-cell office:value-type="float" office:value="717" calcext:value-type="float">
            <text:p>717</text:p>
          </table:table-cell>
          <table:table-cell office:value-type="float" office:value="368.931589921849" calcext:value-type="float">
            <text:p>369</text:p>
          </table:table-cell>
          <table:table-cell office:value-type="float" office:value="4.17099025781481" calcext:value-type="float">
            <text:p>4.171</text:p>
          </table:table-cell>
          <table:table-cell office:value-type="float" office:value="0.634363824681668" calcext:value-type="float">
            <text:p>0.634</text:p>
          </table:table-cell>
          <table:table-cell office:value-type="float" office:value="0.958535586074793" calcext:value-type="float">
            <text:p>0.959</text:p>
          </table:table-cell>
          <table:table-cell office:value-type="float" office:value="1141.51890862441" calcext:value-type="float">
            <text:p>114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Jul17</text:p>
          </table:table-cell>
          <table:table-cell office:value-type="float" office:value="72747" calcext:value-type="float">
            <text:p>72,747</text:p>
          </table:table-cell>
          <table:table-cell office:value-type="float" office:value="564" calcext:value-type="float">
            <text:p>564</text:p>
          </table:table-cell>
          <table:table-cell office:value-type="float" office:value="310.767497273076" calcext:value-type="float">
            <text:p>311</text:p>
          </table:table-cell>
          <table:table-cell office:value-type="float" office:value="4.12621984985604" calcext:value-type="float">
            <text:p>4.126</text:p>
          </table:table-cell>
          <table:table-cell office:value-type="float" office:value="0.651331415019896" calcext:value-type="float">
            <text:p>0.651</text:p>
          </table:table-cell>
          <table:table-cell office:value-type="float" office:value="0.952832278638965" calcext:value-type="float">
            <text:p>0.953</text:p>
          </table:table-cell>
          <table:table-cell office:value-type="float" office:value="757.925988306296" calcext:value-type="float">
            <text:p>75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Jun15</text:p>
          </table:table-cell>
          <table:table-cell office:value-type="float" office:value="12226" calcext:value-type="float">
            <text:p>12,226</text:p>
          </table:table-cell>
          <table:table-cell office:value-type="float" office:value="377" calcext:value-type="float">
            <text:p>377</text:p>
          </table:table-cell>
          <table:table-cell office:value-type="float" office:value="341.161266988341" calcext:value-type="float">
            <text:p>341</text:p>
          </table:table-cell>
          <table:table-cell office:value-type="float" office:value="3.57361964758463" calcext:value-type="float">
            <text:p>3.574</text:p>
          </table:table-cell>
          <table:table-cell office:value-type="float" office:value="0.602405924681944" calcext:value-type="float">
            <text:p>0.602</text:p>
          </table:table-cell>
          <table:table-cell office:value-type="float" office:value="0.935276152661063" calcext:value-type="float">
            <text:p>0.935</text:p>
          </table:table-cell>
          <table:table-cell office:value-type="float" office:value="875.459371093966" calcext:value-type="float">
            <text:p>87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Jun16</text:p>
          </table:table-cell>
          <table:table-cell office:value-type="float" office:value="66655" calcext:value-type="float">
            <text:p>66,655</text:p>
          </table:table-cell>
          <table:table-cell office:value-type="float" office:value="2110" calcext:value-type="float">
            <text:p>2,110</text:p>
          </table:table-cell>
          <table:table-cell office:value-type="float" office:value="830.582503954008" calcext:value-type="float">
            <text:p>831</text:p>
          </table:table-cell>
          <table:table-cell office:value-type="float" office:value="4.89719848470936" calcext:value-type="float">
            <text:p>4.897</text:p>
          </table:table-cell>
          <table:table-cell office:value-type="float" office:value="0.639785068595737" calcext:value-type="float">
            <text:p>0.640</text:p>
          </table:table-cell>
          <table:table-cell office:value-type="float" office:value="0.976312435802963" calcext:value-type="float">
            <text:p>0.976</text:p>
          </table:table-cell>
          <table:table-cell office:value-type="float" office:value="3480.35680518252" calcext:value-type="float">
            <text:p>348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Jun17</text:p>
          </table:table-cell>
          <table:table-cell office:value-type="float" office:value="56047" calcext:value-type="float">
            <text:p>56,047</text:p>
          </table:table-cell>
          <table:table-cell office:value-type="float" office:value="1137" calcext:value-type="float">
            <text:p>1,137</text:p>
          </table:table-cell>
          <table:table-cell office:value-type="float" office:value="489.608191770683" calcext:value-type="float">
            <text:p>490</text:p>
          </table:table-cell>
          <table:table-cell office:value-type="float" office:value="4.50641907475528" calcext:value-type="float">
            <text:p>4.506</text:p>
          </table:table-cell>
          <table:table-cell office:value-type="float" office:value="0.640466738124963" calcext:value-type="float">
            <text:p>0.640</text:p>
          </table:table-cell>
          <table:table-cell office:value-type="float" office:value="0.977129907425812" calcext:value-type="float">
            <text:p>0.977</text:p>
          </table:table-cell>
          <table:table-cell office:value-type="float" office:value="2039.99267872486" calcext:value-type="float">
            <text:p>204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Mar15</text:p>
          </table:table-cell>
          <table:table-cell office:value-type="float" office:value="46958" calcext:value-type="float">
            <text:p>46,958</text:p>
          </table:table-cell>
          <table:table-cell office:value-type="float" office:value="893" calcext:value-type="float">
            <text:p>893</text:p>
          </table:table-cell>
          <table:table-cell office:value-type="float" office:value="420.018454049105" calcext:value-type="float">
            <text:p>420</text:p>
          </table:table-cell>
          <table:table-cell office:value-type="float" office:value="3.6987740988969" calcext:value-type="float">
            <text:p>3.699</text:p>
          </table:table-cell>
          <table:table-cell office:value-type="float" office:value="0.544370736154451" calcext:value-type="float">
            <text:p>0.544</text:p>
          </table:table-cell>
          <table:table-cell office:value-type="float" office:value="0.930595505425509" calcext:value-type="float">
            <text:p>0.931</text:p>
          </table:table-cell>
          <table:table-cell office:value-type="float" office:value="1663.93764569717" calcext:value-type="float">
            <text:p>166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Mar16</text:p>
          </table:table-cell>
          <table:table-cell office:value-type="float" office:value="14123" calcext:value-type="float">
            <text:p>14,123</text:p>
          </table:table-cell>
          <table:table-cell office:value-type="float" office:value="791" calcext:value-type="float">
            <text:p>791</text:p>
          </table:table-cell>
          <table:table-cell office:value-type="float" office:value="648.969494125685" calcext:value-type="float">
            <text:p>649</text:p>
          </table:table-cell>
          <table:table-cell office:value-type="float" office:value="3.53667578925586" calcext:value-type="float">
            <text:p>3.537</text:p>
          </table:table-cell>
          <table:table-cell office:value-type="float" office:value="0.529974205608407" calcext:value-type="float">
            <text:p>0.530</text:p>
          </table:table-cell>
          <table:table-cell office:value-type="float" office:value="0.909323323075376" calcext:value-type="float">
            <text:p>0.909</text:p>
          </table:table-cell>
          <table:table-cell office:value-type="float" office:value="1955.12815903234" calcext:value-type="float">
            <text:p>195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Mar17</text:p>
          </table:table-cell>
          <table:table-cell office:value-type="float" office:value="62479" calcext:value-type="float">
            <text:p>62,479</text:p>
          </table:table-cell>
          <table:table-cell office:value-type="float" office:value="870" calcext:value-type="float">
            <text:p>870</text:p>
          </table:table-cell>
          <table:table-cell office:value-type="float" office:value="397.482165321996" calcext:value-type="float">
            <text:p>397</text:p>
          </table:table-cell>
          <table:table-cell office:value-type="float" office:value="3.91951294907455" calcext:value-type="float">
            <text:p>3.920</text:p>
          </table:table-cell>
          <table:table-cell office:value-type="float" office:value="0.579082053643644" calcext:value-type="float">
            <text:p>0.579</text:p>
          </table:table-cell>
          <table:table-cell office:value-type="float" office:value="0.929228196922185" calcext:value-type="float">
            <text:p>0.929</text:p>
          </table:table-cell>
          <table:table-cell office:value-type="float" office:value="1376.78" calcext:value-type="float">
            <text:p>137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Mar18</text:p>
          </table:table-cell>
          <table:table-cell office:value-type="float" office:value="33730" calcext:value-type="float">
            <text:p>33,730</text:p>
          </table:table-cell>
          <table:table-cell office:value-type="float" office:value="1397" calcext:value-type="float">
            <text:p>1,397</text:p>
          </table:table-cell>
          <table:table-cell office:value-type="float" office:value="807.353255158701" calcext:value-type="float">
            <text:p>807</text:p>
          </table:table-cell>
          <table:table-cell office:value-type="float" office:value="4.7961657577479" calcext:value-type="float">
            <text:p>4.796</text:p>
          </table:table-cell>
          <table:table-cell office:value-type="float" office:value="0.662263354629951" calcext:value-type="float">
            <text:p>0.662</text:p>
          </table:table-cell>
          <table:table-cell office:value-type="float" office:value="0.974422547199737" calcext:value-type="float">
            <text:p>0.974</text:p>
          </table:table-cell>
          <table:table-cell office:value-type="float" office:value="2215.11510170803" calcext:value-type="float">
            <text:p>221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Mar19</text:p>
          </table:table-cell>
          <table:table-cell office:value-type="float" office:value="51645" calcext:value-type="float">
            <text:p>51,645</text:p>
          </table:table-cell>
          <table:table-cell office:value-type="float" office:value="1527" calcext:value-type="float">
            <text:p>1,527</text:p>
          </table:table-cell>
          <table:table-cell office:value-type="float" office:value="616.39411840771" calcext:value-type="float">
            <text:p>616</text:p>
          </table:table-cell>
          <table:table-cell office:value-type="float" office:value="4.09491124423622" calcext:value-type="float">
            <text:p>4.095</text:p>
          </table:table-cell>
          <table:table-cell office:value-type="float" office:value="0.558570121339917" calcext:value-type="float">
            <text:p>0.559</text:p>
          </table:table-cell>
          <table:table-cell office:value-type="float" office:value="0.934269781427927" calcext:value-type="float">
            <text:p>0.934</text:p>
          </table:table-cell>
          <table:table-cell office:value-type="float" office:value="2962.87916034861" calcext:value-type="float">
            <text:p>296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May15</text:p>
          </table:table-cell>
          <table:table-cell office:value-type="float" office:value="36646" calcext:value-type="float">
            <text:p>36,646</text:p>
          </table:table-cell>
          <table:table-cell office:value-type="float" office:value="575" calcext:value-type="float">
            <text:p>575</text:p>
          </table:table-cell>
          <table:table-cell office:value-type="float" office:value="376.63197161585" calcext:value-type="float">
            <text:p>377</text:p>
          </table:table-cell>
          <table:table-cell office:value-type="float" office:value="4.42449466716976" calcext:value-type="float">
            <text:p>4.424</text:p>
          </table:table-cell>
          <table:table-cell office:value-type="float" office:value="0.696291629030558" calcext:value-type="float">
            <text:p>0.696</text:p>
          </table:table-cell>
          <table:table-cell office:value-type="float" office:value="0.977601467447599" calcext:value-type="float">
            <text:p>0.978</text:p>
          </table:table-cell>
          <table:table-cell office:value-type="float" office:value="762.224178681758" calcext:value-type="float">
            <text:p>76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May16</text:p>
          </table:table-cell>
          <table:table-cell office:value-type="float" office:value="66917" calcext:value-type="float">
            <text:p>66,917</text:p>
          </table:table-cell>
          <table:table-cell office:value-type="float" office:value="762" calcext:value-type="float">
            <text:p>762</text:p>
          </table:table-cell>
          <table:table-cell office:value-type="float" office:value="342.904841378182" calcext:value-type="float">
            <text:p>343</text:p>
          </table:table-cell>
          <table:table-cell office:value-type="float" office:value="4.04237725436833" calcext:value-type="float">
            <text:p>4.042</text:p>
          </table:table-cell>
          <table:table-cell office:value-type="float" office:value="0.609163624276665" calcext:value-type="float">
            <text:p>0.609</text:p>
          </table:table-cell>
          <table:table-cell office:value-type="float" office:value="0.958471038088358" calcext:value-type="float">
            <text:p>0.958</text:p>
          </table:table-cell>
          <table:table-cell office:value-type="float" office:value="1243.15374272841" calcext:value-type="float">
            <text:p>124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May18</text:p>
          </table:table-cell>
          <table:table-cell office:value-type="float" office:value="69797" calcext:value-type="float">
            <text:p>69,797</text:p>
          </table:table-cell>
          <table:table-cell office:value-type="float" office:value="3061" calcext:value-type="float">
            <text:p>3,061</text:p>
          </table:table-cell>
          <table:table-cell office:value-type="float" office:value="1290.99381774236" calcext:value-type="float">
            <text:p>1,291</text:p>
          </table:table-cell>
          <table:table-cell office:value-type="float" office:value="4.93956130078279" calcext:value-type="float">
            <text:p>4.940</text:p>
          </table:table-cell>
          <table:table-cell office:value-type="float" office:value="0.615406862838945" calcext:value-type="float">
            <text:p>0.615</text:p>
          </table:table-cell>
          <table:table-cell office:value-type="float" office:value="0.968574391063663" calcext:value-type="float">
            <text:p>0.969</text:p>
          </table:table-cell>
          <table:table-cell office:value-type="float" office:value="3880.02686506703" calcext:value-type="float">
            <text:p>388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May19</text:p>
          </table:table-cell>
          <table:table-cell office:value-type="float" office:value="38941" calcext:value-type="float">
            <text:p>38,941</text:p>
          </table:table-cell>
          <table:table-cell office:value-type="float" office:value="2082" calcext:value-type="float">
            <text:p>2,082</text:p>
          </table:table-cell>
          <table:table-cell office:value-type="float" office:value="1154.65214188823" calcext:value-type="float">
            <text:p>1,155</text:p>
          </table:table-cell>
          <table:table-cell office:value-type="float" office:value="5.63611591357513" calcext:value-type="float">
            <text:p>5.636</text:p>
          </table:table-cell>
          <table:table-cell office:value-type="float" office:value="0.73760682774617" calcext:value-type="float">
            <text:p>0.738</text:p>
          </table:table-cell>
          <table:table-cell office:value-type="float" office:value="0.989889655746122" calcext:value-type="float">
            <text:p>0.990</text:p>
          </table:table-cell>
          <table:table-cell office:value-type="float" office:value="2935.30252893989" calcext:value-type="float">
            <text:p>293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Nov15</text:p>
          </table:table-cell>
          <table:table-cell office:value-type="float" office:value="10931" calcext:value-type="float">
            <text:p>10,931</text:p>
          </table:table-cell>
          <table:table-cell office:value-type="float" office:value="572" calcext:value-type="float">
            <text:p>572</text:p>
          </table:table-cell>
          <table:table-cell office:value-type="float" office:value="552.538026467018" calcext:value-type="float">
            <text:p>553</text:p>
          </table:table-cell>
          <table:table-cell office:value-type="float" office:value="4.07090398690102" calcext:value-type="float">
            <text:p>4.071</text:p>
          </table:table-cell>
          <table:table-cell office:value-type="float" office:value="0.641174180062537" calcext:value-type="float">
            <text:p>0.641</text:p>
          </table:table-cell>
          <table:table-cell office:value-type="float" office:value="0.953653852915136" calcext:value-type="float">
            <text:p>0.954</text:p>
          </table:table-cell>
          <table:table-cell office:value-type="float" office:value="958.441765121453" calcext:value-type="float">
            <text:p>95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Nov16</text:p>
          </table:table-cell>
          <table:table-cell office:value-type="float" office:value="48808" calcext:value-type="float">
            <text:p>48,808</text:p>
          </table:table-cell>
          <table:table-cell office:value-type="float" office:value="1497" calcext:value-type="float">
            <text:p>1,497</text:p>
          </table:table-cell>
          <table:table-cell office:value-type="float" office:value="739.682142796812" calcext:value-type="float">
            <text:p>740</text:p>
          </table:table-cell>
          <table:table-cell office:value-type="float" office:value="4.92562916919259" calcext:value-type="float">
            <text:p>4.926</text:p>
          </table:table-cell>
          <table:table-cell office:value-type="float" office:value="0.673708390340141" calcext:value-type="float">
            <text:p>0.674</text:p>
          </table:table-cell>
          <table:table-cell office:value-type="float" office:value="0.981117413301271" calcext:value-type="float">
            <text:p>0.981</text:p>
          </table:table-cell>
          <table:table-cell office:value-type="float" office:value="2473.76482092717" calcext:value-type="float">
            <text:p>247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Nov17</text:p>
          </table:table-cell>
          <table:table-cell office:value-type="float" office:value="82057" calcext:value-type="float">
            <text:p>82,057</text:p>
          </table:table-cell>
          <table:table-cell office:value-type="float" office:value="3346" calcext:value-type="float">
            <text:p>3,346</text:p>
          </table:table-cell>
          <table:table-cell office:value-type="float" office:value="1105.02157890327" calcext:value-type="float">
            <text:p>1,105</text:p>
          </table:table-cell>
          <table:table-cell office:value-type="float" office:value="5.43864776917941" calcext:value-type="float">
            <text:p>5.439</text:p>
          </table:table-cell>
          <table:table-cell office:value-type="float" office:value="0.670153875341004" calcext:value-type="float">
            <text:p>0.670</text:p>
          </table:table-cell>
          <table:table-cell office:value-type="float" office:value="0.987440776238644" calcext:value-type="float">
            <text:p>0.987</text:p>
          </table:table-cell>
          <table:table-cell office:value-type="float" office:value="5454.31402974063" calcext:value-type="float">
            <text:p>545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Nov18</text:p>
          </table:table-cell>
          <table:table-cell office:value-type="float" office:value="65227" calcext:value-type="float">
            <text:p>65,227</text:p>
          </table:table-cell>
          <table:table-cell office:value-type="float" office:value="1981" calcext:value-type="float">
            <text:p>1,981</text:p>
          </table:table-cell>
          <table:table-cell office:value-type="float" office:value="888.853643287861" calcext:value-type="float">
            <text:p>889</text:p>
          </table:table-cell>
          <table:table-cell office:value-type="float" office:value="4.64518062327661" calcext:value-type="float">
            <text:p>4.645</text:p>
          </table:table-cell>
          <table:table-cell office:value-type="float" office:value="0.611903852592045" calcext:value-type="float">
            <text:p>0.612</text:p>
          </table:table-cell>
          <table:table-cell office:value-type="float" office:value="0.958447859833502" calcext:value-type="float">
            <text:p>0.958</text:p>
          </table:table-cell>
          <table:table-cell office:value-type="float" office:value="2750.40406691386" calcext:value-type="float">
            <text:p>275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Oct15</text:p>
          </table:table-cell>
          <table:table-cell office:value-type="float" office:value="10626" calcext:value-type="float">
            <text:p>10,626</text:p>
          </table:table-cell>
          <table:table-cell office:value-type="float" office:value="473" calcext:value-type="float">
            <text:p>473</text:p>
          </table:table-cell>
          <table:table-cell office:value-type="float" office:value="464.00932936834" calcext:value-type="float">
            <text:p>464</text:p>
          </table:table-cell>
          <table:table-cell office:value-type="float" office:value="4.28106567080887" calcext:value-type="float">
            <text:p>4.281</text:p>
          </table:table-cell>
          <table:table-cell office:value-type="float" office:value="0.69508026760032" calcext:value-type="float">
            <text:p>0.695</text:p>
          </table:table-cell>
          <table:table-cell office:value-type="float" office:value="0.965469247893818" calcext:value-type="float">
            <text:p>0.965</text:p>
          </table:table-cell>
          <table:table-cell office:value-type="float" office:value="740.285858195706" calcext:value-type="float">
            <text:p>740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Oct17</text:p>
          </table:table-cell>
          <table:table-cell office:value-type="float" office:value="73733" calcext:value-type="float">
            <text:p>73,733</text:p>
          </table:table-cell>
          <table:table-cell office:value-type="float" office:value="1030" calcext:value-type="float">
            <text:p>1,030</text:p>
          </table:table-cell>
          <table:table-cell office:value-type="float" office:value="462.658420207133" calcext:value-type="float">
            <text:p>463</text:p>
          </table:table-cell>
          <table:table-cell office:value-type="float" office:value="4.45997443510191" calcext:value-type="float">
            <text:p>4.460</text:p>
          </table:table-cell>
          <table:table-cell office:value-type="float" office:value="0.642896426900021" calcext:value-type="float">
            <text:p>0.643</text:p>
          </table:table-cell>
          <table:table-cell office:value-type="float" office:value="0.974178807436387" calcext:value-type="float">
            <text:p>0.974</text:p>
          </table:table-cell>
          <table:table-cell office:value-type="float" office:value="1498.35679801885" calcext:value-type="float">
            <text:p>149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Oct18</text:p>
          </table:table-cell>
          <table:table-cell office:value-type="float" office:value="78056" calcext:value-type="float">
            <text:p>78,056</text:p>
          </table:table-cell>
          <table:table-cell office:value-type="float" office:value="2215" calcext:value-type="float">
            <text:p>2,215</text:p>
          </table:table-cell>
          <table:table-cell office:value-type="float" office:value="813.354306594214" calcext:value-type="float">
            <text:p>813</text:p>
          </table:table-cell>
          <table:table-cell office:value-type="float" office:value="4.85400962481111" calcext:value-type="float">
            <text:p>4.854</text:p>
          </table:table-cell>
          <table:table-cell office:value-type="float" office:value="0.630144720724053" calcext:value-type="float">
            <text:p>0.630</text:p>
          </table:table-cell>
          <table:table-cell office:value-type="float" office:value="0.97576022332429" calcext:value-type="float">
            <text:p>0.976</text:p>
          </table:table-cell>
          <table:table-cell office:value-type="float" office:value="3427.85061585863" calcext:value-type="float">
            <text:p>342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Sep15</text:p>
          </table:table-cell>
          <table:table-cell office:value-type="float" office:value="34081" calcext:value-type="float">
            <text:p>34,081</text:p>
          </table:table-cell>
          <table:table-cell office:value-type="float" office:value="2569" calcext:value-type="float">
            <text:p>2,569</text:p>
          </table:table-cell>
          <table:table-cell office:value-type="float" office:value="1385.33406534936" calcext:value-type="float">
            <text:p>1,385</text:p>
          </table:table-cell>
          <table:table-cell office:value-type="float" office:value="5.28595685350163" calcext:value-type="float">
            <text:p>5.286</text:p>
          </table:table-cell>
          <table:table-cell office:value-type="float" office:value="0.673261206011896" calcext:value-type="float">
            <text:p>0.673</text:p>
          </table:table-cell>
          <table:table-cell office:value-type="float" office:value="0.977588472952428" calcext:value-type="float">
            <text:p>0.978</text:p>
          </table:table-cell>
          <table:table-cell office:value-type="float" office:value="3915.13545171001" calcext:value-type="float">
            <text:p>3915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Sep16</text:p>
          </table:table-cell>
          <table:table-cell office:value-type="float" office:value="12245" calcext:value-type="float">
            <text:p>12,245</text:p>
          </table:table-cell>
          <table:table-cell office:value-type="float" office:value="596" calcext:value-type="float">
            <text:p>596</text:p>
          </table:table-cell>
          <table:table-cell office:value-type="float" office:value="551.994249896898" calcext:value-type="float">
            <text:p>552</text:p>
          </table:table-cell>
          <table:table-cell office:value-type="float" office:value="4.67486611824454" calcext:value-type="float">
            <text:p>4.675</text:p>
          </table:table-cell>
          <table:table-cell office:value-type="float" office:value="0.73156338889368" calcext:value-type="float">
            <text:p>0.732</text:p>
          </table:table-cell>
          <table:table-cell office:value-type="float" office:value="0.975278922355789" calcext:value-type="float">
            <text:p>0.975</text:p>
          </table:table-cell>
          <table:table-cell office:value-type="float" office:value="954.357475630221" calcext:value-type="float">
            <text:p>954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.Sep17</text:p>
          </table:table-cell>
          <table:table-cell office:value-type="float" office:value="59612" calcext:value-type="float">
            <text:p>59,612</text:p>
          </table:table-cell>
          <table:table-cell office:value-type="float" office:value="2038" calcext:value-type="float">
            <text:p>2,038</text:p>
          </table:table-cell>
          <table:table-cell office:value-type="float" office:value="827.186068705583" calcext:value-type="float">
            <text:p>827</text:p>
          </table:table-cell>
          <table:table-cell office:value-type="float" office:value="4.83033927120126" calcext:value-type="float">
            <text:p>4.830</text:p>
          </table:table-cell>
          <table:table-cell office:value-type="float" office:value="0.633925734800752" calcext:value-type="float">
            <text:p>0.634</text:p>
          </table:table-cell>
          <table:table-cell office:value-type="float" office:value="0.977359397768591" calcext:value-type="float">
            <text:p>0.977</text:p>
          </table:table-cell>
          <table:table-cell office:value-type="float" office:value="3321.61156892143" calcext:value-type="float">
            <text:p>3322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_S_Wi2013_PS</text:p>
          </table:table-cell>
          <table:table-cell office:value-type="float" office:value="42785" calcext:value-type="float">
            <text:p>42,785</text:p>
          </table:table-cell>
          <table:table-cell office:value-type="float" office:value="4855" calcext:value-type="float">
            <text:p>4,855</text:p>
          </table:table-cell>
          <table:table-cell office:value-type="float" office:value="2727.4405185941" calcext:value-type="float">
            <text:p>2,727</text:p>
          </table:table-cell>
          <table:table-cell office:value-type="float" office:value="6.9220044850501" calcext:value-type="float">
            <text:p>6.922</text:p>
          </table:table-cell>
          <table:table-cell office:value-type="float" office:value="0.815527407990854" calcext:value-type="float">
            <text:p>0.816</text:p>
          </table:table-cell>
          <table:table-cell office:value-type="float" office:value="0.994471060292071" calcext:value-type="float">
            <text:p>0.994</text:p>
          </table:table-cell>
          <table:table-cell office:value-type="float" office:value="5476.86668532434" calcext:value-type="float">
            <text:p>547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_S_Wi2017</text:p>
          </table:table-cell>
          <table:table-cell office:value-type="float" office:value="53580" calcext:value-type="float">
            <text:p>53,580</text:p>
          </table:table-cell>
          <table:table-cell office:value-type="float" office:value="6925" calcext:value-type="float">
            <text:p>6,925</text:p>
          </table:table-cell>
          <table:table-cell office:value-type="float" office:value="2752.98417040102" calcext:value-type="float">
            <text:p>2,753</text:p>
          </table:table-cell>
          <table:table-cell office:value-type="float" office:value="6.79778485951194" calcext:value-type="float">
            <text:p>6.798</text:p>
          </table:table-cell>
          <table:table-cell office:value-type="float" office:value="0.768728582944528" calcext:value-type="float">
            <text:p>0.769</text:p>
          </table:table-cell>
          <table:table-cell office:value-type="float" office:value="0.993084494013619" calcext:value-type="float">
            <text:p>0.993</text:p>
          </table:table-cell>
          <table:table-cell office:value-type="float" office:value="11636.8699915438" calcext:value-type="float">
            <text:p>1163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_W_TS2015.09.15_D</text:p>
          </table:table-cell>
          <table:table-cell office:value-type="float" office:value="40967" calcext:value-type="float">
            <text:p>40,967</text:p>
          </table:table-cell>
          <table:table-cell office:value-type="float" office:value="2397" calcext:value-type="float">
            <text:p>2,397</text:p>
          </table:table-cell>
          <table:table-cell office:value-type="float" office:value="1282.50804347192" calcext:value-type="float">
            <text:p>1,283</text:p>
          </table:table-cell>
          <table:table-cell office:value-type="float" office:value="5.0912975615963" calcext:value-type="float">
            <text:p>5.091</text:p>
          </table:table-cell>
          <table:table-cell office:value-type="float" office:value="0.65424249200291" calcext:value-type="float">
            <text:p>0.654</text:p>
          </table:table-cell>
          <table:table-cell office:value-type="float" office:value="0.96660263539626" calcext:value-type="float">
            <text:p>0.967</text:p>
          </table:table-cell>
          <table:table-cell office:value-type="float" office:value="3158.35893741406" calcext:value-type="float">
            <text:p>315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_W_TS2015.11.15_D</text:p>
          </table:table-cell>
          <table:table-cell office:value-type="float" office:value="42198" calcext:value-type="float">
            <text:p>42,198</text:p>
          </table:table-cell>
          <table:table-cell office:value-type="float" office:value="1252" calcext:value-type="float">
            <text:p>1,252</text:p>
          </table:table-cell>
          <table:table-cell office:value-type="float" office:value="638.317099965158" calcext:value-type="float">
            <text:p>638</text:p>
          </table:table-cell>
          <table:table-cell office:value-type="float" office:value="4.508339335408" calcext:value-type="float">
            <text:p>4.508</text:p>
          </table:table-cell>
          <table:table-cell office:value-type="float" office:value="0.632084245771485" calcext:value-type="float">
            <text:p>0.632</text:p>
          </table:table-cell>
          <table:table-cell office:value-type="float" office:value="0.969185604913056" calcext:value-type="float">
            <text:p>0.969</text:p>
          </table:table-cell>
          <table:table-cell office:value-type="float" office:value="2437.98461114274" calcext:value-type="float">
            <text:p>2438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LUR20_W_TS2016.06.15_D</text:p>
          </table:table-cell>
          <table:table-cell office:value-type="float" office:value="46709" calcext:value-type="float">
            <text:p>46,709</text:p>
          </table:table-cell>
          <table:table-cell office:value-type="float" office:value="1154" calcext:value-type="float">
            <text:p>1,154</text:p>
          </table:table-cell>
          <table:table-cell office:value-type="float" office:value="467.947314687054" calcext:value-type="float">
            <text:p>468</text:p>
          </table:table-cell>
          <table:table-cell office:value-type="float" office:value="4.18803013572503" calcext:value-type="float">
            <text:p>4.188</text:p>
          </table:table-cell>
          <table:table-cell office:value-type="float" office:value="0.593963466711257" calcext:value-type="float">
            <text:p>0.594</text:p>
          </table:table-cell>
          <table:table-cell office:value-type="float" office:value="0.958314201751834" calcext:value-type="float">
            <text:p>0.958</text:p>
          </table:table-cell>
          <table:table-cell office:value-type="float" office:value="3348.6180017363" calcext:value-type="float">
            <text:p>334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PB01_S_Su2017</text:p>
          </table:table-cell>
          <table:table-cell office:value-type="float" office:value="18429" calcext:value-type="float">
            <text:p>18,429</text:p>
          </table:table-cell>
          <table:table-cell office:value-type="float" office:value="4946" calcext:value-type="float">
            <text:p>4,946</text:p>
          </table:table-cell>
          <table:table-cell office:value-type="float" office:value="3475.55430514853" calcext:value-type="float">
            <text:p>3,476</text:p>
          </table:table-cell>
          <table:table-cell office:value-type="float" office:value="7.30248075263258" calcext:value-type="float">
            <text:p>7.302</text:p>
          </table:table-cell>
          <table:table-cell office:value-type="float" office:value="0.858475621573954" calcext:value-type="float">
            <text:p>0.858</text:p>
          </table:table-cell>
          <table:table-cell office:value-type="float" office:value="0.996504425852163" calcext:value-type="float">
            <text:p>0.997</text:p>
          </table:table-cell>
          <table:table-cell office:value-type="float" office:value="9615.76234599816" calcext:value-type="float">
            <text:p>9616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PB02_S_Su2017</text:p>
          </table:table-cell>
          <table:table-cell office:value-type="float" office:value="28310" calcext:value-type="float">
            <text:p>28,310</text:p>
          </table:table-cell>
          <table:table-cell office:value-type="float" office:value="3566" calcext:value-type="float">
            <text:p>3,566</text:p>
          </table:table-cell>
          <table:table-cell office:value-type="float" office:value="2050.22611147967" calcext:value-type="float">
            <text:p>2,050</text:p>
          </table:table-cell>
          <table:table-cell office:value-type="float" office:value="5.8911242813274" calcext:value-type="float">
            <text:p>5.891</text:p>
          </table:table-cell>
          <table:table-cell office:value-type="float" office:value="0.720256800972533" calcext:value-type="float">
            <text:p>0.720</text:p>
          </table:table-cell>
          <table:table-cell office:value-type="float" office:value="0.982936090947464" calcext:value-type="float">
            <text:p>0.983</text:p>
          </table:table-cell>
          <table:table-cell office:value-type="float" office:value="5886.51988354532" calcext:value-type="float">
            <text:p>5887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PB03_S_Su2017</text:p>
          </table:table-cell>
          <table:table-cell office:value-type="float" office:value="25043" calcext:value-type="float">
            <text:p>25,043</text:p>
          </table:table-cell>
          <table:table-cell office:value-type="float" office:value="6314" calcext:value-type="float">
            <text:p>6,314</text:p>
          </table:table-cell>
          <table:table-cell office:value-type="float" office:value="3582.93460094855" calcext:value-type="float">
            <text:p>3,583</text:p>
          </table:table-cell>
          <table:table-cell office:value-type="float" office:value="7.48172142260747" calcext:value-type="float">
            <text:p>7.482</text:p>
          </table:table-cell>
          <table:table-cell office:value-type="float" office:value="0.855002609044886" calcext:value-type="float">
            <text:p>0.855</text:p>
          </table:table-cell>
          <table:table-cell office:value-type="float" office:value="0.997881589598885" calcext:value-type="float">
            <text:p>0.998</text:p>
          </table:table-cell>
          <table:table-cell office:value-type="float" office:value="13833.4553597308" calcext:value-type="float">
            <text:p>13833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PB04_S_Su2017</text:p>
          </table:table-cell>
          <table:table-cell office:value-type="float" office:value="26130" calcext:value-type="float">
            <text:p>26,130</text:p>
          </table:table-cell>
          <table:table-cell office:value-type="float" office:value="6104" calcext:value-type="float">
            <text:p>6,104</text:p>
          </table:table-cell>
          <table:table-cell office:value-type="float" office:value="3341.20674455695" calcext:value-type="float">
            <text:p>3,341</text:p>
          </table:table-cell>
          <table:table-cell office:value-type="float" office:value="7.2802381240247" calcext:value-type="float">
            <text:p>7.280</text:p>
          </table:table-cell>
          <table:table-cell office:value-type="float" office:value="0.835205809616874" calcext:value-type="float">
            <text:p>0.835</text:p>
          </table:table-cell>
          <table:table-cell office:value-type="float" office:value="0.996899309276573" calcext:value-type="float">
            <text:p>0.997</text:p>
          </table:table-cell>
          <table:table-cell office:value-type="float" office:value="14339.2488319593" calcext:value-type="float">
            <text:p>14339</text:p>
          </table:table-cell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/>
          <table:table-cell table:style-name="ce3" table:formula="of:=SUM([.B2:.B568])" office:value-type="float" office:value="21292136" calcext:value-type="float">
            <text:p>21,292,136</text:p>
          </table:table-cell>
          <table:table-cell table:style-name="ce3" office:value-type="float" office:value="207724" calcext:value-type="float">
            <text:p>207,724</text:p>
          </table:table-cell>
          <table:table-cell table:number-columns-repeated="5"/>
          <table:table-cell table:style-name="ce5"/>
          <table:table-cell/>
          <table:table-cell table:style-name="ce5"/>
          <table:table-cell table:number-columns-repeated="1012"/>
        </table:table-row>
        <table:table-row table:style-name="ro2" table:number-rows-repeated="30">
          <table:table-cell table:number-columns-repeated="8"/>
          <table:table-cell table:style-name="ce5"/>
          <table:table-cell/>
          <table:table-cell table:style-name="ce5"/>
          <table:table-cell table:number-columns-repeated="1012"/>
        </table:table-row>
        <table:table-row table:style-name="ro2">
          <table:table-cell table:style-name="ce2"/>
          <table:table-cell table:style-name="ce3" table:number-columns-repeated="3"/>
          <table:table-cell table:style-name="ce18" table:number-columns-repeated="3"/>
          <table:table-cell table:style-name="ce22"/>
          <table:table-cell table:style-name="ce6"/>
          <table:table-cell table:style-name="ce3"/>
          <table:table-cell table:style-name="ce6"/>
          <table:table-cell table:style-name="ce3" table:number-columns-repeated="2"/>
          <table:table-cell/>
          <table:table-cell table:style-name="ce2" table:number-columns-repeated="1009"/>
        </table:table-row>
        <table:table-row table:style-name="ro2">
          <table:table-cell/>
          <table:table-cell table:style-name="ce15" table:number-columns-repeated="3"/>
          <table:table-cell table:style-name="ce19" table:number-columns-repeated="3"/>
          <table:table-cell table:style-name="ce23"/>
          <table:table-cell table:style-name="ce10" table:number-columns-repeated="3"/>
          <table:table-cell table:style-name="ce8"/>
          <table:table-cell table:style-name="ce7"/>
          <table:table-cell table:number-columns-repeated="1010"/>
        </table:table-row>
        <table:table-row table:style-name="ro2" table:number-rows-repeated="10479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F_test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ce30"/>
        <table:table-column table:style-name="co2" table:default-cell-style-name="ce32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1016" table:default-cell-style-name="Default"/>
        <table:table-row table:style-name="ro2">
          <table:table-cell table:style-name="ce24" office:value-type="string" calcext:value-type="string">
            <text:p>Dataset</text:p>
          </table:table-cell>
          <table:table-cell table:style-name="ce24" office:value-type="string" calcext:value-type="string">
            <text:p>Sample</text:p>
          </table:table-cell>
          <table:table-cell table:style-name="ce28" office:value-type="string" calcext:value-type="string">
            <text:p>Category</text:p>
          </table:table-cell>
          <table:table-cell table:style-name="ce31" office:value-type="string" calcext:value-type="string">
            <text:p>Clusters</text:p>
          </table:table-cell>
          <table:table-cell table:style-name="ce34" office:value-type="string" calcext:value-type="string">
            <text:p>HQ_Reads</text:p>
          </table:table-cell>
          <table:table-cell table:style-name="ce34" office:value-type="string" calcext:value-type="string">
            <text:p>HQ_Share</text:p>
          </table:table-cell>
          <table:table-cell table:style-name="ce34" office:value-type="string" calcext:value-type="string">
            <text:p>Reads_in_OTUs</text:p>
          </table:table-cell>
          <table:table-cell table:style-name="ce34" office:value-type="string" calcext:value-type="string">
            <text:p>Chi_singleton_share</text:p>
          </table:table-cell>
          <table:table-cell table:style-name="ce34" office:value-type="string" calcext:value-type="string">
            <text:p>Total_richness</text:p>
          </table:table-cell>
          <table:table-cell table:style-name="ce34" office:value-type="string" calcext:value-type="string">
            <text:p>Classified_reads</text:p>
          </table:table-cell>
          <table:table-cell table:style-name="ce34" office:value-type="string" calcext:value-type="string">
            <text:p>Classified_share</text:p>
          </table:table-cell>
          <table:table-cell table:style-name="ce34" office:value-type="string" calcext:value-type="string">
            <text:p>Classified_richness</text:p>
          </table:table-cell>
          <table:table-cell table:style-name="ce34" office:value-type="string" calcext:value-type="string">
            <text:p>Shannon</text:p>
          </table:table-cell>
          <table:table-cell table:style-name="ce34" office:value-type="string" calcext:value-type="string">
            <text:p>Evenness</text:p>
          </table:table-cell>
          <table:table-cell table:style-name="ce34" office:value-type="string" calcext:value-type="string">
            <text:p>Rarefied.richness</text:p>
          </table:table-cell>
          <table:table-cell table:style-name="ce34" table:number-columns-repeated="1008"/>
        </table:table-row>
        <table:table-row table:style-name="ro2">
          <table:table-cell table:number-columns-repeated="2" table:style-name="ce25" office:value-type="string" calcext:value-type="string">
            <text:p>EB10_S_Wi2015</text:p>
          </table:table-cell>
          <table:table-cell table:style-name="ce29" office:value-type="string" calcext:value-type="string">
            <text:p>HF</text:p>
          </table:table-cell>
          <table:table-cell office:value-type="float" office:value="46240" calcext:value-type="float">
            <text:p>46240</text:p>
          </table:table-cell>
          <table:table-cell office:value-type="float" office:value="39592" calcext:value-type="float">
            <text:p>39592</text:p>
          </table:table-cell>
          <table:table-cell table:style-name="ce5" table:formula="of:=[.E2]/[.D2]" office:value-type="percentage" office:value="0.856228373702422" calcext:value-type="percentage">
            <text:p>85.6%</text:p>
          </table:table-cell>
          <table:table-cell office:value-type="float" office:value="24406" calcext:value-type="float">
            <text:p>24406</text:p>
          </table:table-cell>
          <table:table-cell table:style-name="ce5" table:formula="of:=([.E2]-[.G2])/[.E2]" office:value-type="percentage" office:value="0.383562335825419" calcext:value-type="percentage">
            <text:p>38.4%</text:p>
          </table:table-cell>
          <table:table-cell office:value-type="float" office:value="5879" calcext:value-type="float">
            <text:p>5879</text:p>
          </table:table-cell>
          <table:table-cell office:value-type="float" office:value="24375" calcext:value-type="float">
            <text:p>24375</text:p>
          </table:table-cell>
          <table:table-cell table:style-name="ce17" table:formula="of:=[.J2]/[.G2]" office:value-type="float" office:value="0.998729820535934" calcext:value-type="float">
            <text:p>0.999</text:p>
          </table:table-cell>
          <table:table-cell office:value-type="float" office:value="5860" calcext:value-type="float">
            <text:p>5860</text:p>
          </table:table-cell>
          <table:table-cell office:value-type="float" office:value="7.40313245288205" calcext:value-type="float">
            <text:p>7.4031324529</text:p>
          </table:table-cell>
          <table:table-cell office:value-type="float" office:value="0.85329801940938" calcext:value-type="float">
            <text:p>0.8532980194</text:p>
          </table:table-cell>
          <table:table-cell office:value-type="float" office:value="2241.666969177" calcext:value-type="float">
            <text:p>2241.666969177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EB10_S_Wi2015_Taq</text:p>
          </table:table-cell>
          <table:table-cell table:style-name="ce25" office:value-type="string" calcext:value-type="string">
            <text:p>EB10_S_Wi2015</text:p>
          </table:table-cell>
          <table:table-cell office:value-type="string" calcext:value-type="string">
            <text:p>Taq</text:p>
          </table:table-cell>
          <table:table-cell office:value-type="float" office:value="102974" calcext:value-type="float">
            <text:p>102974</text:p>
          </table:table-cell>
          <table:table-cell office:value-type="float" office:value="98993" calcext:value-type="float">
            <text:p>98993</text:p>
          </table:table-cell>
          <table:table-cell table:style-name="ce5" table:formula="of:=[.E3]/[.D3]" office:value-type="percentage" office:value="0.961339755666479" calcext:value-type="percentage">
            <text:p>96.1%</text:p>
          </table:table-cell>
          <table:table-cell office:value-type="float" office:value="92486" calcext:value-type="float">
            <text:p>92486</text:p>
          </table:table-cell>
          <table:table-cell table:style-name="ce5" table:formula="of:=([.E3]-[.G3])/[.E3]" office:value-type="percentage" office:value="0.0657319204388189" calcext:value-type="percentage">
            <text:p>6.6%</text:p>
          </table:table-cell>
          <table:table-cell office:value-type="float" office:value="10893" calcext:value-type="float">
            <text:p>10893</text:p>
          </table:table-cell>
          <table:table-cell office:value-type="float" office:value="92006" calcext:value-type="float">
            <text:p>92006</text:p>
          </table:table-cell>
          <table:table-cell table:style-name="ce17" table:formula="of:=[.J3]/[.G3]" office:value-type="float" office:value="0.994810025301127" calcext:value-type="float">
            <text:p>0.995</text:p>
          </table:table-cell>
          <table:table-cell office:value-type="float" office:value="10781" calcext:value-type="float">
            <text:p>10781</text:p>
          </table:table-cell>
          <table:table-cell office:value-type="float" office:value="7.72222799682735" calcext:value-type="float">
            <text:p>7.7222279968</text:p>
          </table:table-cell>
          <table:table-cell office:value-type="float" office:value="0.831640108606325" calcext:value-type="float">
            <text:p>0.8316401086</text:p>
          </table:table-cell>
          <table:table-cell office:value-type="float" office:value="2285.21735445854" calcext:value-type="float">
            <text:p>2285.2173544585</text:p>
          </table:table-cell>
          <table:table-cell table:number-columns-repeated="1008"/>
        </table:table-row>
        <table:table-row table:style-name="ro2">
          <table:table-cell table:number-columns-repeated="2" table:style-name="ce25" office:value-type="string" calcext:value-type="string">
            <text:p>ED10_S_Wi2015</text:p>
          </table:table-cell>
          <table:table-cell table:style-name="ce29" office:value-type="string" calcext:value-type="string">
            <text:p>HF</text:p>
          </table:table-cell>
          <table:table-cell office:value-type="float" office:value="43535" calcext:value-type="float">
            <text:p>43535</text:p>
          </table:table-cell>
          <table:table-cell office:value-type="float" office:value="38066" calcext:value-type="float">
            <text:p>38066</text:p>
          </table:table-cell>
          <table:table-cell table:style-name="ce5" table:formula="of:=[.E4]/[.D4]" office:value-type="percentage" office:value="0.874376938095785" calcext:value-type="percentage">
            <text:p>87.4%</text:p>
          </table:table-cell>
          <table:table-cell office:value-type="float" office:value="22938" calcext:value-type="float">
            <text:p>22938</text:p>
          </table:table-cell>
          <table:table-cell table:style-name="ce5" table:formula="of:=([.E4]-[.G4])/[.E4]" office:value-type="percentage" office:value="0.397415016024799" calcext:value-type="percentage">
            <text:p>39.7%</text:p>
          </table:table-cell>
          <table:table-cell office:value-type="float" office:value="6366" calcext:value-type="float">
            <text:p>6366</text:p>
          </table:table-cell>
          <table:table-cell office:value-type="float" office:value="22927" calcext:value-type="float">
            <text:p>22927</text:p>
          </table:table-cell>
          <table:table-cell table:style-name="ce17" table:formula="of:=[.J4]/[.G4]" office:value-type="float" office:value="0.999520446420786" calcext:value-type="float">
            <text:p>1.000</text:p>
          </table:table-cell>
          <table:table-cell office:value-type="float" office:value="6356" calcext:value-type="float">
            <text:p>6356</text:p>
          </table:table-cell>
          <table:table-cell office:value-type="float" office:value="7.03246668082063" calcext:value-type="float">
            <text:p>7.0324666808</text:p>
          </table:table-cell>
          <table:table-cell office:value-type="float" office:value="0.803053852551179" calcext:value-type="float">
            <text:p>0.8030538526</text:p>
          </table:table-cell>
          <table:table-cell office:value-type="float" office:value="2262.94307726064" calcext:value-type="float">
            <text:p>2262.9430772606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ED10_S_Wi2015_Taq</text:p>
          </table:table-cell>
          <table:table-cell table:style-name="ce25" office:value-type="string" calcext:value-type="string">
            <text:p>ED10_S_Wi2015</text:p>
          </table:table-cell>
          <table:table-cell office:value-type="string" calcext:value-type="string">
            <text:p>Taq</text:p>
          </table:table-cell>
          <table:table-cell office:value-type="float" office:value="99475" calcext:value-type="float">
            <text:p>99475</text:p>
          </table:table-cell>
          <table:table-cell office:value-type="float" office:value="95707" calcext:value-type="float">
            <text:p>95707</text:p>
          </table:table-cell>
          <table:table-cell table:style-name="ce5" table:formula="of:=[.E5]/[.D5]" office:value-type="percentage" office:value="0.96212113596381" calcext:value-type="percentage">
            <text:p>96.2%</text:p>
          </table:table-cell>
          <table:table-cell office:value-type="float" office:value="90639" calcext:value-type="float">
            <text:p>90639</text:p>
          </table:table-cell>
          <table:table-cell table:style-name="ce5" table:formula="of:=([.E5]-[.G5])/[.E5]" office:value-type="percentage" office:value="0.0529532845037458" calcext:value-type="percentage">
            <text:p>5.3%</text:p>
          </table:table-cell>
          <table:table-cell office:value-type="float" office:value="14264" calcext:value-type="float">
            <text:p>14264</text:p>
          </table:table-cell>
          <table:table-cell office:value-type="float" office:value="90570" calcext:value-type="float">
            <text:p>90570</text:p>
          </table:table-cell>
          <table:table-cell table:style-name="ce17" table:formula="of:=[.J5]/[.G5]" office:value-type="float" office:value="0.999238738291464" calcext:value-type="float">
            <text:p>0.999</text:p>
          </table:table-cell>
          <table:table-cell office:value-type="float" office:value="14232" calcext:value-type="float">
            <text:p>14232</text:p>
          </table:table-cell>
          <table:table-cell office:value-type="float" office:value="7.40608677071172" calcext:value-type="float">
            <text:p>7.4060867707</text:p>
          </table:table-cell>
          <table:table-cell office:value-type="float" office:value="0.774432137815423" calcext:value-type="float">
            <text:p>0.7744321378</text:p>
          </table:table-cell>
          <table:table-cell office:value-type="float" office:value="2340.26530641875" calcext:value-type="float">
            <text:p>2340.2653064188</text:p>
          </table:table-cell>
          <table:table-cell table:number-columns-repeated="1008"/>
        </table:table-row>
        <table:table-row table:style-name="ro2">
          <table:table-cell table:number-columns-repeated="2" table:style-name="ce25" office:value-type="string" calcext:value-type="string">
            <text:p>EN15_S_Wi2015</text:p>
          </table:table-cell>
          <table:table-cell table:style-name="ce29" office:value-type="string" calcext:value-type="string">
            <text:p>HF</text:p>
          </table:table-cell>
          <table:table-cell office:value-type="float" office:value="39987" calcext:value-type="float">
            <text:p>39987</text:p>
          </table:table-cell>
          <table:table-cell office:value-type="float" office:value="34142" calcext:value-type="float">
            <text:p>34142</text:p>
          </table:table-cell>
          <table:table-cell table:style-name="ce5" table:formula="of:=[.E6]/[.D6]" office:value-type="percentage" office:value="0.853827493935529" calcext:value-type="percentage">
            <text:p>85.4%</text:p>
          </table:table-cell>
          <table:table-cell office:value-type="float" office:value="24502" calcext:value-type="float">
            <text:p>24502</text:p>
          </table:table-cell>
          <table:table-cell table:style-name="ce5" table:formula="of:=([.E6]-[.G6])/[.E6]" office:value-type="percentage" office:value="0.282350184523461" calcext:value-type="percentage">
            <text:p>28.2%</text:p>
          </table:table-cell>
          <table:table-cell office:value-type="float" office:value="5137" calcext:value-type="float">
            <text:p>5137</text:p>
          </table:table-cell>
          <table:table-cell office:value-type="float" office:value="24373" calcext:value-type="float">
            <text:p>24373</text:p>
          </table:table-cell>
          <table:table-cell table:style-name="ce17" table:formula="of:=[.J6]/[.G6]" office:value-type="float" office:value="0.994735123663375" calcext:value-type="float">
            <text:p>0.995</text:p>
          </table:table-cell>
          <table:table-cell office:value-type="float" office:value="5122" calcext:value-type="float">
            <text:p>5122</text:p>
          </table:table-cell>
          <table:table-cell office:value-type="float" office:value="6.48354564922057" calcext:value-type="float">
            <text:p>6.4835456492</text:p>
          </table:table-cell>
          <table:table-cell office:value-type="float" office:value="0.75908180800678" calcext:value-type="float">
            <text:p>0.759081808</text:p>
          </table:table-cell>
          <table:table-cell office:value-type="float" office:value="1903.69810015593" calcext:value-type="float">
            <text:p>1903.6981001559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EN15_S_Wi2015_Taq</text:p>
          </table:table-cell>
          <table:table-cell table:style-name="ce25" office:value-type="string" calcext:value-type="string">
            <text:p>EN15_S_Wi2015</text:p>
          </table:table-cell>
          <table:table-cell office:value-type="string" calcext:value-type="string">
            <text:p>Taq</text:p>
          </table:table-cell>
          <table:table-cell office:value-type="float" office:value="7195" calcext:value-type="float">
            <text:p>7195</text:p>
          </table:table-cell>
          <table:table-cell office:value-type="float" office:value="6784" calcext:value-type="float">
            <text:p>6784</text:p>
          </table:table-cell>
          <table:table-cell table:style-name="ce5" table:formula="of:=[.E7]/[.D7]" office:value-type="percentage" office:value="0.942876997915219" calcext:value-type="percentage">
            <text:p>94.3%</text:p>
          </table:table-cell>
          <table:table-cell office:value-type="float" office:value="6404" calcext:value-type="float">
            <text:p>6404</text:p>
          </table:table-cell>
          <table:table-cell table:style-name="ce5" table:formula="of:=([.E7]-[.G7])/[.E7]" office:value-type="percentage" office:value="0.0560141509433962" calcext:value-type="percentage">
            <text:p>5.6%</text:p>
          </table:table-cell>
          <table:table-cell office:value-type="float" office:value="2111" calcext:value-type="float">
            <text:p>2111</text:p>
          </table:table-cell>
          <table:table-cell office:value-type="float" office:value="6375" calcext:value-type="float">
            <text:p>6375</text:p>
          </table:table-cell>
          <table:table-cell table:style-name="ce17" table:formula="of:=[.J7]/[.G7]" office:value-type="float" office:value="0.995471580262336" calcext:value-type="float">
            <text:p>0.995</text:p>
          </table:table-cell>
          <table:table-cell office:value-type="float" office:value="2103" calcext:value-type="float">
            <text:p>2103</text:p>
          </table:table-cell>
          <table:table-cell office:value-type="float" office:value="6.31602508894797" calcext:value-type="float">
            <text:p>6.3160250889</text:p>
          </table:table-cell>
          <table:table-cell office:value-type="float" office:value="0.825503317671767" calcext:value-type="float">
            <text:p>0.8255033177</text:p>
          </table:table-cell>
          <table:table-cell office:value-type="float" office:value="1844.05181707986" calcext:value-type="float">
            <text:p>1844.0518170799</text:p>
          </table:table-cell>
          <table:table-cell table:number-columns-repeated="1008"/>
        </table:table-row>
        <table:table-row table:style-name="ro2">
          <table:table-cell table:number-columns-repeated="2" table:style-name="ce26" office:value-type="string" calcext:value-type="string">
            <text:p>EOI15_WPM_Au2017</text:p>
          </table:table-cell>
          <table:table-cell table:style-name="ce29" office:value-type="string" calcext:value-type="string">
            <text:p>HF</text:p>
          </table:table-cell>
          <table:table-cell table:style-name="ce33" office:value-type="float" office:value="53476" calcext:value-type="float">
            <text:p>53476</text:p>
          </table:table-cell>
          <table:table-cell office:value-type="float" office:value="46524" calcext:value-type="float">
            <text:p>46524</text:p>
          </table:table-cell>
          <table:table-cell table:style-name="ce5" table:formula="of:=[.E8]/[.D8]" office:value-type="percentage" office:value="0.869997756002693" calcext:value-type="percentage">
            <text:p>87.0%</text:p>
          </table:table-cell>
          <table:table-cell office:value-type="float" office:value="32696" calcext:value-type="float">
            <text:p>32696</text:p>
          </table:table-cell>
          <table:table-cell table:style-name="ce5" table:formula="of:=([.E8]-[.G8])/[.E8]" office:value-type="percentage" office:value="0.297222938698306" calcext:value-type="percentage">
            <text:p>29.7%</text:p>
          </table:table-cell>
          <table:table-cell office:value-type="float" office:value="1077" calcext:value-type="float">
            <text:p>1077</text:p>
          </table:table-cell>
          <table:table-cell office:value-type="float" office:value="32695" calcext:value-type="float">
            <text:p>32695</text:p>
          </table:table-cell>
          <table:table-cell table:style-name="ce17" table:formula="of:=[.J8]/[.G8]" office:value-type="float" office:value="0.999969415218987" calcext:value-type="float">
            <text:p>1.000</text:p>
          </table:table-cell>
          <table:table-cell office:value-type="float" office:value="1076" calcext:value-type="float">
            <text:p>1076</text:p>
          </table:table-cell>
          <table:table-cell office:value-type="float" office:value="3.61658772524509" calcext:value-type="float">
            <text:p>3.6165877252</text:p>
          </table:table-cell>
          <table:table-cell office:value-type="float" office:value="0.51806113038251" calcext:value-type="float">
            <text:p>0.5180611304</text:p>
          </table:table-cell>
          <table:table-cell office:value-type="float" office:value="365.789485654644" calcext:value-type="float">
            <text:p>365.7894856546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EOI15_WPM_Au2017_Taq</text:p>
          </table:table-cell>
          <table:table-cell table:style-name="ce27" office:value-type="string" calcext:value-type="string">
            <text:p>EOK10_WPM_Su2017</text:p>
          </table:table-cell>
          <table:table-cell office:value-type="string" calcext:value-type="string">
            <text:p>Taq</text:p>
          </table:table-cell>
          <table:table-cell office:value-type="float" office:value="112911" calcext:value-type="float">
            <text:p>112911</text:p>
          </table:table-cell>
          <table:table-cell office:value-type="float" office:value="108655" calcext:value-type="float">
            <text:p>108655</text:p>
          </table:table-cell>
          <table:table-cell table:style-name="ce5" table:formula="of:=[.E9]/[.D9]" office:value-type="percentage" office:value="0.962306595460141" calcext:value-type="percentage">
            <text:p>96.2%</text:p>
          </table:table-cell>
          <table:table-cell office:value-type="float" office:value="100800" calcext:value-type="float">
            <text:p>100800</text:p>
          </table:table-cell>
          <table:table-cell table:style-name="ce5" table:formula="of:=([.E9]-[.G9])/[.E9]" office:value-type="percentage" office:value="0.0722930375960609" calcext:value-type="percentage">
            <text:p>7.2%</text:p>
          </table:table-cell>
          <table:table-cell office:value-type="float" office:value="1713" calcext:value-type="float">
            <text:p>1713</text:p>
          </table:table-cell>
          <table:table-cell office:value-type="float" office:value="100749" calcext:value-type="float">
            <text:p>100749</text:p>
          </table:table-cell>
          <table:table-cell table:style-name="ce17" table:formula="of:=[.J9]/[.G9]" office:value-type="float" office:value="0.999494047619048" calcext:value-type="float">
            <text:p>0.999</text:p>
          </table:table-cell>
          <table:table-cell office:value-type="float" office:value="1699" calcext:value-type="float">
            <text:p>1699</text:p>
          </table:table-cell>
          <table:table-cell office:value-type="float" office:value="3.52936162681742" calcext:value-type="float">
            <text:p>3.5293616268</text:p>
          </table:table-cell>
          <table:table-cell office:value-type="float" office:value="0.474517188102387" calcext:value-type="float">
            <text:p>0.4745171881</text:p>
          </table:table-cell>
          <table:table-cell office:value-type="float" office:value="337.048119176859" calcext:value-type="float">
            <text:p>337.0481191769</text:p>
          </table:table-cell>
          <table:table-cell table:number-columns-repeated="1008"/>
        </table:table-row>
        <table:table-row table:style-name="ro2">
          <table:table-cell table:number-columns-repeated="2" table:style-name="ce27" office:value-type="string" calcext:value-type="string">
            <text:p>EOK10_WPM_Su2017</text:p>
          </table:table-cell>
          <table:table-cell table:style-name="ce29" office:value-type="string" calcext:value-type="string">
            <text:p>HF</text:p>
          </table:table-cell>
          <table:table-cell office:value-type="float" office:value="53539" calcext:value-type="float">
            <text:p>53539</text:p>
          </table:table-cell>
          <table:table-cell office:value-type="float" office:value="45817" calcext:value-type="float">
            <text:p>45817</text:p>
          </table:table-cell>
          <table:table-cell table:style-name="ce5" table:formula="of:=[.E10]/[.D10]" office:value-type="percentage" office:value="0.855768691981546" calcext:value-type="percentage">
            <text:p>85.6%</text:p>
          </table:table-cell>
          <table:table-cell office:value-type="float" office:value="30156" calcext:value-type="float">
            <text:p>30156</text:p>
          </table:table-cell>
          <table:table-cell table:style-name="ce5" table:formula="of:=([.E10]-[.G10])/[.E10]" office:value-type="percentage" office:value="0.341816356374272" calcext:value-type="percentage">
            <text:p>34.2%</text:p>
          </table:table-cell>
          <table:table-cell office:value-type="float" office:value="1219" calcext:value-type="float">
            <text:p>1219</text:p>
          </table:table-cell>
          <table:table-cell office:value-type="float" office:value="29936" calcext:value-type="float">
            <text:p>29936</text:p>
          </table:table-cell>
          <table:table-cell table:style-name="ce17" table:formula="of:=[.J10]/[.G10]" office:value-type="float" office:value="0.992704602732458" calcext:value-type="float">
            <text:p>0.993</text:p>
          </table:table-cell>
          <table:table-cell office:value-type="float" office:value="1206" calcext:value-type="float">
            <text:p>1206</text:p>
          </table:table-cell>
          <table:table-cell office:value-type="float" office:value="4.50281017872165" calcext:value-type="float">
            <text:p>4.5028101787</text:p>
          </table:table-cell>
          <table:table-cell office:value-type="float" office:value="0.634639791731297" calcext:value-type="float">
            <text:p>0.6346397917</text:p>
          </table:table-cell>
          <table:table-cell office:value-type="float" office:value="462.756623123348" calcext:value-type="float">
            <text:p>462.756623123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EOK10_WPM_Su2017_Taq</text:p>
          </table:table-cell>
          <table:table-cell table:style-name="ce26" office:value-type="string" calcext:value-type="string">
            <text:p>EOI15_WPM_Au2017</text:p>
          </table:table-cell>
          <table:table-cell office:value-type="string" calcext:value-type="string">
            <text:p>Taq</text:p>
          </table:table-cell>
          <table:table-cell office:value-type="float" office:value="5689" calcext:value-type="float">
            <text:p>5689</text:p>
          </table:table-cell>
          <table:table-cell office:value-type="float" office:value="5393" calcext:value-type="float">
            <text:p>5393</text:p>
          </table:table-cell>
          <table:table-cell table:style-name="ce5" table:formula="of:=[.E11]/[.D11]" office:value-type="percentage" office:value="0.947969766215503" calcext:value-type="percentage">
            <text:p>94.8%</text:p>
          </table:table-cell>
          <table:table-cell office:value-type="float" office:value="5224" calcext:value-type="float">
            <text:p>5224</text:p>
          </table:table-cell>
          <table:table-cell table:style-name="ce5" table:formula="of:=([.E11]-[.G11])/[.E11]" office:value-type="percentage" office:value="0.0313369182273317" calcext:value-type="percentage">
            <text:p>3.1%</text:p>
          </table:table-cell>
          <table:table-cell office:value-type="float" office:value="585" calcext:value-type="float">
            <text:p>585</text:p>
          </table:table-cell>
          <table:table-cell office:value-type="float" office:value="5182" calcext:value-type="float">
            <text:p>5182</text:p>
          </table:table-cell>
          <table:table-cell table:style-name="ce17" table:formula="of:=[.J11]/[.G11]" office:value-type="float" office:value="0.991960183767228" calcext:value-type="float">
            <text:p>0.992</text:p>
          </table:table-cell>
          <table:table-cell office:value-type="float" office:value="576" calcext:value-type="float">
            <text:p>576</text:p>
          </table:table-cell>
          <table:table-cell office:value-type="float" office:value="4.64890315568984" calcext:value-type="float">
            <text:p>4.6489031557</text:p>
          </table:table-cell>
          <table:table-cell office:value-type="float" office:value="0.731407239124842" calcext:value-type="float">
            <text:p>0.7314072391</text:p>
          </table:table-cell>
          <table:table-cell office:value-type="float" office:value="576" calcext:value-type="float">
            <text:p>576</text:p>
          </table:table-cell>
          <table:table-cell table:number-columns-repeated="1008"/>
        </table:table-row>
        <table:table-row table:style-name="ro2" table:number-rows-repeated="104856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1" table:target-range-address="Included.A1:Included.H568">
          <table:sort>
            <table:sort-by table:field-number="1" table:data-type="automatic"/>
          </table:sort>
        </table:database-range>
        <table:database-range table:name="__Anonymous_Sheet_DB__2" table:target-range-address="HF_test.A1:HF_test.F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2" loext:min-decimal-places="12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3P0" style:volatile="true">
      <number:hours/>
      <number:text>:</number:text>
      <number:minutes number:style="long"/>
    </number:time-style>
    <number:text-style style:name="N123">
      <number:text-content/>
      <style:map style:condition="value()&lt;=1.79769313486232E+308" style:apply-style-name="N123P0"/>
    </number:text-style>
    <number:date-style style:name="N124">
      <number:day number:style="long"/>
      <number:text>-</number:text>
      <number:month number:textual="true"/>
      <number:text>-</number:text>
      <number:year/>
    </number:date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20" loext:min-decimal-places="20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0" loext:min-decimal-places="0" number:min-integer-digits="4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2" style:volatile="true">
      <loext:fill-character> </loext:fill-character>
      <number:text>-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2" style:volatile="true">
      <loext:fill-character> </loext:fill-character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loext:min-decimal-places="0" number:min-integer-digits="1" number:grouping="true"/>
    </number:number-style>
    <number:number-style style:name="N153">
      <number:text>-£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loext:min-decimal-places="2" number:min-integer-digits="1" number:grouping="true"/>
    </number:number-style>
    <number:number-style style:name="N156">
      <number:text>-£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£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loext:min-decimal-places="0" number:min-integer-digits="1" number:grouping="true"/>
      <number:text> Ptas</number:text>
    </number:number-style>
    <number:number-style style:name="N175">
      <number:text>-</number:text>
      <number:number number:decimal-places="0" loext:min-decimal-places="0" number:min-integer-digits="1" number:grouping="true"/>
      <number:text> Ptas</number:text>
      <style:map style:condition="value()&gt;=0" style:apply-style-name="N175P0"/>
    </number:number-style>
    <number:number-style style:name="N176P0" style:volatile="true">
      <number:number number:decimal-places="0" loext:min-decimal-places="0" number:min-integer-digits="1" number:grouping="true"/>
      <number:text> Ptas</number:text>
    </number:number-style>
    <number:number-style style:name="N176">
      <style:text-properties fo:color="#ff0000"/>
      <number:text>-</number:text>
      <number:number number:decimal-places="0" loext:min-decimal-places="0" number:min-integer-digits="1" number:grouping="true"/>
      <number:text> Ptas</number:text>
      <style:map style:condition="value()&gt;=0" style:apply-style-name="N176P0"/>
    </number:number-style>
    <number:number-style style:name="N178P0" style:volatile="true">
      <number:number number:decimal-places="2" loext:min-decimal-places="2" number:min-integer-digits="1" number:grouping="true"/>
      <number:text> Ptas</number:text>
    </number:number-style>
    <number:number-style style:name="N178">
      <number:text>-</number:text>
      <number:number number:decimal-places="2" loext:min-decimal-places="2" number:min-integer-digits="1" number:grouping="true"/>
      <number:text> Ptas</number:text>
      <style:map style:condition="value()&gt;=0" style:apply-style-name="N178P0"/>
    </number:number-style>
    <number:number-style style:name="N179P0" style:volatile="true">
      <number:number number:decimal-places="2" loext:min-decimal-places="2" number:min-integer-digits="1" number:grouping="true"/>
      <number:text> Ptas</number:text>
    </number:number-style>
    <number:number-style style:name="N179">
      <style:text-properties fo:color="#ff0000"/>
      <number:text>-</number:text>
      <number:number number:decimal-places="2" loext:min-decimal-places="2" number:min-integer-digits="1" number:grouping="true"/>
      <number:text> Ptas</number:text>
      <style:map style:condition="value()&gt;=0" style:apply-style-name="N179P0"/>
    </number:number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Ptas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Ptas </number:text>
    </number:number-style>
    <number:number-style style:name="N183P2" style:volatile="true">
      <loext:fill-character> </loext:fill-character>
      <number:text>- Ptas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87P1" style:volatile="true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87P2" style:volatile="true">
      <loext:fill-character> </loext:fill-character>
      <number:text>-  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Ptas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Ptas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Pta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95P1" style:volatile="true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95P2" style:volatile="true"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number number:decimal-places="6" loext:min-decimal-places="6" number:min-integer-digits="1"/>
    </number:number-style>
    <number:number-style style:name="N197">
      <number:number number:decimal-places="4" loext:min-decimal-places="4" number:min-integer-digits="1" number:grouping="true"/>
    </number:number-style>
    <number:number-style style:name="N200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00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0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">
      <number:number number:decimal-places="7" loext:min-decimal-places="7" number:min-integer-digits="1"/>
    </number:number-style>
    <number:number-style style:name="N202">
      <number:number number:decimal-places="9" loext:min-decimal-places="9" number:min-integer-digits="1"/>
    </number:number-style>
    <number:number-style style:name="N203">
      <number:number number:decimal-places="8" loext:min-decimal-places="8" number:min-integer-digits="1"/>
    </number:number-style>
    <number:number-style style:name="N20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2" loext:min-decimal-places="2" number:min-integer-digits="1" number:grouping="true"/>
      <number:text> </number:text>
    </number:number-style>
    <number:number-style style:name="N206">
      <number:text>-</number:text>
      <number:number number:decimal-places="2" loext:min-decimal-places="2" number:min-integer-digits="1" number:grouping="true"/>
      <number:text> </number:text>
      <style:map style:condition="value()&gt;=0" style:apply-style-name="N206P0"/>
    </number:number-style>
    <number:number-style style:name="N208P0" style:volatile="true">
      <number:number number:decimal-places="1" loext:min-decimal-places="1" number:min-integer-digits="1" number:grouping="true"/>
      <number:text> </number:text>
    </number:number-style>
    <number:number-style style:name="N208">
      <number:text>-</number:text>
      <number:number number:decimal-places="1" loext:min-decimal-places="1" number:min-integer-digits="1" number:grouping="true"/>
      <number:text> </number:text>
      <style:map style:condition="value()&gt;=0" style:apply-style-name="N208P0"/>
    </number:number-style>
    <number:number-style style:name="N210P0" style:volatile="true">
      <number:number number:decimal-places="0" loext:min-decimal-places="0" number:min-integer-digits="1" number:grouping="true"/>
      <number:text> </number:text>
    </number:number-style>
    <number:number-style style:name="N210">
      <number:text>-</number:text>
      <number:number number:decimal-places="0" loext:min-decimal-places="0" number:min-integer-digits="1" number:grouping="true"/>
      <number:text> </number:text>
      <style:map style:condition="value()&gt;=0" style:apply-style-name="N210P0"/>
    </number:number-style>
    <number:currency-style style:name="N214P0" style:volatile="true"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2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21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Sí</number:text>
    </number:number-style>
    <number:number-style style:name="N216P1" style:volatile="true">
      <number:text>Sí</number:text>
    </number:number-style>
    <number:number-style style:name="N216">
      <number:text>No</number:text>
      <style:map style:condition="value()&gt;0" style:apply-style-name="N216P0"/>
      <style:map style:condition="value()&lt;0" style:apply-style-name="N216P1"/>
    </number:number-style>
    <number:number-style style:name="N218P0" style:volatile="true">
      <number:text>Verdadero</number:text>
    </number:number-style>
    <number:number-style style:name="N218P1" style:volatile="true">
      <number:text>Verdadero</number:text>
    </number:number-style>
    <number:number-style style:name="N218">
      <number:text>Fals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Activado</number:text>
    </number:number-style>
    <number:number-style style:name="N220P1" style:volatile="true">
      <number:text>Activado</number:text>
    </number:number-style>
    <number:number-style style:name="N220">
      <number:text>Desactivado</number:text>
      <style:map style:condition="value()&gt;0" style:apply-style-name="N220P0"/>
      <style:map style:condition="value()&lt;0" style:apply-style-name="N220P1"/>
    </number:number-style>
    <number:currency-style style:name="N22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2P0"/>
    </number:currency-style>
    <number:date-style style:name="N223">
      <number:month number:textual="true"/>
      <number:text>-</number:text>
      <number:year number:style="long"/>
    </number:date-style>
    <number:number-style style:name="N225P0" style:volatile="true">
      <number:text>€</number:text>
      <number:number number:decimal-places="0" loext:min-decimal-places="0" number:min-integer-digits="1" number:grouping="true"/>
    </number:number-style>
    <number:number-style style:name="N225">
      <number:text>-€</number:text>
      <number:number number:decimal-places="0" loext:min-decimal-places="0" number:min-integer-digits="1" number:grouping="true"/>
      <style:map style:condition="value()&gt;=0" style:apply-style-name="N225P0"/>
    </number:number-style>
    <number:number-style style:name="N226P0" style:volatile="true">
      <number:text>€</number:text>
      <number:number number:decimal-places="0" loext:min-decimal-places="0" number:min-integer-digits="1" number:grouping="true"/>
    </number:number-style>
    <number:number-style style:name="N226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226P0"/>
    </number:number-style>
    <number:number-style style:name="N228P0" style:volatile="true">
      <number:text>€</number:text>
      <number:number number:decimal-places="2" loext:min-decimal-places="2" number:min-integer-digits="1" number:grouping="true"/>
    </number:number-style>
    <number:number-style style:name="N228">
      <number:text>-€</number:text>
      <number:number number:decimal-places="2" loext:min-decimal-places="2" number:min-integer-digits="1" number:grouping="true"/>
      <style:map style:condition="value()&gt;=0" style:apply-style-name="N228P0"/>
    </number:number-style>
    <number:number-style style:name="N229P0" style:volatile="true">
      <number:text>€</number:text>
      <number:number number:decimal-places="2" loext:min-decimal-places="2" number:min-integer-digits="1" number:grouping="true"/>
    </number:number-style>
    <number:number-style style:name="N229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229P0"/>
    </number:number-style>
    <number:number-style style:name="N233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3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3P2" style:volatile="true">
      <loext:text> €</loext:text>
      <loext:fill-character> </loext:fill-character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7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7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TRUE</number:text>
    </number:number-style>
    <number:number-style style:name="N239P1" style:volatile="true">
      <number:text>TRUE</number:text>
    </number:number-style>
    <number:number-style style:name="N239">
      <number:text>FALSE</number:text>
      <style:map style:condition="value()&gt;0" style:apply-style-name="N239P0"/>
      <style:map style:condition="value()&lt;0" style:apply-style-name="N239P1"/>
    </number:number-style>
    <number:number-style style:name="N240">
      <number:number number:decimal-places="3" loext:min-decimal-places="3" number:min-integer-digits="1" number:grouping="true"/>
    </number:number-style>
    <number:number-style style:name="N241">
      <number:number number:decimal-places="1" loext:min-decimal-places="1" number:min-integer-digits="1" number:grouping="true"/>
    </number:number-style>
    <number:percentage-style style:name="N242">
      <number:number number:decimal-places="1" loext:min-decimal-places="1" number:min-integer-digits="1"/>
      <number:text>%</number:text>
    </number:percentage-style>
    <number:percentage-style style:name="N243">
      <number:number number:decimal-places="2" loext:min-decimal-places="2" number:min-integer-digits="0"/>
      <number:text>%</number:text>
    </number:percentage-style>
    <number:percentage-style style:name="N244">
      <number:number number:decimal-places="2" loext:min-decimal-places="2" number:min-integer-digits="10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2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8">00/00/0000</text:date>, <text:time style:data-style-name="N2" text:time-value="15:53:06.662886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Lanzén</meta:initial-creator>
    <meta:creation-date>2019-09-11T10:28:21.392293186</meta:creation-date>
    <meta:generator>LibreOffice/5.1.6.2$Linux_X86_64 LibreOffice_project/10m0$Build-2</meta:generator>
    <dc:date>2019-09-18T15:59:04.793649061</dc:date>
    <dc:creator>Anders Lanzén</dc:creator>
    <meta:editing-duration>PT1H50M59S</meta:editing-duration>
    <meta:editing-cycles>17</meta:editing-cycles>
    <meta:document-statistic meta:table-count="3" meta:cell-count="13112" meta:object-count="0"/>
  </office:meta>
</office:document-meta>
</file>